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orphans="0" fo:widows="0" fo:break-before="page">
        <style:tab-stops>
          <style:tab-stop style:position="5.886cm"/>
          <style:tab-stop style:position="7.1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14cm"/>
          <style:tab-stop style:position="5.805cm"/>
          <style:tab-stop style:position="7.713cm"/>
        </style:tab-stops>
      </style:paragraph-properties>
      <style:text-properties fo:font-variant="normal" fo:text-transform="none" style:use-window-font-color="true" loext:opacity="0%" style:text-underline-style="none" officeooo:paragraph-rsid="000466b3"/>
    </style:style>
    <style:style style:name="P13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orphans="0" fo:widows="0" fo:break-before="page">
        <style:tab-stops>
          <style:tab-stop style:position="7.7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>
        <style:tab-stops>
          <style:tab-stop style:position="0.8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 fo:break-before="page">
        <style:tab-stops>
          <style:tab-stop style:position="6.611cm"/>
          <style:tab-stop style:position="7.11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orphans="0" fo:widows="0">
        <style:tab-stops>
          <style:tab-stop style:position="0.98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018cm"/>
          <style:tab-stop style:position="3.431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83cm"/>
        </style:tab-stops>
      </style:paragraph-properties>
      <style:text-properties fo:font-variant="normal" fo:text-transform="none" style:use-window-font-color="true" loext:opacity="0%" style:text-underline-style="none" officeooo:paragraph-rsid="000466b3"/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33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43cm"/>
          <style:tab-stop style:position="6.602cm"/>
        </style:tab-stops>
      </style:paragraph-properties>
      <style:text-properties fo:font-variant="normal" fo:text-transform="none" style:use-window-font-color="true" loext:opacity="0%" style:text-underline-style="none" officeooo:paragraph-rsid="000466b3"/>
    </style:style>
    <style:style style:name="P30" style:family="paragraph" style:parent-style-name="Standard">
      <style:paragraph-properties fo:orphans="0" fo:widows="0">
        <style:tab-stops>
          <style:tab-stop style:position="0.6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25cm"/>
          <style:tab-stop style:position="7.8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63cm"/>
          <style:tab-stop style:position="5.616cm"/>
          <style:tab-stop style:position="6.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 fo:break-before="page">
        <style:tab-stops>
          <style:tab-stop style:position="3.062cm"/>
          <style:tab-stop style:position="4.805cm"/>
          <style:tab-stop style:position="7.5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>
        <style:tab-stops>
          <style:tab-stop style:position="1.06cm" style:leader-style="dotted" style:leader-text="."/>
          <style:tab-stop style:position="2.461cm"/>
          <style:tab-stop style:position="3.6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 fo:break-before="page">
        <style:tab-stops>
          <style:tab-stop style:position="3.4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>
        <style:tab-stops>
          <style:tab-stop style:position="3.429cm"/>
          <style:tab-stop style:position="7.6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28cm"/>
          <style:tab-stop style:position="6.8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orphans="0" fo:widows="0">
        <style:tab-stops>
          <style:tab-stop style:position="3.0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 fo:break-before="page">
        <style:tab-stops>
          <style:tab-stop style:position="4.928cm"/>
          <style:tab-stop style:position="7.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>
        <style:tab-stops>
          <style:tab-stop style:position="1.617cm"/>
          <style:tab-stop style:position="4.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>
        <style:tab-stops>
          <style:tab-stop style:position="6.7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 fo:break-before="page">
        <style:tab-stops>
          <style:tab-stop style:position="5.5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53cm"/>
          <style:tab-stop style:position="4.965cm"/>
          <style:tab-stop style:position="6.8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6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orphans="0" fo:widows="0" fo:break-before="page">
        <style:tab-stops>
          <style:tab-stop style:position="6.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5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>
        <style:tab-stops>
          <style:tab-stop style:position="5.5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orphans="0" fo:widows="0">
        <style:tab-stops>
          <style:tab-stop style:position="6.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 fo:break-before="page">
        <style:tab-stops>
          <style:tab-stop style:position="6.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52cm"/>
          <style:tab-stop style:position="6.2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59cm"/>
          <style:tab-stop style:position="4.84cm"/>
          <style:tab-stop style:position="5.362cm"/>
          <style:tab-stop style:position="6.1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 fo:break-before="page">
        <style:tab-stops>
          <style:tab-stop style:position="1.806cm"/>
          <style:tab-stop style:position="7.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orphans="0" fo:widows="0" fo:break-before="page">
        <style:tab-stops>
          <style:tab-stop style:position="3.687cm"/>
          <style:tab-stop style:position="5.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orphans="0" fo:widows="0" fo:break-before="page">
        <style:tab-stops>
          <style:tab-stop style:position="6.7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orphans="0" fo:widows="0">
        <style:tab-stops>
          <style:tab-stop style:position="5.4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orphans="0" fo:widows="0" fo:break-before="page">
        <style:tab-stops>
          <style:tab-stop style:position="2.148cm"/>
          <style:tab-stop style:position="4.637cm"/>
          <style:tab-stop style:position="5.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1cm"/>
          <style:tab-stop style:position="7.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1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 fo:break-before="page">
        <style:tab-stops>
          <style:tab-stop style:position="5.9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orphans="0" fo:widows="0" fo:break-before="page">
        <style:tab-stops>
          <style:tab-stop style:position="4.4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orphans="0" fo:widows="0" fo:break-before="page">
        <style:tab-stops>
          <style:tab-stop style:position="3.237cm"/>
          <style:tab-stop style:position="3.796cm"/>
          <style:tab-stop style:position="6.068cm"/>
          <style:tab-stop style:position="6.406cm" style:leader-style="solid" style:leader-text="-"/>
          <style:tab-stop style:position="6.68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06cm"/>
        </style:tab-stops>
      </style:paragraph-properties>
      <style:text-properties fo:font-variant="normal" fo:text-transform="none" style:use-window-font-color="true" loext:opacity="0%" style:text-underline-style="none" officeooo:paragraph-rsid="000466b3"/>
    </style:style>
    <style:style style:name="P77" style:family="paragraph" style:parent-style-name="Standard">
      <style:paragraph-properties fo:orphans="0" fo:widows="0" fo:break-before="page">
        <style:tab-stops>
          <style:tab-stop style:position="6.154cm"/>
          <style:tab-stop style:position="6.5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41cm"/>
          <style:tab-stop style:position="6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orphans="0" fo:widows="0" fo:break-before="page">
        <style:tab-stops>
          <style:tab-stop style:position="4.8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45cm"/>
          <style:tab-stop style:position="6.278cm"/>
          <style:tab-stop style:position="6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182cm"/>
          <style:tab-stop style:position="4.8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orphans="0" fo:widows="0">
        <style:tab-stops>
          <style:tab-stop style:position="1.88cm"/>
          <style:tab-stop style:position="3.1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orphans="0" fo:widows="0">
        <style:tab-stops>
          <style:tab-stop style:position="5.3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02cm"/>
          <style:tab-stop style:position="6.2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 fo:break-before="page">
        <style:tab-stops>
          <style:tab-stop style:position="5.842cm"/>
          <style:tab-stop style:position="7.6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orphans="0" fo:widows="0">
        <style:tab-stops>
          <style:tab-stop style:position="3.0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orphans="0" fo:widows="0" fo:break-before="page">
        <style:tab-stops>
          <style:tab-stop style:position="6.4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67cm"/>
          <style:tab-stop style:position="3.575cm"/>
          <style:tab-stop style:position="3.754cm"/>
          <style:tab-stop style:position="6.294cm"/>
          <style:tab-stop style:position="7.7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 fo:break-before="page">
        <style:tab-stops>
          <style:tab-stop style:position="4.805cm"/>
          <style:tab-stop style:position="6.4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198cm"/>
          <style:tab-stop style:position="3.62cm"/>
          <style:tab-stop style:position="4.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1.265cm"/>
          <style:tab-stop style:position="1.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orphans="0" fo:widows="0">
        <style:tab-stops>
          <style:tab-stop style:position="0.697cm"/>
          <style:tab-stop style:position="1.265cm"/>
          <style:tab-stop style:position="2.198cm"/>
          <style:tab-stop style:position="4.93cm"/>
          <style:tab-stop style:position="7.82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orphans="0" fo:widows="0">
        <style:tab-stops>
          <style:tab-stop style:position="4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7cm"/>
          <style:tab-stop style:position="2.275cm"/>
          <style:tab-stop style:position="3.007cm"/>
          <style:tab-stop style:position="4.606cm"/>
          <style:tab-stop style:position="6.0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orphans="0" fo:widows="0" fo:break-before="page">
        <style:tab-stops>
          <style:tab-stop style:position="6.3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64cm"/>
          <style:tab-stop style:position="2.7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orphans="0" fo:widows="0" fo:break-before="page">
        <style:tab-stops>
          <style:tab-stop style:position="3.6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9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orphans="0" fo:widows="0" fo:break-before="page">
        <style:tab-stops>
          <style:tab-stop style:position="5.4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orphans="0" fo:widows="0" fo:break-before="page">
        <style:tab-stops>
          <style:tab-stop style:position="4.7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orphans="0" fo:widows="0" fo:break-before="page">
        <style:tab-stops>
          <style:tab-stop style:position="3.092cm"/>
          <style:tab-stop style:position="3.5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3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orphans="0" fo:widows="0" fo:break-before="page">
        <style:tab-stops>
          <style:tab-stop style:position="4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628cm"/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82cm"/>
          <style:tab-stop style:position="7.7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799cm"/>
          <style:tab-stop style:position="6.285cm"/>
          <style:tab-stop style:position="7.5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65cm"/>
          <style:tab-stop style:position="6.7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156cm"/>
          <style:tab-stop style:position="5.158cm"/>
          <style:tab-stop style:position="5.629cm"/>
          <style:tab-stop style:position="6.5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4cm"/>
          <style:tab-stop style:position="5.041cm"/>
          <style:tab-stop style:position="6.0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orphans="0" fo:widows="0" fo:break-before="page">
        <style:tab-stops>
          <style:tab-stop style:position="4.845cm"/>
          <style:tab-stop style:position="6.6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99cm"/>
          <style:tab-stop style:position="5.426cm"/>
          <style:tab-stop style:position="6.638cm"/>
          <style:tab-stop style:position="7.9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9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4" style:family="paragraph" style:parent-style-name="Standard">
      <style:paragraph-properties fo:orphans="0" fo:widows="0" fo:break-before="page">
        <style:tab-stops>
          <style:tab-stop style:position="5.8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5cm"/>
          <style:tab-stop style:position="7.4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7" style:family="paragraph" style:parent-style-name="Standard">
      <style:paragraph-properties fo:orphans="0" fo:widows="0" fo:break-before="page">
        <style:tab-stops>
          <style:tab-stop style:position="1.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8" style:family="paragraph" style:parent-style-name="Standard">
      <style:paragraph-properties fo:orphans="0" fo:widows="0">
        <style:tab-stops>
          <style:tab-stop style:position="0.617cm"/>
          <style:tab-stop style:position="3.3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9" style:family="paragraph" style:parent-style-name="Standard">
      <style:paragraph-properties fo:orphans="0" fo:widows="0" fo:break-before="page">
        <style:tab-stops>
          <style:tab-stop style:position="7.2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paragraph-properties fo:orphans="0" fo:widows="0" fo:break-before="page">
        <style:tab-stops>
          <style:tab-stop style:position="6.436cm"/>
          <style:tab-stop style:position="7.4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09cm"/>
          <style:tab-stop style:position="4.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3" style:family="paragraph" style:parent-style-name="Standard">
      <style:paragraph-properties fo:orphans="0" fo:widows="0" fo:break-before="page">
        <style:tab-stops>
          <style:tab-stop style:position="4.325cm"/>
          <style:tab-stop style:position="6.6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4" style:family="paragraph" style:parent-style-name="Standard">
      <style:paragraph-properties fo:orphans="0" fo:widows="0" fo:break-before="page">
        <style:tab-stops>
          <style:tab-stop style:position="7.5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31cm"/>
          <style:tab-stop style:position="5.0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7" style:family="paragraph" style:parent-style-name="Standard">
      <style:paragraph-properties fo:orphans="0" fo:widows="0" fo:break-before="page">
        <style:tab-stops>
          <style:tab-stop style:position="7.3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1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0" style:family="paragraph" style:parent-style-name="Standard">
      <style:paragraph-properties fo:orphans="0" fo:widows="0" fo:break-before="page">
        <style:tab-stops>
          <style:tab-stop style:position="4.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97cm"/>
          <style:tab-stop style:position="7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326cm"/>
          <style:tab-stop style:position="3.8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3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4" style:family="paragraph" style:parent-style-name="Standard">
      <style:paragraph-properties fo:orphans="0" fo:widows="0" fo:break-before="page">
        <style:tab-stops>
          <style:tab-stop style:position="3.076cm"/>
          <style:tab-stop style:position="4.5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5" style:family="paragraph" style:parent-style-name="Standard">
      <style:paragraph-properties fo:orphans="0" fo:widows="0">
        <style:tab-stops>
          <style:tab-stop style:position="6.5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6" style:family="paragraph" style:parent-style-name="Standard">
      <style:paragraph-properties fo:orphans="0" fo:widows="0" fo:break-before="page">
        <style:tab-stops>
          <style:tab-stop style:position="6.5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22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91cm"/>
          <style:tab-stop style:position="6.5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1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5cm"/>
          <style:tab-stop style:position="3.745cm"/>
          <style:tab-stop style:position="7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23cm"/>
          <style:tab-stop style:position="4.964cm"/>
          <style:tab-stop style:position="7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1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44cm"/>
          <style:tab-stop style:position="5.495cm"/>
          <style:tab-stop style:position="6.6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52cm"/>
          <style:tab-stop style:position="7.1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9" style:family="paragraph" style:parent-style-name="Standard">
      <style:paragraph-properties fo:orphans="0" fo:widows="0" fo:break-before="page">
        <style:tab-stops>
          <style:tab-stop style:position="5.457cm"/>
          <style:tab-stop style:position="7.5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2" style:family="paragraph" style:parent-style-name="Standard">
      <style:paragraph-properties fo:orphans="0" fo:widows="0" fo:break-before="page">
        <style:tab-stops>
          <style:tab-stop style:position="4.6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98cm"/>
          <style:tab-stop style:position="7.4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4" style:family="paragraph" style:parent-style-name="Standard">
      <style:paragraph-properties fo:orphans="0" fo:widows="0" fo:break-before="page">
        <style:tab-stops>
          <style:tab-stop style:position="4.8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5" style:family="paragraph" style:parent-style-name="Standard">
      <style:paragraph-properties fo:orphans="0" fo:widows="0" fo:break-before="page">
        <style:tab-stops>
          <style:tab-stop style:position="7.6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66cm"/>
          <style:tab-stop style:position="6.017cm"/>
          <style:tab-stop style:position="6.5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995cm"/>
          <style:tab-stop style:position="7.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9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29cm"/>
          <style:tab-stop style:position="7.1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1" style:family="paragraph" style:parent-style-name="Standard">
      <style:paragraph-properties fo:orphans="0" fo:widows="0" fo:break-before="page">
        <style:tab-stops>
          <style:tab-stop style:position="3.048cm"/>
          <style:tab-stop style:position="6.299cm"/>
          <style:tab-stop style:position="7.4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4" style:family="paragraph" style:parent-style-name="Standard">
      <style:paragraph-properties fo:orphans="0" fo:widows="0" fo:break-before="page">
        <style:tab-stops>
          <style:tab-stop style:position="7.4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5" style:family="paragraph" style:parent-style-name="Standard">
      <style:paragraph-properties fo:orphans="0" fo:widows="0" fo:break-before="page">
        <style:tab-stops>
          <style:tab-stop style:position="3.6cm"/>
          <style:tab-stop style:position="4.3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7" style:family="paragraph" style:parent-style-name="Standard">
      <style:paragraph-properties fo:orphans="0" fo:widows="0" fo:break-before="page">
        <style:tab-stops>
          <style:tab-stop style:position="5.5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8" style:family="paragraph" style:parent-style-name="Standard">
      <style:paragraph-properties fo:orphans="0" fo:widows="0" fo:break-before="page">
        <style:tab-stops>
          <style:tab-stop style:position="4.7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0" style:family="paragraph" style:parent-style-name="Standard">
      <style:paragraph-properties fo:orphans="0" fo:widows="0" fo:break-before="page">
        <style:tab-stops>
          <style:tab-stop style:position="5.629cm"/>
          <style:tab-stop style:position="6.5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76cm"/>
          <style:tab-stop style:position="5.6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62cm"/>
          <style:tab-stop style:position="6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3" style:family="paragraph" style:parent-style-name="Standard">
      <style:paragraph-properties fo:orphans="0" fo:widows="0">
        <style:tab-stops>
          <style:tab-stop style:position="7.2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426cm"/>
          <style:tab-stop style:position="6.558cm"/>
          <style:tab-stop style:position="7.1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7" style:family="paragraph" style:parent-style-name="Standard">
      <style:paragraph-properties fo:orphans="0" fo:widows="0" fo:break-before="page">
        <style:tab-stops>
          <style:tab-stop style:position="7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5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0" style:family="paragraph" style:parent-style-name="Standard">
      <style:paragraph-properties fo:orphans="0" fo:widows="0" fo:break-before="page">
        <style:tab-stops>
          <style:tab-stop style:position="7.047cm"/>
          <style:tab-stop style:position="7.7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54cm"/>
          <style:tab-stop style:position="7.7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2" style:family="paragraph" style:parent-style-name="Standard">
      <style:paragraph-properties fo:orphans="0" fo:widows="0" fo:break-before="page">
        <style:tab-stops>
          <style:tab-stop style:position="5.479cm"/>
          <style:tab-stop style:position="6.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7cm"/>
          <style:tab-stop style:position="7.5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64cm"/>
          <style:tab-stop style:position="7.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658cm"/>
          <style:tab-stop style:position="5.05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7" style:family="paragraph" style:parent-style-name="Standard">
      <style:paragraph-properties fo:orphans="0" fo:widows="0">
        <style:tab-stops>
          <style:tab-stop style:position="3.658cm"/>
          <style:tab-stop style:position="4.355cm"/>
          <style:tab-stop style:position="6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5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168cm"/>
          <style:tab-stop style:position="6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98cm"/>
          <style:tab-stop style:position="4.946cm"/>
          <style:tab-stop style:position="6.6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3" style:family="paragraph" style:parent-style-name="Standard">
      <style:paragraph-properties fo:orphans="0" fo:widows="0">
        <style:tab-stops>
          <style:tab-stop style:position="0.665cm"/>
          <style:tab-stop style:position="0.6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4" style:family="paragraph" style:parent-style-name="Standard">
      <style:paragraph-properties fo:orphans="0" fo:widows="0">
        <style:tab-stops>
          <style:tab-stop style:position="0.6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6" style:family="paragraph" style:parent-style-name="Standard">
      <style:paragraph-properties fo:orphans="0" fo:widows="0" fo:break-before="page">
        <style:tab-stops>
          <style:tab-stop style:position="1.21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7" style:family="paragraph" style:parent-style-name="Standard">
      <style:paragraph-properties fo:orphans="0" fo:widows="0" fo:break-before="page">
        <style:tab-stops>
          <style:tab-stop style:position="4.318cm"/>
          <style:tab-stop style:position="6.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8" style:family="paragraph" style:parent-style-name="Standard">
      <style:paragraph-properties fo:orphans="0" fo:widows="0" fo:break-before="page">
        <style:tab-stops>
          <style:tab-stop style:position="6.3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4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0" style:family="paragraph" style:parent-style-name="Standard">
      <style:paragraph-properties fo:orphans="0" fo:widows="0" fo:break-before="page">
        <style:tab-stops>
          <style:tab-stop style:position="4.987cm"/>
          <style:tab-stop style:position="7.1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1" style:family="paragraph" style:parent-style-name="Standard">
      <style:paragraph-properties fo:orphans="0" fo:widows="0">
        <style:tab-stops>
          <style:tab-stop style:position="0.6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50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12cm"/>
          <style:tab-stop style:position="4.5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14cm"/>
          <style:tab-stop style:position="6.3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5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4" style:family="paragraph" style:parent-style-name="Standard">
      <style:paragraph-properties fo:orphans="0" fo:widows="0" fo:break-before="page">
        <style:tab-stops>
          <style:tab-stop style:position="5.138cm"/>
          <style:tab-stop style:position="5.602cm"/>
          <style:tab-stop style:position="7.6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7" style:family="paragraph" style:parent-style-name="Standard">
      <style:paragraph-properties fo:orphans="0" fo:widows="0" fo:break-before="page">
        <style:tab-stops>
          <style:tab-stop style:position="3.302cm"/>
          <style:tab-stop style:position="6.7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57cm"/>
          <style:tab-stop style:position="6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07cm"/>
          <style:tab-stop style:position="6.075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2" style:family="paragraph" style:parent-style-name="Standard">
      <style:paragraph-properties fo:orphans="0" fo:widows="0">
        <style:tab-stops>
          <style:tab-stop style:position="0.9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58cm"/>
          <style:tab-stop style:position="5.225cm"/>
          <style:tab-stop style:position="7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9" style:family="paragraph" style:parent-style-name="Standard">
      <style:paragraph-properties fo:orphans="0" fo:widows="0" fo:break-before="page">
        <style:tab-stops>
          <style:tab-stop style:position="7.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0" style:family="paragraph" style:parent-style-name="Standard">
      <style:paragraph-properties fo:orphans="0" fo:widows="0" fo:break-before="page">
        <style:tab-stops>
          <style:tab-stop style:position="4.085cm"/>
          <style:tab-stop style:position="4.773cm"/>
          <style:tab-stop style:position="5.39cm"/>
          <style:tab-stop style:position="7.0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85cm"/>
          <style:tab-stop style:position="5.124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3" style:family="paragraph" style:parent-style-name="Standard">
      <style:paragraph-properties fo:orphans="0" fo:widows="0">
        <style:tab-stops>
          <style:tab-stop style:position="0.50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5" style:family="paragraph" style:parent-style-name="Standard">
      <style:paragraph-properties fo:orphans="0" fo:widows="0" fo:break-before="page">
        <style:tab-stops>
          <style:tab-stop style:position="4.7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6" style:family="paragraph" style:parent-style-name="Standard">
      <style:paragraph-properties fo:orphans="0" fo:widows="0">
        <style:tab-stops>
          <style:tab-stop style:position="0.5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7" style:family="paragraph" style:parent-style-name="Standard">
      <style:paragraph-properties fo:orphans="0" fo:widows="0">
        <style:tab-stops>
          <style:tab-stop style:position="3.223cm"/>
          <style:tab-stop style:position="4.724cm"/>
          <style:tab-stop style:position="7.4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276cm"/>
          <style:tab-stop style:position="6.38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74cm"/>
          <style:tab-stop style:position="7.1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94cm"/>
          <style:tab-stop style:position="6.8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2" style:family="paragraph" style:parent-style-name="Standard">
      <style:paragraph-properties fo:orphans="0" fo:widows="0" fo:break-before="page">
        <style:tab-stops>
          <style:tab-stop style:position="1.037cm" style:leader-style="dotted" style:leader-text="."/>
          <style:tab-stop style:position="2.90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35cm"/>
          <style:tab-stop style:position="6.7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77cm"/>
          <style:tab-stop style:position="6.7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6" style:family="paragraph" style:parent-style-name="Standard">
      <style:paragraph-properties fo:orphans="0" fo:widows="0" fo:break-before="page">
        <style:tab-stops>
          <style:tab-stop style:position="5.9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8" style:family="paragraph" style:parent-style-name="Standard">
      <style:paragraph-properties fo:orphans="0" fo:widows="0" fo:break-before="page">
        <style:tab-stops>
          <style:tab-stop style:position="3.7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9" style:family="paragraph" style:parent-style-name="Standard">
      <style:paragraph-properties fo:orphans="0" fo:widows="0" fo:break-before="page">
        <style:tab-stops>
          <style:tab-stop style:position="0.471cm"/>
          <style:tab-stop style:position="1.72cm"/>
          <style:tab-stop style:position="2.323cm"/>
          <style:tab-stop style:position="2.678cm"/>
          <style:tab-stop style:position="3.824cm"/>
          <style:tab-stop style:position="4.6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0" style:family="paragraph" style:parent-style-name="Standard">
      <style:paragraph-properties fo:orphans="0" fo:widows="0">
        <style:tab-stops>
          <style:tab-stop style:position="0.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1" style:family="paragraph" style:parent-style-name="Standard">
      <style:paragraph-properties fo:orphans="0" fo:widows="0" fo:break-before="page">
        <style:tab-stops>
          <style:tab-stop style:position="6.0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2" style:family="paragraph" style:parent-style-name="Standard">
      <style:paragraph-properties fo:orphans="0" fo:widows="0" fo:break-before="page">
        <style:tab-stops>
          <style:tab-stop style:position="6.8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3" style:family="paragraph" style:parent-style-name="Standard">
      <style:paragraph-properties fo:orphans="0" fo:widows="0" fo:break-before="page">
        <style:tab-stops>
          <style:tab-stop style:position="7.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4" style:family="paragraph" style:parent-style-name="Standard">
      <style:paragraph-properties fo:orphans="0" fo:widows="0" fo:break-before="page">
        <style:tab-stops>
          <style:tab-stop style:position="3.6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5" style:family="paragraph" style:parent-style-name="Standard">
      <style:paragraph-properties fo:orphans="0" fo:widows="0" fo:break-before="page">
        <style:tab-stops>
          <style:tab-stop style:position="5.646cm"/>
          <style:tab-stop style:position="7.4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6" style:family="paragraph" style:parent-style-name="Standard">
      <style:paragraph-properties fo:orphans="0" fo:widows="0" fo:break-before="page">
        <style:tab-stops>
          <style:tab-stop style:position="1.191cm"/>
          <style:tab-stop style:position="2.438cm" style:leader-style="solid" style:leader-text="-"/>
          <style:tab-stop style:position="4.688cm"/>
          <style:tab-stop style:position="7.1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8" style:family="paragraph" style:parent-style-name="Standard">
      <style:paragraph-properties fo:orphans="0" fo:widows="0" fo:break-before="page">
        <style:tab-stops>
          <style:tab-stop style:position="5.203cm"/>
          <style:tab-stop style:position="7.6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9" style:family="paragraph" style:parent-style-name="Standard">
      <style:paragraph-properties fo:orphans="0" fo:widows="0" fo:break-before="page">
        <style:tab-stops>
          <style:tab-stop style:position="1.822cm"/>
          <style:tab-stop style:position="3.316cm"/>
          <style:tab-stop style:position="6.4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0" style:family="paragraph" style:parent-style-name="Standard">
      <style:paragraph-properties fo:orphans="0" fo:widows="0">
        <style:tab-stops>
          <style:tab-stop style:position="5.8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466b3"/>
    </style:style>
    <style:style style:name="P272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466b3"/>
    </style:style>
    <style:style style:name="P27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6d39d"/>
    </style:style>
    <style:style style:name="P274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6d39d"/>
    </style:style>
    <style:style style:name="P27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779e6"/>
    </style:style>
    <style:style style:name="P276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779e6"/>
    </style:style>
    <style:style style:name="P277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0779e6"/>
    </style:style>
    <style:style style:name="T1" style:family="text">
      <style:text-properties fo:font-variant="normal" fo:text-transform="none" style:use-window-font-color="true" loext:opacity="0%" style:font-name="Microsoft Sans Serif" fo:font-size="12pt" fo:letter-spacing="normal" style:rfc-language-tag="la-001" fo:language="la" fo:font-style="normal" style:text-underline-style="none" fo:font-weight="normal" officeooo:rsid="0003b94e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fo:font-style="normal" style:text-underline-style="none" fo:font-weight="normal" officeooo:rsid="000466b3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underline-style="non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6d39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779e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779e6" style:font-style-asian="italic" style:font-weight-asian="normal" style:font-style-complex="italic" style:font-weight-complex="normal"/>
    </style:style>
    <style:style style:name="T2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8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9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0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1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2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7" style:family="text">
      <style:text-properties fo:language="el" fo:country="GR" fo:font-style="normal" fo:font-weight="normal" officeooo:rsid="000779e6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8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49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0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2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3" style:family="text">
      <style:text-properties fo:language="el" fo:country="GR" style:language-asian="el" style:country-asian="GR" style:language-complex="el" style:country-complex="GR"/>
    </style:style>
    <style:style style:name="T5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4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5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66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67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68" style:family="text">
      <style:text-properties fo:language="en" fo:country="US" fo:font-style="italic" fo:font-weight="normal" officeooo:rsid="000779e6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69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0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1" style:family="text">
      <style:text-properties fo:language="en" fo:country="US" fo:font-style="normal" fo:font-weight="normal" officeooo:rsid="0006d39d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2" style:family="text">
      <style:text-properties style:font-name="Microsoft Sans Serif" fo:font-size="12pt" fo:letter-spacing="normal" style:rfc-language-tag="la-001" fo:language="la" fo:font-style="normal" fo:font-weight="normal" officeooo:rsid="0006d39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73" style:family="text">
      <style:text-properties style:font-name="Microsoft Sans Serif" fo:font-size="12pt" fo:letter-spacing="normal" style:rfc-language-tag="la-001" fo:language="la" fo:font-style="normal" fo:font-weight="normal" officeooo:rsid="0006d39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74" style:family="text">
      <style:text-properties style:font-name="Microsoft Sans Serif" fo:font-size="12pt" fo:letter-spacing="normal" style:rfc-language-tag="la-001" fo:language="la" fo:font-style="normal" fo:font-weight="normal" officeooo:rsid="000779e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75" style:family="text">
      <style:text-properties style:font-name="Microsoft Sans Serif" fo:font-size="12pt" fo:letter-spacing="normal" style:rfc-language-tag="la-001" fo:language="la" fo:font-style="italic" fo:font-weight="normal" officeooo:rsid="000779e6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76" style:family="text">
      <style:text-properties style:font-name="Microsoft Sans Serif" fo:font-size="12pt" fo:letter-spacing="normal" style:rfc-language-tag="la-001" fo:language="la" fo:font-style="italic" fo:font-weight="normal" officeooo:rsid="000779e6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77" style:family="text">
      <style:text-properties style:font-name="Microsoft Sans Serif" fo:font-size="12pt" fo:letter-spacing="normal" fo:language="en" fo:country="US" fo:font-style="italic" fo:font-weight="normal" officeooo:rsid="000779e6" fo:background-color="transparent" loext:char-shading-value="0" style:font-name-asian="Microsoft Sans Serif1" style:font-size-asian="12pt" style:language-asian="en" style:country-asian="US" style:font-style-asian="italic" style:font-weight-asian="normal" style:font-name-complex="Microsoft Sans Serif1" style:font-size-complex="12pt" style:language-complex="en" style:country-complex="US" style:font-style-complex="italic" style:font-weight-complex="normal" style:text-scale="100%"/>
    </style:style>
    <style:style style:name="T78" style:family="text">
      <style:text-properties style:font-name="Microsoft Sans Serif" fo:font-size="12pt" fo:letter-spacing="normal" fo:language="en" fo:country="US" fo:font-style="normal" fo:font-weight="normal" officeooo:rsid="000779e6" fo:background-color="transparent" loext:char-shading-value="0" style:font-name-asian="Microsoft Sans Serif1" style:font-size-asian="12pt" style:language-asian="en" style:country-asian="US" style:font-style-asian="normal" style:font-weight-asian="normal" style:font-name-complex="Microsoft Sans Serif1" style:font-size-complex="12pt" style:language-complex="en" style:country-complex="US" style:font-style-complex="normal" style:font-weight-complex="normal" style:text-scale="100%"/>
    </style:style>
    <style:style style:name="T79" style:family="text">
      <style:text-properties officeooo:rsid="000466b3"/>
    </style:style>
    <style:style style:name="T80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81" style:family="text">
      <style:text-properties officeooo:rsid="0006d39d"/>
    </style:style>
    <style:style style:name="T82" style:family="text">
      <style:text-properties fo:color="#000000" loext:opacity="100%" style:font-name="Liberation Sans" fo:font-size="16.1000003814697pt" fo:letter-spacing="normal" style:rfc-language-tag="la-001" fo:language="la" fo:font-weight="bold" officeooo:rsid="0006d39d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3" style:family="text">
      <style:text-properties officeooo:rsid="00077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ANTIDOTIS LIBRI<text:line-break/>DUO. LIBER PRIMUS.<text:bookmark-end text:name="bookmark0"/></text:h>
      <text:h text:style-name="Heading_20_2" text:outline-level="2">Cap. I.</text:h>
      <text:p text:style-name="P271"><text:span text:style-name="T19">[ Quid </text:span><text:span text:style-name="T19">stt </text:span><text:span text:style-name="T19">antidotus et unde theriaca ori-<text:line-break/>ginem habuerit.]</text:span><text:span text:style-name="T6"> Quae remedia non extrinsecus corpori<text:line-break/>imposita, sed intro assumpta pravis affectibus medentur, an-<text:line-break/>tidota medici nominant. Tres autem in universum ipsorum<text:line-break/>sunt differentiae. Quaedam etenim lethalium venenorum<text:line-break/>gratia offeruntur; quaedam ad virulentas quas appellitant<text:line-break/>feras </text:span><text:span text:style-name="T19">proficiunt;</text:span><text:span text:style-name="T6"> quaedam affectibus ex pravo victu oho-<text:line-break/>rientibus auxiliantur; nonnulla hunc triplicem ufum pol-</text:span></text:p>
      <text:p text:style-name="P9"><text:span text:style-name="T6">licentur, quemadmodum </text:span><text:span text:style-name="T19">et</text:span><text:span text:style-name="T6"> </text:span><text:span text:style-name="T6">quae </text:span><text:span text:style-name="T6">theriace vocatur ab.<text:line-break/>Andrornacbo medico composita</text:span><text:span text:style-name="T6">, </text:span><text:span text:style-name="T6">quaeque quod Mitbrida-<text:line-break/>ti um nominant, depulit, ipsum etiam, </text:span><text:span text:style-name="T6">ab </text:span><text:span text:style-name="T6">eo qui id<text:line-break/>composuit, sic appellatum. Hic enim Mithridates, quem-<text:line-break/>admodum et apud nos Attalus, omnium prope simpli-<text:line-break/>cium medicamentorum experientiam habere studuit, quae<text:line-break/>perniciosis venenis adversantur, facultates ipsorum in fa- .<text:line-break/>cinorofis hominibus morte damnatis explorans. Quaedam<text:line-break/>igitur eorum comperit adversus phalaugia privatim con-<text:line-break/>venire, quaedam in scorpiones, quemadmodum in vipe-<text:line-break/>ras alia, ltem adversus perimentia venena quaedam in<text:line-break/>aconitum, nonnulla in leporem marinum; alia in aliud<text:line-break/>quippiam aut aliud </text:span><text:span text:style-name="T19">pugnant.</text:span><text:span text:style-name="T6"> His itaque omnibus con-<text:line-break/>temperatis Mithridates unum confecit medicamentum, spe-<text:line-break/>rans se adversus omnia lethalia habiturum praesidium.<text:line-break/>Postea Andromachus Neronis primarius medicus quibus-<text:line-break/>dam adjectis, nonnullis ademtis, therlacen dictum an-<text:line-break/>tidotum praeparavit; haud exigua viperarum cerne, quam</text:span></text:p>
      <text:p text:style-name="P9"><text:span text:style-name="T6">Mithridatium non habebat, aliis admixta. Atque ob id<text:line-break/>theriace ad viperarum morsus praestantior quam Mithri-<text:line-break/>datium vocatum existit. Ad alia vero Mithridatium nihilo<text:line-break/>minus valet, sed est in quibus etiam praestantius invenia-<text:line-break/>tur, At non easdem facultates habent et post deleteria<text:line-break/>medicamenta et ante assumpta. Quae enim magnitudo<text:line-break/>ipforum , quum praesumuntur, sufficit ad nihil patiendum;<text:line-break/>ea quadruplo aut quintuplo aucta, quum postea datur,<text:line-break/>adjuvat; idque non semeI quotidie, sed bis. Verum si<text:line-break/>quis veI singulis diebus, quemadmodum nostra tempestate<text:line-break/>factus imperator Aurelius Antoninus vel ut ipse Mithri-<text:line-break/>dates, medicamentum capiat, omnino a lethalibus et de-<text:line-break/>leteriis appellatis medicamentis erit securus et immunis;<text:line-break/>sicuti ajunt et Mithridatem ipsum, quum lethali medica-<text:line-break/>mento interire potius, quam Romanorum subjici imperio<text:line-break/>maluit, nihil invenisse quod ipsum interimere potuerit.<text:line-break/>Quae jam Mithridati acciderunt audimus. Nos autem ipsi<text:line-break/>novimus Antonini tempore, qui primum theriacen in sui</text:span></text:p>
      <text:p text:style-name="P9"><text:span text:style-name="T6">tutelam </text:span><text:span text:style-name="T6">praeparans, quotidie Aegyptiae </text:span><text:span text:style-name="T6">fabae magnitudi-<text:line-break/>nem assumebat, </text:span><text:span text:style-name="T6">vel </text:span><text:span text:style-name="T6">citra aquae vinive </text:span><text:span text:style-name="T6">aut ejusmodi </text:span><text:span text:style-name="T6">mistu-<text:line-break/>rarn deglutiens. </text:span><text:span text:style-name="T6">Quum </text:span><text:span text:style-name="T6">autem </text:span><text:span text:style-name="T6">ipsum </text:span><text:span text:style-name="T6">in </text:span><text:span text:style-name="T6">quotidianis actio-<text:line-break/></text:span><text:span text:style-name="T6">nibus comate corripi </text:span><text:span text:style-name="T6">contingeret, </text:span><text:span text:style-name="T6">papaveris succum ad-<text:line-break/>emit. Rursus quum accideret, ut propter consuetudinem<text:line-break/>pristinam, ceu qui siccioris temperamenti naturam habe-<text:line-break/>ret, et ob desiccans medicamentum a longo tempore </text:span><text:span text:style-name="T6">ob-<text:line-break/></text:span><text:span text:style-name="T6">latum, bonam noctis partem insomnem transigeret, co-<text:line-break/>actus est propterea etiam , </text:span><text:span text:style-name="T6">ex </text:span><text:span text:style-name="T6">eo quod papaveris succum<text:line-break/>habet jam inveterato, adjicere. Dictum est autem </text:span><text:span text:style-name="T19">a</text:span><text:span text:style-name="T6"> no-<text:line-break/>bis saepe ejusmodi medicamenta inveterata mitiorem eum<text:line-break/>succum obtinere. Erat autem tunc imperator ob bellum<text:line-break/>Germanicum in Istri ripis, me profectionem illam aver-<text:line-break/>sato. At quum antidotum ab Demetrio archiatro coni-<text:line-break/>positum laudaret, post mortem ipsius literis ad Euphratem<text:line-break/>catholicum, </text:span><text:span text:style-name="T19">a</text:span><text:span text:style-name="T6"> quo ad compositionem aptu simplicia medi-<text:line-break/>camenta accipiebat, missis ut indicaret quis ipsorum ad-<text:line-break/>esset , qui compositionem imperialem accepisset, rogavit</text:span></text:p>
      <text:p text:style-name="P9"><text:span text:style-name="T6">me ut sernper </text:span><text:span text:style-name="T6">ei </text:span><text:span text:style-name="T6">in omnibus compositionibus adessem,-<text:line-break/>praepararique antidotum a me jussit. Sed quia hoc solum<text:line-break/>ei placuerat, Romam prosectus inquirebat, quanam simpli-<text:line-break/>cium medicamentorum commoderatioue conficerem, ac ego<text:line-break/>verum ei consessus sum. Nam nihil etiam minimum veI<text:line-break/>reliqui vel adjeci iis, quae ex veteri consuetudine aulici<text:line-break/>medici immittunt, causamque ostendi propter quam potissi-<text:line-break/>mum mihi ipsi confectio placeat, de qua impraesentiarum<text:line-break/>dicere instituens, eorum quae tunc gesta sunt, commetnini.<text:line-break/>Nam Antoninus, ut qui singulis diebus medicamentum una<text:line-break/>cum melle copioso assumeret, </text:span><text:span text:style-name="T19">exactissime</text:span><text:span text:style-name="T6"> et malitiam ejus<text:line-break/>et virtutem dignoscebat.</text:span></text:p>
      <text:h text:style-name="Heading_20_2" text:outline-level="2">Cap. II.</text:h>
      <text:p text:style-name="P271"><text:span text:style-name="T19">[ Quomodo optima tlieriaca componatur. ]<text:line-break/></text:span><text:span text:style-name="T6">Fit autem hoc praestantissimum, reliquaque prope universa<text:line-break/>medicamenta, tum propter eorum quae injiciuntur probi-<text:line-break/>tatem, tum ob virtutis inter sese proportionem. Plerique<text:line-break/>ueutiquam singula ipsa privatim probare noverunt, quan-<text:line-break/>tum maligna probave exissent. Quapropter neque virium</text:span></text:p>
      <text:p text:style-name="P9"><text:span text:style-name="T6">inter se proportionem cognoscunt. Unde factum est ut<text:line-break/>pluribus medicamentis imbecillibus aut, temporis spatio,<text:line-break/>aut genere nonnunqnam injectis, validissima ipsis admiscue-<text:line-break/>rint-. '- Quidam enim aliquando liquorem qui ex Thebis<text:line-break/>Aegypti affertur valentissimo immittens antidoto, Philonlo<text:line-break/>id medicamento et gustu et vilibus persimile effecit; Rur-<text:line-break/>sus myrrha indita maxime valenti, simul eum pluribus<text:line-break/>imbecillis, praestitit ut antidotum ab illa vinceretur, ac<text:line-break/>alius quidam similiter in croco erravit, alius ih scgapeno,<text:line-break/>quemadmodum rursus alius in bitumine et galbano, non-<text:line-break/>nulli'et duo et tria tam valida aliis imbecillibus' admiscen-<text:line-break/>tes antidotum quod ab illis superatur confecerunt. Quo—<text:line-break/>modo igitur ipsum praeparetur vel uno verbo aliquis jam<text:line-break/>siagax homo , ex facili ’ addiscet. Porro medicamen torum </text:span><text:span text:style-name="T6">«•<text:line-break/></text:span><text:span text:style-name="T19">dignotionem ac</text:span><text:span text:style-name="T6"> discrimina non serne! aut bis terve, scd<text:line-break/>admodum frequenter spectasse convenit, etsi accurate </text:span><text:span text:style-name="T19">a quo-<text:line-break/>dam indicante'timui , et</text:span><text:span text:style-name="T6"> rationem docente quale optimum</text:span><text:span text:style-name="T26">1<text:line-break/></text:span><text:span text:style-name="T6">sit, poterit’ indipisci; At ei quisine indice ex libro quodam</text:span></text:p>
      <text:p text:style-name="P9"><text:span text:style-name="T6">perlecto, </text:span><text:span text:style-name="T6">quales </text:span><text:span text:style-name="T6">sunt </text:span><text:span text:style-name="T6">Heraclidis </text:span><text:span text:style-name="T6">Tarentini Theriscae, Cra-<text:line-break/>teuae, Dioscoridis,. Nigri, Iollae, Russi Ephesii et alio-,<text:line-break/>rum quorundam,- dignolioni-ipsorum incumbit, multo ma-<text:line-break/>gis suismet oculis inspicere opus est, quo cujusque medi-,<text:line-break/>camenti virtutem et malitiam‘exacte internoscat. Nonnulla<text:line-break/>siquidem institores tam callide adulterant, assimilantque.<text:line-break/>veris, ut etiam exercitatissimos in eis fallant, in quibus<text:line-break/>optimum est, ex longo tempore ea praeparasse atque per.<text:line-break/>amicum sincerum ex regione qua praestantissimurn nascitur<text:line-break/>medicamentum exhiberi, aut femel eo profectum prae-<text:line-break/>parare quae per totam vitam durare possent, .qualia fere<text:line-break/>omnia srfnt metallica nuncupata. Quum itaque Cyprum<text:line-break/>propterea invifere statuissem, hasieremque amicum in ea<text:line-break/>praepotentem, qui familiaris erat praefecti metallorum,<text:line-break/>eommissarii Caesaris, cadmiarn copicsam illinc. exportavi,.<text:line-break/>item diphryges, spodium, pbmpbolygem, chalcitidem,<text:line-break/>misy, suri et ebalcauthum, quemadmodum ex Palaestina<text:line-break/>Syria opobalsamum exactum. Bitumen fane ne adulterari</text:span></text:p>
      <text:p text:style-name="P9"><text:span text:style-name="T6">quidem potest dolo, </text:span><text:span text:style-name="T6">quemadmodum </text:span><text:span text:style-name="T6">neque </text:span><text:span text:style-name="T6">opobalsami<text:line-break/></text:span><text:span text:style-name="T6">fructus aut xylobalsamum. Navigavi autem in Lemnurn<text:line-break/>quoque ob nullam (ita </text:span><text:span text:style-name="T6">me </text:span><text:span text:style-name="T6">dii ament) aliam rem quam<text:line-break/>Lemniam, sive terram quis nominare velit, sive sphra-<text:line-break/>gida, quod est sigillum. Porro diximus de ea abunde<text:line-break/>nono de simplicium medicamentorum facultate libro. Hanc<text:line-break/>igitur sive Lemniam terram, sive sigillum malis appellare,<text:line-break/>adulterant, ut nemo veram a fucata falsaque possit digno-<text:line-break/>scere. Quemadmodum et quod vocatur Indicum Lycium,<text:line-break/>aliaque multa dignosci ab adulteratis difficillima: quae<text:line-break/>convenit ab iis qui in regiones proficiscuntur tum com-<text:line-break/>mrssariis tum senatoriis loci praesulibus colligere,, vel ab<text:line-break/>amicis qui ea loca inhabitant, quemadmodum me facere<text:line-break/>conspexistis. Nam alia ex magna Syria, alia ex Palae-<text:line-break/>stina, alia ex Aegypto, alia ex Cappadocia, ex Ponto<text:line-break/>mihi alia afferuntur. Quemadmodum etiam ex Macedonia<text:line-break/>et occidentalibus plagis, ubi Galli et Hispani habitant, a</text:span></text:p>
      <text:p text:style-name="P9"><text:span text:style-name="T6">Mauris, item qui oppositam illis regionem incolunt. Quae<text:line-break/>vero in singulis regionibus praestantissima medicamenta gi-<text:line-break/>gnantur, Diofcorides aliique vere defcripferunt. Nos au-<text:line-break/>tem, ut dicebam, praeparare ea oportet quo docui modo,<text:line-break/>et praefertirn si Romae habitemus, quo ex omnibus gentibus<text:line-break/>singulis annis permulta adveniunt. Nonnulla in ipfa quo-<text:line-break/>que Italia partirn fua fponte gignuntur, partlur praepa-<text:line-break/>rantur, quemadmodum in Dicaearchia quae nunc vocatur<text:line-break/>Puteoli, aerugo, cerufa, </text:span><text:span text:style-name="T6">aes, </text:span><text:span text:style-name="T6">squama aeris, ac alia non-<text:line-break/>nulla. In ipsa autem Roma urgenti spuma. Nonnulla<text:line-break/>tantum non quotidie afferuntur, sicuti quae ex Sicilia<text:line-break/>rnagnaqae Libya et Creta singulis annis aestivo tempore<text:line-break/>multa apportantur, quum herbarii viri, qui illic a Caesare<text:line-break/>aluntur, non ipsi Caesari solum, sed toti quoque Romano-<text:line-break/>rum urbi plena vascula transmittant, quae </text:span><text:span text:style-name="T41">πλεκτὰ </text:span><text:span text:style-name="T6">dicuntur,<text:line-break/>quod viminum plexibus constent. Feruntur ejusmodi a<text:line-break/>Creta etiam ad alias plerasque gentes, ut nihil ex iis quae</text:span></text:p>
      <text:p text:style-name="P9"><text:span text:style-name="T6">ab ea proveniunt desit, neque herbis, </text:span><text:span text:style-name="T6">neque </text:span><text:span text:style-name="T6">fructibus,<text:line-break/>neque feminibus, neque </text:span><text:span text:style-name="T6">radicibus, </text:span><text:span text:style-name="T6">neque succis. Alia igi-,,<text:line-break/>tur omnia sincera accipiuntur : nonnulli autem succi adul-<text:line-break/>terantur , scd et hoc raro accidit: nam propter copiam<text:line-break/>herbarum in insula nascentium herbarii incolae non adeo<text:line-break/>sucum facere conantur, imo neque novitas magna quem-<text:line-break/>admodum in aliis existit, scd ut absinthii succum duntaxat<text:line-break/>faciant , marrubium miscent, aut ejusmodi quippiam exi-<text:line-break/>guum immutant. Quare unguentorum institores Romani<text:line-break/>quum singulis annis plena medicamentorum vasa plectilia<text:line-break/>coemunt, primum unumquodque ipsorum cognoscere do-<text:line-break/>centur; etiamsi non prius aliquis viderit. Ad haec etiam<text:line-break/>quale pulcherrimum existat, ex continua inspectione appre-<text:line-break/>bendunt. Memores autem eorum quae anno superiore<text:line-break/>emerunt, quum alterum eo praestantius viderint, agnoscunt:,<text:line-break/>inter herbas sane, quae cum fructu furculis adhaerente<text:line-break/>apportantur, • foecnndius, germinantius, magis amplum,<text:line-break/>substantia ipsius compactum et tempore non contabescens,</text:span></text:p>
      <text:p text:style-name="P9"><text:span text:style-name="T6">lutelligentes </text:span><text:span text:style-name="T6">esse </text:span><text:span text:style-name="T6">praestantius iis, </text:span><text:span text:style-name="T6">quae </text:span><text:span text:style-name="T6">macriora, minus<text:line-break/>fructuosa, rara, levia et celeriter contabescentia visun-.<text:line-break/>tui.. Asinus enim nimirum esset qui nihifliorum possit in-,<text:line-break/>telligere, quemadmodum etiam gustu odoratuque nihil<text:line-break/>negotii' est optimum deprehendere, quum idem subindet.<text:line-break/>viderimus. In que enim singula medicamenta' ab aliis<text:line-break/>odore aut gustu disserunt, </text:span><text:span text:style-name="T6">in </text:span><text:span text:style-name="T6">illo validum, principem<text:line-break/>inter similia specie, locum obtinet. Ita sane et mel dici-<text:line-break/>nuis esse praestantissimnrn, quod dulcissimum et acerrimum<text:line-break/>inter omnia alia habeatur , quoniam genus ipsius ejusmodi<text:line-break/>in dulcedine excessum obtinere apparet. Quum itaque ex<text:line-break/>dulcibus natura uvis mustum </text:span><text:span text:style-name="T19">ad</text:span><text:span text:style-name="T6"> dimidias aut etiam tertias<text:line-break/>suerit incoctum,- dulcedine quidem nihil a meile deficit,<text:line-break/>hebes autem est et 'morsus expers, quemadmodum aqua;<text:line-break/>verum melnon hujusmodi existit, quippe acrimoniam qtian-<text:line-break/>dam cum dulcedine refert. Quare laudatissimum est, quod<text:line-break/>in his praecellit ac primae ipsorum notae propriae virtutis,<text:line-break/>ex his ac ex accidenti ejusque consequio petentur, juxta</text:span></text:p>
      <text:p text:style-name="P9"><text:span text:style-name="T6">colofem, substantiam, </text:span><text:span text:style-name="T6">odorem, et veluti </text:span><text:span text:style-name="T6">particularum’<text:line-break/>compagem. Colore igitur pallidum est, substantia neque<text:line-break/>ensium et grumosum, neque nimis liquidum, unitumque<text:line-break/>per tota et viscosum, ut si ex eo nonnihil digito gestans<text:line-break/>fluere permiseris, distendatur, sibi contiguum, visci modo,<text:line-break/>ne divellatur neque abrumpatur: verum non ideo est opti-<text:line-break/>mum, scd quia ex peculiari natura mel optimum haec per-<text:line-break/>petuo sibi accidentia vendicat, eaqne </text:span><text:span text:style-name="T6">de </text:span><text:span text:style-name="T6">causa praestan-<text:line-break/>tissimae notae efficiuntur. Hinc igitur opus esse dico sin-<text:line-break/>gu!a medicamenta simplicia subinde inspexisse, ut in me-;<text:line-break/>moria habeamus, quantum acrimoniae sortita sint, aut<text:line-break/>dulcedinis, aut alterius cuju.sdam sensibilis qualitatis, qua-<text:line-break/>rum quantitas verbis nequit indicari. Jam et aliud quod-<text:line-break/>dam cujusque medicamenti facultatis judicium ex longa ex-<text:line-break/>perientia accedit, quod nihil ratione adjuvatur. Nam mel a<text:line-break/>Cnidio excellentissimum notis quas dixi nuper apparens,<text:line-break/>ceu prope accedat ad Thasium et Hymettium, malitiam<text:line-break/>non mediocrem vetustate ostendit, in vinosam transiens</text:span></text:p>
      <text:p text:style-name="P9"><text:span text:style-name="T6">qualitatem. Simile ipsi </text:span><text:span text:style-name="T6">quippiam </text:span><text:span text:style-name="T6">et Rhodio </text:span><text:span text:style-name="T19">accidit.</text:span><text:span text:style-name="T6"> </text:span><text:span text:style-name="T6">Qua-<text:line-break/>propter quum aliquis mel hoc in theriacam misisset,<text:line-break/>deinde post triennium ipsam .vinum resipientem deprehen-<text:line-break/>disset., non gustu modo, </text:span><text:span text:style-name="T6">scd </text:span><text:span text:style-name="T6">odore etiam mihi ostendit,<text:line-break/></text:span><text:span text:style-name="T6">ac </text:span><text:span text:style-name="T6">ego contemplatus dixi, id ei ex melle indito acci-<text:line-break/>disse, ob quod homo me admirari coepit: praeterea in-<text:line-break/>terrogavi, an largius ipsum incoxisset defpumassetque.<text:line-break/>Confitebatur autem et haec, eoque admiratus est ut qui<text:line-break/>sapiens nonnihil a me audivisset. Caeterurn suam ipse<text:line-break/>temeritatem ac praecipitantiam damnavit, quod ex sola<text:line-break/>scriptura medicamentum praeparare esset aggressus. Alius<text:line-break/>aridam quam praeparavit theriacen effectam mihi indica-<text:line-break/>vit,, causam interrogans. Itaque quum a me audivisset<text:line-break/>plus impendio vini esse, injectum, ejusque non optimi<text:line-break/>neque veteris, forte etlam papis non probe confecti am-<text:line-break/>plius quam convenit carni,,viperarum esse immixtum, con-<text:line-break/>fessus ita se rem habere, temeritatis se damnavit.</text:span></text:p>
      <text:h text:style-name="Heading_20_2" text:outline-level="2">Cap. III.</text:h>
      <text:p text:style-name="P271"><text:span text:style-name="T6">f </text:span><text:span text:style-name="T19">Quod vinum in antidotis poni debeat.]</text:span></text:p>
      <text:p text:style-name="P9"><text:span text:style-name="T6">Quare etiam prospiciendum venit, cujusmadi genere id<text:line-break/>immittas, quale .sane experientia notum est firmissimum<text:line-break/>existere; deinde validum, quod pluribus jam annis pro-<text:line-break/>batum fuerit, quod non amplius immutetur. Etenim im-<text:line-break/>becillima et</text:span><text:span text:style-name="T6">, </text:span><text:span text:style-name="T6">ut sic dicam, aquatissima vina aut vehe-<text:line-break/>menter austera, et maxime omnium vinorum acefcentia;<text:line-break/>ubi primis annis exacuerint, reliquo tempore permanenti<text:line-break/>Verum hujusmodi judicii tempus aliud alii vino existi t&gt;:<text:line-break/>non multis sane annis aquosis id accidit. Ita vero no-<text:line-break/>minaut alba colore tenuiaque substantia, et non multae<text:line-break/>inter temperandum aquae indiga. Omnino autem ea quae<text:line-break/>talia sunt, uti nec caput omnino feriunt, ita neque cor-<text:line-break/>pus .manifesto calefaciunt; neque concoctioni in ventriculo<text:line-break/>et venis evidenter quicquam conferunt, neque alendo<text:line-break/>corpori subministrant. Haec ex omnibus vinis celerrime<text:line-break/>inveterantur. Vocant autem herum rerum periti invete-<text:line-break/>rari prompte in talem 'veterascentium qualitatem immu-<text:line-break/>tari. Atque haec acrimonia est cum calore manifesto.</text:span></text:p>
      <text:p text:style-name="P8"><text:span text:style-name="T6">Postea vero amaror, in quem transit. Nonnunquam et<text:line-break/>aquosa vina perfeverantia est videre, quum non primis<text:line-break/>auxi tribus aut quatuor annis fubacuerint. At validis<text:line-break/>simul et austeris albisque cum crassi tie 'vinis etiam post<text:line-break/>decennium interim, si non bene fuerint recondita, ace-<text:line-break/></text:span><text:span text:style-name="T6">- </text:span><text:span text:style-name="T6">fcere accidit. Eadem quoque inveterari longo temporis<text:line-break/>spatio contingit. Ejusmodi in ltalia sunt Tiburtinum,<text:line-break/>Signinum, Marsum, Surrentinum. Et quidem Tiburti-<text:line-break/>num Marsumque austera sunt, et ex facili si impruden-<text:line-break/>tius condantur acescunt. Signinum vero et his valentius<text:line-break/>est et minus acescit, inveteratumque optimum redditur.<text:line-break/>De Surrentino quid opus est dicere? Omnibus enim<text:line-break/>hoc jam constat, id ante viginti prope annos adhuc esse<text:line-break/>crudum. Viget autem tot annis natum, diuque potulen-<text:line-break/>tum permanet, non ex proclivi amarescens, Falerno viri-<text:line-break/>bus persimile. Secus aquosis accidit, Sabino, Albano,</text:span></text:p>
      <text:p text:style-name="P9"><text:span text:style-name="T6">Gauriano quod in Puteolorum colle nascitur. Item et<text:line-break/>quod in Neapoli in subjectis ei colliculis provenit, Ami-<text:line-break/>naeum quidem appellatum, </text:span><text:span text:style-name="T6">sed </text:span><text:span text:style-name="T6">tenue,, non sicuti in Si-<text:line-break/>cilia et Bithynia Aminaea, etsi his gentibus paucum sane,<text:line-break/>aquosum, ac tenue vinum gignatur, non tamen abest vel<text:line-break/>a Sabino in Italia, vel in Asia, Arsinio, Titacazeno, et<text:line-break/>quod apud nos vocatur Tihennm propter regionem lu<text:line-break/>qua colitur Tibas appellatam. Haec omnia facile in con-<text:line-break/>trarias qualitates mutantur, vel acid.am, vel amaram:<text:line-break/>inter principia quidem acidam; sin autem permanserint,<text:line-break/>amaram. At mullum ad adulteram qualitatem regio, in<text:line-break/>qua sita sint, confert. Initio sane optima est frigida,<text:line-break/>postea vero calida, aut e contrario, calida per initia Nam<text:line-break/>tepida facile ipfa in acorem perducit. Si autem in fri-<text:line-break/>gidlore sita loco permanscrint annis duobus et tribus,<text:line-break/>illinc abunde calefieri desiderant, tepidum autem locum<text:line-break/>et temperatura medium nunquam requirunt; nonnulla</text:span></text:p>
      <text:p text:style-name="P9"><text:span text:style-name="T6">tamen adeo fiunt imbecillia aquosaque, ut ne initio qui-<text:line-break/>dem frigus tolerent; in quibus pater meus causa experien-<text:line-break/>tiae stoebe copiosa ealidaque </text:span><text:span text:style-name="T6">in </text:span><text:span text:style-name="T6">domum calidissimam injecta<text:line-break/>vasa repleta occultavit, et assequutus id quod sperabat,<text:line-break/>nunquam vinum habuit acidum, sed omnia celerrime vete-<text:line-break/>rascentia. Quomodo autem domunculam calidam praepa-<text:line-break/>res, ut ille extruere solebat, etiam nunc indicabo: in<text:line-break/>agris omnibus apud nos domus fiunt praegrandes, focum in<text:line-break/>quo ignem excitant in medio ipsarum habentes, non mul-<text:line-break/>tum autem ab eo distant jumentorum stabula, vel in utra-<text:line-break/>que parte: dextra et sinistra, aut certe in alterutra. Sunt<text:line-break/>et fornaces focis conjuncti juxta anteriorem ipsorum par-<text:line-break/>tem, quae totius domus ostium respicit. In eum itaque<text:line-break/>modum omnes in agris domus construuntur; etiamsi exi-<text:line-break/>guae existant; quae autem curiosius ex: eis aedificantur<text:line-break/>interiore pariete exedram habent, ostio ex adverso op-<text:line-break/>positam ; utraque autem ipsius parte lectum, in cujus su-</text:span></text:p>
      <text:p text:style-name="P9"><text:span text:style-name="T6">periore parte domunculae </text:span><text:span text:style-name="T6">sublimes </text:span><text:span text:style-name="T6">sunt, quemadmodum in<text:line-break/>multis omnigenarum rerum </text:span><text:span text:style-name="T6">receptaculis </text:span><text:span text:style-name="T6">orbiculatirn juxta<text:line-break/>tres magnae domus parietes, </text:span><text:span text:style-name="T6">saepe </text:span><text:span text:style-name="T6">etiam juxta quatuor.<text:line-break/>Ex his igitur domunculis quae maxime spectatur utrohique,<text:line-break/>exedrae incumbit in qua vinum pater meus reponebat,<text:line-break/>postquam in doliis efferbuisset, at firmius in vasis fictili-<text:line-break/>bus prius reponitur, quemadmodum et alia licet apud nos<text:line-break/>per totum annum calefaceret Praestantior autem domus<text:line-break/>est, quae meridiem spectat, a septentrione remota. Porro<text:line-break/>herba quae apud nos nascitur fruticosa admodum est, cali-<text:line-break/>da, acris et odoratum quippiarn recipiens; vocant ipsam<text:line-break/>incolae Colymbadem, nonnulli Stoeben, ad vini conscr-<text:line-break/>vationem aptissimam. Condebat autem hac herba vascula,<text:line-break/>et domuncularum superiorum partis unum parietem fora-<text:line-break/>minibus notandis in majorem niodum diductis, qua et for-<text:line-break/>nacem et focum esse dixi, dividebat, considerans calorem<text:line-break/>per eadem foramina in domunculam pervenire, qua vini<text:line-break/>dolia reponebat. Itaque ex magnae domus calore et stoebe</text:span></text:p>
      <text:p text:style-name="P8"><text:span text:style-name="T6">fotu, theca vinaria incalescens vinum totum conservabat,<text:line-break/>ut nunquam acesceret. Quo autem magis id consequere-<text:line-break/>tur, et nunquam a proposito aberraret, vasis infundebat<text:line-break/>vinum non recentibus , scd </text:span><text:span text:style-name="T6">ex </text:span><text:span text:style-name="T6">quibus aliquod inveteratum<text:line-break/>evacuarit. Persimile iis quae dixi in Italia quoque vini<text:line-break/>circa Neapolim fieri, et collem eidem regioni vicinum,<text:line-break/>quem nominant Triphyllinum. Audiri etiam 'in multis<text:line-break/>ltaliae locis vinum ita calefieri, sed tale quemadmodum<text:line-break/>'firmum et durabile, ita etiam doloris in capite efficax<text:line-break/>effifcitur, propter qualitatem quae ipsi ex .fumo accedit.<text:line-break/>Itaque ejusmodi omnia vina in medicamentis componen-<text:line-break/>dis quae intra corpus assumpturi fumus;, evitabis. In<text:line-break/>emplastris /autem, et’ aliis quae extrinsecus, imponuntur<text:line-break/>medicamentis, etiam talibus uti optimorum penuria nihil<text:line-break/>prohibet. Deligi itaque viua debent • in antidota natura<text:line-break/>firma, inter quae primum non ad hoc solum, fed aliam<text:line-break/>quoque omnem virtutem falernum existit: assumendum</text:span></text:p>
      <text:p text:style-name="P9"><text:span text:style-name="T6">vero et hujus generis est, </text:span><text:span text:style-name="T6">quod </text:span><text:span text:style-name="T6">nondum prae vetustate<text:line-break/>amarescat, sicut nonnulli </text:span><text:span text:style-name="T6">qui </text:span><text:span text:style-name="T6">theriacen praeparant in<text:line-break/>hoe quoque falluntur. , Quum enim' audivissent femper<text:line-break/>-sermonem hunc celebrari circumserrique, puta alia omnia<text:line-break/>praeter vinum tempore consenescere, vetustissimum inji-<text:line-break/>ciunt, neque quantitatem aliqui conjectura assequentes,<text:line-break/>eo quod neque in libris medicamentariis mensura ipsius<text:line-break/>scripta inveniatur. Quum autem duplices sint ipsius spe-<text:line-break/>cies, nihil viribus inter </text:span><text:span text:style-name="T6">se </text:span><text:span text:style-name="T6">differentes, suavius Antido-<text:line-break/>tum, id quod dulcius est, efficit, ac vocant ipsum pro-<text:line-break/>prie Faustiannm. In quibus igitur qui mutatum et a-<text:line-break/>cefcens vinum miscent, errant. Si enim vel nullo in-<text:line-break/>fectum vitio per fe. Antidoti medicamentis contemperetur,<text:line-break/>subinde acescit ;, ita ut vetustissimum falernum, et prae-,<text:line-break/>fertirn quando paulo copiosius suerit inditum, medica-<text:line-break/>mentum reddit amarum. . .</text:span></text:p>
      <text:h text:style-name="Heading_20_2" text:outline-level="2">Cap. IV.</text:h>
      <text:p text:style-name="P271"><text:span text:style-name="T19">[ De meile componendis antidotis idoneo. ]<text:line-break/>Jam vero</text:span><text:span text:style-name="T6"> alius Unus medicus etiam mel admodum vetus</text:span></text:p>
      <text:p text:style-name="P9"><text:span text:style-name="T6">falerno similiter injecit, </text:span><text:span text:style-name="T6">tali </text:span><text:span text:style-name="T6">quadam ratiocinatione usus.<text:line-break/>Vinosum quandoque mel aliquod evasit temperatum, quod<text:line-break/>praestantiffimum ante apparebat. Tutius itaque vifum<text:line-break/>quemadmodum in vino quod longitudine temporis' indi-<text:line-break/>catum est non corrumpi, medicamento admiscere. Erat<text:line-break/>autem hoc utique propter tempus subamarum, deinde ex<text:line-break/>coctura largiore magis adhuc amarum est ostensum, quod<text:line-break/>omni melli vetustiori ex coctione accidit. At meri nihil<text:line-break/>est, quum et citra cocturam tempore amarius pro dul-<text:line-break/>ciori evadat. Atque apud patrem meum mel quoddam<text:line-break/>amarum adeo erat, quale in Ponto nascitur quibusdam<text:line-break/>locis, ubi apes ipsum ex absinthio congregant; id ipsum<text:line-break/>dicebat, mel quod apud Athenienses est praestantissimum,<text:line-break/>multo tempore inveteratum amarum evasisse. Quoniam<text:line-break/>vero inutile rnibi visum est, etiam a patris obitu in hunc<text:line-break/>usque diem servo, amarius quidem adhuc multo quam </text:span><text:span text:style-name="T6">,<text:line-break/></text:span><text:span text:style-name="T6">tunc erat redditum, sicuti et nigrius,-non tamen multo<text:line-break/>crassius. . Atque hoc optimo melli eximium adesse videtur. •</text:span></text:p>
      <text:p text:style-name="P9"><text:span text:style-name="T6">Quihetiam </text:span><text:span text:style-name="T6">in Eleonte Cherronesi juxta illam regionem,<text:line-break/></text:span><text:span text:style-name="T6">ubi monumentum est Protesilai, mel </text:span><text:span text:style-name="T6">natum, quod </text:span><text:span text:style-name="T6">omnia<text:line-break/>diu eadem </text:span><text:span text:style-name="T6">quae </text:span><text:span text:style-name="T6">Hymettion </text:span><text:span text:style-name="T6">mel </text:span><text:span text:style-name="T6">occupat, processu tempo-<text:line-break/>ris praeter quod crassius efficitur, etiam subinde in grn-<text:line-break/>murn concrescit. Itaque mel omnium optimum Antidotis<text:line-break/>injici debet Hymettion aut Thasium, aut omnino Atti-<text:line-break/>cum. Quod si penuria quandoque sit ipsius, quod lu<text:line-break/>Cycladibus insulis nascitur, quodque huic simillimum<text:line-break/>fuerit, admittendum-esu Quin et in Isthmo mel bonum<text:line-break/>gignitur, ac id </text:span><text:span text:style-name="T6">a </text:span><text:span text:style-name="T6">regione Isthmiacum proprie nuncupatur,<text:line-break/>quemadmodum Tibenum et ipsum denominationem sorti-<text:line-break/>tum. Egregia nobiliaque haec sunt, Caeterurn et 'in<text:line-break/>aliis regionibus optimum mel provenit. Propter paucita-<text:line-break/>tem autem ah incolis insumptum, ut non possit super-<text:line-break/>fluum in aliam efferri regionem, ignoratur. Etenim in<text:line-break/>nostro agro qui inter Pergamum et Elaeam urbem lu<text:line-break/>mari silam habetur, collis quidam est thymis refertus,<text:line-break/>in quo ape» laudatissimum mel componunt, quod inibi</text:span></text:p>
      <text:p text:style-name="P9"><text:span text:style-name="T6">consumitur. </text:span><text:span text:style-name="T6">Jacet </text:span><text:span text:style-name="T6">autem . hic collis a Pergamo </text:span><text:span text:style-name="T6">profi-<text:line-break/>ciscenti </text:span><text:span text:style-name="T6">ad </text:span><text:span text:style-name="T6">Elaeam in sinistra, non tamen propter viam.<text:line-break/>Ac in Mysia quae supra nostrum agrum est, nominant<text:line-break/>Britton, demiratus sum quum riderem mel omnino Attico<text:line-break/>persimile, etsi illud mel longe pravissimum in ea .nasca-<text:line-break/>tur. Sed enim et illic tumulus quidam erat non gran-<text:line-break/>dis, in totum petricofus, thymis et origanis consitus.<text:line-break/>Alibi locus erat Cytisi plenus. Colebat autem dominus<text:line-break/>ejus mel dulcissimum, ut excelleret hic Atticum, non<text:line-break/>tamen acre, atque ideo celeriter usos eo avertit, subito-<text:line-break/>que nauseam commovet, si etiam' paulo copiosius suerit<text:line-break/>assumptum. Etenim et iis qui de Cytiso scripserunt<text:line-break/>haec in consesso sunt omnibus, quod bonam mellis par-<text:line-break/>tem ex floribus ipsius apes decerpunt. Fruticosa autem<text:line-break/>planta est Cytisus in altum excrescens, myrtis similiter.'<text:line-break/>Haec sane diximus utilissima iis, qui non suium Romam </text:span><text:span text:style-name="T6">’<text:line-break/></text:span><text:span text:style-name="T6">incolunt medicis, quo ex omni terra quotannis bona<text:line-break/>veniunt, sed qui in qualibet orbis parte habitant, ut</text:span></text:p>
      <text:p text:style-name="P8"><text:span text:style-name="T6">cognitis optimorum notis, ex iis quae </text:span><text:span text:style-name="T6">apud suos </text:span><text:span text:style-name="T6">aut<text:line-break/>certe ricinos aut ejusdem gentis homines existuut, opti-<text:line-break/>ma deligant. Qui igitur Philonium Antidotum aut aliud<text:line-break/>quoddam exiguum componit, non adeo siirnme </text:span><text:span text:style-name="T6">bonis </text:span><text:span text:style-name="T6">me-<text:line-break/>dicamentis indiget. Si vero Mithridation aut Theriacen<text:line-break/>aut aliud quoddam multae misturae et Cinnamomum re-<text:line-break/>cipiens conficiat, omnium praestantifsirnis opus medica-<text:line-break/>mentis habet. Atque alio in loco eorum copia non datur,<text:line-break/>eoque Romae ejusmodi Antidota praeparant, non folum<text:line-break/>optimi medici, fed etiam Myropolae, omnes utique lu eis<text:line-break/>magis aut minus peccantes, non tamen inutile medi-<text:line-break/>camentum componentes. Itaque Antonino imperante, a<text:line-break/>divitibus plerisque Theriaca praeparabatur, atque ideo<text:line-break/></text:span><text:span text:style-name="T19">r</text:span><text:span text:style-name="T6"> </text:span><text:span text:style-name="T6">non nunquam aliqua quae difficile poterant comparari, reli-</text:span></text:p>
      <text:p text:style-name="P7"><text:span text:style-name="T6">querunt. Mirum enim quam divites principis studia imi-<text:line-break/>tentur, aut cupiant saltem imitantes, videri. Quum au-<text:line-break/>lem ille e vita excessit, paucissimi hoc Antidotum’ veluti</text:span></text:p>
      <text:p text:style-name="P9"><text:span text:style-name="T6">et Mithridation praeparabant. </text:span><text:span text:style-name="T6">Quemadmodum </text:span><text:span text:style-name="T6">igitur Ro-<text:line-break/>mae optimorum medicaminum omnium </text:span><text:span text:style-name="T6">copia </text:span><text:span text:style-name="T6">facilius quam<text:line-break/></text:span><text:span text:style-name="T6">alibi </text:span><text:span text:style-name="T6">suppeditatur, ita in </text:span><text:span text:style-name="T6">ipsa </text:span><text:span text:style-name="T6">Roma alicui Caesari Antido-<text:line-break/>tum praeparanti multo magis </text:span><text:span text:style-name="T6">adhuc </text:span><text:span text:style-name="T6">omnia praestantissime<text:line-break/>suppetunt, vinum sane Falernum, mel Hymettium, opo-<text:line-break/>balsamum quod </text:span><text:span text:style-name="T6">Syriacum appellatur</text:span><text:span text:style-name="T6">; ex loco autem in<text:line-break/>quo generatur </text:span><text:span text:style-name="T6">copiosissimum optimurnque </text:span><text:span text:style-name="T6">aliud nomen<text:line-break/>secundum obtinet, </text:span><text:span text:style-name="T6">vocatur enim </text:span><text:span text:style-name="T6">Engadenum praestantius<text:line-break/>iis, quae in </text:span><text:span text:style-name="T6">aliis </text:span><text:span text:style-name="T6">Palaestinae locis gignuntur. At 'quanto<text:line-break/>vinum Falernum excellentius est eo quod In tabernis<text:line-break/>venditur, tanto etiam eo quod in Aegypto nascitur. Qua-<text:line-break/>propter si exacte cognoscenti uniuscujusque medicamenti ,<text:line-break/>virtutem liceat Caesari praeparare, quemadmodum mihi<text:line-break/>licuit, optimum conficietur. Nam quum regibus prae--<text:line-break/>stantiffima quaeque ex omni terra adlerantur, ex his rur-<text:line-break/>sus ipsis optimum eligetur. Ego vero vini Falerni unius-<text:line-break/>cujusque aetatem vasculis inscriptam relegens, gustu de-</text:span></text:p>
      <text:p text:style-name="P9"><text:span text:style-name="T6">prehendi, quae plures quam viginti </text:span><text:span text:style-name="T6">annos </text:span><text:span text:style-name="T6">haberent, </text:span><text:span text:style-name="T6">a<text:line-break/></text:span><text:span text:style-name="T6">quibus processi usque ad ea quae nihil subamari sapereut.<text:line-break/>Nam vetus ex iis quae nondum amaritudinem assumpse-<text:line-break/>runt, optimum est, quantum ad aetatem attinet. Hymet-<text:line-break/>tium autem mel quum in scriniis imperatoriis copiosum<text:line-break/>habeatur, bimulum gustans, delegi, ex eo quod esset<text:line-break/>dulcissimum et acerrimum, ut quod recenti et vetustiori<text:line-break/>sit praestantius. Quia vero non folum lis qui regiam hujus<text:line-break/>confecturae copiam habent, scd et aliis quoque omnibus<text:line-break/>medicis scripturam utilem esse convenit, sermo mihi fit<text:line-break/>prolixior. Statim namque multa quae Athenis emuntur<text:line-break/>particulas habent plerasque in imo reconditas, et propter<text:line-break/>hoc inspiciuntur, acrimoniam melli exhibentes. Tempore<text:line-break/>autem in superficie thymi erumpunt, quemadmodum etiam<text:line-break/>alia quae alterius generis melli respondent, ac multa quae<text:line-break/>Romae venduntur, talia apparent, praeterquam si exer-<text:line-break/>citati qui adierunt ea exemerint, quae thymis supernatant,<text:line-break/>ut vulgares qui mel degustant, praepollenti thymorum</text:span></text:p>
      <text:p text:style-name="P9"><text:span text:style-name="T6">qualitate praeditum</text:span><text:span text:style-name="T6">, </text:span><text:span text:style-name="T6">decipiantur. Hoc autem non accidit<text:line-break/>in eo quod dolum non sensit. Si itaque aliquando thy-<text:line-break/>mum senseris mel olfaciens</text:span><text:span text:style-name="T6">, </text:span><text:span text:style-name="T6">commemoratam modo frau-<text:line-break/>dem conjicito. Nam optimum mel acrimoniam thymorum<text:line-break/>attrahit, odorem vero non exhaurit,, sicuti nec gustus<text:line-break/>vehementiam. Etenim quatenus incoquere convenit, ubi<text:line-break/>de confectura agetur, exponemus. De mellis igitur vir-<text:line-break/>tute fatis est difputatunu De vinis autem deinceps dicen-<text:line-break/>tur, quae paulo ante reliquimus.</text:span></text:p>
      <text:h text:style-name="Heading_20_2" text:outline-level="2">Cap. V.</text:h>
      <text:p text:style-name="P271"><text:span text:style-name="T19">[ Conquirenda ejje quavis in regione mella,<text:line-break/>vina, simplices medicinas.]</text:span><text:span text:style-name="T6"> Nam si in Asia aut apud<text:line-break/>alias quasdam gentes Antidotum praeparans vinum me-<text:line-break/>dicamento utile desideres, colore vermiculum quaerere<text:line-break/>oportet. Quippe nullum vel nigrum vel album vel<text:line-break/>rubrum ad hujusmodi Antidota est accommodatum, verum ,<text:line-break/>substantia tenue, ut pelluceat, gustu, sicut in Falerno<text:line-break/>dictum, necdum amarescens, non tamen crudum adhuc</text:span></text:p>
      <text:p text:style-name="P9"><text:span text:style-name="T6">propter novitatem. Scribam </text:span><text:span text:style-name="T6">autem </text:span><text:span text:style-name="T6">ejusmodi vinorum<text:line-break/>nominatim </text:span><text:span text:style-name="T6">tibi </text:span><text:span text:style-name="T6">exemplum quae </text:span><text:span text:style-name="T6">in </text:span><text:span text:style-name="T6">Asia nostra proveniunt,<text:line-break/>et priusquam Romanorum potentia esset adaucta, </text:span><text:span text:style-name="T6">ac </text:span><text:span text:style-name="T6">Ealer- .<text:line-break/>nnin inclaruisset, veteres medici appellationes eorum lite-<text:line-break/>ris prodiderunt. Sunt autem tria in Asia. Ariusium sane<text:line-break/>quod ab ipsis est commendatum; nascitur in Chio, nomen-<text:line-break/>claturam a </text:span><text:span text:style-name="T6">loco </text:span><text:span text:style-name="T6">ubi gignitur fortitum. Quemadmodum<text:line-break/>et Lesbium a totius infulae nomine vocatur. Tmolites a<text:line-break/>colle cui Tmolus nomen est, ubi nascitur. Porro constat<text:line-break/>ex bis ipsis optimum deligi secundum praedictas notas<text:line-break/>oportere, veluti in rnelle dictum a me esu Quum' enim<text:line-break/>omne propemodum in Attica bonum existat, in hoc rursus<text:line-break/>ipso Hymettion est laudatissimum, mox Thallum, sic etiam<text:line-break/>luter multa, vina quae in Lesbo nascuntur, vermiculum;<text:line-break/>non crassum, odorum, minime astringens, non exiguae ad-<text:line-break/>rnodum dulcedinis compos, quod nulli ignotum est, voca-<text:line-break/>tur- proprie Lesbium. Excellentissimum est, quod tale<text:line-break/>in Ereso provenit; ab hoc deinde quod in Methymna;</text:span></text:p>
      <text:p text:style-name="P9"><text:span text:style-name="T6">tertium quod in Mitylena. ' Ex his optimum </text:span><text:span text:style-name="T6">deliges</text:span><text:span text:style-name="T6">, fu-<text:line-break/>perius enumeratis notis judicans. Quod namque inter<text:line-break/>odoratiora fuerit, eo quod assumitur et dulcius, et sub-<text:line-break/>stantia tenuius, hoc est praestantissimum. Itaque Lesbii<text:line-break/>talis est species, quemadmodum et Ariusti, quae exiguo<text:line-break/>discrimine secundum majoris minorisque rationem discre-<text:line-break/>pant. Non tamen haec Tmolitis, neque Falerni existit.<text:line-break/>Quippe duae ipsorum habentur species, alterum quidem<text:line-break/>dulce, alterum Ut non dulce, ita neque austerum, sed lu<text:line-break/>medio hic austerorum dulciumque vinorum consistit.<text:line-break/>Injicias itaque Theriacae dulce, non tanquarn ad totam<text:line-break/>medicamenti virtutem melius deligens, sed gratioris gustus<text:line-break/>causia, cujus solicitudo in medicamentis quae deglutiuntur,<text:line-break/>est habenda, quum in se multa habeant amara, quemad-<text:line-break/>modum Mithridation et Theriace. Reliqua autem omnia<text:line-break/>medicamenta ex longo usu virulentis bestiis adversari<text:line-break/>judicata, qualitatibus amara sunt, ut sermone de ipsis</text:span></text:p>
      <text:p text:style-name="P10"><text:span text:style-name="T6">apparebit. </text:span><text:span text:style-name="T6">Homerus autem </text:span><text:span text:style-name="T6">, </text:span><text:span text:style-name="T6">ut </text:span><text:span text:style-name="T6">xidetur, omnis quae </text:span><text:span text:style-name="T6">do-<text:line-break/></text:span><text:span text:style-name="T6">loribus medentur talia esse autumati Scribit itaque hunc<text:line-break/>in medum:<text:tab/>•<text:tab/>•</text:span></text:p>
      <text:p text:style-name="P11"><text:span text:style-name="T6">Radicem </text:span><text:span text:style-name="T19">adjecit amaram</text:span></text:p>
      <text:p text:style-name="P11"><text:span text:style-name="T19">Contritam manibus</text:span><text:span text:style-name="T19">, omnes </text:span><text:span text:style-name="T19">quae ausurre dolores<text:line-break/>Apta.</text:span></text:p>
      <text:p text:style-name="P11"><text:span text:style-name="T6">Medicum igitur peritum .-esse consulo , si fieri potest, o-<text:line-break/>muium stirpium; sin minus, at plurimarum et quarum usus<text:line-break/>multus esu Genera ipsarum, aut finalis, differentiae hae<text:line-break/>sunt, arbores, frutices, herbae, spinae, sarmenta. Nam<text:line-break/>quum ea ab initio ad finem poteris cognoscere; in multis<text:line-break/>terrae regionibus reperies, quemadmodum et ego in Italia<text:line-break/>offendi variis locis, quae neque nascentia, neque aucta<text:line-break/>noverunt, 'siccata tantum agnoscunt. Nullus itaque est<text:line-break/>unguentariorum, qui ignoret herbas quae ex Creta appor-<text:line-break/>tantur, sicuti et fructus ipfarum. Verum in suburbiis<text:line-break/>Romae earum non paucas nascentes omnino nesciunt, ac<text:line-break/>ideo quum fructus ipsarum esterunt,- non inquirunt. Ego</text:span></text:p>
      <text:p text:style-name="P9"><text:span text:style-name="T6">autem novi et chamaepityn </text:span><text:span text:style-name="T6">et </text:span><text:span text:style-name="T6">chamaedryn et tblafpi<text:line-break/>et centaurium hypericumque et polium, ad haec alia<text:line-break/>ejusmodi quum tempus est inquirens, florentia capio ne-<text:line-break/>que reficcata aestivo fole, scd neque citius quam convenit<text:line-break/>sumpta, dum fructus adhuc crudi imperfectique existunt,<text:line-break/>Nam compositorum medicaminum virtus simplicium vires<text:line-break/>comitatur, exigua quadam lu ipsa consectione, differentia<text:line-break/>obveniente, ad quam modo digrediar, ubi simplicium me-. .<text:line-break/>dicamentorurn, quae invicem miscentur, mensuram de-<text:line-break/>centem adscripscro. Quoniam vero nonnulla perperam<text:line-break/>funt scripta, dum quidam' ubi petentibus scripturam ex-<text:line-break/>hibent, sponte mentiuntur, aliqui etiam pervertunt, quae<text:line-break/>a nonnullis acceperunt exemplaria, isti libri qui lu biblio-<text:line-break/>thecis sunt repositi,.numerorum notas habentes, ex facili<text:line-break/>pervertuntur, dum quinque mutantur in novem, sicut<text:line-break/>et o, quod est octoginta, in </text:span><text:span text:style-name="T41">ιγ, </text:span><text:span text:style-name="T6">id est tredecim, unius lite-<text:line-break/>rae appositu, quemadmodum et alterius ablatione. Qua-<text:line-break/>propterego, sicut Menecrates librum conscripsit, titulum</text:span></text:p>
      <text:p text:style-name="P9"><text:span text:style-name="T6">imponens, llologrammatos Autocrator, quasi dicas integris<text:line-break/>literis descriptis imperator, in quo </text:span><text:span text:style-name="T41">ἑπτὰ, </text:span><text:span text:style-name="T6">id est septem,<text:line-break/>duabus syllabis scripta sunt, non per </text:span><text:span text:style-name="T41">ζ </text:span><text:span text:style-name="T6">solum; viginti<text:line-break/>tribus syllabis, ut </text:span><text:span text:style-name="T41">εἴκοσι, </text:span><text:span text:style-name="T6">non </text:span><text:span text:style-name="T6">per </text:span><text:span text:style-name="T41">κ </text:span><text:span text:style-name="T6">duntaxat exprimit;<text:line-break/></text:span><text:span text:style-name="T41">τριάκοντα, </text:span><text:span text:style-name="T6">id est triginta quatuor fyllabis effert, non per<text:line-break/></text:span><text:span text:style-name="T41">λ </text:span><text:span text:style-name="T6">tantum, aIiaque similiter, ita faciam et ipse. At laudo<text:line-break/>etiam Andrornachum, qui carmine Theriacarn ipsam, quem-<text:line-break/>admodum alii nonnulli, descripsit. Damocrates etiam alia<text:line-break/>omnia numeris inclusit, recte nimirum faciens. Minime<text:line-break/>siquidem fraudulenti illi possunt eos pervertere. Ac pri-<text:line-break/>rnum tibi illius scripturam versibus comprehensam hic<text:line-break/>apponemus.</text:span></text:p>
      <text:h text:style-name="Heading_20_2" text:outline-level="2">Cap. VI.</text:h>
      <text:p text:style-name="P12"><text:span text:style-name="T6">’ </text:span><text:span text:style-name="T19">[Andromachi fenioris theriace ez viperis.<text:line-break/>Galena dicta. ]<text:tab/>.<text:tab/>’<text:tab/>.</text:span></text:p>
      <text:p text:style-name="P13"><text:span text:style-name="T19">Accipe quas habeat vires, clarijstme Caesar,<text:line-break/>Antidotus multis consociata modis.</text:span></text:p>
      <text:p text:style-name="P7"><text:span text:style-name="T19">Accipe securae Nero libertatis alumne</text:span></text:p>
      <text:p text:style-name="P7"><text:span text:style-name="T19">Magna salutiferae robora Tberiaces.</text:span></text:p>
      <text:p text:style-name="P14"><text:span text:style-name="T19">Dicitur haec grnjis Hilare, Ludios, atque Galene,<text:line-break/>Ad portus diros, haud medicina levis.</text:span></text:p>
      <text:p text:style-name="P7"><text:span text:style-name="T19">Nec, </text:span><text:span text:style-name="T48">β </text:span><text:span text:style-name="T19">Meconis perfrigida pocula succi</text:span></text:p>
      <text:p text:style-name="P7"><text:span text:style-name="T19">Hauseris, insignem vim negat illa suam.</text:span></text:p>
      <text:p text:style-name="P13"><text:span text:style-name="T19">Nulla cicuta potest hanc vincere, nullum aconitum,<text:line-break/>Nullus frigidior succus hyofcyami.</text:span></text:p>
      <text:p text:style-name="P13"><text:span text:style-name="T19">Fervida non thapsusr letalia pharmaca Medae,<text:line-break/>Sanguineumque valent, ulcera cantharidum.</text:span></text:p>
      <text:p text:style-name="P13"><text:span text:style-name="T19">Vipera nigrescens ictu, insustusque cerastes<text:line-break/>Arida scu dipsas, non superare potest.</text:span></text:p>
      <text:p text:style-name="P13"><text:span text:style-name="T19">Scorpius adversum hanc, itidem nil promovet aspis,<text:line-break/>Quae in reliquis virus exitiale tenet.</text:span></text:p>
      <text:p text:style-name="P13"><text:span text:style-name="T19">Improbus ille dryas, contra hanc occurrere pugna<text:line-break/>Non audet,</text:span><text:span text:style-name="T6"> latebris </text:span><text:span text:style-name="T19">fed manet usuue suis,</text:span></text:p>
      <text:p text:style-name="P13"><text:span text:style-name="T19">Dryinos, nepnon haemorrhun, fanguinis expers<text:line-break/>Qui virus fundit, haec medicina domat.</text:span></text:p>
      <text:p text:style-name="P13"><text:span text:style-name="T19">Non hoc offendunt inimica phalangia potu,<text:line-break/>Quae horrifico vexant sumpta</text:span><text:span text:style-name="T6"> dolore </text:span><text:span text:style-name="T19">virum.</text:span></text:p>
      <text:p text:style-name="P14"><text:span text:style-name="T19">Non hydrus, aut Epichersus, aquis aut cancer oberrans.<text:line-break/>Sub </text:span><text:span text:style-name="T19">calido </text:span><text:span text:style-name="T19">primum fidero obesae potest.</text:span></text:p>
      <text:p text:style-name="P13"><text:span text:style-name="T19">Nulla tibi Amphisbaena nocet, stccosque subintrans<text:line-break/>Campos, exitium nulla </text:span><text:span text:style-name="T19">rubeta </text:span><text:span text:style-name="T19">seret.</text:span></text:p>
      <text:p text:style-name="P13"><text:span text:style-name="T19">Huic sidens Caesar, prato oblectare per aestum<text:line-break/>Nec Libyae curae stet harena tibi.</text:span></text:p>
      <text:p text:style-name="P13"><text:span text:style-name="T19">Quin stomachum eurat medicamen</text:span><text:span text:style-name="T6"> , ecm </text:span><text:span text:style-name="T19">aestuat aegrum<text:line-break/>Astidua vexans, insuper asthma velox.</text:span></text:p>
      <text:p text:style-name="P13"><text:span text:style-name="T6">Non </text:span><text:span text:style-name="T19">aberit labiis ckerfydrus pestifer atris, i'<text:line-break/>Qui occurrens, animam non stnit este diu.</text:span></text:p>
      <text:p text:style-name="P13"><text:span text:style-name="T19">Vel quum ventriculus turbatur statibus, undam ut<text:line-break/>Interius surdam concitet ipse chyli.</text:span></text:p>
      <text:p text:style-name="P13"><text:span text:style-name="T19">Vel quum uifficilt vertuntur tormine venti<text:line-break/>Intestina, colon pusus ubi exagitat.</text:span></text:p>
      <text:p text:style-name="P13"><text:span text:style-name="T19">Vel quum sum tatas consusu suile pe</text:span><text:span text:style-name="T54">r</text:span><text:span text:style-name="T19"> artus<text:line-break/>Ut proprius nequeat ejste dolos aculis.</text:span></text:p>
      <text:p text:style-name="P13"><text:span text:style-name="T19">Regius </text:span><text:span text:style-name="T19">inf ‘stat </text:span><text:span text:style-name="T19">morbus, </text:span><text:span text:style-name="T19">non </text:span><text:span text:style-name="T19">ulla elborum<text:line-break/>Cura adsit (quamvis Juppiter annuerit</text:span></text:p>
      <text:p text:style-name="P14"><text:span text:style-name="T19">Tempora </text:span><text:span text:style-name="T19">longa") anima scd tristes, limina vitent'-<text:line-break/></text:span><text:span text:style-name="T19">Ejus qui'</text:span><text:span text:style-name="T19">medicam polliceatur opem.</text:span></text:p>
      <text:p text:style-name="P13"><text:span text:style-name="T19">Si videas pallore malo candentia membra.<text:line-break/>Tollet hydropa suis viribus Antidotum.</text:span></text:p>
      <text:p text:style-name="P13"><text:span text:style-name="T19">Et fuscata statim lustrabit lumina, rebus<text:line-break/>His quoque st incipiatnon vereare phthistn.</text:span></text:p>
      <text:p text:style-name="P13"><text:span text:style-name="T19">Sola etiam tetanum, tendonuni.spasma, prosuiidi<text:line-break/>Theriace haec </text:span><text:span text:style-name="T19">adimet </text:span><text:span text:style-name="T19">pondus opisthotoni,</text:span></text:p>
      <text:p text:style-name="P13"><text:span text:style-name="T19">Vol quum succingens costas membrana laborat.<text:line-break/>Pulmones reprimens desuper ipsu tenes.</text:span></text:p>
      <text:p text:style-name="P13"><text:span text:style-name="T19">Vel quando horrificos patitur vesica labores<text:line-break/>Ulceris, illius praedomitusque porus</text:span></text:p>
      <text:p text:style-name="P7"><text:span text:style-name="T19">Impedit Urinam, coles et reddere eandem</text:span></text:p>
      <text:p text:style-name="P7"><text:span text:style-name="T19">Appetit, et crebro proruit in Venerem»</text:span></text:p>
      <text:p text:style-name="P13"><text:span text:style-name="T19">Quum retium suevit crucians injuria lumbos.<text:line-break/>Hoc poterit potu tristis abire dolor.</text:span></text:p>
      <text:p text:style-name="P13"><text:span text:style-name="T19">Pectoris et labem saniosum pelUtat aegri<text:line-break/>Multos usuue dies potus hic antidoti.</text:span></text:p>
      <text:p text:style-name="P14"><text:span text:style-name="T19">Pestiferamque luem curat, </text:span><text:span text:style-name="T19">quae </text:span><text:span text:style-name="T19">tempus in omne<text:line-break/>Spiratu gravis est , intima conficiens.</text:span></text:p>
      <text:p text:style-name="P13"><text:span text:style-name="T19">Atque canis rabidi virus quod morsibus indit<text:line-break/>Laetus, odorata sugeris antidoto.</text:span></text:p>
      <text:p text:style-name="P7"><text:span text:style-name="T19">Hinc tu sume fabae pondus, quam lympha creavit</text:span></text:p>
      <text:p text:style-name="P7"><text:span text:style-name="T19">Ex umbra, coeno et tecta simul suliis</text:span></text:p>
      <text:p text:style-name="P13"><text:span text:style-name="T19">Nempe fabae Nili, gravitatis nomine, ternis<text:line-break/>Antidoto calidam consocians cyathis.</text:span></text:p>
      <text:p text:style-name="P13"><text:span text:style-name="T19">Sumito quando capis </text:span><text:span text:style-name="T19">somnum, </text:span><text:span text:style-name="T19">vel luce reversu.<text:line-break/>Uno vel pariter pocula bina die.</text:span></text:p>
      <text:p text:style-name="P13"><text:span text:style-name="T19">Luce bibent ipsum, quibus est sal tristis, ut inde<text:line-break/>Lenimenta mali quod surit , accipiant.</text:span></text:p>
      <text:p text:style-name="P13"><text:span text:style-name="T19">Nocte quibus tenebrae</text:span><text:span text:style-name="T6"> gratae minus,. ordine </text:span><text:span text:style-name="T19">versu.<text:line-break/>Ante thorum pulchre'sumpta medela</text:span><text:span text:style-name="T6"> facit.</text:span></text:p>
      <text:p text:style-name="P7"><text:span text:style-name="T19">Exitiale animans quos laesit vulnere diro</text:span></text:p>
      <text:p text:style-name="P7"><text:span text:style-name="T19">Aut cui letalis potio capta suit.<text:line-break/>Apponens liilares affectis pocula , eodem<text:line-break/>fvoctu et luce stmul fac medeare modo.</text:span></text:p>
      <text:p text:style-name="P9"><text:span text:style-name="T19">Quin </text:span><text:span text:style-name="T19">et </text:span><text:span text:style-name="T19">perpetuo spiranti nocte quietem<text:line-break/></text:span><text:span text:style-name="T19">Praebebis</text:span><text:span text:style-name="T19">, Caesar, </text:span><text:span text:style-name="T19">hoc </text:span><text:span text:style-name="T19">placidam antidoto.'</text:span><text:span text:style-name="T31">1<text:line-break/></text:span><text:span text:style-name="T19">Principio expertus vir in arte venabitur angues<text:line-break/>Audaci, mir-as celeritate, manu.</text:span></text:p>
      <text:p text:style-name="P13"><text:span text:style-name="T19">Hos quum trisus hyerns 'abiit non amplius arctas<text:line-break/>lu terra latebras cernit habere suas.</text:span></text:p>
      <text:p text:style-name="P13"><text:span text:style-name="T19">Ddistis jam latebris subeunt nemora ampla virentis<text:line-break/>Quaesitum marathri femina grata oculis.</text:span></text:p>
      <text:p text:style-name="P13"><text:span text:style-name="T19">Haec visum refovent serpentibus, atque bubulcos<text:line-break/>Quos metus exercet, saepe dolore levant.</text:span></text:p>
      <text:p text:style-name="P13"><text:span text:style-name="T19">Ilis ipsts caudas et colla referta veneno<text:line-break/>Praecides, vacuos ventriculosque adimes.</text:span></text:p>
      <text:p text:style-name="P13"><text:span text:style-name="T19">Quippe venenatos utraque </text:span><text:span text:style-name="T19">ex </text:span><text:span text:style-name="T19">parte dolares<text:line-break/>Mittunt, nam caudis hi quoque virus habent.</text:span></text:p>
      <text:p text:style-name="P13"><text:span text:style-name="T19">Ergo secas ipsts cervicem, atque extima, quantum<text:line-break/>Intus pygmaei tenditur arcta manus.</text:span></text:p>
      <text:p text:style-name="P13"><text:span text:style-name="T19">Namque cadit virus pariter cum fanguine j motis.<text:line-break/>Extremis, Hilarem feceris Italicam.</text:span></text:p>
      <text:p text:style-name="P14"><text:span text:style-name="T19">His tibi </text:span><text:span text:style-name="T19">stc </text:span><text:span text:style-name="T19">suctis, carnes in sectile mittens.<text:line-break/>Una compositas igne </text:span><text:span text:style-name="T19">parabis acri.</text:span></text:p>
      <text:p text:style-name="P13"><text:span text:style-name="T19">Lymphae quod sutis </text:span><text:span text:style-name="T19">est </text:span><text:span text:style-name="T19">insundes, germen anethi<text:line-break/>Cum anguina junctum carne coquens pariter.</text:span></text:p>
      <text:p text:style-name="P7"><text:span text:style-name="T19">Ast ubi </text:span><text:span text:style-name="T19">spina </text:span><text:span text:style-name="T19">cadit coctu de carne recurva,<text:line-break/>'Desuper atque surae noxia terga tument.<text:line-break/>Exime, </text:span><text:span text:style-name="T19">quo </text:span><text:span text:style-name="T19">fervens frigescat rnistio starnrnis.<text:line-break/>Infestas carnes dimoveasque procul.<text:line-break/>Abstrahe serpenturn spinas., virus redolentes</text:span><text:span text:style-name="T19">,<text:line-break/>Quas </text:span><text:span text:style-name="T19">persentiscet non male docia manus. .</text:span></text:p>
      <text:p text:style-name="P13"><text:span text:style-name="T19">Carnibus adjicias panis stcci et bene pisa<text:line-break/>Quantum pastillos stngere sufficiat.</text:span></text:p>
      <text:p text:style-name="P13"><text:span text:style-name="T19">Verum ubi jam ista</text:span><text:span text:style-name="T6"> pilae fando </text:span><text:span text:style-name="T19">contusu rotundae<text:line-break/>Cuncta, super uigrum tu modo sunde susum.</text:span></text:p>
      <text:p text:style-name="P7"><text:span text:style-name="T19">Protinus hic etiam cum cortice fquilla pilosa<text:line-break/>Illita cui circum mastsu stt, incolent.<text:line-break/>Dum stc asutur</text:span><text:span text:style-name="T19">, nec </text:span><text:span text:style-name="T19">stat durior inde </text:span><text:span text:style-name="T19">.</text:span></text:p>
      <text:p text:style-name="P7"><text:span text:style-name="T19">'•"Cortice, nam </text:span><text:span text:style-name="T19">ardescet smtitei </text:span><text:span text:style-name="T19">iste ciris.</text:span></text:p>
      <text:p text:style-name="P14"><text:span text:style-name="T19">At </text:span><text:span text:style-name="T19">postquam </text:span><text:span text:style-name="T19">calesuctd nimis difrumpitur, ipsum<text:line-break/></text:span><text:span text:style-name="T19">.Deponis, </text:span><text:span text:style-name="T19">carnis portio tripla manet.</text:span></text:p>
      <text:p text:style-name="P7"><text:span text:style-name="T19">Atque ervum gyro </text:span><text:span text:style-name="T19">duplici demittis </text:span><text:span text:style-name="T19">ace, bum.</text:span></text:p>
      <text:p text:style-name="P7"><text:span text:style-name="T19">Pistilloque moves, </text:span><text:span text:style-name="T19">quod </text:span><text:span text:style-name="T19">teris, inferius.<text:line-break/>Aufers, </text:span><text:span text:style-name="T19">et </text:span><text:span text:style-name="T19">riguos pastillos inde stguras.^ </text:span><text:span text:style-name="T54">i</text:span></text:p>
      <text:p text:style-name="P7"><text:span text:style-name="T19">Ques, Ut siccescant, sale repone procul. ' </text:span><text:span text:style-name="T19">'i<text:line-break/></text:span><text:span text:style-name="T19">Fac decadas utiiusque duas et quattuor </text:span><text:span text:style-name="T19">aeque.</text:span></text:p>
      <text:p text:style-name="P7"><text:span text:style-name="T19">Pastilli drachmas pondere connumerest<text:line-break/>Tot piperis calidi</text:span><text:span text:style-name="T19">, </text:span><text:span text:style-name="T19">meconis, magmatis adde.<text:line-break/>Magmatis hedychroi</text:span><text:span text:style-name="T6"> par </text:span><text:span text:style-name="T19">modus injicitur.<text:line-break/>Inde quater ternas mutato pondere drachmas</text:span></text:p>
      <text:p text:style-name="P7"><text:span text:style-name="T19">Iridis, et siccae protinus adde rosue. </text:span><text:span text:style-name="T19">r-<text:line-break/></text:span><text:span text:style-name="T19">Addaturque tui radix dulcijstma sacci,<text:line-break/></text:span><text:span text:style-name="T19">‘ </text:span><text:span text:style-name="T19">Et dulcis tantum feminis inde napi.</text:span></text:p>
      <text:p text:style-name="P13"><text:span text:style-name="T19">Scordion sungas et odoribus inclyta femper<text:line-break/>Balsama, qui Syrio mittitur</text:span><text:span text:style-name="T6"> </text:span><text:span text:style-name="T6">orbe </text:span><text:span text:style-name="T19">liquer.</text:span></text:p>
      <text:p text:style-name="P13"><text:span text:style-name="T19">Tum quae suspendas aequata cinnama lance<text:line-break/>Conjice, et agarici par </text:span><text:span text:style-name="T19">quoque </text:span><text:span text:style-name="T19">pondus </text:span><text:span text:style-name="T19">eat.</text:span></text:p>
      <text:p text:style-name="P14"><text:span text:style-name="T19">Hinc super est myrrham, costumque, specuque</text:span><text:span text:style-name="T6"> pevulfem<text:line-break/>Corycio </text:span><text:span text:style-name="T19">fragrans imposuijste crocum.</text:span></text:p>
      <text:p text:style-name="P13"><text:span text:style-name="T19">Et castae calamos, et quum tulit India hardum ,<text:line-break/>Tieque Arabi stchoenum gloria prima sali.</text:span></text:p>
      <text:p text:style-name="P7"><text:span text:style-name="T19">Inde nigrum conjunge piper, thurisque nitorem,</text:span></text:p>
      <text:p text:style-name="P7"><text:span text:style-name="T19">Divite quod felix rure Sabaeus alit.</text:span></text:p>
      <text:p text:style-name="P13"><text:span text:style-name="T6">Nec </text:span><text:span text:style-name="T19">tu dictamnum, neo tu quoque pontica rbreon<text:line-break/>Defueris, stoechas, marrubiumque virens.</text:span></text:p>
      <text:p text:style-name="P13"><text:span text:style-name="T19">Atque apium petsu quod nasceris, et calamintke,<text:line-break/>Afraque cum lacsirimis o terebinthe tuis, </text:span><text:span text:style-name="T19">/</text:span></text:p>
      <text:p text:style-name="P13"><text:span text:style-name="T19">Et foliis gramen quinis, et Zingiber ardens.<text:line-break/>Singula scd drachmas sex tibi quaeque trahant.</text:span></text:p>
      <text:p text:style-name="P7"><text:span text:style-name="T19">His etiam polium drachmis sc quatuor addet,<text:line-break/></text:span><text:span text:style-name="T19">j </text:span><text:span text:style-name="T19">Addet </text:span><text:span text:style-name="T19">sc </text:span><text:span text:style-name="T19">polio proxima pinus humi.</text:span></text:p>
      <text:p text:style-name="P13"><text:span text:style-name="T19">Cumque racemifero Celtarum nardus amomo.<text:line-break/>Et styracis lentor, survidaque herba meon.</text:span></text:p>
      <text:p text:style-name="P13"><text:span text:style-name="T19">Atque humilis quercus semen, Pontoque petita<text:line-break/>Phu, quibus accedet Lemnia terra comes.</text:span></text:p>
      <text:p text:style-name="P14"><text:span text:style-name="T19">Nec non malabathri </text:span><text:span text:style-name="T19">folium, mifcebis </text:span><text:span text:style-name="T19">et astsum<text:line-break/></text:span><text:span text:style-name="T19">Chalcitim, </text:span><text:span text:style-name="T19">stbras </text:span><text:span text:style-name="T19">gentiadasque </text:span><text:span text:style-name="T19">stmul, </text:span><text:span text:style-name="T19">“</text:span></text:p>
      <text:p text:style-name="P13"><text:span text:style-name="T19">Inde </text:span><text:span text:style-name="T19">tenax </text:span><text:span text:style-name="T19">gummi</text:span><text:span text:style-name="T19">, prejsuque hypocistide succus<text:line-break/></text:span><text:span text:style-name="T19">Adstt, </text:span><text:span text:style-name="T19">et hinc fructus b absume parva tui.</text:span></text:p>
      <text:p text:style-name="P13"><text:span text:style-name="T19">His etiam anisum, </text:span><text:span text:style-name="T19">seselimque </text:span><text:span text:style-name="T19">his jungere molem.<text:line-break/></text:span><text:span text:style-name="T19">His </text:span><text:span text:style-name="T19">cardnmomum, 'oeniculumque velis. •</text:span></text:p>
      <text:p text:style-name="P13"><text:span text:style-name="T19">Atque atram lackdimarn, Nili quam spina remittit.<text:line-break/></text:span><text:span text:style-name="T19">Quaeque suo </text:span><text:span text:style-name="T19">thlafpis </text:span><text:span text:style-name="T19">femine </text:span><text:span text:style-name="T19">nomen habet. •</text:span></text:p>
      <text:p text:style-name="P13"><text:span text:style-name="T19">Hypericon </text:span><text:span text:style-name="T19">rursum, pallens </text:span><text:span text:style-name="T19">mifcebis et ammin,<text:line-break/>Nec drachmis totidem plus sugapenus eat.</text:span></text:p>
      <text:p text:style-name="P7"><text:span text:style-name="T19">Pondere dimidio tum quos 'sibi Castor ad Istrum</text:span></text:p>
      <text:p text:style-name="P15"><text:span text:style-name="T19">Ore secat testes, imposuistsu decet.</text:span><text:span text:style-name="T6"><text:tab/></text:span><text:span text:style-name="T6">z</text:span></text:p>
      <text:p text:style-name="P13"><text:span text:style-name="T19">Quis nec Artstolochi radix</text:span><text:span text:style-name="T19">,</text:span><text:span text:style-name="T6"> </text:span><text:span text:style-name="T6">siccumque bitumen,<text:line-break/></text:span><text:span text:style-name="T19">Candida nec desint semina dauce' tua.</text:span></text:p>
      <text:p text:style-name="P13"><text:span text:style-name="T19">Denique cum panacis succum , centaurion atque<text:line-break/>Addideris, finem galbanus ipfa dabit.</text:span></text:p>
      <text:p text:style-name="P13"><text:span text:style-name="T19">Antiquo primum Jolves tamen 'omnia vino,-<text:line-break/>Humida quae fuerint, ut liquor et lachrimae.</text:span></text:p>
      <text:p text:style-name="P14"><text:span text:style-name="T19">Tum </text:span><text:span text:style-name="T19">quae stcca vides, postquam contusu </text:span><text:span text:style-name="T19">minutim,<text:line-break/></text:span><text:span text:style-name="T19">Cecropio pariter jungere meile velis. </text:span><text:span text:style-name="T19">'</text:span></text:p>
      <text:p text:style-name="P7"><text:span text:style-name="T19">Haec qui nos primus docuisti maxime Paean</text:span></text:p>
      <text:p text:style-name="P7"><text:span text:style-name="T19">Adsis, seu Triccae te juga summa juvant.<text:line-break/>Seu Barrina magis, Rhodos, aut Epidauria </text:span><text:span text:style-name="T19">tellut</text:span><text:span text:style-name="T19">,</text:span></text:p>
      <text:p text:style-name="P7"><text:span text:style-name="T19">Adsts, </text:span><text:span text:style-name="T6">et Regi fur tua </text:span><text:span text:style-name="T19">dona meo,</text:span></text:p>
      <text:p text:style-name="P7"><text:span text:style-name="T19">Stirpe tua natam Panaceam </text:span><text:span text:style-name="T19">, </text:span><text:span text:style-name="T19">namque salutem</text:span></text:p>
      <text:p text:style-name="P7"><text:span text:style-name="T19">lUe datam puro femper honore colet.</text:span></text:p>
      <text:h text:style-name="Heading_20_2" text:outline-level="2">Cap. VII.</text:h>
      <text:p text:style-name="P271"><text:span text:style-name="T19">[ Andromachi junioris theriaca ex</text:span><text:span text:style-name="T6"> vipe-'<text:line-break/></text:span><text:span text:style-name="T19">ris</text:span><text:span text:style-name="T19">, </text:span><text:span text:style-name="T19">Galene dicta.]</text:span><text:span text:style-name="T6"> Haec' quidem senior Andromachus<text:line-break/>literis mandavit, filius autem ipsius libro medicamentario<text:line-break/>quem de internis inscripsit, hanc scripturam tradidit pe-<text:line-break/>destri usus oratione: </text:span><text:span text:style-name="T19">Antidotum quod vocatur Galene, ad<text:line-break/>omnein affectum </text:span><text:span text:style-name="T19">interiorem, </text:span><text:span text:style-name="T19">praesertim ad stomachi vitia,<text:line-break/>et adversus letalia et morborum circuitus. “4</text:span><text:span text:style-name="T6"> Pastillorum<text:line-break/>scilliticorum </text:span><text:span text:style-name="T19">3 xlviij.</text:span><text:span text:style-name="T6"> pastillorum Theriacorum drach. </text:span><text:span text:style-name="T6">xxiv.<text:line-break/></text:span><text:span text:style-name="T6">magmatis hesiychroi, piperis nigri , singulorum drach.<text:line-break/></text:span><text:span text:style-name="T6">xxiv. </text:span><text:span text:style-name="T6">opii </text:span><text:span text:style-name="T6">drach. </text:span><text:span text:style-name="T6">xxiv. rosarum </text:span><text:span text:style-name="T6">siccarum</text:span><text:span text:style-name="T6">, scordii Cre-</text:span></text:p>
      <text:p text:style-name="P9"><text:span text:style-name="T6">tensis, napi seminis, iridis Illyricae, agarici pontici,<text:line-break/>cinnamomi, dulcis radiculae succi,. opobalsami, singulo-<text:line-break/>rum </text:span><text:span text:style-name="T6">5 </text:span><text:span text:style-name="T6">nij-' myrrhae, croci, gingiberis, Rlieu ponticip<text:line-break/>quinquefolii radicis, nepitae (sic Romani calamintham<text:line-break/>nominant) marrubii, petroselini, stoecliados,</text:span><text:span text:style-name="T58">f</text:span><text:span text:style-name="T6"> costi, pi-<text:line-break/>peris albi, et longi, dictamni Cretensis, junci odorati<text:line-break/>floris, thuris, terebinthinae, cassiae fistulae, nardi lndicae,<text:line-break/>singulorum 3 vj. polii Cretensis , seselis, styracis, thlafpi,<text:line-break/>ameos, chamaedryos, chamaepityos, hypocistidis, succi ma-<text:line-break/>labathri, nardi Celticae, gentianae radicis, anisi, mei<text:line-break/>alhamantini, foeniculi seminis, terrae lemniae, chaloiti-<text:line-break/>dis tostae, amomi, acori, pheu pontici, balsami fructus;<text:line-break/>hyperici, acaciae, gummi, cardamomi, singulorum 5 ,iv.<text:line-break/>dauci seminis, galbani, sagapeni, opopanacis, bituminis,<text:line-break/>castorei, centaurii tenuis, aristolochiae tenuis, singulo-<text:line-break/>runi drach, ij. mellis Attici' drach., cli ervi drach. lxxx.<text:line-break/>Ex hac pedestri Andromachi junioris scriptura licetin-</text:span></text:p>
      <text:p text:style-name="P9"><text:span text:style-name="T6">telligere., si quis qnodcunqne </text:span><text:span text:style-name="T6">in elegiis </text:span><text:span text:style-name="T6">senioris dictum non<text:line-break/>assequatur;</text:span><text:span text:style-name="T6">. </text:span><text:span text:style-name="T6">quare </text:span><text:span text:style-name="T6">et ego </text:span><text:span text:style-name="T6">eorum quae obscurius ab eo<text:line-break/>dicta videbantur interpretationem' non apposui, prolixi-<text:line-break/>tatem scripturae devitans. Unum vero duntaxat miratus<text:line-break/>sum in juniore Andromache, quod in simplicium medi-<text:line-break/>camentorum unde antidotum componit enumeratione, ne-<text:line-break/>pilam pro calamintba scripserit. , Romani enim calamin-<text:line-break/>tham sic appellant; non conveniebat autem ipsum, qirum<text:line-break/>omnia Graece tradidisset, hoc solum Romanum nomen<text:line-break/>Graecis inserere. Caeterum in uno inter se discrepant,<text:line-break/>quoniam metrica scriptura viginti quatitor drachmas longi<text:line-break/>piperis obtinet, pedestris autem sex. Quia vero, ut dixi,<text:line-break/>multa exemplaria vitiatas medicamentorum quantitates<text:line-break/>habent, ideo primum quidem integris literis ipsus con-<text:line-break/>scripsi, Menecratem imitatus, deinde airtem post hoc<text:line-break/>etiam numeris expressas apposui. Porro cum Androma-<text:line-break/>chi elegiaca obscurius sint composita, melius existimavi<text:line-break/>llamocratis versus admodum manifesto interpretatos ap-</text:span></text:p>
      <text:p text:style-name="P9"><text:span text:style-name="T6">ponere. Sed hoc quidem </text:span><text:span text:style-name="T6">paulo </text:span><text:span text:style-name="T6">posterius aggrediar, nunc.<text:line-break/>quoniam multa ex simplicibus medicamentis quae. Anti-<text:line-break/>doto immittuntur exposui</text:span><text:span text:style-name="T6">, </text:span><text:span text:style-name="T6">praestat ea quae ipsis desunt<text:line-break/>adjicere.</text:span></text:p>
      <text:h text:style-name="Heading_20_2" text:outline-level="2">Cap. VI<text:span text:style-name="T79">I</text:span>I.</text:h>
      <text:p text:style-name="P271"><text:span text:style-name="T6">[Quomodo </text:span><text:span text:style-name="T19">pastilli thersuci praeparent<text:line-break/></text:span><text:span text:style-name="T6">tur.] Viperas non quemadmodum nonnulli media aestate,<text:line-break/>neque tamen quum nuper secessum terrae reliquerint,<text:line-break/>venari convenit. Etenim aestate, caro ipsarum est sitis<text:line-break/>efficax; secessus tempore sicca, frigida, et alimenti'ex-<text:line-break/>pers. Optimum itaque tempus est quod haec intercedit,<text:line-break/>ut etiam Andromachus ipse indicavit, quum qui Baccho<text:line-break/>fesse celebrant viperas solent discerpere , desinente quidem<text:line-break/>vere, nondum autem inchoata aestate, vel si ver admo-<text:line-break/>dum hyernale extiterit, aestatis initio non longe a Pleia-<text:line-break/>dum ortu. Porro foetas viperas repudiare oportet. Cae-<text:line-break/>terum capita et caudas ipsis praecidere. Nam praeter-,<text:line-break/>quam quod hae particulae virulentiores esse videantur,</text:span></text:p>
      <text:p text:style-name="P8"><text:span text:style-name="T6">etiam durae et </text:span><text:span text:style-name="T6">modicae </text:span><text:span text:style-name="T6">carnis </text:span><text:span text:style-name="T6">compotes </text:span><text:span text:style-name="T6">existnnt. Sufficit<text:line-break/>autem in magnis viperis id quod auferetur ulrobique<text:line-break/>quaternos digitos aequare. Reliquum vero totum corpus<text:line-break/>intestinis exemptis et cute detracta aqua perlutum cacabo<text:line-break/>indere.cum aqua pura viridique anetho (tunc enim viget)<text:line-break/>atque super carbones perustos aut ligna arida, quae<text:line-break/>Graeci vocant </text:span><text:span text:style-name="T48">αχαπνα,</text:span><text:span text:style-name="T41"> </text:span><text:span text:style-name="T6">incoquere convenit, praestiterit<text:line-break/>autem vitium esse sarmenta. Jam vero falis injici debet,<text:line-break/>si quidem convenienti tempore viperas ceperis, momen-<text:line-break/>tum, sin autem aestate, nihil. At ex maritimis locis<text:line-break/>capere ipsas, aut falsa quadam aqua neuliquam tentabis.<text:line-break/>Quippe antidotum ex hujusmodi viperis confectum sitim<text:line-break/>concillat. Ubi vero diligenter ipsae incoctae fuerint,<text:line-break/>quemadmodum si quis comesturus esset, ex aqua oportet<text:line-break/>- eximere, carnes autem auferre ita, ut nihil ex. spinis<text:line-break/>simul exeat. Atque his accurate detritis, panis purissimi<text:line-break/>probe desiccati momentum admiscere. Prae omnibus au-<text:line-break/>tem. panis bene fermentatus et diligenter tostus erit.</text:span></text:p>
      <text:p text:style-name="P9"><text:span text:style-name="T6">testuaceus, non furnaceus. .Nonnulli </text:span><text:span text:style-name="T6">igitur </text:span><text:span text:style-name="T6">dimidiam<text:line-break/></text:span><text:span text:style-name="T6">ponderis partem ex </text:span><text:span text:style-name="T6">pane injiciunt, </text:span><text:span text:style-name="T6">nonnulli vero ter-<text:line-break/>tiam, ego etiam quartam </text:span><text:span text:style-name="T6">quintamque </text:span><text:span text:style-name="T6">nonnunquam in-<text:line-break/>didi. Nisi enim probe fuerit </text:span><text:span text:style-name="T6">tostus, </text:span><text:span text:style-name="T6">periculum est ne<text:line-break/>aliquid ariditatis medicamento obveniat. At satius est<text:line-break/>etiam diebus aliquot antea hoc pacto tostum lu domo'<text:line-break/>sicca exaruisse. Simulatque vero </text:span><text:span text:style-name="T6">ea </text:span><text:span text:style-name="T6">mista sit laevigat-aque/<text:line-break/>adamussim, ut nulla viperarum carnis portio non laevi-<text:line-break/>gata remanserit, orbiculos tenues essormabis. Nam crassi<text:line-break/>quum aegre siccescant viperae carnes putrescere permit-<text:line-break/>tunt, panem acescere, quare hunc siccum laevigare potius<text:line-break/>est, non quemadmodum qui ante me Caesari praeparan-<text:line-break/>tes antidotum compusuerunt, viperarum decocto ipsum,<text:line-break/>irrigantes; ac ego longo tempore id factitabam, verum<text:line-break/>postea melius esse existimavi, panem in laevorem detri-<text:line-break/>tum ita viperarum carni diligenter prius in pulverem<text:line-break/>redactae permiscere: citius enim hoc pacto orbiculi sic-<text:line-break/>cescunt, arido pane non humido illis admisto. Caeterum •,</text:span></text:p>
      <text:p text:style-name="P9"><text:span text:style-name="T6">domus in qua siccescere </text:span><text:span text:style-name="T6">debent, </text:span><text:span text:style-name="T6">omnino sit sublimis, ad<text:line-break/>meridiem conversa, vel certe non ad septentrionem, ut<text:line-break/>solis radios bona diei parte accipiat. Siquidem in hujus-<text:line-break/>modi facile siccescent, statirn ubi fuerint conformati, ea<text:line-break/>domus' partes-locentur qua non radii solis erumpunt.<text:line-break/>Vertere autem eos continue expedit, ut aequabiliter<text:line-break/>utraque in parte desiccescaut. Hoc enim nisi facias, altera<text:line-break/>pars plus (ac par est) siccabitur, altera humida diutius<text:line-break/>manens putredinem experiri periclitabitur. Simulatque<text:line-break/>jam siccata fuerint, aliis plurimis diebus in eadem domo<text:line-break/>extra solis radios condentur, ita ut continue vertautur.<text:line-break/>Abunde vero' tempus hoc est, longissimum dierum quin-<text:line-break/>decim, secundum quos reponere orbiculos tempestivum<text:line-break/>est, quousque medicamentum es praeparaturus. Repones<text:line-break/>autem vase stanneo aut vitreo aut aureo. Vitreum ita-<text:line-break/>que et aureum nullum dolum experitur, stanneum plumbi<text:line-break/>mistura adulteratur» Tale igitur vitare convenit, non in</text:span></text:p>
      <text:p text:style-name="P9"><text:span text:style-name="T6">hoc </text:span><text:span text:style-name="T6">solum, verum </text:span><text:span text:style-name="T6">in </text:span><text:span text:style-name="T6">aliis quoque omnibus antidotis</text:span><text:span text:style-name="T6">, </text:span><text:span text:style-name="T6">ve-<text:line-break/></text:span><text:span text:style-name="T6">luti </text:span><text:span text:style-name="T6">et quod </text:span><text:span text:style-name="T6">ex </text:span><text:span text:style-name="T6">argento non 'purgato </text:span><text:span text:style-name="T6">, </text:span><text:span text:style-name="T6">celerrime </text:span><text:span text:style-name="T6">enim </text:span><text:span text:style-name="T6">et<text:line-break/></text:span><text:span text:style-name="T6">huic aerugo obnafcitur. Vocant autem Romani'argentum<text:line-break/>purgatum, candidum. At praestaret non mullo tempore<text:line-break/>post uti pastillis. Non tamen mullum obsunt, etiamsi<text:line-break/>post annum injiciantur, imo post longius insuper hoc tem-<text:line-break/>pus. Nam probe initio siccati et tribus annis et qua-<text:line-break/>tuor in vigore permanent, si probe fuerint repositi, et<text:line-break/>puris linteis diebus aliquot pulvis, qui ipsis obducitur,<text:line-break/>abstergatur. Si namque hic . longiori spatio adhaerescit,<text:line-break/>'ipsos perforat. Clerum vero est omnibus, ubi hoc fuerint<text:line-break/>experti, inutiles evadere, nam priusquam hoc ipsis ac-<text:line-break/>cidat, etiam si inveterentur plurimum , utiles permanent.</text:span></text:p>
      <text:h text:style-name="Heading_20_2" text:outline-level="2">Cap. IX.</text:h>
      <text:p text:style-name="P271"><text:span text:style-name="T19">[Pastillorum scilliticorum compositio.</text:span><text:span text:style-name="T6">J<text:line-break/>Sive scilliticos, sive scillinos malit aliquis appellare pastil-<text:line-break/>los, aut orbiculos, aut rotulas quae ex scilla praeparantur,<text:line-break/>nihil refert; nam quocunque nomine appelles medicamen-<text:line-break/>tum non offendis,'modo nullum in compositione errorem</text:span></text:p>
      <text:p text:style-name="P9"><text:span text:style-name="T6">committas. </text:span><text:span text:style-name="T6">Ego vero etiam hanc </text:span><text:span text:style-name="T6">tibi manifesto exponam. -<text:line-break/>Scillam bonae habitudinis ex terra sumes, quum' folia<text:line-break/>ipsius et caules exacte inaruerint. Cortice autem adempto,<text:line-break/>deinde tritici recentius quam licet optimi exiguo rirennli-<text:line-break/>tam postea in calido cinere copioso torrefacito, usque dum<text:line-break/>massa farinacea obductu lu crustam omnino indurescat.<text:line-break/>Quod si etiam [in loco </text:span><text:span text:style-name="T6">quo </text:span><text:span text:style-name="T6">praeparas fornax aliquis ha-<text:line-break/>beatur, in illum simul </text:span><text:span text:style-name="T6">cum </text:span><text:span text:style-name="T6">pane demissam , massa farina-<text:line-break/>cea consiccata adempta, in Iaevorern cogito. At fatis<text:line-break/>tostam esse deprehendes, quum festucam dimiserit, hanc<text:line-break/>enim scillae corpus quum probe fuerit tostum prompte re-<text:line-break/>cipit Ubi vero exacte ipsa fuerit detrita, farinam ervi<text:line-break/>candidi immittes, nam ejus quod non album est, vehernen- -<text:line-break/>ter amara est. Cauterum liquet omnibus hanc tenui eri-<text:line-break/>bro esse incernendam, et deinde adamussnn Iaevigandain.<text:line-break/>Scillam vero hujus pondere sesquialteram esse convenit,<text:line-break/>dico autem sesquialteram, ut duae quidem farinae partes,<text:line-break/>tres autem scillae exissent, nam idem dicens junior An—</text:span></text:p>
      <text:p text:style-name="P9"><text:span text:style-name="T6">dromachus, haud noni, quomodo nonaginta drachmas ervi<text:line-break/>farinae esse velit, scillae autem centumviginti; fatis enim<text:line-break/>erat dixisse sescuplum. Deinde tenues orbiculos ex hac<text:line-break/>mistura formatos in domo ad meridiem spectante (sicuti<text:line-break/>praediximus) reponito, </text:span><text:span text:style-name="T6">non </text:span><text:span text:style-name="T6">tamen in ipso folis splen-<text:line-break/>dore siccato, aliaque de theriacis commemorata in his<text:line-break/>etiam facito.</text:span></text:p>
      <text:h text:style-name="Heading_20_2" text:outline-level="2">Cap. X.</text:h>
      <text:p text:style-name="P271"><text:span text:style-name="T19">[Hedychro! confectio.^</text:span><text:span text:style-name="T6"> Superiore the-<text:line-break/>riacae facultatis compositione Andrornachus quomodo sane<text:line-break/>tum theriacos tum scillinos orbiculos ' praeparare conve-<text:line-break/>niat, -indicavit; quomodo autem hedychroon considatur<text:line-break/>non exposuit, ac alii plerique ex iis qui composita medi-<text:line-break/>camenta conscripserunt, hedychroi confectionem lu tracta-<text:line-break/>tione de theriaca intactam reliquerunt. Quare medicus<text:line-break/>quidam Romae ex iis qui medicamentum praeparari, non<text:line-break/>viderunt, ex scriptura confectionem ejus aggredi ausus,<text:line-break/>quaerebat apud unguenarios hedychroon, putans herbam<text:line-break/>esse, aut aliquod tale simplex medicamentum; ego autem</text:span></text:p>
      <text:p text:style-name="P9"><text:span text:style-name="T6">hoc quoque ostendam ceu Andrornachi successor, inter eos<text:line-break/>qui Caesari lu hunc usque diem id praeparant, qua ra-<text:line-break/>tione componant. Porro ut etiam' ipsius scriptura aegre<text:line-break/>vitietur corrumpaturque, ligata oratione inferius scripta<text:line-break/>explicabitur.</text:span></text:p>
      <text:p text:style-name="P7"><text:span text:style-name="T19">Hedychroi vnlt magma mari, binas</text:span><text:span text:style-name="T6"> sibi </text:span><text:span text:style-name="T19">drachmas,<text:line-break/>Aequales et amaraci habens, asari, afpalatique,<text:line-break/>Et junci teretis calami qui suavis odore est,<text:line-break/>Pha ponti, ligni et succi quem balsamon edit.<text:line-break/>Tres sunto drachmae, totidem costi, cinnamomi,<text:line-break/>Myrrhae </text:span><text:span text:style-name="T19">sex </text:span><text:span text:style-name="T19">alias misces, folii malabathri.</text:span></text:p>
      <text:p text:style-name="P7"><text:span text:style-name="T19">Indorum nardi, stavique croci insuper aequus.<text:line-break/>Quinetiarn castae totidem, scd pondus amomi.<text:line-break/>Sume duplumdrachmam Chiae fed mastichae habebit.<text:line-break/>Haec vino debent conspergi cuncta Falerno-.</text:span></text:p>
      <text:p text:style-name="P11"><text:span text:style-name="T6">Quum haec temperata fuerint, orbiculi nimirum fingun-'<text:line-break/>tur.et theriacis et scillinis persimiles, eodemque modo</text:span></text:p>
      <text:p text:style-name="P9"><text:span text:style-name="T6">siccantur. Haec </text:span><text:span text:style-name="T6">sane </text:span><text:span text:style-name="T6">haereditarro, </text:span><text:span text:style-name="T6">ut </text:span><text:span text:style-name="T6">dixi, hedydiroi<text:line-break/>compositiosib Androniacho </text:span><text:span text:style-name="T6">ad </text:span><text:span text:style-name="T6">nos usque pervenit. Aliae<text:line-break/>autem diversae </text:span><text:span text:style-name="T19">a</text:span><text:span text:style-name="T6"> nonnullis descriptae sunt, iis nimirum<text:line-break/>qui medicamentorum experientiae studuerunt, pondere </text:span><text:span text:style-name="T6">eo-<text:line-break/></text:span><text:span text:style-name="T6">rum </text:span><text:span text:style-name="T6">quae </text:span><text:span text:style-name="T6">injiciuntur evariantes. Nonnullae autem neuti-<text:line-break/>quam habent amaracum et marum, nonnullae alterum ex<text:line-break/>eis dumtaxat obtinent. Neque enim myropolae omnes </text:span><text:span text:style-name="T6">ea<text:line-break/></text:span><text:span text:style-name="T6">cognoscunt, quod videlicet solas herbas quae a Creta ap-’<text:line-break/>portantur nna cum seminibus succisque emant Ego vero<text:line-break/>etiam herbas easdem in Asia- generari novi</text:span><text:span text:style-name="T6">, </text:span><text:span text:style-name="T6">in aliis sane<text:line-break/>locis paucas, in Cyzico autem plurimas, ac in Italia- ficuti<text:line-break/>alias quasdam, ita et amaracum crescere vidi. Porro haec<text:line-break/>planta a maro permultum odore vincitur, nam marum<text:line-break/>vehementer-odoratum, et quod amaracinum unguentum<text:line-break/>vocatur, in Cyzico confectum quantum ad appellationem<text:line-break/>attinet, putaverit, aliquis amaraci plurimum habere, et<text:line-break/>forte hoc pacto a veteribus praeparabatur. Nunc autem<text:line-break/>marum solum immittunt. Ego </text:span><text:span text:style-name="T19">varo</text:span><text:span text:style-name="T6"> </text:span><text:span text:style-name="T6">herba gustata, </text:span><text:span text:style-name="T6">.et</text:span></text:p>
      <text:p text:style-name="P9"><text:span text:style-name="T6">amaritudine in ipsa permulta, acrimonia autem non item<text:line-break/>multa deprehensa, adhortatus sum aliquem ex iis qui<text:line-break/>arnaricinum solent praeparare, ut tantum amaraci, quan-<text:line-break/>tum etiam mari, confecturae injiceret. Ac mihi praepara-<text:line-break/>tum unguentum ita minus quidem odorum, nihil </text:span><text:span text:style-name="T6">autem<text:line-break/></text:span><text:span text:style-name="T6">minus efficax apparuit. Haec igitur in transcursu' obiterque<text:line-break/>dicta sint.</text:span></text:p>
      <text:h text:style-name="Heading_20_2" text:outline-level="2">Cap. XI.</text:h>
      <text:p text:style-name="P271"><text:span text:style-name="T19">[De probatione integritatis </text:span><text:span text:style-name="T19">quarumdam<text:line-break/></text:span><text:span text:style-name="T19">medicinarum.^</text:span><text:span text:style-name="T6"> Digrediamur igitur jam ad hujus .antidoti<text:line-break/>consectionem, .eodem ordine singula quae ei immittuntur<text:line-break/>repetentes, quem Audromachus suprascriptis elegiacis ver-<text:line-break/>sibus confecit, quinquaginta sane drachmas minus duabus<text:line-break/>scilliticorum pastillorum injiciendas censens, quod idem<text:line-break/>est ac si diceret quadraginta octo, horum dimidiatam par-<text:line-break/>tem, quod est vrgintiquatuor drachmas theriacorum , opii-<text:line-break/>qne, et hedychroi et longi piperis. De tribus itaque<text:line-break/>dictum esu Longum autem piper fraudulenter praepara-<text:line-break/>tum deprehendes aqua irrigans. Nam quod praeparatum</text:span></text:p>
      <text:p text:style-name="P9"><text:span text:style-name="T6">est folvitur, quod sua </text:span><text:span text:style-name="T6">sponte </text:span><text:span text:style-name="T6">provenit insolubile perma-<text:line-break/>net. Porro est id herba </text:span><text:span text:style-name="T6">quaedam </text:span><text:span text:style-name="T6">flava quae a Xene adser-<text:line-break/>tur aspectu quidem, sed*non gestu tamen similis, quare<text:line-break/>etiam facillimum est a longo pipere ipsam discernere. Jam’<text:line-break/>vero et sagapenum dictum deprehenditur, si aqua aut vino<text:line-break/>superfundas, quippe verum statim dissolvitur, quod non<text:line-break/>tale est haud eliquescit, sive ut neutrum nomen, saga pe-<text:line-break/>num, sive ut masculinum totum hoc sagapenum liquorem<text:line-break/>appellare malis (est enim revera liquor ferulae cujusdam<text:line-break/>panaci similis) nihil interest, verum panacis liquor nihil<text:line-break/>habet persimile ei, qui in galbano albior existit, altera<text:line-break/>autem ejus pars in sagapenum degenerat, quae spumosa<text:line-break/>levisqne est, altera in optimum galbanum, sagapenum re-<text:line-break/>sipiens. Haec autem densa est, et multo magis quam aliud<text:line-break/>galbanum constricta, uti ea convenit, ut particula galbani<text:line-break/>praestantissime. Quoniam vero transire dixi ex galbano in<text:line-break/>sagapenum quod spumosum in eo cohaerens albumqne est,-<text:line-break/>prompte in liquore solvitur. Apponere vero sermoni oportet</text:span></text:p>
      <text:p text:style-name="P9"><text:span text:style-name="T6">praefertim quod consimiliter </text:span><text:span text:style-name="T6">optima cassia in </text:span><text:span text:style-name="T6">cinnamomum<text:line-break/>degeneret. Spectavi enim jam </text:span><text:span text:style-name="T6">subinde </text:span><text:span text:style-name="T6">sublimis et ramosae<text:line-break/>cassiae ut in fruticis magnitudinem erumperet, surculos<text:line-break/>quosdam adamussim cinnamomi similes</text:span><text:span text:style-name="T6">, </text:span><text:span text:style-name="T6">tum aspectu, tum<text:line-break/>corticis tenuitate, et praeterea firtnissimis cinnamomi notis<text:line-break/>quae et gustu et olfactu deprehenduntur. Peri modo in<text:line-break/>optima rnyrrha opocalpason invenitur a myrrha diversum,<text:line-break/>ac in tribus hisce', dico sagapeno, opoealpaso et cassia me-<text:line-break/>dio spatio nonnulla gignuntur, quae non amplius remanent,<text:line-break/>aut galbanum, aut cassia, aut myrrha, necdum exactam<text:line-break/>sagapeni, cinnamomi et opocalpasi speciem reserentia.<text:line-break/>Quapropter etiamsubinde eum qui consimilia inter se digno-<text:line-break/>scet, vidisse oportet, quemadmodum in pueris gemellis in-<text:line-break/>vicem similibus, qui quidem non eis assuerunt, alterum ab<text:line-break/>altero nequeunt discernere, iis autem qui una vixerunt<text:line-break/>facillima est dignotio, ita habet in omnibus quoque medi-<text:line-break/>camentis. Nam qui luter ea educatus est et frequenter<text:line-break/>•vidit ex facili parvitatis differentias et invenit-et cognoscit.</text:span></text:p>
      <text:p text:style-name="P9"><text:span text:style-name="T6">Qui vero femel ant bis conspexerit, tanquam indifferens'<text:line-break/>alterum ab altero spectabit, quod nonnunquam mani-<text:line-break/>festissimum habet discrimen, ei qui frequenter intuitus est<text:line-break/>manifesto apparens, ut etiam ex uno accedentium ipsis<text:line-break/>facile sit cognoscere. Nam sagapenum ex galbano, non<text:line-break/>habet proprietatis odorem eundem cum eo quod proprie<text:line-break/>sagapenum dicitur. Quod enim hujusmodi rerum periti sic<text:line-break/>nominant, odoris speciem hircinam, sagapenum ex gal-<text:line-break/>bano non exuit, verum in tali sagapeno atque hoc gal-<text:line-break/>bano, haud magna ad medicamenti compositionem differen-<text:line-break/>tia existiti Ambo siquidem conveniunt adversanturque vi-<text:line-break/>rulentis et deleteriis, sed galbanum minus sagapeno. At<text:line-break/>opocalpafon letale est, multosque forte fortuna nostris<text:line-break/>temporibus propter insritiam myrrhae quae opocalpafon<text:line-break/>habebat interiisse novimus. Nam de industria nonnulli<text:line-break/>ipsam praeparantium ut laudatissimam injecerunt, quod<text:line-break/>collyriis inditam optimum essa medicamentum viderent.</text:span></text:p>
      <text:p text:style-name="P9"><text:span text:style-name="T6">ut quae pus citra rosionem discutiat, nonnunquam etiam<text:line-break/>suffusionem incipientem substantia tenuem. Sive autem)u<text:line-break/>emplastrum, sive iu ceratum, aut aliquod digerens medi-<text:line-break/>camentum quod intrinsecus imponitur, hujusmodi myr-<text:line-break/>rham injicias, virtutem ipsius augebis, verum intra cor-<text:line-break/>pus assumptum letale est medicamentum. Haec igitur<text:line-break/>fusius dicta sunt, tum propter sermonem subsequentem,<text:line-break/>tum speculationis utilitatem. .</text:span></text:p>
      <text:h text:style-name="Heading_20_2" text:outline-level="2">Cap. XII.</text:h>
      <text:p text:style-name="P271"><text:span text:style-name="T19">[ De medicinis in tertio ordine positis. ]<text:line-break/></text:span><text:span text:style-name="T6">Praeterea vero simplicium medicamentorum quae tlieriacae<text:line-break/>immittuntur ordinem ab Andromacho scriptum persequi<text:line-break/>tempestivum est. Tradit itaque tertium ordinem medica-<text:line-break/>mentorum singulorum duodecim drachmas recipientium,<text:line-break/>quae omnia praeparabis in suo ipsa rigore deligens, ex-<text:line-break/>empli gratia rosas statim siccans quidem, ut lu pestillis<text:line-break/>expositum est, praestantiffimas, capiens autem ex eis<text:line-break/>quae longe' omnium suavissimae sunt. Quin etiam aliis</text:span></text:p>
      <text:p text:style-name="P9"><text:span text:style-name="T6">rubicundiores, diligentia adhibita ne ullum medicamentum<text:line-break/>in subterraneis domunculis praefertim humidis reponas,<text:line-break/>lu quibus situs celeriter provenit.</text:span><text:span text:style-name="T6">' </text:span><text:span text:style-name="T6">Deinde vero Illyricam<text:line-break/>iridern Andromachus rosis injiciendam censet; quem ser-<text:line-break/>monem ne obiter inaudias, ceu de alio quodam medica-<text:line-break/>mento de quibus infra dicturus sum, optima in unoquoque<text:line-break/>genere quale fit edocens. Polium itaque et. chamaedrys<text:line-break/>Romam apportantur paulo praestantiora iis quae 'in Italia<text:line-break/>nascuntur. In quibusdam enim locis Italiae non multo<text:line-break/>inferiora crescunt; illis annis quibus ver totum non hu-<text:line-break/>midum evaserit, quemadmodum subinde sit in modum,'<text:line-break/>aestatis. Verum quum siccior aeris constitutio oboritur<text:line-break/>ea quae Italia profert Cretensibus similia,-aut non multo<text:line-break/>deteriora quaedam nascuntur , exempli gratia chamaedrys,<text:line-break/>chamaepitys, hypericum, gentiana , thlaspi, nigrum ve-<text:line-break/>ratrum , aliaque similia. At de iride non ita habet. Nam<text:line-break/>si conferas eam quae ex rrtagna Eibya Romam copiosissima<text:line-break/>adfertur,' tantum ab Illyrica abest qiiantum mortuum</text:span></text:p>
      <text:p text:style-name="P9"><text:span text:style-name="T6">corpus a vivo, non tamen </text:span><text:span text:style-name="T6">in </text:span><text:span text:style-name="T6">aliis </text:span><text:span text:style-name="T6">nationibus </text:span><text:span text:style-name="T6">ita multum<text:line-break/>abesse apparet. Atque </text:span><text:span text:style-name="T6">in </text:span><text:span text:style-name="T6">hujus </text:span><text:span text:style-name="T6">genere odoratiorem </text:span><text:span text:style-name="T6">de-<text:line-break/>ligito, quemadmodum </text:span><text:span text:style-name="T6">in </text:span><text:span text:style-name="T6">aliis medicamentis. Unum-<text:line-break/>quodque enim praestantissimum est quod proprium generis<text:line-break/>fui odorem habet valentissirnum</text:span><text:span text:style-name="T6">,</text:span><text:span text:style-name="T6">' quod ex multa in-<text:line-break/>spectione singulis innotescit. Quin etiam de gustus quali—<text:line-break/>tate similiter proprietas in unoquoque genere primas, ob-<text:line-break/>tinens optimum declarat medicamentum, ignobilia autem<text:line-break/>habentur, quae in suo genere et tenuiora et minus<text:line-break/>procera; praestant enim in quolibet genere non rugosa<text:line-break/>neque exilia, quemadmodum quae modum excedunt de-<text:line-break/>teriora indicantur lis quae bene nutritam, constrictamque<text:line-break/>habent consistentium. Quamobrem, ut dixi, multa fusi-<text:line-break/>inde spectasse convenit, praecipue optima et quae longo<text:line-break/>tempore experimenta ab origine sui . ipsius exhibuerunt,<text:line-break/>unoque consensu a medicinalis materiae peritis commeu- ,<text:line-break/>data. Omnes itaque prodiderunt. irim quidem esse lau-<text:line-break/>datistrmam quae in Illyricis. nascitur, petroselinum vero.</text:span></text:p>
      <text:p text:style-name="P8"><text:span text:style-name="T6">Macedonicum, bitumen Judaicum, quemadmodum et opo-<text:line-break/>balsamum , ac de aliis similiter, de quibus deinceps </text:span><text:span text:style-name="T6">lu<text:line-break/></text:span><text:span text:style-name="T6">peculiari singulorum fermone virtutem a regione profi-<text:line-break/>cifcentern non omittam ; deinde vero dulcis radiculae succi<text:line-break/>et napi fylvestris-seminis meminit, quae utraque ex Creta<text:line-break/>praestantissime adscruntur, potissimumque dulcis radicula,<text:line-break/>tum ipsa, tum ipsius liquor. . Scordion optimum- ex Creta<text:line-break/>nobis advehitur, quanquarn non matum in; aliis nationibus<text:line-break/></text:span><text:span text:style-name="T6">&lt; </text:span><text:span text:style-name="T6">sit invenire. Porro memoriae traditum est a viris quibus-<text:line-break/>dam fide dignis, quum bello mortui pluribus diebus lu-<text:line-break/>liurnati jacuissent, corpora quae stiper scordion forte for-<text:line-break/>tuna procumberent, multo magis quam alia </text:span><text:span text:style-name="T19">a</text:span><text:span text:style-name="T6"> putredine<text:line-break/>immunia permansisse, et maxime illas corporis partes quae<text:line-break/>herbam scordion contingerent; ac creditum est putriferis<text:line-break/>animalium venenis et medicamentorum deleteriis succur-<text:line-break/>rere. Sed traditum est abunde de tota medicinali materie<text:line-break/>quinque Dioscoridis’ libris, a quo praeter alia etiam oI-<text:line-break/>factus gustatusque qualitates, quibus potissimum proba-</text:span></text:p>
      <text:p text:style-name="P9"><text:span text:style-name="T6">tiora </text:span><text:span text:style-name="T6">medicamenta </text:span><text:span text:style-name="T6">a </text:span><text:span text:style-name="T6">deterioribus cognoscuntur </text:span><text:span text:style-name="T6">discernun-<text:line-break/>turque, licet tibi condiscere. In nonnullis etiam viso-<text:line-break/>rias qualitates non parum </text:span><text:span text:style-name="T6">conferre </text:span><text:span text:style-name="T6">reperies, fed milii' in<text:line-break/>praesenti opere institutum </text:span><text:span text:style-name="T6">est, </text:span><text:span text:style-name="T6">non quae ab aliis recte<text:line-break/>tradita sunt huc transferre, fed quae desiderantur, mani-<text:line-break/>festo interpretari.</text:span></text:p>
      <text:h text:style-name="Heading_20_2" text:outline-level="2">Cap. XIII.</text:h>
      <text:p text:style-name="P271"><text:span text:style-name="T19">£ De opobalsamo et cinnamomo.]</text:span><text:span text:style-name="T6"> Inde<text:line-break/>opobalsami et cinnamomi in praedictis versibus Andro-<text:line-break/>machus meminit, iu quibus poss traditas a Dioscoride no-<text:line-break/>tas maximum est ea prius inspexisse,, lu qua regione unum-<text:line-break/>quodque ipsorum praestantissimum gignitur, quemadmodum<text:line-break/>ego conatus sum, sciens opobalsamum variis adulterari<text:line-break/>modis, ut aegre possit dignosci, ipse videre quomodo id<text:line-break/>liquorem fundat, ac inde ceu regulam quandam aliorum<text:line-break/>obtinere. Porro didici multas ipsius adulterationes, ut<text:line-break/>etiam exercitatissimos lateant, quas publicare scientes non<text:line-break/>dignum aestimo, ne pravi ipsas lu transcursu discentes, in<text:line-break/>ope/e ad malas actiones transferant. Neque enim eos</text:span></text:p>
      <text:p text:style-name="P9"><text:span text:style-name="T6">qui </text:span><text:span text:style-name="T6">letalium medicamentorum scripturas </text:span><text:span text:style-name="T6">invulgant, probo.<text:line-break/>Si </text:span><text:span text:style-name="T6">igitur probationes a Dioscoride </text:span><text:span text:style-name="T6">ac aliis qui </text:span><text:span text:style-name="T6">de </text:span><text:span text:style-name="T6">singu-<text:line-break/>lorum medicamentorum </text:span><text:span text:style-name="T6">materie </text:span><text:span text:style-name="T6">scripserunt, expositas ipsis<text:line-break/>adieratis, vestris ipsi oculis </text:span><text:span text:style-name="T6">multa </text:span><text:span text:style-name="T6">speculati, exacte invi-<text:line-break/>cem poteritis discernere, quae discerni,est possibile. Quo-<text:line-break/>rundam enim (ut dixi) aut </text:span><text:span text:style-name="T6">nulla </text:span><text:span text:style-name="T6">prorsus, aut non ex-<text:line-break/>acta est discretio, verum notae eorum quae dolose para-<text:line-break/>tae sunt, confunduntur. At </text:span><text:span text:style-name="T6">de </text:span><text:span text:style-name="T6">cinnamomo contraria iis<text:line-break/>quae in opobalsamo dicta sunt, sentio. Persuasum nam-<text:line-break/>que mihi est, optimum cinnamomum iis qui crebro vide-<text:line-break/>runt omnium facillime' posse dignosci. Hoc autem aliquem<text:line-break/>assequi non licet, nisi quis principum cinnamomorum quae<text:line-break/>in, sex fere differentias generales dividuntur, praeparationem<text:line-break/>conspexerit. Est namque in his ipsis insignis optimi addeter-<text:line-break/>rimum excessus, quemadmodum </text:span><text:span text:style-name="T6">in </text:span><text:span text:style-name="T6">cassiis, ut optima cassia<text:line-break/>parum a pravissimo cinnamomo absit. Item quia cinnamomi<text:line-break/>vis inter utendum diuturnahaud efficitur. Quippe ne ad tri-<text:line-break/>ginta quidem an nos facultas ipsius, quam initio obtinebat, in-</text:span></text:p>
      <text:p text:style-name="P9"><text:span text:style-name="T6">tegra conservatur. At </text:span><text:span text:style-name="T6">nonnulli </text:span><text:span text:style-name="T6">nugantur, </text:span><text:span text:style-name="T6">qui </text:span><text:span text:style-name="T6">ex hujus-<text:line-break/>modi medicamentis cinnamomum </text:span><text:span text:style-name="T6">senii </text:span><text:span text:style-name="T6">expers </text:span><text:span text:style-name="T6">permanere<text:line-break/></text:span><text:span text:style-name="T6">pronuntiant. Neque enim centum, neque ducentis annis<text:line-break/>interea delapsis, sed paucis, si tantum numerum respicias,<text:line-break/>mutationem jam aliquam vetustiori cinnamomo obortam<text:line-break/>vidi. Quum itaque theriacam Antonino praepararem,<text:line-break/>vascula multa lignea conspexi, alia Trajano imperante<text:line-break/>scriniis recondita cum cinnamomo, alia principatu Adriani,<text:line-break/>alia regnante Antonino , qui Adriano in imperio successit,<text:line-break/>ac omnia cum congeneri cinnamomo manifesto </text:span><text:span text:style-name="T19">fe</text:span><text:span text:style-name="T6"> invicem<text:line-break/>superabant, tum gustus, tum odoratus imbecillitate et<text:line-break/>vehementia, quantum et tempore evariahant. Quin etiam<text:line-break/>quum asportatum esset aliquando ex barbaria scriniolum<text:line-break/>quatuor cubitos dimidiumque longum, ubi arbor tota<text:line-break/>cinnamomi primi generis erat condita, unde compositio-<text:line-break/>nem quandam imperatori Marco Antonino molitus, totum<text:line-break/>expertus sum antidotum abunde aliis praecellere, ut,<text:line-break/>posteaquam imperator ipsum degustasset, tempus non</text:span></text:p>
      <text:p text:style-name="P9"><text:span text:style-name="T6">expectaverit. Quemadmodum in aliis, in quo medicamen-<text:line-break/></text:span><text:span text:style-name="T6">tum </text:span><text:span text:style-name="T6">concoquetur, fed.statim usus </text:span><text:span text:style-name="T6">fit, </text:span><text:span text:style-name="T6">ne </text:span><text:span text:style-name="T6">duobus quidem<text:line-break/>mensibus integris interea </text:span><text:span text:style-name="T6">praeteritis. </text:span><text:span text:style-name="T6">Verum ubi Commo-<text:line-break/>dus ipsi successisset, neque </text:span><text:span text:style-name="T6">Theriaces </text:span><text:span text:style-name="T6">antidoti </text:span><text:span text:style-name="T6">neque </text:span><text:span text:style-name="T6">cin-<text:line-break/>namomi ratione </text:span><text:span text:style-name="T6">ab </text:span><text:span text:style-name="T6">ipso habita tum arboris illius reliquum,<text:line-break/>tum quodcunque alius post Adriani tempora apportatum<text:line-break/>est, totum intdriit. Quare quum hujus tempestatis nostrae<text:line-break/>imperator Severus injunxisset ipsum simili modo quo Au-’<text:line-break/>tonino. praeparabam antidotum componi, coactus sum ex<text:line-break/>iis,..quae Trajani Adrianique tempore erant seposita,<text:line-break/>deligere, </text:span><text:span text:style-name="T6">ac </text:span><text:span text:style-name="T6">mihi evidenter imbecilliora evasisse nunc-ap-<text:line-break/>parebant ,: ne -triginta quidem: vannis interea absolutis.<text:line-break/>Quapropter sermoni </text:span><text:span text:style-name="T6">de </text:span><text:span text:style-name="T6">optimo cinnamomo habito </text:span><text:span text:style-name="T6">aliquid<text:line-break/></text:span><text:span text:style-name="T6">necessarium cogito adjicere, ut sit. odoratissimurn,- </text:span><text:span text:style-name="T6">.indici-<text:line-break/></text:span><text:span text:style-name="T6">bilem spuandam odoris gratiam super alia </text:span><text:span text:style-name="T6">'</text:span><text:span text:style-name="T6">omnia 'reserat,<text:line-break/>gustanti calidum </text:span><text:span text:style-name="T6">. </text:span><text:span text:style-name="T6">admodum percipiatur, </text:span><text:span text:style-name="T6">non 'tamen 0 ut'<text:line-break/></text:span><text:span text:style-name="T6">moleste rodat; colore autem tale, </text:span><text:span text:style-name="T6">veluti </text:span><text:span text:style-name="T6">si. quis </text:span><text:span text:style-name="T6">lactis<text:line-break/></text:span><text:span text:style-name="T6">colorem </text:span><text:span text:style-name="T6">gilvo admiscuerit </text:span><text:span text:style-name="T6">cum modico </text:span><text:span text:style-name="T6">caeruleo nuncupato;</text:span><text:span text:style-name="T26">;</text:span></text:p>
      <text:p text:style-name="P9"><text:span text:style-name="T6">Sumpto autem ex eo quantum volebam, </text:span><text:span text:style-name="T6">sicuti </text:span><text:span text:style-name="T6">consueri,<text:line-break/>paucos ramusculos apud 'me reposui in scrinium, ubi<text:line-break/>omnia quae mihi </text:span><text:span text:style-name="T6">chara </text:span><text:span text:style-name="T6">et in pretio eraut, contineban-<text:line-break/>tur... At eo combusto, .quando etiam Pacis delubrum- in-<text:line-break/>cendio flagravit, cum aliis quinque cinnamomi generibus<text:line-break/>totum quod comparaveram intercidit, qnam ob causam<text:line-break/>imperatori nostro qui nunc existit, antidotum confeci,<text:line-break/>cinnamomis quae Adriani' tempore erant .apportata, ad<text:line-break/></text:span><text:span text:style-name="T6">hoc </text:span><text:span text:style-name="T6">delectis, de quibus, etiam ipsis quum utile </text:span><text:span text:style-name="T6">quippiam<text:line-break/></text:span><text:span text:style-name="T6">lectoribus possim adjicere</text:span><text:span text:style-name="T6">,.. </text:span><text:span text:style-name="T6">commemorare id non •subter—<text:line-break/>scgiam. Multa igitur stjnt lignea ipsius vascula, quae.in.-<text:line-break/>hunc etiam diem reservantur , opinia vpro continent cin-u<text:line-break/></text:span><text:span text:style-name="T6">namomorunt, mullis,;.radicibus," aut </text:span><text:span text:style-name="T6">multis' ramis, </text:span><text:span text:style-name="T6">sive<text:line-break/>quocunque modo libeat appellare ,, .extantinm. differentias,;<text:line-break/>nullum </text:span><text:span text:style-name="T6">vero tanquarn </text:span><text:span text:style-name="T6">caudex in multus ramos fissus lu<text:line-break/>longitudinem </text:span><text:span text:style-name="T6">ampliorem </text:span><text:span text:style-name="T6">est ex porrectum,, fed qualis utri-,<text:line-break/>que. </text:span><text:span text:style-name="T6">veratro </text:span><text:span text:style-name="T6">species est, et . </text:span><text:span text:style-name="T6">magis </text:span><text:span text:style-name="T6">adhuo' ei </text:span><text:span text:style-name="T6">quod </text:span><text:span text:style-name="T6">damafo-^''<text:line-break/>alum </text:span><text:span text:style-name="T6">quidem appellatur </text:span><text:span text:style-name="T6">,</text:span><text:span text:style-name="T6">,, </text:span><text:span text:style-name="T6">ex Creta autem-</text:span><text:span text:style-name="T6">nobis adfertur </text:span><text:span text:style-name="T6">;</text:span></text:p>
      <text:p text:style-name="P9"><text:span text:style-name="T6">singula </text:span><text:span text:style-name="T6">vero ipsa ex uno fundo </text:span><text:span text:style-name="T6">veluti" fruticulus quidam<text:line-break/>enascuntur : </text:span><text:span text:style-name="T6">hic sex, ille septem ramorum </text:span><text:span text:style-name="T6">propagines clli-<text:line-break/>tinens, aut paulo plures </text:span><text:span text:style-name="T6">, aut pauciores</text:span><text:span text:style-name="T6">, non aequales<text:line-break/>sane omnes longitudine, </text:span><text:span text:style-name="T6">sed </text:span><text:span text:style-name="T6">maximus ipsorum dimidio pede<text:line-break/>Romano minor non esu Porro, tota ipsius substantiae natura<text:line-break/>praestantissirnae cassiae propemodum est consimilis, quae ab<text:line-break/>importantibus ipsam barbarico nomine dissyllabo nuncupa-<text:line-break/>tur, ita ut prima syllaba constet </text:span><text:span text:style-name="T41">γ </text:span><text:span text:style-name="T6">et </text:span><text:span text:style-name="T41">ι; </text:span><text:span text:style-name="T6">altera ex </text:span><text:span text:style-name="T41">ζ </text:span><text:span text:style-name="T6">et i.<text:line-break/>Haec nobis de cinnamomo dicta sufficiant.</text:span></text:p>
      <text:h text:style-name="Heading_20_2" text:outline-level="2">Cap. XIV.</text:h>
      <text:p text:style-name="P271"><text:span text:style-name="T19">[ De </text:span><text:span text:style-name="T19">reliquarum </text:span><text:span text:style-name="T19">medicinarum probatione<text:line-break/>et electione.]</text:span><text:span text:style-name="T6"> Caeteruin quoniam agaricum deinceps scri-<text:line-break/>ptum nullam adulterationem recipit, hoc solum intellexisse<text:line-break/>erit abunde, quod etiani priores tradiderunt, levissimum<text:line-break/>in ipsius genere esse laudatissimum; densum autem; grave<text:line-break/>lignosumque, deterrimum. Quantum vero in horum medio'<text:line-break/>consistens ab utroque notis recessit, tantum quoque' vir- '<text:line-break/>tute deficit. Porro quae post commemorata habentur,<text:line-break/>nempe myrrha et costus, haud aegre cognoscuntur iis qui</text:span></text:p>
      <text:p text:style-name="P9"><text:span text:style-name="T6">jam antea viderint; </text:span><text:span text:style-name="T6">fed sciendum venit </text:span><text:span text:style-name="T6">myrrham troglo-<text:line-break/>dyten dictam antidotis </text:span><text:span text:style-name="T6">recte accommodari; </text:span><text:span text:style-name="T6">nonnulli eam<text:line-break/>vocant Minaeam a regione </text:span><text:span text:style-name="T6">ubi </text:span><text:span text:style-name="T6">praestantissirnam gigni asse-<text:line-break/>verant. Gratissimi vero sit </text:span><text:span text:style-name="T6">odoris et </text:span><text:span text:style-name="T6">nullo vitiata liquorc.<text:line-break/>uti a nobis antea est commemoratum. Crosum sane omnes<text:line-break/>veteres, adeoque poetae' ipsi coryceum commendant; ego<text:line-break/>vero tum coryceum antrum in </text:span><text:span text:style-name="T6">quo </text:span><text:span text:style-name="T6">nascitur, tum crocum<text:line-break/>ipsum exacte sum speculatus, procerum sane, non tamen<text:line-break/>super universos alios aut robore odoris praescntanei, aut<text:line-break/>diuturni differentem. His autem optimum vos judicare<text:line-break/>censeo, non quod proceritate excellat Jam vero omnibus<text:line-break/>conflet optimum esse,, tum flavissimum, tum odoratissimum,<text:line-break/>et longo tempore in vigore suo persistentem. Quoniam<text:line-break/>vero et hic adulteratur , ita ut haud facile possit dignosci,<text:line-break/>praeterquam ab iiis qui saepe admodum pracstantissimurn<text:line-break/>riderint, satius nobis est, ex longo tempore antea coem-<text:line-break/>ptum in apto quodam aedium receptaculo repositum habere-<text:line-break/>fienti prius a me dictum esu Maxima enim est probatio,</text:span></text:p>
      <text:p text:style-name="P9"><text:span text:style-name="T6">si talis permaneat qualis fuerit assumptus, nam adulterati<text:line-break/>et. color e t odor celeriter evanescunt.' ' At de cassia necessa-<text:line-break/>rium est mihi commemorare id quod in multis medicamen-<text:line-break/>toriis libris memoriae proditum est, nempe cinnamomi<text:line-break/>penuria duplicatam cassiae portionem esse injiciendam.<text:line-break/>Quippe Satyrus praeceptor noster hoc irridens dicebat,<text:line-break/>tanquam Quinto imperitam orationem unam etiam hanc<text:line-break/>proferente ,• simile quippiam eos </text:span><text:span text:style-name="T6">facere </text:span><text:span text:style-name="T6">qui cassiam dupli-<text:line-break/>catam injicere praecipiunt cinnamomi inopia, quemadmo-<text:line-break/>dnrn qui jubent vini Falerni penuria duplicatum id quod<text:line-break/>in tabernis venditur esse bibendum. Et si panis nonnun-<text:line-break/>quam defit purus, furfuracei dicti duplicationem esse in-<text:line-break/>gerendam. Mihi vero ratio haec placet; et si de uno quo-<text:line-break/>dam ipfo quod per sc privatim in usum perduci debeat<text:line-break/>nictum fuerit, in totum vera et vitii expers esse videtur.<text:line-break/>In compositione autem multorum , non item vera.. Unum<text:line-break/>enim quodcunque si assumere oporteat, verbi gratia Rhu,<text:line-break/>aut absinthium, aut iridem, aut gentianam, aut aliud</text:span></text:p>
      <text:p text:style-name="P9"><text:span text:style-name="T6">ejusmodi </text:span><text:span text:style-name="T6">medicamentum quodlibet, </text:span><text:span text:style-name="T6">si duplum </text:span><text:span text:style-name="T6">ipsius pra-<text:line-break/>vum loco praestantissimi adferas, vel extrinsecus, vel in-<text:line-break/>tus in corpore, duplicatum oberit, quum autem multis<text:line-break/>particularibus, unam excellentissimum miscere convenit,<text:line-break/>aliorum virtutem augebit simpliciter inditum., si gene-<text:line-break/>rosissimi copia non datur eo quod idem genere promittit,<text:line-break/>duplicato uti, malum nullum </text:span><text:span text:style-name="T6">fuerit, </text:span><text:span text:style-name="T6">etiamsi optimo videa-<text:line-break/>tur deterius. Cassia vero cinnamomo genere proxima est,<text:line-break/>ut quae nonnunquam </text:span><text:span text:style-name="T6">ex </text:span><text:span text:style-name="T6">mutatione ipsa evadat cinnarno-<text:line-break/>mum, ut totum quidem veluti </text:span><text:span text:style-name="T6">arbor </text:span><text:span text:style-name="T6">exacta cassia videa-<text:line-break/>tur, .surculi autem nonnulli in ea cinnamomi, ramis cassiae<text:line-break/>continui reperiantur. Persimile autem est hujusmodi non<text:line-break/>ei quod lu vinis aut'pane solet accidere, quemadmodum<text:line-break/>Quintus ajebat, sed ei quod in vitae actionibus, aedifica-<text:line-break/>tionibus, navium structuris, gravium corporum elevatio-<text:line-break/>nibus, translationibusque, in urbibus, in .omnibus praeii-<text:line-break/>diis accidit, -in quibus quod per ununr validum efficitur,<text:line-break/>hoc abfente per duos imbecilliores administratur. Haec</text:span></text:p>
      <text:p text:style-name="P9"><text:span text:style-name="T6">igitur contra Quinti orationem tractata sint, ne omnino<text:line-break/>repudianda esse sententia eorum videatur, qui in vicem<text:line-break/>cinnamomi cassiae duplum injiciendum censent. Ego vero<text:line-break/>semper cinnamomum indidi. Nam omnibus quibus'medi-<text:line-break/>camentum praeparavi; aut amicis imperatoribus, aut<text:line-break/>opulentis non difficile erat ; aliis quidem a rege petere;<text:line-break/>aliis etiam..a quodam coemere. At huic adjicere quod<text:line-break/>nunquam quoties imperatoribus confeci medicamentum<text:line-break/>cinnamomi laboraverim inopia, plane est superfluum. At<text:line-break/>vero </text:span><text:span text:style-name="T6">de </text:span><text:span text:style-name="T6">carpesio Quinti sententiam quam non a Satyro<text:line-break/>solum, verum etiam ex aliis quoque discipulis Quinti<text:line-break/>audivi, praestat commemorare. Ille siquidem injiciebat<text:line-break/>(ut ajunt) quum cinnamomi facultas non dabatur, car-<text:line-break/>pesiurn, ceu optima cassia viribus nihil inferius, eoque<text:line-break/>magnam ipsius copiam quum ex profectione, quam in<text:line-break/>orientalibus regionibus subii apportatam diligenter repo-'<text:line-break/>suerim </text:span><text:span text:style-name="T6">, </text:span><text:span text:style-name="T6">in hunc usque diem non parvam habeo, quod<text:line-break/>et odorem et gustum conservet, licet non priori aequa-</text:span></text:p>
      <text:p text:style-name="P9"><text:span text:style-name="T6">lem, certe </text:span><text:span text:style-name="T6">non </text:span><text:span text:style-name="T6">omnino evanidum. Est autem </text:span><text:span text:style-name="T6">similis </text:span><text:span text:style-name="T6">ge-<text:line-break/>nere </text:span><text:span text:style-name="T6">phu </text:span><text:span text:style-name="T6">appellato,' fed valentior, et nonnihil etiam<text:line-break/>odoratum repraesentans. Plurimum autem in Side Pam-<text:line-break/>phyliae carpesium hoc gignitur, atqite adeo facillime<text:line-break/>emitur; quareal quis-vestium illuc quandoque contendat;<text:line-break/>copiosissimum exportet, sciens diu id sibi sufficere. Porro<text:line-break/>tenues festucae sunt persimiles surculis cinnamomi, vo-<text:line-break/>cautque indigetes alterum ipsorum laertium, alterum ama-<text:line-break/>rum, quod etiam praestantius est. Utriusque autem a<text:line-break/>monte ubi nascitur cognomentum existit, cujus sane quum<text:line-break/>copiam haberem , etiam et alia pleraque particularia sum<text:line-break/>expertus, ad quae et pheu dictum immittimus; est enim<text:line-break/>ipsum consimile quidem, sed valentius, et ut dixi odo-<text:line-break/>ratae qualitatis nonnihil, et odore et gustu repraesentans.<text:line-break/>Caeterurn ex his omnibus quae de cassia retuli maxime<text:line-break/>est neceflarium definire qualis cassia sit injicienda, quum<text:line-break/></text:span><text:span text:style-name="T6">Gizi </text:span><text:span text:style-name="T6">maxime commendanti Mox appellatam moton. Sunt<text:line-break/></text:span><text:span text:style-name="T6">qui </text:span><text:span text:style-name="T6">arebo et daphniten. Quod igitur Gizi, cinnamomo in</text:span></text:p>
      <text:p text:style-name="P9"><text:span text:style-name="T6">omnibus respondeat, dictum </text:span><text:span text:style-name="T19">a</text:span><text:span text:style-name="T6"> </text:span><text:span text:style-name="T6">me antea quoque esu Nam<text:line-break/>quae maxime sibi continua </text:span><text:span text:style-name="T6">ab </text:span><text:span text:style-name="T6">hujusmodi rerum peritis ceu-<text:line-break/>cinnamomum venditur, ejusdem generis existit. Sed fistu-<text:line-break/>lam dictatu ab aliquibus, junior Andromachus injiciendam<text:line-break/>censet. Omnibus auteui haec cognoscitur, quin etiam<text:line-break/>facillime omnium comparatur, exteriorem sane corticem;<text:line-break/>quem et fistulam dicunt fortem, tum odoratu,'tum gustu<text:line-break/>obtinet; medullam vero imbecillimam, ut nullus ipsius<text:line-break/>usus esse nobis possit. Itaque praescriptis elegiis indistincte<text:line-break/>cassiae nomen prolatum est, in pedestri autem filii ipsius<text:line-break/>scriptura adjectum invenias -cassiae nomen fistulae, ac ab<text:line-break/>illo in hunc usque diem tradita nobis successio eorum, qui<text:line-break/>imperatori antidotum conficiunt, fistulae nomen adjectum<text:line-break/>habet. Post commemoratam superius Andromachus In-<text:line-break/>dicam nardum indi jubet, quam et spicam nardi appella-<text:line-break/>mus,- licet radix existat,- a formae similitudine quam cum<text:line-break/>non spicatis obtinet. In qua cavendum est ne quis </text:span><text:span text:style-name="T6">elo-<text:line-break/></text:span><text:span text:style-name="T6">tam dictam tradat. Est autem illa iis qui unguenta prae-</text:span></text:p>
      <text:p text:style-name="P9"><text:span text:style-name="T6">parant in coctione ipsorum, sicuti consueverunt, prius<text:line-break/>in usum ministeriumque adhibita, quae acaerios,</text:span><text:span text:style-name="T6">. </text:span><text:span text:style-name="T6">quod<text:line-break/>est pura, venundatur. Quapropter etiam omphas appel-<text:line-break/>latas barbarica lingua accipere convenit; quarum et cir-<text:line-break/>curnlita terra radici decocta nardi odorem repraesentat.<text:line-break/>Praeterea juncum rotundum Arabicum immitti praecipit,<text:line-break/>qui a vulgo, haud scio quomodo, junci rotundi flos di-<text:line-break/>citur; etsi, nos non adeo floris copiam habeamus, tota<text:line-break/>quae advehitur herba subinde ex parte superiori a came-<text:line-break/>lis erosa. Libentissime autem eam depascuntur et co-<text:line-break/>piosissimam in Arabiae viis crescentem habent. Est item<text:line-break/>parvi pretii medicamentum, et solo odoratus vigore dis-<text:line-break/>cernitur , quum gratia illius odoris celeriter evanescit.<text:line-break/>Jam vero quum Andromachus scribit, thus miscebis et<text:line-break/>aglaiam quod est pulchrum statues, aglaiam non disqui-<text:line-break/>rendum est ceu alterius medicamenti nomen. Nam in<text:line-break/>compositione antidoti pedestri oratione ab Andromacho<text:line-break/>juniore scripta et ea traditione quae hucusque ad nos</text:span></text:p>
      <text:p text:style-name="P9"><text:span text:style-name="T6">pervenit, neque medicamenti alicujus nomen est aglaia,<text:line-break/></text:span><text:span text:style-name="T6">et </text:span><text:span text:style-name="T6">medicamentum duodecim drachmas pondere trahens<text:line-break/>omnino concordi sententia et senior et junior Androrna-<text:line-break/>chus descripsit, ac nihil extra illa additur, de quo aglaiae<text:line-break/>nomen dici quis putaverit: quamobrem forte aglaia epi-<text:line-break/>thetum thuris auctori elegorum adjectum </text:span><text:span text:style-name="T6">esse </text:span><text:span text:style-name="T6">videtur.<text:line-break/>Deinde nigri piperis , dictamni, marrubii, rheu meminit,<text:line-break/>rerum omnibus cognitarum. At scriptura ex successione<text:line-break/>nobis tradita adjectum habet piperis aequale pondus.<text:line-break/>Cauterum hoc majus est alio pipere, et corticem habet<text:line-break/>tenuiorem minusque rugosum. At rheu quoque ipsum<text:line-break/>adulteratur, quandoquidem statim ex regionibus ubi gigni-<text:line-break/>tur, recens nonnulli capientes ipsum decoquentesque,<text:line-break/>ut succum demittat, ubi illum coxerint, nobis ceu pu-<text:line-break/>rum, et aquae non mixtum transmittunt; rsseon autem<text:line-break/>siccatum, tanquam neque id prius incoctum, ablegant;<text:line-break/>idcirco adulteratum cognoscere oportet, iis facillimum</text:span></text:p>
      <text:p text:style-name="P9"><text:span text:style-name="T6">deprehensu, qui .sua sponte nascens rbeon viderunt.<text:line-break/>Neque enim quod afpectn ipsius judicatur densum con-<text:line-break/>tractumque, totam ita habet substantiam, sed rarius est<text:line-break/>ac in </text:span><text:span text:style-name="T6">gustu </text:span><text:span text:style-name="T6">estringentem qualitatem omnino obscuram<text:line-break/>aut nullam obtinet, etsi validam occupet rheon, quum<text:line-break/>viget, perforatur autem et ipsirm celeriter. Stoecbas<text:line-break/>nascitur </text:span><text:span text:style-name="T6">copiosa </text:span><text:span text:style-name="T6">ubique terrarum. Quum autem copio-<text:line-break/>sissima proveniat in Creta et Cycladibus dictis insulis,<text:line-break/>unde etiam nomen ipsi ex Hispaniensi mari inditum, pro-<text:line-break/>cerior meliorque est- quae ex Cretae insulis petitur.</text:span><text:span text:style-name="T26">z</text:span><text:span text:style-name="T6"> </text:span><text:span text:style-name="T6">Pe-<text:line-break/>troselinon noscitur quidem omnibus collaudatum Macedo-<text:line-break/>nicum , quod etiam nonnulli estreaticon a regione ubi<text:line-break/>gignitur, nomenclaturam 'ei imponentes, appellant. Omni-<text:line-break/>no autem paucum est, quod/in illo loco' nascitur prae-<text:line-break/>cipiti, neque magno. At Estreaticon Macedonicum </text:span><text:span text:style-name="T19">a<text:line-break/></text:span><text:span text:style-name="T6">Macedonibus-in omnes nationes apportatur; paucum sane<text:line-break/>et ipsum in Macedonum terra provenit, verum quod in<text:line-break/>melle et vino Falerno, id etiam in petroselino accidit.</text:span></text:p>
      <text:p text:style-name="P9"><text:span text:style-name="T6">Nam in </text:span><text:span text:style-name="T6">omnem </text:span><text:span text:style-name="T6">fere </text:span><text:span text:style-name="T6">terram </text:span><text:span text:style-name="T6">mercatores sicut Atticum<text:line-break/>mel et vinum .Falernum </text:span><text:span text:style-name="T6">, ita quoque </text:span><text:span text:style-name="T6">Macedonicum pe-,<text:line-break/>trofelinum exportant; quum tamen ipsum'non 'tantum<text:line-break/>generetur, ut universis gentibus sufficiat, </text:span><text:span text:style-name="T6">sed- </text:span><text:span text:style-name="T6">in Epiro<text:line-break/>plurimum gignitur petrofelinum, quemadmodum </text:span><text:span text:style-name="T6">in </text:span><text:span text:style-name="T6">Cy-<text:line-break/>cladibus insulis mel. </text:span><text:span text:style-name="T6">Atque </text:span><text:span text:style-name="T6">hoc sane ex insulis </text:span><text:span text:style-name="T6">Athenas<text:line-break/></text:span><text:span text:style-name="T6">importatur, illud ex Epiro prius quidem in Macedoniam,<text:line-break/>copiosissimo mqu e et prope totum in Thessalonicen, inde<text:line-break/>vero tanquam Macedonicum effertur. Ac. in vino Falerno<text:line-break/>simile quid accidit. Nam quum in parva quadam Italiae<text:line-break/>regione paucum generetur, ceu inde illud ipsum existat,<text:line-break/>iu omnem Romanorum imperio subjectam terram infer- </text:span><text:span text:style-name="T6">'<text:line-break/></text:span><text:span text:style-name="T6">tur, ita ut alia,vina in similis adulterationem ab hujus-<text:line-break/>modi, rerum peritis praeparentur. Quod si vero estreati-<text:line-break/>eum interim desideres petroselibum, nihilo pejus tibi fore<text:line-break/>putato theriaces medicamentum, si alterum injicias. ' Non<text:line-break/>enim deleteriis medicamentis , aut virulentarum bestiarum<text:line-break/>morsibus adeo adversatur; fed hydropicis imbecillibus,,, </text:span><text:span text:style-name="T6">et</text:span></text:p>
      <text:p text:style-name="P9"><text:span text:style-name="T6">si </text:span><text:span text:style-name="T6">qui </text:span><text:span text:style-name="T6">sint </text:span><text:span text:style-name="T6">hujusmodi </text:span><text:span text:style-name="T6">affectus</text:span><text:span text:style-name="T6">, succurrit</text:span><text:span text:style-name="T6">, non tamen </text:span><text:span text:style-name="T6">prin-<text:line-break/>cipalissimo theriaces promisse- Reddit autem </text:span><text:span text:style-name="T6">ipsam ama-<text:line-break/></text:span><text:span text:style-name="T6">riorem indubie estreaticum petrofelinum, maxime si </text:span><text:span text:style-name="T6">re-<text:line-break/></text:span><text:span text:style-name="T6">cens existat. Differt autem ut acerrimum ab aliis petro,-<text:line-break/>felinis, ita quoque amarissimum. At terebinthinam haud<text:line-break/>scio quomodo Libycam Andromachus immittere praeceperit<text:line-break/>ea quae ex Chio est posthabita, quum tamen </text:span><text:span text:style-name="T6">ab </text:span><text:span text:style-name="T6">omni-<text:line-break/>bus propemodum praeponatur, quanquam et ex Libya<text:line-break/>optimam commendem; non enim quaelibet est optima,<text:line-break/>sicuti quae' ex Chio adfertur. Jam vero quae in Pontica<text:line-break/>terra et aliis quibusdam gentibus praestantissima tere-<text:line-break/>binthina resina nascitur; verum Chia et odore et gustu<text:line-break/>omnibus praecellit. Post commemorata deinceps Andro-<text:line-break/>rnachns in' theriaces compositione scripsit, gingiber et<text:line-break/>pentaphyllon seu pentapetalon herbam,- quod </text:span><text:span text:style-name="T6">est </text:span><text:span text:style-name="T6">quin-<text:line-break/>quefoliiim', injiciemus, medicamenta</text:span><text:span text:style-name="T26">1</text:span><text:span text:style-name="T6"> quae </text:span><text:span text:style-name="T6">neque </text:span><text:span text:style-name="T6">adulte-<text:line-break/>rantur et onlnilins sunt cognita. Deinde polii meminit-<text:line-break/>omnibus noti et quod nihil simile' obtinet, mox cha-</text:span></text:p>
      <text:p text:style-name="P9"><text:span text:style-name="T6">maepityos, de </text:span><text:span text:style-name="T6">qua tantum me in oratione adjicere opor-<text:line-break/></text:span><text:span text:style-name="T6">tet, nempe quod </text:span><text:span text:style-name="T6">ubique terrarum crescat, et odore et<text:line-break/></text:span><text:span text:style-name="T6">gustu ea quae in Creta provenit vehementior, adfertur<text:line-break/>autem nobis inde, ut etiam ii qui Caesari medicamen-<text:line-break/>tum conficiunt, semper Cretensi utantur, etsi in ipsa<text:line-break/>quoque Roma, in suburbiis, tum chamaepityn, tum cha-'<text:line-break/>maesiryn , offenderim, iis quae ex Creta feruntur odora-<text:line-break/>tiores, ubi non multo'imbre fuissent irroratae. Praeterea<text:line-break/>etiam hoc scire, expedit quod herbarum ex Creta venien-<text:line-break/>tium., involutarumque chartis quibus superscriptum </text:span><text:span text:style-name="T6">est<text:line-break/></text:span><text:span text:style-name="T6">uniuscujusque herbae nomen , nonnullae quidem simpli-<text:line-break/>cem habent descriptionem, nonnullae vero, cum addita-<text:line-break/>mento, campestris; invenies autem campestrem generosio-<text:line-break/>rem , etsi plurimae herbarum in campis generentur imbe-<text:line-break/>cilliores. Styracem constat injiciendum esse, qui in<text:line-break/>arundinibus ex Pamphylia adfertur, quique . paucissimus<text:line-break/>gignitur, et tanto discrimine a copioso hoc styrace eva-<text:line-break/>riat, quanto Falernum vinum ab eo quod in tabernis</text:span></text:p>
      <text:p text:style-name="P16"><text:span text:style-name="T6">venundatur. Caeterum ex ipsius </text:span><text:span text:style-name="T19">t</text:span><text:span text:style-name="T6">genere capere oportet<text:line-break/></text:span><text:span text:style-name="T6">calidissimum; </text:span><text:span text:style-name="T6">constat autem et odore </text:span><text:span text:style-name="T6">hunc </text:span><text:span text:style-name="T6">esse </text:span><text:span text:style-name="T6">valentissi-<text:line-break/>mum et </text:span><text:span text:style-name="T6">gustu </text:span><text:span text:style-name="T6">nihilo minus. </text:span><text:span text:style-name="T6">Secundum </text:span><text:span text:style-name="T6">haec </text:span><text:span text:style-name="T6">nardi </text:span><text:span text:style-name="T6">An-<text:line-break/>dromachus comnreminit, </text:span><text:span text:style-name="T6">ut ipfe </text:span><text:span text:style-name="T6">adscripsit, </text:span><text:span text:style-name="T6">ejus </text:span><text:span text:style-name="T6">quae ex<text:line-break/>Galatia adfertur, quam </text:span><text:span text:style-name="T6">consueto vocabulo </text:span><text:span text:style-name="T6">hujusmodi<text:line-break/>rerum periti Celticam nominant</text:span><text:span text:style-name="T6">; </text:span><text:span text:style-name="T6">confunduntur enim quo- '<text:line-break/>dammodo haec tria nomina de una gente Celtica prolata,<text:line-break/>vocant utique ipsus nonnulli Galatas, alii Gallos, fed fa-<text:line-break/>miliarius nomen Cellarum esu De fubfequentibus in<text:line-break/>scriptura medicamentis partim sane prius dictum est,<text:line-break/>quemadmodum in Lemnia terra et milto; praestat autem<text:line-break/>eam vocare non milton, scd terram; est enim aliqua Lemnia<text:line-break/>miltos lu Milto proveniens, alios ad usus idonea; non tamen<text:line-break/>ad quos Lemnia fphragisappellata. Verum de his quoque pro-<text:line-break/>ditum est quemadmodum de aliis in opere de simplicibus<text:line-break/>medicamentis. 'Infequentia medicamenta prope universa et<text:line-break/>cognoscuntur 'omnibus medicis et dolum non recipiunt.<text:line-break/>Quaedam ipsorum manifestius indicantur lu theriaca quae<text:line-break/>prosa</text:span><text:span text:style-name="T26">-</text:span><text:span text:style-name="T6"> oratione scripta est. Item hoc<text:tab/></text:span><text:span text:style-name="T6">’</text:span></text:p>
      <text:p text:style-name="P8"><text:span text:style-name="T19">Caeruleae ast spinae lacrima.</text:span></text:p>
      <text:p text:style-name="P11"><text:span text:style-name="T6">Innuit enim acaciam ex Aegyptia spina nascentem. Ita-<text:line-break/>que solum adhuc restat ut de thlaspi dicamus, quoniam et<text:line-break/>fere omnia injiciunt, tum quod ex Creta adfertur, tum<text:line-break/>quod ubique nascitur, quod colore quidem pallido flavum<text:line-break/>est, figura rotundum,; admodum exiguum ut milii decima<text:line-break/>pars existat. Satius autem est id quod ex Cappadocia eve-<text:line-break/>hitur immittere; quod colore ad nigrius permultum ver-<text:line-break/>git, figura non exacte rotundum, et magnitudine multo<text:line-break/>majus quam fupradictum. Caeterum habet in quadam sui<text:line-break/>parte etiam veluti infractum quendam exiguum, unde, etiam<text:line-break/>thlaspi nominatum esu Crefrit autem sicut et hoc;; ita<text:line-break/>alterum quoque in Cappadocia copiosum. Quare non omni-<text:line-break/></text:span><text:span text:style-name="T6">no </text:span><text:span text:style-name="T6">id quod adfertur a Cappadocia optimum est, fed quod<text:line-break/>proprie </text:span><text:span text:style-name="T19">in</text:span><text:span text:style-name="T6"> ea nascitur dissimile Cretensi, et quod diversis<text:line-break/>terrae locis provenit. Porro </text:span><text:span text:style-name="T6">fi </text:span><text:span text:style-name="T6">etiam aliud quippiam. non<text:line-break/>perspicue fatis elegiacis numeris ab Andromacho seniore</text:span></text:p>
      <text:p text:style-name="P9"><text:span text:style-name="T6">dictum sit, </text:span><text:span text:style-name="T6">id </text:span><text:span text:style-name="T6">declaratum tibi est, qui scripturam filii<text:line-break/>ipsius Andromachi prosa expositam lutelligas, quemad-<text:line-break/>m&amp;dum et hoc i </text:span><text:span text:style-name="T6">-</text:span></text:p>
      <text:p text:style-name="P17"><text:span text:style-name="T6">1. </text:span><text:span text:style-name="T6">•<text:tab/></text:span><text:span text:style-name="T19">Actaeo melle perungens</text:span></text:p>
      <text:p text:style-name="P18"><text:span text:style-name="T19">:-- -<text:tab/>- ‘Omnia, quae misces theriacaa antidoto.</text:span></text:p>
      <text:p text:style-name="P11"><text:span text:style-name="T6">id est melle Attico. Centaurium itaque in scriptura li-<text:line-break/>gata neu distinctum est ' quale dicat, in pedestri vero<text:line-break/>adjectum est tenue/eo’ quod et aliud centaurium sit am-<text:line-break/>pluni. Pari modo- etiam aristolochiae tenuis dictum est;<text:line-break/>nam alia quoque invenitur procera radice, quemadmo-<text:line-break/>dum etiam tertia quaedam praeter has est rotunda.</text:span></text:p>
      <text:h text:style-name="Heading_20_2" text:outline-level="2">Cap. XV.</text:h>
      <text:p text:style-name="P271"><text:span text:style-name="T6">I </text:span><text:span text:style-name="T19">Qudmodo . theriace praeparetur.]</text:span><text:span text:style-name="T6"> Di-<text:line-break/>simus etiam antea eum qui medicamentum semel confini<text:line-break/>fpectaverit, non amplius-opus habiturum ut iterum aut<text:line-break/>tertio inspiciat.,. Verum 'ittoptima lu singulis medica-<text:line-break/>menti generibus discernat, non femel hisfe et ter, scd<text:line-break/>admodum saepe fpectasse convenit ea,-quae praestaiftillima<text:line-break/>irr. unaquaque regione gigni creduntur. Habendae itaque</text:span><text:span text:style-name="T26">4</text:span></text:p>
      <text:p text:style-name="P9"><text:span text:style-name="T6">sunt </text:span><text:span text:style-name="T6">etiam </text:span><text:span text:style-name="T6">ad horum usum indicationes, de 'qnibusojam<text:line-break/>antea quoque egimus, verum-etiam nunc' paticixifumma-<text:line-break/>tirnque </text:span><text:span text:style-name="T6">de:</text:span><text:span text:style-name="T6">'omnibus tractabo. • Radices quorumcurique fu e-<text:line-break/>rintutiles, intentum' habere mortieemnoni:rancidum<text:line-break/>oportet; id namque macrae radicis-est indiciUm';d'litmtrrs<text:line-break/>autem cum-surculis germinibusque dictis praecellentes<text:line-break/>multosque; lina eum iis quae fructibus.adhaerescunt;, se-<text:line-break/>mina quemadmodum etiam radices; plena, proeerave, ex<text:line-break/>cortice intentu, cognoscuntur; J liquores succique . non<text:line-break/>exiccati tempore neque invalidas .singuli suas: quisque<text:line-break/>habere qualitates et gustu et odore nidicantur.: Fructus<text:line-break/>itaque cum surculis floribusque ' .et- foliis ; t quae in bis<text:line-break/>sunt, lu theriacen immittuntur; hujusmodi herbarum,<text:line-break/>scordii, nepitae, marrubii.; 'stoechados, dictamni, polii,<text:line-break/>chamaedrys, chamaepityos, hyperici, centaurir. Radices<text:line-break/>-autem horum, glugiberis , ireos,: rheu, 'quinquefolii,. costi;,<text:line-break/>nardi Indicae, nardi' Gallicae,. gentiaaae, meu; acori,<text:line-break/>phu/ aristolochiae tenuis. Semina . autem medicamento</text:span></text:p>
      <text:p text:style-name="P8"><text:span text:style-name="T6">injiciuutur haec</text:span><text:span text:style-name="T41">,. </text:span><text:span text:style-name="T6">napi ,spetroselini-, thlaspi,</text:span><text:span text:style-name="T26">r</text:span><text:span text:style-name="T6"> ameos, ane-<text:line-break/>thi; fceniecli, dauci, cardamomi. Haec- itaque omnia tria<text:line-break/>genera. Aegyptiis pilis indere convenit,;' quoniam durissi-<text:line-break/>mae'existunt,- ne qnicqjram inter contundendum , ex ipsa-<text:line-break/>- rum substantia iis. quae? laerigan tur, confricetur.. Immittan-<text:line-break/>tur: una cum his. etiam ... haec: pastilli, scillini, pestilli<text:line-break/>theriaei, hedychroi magma; piper nigrum, album et lon-<text:line-break/>gum, rosae siccae, praeterea agaricum, crocus-si siccus<text:line-break/>fuerit; sphragis lemnia, tosta .chalcitis, amomum, cinna-<text:line-break/>rnomnm;fistula cassiae; balsami liquor, acaciae, praeter-<text:line-break/>quam si mollis sit et liquida, .castoreum-, bitumen, quod<text:line-break/>Graecis </text:span><text:span text:style-name="T41">ἄσπαλτος </text:span><text:span text:style-name="T6">et masculino et foemluluo., genere dici-<text:line-break/>tur; scd dictum: mihi subinde est, hujusmodi ineptiarum<text:line-break/>rationem nullam .esse habendam. Porro myrrha et crocus<text:line-break/>vino macerata laevigenturysi quidem tutius, esse videatur<text:line-break/>ipsum,natura liquidum non contundere. Omnes autem<text:line-break/>liquores vino debent perfundi, </text:span><text:span text:style-name="T6">ut </text:span><text:span text:style-name="T6">et solvantur et ad<text:line-break/>laevigationem fiant idonei, ut sagapeui,'panacis, papa-</text:span></text:p>
      <text:p text:style-name="P9"><text:span text:style-name="T6">veris, (quem et- rneconium </text:span><text:span text:style-name="T6">et </text:span><text:span text:style-name="T6">opium nominant) item<text:line-break/>acacia, quum .liquidior tibi videatur,, et tundi contumax<text:line-break/>sit, ad haec hypocystidis succus et dulcis radiculae; ut<text:line-break/>thlaspi et rapae sativae semen lu prima confectione, quem-<text:line-break/>admodum videbam eos qui ante me praeparabant, etiam<text:line-break/>ipse une cum iis quae contunduntur in pilam indidi-;<text:line-break/>deinde aliquando conspicatus-corpori pilae' interno pro-s<text:line-break/>pter • viscositatem adhaerescere, volui" ipsa privatirn::it£ .<text:line-break/>mortario prius ‘ laevigare, ac deinde vinum eis supersum-<text:line-break/>dere, usque dum ad' amussim tota dissolverentur, inde<text:line-break/>miscere iis quae in vino seorsim commaduerant detrita-<text:line-break/>que erant. Ac thuris lacrimam praestat per se in mor-<text:line-break/>tario leviter conterere, </text:span><text:span text:style-name="T19">ne</text:span><text:span text:style-name="T6"> dilatescat, deinde ubi; iucre-t<text:line-break/>veris', </text:span><text:span text:style-name="T6">‘lu </text:span><text:span text:style-name="T6">promptu habere , ut inspergas si libeat siis<text:line-break/>quae ex- vino laevigata sunt; gummi. vero etiam' irrigare<text:line-break/>vino oportet, 'idemque tum • privatirn tum tcum . thuris<text:line-break/>lacbryma in pulverem redigere. Haec quidem omnia quo.</text:span></text:p>
      <text:p text:style-name="P9"><text:span text:style-name="T6">dixit modo praeparari debeut, alia in mortario postquam<text:line-break/>pertrita fuerint</text:span><text:span text:style-name="T6">, </text:span><text:span text:style-name="T6">alia. increta laevigataque arida. Quum<text:line-break/>autem omnia uniri debent; liquescunt, qum melk in vafe<text:line-break/>duplici, prima fane resina, mox- styrax galbanumque<text:line-break/></text:span><text:span text:style-name="T6">prius </text:span><text:span text:style-name="T6">confracta contusaque in pila </text:span><text:span text:style-name="T6">pistillis, </text:span><text:span text:style-name="T6">aut vectibus<text:line-break/>ferreis, ita ut mellis crudi'momentum adjungatur; post haec<text:line-break/>digitis nostris dilatata, injiciatur etiam mellis nonnihil </text:span><text:span text:style-name="T19">refluae<text:line-break/></text:span><text:span text:style-name="T6">liquefactae, atqfie itarnrsusoperculo </text:span><text:span text:style-name="T6">vasi </text:span><text:span text:style-name="T6">imposito dissolvan-<text:line-break/>tur. Satius enim </text:span><text:span text:style-name="T6">est non </text:span><text:span text:style-name="T6">amplius mel bisiiijectisecmmovere,<text:line-break/>sed vase quod </text:span><text:span text:style-name="T6">aquae, </text:span><text:span text:style-name="T6">insistit opercuiatc, coctionem moliri.<text:line-break/>His </text:span><text:span text:style-name="T6">autem liq.trefcentibus immittantur , ax </text:span><text:span text:style-name="T6">vino laevigatis<text:line-break/></text:span><text:span text:style-name="T6">arida; misceanturqjje </text:span><text:span text:style-name="T6">dum abttinie crassescant, atque </text:span><text:span text:style-name="T6">ita<text:line-break/>pauloipost liquefacta, iis </text:span><text:span text:style-name="T6">quae lu </text:span><text:span text:style-name="T6">mortario </text:span><text:span text:style-name="T6">funt magno<text:line-break/></text:span><text:span text:style-name="T6">cochleari tepida adfundantur, </text:span><text:span text:style-name="T6">sic </text:span><text:span text:style-name="T6">ut vir </text:span><text:span text:style-name="T6">aliquis robustus<text:line-break/>ipsa </text:span><text:span text:style-name="T6">in unitatem, cogat. . </text:span><text:span text:style-name="T6">Posteaquanr </text:span><text:span text:style-name="T6">probe </text:span><text:span text:style-name="T6">coierint </text:span><text:span text:style-name="T6">ac<text:line-break/>jam,.crassum quod ex eis </text:span><text:span text:style-name="T6">oritur </text:span><text:span text:style-name="T6">appareat, .fuperinjicere<text:line-break/>mel </text:span><text:span text:style-name="T6">decoctum, </text:span><text:span text:style-name="T6">mediucriter, </text:span><text:span text:style-name="T6">et nipiirmn etiam despuma-</text:span></text:p>
      <text:p text:style-name="P9"><text:span text:style-name="T6">tum oportet, mox increta, deinde rursus mel, postea,<text:line-break/>jam liquefacta miscere tepida et omnia in grandi nipr-<text:line-break/>tario, cochleari magno valenter conterere, adjectis quae<text:line-break/>ex aridis supersunt, item melle. Ubi. vero omnia in<text:line-break/>mortario cochleari unita fuerint</text:span><text:span text:style-name="T6">, </text:span><text:span text:style-name="T6">indere tunc pilae opor-<text:line-break/>tet, et vectibus ferreis adarnqssim puris, ut nihil ecrngj-<text:line-break/>nis obtineant, continenter, tundere, illinendo vectes qpo-'<text:line-break/>ballamo, nam lentore medicaminis detinentur et aegre a<text:line-break/>tundentibus elevantur. Quo igitur prompte • opus absoI-.<text:line-break/>vas, vectis extrema continue opobassamo perunges, in<text:line-break/>hoc ipsum totam ejus portionem insumens. Praestaret<text:line-break/>autem in sole contundere, ftam ita citius omnia in uni-<text:line-break/>tatem coeunt; atque hoc ubi feceris, pilam quae medi-<text:line-break/>camentum lu se continet, obtegere convenit, atque se-<text:line-break/>cnndum quatuor aut quinque dies, similiter lu sole con-<text:line-break/>tundere, atque id ex intervallo iterum atque iterum,<text:line-break/>dierum aut feptem usque ad duos menses, aut omnino<text:line-break/>ad quadraginta dies facere. Haec. itaque ceu ad medica-</text:span></text:p>
      <text:p text:style-name="P9"><text:span text:style-name="T6">menti virtutem scripta sunt </text:span><text:span text:style-name="T6">omnia. </text:span><text:span text:style-name="T6">Ut </text:span><text:span text:style-name="T6">autem </text:span><text:span text:style-name="T6">nigrum<text:line-break/>ipsum evadat (hoc enim haud novi quomodo consuetum<text:line-break/>est, et qui hoc colore'frustratur risui est) observare qui-<text:line-break/>dem oportet, scire autem facultatem medicamenti nihil<text:line-break/>ex colore immutari. Accidit porro coloris frustratio pro-<text:line-break/>pter combustam chalcitidem flavescentem rufescentem-<text:line-break/>que. Etentm quamvis minima ipsius portio indatur, co-<text:line-break/>lorem tamen aliorum fuperat.' Ne igitur in hoc ipfo<text:line-break/>quoque aliquis' falli videatur, animum' adhibeat iis quae<text:line-break/>dicturus sium. Quatuor Jane' in totum drachmas chalciti-<text:line-break/>dis antidotum recipit, verum tostam multo copiosiorem<text:line-break/>hoc modo capiet, indito ollae crudae chalcitidis drach-<text:line-break/>mas non pauciores quadraginta; delude perustis carboni-<text:line-break/>bus ollam imponens sine operculo, quum medicamentum<text:line-break/>fusum fuerit, videasque supervehi id quod levissimum<text:line-break/>et maxime spumosum est, statim tolles, et humi posito,<text:line-break/>non quemadmodum consuevimus interdum similiter iis<text:line-break/>qui </text:span><text:span text:style-name="T19">ignem</text:span><text:span text:style-name="T6"> excitant, instare ipsi oportet. Mirum enim</text:span></text:p>
      <text:p text:style-name="P9"><text:span text:style-name="T6">quam interea rufus flavusque </text:span><text:span text:style-name="T6">color </text:span><text:span text:style-name="T6">excellat, </text:span><text:span text:style-name="T6">scd </text:span><text:span text:style-name="T6">neque<text:line-break/>in scle ponere consilium </text:span><text:span text:style-name="T6">est</text:span><text:span text:style-name="T6">, sed refrigerati capere quod<text:line-break/>spumosius </text:span><text:span text:style-name="T6">insidet, </text:span><text:span text:style-name="T6">nihil </text:span><text:span text:style-name="T6">in </text:span><text:span text:style-name="T6">se </text:span><text:span text:style-name="T6">neque </text:span><text:span text:style-name="T6">rufum, </text:span><text:span text:style-name="T6">neque </text:span><text:span text:style-name="T6">fla-<text:line-break/>vum, neque pallidum, continens; deinde ex </text:span><text:span text:style-name="T6">eo </text:span><text:span text:style-name="T6">causa<text:line-break/>experientiae sumens exiguum laevigahsque, spectabis<text:line-break/>nurn inter laevigandurn aliquis ex praedictis' coloribus<text:line-break/>appareat. Si vero quale sumptum est maneat; porra-<text:line-break/>ceum aut cinereum colore, </text:span><text:span text:style-name="T6">ex </text:span><text:span text:style-name="T6">hoc drachmas quatnor<text:line-break/>injicere convenit. Tale siquidem exiguum in multo<text:line-break/>combusto reperies. ltaqne </text:span><text:span text:style-name="T6">. </text:span><text:span text:style-name="T6">necessaria ad antidoti com-<text:line-break/>positionem et structuram omnia jam sunt exposita. Ve-<text:line-break/>rum quum" in. eadem scriptura Darnocrales et' Crito non-<text:line-break/>nihil dissentiant, satius mihi visum est etiam ab illis<text:line-break/>prodita tradere, </text:span><text:span text:style-name="T6">ac </text:span><text:span text:style-name="T6">prius Damocratis sententiam, quando-<text:line-break/>quidem totum ipsius usum manifesto descripsit, idque<text:line-break/>numeris, ut assolet, quae non solum ’ quod facile teneri<text:line-break/>memoria, fed etiam quod pondera ac mensurae in ea<text:line-break/>adulterari nequeant, conducit. Damocrates itaque libro</text:span></text:p>
      <text:p text:style-name="P19"><text:span text:style-name="T6">quo antidota hunc in </text:span><text:span text:style-name="T6">modum </text:span><text:span text:style-name="T6">tradit, a communi sipsorum<text:line-break/>usu et theriaces speeie incipit.<text:tab/><text:tab/></text:span></text:p>
      <text:p text:style-name="P20"><text:span text:style-name="T6">t</text:span><text:span text:style-name="T6"><text:tab/> </text:span><text:span text:style-name="T6">' • '</text:span></text:p>
      <text:p text:style-name="P7"><text:span text:style-name="T19">Antidota consurt praeparata congere<text:line-break/>In primis ad horrenda deleteria ,<text:line-break/>Quorum videntur inventa esae nomine</text:span><text:span text:style-name="T6"> t .<text:line-break/></text:span><text:span text:style-name="T19">Haec pharmacis adversantur lethalibus<text:line-break/>St praebeas nonnulla suspicantibus<text:line-break/>Ne. pharmacum quis inter cibum aut postea<text:line-break/>Astumati ubi pero lethale ingejscrit<text:line-break/>Cibis modo inditis, hic prorsas omnibus<text:line-break/>Vomitu rejectis, bis, ter, imperes ea<text:line-break/>Quum manserint maligni signa pharmaci.<text:line-break/>Item valet antidotum scrpentsous malis<text:line-break/>Et bestiarum virulentis morsibus .</text:span></text:p>
      <text:p text:style-name="P7"><text:span text:style-name="T19">Hydri, Cerastae, dipsadis, stc aspidis<text:line-break/></text:span><text:span text:style-name="T6">Et viperae, </text:span><text:span text:style-name="T19">et canis quem rabies Occupat.<text:line-break/>Sunt- namque morsus horum valde noxii</text:span></text:p>
      <text:p text:style-name="P9"><text:span text:style-name="T19">Et </text:span><text:span text:style-name="T19">quae </text:span><text:span text:style-name="T19">mari degunt, simpliciter omnium<text:line-break/>Mittentium virus, eorum quae vocant<text:line-break/>Infecta, vespae, scorpionis atque apis.<text:line-break/></text:span><text:span text:style-name="T19">Item </text:span><text:span text:style-name="T19">phalangii nocentis plurimum,</text:span><text:span text:style-name="T6"> </text:span><text:span text:style-name="T6">x<text:line-break/></text:span><text:span text:style-name="T6">Aranei </text:span><text:span text:style-name="T19">muris, ipsa drachma amplius<text:line-break/>Prodest antidoti, vel nux quantum cominet<text:line-break/>Mixtis meracioribus cyathis decem.</text:span></text:p>
      <text:p text:style-name="P11"><text:span text:style-name="T19">At morsibus malignis non.sutisstemel<text:line-break/>Offerre antidotum,.scd dabis frequentius,<text:line-break/>Si tu </text:span><text:span text:style-name="T19">metus </text:span><text:span text:style-name="T19">ex tat o cures tollere.</text:span></text:p>
      <text:p text:style-name="P11"><text:span text:style-name="T19">Idem propina vitia adversus</text:span><text:span text:style-name="T6"> omnia, et<text:line-break/></text:span><text:span text:style-name="T19">Morbos qui spatio pravum praebent corpori<text:line-break/>Habitum, ad .subres redeuntes, item, tempore<text:line-break/>Longo rigores haerentes, doloribus </text:span><text:span text:style-name="T19">-<text:line-break/></text:span><text:span text:style-name="T19">Qui conferunt locorum abscejsus principum.<text:line-break/>Item valet vulvis distorsts statibus.,^<text:line-break/>Aut qui coli, vesicae, renum,, sentiunt<text:line-break/>Longos dolores cum ulcere aut cum calculis.</text:span></text:p>
      <text:p text:style-name="P8"><text:span text:style-name="T19">Et st jecur negotiuni praebet, dabis<text:line-break/>Rite, frequenter sanguinem educentibus<text:line-break/></text:span><text:span text:style-name="T19">Et pectore, </text:span><text:span text:style-name="T19">faeculentum </text:span><text:span text:style-name="T19">et </text:span><text:span text:style-name="T19">pits reddentibus<text:line-break/>Ex qua id feratur parte , vel ea gulmonibiis-,<text:line-break/>ddkaec quibus rupta dut qiiaedarn vulsu intima</text:span></text:p>
      <text:p text:style-name="P7"><text:span text:style-name="T19">Praebebis ipsts, narn dolores et metum</text:span></text:p>
      <text:p text:style-name="P7"><text:span text:style-name="T19">Tolles </text:span><text:span text:style-name="T19">etiam </text:span><text:span text:style-name="T19">queis haud 'pr.omppe coquitur cibus<text:line-break/>Quantumvis exiguus i acescit nutem protinus ';</text:span></text:p>
      <text:p text:style-name="P7"><text:span text:style-name="T19">Nec non propina</text:span><text:span text:style-name="T6">, </text:span><text:span text:style-name="T6">quos </text:span><text:span text:style-name="T19">'cogit perfectio<text:line-break/>Longinqua </text:span><text:span text:style-name="T19">aquis </text:span><text:span text:style-name="T19">uir longe .deterrimis,<text:line-break/>His antidoti qwanium tres pensent obboli<text:line-break/>Aquae calentis cyathos tres, aut quattuor',<text:line-break/>Horis ante cibum ternis da, vel pluribus;<text:line-break/>Aut qui male vesica hdbenl, dia'sanguinarii<text:line-break/>Spuunt, aut stomadit stanguefcuni atlaerrlrut,<text:line-break/></text:span><text:span text:style-name="T48">Έχ </text:span><text:span text:style-name="T19">pasco antiddturn tsumenatwn praebibenti' </text:span><text:span text:style-name="T31">31</text:span><text:span text:style-name="T19"> </text:span><text:span text:style-name="T19">,t<text:line-break/></text:span><text:span text:style-name="T19">Et pectoris quos stuxionas totius, </text:span><text:span text:style-name="T19">'' ' </text:span><text:span text:style-name="T48">'</text:span><text:span text:style-name="T37">ύ</text:span><text:span text:style-name="T48"> </text:span><text:span text:style-name="T19">" d-</text:span></text:p>
      <text:p text:style-name="P8"><text:span text:style-name="T19">Cruciant, susciculum polii decoquens aqua.<text:line-break/>Praestiterit autem Cretici, iiut Scythici magis<text:line-break/>Aut Pontici potius; riam sistes rheumata.<text:line-break/>Ternis (ut ante dixi') cyathis offeres.</text:span></text:p>
      <text:p text:style-name="P7"><text:span text:style-name="T19">Quidam doloribus permagnis aurium<text:line-break/>Pasco subigentes Cretico, meatibus.<text:line-break/>Per quos facultas audiendi spargitur<text:line-break/>Lanam </text:span><text:span text:style-name="T66">an.ti.dotp </text:span><text:span text:style-name="T19">liquore irriguam collocant.<text:line-break/>Porro bonum cui antidotum curae est reddere<text:line-break/>Is. cunctas habeat misturas stccas probe.<text:line-break/>Et Theriacum elaboratum (sicut vacant')<text:line-break/>Fastillum, ita paratum,sut indicabimus,<text:line-break/>Jiiam constat hic bonis misturae pharmacis:<text:line-break/>Aestate veras prima sumis viperas<text:line-break/>Captas recens, notandae, magnitudinis<text:line-break/>Eosaue viginti aut paulo plures item;<text:line-break/>Hoc nanque non .erit nimis medicamini.</text:span></text:p>
      <text:p text:style-name="P7"><text:span text:style-name="T19">Quum praeparas;^ tges digitos amputa caput</text:span></text:p>
      <text:p text:style-name="P8"><text:span text:style-name="T19">Pauloque caudam jnagii, hancpost, illud prius.<text:line-break/>Sed aggredi istud</text:span><text:span text:style-name="T6"> donec </text:span><text:span text:style-name="T19">vivunt, convenit.</text:span></text:p>
      <text:p text:style-name="P7"><text:span text:style-name="T19">Hinc </text:span><text:span text:style-name="T19">cute </text:span><text:span text:style-name="T19">detracta ut anguillis sacillime<text:line-break/>Totam eximes ipsarum pinguetudinem.<text:line-break/>Ac postea quam laveris , dimittito</text:span></text:p>
      <text:p text:style-name="P7"><text:span text:style-name="T19">Ollae, et </text:span><text:span text:style-name="T19">mediocrem </text:span><text:span text:style-name="T19">anethi fasciculum aridi.<text:line-break/>Affusa aquae quod ipsts susttcit incoque.<text:line-break/>Donec caro relinquat offa promptius.<text:line-break/></text:span><text:span text:style-name="T6">Et sictili </text:span><text:span text:style-name="T19">remoto ab igne, condito</text:span></text:p>
      <text:p text:style-name="P7"><text:span text:style-name="T19">Carnem ostibus puram, pari addeni pondere </text:span><text:span text:style-name="T19">-<text:line-break/></text:span><text:span text:style-name="T6">Panem triticeum haud fardidnm; tritum </text:span><text:span text:style-name="T19">probe,<text:line-break/>PauxiUuhtm decoctionis jusculi'</text:span></text:p>
      <text:p text:style-name="P7"><text:span text:style-name="T19">Fundens super, ptejtiEltrs tenues fingito;</text:span></text:p>
      <text:p text:style-name="P7"><text:span text:style-name="T19">Siccato et orbUiitls’smarincis utiindr</text:span></text:p>
      <text:p text:style-name="P7"><text:span text:style-name="T19">At fcillinos hoc rursus effinges modo',<text:line-break/>Scillam cum saliti •riiagnitudinis bonda<text:line-break/>Albamque suniptdni toto purga cdrtiae',- </text:span><text:span text:style-name="T19">.</text:span></text:p>
      <text:p text:style-name="P8"><text:span text:style-name="T19">Omnem eximens radicem lignosam</text:span><text:span text:style-name="T6"> undique<text:line-break/></text:span><text:span text:style-name="T19">Circumlitamque rnasca tritici,</text:span><text:span text:style-name="T6"> clibano<text:line-break/></text:span><text:span text:style-name="T19">Ipsum reponas, quuTn vera coctam probe<text:line-break/>Putaveris , tres ejus libras sumito ;</text:span></text:p>
      <text:p text:style-name="P7"><text:span text:style-name="T19">Huic jungito tenuijsanae fibram sumis<text:line-break/>Ervi faririoe paululum retorridi.<text:line-break/>Ac laevigant subtiliter statim pilas<text:line-break/>Lsisinge tenues admodum i stccai ubi<text:line-break/>Libet recondes, ne talis stt mistio<text:line-break/>Ignota Theriaceque dicta persequar,<text:line-break/>Ut usum quoque suijsc Mithridatem 'ferunt<text:line-break/>Quum bibere medicamenta eum necejsttas<text:line-break/>Omnis, nociva cimi suberis bellantibus,<text:line-break/></text:span><text:span text:style-name="T6">Nullius </text:span><text:span text:style-name="T19">ipfe noxae sensum pertulit.<text:line-break/>Sed ense detruncatus vitam perdidit ,<text:line-break/>Gnatiae vero potu interierunt pkarmaci.<text:line-break/>Ipsum parabis stdi 'scillinorum orbium</text:span></text:p>
      <text:p text:style-name="P8"><text:span text:style-name="T6">Drachmas </text:span><text:span text:style-name="T19">viginti bis (alias bis quattuor')<text:line-break/>Sed orbium theriacorum bis duodecim.<text:line-break/>Nigrique piperis, opii et sicci magmatis,<text:line-break/>Quod hedychroa quondam vocabant unguina<text:line-break/>JBis singulorum duodecim denarios ,<text:line-break/>Radiculae dulcis succi</text:span><text:span text:style-name="T6">, aridae </text:span><text:span text:style-name="T19">decem<text:line-break/>Atque insuper duas, rosue stccae pares<text:line-break/>Et cinnamomi, ad haec opobalsami boni<text:line-break/>Atque ireos praeterea, quam dat Illyris<text:line-break/>Aequale pondus, agarici albi, feminis<text:line-break/>Napi., uniuscujusque drachmas duodecim.<text:line-break/>Et scordii tantundan cretici addito.</text:span></text:p>
      <text:p text:style-name="P7"><text:span text:style-name="T19">Myrrhae, croci, rheu, petroselini, stoechados,<text:line-break/>Siccae calaminthae, quinquefolii, praeter haec<text:line-break/>Radiculae, atque galbulorum suminis<text:line-break/>Marrubii, piperis albi, ct longi, et Indicae<text:line-break/>Nardi spicae, 'thuris, nec non terebinthinae</text:span></text:p>
      <text:p text:style-name="P8"><text:span text:style-name="T19">Costique candidi, dictamni herbae, insuper<text:line-break/>Junci rotundi storis, gingiberis pares<text:line-break/>Sicci, non rigui, nigrae castae corticis<text:line-break/>Bis singulorum ternae drachmae pondere<text:line-break/>Poliique et pontici pku, necnon tfilaspeos,<text:line-break/>Chamaedryos, praeterea styracis, commeas<text:line-break/>Et gentianae, </text:span><text:span text:style-name="T6">et acori, </text:span><text:span text:style-name="T19">meuque insuper<text:line-break/>Et cardamomi</text:span><text:span text:style-name="T6">, sic </text:span><text:span text:style-name="T19">sueniculi Jeminis ,<text:line-break/>Hypocystidis succi, tostae chalcitidis,<text:line-break/>Cretensis hyperici adde suminis, simul<text:line-break/>Succi acaciae humidae, nardique gallicae<text:line-break/>Purae, sphragidisque lemnine, </text:span><text:span text:style-name="T66">cb.amaepj.tys,<text:line-break/></text:span><text:span text:style-name="T19">Arneos, scscleos, feminis retorridi<text:line-break/>Anist, amomi uvae, suliorum malabathri.<text:line-break/>Impone drachmas singulorum compares<text:line-break/>Duas, et totidem balsami fructus quoque.<text:line-break/>Sed non probe aliqui</text:span><text:span text:style-name="T6"> singulis dant </text:span><text:span text:style-name="T19">quattuor.</text:span></text:p>
      <text:p text:style-name="P8"><text:span text:style-name="T19">Opopanads lachrymae, praeterea galbani<text:line-break/>Uaucique purgati Cretensis feminis ,<text:line-break/>Fu castorei, sugapeni jungito novi<text:line-break/>d/istolochiaeque tenuis siccae probe<text:line-break/>Horum uniuscujusque dradirnas fac duas<text:line-break/>Aequale pondus</text:span><text:span text:style-name="T6"> ponito </text:span><text:span text:style-name="T19">bituminis:<text:line-break/>Sunt qui duas -cuique dent, quod displicet.<text:line-break/>Frequenter ipsum,</text:span><text:span text:style-name="T6"> veluti </text:span><text:span text:style-name="T19">scriptum est, </text:span><text:span text:style-name="T19">condidi,<text:line-break/></text:span><text:span text:style-name="T19">Lini Falerni mediocrem modum, boni<text:line-break/>Mellis recentis Attici libras decem.</text:span></text:p>
      <text:p text:style-name="P7"><text:span text:style-name="T19">Nonnulla at korum succi, quaedam femina </text:span><text:span text:style-name="T19">,<text:line-break/></text:span><text:span text:style-name="T19">Sunt salia quaedam, et lachrymae , aliqua radiculae</text:span><text:span text:style-name="T19">, .<text:line-break/></text:span><text:span text:style-name="T19">Ipsarum minima, et in metallis invenis.</text:span></text:p>
      <text:p text:style-name="P21"><text:span text:style-name="T19">Succos itaque cum lachrymis' et metallicis<text:line-break/>Vino teras , dum crastitudinem' vides<text:line-break/>MeUii; reliqua conjunges</text:span><text:span text:style-name="T6"> omnia arida ,<text:line-break/></text:span><text:span text:style-name="T19">Contusu, tenui increta cribro protinus,<text:tab/>•</text:span></text:p>
      <text:p text:style-name="P8"><text:span text:style-name="T19">Mixtisque exacte mel adjicias postea<text:line-break/>Sis terve fervefactum i ubi rursus rigaveris.<text:line-break/>Reponito non ligneis</text:span><text:span text:style-name="T19">, </text:span><text:span text:style-name="T19">verum magis<text:line-break/>In </text:span><text:span text:style-name="T19">vasa </text:span><text:span text:style-name="T19">vitreis, corneis, argenteis.<text:line-break/>Et stanneis servans, et densis ollulis.</text:span></text:p>
      <text:p text:style-name="P7"><text:span text:style-name="T19">Da potioni , nec recens sacturn nimis.<text:line-break/>Nec rursus medicamentum quod peraruit:<text:line-break/>Sin longiori hoc suerit spatio temporis,<text:line-break/>Subscnesacito rursus, addens paululum<text:line-break/>Mellis stmulque </text:span><text:span text:style-name="T19">abunde </text:span><text:span text:style-name="T19">temporis terens,<text:line-break/>Tandemque habebis' utile, quod valuit nihil.<text:line-break/>Sed inferius eo quod miscueris semel. .</text:span></text:p>
      <text:h text:style-name="Heading_20_2" text:outline-level="2">Cap. XVI.</text:h>
      <text:p text:style-name="P271"><text:span text:style-name="T19">[ Theriaces alterius consectio.^</text:span><text:span text:style-name="T6"> Quod </text:span><text:span text:style-name="T19">ita-<text:line-break/>que</text:span><text:span text:style-name="T6"> nonnulla cum Andromacho discordant, Damocrates<text:line-break/>ipse indicavit his versibus:</text:span></text:p>
      <text:p text:style-name="P7"><text:span text:style-name="T19">Sed non probe aliqui singulis dant quattuor.</text:span></text:p>
      <text:p text:style-name="P11"><text:span text:style-name="T6">Atque iterum</text:span></text:p>
      <text:p text:style-name="P8"><text:span text:style-name="T19">Sunt qui duas cuique dent, quod </text:span><text:span text:style-name="T19">displicet.</text:span></text:p>
      <text:p text:style-name="P11"><text:span text:style-name="T6">Quod autemr et manifestius, dictum -sit iis quae Damo-<text:line-break/>crates prodidit, hoc quoque constat: verum quum alia<text:line-break/>ipsius theriaces compositio numeris perscripta apud me<text:line-break/>habeatur, visum est mihi et illam ascribere;-juxta corn-<text:line-break/>moderationem medicaminum eam ingredientium, eo quod<text:line-break/>elatior compendiosiorque modo traditis existat.</text:span></text:p>
      <text:p text:style-name="P7"><text:span text:style-name="T19">Theriiacen ratione aliquis contemperet ista.</text:span></text:p>
      <text:p text:style-name="P7"><text:span text:style-name="T19">Dauci equidem fructui,- panacis liquor, atque bitumen<text:line-break/>Lt sagapenum itidem, tum galbana rursus, et ammi<text:line-break/>Cum tenui terrae malo, cum castoris ipso<text:line-break/>Testiculo, atque coma centaurei pondera sument<text:line-break/>Aequa, duplum seyracisque, arneosaue et anisi,.<text:line-break/>Phu, poliique comae pariter</text:span><text:span text:style-name="T6">, meuque, </text:span><text:span text:style-name="T19">acorique,<text:line-break/>Atque chamaepiiyos, saliorurn itidem malabathri,<text:line-break/>Sphragidis ex Lemno, mox cbaldteos, hypocistis,<text:line-break/></text:span><text:span text:style-name="T6">;,a </text:span><text:span text:style-name="T19">Flaventis succi, gurnrni, et quam Gallia donat</text:span></text:p>
      <text:p text:style-name="P7"><text:span text:style-name="T19">Nardi, praeterea tenuis thlaspi atque perinde</text:span></text:p>
      <text:p text:style-name="P9"><text:span text:style-name="T19">Seminis ex seseli, marathri quod Creta ministrat<text:line-break/>Et eardamomi, drachmae cujusque parantur<text:line-break/>Quattuor, at myrrha et praston, cum. stoechade, costui.<text:line-break/>Dictamnus, senas capient haec singula drachmas,<text:line-break/>Qutnetiam piper oblongum, album, praeterea rheu.<text:line-break/>Atque crocus qui corycio defertur' ab antro.</text:span></text:p>
      <text:p text:style-name="P11"><text:span text:style-name="T19">Quinque stmul salii radix et juncus odorus,<text:line-break/>Et calamus drachmas aequales, et terebinthi<text:line-break/>Restna accipient, nardi stmul Indica radix.<text:line-break/>Fistula jam castae, infectum thus, petroselini<text:line-break/>Montani tenuis semen, sex stngula drachmis<text:line-break/>Junge, modo verum duplicato scordion addes<text:line-break/>Et rapae femen sui vestris et iris odorae, et<text:line-break/>Sicca rosee folia, sgaricum, succus glycyrizae,<text:line-break/>Balsumeusque liquor , cinamomurn ,~ gingiber ardens<text:line-break/>Binas accipient drachmas, et magmatis esto<text:line-break/>Bis tantum hedychroi, piperisteue nigri, insuper orbes</text:span></text:p>
      <text:p text:style-name="P8"><text:span text:style-name="T19">Theriaci aequabunt apium , hos bis vincere debent<text:line-break/>Pondere scillini, et cunctis mel'desuper adde,<text:line-break/>Hedychroi vult magma mari btndsscbi drachmas.<text:line-break/>Aequales et amaraci habens, asuri, aspalatique<text:line-break/>Et junci teretis, calami qui.suavis odore esu<text:line-break/>Phu ponti, ligni et succi quem balsumon aedit<text:line-break/>Tres sunto drachmae, totidem costi, cinamomi.<text:line-break/>Myrrhae fex alias misces, folii malabathri,<text:line-break/>Indorum nardi , stavique croci insuper aequas.<text:line-break/>Quinetiarn castae totidem , sed pondus amomi<text:line-break/>Sume duplum, drachmam chiae sed mastichae habebit:<text:line-break/>Haec vino debent conspergi cuncta Falerno.</text:span></text:p>
      <text:p text:style-name="P11"><text:span text:style-name="T6">Reliquum esse mihi videtur, ut tota de theriace disci-<text:line-break/>pli.... absolvatur, subjicere in quibus Crito vel a prius<text:line-break/>descriptis nonnihil dissensit, vel aliquid ex iis quae omissa<text:line-break/>erant, addiclit.</text:span></text:p>
      <text:h text:style-name="P6" text:outline-level="2">Cap. XV<text:span text:style-name="T79">II</text:span>.</text:h>
      <text:p text:style-name="P271"><text:span text:style-name="T6">[ste </text:span><text:span text:style-name="T19">scriptis a Critone de ikeriaca in<text:line-break/>tertio medicamentorumscibro.]</text:span><text:span text:style-name="T6"> In medicamentorum syin-<text:line-break/>metria et ipse nigri piperis drachmas vigintiquatuor<text:line-break/>quemadmodum longi senas immittit. Caeterurn chalciti-<text:line-break/>dis ustae drachmas quatuor, mellis Attici - drachmas de-<text:line-break/>eem imponit; feras autem vere desinente in aestatem,<text:line-break/>aut medio autumno, quod tempus trygetum dicunt, col-<text:line-break/>ligere praecipit; cavens nimirum et aestatem, ab initio<text:line-break/>totam usque ad caniculae exortum. Item quod hoc tem-<text:line-break/>pus subsequitur, nonnulli id proprie yocant oporam,<text:line-break/>quum fugaces fructus eduntur, et bilis hominibus co-<text:line-break/>piosissima suboritur. In trygeto autem, quod est autumni<text:line-break/>medio, colligendas censet, capiendasque ex ipsis grandes<text:line-break/>et bene habitas, quae cum anetho solum incoquantur.<text:line-break/>At carnem ipsarum decem accumulatam panis siliginei<text:line-break/>unciae misceri vult: atque .ita pastillos theriacos effingi.<text:line-break/>Scillinos autem hoc modo confici jubet; scillam quum</text:span></text:p>
      <text:p text:style-name="P9"><text:span text:style-name="T6">triticum metunt, (tunc </text:span><text:span text:style-name="T6">enim potissimum </text:span><text:span text:style-name="T6">viget) </text:span><text:span text:style-name="T6">accipere<text:line-break/></text:span><text:span text:style-name="T6">consulit; </text:span><text:span text:style-name="T6">deinde torrere ipsam abunde </text:span><text:span text:style-name="T6">in clibano, rlli-<text:line-break/>tamque gypso </text:span><text:span text:style-name="T6">aut </text:span><text:span text:style-name="T6">luto </text:span><text:span text:style-name="T6">igni condere, </text:span><text:span text:style-name="T6">usque dum satis<text:line-break/>tosta fuerit. Postea ubi </text:span><text:span text:style-name="T6">exemeris, </text:span><text:span text:style-name="T6">medullam ipsius fu-<text:line-break/>mere ac laevigare, miscendo </text:span><text:span text:style-name="T6">ervi </text:span><text:span text:style-name="T6">partem unam scillae<text:line-break/>duplicatae, inde pastillos </text:span><text:span text:style-name="T6">fingere</text:span><text:span text:style-name="T6">, </text:span><text:span text:style-name="T6">et </text:span><text:span text:style-name="T6">lu umbra </text:span><text:span text:style-name="T19">refrige-<text:line-break/>rare. Porro</text:span><text:span text:style-name="T6"> de iis quae in pila contunduntur medica-<text:line-break/>rnentis accurate scripsit, dum pellem pilae tuto circum-<text:line-break/>ligari jubet juxta medium tantillo foramine patescenti,<text:line-break/>ut non solum contundens lamina per id possit demitti,<text:line-break/>scd etiam ubi lamina fuerit sublata manus cum cochleari,<text:line-break/>ut quod contusum est et incerni desiderat, per ipsum<text:line-break/>eximatur. Oportebit autem aliam quoque pellem (in-<text:line-break/>quit) circumjici, minori perviam foramine, qua sola la-<text:line-break/>mrna demittatur ad ea quae pilae insunt contundenda,<text:line-break/>atque haec priori ex superna parte injici debet. Item<text:line-break/>non, statim ipsa detegere convenit, prius quam fuligi-</text:span></text:p>
      <text:p text:style-name="P9"><text:span text:style-name="T6">nosa portio subsistat, secundum haec, ubi cribro discre-<text:line-break/>vinius, id quod cretum ..est .fuperne jubet obtegi, ac<text:line-break/>quum motus constiterit, tunc adaperiri, postea cribrum<text:line-break/>sublatuin..pennis abstcrni* </text:span><text:span text:style-name="T6">ovj.lo</text:span></text:p>
      <text:h text:style-name="P4" text:outline-level="1"><text:bookmark-start text:name="bookmark2"/>GALENI DE ANTIDOTIS<text:line-break/>LIBER SECUNDUS.<text:bookmark-end text:name="bookmark2"/></text:h>
      <text:h text:style-name="Heading_20_2" text:outline-level="2">Cap. I.</text:h>
      <text:p text:style-name="P271"><text:span text:style-name="T6">/ </text:span><text:span text:style-name="T6">[ </text:span><text:span text:style-name="T19">De Iflitbridaticis et aliis quibusdam An-<text:line-break/>dromachi Antidotis.]</text:span><text:span text:style-name="T6"> Exposita a nobis integro volumine<text:line-break/>theriaca, ut reliquas antidotos brevibus explicemus, effi-<text:line-break/>ciet, quas mihi hoc in libro recensere propositum est,<text:line-break/>ab ea quam Mithridaticam vocant initio sumpto, quae<text:line-break/>quidem adversus pleraque deleteria medicamenta essica-<text:line-break/>cior est, in viperae autem morsus curatione, theriaca<text:line-break/>dicta inferior. Quoniam vero Andromachus et hanc et</text:span></text:p>
      <text:p text:style-name="P22"><text:span text:style-name="T6">deinceps optimas quasque </text:span><text:span text:style-name="T6">ferine </text:span><text:span text:style-name="T6">antidotos, liturarum mo-<text:line-break/>numentis commisit, in libro </text:span><text:span text:style-name="T6">de </text:span><text:span text:style-name="T6">internis medicamentis,<text:line-break/>idcirco et ipse eas </text:span><text:span text:style-name="T6">omnes, quo </text:span><text:span text:style-name="T6">ordine ille conscripsit,<text:line-break/>fubjungam.<text:tab/></text:span><text:span text:style-name="T6"><text:tab/></text:span></text:p>
      <text:p text:style-name="P7"><text:span text:style-name="T19">[Andromachi antidota.'] Antidotus Mithridatica,<text:line-break/>privatim ad lethalia praecipue faciens, et ad internas<text:line-break/>corporis affectiones efficax. </text:span><text:span text:style-name="T19">Ii.</text:span><text:span text:style-name="T6"> </text:span><text:span text:style-name="T6">Radicis dulcis drach. vij,<text:line-break/></text:span><text:span text:style-name="T41">β, </text:span><text:span text:style-name="T6">obolos quatuor, opii drach. iv, obolos duos, castorii<text:line-break/>drach. fex, polii drach. quinque, obolos duos, costi </text:span><text:span text:style-name="T19">3<text:line-break/></text:span><text:span text:style-name="T6">v, obolos ij, spicae nardi drach. vj, obolos ij, cassiae<text:line-break/>drach. v, obolos ij, thuris drach. fex, fefeleos </text:span><text:span text:style-name="T19">3 v,</text:span><text:span text:style-name="T6"> obo-<text:line-break/>los duos , succi hypoeystidis drach. fex , acori drach.<text:line-break/>duas, fcordii drach.- fex?, obolos ij, folii drach. iv, gallii<text:line-break/>drach. v, obolos tres, alii drach. vj</text:span><text:span text:style-name="T6">, </text:span><text:span text:style-name="T6">immittunt; cypheos<text:line-break/>drach. fex; obolos ij, myrrhae drach. fex, croci drach. vij,<text:line-break/></text:span><text:span text:style-name="T6">obolos </text:span><text:span text:style-name="T6">duos', cinnamomi </text:span><text:span text:style-name="T6">drach. </text:span><text:span text:style-name="T6">vij, obolos duos, styracis<text:line-break/>drach. v, obolos iv, feminis dauci drach. fex, obolos tres;<text:line-break/>zingiberis drach. vij, obolos duos, phu Pontici drach. ij,.<text:line-break/>petroselini'drach. iv, obolos tres, nardi CfeIticae draeh. iv.</text:span></text:p>
      <text:p text:style-name="P8"><text:span text:style-name="T6">feminis </text:span><text:span text:style-name="T6">foeniculi </text:span><text:span text:style-name="T6">drach. iv, nardi Indicae drachriv, hyperici<text:line-break/>drach. duas, acaclae </text:span><text:span text:style-name="T19">3</text:span><text:span text:style-name="T6"> ij, gentianae'3 iv; alii vero </text:span><text:span text:style-name="T19">3</text:span><text:span text:style-name="T6"> ij, anisi 5 iij,<text:line-break/>tlilaspeos </text:span><text:span text:style-name="T6">J </text:span><text:span text:style-name="T6">vj, obolos iv, mea Athamantici </text:span><text:span text:style-name="T6">5 </text:span><text:span text:style-name="T6">iv, alii J<text:line-break/>ij ;• rosarum siccarum J iv, gumini J ij, cardamonn. 3 iv,.</text:span></text:p>
      <text:p text:style-name="P13"><text:span text:style-name="T6">"alii^ij, junci odorati j fex-, obolos duos, opopanacis 5<text:line-break/></text:span><text:span text:style-name="T19">vj',</text:span><text:span text:style-name="T6"> obolos ij, opobalsami 5 vi, obolos iv, galbani j vii,<text:line-break/>fcinci 5 ii, obolos ii, terebinthinae j fex, obolos ii, vini<text:line-break/>Chii quod satis est, mellis Attici cocti quod sufficit.</text:span></text:p>
      <text:p text:style-name="P7"><text:span text:style-name="T19">[ Aliter Mitbridatica ut Antipater et Cleophantus. ]</text:span></text:p>
      <text:p text:style-name="P7"><text:span text:style-name="T6">Myrrhae drach. vij </text:span><text:span text:style-name="T41">β</text:span><text:span text:style-name="T6">, </text:span><text:span text:style-name="T6">obolos iv, alii iij, spicae nardi<text:line-break/>tautundem: croci drach. vij, obolos iij, opii drachmas<text:line-break/>quatuor, obolos ij </text:span><text:span text:style-name="T41">β, </text:span><text:span text:style-name="T6">styracis drach. v, castorii drach. fex,<text:line-break/>obolos j, 'cinnamomi drach. </text:span><text:span text:style-name="T19">viji</text:span><text:span text:style-name="T6"> obolos iij, polii drach.<text:line-break/>fex, obolos iij , scordii </text:span><text:span text:style-name="T19">.3</text:span><text:span text:style-name="T6"> vij, obolos iij , . zingiberis tan-<text:line-break/>.tundem : costi drach. vj, obolos iij, piperis albi drach. v,<text:line-break/>'obolos ij, piperis longi drach. fex, obolos iij, seselis drach.<text:line-break/>quinque obolos ij, abrotoni drach. v, obolos duos, petro-<text:line-break/>selini drach. xiv, seminis dauci drach. sex, obolos tres,</text:span></text:p>
      <text:p text:style-name="P9"><text:span text:style-name="T6">cassiae drach. quinque', obolos iij, thuris drach. sex, obo-<text:line-break/>los </text:span><text:span text:style-name="T6">duos, </text:span><text:span text:style-name="T6">succi hypocystidis drach. fex, obolos </text:span><text:span text:style-name="T19">j</text:span><text:span text:style-name="T6"> </text:span><text:span text:style-name="T41">β, </text:span><text:span text:style-name="T6">nardi<text:line-break/>Celticae drach. quatuor,. seminis foeniculi drach. iv, fo-<text:line-break/>liorum malabathri drachmas iv, nardi Indicae drach. qua-<text:line-break/>tuor, acori, phu Pontici, fagapeni, fructus balsami, hy-<text:line-break/>perici, iridis Illyricae singulorum drachmas duas, rubricae<text:line-break/>Lemniae, cypheos, lumborum scinci,-singulorum drachmas<text:line-break/>fex, acaciaegumniq, cardamomi, securidacae, singulorum<text:line-break/>drach. </text:span><text:span text:style-name="T6">ij, </text:span><text:span text:style-name="T6">seminis thlaspeos drach. fex, obolos iv, gentia-<text:line-break/>nae drach. quatuor, alii tres, anisi drach. tres, rosarum<text:line-break/>siccarum drach. quatuor, mei athamantici tantundem: junci '<text:line-break/>rotundi odorati drachmas sex, obolos tres, opopanacis<text:line-break/>drach. vj., galbani drach. sex, obolos tres, opobalsami<text:line-break/>tantundem: aristolochiae drach. </text:span><text:span text:style-name="T19">j,</text:span><text:span text:style-name="T6"> hyssopi drach. iij, mar-<text:line-break/>rubii drach. j, chamaepityos drach. tres, rorismarini </text:span><text:span text:style-name="T19">2, v,<text:line-break/></text:span><text:span text:style-name="T6">terebinthinae ' vj, obolos tres, mellis Attici quod sufficit,<text:line-break/>vinum ne injicito.</text:span></text:p>
      <text:p text:style-name="P7"><text:span text:style-name="T6">[Antidotus </text:span><text:span text:style-name="T19">Orbani Indi dicta ad suetus ejiciendos.]<text:line-break/></text:span><text:span text:style-name="T6">ll, Myrrhae drach. xv, croci drachmas scxdecim, nardi<text:line-break/>lnuicae drachmas scxdecim, cinnamomi, cassiae , panacis,</text:span></text:p>
      <text:p text:style-name="P9"><text:span text:style-name="T6">singulorum drachmas xiij</text:span><text:span text:style-name="T41">, </text:span><text:span text:style-name="T6">amomi drachmas octo, scordii<text:line-break/>drach. xxv, in aliis v, florum junci odorati drach. octo,<text:line-break/>mei Athamantici drach. tres, succi rosarum drach. duode-<text:line-break/>cim, obolos tres, phu drachmas quinque, obolos tres, hy-<text:line-break/>perici drach. quinque, zingiberis drachmas sex, piperis<text:line-break/></text:span><text:span text:style-name="T6">nigri </text:span><text:span text:style-name="T6">3 vj, piperis albi drach. </text:span><text:span text:style-name="T6">octo </text:span><text:span text:style-name="T6">, styracis </text:span><text:span text:style-name="T19">3 v,</text:span><text:span text:style-name="T6"> obolos<text:line-break/>tres, seminis foeniculi silvestris drachmas tres, obolos iv,<text:line-break/>piperis longi drach.quinque, alii </text:span><text:span text:style-name="T48">ζ</text:span><text:span text:style-name="T41"> </text:span><text:span text:style-name="T6">fex, costi </text:span><text:span text:style-name="T48">ζ</text:span><text:span text:style-name="T41"> </text:span><text:span text:style-name="T6">vij, obolos<text:line-break/></text:span><text:span text:style-name="T19">tres,</text:span><text:span text:style-name="T6"> feminis trifolii drach. quinque, gentianae drachmas<text:line-break/>iv, aristolochiae rotundae drach. iv, polii drach. quinque,<text:line-break/></text:span><text:span text:style-name="T6">radicis </text:span><text:span text:style-name="T6">trifolii drach. quinque, obolos tres, cardamorni<text:line-break/></text:span><text:span text:style-name="T6">drach. </text:span><text:span text:style-name="T6">quinque, radicis echli drach., quatuor, thuris drach.<text:line-break/></text:span><text:span text:style-name="T6">scx, </text:span><text:span text:style-name="T6">petroselini drach. sex,' verbasci drach. sex, seseleos<text:line-break/></text:span><text:span text:style-name="T6">drach, </text:span><text:span text:style-name="T6">quinque, cumini Aethiopici drach. tres, fructus<text:line-break/></text:span><text:span text:style-name="T6">balsami. </text:span><text:span text:style-name="T6">3 iv, nardi CeIticae drach. septem, terrae sigillatae<text:line-break/>3 </text:span><text:span text:style-name="T6">iv, opii </text:span><text:span text:style-name="T6">drach. quatuor', obolos iij, seminis </text:span><text:span text:style-name="T6">cancbryos<text:line-break/>drach. tres, </text:span><text:span text:style-name="T6">cypheos drach? quatuor, irinis lllyricae tan-<text:line-break/></text:span><text:span text:style-name="T6">tundem , succi </text:span><text:span text:style-name="T6">mandragorae drach. sex , obolos tres, saga-<text:line-break/></text:span><text:span text:style-name="T6">peni drach. quatuor, </text:span><text:span text:style-name="T6">opopanacis drach. tres, anisi drach.</text:span></text:p>
      <text:p text:style-name="P9"><text:span text:style-name="T6">quatuor, </text:span><text:span text:style-name="T6">succi </text:span><text:span text:style-name="T6">hypocystidis </text:span><text:span text:style-name="T6">drach. </text:span><text:span text:style-name="T6">sex, terebinthinae drach-.<text:line-break/>mas quinque, obolos tres, castorii drach. quinque, opo-<text:line-break/>balsami drach. scxdecim, seminis rutae sylvestris drach. iij,<text:line-break/>galbani drachmas quatuor, seminis napi tantundem, me-<text:line-break/>dullae cervinae drach. sex,- obolos tres, unguenti nardini<text:line-break/>drach. viginti, sanguinis hoedini sicci drach. quinque, oho- .<text:line-break/>los tres, sanguinis anserini sicci tantundem , sanguinis </text:span><text:span text:style-name="T19">ana-<text:line-break/>tis</text:span><text:span text:style-name="T6"> drach. tres, obolos tres, succi buphthalmi Aegyptii<text:line-break/>drach. viij, vini Chii Athamantici, quod sufficit.</text:span></text:p>
      <text:p text:style-name="P7"><text:span text:style-name="T6">[Antidotus </text:span><text:span text:style-name="T19">Panacea ex sanguinibus qua utor, multa<text:line-break/>promittens ab Aphrada</text:span><text:span text:style-name="T6"> accepta.] Cinnamomi drach.-<text:line-break/>viij, amomi drach. iv, cassiae fistulae nigrae drach. xvj.<text:line-break/>croci drach. xvj, junci rotundi odorati 3 v, thuris drach.<text:line-break/>v, piperis albi drach. iv, obol. iij, piperis longi 3 j, </text:span><text:span text:style-name="T6">obo-t<text:line-break/></text:span><text:span text:style-name="T6">los iij, myrrhae drach. xj, obol. ij, nardi Indicae drach.<text:line-break/>xj, obol.» iv, nardi Celticae drach. xvj, obol. ij, rofarum<text:line-break/>siccarum 3 vj, costi drach. ij, oboI. iij </text:span><text:span text:style-name="T41">β, </text:span><text:span text:style-name="T6">opobalsami </text:span><text:span text:style-name="T19">3 iv,<text:line-break/></text:span><text:span text:style-name="T6">obol.' ij, succi Cyrenaici drach. iij, alii drach. iv </text:span><text:span text:style-name="T41">β, </text:span><text:span text:style-name="T6">stoe-</text:span></text:p>
      <text:p text:style-name="P9"><text:span text:style-name="T6">chadis drach. v, </text:span><text:span text:style-name="T6">obol. ij, radicis trifolii 3 iv, vel ejus<text:line-break/></text:span><text:span text:style-name="T6">'feminis drach. </text:span><text:span text:style-name="T6">iij</text:span><text:span text:style-name="T6">, </text:span><text:span text:style-name="T6">florum scordii drach. xj, obol. ij, </text:span><text:span text:style-name="T6">polii<text:line-break/>Cretici 3 yj, oboli ij, </text:span><text:span text:style-name="T6">asari drach. </text:span><text:span text:style-name="T6">ij, </text:span><text:span text:style-name="T6">acori </text:span><text:span text:style-name="T6">drach. iij,<text:line-break/>obol. iij </text:span><text:span text:style-name="T41">β</text:span><text:span text:style-name="T6">, seminis dauci </text:span><text:span text:style-name="T6">tantundem</text:span><text:span text:style-name="T6">: feminis anisi drach.<text:line-break/>ij, cumini Aethiopici tantundem, rhei Pontici </text:span><text:span text:style-name="T19">3v,</text:span><text:span text:style-name="T6"> </text:span><text:span text:style-name="T6">obol.<text:line-break/>iij </text:span><text:span text:style-name="T41">β, </text:span><text:span text:style-name="T6">feminis napi fylvestris drach. iij, veI feminis napi<text:line-break/>sativi tantundem, phu </text:span><text:span text:style-name="T6">Pontici drach.</text:span><text:span text:style-name="T6">ij</text:span><text:span text:style-name="T6">, mellis cocti </text:span><text:span text:style-name="T6">quod<text:line-break/>fatis esu</text:span></text:p>
      <text:p text:style-name="P7"><text:span text:style-name="T6">[Antidotus </text:span><text:span text:style-name="T19">incomparabilis quam </text:span><text:span text:style-name="T19">tpfe eompojui, fa-<text:line-break/>ciens ad ornnes-internas corporis affectiones, </text:span><text:span text:style-name="T19">ex </text:span><text:span text:style-name="T19">Nicostrati<text:line-break/>traditione,^</text:span><text:span text:style-name="T6"> pp Radicis dulcis, folii' malabathri , opobal-<text:line-break/>sami, agarici, cinnamomi, singulorum </text:span><text:span text:style-name="T19">3</text:span><text:span text:style-name="T6"> xiij, zingiberis,<text:line-break/>seminis trifolii, amomi, seminis rutae silvestris, baccarum<text:line-break/>juniperi immaturarum et exsiccatarum, singulorum 3 xv,<text:line-break/>petroselini singulorum </text:span><text:span text:style-name="T6">3 </text:span><text:span text:style-name="T6">viij, succi papaveris tantundem;<text:line-break/>castorii</text:span><text:span text:style-name="T6">, </text:span><text:span text:style-name="T6">piperis longi, succi hypocystidis, cypheos, singu-<text:line-break/>Iorum drach. xij, obolos ij,- polii, piperis albi, seseleos,<text:line-break/>bdellii, singulorum drach. xv, obol. iij, florum junci<text:line-break/>odorati, costi singulorum drach. xij </text:span><text:span text:style-name="T41">β, </text:span><text:span text:style-name="T6">feminis dauci,</text:span></text:p>
      <text:p text:style-name="P9"><text:span text:style-name="T6">thlaspeos, singulorum drach. xiij ; spicae nardi drach. xxiv,<text:line-break/>radicis cassiae nigrae 3 xvj, thuris, panacis, opopanacis,<text:line-break/>singulorum 3 xij; acori 5 v, scordii 5 xvij, foeniculi,<text:line-break/>nardi Celticae, gentianae, florum rosarum, gummi, succi<text:line-break/>Cyrenaici, cardamorni., ammonlaci thymiamatis, radicis<text:line-break/>echii, succi aparines, singulorum drach. viij; fagapeni,<text:line-break/>hyperici, succi acaciae, iridis Illyricae, singulorum drach.<text:line-break/>xiv; myrrhae stactae 5 xx, eroci drach- xxx, styracis<text:line-break/>drach. xj, obolis ij, phu,. mei, dictamni, seminis napi,<text:line-break/>calami odorati, suigulorum 5 viij </text:span><text:span text:style-name="T26">au</text:span><text:span text:style-name="T6">t X. anisi, nsari,<text:line-break/>agarici, scluci, singulorum 3 vj', terebinthinae, singulo-<text:line-break/>rum drach. xiv. obolos iv, galbani drach. v, sanguinis<text:line-break/>anatis . foeminae, sanguinis hoedi, singulorum drach. vij.<text:line-break/>piperis nigri, piperis longi, singulorum 5 xxiv. croco-'<text:line-break/>magmatis tantundem; radicis quinquefolii, origani silvestris,<text:line-break/>marrubii, stoechadis, ammeos, chamaedryos, chamaepi-<text:line-break/>tyos, centaureae minoris, aristolochiae tenuis, singulorum<text:line-break/>drachmas sex; sigilli Lemnii drach. xxx, sanguinis anserini.</text:span></text:p>
      <text:p text:style-name="P9"><text:span text:style-name="T6">testudinis </text:span><text:span text:style-name="T6">marinae, rhei Pontici, </text:span><text:span text:style-name="T6">singulorum </text:span><text:span text:style-name="T6">5 vij. </text:span><text:span text:style-name="T6">mellis<text:line-break/>Attici quod sufficit. Datur </text:span><text:span text:style-name="T6">ad </text:span><text:span text:style-name="T6">magnitudinem fabae ex aqua.<text:line-break/>Facit etiam ad quartanam, caeterum ad lethalia, plus aliis<text:line-break/>antidotis valet. </text:span><text:span text:style-name="T19">Antidotus Aelii , Galli, qua Caesar et<text:line-break/>Charmes utebantur, ad lethalia morsuque illata venena su-<text:line-break/>ciens: quoque st loca in quibus reptilia diversuntur, asper-<text:line-break/>suris, ea sugabis; facit ad omnem oculorum stuxum, et<text:line-break/>reliquarum partium stuxum desiccat scstidia , </text:span><text:span text:style-name="T6">et </text:span><text:span text:style-name="T19">longtis</text:span><text:span text:style-name="T6"> in-<text:line-break/></text:span><text:span text:style-name="T19">termittentesque febres solvit. Mulieribus praeterea, quae<text:line-break/>difficulter purgantur, auxiliatur. Foetus stne dolore' ejicit.<text:line-break/>Tabidis demum ex quatuor aquae cyathis ad nucis avellanae<text:line-break/>magnitudinem sumpta prodest: in viperae morsibus ex vino.<text:line-break/></text:span><text:span text:style-name="T6">4 Myrrhae 5 xij, croci 5 xiv,'nardi 5 xiv, junci rotundi<text:line-break/>odorati 5 </text:span><text:span text:style-name="T19">uij,</text:span><text:span text:style-name="T6"> ninnamomi 5 ij, amomi J iv, galbani 5 </text:span><text:span text:style-name="T19">xj,<text:line-break/></text:span><text:span text:style-name="T6">terebinthinae 5 v, piperis albi 5 x, piperis longi 5 xxxij,<text:line-break/>eosti 3 viij, thuris 5 rij, succi papaveris tantundem, scor-<text:line-break/>dii 3 1, lu alio 5 viij, polii 3 iv, succi hypocystidis 5<text:line-break/>xij, petroselini 3 xviij, seselis 5 xiv, seminis dauci 5 xvj,<text:line-break/>opobalsami 3 xij’, opopanacis tantundem, castorii 5 </text:span><text:span text:style-name="T19">uilj.</text:span></text:p>
      <text:p text:style-name="P9"><text:span text:style-name="T6">mellis Attici fextarios ij. </text:span><text:span text:style-name="T19">Antidotus Zopyria.</text:span><text:span text:style-name="T6"> 4 Cinna-<text:line-break/>momi </text:span><text:span text:style-name="T6">5 </text:span><text:span text:style-name="T6">'iij , myrrha</text:span><text:span text:style-name="T6">e </text:span><text:span text:style-name="T6">stactae 5 v, nardi 3 v. Exhibe-<text:line-break/>tur ad nucis avellanae magnitudinem-, ex tribus aquae<text:line-break/>cyathis ad annum.</text:span></text:p>
      <text:h text:style-name="Heading_20_2" text:outline-level="2">Cap. II.</text:h>
      <text:p text:style-name="P24"><text:span text:style-name="T6">[De </text:span><text:span text:style-name="T19">Mithridatica antidoto ex Damocratis<text:line-break/>traditione.]</text:span><text:span text:style-name="T6"> Has itaque scriptas antidotos omnes Andro-<text:line-break/>machus prodidit. Quum vero quae carminibus explicatae<text:line-break/>sunt, ad ponderis sinceritatem medicamentorumque rne-<text:line-break/>moriarn maxime condurant, idcirco conscriptas quoque a<text:line-break/>Darnocrate antidotos memoratu dignas subjunximus, prin-<text:line-break/>cipio rursus a Mithridatica sumpto.<text:tab/></text:span><text:span text:style-name="T6">». </text:span><text:span text:style-name="T6">•</text:span></text:p>
      <text:p text:style-name="P7"><text:span text:style-name="T6">[Antidoti a Darnocrate conjcriptae.J Antidotus quam,<text:line-break/>viri quidam insignes admodum Mithridatiurr vocant, me-<text:line-break/>dicamenta ad omnes rnaIas corporis affectiones efficax,<text:line-break/>quamque omnis antidoti vicem praestare dixerunt.</text:span></text:p>
      <text:p text:style-name="P7"><text:span text:style-name="T19">Myrrhae Arabicae • Troglodyticae drachmas decem </text:span><text:span text:style-name="T19">j<text:line-break/></text:span><text:span text:style-name="T19">Croci decem, agarici decem,, zingiberis decem.</text:span></text:p>
      <text:p text:style-name="P8"><text:span text:style-name="T19">Cinnamomi decem, spicae nardi </text:span><text:span text:style-name="T19">decem,<text:line-break/></text:span><text:span text:style-name="T19">Thuris decem, et </text:span><text:span text:style-name="T19">item tklaspis </text:span><text:span text:style-name="T19">decem ,<text:line-break/>At seselis, et succi balsumi</text:span><text:span text:style-name="T19">, et </text:span><text:span text:style-name="T19">junci odorati,<text:line-break/>Staechadis, costi . galbani</text:span><text:span text:style-name="T19">, </text:span><text:span text:style-name="T19">terebinthinae.<text:line-break/>Piperis longi, ac cafiarn Pontici,<text:line-break/>Succi liypocystidis, styracis bonae,<text:line-break/>Opopanacis-, </text:span><text:span text:style-name="T19">et </text:span><text:span text:style-name="T19">folii malabathri, recentis,<text:line-break/>Pares singulorum bis </text:span><text:span text:style-name="T19">quatuor </text:span><text:span text:style-name="T19">drachmas capit.<text:line-break/>Castae vero nigrae septem et polii septem.<text:line-break/>Piperis albi septem , fcordii tantundem,<text:line-break/>Cretici tamen </text:span><text:span text:style-name="T19">et </text:span><text:span text:style-name="T19">seminum dauci tantum.<text:line-break/>His pendet fructus balsumi drachmas pares.<text:line-break/>Aequale pondus cyphi praedictis dabit.<text:line-break/>Sunt qui par velint bdelium adjicere.<text:line-break/>Hinc nardi Celticae repurgatae, </text:span><text:span text:style-name="T6">et </text:span><text:span text:style-name="T19">giimmi</text:span><text:span text:style-name="T19">,<text:line-break/></text:span><text:span text:style-name="T19">Lt petroselini, et opii, meconium quod vocant </text:span><text:span text:style-name="T19">,<text:line-break/></text:span><text:span text:style-name="T19">Et cardamomi, et seminum foeniculi,<text:line-break/>Et gentianae , et foliorum rosae,</text:span></text:p>
      <text:p text:style-name="P8"><text:span text:style-name="T19">Cui </text:span><text:span text:style-name="T19">usque </text:span><text:span text:style-name="T19">drachmas quinque, paululo amplius.<text:line-break/>Sit </text:span><text:span text:style-name="T19">Cretici dictamni- </text:span><text:span text:style-name="T19">aequalis portio.</text:span></text:p>
      <text:p text:style-name="P7"><text:span text:style-name="T19">Anisi </text:span><text:span text:style-name="T19">et </text:span><text:span text:style-name="T19">asari pariter tres drachmae<text:line-break/>Acorique, phuque, sugapenique tres.<text:line-break/>Meique Athamantici, et acaciae,<text:line-break/>Et ventris spinei, et seminum byperici,<text:line-break/>Singusu drachmas haec pendant duas sumis.<text:line-break/>Vini et mellis adde quantum est sutis.<text:line-break/>Satis </text:span><text:span text:style-name="T19">est </text:span><text:span text:style-name="T19">quantum haec apte jungas- stmul.</text:span></text:p>
      <text:p text:style-name="P11"><text:span text:style-name="T6">Quoniam vero Darnocrates cypheos mentionem facit,<text:line-break/>quod etiam ipse componit, recte ideo illius quoque com-<text:line-break/>positionem adscripsit, quam deinceps subjiciam.</text:span></text:p>
      <text:p text:style-name="P7"><text:span text:style-name="T19">Cyphi vero iiec mixtum quicquam est, iiec simplex </text:span><text:span text:style-name="T19">-<text:line-break/></text:span><text:span text:style-name="T19">Ipsum fert tellus ulla , non prestsus herbae succus.<text:line-break/></text:span><text:span text:style-name="T19">Aegyptus </text:span><text:span text:style-name="T19">quosdam hoc cum placat deos.<text:line-break/>Incendit, et quo dicam pdrat modo.<text:line-break/>Pastam et albam sumunt et pinguiststmam.</text:span></text:p>
      <text:p text:style-name="P8"><text:span text:style-name="T19">corticem demunt, eximunt vinacea.<text:line-break/>Carnem ipstus perlaevigatam insigniter<text:line-break/>Bis duodecim constituunt drachmis Atticis.<text:line-break/>Crematae terebinthinae pondus et idem,<text:line-break/>Myrrhae duodecim, et cinnamomi quatuor,<text:line-break/>Junci duodecim, et unicam </text:span><text:span text:style-name="T19">ponunt </text:span><text:span text:style-name="T19">croci.<text:line-break/>Tres </text:span><text:span text:style-name="T19">unguium </text:span><text:span text:style-name="T19">bdellii, aspalathi duas sternis.<text:line-break/>Tres spicae nardi , </text:span><text:span text:style-name="T6">tres </text:span><text:span text:style-name="T19">castae bonae,<text:line-break/>Tres meri cyperi, baceas juniperi quibus<text:line-break/>Adjungunt aequas, pingues et magnas legunt;<text:line-break/>Accedit drachmis calamus stagrans novem,<text:line-break/>lflellsu quod sufficit, et vini prorsus parum.,<text:line-break/>Bdellium , vinum, myrrbam , in mortarium<text:line-break/>Mittunt et terunt, quoad mellis crafsttiem<text:line-break/>Liquentis juncta reddant. Tum mel postea<text:line-break/>Astsundunt, uvas miscent; demum caetera<text:line-break/>Imponunt, sed contusu. Parvos inde<text:line-break/>Confingunt orbes, quibus deos fumigant.</text:span></text:p>
      <text:p text:style-name="P8"><text:span text:style-name="T19">Rusus </text:span><text:span text:style-name="T19">nos cyphi stc parare </text:span><text:span text:style-name="T19">docet,</text:span></text:p>
      <text:p text:style-name="P7"><text:span text:style-name="T19">Vir </text:span><text:span text:style-name="T19">probus valde </text:span><text:span text:style-name="T19">et </text:span><text:span text:style-name="T19">peritus </text:span><text:span text:style-name="T19">medicus.</text:span></text:p>
      <text:p text:style-name="P7"><text:span text:style-name="T19">Quidam </text:span><text:span text:style-name="T19">st </text:span><text:span text:style-name="T19">desit cinnamomum</text:span><text:span text:style-name="T6"> sibi,</text:span></text:p>
      <text:p text:style-name="P7"><text:span text:style-name="T19">Tantundem miscent cardamomi seminum,</text:span></text:p>
      <text:p text:style-name="P7"><text:span text:style-name="T19">Et </text:span><text:span text:style-name="T19">hac </text:span><text:span text:style-name="T19">utuntur aeque ac</text:span><text:span text:style-name="T6"> priore.</text:span></text:p>
      <text:p text:style-name="P7"><text:span text:style-name="T19">Quidam, </text:span><text:span text:style-name="T19">st pulmo, uel </text:span><text:span text:style-name="T19">jecur, </text:span><text:span text:style-name="T19">vel exectis</text:span></text:p>
      <text:p text:style-name="P7"><text:span text:style-name="T19">Aliud ullum </text:span><text:span text:style-name="T19">, </text:span><text:span text:style-name="T19">ulcus habet malum ,</text:span></text:p>
      <text:p text:style-name="P7"><text:span text:style-name="T19">Hujus propinant pharmaci denarium.</text:span></text:p>
      <text:h text:style-name="Heading_20_2" text:outline-level="2">Cap. III.</text:h>
      <text:p text:style-name="P271"><text:span text:style-name="T6">[De </text:span><text:span text:style-name="T19">tribus Antidotis insignibus, duabus<text:line-break/>ad </text:span><text:span text:style-name="T19">Phthistm, </text:span><text:span text:style-name="T19">ana </text:span><text:span text:style-name="T19">ad </text:span><text:span text:style-name="T19">venenn.j</text:span><text:span text:style-name="T6"> Quum vero Darnocrate»<text:line-break/>aliarum quoque antidotorum insignium meminerit, latius<text:line-break/>mihi visum- est illas, etiam propter eundem usum versi-<text:line-break/>bus ab eo proditas exponere. Quomodo igitur thenacam<text:line-break/>quam vocant ipse componat in. praecedente libro do-<text:line-break/>cuimus; nunc quae deinceps scriptae sunt antidoti, ea i<text:line-break/>subjiciemus.</text:span></text:p>
      <text:p text:style-name="P7"><text:span text:style-name="T19">Antiquae phthisi alia valde bona,</text:span></text:p>
      <text:p text:style-name="P7"><text:span text:style-name="T19">Et, sputo sanguiniset clam febrienti.</text:span></text:p>
      <text:p text:style-name="P8"><text:span text:style-name="T19">Nec non et pectus imbecille habentibus.<text:line-break/>Stomacho, renibus , </text:span><text:span text:style-name="T6">et </text:span><text:span text:style-name="T19">jecori prodest.<text:line-break/>Omnibus quae dixi valet, delicatis tamen<text:line-break/>Quod pofstt minus, conveniet magis.<text:line-break/>Libenter sumpta hac Augustum ferunt<text:line-break/>E longo morbo convaluijsu brevi ,<text:line-break/>Pectore multum costisque astsuctum male.<text:line-break/>Accipit et pspllu, et subrubentis castae.<text:line-break/>Spicaeque nardi, et purae Celticae,<text:line-break/>Et cinnamomi, atque recentis croci .<text:line-break/>Drachmas duodecim, opobalsami decem,<text:line-break/>Myrrhae Arabicae stactae crafstfstmae sedecim.<text:line-break/>Hinc junci tenuis, et stgillt lernnii,<text:line-break/>Rheu Pontici,- et suminum rutae;</text:span></text:p>
      <text:p text:style-name="P25"><text:span text:style-name="T19">Silvestris melior multo est ruta tamen; </text:span><text:span text:style-name="T19"><text:tab/></text:span></text:p>
      <text:p text:style-name="P7"><text:span text:style-name="T19">Amomi quoque et ~stccdd’'rosue ianiunt.<text:line-break/>His album piper adde, femen napi.<text:line-break/>Incultis locis hoc, non subactis lege-,</text:span></text:p>
      <text:p text:style-name="P8"><text:span text:style-name="T19">Quater haec duo drachmam, ter vero thus trahet.<text:line-break/>Aequabit thus dictamnum Creticum, fatis<text:line-break/>Siccatum quidem, sed tamen adhuc recens.<text:line-break/>Thuri cuminum exaeques Thebaicum.</text:span></text:p>
      <text:p text:style-name="P7"><text:span text:style-name="T19">Alia cribro tusu excerne tenui J<text:line-break/>Immitte folum in mortarium pfylUum,<text:line-break/>Multo plus tamen, </text:span><text:span text:style-name="T6">ut inde </text:span><text:span text:style-name="T19">quantum velis<text:line-break/>Sumas , nam totum comminui nequit.<text:line-break/>Constce hoc pacto; stacten mitte bonam<text:line-break/>In pilam latam, vini quantum est fatis<text:line-break/>Falerni pinguis affunde, atque dilue<text:line-break/>Myrrham parumper} opobalsamum dein<text:line-break/>Admisce translucidum, nam id est bonum.<text:line-break/>Hinc, ubi mixta consperseris cuncta arida.<text:line-break/>Combibant stnes medicamen tantisper,<text:line-break/>Donec fervorem bis terve mel efferat.<text:line-break/>Astsusu melle unies antidotum.<text:line-break/>Repone.vase, qualem defcripst modo.</text:span></text:p>
      <text:p text:style-name="P8"><text:span text:style-name="T19">Peraeque his ipsts in ascectibus dato. - ,<text:line-break/>Alia, valde bona ad quae dixi omnia,<text:line-break/>iProrsuique hanc dicunt ad status meliorem ,<text:line-break/>Stomachum longo qui infestarunt tempore.<text:line-break/>Tollit rugitus, qui ventrem et colon<text:line-break/>Perturbant, intestina discurrentes.</text:span></text:p>
      <text:p text:style-name="P7"><text:span text:style-name="T19">Acutos quoque reddit oculos suum.</text:span></text:p>
      <text:p text:style-name="P7"><text:span text:style-name="T19">Viperis morsas summa levat ope.</text:span></text:p>
      <text:p text:style-name="P7"><text:span text:style-name="T19">Ita hanc constcies&lt;, sed miscenda haec habe.<text:line-break/>Succi Cyrenaici boni drachmam cape,.</text:span></text:p>
      <text:p text:style-name="P7"><text:span text:style-name="T19">Acori, phu, castoriique et asari, </text:span><text:span text:style-name="T19">,,<text:line-break/></text:span><text:span text:style-name="T19">Seminis cardamomi, gurnmi Arabici,<text:line-break/>Liquoris acaciae, iridis optimae,.</text:span></text:p>
      <text:p text:style-name="P7"><text:span text:style-name="T19">Sagapeni puri.,- Cretensis hyper ici.<text:line-break/>Propensu</text:span><text:span text:style-name="T6"> lance drachmas </text:span><text:span text:style-name="T19">injice duas.<text:line-break/>Tres opobalsami pellucidi,, parem<text:line-break/>Mensuram pfyllii opobalsamo subdes.<text:line-break/>Tum albi piperis , petroselini, Celticae</text:span></text:p>
      <text:p text:style-name="P9"><text:span text:style-name="T19">Spicaeque nardi, malabathri salii recentis,<text:line-break/>Aetkiopicique seminum cumini ;</text:span></text:p>
      <text:p text:style-name="P11"><text:span text:style-name="T19">Meique Aihamantici et amomi boni.<text:line-break/>Meconis opii, gentianae et balsumi.<text:line-break/>Cuiusque pones drachmas pondere quatuor.<text:line-break/>Styracis quinque liquidae et triobolum t<text:line-break/>At albi casti, tklaspeos et seselis,<text:line-break/>Nigraeque castae, cujuique duos obolos {<text:line-break/>Schoeni, et polii, drachmas quinque tres obolos </text:span><text:span text:style-name="T19">,<text:line-break/></text:span><text:span text:style-name="T19">Item dictamni, Cretae quam</text:span><text:span text:style-name="T6"> tellus alit.<text:line-break/></text:span><text:span text:style-name="T19">Pondere eodem conjicito scordium ,<text:line-break/>Masculum thus, Lemni terram, longum piper,<text:line-break/>Myrrham, glycyrkizam, galbanum, terebinthinam.<text:line-break/>Anatis recentem, fed siccatum sanguinem ,<text:line-break/>Opopanads, ac semen foeniculi.<text:line-break/>Folium rofae sucum, hypocistidis<text:line-break/>Exprefsurn pulchre succum,</text:span><text:span text:style-name="T6"> dein </text:span><text:span text:style-name="T19">agaricum ,<text:line-break/>Daucique femen Cretici electum adde</text:span><text:span text:style-name="T19">,</text:span></text:p>
      <text:p text:style-name="P8"><text:span text:style-name="T19">Anisi quoque femen </text:span><text:span text:style-name="T19">et </text:span><text:span text:style-name="T19">spineum quoque.<text:line-break/></text:span><text:span text:style-name="T19">Bis. </text:span><text:span text:style-name="T19">tres cujusque pondera denarias;</text:span></text:p>
      <text:p text:style-name="P7"><text:span text:style-name="T19">Demum </text:span><text:span text:style-name="T19">zingiberis cum stcci, tum boni.<text:line-break/></text:span><text:span text:style-name="T19">Et </text:span><text:span text:style-name="T19">cinnamomi atque croci </text:span><text:span text:style-name="T19">bis </text:span><text:span text:style-name="T19">quatuor.<text:line-break/>Mellis probati pondus duplex indito<text:line-break/>Cunctis, bonique vini Chii, quod sutis,<text:line-break/></text:span><text:span text:style-name="T19">Falerni </text:span><text:span text:style-name="T19">aut veteris tantundem conjungito.<text:line-break/></text:span><text:span text:style-name="T19">At </text:span><text:span text:style-name="T19">canstce ipsum., </text:span><text:span text:style-name="T19">uti </text:span><text:span text:style-name="T19">parumper antea<text:line-break/></text:span><text:span text:style-name="T19">Parandam antidotum </text:span><text:span text:style-name="T19">Tkeriacen docui.</text:span></text:p>
      <text:p text:style-name="P7"><text:span text:style-name="T19">Utque </text:span><text:span text:style-name="T19">illam dixi, </text:span><text:span text:style-name="T19">stc hanc omnibus daiis.<text:line-break/>Alia </text:span><text:span text:style-name="T19">ex sanguinibus</text:span><text:span text:style-name="T19">, </text:span><text:span text:style-name="T6">quam </text:span><text:span text:style-name="T19">quidam </text:span><text:span text:style-name="T19">ajunt<text:line-break/>Caeteris amplius ad venena conferre.<text:line-break/>Continet anserini sanguinis stcci duas<text:line-break/>Drachmas, tres marinae testudinis,<text:line-break/>Hoedini </text:span><text:span text:style-name="T19">tres, </text:span><text:span text:style-name="T19">tres anserini f.'anguinis ;</text:span></text:p>
      <text:p text:style-name="P7"><text:span text:style-name="T19">Videtur autem </text:span><text:span text:style-name="T19">melior </text:span><text:span text:style-name="T19">anatis foeminae.<text:line-break/>Stactae Arabicae crastistirnae drachmas decem.<text:line-break/>Nardi spicae pares et myrrhae drachmas,</text:span></text:p>
      <text:p text:style-name="P8"><text:span text:style-name="T19">Et </text:span><text:span text:style-name="T19">cinnamomi drachmas bis ternas boni.<text:line-break/>Bis quatuor foliorum siccae rosae.<text:line-break/></text:span><text:span text:style-name="T19">Junci </text:span><text:span text:style-name="T19">rotundi, costique, et</text:span><text:span text:style-name="T6"> thuris unam.<text:line-break/>Amomi </text:span><text:span text:style-name="T19">tres, piperis-albi totidem.<text:line-break/></text:span><text:span text:style-name="T19">At </text:span><text:span text:style-name="T19">longi piperis unam at dimidiam,<text:line-break/>Croci duodecim, castae bis quatuor.<text:line-break/>Quinque radicum trifolii, et polii pares.<text:line-break/>Opobalsami tres, petrefelini quatuor,<text:line-break/>Laccarum juniperi pinguium, et </text:span><text:span text:style-name="T19">acori duas,<text:line-break/>Rha </text:span><text:span text:style-name="T19">Pontici, </text:span><text:span text:style-name="T19">meique, </text:span><text:span text:style-name="T19">et dictamni duas,<text:line-break/></text:span><text:span text:style-name="T19">Hoe </text:span><text:span text:style-name="T19">est cujusque binas, phu stmul duas<text:line-break/>Ammdniacique thymiamatis similiter.<text:line-break/>Duas foeniculi, agarici duas Jemis.<text:line-break/></text:span><text:span text:style-name="T19">Tres </text:span><text:span text:style-name="T19">rutae silvestris, dauci duas quoque</text:span><text:span text:style-name="T19">,<text:line-break/>Anist, </text:span><text:span text:style-name="T19">et </text:span><text:span text:style-name="T19">usuri </text:span><text:span text:style-name="T19">unam cum dimidiat.<text:line-break/></text:span><text:span text:style-name="T19">Par </text:span><text:span text:style-name="T19">pondus ammeos bis, et </text:span><text:span text:style-name="T19">siis quoque.<text:line-break/></text:span><text:span text:style-name="T19">Seminum cumini tantum </text:span><text:span text:style-name="T19">Thebaici,<text:line-break/></text:span><text:span text:style-name="T19">Tres feminum </text:span><text:span text:style-name="T19">silvestris </text:span><text:span text:style-name="T19">drachmas </text:span><text:span text:style-name="T19">napi</text:span></text:p>
      <text:p text:style-name="P8"><text:span text:style-name="T19">Praedictis addes, quinque vero scordii.<text:line-break/>Quod Creta gignit, diximus id melius.<text:line-break/>Mellis probati duplex pondus indito.<text:line-break/>Detrita cuncta quae praediximus nuper.<text:line-break/>Et mersu cacto melle vasts. condito.</text:span></text:p>
      <text:h text:style-name="Heading_20_2" text:outline-level="2">Cap. IV.</text:h>
      <text:p text:style-name="P271"><text:span text:style-name="T6">S </text:span><text:span text:style-name="T19">De Charme Antidoto.]</text:span><text:span text:style-name="T6"> Post antidotos<text:line-break/>hucusque descriptas Mithridaticam Damocrates scripsit,<text:line-break/>quam ego paulo ante apposui. Ea igitur omissa quas<text:line-break/>deinceps conscribit adjiciam-</text:span></text:p>
      <text:p text:style-name="P7"><text:span text:style-name="T19">Antidotus, quam recentes Charmen vocant,<text:line-break/>Ajsuctus sunat, qui molestarunt diu.<text:line-break/>Et quibus nullum medicamen profuit.</text:span></text:p>
      <text:p text:style-name="P7"><text:span text:style-name="T19">Myrrhae haec optimae habet, et opobalsami,<text:line-break/>Succi hypocistidis, et thuris boni,</text:span></text:p>
      <text:p text:style-name="P13"><text:span text:style-name="T19">, Opopanacis sinceri, et croci novi,<text:line-break/>Drachmas duodecim, in singulis pares.<text:line-break/>Albentis costi, Pontici castorii.<text:line-break/>Terebinthinae purae, junci teretis pares</text:span></text:p>
      <text:p text:style-name="P8"><text:span text:style-name="T19">Drachmas bis quatuor singularum; atque<text:line-break/>• Uvaeque amomi quatuor, polii pares.</text:span></text:p>
      <text:p text:style-name="P7"><text:span text:style-name="T19">Et cinnamomi quatuor rursus boni:<text:line-break/>Cretensis dauci seminis bis tres.<text:line-break/>Dauco par pondus feminum scseleos,<text:line-break/>Rufa eque castae corticis bis novem.<text:line-break/>Et petroselini feminis drachmas pares.<text:line-break/>Piperis longi et novi bis duodecim,<text:line-break/>Abrosum carie nam vetus reperies.<text:line-break/>Albi decem, purgati galbani decem.<text:line-break/>At spicae ndrdi electae drachmas sedecim.<text:line-break/>Drachmas recentis bis viginti, et quinque<text:line-break/>Adjunge scordii, quod tellus Creta parit.<text:line-break/>Sed mellis aridis pondus triplum omnibus<text:line-break/>Commisce, sicut antidotos alias<text:line-break/>Te pridem monui, et similiter dabis.</text:span></text:p>
      <text:p text:style-name="P7"><text:span text:style-name="T19">Hanc Charmes auctor bis quingentis Atticis<text:line-break/>Vendebat drachmis, nec totam libram dabat.</text:span></text:p>
      <text:p text:style-name="P8"><text:span text:style-name="T19">Oareque gratis videbatur insuper.<text:line-break/>Quidam stde dignus Charmis discipulus,<text:line-break/>Scripturam hanc dicebat pnobatistimam,<text:line-break/>Nardi bis octo, spicae Indicae drachmas,<text:line-break/>Iflyrrhaeque probatae, succi quoque papaveris</text:span><text:span text:style-name="T19">,<text:line-break/></text:span><text:span text:style-name="T19">Hypocistidis succi, succi balsumi,<text:line-break/>Opopanacis puri, recentis insuper.<text:line-break/>Et thuris, et castorH, singulorum<text:line-break/>Orachmas bis sanas; at galbani quatuor.<text:line-break/>Terebinthinae quinque, polii quatuor,<text:line-break/>Sonae scd nigrae castae bis quatuor,<text:line-break/>Albi piperis duas, oblongi unam,<text:line-break/>Et duos obolos, croci Coricii decem.<text:line-break/>Unam praedictis addes et bis quatuor<text:line-break/>Schoeni attriti, scd amomi quatuor, •<text:line-break/>Duas cinnamomi, item et fesclis duas.<text:line-break/>Sex dauci drachmas feminum Cretensis,<text:line-break/>Petroselini feminum bis novem,</text:span></text:p>
      <text:p text:style-name="P8"><text:span text:style-name="T19">Hinc fcordii drachmas bis quatuor, comae vii.<text:line-break/>Bdellii unguium unam scd pellucidi.<text:line-break/>Mellis insunda libras quinque </text:span><text:span text:style-name="T19">plus parum.</text:span></text:p>
      <text:p text:style-name="P7"><text:span text:style-name="T19">Confice hoc pacto; Succos distsulve prius<text:line-break/>In melle calido , atque resinam optime.</text:span></text:p>
      <text:p text:style-name="P7"><text:span text:style-name="T19">Cuncta aliis asperges arida'.</text:span></text:p>
      <text:p text:style-name="P7"><text:span text:style-name="T19">In unitatem stc coactis omnibus.<text:line-break/>Dabis rogantibus instar nucis Ponticae.</text:span></text:p>
      <text:h text:style-name="Heading_20_2" text:outline-level="2">Cap. V.</text:h>
      <text:p text:style-name="P271"><text:span text:style-name="T19">[ De. quibusdam altis antidotis</text:span><text:span text:style-name="T6"> a </text:span><text:span text:style-name="T19">Damo-<text:line-break/>crate dej</text:span><text:span text:style-name="T6">eriptii.]</text:span></text:p>
      <text:p text:style-name="P7"><text:span text:style-name="T19">At st voles tibi antidotum componere,<text:line-break/>Quae sanguinis supra infraque arcet impetum!<text:line-break/>Hanc st accurate sucis, habebis optimam.</text:span></text:p>
      <text:p text:style-name="P7"><text:span text:style-name="T19">Croci Cilicii tum recentis, tum boni<text:line-break/>Drachmas bis octo, et tantundem opii.<text:line-break/>Thurisque non sucti, purae myrdhaa pares,<text:line-break/>Cujusque rursus drachmas scxdecim.<text:line-break/>Corticum et octo 'radicis mandragorae,</text:span></text:p>
      <text:p text:style-name="P8"><text:span text:style-name="T19">Hyoscyami suminum ter quatuor.</text:span><text:span text:style-name="T6"> </text:span><text:span text:style-name="T6">,stv..<text:line-break/></text:span><text:span text:style-name="T19">Bis ternas adde suminum papaveris.<text:line-break/></text:span><text:span text:style-name="T6">Tres </text:span><text:span text:style-name="T19">boni cinnamomi drachmas pondere.</text:span></text:p>
      <text:p text:style-name="P7"><text:span text:style-name="T19">Succi Pataricae aut Syriacae rhois<text:line-break/>Ter viginti quinque, alterius .bist duodecim.<text:line-break/>Miscebis ita.-</text:span><text:span text:style-name="T6">1 </text:span><text:span text:style-name="T6">Primo </text:span><text:span text:style-name="T19">selectum crocum<text:line-break/>Cretico , ‘at albo et dulci uino. madeat.<text:line-break/>Ad summum dies duos. Quum fracidum videris<text:line-break/>Et mollem valde, conjice in mortarium ,<text:line-break/>Et cochleari subige-, dum laevigatum facis.<text:line-break/>Adjunge myrrhae thus stmul: et opium. .</text:span></text:p>
      <text:p text:style-name="P7"><text:span text:style-name="T19">Seorsum rbois, succus madescat quoque.<text:line-break/>Quem maceratum praedictis adjicies.</text:span></text:p>
      <text:p text:style-name="P7"><text:span text:style-name="T19">At unione sucta laeviga et cribro<text:line-break/>Injecta reliqua permiscebis, omnia.<text:line-break/>Coctique mellis temperans pauxillulvrn<text:line-break/>Rursus teras ut unum stat pharmacum.<text:line-break/>Acervum e mortario in vas vitreum.</text:span></text:p>
      <text:p text:style-name="P8"><text:span text:style-name="T19">Vel </text:span><text:span text:style-name="T19">stanno </text:span><text:span text:style-name="T19">sucturn., transferes-, et oblines. </text:span><text:span text:style-name="T19">'<text:line-break/></text:span><text:span text:style-name="T19">Ex hoc iis dabis, qui fanguinem rejiciunt </text:span><text:span text:style-name="T19">:<text:line-break/></text:span><text:span text:style-name="T19">In ventre, gutture, pectore^pulrnone,r </text:span><text:span text:style-name="T54">5</text:span><text:span text:style-name="T19"> ....<text:line-break/></text:span><text:span text:style-name="T19">Quantum tres oboli pendunt., aut.plus parum<text:line-break/>E tribus vini cyathis diluti:</text:span></text:p>
      <text:p text:style-name="P7"><text:span text:style-name="T19">Sed </text:span><text:span text:style-name="T19">qui </text:span><text:span text:style-name="T19">remittunt ex vestcd mnt renibus,<text:line-break/>Nonnulla vino rnyi tarum aisque.ciqua addita.<text:line-break/>Iis ternpenMum propinato, pharmacum.</text:span></text:p>
      <text:p text:style-name="P7"><text:span text:style-name="T19">Quod st jejunum , stve intestinum aliud<text:line-break/>Subtile, stue colon , sive uterps stiiet, </text:span><text:span text:style-name="T19">- </text:span><text:span text:style-name="T6">, i<text:line-break/></text:span><text:span text:style-name="T19">Hujus antidoti , -quantmm estsirachma, dato.<text:line-break/>Febriat </text:span><text:span text:style-name="T19">st </text:span><text:span text:style-name="T19">quis, pluvia ex. aqua; </text:span><text:span text:style-name="T19">,<text:line-break/></text:span><text:span text:style-name="T19">Non febrienti, ex vino dabis quoque<text:line-break/>Diluto,</text:span><text:span text:style-name="T6"> vel myrtaceo</text:span><text:span text:style-name="T19">, vel dulci Cretico.<text:line-break/>Si quis non multis mixtam habere velit,<text:line-break/>Sed paucis conditam antidotum rebus.<text:line-break/>Istam componat sedulus aptistimarn<text:line-break/>sinstrmo stomacho, nec appetenti cibum.</text:span></text:p>
      <text:p text:style-name="P9"><text:span text:style-name="T19">SquaUidis</text:span><text:span text:style-name="T48">, </text:span><text:span text:style-name="T19">macris,</text:span><text:span text:style-name="T6"> tarde </text:span><text:span text:style-name="T19">.concoqueiitibiis,<text:line-break/>Dolores omnes inveteratos pectoris,</text:span><text:span text:style-name="T6"> </text:span><text:span text:style-name="T6">rn<text:line-break/></text:span><text:span text:style-name="T19">Et ventris tollit instxos gam diu,-<text:line-break/>Ferunt Augustum hac usum Tiberium,<text:line-break/>Ullam nec unquam perilbisue aliarn.<text:line-break/>Continet nigri stiperis quinque, uncias,<text:line-break/>Crocomagmatis quindecim r rosue decem,<text:line-break/>Lxcustsu </text:span><text:span text:style-name="T19">cribro </text:span><text:span text:style-name="T19">excipe meUe omnia.</text:span></text:p>
      <text:p text:style-name="P7"><text:span text:style-name="T19">Alia faciens ad eademquae, et- prior<text:line-break/>Rosurum </text:span><text:span text:style-name="T19">constat </text:span><text:span text:style-name="T19">unciis siis quatuor.<text:line-break/>contusa ea • omnia' et per cribrum adacta,<text:line-break/>Melle despumato excipe valde bono. </text:span><text:span text:style-name="T19">&gt; '<text:line-break/></text:span><text:span text:style-name="T19">Ad magnitudinem ex hac Ponticae nucis dabis<text:line-break/>Cum mulsa , vel recenti melicrato<text:line-break/>Bene decocto, et spumato bene, ' </text:span><text:span text:style-name="T19">"<text:line-break/></text:span><text:span text:style-name="T19">Percufsts a serpentibus, seu venenum<text:line-break/>Epodis, exhibe</text:span><text:span text:style-name="T6"> nux </text:span><text:span text:style-name="T19">quantum continet<text:line-break/>Regia, cum septem nini cyathis diluti.</text:span></text:p>
      <text:p text:style-name="P9"><text:span text:style-name="T6">Pastilli' rosacei confectio. ."</text:span></text:p>
      <text:p text:style-name="P7"><text:span text:style-name="T19">Hoc te oportet pulchre strnxisisu prius<text:line-break/>Quo dicam- modo. Recentes carpe. rosus.<text:line-break/>Carptas siccato sunwnbrn diei- duos r<text:line-break/>Vel tres </text:span><text:span text:style-name="T19">ad </text:span><text:span text:style-name="T19">sumniuinm .Tres inde libras cape.<text:line-break/>Et tunde rnijsus in pilamq' quantum est sutis.<text:line-break/>Schoeni vigiuti hirque sexrmyrrhae bene<text:line-break/>Contusae, drachmas ibis^quatuor adde croci.<text:line-break/>Inspergent strnid commiscebis amnia,<text:line-break/>Rotulas fingens magicas siccatas bene.<text:line-break/>Desumens quantum sutis</text:span><text:span text:style-name="T6"> in- antidotum.</text:span></text:p>
      <text:p text:style-name="P11"><text:span text:style-name="T6">Crocomagmatis; compositio.</text:span></text:p>
      <text:p text:style-name="P7"><text:span text:style-name="T19">Crocomagma st bonum nimis desideras.<text:line-break/>Para studiose. Cilicii drachmas croci<text:line-break/>Centum mifcebis myrrhae pinguis stmul<text:line-break/>Bis xxv. tantundem siccatae rosue,<text:line-break/>Sed candidi amyli l. pares gummcos: </text:span><text:span text:style-name="T19">\<text:line-break/></text:span><text:span text:style-name="T19">Jam amylum </text:span><text:span text:style-name="T19">contunde cribrans curiosius,</text:span></text:p>
      <text:p text:style-name="P8"><text:span text:style-name="T19">Addes odori vini insulse paululum,<text:line-break/>Quo quum madescant rotulas fingas , frigera.<text:line-break/>Et quum est necejse, utere ut bono crocomagmate-<text:line-break/></text:span><text:span text:style-name="T6">Antidotus Prognostica.</text:span></text:p>
      <text:p text:style-name="P7"><text:span text:style-name="T19">Frognosticarn Antidotum ita constcied.<text:line-break/>Quam praebibentes, st venenum fumant.<text:line-break/>Evoment ipsum statuit, et cibum stmul.<text:line-break/>At qui timent ceu noxium jam ingesuerint.<text:line-break/>Hanc st superbibant, cibum cum pharmaco<text:line-break/>Quod sumpserint, reddent vomitionibus.<text:line-break/>Quod st nil pravum, </text:span><text:span text:style-name="T6">nil noxium, </text:span><text:span text:style-name="T19">inter<text:line-break/>Dapes propositas sumpserit , nauseam<text:line-break/>Ne sentit quidem, atque epulum retinet.<text:line-break/>Haec quoque medicina ad dolores facit<text:line-break/>Lateris, dorsi, renum, et vesicae. Impetum<text:line-break/>Sanguiuis cohibet abfque molestia,<text:line-break/>Undecunque seratur, etiam e pulmone.<text:line-break/>Ita praeparato. Lemniam terrae bonae.</text:span></text:p>
      <text:p text:style-name="P8"><text:span text:style-name="T19">-Qune -qadd caret stgno aparacharactos dicitur,<text:line-break/></text:span><text:span text:style-name="T19">” </text:span><text:span text:style-name="T19">t)rachmam unam atque obolos' constitue duos.</text:span></text:p>
      <text:p text:style-name="P26"><text:span text:style-name="T19">Aequent juniperi baecae drachmas ‘ditasse '<text:tab/></text:span><text:span text:style-name="T31">1</text:span></text:p>
      <text:p text:style-name="P7"><text:span text:style-name="T6">Disiolve </text:span><text:span text:style-name="T19">diu suridens dtei pariim'.</text:span></text:p>
      <text:p text:style-name="P27"><text:span text:style-name="T19">Quod dulce, et bonum, quodque stt recens suiisi<text:line-break/>E mulsa, quantum nux Pontica magna</text:span><text:span text:style-name="T6"> esi,<text:line-break/></text:span><text:span text:style-name="T19">Ojscres, quibus offerte hanc erit apnis. </text:span><text:span text:style-name="T19">/' '<text:line-break/></text:span><text:span text:style-name="T19">Si profluentem sistere voles fanguinamg<text:tab/></text:span><text:span text:style-name="T19">" •</text:span></text:p>
      <text:p text:style-name="P7"><text:span text:style-name="T19">E mulsa aceto quod diu scrbuit, dabis.</text:span></text:p>
      <text:h text:style-name="Heading_20_2" text:outline-level="2">Cap. <text:span text:style-name="T79">VI</text:span>.</text:h>
      <text:p text:style-name="P271"><text:span text:style-name="T6">[</text:span><text:span text:style-name="T19"> De Antidotis ab Asclepiade conscriptis in<text:line-break/>quinto Internarum affectionum libro, 'qui Aspuis inscribi-<text:line-break/>tur.j</text:span><text:span text:style-name="T6"> Vocare itaque consuetudo est junioribus medicis<text:line-break/>antidotos, non modo remedia quae adversus lethalia ‘ve-<text:line-break/>nena exhibent; fed etiam quae ad virulentarum serarum<text:line-break/>morsus, ac praeterea pravos affectus, praesertirnque diu-<text:line-break/>turnos, alicui visceri insidentes, aut abfcessus. Quum<text:line-break/>aulem trifariam de ipsis Asclepiades disciplinam iecuc-<text:line-break/>rit, prima quidem scripsit quae per irirouituf febrien-</text:span></text:p>
      <text:p text:style-name="P9"><text:span text:style-name="T6">tibus convenire dinit, </text:span><text:span text:style-name="T69">quumjjnunction.es </text:span><text:span text:style-name="T6">q.uasdam (sic<text:line-break/></text:span><text:span text:style-name="T6">enim </text:span><text:span text:style-name="T6">ipse vocat) deinceps adjici t.,.</text:span><text:span text:style-name="T58">;</text:span><text:span text:style-name="T6"> si tqec haec .omnia lexi-n<text:line-break/>pharmaca et lexipyrcta mincqpat, , Secundum .ipsorum<text:line-break/>genus, theriaca medicamenta adyersus rabiosorum morsus<text:line-break/></text:span><text:span text:style-name="T6">et </text:span><text:span text:style-name="T6">scorpionum ictus, praetereaque in phalangiornm . et<text:line-break/>viperarum morsus., .Tertium </text:span><text:span text:style-name="T19">jantom</text:span><text:span text:style-name="T6"> medicamentorum ge-<text:line-break/>nus, bipertito quoque id secuit, alterum iis quivlethalia<text:line-break/></text:span><text:span text:style-name="T6">biberunt </text:span><text:span text:style-name="T19">idoneum</text:span><text:span text:style-name="T19">,</text:span><text:span text:style-name="T6"> .alterum ad lethalium medicamentorum<text:line-break/>praecautionem </text:span><text:span text:style-name="T19">proprium</text:span><text:span text:style-name="T6"> appellat, non codem ordine quo<text:line-break/>Andromachus disciplinam prosequutus., Ille si quidem, ut<text:line-break/>per initia hujus commentarii </text:span><text:span text:style-name="T19">a</text:span><text:span text:style-name="T6"> me dictum est, quum<text:line-break/>interiore librorum ipsius inscriptione omnia antidota prae-<text:line-break/>posuisset, deinde, medicamenta subjungit, quae, ad quem-<text:line-break/>cunque affectum, non abscessuum aluntaxat, aut 'lethalium<text:line-break/>medicamentorum, aut virulentarum ferarum bibuntur;<text:line-break/>verum si foetum expellere oporteat, hoc. quoque rnedica-<text:line-break/>mentum antidotum nominat, </text:span><text:span text:style-name="T6">ilem </text:span><text:span text:style-name="T6">ad convulsa, rupta,<text:line-break/>e( ut uno verbo dicam ad omnes affectus internos, qua-</text:span></text:p>
      <text:p text:style-name="P8"><text:span text:style-name="T6">cunque corporis parte oonstiteriuti' Quae vero ad hujus-<text:line-break/>modi affectus bibuntup-uoedieamenta, etiam potiones ap-<text:line-break/>pellavit; Asclepiades; in quarto Ascnis ad finem eas inter-<text:line-break/>pretatus. Quare postrema ad finem Ascnis antidota Ascle-<text:line-break/>piades conscripsit, 'quae lethalibus potionibus assumptis<text:line-break/>auxiliantur; aut -quae;-ne quid mali ab iis experiatur<text:line-break/>aliquis); praeservanti Ego vero tales antidotos primas hic<text:line-break/>describere- decrevi</text:span><text:span text:style-name="T6">; </text:span><text:span text:style-name="T6">tum - quod' cum descriptis communio-<text:line-break/>nem habeant, tum • quod</text:span><text:span text:style-name="T26">:</text:span><text:span text:style-name="T6"> usum praestent multiplicem.<text:line-break/>Etenim ad abscessus cujuscunque. visceris et partis in alto<text:line-break/>sitae- conducunt, • Nonnulla quoque ipsorum ad imbecilli-<text:line-break/>tatem, vitiosos humores, indolentiam conciliandam et<text:line-break/>crudorum humorum concoctionem proficiunt. Insuper ad<text:line-break/>latentem sensui per summa corporis tota evacuationem,<text:line-break/>quemadmodum ad eas conferunt quae, sensibus patent,, per<text:line-break/>urinas, alvum et sputa, quae cum tussi et pulmonem,-<text:line-break/>et thoracem pariter expurgant. Plurima vero ex iis<text:line-break/>crassos humores attenuare, incidere et vitiosos abster-</text:span></text:p>
      <text:p text:style-name="P28"><text:span text:style-name="T6">gere folent, eoque 'obstructionibus succurrere, quae fre-<text:line-break/>quenter </text:span><text:span text:style-name="T6">’ </text:span><text:span text:style-name="T6">ini jecore oboriri' eonsueVeriint. Eiunt</text:span><text:span text:style-name="T26">fi</text:span><text:span text:style-name="T6"> 'etiam in<text:line-break/>aliis visceribus- et partibus, in tniihus hoc consilium uidi-<text:line-break/>rigi debet, ut' humores attenuemus, abstergamusque et<text:line-break/>vuforum extrema reseremus;-'</text:span><text:span text:style-name="T6">r. -•.. !<text:tab/>• - . t-r/- </text:span><text:span text:style-name="T6">t</text:span></text:p>
      <text:h text:style-name="Heading_20_2" text:outline-level="2">Cap. VII.</text:h>
      <text:p text:style-name="P29"><text:span text:style-name="T19">[Asclepiadis antidota, ad eos, quidetha-<text:line-break/>lia biberunt; ut'ipse ad verbum suripstt.lj [Adoffsus pa-<text:line-break/>pdveris succumrj</text:span><text:span text:style-name="T6"> Itaque qui papaveris succum potave-<text:line-break/>rint, iis conducet aquam cum oleo calentem saepius po-<text:line-break/>tui dare, </text:span><text:span text:style-name="T6">• </text:span><text:span text:style-name="T6">vomifumque ciere; aut calidam aquam cum<text:line-break/>mulso exhibere,, et ad vomitum irritare; conveniet etiam<text:line-break/>aIvurn clystere vacuare.<text:tab/></text:span><text:span text:style-name="T6">-<text:tab/></text:span><text:span text:style-name="T58">e</text:span><text:span text:style-name="T6">;.</text:span></text:p>
      <text:p text:style-name="P7"><text:span text:style-name="T19">[ </text:span><text:span text:style-name="T19">Ad maconium i. e. Papaveris cocti succum, j</text:span><text:span text:style-name="T6"> Qui me-<text:line-break/>coni um poterunt, iis merum copiosius statim exhibitum<text:line-break/>convenit; aut piper cum vino, aut cardarnum, veI car-<text:line-break/>damomum. Conducit etiam lac asininum bibere aut </text:span><text:span text:style-name="T19">vac-<text:line-break/>cinum ,</text:span><text:span text:style-name="T6"> et ventrem farina triticea oblinere, aut hordeacea<text:line-break/></text:span><text:span text:style-name="T6">, </text:span><text:span text:style-name="T6">nino cocta, </text:span><text:span text:style-name="T6">et </text:span><text:span text:style-name="T6">cIysterilius uti mitioribus.</text:span></text:p>
      <text:p text:style-name="P8"><text:span text:style-name="T6">[Ad </text:span><text:span text:style-name="T19">aconitum:.</text:span><text:span text:style-name="T6">J ,,Qui aecnitum assumpserunt, ii<text:line-break/>rutae manipulo cum vino meraciore laeyigato potoque<text:line-break/>adjuvantur. Item jure pinguis gallinae. , </text:span><text:span text:style-name="T58">f</text:span></text:p>
      <text:p text:style-name="P30"><text:span text:style-name="T31">z</text:span><text:span text:style-name="T19">:<text:tab/>jAd</text:span><text:span text:style-name="T6"> altereum.] ; Quin alter cum, seu; hyoscyamum bi-</text:span></text:p>
      <text:p text:style-name="P11"><text:span text:style-name="T6">berunt, iis conducit lac potum,^maxime tamen asininum,<text:line-break/>vel quodlihet aliud pernsu, oticum mulsa calida.</text:span></text:p>
      <text:p text:style-name="P7"><text:span text:style-name="T6">'£Ad coriundriimr] Qui viride coriandrum potave-<text:line-break/>runt, iis auxiliatur vinum meracum potum et jus galli-<text:line-break/>naceum pingue.</text:span></text:p>
      <text:p text:style-name="P31"><text:span text:style-name="T41">[Ἀἀ </text:span><text:span text:style-name="T19">leporem</text:span><text:span text:style-name="T6"> marinum.] Qui leporem marinum<text:line-break/>assumpserint, iis prodest lac' bibere, - maxime asininum;'<text:line-break/>sin minus, vaccinum aut caprinum. Dari autem debent<text:line-break/>esui etiam caules malvae </text:span><text:span text:style-name="T6">- </text:span><text:span text:style-name="T6">diligenter incocti, vel pulegii<text:line-break/>quantum manu comprehendi potest, cum passo triti, po-_<text:line-break/>tandurn; vel cyclamini </text:span><text:span text:style-name="T6">radix </text:span><text:span text:style-name="T6">trita cum vluo; aut picis<text:line-break/>cedriae obolus, aut semiobolus, passo subactus potui<text:line-break/>datur.<text:tab/></text:span><text:span text:style-name="T19">'i .<text:tab/>-</text:span></text:p>
      <text:p text:style-name="P7"><text:span text:style-name="T6">[Ad </text:span><text:span text:style-name="T19">toxicum.]</text:span><text:span text:style-name="T6"> Qur toxicum biberunt, eos </text:span><text:span text:style-name="T6">vinum</text:span></text:p>
      <text:p text:style-name="P9"><text:span text:style-name="T6">dulce adjuvat;Oleum </text:span><text:span text:style-name="T6">rosaceum, </text:span><text:span text:style-name="T6">sanguis </text:span><text:span text:style-name="T6">caprinus, sumen<text:line-break/></text:span><text:span text:style-name="T6">napi contritum cnm vino.</text:span></text:p>
      <text:p text:style-name="P7"><text:span text:style-name="T6">[Ad </text:span><text:span text:style-name="T19">ephemerondj</text:span><text:span text:style-name="T6"> Qui eplierneron potarunt, eos<text:line-break/>juvat succus polygoni aut plantaginis: aut origani aut<text:line-break/>thymi pars aliqua vino soluta.</text:span></text:p>
      <text:p text:style-name="P32"><text:span text:style-name="T6">[Ad dorycuium.;} Qui</text:span><text:span text:style-name="T26">:</text:span><text:span text:style-name="T6">' </text:span><text:span text:style-name="T6">dbrycnium hausmiiit; iis<text:line-break/>auxiliatur lac bubulum potum, et‘passum, et coucliyIio-<text:line-break/>rum jus. “<text:tab/></text:span><text:span text:style-name="T6">‘lu •• '</text:span></text:p>
      <text:p text:style-name="P33"><text:span text:style-name="T6">[Ad fungas.J- Fungis assumptis laborantibus dentur<text:line-break/>raphani crudi, et quarnplurimi 'edendi ; dandum quoque<text:line-break/>vinum meracum, et, lixivii sarmenticii decoctum; nitrum,<text:line-break/>cum aceto subactum.; aut usta vini faex, tritaque cum<text:line-break/>aqua potui datur,; aut absinthium cum aceto; aut- ruta<text:line-break/>trita cum aceto. Benefacit etiam ruta ipsa per. se man-,<text:line-break/>ducata.<text:tab/>, </text:span><text:span text:style-name="T6">u ,.;-- v&lt;|. ।<text:tab/>&gt;<text:tab/>•.</text:span></text:p>
      <text:p text:style-name="P7"><text:span text:style-name="T6">[Ad ixiam.] Qui vero ixiam epotarnnt,iis fuccur-<text:line-break/>rit absinthium potum cum vino, castorio et ruta. Pro-<text:line-break/>derit etiam oxyinel potare, </text:span><text:span text:style-name="T6">et </text:span><text:span text:style-name="T6">vomitiones ciere. Conse-</text:span></text:p>
      <text:p text:style-name="P34"><text:span text:style-name="T6">r.et origanum quoque cum vino. Caeternm utendum est<text:line-break/>hujusmodi confectione. sa rutae </text:span><text:span text:style-name="T6">5., vjr </text:span><text:span text:style-name="T6">resinae 5 iv,<text:line-break/>castorii' 5 i-J , chamaeleontis cochlearia iij.. Haec contrita'<text:line-break/></text:span><text:span text:style-name="T6">" </text:span><text:span text:style-name="T6">-</text:span><text:span text:style-name="T6">-• • </text:span><text:span text:style-name="T6">na* </text:span><text:span text:style-name="T6">’ </text:span><text:span text:style-name="T26">1</text:span><text:span text:style-name="T6"> </text:span><text:span text:style-name="T6">''.'i<text:tab/></text:span><text:span text:style-name="T6">—rliuutt </text:span><text:span text:style-name="T6">.<text:tab/></text:span><text:span text:style-name="T6">o j.. </text:span><text:span text:style-name="T19">: </text:span><text:span text:style-name="T19">i</text:span><text:span text:style-name="T6"> i..... i<text:tab/></text:span><text:span text:style-name="T6">, </text:span><text:span text:style-name="T6">,</text:span></text:p>
      <text:p text:style-name="P11"><text:span text:style-name="T6">et calente aceto loluta propinato.</text:span></text:p>
      <text:p text:style-name="P35"><text:span text:style-name="T6">•r- </text:span><text:span text:style-name="T6"><text:tab/> ’<text:tab/>•’<text:tab/></text:span><text:span text:style-name="T6">..alir .!&lt; </text:span><text:span text:style-name="T6">eca </text:span><text:span text:style-name="T19">a.',-. ...</text:span></text:p>
      <text:p text:style-name="P7"><text:span text:style-name="T6">IAsi</text:span><text:span text:style-name="T19">buprestim-</text:span><text:span text:style-name="T6">J,.,Bupresti forpta affectis -opitulatur,<text:line-break/>datus pani pluximi potus</text:span><text:span text:style-name="T6">, </text:span><text:span text:style-name="T19">ap</text:span><text:span text:style-name="T6"> deinde irritatus vomitus.<text:line-break/>Suillarum carnium jus decoctum; lac calidum plurimum-<text:line-break/>edere, et ficuum decoctio potui data, aut nitri rubri 3<text:line-break/>iv; </text:span><text:span text:style-name="T6">tritae </text:span><text:span text:style-name="T6">mixtaeque </text:span><text:span text:style-name="T6">eum </text:span><text:span text:style-name="T6">aqua ac potae.</text:span></text:p>
      <text:p text:style-name="P36"><text:span text:style-name="T6">[Ad </text:span><text:span text:style-name="T19">cantharides.</text:span><text:span text:style-name="T19">j</text:span><text:span text:style-name="T6"><text:tab/></text:span><text:span text:style-name="T6">Qui cantharides </text:span><text:span text:style-name="T6">deglutierunt, </text:span><text:span text:style-name="T6">i,</text:span></text:p>
      <text:p text:style-name="P11"><text:span text:style-name="T6">iis confert passum'cum oleo bibere, et adipem - coctum<text:line-break/>aqua </text:span><text:span text:style-name="T6">percolatum,-</text:span><text:span text:style-name="T6">-et ad vomitum -cogere; confert etiam<text:line-break/>plurimum lactis potare, et strobilos plures edere, </text:span><text:span text:style-name="T6">aut<text:line-break/></text:span><text:span text:style-name="T6">strobilos plurimos cum mulsa tritus potui dare, aut<text:line-break/>rutam in .pulverem redactum irinoque unguento mixtam<text:line-break/>bibendam .exhibere; aut cantharidum alas pedesque cum<text:line-break/>melle tritus linctui dare.</text:span></text:p>
      <text:p text:style-name="P37"><text:span text:style-name="T41">- </text:span><text:span text:style-name="T41">'. </text:span><text:span text:style-name="T58">4</text:span><text:span text:style-name="T6">‘T </text:span><text:span text:style-name="T6">ID</text:span><text:span text:style-name="T41">" - </text:span><text:span text:style-name="T6">V </text:span><text:span text:style-name="T41">-</text:span><text:span text:style-name="T6">A-'<text:tab/>‘</text:span></text:p>
      <text:p text:style-name="P7"><text:span text:style-name="T6">. </text:span><text:span text:style-name="T41">ζ</text:span><text:span text:style-name="T6">-t/d </text:span><text:span text:style-name="T19">pfilot/irum.J</text:span><text:span text:style-name="T6"> Psilothro hausto affectis confert<text:line-break/>calidum oleum bibere', et vomitum concitare. Conferet</text:span></text:p>
      <text:p text:style-name="P38"><text:span text:style-name="T6">' . • ’&lt;•<text:tab/>* '5' • </text:span><text:span text:style-name="T41">Π </text:span><text:span text:style-name="T6">*i f l&gt;7-5. v-}- &gt;' ,<text:tab/>.</text:span></text:p>
      <text:p text:style-name="P11"><text:span text:style-name="T6">etiam lac caprilium bibere, et malvae coctae succum cum<text:line-break/>mulsa </text:span><text:span text:style-name="T6">calida </text:span><text:span text:style-name="T6">aut cum oleo; aut, caricariim decoctum ex<text:line-break/>oleo; aut sesamum est'vino tritum-potui dare; aut nuces<text:line-break/>juglandes </text:span><text:span text:style-name="T19">v.</text:span><text:span text:style-name="T6"> cum oleo tritas ; aut oineris sarmentitll cola-'<text:line-break/>tum lixivii putuiexhibere. </text:span><text:span text:style-name="T19">' a' </text:span><text:span text:style-name="T19">.</text:span><text:span text:style-name="T6"> r'</text:span></text:p>
      <text:p text:style-name="P39"><text:span text:style-name="T19">[Ad lithargyrum.</text:span><text:span text:style-name="T6">Absorpto lithargyro laboranti-<text:line-break/>bus auxiliatur piper, apium, myrrha cum vino laevigata<text:line-break/>bibifeaqne. . I; .. </text:span><text:span text:style-name="T6">-i </text:span><text:span text:style-name="T6">t' </text:span><text:span text:style-name="T6">!<text:tab/>. </text:span><text:span text:style-name="T6">vj. </text:span><text:span text:style-name="T6">• -<text:tab/>- </text:span><text:span text:style-name="T6">' ’</text:span></text:p>
      <text:p text:style-name="P40"><text:span text:style-name="T6">u </text:span><text:span text:style-name="T6">[Ad gypsium.] Qui gypsum</text:span><text:span text:style-name="T6">, </text:span><text:span text:style-name="T6">ingesserint, iis dari<text:line-break/>debet potui., cineris sarmentitii colatura, ..et thymus ex<text:line-break/>aqua tritus.. . .<text:tab/>.</text:span></text:p>
      <text:p text:style-name="P11"><text:span text:style-name="T19">j,. </text:span><text:span text:style-name="T19">\_Adstactis grumqs.J</text:span><text:span text:style-name="T6"> Ad laetis;grumos confert aceti<text:line-break/>potio. Dare quoque oportet coagulum- cum aqua scn-<text:line-break/>tatta , vel silphii et fulphuris par. pondus., laevigatum ex •<text:line-break/>posca, potui dare.</text:span></text:p>
      <text:p text:style-name="P8"><text:span text:style-name="T6">[jAd </text:span><text:span text:style-name="T19">sanguinem taadmumsc</text:span><text:span text:style-name="T6"> Qui taurinum fangui-<text:line-break/>nem potarunt, iis confert acetum calidum propinandum<text:line-break/>exhibere, et ad vomitum cogere, vel laferpitii obolum<text:line-break/>aut femiobolum, 'autiiijitrr duos obolos</text:span><text:span text:style-name="T26">:</text:span><text:span text:style-name="T6"> vino subactos po-<text:line-break/>tui daie, aut grossorum fructum cum aceto tritum. Con-<text:line-break/>venit autem’et alvum subducere, </text:span><text:span text:style-name="T6">et </text:span><text:span text:style-name="T6">lupinorum farina; et<text:line-break/>nitro ex mulso decoctis oblinere.</text:span></text:p>
      <text:p text:style-name="P7"><text:span text:style-name="T6">r. . </text:span><text:span text:style-name="T6">• . </text:span><text:span text:style-name="T6">' ’ . - '&lt;&gt; '• •</text:span></text:p>
      <text:p text:style-name="P7"><text:span text:style-name="T19">-[Ad hirudines.~j</text:span><text:span text:style-name="T6"> -Qui </text:span><text:span text:style-name="T6">• </text:span><text:span text:style-name="T6">hirudines devorarunt, eos<text:line-break/>alii muniam,,; • alii niyem bibere hortantur. . Asclepiades<text:line-break/>autem, lavere admonebat, et spongiam teneram .frigida<text:line-break/>imbutam, faucibus immitterem ut .hirudo spongiae infixa<text:line-break/>extralieretur, </text:span><text:span text:style-name="T19">ac</text:span><text:span text:style-name="T6"> deinde lenticulae succum porrigebat.<text:line-break/>Externam colli, regionem refrigerantibus obducere horta-<text:line-break/>batur. At Mus sipollonius acetum quam acerrimum pro-<text:line-break/>pinabat, et cum muria usus esu Ille uivis gleba cale-<text:line-break/>facta folutaque utebatur, et esculentis poculentisque<text:line-break/>alvum, tempestive purgantibus ad hirudines excernendas.</text:span></text:p>
      <text:p text:style-name="P41"><text:span text:style-name="T6">nam has uua cum lis , quae per,- alvum excernuntur de-<text:line-break/>orsum ferri saepe asserit.<text:tab/></text:span><text:span text:style-name="T19">, </text:span><text:span text:style-name="T19">, r.<text:tab/>.</text:span></text:p>
      <text:p text:style-name="P42"><text:span text:style-name="T6">...<text:tab/>sectus'-»* estrr’ '.sc<text:tab/>• </text:span><text:span text:style-name="T6">... </text:span><text:span text:style-name="T6">’</text:span></text:p>
      <text:p text:style-name="P7"><text:span text:style-name="T6">[Ad </text:span><text:span text:style-name="T19">c er ustam, j</text:span><text:span text:style-name="T6"> Qui cerussam biberint, iis ex usu<text:line-break/>fuerit, oleum calidum bibere et vomitum irritare. Con-<text:line-break/>scrt etiam dulcem et calentem aquam assumere, atque sic<text:line-break/>ad vomitum cogere. • Ad haec conduxerit lactis asinini,<text:line-break/>potio data, et malvae coctae succum, e.t mnisani calidam<text:line-break/>eum oleo cerussam bibendam porrigere; vel decoctum<text:line-break/>caricarum bibitum cum aliis, nuces juglandes quinque cum<text:line-break/>oleo tritas potui'exhibere; aut cineris sarmentitii exco-<text:line-break/>latum lixivium. Atque hactenus' de simplicibus medica-<text:line-break/>montis lethalibus dictum esto. Nunc autem de compositis<text:line-break/>agetur; scd flagitiosum mihi videtur horum confectiones<text:line-break/>exponere, licet eas multi conscribere sint aggressi; inter<text:line-break/>quos' est Orpheus cognominatus Theologus et Orns Men-<text:line-break/>desius recentior et Heliodorus Atheniensis tragicus poeta,<text:line-break/>etiam Aratus, aliique nonnulli hujusmodi rerum scripto-<text:line-break/>res.'• Hos itaque demirari • queat aliquis^ quod versibus'</text:span></text:p>
      <text:p text:style-name="P9"><text:span text:style-name="T6">talia opera conscribere sint aggressi; merito autem da-<text:line-break/>mnaverit ob res ah ipsis traditas, nam docere magis est<text:line-break/>et allicere eos, qui nocendi proximis studio horum con-<text:line-break/>fectionibus manum admoliri cupiunt. Pulchrorum autem<text:line-break/>norum poematum auctores valgi rncurlum venti, dum<text:line-break/>haec tradere incipiunt, lectoribus persuadere conantur,<text:line-break/>quod nullis pravis praediti moribus, neque hujusmodi<text:line-break/>exitialium venenorum praeceptores extiterint, quemad-<text:line-break/>modurn et Heliodorum in ApoIyticis ad Nicomachum ju-<text:line-break/>rantem est invenire , bis verbis </text:span><text:span text:style-name="T6">:</text:span></text:p>
      <text:p text:style-name="P7"><text:span text:style-name="T19">' 1 • &gt;,r. ‘r</text:span></text:p>
      <text:p text:style-name="P43"><text:span text:style-name="T19">Non mihi per sacram </text:span><text:span text:style-name="T48">ϋ</text:span><text:span text:style-name="T19">enerandae Palladis artem.<text:line-break/>Non per luciferum salem mortalibus aequum ,<text:tab/></text:span><text:span text:style-name="T19">*</text:span></text:p>
      <text:p text:style-name="P11"><text:span text:style-name="T19">Non per te divi cui subsunt, Juppiter, omnes.<text:line-break/>Muneribus quiiquam, nec vi, nec gratia amoris<text:line-break/>Adduxit me aliis lethalia prodere versu.</text:span></text:p>
      <text:p text:style-name="P11"><text:span text:style-name="T19">Sed palmas sacras splendentia ad aethera tendo.<text:line-break/>Nullius atque mali mens est</text:span><text:span text:style-name="T6"> sibi </text:span><text:span text:style-name="T19">conscia nostra.</text:span></text:p>
      <text:p text:style-name="P8"><text:span text:style-name="T6">Ex hujusmodi </text:span><text:span text:style-name="T6">dictis persuadere </text:span><text:span text:style-name="T6">aggrediuntur iis qui<text:line-break/>in ejusmodi opera incident, vulgi .insultum' reveriti. Sed<text:line-break/>ne dicere, quidem est,, proptereatalium lethalium vene-<text:line-break/>norum confectiones esse sciendas, ut qui velint opitulari,<text:line-break/>prompte remedia queant invenire;' hoc enitn est menda-<text:line-break/>cium; nam qui laesus </text:span><text:span text:style-name="T6">a </text:span><text:span text:style-name="T6">noxiis' simplicibus juvare cupit,<text:line-break/>unumquodque particulatim in accidentibus inspiciens, hic<text:line-break/>.nimirum optimus salutis praeses fuerit, etiam eorum qui<text:line-break/>a compositis offenduntur; efacile singula in&gt; accidentium<text:line-break/>complexu, ac congerie praecellentia deligens. Sed rever-<text:line-break/>tamur ad id quod lustituimus. </text:span><text:span text:style-name="T26">:</text:span><text:span text:style-name="T6"> Quum enim comesta </text:span><text:span text:style-name="T6">aut<text:line-break/></text:span><text:span text:style-name="T6">pota delatoria non constant,’ aquam cum oleo calidam '<text:line-break/></text:span><text:span text:style-name="T6">dare </text:span><text:span text:style-name="T6">convenit, ejusque plurimum bibere, et ad vomitum<text:line-break/>incitare. Utile fuerit etlanr efomnum circumcidere; quin<text:line-break/>etiam ad horum praecautionem subscriptis confectionibus<text:line-break/>utendum esu </text:span><text:span text:style-name="T19">r '</text:span></text:p>
      <text:h text:style-name="Heading_20_2" text:outline-level="2">Cap. V<text:span text:style-name="T79">III</text:span>.</text:h>
      <text:p text:style-name="P271"><text:span text:style-name="T6">[’(7uae </text:span><text:span text:style-name="T19">a letbalibns medicamentis prae-<text:line-break/>servent Apollonii</text:span><text:span text:style-name="T6"> Maris.] ’4 flutae scIla xx, huces </text:span><text:span text:style-name="T6">ju-</text:span></text:p>
      <text:p text:style-name="P9"><text:span text:style-name="T6">glandes, ij, salis grumum j; caricas ij, haec jejuno man-<text:line-break/>ducanda dato, et oblaedi a lethalibus prohibent.</text:span></text:p>
      <text:p text:style-name="P7"><text:span text:style-name="T19">[Antidotum ad praesurvationem</text:span><text:span text:style-name="T6"> datum.] </text:span><text:span text:style-name="T6">4 </text:span><text:span text:style-name="T6">Bacca-<text:line-break/>rum juniperi 5 ij, lemnii sigilli' </text:span><text:span text:style-name="T6">5 </text:span><text:span text:style-name="T6">ij, et obolos .ij, haec<text:line-break/>trita exceptaque oleo-reponito. Quum usus, postulaverit,<text:line-break/>nucis avellanae, magnitudine cum hydromelitis cyathis<text:line-break/>duobus propinato. Hoc Nicomedes rex utebatur, si quan-<text:line-break/>do eos. quos vocaverat suspectos. haberet. Itaque medi-<text:line-break/>camentum quum mulla, hujusmodi vis subest, in loco<text:line-break/>manet. Quum autem Ietsiale aliquod datum fuerit, nau-<text:line-break/>seam movet, et vomere compellit, adeo, ut delatorium<text:line-break/>exhibitum cum antidoto, excernatur.</text:span></text:p>
      <text:p text:style-name="P7"><text:span text:style-name="T19">[Antidotum Codii Tuci, quo et Craterus usus</text:span><text:span text:style-name="T6"> esi.]<text:line-break/>4 Marrubii, herbae sacrae, seminis rutae sylvestris, suor-<text:line-break/>dii, corticum radicis rhamni, singulorum par pondus:<text:line-break/>melle excipe, daque, ad.feras quidem 3 ij, cum vino;<text:line-break/>ad lethalia autem ex mulso et oleo.</text:span></text:p>
      <text:p text:style-name="P8"><text:span text:style-name="T19">[Aliud, </text:span><text:span text:style-name="T19">ut.</text:span><text:span text:style-name="T19">Apelles,</text:span><text:span text:style-name="T6">siri </text:span><text:span text:style-name="T19">4</text:span><text:span text:style-name="T6"> Dictamni .5 ij, polii 5' iij,<text:line-break/>piperis longi 3 iv, rutae sylvestris 5 vj; scordii 5 lij,<text:line-break/>melle excepta, dato,, quemadmodum dictum esu .Pleuriti-<text:line-break/>cum quoque remedium est obolis; iij, datum; mensesqne<text:line-break/>mulieribus educit. 5 </text:span><text:span text:style-name="T19">j, pondere exhibitum. Antidotus<text:line-break/>Mithridatis, Athanasta dicta i, e. immortalis, ad lethalia<text:line-break/>medicamenta, et omnium virulentorum ictus: benefacit<text:line-break/>stomachicis quibus cibus acescit</text:span><text:span text:style-name="T54">?</text:span><text:span text:style-name="T19"> sanguinem' spuentibus,<text:line-break/></text:span><text:span text:style-name="T6">tussi </text:span><text:span text:style-name="T19">diuturna infestatis, hepaticis, lienosis: prodest quo-<text:line-break/>que vesicae, aut uteri affectibus. Quae contineat com-<text:line-break/>pasttio, ita fe habent.</text:span><text:span text:style-name="T6"> </text:span><text:span text:style-name="T6">4 </text:span><text:span text:style-name="T6">Piperis albi gr. .xi; costi , mei,<text:line-break/>asari, acori,feminis dauci CrSticr', petroselini,- nardi In-<text:line-break/>dicae, lapidis nestoritis an. 5'iv, croci; myrrhae , cujus-<text:line-break/>que 5 viij, cinnamomi, cassiae; singulorum drach. xij,<text:line-break/>mellis Attici cocti quod satis esu Dosis nucis avellanae<text:line-break/>magnitudine, </text:span><text:span text:style-name="T19">ex</text:span><text:span text:style-name="T6"> mulso temperato.</text:span></text:p>
      <text:p text:style-name="P7"><text:span text:style-name="T19">[Haec compiosttio in 'aliis praescriptionibus ita habet.]<text:line-break/></text:span><text:span text:style-name="T6">4 Spicae nardi piperis albi,' costi, meu, asari,, acori.</text:span></text:p>
      <text:p text:style-name="P9"><text:span text:style-name="T6">opobalsami</text:span><text:span text:style-name="T41">, </text:span><text:span text:style-name="T6">feminis dauci Cretici, petroselini feminis,<text:line-break/>singulorum an. drach. “iv', crocini myrrhae,: schoenanthi<text:line-break/>ari. drach. viij,'cinnamomi i-cassiae, an*, drachmas duode-<text:line-break/>cim, mellis quod fatis </text:span><text:span text:style-name="T19">esu’</text:span><text:span text:style-name="T6">«nlo surec</text:span></text:p>
      <text:p text:style-name="P7"><text:span text:style-name="T19">[ In alas stc.</text:span><text:span text:style-name="T6"> habet, j </text:span><text:span text:style-name="T19">'2^</text:span><text:span text:style-name="T6"> Piperis albi. gr. nil. costi,<text:line-break/>meu, acori, agaiici, fcordii, dauci Cretici, petroselini,<text:line-break/>singulorum drach. ‘iv, croci, rnyrrhae, utriusque 3 viij,<text:line-break/>cinnamomi, cassiae, schoenanthi an..5 xij, mellis quan-<text:line-break/>» vas'‘i'</text:span><text:span text:style-name="T26">1</text:span><text:span text:style-name="T6"> </text:span><text:span text:style-name="T6">'-•••‘•w uiniKni •&gt;.. - .</text:span></text:p>
      <text:p text:style-name="P11"><text:span text:style-name="T6">tum. sufficit. , .</text:span></text:p>
      <text:p text:style-name="P44"><text:span text:style-name="T19">•' f</text:span><text:span text:style-name="T6"> ; r} .rn.o* li -<text:tab/>,</text:span></text:p>
      <text:p text:style-name="P7"><text:span text:style-name="T6">[Ambrosia </text:span><text:span text:style-name="T19">Philippi Macedonis</text:span><text:span text:style-name="T6"> ad </text:span><text:span text:style-name="T19">lethalia venena,<text:line-break/>et cpjuspis virulenti ictum.. . Facit etiam ad internos<text:line-break/>astectus..</text:span><text:span text:style-name="T54">3i</text:span><text:span text:style-name="T19">su</text:span><text:span text:style-name="T6"> Styracis, galbani, piperis albi et longi; cin-<text:line-break/>namomi; an. 3 ij, seminis.qpii, anisi, schoenanthi, costi,<text:line-break/>cumini Aethiopici, seseleos, cypheos, rheu Pontici.,” car-<text:line-break/>damomi, amomi, nardi,</text:span><text:span text:style-name="T58">f</text:span><text:span text:style-name="T6">uoyrrhae, cassiae,,.an,. 5. iv, pal-<text:line-break/>mularum nucleis exemptis; carnis nucum, an. .5 .vj,<text:line-break/>croci 5 viij, uvas passas acinis mundatas, xij mellis</text:span></text:p>
      <text:p text:style-name="P45"><text:span text:style-name="T6">Attici quantum satis est; componito in modum supe-<text:line-break/>riorem.</text:span><text:span text:style-name="T6">- „ , </text:span><text:span text:style-name="T6">’<text:tab/></text:span><text:span text:style-name="T6">’</text:span></text:p>
      <text:p text:style-name="P7"><text:span text:style-name="T19">[Antidotum Zopyrsurn</text:span><text:span text:style-name="T6"> valet </text:span><text:span text:style-name="T19">ad lethalia medica-<text:line-break/>menta , et cujuscunque serpentis ictum , morjumve. ] </text:span><text:span text:style-name="T6">De<text:line-break/>.hoc ,hujusmodi quid fertur, quod Zopyrus per epistolam<text:line-break/>Mithridatem adhortatur ad antidoti probationem; trans-<text:line-break/>mittens ei unum e damnatis, ut Iethale huic medicamen-</text:span></text:p>
      <text:p text:style-name="P46"><text:span text:style-name="T19">. 'r -<text:tab/></text:span><text:span text:style-name="T6">i</text:span><text:span text:style-name="T6">•<text:tab/>ujiurxi.t ’ „ , i<text:tab/></text:span><text:span text:style-name="T41">Ί </text:span><text:span text:style-name="T6">*'</text:span><text:span text:style-name="T26">4</text:span></text:p>
      <text:p text:style-name="P11"><text:span text:style-name="T6">tum daret, ac tunc antidotum potandum offerret; aut<text:line-break/>prius antidotum exhiberet, mox iethale propinaret. ld<text:line-break/>ipsum hortabatur, et in serpentibus vel etiam toxicis<text:line-break/>factitaret: quae quum ita fierent, contigit hominem nulli<text:line-break/>periculo implicitum fuisse. Valet autem stomachicis; ad<text:line-break/>acidos ructus, sanguinem spuentibus, coeliacis , ‘dysente-<text:line-break/>ricis , hepaticis, lienosis, comitialibus, nephriticis: jam<text:line-break/>uteri aut vesicae affectus persanat, emortuos foetus edu-<text:line-break/>cit, siecun.dasque retentas. Confectio hunc in- modum<text:line-break/>habet. </text:span><text:span text:style-name="T6">’ </text:span><text:span text:style-name="T6">4 Opobalsami 5' iij, nardi Indicae, myrriiae<text:line-break/>TrogIodytidis, schoenanthi, cinnamomi, characii, costi</text:span></text:p>
      <text:p text:style-name="P9"><text:span text:style-name="T6">recentis, piperis longi, hypocistidis, </text:span><text:span text:style-name="T6">polii, </text:span><text:span text:style-name="T6">piperis perea-<text:line-break/>tici, scordii, meu Cretici;* cardamomi, an. </text:span><text:span text:style-name="T6">3 </text:span><text:span text:style-name="T6">iv, thuris<text:line-break/>mafculi, opobalsami, dictamni, singulorum 5 vj, petro-<text:line-break/>felini, </text:span><text:span text:style-name="T6">cassiae </text:span><text:span text:style-name="T6">rubentis, singulorum 5 vij, croci Corycii<text:line-break/>5 viij, mellis Attici quod satis essi Datur nucis avella-<text:line-break/>nae magnitudine,, febris expertibus ex </text:span><text:span text:style-name="T41">νίηορ </text:span><text:span text:style-name="T6">febricitan-<text:line-break/>tibus, cum hydromelite.</text:span></text:p>
      <text:p text:style-name="P7"><text:span text:style-name="T19">[ Ex sanguinibus antidotum ad lethalia medicamenta,<text:line-break/>et virulenti cususuis</text:span><text:span text:style-name="T6"> ictum.] Piperis longi et albi,<text:line-break/>costi, acori, croci, phu, meu, dictamni Cretici, arnmo,-<text:line-break/>niaci, agarici, singulorum 5 ij, amomi, opobalsami, fe-<text:line-break/>minis rutae silvestris, camini Aethiopici, anisi, sanguinis<text:line-break/>anatis masculi et foeminae, sicci hoedini sanguinis,’ an-<text:line-break/>Terini sanguinis, napi siIvestris seminis/singulorum 5 iij,<text:line-break/>gentianae, trifolii, fchoenanthi, lacrymae thuris, rosa-<text:line-break/>rum siccarum, singulorum 5 iv, petroselini 5 v, polii </text:span><text:span text:style-name="T6">,<text:line-break/></text:span><text:span text:style-name="T6">Cretici tantumdcm, cinnamomi drach. vi, scordii floris<text:line-break/>drach. viij, myrrliae, nardi, utriusque 5 x, croci drach.</text:span></text:p>
      <text:p text:style-name="P47"><text:span text:style-name="T6">xij, </text:span><text:span text:style-name="T6">cassiae </text:span><text:span text:style-name="T6">5 viij; contusa, cribrataque diligenter melle<text:line-break/>Attico decocto, subigito-; exeeptis-lu pyxide argentea uti-<text:line-break/>tor, ut maximo medicamento.<text:tab/>, </text:span><text:span text:style-name="T19">Ar</text:span></text:p>
      <text:h text:style-name="Heading_20_2" text:outline-level="2">Cap. IX.</text:h>
      <text:p text:style-name="P271"><text:span text:style-name="T6">[De </text:span><text:span text:style-name="T19">Ltafejnco nobili antidoto, Theriaea<text:line-break/>et Centena.] Antidotum Mithridatis Riip at aris, quoddia-<text:line-break/>seincum dicitur, lethalibus medicamentis efficax</text:span><text:span text:style-name="T19">, </text:span><text:span text:style-name="T19">adversus<text:line-break/>etiam omnem</text:span><text:span text:style-name="T6"> tobisicam </text:span><text:span text:style-name="T19">materiam, omnis • virulenti rictum,<text:line-break/>interiorum ajscctus, insuper conceptionem adjuvat, menses<text:line-break/>educit, suetus emortuos, secundasque retentas saluit, nec<text:line-break/>non febribus per pircuitus remeantibus auxiliatur, resolutis,<text:line-break/>tremulis, . opisthotonicis</text:span><text:span text:style-name="T19">, </text:span><text:span text:style-name="T19">ischiadicis, podagricis , et ad<text:line-break/>omnem nervorum spmpathiam. </text:span><text:span text:style-name="T19">- </text:span><text:span text:style-name="T19">Haec consectio ita -stt.<text:line-break/></text:span><text:span text:style-name="T6">2l Seinci, sagapeni, acori, plui, hyperici, acaciae, iridis,<text:line-break/>meu, gumini, singulorum 5 ij, rosarum siccarum, gentia-<text:line-break/>nae, cardamomi, singulorum 3 iv, papaveris seminis 5 v,<text:line-break/>et obolostij, styracis 5 viij, polii, cassiae nigrae, seseleos,<text:line-break/>bdellii, balsami</text:span><text:span text:style-name="T6">, </text:span><text:span text:style-name="T6">piperis albi, singulorum 5 v; et obolos ij,<text:line-break/>hypocistidis </text:span><text:span text:style-name="T6">sucqi, </text:span><text:span text:style-name="T6">opopanacis, myrrhae, thuris masculi.</text:span></text:p>
      <text:p text:style-name="P9"><text:span text:style-name="T6">castoriiqipiperis’ longi, leyphecsfumalabathri sollorum; sin-'<text:line-break/>gulorum drach. vj, scordii, costi, schoenanthi, galbani,<text:line-break/>fesuiae. terebinthinae,'albgulorum lliaclo vj, obolos ij, nar-<text:line-break/>drSyriacae/'opobalsami; thiaspeos, dauci Cretici, singu-<text:line-break/>lorum' drach."vj, oboloS'iiij;'croci; cinnamomi, zingiberis,'<text:line-break/>singulorumnirach. vj.; obolosvj.' sueci glycyrrbirae, agarici,<text:line-break/>singulornm 3 obolosiiij; mellis quod sufficit, vini<text:line-break/>optimi' quod satis est ad suecos lissoivendes. </text:span><text:span text:style-name="T6">' </text:span><text:span text:style-name="T6">Hunc in<text:line-break/>modum componiture tCvj.brsihypocistis, sagapenum, gum-<text:line-break/>ini , papaver,’ styrax , &lt; opepanax in </text:span><text:span text:style-name="T6">* </text:span><text:span text:style-name="T6">vino Chio' madescunt,<text:line-break/>usque dum'in totum suerint-dissoluta per diem et noctem,<text:line-break/>reliqua contunduntur, et-tenui cribro incernuntur miscen-<text:line-break/>turque -madefactis, detritisque. Tota vero compositio melle<text:line-break/>Atticodecocto excipitur</text:span><text:span text:style-name="T6">/i </text:span><text:span text:style-name="T6">ut habeat crassi lieni; deinde<text:line-break/>opobalsamum omnibus superinjicitur,' postea excipientes<text:line-break/>vase argenteo reponimus. Usus </text:span><text:span text:style-name="T19">antidoti</text:span><text:span text:style-name="T6"> ad multa est, do-<text:line-break/>sis pro viribus. Nos ad medicamenti amplificationem, ob</text:span></text:p>
      <text:p text:style-name="P8"><text:span text:style-name="T6">mortuorum suppressionem foetuum., retentionem, ut sine<text:line-break/>periculo educantur imposuimus dictamni Cretici drach.<text:line-break/>quatuor,. arnmoniaci drach. iij., seminis rutae silvestris<text:line-break/>drach. iij, cumini. Aethiopici 5 vi, seminis trifolii,,5 iv,<text:line-break/>napi silvestris </text:span><text:span text:style-name="T6">3 </text:span><text:span text:style-name="T19">iv,</text:span><text:span text:style-name="T6"> chamaedryos drach. iv, rbei Pontini<text:line-break/>drach. iij, succi Cyrenaici drach. ij. His adjectis medica-<text:line-break/>menti usus ad multa fit utilisi-. corrumpit enim foetus<text:line-break/>quadrimestres, et trimestres educit-..</text:span></text:p>
      <text:p text:style-name="P7"><text:span text:style-name="T19">[Mithridatis</text:span><text:span text:style-name="T6"> theriaca.] Hac</text:span><text:span text:style-name="T58">:</text:span><text:span text:style-name="T6">, rex Mithridates scmper<text:line-break/>utebatur,, ut sc ,a lethali. veneno praeservaret. Quum<text:line-break/>jtaque a Romanis captus esset, nec bis epoto veneno/in-<text:line-break/>terire posset, gladio scipsum interenjit. Valet .est lethalia<text:line-break/>medicamenta, et omnis virus jaculantis ictum: etiam ad<text:line-break/>•internos' affectus. Hac utebatur Andromachus. Confectio<text:line-break/>ipsius hunc lu-modum habet. 2). Trochiscorum scillitico-<text:line-break/>rum 3 xlvlij, trochiscorum viperinorum, piperis nigri,<text:line-break/>- -hedychroi magmatis, succi papaveris Hispani,, fingulorum<text:line-break/>5 xxivj rosarum siccarum, scordii, feminis napi, iridis</text:span></text:p>
      <text:p text:style-name="P9"><text:span text:style-name="T6">Illyricae, agarici, cinnamomi, succi glycyrrhizae, opobal-<text:line-break/>sami, singulorum 5 xij,?-roris marini. 3 vlij,' myrrhae,<text:line-break/>croci, zingiberis, rhei Pontici;-radicis quinquefolii, cala-<text:line-break/>minthae montanae; marrubii; petroselini, stoechados, costi,<text:line-break/>piperis albi et piperis- longi, thuris an. obolos ij, cassiae<text:line-break/>nigrae 5 iv; costi 3 j, croci- 5 iv; piperis .albi 5 j&gt; </text:span><text:span text:style-name="T26">et<text:line-break/></text:span><text:span text:style-name="T6">longi 5' </text:span><text:span text:style-name="T19">j,</text:span><text:span text:style-name="T6"> iridis Illyricae; junci rotundi,- polii, scordii,<text:line-break/>rosarum siccarum, sanguinis anatis, singulorum 5 iij, mal-<text:line-break/>lis Attici cocti quantum sufficit.</text:span></text:p>
      <text:p text:style-name="P7"><text:span text:style-name="T19">• [Antidotum becntontamfgmaton ex centum rebus con-<text:line-break/>stans, quo utor. Caesuri id praeparavi ad omnia: pro-<text:line-break/>prie autem ad letkaliasu</text:span><text:span text:style-name="T6"> 2J- Abrotoni 5 ij R, aristolochiae<text:line-break/>drach. xx,- acaciae 5 .iv,'.carnis baccarum juniperi tantun-<text:line-break/>dem, croci drach. ij , asari 5 iv, anisi drach. iij, amomi<text:line-break/>drach. vj, agarici 3 iij, carpob allium 3 ij, bdellii drach. iij,<text:line-break/>obolos ij,, balaustii drach. ij, gentianae 5 iv, succi 'gIycyr-<text:line-break/>rhizae tantundem, seminis napi drach. quatuor, (in alio<text:line-break/>exemplari 3 viij.) terrae Samiae drach. j, seminis dauci 5<text:line-break/></text:span><text:span text:style-name="T58">z</text:span><text:span text:style-name="T6">'</text:span></text:p>
      <text:p text:style-name="P8"><text:span text:style-name="T6">iv, radicis dracunculi 5. sila obolos .ij, erysimi feminis. 5<text:line-break/>xx, ireos, Illyricae 5 ij, .myrrha® 5 vij, obolos, iij, .xingi-.<text:line-break/>beris tantundem, eryngii radicis drach. iiij, obolos ij,<text:line-break/>tiilaspeos 5 .txx, conyzae tenuis 3 vj, obolos iij, cyperi<text:line-break/>drach. vj, acori 5 vj. cicutae, feminis decorticati drach.<text:line-break/>unam, obolos iij, arneos 3 ,iv,-&gt;seminis cnici 5 vij,, obolos<text:line-break/>ij, cinnamomi 5 vij, costi drach. iiij, obolos ij, cassiae 5 v,<text:line-break/></text:span><text:span text:style-name="T6">‘ </text:span><text:span text:style-name="T6">obolos ij, centaurii succi 3 iv, obolos v, cestorii 5 vi,<text:line-break/>calami aromatici 5 ij, nili vero 5 iv, gummi 5 ij, carda-<text:line-break/>momi 5 i</text:span><text:span text:style-name="T26">v</text:span><text:span text:style-name="T6">’ cachryos 5 iij, obolos iij, cypheos ur vj, gal-<text:line-break/>bani 3 vj, obolos ij, foliorum rorifmarini 5 ivj. salviae<text:line-break/>tantundem, lonchitidis seminis 3 ij, obolos iij, summis<text:line-break/>lithospermi </text:span><text:span text:style-name="T6">5 </text:span><text:span text:style-name="T6">iij, thuris 3 vj, obolos iij, seminum sceni-<text:line-break/>culi 5 vi, succi papaveris 5 vi, terrae Lemniae 5 i, ma-<text:line-break/>labathri 3 x, mei 5 ni, sanguinis anatis 5 vi, nardi Sy-<text:line-break/>riacae drach. vi, obolos iij, nardi Celticae dracb. viij, xy-<text:line-break/>lobalsami dracb. tres, onopanacis tantundem, seminis or-<text:line-break/>mini drach., vnj, ervorum alborum totidem, panaceae</text:span></text:p>
      <text:p text:style-name="P8"><text:span text:style-name="T6">drachmas vi; opobalsami drach. iij, fecuridacae drach. vi,<text:line-break/>polii- 5 vj. obolos ij;fuliorum poIygoni drach. ix, </text:span><text:span text:style-name="T19">radicis'<text:line-break/>helenii’5‘v,</text:span><text:span text:style-name="T6"> obolos iijp petroselini 5 vi, obolos ij, quin-<text:line-break/>quefolii 5 viij, succi peucedani tantundem, piperis nigri<text:line-break/>drach. v,</text:span><text:span text:style-name="T26">1</text:span><text:span text:style-name="T6"> Obolos iij, et albidrach. iv, obolos iij, et longi<text:line-break/>drach. </text:span><text:span text:style-name="T19">j,</text:span><text:span text:style-name="T6"> feinci drach. iij, terebinthinae drach. ij, rosarum<text:line-break/>siccarum drach. vj, fagapeni drach. viij, stoechados drach.<text:line-break/>iv, strobilorum frictorum drach. vj, junci odorati drach. iv,<text:line-break/>obolos ij, carnis uvae passae 5 iv, scscleos drach. v, obo-<text:line-break/>los ij, feminum pastinacae drach. iv, sellis taurini drach. v,<text:line-break/>fellis ursini tantundem, chamaepityos dracb. iij, feminis<text:line-break/>psyllii drach. iv, ehamaedryos totidem, sesami fricti drach.<text:line-break/>vj, radinis symphyti drach. ij, summitatum scordii dracb. j,-<text:line-break/>obolos iv, staphidis silvestris drach. v, styracis drach. v,<text:line-break/>obolos ij, fructuum trifolii drach. x, feminum tordyIi<text:line-break/></text:span><text:span text:style-name="T6">• </text:span><text:span text:style-name="T6">drach. </text:span><text:span text:style-name="T19">ij, soliorum teucrii</text:span><text:span text:style-name="T6"> (quod nonnulli dicunt esse cha-<text:line-break/>maedryn) drach- j, succi hypocystidis drach. ij </text:span><text:span text:style-name="T41">β, </text:span><text:span text:style-name="T6">fructuum<text:line-break/>liyperici drach* ij, seminum alterci drach. ij, rheu Pontici</text:span></text:p>
      <text:p text:style-name="P9"><text:span text:style-name="T6">5 phn 5 viij,' rhus opsoniorum drach. v, </text:span><text:span text:style-name="T6">obolos </text:span><text:span text:style-name="T6">iij,<text:line-break/>radicis co-yleuonis </text:span><text:span text:style-name="T6">drach. </text:span><text:span text:style-name="T6">j, obolos iij, vini et </text:span><text:span text:style-name="T6">mellis </text:span><text:span text:style-name="T6">quod<text:line-break/>fatis esu Ego vinuin-non adjicio.</text:span></text:p>
      <text:h text:style-name="Heading_20_2" text:outline-level="2">Cap. X.</text:h>
      <text:p text:style-name="P271"><text:span text:style-name="T19">[suariae </text:span><text:span text:style-name="T19">diversurum </text:span><text:span text:style-name="T19">antidoti diversis aspecti-<text:line-break/>bus sue current es.j [Antidotum Aelii Galli ad</text:span><text:span text:style-name="T6"> alia, </text:span><text:span text:style-name="T6">et </text:span><text:span text:style-name="T19">rn-i<text:line-break/>biof arum morsus.]</text:span><text:span text:style-name="T6"> 4 Nardi Syriacae 5 iv, myrrhae drach.<text:line-break/>viij, cinnamomi 5 nsj;' cassiae nigrae tantundem, croci<text:line-break/>drach. viij; costi 5 iv, feminis dauci:, par pondus, mei,<text:line-break/>par pondus (quidam vero unam) petroselini drach. iv, pi-<text:line-break/>peris albi g”. xl, fructuum balsami 5 iv, acori, asari,<text:line-break/>• utriusque tantundem; junci rotundi 3 viij, alii ipsum non<text:line-break/>immittunt,, mellis cocti quod satis esu Datur esui. •</text:span></text:p>
      <text:p text:style-name="P7"><text:span text:style-name="T6">{Aliud. </text:span><text:span text:style-name="T19">antidotum Aelii Galli ad affectus interiores<text:line-break/>afficax.j 4</text:span><text:span text:style-name="T6"> Cinnamomi drach. vj, croci 3 ij, obolos iij,<text:line-break/>piperis albi' drach. iv, obolos ij et longi drach. iij, obo-<text:line-break/>los 'iij, opii 5 iij, nardi Indicae </text:span><text:span text:style-name="T6">5 </text:span><text:span text:style-name="T6">iv, myrrhae drach. ini<text:line-break/>obolos ij, acori 5 iij, nardi Celticae drach. iv, styracis 3 j,<text:line-break/>obolos ij, galbani drach. iv, eastorii 5 iij, obolos ij, costi</text:span></text:p>
      <text:p text:style-name="P9"><text:span text:style-name="T6">drach. ij, </text:span><text:span text:style-name="T6">'</text:span><text:span text:style-name="T6">obolos ij,. melle subige. Dantur </text:span><text:span text:style-name="T6">pilulae, </text:span><text:span text:style-name="T6">qui-<text:line-break/>busdarn potus; est autem </text:span><text:span text:style-name="T19">antidotum</text:span><text:span text:style-name="T6"> concoctioni et dolori<text:line-break/>leniendo idoneum. </text:span><text:span text:style-name="T6">v. .</text:span></text:p>
      <text:p text:style-name="P7"><text:span text:style-name="T19">[Aromaticum optimum Galli ad omnia faciensij<text:line-break/></text:span><text:span text:style-name="T6">4 Cinnamomi </text:span><text:span text:style-name="T6">5 </text:span><text:span text:style-name="T41">β, </text:span><text:span text:style-name="T6">cassiae drach. j, croci drach </text:span><text:span text:style-name="T41">β, </text:span><text:span text:style-name="T6">amo-<text:line-break/>rni drach. v, malabathri </text:span><text:span text:style-name="T19">5</text:span><text:span text:style-name="T6"> ij, myrrhae 5 </text:span><text:span text:style-name="T41">β, </text:span><text:span text:style-name="T6">(alii </text:span><text:span text:style-name="T19">5</text:span><text:span text:style-name="T6"> j,)<text:line-break/>schoenanthi drach. j,. costi </text:span><text:span text:style-name="T6">5 </text:span><text:span text:style-name="T41">β, </text:span><text:span text:style-name="T6">piperis 'drach. iij, mellis<text:line-break/>Attici quod satis est. Ego-autern cinnamomi duplum in-<text:line-break/>jicio, et fit praestantius.</text:span></text:p>
      <text:p text:style-name="P7"><text:span text:style-name="T6">[Ambrosia Archibii </text:span><text:span text:style-name="T19">sucra, omnibus internis faciens,<text:line-break/>qua utor.]</text:span><text:span text:style-name="T6"> 4 Anisi drach. iv, seminum apii par pondus,<text:line-break/>myrrhae 5 j, panacis drach. j, cinnamomi 5 ij, seminis<text:line-break/>loti amari 5 ij, cassiae </text:span><text:span text:style-name="T6">5 </text:span><text:span text:style-name="T6">ij, nardi 5 ij, croci drach. ij,<text:line-break/>obolos iij, piperis obolos iij, succi papaveris 5 iv, mellis<text:line-break/>quod fufficit.' Redditur potabilis ad dysenterias, cum se-<text:line-break/>mine myrtii quarta portione et aqua. Ad jecur cum mule<text:line-break/>sae hemina </text:span><text:span text:style-name="T41">β, </text:span><text:span text:style-name="T6">ad vigilias, lippitudinem, pleuritidem cum</text:span></text:p>
      <text:p text:style-name="P9"><text:span text:style-name="T6">mulsa, ad stomachi vitia cum rhetis vini cyathis ij, et<text:line-break/>aquae pari mensura.</text:span></text:p>
      <text:p text:style-name="P7"><text:span text:style-name="T19">[Antidotus Aniipatfst-’ tberiiica, ad aspidum</text:span><text:span text:style-name="T31">1</text:span><text:span text:style-name="T19"> •'•mdtsus;<text:line-break/>et praesumptu-, et postea data, qua utorsp^su^fsuuiianae<text:line-break/></text:span><text:span text:style-name="T6">5 iv, radieia'trifolii 3</text:span><text:span text:style-name="T26">1</text:span><text:span text:style-name="T6"> iv/ dt -fructus ipsimi draelii ij, •'po-<text:line-break/>lii 3 iv, aristolochiae -tenuis dtacbiiij/tradicisE peucedani<text:line-break/>tantundem, galbani </text:span><text:span text:style-name="T19">5fj,</text:span><text:span text:style-name="T6"> -petroselini draeh.ivpnfitae sil-<text:line-break/>vaticae 5 iij; * pyrethri</text:span><text:span text:style-name="T26">1</text:span><text:span text:style-name="T6"> dracli?'’j,'</text:span><text:span text:style-name="T26">E</text:span><text:span text:style-name="T6"> staphides silvestris» tan-<text:line-break/>tundemj-acori 3'iij, brynitiae radicis' dnaehi ijjmpiperfs<text:line-break/>albi tantundem',- et longi- drach/ iij,' ' guttae .ammoniaci '<text:line-break/>drach. </text:span><text:span text:style-name="T19">j,</text:span><text:span text:style-name="T6">obolos iij; verbasci; idaeaechamaeprtyos; ehaniae-<text:line-break/>Ieae , inarru-bii tenuis conysue - teiruis, cumini Aethiopici,<text:line-break/>succi papaveris, castorii, foeniculi feminis, agarici, caf-<text:line-break/>fiae rubrae, schoenanthi, rheu, singulorum 3 ij, dauci<text:line-break/>Cretici drach. j-, -obolos iij,- opopanacis tantundem, faga-<text:line-break/>peni drach. ij, obolos iij; abrotoni drach. j, obolos iij,<text:line-break/>dictamni tantundem, styracis tantundem, cin nam ornidrach.<text:line-break/>iij.,. nardi 3 iij, myrrhae 5 iv, ,thuris </text:span><text:span text:style-name="T6">3 </text:span><text:span text:style-name="T6">j, croci 3. viij.</text:span></text:p>
      <text:p text:style-name="P49"><text:span text:style-name="T6">anisi 5&lt; </text:span><text:span text:style-name="T41">ί&gt;" </text:span><text:span text:style-name="T6">succi Cyrenaici tantundem, coaguli hinnuli<text:line-break/>drach. iij, mel Atticum additur; -hujus nucis avellanae<text:line-break/>magnitudo iq praecautionem fumitur, • .<text:tab/></text:span><text:span text:style-name="T41">,.μ,.Λ</text:span></text:p>
      <text:p text:style-name="P50"><text:span text:style-name="T6">, [Theriaca </text:span><text:span text:style-name="T19">Aelii Galli, qua uter, egregia.]</text:span><text:span text:style-name="T6"> 4 Bryo-<text:line-break/>niae radicis, drach. xyj, seminis trifolii, opopanacis, sin-<text:line-break/>gulorum 3 viij,,. aristolochiae tenuis drach. xij, roris ma-<text:line-break/>rini radicis, ireos Illyricae, zingiberis, meconii, singulorum<text:line-break/>drach. viij, rutae , silvaticae seminis drach. xij, cumini<text:line-break/>Aethiopici 5 </text:span><text:span text:style-name="T19">xyj,. myrrhae,</text:span><text:span text:style-name="T6"> cassiae, castorii, scseleos, eryn-<text:line-break/>gii radicis, serpilli ,. succi Cyrenaici, singulorum drach. vj,<text:line-break/>medicae drach. xij, sagapeni </text:span><text:span text:style-name="T19">3</text:span><text:span text:style-name="T6"> vj., croci 5 v, ervi farinae<text:line-break/>drach. xxiv, finguntur pastilli ex aqua triobolares, dan-<text:line-break/>.turque cum vino. </text:span><text:span text:style-name="T58">!C</text:span><text:span text:style-name="T6">,ul<text:tab/></text:span><text:span text:style-name="T6">ll </text:span><text:span text:style-name="T6">:.i. </text:span><text:span text:style-name="T6">i; _ . . . - - </text:span><text:span text:style-name="T26">r</text:span></text:p>
      <text:p text:style-name="P7"><text:span text:style-name="T6">[Theriaca alia </text:span><text:span text:style-name="T19">Aelii Galli vehementer efstcax-j</text:span><text:span text:style-name="T6"> 4Tri-<text:line-break/>folii' feminis drach, xij , aristolochiae drach. vj, hedychroi<text:line-break/>magmatis 5.viij, quinquefolii drach. iv, echii herbae.^ vj,<text:line-break/>philocrati drach, v, sagapeni drach. iv,- polii 5 vj». castorii<text:line-break/>drach. iij, croci 3 viij, apii seminis; anisi, foeniculi;. pe-</text:span></text:p>
      <text:p text:style-name="P9"><text:span text:style-name="T6">troselini, singulorum 3 vj, opopanacis drach. </text:span><text:span text:style-name="T19">iv,</text:span><text:span text:style-name="T6"> opobal-<text:line-break/>sumi drach. </text:span><text:span text:style-name="T19">vj,</text:span><text:span text:style-name="T6"> sescleos. 5 iv; cUminr Aethiopici aut<text:line-break/>Thebani drach. v, myrrhae, scordii, pliu, meu, singulo-<text:line-break/>rum drach. vj, aIyssi Cretici feminis drach. vj,. ervi fari-<text:line-break/>nae drach; viij</text:span><text:span text:style-name="T6">, </text:span><text:span text:style-name="T6">vino levi 'Arvisio affuso pastilli formantur,<text:line-break/>qui obolos iv, pemleant, datur uniis lex vluo Chio mari-<text:line-break/>nae experti ‘meraco , hemina, dimidia. </text:span><text:span text:style-name="T19">Theriaca dd inter-<text:line-break/>fias dolores, Eiticlidts Palmiiitnsuquam, ut Euclides ajebnt,<text:line-break/>prtteparauit ad aspidum' morsus; etiam dd pleuriticos et<text:line-break/>qitartanarios, valet vomitu sulicitutis, magnitudine nudis<text:line-break/>avaUcinae exhibitae suffientibus, 'negYe' datcreantilrus ex<text:line-break/>aqua, surarum. morsibus cum tsinsp stleuriticis stmiilque<text:line-break/>sanguinem rejicientibus, </text:span><text:span text:style-name="T31">:</text:span><text:span text:style-name="T19">'ex nqwae cyathii duobus- et aceti<text:line-break/>uno cyatho.</text:span><text:span text:style-name="T6"> </text:span><text:span text:style-name="T6">2(. </text:span><text:span text:style-name="T6">Castorii 5 iv, opopanacis, sagapeni, fele-<text:line-break/>leos, canclrryos, ch'a'maedryos, charnaepityos-, marrubii,<text:line-break/>singulordm 5 xvj; styracis, bituminis Judaici, myrrhae,<text:line-break/>singulorum 5 vij, succi'papaveris 3 viij, mellis IB j. Pro-<text:line-break/>pinato cornmcrsis a feris,'si fieri possit,' vomitu praemisso,<text:line-break/>cum fraxini copiosiore facco: sin minus, cum vino 5 j.</text:span></text:p>
      <text:p text:style-name="P9"><text:span text:style-name="T6">-medicamenti, vel etiam ampliusnucis' magnitudinem<text:line-break/>quartanariisydato;'</text:span><text:span text:style-name="T6">&lt;' </text:span><text:span text:style-name="T6">- </text:span><text:span text:style-name="T6">ni*•...<text:line-break/></text:span><text:span text:style-name="T19">. ' </text:span><text:span text:style-name="T19">[Theriaca .Zenonia Laodicaai,</text:span><text:span text:style-name="T6"> ut Menueiunris aece-<text:line-break/></text:span><text:span text:style-name="T19">.pttim tradiditsp</text:span><text:span text:style-name="T6"> 4 Cardamomi purgati .et fibris exuti,<text:line-break/>sierpilliq feminum apii,' radicis ‘'bryoniae, ' seminum 'trifolii,<text:line-break/>anisi; petroselini;: seminis, et-&gt;jr scis foeniculi:, ammeos,<text:line-break/>aristolochiae tenuisy ervi farinae, opopanacis, par pondus'.;<text:line-break/>.contusa privatirn'misce, vino</text:span><text:span text:style-name="T26">1</text:span><text:span text:style-name="T6">'austero excipe, et confice<text:line-break/>pastillos triobolares ;&lt;&lt;ubi siccata fuerint in' umbra, -tornos<text:line-break/>obolos' pemleant, propina unum ter die cum duabus aquae<text:line-break/>drachmis; ac scmel'nocte unum pastillum. </text:span><text:span text:style-name="T19">At</text:span><text:span text:style-name="T6"> </text:span><text:span text:style-name="T6">multoties<text:line-break/>et praesertim continue vomitu vexatis,, non nunquam quod<text:line-break/>que naribus- infundito.; si nequeant deglutire jamscpore<text:line-break/>gravatis ac alioquin .gravi symptomate implicitis ; qui vero<text:line-break/>cum pustulis lu morsu nigrescunt, et alias carnes diffluen-<text:line-break/>tes habent praecipue, ceu malignis ulceribus obsessos -eos<text:line-break/>eurato. </text:span><text:span text:style-name="T19">Antidotum ad convulsu rupta, .sanguinem</text:span><text:span text:style-name="T6"> e.v-</text:span><text:span text:style-name="T26">J</text:span></text:p>
      <text:p text:style-name="P51"><text:span text:style-name="T6">puentes, </text:span><text:span text:style-name="T19">lienosus, hepaticos, </text:span><text:span text:style-name="T19">iliosas </text:span><text:span text:style-name="T19">circa nastcnm'} </text:span><text:span text:style-name="T19">stoma-<text:line-break/></text:span><text:span text:style-name="T19">chicos , coeiiacos, Jsutuleiuos^^dteridos'. </text:span><text:span text:style-name="T19">'' </text:span><text:span text:style-name="T19">Ad 'buiniscVdriife-*<text:line-break/>nit dare magnitudinem olivae cum tnulsu. 4'(iisinamdiiii,<text:line-break/></text:span><text:span text:style-name="T6">«olli, an. nardi"Spuacbe 3</text:span><text:span text:style-name="T6">'</text:span><text:span text:style-name="T6">'xifs eroepj^r^iihae,<text:line-break/>malabathri, jai. ,5 viij, eassiaeiiij xij, piperi/albi ss x,<text:line-break/>thuris J iv, junci rottindi 3 roij; nardi Illyrfcab''o xij; ter-<text:line-break/>rae Leinniae si xx, mei , jeJeieosj siiiguloruni Jiij siscnni-<text:line-break/>nis apii 3 iv, strobilorum </text:span><text:span text:style-name="T6">5 </text:span><text:span text:style-name="T6">xi)','</text:span><text:span text:style-name="T19">efgfluii</text:span><text:span text:style-name="T6"> 3 Vj, feminis<text:line-break/>cucumeris frixi 5 vj. terebinthinae </text:span><text:span text:style-name="T19">5</text:span><text:span text:style-name="T6"> irj, petiiisciini’ 'JJ’<text:line-break/>amomi 5 iij, scordii., polii; opobalsami,’ gentiaiiae, csinir-<text:line-break/>- ni siethiopicr, 'singuf0Tunr</text:span><text:span text:style-name="T26">£!</text:span><text:span text:style-name="T6">*^ v,</text:span><text:span text:style-name="T26">JI</text:span><text:span text:style-name="T6">’femims'</text:span><text:span text:style-name="T26">1</text:span><text:span text:style-name="T6">silvaticae<text:line-break/>drach. iij, anisi</text:span><text:span text:style-name="T6">, </text:span><text:span text:style-name="T6">tragacanthi, ’singulorum 3 vj.j,'phu,<text:line-break/>stoechasios., cneori,. singulorum 5 ll, Erysimsitn pei Ilu-<text:line-break/>teum in aqua coctum, iit 'medicamentum 'excipiat, 'dnmi-<text:line-break/>bus lu .pulverim laevigatis ' miscetur.<text:tab/>Delude .tragacan-</text:span></text:p>
      <text:p text:style-name="P7"><text:span text:style-name="T6">thum aqua maceratum adjicito. Datur fabae Aegyptiae<text:line-break/>instar, cum duobus aquae cyathis: si febris abfuerit,lex<text:line-break/>mulso. . </text:span><text:span text:style-name="T19">Antidotum Mithridation ut Xenocrates apud Ni-</text:span></text:p>
      <text:p text:style-name="P9"><text:span text:style-name="T19">costratum,, ad </text:span><text:span text:style-name="T19">omnia </text:span><text:span text:style-name="T19">lethalia, surtirum morsus, </text:span><text:span text:style-name="T19">aegram<text:line-break/></text:span><text:span text:style-name="T48">^</text:span><text:span text:style-name="T37">ράϊ</text:span><text:span text:style-name="T48">ϊ<text:line-break/></text:span><text:span text:style-name="T19">^</text:span><text:span text:style-name="T31">hi</text:span><text:span text:style-name="T19">st^su., •wbtfwsu.sisumsotsasu </text:span><text:span text:style-name="T48">Ρ^</text:span><text:span text:style-name="T37">ι</text:span><text:span text:style-name="T48">~<text:line-break/></text:span><text:span text:style-name="T6">ppeumustfeffm.,^ Su^h^ocistrdis. S</text:span><text:span text:style-name="T58">£</text:span><text:span text:style-name="T6">vj, fesird‘1 5 V, ca-.<text:line-break/>J# S^-T^^^pAZjrlaF^ § K .&amp; </text:span><text:span text:style-name="T26">3</text:span><text:span text:style-name="T6"> </text:span><text:span text:style-name="T6">&amp;<text:line-break/>pqllu^ %» oWllfssife ^^teFd^nVtr^</text:span><text:span text:style-name="T26">8 1JJ</text:span><text:span text:style-name="T6">;</text:span></text:p>
      <text:p text:style-name="P52"><text:span text:style-name="T6">ku^^sgWi<text:tab/>tT</text:span><text:span text:style-name="T26">Cl</text:span></text:p>
      <text:p text:style-name="P53"><text:span text:style-name="T6">iSifa.stboni^ lij, calsiae mgrae. 5^ nardi 3)7’1, myrrhae<text:line-break/>5Ustuii&amp;ssi&lt;W W<text:tab/>OS </text:span><text:span text:style-name="T26">ij</text:span><text:span text:style-name="T6">’</text:span></text:p>
      <text:p text:style-name="P11"><text:span text:style-name="T6">terebiniiijn^e, su qbojqs uj,</text:span><text:span text:style-name="T58">}</text:span><text:span text:style-name="T6"> </text:span><text:span text:style-name="T6">succi - paveris, dracb. xx»</text:span></text:p>
      <text:p text:style-name="P11"><text:span text:style-name="T6">U^</text:span><text:span text:style-name="T26">n</text:span><text:span text:style-name="T6">%loqSt; °p</text:span><text:span text:style-name="T26">X</text:span></text:p>
      <text:p text:style-name="P11"><text:span text:style-name="T6">*vj. .“r</text:span></text:p>
      <text:p text:style-name="P11"><text:span text:style-name="T6">T?A </text:span><text:span text:style-name="T19">fK^f’i‘ffstsi</text:span><text:span text:style-name="T31">atu</text:span><text:span text:style-name="T19"> P</text:span><text:span text:style-name="T31">er</text:span><text:span text:style-name="T19">^ai&lt;</text:span><text:span text:style-name="T31">ilI</text:span><text:span text:style-name="T19">lf</text:span><text:span text:style-name="T31">e</text:span><text:span text:style-name="T19">dq.si</text:span><text:span text:style-name="T31">x</text:span><text:span text:style-name="T19">if</text:span><text:span text:style-name="T31">,</text:span><text:span text:style-name="T54">f</text:span><text:span text:style-name="T19">^^</text:span><text:span text:style-name="T31">t</text:span><text:span text:style-name="T19"> cttnm^su^^su^ </text:span><text:span text:style-name="T48">Γ</text:span><text:span text:style-name="T37">β</text:span><text:span text:style-name="T48">~<text:line-break/></text:span><text:span text:style-name="T19">tentas suetasque j sulMtarsu comitialisms, podagrsetr., artt-<text:line-break/>cularijfj, ischiadicis, ci astas urinas educens copioststlme-<text:line-break/>Datur cyathi mensura mulsa. Etiam iis, qui lethalia asu<text:line-break/>sump/eriint: in feraium morsibus tino, et comitiali mor-<text:line-break/>bo, st febris adest cum hydromelite.</text:span><text:span text:style-name="T6"> 2J. Selu</text:span><text:span text:style-name="T26">c</text:span><text:span text:style-name="T6">i 3 viij.</text:span></text:p>
      <text:p text:style-name="P9"><text:span text:style-name="T6">myrrhae 3 xxviij, terrae Lemniae '5 lu, nardi drach. viij,<text:line-break/>junei ro tundi'5 -iv, cinnamomi </text:span><text:span text:style-name="T6">5 </text:span><text:span text:style-name="T6">xxiv, glycyrrbizae drach.<text:line-break/>xxviij, 'myTrhae dracb, XX, eryngii xxiv, amomi 5 xij,<text:line-break/>cardamomi 5 viij, croci tantundem,- baccarum .cestri ni-<text:line-break/>grarum 5 xij, meliloti 3 xajr seminis hyacinthini 3 iv,<text:line-break/>piperis longi drach. iv et albi g. hxxxxv, spondylii dracb.<text:line-break/>xij, stoechados .3 v, pyrethri drach.' vj, • malvae silvestris<text:line-break/>feminis gxij, albae violae seminis-</text:span><text:span text:style-name="T26">r</text:span><text:span text:style-name="T6">dra'elu-‘iij, opobalsami<text:line-break/>5 vj, sosti 3 viij, obolum j, ammeos 3 xij , radicis co-<text:line-break/>tyledonis 3 xiv, seminis dauci; -xij,' inarpobalsami J iv,<text:line-break/>xylobalsami iv; eassiae g viij,</text:span><text:span text:style-name="T6">i </text:span><text:span text:style-name="T6">cumini Aethiopici </text:span><text:span text:style-name="T19">3</text:span><text:span text:style-name="T6"> iv,<text:line-break/>seminis ocimi drach.</text:span><text:span text:style-name="T26">1</text:span><text:span text:style-name="T6"> viij', acori </text:span><text:span text:style-name="T19">3</text:span><text:span text:style-name="T6">‘viij, oenanthae 3 viij,<text:line-break/>feminis apii 3 xij,’sagapeni dracluviij,' cappareos radicis<text:line-break/>drach. iv, gentianae 3 xiv, radicis periciymeni 3 viij, thn-<text:line-break/>ris 3'viij, styracis j j;'' milii silvestris 3 xriv, radicis<text:line-break/>smyrnii drach. iv; feminis sisari drach. viij; guttae am-<text:line-break/>moniaci </text:span><text:span text:style-name="T19">3</text:span><text:span text:style-name="T6"> xvj, sescleos' drach. iv, cancliryos </text:span><text:span text:style-name="T19">3</text:span><text:span text:style-name="T6"> iv, quidam</text:span></text:p>
      <text:p text:style-name="P9"><text:span text:style-name="T41">3 </text:span><text:span text:style-name="T6">j, </text:span><text:span text:style-name="T6">nardi Illyricae </text:span><text:span text:style-name="T19">3</text:span><text:span text:style-name="T6"> iv, anisi </text:span><text:span text:style-name="T19">3</text:span><text:span text:style-name="T6"> </text:span><text:span text:style-name="T6">iv, chamaepityos </text:span><text:span text:style-name="T6">3 </text:span><text:span text:style-name="T6">xv,<text:line-break/>ehamaedryos par pondus, feminis linyrnii </text:span><text:span text:style-name="T6">jj </text:span><text:span text:style-name="T6">viij, zingi-<text:line-break/>beris 3 xiv, centaurii tenuis 5 </text:span><text:span text:style-name="T19">viij</text:span><text:span text:style-name="T6">y feminis staphylini,<text:line-break/>mei, .'singulorum'3 viij, calami radicis </text:span><text:span text:style-name="T6">3 </text:span><text:span text:style-name="T6">iv, unguenti boni<text:line-break/>heminam, mellis Attici quod satis esu</text:span></text:p>
      <text:p text:style-name="P7"><text:span text:style-name="T19">[Ad quartana laborantes, at Hnrpalusij 4</text:span><text:span text:style-name="T6"> Myrrhad<text:line-break/>3-</text:span><text:span text:style-name="T26">iv</text:span><text:span text:style-name="T6">’ piperis .longi vel'albi 5 ij, meconii, </text:span><text:span text:style-name="T19">3</text:span><text:span text:style-name="T6"> ij, cestorii<text:line-break/>obolos iij, ' si caidamomii 5 iv, sagapeni </text:span><text:span text:style-name="T6">^ </text:span><text:span text:style-name="T6">ij, trita cum<text:line-break/>aqua,in,pastillos cogantur, qui obolos ij, pendeant, qui-?<text:line-break/>bus morbus circuitu remeat, cum vini, cyathis duobus<text:line-break/>Adiiani vel Aminaei, et-aquae fontanae decoctae cyathis<text:line-break/>iv, si febris urget, cum hydromelite; valet etiam ad rellu<text:line-break/>quas </text:span><text:span text:style-name="T69">periodos.fi </text:span><text:span text:style-name="T6">Qiiuniam vero Asclepiades et Damocra-.<text:line-break/>tes adt eos, qui virulento: quodam animali morsi punctive<text:line-break/>sunt, una cum praedictis medicamentis remedia adscripsc-<text:line-break/>runt , mihi quoque satius visum est impraesentiarum or-<text:line-break/>ditte </text:span><text:span text:style-name="T19">ea</text:span><text:span text:style-name="T6"> apponere, ac prima sane quae ad Asclepiadem<text:line-break/>auctorem referuntur.</text:span></text:p>
      <text:h text:style-name="P6" text:outline-level="2">Cap. XI.</text:h>
      <text:p text:style-name="P271"><text:span text:style-name="T6">[aluae Afelepiadei </text:span><text:span text:style-name="T19">in 'quinto Asartis trn-'<text:line-break/>dident ad visuletttorum dnimaliitmznoxasspr</text:span><text:span text:style-name="T6"> [sPmtiitue inarti<text:line-break/></text:span><text:span text:style-name="T19">biqsurum. morsu, praescrwans usimo.dum generosum</text:span><text:span text:style-name="T6"> alt. Lycri<text:line-break/>Indici quam eptiini obolosniij; jeum iaqua prepjnaui; item<text:line-break/>herbae sacrae .exiguum., implicatum diebus sati multis</text:span><text:span text:style-name="T58">r</text:span><text:span text:style-name="T6"> </text:span><text:span text:style-name="T6">dato.<text:line-break/>Jam et sine aqua, lycium ejtus sorbili .inditum .poratigrtur.fq</text:span></text:p>
      <text:p text:style-name="P7"><text:span text:style-name="T6">[Alia.J </text:span><text:span text:style-name="T6">4 </text:span><text:span text:style-name="T6">Castorii-3 fa irosacei salbiBe55athum dmpqno<text:line-break/>tui, fecundo.die etiam rniermilloalinynittes absinthvj.nie-;<text:line-break/>cocto sale injecto tantisper, ut-quod diluitur, sit vehe-<text:line-break/>mentius,,</text:span><text:span text:style-name="T19">j AnfoninidCoi.</text:span><text:span text:style-name="T6"> jAIyssbn.lierbamr ,contusam,ycriul<text:line-break/>bratrunque reponito; nin- uiji£,r statu cochleareuariiabioso<text:line-break/>morsis, cnm aquae ethydromelitis cyathis iij-;ab nuo.die;<text:line-break/>praestat ad ;xl usque, sin-mirmsiadjprirnoisodies (aptem •<text:line-break/>exhiberi. AIylsus autem herba -est marrubio persimilis,<text:line-break/>asperior autem et .magis spinosa est circa galbulos, flo-<text:line-break/>rem sert ad caeruleum, spectantem. Haec legenda.est sub<text:line-break/>aestu caniculae; siccata, contundi, cribrari, servarique</text:span></text:p>
      <text:p text:style-name="P9"><text:span text:style-name="T6">debet, ne diffletur. </text:span><text:span text:style-name="T19">Alia celebris admodum. 2/.</text:span><text:span text:style-name="T6"> Tegminis<text:line-break/></text:span><text:span text:style-name="T6">canctor.moraluviatijlum in</text:span><text:span text:style-name="T26">r</text:span><text:span text:style-name="T6">farmentis </text:span><text:span text:style-name="T6">albae </text:span><text:span text:style-name="T6">vitris </text:span><text:span text:style-name="T6">ustorum<text:line-break/></text:span><text:span text:style-name="T6">tritorumque'‘mystra</text:span><text:span text:style-name="T26">1</text:span><text:span text:style-name="T6"> x, radicis gentianae mystra iij; '</text:span><text:span text:style-name="T6">tere-<text:line-break/></text:span><text:span text:style-name="T6">binthinae [mystra ij, vdafmmorsis statiiu cum 'vini-mera-.<text:line-break/>cioris vetustieyathisiiijyvel paulo ampliori;vel pauciori;<text:line-break/>nam prb' acuite er “Virfbtiec morsurum -aletirfmonvenit;<text:line-break/>propinatorad triduum; </text:span><text:span text:style-name="T6">i</text:span><text:span text:style-name="T6">qnilautem post'primum aut se-<text:line-break/>cufidtfth tuut'luellam'tertium diem medicamentum funt </text:span><text:span text:style-name="T19">af-<text:line-break/></text:span><text:span text:style-name="T6">strmpturi j in'iis donandum estf ut quod semel die exhi-<text:line-break/>bettir/id-triplicatumt dtiplicatumque ex medicamento ex—<text:line-break/>hibeatunalletenimc.vinum' siSssieSt. ‘ Expletis ' autem qui<text:line-break/>restant diebus,: eancrorumfluviatilium mystrurnvj. dabitur;<text:line-break/>gentiauoe’ mystra ijqscad alios dies 'iij, cum tribus vini<text:line-break/>cyathisi =Quod autem diritur ejusmodi esu Statim com-<text:line-break/>morfis dato cancrorum mystrum, gentianae mystra ij, et<text:line-break/>vini meraci cyathos iij, quotidie ad dies fex. At si quis<text:line-break/>curationem procrastinaverit, (siquidem fecundus dies est,<text:line-break/>duplum medicamenti capere oportet, nam vinum abunde</text:span></text:p>
      <text:p text:style-name="P9"><text:span text:style-name="T6">est; si tertius, triplum. Postltaec ter ad aliosrdies ca-;<text:line-break/>piafj quae consuetudo est singulis diebus asthmere. Me-,<text:line-break/>dicamentum potum, magnam securitatem ecnclliat,' ne lu<text:line-break/>hydrophobiam i. e. </text:span><text:span text:style-name="T19">aquas metum</text:span><text:span text:style-name="T6"> incidant.</text:span></text:p>
      <text:p text:style-name="P7"><text:span text:style-name="T19">[Cratippi viri et celebris., et canum</text:span><text:span text:style-name="T6"> a/torixi] Can-<text:line-break/>crortim </text:span><text:span text:style-name="T6">5 </text:span><text:span text:style-name="T6">xx, myrrhae 5 ij, croci 5 j S , gentianae 5 j;<text:line-break/>piperis albi gr. x, vini quod ad excipiendum satis est. Do-<text:line-break/>sis </text:span><text:span text:style-name="T6">5 </text:span><text:span text:style-name="T6">j, cum vini cyathis tribus temperati.</text:span></text:p>
      <text:p text:style-name="P7"><text:span text:style-name="T19">fAUud.f quo usus est Heras</text:span><text:span text:style-name="T6"> Cappadox.] </text:span><text:span text:style-name="T19">2f</text:span><text:span text:style-name="T6"> Scordii<text:line-break/>3 ij , piperis albi 3 ij </text:span><text:span text:style-name="T41">β, </text:span><text:span text:style-name="T6">opii 5 lij, siiccr Uyrenalci 5-<text:line-break/>iij </text:span><text:span text:style-name="T41">β, </text:span><text:span text:style-name="T6">canehryos 5 iv, gentianae, suminis rutae.silvaticae,<text:line-break/>minii Lemnii, .singulorum </text:span><text:span text:style-name="T6">5 </text:span><text:span text:style-name="T6">v, myrrhae drach. vij, opo—<text:line-break/>balsami drach. viij. Praepara haec vino, et excipe melle<text:line-break/>cocto; postea opobalsamum adjicito; dato valentioribus<text:line-break/>fabae Aegyptiae duplum, et aquae calidae cyathos iij. '</text:span></text:p>
      <text:p text:style-name="P7"><text:span text:style-name="T19">‘ suiliud Aelii Galli, ui 'Belchioniut njebat, a/ 'Caesure</text:span></text:p>
      <text:p text:style-name="P9"><text:span text:style-name="T6">acceptum.] 2l Polii, succi Cyrenaici, ntriusque J iij </text:span><text:span text:style-name="T41">β,<text:line-break/></text:span><text:span text:style-name="T6">canchryos,, rutae silvestris feminis</text:span><text:span text:style-name="T6">,. </text:span><text:span text:style-name="T6">singulorum 5 iv, geuo.<text:line-break/>tianae, aninfi Lemnir, singularum, 3 </text:span><text:span text:style-name="T19">v,</text:span><text:span text:style-name="T6"> myrrhae-5 vj vel<text:line-break/>vijopobalsami 3 viii, scordii, piperis, sicgulorum 5 xii;<text:line-break/>melle excipitor .</text:span></text:p>
      <text:p text:style-name="P55"><text:span text:style-name="T6">[Antidotus </text:span><text:span text:style-name="T19">Zenonis Laodicae! ad rabiosarum morsus,<text:line-break/>est etiam bona therwtcasu, 4 Seminis</text:span><text:span text:style-name="T6"> petroselini, arnrneos,<text:line-break/>anisi,- serpilli, .bryoniae radicis,- feminis foeniculi, ervi<text:line-break/>farinae; aristolochiae longae,..suminis trifolii,.. opopanacis,<text:line-break/>fibrarum cardarnorni sine «medulla, singulorum </text:span><text:span text:style-name="T6">5 </text:span><text:span text:style-name="T6">iv, opo-<text:line-break/>panax vino folutus in..promptui habeaturarida contusa,<text:line-break/>et tenui cribro increta, consperguntur, et opopanaci mi-<text:line-break/>fcentur, inde- pastilli finguntur, siccanturque in umbra.<text:line-break/>Dato morsis a rabiofo 3 j</text:span><text:span text:style-name="T6">, </text:span><text:span text:style-name="T6">cum ternis vini meraci cya-'<text:line-break/>this ad triduum ; iis autem qui jam detinentur, eum aqua<text:line-break/>frigida propinatur. Medicamentum ad Dicinysunn Mile-<text:line-break/>fium refertur. -'<text:tab/></text:span><text:span text:style-name="T6">.<text:tab/>•</text:span></text:p>
      <text:p text:style-name="P7"><text:span text:style-name="T19">[Claudii Apollonii medicamentum ad rabiosarum mor-</text:span></text:p>
      <text:p text:style-name="P8"><text:span text:style-name="T19">sus idoneum', esi etiam ikeriacuijp. 4</text:span><text:span text:style-name="T6"> Seminum it risu lii,<text:line-break/>radicis foeniculi;utriubque 5 vj. fusiorum siccorum scillae,<text:line-break/>aristolochiae longae, singulorum-5 v,.iscinni;ri.i3iuoru.m<text:line-break/>ferpilli*, att; i5 su, cardamurninpuigatipglychyri-hiigiej sin-<text:line-break/>gulorum 5 iijijuammeosi niadicisi-rutae, singulorum 5-ij,<text:line-break/>opopanacis, subeb; Cyrenaicimsitagulotrumiiij</text:span><text:span text:style-name="T19">jA</text:span><text:span text:style-name="T6"> alni inierui<text:line-break/></text:span><text:span text:style-name="T6">sextarios </text:span><text:span text:style-name="T6">iij, ilincrbrnm maristbrjimuprematoruniifiliojsp,<text:line-break/>In vino madescere sinitopuac. ubi combiberint,.;trita-alsi-<text:line-break/>genter- in</text:span><text:span text:style-name="T26">r</text:span><text:span text:style-name="T6"> piocinctu &lt; habeto, </text:span><text:span text:style-name="T6">u</text:span><text:span text:style-name="T6">tteidSuverer tunsa iefo.tqstni<text:line-break/>cribro increta, mixtaquecanerisalin pastillos, redigito</text:span><text:span text:style-name="T19">p<text:line-break/></text:span><text:span text:style-name="T6">ac tres obolos cum vini meraci ifesquicyatho, ad</text:span><text:span text:style-name="T58">r</text:span><text:span text:style-name="T6">dres;;;tres<text:line-break/>propinabis. «Atque dehis. tantum. Perferi connectendae<text:line-break/>iis sunt consectiones quae extrinsecus imponuntur, </text:span><text:span text:style-name="T6">i. </text:span><text:span text:style-name="T58">;</text:span></text:p>
      <text:p text:style-name="P11"><text:span text:style-name="T19">[Menippi ad rabiosurum morsus ,, quo usus est sielops.]<text:line-break/></text:span><text:span text:style-name="T6">2J. Picis Brutiae lib. i, opopanacis </text:span><text:span text:style-name="T19">3</text:span><text:span text:style-name="T6"> quatuor-, aceti sexta-<text:line-break/>rium </text:span><text:span text:style-name="T6">i, </text:span><text:span text:style-name="T6">opopanacem etiam diluito in aceti cyathos qua-<text:line-break/>tuor, quod restat liquidum, cum pice incoquito, et ubi<text:line-break/></text:span><text:span text:style-name="T58">x</text:span><text:span text:style-name="T6"> consumpta </text:span><text:span text:style-name="T19">suerint. </text:span><text:span text:style-name="T6">opopanacem addito, cura adhibita ne</text:span></text:p>
      <text:p text:style-name="P9"><text:span text:style-name="T6">esservisscat;: quum bene habuerit,</text:span><text:span text:style-name="T6">' </text:span><text:span text:style-name="T6">emplastri m 1. splenia<text:line-break/>boaallmagnitudinis si0gito,;v ab morfitiimponitu; oportet<text:line-break/>a'utemciilcus'ad xl,. dies apertnm: fervax‘,e.</text:span><text:span text:style-name="T58">t</text:span><text:span text:style-name="T6"> </text:span><text:span text:style-name="T6">i o,.</text:span><text:span text:style-name="T58">s</text:span><text:span text:style-name="T6">d,</text:span></text:p>
      <text:p text:style-name="P7"><text:span text:style-name="T6">usi </text:span><text:span text:style-name="T6">[MSH&amp;ialoaid </text:span><text:span text:style-name="T19">rabiosaram mersu, remedium efstcax.<text:line-break/>Item (idrViigfstopas, </text:span><text:span text:style-name="T19">,- </text:span><text:span text:style-name="T19">at </text:span><text:span text:style-name="T19">’</text:span><text:span text:style-name="T19">ornnii^scrpentis ictum.] </text:span><text:span text:style-name="T19">-</text:span><text:span text:style-name="T6"> </text:span><text:span text:style-name="T6">4 </text:span><text:span text:style-name="T58">;</text:span><text:span text:style-name="T6">Nitri<text:line-break/></text:span><text:span text:style-name="T6">rtihrk' </text:span><text:span text:style-name="T6">3 </text:span><text:span text:style-name="T6">tijvj. </text:span><text:span text:style-name="T6">faecis' vluirmstae j-ijc.vij; guttae ammonlaci<text:line-break/></text:span><text:span text:style-name="T6">di</text:span><text:span text:style-name="T6">iellilvijqu.ifevi veaprilli. ssiij; </text:span><text:span text:style-name="T6">. </text:span><text:span text:style-name="T6">olei, sinj </text:span><text:span text:style-name="T41">β, </text:span><text:span text:style-name="T6">merae ili ij,<text:line-break/>aqdaersctitarium- </text:span><text:span text:style-name="T6">julu </text:span><text:span text:style-name="T6">ammouiacum ninin aqua terito, ut<text:line-break/>strlgmeiiti habeat lerassitiuiinemprfqiiod restat aquae cum<text:line-break/></text:span><text:span text:style-name="T19">uitifidscet</text:span><text:span text:style-name="T6"> faeee'incoqnitociUbimonstiterlut, ea, quae liquari<text:line-break/>possmtt'llinilito';</text:span><text:span text:style-name="T6">•' </text:span><text:span text:style-name="T6">p-ostquam dissolveris, </text:span><text:span text:style-name="T6">r </text:span><text:span text:style-name="T6">ab igne, sublatis,<text:line-break/>amnSoniaimnp rnjieift,, acritusinortarium defusa,: inmollita-<text:line-break/>que diligenter.-;' excipiens'.in-; usum duoitu.-l</text:span><text:span text:style-name="T19">Album Ba~<text:line-break/>ghuilisiel' Hdnaer quodr ad rabiosarum morjdt extrinsecus<text:line-break/>imponitdr f datur etiam catapotium ex eo nucis avellanae<text:line-break/>magnitudine, et 'degluttiar nd dies xl. praesertim ab his,<text:line-break/>qui malo sum victi sunt; liberat enim </text:span><text:span text:style-name="T48">α </text:span><text:span text:style-name="T19">periculo. Impo-<text:line-break/>nitur. autem vulneri, </text:span><text:span text:style-name="T19">et die</text:span><text:span text:style-name="T6"> </text:span><text:span text:style-name="T6">interposito </text:span><text:span text:style-name="T19">folvitur, ac pro~</text:span></text:p>
      <text:p text:style-name="P9"><text:span text:style-name="T19">pteren</text:span><text:span text:style-name="T6"> diei </text:span><text:span text:style-name="T19">intervallo salvendum est, ac nigrities ab ul~<text:line-break/>•dede ster spongvarn det-argenda </text:span><text:span text:style-name="T19">, </text:span><text:span text:style-name="T19">tdque faciendutfrsust; rusqtre<text:line-break/>dum medicamentum album pepmnmeati; stc- anrem habet.<text:line-break/>4 Cerae</text:span><text:span text:style-name="T6"> Ponticae' lB-ij, - spumae lithargyri, -cerulae., fin-<text:line-break/>gulornm ssi </text:span><text:span text:style-name="T19">i,</text:span><text:span text:style-name="T6"> olei-veteris sextariumq , myrrhaey-mredul-<text:line-break/>lae cervinae, ntriusque 5 ij</text:span><text:span text:style-name="T26">1</text:span><text:span text:style-name="T6">, thuris masculi Suit- Lithar-<text:line-break/>gyrum oleo coquitur., </text:span><text:span text:style-name="T19">et</text:span><text:span text:style-name="T6"> quum mutatum fuerit, ecrusa<text:line-break/>inspergitur, ao cera injicitur; Ubi' tam spissum: evaserit;<text:line-break/>iit manus</text:span><text:span text:style-name="T26">1</text:span><text:span text:style-name="T6"> non' inquinet, ab- igne fublat o, medulla .injici-<text:line-break/>tur;. myrrha et thus, emolliens utitor. </text:span><text:span text:style-name="T19">Inaliis scripturis<text:line-break/>stc</text:span><text:span text:style-name="T6"> habet. 4 Cerae lsi ij; cerulae, lithargyri, singulorum<text:line-break/>lib.j; olei veteris sextarium j;' myrrhae, thuris',: medul-<text:line-break/>lae cervinae </text:span><text:span text:style-name="T6">an. </text:span><text:span text:style-name="T6">drach-. </text:span><text:span text:style-name="T19">j-sc</text:span><text:span text:style-name="T6"> olei veteris 'heminam j.</text:span></text:p>
      <text:p text:style-name="P56"><text:span text:style-name="T19">- </text:span><text:span text:style-name="T48">' .ζϊη </text:span><text:span text:style-name="T19">Aliis ad hun^^rnodumi]</text:span><text:span text:style-name="T6"> ipOerae .Ponticae lib. j,<text:line-break/>cerufae, lithargyri, singulorum drach..iij, 'thuris,, </text:span><text:span text:style-name="T6">rnyr-<text:line-break/></text:span><text:span text:style-name="T6">rhae, medullae cervinae, singulorum 5 </text:span><text:span text:style-name="T41">β </text:span><text:span text:style-name="T6">3, unam, olei<text:line-break/>veteris drach, quatuor. -<text:tab/>•<text:tab/>.<text:tab/></text:span><text:span text:style-name="T6">.s. .<text:tab/>.</text:span></text:p>
      <text:p text:style-name="P7"><text:span text:style-name="T66">\seastiica, </text:span><text:span text:style-name="T19">ad 'rtibfosupum morsus medicamentum </text:span><text:span text:style-name="T19">-acr</text:span></text:p>
      <text:p text:style-name="P57"><text:span text:style-name="T19">commodatum, quod ab. aquae </text:span><text:span text:style-name="T19">metu </text:span><text:span text:style-name="T19">astsurtt.; hoc Augusta<text:line-break/>fenpd -habebat •composttumij 4</text:span><text:span text:style-name="T6"> Salis'ammoniaci, .succi<text:line-break/>Uy re calori an &gt;5 ijjisi Cyrenaicus desideretur,.- Syriaci du-<text:line-break/>plnin j.rcecguist leporis. §i lu,'ireos illyricae, cestorii P-mus<text:line-break/>tioi,-utriusque § lv, ufieuum silvestrium succi coacti,aridi<text:line-break/>tantundem; si desit,''humoris duplum-, adipis Hyaenae .5 -<text:line-break/>Viij, resinae terebinthinae 5 ix, canis nigrae. Hyaenae,<text:line-break/>•utSusque. 5 vj.; cerae Ponticae; 5 xxxvj. olei veteris cya-<text:line-break/>thos ij, aceti scillitici'cyathos iij, arida cum aceto teruur<text:line-break/>'tur; -quae liqttesteri possunt; 'liquantur. </text:span><text:span text:style-name="T26">;</text:span><text:span text:style-name="T6"> - Deinde contri-<text:line-break/>tis immittuntuispoeti in usu redditur idoneum medica-<text:line-break/>mentum. -<text:tab/></text:span><text:span text:style-name="T6">. it c ' </text:span><text:span text:style-name="T6">• </text:span><text:span text:style-name="T6">•'&lt; </text:span><text:span text:style-name="T26">r</text:span><text:span text:style-name="T6"><text:tab/></text:span><text:span text:style-name="T6">" ' </text:span><text:span text:style-name="T6">&gt;</text:span></text:p>
      <text:h text:style-name="Heading_20_2" text:outline-level="2">Cap. XII.</text:h>
      <text:p text:style-name="P271"><text:span text:style-name="T6">o </text:span><text:span text:style-name="T6">Remedia </text:span><text:span text:style-name="T19">ad scorpiones sumenda et admo-<text:line-break/></text:span><text:span text:style-name="T6">venda.J </text:span><text:span text:style-name="T19">[Ad scarpioiiurn ictus utendum </text:span><text:span text:style-name="T19">est </text:span><text:span text:style-name="T19">fubferiptis con-<text:line-break/>fectionibus. Diaphantus. </text:span><text:span text:style-name="T19">etiam </text:span><text:span text:style-name="T19">ad scorpionum ictus et<text:line-break/>phalangiorurn morsusmsus </text:span><text:span text:style-name="T66">'ejt.su</text:span><text:span text:style-name="T69"> </text:span><text:span text:style-name="T6">Aristolochiae-5 iv, piperis<text:line-break/>5‘iji opii . 5 j, pyrethri 3 iv, finguntur pastilli fabae</text:span></text:p>
      <text:p text:style-name="P58"><text:span text:style-name="T6">Aegyptiae magnitudine, danturque duo deglutiendi, et vini<text:line-break/>meraci cyathiij.<text:tab/>•<text:tab/>•• </text:span><text:span text:style-name="T6">• . - </text:span><text:span text:style-name="T6">li--j; •</text:span></text:p>
      <text:p text:style-name="P7"><text:span text:style-name="T19">[Aliud ad scorpiones, et venenosa animtdidsp4</text:span><text:span text:style-name="T6"> Ari-<text:line-break/>stolochlae, zingiberis ,utriusque 5 Viiji eatamiuthae fru-<text:line-break/>ctus, rutae silvestris, singulorum </text:span><text:span text:style-name="T19">tres1</text:span><text:span text:style-name="T6">obolos, piperis-obo-<text:line-break/>Ios ij, conspergito testudinis,sanguine et lu pastillos trium<text:line-break/>obolorum cogito.,, datoque, cum ,vino meraco.</text:span></text:p>
      <text:p text:style-name="P7"><text:span text:style-name="T6">[Alium] 4 Cumini Aethiopici, sulphuris vivi;: piperis<text:line-break/>albi:, singulorum 5 ij, castorii, laseris, trifolii, an. </text:span><text:span text:style-name="T19">5 j&gt;<text:line-break/>vino</text:span><text:span text:style-name="T6"> formantur, et ex vino meraco offeruntur.</text:span></text:p>
      <text:p text:style-name="P59"><text:span text:style-name="T6">[Ad </text:span><text:span text:style-name="T19">eos qui periculose icti sunt a scorpionibus, </text:span><text:span text:style-name="T19">, </text:span><text:span text:style-name="T19">aut<text:line-break/>phalangus, aut quolibet serpente.]</text:span><text:span text:style-name="T6"> 2j- Rutaf silvestris fru-<text:line-break/>ctus, seminis erucae, pyrethri, styracis, sulphuris vivi,<text:line-break/>singulorum </text:span><text:span text:style-name="T6">5 </text:span><text:span text:style-name="T6">vj, castorii 5 ij, sanguine testudinis fingito,<text:line-break/>ac ternos obolos ex vino meraco., aut</text:span><text:span text:style-name="T58">e</text:span><text:span text:style-name="T6">aeeti' semi-hemina<text:line-break/>exhibeto.</text:span></text:p>
      <text:p text:style-name="P7"><text:span text:style-name="T19">[Medicamentum anodynum ad scorpionum, phalangio-<text:line-break/>rum</text:span><text:span text:style-name="T54">K</text:span><text:span text:style-name="T19"> omnisque ferpentis</text:span><text:span text:style-name="T6"> ictus</text:span><text:span text:style-name="T26">z</text:span><text:span text:style-name="T6"> efficax/ </text:span><text:span text:style-name="T19">tbenpfacit etiam</text:span></text:p>
      <text:p text:style-name="P9"><text:span text:style-name="T19">aegre parturientibus ; inscribitur mutem CAUiste i.</text:span><text:span text:style-name="T6"> e. optimum.]<text:line-break/>4 Myrrhae, castorii, styracis, an. </text:span><text:span text:style-name="T6">5 </text:span><text:span text:style-name="T6">unam ,r opii 5 ij-<text:line-break/>galbniiif 5riijni feminis apii-acetabalum; anisi tantundem,<text:line-break/>piperisiguxmi., forma alBniino datoque 5- j, ex-vini he-<text:line-break/>mina ijtrqiqedicuinentum est piaestaijtissimum.</text:span></text:p>
      <text:p text:style-name="P11"><text:span text:style-name="T6">‘.uni </text:span><text:span text:style-name="T19">jAbascraiti' medltnnamr facientis. Lugduni.]</text:span><text:span text:style-name="T6"> 4 Piperis<text:line-break/>aibi g. xx, castorii, opii, croci, myrrhae,nireos Illyricae,<text:line-break/>staphldcs 'silvestris;ohamaedryos, radicis bryoniae, pyre-<text:line-break/>tlmi.;idingulorum'.parip0ndus, -vino formantur, 3 j, ex<text:line-break/>eis datur,.cum tribusrxini meraci cyathis.. . . Antidotum ad<text:line-break/></text:span><text:span text:style-name="T19">scorpiones- etr minime sullmx, nobis datum eum sedulitate<text:line-break/>a quodam.’. ui Lihya. degente; qui hoc utens omni peri-<text:line-break/>culo ii sumpionum ictibus ldesas liberabat. At ad prae-<text:line-break/>cautionem bonum est ;r bibitur cautem Ab iis, qui nondum<text:line-break/>ricti sunt ad suturorum securitatem.</text:span><text:span text:style-name="T6"> 2J. Sulphuris ignem<text:line-break/>non experti, sulphuris fossilis, utriusque lib, ij, piperis<text:line-break/>albi 5 iv, opopanacis, fabinae, thuris masculi, singulo-<text:line-break/>rnm 5 lij, aristolochiae rotundae, peucedani, 'myrrhae.</text:span></text:p>
      <text:p text:style-name="P60"><text:span text:style-name="T6">centaurii, serpilli, chamaedryos, chamaepityos, scorpiacae<text:line-break/>herbae, anagallidis, bituminis, singulorum 5 ij. Scriptum<text:line-break/>autem est in libro etiam Romane, herbanicati eestri 5 ij,<text:line-break/>hoc est, betonicae, medullae cervinae, carnis crocodili<text:line-break/>terrestris. veI. scinoi,dicti, singulorum 5. j, unumquodque<text:line-break/>praedictorum contunditur et tenuissimo .cribro incernitur,<text:line-break/>delude una miscetur et. ne diffletur, reservatur. Quum<text:line-break/>usus erigit, dato affectis cochleare et vini meraci cya-<text:line-break/>tbos ij. Praecautionis autem gratia ad annum bibant, ut<text:line-break/>qui afficientur, tuto transeant. Oportet autem initio bi-<text:line-break/>bentes hoc . medicamentum ad praefer vatio, nem illo die<text:line-break/>neque lavare, neque venerem exercere.<text:tab/></text:span><text:span text:style-name="T6">in...</text:span></text:p>
      <text:p text:style-name="P7"><text:span text:style-name="T6">[Zoili medicamentum, </text:span><text:span text:style-name="T19">quo usus est</text:span><text:span text:style-name="T6"> Epaphroditus<text:line-break/></text:span><text:span text:style-name="T19">Carthaginensts, levat protinus dolorem ; est etiam ad prae-<text:line-break/>cautionem accommodatum ad annum</text:span><text:span text:style-name="T6"> epotum.] 2j. Sul-<text:line-break/>phuris vini lib. iv, thuris lib. j, sabinae, stoechados, ari-<text:line-break/>stolochiae, an. 3 vj, myrrhae 5 v, medullae eervinae,<text:line-break/>opopanacis, singulorum 5 iv, dictamni Cretici 3 iij, bi~</text:span></text:p>
      <text:p text:style-name="P9"><text:span text:style-name="T6">tuminis, serpilli, scordii</text:span><text:span text:style-name="T6">, </text:span><text:span text:style-name="T6">rheu, trifolii, centaurii, cha-<text:line-break/>maedryos, piperis albi, abrotoni, cestri, polii, coaguli<text:line-break/>hoedini, anagallidis, singulorum 5 ij, crocodili terrestris<text:line-break/>5 x. Praeparato quemadmodum dictum </text:span><text:span text:style-name="T6">est, </text:span><text:span text:style-name="T6">affectis co-<text:line-break/>culeare .et vini meraei cyathum propinatus benefacit etiam<text:line-break/>ad praescrvationem semel anno .exhibitum. t </text:span><text:span text:style-name="T6">'i</text:span></text:p>
      <text:p text:style-name="P61"><text:span text:style-name="T19">[Epithema ad scorpionum</text:span><text:span text:style-name="T6"> ictus.] Lauri folia cum<text:line-break/>vino cocta tritaque imponito ; vel liliorum radices tritas<text:line-break/>cum </text:span><text:span text:style-name="T6">aceto </text:span><text:span text:style-name="T6">impone.<text:tab/>• </text:span><text:span text:style-name="T6">- - </text:span><text:span text:style-name="T41">ί- </text:span><text:span text:style-name="T6">,&lt;</text:span></text:p>
      <text:p text:style-name="P7"><text:span text:style-name="T6">[Aliud.] Aristolochiae lu vino, coctae et. rutae fur-<text:line-break/>culorum, nitrique aequalem porticnern tritam ex vino<text:line-break/>impone.</text:span></text:p>
      <text:p text:style-name="P7"><text:span text:style-name="T19">[Aliud.]</text:span><text:span text:style-name="T6"> 4 Caneroruin fluviatilium, canchryos, sta-<text:line-break/>phidos silvestris, rutae, par modus, cum vino admove.</text:span></text:p>
      <text:p text:style-name="P63"><text:span text:style-name="T6">[Aliud.] 4 Chamaemeli, nigellae, nitri rubri, paria<text:line-break/>pondera, detrita ex aceto impone.<text:tab/></text:span><text:span text:style-name="T6">.. . </text:span><text:span text:style-name="T6">..</text:span></text:p>
      <text:p text:style-name="P7"><text:span text:style-name="T19">jArabae Thebani medicamentum ad scorpionis </text:span><text:span text:style-name="T19">suctus<text:line-break/></text:span><text:span text:style-name="T19">admovendum.]</text:span><text:span text:style-name="T6"> 2|. Galbani, resinae terebinthinae, utriusque</text:span></text:p>
      <text:p text:style-name="P64"><text:span text:style-name="T41">3 </text:span><text:span text:style-name="T6">ij, </text:span><text:span text:style-name="T6">staphides silvestris, pyrethri, sulphuris vivi an. 5 j,<text:line-break/>myrrhae-, -piperis; utriusquo </text:span><text:span text:style-name="T6">5 </text:span><text:span text:style-name="T6">j </text:span><text:span text:style-name="T41">β, </text:span><text:span text:style-name="T6">picis liquidae; 'quod<text:line-break/>fatis esu<text:tab/>• </text:span><text:span text:style-name="T6">• </text:span><text:span text:style-name="T6">sr .<text:tab/>-<text:tab/></text:span><text:span text:style-name="T6">&lt; - </text:span><text:span text:style-name="T6">unv i -</text:span></text:p>
      <text:h text:style-name="Heading_20_2" text:outline-level="2">C<text:span text:style-name="T80">ap.</text:span> XIII.</text:h>
      <text:p text:style-name="P271"><text:span text:style-name="T6">[Diverfa ad </text:span><text:span text:style-name="T19">phalangiorum morsus</text:span><text:span text:style-name="T6"> rea<text:line-break/>media.] </text:span><text:span text:style-name="T19">[Ad phalangiorum morsus Chdritanis circiilatdrti<text:line-break/>antidotusij</text:span><text:span text:style-name="T6"> 4- ErUctus -spondylii, calaminthae 'pariponilus,<text:line-break/>trita • simul drachmae- unius pondere, cum duobus vini<text:line-break/>cyathis, saepe .in die propinato; Hoc Chariton'utens,<text:line-break/>comitia circumibat, cupiens commorsis auxiliari. - </text:span><text:span text:style-name="T26">z</text:span></text:p>
      <text:p text:style-name="P7"><text:span text:style-name="T19">; </text:span><text:span text:style-name="T19">'[Aliud Simrniue</text:span><text:span text:style-name="T6"> llledi.]</text:span><text:span text:style-name="T26">1</text:span><text:span text:style-name="T6"> </text:span><text:span text:style-name="T6">4 </text:span><text:span text:style-name="T6">Succi Cyrenaini, seminum<text:line-break/>dauci Cretici, mentae siccae, nardi Indicae, cujusque par<text:line-break/>pondus-, forma antidotum ex aceto, daque 5 j,' </text:span><text:span text:style-name="T26">cnm</text:span><text:span text:style-name="T6"> iv,<text:line-break/>aceti cyathis; at qui biberit eum in aquam calidam demitte. ,</text:span></text:p>
      <text:p text:style-name="P7"><text:span text:style-name="T19">[Andreae ad phalangiorum rnorsusgj , </text:span><text:span text:style-name="T6">4 Staphides<text:line-break/>silvestris, pyrethri, myrrhae, opii, bryoniae, galbani,<text:line-break/>singulorum par pondus. Forma antidotum ex vino odoro,-<text:line-break/>et 5 j</text:span><text:span text:style-name="T6">, </text:span><text:span text:style-name="T6">cnm passi hemina una exhibe.</text:span></text:p>
      <text:p text:style-name="P8"><text:span text:style-name="T19">[Aliud valde generosum.]</text:span><text:span text:style-name="T6"> 4 Canchryos, seminum<text:line-break/>rutae.silvaticae,; piperis albla.-stapliidos silvestris, myrrhae,<text:line-break/>singulqmgtuS'j, radicis .cypgrf 5,.ij,, formantur ex vini<text:line-break/>odorati-cyathis iv et mellis cyatho j.</text:span></text:p>
      <text:p text:style-name="P7"><text:span text:style-name="T6">r[;Adiplmltmgia,. fa</text:span><text:span text:style-name="T58">o</text:span><text:span text:style-name="T6">rpfones,;..et omnsj sierpentis </text:span><text:span text:style-name="T19">ictus,<text:line-break/>ut .usus -est -fPiophaiitus.]</text:span><text:span text:style-name="T6"> 4 Castorii, piperis albi"; myrrhae,<text:line-break/>succi papperis.,'..singulorum aequale pondus-;, vspo disso-<text:line-break/>luta,? lu; pastillos cogito, ac iij obolos eum tribus vini<text:line-break/>mepapi; cyathis: propinato, j.ut Piophantus. </text:span><text:span text:style-name="T6">..</text:span></text:p>
      <text:p text:style-name="P7"><text:span text:style-name="T6">[Aliuiiij 4 Corticis mandragorae radicis, piperis albi,<text:line-break/>castorii, succi papaveris,? singulorum pares,, portiones.<text:line-break/>Praeparatu, exhibetoque quemadmodum praedictum esu<text:line-break/></text:span><text:span text:style-name="T19">Aliud ex commentariis Apollodori,, quod etiam Taren-<text:line-break/>tinus m opere ad Astydamantem. inscribit ad omnis surae<text:line-break/>ictum et vehernentijsimos dolores, uterique strangulatus.<text:line-break/></text:span><text:span text:style-name="T6">4 </text:span><text:span text:style-name="T6">Succi cicutae, hyoscyami, utriusque 5 iv, castorii, pi-<text:line-break/>peris albi, ccsti, myrrhae, opii, an. 3 j. Haec </text:span><text:span text:style-name="T6">laevi-<text:line-break/></text:span><text:span text:style-name="T6">gata ex duobus passi cyathis, terito in sole, donec coie-</text:span></text:p>
      <text:p text:style-name="P11"><text:span text:style-name="T6">- •</text:span></text:p>
      <text:p text:style-name="P8"><text:span text:style-name="T6">rlut, ac </text:span><text:span text:style-name="T19">effingito</text:span><text:span text:style-name="T6"> pastillos ad </text:span><text:span text:style-name="T6">fabae Graecae </text:span><text:span text:style-name="T6">magnitudi-<text:line-break/>nem; dato cum vini cyathis ij.</text:span></text:p>
      <text:p text:style-name="P7"><text:span text:style-name="T19">[Aliud Heraclidis Tarentini </text:span><text:span text:style-name="T19">ad </text:span><text:span text:style-name="T19">phahmgia et </text:span><text:span text:style-name="T19">omnis<text:line-break/></text:span><text:span text:style-name="T19">virulenti </text:span><text:span text:style-name="T19">serpentis </text:span><text:span text:style-name="T19">ictus</text:span><text:span text:style-name="T19">; </text:span><text:span text:style-name="T19">idem potum auxiliaturi]</text:span><text:span text:style-name="T6"> </text:span><text:span text:style-name="T6">?j </text:span><text:span text:style-name="T6">Can-<text:line-break/>chfyos, seminum rutae silvestris, piperis albi, myrrhae,<text:line-break/>cocci Gnidii, costi; pyrethri, staphidis silvestris, singulo-<text:line-break/>tum aequale pondus, cyperi duplum, </text:span><text:span text:style-name="T6">aceto </text:span><text:span text:style-name="T6">dissoluta mel-<text:line-break/>leque' excepta imponito.</text:span></text:p>
      <text:p text:style-name="P7"><text:span text:style-name="T6">[Aliud ad </text:span><text:span text:style-name="T19">phalangia et omnis venenosi serpentis</text:span><text:span text:style-name="T6"> ictum.]<text:line-break/>,4 Herbae staphidos agriae, pyrethri, myrrhae, succi Li-<text:line-break/>byci, singulorum 3 iv, radicis bryoniae, galbani, par<text:line-break/>pondus; aceto dissoluta et melle excepta admove. Idem<text:line-break/>etiam potum valde auxiliatur. </text:span><text:span text:style-name="T19">Epithema ad plialangio-^<text:line-break/>rurn ictus et omnis serpentis: idem quoque in potu auxf-<text:line-break/>scatur,.</text:span><text:span text:style-name="T6"> Hoc </text:span><text:span text:style-name="T19">Simrnias circulator usus esu</text:span><text:span text:style-name="T6"> ?, Sulphuris<text:line-break/></text:span><text:span text:style-name="T6">•vivi, </text:span><text:span text:style-name="T6">galbani, utriusque 5 iv, succi Libyci, nucum avel-<text:line-break/></text:span><text:span text:style-name="T6">, </text:span><text:span text:style-name="T6">lanarum </text:span><text:span text:style-name="T6">purgatarum, singulorum g ij, vino dissoluta et<text:line-break/>melle excepta imponuntur.</text:span></text:p>
      <text:p text:style-name="P8"><text:span text:style-name="T6">[Aliud.] 4 Seminum rutae silvestris, staphidis silve-<text:line-break/>stris, feminum erucae, canchryos, seminis viticis, galbu-<text:line-break/>lorum cupressi, singulorum acetabulum j, vino soluta et<text:line-break/>melle excepta applicato. Idem quoque in potu proficit.</text:span></text:p>
      <text:h text:style-name="Heading_20_2" text:outline-level="2">Cap. XlV.</text:h>
      <text:p text:style-name="P271"><text:span text:style-name="T19">[Remedia ad viperas, in quibus Antio-<text:line-break/>chi theriaca continetur, quam Plinius in foribus aedis<text:line-break/>Aesculapii descriptam suiffe traditi]</text:span><text:span text:style-name="T6"> Et haec quidem<text:line-break/>hactenus. At in viperarum morsibus, iis quae subscribun-<text:line-break/>tur confectionibus, utendum esu</text:span></text:p>
      <text:p text:style-name="P65"><text:span text:style-name="T6">[Ad </text:span><text:span text:style-name="T19">viperarum morsus Dorothei HeliiiJ</text:span><text:span text:style-name="T6"> . Dicit itaque<text:line-break/>hunc </text:span><text:span text:style-name="T6">in </text:span><text:span text:style-name="T6">modum; potionibus quidem usus' sum simplicibus<text:line-break/>ex aceto; acetum namque ad dimidiam heminam calefa-<text:line-break/>clum potumque prodest. 4 corticis aristolochiae 3 ij, in<text:line-break/>vino aut aceto heminam dimidiam. Item 2j. trifolii semi-<text:line-break/>nis obolos iij, in dimidio vini cyatho, panacis chironii </text:span><text:span text:style-name="T6">•&gt;<text:line-break/></text:span><text:span text:style-name="T6">5 ij, in aceto, coaguli hinnuli 3 j, ex vino sanguinis"<text:line-break/>testudinis murinae exiccati 5 ij ex aceto.<text:tab/></text:span><text:span text:style-name="T6">- ,,</text:span></text:p>
      <text:p text:style-name="P8"><text:span text:style-name="T19">[later composita, qiiod ab Apollodoro compositum<text:line-break/>est, et a Sostrato commendatum, ac omnibus qui ab eo<text:line-break/>acceperunt. Quod ex sanguine testudinis constat, ita<text:line-break/></text:span><text:span text:style-name="T6">habet.] 4 Seminum cumini silvestris acetabulum, fangui-<text:line-break/></text:span><text:span text:style-name="T6">nis </text:span><text:span text:style-name="T6">testudinis marinae aridi drach. iv, stateres ijcoaguli<text:line-break/>hinnuli; </text:span><text:span text:style-name="T6">sin </text:span><text:span text:style-name="T6">minus, leporini-drach. iij, hoedini .sanguinis<text:line-break/></text:span><text:span text:style-name="T6">5 </text:span><text:span text:style-name="T6">iv, omnia mixta, vluoque optimo excepta reponito.<text:line-break/>In ufu magnitudinem olivae sumens, conterito, ex vino<text:line-break/>quam praestantissime cyathi dimidium potui . dato. </text:span><text:span text:style-name="T6">Si<text:line-break/></text:span><text:span text:style-name="T6">medicamentum evomat, rursus olivae dimidium , sicuti<text:line-break/>praedictum est., exhibeto; ac rursus, si ejicit, tertio fabae<text:line-break/>Aegyptiae magnitueliue porrigito, quemadmodum a me<text:line-break/>dictum est prius.</text:span></text:p>
      <text:p text:style-name="P7"><text:span text:style-name="T19">[Medicamentum Rustici -a vipera morst.j .4</text:span><text:span text:style-name="T6"> Trifolii,<text:line-break/>spicae, ervi insolati, seminum rutae silvestris, aristolochlae<text:line-break/>rotundae, singulorum drach. viij.. Vino soluta in pestil—<text:line-break/>los redigito, datoque 3 j, cum tribus vini cyathis, bis<text:line-break/>terque die.</text:span></text:p>
      <text:p text:style-name="P8"><text:span text:style-name="T19">[Alia ab Eudemo versibus conscripta, theriaca An-<text:line-break/>tiochi Philometoris, cujus initium ita sanat.]</text:span></text:p>
      <text:p text:style-name="P7"><text:span text:style-name="T19">Hoc cape praesulsum ad serpentia, quod Philometor<text:line-break/></text:span><text:span text:style-name="T19">, </text:span><text:span text:style-name="T54">;i</text:span><text:span text:style-name="T19">,Usu praecipuum rcpperit Antiochus.</text:span></text:p>
      <text:p text:style-name="P11"><text:span text:style-name="T6">His mistura constat. </text:span><text:span text:style-name="T6">u,,</text:span></text:p>
      <text:p text:style-name="P13"><text:span text:style-name="T19">Meu drachmas bino.7 radicis ponito, tantum<text:line-break/>Germina serpilli ponderis accipiant,</text:span></text:p>
      <text:p text:style-name="P7"><text:span text:style-name="T19">i </text:span><text:span text:style-name="T19">Et panacis totidem drachmas liquor , asuerit aeque<text:line-break/>'Lriffolii, quantum drachmuln structus habet,<text:line-break/>Oxybaphum marathri, nec non ammeos et anisa<text:line-break/>Atque apii, sument semina quaeque suum.</text:span></text:p>
      <text:p text:style-name="P7"><text:span text:style-name="T19">Ast ervi pones acetabula bina farinae;</text:span></text:p>
      <text:p text:style-name="P7"><text:span text:style-name="T19">Omnia cum Chio nectare consocians.<text:line-break/>Orbiculos finges, gusto qui singuli in illis<text:line-break/>Drachmae dimidium pandere constituant.</text:span></text:p>
      <text:p text:style-name="P66"><text:span text:style-name="T19">Irrigans Ckio medicamina., viperae amarum</text:span><text:span text:style-name="T6"><text:tab/></text:span><text:span text:style-name="T6">t</text:span></text:p>
      <text:p text:style-name="P7"><text:span text:style-name="T6">Aequali </text:span><text:span text:style-name="T19">virus astsociatp modo.</text:span></text:p>
      <text:p text:style-name="P8"><text:span text:style-name="T19">Hoc autem effugies horrenda plialangia potu.</text:span></text:p>
      <text:p text:style-name="P7"><text:span text:style-name="T19">Scorpi etiam stimulum non 'versare gravem.</text:span></text:p>
      <text:p text:style-name="P7"><text:span text:style-name="T19">At</text:span><text:span text:style-name="T6"> in particulari haec sunt. 4 radicis meu, serpilli,<text:line-break/>opopanacis, singulorum 5 ij , seminis trifolii 5 j, anisi,<text:line-break/>foeniculi, ammeos, seminis apii, singulorum acetabulum j,<text:line-break/>farinae ervi tenuissimae acetabula ij , vini veteris quantum<text:line-break/>ad excipiendum sufficit. Pastillos fingito siccatoque in<text:line-break/>umbra et tres obolos cum vini tribus cyathis dato.</text:span></text:p>
      <text:p text:style-name="P7"><text:span text:style-name="T19">£ Heraclidis Tarentini enneapharmacurn; hoc in opere<text:line-break/>ipsius de suris descripsit; habet autem in hanc modum,~j<text:line-break/></text:span><text:span text:style-name="T6">4 Myrrhae Troglodytidis, opopanacis, succi papaveris,<text:line-break/>singulorum 5 ij., bryoniae radicis 5 iv, (hanc alii psile-<text:line-break/>thron, alii vitem silvaticam, alii madon, alii chfroniam, alii<text:line-break/>cercida vocant) ‘ corticis aristolochiae longae drach. iv,<text:line-break/>(in totum enim radicum cortices multo utiliores sunt,<text:line-break/>quam medullae) pyrethri radicis 5 iv, seminum rutae sil-<text:line-break/>vestris, cumini Aethiopici, seminis trifolii, singulorum</text:span></text:p>
      <text:p text:style-name="P9"><text:span text:style-name="T6">acetabulum. Omnia contusu cribrataque aceto excipiun-<text:line-break/>tur, gurnmi prius macerato, ut glutinosum aliquid habeat,<text:line-break/>pastillique finguntur,' in umbra siccantur; in usu, </text:span><text:span text:style-name="T6">datur<text:line-break/></text:span><text:span text:style-name="T6">pestilli dimidium, vel cum vino, vel cum </text:span><text:span text:style-name="T6">aceto, </text:span><text:span text:style-name="T6">foliis<text:line-break/>rutae incoctis; idque frequenter die fiat, ut plurimum'<text:line-break/>5 ij , medicamenti exissent; nam plus exhibitum vomitum<text:line-break/>pruritat. Quare non amplius exhibere adhortantur; </text:span><text:span text:style-name="T19">vo-<text:line-break/>mitu</text:span><text:span text:style-name="T6"> autem oborto rursus </text:span><text:span text:style-name="T19">dari debet</text:span><text:span text:style-name="T6"> crebro medicamen-<text:line-break/>tum die.. Quin'etiam affectum nutrire convenit et vino<text:line-break/>temperato recreare, ac id multoties facere; imo etiam<text:line-break/>aqua calida fovere et ea quae juvare possunt, fupersun-<text:line-break/>dere. Caeterum affecti loci decubitus declivis esto.</text:span></text:p>
      <text:p text:style-name="P7"><text:span text:style-name="T19">[_Dorotkei medicamentum, cususlibet serpentis ictui<text:line-break/>accommodatum.]</text:span><text:span text:style-name="T6"> 4 Corticis radicis verbasci foemellae,<text:line-break/>feminis'trifolii, singulorum 5 </text:span><text:span text:style-name="T19">j,</text:span><text:span text:style-name="T6"> opopanacis, ferpilli, meu, •.<text:line-break/>coaguli hinnuli, singulorum 5 ij, feminis apii, amrneos,<text:line-break/>feminis foeniculi, feminis anisi, singulorum acetabulum,<text:line-break/></text:span><text:span text:style-name="T6">1</text:span></text:p>
      <text:p text:style-name="P8"><text:span text:style-name="T6">ervorum insolatarum 3 ij, arida contusu, crlbrataque, vino<text:line-break/>Ariusio excipiuntur, dissoluto in eo coagulo et opopanace,<text:line-break/>pastilli fiunt; dantnrque pro virium ratione;., ns qui jam<text:line-break/>valide detinentur,:, g j, et vini hemina; jaliis-.antem,<text:line-break/>' oboli iij. Ufus est etiam</text:span><text:span text:style-name="T58">r</text:span><text:span text:style-name="T6">nredicamento ad intestinorum<text:line-break/>affectus et'quorum volebat affluxionem perducere, item<text:line-break/>ad tusses et ad alios casus, ceu vehementer generoso.usps<text:line-break/>est, in virulentis quidem ex vino, in aliis autem ex<text:line-break/>aqua. </text:span><text:span text:style-name="T19">Aliud </text:span><text:span text:style-name="T19">Hybristi. Qxyrrhyncliidi medicamentum</text:span><text:span text:style-name="T6"> ad<text:line-break/>omnis </text:span><text:span text:style-name="T19">venenati ictum utile f-sinseriptum ab Apollonio Mem-<text:line-break/>phite. Hoc modo conficitur. 4</text:span><text:span text:style-name="T6"> Aristolochiaepanacis,<text:line-break/>seminis viticis, singulorum 5 iv, canchryos, myrrhaepi-<text:line-break/>peris, seseleos Alassaleotici, nardi Indicae; castorii,’ cin-<text:line-break/>namomi nigri quam tenuissimipiperis longi, succi ,Cy-<text:line-break/>renaici, iridis, seminum rutae silvestris, singulorum 5 </text:span><text:span text:style-name="T6">ij,<text:line-break/></text:span><text:span text:style-name="T6">hyperici 3 j. Omnia contusa et tenuissimo cribro increta<text:line-break/>in pastillos coguntur; vino marinae experti imbuti sic-</text:span></text:p>
      <text:p text:style-name="P9"><text:span text:style-name="T6">cantur lu umbra, ac datur 3 j, in vini'meraci hemina j,<text:line-break/>et aqnae iv/ ltem morsui confractus unus ex'pastillis<text:line-break/>vinbque sclutus imponitur.' Jam adjectis aristolochiae bo-<text:line-break/>nae laevigatae or </text:span><text:span text:style-name="T19">ij et</text:span><text:span text:style-name="T6"> polentae rursus drach. iv; haec Iae-<text:line-break/>vigata,trifeqiie diligenter, imponito, fici folio extrinse-<text:line-break/>cus cooperiens et fasciola deligans. </text:span><text:span text:style-name="T19">Antidotum Thdniccd<text:line-break/>ad viperae motsus ; sucit etiam ad cujusvis serpentis ictmm •<text:line-break/>hanc' GdUus pr-ospetus </text:span><text:span text:style-name="T19">ex </text:span><text:span text:style-name="T19">Arabia donavit Caesari, quum<text:line-break/>multui commilitonum ipsius ictos </text:span><text:span text:style-name="T19">a </text:span><text:span text:style-name="T19">rabiosis, scorpionibus,<text:line-break/>phalangiis, aliis </text:span><text:span text:style-name="T19">que </text:span><text:span text:style-name="T19">serpednibns-aonscmtsuet; habet autem<text:line-break/>hunc in modum.</text:span><text:span text:style-name="T6"> 4 Ervi in farinam redacti 5 xxv, radi-<text:line-break/>cis bryonlae 5 xivj, seminum scutae sil vestris 5 xij, serui-<text:line-break/>num trifolii, iridis Carthaginenfis</text:span><text:span text:style-name="T6">, </text:span><text:span text:style-name="T6">opopanacis'; aristolo-<text:line-break/>chiae longae, succi papaveris, zingiberis, singulorum 3<text:line-break/>viij, cumini Aethiopici, myrrhae, eryngii, succi Cyre-<text:line-break/>naici, croci, serpilli, costi, sagapeni, singulorum 5 vi.<text:line-break/>Vino Aminaeo consperso, forma pastillos, ac pro 'viribus-</text:span></text:p>
      <text:p text:style-name="P9"><text:span text:style-name="T6">dato, sit autem ex tribus obolis perfecta do fis ex vini<text:line-break/>lietnina una; ad reliquos autem affectus ex mulso.</text:span></text:p>
      <text:p text:style-name="P13"><text:span text:style-name="T6">, </text:span><text:span text:style-name="T6">[Epithema </text:span><text:span text:style-name="T19">ad viperarum morsusij</text:span><text:span text:style-name="T6"> 2t Sagapeni, pi-<text:line-break/>peris, succi Cyrenaici,, opopanacis, singulorum partem<text:line-break/>unam, galbani, sulphuri vivi, singulorum 5 rjy' arida tun-<text:line-break/>dito et tenuissimo cribro incernito. Succos autem solu-<text:line-break/>tos aridis injicito, fiatque emplastri crassities atque vul-<text:line-break/>neribus admove; extrinsecus autem folia fici, vel urticae.</text:span></text:p>
      <text:p text:style-name="P7"><text:span text:style-name="T6">[Aliud.] 4 Cardamomi, radicis eryngii, sulphuris<text:line-break/>nixi, piperis, singulorum partem unam, myrrhae, galbani,<text:line-break/>singulorum partes ij;praeparate, ut praedictum est.</text:span></text:p>
      <text:p text:style-name="P7"><text:span text:style-name="T19">[Aliud.]</text:span><text:span text:style-name="T6"> 4 Centaurii, aristolochiae, radicis peuce-<text:line-break/>dani, singulorum pai pondus; contusaque, cribrata,' aceto<text:line-break/>superfusa, galbano excipito et utitor sicut praedictum esu</text:span></text:p>
      <text:p text:style-name="P7"><text:span text:style-name="T6">[Aliud.] 4 Canchryos, staphidis silvestris, radicis<text:line-break/>bryoniae, aristolochiae, singulorum partem unam, myr-<text:line-break/>rhae, opopanacis, singulorum partes ij, aceto conspersa<text:line-break/>excipito, ut praedictum esu</text:span></text:p>
      <text:h text:style-name="P6" text:outline-level="2">Cap. XV.</text:h>
      <text:p text:style-name="P271"><text:span text:style-name="T19">[Damo eratis ad venenosarum ac rabio-<text:line-break/>sarum morsas antidoti.]..</text:span><text:span text:style-name="T6"> Quum autem versibus conscripta<text:line-break/>facile memoria contineantur .et ponderis medicamento-<text:line-break/>rum fymmetriam inculpatam sortiantur,, satius mihi visum<text:line-break/>est etiam Damecratis versus hic adscriherc, qni hoc<text:line-break/>modo se habenti</text:span></text:p>
      <text:p text:style-name="P67"><text:span text:style-name="T19">Nunc autem tradere medicinas volo.<text:line-break/>Quae morsus tantum venenatos sanent.<text:line-break/>Cornutae, viperarum, aspidum et chcrspdrum;<text:line-break/>Ictus ferarum et puncturas quoque<text:line-break/>Apium , vesparum, scorpii, phalangu. </text:span><text:span text:style-name="T19">.<text:line-break/></text:span><text:span text:style-name="T19">Sic praeparato, drachmae Illyricae octo iridis,.<text:line-break/>Opopahacis, zingiberis et meconii<text:line-break/>Roris marini radicis, tum Cretici<text:line-break/>Omnis trifolii'seminis, bis quatuor.<text:line-break/>Aristolochiae praelongae , atque seminis<text:line-break/>Silvaticae rutae, utnusque duo decidi,<text:line-break/>Albifstmae radicis scxdecim bryoniae, ,<text:tab/></text:span><text:span text:style-name="T6">• </text:span><text:span text:style-name="T6">r<text:tab/>’</text:span></text:p>
      <text:p text:style-name="P68"><text:span text:style-name="T19">At herbulae, serpilli, nec non stmyrnii ,<text:tab/></text:span><text:span text:style-name="T19">,</text:span></text:p>
      <text:p text:style-name="P11"><text:span text:style-name="T19">Castoriique</text:span><text:span text:style-name="T6"> Pontici, </text:span><text:span text:style-name="T19">paras trium modi,<text:line-break/>Eryngii vero, ad haec apii seminii<text:line-break/>Aethiopici, recentis maxima insuper.<text:line-break/>Drachmae bis ternae singulorum erunt,<text:line-break/>Lrvique candidi purgati bis duodecim.<text:line-break/>Haec omnia arida et cribro increta, excipe<text:line-break/></text:span><text:span text:style-name="T66">Vo.no </text:span><text:span text:style-name="T19">pilulas, vel orbiculos effingito,<text:line-break/></text:span><text:span text:style-name="T6">Drachmam unam </text:span><text:span text:style-name="T19">propinato medicaminis.<text:line-break/>Et heminam, non commixtam vini optimi.<text:line-break/>Pinguis; vetusti. Jam'subactum</text:span><text:span text:style-name="T6"> aqua,’</text:span><text:span text:style-name="T19">sactt<text:line-break/>Drachmae dimidio, coli, aut ventris statibus.<text:line-break/>Et citra manisustam causam dolentibus.</text:span></text:p>
      <text:p text:style-name="P11"><text:span text:style-name="T6">Aliud.</text:span></text:p>
      <text:p text:style-name="P7"><text:span text:style-name="T31">r</text:span><text:span text:style-name="T19">alde bonum remedium, quo usas etiam<text:line-break/>Ipsus bibendo novi cornmorfos male</text:span></text:p>
      <text:p text:style-name="P69"><text:span text:style-name="T19">A viperis </text:span><text:span text:style-name="T19">nuper </text:span><text:span text:style-name="T19">captis, </text:span><text:span text:style-name="T19">quos </text:span><text:span text:style-name="T19">vocant<text:line-break/>Pfyllos (gens haec natura 'non ferme sulet<text:line-break/>Pati serpentes, neque agsueta timet')<text:line-break/>Dediffeque aliis valde comrnorsts mnle.<text:line-break/>Mollem stccabts' umbra meliffophyllom,- -<text:line-break/>Siccatum tunde, moxque drachmas accipe<text:line-break/>Inde bis octo. Tum longae vel rotundae<text:line-break/>Aristolochiae . drachmas adde decem ,<text:line-break/>Siccae tamen: chnmaedr-yos decem quoque,<text:line-break/>Myrrhae et bonae, et Troglodyticae item decem,<text:line-break/>Istaec contusu subtili cribro excute:<text:tab/></text:span><text:span text:style-name="T19">d .-</text:span></text:p>
      <text:p text:style-name="P7"><text:span text:style-name="T19">Mellis quod sutis dulcis adde et unias.</text:span></text:p>
      <text:p text:style-name="P11"><text:span text:style-name="T19">Dato quod pendet drachmam</text:span><text:span text:style-name="T6"> vel </text:span><text:span text:style-name="T19">plus parum,<text:line-break/>E vini purioris cyathis decem.</text:span></text:p>
      <text:p text:style-name="P11"><text:span text:style-name="T19">Quidam e longo atque recenti folio<text:line-break/>Exprimunt succum, stcque mensura pari<text:line-break/>Vinum conjungunt, utque bibatur jubent.<text:line-break/>Mensura utriusque</text:span><text:span text:style-name="T6"> sint </text:span><text:span text:style-name="T19">cyathi decerni</text:span></text:p>
      <text:p text:style-name="P8"><text:span text:style-name="T19">Parum </text:span><text:span text:style-name="T19">vel </text:span><text:span text:style-name="T19">minus</text:span><text:span text:style-name="T19">, aut parumper amplius.<text:line-break/></text:span><text:span text:style-name="T19">Impositum </text:span><text:span text:style-name="T19">quosuesulium'dtirtfiiin pradesu'</text:span></text:p>
      <text:p text:style-name="P70"><text:span text:style-name="T6">Alia.<text:line-break/>*<text:tab/></text:span><text:span text:style-name="T6">““ ? t- -. .....</text:span></text:p>
      <text:p text:style-name="P7"><text:span text:style-name="T19">Ad omnium</text:span></text:p>
      <text:p text:style-name="P7"><text:span text:style-name="T19">Serpentium, fedptperan siOt^sumUJn.^su^^^<text:line-break/></text:span><text:span text:style-name="T19">At femper </text:span><text:span text:style-name="T19">habeas qoagsusum</text:span><text:span text:style-name="T6">neeralnim^jecxi </text:span><text:span text:style-name="T6">axc<text:line-break/></text:span><text:span text:style-name="T19">Cervi hinnulorum, </text:span><text:span text:style-name="T19">idernque prmecellit pepeps</text:span><text:span text:style-name="T6"> ;.;y,<text:line-break/></text:span><text:span text:style-name="T19">Hoc nanque </text:span><text:span text:style-name="T19">stomocho-ppsusto^ratum.mtsum,^^ </text:span><text:span text:style-name="T19">,<text:line-break/></text:span><text:span text:style-name="T6">Denarium </text:span><text:span text:style-name="T19">istius</text:span><text:span text:style-name="T19">, cyrasasu^sum pape</text:span></text:p>
      <text:p text:style-name="P7"><text:span text:style-name="T19">Jsent phalerni et </text:span><text:span text:style-name="T19">medsooAs,, aquae set tempsrans.<text:line-break/></text:span><text:span text:style-name="T19">Animalium ferorum </text:span><text:span text:style-name="T19">morsibus applica.<text:line-break/></text:span><text:span text:style-name="T19">Laesis obambulare </text:span><text:span text:style-name="T19">et vigilare impera.</text:span></text:p>
      <text:p text:style-name="P7"><text:span text:style-name="T19">Quod st locus commorfus</text:span><text:span text:style-name="T6"> </text:span><text:span text:style-name="T6">hoc </text:span><text:span text:style-name="T19">admiserit.<text:line-break/></text:span><text:span text:style-name="T19">Et </text:span><text:span text:style-name="T19">balnea ingredi </text:span><text:span text:style-name="T19">, </text:span><text:span text:style-name="T19">ntque </text:span><text:span text:style-name="T19">in his aliquandiu^<text:line-break/></text:span><text:span text:style-name="T19">Manere, </text:span><text:span text:style-name="T19">necnon rursus paulo </text:span><text:span text:style-name="T19">postea,<text:line-break/>Quemadmodum praedixi, </text:span><text:span text:style-name="T19">sumere </text:span><text:span text:style-name="T19">coag</text:span><text:span text:style-name="T54">u</text:span><text:span text:style-name="T19">l</text:span><text:span text:style-name="T54">um</text:span><text:span text:style-name="T19">.<text:line-break/>Quod noxiis letbalibusve</text:span><text:span text:style-name="T6"> sit efficax.</text:span></text:p>
      <text:p text:style-name="P9"><text:span text:style-name="T6">Alini..</text:span></text:p>
      <text:p text:style-name="P7"><text:span text:style-name="T19">Antidotus</text:span><text:span text:style-name="T6"> ad rabioferum </text:span><text:span text:style-name="T19">morsus eangptse<text:line-break/>Qui </text:span><text:span text:style-name="T19">mentam </text:span><text:span text:style-name="T19">alienantes vexant latratibus.<text:line-break/>Metuque cujusuii liquoris, </text:span><text:span text:style-name="T6">maxime<text:line-break/></text:span><text:span text:style-name="T19">Potus', idqudsine ri&amp;tdn a, u</text:span><text:span text:style-name="T6">t </text:span><text:span text:style-name="T19">st'dvdlerint<text:line-break/>Vel </text:span><text:span text:style-name="T19">paululum </text:span><text:span text:style-name="T19">prorsus suqiiad, prroiifius<text:line-break/>Tremore crucientur,dmimlstoriiuiis,</text:span><text:span text:style-name="T6"> </text:span><text:span text:style-name="T6">alruo<text:line-break/></text:span><text:span text:style-name="T19">Pervigiliis </text:span><text:span text:style-name="T31">y</text:span><text:span text:style-name="T19">cd»ttnuis ed- deliistif^^'</text:span><text:span text:style-name="T6"> </text:span><text:span text:style-name="T6">ciiij<text:line-break/></text:span><text:span text:style-name="T19">Vitam perdgentes sonoriuntur</text:span><text:span text:style-name="T31">1</text:span><text:span text:style-name="T19"> 'citifstme ;<text:line-break/>Et </text:span><text:span text:style-name="T19">st </text:span><text:span text:style-name="T19">repente eseugeAiit stllsest^iattts,'</text:span><text:span text:style-name="T6"> </text:span><text:span text:style-name="T6">-nit<text:line-break/></text:span><text:span text:style-name="T19">Ejusmodi indfiiht diu ^yrnptomdia'.<text:line-break/>Quae sunt obortuicoiistestim morsus nuper.<text:line-break/>Proinde ejusmodi iit rnoisu‘‘ta ' vindicet.<text:line-break/>Omnino antidotum sucrum iiabeas repostturru<text:line-break/>Nam </text:span><text:span text:style-name="T19">hoc </text:span><text:span text:style-name="T19">qui biberint i sicut nos percenjebimus ,<text:line-break/>In </text:span><text:span text:style-name="T19">nullum </text:span><text:span text:style-name="T19">facile concident incommodum.</text:span></text:p>
      <text:p text:style-name="P7"><text:span text:style-name="T19">Ipsum parato. Cancros stuviatilei<text:line-break/>In </text:span><text:span text:style-name="T19">candidae </text:span><text:span text:style-name="T19">vitis sarmentis urito.</text:span></text:p>
      <text:p text:style-name="P71"><text:span text:style-name="T48">.’ -<text:tab/></text:span><text:span text:style-name="T19">3</text:span><text:span text:style-name="T6"> </text:span><text:span text:style-name="T6">JVt la </text:span><text:span text:style-name="T19">‘fist </text:span><text:span text:style-name="T19">. ;</text:span></text:p>
      <text:p text:style-name="P11"><text:span text:style-name="T19">Servaque diligenter tritum in pyxide.<text:line-break/>Et "gentianae radicem incretam probe.</text:span></text:p>
      <text:p text:style-name="P72"><text:span text:style-name="T19">Altera </text:span><text:span text:style-name="T19">fed </text:span><text:span text:style-name="T19">in pyxide, quum uti velis,<text:tab/></text:span><text:span text:style-name="T19">•. ,</text:span></text:p>
      <text:p text:style-name="P7"><text:span text:style-name="T19">Inspergito suavis vini .cpatsiis tribus,.</text:span></text:p>
      <text:p text:style-name="P11"><text:span text:style-name="T19">At </text:span><text:span text:style-name="T19">mystra </text:span><text:span text:style-name="T19">cineris. magna cancrorum duo.<text:line-break/>Sed gentianae saevigatae,, veluti diximus,<text:line-break/>Mystrum unicum, stc subere totum straecipe,<text:line-break/>Per tres </text:span><text:span text:style-name="T19">dies </text:span><text:span text:style-name="T19">deinceps, jejuno porrigensr </text:span><text:span text:style-name="T19">•.<text:line-break/></text:span><text:span text:style-name="T19">Sin sarte prsmum praptergpestsus est diem.<text:line-break/>Et simplicem duobus aliis, adsurens<text:line-break/>Modum, duplum fecundo addes medicamini<text:line-break/>In vini cyathos tres mittens, ut diximus, .<text:line-break/>Vel in tribus st morsus suerit gpandtor. _<text:line-break/></text:span><text:span text:style-name="T6">At gentianae </text:span><text:span text:style-name="T19">laevigatae tres placet<text:line-break/>Nonnullis obolos salum viginti dies<text:line-break/>Ojscrre, in cyathis cumulatis vel plus param.</text:span></text:p>
      <text:p text:style-name="P11"><text:span text:style-name="T6">Alia.</text:span></text:p>
      <text:p text:style-name="P7"><text:span text:style-name="T19">Trito que id usu comperijse Niceratus</text:span></text:p>
      <text:p text:style-name="P8"><text:span text:style-name="T19">Adversum aquae metum, recensuit,<text:line-break/>Ipst atque amicis qui norunt medicaminum<text:line-break/>Insignium proprietates discernere.</text:span></text:p>
      <text:p text:style-name="P7"><text:span text:style-name="T19">Lycii Patarici ternos obolos 'optimi,<text:line-break/>Sed- Indici praestaret, st</text:span><text:span text:style-name="T6"> copia datur.<text:line-break/></text:span><text:span text:style-name="T19">Jubebit. offerre dies viginti diios </text:span><text:span text:style-name="T19">•<text:line-break/></text:span><text:span text:style-name="T19">Jejuno, ex aqua, sicut vobusdictum est nuper.<text:line-break/>Narratur haec praestare quoque Britannicae<text:line-break/>Potus</text:span><text:span text:style-name="T6"> similiter </text:span><text:span text:style-name="T19">succus, veluti Lycium.</text:span></text:p>
      <text:p text:style-name="P7"><text:span text:style-name="T19">Atque hoc dpud nonnullos est miraculum,,<text:line-break/>Fellis mystra duo ursinibinis temperans<text:line-break/>Aquae cyathis et summo ad tnes dies dato,<text:line-break/>Nondum datis cibariis diluculo</text:span></text:p>
      <text:p text:style-name="P7"><text:span text:style-name="T19">Ad morsus rabiosarum. Sed quum plurimi<text:line-break/>Magis laborant ajscctu, rabiunt canes.<text:line-break/>Emplastrum habeto quo utor contra morsuum<text:line-break/>Tergendam saniem, st quid lividum aut nigrum<text:line-break/>Vulneribus adhaeret; quo astricto pluribus</text:span></text:p>
      <text:p text:style-name="P8"><text:span text:style-name="T19">Diebus esumpsump</text:span><text:span text:style-name="T54">i</text:span><text:span text:style-name="T19">sinsu^ur^si.^sumto^<text:line-break/>Latius efficiendo</text:span><text:span text:style-name="T54">wt<text:line-break/></text:span><text:span text:style-name="T19">Quod </text:span><text:span text:style-name="T19">ducepe.pofstt ejsufegstsi sisinfert susuesesm<text:line-break/></text:span><text:span text:style-name="T19">Feraium </text:span><text:span text:style-name="T19">resequapnp^ sasu^^sucuiantsum<text:line-break/></text:span><text:span text:style-name="T19">Ad ictus </text:span><text:span text:style-name="T19">sumdem rnosa^uQsum<text:line-break/></text:span><text:span text:style-name="T19">Pravis </text:span><text:span text:style-name="T19">medlcamsums -^^itsasugsaniasu<text:line-break/>Malignsu eoppopsusumsui^ sumere<text:line-break/></text:span><text:span text:style-name="T19">Terrae </text:span><text:span text:style-name="T19">nigpae otmpelitisise etsasatmin.is , - .</text:span></text:p>
      <text:p text:style-name="P7"><text:span text:style-name="T19">Spumae </text:span><text:span text:style-name="T19">bonae^^rgenft ^sum^msieMrios </text:span><text:span text:style-name="T19">^<text:line-break/></text:span><text:span text:style-name="T19">Fac </text:span><text:span text:style-name="T19">stsumsumrn</text:span><text:span text:style-name="T6"> quniqua^^^uiiijtriu^<text:line-break/></text:span><text:span text:style-name="T19">verum </text:span><text:span text:style-name="T19">propoieat bsusumgen^^Atttcae </text:span><text:span text:style-name="T54">t oij<text:line-break/></text:span><text:span text:style-name="T19">Aristolochiae et surnphyti. ana quatuor.</text:span></text:p>
      <text:p text:style-name="P7"><text:span text:style-name="T19">Ets </text:span><text:span text:style-name="T19">duo </text:span><text:span text:style-name="T19">prafsti esuitsumst stftresum^<text:line-break/>Chamaeleonis quatuor, tres fmyrnii,<text:line-break/></text:span><text:span text:style-name="T6">Tot </text:span><text:span text:style-name="T19">candidae </text:span><text:span text:style-name="T19">iris</text:span><text:span text:style-name="T6"> aridae, </text:span><text:span text:style-name="T19">dracsanas bonae.<text:line-break/>Tres </text:span><text:span text:style-name="T19">ompbacinae </text:span><text:span text:style-name="T19">gablae., sex, aluminif.<text:line-break/>Poliique totidem, galbani obolo largius.<text:line-break/></text:span><text:span text:style-name="T19">Thuris duodecim </text:span><text:span text:style-name="T19">non secti drachmam sumis.</text:span></text:p>
      <text:p text:style-name="P73"><text:span text:style-name="T19">Chalcitis autem testae drachmas quatuor,<text:line-break/>Centaura tenuis drachmas sex, melUs Attici : </text:span><text:span text:style-name="T31">s</text:span><text:span text:style-name="T19">‘<text:line-break/></text:span><text:span text:style-name="T19">Denarios </text:span><text:span text:style-name="T19">quinos denos "mittes novi. </text:span><text:span text:style-name="T19">'fi </text:span><text:span text:style-name="T31">l:<text:line-break/></text:span><text:span text:style-name="T19">Sed </text:span><text:span text:style-name="T19">fac </text:span><text:span text:style-name="T19">diligenter ipse praesens</text:span><text:span text:style-name="T6"> praeparerr<text:line-break/></text:span><text:span text:style-name="T19">Siquidem ocyus etiam vabdd camburitur,’ </text:span><text:span text:style-name="T19">m "<text:line-break/></text:span><text:span text:style-name="T6">Terram </text:span><text:span text:style-name="T19">ampeUtidemsesetefitet Tiihargyron<text:line-break/>In </text:span><text:span text:style-name="T19">stctile </text:span><text:span text:style-name="T19">novum magnltudinds bonae .<text:tab/></text:span><text:span text:style-name="T19">-</text:span></text:p>
      <text:p text:style-name="P7"><text:span text:style-name="T19">Adjunge laeve oleufti</text:span><text:span text:style-name="T19">, uiollique igne incoquas.<text:line-break/></text:span><text:span text:style-name="T19">Quum </text:span><text:span text:style-name="T19">sordidum videbis, sunc' inspergito<text:line-break/>Calcitem, alumen, alia rursus ollala<text:line-break/>Mel, galbanum, proscoscnisu reliquaque liquida<text:line-break/>Liquato, modice scruidd supersundito<text:line-break/>Lithargyro, calesucidris' gdudilbdlum,<text:line-break/>Quum videris manui ceu emplastro haud instci.<text:line-break/>Tunc herbulas adde et reliqdaf radiculas.</text:span></text:p>
      <text:p text:style-name="P7"><text:span text:style-name="T19">Sublato ab igne consusttm jam sictili:<text:line-break/>Refrigera parum, medicamen commovens,<text:line-break/>.Palmis valentioribus permolliens</text:span></text:p>
      <text:p text:style-name="P8"><text:span text:style-name="T19">jvat </text:span><text:span text:style-name="T48">γίντίανης, </text:span><text:span text:style-name="T48">ως ζφην, </text:span><text:span text:style-name="T19">Ofi </text:span><text:span text:style-name="T48">προσφέρειν</text:span></text:p>
      <text:p text:style-name="P7"><text:span text:style-name="T19">Reponito</text:span><text:span text:style-name="T48">, </text:span><text:span text:style-name="T19">conservans pelle conditum.<text:line-break/>Votlet sagittarum insectarum pharmaco<text:line-break/>Vulneribus, vasum'</text:span></text:p>
      <text:p text:style-name="P7"><text:span text:style-name="T19">Item jaculantium virus ahimdlsumJ</text:span><text:span text:style-name="T6"> </text:span><text:span text:style-name="T26">s</text:span><text:span text:style-name="T6"> ''n iiij'<text:line-break/></text:span><text:span text:style-name="T19">Quare medendi existit cdnstmilis modus.<text:line-break/>In his enim carnem oblnesum scalpro'statim<text:line-break/>Circoncidere necejse est et cucurbitas </text:span><text:span text:style-name="T31">1<text:line-break/></text:span><text:span text:style-name="T19">Si liceat, admoveri stammis Dulnerf, </text:span><text:span text:style-name="T19">AArd:<text:line-break/></text:span><text:span text:style-name="T19">Acribus et medicamentis -ac: urentibusrr--</text:span><text:span text:style-name="T6"> </text:span><text:span text:style-name="T6">n<text:line-break/></text:span><text:span text:style-name="T19">Id longiore servans latum tempore.<text:line-break/>Quod indicavi prius lu • commentario</text:span><text:span text:style-name="T6"> </text:span><text:span text:style-name="T6">-u ,<text:line-break/></text:span><text:span text:style-name="T19">Alio, iis qui medicamina tradita desiderent<text:line-break/>Lfstcere, quae scalpro stunt , ’ urentibus. - '•<text:line-break/>Sunt utiles antidoti in potionibus,<text:line-break/>Quas viperae applicari jufst morsibus.</text:span></text:p>
      <text:p text:style-name="P74"><text:span text:style-name="T19">Item coagulum ipsts offer hinnult, </text:span><text:span text:style-name="T19">-<text:tab/>-•</text:span></text:p>
      <text:p text:style-name="P7"><text:span text:style-name="T6">Et </text:span><text:span text:style-name="T19">gentianae,</text:span><text:span text:style-name="T6"> ut </text:span><text:span text:style-name="T19">tabiosarum morstbu: _</text:span></text:p>
      <text:p text:style-name="P75"><text:span text:style-name="T41">'"ί '<text:tab/>...<text:tab/>,<text:tab/><text:tab/><text:tab/> ' '</text:span></text:p>
      <text:p text:style-name="P7"><text:span text:style-name="T19">Adferre oportet reliourt, stcut docuimus<text:line-break/>In </text:span><text:span text:style-name="T19">illis facere ; </text:span><text:span text:style-name="T19">quippe haec </text:span><text:span text:style-name="T19">istis </text:span><text:span text:style-name="T19">congruant.<text:line-break/></text:span><text:span text:style-name="T19">Succumque </text:span><text:span text:style-name="T19">Cyrenaeum istis fac temperes:<text:line-break/>Sin </text:span><text:span text:style-name="T19">copia </text:span><text:span text:style-name="T19">negetur, des, etiam medicum,<text:line-break/></text:span><text:span text:style-name="T19">Aquae duobus cyratkis . </text:span><text:span text:style-name="T19">osipll pondere </text:span><text:span text:style-name="T19">,su<text:line-break/></text:span><text:span text:style-name="T19">At </text:span><text:span text:style-name="T19">gentianae</text:span><text:span text:style-name="T19">, quantpm ogolisures pendeant.<text:line-break/>Est </text:span><text:span text:style-name="T19">autem melior </text:span><text:span text:style-name="T19">succus, quam, radicula.</text:span></text:p>
      <text:h text:style-name="Heading_20_2" text:outline-level="2">Cap. XVII.</text:h>
      <text:p text:style-name="P76"><text:span text:style-name="T19">[Antidoti ab. Hera' conscriptae thertacae,<text:line-break/>quas </text:span><text:span text:style-name="T19">etiam nos </text:span><text:span text:style-name="T19">experti rsumasstj</text:span><text:span text:style-name="T6"> Theriaca qua usus est<text:line-break/>Marcus Imperator. 4dSeminis trifolii bituminosi partem<text:line-break/>unam, </text:span><text:span text:style-name="T6">aristolochiae </text:span><text:span text:style-name="T6">rotundae partem unam,, rutae silvestris<text:line-break/>partem unam, ervj.inoliti.partem nuam, vino excipe, et<text:line-break/>confice pestillos drachmarum iv, dato unum ex vino et<text:line-break/>oleo...-' </text:span><text:span text:style-name="T6">... </text:span><text:span text:style-name="T6">- </text:span><text:span text:style-name="T6">.".luoiisniiec. riv- •<text:tab/></text:span><text:span text:style-name="T6">,</text:span></text:p>
      <text:p text:style-name="P11"><text:span text:style-name="T19">[Antidotum aliud id eadem vehementer efficax.]<text:line-break/>Hdaaape praesidium ad serpentia, quod Philometor</text:span></text:p>
      <text:p text:style-name="P7"><text:span text:style-name="T19">Usu praecipuam repperii Antiochus. '</text:span></text:p>
      <text:p text:style-name="P9"><text:span text:style-name="T48">νε.Λ' </text:span><text:span text:style-name="T48">,</text:span></text:p>
      <text:p text:style-name="P13"><text:span text:style-name="T6">Meu </text:span><text:span text:style-name="T19">drachmas </text:span><text:span text:style-name="T19">binas </text:span><text:span text:style-name="T19">radicis ponito, tantum<text:line-break/>GermuiasargilJnsponderistiafisipian$su</text:span><text:span text:style-name="T54">z</text:span><text:span text:style-name="T19"> </text:span><text:span text:style-name="T19">,</text:span><text:span text:style-name="T6"> eo</text:span></text:p>
      <text:p text:style-name="P13"><text:span text:style-name="T19">Et panacisviotidem draehmofsstliquor^rpsuscit^gte^po<text:line-break/>TrijsaUi; -quantum Aracsmausa^suifcttussualb^t,^^</text:span></text:p>
      <text:p text:style-name="P11"><text:span text:style-name="T19">Oxybaphmrn marathri rrnecnfi,^,gmgos.et mstst.fsull<text:line-break/>Atqueapse; 'sunvantist&amp;ni^y^i^fts^t^tn^^nfi^</text:span></text:p>
      <text:p text:style-name="P7"><text:span text:style-name="T19">Ast ervi </text:span><text:span text:style-name="T19">pones acetabula bina surinuc; </text:span><text:span text:style-name="T19">sor r</text:span></text:p>
      <text:p text:style-name="P7"><text:span text:style-name="T19">Omnia </text:span><text:span text:style-name="T66">cum .Cb.io </text:span><text:span text:style-name="T19">necta^e -^finsaA.ant,, -</text:span></text:p>
      <text:p text:style-name="P13"><text:span text:style-name="T19">Orbiculos striges, justo qui stnguH iit illis<text:line-break/>Drachmae- dimidium pondererconstiluant.</text:span></text:p>
      <text:p text:style-name="P13"><text:span text:style-name="T19">Irrorans Chio medicamina ,ifiperae amarurn<text:line-break/>Aequali virus asticiato modo.</text:span></text:p>
      <text:p text:style-name="P13"><text:span text:style-name="T19">Hoc autem effugies horrenda pkalangia potu.</text:span><text:span text:style-name="T6"> </text:span><text:span text:style-name="T6">I<text:line-break/></text:span><text:span text:style-name="T19">Scorpi etiam stimulum non percare gravem.</text:span></text:p>
      <text:p text:style-name="P7"><text:span text:style-name="T19">Eadem exacte scripta ponderibus. 4</text:span><text:span text:style-name="T6"> Meu Cretici drach. ij,<text:line-break/>ieminis trifolii drach. ij, scrpilli sicci drach. iv, foeniculi<text:line-break/>drach. iv, ammeos 3 iv, feminis apii drach. iv, ervi fari-<text:line-break/>nae 5 viij, trita excipito vino Chio et fingito pastillos</text:span></text:p>
      <text:p text:style-name="P77"><text:span text:style-name="T6">trioboIares</text:span><text:span text:style-name="T41">, </text:span><text:span text:style-name="T6">ac dato'-unum ex vino. </text:span><text:span text:style-name="T19">Aliud antidotum,<text:line-break/>tbertadti-^d scorpionum ictus et quae morsa virus emittere<text:line-break/>videnturg ad rupta esmpnvidstone.';-, infiationes coli et multa<text:line-break/>similia i didnc medictn&amp;m ^tdhes ex Arnlda prosectus Cae-<text:line-break/>suri donavtt , multis en cbmmilitonibus scrcatis. </text:span><text:span text:style-name="T6">ty Radicis<text:line-break/>bryoniae albae 'drach. alij, trifolii feminis drach. iv, ireos,<text:line-break/>chalcitidis, utriusqne drach.iv, &gt; aristolochiae tenuis drach.<text:line-break/>iv, rorisinarihi radicis drach. iv, succi papaveris drach. iv,<text:line-break/>zingiberis disiclu ivj.feminnm rutae silvestris: </text:span><text:span text:style-name="T6">5 </text:span><text:span text:style-name="T6">vj,- serpilli<text:line-break/>drach. iij^dtiiaini</text:span><text:span text:style-name="T26">35</text:span><text:span text:style-name="T6">Aethiopici 'drach. iij; Jadieis eryngii<text:line-break/>drach. iij, ervi farinae' albae drach..x,- vini Chii marinae<text:line-break/>expertis quod satis' est; ‘pastillos </text:span><text:span text:style-name="T26">;</text:span><text:span text:style-name="T6">fingitu qui pendent 5<text:line-break/>singuli et ex 'vluilinecarihemina dato, </text:span><text:span text:style-name="T6">m” •<text:tab/>’<text:tab/>' * ' •</text:span></text:p>
      <text:p text:style-name="P23"><text:span text:style-name="T19">[Aliud ad viperarum rnotsus.j su.</text:span><text:span text:style-name="T6"> Fraxini foliis </text:span><text:span text:style-name="T41">Οοη-<text:line-break/></text:span><text:span text:style-name="T6">tusis expressisque suceum ex vino potui dato, folrisqbe<text:line-break/>contractis vulnus obducito.<text:tab/>'</text:span></text:p>
      <text:p text:style-name="P7"><text:span text:style-name="T6">[Aliud </text:span><text:span text:style-name="T19">ad phalangicium morsus</text:span><text:span text:style-name="T6"> Uni pastillo try-</text:span></text:p>
      <text:p text:style-name="P9"><text:span text:style-name="T6">gonis misceto, piperisgr.xiij, suminis phylli gr, xl, ex<text:line-break/>diluta vini potione calida ad triduum propinato.</text:span></text:p>
      <text:p text:style-name="P7"><text:span text:style-name="T6">[Aliud </text:span><text:span text:style-name="T19">idem faciens.]</text:span><text:span text:style-name="T6"> Rt. Aristolochiae Creticae lon-<text:line-break/>gae drach. j, cumini Aegyptii obolos </text:span><text:span text:style-name="T19">iij</text:span><text:span text:style-name="T19">,</text:span><text:span text:style-name="T6"> </text:span><text:span text:style-name="T6">rutae silvestris<text:line-break/>feminis drach. vj, succi Cyrennini draeb. iij </text:span><text:span text:style-name="T41">β, </text:span><text:span text:style-name="T6">minii </text:span><text:span text:style-name="T6">Lemnii<text:line-break/>sirach. x, myrrhae drach. viij, opobalsami </text:span><text:span text:style-name="T6">drach. </text:span><text:span text:style-name="T6">viij, pi-<text:line-break/>peris albi draesi. ij </text:span><text:span text:style-name="T41">β, </text:span><text:span text:style-name="T6">canchryos 5 iv, contusa cribrata-<text:line-break/>que, melle conspergito et ad </text:span><text:span text:style-name="T6">fabae </text:span><text:span text:style-name="T6">Aegyptiae magnitudi-<text:line-break/>nem ex aqua calida propinatu; quod si valentiori uti<text:line-break/>velis,-duplum exhibeto. '</text:span></text:p>
      <text:p text:style-name="P7"><text:span text:style-name="T19">[Alia post commemorata, prima antidota tkertace.j<text:line-break/></text:span><text:span text:style-name="T6">Haud novi quomodo potionibus ad coxendicum dolores<text:line-break/>duabus citra ordinem conscriptis, possea rursus antidota<text:line-break/>addiderit, Zopyrion dictum; ac aliud quoddam ex variis<text:line-break/>mixturis constans, omnibus (ut inquit) lethalibus accom-<text:line-break/>moaatum:live antea, sive post assumatur. Caelorum con-<text:line-break/>gruit etiam ad rabiosorum morsus, pleuriticos et internos<text:line-break/>dolores universos, quemadmodum et ad mulierum, afie-</text:span></text:p>
      <text:p text:style-name="P9"><text:span text:style-name="T6">etiones conferti </text:span><text:span text:style-name="T6">i </text:span><text:span text:style-name="T6">.Post hoc. rursus aliud'multiplicis </text:span><text:span text:style-name="T6">ustis<text:line-break/></text:span><text:span text:style-name="T6">tradidit ex centum rebus compositum, eximium vero, ut-<text:line-break/>ait, ad lethalia'.et a cerussa suffocatos. Deinde post haec<text:line-break/></text:span><text:span text:style-name="T6">ilspd </text:span><text:span text:style-name="T6">quod Lemnia, terra constat apposuit, de quo jam<text:line-break/>prius etiam egi,. Damocratis carrninlbns adscriptis; itaque<text:line-break/>alio quod 'ex centenis“medicamentis' conficitur praetermisso,<text:line-break/>satis mihi erit Zopyrlon et post Isi scriptum adjicere.<text:line-break/>Praeterea </text:span><text:span text:style-name="T6">eo </text:span><text:span text:style-name="T6">quod ex Lemnia terra i constat omisso, quod<text:line-break/>centum' simplicia recipit. Respondet enim Zopyrion an-<text:line-break/>tidotum cum eo quod Andromachus tradidit., . ad omnia<text:line-break/>efficax J sed peculiarius ad lethalia/hepaticos, inflationes<text:line-break/>ventris et incipientes fufsusiones, praesertim in quibus id<text:line-break/>quod insidet largior .est spiritus. . .4 Myrrhae drach. v,<text:line-break/>Syriacae nardi 5 vfi, 'croci 5 ivfi, schoenanti 5 ij-fi,<text:line-break/>cassiae </text:span><text:span text:style-name="T6">5 </text:span><text:span text:style-name="T6">iv, cinnamomi </text:span><text:span text:style-name="T6">5 </text:span><text:span text:style-name="T6">iij, piperis albi drach. </text:span><text:span text:style-name="T6">j </text:span><text:span text:style-name="T41">β;<text:line-break/></text:span><text:span text:style-name="T6">thuris drach. j et obolum j, costi drach. j, melle Attico<text:line-break/>excipe, ac finge trochiscos nucis avellanae magnitudine,--</text:span><text:span text:style-name="T6">i'<text:line-break/></text:span><text:span text:style-name="T6">dantur ex mnlso vel aqua. </text:span><text:span text:style-name="T19">Aliud antidotum omnibus</text:span></text:p>
      <text:p text:style-name="P9"><text:span text:style-name="T19">Icihalibus faciens et praesumptum et </text:span><text:span text:style-name="T19">postea </text:span><text:span text:style-name="T19">datum; valet<text:line-break/>etiam 'ad rabiosarum"t&gt;imisui'}</text:span><text:span text:style-name="T31">ri</text:span><text:span text:style-name="T19">fiseu et d&amp;splestruidassciiitar-<text:line-break/>nosquc</text:span><text:span text:style-name="T6"> doiorfei; </text:span><text:span text:style-name="T19">ituficammndtisuU^iiSrii’ muUmdid^dolatstbas<text:line-break/></text:span><text:span text:style-name="T19">st </text:span><text:span text:style-name="T19">affecttonitbus,</text:span><text:span text:style-name="T6"> ‘uaj. Glycyrrhizae^dmehf vj. ot obolttnfj </text:span><text:span text:style-name="T41">β,<text:line-break/></text:span><text:span text:style-name="T6">dauci Cretici seminis</text:span><text:span text:style-name="T26">7</text:span><text:span text:style-name="T6"> drach.'vj; otbblum' jPfisiuipS 5 iv,<text:line-break/>-obolosij, castorii dradhi-ij, SbdlujnTUPiP</text:span><text:span text:style-name="T26">6</text:span><text:span text:style-name="T6">^®'Idlisit drach-<text:line-break/></text:span><text:span text:style-name="T19">vj,,</text:span><text:span text:style-name="T6">obolos iv,- cesti drach. 4j,</text:span><text:span text:style-name="T26">K,,</text:span><text:span text:style-name="T6">obolosi ij, spicae haidi<text:line-break/>drach. vj, scsquiob0lum;cassiae-nigraedrdch.,'v, obolos ij,<text:line-break/>thuris masculi drach j fpalsiefeleds *S * vsilobnsessiiijnstmrsiir<text:line-break/>drach. vj, obolosvj.fi, succi liypocystidis dracit. vjsiaeorr<text:line-break/>drach.ij, foliorum malabuthri</text:span><text:span text:style-name="T26">y</text:span><text:span text:style-name="T6">draclu.vj; obol'um 'j, saga-<text:line-break/>peni drach. ij,fructus balsami drach. v, obolos </text:span><text:span text:style-name="T19">ij ;</text:span><text:span text:style-name="T6"> niyr-<text:line-break/>rhae 5vj, croci drach. vij, obolos ij, styracis drach? vj.<text:line-break/>cinnamomi drach. vij, -obolos ij;''zingiberis draclo vij,<text:line-break/>obolos </text:span><text:span text:style-name="T6">ij, </text:span><text:span text:style-name="T6">piperis albi drach. v, obolos </text:span><text:span text:style-name="T6">ij, </text:span><text:span text:style-name="T6">phu 5 v, pe-<text:line-break/>.trosclini draclo iy, nardi Celticae drach. iv, obolos ij </text:span><text:span text:style-name="T41">β,<text:line-break/></text:span><text:span text:style-name="T6">hyperici drach. ij , acaciae succi drach. ij, gentianae drach.<text:line-break/>iv, iris lllyricae drach. ij, anisi 3 iij, thlaspeos drach. vj,</text:span></text:p>
      <text:p text:style-name="P9"><text:span text:style-name="T6">ohniftiiili^i ecsarqm</text:span><text:span text:style-name="T58">s</text:span><text:span text:style-name="T6">siasqajninr.draeh.iy</text:span><text:span text:style-name="T58">y</text:span><text:span text:style-name="T6">,\mei dracla ij,<text:line-break/>ssu8?niid(fc</text:span><text:span text:style-name="T26">a&lt;</text:span><text:span text:style-name="T6">?h* ij,. cordamWialruoninivrvnschecnan.ti draclo<text:line-break/>vj, obolpgnijjjecpopanecisalranii.yyrji;) ppobalfami drach.<text:line-break/>vjvflig' galliaiiij draosi.lelijo opulcsij;;restnaeiterebluthinae<text:line-break/>drach. vj.gpbolos ij, agminialpacsu yijest; 'ieypheos drach.<text:line-break/>vj. bdellii drach. vj,,,[scinci drach. ij, amomi drach. iij,<text:line-break/>poiiijalrecb. </text:span><text:span text:style-name="T58">t</text:span><text:span text:style-name="T6"> v, nimsijs</text:span><text:span text:style-name="T6">, </text:span><text:span text:style-name="T6">jjr</text:span><text:span text:style-name="T6">, </text:span><text:span text:style-name="T6">dictamni 5,ni </text:span><text:span text:style-name="T41">Λ </text:span><text:span text:style-name="T19">sutae</text:span><text:span text:style-name="T6"> silvestris<text:line-break/>feminiaj drecst.fiiij</text:span><text:span text:style-name="T58">f</text:span><text:span text:style-name="T6">nigllliiijumnii drach-ij </text:span><text:span text:style-name="T41">β,</text:span><text:span text:style-name="T6">-berysimi drach.<text:line-break/>ivrixipo Pluderno ealAttieo, melle exniniiantur.</text:span><text:span text:style-name="T26">-</text:span></text:p>
      <text:p text:style-name="P78"><text:span text:style-name="T58">s</text:span><text:span text:style-name="T6">,,|Alijid. </text:span><text:span text:style-name="T19">antidotum f pasci</text:span><text:span text:style-name="T6"> ad </text:span><text:span text:style-name="T19">Aethalia, praesumptum,<text:line-break/>et postea datum.,, nsostque reliqua medicamenta exhibUn<text:line-break/>impedit; quum vero daturn fuerit,, naufeam movet, quoad<text:line-break/>totum quod peiuiciosurn esi,, expellatur.]</text:span><text:span text:style-name="T6"> 4 Mluli sigilli<text:line-break/>Lemnii'5 j, obolos </text:span><text:span text:style-name="T19">ij,</text:span><text:span text:style-name="T6"> baccarum juniperi 5 ij, °le° quam'<text:line-break/>optimo trita excipe, daque nucis avellanae, magnitudine.</text:span><text:span text:style-name="T6">,<text:line-break/></text:span><text:span text:style-name="T6">cum mulso. </text:span><text:span text:style-name="T6">—<text:tab/></text:span><text:span text:style-name="T6">.<text:tab/></text:span><text:span text:style-name="T6">' .</text:span></text:p>
      <text:p text:style-name="P7"><text:span text:style-name="T6">[Er </text:span><text:span text:style-name="T19">commentariis Aphrodae ad aquae metum.]</text:span><text:span text:style-name="T6"> 2lLa-</text:span></text:p>
      <text:p text:style-name="P79"><text:span text:style-name="T6">thyridis </text:span><text:span text:style-name="T19">3'j,</text:span><text:span text:style-name="T6"> castorii 3 iij, laevigata cum </text:span><text:span text:style-name="T6">hemina </text:span><text:span text:style-name="T6">rosacei<text:line-break/>dantur• potui.<text:tab/>- </text:span><text:span text:style-name="T6">. </text:span><text:span text:style-name="T6">..-</text:span></text:p>
      <text:p text:style-name="P7"><text:span text:style-name="T6">[Pilula </text:span><text:span text:style-name="T19">ejusdem, md aquae metum.]</text:span><text:span text:style-name="T6"> Castorii 5 j </text:span><text:span text:style-name="T41">β,<text:line-break/></text:span><text:span text:style-name="T6">lathyridum g. ix, datu.</text:span></text:p>
      <text:p text:style-name="P11"><text:span text:style-name="T6">;. 1 </text:span><text:span text:style-name="T6">[Aliter, </text:span><text:span text:style-name="T19">a Aicostrato.j</text:span><text:span text:style-name="T6"> 2|. Castorii 5 viij , lycii In-<text:line-break/>dici 5 iv, gentianae 5 ij, cancrorum crematorum 5 j </text:span><text:span text:style-name="T41">β,<text:line-break/></text:span><text:span text:style-name="T6">melle mixta dato. ,</text:span></text:p>
      <text:p text:style-name="P80"><text:span text:style-name="T6">[Ad </text:span><text:span text:style-name="T19">aquae metum admirabilem</text:span><text:span text:style-name="T6"> Si aqua in qua fabri<text:line-break/>ferrumen abstergunt, inscio artifice</text:span><text:span text:style-name="T6">, </text:span><text:span text:style-name="T6">exhibeatur, mirum<text:line-break/>in‘modum perficit: at iis qui jam aquam extimescunt, ut<text:line-break/>bibant.,, poculo panniculum ex sella supponito </text:span><text:span text:style-name="T6">et </text:span><text:span text:style-name="T6">bibitur.<text:line-break/>Confert etiam gentiana per se, tribus cochleariis cum<text:line-break/>aqua.<text:tab/></text:span><text:span text:style-name="T6">z</text:span></text:p>
      <text:p text:style-name="P7"><text:span text:style-name="T6">[Amaranti </text:span><text:span text:style-name="T19">Grammatici ad pedum dolares, quo etiam<text:line-break/>ipsu &gt; usus est."]</text:span><text:span text:style-name="T6"> 4 Rhei Pontici drach. x, piperis albi<text:line-break/>drach.'viij,- petroselini, agarici, hyperici, acori, eryngii,<text:line-break/>singulorum drach. xvj, cardamomi, thlaspeos, acaciae,<text:line-break/>succi glycyrrhizae drach. ij, rosarum siccarum, singulorum </text:span><text:span text:style-name="T6">.</text:span></text:p>
      <text:p text:style-name="P9"><text:span text:style-name="T6">dracb. xiv, feminis, foeniculi dracliiiij, aristolochiae limgec<text:line-break/></text:span><text:span text:style-name="T69">drach. il </text:span><text:span text:style-name="T6">etsiOtundae alqaecarnm rusui, ptrinsque. dnaelu iij,<text:line-break/>feminis apii drach. iij , feminis napi sil vestris draclo iij;<text:line-break/>zingiberis drach.. iij, </text:span><text:span text:style-name="T19">gentianae</text:span><text:span text:style-name="T6"> drach. </text:span><text:span text:style-name="T19">vj, sciucr drach. ij.<text:line-break/></text:span><text:span text:style-name="T6">thuris draqnior, phu Pontici.sirach..ali, irionis drach. vj,<text:line-break/>iridis Illyricae drach..xiij, cassiaec. ligustici, schoenanthi;<text:line-break/>spicae nardi,, sii, fcorpruri, singulorum siraelo vj, mellis<text:line-break/>quod fatis est: </text:span><text:span text:style-name="T6">datur </text:span><text:span text:style-name="T6">nucis avellanae magnitudo ad annum.</text:span></text:p>
      <text:p text:style-name="P7"><text:span text:style-name="T6">[Aliud, </text:span><text:span text:style-name="T19">quo ego utor.]</text:span><text:span text:style-name="T6"> 4 Chamaedryos drach. lxxxiv,<text:line-break/>scordii drach. iij, petroselini </text:span><text:span text:style-name="T19">suach.</text:span><text:span text:style-name="T6"> iij, cardamomi drach.<text:line-break/>iij, rnarrunii, gentianae, mtriusque farach. </text:span><text:span text:style-name="T19">igisuentsurii<text:line-break/></text:span><text:span text:style-name="T6">drach </text:span><text:span text:style-name="T19">iv</text:span><text:span text:style-name="T6"> </text:span><text:span text:style-name="T41">β</text:span><text:span text:style-name="T6">, aristolochiae rotundae tantundem, mellis quod<text:line-break/>sufficit: datur ad nucis avellanae magnitudinem cum aqua<text:line-break/>ad annum.</text:span></text:p>
      <text:h text:style-name="P4" text:outline-level="1"><text:bookmark-start text:name="bookmark4"/>GALENI AD PISONEM DE THE-<text:line-break/>RIACA LIBER.<text:bookmark-end text:name="bookmark4"/></text:h>
      <text:h text:style-name="Heading_20_2" text:outline-level="2">Cap. I.</text:h>
      <text:p text:style-name="P271"><text:span text:style-name="T19">[^Librum dicat Pisani, Andromacham com-<text:line-break/>mendat, at causum operis conscribendi aperit Galenusi]<text:line-break/></text:span><text:span text:style-name="T6">Librum hunc de Theriaca tibi (optime Piso) omnibus<text:line-break/>accurate perpensis studiose construxi, quum potiissinium te<text:line-break/>ad ejus cognitionem haud frigide affectum perspexerim.<text:line-break/>Profectus enim interdum ad te pro more, multos sane<text:line-break/>et diversos a consuetis libros tibi propositos offendi.' Et-<text:line-break/>enim tibi gratum est, ac praesertim a publicis negotiorum</text:span></text:p>
      <text:p text:style-name="P9"><text:span text:style-name="T6">occupationibus cum veteribus philofophis viris consuetu-<text:line-break/>di nem habere. Imo commentarium q,nendam de Antidoto<text:line-break/>hac conscriptum^ tunc“jaon"sine voluptate legebaset me<text:line-break/>tibi astantem, ilico amicis intuitus oculis, comiter etiam<text:line-break/>alloquebaris;' </text:span><text:span text:style-name="T19">'an</text:span><text:span text:style-name="T6"> dninde iterum, jne audiente, librum re-<text:line-break/>legebas.. Auscultabam vero 'et ..ipse.,. quoniam commenta-<text:line-break/>rius non oscit anter erat, compositus a quodam Andromache<text:line-break/>vccatu, qui artem non modo rerum experientia perfecte<text:line-break/>calluerit, scd etiam sermonibus.ratiocinationem iir rpsis<text:line-break/>prorsus exercuerit. . Itaque praecellere ipsum nostratibus,<text:line-break/>quod his in rebus praevaleret,.; illius tempestatis reges,<text:line-break/>nteo quidem judicio,; crediderunt,,, sursan patria quaque<text:line-break/>nonnihil ad medicinam exquisite.discendam ipsi opitulante.<text:line-break/>Cretensis. siquidem erat natione; </text:span><text:span text:style-name="T19">ac</text:span><text:span text:style-name="T6"> verisimile- est Cretam;<text:line-break/>ut diversas plerasque herbas, ita etiam ad quoddam: me-<text:line-break/>dicamentarii salutare hominibus talem virum tulisse. Quum<text:line-break/>autem illius </text:span><text:span text:style-name="T19">feripta perlegeres,</text:span><text:span text:style-name="T6"> admodum ego gavisus.ftus,&gt;<text:line-break/>quod ita accuratu mentem iis . quae. ab illo- dicebantur.</text:span></text:p>
      <text:p text:style-name="P9"><text:span text:style-name="T6">intenderes vereque magna me admiratio detinuit/ atque<text:line-break/>nostrae fortunae multam gratiam habui, quod te tanso<text:line-break/>artis studio teneri conspexerim. Siquidem pleriqtie alio-<text:line-break/>rum hominum solas aures hujus sententiis oblectari de-<text:line-break/>siderant; tu vero non- solum’ ea quae dicuntur, leum ob-<text:line-break/>luctatione andis, verum etiam multa quae non exprimun-<text:line-break/>tur, lusita prudentia ingeniose invenis'; nonnulla opera<text:line-break/>quoque tam accurate pernovisti et perspicis, ut nos qui<text:line-break/>studioso labore didicimus. Quod quam verissime ego' in<text:line-break/>te contemplatus et magnopere sum admiratus.' Nam quum<text:line-break/>libeporum tuorum carissimus ex quadam equitandi ne-<text:line-break/>cessitate peritonaei affectu laboraret; ut qui sacris adori-'<text:line-break/>nistrandis publice -esset praefectus, ceremoniarum gratia,<text:line-break/>quae diis Romanorum necessario tnne fiebant; quamobiem<text:line-break/>et generosissimos pueros concinne equitantes, faItantesque,<text:line-break/>tanquam equis sacra quaedam et ipsos obire oportebat.<text:line-break/>Quum igitur filii tui natura admodum-teneri, locus hic;<text:line-break/>undequaqne contusus violenter, a subjectis partibus ab-</text:span></text:p>
      <text:p text:style-name="P8"><text:span text:style-name="T6">foederet, ac deinde pure collecto, incisione etiam opus<text:line-break/>haberet; puer sane tanquam vir quidam jam patienter<text:line-break/>omnia sustinens praeter expectationem curabatur, ceu ex<text:line-break/>quodam philosophiae studio</text:span><text:span text:style-name="T6">, </text:span><text:span text:style-name="T6">fortitudine </text:span><text:span text:style-name="T6">ac </text:span><text:span text:style-name="T6">magnanimi--<text:line-break/>tate ad praesens malum probe instructus exercitatusque.<text:line-break/>• Tu vero adstans diligenter inspiciebas, animumque omni-<text:line-break/>bus quae a nobis flebant, intendebas;, ut si quando non-<text:line-break/>nihil etiam oscitanter fieret; statim instares, admoneresque<text:line-break/>secundum Hippocratem, nihil temere agendum. Sed ego<text:line-break/>aliquid etiam laudabilius spectans difficilius </text:span><text:span text:style-name="T19">a</text:span><text:span text:style-name="T6"> te fieri ani-<text:line-break/>madverti, nempe si quando medicamentum quoddam a me-<text:line-break/>dente impositum suo in loco mnius recte haerebat, id<text:line-break/>tuismet digitis transpofitum, apte vulneri applicabas, ut<text:line-break/>miraculum esse videretur, tc tam repente manibus ex tuo<text:line-break/>erga filium amore et naturali dexteritate, absolutam ar-<text:line-break/>tem ostendisse. Atque id ipfurn tibi usu venire cornperio,<text:line-break/>quemadmodum etiam Plato saplentissimus in multis, ut<text:line-break/>est consentaneum, frequenter speculatus et veritatis gau-</text:span></text:p>
      <text:p text:style-name="P9"><text:span text:style-name="T6">dens Accessitate et disciplinas</text:span><text:span text:style-name="T19">inquit,</text:span><text:span text:style-name="T6"> rerum esse recor-<text:line-break/>dationes, et ahiinurn omnium habere videri'notitias; quae<text:line-break/>tunc nimifuni apparent,’ qimm usus postulat/' lea 'in te<text:line-break/>quoque ob filii solicitudinern praesens tibi artis axperien</text:span></text:p>
      <text:p text:style-name="P13"><text:span text:style-name="T6">. tia praeter nostram opinionem apparebat. Nec id sane<text:line-break/>immerito, quum sis adeo honesti amans atque ingeniosus.<text:line-break/>Neque </text:span><text:span text:style-name="T19">in</text:span><text:span text:style-name="T6"> hoc medicamento theiiacanr neglexisti; verum et<text:line-break/>facultatem ipsius et temperamentum scire studuisti, ad<text:line-break/>haec, tempus, meusuramque usus adamussim perdiscere.</text:span></text:p>
      <text:h text:style-name="Heading_20_2" text:outline-level="2">Cap. II.</text:h>
      <text:p text:style-name="P271"><text:span text:style-name="T19">suTh.eriacae commendatio et dignotio, prin-<text:line-break/>cipianque Romanorum hac idserd fludiurni]</text:span><text:span text:style-name="T6"> Etenim hoc<text:line-break/>est, ut revera, apud universos homines celebratissimum,<text:line-break/>tum ob pollicitationis certitudinem</text:span><text:span text:style-name="T6">, </text:span><text:span text:style-name="T6">tum ob ipsius actio-<text:line-break/>nis facultatem. Nullus enim unquam a feris quae inter-<text:line-break/>i mere consueverunt, commorfus narratur, qui' hac statim<text:line-break/>ep.eta antidoto interierit. Nullus eadem praesumpta,<text:line-break/>haud multo post morsu impetitus, ferae veneno ceu illam<text:line-break/>ftiperante occubuit; quod faepe nonnulli praetores etiam.</text:span></text:p>
      <text:p text:style-name="P8"><text:span text:style-name="T6">penes quos vitae et neris </text:span><text:span text:style-name="T6">potestas </text:span><text:span text:style-name="T6">est., experiuntur, .atqu.e,<text:line-break/>medicamentum probare volentes, ani quod promittat,<text:line-break/>praestare quoque possit, lu reis jam ob; prava quaedam et<text:line-break/>illegitima facinora ad mortem judicatis id explorarunt..<text:line-break/>Nos autem quum in hominibus hujus rei explorationem<text:line-break/>facere non possimus, in aliis quibusdam animantibus idem<text:line-break/>facientes , veram medicamenti probationem invenire cona-<text:line-break/>muf; gallis namque domi non enutritis, neque nobis sunt<text:line-break/>contubernales, sed' potius agrestibus et sicclore praeditis<text:line-break/>corporis temperamento captis, sic feras objicimus, et qui<text:line-break/>luter illos non biberint ex medicamento'; protinus lu-e<text:line-break/>tereunt; qui vero biberint, convalescunt et a morsu vitam<text:line-break/>retinenti Interdum vero medicamentum num adultera—<text:line-break/>tum sit, hoc quoque modo- probare convenit'. Dantes<text:line-break/>enim portionem eorum quae per ventrem purgare queant<text:line-break/>medicamentorum, prius theriacarn exhibemus; quicunque<text:line-break/>data, ipsa non purgetur, qui purgans sumpsit medicamenu<text:line-break/>ttim, hoc ipsc judicamus antidotum esse praestantissimam.</text:span></text:p>
      <text:p text:style-name="P9"><text:span text:style-name="T6">quandoquidem purgationerni </text:span><text:span text:style-name="T19">ei</text:span><text:span text:style-name="T6"> qui medicamento usus sit<text:line-break/>purgante-' prohibuit' ut , tali probatione a ;veri medica-<text:line-break/>rnenti .inventione nunquam aberraverimus.; Multae. siqui-<text:line-break/>dem'a-fraudulentis lu hoc quoque, fraudes fiunt; ac vul-<text:line-break/>gus sola antidotiopluidne. dereptum ab iis, quibus ars<text:line-break/>esi; mercenaria ;r plurimo argento medicamentum- etiam<text:line-break/>prave- consectum redimiti: Sunt...enim , et. ex sanis; qui<text:line-break/>tota omnique ipsoruin: vita assidue medicamento utantur,,<text:line-break/>praesertim 'rqniilolo inhiiman.os ailliberalesque mores- non<text:line-break/>citra . sclicitudinem degunt., scd perpetuo .suspicionem ha-<text:line-break/>bent;:- facile ab.inimicis sibi estrui mortis insidias; . . Non;<text:line-break/>nulli. vero corporis juvandi gratia , quotidie, medicamentum<text:line-break/>assumunt; quemadmodum sane divum Marcum nos quoque<text:line-break/>nevimus, ‘qui legitime </text:span><text:span text:style-name="T6">&gt; </text:span><text:span text:style-name="T6">aliquando imperium gessij et ad-,<text:line-break/>amussim, ut erat vir:prudens, corporis suis tempeuam.en-,<text:line-break/>tum: .intellexit,-- abtfnde et veluti alimento , quodam -minii-<text:line-break/>eamsantnbessielinsttm’., </text:span><text:span text:style-name="T6">2 </text:span><text:span text:style-name="T6">Aliillo namque viro-potius medica-<text:line-break/>mentum’ lionae existimationis, cepit.(initium et facultas</text:span></text:p>
      <text:p text:style-name="P9"><text:span text:style-name="T6">ipsius actionis hominibus- innotuit ; ex contracta namque<text:line-break/>imperaturis sana constitutione - fidem utilitatis antidotus<text:line-break/>majorem consequuta- esu Verum illius principis tempore<text:line-break/>ad eorum duntaxat. cognitionem</text:span><text:span text:style-name="T6">, </text:span><text:span text:style-name="T6">qui viderant, tiieriacae<text:line-break/>opus perveniebat;, sub hujus autem suculi maximis-nimpe-<text:line-break/>ratoribus usus ejjis prodiit in- publicum. Omnibus enim<text:line-break/>licet: nobis ipsorum bonis probe uti et liberaliter curare,<text:line-break/>alio abj alio medicamentum capiente-; quoniam non solum<text:line-break/>hoc nomine caeleris omnibus praecellunt, qtrod imperium<text:line-break/>a diis sint adepti, sed etiam quod universa bona universis<text:line-break/>libenter impartian.t, sicut- et dii ipsi, tantum ex aequo<text:line-break/>gaudii concipiunt', quantus eorum numerus extiterit, qui<text:line-break/>ab ipsis redduntur incolumes, cenfentque maximam regni<text:line-break/>esse partem communem omnium; salutem; quod sane in<text:line-break/>ipsis etiam magis sum admiratus. Non enim in hoc dun-<text:line-break/>taxat medicamento,.conficiendo ponunt industriam, sed ita<text:line-break/>fimt-lu. omnilius erga commune ,benigni magnificique,...ut<text:line-break/>si quando anticis, aliquibus usus venerit,, mirum, sit quam</text:span></text:p>
      <text:p text:style-name="P9"><text:span text:style-name="T6">prompte ac </text:span><text:span text:style-name="T6">quanta </text:span><text:span text:style-name="T6">alacritate medicamenta communicent.<text:line-break/>Non enim ea ubi usus necessitas ingruit, tunc conficiunt,<text:line-break/>sed ad ipsum temporis articulum expromptam quoque il-<text:line-break/>Iorum compositionem egregie possident. Quum igitur An-<text:line-break/>tipater, qui Graecas ipsorum epistolas facere creditus est,<text:line-break/>et propter morum gravitatem et a'hfolutam in dicendo<text:line-break/>facultatem magno in pretio 'habitus, nephritico infestare-<text:line-break/>tur affectu, gravemqire ex eo et intolerabilem dolorem<text:line-break/>conciperet, studium ipsorum amicis servandis quavis laude<text:line-break/>dignissimum' cognovi, mirificam que circa medicinam . ani-<text:line-break/>mi contentionem. - Ita namque &gt; variis differentibusque sym-<text:line-break/>ptomatis obsistentes- cum morbo&lt; longe pulcherrimis me-<text:line-break/>dicamentis certabant, praestantissimorum medicorum instar,<text:line-break/>qui vel omnem vitam in ipsius exercitatione, contriverlut.<text:line-break/>Jam vero Arriam multo omnium mihi carissimam, quae<text:line-break/>et ipsa supra modum ab eis commendabatur, quod diti-<text:line-break/>gentem philosophiaenavaret • operam et Platonis maxime<text:line-break/>libris gauderet, aegrotantem quandoque graviter sanarunt,</text:span><text:span text:style-name="T6">'</text:span></text:p>
      <text:p text:style-name="P8"><text:span text:style-name="T6">stomaehique dissolutione affectam,- jacentemque adeo sirpi-<text:line-break/>namj .ut ne cibos quidem potuerit capere, atque ideo in<text:line-break/>atrophiae periculum veniret ;non aliter quam medici ex-<text:line-break/>' pertissiini' mulierem curaverunt:, propinantes ei vinum;</text:span></text:p>
      <text:p text:style-name="P273"><text:span text:style-name="T6">meo' eousilio, ex absinthio confectum.. Hujus siquidem<text:line-break/></text:span><text:span text:style-name="T6">potu </text:span><text:span text:style-name="T6">iliico stomachum ab imbecillitate vindicavit et fine<text:line-break/>mora appetentiae opus recuperavit. Ceterum quid in filio<text:line-break/></text:span><text:span text:style-name="T6">tuo </text:span><text:span text:style-name="T6">evenerit, nimirum adhuc in memoria retines. Quum<text:line-break/>enim facto abscessu tu quidem'; ut benignus pater, far-<text:line-break/>dior ad sectionem esses,'tempus autem humorem conten-<text:line-break/>tum excerni postulasset, ipsi medicamento exhibito'magna<text:line-break/></text:span><text:span text:style-name="T6">ii'os </text:span><text:span text:style-name="T6">ipsius solicitudine liberarunt. Applicatum namque<text:line-break/>emplastrum locum quidem incumbentem celerius quam<text:line-break/>scalpellum divisit, totum vero humorem subjectum </text:span><text:span text:style-name="T19">eva-<text:line-break/>cuavit ,</text:span><text:span text:style-name="T6"> ut puer hinc non amplius dolorem persentisceret.</text:span></text:p>
      <text:h text:style-name="Heading_20_2" text:outline-level="2">Cap. <text:span text:style-name="T80">III.</text:span></text:h>
      <text:p text:style-name="P273"><text:span text:style-name="T6">[Cur </text:span><text:span text:style-name="T19">e multis antidotus componatur, in-<text:line-break/>fitamtpie rebus omnibus ejsc facultatem, 'quam ratione</text:span></text:p>
      <text:p text:style-name="P9"><text:span text:style-name="T19">fenstbusqua investigamus.] </text:span><text:span text:style-name="T19">i</text:span><text:span text:style-name="T6"> </text:span><text:span text:style-name="T6">Hae igitur circa ista medica-<text:line-break/>menta-, uti .vides,; honestatu regia, praediti haud, immerito<text:line-break/>quoque theriacen diligenter praeparant, singula quae mi-<text:line-break/>scent accuratius probantes ipsi,, quo. nihil praetereant,<text:line-break/>atque hanc ob causam mirifica antidotum opera, edere.<text:line-break/>Etenim varia est, ut nosti, mistura et multiplicem in<text:line-break/>operibus usum exhibet; quo nomine ego illum qui primus<text:line-break/>confecturam ipsius mclitus est' admiror.. Quippe mihi<text:line-break/>videtur non temere, sed exacta quadam ratione,.-atque<text:line-break/>explorata admodum cura compositionem ipsius inyenisse.<text:line-break/>Non enim sieuti medici, qui sc Fab unica experientia em-<text:line-break/>piricos appellaverunt,- neglecta naturarum ratione, unnm-<text:line-break/>quernque sine artificio curant,- turpiter quaedam ex in-<text:line-break/>somniis, quaedam vero ah ipsa fortuna ad ipsam,,artum<text:line-break/>medicamenta capere se promjnciantes, ita nos quoque<text:line-break/>medicinam tractamus: verum quae ratio ipsa prima sclaque<text:line-break/>potest invenire, eadem exacte omni consideratione disqni-<text:line-break/>renles magno studio comperimns. At quae invenire ne-</text:span></text:p>
      <text:p text:style-name="P9"><text:span text:style-name="T6">quit, </text:span><text:span text:style-name="T6">ea </text:span><text:span text:style-name="T6">sensuum experimento judicamus; plerumque ne<text:line-break/>ipsi quidem foli ac unico scnsui judicium de reis conere- .<text:line-break/>dentes. Neque' enim calcem ’quod candica sit, quernad-<text:line-break/>rnodum nix, </text:span><text:span text:style-name="T6">i </text:span><text:span text:style-name="T6">visu duntaxat frigidam judicare fatis esse<text:line-break/>ceufemus; neque rusam, quod-rubra sit,-ideo etiam cale-<text:line-break/>facere-ipsam illice persuademur ; sed una cum.visu sensum<text:line-break/>quoque tactus’ -adhibentes: illam quidem calefacere, adeo<text:line-break/>ut urat, certo invenimus? hanc vero rosam, quod frigidi-<text:line-break/>tatem </text:span><text:span text:style-name="T19">e</text:span><text:span text:style-name="T6"> edntrario in ea tactu percipiamus, ex </text:span><text:span text:style-name="T19">refrige-<text:line-break/>rantium.</text:span><text:span text:style-name="T6"> -numero esse firmiter credidimus. Atque hoc<text:line-break/>pacto reliquorum adamuffirn medicamentorum singulorum<text:line-break/>facultatem ipso sensu judicantes invenimus aliud esse sal-<text:line-break/>sum vel acidum; aliud amarum vel dulce, gustu ipsa<text:line-break/>explorantes. Quod autem aliud calefaciat, aliud-refrige-<text:line-break/>ret, aliud humectet, aliud exiccet, tactus objectio con-<text:line-break/>discere nobis efficit. Eorum veru multa ipso odoratu<text:line-break/>explorare statuimus et facultatis robur ex vehementi ex-<text:line-break/>halatione deprehendimus, imbecillitatem virtutis'ex odoris</text:span></text:p>
      <text:p text:style-name="P11"><text:span text:style-name="T19">/ ,</text:span></text:p>
      <text:p text:style-name="P8"><text:span text:style-name="T6">remissione. At probatumne sit an minns quodlibet, me-<text:line-break/>dicamenlum simplex, sensus ipsius judices statuentes co-<text:line-break/>gnoscimus; atque his primum illa experti </text:span><text:span text:style-name="T6">et </text:span><text:span text:style-name="T6">fide ex uln<text:line-break/>sensuque astructa; ita deinceps experimento rationem ad-<text:line-break/>jungentes, ac in onrnibus veluti duceni ipsam sequentes<text:line-break/>tum simplicibus medicamentis congrue utimur, tum com-<text:line-break/>pofitionem ipsorum rationis artificio praestantissirtiam red-<text:line-break/>. dimus. Nam morbi, eujusque natura 'comperta, ac varie-<text:line-break/>tate differentiaqwe temperamenti simplicium medicamen-<text:line-break/>torum cognita;sic composita praeparamus, unicuique morbo<text:line-break/>quod congruum est, varia-ipscrum compositione distri-<text:line-break/>bueales, singulisqne hominibus pro. corporis ipsorum, .statu;<text:line-break/>ut pharmacis praecipit, artificiose adaptantes. Multa<text:line-break/>namque, uti non ignoras; . penes nos est ad usum parata<text:line-break/>medicamentorum copia; adeoque diversa, ut non solum<text:line-break/>in compositione facultatis diversitas videri queat, sed et-lain<text:line-break/>simplicium medicamentorum alia ex tota ipsorum substans<text:line-break/>tiattnam quandam et,Jimplicem facultatem indicent,, qnefti-d</text:span></text:p>
      <text:p text:style-name="P9"><text:span text:style-name="T6">admcdum scammonium </text:span><text:span text:style-name="T6">bilem flavam trahere apparet; epi-<text:line-break/>thymum </text:span><text:span text:style-name="T6">Atticum </text:span><text:span text:style-name="T6">atrae</text:span><text:span text:style-name="T26">1</text:span><text:span text:style-name="T6">- .bilis humorem </text:span><text:span text:style-name="T6">ex </text:span><text:span text:style-name="T6">ventriculo<text:line-break/>purgare cernitur; granum gnidinm pituitam et totum aquo-<text:line-break/>sum humorem evidenter </text:span><text:span text:style-name="T6">educit. </text:span><text:span text:style-name="T6">Haec siquidem medica-<text:line-break/>menta </text:span><text:span text:style-name="T6">ex </text:span><text:span text:style-name="T6">tota ipsorum parte totaque sua .substantia hu-<text:line-break/>jusmodi humorum inductionem moliri conspiciuntur. Non<text:line-break/>enim fidem Asclepiadi Bithyno medico, adhibemus, data<text:line-break/>occasione dicenti, quum homo jam purgatur, tunc etiam<text:line-break/>humores hos statim aliquam subire mutationem. Quippe<text:line-break/>quoniam auctor . fuit de corpore hypotheseos, atomorum </text:span><text:span text:style-name="T6">\<text:line-break/></text:span><text:span text:style-name="T6">coacervatione et meatibuec contentae, naturae opera de<text:line-break/>medio tollens necessario, coalent an e uni erat et hunc de<text:line-break/>humoribus sermonem ipsum dicere, tanquam id quod ab<text:line-break/>eo - adducitur a ratione .sit allecum ..et </text:span><text:span text:style-name="T6">. </text:span><text:span text:style-name="T6">omnino fieri<text:line-break/>nequeat. Quis enim sanae mentis crediderit tam subito,<text:line-break/>quam medicamentum corpori adhibeatur,' humoris qni </text:span><text:span text:style-name="T6">,<text:line-break/></text:span><text:span text:style-name="T6">excernetur, substantiam generari? Quis contra non. facile<text:line-break/>sibi perfunserit humores hosee prius quoque fecundum</text:span></text:p>
      <text:p text:style-name="P9"><text:span text:style-name="T6">naturam corporibus inesse? quum videat ictero laboran-<text:line-break/>tem, eo tempore qric medicamentum biliosum humorem<text:line-break/>purgans cepit' et bilem, subito copiosam excernere et af-<text:line-break/>fectu expedite liberari?. ,Eum Xero'qui hydrope laborat;<text:line-break/>neutiquam medicamento quodamsimul ac fuerit assumptum,<text:line-break/>omnem aquam ventriculo insidentem cito 'admodum va-<text:line-break/>cuare, atque ex tam subita vacuatione mullum sane hu-<text:line-break/>morem, aut </text:span><text:span text:style-name="T19">certe</text:span><text:span text:style-name="T6"> paucissimum in partibus infarctum<text:line-break/>habere. Verum haec. Asclepiades, pueriliter dogmatis ne-<text:line-break/>cessitati inserviens., ambitionis stadio, 'ut nixi, videre sc<text:line-break/>dissimulat, omnlaque probabilibus potius figmentis conatur<text:line-break/>invenire quam propriam cujusque medicamenti facultatem<text:line-break/>vere confiteri. Nos autem quum haec videamus, scia-<text:line-break/>musque id quod possit, ratione uniuscujusque medicamento-<text:line-break/>rurn naturae • facujltatis proprietatem vere agnoscere, hio<text:line-break/>quoque medicamenta nativa quadam facultate familiarem<text:line-break/>sibi succum attrahere; accurate didicimus; quemadmodum</text:span></text:p>
      <text:p text:style-name="P9"><text:span text:style-name="T6">etiam </text:span><text:span text:style-name="T6">ex </text:span><text:span text:style-name="T6">eo quod Magnes lapis ferrum acl fe attrahat,<text:line-break/>facultatem quandam attfactricem er inesse, nativam facul-<text:line-break/>tatem merito nobis ipsis persuasimus. Deus enim quum<text:line-break/>sit, quemadmodum natura in nobis , fecundum Homerum,<text:line-break/>similia similibus adjungens, ita divinas ipsius facultates<text:line-break/>ostendit.</text:span></text:p>
      <text:h text:style-name="Heading_20_2" text:outline-level="2">Cap. IV.</text:h>
      <text:p text:style-name="P271"><text:span text:style-name="T19">[Simplicia medicamenta plerumque cornpo-<text:line-break/>sttas facultates obtinere, diversus corporis partes et lae-<text:line-break/>dere et juvare, diversaque diversa</text:span><text:span text:style-name="T6"> conuenire.J • Ae reli-<text:line-break/>quorum omnium naturam’ pari studio examinamus, ut fa-,<text:line-break/>cultatern quoque ipsiorum per' quam operantur exquisite<text:line-break/>perdiscamus. Nam dum examen illorum molimur, alia,<text:line-break/>quemadmodum dixi, per totas ipsorum substantias functio-<text:line-break/>iiem obire deprehendimus, alia mixtam quoque in sub-<text:line-break/>stantia facultatem habere et duplici fungi actione tam<text:line-break/>manifesto saepe, ut etiam quam maxime contraria ab eis<text:line-break/>fieri in corpore coufpiciamus, atque id miraculum A'e</text:span></text:p>
      <text:p text:style-name="P9"><text:span text:style-name="T6">videntibus appareat. Lapathi igitur folia si quis- edat,<text:line-break/>aIvum subducet; si quis semen assumat, ipsam astrictam<text:line-break/>habebit. Similiter et-brassicacfuccus et vetulorum gal-<text:line-break/>lorum jus et cochlearum marinarum succi assumpti alvum<text:line-break/>movent. Olus autem ipsum </text:span><text:span text:style-name="T6">brassicae </text:span><text:span text:style-name="T6">et illarum carnes<text:line-break/>comestae ventrem cornprimunti Aloe squamaque aeris<text:line-break/>supercrescentes ulcerum carnes astringunt; et qui fluxus<text:line-break/>sub ipsis fiunt , eos subinde dxiccant; assumpta verii per<text:line-break/>os universum corpus purgant. Lac ubi a nobis dividitur,<text:line-break/>contrarias in usu facultates ddmonstrat; nam ferum ipsius<text:line-break/>bibitum ventrem soluit ; , daseus ingestus exacte ipsum<text:line-break/>cohibet (Nonnulla vero tam inopinabile quippiam in<text:line-break/>mixtione facultatum quae commiscentur efficiunt, ut au-<text:line-break/>ditoribus quoque nullo fieri modo posse videatur, nisi suis<text:line-break/>ipsi oculis id quod accidit contueantur. Trifolium itaque<text:line-break/>heioa, quae hyacintho similis est, quum vere parturit et</text:span></text:p>
      <text:p text:style-name="P9"><text:span text:style-name="T6">semen agresti </text:span><text:span text:style-name="T6">cnico </text:span><text:span text:style-name="T6">persimile obtinet; decocta admodum,<text:line-break/>deinde </text:span><text:span text:style-name="T6">morsibus </text:span><text:span text:style-name="T6">aranei, vel viperae </text:span><text:span text:style-name="T6">quoque ex </text:span><text:span text:style-name="T6">aquae fotu<text:line-break/>adhibita ipsis medetur, et dolores statim sedat. Sin autem<text:line-break/>in alio non cornrnorso fanum locum eodem fotu circumde-<text:line-break/>deris, similem sensum similesque dolores iis quos morsus<text:line-break/>invehit, omnes conciliat;ut revera miraculo dignum opus<text:line-break/>esse videatur eandem herbam et morsum sanare et fera-<text:line-break/>rum peri modo sanam partem prave afficere. Jam vero<text:line-break/>ex medicamentis quaedam hominum nutritioni per initia<text:line-break/>minime conveniunt, Cicuta enim sturnos quidem nutrit<text:line-break/>et letalem in ipsis vim.non exercet,.nos autem, quem-<text:line-break/>admodum probe nosti,futerirnit. Veratrum etiam cotur-<text:line-break/>nicum cibus est, homines vero male corrumpit. Nonnulla<text:line-break/>quoque reperimns quae partes quasdam corporis privatirn<text:line-break/>vitiant. Nam lepus murinus pulmonem exulcerat; can-<text:line-break/>tharis vesicam peculiariter afficit. E contrario pleraque<text:line-break/>medicamenta quibusdam corporis partibus eximie curandis<text:line-break/>funt idonea. Patienti igitur jecinori saepe eupatoria herba</text:span></text:p>
      <text:p text:style-name="P81"><text:span text:style-name="T6">perstrenue auxiliata est; et myrobalanus lienem adjuvat;<text:line-break/>saxifragis et betonica renibus probe faciunt; et-similiter<text:line-break/>alia aliorum , ut experientia obsurvavirnus, propria sunt<text:line-break/>medicamenta, quae nos, ut diri, diligenter perscrutati<text:line-break/></text:span><text:span text:style-name="T6">-*• </text:span><text:span text:style-name="T6">ita cuilibet morbo, ut conveniunt, admolimur, Hippo-<text:line-break/>cratem magistrum longe optimum in bis quoque, ut in<text:line-break/>aliis omnibus, aemulantes. Quod enim exactissimam de<text:line-break/></text:span><text:span text:style-name="T6">jirjtu; :<text:tab/>,<text:tab/>;<text:tab/>in;..,.</text:span></text:p>
      <text:p text:style-name="P7"><text:span text:style-name="T6">medicamentis' artem fecerit cum ,ex aliis plerisune ab</text:span></text:p>
      <text:p text:style-name="P82"><text:span text:style-name="T6">•' -itnsmrikit,.vj.sr- nr </text:span><text:span text:style-name="T26">J</text:span><text:span text:style-name="T6"> . •<text:line-break/></text:span><text:span text:style-name="T6">ipfo conscriptis est cernere- tum. maxime ex iis quae se-<text:line-break/></text:span><text:span text:style-name="T26">r</text:span><text:span text:style-name="T6"><text:tab/></text:span><text:span text:style-name="T6">e-.,as </text:span><text:span text:style-name="T19">i</text:span><text:span text:style-name="T6">..........orbem</text:span><text:span text:style-name="T19">. fiqout .rr;</text:span><text:span text:style-name="T6"> </text:span><text:span text:style-name="T6">nus</text:span></text:p>
      <text:p text:style-name="P7"><text:span text:style-name="T6">cundo Epidernnirum iiijro. in hunc modum prodita reli-<text:line-break/>quit: </text:span><text:span text:style-name="T19">Medicamentorum modosdstsira convenit, ex quibus<text:line-break/>alia quaedam constciantur </text:span><text:span text:style-name="T19">; </text:span><text:span text:style-name="T19">non enim omnes similiter, fed<text:line-break/>alii aliter constituuntur ;' et alia’ medicamenta , maturius,<text:line-break/>vel tardius capta, poscunt praeparari ; nempe siccari, vel<text:line-break/>tundi, vel concoqui et hujusmodi, donec plerunque plu-<text:line-break/>rima minuantur. Huc accedit explicandum quae singulis<text:line-break/>conveniant, in quibus morbis, quo morbi tempore, qua</text:span></text:p>
      <text:p text:style-name="P83"><text:span text:style-name="T41">,. . </text:span><text:span text:style-name="T6">J r:<text:tab/>. </text:span><text:span text:style-name="T6">5t-s&gt;cTer '<text:tab/>•» are- </text:span><text:span text:style-name="T6">rr, .</text:span></text:p>
      <text:p text:style-name="P7"><text:span text:style-name="T19">specie, quoti victu,</text:span><text:span text:style-name="T6"> vel </text:span><text:span text:style-name="T19">anni tempore, quomodo tractemus<text:line-break/>et id genus altui</text:span><text:span text:style-name="T6"> His enim, uti vides, generalius nos<text:line-break/>_ </text:span><text:span text:style-name="T6">r. aprm .t - /rvalJdo ritus-r- </text:span><text:span text:style-name="T19">i.;</text:span></text:p>
      <text:p text:style-name="P84"><text:span text:style-name="T6">docet, ut qur et medicamentorum naturas discere nos<text:line-break/>adhorjetur et tempus exquirere;stuo medicanrenta debent<text:line-break/>assitmi, et eorum qui aifumunf temperaturas inspicere. Sunt<text:line-break/>enim nonnulli procul, dubiq</text:span><text:span text:style-name="T26">1</text:span><text:span text:style-name="T6"> qnitani facile ea poliunt capere<text:line-break/>ut etiam mul toties concoquant, vel nihil ab ipsis incommodi,<text:line-break/>sed aliquando ipsis nutrimento esse medicamentum experian-<text:line-break/>tur. Quidam tani iueptiiiijedicamenlis assumendis existunt,<text:line-break/>ut nequaquam uti ipsis possint et stomachus averfetur, ac<text:line-break/>ante usum facile dissolvatur.<text:tab/></text:span><text:span text:style-name="T6">_</text:span></text:p>
      <text:h text:style-name="Heading_20_2" text:outline-level="2">Cap. V.</text:h>
      <text:p text:style-name="P271"><text:span text:style-name="T6">[Quid medicos induxerit </text:span><text:span text:style-name="T19">ut plura simpli-<text:line-break/>cia commiscerent; quique primus viperas theriacae im-<text:line-break/>pasuitij</text:span><text:span text:style-name="T6"> Haec igitur, ut ego arbitror, et veterum medi-<text:line-break/>corum praestantissimi ab. ipfo edocti, optimas sic medica-<text:line-break/>mentorum compositiones effecerunt, ex singulorum natura</text:span></text:p>
      <text:p text:style-name="P8"><text:span text:style-name="T54">4</text:span><text:span text:style-name="T19"> isu</text:span><text:span text:style-name="T6"> </text:span><text:span text:style-name="T41">ς.</text:span></text:p>
      <text:p text:style-name="P11"><text:span text:style-name="T6">compositionis artificium invenientes, quaeque intenfa sunt<text:line-break/>ipsis qualitatibus aliorum mixtione remittentes, simili<text:line-break/>ratione acria hebetantes et, nt summatim comprehendam,<text:line-break/>pro reliqua cujusque affectus differentia et hominum tem-<text:line-break/>perie medicamentis cum artificio utentes. Quare puto,<text:line-break/>hanc quoque therlacen, de qua totus hic liber ampliter<text:line-break/>disserit, ex plurimis optimisque medicamentis praepara-<text:line-break/>runt. Quum enim considerarent morfius noxiarum fera-<text:line-break/>rum esse inevitabiles et venenosorum medicamentorum<text:line-break/>symptomata letalia, ad haec quum perpenderent homi-<text:line-break/>num naturas permultum invicem differre et aliud alii me-<text:line-break/>dicamentum idoneum, merito exactam ipsius et variam<text:line-break/>fecerunt confectionem, ut hujus rei gratia certo ipsa in<text:line-break/>his omnibus finem assequeretur, atque ob usus necessita-<text:line-break/>tem magno studio ab hominibus affectaretur. Nihil siqui-<text:line-break/>dem inter vitae mala difficilius esse mihi videtur viru-</text:span></text:p>
      <text:p text:style-name="P9"><text:span text:style-name="T6">lentis </text:span><text:span text:style-name="T6">medicamentis </text:span><text:span text:style-name="T6">et feris noxiis. Etenim ab aliis etiam<text:line-break/>gravissimis fuga nos praeservamus, illa maxime hominibus<text:line-break/>imponunt, quod videlicet aliquis nulla praemunitione ad-<text:line-break/>hibifa frequenter venenqin^ nesciens imprudensque assu-<text:line-break/>mit , deinde commorfus. a sera quadam subito interit.</text:span></text:p>
      <text:p text:style-name="P85"><text:span text:style-name="T6">a.-ri </text:span><text:span text:style-name="T41">-Ϊ3 </text:span><text:span text:style-name="T6">.ur .<text:tab/>•<text:tab/>• </text:span><text:span text:style-name="T6">'ii-</text:span><text:span text:style-name="T26">-</text:span><text:span text:style-name="T6">. -</text:span></text:p>
      <text:p text:style-name="P86"><text:span text:style-name="T6">Ego autem ex quodam historiae libro accepi, quomodo<text:line-break/>aliquis bellum contra Romanos gerere voluerit nulla mi-<text:line-break/>litaris ordinis potentia munitus. Horno vero hic (inquit)<text:line-break/>Carchedonius, complures, ollas feris, quae repente possunt<text:line-break/></text:span><text:span text:style-name="T41">ή Λοιϋ </text:span><text:span text:style-name="T6">iners"; </text:span><text:span text:style-name="T6">„<text:tab/>, </text:span><text:span text:style-name="T6">.</text:span></text:p>
      <text:p text:style-name="P87"><text:span text:style-name="T6">occidere</text:span><text:span text:style-name="T6">, </text:span><text:span text:style-name="T6">refertas adversus hostes proiecrt. llli • autem<text:line-break/>,<text:tab/></text:span><text:span text:style-name="T6">Murtolonorie • j<text:tab/></text:span><text:span text:style-name="T6">.</text:span></text:p>
      <text:p text:style-name="P11"><text:span text:style-name="T6">non jntelligentes quid mitteret eoque neutrquam sibi<text:line-break/>caventes, quippe tales emitti sagittae inter hostes non so-<text:line-break/>lebant, protinus collapsi perierant; atque propterea homo<text:line-break/>ille frequenter ejusmodi astutia, tanqnam et ipse fera<text:line-break/>quaedam existeret, inimicorum manus effugiti Quamobrern<text:line-break/>putaverim et vobis primatibus </text:span><text:span text:style-name="T19">et</text:span><text:span text:style-name="T6"> exercituum ducibus ad<text:line-break/>tales usus hoc esse habendum medicamentum; qnod non-</text:span></text:p>
      <text:p text:style-name="P9"><text:span text:style-name="T6">nunquam bellandi incidat necessitas. Olim itaque citra<text:line-break/>ferarum quoque mixtionem confectum medicamentum,<text:line-break/>similiter ad hujusmodi strenue,faciebat. Quum autem me-<text:line-break/>dici scmper in hujus praeparationem certatim incumbe-<text:line-break/>rent, ac aliud commiscere , cogitarent, in hunc modum<text:line-break/>quidam consideravit, miscuitqne ipse beluas. Ajunt au-<text:line-break/>tem Andromachum hunc virum fuisse, medicum meher-<text:line-break/>cule memoria dignum, haud, .mullo ante nos natum.<text:line-break/>Quippe Neroni convixit, cui etiam ipsam desticavit, tum<text:line-break/>vires tum confectionem carmine», complexus. Quod tibi<text:line-break/>hic subjungam,</text:span><text:span text:style-name="T6">, </text:span><text:span text:style-name="T6">ne ipsius historia careas, tam studiosus<text:line-break/>alloqui et cupidus literarum. Illud tamen praefabor, tbe-<text:line-break/>riacen non solum quod ferarum morsibus probe conveniat,<text:line-break/>fed etiam quod ferae ipfae deinceps in confectione mi-<text:line-break/>sceantur, congrue ex utroque- significato esse nominan-<text:line-break/>dam. Versus autem hi sunt.</text:span></text:p>
      <text:h text:style-name="P6" text:outline-level="2">Cap. VI. et VI<text:span text:style-name="T81">I</text:span>.</text:h>
      <text:p text:style-name="P271"><text:span text:style-name="T6"><text:s/></text:span><text:span text:style-name="T19">[A.ndroTnacbi fertioris,, Neronis ar-<text:line-break/>chiatri , </text:span><text:span text:style-name="T19">ex </text:span><text:span text:style-name="T19">viperis therinee,, appellata Galenesej</text:span></text:p>
      <text:h text:style-name="Heading_20_2" text:outline-level="2">Cap. VIII.</text:h>
      <text:p text:style-name="P273"><text:span text:style-name="T19">[Cur^Andfinmdchus uiperarripotius quam<text:line-break/>serpentem alium theiiacae‘‘iAiMisauarit; dcque Cleopatrae<text:line-break/>morte diligens historiafj</text:span><text:span text:style-name="T6"> His' itaque versibus non inepte<text:line-break/>a viro compositis necessarium mihi videtur inspicere cur<text:line-break/>tandem, quum -inultae sint ejusmodi ferae,non alterius<text:line-break/>quam'viperae carnes luutffisturam esse idoneas censeamus.<text:line-break/>Ipse enim nihil </text:span><text:span text:style-name="T6">de </text:span><text:span text:style-name="T6">his; utr-vides, scriptum reliquit. Ego.<text:line-break/>vero has minus aliisAeris^ectrrumpendi facultatem obti-<text:line-break/>nere autumo. Nam bafilismis', bellua sufflava et triplici<text:line-break/>frontis apice munita,‘ut ajunt, nisus etiaxn. solum coii-<text:line-break/>spectusque et sibilo auditus homines qui ipsum viderint<text:line-break/>et audierint momento perimit p etiam ex aliis animanti-<text:line-break/>bus si quod illum jam extinctnm jacentemque attigerit, et<text:line-break/>ipsum subito interimit; quare omne aliarum serarum ge-</text:span></text:p>
      <text:p text:style-name="P9"><text:span text:style-name="T6">nue propinquitatem ipsius devitat, Dryinue,Jerpens sic<text:line-break/>nominatus, quod in radicibus</text:span><text:span text:style-name="T58">S</text:span><text:span text:style-name="T6">quercuum vitam vivat, tam<text:line-break/>malignus ad perdendum prorlitur </text:span><text:span text:style-name="T6">; al </text:span><text:span text:style-name="T6">ejus qui supergredi-,<text:line-break/>tur imprudens cutis .a pedibus excorietur, tota crura<text:line-break/>multum intumescant </text:span><text:span text:style-name="T6">et, </text:span><text:span text:style-name="T6">quod, magis.mirificum proferunt,<text:line-break/>manus quoque ipsas curantium excorientur. Si autem,<text:line-break/>quis aggrediatur haec feram perimere, olfactu rnulctatur<text:line-break/>adeo, ut quemlibet gratum ostorpm pravum esse existi-.<text:line-break/>met, nec. rem alteram, prgptepeg-queat odorari* -Hae-<text:line-break/>morrhus et haemorrhois suis. ipsorum nominibus similem-<text:line-break/>hominibus perniciem inferunt; quippe percussi, sanguine<text:line-break/>per os et nares totoque corpore effuso, intereunt; quem-<text:line-break/>admodum a dipsade commorsi causo febre male consiciun-<text:line-break/>tur. Nam et multa siti et aestu vehementi, interdum<text:line-break/>stomachi motu vexati, diem obeunt. Acontias serpens,<text:line-break/>ubi se multum extenderit, ceu jaculum quoddam corpo-</text:span></text:p>
      <text:p text:style-name="P9"><text:span text:style-name="T6">ribus insiliens sic perimit, luter aspides nominata ptyas<text:line-break/>cervicem exporrigens et intervalli longitudinem, metita<text:line-break/>rationalis cujusdam animalis </text:span><text:span text:style-name="T6">modo </text:span><text:span text:style-name="T6">venenum corporibus<text:line-break/>inspuit. Harum igitur ferarum una (nam triplex aspi-<text:line-break/>dum species est, haecridelicet et chersaea i. e. </text:span><text:span text:style-name="T19">terrestris,<text:line-break/></text:span><text:span text:style-name="T6">et chelidonia) perhibent reginam Cleopatram quum vellet<text:line-break/>latere custodes, statim </text:span><text:span text:style-name="T19">ef</text:span><text:span text:style-name="T6"> citra suspicionem mortem sibi •<text:line-break/>conscivisse. Quum enim Augustus devicto Antonio eam<text:line-break/>capere incolumem velletfao vivere, studiosinsque, sicut<text:line-break/>par erat, servare, ut Romanis tam insignem mulierem lu.<text:line-break/>triumpho ossenderet, haeiiij </text:span><text:span text:style-name="T19">ajuiat,</text:span><text:span text:style-name="T6"> re intellecta optavit<text:line-break/>regina adhuc </text:span><text:span text:style-name="T6">ex </text:span><text:span text:style-name="T6">humanis potius decedere quam privata<text:line-break/>Romanis videri. Et tunc molita est sibi hac bestia rnor-<text:line-break/>tem consciscere. Praeterea memoriae produnt ipsam duas<text:line-break/>omnium fidissimas mulieres ad sc vocasse, quae ad pulchri-<text:line-break/>tudinem corporis mundo subministrando erant accommo-<text:line-break/>datae; nominabantur Naera et Carmione; haec comam</text:span></text:p>
      <text:p text:style-name="P8"><text:span text:style-name="T6">decenter implicabat; illa extremos ungues dextre praeci-<text:line-break/>debat; deinde jussisse ut feram uvis ficuhusque tectam<text:line-break/>importarent, quo, ut' dixi, custodes- falleret, prius exper-<text:line-break/>tura iu ipsis mulieribus, an: subito, posset perimere; </text:span><text:span text:style-name="T6">et<text:line-break/></text:span><text:span text:style-name="T6">hae quum actutum periissentqu deinde ipsam sibi, admo-<text:line-break/>visse. Ob quam rem Augustum vehementer fuisse attoni-<text:line-break/>tum commemorant, partim ob harum erga reginam amo-<text:line-break/>rem, ut cum ea mori non dubitarint; partim quod illa<text:line-break/>generosam potius mortem oppetere maluerit quam in ser-<text:line-break/>vitute vivere. Etenim ajuiit ipsam manu dextra capiti<text:line-break/>admota et diadema, sicut est.conscntaneum, tenente, fuisse<text:line-break/>inventam, ut vel eousque spectatoribus regina esse vide-<text:line-break/></text:span><text:span text:style-name="T6">* </text:span><text:span text:style-name="T6">retur; quemadmodum et tragicus poeta scribit nobis Po-<text:line-break/>lyxenam et ipsam mortuam, quae tamen accurate prae-<text:line-break/>novisset cum decoro, se occasuram. Porro qui mulieris<text:line-break/>prosperum ut salleret cusiodes conatum</text:span><text:span text:style-name="T6">, </text:span><text:span text:style-name="T6">ferae autem ad<text:line-break/>occidendum pernicitatem scrmone volunt ostendere, refe-</text:span></text:p>
      <text:p text:style-name="P9"><text:span text:style-name="T6">iunt </text:span><text:span text:style-name="T6">ipsam suummal brachium magno, morsu eoque alto<text:line-break/>vninertissecet belluaervirusi‘lul vase quodam ipsi, allatum<text:line-break/>vulneri elufudissey quoisic.transmisso , . haud multo post<text:line-break/>nesciis custodibus prompte interiisse.. Verum </text:span><text:span text:style-name="T6">hanc </text:span><text:span text:style-name="T6">histo-'<text:line-break/>iram animi gratia comrnernorare vistum est</text:span><text:span text:style-name="T6">, . </text:span><text:span text:style-name="T6">quod te in<text:line-break/>omnibus disciplinis diligentem dexlrumque videam; ad<text:line-break/>haec, ut lutelligamuscquaafa subitam hae surae necem con-<text:line-break/>cilient; etenim exitio infeiebdohaud dubie sunt praeci-<text:line-break/>pites. Ac lu. magtra. Alexanldria scbinde sum.i contemplatus<text:line-break/>quam celeriter perimerseiqti iiQuum enim quendam hac<text:line-break/>poenae lege damnatumwhuma&amp;iter citoque: volunt occi-<text:line-break/></text:span><text:span text:style-name="T6">dere; </text:span><text:span text:style-name="T6">adjicientes ipfiiisvpecturii seram jubentesque paulu-<text:line-break/></text:span><text:span text:style-name="T6">inm </text:span><text:span text:style-name="T6">obambulare, ita sine mora hominem tollunt e medio.<text:line-break/></text:span><text:span text:style-name="T6">Vides, </text:span><text:span text:style-name="T6">igitur quam nos decenter nullam ex hujusmodi feris,<text:line-break/>quod tantam habeant in ipsorum corporibus vim noxiam,<text:line-break/>medicamento: admiscemus. </text:span><text:span text:style-name="T6">,</text:span></text:p>
      <text:h text:style-name="Heading_20_2" text:outline-level="2">Cap. IX.</text:h>
      <text:p text:style-name="P271"><text:span text:style-name="T19">[ Cur- vipera theriacae integra non pona-</text:span></text:p>
      <text:p text:style-name="P9"><text:span text:style-name="T19">tur, </text:span><text:span text:style-name="T19">multaque </text:span><text:span text:style-name="T19">ex </text:span><text:span text:style-name="T19">animalibus remedia </text:span><text:span text:style-name="T19">baberiij</text:span><text:span text:style-name="T6"> Atque ipsa-<text:line-break/>rum viperarum corpora non iutegra in antidotum immit-<text:line-break/>timus, </text:span><text:span text:style-name="T6">fed </text:span><text:span text:style-name="T6">amputatis capitibus caudisque ita reliquis<text:line-break/>ipsarum partibus in mixtione utimur, rdque non obi-<text:line-break/>ter nec sine ulla facientes ratione, sed quoniam capita<text:line-break/>pessimum humorem, nempe ipsum virus, iu le continent,<text:line-break/>ideo ipsa praecidere conamur, ut minus ex ipsorum fa-<text:line-break/>cultate medicamentum recipiat, quum natura eorundem<text:line-break/>facultatem quandam mutatricern in virus obtineat; quem-<text:line-break/>admodum et in parastatis femen fit, in mammis lac dum<text:line-break/>mutatur. Vipera autem inter omnes alias feras ad prave<text:line-break/>corrumpendum caput habet opportunius. Siquidem aiunt<text:line-break/>ipsam os aperire ad suscipiendam maris genituram; qua<text:line-break/>accepta caput illius amputare. Atque hunc ipsis esse<text:line-break/>pravi complexus modum. Deinde foetus ex femine pro-<text:line-break/>gnati naturali quadam ultione parentis ventrem erodere</text:span></text:p>
      <text:p text:style-name="P9"><text:span text:style-name="T6">et foras prorumpere feruntur, </text:span><text:span text:style-name="T26">ac</text:span><text:span text:style-name="T6"> ita ipsus patris vindi-<text:line-break/>ces matrem perimeret Quod nobis egregius Nicander<text:line-break/>versibus suis ingeniose scribjjt Sunt autem hi versus</text:span></text:p>
      <text:p text:style-name="P7"><text:span text:style-name="T19">Ne fis in triviis quum morfus vipera conjunx</text:span></text:p>
      <text:p text:style-name="P11"><text:span text:style-name="T19">Foemellae sagiens agitatae vulnera abhorret; </text:span><text:span text:style-name="T19">-<text:line-break/></text:span><text:span text:style-name="T19">Et quum dente caput magno maris amputat atri<text:line-break/>Foernina dira nimis, dabiis et mordicus haerens.</text:span></text:p>
      <text:p text:style-name="P11"><text:span text:style-name="T19">Sed ' catuli ultores patris sunt protinus, ut qui<text:line-break/>Perrumpant latera accisae,sum rara parentis.</text:span></text:p>
      <text:p text:style-name="P7"><text:span text:style-name="T6">Caudas atque ipsa’ extrema corporis tollimus; tan-<text:line-break/>quam caudae partes et, ut arbitror,- sordidiorem substantiae<text:line-break/>portionem magis trahentes; adeoque erebrius motus gra-<text:line-break/>tia trahentes, quemadmodum partes quae proximae furit<text:line-break/>caudis piscium, magis nutrire ob frequentem motum di-<text:line-break/>cuntur. Ne mireris si his amputatis reliquae animantium<text:line-break/>partes efficacius reddant medicamentum, nativa ad salutem</text:span></text:p>
      <text:p text:style-name="P9"><text:span text:style-name="T6">facultate etiam carnibus ipsarum indita; veluti in alsis<text:line-break/>animantibus plerasque partus ncn paucos affectus strenue<text:line-break/>sanare novimus. Nonnullis igitur capita murium cremata<text:line-break/>ex melle illita alopeciam, sanare . possunt,istJEt milvi ca-<text:line-break/>put ajuut similiter podagricis auxiliari,, al quis ex eo<text:line-break/>usto sine plumis quantum </text:span><text:span text:style-name="T6">j </text:span><text:span text:style-name="T6">sub tribus digitis .inspergere<text:line-break/>possit cum aqua volet bibere. Et partium nonnunquam<text:line-break/>solae particulae aliquos morbos sanare possqnt. itaque<text:line-break/>cameli cerebrum arefactum potumque ex. </text:span><text:span text:style-name="T19">aceto</text:span><text:span text:style-name="T6"> corni tia-<text:line-break/>libus </text:span><text:span text:style-name="T6">morbis </text:span><text:span text:style-name="T6">medetur, </text:span><text:span text:style-name="T6">et </text:span><text:span text:style-name="T6">mustelae sitniliter.jallem. hirun-<text:line-break/>dinis cerebrum ex melle ad suffusiones oculorum facit;<text:line-break/>et ovillum simili modo confectum ad dentitionem infan-<text:line-break/>tium est utilissimum. Taurini cornu rasura cum aqua, pota<text:line-break/>sanguinis eruptionem cohibet, femoraque usta sanguinem<text:line-break/>stringunt et faepenurnero folutam alvum ea ipsa sistunt.<text:line-break/>Cervini cornu ramentum adustum et cum vino tritum,<text:line-break/>deinde circumlitum, vacillantes dentes confirmat, sicut et</text:span></text:p>
      <text:p text:style-name="P9"><text:span text:style-name="T6">bovis talus idem posse traditur; ' idem, educit rotundos<text:line-break/>lumbricos cum lacte potus, ex oxymelite lienem consumit<text:line-break/>et leucas tollit illitus.; ad haec mediocriter venereus esu<text:line-break/>Et castoris testiculi similiter poti convulsionibus meden-<text:line-break/>tur. Multa autem sunt animalia, quorum fel homines .<text:line-break/>potest, juvare, adeps, medulla, lac, cutis-, sanguis ipsc et<text:line-break/>scrpentis senectus; quin et aliquando stercora ipsorum<text:line-break/>quibusdam auxiliata vidimus. Bonis itaque stercus aridum<text:line-break/>ustum tribus cochleariis hydropicum juvat; murium ster-<text:line-break/>cus cum aceto tritum alopecias curat; in potu autem-<text:line-break/>sumptum vesicae calculos comminuit; adeps anserinus<text:line-break/>inflammationibus ex rosaceo medetur; et cervi medulla<text:line-break/>blandissimum est medicamentum; vaccini lactis potus dys-<text:line-break/>entericos adjuvat; fel hyaenae ,cum melle vifurn exacuit,<text:line-break/>illitum, suffusiones discutit; Hippopotami cutis usta et -ex<text:line-break/>aqua laevigata, </text:span><text:span text:style-name="T19">fl corpori</text:span><text:span text:style-name="T6"> admovetur, tubercula discutit,<text:line-break/>quemadmodum et viperae cutis in pulverem redacta, irn-</text:span></text:p>
      <text:p text:style-name="P8"><text:span text:style-name="T6">positaque alopeciis, mirifice, pilos regenerat; aspidis fenile<text:line-break/>exuvium ex melle tritum et illitum,, acutissimum, visum<text:line-break/>conciliat, In summa, multa est talium materia:,- quam<text:line-break/>nunc rescribere tempestivum non esse judico, ne liber<text:line-break/></text:span><text:span text:style-name="T6">r </text:span><text:span text:style-name="T6">vobis fiat prolixior , quum etiam sola , quae nos. praedixi-<text:line-break/>mus ad sermonis demonstrationem suffieiant.uHlusi vero<text:line-break/>scitu esu necessarium </text:span><text:span text:style-name="T6">, </text:span><text:span text:style-name="T6">tota ipscrum animalium' corpora<text:line-break/>frequenter hominibus aux-iIiari. Cancer enitnu fluviatilis<text:line-break/>tritus illitusque spiculant surculos extrahit/ Caris , i,- e.<text:line-break/>squilla piscis, similiter Iaevrgata cum bryoniae radice pota<text:line-break/>lumbricos educit.. Scorpios si assus eum pane comedatur,<text:line-break/>conterit vesicae caIculos. Terrae quoque intestinum ex<text:line-break/>vino assumptum idem facit; si autem ea in melicrato<text:line-break/>contrita quis regio morbo laborans-sumat, statim purga-<text:line-break/>tus liberatur; saepe etiam cum Tofaceo cerato imposita<text:line-break/>podagricorum inflammationibus convenerunt. Accipiter in<text:line-break/>susino unguento decoctus hebetudini oculorum medetur.</text:span></text:p>
      <text:p text:style-name="P88"><text:span text:style-name="T6">Scarabaeus in oleo decoctus, si in aurem stilletur, dolo-<text:line-break/>res ipsius' medicatur/ Alauda usta si edatur,, mirifice co-<text:line-break/>licos subinde juvat; et quo magis facultatem in ipsorum<text:line-break/>corporibus adrnireris, illud tibi studiosius percensebo;;<text:line-break/>multa namque </text:span><text:span text:style-name="T19">et'</text:span><text:span text:style-name="T6"> visa solum robur suum ostendunt. Stel-<text:line-break/>lio scorpiones visos instringit frigore atque ita perimit.<text:line-break/>. Amphisbaena (est autem animaI biceps,, quemadmodum<text:line-break/>sane, et navigia utrinque,proram habentia, cui natura ex<text:line-break/>superfluo substantiae, bina- capita est largita) hoc inquam<text:line-break/>animal, ajiint, si mulier gravida supergressa suerit, male<text:line-break/>abortum facit. - Quare non est mirabile, si etiam vipera-<text:line-break/>rum corpora amputatis illis partibus adhuc auxiliandi<text:line-break/>robur obtineant. Nam ostendi, ut puto, diligenter et tota<text:line-break/>animalium .corpora, nonn.unquam hominibus auxiliari:; lu-<text:line-break/>terdurn etiam .solae ipsas partes; aliquando partium quo-<text:line-break/>que ipsarum particulas minimas. .<text:tab/>,<text:tab/>•</text:span><text:span text:style-name="T6">s</text:span></text:p>
      <text:h text:style-name="P6" text:outline-level="2">Cap. X.</text:h>
      <text:p text:style-name="P271"><text:span text:style-name="T19">[Quomodo </text:span><text:span text:style-name="T19">noxia interdum prodejste queantU<text:line-break/>unamqae </text:span><text:span text:style-name="T19">in compositis </text:span><text:span text:style-name="T19">medicamentis qtedliicitem c'x omni-<text:line-break/>bus </text:span><text:span text:style-name="T19">resultare.]</text:span><text:span text:style-name="T6"> </text:span><text:span text:style-name="T6">Illud autem?ratione perscrutari magis' </text:span><text:span text:style-name="T6">est<text:line-break/></text:span><text:span text:style-name="T6">necessarium, quod-et multis admiratione*'dignuUr'esse </text:span><text:span text:style-name="T6">vi-<text:line-break/></text:span><text:span text:style-name="T6">detur. Siquidem ipsae ferae'qinim^sint ecrpecibus </text:span><text:span text:style-name="T6">inimi-<text:line-break/></text:span><text:span text:style-name="T6">cae'et tam fubito hominem perimant quomodo </text:span><text:span text:style-name="T6">uecnon-<text:line-break/></text:span><text:span text:style-name="T6">trario morsibus' ab ipsisofaniis'possint fuecufreie let </text:span><text:span text:style-name="T6">solae<text:line-break/></text:span><text:span text:style-name="T6">hominem' ex tali periculo’</text:span><text:span text:style-name="T26">r</text:span><text:span text:style-name="T6">perseivare. Vetiis quidarm </text:span><text:span text:style-name="T6">ser-<text:line-break/></text:span><text:span text:style-name="T6">mo est, quaedam- animalia </text:span><text:span text:style-name="T6">uni'</text:span><text:span text:style-name="T26">!</text:span><text:span text:style-name="T6"> </text:span><text:span text:style-name="T6">inter mordendum- </text:span><text:span text:style-name="T6">simgui-<text:line-break/></text:span><text:span text:style-name="T6">nem humanum </text:span><text:span text:style-name="T26">1</text:span><text:span text:style-name="T6"> ex vulnere manantem </text:span><text:span text:style-name="T6">contigerint, rCem-<text:line-break/></text:span><text:span text:style-name="T6">morsos occidere; ubi verdffaiifuiirem non </text:span><text:span text:style-name="T6">gestaverint, sed<text:line-break/></text:span><text:span text:style-name="T6">ita voranturmorsos servareyiueolumes posse-; sicut'</text:span><text:span text:style-name="T6">'etiam<text:line-break/></text:span><text:span text:style-name="T6">de helenio </text:span><text:span text:style-name="T6">a </text:span><text:span text:style-name="T6">Graecis quidem; ab indigenis-verni </text:span><text:span text:style-name="T6">uiuo’vel<text:line-break/>nino </text:span><text:span text:style-name="T6">appellato, idem memoriae proditum-</text:span><text:span text:style-name="T6">esse diarnt.<text:line-break/>Nam </text:span><text:span text:style-name="T6">Dacas inquiunt et Dalmatas id </text:span><text:span text:style-name="T6">telorum cuspidibus<text:line-break/></text:span><text:span text:style-name="T6">circumspergere, atque sic postquam </text:span><text:span text:style-name="T6">sanguinem' vulnerato-<text:line-break/></text:span><text:span text:style-name="T6">rum attigerit, posse necare; esum vero ab </text:span><text:span text:style-name="T6">ipsis </text:span><text:span text:style-name="T6">effe </text:span><text:span text:style-name="T6">in-<text:line-break/></text:span><text:span text:style-name="T6">nocuum , neque mali quicquam ipsis facere. </text:span><text:span text:style-name="T6">.Ad </text:span><text:span text:style-name="T6">haec </text:span><text:span text:style-name="T6">cer-</text:span></text:p>
      <text:p text:style-name="P9"><text:span text:style-name="T6">vos ab ipsis, sagittarum ictu trunidatcs, neque ipsos comestos,<text:line-break/>mali qniniedeutibus asserro, perhibent.,;iyerytm haec ratio<text:line-break/>non milti videtur sufficec^ qt;, quod, quaerimur,. possit in-<text:line-break/>veniri ,i;qjrum.. e-xperientiia^nitalur-al. solum quod accidit<text:line-break/>conimemoiret. </text:span><text:span text:style-name="T58">lfi</text:span><text:span text:style-name="T6">Elenim</text:span><text:span text:style-name="T58">;</text:span><text:span text:style-name="T6"> empiri&amp;ec npm recipio,,,, quoniam<text:line-break/>etipsuidialarunj.medorprqpositum. speculantes , rem qui-<text:line-break/>dem ralluurecturi c.aeiterumj.ecausam ipsius ignota,nt. , Hi<text:line-break/>neque principium id requjrnnt discere, lino -detrectant<text:line-break/>ipsum ratione </text:span><text:span text:style-name="T58">(</text:span><text:span text:style-name="T6">luvenire., ,acfoium faeta .probantes expe-<text:line-break/>rientiam. multoties visurum,jiatis esse ipsis ad medendum<text:line-break/>affirmant, eundem admirationis, modum cum,idiotis,, uti<text:line-break/>vides, </text:span><text:span text:style-name="T19">s</text:span><text:span text:style-name="T6"> </text:span><text:span text:style-name="T6">obtinenti His autem diligentiores fatentur qui-<text:line-break/>ddni medicos eruditius aliquid idiotis merito habere,, fed<text:line-break/>nequeunt invenire et inquirere supervacuum esse, arbitran-<text:line-break/>tur. • At nos multo accuratius, in medicinam incumbentes<text:line-break/>ac quae fiunt valgi duntaxat more nolentes inspicere ne-<text:line-break/>que experientiam repudiamus, scd ei rationem consociantes.</text:span></text:p>
      <text:p text:style-name="P8"><text:span text:style-name="T6">quum datur occasio , abfofutam ita et rationalem necessa-<text:line-break/>rio habemus artem, non ut solum 'disquirendi studio<text:line-break/>quomodo, fiat, assequamur, verum ut etiam aliquid ad<text:line-break/>" utilem curationem ex invento condiscamus. At hic ideo<text:line-break/>insistemus rationi, ut rei; quae fit, causam inveniamus.<text:line-break/>Miraculum enim videri queat, quod si </text:span><text:span text:style-name="T19">ex</text:span><text:span text:style-name="T6"> inquirendi ipsius<text:line-break/>studio prompte et ipsa tanquam respondens subito reperia-<text:line-break/>tur. Et ut magis sermoni fidem adhibeas, ex aliis qui-<text:line-break/>busdam', quae manifesto ex operibus 'apparent; demon-<text:line-break/>strationem producum;' insuper ex iis quae foris imponun-<text:line-break/></text:span><text:span text:style-name="T6">/ </text:span><text:span text:style-name="T6">tur duntaxat et per os sumuntur. Nam a crocodilo laesis<text:line-break/>ipsius adipem, vulneribus impositam summo esse praesidio<text:line-break/>novimus.' ltem muris aranei morsus aeque letales ab<text:line-break/>ipso rursus in pulverem redacto superpositoque citra do-<text:line-break/>lorem curari. Similiter qui a vipera sunt percussi peri-<text:line-break/>culum effugiunt, si trita ipsarum corpora vulneribus ipsis<text:line-break/>applicuerint. Nec talia citra rationem in ipsis, ut dixi.</text:span></text:p>
      <text:p text:style-name="P9"><text:span text:style-name="T6">eveniunt, rjec tantam obtinent, </text:span><text:span text:style-name="T6">facultatem, </text:span><text:span text:style-name="T6">ut possint<text:line-break/>perimere, si respicias.. distributionem facultatis in altum<text:line-break/>corporum penetrantis; quemadmodum saste. in cataplasmari<text:line-break/>tis idem quoque .fleri ecrnlipns; facultate- in corporibus<text:line-break/>ipsorum moderata, quae cnederi deinceps queat, non a»-<text:line-break/>tem occiderer-. Verum quodniir </text:span><text:span text:style-name="T6">:</text:span><text:span text:style-name="T6">theriaca accidit, mauise-<text:line-break/>silerem habet; rationem..,, pico enim.,, propterea seras has<text:line-break/>noxias ab ipsis .commorscs juvare,_quod copiosior vis ta-<text:line-break/>hifica quae, in illis est, simul cum capitibus amputatis<text:line-break/>tollatur,; Ad liaec . vim ni aliis partibus reliquam ..confer<text:line-break/>ctionibus nos obtundimus.,,,.dum ipfas coquimus, et falis<text:line-break/>anethique non parum .aquae miscentes, , </text:span><text:span text:style-name="T58">:</text:span><text:span text:style-name="T6"> nec condimenti<text:line-break/>solius gratia talia contemperantes,- fed, ut corpora, elique-<text:line-break/>scant.; atque hoc modo ipsa paucum virus, aut nullum<text:line-break/>prorsus habere facimusplurimum autem facultatis auxi-<text:line-break/>liatricis praeparatio exhibet. Quomodo , igitur ferae tot<text:line-break/>et talibus mistae medicamentis amplius queant perimere,</text:span></text:p>
      <text:p text:style-name="P9"><text:span text:style-name="T6">quum malitia ipsorum corruptrix sit evoluta? </text:span><text:span text:style-name="T6">r'</text:span><text:span text:style-name="T6">Insuper<text:line-break/>verior ratio 'videbitur, sistis</text:span><text:span text:style-name="T26">(</text:span><text:span text:style-name="T6">quibusdam quoque similibus<text:line-break/>hujus' </text:span><text:span text:style-name="T19">rei</text:span><text:span text:style-name="T6"> demonstrationem asseramus. Cantharis &gt;namque<text:line-break/>sola exhibita vesicam ulceratal inimicum est ipsi medi-<text:line-break/>camentum et valida saepenumero; facultate hominem: ju-<text:line-break/>gulat ; mixta vero aliis quibusdam e contrario/ ipsius ve-<text:line-break/>sicae fit auxilium’ et vehementer-'urinam provocati ‘Succus<text:line-break/>autein papaveris quod per se'potus exitialis sit 'nemi-<text:line-break/>nem latere existimo; hic autem cum aliis nonnullis ptue-<text:line-break/>paratus aegrotos ita saepe^ </text:span><text:span text:style-name="T19">jdvat</text:span><text:span text:style-name="T6"> uf maxime -falutiferiim<text:line-break/>ipsis medicamentum esse videatur; itaque phreniticorum<text:line-break/>deliria haud</text:span><text:span text:style-name="T26">J</text:span><text:span text:style-name="T6"> raro strenue curavlli, ulex pervigiliis‘viribus<text:line-break/>privatos scmno reconciliatouihiirifice restituit, </text:span><text:span text:style-name="T6">te; </text:span><text:span text:style-name="T6">Jam ab<text:line-break/>araneis commorsos ipsi aranei triti' et cum vino poti<text:line-break/>malo liberant; ut hinc maxime possis quod a me dicitur<text:line-break/>credere. Si namque vel solum vinum feris mixtum a pe-<text:line-break/>riculo reddit securos, nimirum et theriaca ex tot tali-</text:span><text:span text:style-name="T26">1</text:span></text:p>
      <text:p text:style-name="P9"><text:span text:style-name="T6">busque </text:span><text:span text:style-name="T6">i </text:span><text:span text:style-name="T6">consueta salutiferum, qupddam medicamentum </text:span><text:span text:style-name="T6">po-<text:line-break/></text:span><text:span text:style-name="T6">tius quam hominibus exatialejredditiir.r lllud enim in<text:line-break/>medioeraentorumr mixtionijburalepi suiendum esty puta sin-<text:line-break/>gulorem: quae, rnifceutur facnitatem nonmjagia conservari,<text:line-break/>ita ut- eadena maneat,; nec.muletur, nec in ullam quali-<text:line-break/>tatem transeat; sed al^i&amp;gtspiinninqr unionem effici, tota<text:line-break/>ipsiorum, .temperie per tcta mixta </text:span><text:span text:style-name="T19">et</text:span><text:span text:style-name="T6"> una quadam alia ex<text:line-break/>illis facnliate..,profecta,</text:span><text:span text:style-name="T58">x</text:span><text:span text:style-name="T6">.quomodo etiam in,nrulso fieri<text:line-break/>conspielums. Quum enim exncta.utrinsque, temperatura<text:line-break/>facta suerit, neque mellis .gustum, mel mixtum omnino<text:line-break/>repraesentat;; neque vinum amplius vinum esse in mixtura<text:line-break/>apparet; </text:span><text:span text:style-name="T6">s, </text:span><text:span text:style-name="T6">venurij statim duobus congressis diversum quid-<text:line-break/>dam , id j</text:span><text:span text:style-name="T26">a</text:span><text:span text:style-name="T6">m ipsum mulsi naturam induens ex tempera-<text:line-break/>tura, persiciturv Hoc utiquecurn in aliis omnibus rnedi-<text:line-break/>camenlis tum maxime in ipsa theriaca fieri arbitrator;<text:line-break/>non adhuc uniuscujusque mixtorum facultatem et qnali-<text:line-break/>tatem eandem munerer </text:span><text:span text:style-name="T6">sed </text:span><text:span text:style-name="T6">universis omnibus confusis</text:span></text:p>
      <text:p text:style-name="P89"><text:span text:style-name="T6">s<text:tab/></text:span><text:span text:style-name="T6">&lt;</text:span></text:p>
      <text:p text:style-name="P9"><text:span text:style-name="T6">bus confusis </text:span><text:span text:style-name="T6">et in unitatem quantlam nativam coeuntibus<text:line-break/>unam et superstitem diversam ex omnibus permixtis me-<text:line-break/>dicamenti naturam procreari, </text:span><text:span text:style-name="T6">h imnif </text:span><text:span text:style-name="T6">&lt;-</text:span><text:span text:style-name="T6">ilaur </text:span><text:span text:style-name="T6">.</text:span></text:p>
      <text:h text:style-name="Heading_20_2" text:outline-level="2">Cap. X<text:span text:style-name="T81">I</text:span>.</text:h>
      <text:p text:style-name="P271"><text:span text:style-name="T19">[Asclepiadis Lpicurtquc resutatso’, qui<text:line-break/>altefiicionemnegabant et opercr.naticrae in atomos et mo-<text:line-break/>la </text:span><text:span text:style-name="T66">referebant.su</text:span><text:span text:style-name="T69"> </text:span><text:span text:style-name="T6">Si elenim ext.atomis et vacnu </text:span><text:span text:style-name="T58">;</text:span><text:span text:style-name="T6">secun-<text:line-break/>dum Epicuri et Democriti opinionem constant omnis;<text:line-break/>vel ex quibusdam molibus et meatibus fecundum medi-<text:line-break/>cum Asclepiadem (nam ita permutatis solum, nominibus<text:line-break/>pro'individuis vel atomis corpuscula, - pro vacuo.meatus<text:line-break/>dicens similem illis rerum essentiam esse voluit)-,- merito<text:line-break/>medicamenta rnanereut inalterabilia quae in nihil mutari<text:line-break/>neque omnino suam ipsorum, qualitatem exuere possent.<text:line-break/>Quum autem hic sermo verus non fit, ut ostendemus,<text:line-break/>imo omnia, ut dixi, alterentur rnutenturque facile </text:span><text:span text:style-name="T19">'et<text:line-break/></text:span><text:span text:style-name="T6">mutuam inter sc temperaturam suscipiant, uecesse estomni-<text:line-break/>hns quae miscentur per tota contemperatis validius im-<text:line-break/>becilliori praepollere, cujus </text:span><text:span text:style-name="T6">rei </text:span><text:span text:style-name="T6">gratia nos,- artificialibus</text:span></text:p>
      <text:p text:style-name="P9"><text:span text:style-name="T6">mixtionibus, quum usus postulat; qualitates medicamen,<text:line-break/>torum inalteramus; quod fieri non posset, si exigua qnae-<text:line-break/>dam et impatibilia imniutabiliaque .substantiae corpora<text:line-break/>essent. Atque </text:span><text:span text:style-name="T19">ideoijam</text:span><text:span text:style-name="T6"> saepe: ego sum demiratus </text:span><text:span text:style-name="T6">, </text:span><text:span text:style-name="T6">guomo-<text:line-break/>do, quum in quocunque tam subitas fieri, conversiones<text:line-break/>tantamque temperamentorum mutationem viderent, susti-<text:line-break/>neant deinde talia rerum 'universarum principia statuere<text:line-break/>et praecipue jam citatus medicus Asclepiades; ad hunc<text:line-break/>enim peculiariter verba potius habeo, quoniam manisestio-<text:line-break/>res- etiam in corpore conversiones mutationesque non; in-<text:line-break/>dicat. Quid namque dicendum est, quum solo digito lu<text:line-break/>frigidam impositu totius corporis mutatio actutum oria-<text:line-break/>tur? vel quum pro ventorum variatione corpora nostra<text:line-break/>simul mutentur? Ego itaque ex familiaribus queudam<text:line-break/>novi: in lecto adhuc decumbentem, ex capitis ipsius con-<text:line-break/>sensu venti flatum cognovisse. Quum enim capitis gravi-<text:line-break/>tale laboraret, statim ventum qui spirabat ausirum esse</text:span></text:p>
      <text:p text:style-name="P9"><text:span text:style-name="T6">deprehendebatur Jam mulier gravida solotonitrtr exauditu<text:line-break/>et horribili quodam spectaculo vaso lufanternralenitri-jIbn<text:line-break/>terdurn quum:repentesvolonius auxiliari:ec velopemcprae-<text:line-break/>sidii sensum aegro molirijecelemimaniin-eorpuribusf.mu-<text:line-break/>tationem fleri videmtis. xfn"quilujsdam:.i!gliuroadmt&gt;tlum<text:line-break/>exoletis • admirandas .'Hippoeratesd.infirmem exeajniefeen,-<text:line-break/>tiam conritarinrr: sulluqutmcuoestatlunidero&amp;ureliquoluiiq-<text:line-break/>nis imbecillitati medeamiirrrasaepe etiami.paectmraliquod<text:line-break/>oblatum' ipfirs alimentum istatlui nresonillat. viitesqne-ecrum.<text:line-break/>restituit; corporis </text:span><text:span text:style-name="T19">ntmtationeqkpi</text:span><text:span text:style-name="T6"> opinor53rstatiiu «urgente<text:line-break/>in melius /inornantem, corpuscsilprum impatibilluiuo eoque<text:line-break/>talium nonisttsenfus nequeunt: rimprimere. ;; Quis.ienim- in<text:line-break/>tantillo temporis momento corpuscula composuerit </text:span><text:span text:style-name="T69">vj.au</text:span><text:span text:style-name="T6">t<text:line-break/></text:span><text:span text:style-name="T6">quis sic </text:span><text:span text:style-name="T6">ex </text:span><text:span text:style-name="T6">impatibilibus corpusculis constructus, repente<text:line-break/>occurrentia perceperit ? </text:span><text:span text:style-name="T6">r </text:span><text:span text:style-name="T6">Etenim certa corpusculorum<text:line-break/>transpositorum compositio figurae quidem solam . efficit<text:line-break/>mutationem, caeterum alterationern qualitatemque aliam<text:line-break/>ex alia generare ueu.tiquam potest. Atque hujus rei gratia</text:span></text:p>
      <text:p text:style-name="P9"><text:span text:style-name="T6">putabam virum non modo </text:span><text:span text:style-name="T6">quod </text:span><text:span text:style-name="T6">in medicamentis fieri </text:span><text:span text:style-name="T6">ap-<text:line-break/></text:span><text:span text:style-name="T6">paret, congruenter ab placiti rationem tollere ; Ied natu-<text:line-break/>ram .quoque ipsam omnia sinum obis dispensantem nihil<text:line-break/>esse-arbifeurirofilugulauenimequae nascuntar ex corpus-<text:line-break/>culornm i-compositiane erucornplexu fieri autumat. Quam-<text:line-break/>obrem-etiam’miiari mihijsiubit, quoties ad ipsum mentem<text:line-break/>dirijnipquiotam.&gt;micssieacriatumeopera, potissimumque. ar-<text:line-break/>ter</text:span><text:span text:style-name="T26">:</text:span><text:span text:style-name="T6">qtlae iiBtipsius: hdminisrgenerandi initiotfiuntnon vi-<text:line-break/>deatvqnumri </text:span><text:span text:style-name="T6">'.ii </text:span><text:span text:style-name="T6">quidem—infans tiin uteri loco formetur,<text:line-break/>quomodo 'formatus </text:span><text:span text:style-name="T6">' </text:span><text:span text:style-name="T6">jam apte mutriatur </text:span><text:span text:style-name="T19">r.</text:span><text:span text:style-name="T6"> quot et qua-<text:line-break/>libus vinealis tenerrimis ipsum ad maturum usque par-<text:line-break/>tumriutusueontineat; quali uvero divina arte, et simili-<text:line-break/>tudine-imaginem in generatis efficiat, . lu qua re praefer-<text:line-break/>tim corpusculorum quoque- hypothesis ipsius non • citra<text:line-break/>dedecus 'coarguitur. Non enim solis parentibus, sed proa-<text:line-break/>vis etiam quibusdam foetus .redduntur similes. Porro.-mihi<text:line-break/>vetus quaedani</text:span><text:span text:style-name="T6">. </text:span><text:span text:style-name="T6">historia indicavit, quod quum deformis<text:line-break/>quidam opibus potens formosum vellet procreare puerum.</text:span></text:p>
      <text:p text:style-name="P9"><text:span text:style-name="T6">-depinxit in lato ligno elegantem. alium puellum dicebat-..<text:line-break/>que mulieri inter, coeundum,,ut illam picturae figuram<text:line-break/>inspiceret; Haec autem defixis lutuens </text:span><text:span text:style-name="T6">oculis </text:span><text:span text:style-name="T6">et, ut ita<text:line-break/>dicam, totam illuc mentem; advertens, infantem non qui-<text:line-break/>dem putri, </text:span><text:span text:style-name="T6">fed </text:span><text:span text:style-name="T6">picto similem peperit;,. visu opinor, ; natu-<text:line-break/>rae, non corpusculis quibusdam picti imaginem transmit-<text:line-break/>tente. Quoniam </text:span><text:span text:style-name="T6">autem </text:span><text:span text:style-name="T6">vir hujusmodi .naturae mysteriorum<text:line-break/>imperitus </text:span><text:span text:style-name="T6">esse </text:span><text:span text:style-name="T6">corpusculorum gratia sustinet, et propter<text:line-break/>visus </text:span><text:span text:style-name="T6">obscuritatem </text:span><text:span text:style-name="T6">incertitudinemque, suos ipsius'disci-<text:line-break/>pulos tam mirificis operibus fidem accommodare non sinit,<text:line-break/>ad externa ipsum omninoque apparentia traducere cogito.<text:line-break/>Quis namque artes ab animaloulo araneo factas, inspiciens<text:line-break/>non. credit etiam telam per dilucida- adeo tenuiaque fila<text:line-break/>parari? ut etiam aliqui dicant texendi artum homines<text:line-break/>primum’ ipsi referre: acceptam. -Quis, urar adducitur ut<text:line-break/>mirabilem quandam rem naturam esse pronuntiet, si opus<text:line-break/>videat quod ab. ursa essi cicur? Etenim uria omnibus quas</text:span></text:p>
      <text:p text:style-name="P90"><text:span text:style-name="T6">generant animantibus similiter parit; caro autem foIa ge-<text:line-break/>nerata informis et. inarticulata est, nullam obtinens sigu-<text:line-break/>ram; statim </text:span><text:span text:style-name="T19">vero</text:span><text:span text:style-name="T6">. a-parento. naturali arte figuratur; nam<text:line-break/>lingua veluti manu </text:span><text:span text:style-name="T6">e </text:span><text:span text:style-name="T6">quadam utens editum foetum effigia-<text:line-break/>tum’ reddit. Verum contra hos sermonem finiam; quippe<text:line-break/>consuevi lu contentiosis orationibus ceu freno quodam<text:line-break/>equum felito, ferocius currentem, mensura</text:span><text:span text:style-name="T26">1</text:span><text:span text:style-name="T6"> sermonem ipsum<text:line-break/>valide' coercere, </text:span><text:span text:style-name="T6">tr i. </text:span><text:span text:style-name="T19">.. r' r&lt; •<text:tab/></text:span><text:span text:style-name="T19">....</text:span></text:p>
      <text:h text:style-name="Heading_20_2" text:outline-level="2">Cap. XII.</text:h>
      <text:p text:style-name="P271"><text:span text:style-name="T19">[Singula, quae theriacam • ingrediuntur<text:line-break/>diligenter exploranda: esae: Andromachique descriptionem<text:line-break/>cueteris praescrendamij</text:span><text:span text:style-name="T6"> At quum. manifesto; ut auguror,<text:line-break/>demonstraverim, ne mirum amplius tibi sit, easdem, suras<text:line-break/>et perimere et auxiliari posse, propter variam tum con-<text:line-break/>fectionem tum mixturam . medicamentorum quae ipsis<text:line-break/>contemperantur, deinceps antidotum praeparare aggrediar.<text:line-break/>Non enim ars est exigua qua confectionem ipsius moli-<text:line-break/>miir; siquidem ,et dolus quem inferis saepe venatores</text:span></text:p>
      <text:p text:style-name="P9"><text:span text:style-name="T6">ipsarum </text:span><text:span text:style-name="T6">machinantur et in aliis mixturis praeparantium<text:line-break/>imperitia, </text:span><text:span text:style-name="T6">„ </text:span><text:span text:style-name="T6">inutile; • frequenter,, medicamentum jeffecernnt.<text:line-break/>Plerique enim. ipsorum .jygpanalli.urtenveolenieaqnibmdere<text:line-break/>et praesertim , qui aliam inedicameala qiiaedairrmssjrgsalu-<text:line-break/>jusmodi invenire prpfitecti^almberecqnideipjf^ inestrea-<text:line-break/>menta mentiuntur. ; bauiiijenim unquamnrtftar ipspsalnibec-<text:line-break/>tes. invenimus ; dcIo auteniiijuibeliiijsmriiijdmstiJms </text:span><text:span text:style-name="T19">sualle-<text:line-break/>nunt, primum ipsas</text:span><text:span text:style-name="T6"> haud,juopgruo, tumpornivecauies </text:span><text:span text:style-name="T6">j.f,fed<text:line-break/></text:span><text:span text:style-name="T6">multo post yerniiijonem, quryn mm, amplius iivigenifeniCapsas<text:line-break/>autem ipsas crebro sibi ipsis assuefiun t, etreibis mgiifulilis<text:line-break/>enutriunt, imo cames ipsis, pergnit.tentes .etiecmtimmimor-<text:line-break/>dere cogentes sic ut virus ex earum ore. vacuetur effi-<text:line-break/>ciunt. Quin etiam mazas quasdam objiciunt </text:span><text:span text:style-name="T6">i </text:span><text:span text:style-name="T6">quaerdentium<text:line-break/>foramina obstruant; atque- hac ratione merfus.sicul-.im-<text:line-break/>hecilles, ut videntibus magnum sit miraculum, talis</text:span><text:span text:style-name="T6">-ipso-<text:line-break/></text:span><text:span text:style-name="T6">rum ad fraudem parandam artificii imperitis. Simili-modo<text:line-break/>ellam in medicamentis mixtorum haud mediocris </text:span><text:span text:style-name="T19">,-t</text:span><text:span text:style-name="T6"> ut<text:line-break/></text:span><text:span text:style-name="T6">dixi, est inscitia. Quid multis opus est, in optimis </text:span><text:span text:style-name="T6">quae</text:span></text:p>
      <text:p text:style-name="P9"><text:span text:style-name="T6">immittuntur, 'icassia </text:span><text:span text:style-name="T6">dico </text:span><text:span text:style-name="T6">et cinnamomo ipso haud mo-<text:line-break/>dica existit differentia -etu multos '• ‘ex iis qui praeparant,<text:line-break/>solet denipereye ’ Nam quest xiscatur plendo - cinnamomum,<text:line-break/>verosimile-estalnisi-quoclugustttot odore longe reperiatur<text:line-break/></text:span><text:span text:style-name="T41">ίηϋεΐίἀϊψ </text:span><text:span text:style-name="T6">aAtquin^Ieclubitmobiuld hae </text:span><text:span text:style-name="T19">re dSfnrl,</text:span><text:span text:style-name="T6"> 'quod'<text:line-break/>lignofum sit; valida liabeaf virgulta’;''nec simileinissiaveo-<text:line-break/>lentiam </text:span><text:span text:style-name="T19">'prae</text:span><text:span text:style-name="T6"> se ferat. Porro luter ipsius veri cinnamomi<text:line-break/>genera- aliud ift montibus nascitur, non tenue, nec lon-<text:line-break/>gum:, magis gilvum ' coloie. Aliud - aliquaUtulirtn nigricat<text:line-break/>et tamquam siluis quibusdam intertextum. Aliud adamula<text:line-break/>sim alliumoreperitur / nen dirrum,' ex facili fragile , parva<text:line-break/>radice. ;Est et aliud quoddam cassiae gilvae siinile, laeve'’<text:line-break/>et odoratum;</text:span><text:span text:style-name="T26">1</text:span><text:span text:style-name="T6"> Praestantissimnmomnium est quod ab in—<text:line-break/>digenis molyllon’ dicitur•, cinereum eolore, virgultis gra-<text:line-break/>cillbns,' ramusculis frequentibur, veliementerque odoratum,<text:line-break/>quod etiam potissimum nos praeponere consuevimus. Est<text:line-break/>enim odore longe optimum suavissimumqne ct gustu aere<text:line-break/>nobis apparet, mordax admodum; mansum rutam prae</text:span></text:p>
      <text:p text:style-name="P9"><text:span text:style-name="T6">se ferrecvidetur; ad haec, lae.ve est ec facileopotest.con-<text:line-break/>fringi., Cassia, veec itidgmalsialu dijudicando, sueris, ex-,<text:line-break/>pertus, frequenter soletnimponere. Est enim: feti pscudo-<text:line-break/>enssia., mirum, qusrn;, germanae isimilis, fed.odece..- minus<text:line-break/>grato coarguitur, ecrticeinmedullae adhaerentem! obtinens.<text:line-break/>Quare optima gilva est et rosam orEpinatrsieutteclamalul-<text:line-break/>cem. gustum praefert,, fistulis;-plena etiviuuraerarilnis obo-<text:line-break/>lens et aromatum modo vehementer odorata,} ahqiie haec<text:line-break/>zluglber ab indigenis sic nominatur. </text:span><text:span text:style-name="T19">lankiva^rin</text:span><text:span text:style-name="T6"> pipere<text:line-break/>oblongo dolos, fieri </text:span><text:span text:style-name="T19">te</text:span><text:span text:style-name="T6"> ignorare haud, est verisimile. 'Si-.'<text:line-break/>quidem nonnulli, adulterantes ipsum aequale; ecmn</text:span><text:span text:style-name="T58">fl</text:span><text:span text:style-name="T6"> vero<text:line-break/>pondus habens, pyrethri; vel sinapi modico ludito,, ita<text:line-break/>gustus mordacitate gustantem fallunt. . Verum, in, ,his .exer-<text:line-break/>citatus et qui gratius in cibis acrinsque gustu novit </text:span><text:span text:style-name="T19">de-<text:line-break/>prehendere,</text:span><text:span text:style-name="T6"> necnon- arboris radicem, ei adhaerentem jeu-<text:line-break/>riosius inspicit, germanum piper invenit et falli ab ipsis<text:line-break/>nequit. Porro quum multa </text:span><text:span text:style-name="T6">lu </text:span><text:span text:style-name="T6">aliis, quoque, uni versis sit</text:span></text:p>
      <text:p text:style-name="P9"><text:span text:style-name="T6">accurata </text:span><text:span text:style-name="T6">examinatio, quemadmodum </text:span><text:span text:style-name="T6">in his pariter tibi<text:line-break/>percensuini.ego sane vel haec ad libri commentationem<text:line-break/>sufficere existimo , ne sermo nobis fiat prolixior</text:span><text:span text:style-name="T26">1</text:span><text:span text:style-name="T6">.. Caele-</text:span><text:span text:style-name="T6">•<text:line-break/></text:span><text:span text:style-name="T6">rum mbnsulor'singulis ipsis'“'accurate exploratis medica-<text:line-break/>mentum pjlaeparari.u Nam unius' cuiusdam vitium omnia»<text:line-break/>saepe tminurrpit;</text:span><text:span text:style-name="T6">v’ </text:span><text:span text:style-name="T6">Descriptio autem' ipsius; ,ne hoc etiam<text:line-break/>ignores;.‘varie apud medicos invenitur; Etenim Androma-<text:line-break/>chus, qniriiiinedibmnentis accuratus est,-cujus’ etiam'prius<text:line-break/>mentioneci- feef,</text:span><text:span text:style-name="T26">fi </text:span><text:span text:style-name="T26">r</text:span><text:span text:style-name="T6"> </text:span><text:span text:style-name="T6">fecundum hane descriptionem medica-<text:line-break/>mentum: praeparabat. 2JPastillorum theriaces' 5 xxiv;<text:line-break/>pastillorum</text:span><text:span text:style-name="T26">1</text:span><text:span text:style-name="T6"> scilliticorum</text:span><text:span text:style-name="T26">1</text:span><text:span text:style-name="T6"> ‘ 5 'xixiij, piperis longi 5 xxiv,<text:line-break/>sueci papaveris 3' xxiv, pastilli hedychroi </text:span><text:span text:style-name="T19">si ririv;'rofaruni<text:line-break/></text:span><text:span text:style-name="T6">siccarum</text:span><text:span text:style-name="T6">'</text:span><text:span text:style-name="T41">’</text:span><text:span text:style-name="T6">-Jarij, ireos Illyricae, glycyrrhizae, feminis napi<text:line-break/>silvestris,: scordii, opobalsami, cinnamomi, agarici, singuu<text:line-break/>lordm 'drach.xij, myrrhae, costi, croci, cassiae, nardi;<text:line-break/>schoenanthi, thuris, piperis albi et nigri, dictamni, mare<text:line-break/>rubii, rheu, stoechados, petroselini Macedonici, calamin-<text:line-break/>thae, terebinthinae, zingiberis, quinquefolii radicis, sin-</text:span></text:p>
      <text:p text:style-name="P91"><text:span text:style-name="T41">. •<text:tab/></text:span><text:span text:style-name="T6">-r -vi<text:tab/></text:span><text:span text:style-name="T6">.<text:tab/></text:span><text:span text:style-name="T6">• </text:span><text:span text:style-name="T6">xl </text:span><text:span text:style-name="T6">&lt;r»<text:tab/>' </text:span><text:span text:style-name="T6">i o -<text:tab/>-</text:span></text:p>
      <text:p text:style-name="P11"><text:span text:style-name="T6">gulorum 3 vj, polii 3 iv; chamaepityos • 5 iv, styracis<text:line-break/></text:span><text:span text:style-name="T6">3 </text:span><text:span text:style-name="T6">iv, amomi, iuvae„.me,u,;ofnardi-.Celticae,</text:span><text:span text:style-name="T58">;</text:span><text:span text:style-name="T6"> sigilli, liemini,<text:line-break/>pliu. Ponticij;aliamaedryos,</text:span><text:span text:style-name="T58">(j</text:span><text:span text:style-name="T6">Crqtiqae, sclionum.ecniabathri,<text:line-break/>, chaloitidis </text:span><text:span text:style-name="T19">sullae,j</text:span><text:span text:style-name="T6"> &lt; gentianae, u uoisiihypocilllilis </text:span><text:span text:style-name="T19">sudui r &lt; fysm<text:line-break/></text:span><text:span text:style-name="T6">fami, fructus, .gumini,; feniculisieminis, inar.damomvj.fesclis,<text:line-break/>acariae,</text:span><text:span text:style-name="T58">t</text:span><text:span text:style-name="T6">thlaspis,</text:span><text:span text:style-name="T58">f</text:span><text:span text:style-name="T6">liypenici,fagapeiii.,i ammeQS</text:span><text:span text:style-name="T58">)n</text:span><text:span text:style-name="T6">fingujornm<text:line-break/>draclli iv,;,castorii,</text:span><text:span text:style-name="T58">?</text:span><text:span text:style-name="T6">;, </text:span><text:span text:style-name="T6">'aristolochiae tenuis.; </text:span><text:span text:style-name="T58">t</text:span><text:span text:style-name="T6">. </text:span><text:span text:style-name="T6">rdaunis /feminis,<text:line-break/>bituminis</text:span><text:span text:style-name="T58">r</text:span><text:span text:style-name="T6">Jialaicir,. 'opopanacis-,</text:span><text:span text:style-name="T6">f ,</text:span><text:span text:style-name="T6">ecntauriiijlenuis, =galbani,.<text:line-break/>singuloruiniS lli inellisj libraajnjriVinitiPbiilernimqupd/satis<text:line-break/>esu .Porro Xeuocrates ec.ipfeiincn mediiijxialHdjp ja hrt-<text:line-break/>jusmodi .versutus in reliquis,.sauo. Andrqmecsicrsimiliter<text:line-break/>antidotnm praeparabat , fnium.,vexo pro qngtnqn.fagapeci<text:line-break/>drachinis .iduas ipse medicamento commiseebat; alt-Da-<text:line-break/>mocrales, praestantissimps ipsuiqupque mednius jfaalus, in-,<text:line-break/>tegrum librum de antidotorum confectione vecsihpq ele-<text:line-break/>ganter complexus, omnes quidem mixturas his .similiter<text:line-break/>iri, medicamenti praeparatione temperat:- fed in .simplicium<text:line-break/>mixtorum mensuris ah ipsis discrepat.. Nam quae illi sin-</text:span></text:p>
      <text:p text:style-name="P8"><text:span text:style-name="T6">gula drachmis quatuor medicamento injiciunt, hic-drach. 'ij,<text:line-break/>figi llatim'«miscet</text:span><text:span text:style-name="T6">, . </text:span><text:span text:style-name="T6">contra tqiiibus 'binas dfaclimas singiilii'<text:line-break/>temperant-, fpieiunam diuohrruttntini mittit;</text:span><text:span text:style-name="T26">1</text:span><text:span text:style-name="T6"> Magnus autem,<text:line-break/>quialostrdfenspecerarnititnialunvaiStalalia omala-sicut hi.<text:line-break/>vixiliSebnfegtionesservatjs^nsolorrinnnmemoallitipsis eva-</text:span><text:span text:style-name="T26">1<text:line-break/></text:span><text:span text:style-name="T6">. riatr^-Namaluplifeatum littj itis-pondus medicamento ipse<text:line-break/>adjungit; ritulniereciri' ctealetiidef stita? quoque-inrfagapeno,<text:line-break/>ab Andromdehi-vj.riteutla. diseorilavj.quippe duas drachmas<text:line-break/>veiuti 'Xfeiisictatesbfnt rnedicameutum conjicit,' quum An-<text:line-break/>drdmachtisitlreclinias- quotuor nnittatr- Vernmriii sagapeno<text:line-break/>Damecratrnitiam 'refragatuiiun Etenim hic tinam drachmam,<text:line-break/>Magdus dtes^medicamenteriiijieit; praetereaqne’ immixto<text:line-break/>vine addituoensiiram .Magnus; quippe diiosscxtarios iuv<text:line-break/>fundendum eenfet, . aliis-'ut- usus postulat, qualicunque<text:line-break/>vini mensura utentibus. Demetrius, qui et ipse nostra<text:line-break/>tempestate primarius medicus</text:span><text:span text:style-name="T26">;</text:span><text:span text:style-name="T6"> constitutus est, lu omnibus<text:line-break/>aliis, juxta Andromachi sententiam medicamentum praepa-</text:span></text:p>
      <text:p text:style-name="P9"><text:span text:style-name="T6">rat, folo scilliticorum </text:span><text:span text:style-name="T6">pastillorum pondere ab eo discrepat<text:line-break/></text:span><text:span text:style-name="T6">et aliis universis scriptoribus. Siquidem illieum drach-<text:line-break/>usis xlviij, mensuram complectantur; soluit hie' xlvj.<text:line-break/>Irachmas dun taxat antidoto admiscet. Nam quum tanta<text:line-break/>in descriptionibus sit differentia,</text:span><text:span text:style-name="T6">"' </text:span><text:span text:style-name="T6">nos Andromacha tan-<text:line-break/>quam praestantissime utimur* et in'regios'lusas-rthi prae-<text:line-break/>paramus. Porro, consectio ipsius hunc isi modium'fit. Et-<text:line-break/>enim utilem tibi </text:span><text:span text:style-name="T19">ac</text:span><text:span text:style-name="T6"> dexteram rationepraepararrtlain censeo,<text:line-break/>ut si quando'medici inopia, dexteritate ingenii''praeditus<text:line-break/>voles conficere, quam optime conficias, loco 'magistri prae-<text:line-break/>parationis, ipso rationis adminiculo fretus. ’ </text:span><text:span text:style-name="T6">u</text:span></text:p>
      <text:h text:style-name="Heading_20_2" text:outline-level="2">Cap. XllI.</text:h>
      <text:p text:style-name="P271"><text:span text:style-name="T6">[iseo </text:span><text:span text:style-name="T19">pacto componendi stnt pastilli hea<text:line-break/>dychroi, suillini et viperini.]</text:span><text:span text:style-name="T6"> Caeterum ante allanreon-<text:line-break/>lectionem conveniebat etiam pastilli hedychro!, quae e;<text:line-break/>inditur, praescriptionem pernovisse. Est igitur Iaudatissi-<text:line-break/>ma praeparatio apud Magnum lusce verbis expresse. 4 Asina-<text:line-break/>lathi radiculae corticis, calami aromatici,- schoeni floris,<text:line-break/>phq, costi, afari, xyIcbalsinni, asiae, ningulorum 5 vj.</text:span></text:p>
      <text:p text:style-name="P9"><text:span text:style-name="T6">cinnamomi 5 </text:span><text:span text:style-name="T6">xxiv, </text:span><text:span text:style-name="T6">amomi 5 </text:span><text:span text:style-name="T6">xxiv, </text:span><text:span text:style-name="T6">amaraci 5 </text:span><text:span text:style-name="T39">χ</text:span><text:span text:style-name="T41">Χ</text:span><text:span text:style-name="T6">, </text:span><text:span text:style-name="T6">nardi.<text:line-break/></text:span><text:span text:style-name="T6">Indicae .0&gt;,xvj;foliorum malabathri 3 vj, myrrhae' </text:span><text:span text:style-name="T6">5 </text:span><text:span text:style-name="T6">xxiv,<text:line-break/>mastiches 5.yj&gt; eroci 5 xix,...excipe,vino Phalerno, opo-<text:line-break/>balsami cpntacni finge;pastiilps et lu umbra desicca. Si-<text:line-break/>mili moiiij scillitico^ quoquecrbiculos praecana. Sumitur<text:line-break/>scilla rer-eng, parvae inagnituclinis, pblinitur non, ut qui-<text:line-break/>dam valunvj.fatc, narn.,id sordidum esse mihi apparet,<text:line-break/>sudj.fermect^meurfucile, tenerrimo torrentur, ut interea<text:line-break/>uonnilillr etlani. spsiijs. assumat. Deinde ubi probe, in fur-<text:line-break/>no., vnijqigppatinis Ubi panes eoquuntur, ut aequalis fiat<text:line-break/>tuitio, incaluerit,, sumptis interioribus ipsius partibus te&gt;-<text:line-break/>uerrimis,-lecnigare diligenter oportet;, ervi quoque farina<text:line-break/>laudatissima recentissimaque pari portione admiscebitur,<text:line-break/>ut Damoerates praecipit. Nam Magnus dimidiam' partem<text:line-break/>immittens parum mihi admiscere videtur; Andromaebus<text:line-break/>autem duas injiciens portiones multum mittere mihi vi—<text:line-break/>detur. Aequalis autem modus fingendis pastillis optimus<text:line-break/>est, atque hac ratione trita cum ervo scilla orbiculos</text:span></text:p>
      <text:p text:style-name="P9"><text:span text:style-name="T6">formabis mediocres et in. umbra, -repositus injmfu,tn sprva-<text:line-break/>bis; deinde post haec eciperae, spfae , quae ad to.tius.con-<text:line-break/>fectionis copiam sufficiant, .sumendae funtsi </text:span><text:span text:style-name="T41">ηο,η- </text:span><text:span text:style-name="T6">quovis<text:line-break/>tempofe, sed potissimum verja, initio cag&gt;tae^ guur^ </text:span><text:span text:style-name="T19">Jftte-.<text:line-break/></text:span><text:span text:style-name="T6">bris relictis foras in apricum prodeunt et non ^dhncfxi-<text:line-break/>rus tam pravum occupant. Intus enim delitescentes, cum<text:line-break/>nulla ex parte digeruntur, maligniorem e.tlam ,y.iiij,fahisi</text:span><text:span text:style-name="T26">-<text:line-break/></text:span><text:span text:style-name="T6">eam in se contrahunt;</text:span><text:span text:style-name="T6">' </text:span><text:span text:style-name="T6">qnanfa^juti^unsenjuin^^c^ap.si,-<text:line-break/>lent, sicut omnis serpens, colligere, quod est crassissimum<text:line-break/>quoddam integumentum, tempdie- qnixi delituerunt'' con-<text:line-break/>tractum, atque tunc magis quaiu lanimantis ae'tale</text:span><text:span text:style-name="T26">1</text:span><text:span text:style-name="T6">fenium<text:line-break/>existens. Quapropter non statim ipsas capere oportet,<text:line-break/>scd permittere, aliquamdiu efc aere frui et consueto cibo<text:line-break/>vesci Porror vescuntur hae ferae tum herbis, quibusdam<text:line-break/>tum animalibus et.quibus assuetae solent nutriri-; octijus-,<text:line-break/>modi sunt buprestes, cantharides et quas vocant pityo-<text:line-break/>campas; haec enim* idonea ipsarum sunt alimenta. Sint</text:span></text:p>
      <text:p text:style-name="P9"><text:span text:style-name="T6">autem animalia colore sufflava, </text:span><text:span text:style-name="T6">admodum </text:span><text:span text:style-name="T6">motu </text:span><text:span text:style-name="T6">facilia,<text:line-break/></text:span><text:span text:style-name="T6">collum^pxaecipual exioflentia', osiulis fubrirbentibus,, </text:span><text:span text:style-name="T6">aspe-<text:line-break/></text:span><text:span text:style-name="T6">ris/sieririum cernientftUsucapite latiore, corpore et ventre<text:line-break/>crassiora, </text:span><text:span text:style-name="T26">!</text:span><text:span text:style-name="T6">meat.s magis ad</text:span><text:span text:style-name="T26">c</text:span><text:span text:style-name="T6"> extrema caudae, quae non in-,<text:line-break/>vhluta^estjHfed potnie'converia; ijucesstf quieti 'proximo.<text:line-break/>Hac ehim re scemina a‘</text:span><text:span text:style-name="T26">J</text:span><text:span text:style-name="T6">mafculo differt, ad haec </text:span><text:span text:style-name="T6">quod<text:line-break/></text:span><text:span text:style-name="T6">samnos^dentes duobus pIure^habeat'</text:span><text:span text:style-name="T6">, </text:span><text:span text:style-name="T6">quemadmodum </text:span><text:span text:style-name="T6">sane<text:line-break/></text:span><text:span text:style-name="T6">et Nicaiider hifice versibus dicit- </text:span><text:span text:style-name="T6">" —-</text:span><text:span text:style-name="T26">s</text:span><text:span text:style-name="T6"> ‘ **</text:span><text:span text:style-name="T26">c</text:span></text:p>
      <text:p text:style-name="P11"><text:span text:style-name="T6">..i:-</text:span><text:span text:style-name="T6">lifiissism ils Lonp </text:span><text:span text:style-name="T41">,ίψ,ιίόυ </text:span><text:span text:style-name="T6">, ei. </text:span><text:span text:style-name="T6">«tu . tu</text:span></text:p>
      <text:p text:style-name="P11"><text:span text:style-name="T19">Vsusesumj sua.signa, canini </text:span><text:span text:style-name="T19">.,</text:span></text:p>
      <text:p text:style-name="P11"><text:span text:style-name="T19">Psures.</text:span></text:p>
      <text:p text:style-name="P11"><text:span text:style-name="T6">Et. </text:span><text:span text:style-name="T6">sime hoc.(Stempore </text:span><text:span text:style-name="T6">captis </text:span><text:span text:style-name="T6">primum </text:span><text:span text:style-name="T6">capita </text:span><text:span text:style-name="T6">et caudas<text:line-break/></text:span><text:span text:style-name="T6">amputare! </text:span><text:span text:style-name="T6">convenit, </text:span><text:span text:style-name="T6">ita </text:span><text:span text:style-name="T6">ut amputatio, fiat: </text:span><text:span text:style-name="T19">pro</text:span><text:span text:style-name="T6"> </text:span><text:span text:style-name="T6">quatueV </text:span><text:span text:style-name="T6">di-<text:line-break/></text:span><text:span text:style-name="T6">gitorum., </text:span><text:span text:style-name="T6">mensura. </text:span><text:span text:style-name="T6">r&lt;</text:span><text:span text:style-name="T6">Dum autem partes has abscindis, in-<text:line-break/></text:span><text:span text:style-name="T6">spicere </text:span><text:span text:style-name="T6">consilium est nunri bis-amputatis exanguia pro-<text:line-break/></text:span><text:span text:style-name="T6">tinus, </text:span><text:span text:style-name="T6">immobilia, prorfulque einortua esse animalia vi-.<text:line-break/></text:span><text:span text:style-name="T6">deantur. </text:span><text:span text:style-name="T6">Nam si tales offenderis bestias, nihil ad medi-</text:span></text:p>
      <text:p text:style-name="P9"><text:span text:style-name="T6">camenti mixtionem conducere ipsas censeto.qt.At si&gt;,mo.tum<text:line-break/>quendam in ipsis, partibus, residuam,, conjspiclaes ietirsungui-<text:line-break/>nem conservare aliquamdiu posse,.lias ceu. fmaestantissimas<text:line-break/>antidoto praeparando immittes., uife.quae .h.aud/ignavani:<text:line-break/>exolescentemque, fed validam ad . serrandumonim -habere<text:line-break/>appareant. </text:span><text:span text:style-name="T6">. </text:span><text:span text:style-name="T6">Deinde tota adamussim cute, ipsis </text:span><text:span text:style-name="T19">sutracfa,<text:line-break/></text:span><text:span text:style-name="T6">adeps ecu nullius momenti, omniaquealiterane.e, tanquam<text:line-break/>excrementorum receptacula eximentur.; fmcxqgreliquum,<text:line-break/>corpus in </text:span><text:span text:style-name="T6">vas </text:span><text:span text:style-name="T6">quoddam- </text:span><text:span text:style-name="T6">fictile </text:span><text:span text:style-name="T6">quam elegantissime,; con-<text:line-break/>structum, vel in lebetem probe extersum fplendadumque<text:line-break/>indetur, ac prunae impositum, ut citra nidorem ac</text:span><text:span text:style-name="T58">t</text:span><text:span text:style-name="T6"> fumum<text:line-break/>illius -concoctio, flat; incoquatur, autem ex-,aqua,fontis'<text:line-break/>sale recenti, cum mediocribus anethi non aridi .virgultis<text:line-break/>adjecto; deinde carnibus jam bene coctis, quod nimirum<text:line-break/>cognosces quum spinae a viperarum carne separantur, et<text:line-break/>lebete ali igne deposito, diligenter carnes a spinis segrega,<text:line-break/>tritisque. ipsis panis quam maxinie puri et ex sincera facti</text:span></text:p>
      <text:p text:style-name="P92"><text:span text:style-name="T6">similagine; quantum pastillis formandis sufficiat, admisceto,<text:line-break/>quemadmodum etiam Andromachus' autumat., Nam Magnua-<text:line-break/>et Damecrates .defipitam, qtiandam hujus, mensuram ipsis<text:line-break/>adjungi:-volunt, aequali fiquidem panis uredo aequalem<text:line-break/>carnium adjungentes; ita ipsas cum patie simul conterunt;<text:line-break/>postea jusculi quod fatis est affuso, pastillos mediocres<text:line-break/>confinges, atque opobalsami modico subactos in um-<text:line-break/>braque repositos ad </text:span><text:span text:style-name="T6">totius </text:span><text:span text:style-name="T6">medicamenti confectionem<text:line-break/>rescrvabis</text:span><text:span text:style-name="T6">.</text:span></text:p>
      <text:h text:style-name="Heading_20_2" text:outline-level="2">Ca<text:span text:style-name="T80">p.</text:span> XIV.</text:h>
      <text:p text:style-name="P273"><text:span text:style-name="T71">[</text:span><text:span text:style-name="T66">Theriacae </text:span><text:span text:style-name="T19">compositio, repositio, aetas,<text:line-break/>probatio,'dqstsij</text:span><text:span text:style-name="T6"> Reliqua contundi et eribro quam licet<text:line-break/>subtilissimo concerni expedit; nam laevia admodum lu-<text:line-break/>signiter juvare mihi videntur, quod corporibus facilius<text:line-break/>apponantur. Porro quae conspergenda sunt laevigandaque,<text:line-break/>haec conteres ,et vino consperges; fit autem vinum lau-<text:line-break/>datissimum Phalernum,; uou dulce Faustianum, sed acne<text:line-break/></text:span><text:span text:style-name="T6">et </text:span><text:span text:style-name="T6">quod' omnibus, vocatur Actum; deinde omnibus liuim</text:span></text:p>
      <text:p text:style-name="P9"><text:span text:style-name="T6">in modum contritis, mellis </text:span><text:span text:style-name="T6">quantum </text:span><text:span text:style-name="T6">fatis est adjicitur:<text:line-break/>erit autem' fatis;' quemadmodum descrip flonifsr </text:span><text:span text:style-name="T26">1</text:span><text:span text:style-name="T6"> continent,<text:line-break/>librae decem’' diseectae: mediocritervi •utuquinijnill</text:span><text:span text:style-name="T26">5</text:span><text:span text:style-name="T6"> iWvj.o<text:line-break/>cereum est statulen tumspni in-ctsntioinisecaretur </text:span><text:span text:style-name="T19">p</text:span><text:span text:style-name="T6"> lleli-<text:line-break/>gendurn autem meli Hymuttiojn fninftcupafui»lllrqul&gt;di"tfpes;<text:line-break/>probatissimum ieffioiunt^rthymnari-hoe^iii nloiitalverii </text:span><text:span text:style-name="T41">Ϊ50-'<text:line-break/></text:span><text:span text:style-name="T6">meu Hymetto y -nascentem udepasttaej mdilu? valo desinam<text:line-break/>galbantnnque seorsuin priua eTiq&amp;ata aledica'mento</text:span><text:span text:style-name="T26">rt</text:span><text:span text:style-name="T6">fe mbtr<text:line-break/>tario- sic adjungesp</text:span><text:span text:style-name="T26">1</text:span><text:span text:style-name="T6"> ac</text:span><text:span text:style-name="T26">:</text:span><text:span text:style-name="T6"> delude</text:span><text:span text:style-name="T26">:</text:span><text:span text:style-name="T6"> omnlbiissiii ouni^nim^eda- ,<text:line-break/>ctis tritisque* diligenter, rursus'opobalsami iuec<text:line-break/>dicum ihtincta ,' uniflii’ antidotaln </text:span><text:span text:style-name="T26">fI</text:span><text:span text:style-name="T6">ih</text:span><text:span text:style-name="T26">!</text:span><text:span text:style-name="T6">vitials abif </text:span><text:span text:style-name="T26">r</text:span><text:span text:style-name="T6">iirgPfitris<text:line-break/>vasis repones’, rmon ' vehemeritei spsa replensv ledbrelifetu<text:line-break/>quodam spatio, quo tmediedmentum perfpitfet^p a®</text:span><text:span text:style-name="T26">l5</text:span><text:span text:style-name="T6">haee<text:line-break/>assidue operculum detrahes, ut et liberius exhalet-er" rua-<text:line-break/>turior-usus tibi ipsius contingat. ' Quippe haud modico<text:line-break/>tempore ad concoctionem indiget, ut quando ustis postu-<text:line-break/>lat-, antidotum probe sit concoctum; concoquitur autem<text:line-break/>ut plurimum duodecim annorum spatio. Qui vigeutiore</text:span></text:p>
      <text:p text:style-name="P8"><text:span text:style-name="T6">ipfaiuvailidiorequoqBti volunt^,</text:span><text:span text:style-name="T58">i(</text:span><text:span text:style-name="T6">etiam quintoanno et sc-<text:line-break/>ptimalqxiiiijsiecunla praesurtlulein his! qui ni virulentis fe-<text:line-break/>ris et ni fiaMcttfdlidoiuommorsi sualtr praelerec lu </text:span><text:span text:style-name="T6">. </text:span><text:span text:style-name="T6">medica-'<text:line-break/>mentis;Jepdisinvj. laloealm quinmugraveni ab ejusmodi no--<text:line-break/>xain jaerepeclula potentlorerretiam medicanienti.faaesidio'<text:line-break/>indigent. </text:span><text:span text:style-name="T58">o</text:span><text:span text:style-name="T6">£st autem putens medicamentum adusque tri-<text:line-break/>ginla- aflnosrjg.ntjniij^aliiamffetitilins, uni tanta noxae causa,<text:line-break/>ncn jestmsuffiqene .xisictur ^quum-iusns exigisp fexagenariumf<text:line-break/>nam ianiftnti luterva,lli</text:span><text:span text:style-name="T58">ra</text:span><text:span text:style-name="T6">fine vehementer';exolescit et dt<text:line-break/>ptvarej.queatj, lurbjenilluni ,e.st' rnedicamentum, Plerique<text:line-break/>igitnir.dum xim ipsius vcIunt.experiri,, primum medich-<text:line-break/>mealnm quoddam purgans, exhibentes, deinde nonnilill<text:line-break/>ex antidotc;propinantes, sic de ipsa faciunt' judicium. Si<text:line-break/>namque valida vigemque suerit, neutiquam purgationem<text:line-break/>fieri permittit; fria ipsius pptentra medicamenti purgantis<text:line-break/>efficaciam evincens. Quod si ita fuerit purgatus, ut qui ..<text:line-break/>antidotum non assumpsisset, liquido constat vires esse lu-</text:span></text:p>
      <text:p text:style-name="P93"><text:span text:style-name="T41">.<text:tab/></text:span><text:span text:style-name="T6">-r -••ms<text:tab/>•<text:tab/>oisiJsni-ut nninuvj.n ' :r</text:span></text:p>
      <text:p text:style-name="P94"><text:span text:style-name="T6">validas et exoletas, ut,ne quidem medicamenti facultatem<text:line-break/></text:span><text:span text:style-name="T6">' "<text:tab/>'<text:tab/>&lt;:&gt;&gt; . A ’'’</text:span><text:span text:style-name="T26">f</text:span><text:span text:style-name="T6">' - ’Ud&gt;Teq.s'r,/orutsiusal uo.., </text:span><text:span text:style-name="T26">1</text:span></text:p>
      <text:p text:style-name="P11"><text:span text:style-name="T6">superare potuerit. , Caeter.um prensura ipsius siotus m<text:line-break/>omnibus eadern non est, quemadmodum neque liquor; quo<text:line-break/>ipsum exhibituri diluimus. Siquidem in praedictis ayel-<text:line-break/>lanae nucis, magnitudine ex tribus vini cyathis, dilutam<text:line-break/>propinare affectis consuevimus; in aliis autem affectibus</text:span></text:p>
      <text:p text:style-name="P95"><text:span text:style-name="T6">.<text:tab/>*"<text:tab/>,<text:tab/>•<text:tab/>•uliu .nmsl </text:span><text:span text:style-name="T19">vi <text:tab/></text:span></text:p>
      <text:p text:style-name="P96"><text:span text:style-name="T6">etrnenlura et liquore verre, utimur. Nam ad affectuum<text:line-break/></text:span><text:span text:style-name="T6">.<text:tab/></text:span><text:span text:style-name="T6">. i&lt;a rin.iiill aaur-B'! t' •</text:span></text:p>
      <text:p text:style-name="P11"><text:span text:style-name="T6">differentiam ea adaptantes , tum medicamenta quantitatem<text:line-break/>metimur, tum congruum mixtionis humorem judicamus.<text:line-break/>Non enim solum ad ferarum morsus et letalia medica-</text:span></text:p>
      <text:p text:style-name="P97"><text:span text:style-name="T6">' ' ’<text:tab/>, ,<text:tab/>.' "<text:tab/></text:span><text:span text:style-name="T26">1</text:span><text:span text:style-name="T6">'' *'la</text:span><text:span text:style-name="T58">#</text:span><text:span text:style-name="T6"><text:tab/>•<text:tab/>. </text:span><text:span text:style-name="T41">ίι </text:span><text:span text:style-name="T19">"' f </text:span><text:span text:style-name="T6">j m j,'</text:span></text:p>
      <text:p text:style-name="P11"><text:span text:style-name="T6">menta auxiliari solet antidotum, verum ad maximas etiam<text:line-break/>alius affectiones praesentaneum esse remedium experientia<text:line-break/>ac usu </text:span><text:span text:style-name="T6">a </text:span><text:span text:style-name="T6">nobis compertum esu</text:span></text:p>
      <text:h text:style-name="Heading_20_2" text:outline-level="2">Cap. XV.</text:h>
      <text:p text:style-name="P271"><text:span text:style-name="T19">[Quot et quantis m-orbrs auxiliatur tbe- -<text:line-break/></text:span><text:span text:style-name="T6">riaca.J Itaque galenen ipsam in propositis versibus An-'<text:line-break/>dromachus ideo; </text:span><text:span text:style-name="T19">arbitror,</text:span><text:span text:style-name="T6"> vocavit, quoniam ceu ex qua-</text:span></text:p>
      <text:p text:style-name="P9"><text:span text:style-name="T6">dam affectuum tempestate tranquillitatem quandam, ipsam,<text:line-break/>nempe sariitatem corporibus conciliat. Capitis igitur?<text:line-break/>dolores diuturnos et’tenebricosas 'vertigines scitare,. ad?<text:line-break/>haec, aiiditiusrdiisieulfateni et oeuinmm liebetudineur sedare<text:line-break/>potest. Noijnunquam vero’et gustus instrumentum, labo.--,<text:line-break/>rans reficit; saepe rn phreniticis deliria</text:span><text:span text:style-name="T6">, </text:span><text:span text:style-name="T6">generose' scinunm<text:line-break/>inducens' fiesiavpt; ^infupersinimiperturbalionesi • cissi m.-&gt;<text:line-break/>plexas imagines somnis-abigit. Comitialibus quoque' ipsisi<text:line-break/>vehementerTofet aiixiliarr, copiusam ex caprte iiijnwdiba-i<text:line-break/>tem-. absurbens ' </text:span><text:span text:style-name="T19">et'</text:span><text:span text:style-name="T6"> liberas spiritui vias- efficiens, Jam etl<text:line-break/>fuspiriofos juvat, quum crassae quaedam pituitae lu» pul-i<text:line-break/>monis fistulas impactae- respirare hominem prohibent,<text:line-break/>promptu nicideiis, ut facile educantur;, attenuansque-.fixos,<text:line-break/>viscofosque’ humores;Sanguinem rejiclentes- admodum<text:line-break/>juvat, si quis-ipsam cum sympbyto decoctam dilutamque<text:line-break/>aqua exhibuerit. Saepe stomachi vitiis mederi iolet et<text:line-break/>nausea laborantem cibumque non capientem suaviter re-.</text:span></text:p>
      <text:p text:style-name="P9"><text:span text:style-name="T6">stituit; interdum etiam appetitum sine ratione intensum<text:line-break/>ex mordaci quadam </text:span><text:span text:style-name="T6">et acri </text:span><text:span text:style-name="T6">substantia </text:span><text:span text:style-name="T6">ipsum </text:span><text:span text:style-name="T6">infestante;<text:line-break/>certatim repressit. . Insuper ltunbricisnintestina ecenpanti-<text:line-break/>bns,. eoque stomacho insatiabiliter cibum appetente; .ure-<text:line-break/>dicamentum hoc propempdum enecatos alagna.fame feli-<text:line-break/>citer liberavit. Praeterea maximum latumque helniintlieri),<text:line-break/>i. e. taeniam, generatum, qui ,omnem assumptum.,nibmn<text:line-break/>depascitur, eoque. reliquum totum,.corpus emaciat, mira-<text:line-break/>biliter ah intestinis etlucit. .Hepaticos quoque .eti lienosos<text:line-break/>affectus saepe sanat, obstructiones-.</text:span><text:span text:style-name="T6">, </text:span><text:span text:style-name="T6">aperiens et .</text:span><text:span text:style-name="T19">jecoris<text:line-break/></text:span><text:span text:style-name="T6">lienisque .affectibus medetur. Ilein ecquatum ex aliquo<text:line-break/>jecoris vitio oborientem. strenue curat, bilem</text:span><text:span text:style-name="T58">;</text:span><text:span text:style-name="T6"> expurgans<text:line-break/>et veluti abstergens,: tum ut jecur bilem a sanguine exa-<text:line-break/>mussim segreget, efficiens. Aliquando • </text:span><text:span text:style-name="T69">lien.es </text:span><text:span text:style-name="T6">i scirrho in-<text:line-break/>duratos solvit, paulatim sordidam superiluamquein eis-<text:line-break/>substantiam absumens, </text:span><text:span text:style-name="T19">m</text:span><text:span text:style-name="T6"> Conterit . et renum calculos et-<text:line-break/>quicquid terreum sordidumque in eis continetur facile<text:line-break/>expurgat. Iu vesica difficultatem urinae sedat et exuIce-</text:span></text:p>
      <text:p text:style-name="P9"><text:span text:style-name="T6">rationiluft ^fli-eui-plerfimqstsi</text:span><text:span text:style-name="T26">1</text:span><text:span text:style-name="T6"> effi^piadsidio et* difficilem ven- .<text:line-break/>triculr </text:span><text:span text:style-name="T26">[</text:span><text:span text:style-name="T6">cdec86tifeneni' rluibe^litalemqile^^iefinitT</text:span><text:span text:style-name="T26">0</text:span><text:span text:style-name="T6">^ ventris<text:line-break/>eorpuousealfa^leife^-uoiiijimesteqfienife Intestinoium tuTcera<text:line-break/>ipsasque dysciitusisis et lienseriasnollere- corisiuivit: ileosis<text:line-break/>quoqnerinseflSiieiuift tttrrnisilbus laffeefis</text:span><text:span text:style-name="T26">!</text:span><text:span text:style-name="T6">al difi</text:span><text:span text:style-name="T26">n</text:span><text:span text:style-name="T6">in?oblicnm ।<text:line-break/>assectuurenslapfis piossestxi</text:span><text:span text:style-name="T26">0</text:span><text:span text:style-name="T6"> praesertim quum intestina’va-<text:line-break/></text:span><text:span text:style-name="T6">eant </text:span><text:span text:style-name="T6">instanuoatlonibiis ,</text:span><text:span text:style-name="T26">ji</text:span><text:span text:style-name="T6">acrds ipsorum humores 'cbnsumens<text:line-break/>etrintestluorirm^statud-psu^-vapOdem discntiehalm Interdum<text:line-break/>quoqu^actesseralilaboffintibuvj.egfegte </text:span><text:span text:style-name="T26">?</text:span><text:span text:style-name="T6">‘conducit, </text:span><text:span text:style-name="T19">'cdrsionis<text:line-break/></text:span><text:span text:style-name="T6">coagmentum^enirosiSrans’ tnultasqme'fluxiones sistens. Porro<text:line-break/>maximttstp ipsius opus saepe ih’cardiacis innotescit ; quippe<text:line-break/></text:span><text:span text:style-name="T6">lum </text:span><text:span text:style-name="T6">corpus multis continuisque sudoribus diffluit et ro-<text:line-break/>bur ipsius dissolutum esse, "neque vinum freqiienter conti-<text:line-break/>nere morbus potest, antidoti potio et </text:span><text:span text:style-name="T6">sudores sistit et </text:span><text:span text:style-name="T6">fa-</text:span></text:p>
      <text:p text:style-name="P13"><text:span text:style-name="T6">, </text:span><text:span text:style-name="T6">ctiltatem collapsam veluti erigit validamque efficit. Jam<text:line-break/></text:span><text:span text:style-name="T6">vero </text:span><text:span text:style-name="T6">in mulieribus etiam menses educit et uteri sedisque</text:span></text:p>
      <text:p text:style-name="P9"><text:span text:style-name="T6">liaemorrhoidas suppressas, multoties aperit. Mirifice vero<text:line-break/>et immoderatas sanguinis excretiones cohibere consuevit.<text:line-break/>Succurrat enim memoriae quod mixta variaque ipsius fa-<text:line-break/>cultas , quam lu superioribus sumus interpretati, ideo alia<text:line-break/>diffundens extemransque cogat excerni, alia oh nativae<text:line-break/>facultatis imbecillitatem superflue exereta, viribus partium<text:line-break/>confirmatis soleat inhibere. Quin etiam podagricos om-<text:line-break/>nesque articulorum fluxionibus tentatos tunc potissimum<text:line-break/>adjuvat, quum augmenti tempus praeterierit et vigoris<text:line-break/>status accesserit. Nam dolores epithematis lenientibus<text:line-break/>mitigans medicamentum propinabis, ut fluxiones cohibeat.;<text:line-break/>quippe hoc antidotum jam infarctas digerit et alias invehi<text:line-break/>prohibet. Maxime vero prodest quum quis sanus frequen-<text:line-break/>ter i'd assumit, nam humorum superflua consumit et to-<text:line-break/>tam compagem alterat.- Alia vero medicamenta, quae po-<text:line-break/>dagrici in morbi propulsionem bibunt i ad pedes quidem</text:span></text:p>
      <text:p text:style-name="P9"><text:span text:style-name="T6">.fluxionem' </text:span><text:span text:style-name="T6">ferri </text:span><text:span text:style-name="T6">vetant, </text:span><text:span text:style-name="T6">sed, </text:span><text:span text:style-name="T6">hujus superfluitatem non dis-<text:line-break/>cutientia' </text:span><text:span text:style-name="T6">majorem </text:span><text:span text:style-name="T6">quendam'morbum faciunt;</text:span><text:span text:style-name="T26">!</text:span><text:span text:style-name="T6"> Nam fluxione<text:line-break/>per corpus oberrante, pulmo qui semper ob respirandi<text:line-break/>necessitatem movetur, ac propter corporis fui - raritatem<text:line-break/>ad illam excipiendam facilis </text:span><text:span text:style-name="T6">v </text:span><text:span text:style-name="T6">totam </text:span><text:span text:style-name="T6">ipse </text:span><text:span text:style-name="T6">ad se trahens;<text:line-break/>ita </text:span><text:span text:style-name="T6">hominem </text:span><text:span text:style-name="T6">suffocat,, quod ego in multis contemplatus<text:line-break/>experientia elidiei, atque hujus rei gratia omnino ab hisce<text:line-break/>medicamentis bibendis abstinere consuluerim.' Theriaca<text:line-break/>vero in talibus uti- etiam vehementer adhortor; etenim<text:line-break/>humorum superfluitates exiccans juvat et alias collini non<text:line-break/>permittit. Plerique 'igitur' initio assidue hac usi potione<text:line-break/>in totum, ab affectu liberati sunt; atque hac,.opinor; ra-<text:line-break/>tione etiam hydero laborantes multum suepe adjuvit,<text:line-break/>dum supervacaneum humorem absumeret et 'insitum calo-<text:line-break/>rem persrigeratum facultate calefaceret, praesertim hy-<text:line-break/>dropas, quos auafarcas et leucophlegmatias appellant', lu'-'<text:line-break/>siguiter adjuvare, consuevit, in totum sese corpus distri-</text:span></text:p>
      <text:p text:style-name="P9"><text:span text:style-name="T6">buens et undequaque carnium humiditatern exprimens.<text:line-break/>Quapropter etiam pravo corporis habitui, cachexiam di-<text:line-break/>cunt, optimum est remedjum, ut quae corporis habitum<text:line-break/>coagmentet, superflua ‘discutiat, naturam ad naturales<text:line-break/>functiones fortiter obeundas praeparet. Hoc auxilii modo<text:line-break/>etiam, elephantinis crebro succurrimur, nam quum multus<text:line-break/>rheumaticus humor sit corruptus, cujus vis totam cor-<text:line-break/>poris molem putrefaciat, antidotum morbum solet evin-<text:line-break/>cere, dum rheumatismos sistit et sanguinis fieri corruptio-<text:line-break/>nem prohibet. Ad haec tetanicos convulsos haud raro<text:line-break/>persanavit; nervos calefaciens et tensiones ipsorum laxans;<text:line-break/>quemadmodum etiam partium paralyses saepe curans, spi-<text:line-break/>ritu recreato, lu naturalem statunTreduxit et motus ob-<text:line-break/>eundos partibus reddidit. Mirari vero antidotum licet,<text:line-break/>quum non modo ipsum corpus aegrotum sanare conspi-<text:line-break/>ciamus, sed etiam animo saepe affectibus obnoxio posse<text:line-break/>auxiliari; quippe' vitia ex melancholia oborta seda hoc</text:span></text:p>
      <text:p text:style-name="P98"><text:span text:style-name="T6">medicamentum continuo exhibitum, ceu exhauriens exn- •<text:line-break/>gensque atram ex vasis et liene bilem, sicut et bestiarum<text:line-break/>virus; quare ad febrem quartanam potissimum pulchre<text:line-break/>convenit. Siquidem febris haec ab atra bile oborta<text:line-break/>prompte antidoto tollitur; praesertim si quis artificiose ipso<text:line-break/>utatur. Ego igitur multos quartana laborantes hoc prae-<text:line-break/>fidio usus facile a morbo vindicavi; nam vomitu prius a<text:line-break/>ientaculo ipscs vacuans, deinde sequenti die absinthii suc-<text:line-break/>cum exhibens, ut bilis edulcefcat contempereturque, ita<text:line-break/>horis duabus ante accessionem antidotum exhibeo, ac mi-<text:line-break/>rifice ipsum frequenter vidi ' prbficere, ut protinus qui<text:line-break/>caperet, sui e morbi accessione maneret.<text:tab/></text:span><text:span text:style-name="T6">"</text:span></text:p>
      <text:h text:style-name="Heading_20_2" text:outline-level="2">Cap. XVI.</text:h>
      <text:p text:style-name="P271"><text:span text:style-name="T19">[Methodicorum reprehensio, qui morbo-<text:line-break/>rum causas noscere supervacuum arbitrantur: et inde re-<text:line-break/>liqua thetiacae remediaij</text:span><text:span text:style-name="T6"> Hydrophobiam, id est </text:span><text:span text:style-name="T19">aquae<text:line-break/>metum,-</text:span><text:span text:style-name="T6"> morborum pessimum, hoc medicamentum saepe</text:span></text:p>
      <text:p text:style-name="P9"><text:span text:style-name="T6">tollere consuevit et mirabiliter tantorum malorum con-<text:line-break/>cursui resistere. Non enim corpus duntaxat ipsis inarescit<text:line-break/>et. convellitur interdum febreque </text:span><text:span text:style-name="T26">7</text:span><text:span text:style-name="T6"> aeri intus uritur, sed<text:line-break/>animus etiam delirat et gravissimum ipsis adscrt fyrnpto-<text:line-break/>rna.. Quippe aquam timenti ac propter multam siccitatem<text:line-break/>humidi tenentur desiderio et a polu abstinent, quia mente<text:line-break/>alienati </text:span><text:span text:style-name="T19">id</text:span><text:span text:style-name="T6"> quod auxiliari possit considerare nequeunt;<text:line-break/>fugientes enim aquam paventesque miserrimo mortis </text:span><text:span text:style-name="T19">ge-<text:line-break/>nere</text:span><text:span text:style-name="T6"> intereunt, in quibus potissimum methodicos sum de-<text:line-break/>miiatus, qui causas ad curationem esse inutiles dicunt;<text:line-break/>haud enim siclo quomodo his queant mederi, quum sirn-<text:line-break/>plex morsus existit et similis </text:span><text:span text:style-name="T19">a</text:span><text:span text:style-name="T6"> </text:span><text:span text:style-name="T6">non rabioso cane illato<text:line-break/>apparet; quem enim curationis modum ipsis indicabit<text:line-break/>vulnus corporis obiter inspectum, nec interiore causa ab<text:line-break/>eis examinata nec ipsorum oeulis animadversa, a ratio-<text:line-break/>nali autem medico sola ratione et diligenti examine adin-<text:line-break/>venta? Quamobrem . qui in methodicum male curantem</text:span></text:p>
      <text:p text:style-name="P9"><text:span text:style-name="T6">inciderit miser, ceu irrationalem qnandam et ipsum bestiam<text:line-break/>existenteni, omnino moriturus est, merito per illius; se-<text:line-break/>ctam occumbens, quoniam ob dogmatis sequelam causam<text:line-break/>inquirere non dignatur. Qui vero in rationalem, medi-<text:line-break/>eurn feliciter inciderit,, neque lempravis symptomatis </text:span><text:span text:style-name="T19">fa-<text:line-break/>cile</text:span><text:span text:style-name="T6"> corripietur;, et mortem propter rationalis'medici ar-<text:line-break/>tificium evadet; Nam hujusmodi medicus eo qui com-<text:line-break/>morsus est . suscepto., , statim accurate perquiret, qualisnam<text:line-break/>canis fuerit qui ipsum momordit. • Si enim audieris .gra-<text:line-break/>cilem corpore., siccum, oculis rubentibus, cauda demissa,<text:line-break/>simma ex ore fluente, praeterea lingua foras porrecta et<text:line-break/>tanquam bile colorata, obvium quemque infiliisse citraque<text:line-break/>rationem cucurrisse, deinde rursus subito consistentem<text:line-break/>cum ira quadam magis furenti non ipsi praevisos mo-<text:line-break/>mordisse; haec, inquam, si lu’ eo sic habere audieris;..sta-j<text:line-break/>tim. rabidum canem: suisse iutelliges. Itaque vulnus haud<text:line-break/>simpliciter, quemadmodum methodicus curabis</text:span><text:span text:style-name="T6">, </text:span><text:span text:style-name="T6">fed</text:span><text:span text:style-name="T19">• con--</text:span></text:p>
      <text:p text:style-name="P9"><text:span text:style-name="T6">festirn ipsum etiam amplius efficies, carne multo rinter-<text:line-break/>vallo orbiculari figura praecisa, ne facile ad cicatricem<text:line-break/>perveniat-; fed foramen diu., minimum quadraginta diebus<text:line-break/>patescat, ut per hoc canis virus emanet, ' Cauteriis igitur:<text:line-break/>admodum candentibus locum adurere solemus et aliis iuli,<text:line-break/>medicamentis, quae extrahendi vim obtinent</text:span><text:span text:style-name="T58">;</text:span><text:span text:style-name="T6">,</text:span><text:span text:style-name="T58">;</text:span><text:span text:style-name="T6">&lt;-inee virus<text:line-break/>intra carnem manere sinunt. Ego autem consideratis, ali-<text:line-break/>quando antidotum ipsum aleo,ex-ralla consecto, dilui et.<text:line-break/>ceu medicamentum, </text:span><text:span text:style-name="T19">linteolis concerptis excipitur r(efnmo-<text:line-break/></text:span><text:span text:style-name="T6">tum, </text:span><text:span text:style-name="T6">id </text:span><text:span text:style-name="T6">est </text:span><text:span text:style-name="T19">linamentum)</text:span><text:span text:style-name="T6"> in vulnus indidi, ut cucurbi-<text:line-break/>tulae cujusdam modo exngeret et ex alto quod eorrum-<text:line-break/>pendo corpori erat extraheret. In summa , theriace, et<text:line-break/>extrinsecus imposita et epota rabiosorum morsibus prae-<text:line-break/>sentanei medicamenti cujusdam instar exacte opitulatur.<text:line-break/>Caeterum nobis etiam in pestifera lue solum hoc antido-<text:line-break/>tum malo correptis prodesse adeo visum est; : ut nullum<text:line-break/>aliud praesidium tanto maloresissere fuerit idoneum. Nan-</text:span></text:p>
      <text:p text:style-name="P9"><text:span text:style-name="T6">que pestis tanquam et ipsa existat quaedam beliua,. haud<text:line-break/>paucos aliquos, verum civitates quoque totas depascens<text:line-break/>male conficit. Quippe, prava^quaedam aeris ad corruptio-<text:line-break/>nem prompta mutatio'efficitur-et homines quum respira-<text:line-break/>tionis necessitate periculum evitare nequeant, ipsum aeien.<text:line-break/>veluti venenum quoddam ad </text:span><text:span text:style-name="T19">fe</text:span><text:span text:style-name="T6"> per o.s attrahunt. Quam-<text:line-break/>ohrem etiam Hippornatem illum multis modis admirau-..<text:line-break/>dum laudo, qui pestem illam ex Aethiopia Graecos inva- •<text:line-break/>lentem nos aliter curaverit quam aeris mutatione alte-<text:line-break/>rationeque; ne talis amplius inspiraretur. Quum igitur<text:line-break/>ignein' per totam </text:span><text:span text:style-name="T19">Athenarum</text:span><text:span text:style-name="T6"> urbem incendi jussisset-, non<text:line-break/>simplicem accenfionis materiam, verum ferta floresque </text:span><text:span text:style-name="T6">'<text:line-break/></text:span><text:span text:style-name="T6">suavissimos alimentum ipsius esse consuluit’, unguentaque<text:line-break/>pinguissima et odorifera ipsis superfundi, ut aerem purum<text:line-break/>hoc modo redditum homines in mali subsidium respira-. </text:span><text:span text:style-name="T6">&lt;<text:line-break/></text:span><text:span text:style-name="T6">rent Simili ratione theriacen, ceu ipsa quoque ignis<text:line-break/>quidam purgatorius existat, praesumentes in pestifero ecris.</text:span></text:p>
      <text:p text:style-name="P9"><text:span text:style-name="T6">statu, neutiquam malo corripi sinere, novimus, corruptis,<text:line-break/>jam posse mederi, aeris inspirati: malitiam inalterantem<text:line-break/>mutantemque, ut quae compagem lusici magis prohibeat.<text:line-break/>Quapropter consilium tibi do ut. oh has tam; repentinas<text:line-break/>aeris constitutiones aliasque noxarum causas ohorientes<text:line-break/>in prospera quoque valetudine crebre antidotum assumas,<text:line-break/>quo et externis accidentibus, corpus resistat, ac ubi jam<text:line-break/>fuerit affectum, illud invenias propitium. Hoc enim veluti<text:line-break/>bonam quandam temperiem falubremque statum corporibus<text:line-break/>inducit, dum humorum superfluitates absumit, partes per--<text:line-break/>frictionibus emortuas recalefacit et insitam facultatem na-<text:line-break/>turae functionibus probe obeundis corroborat. . Quum<text:line-break/>enim natura valida est, tunc etiam sine impedimento ven-<text:line-break/>triculus cibos concoquit, ac venae ipsos prompte .in san-<text:line-break/>guinem redigunt, jecur bilem ex facili secernit,, cor purum<text:line-break/>sanguinem suscipiens universo deinde, ut jam nutrice<text:line-break/>queat, corpori transmittit, exorationes ipsas moderate mo-</text:span></text:p>
      <text:p text:style-name="P9"><text:span text:style-name="T6">derate molitur, recrementa corporis per </text:span><text:span text:style-name="T6">totam </text:span><text:span text:style-name="T6">respiratio-<text:line-break/>ueni salubriter </text:span><text:span text:style-name="T6">discutit. </text:span><text:span text:style-name="T6">Maxime vero lu peregrinationi-,<text:line-break/>bus antidoti potionem consuluerim, quum in frigido aere<text:line-break/>per hiemem iter aggrederis. Erit enim, ceu salubre quod-<text:line-break/>dam viscerum indumentum et multum calorem praebere<text:line-break/>ipsis idoneum, lam </text:span><text:span text:style-name="T6">vero ad </text:span><text:span text:style-name="T6">animi prudentiam </text:span><text:span text:style-name="T6">aciemque<text:line-break/></text:span><text:span text:style-name="T6">non esse inefficacem pernovi; quippe sensus valide suo<text:line-break/>fungi munere efficit mentemque vaporibus </text:span><text:span text:style-name="T6">liberatam<text:line-break/></text:span><text:span text:style-name="T6">fubtiliorem reddit. Breviter totum corpus ita ab injuriis<text:line-break/>securum facit, ut ne a deleterio quodam </text:span><text:span text:style-name="T6">possit </text:span><text:span text:style-name="T6">infici. Nam<text:line-break/>varia et </text:span><text:span text:style-name="T6">tantae </text:span><text:span text:style-name="T6">mixtionis medicamenti facultas ejusmodi<text:line-break/>firmitatum producit, praesertim quum bestiarum mixtura<text:line-break/>constat. Proditur enim Mithridatem magnum ilium bella-<text:line-break/>torem non theriacam, ut quae necdum esset, fed aliud<text:line-break/>antidotum variis quoque mixtionibus , compositum </text:span><text:span text:style-name="T19">, </text:span><text:span text:style-name="T19">ipsius-<text:line-break/>que dictum nomine</text:span><text:span text:style-name="T6"> ( Mithridatiiirn enim appellatur) prae-</text:span></text:p>
      <text:p text:style-name="P9"><text:span text:style-name="T6">sumentem, ob sumam corporis constitutionem ex illo<text:line-break/>praeparatum, non potuisse veneno potu interire. Quum<text:line-break/>enim liellum adversus Romanos gerens a Pompejo rictus<text:line-break/>in extremis medicamenti'</text:span><text:span text:style-name="T26">1</text:span><text:span text:style-name="T6"> veneno"sanus mori cogeretur,<text:line-break/>medicamento epoto eoque copioso ipse quidem neu </text:span><text:span text:style-name="T19">in-<text:line-break/>teriit,</text:span><text:span text:style-name="T6"> filiae autem ob eximium erga patrem amorem cum<text:line-break/>eo mortem volentes oppetere ejusdem medicamenti potu<text:line-break/>subito conciderunt; deinde quum mortem ille obire sta-<text:line-break/>tim non posset, veneno propter antidotum praesumptum<text:line-break/>inefficace, vocato quodam ipsius amico nomine Bistoco<text:line-break/>injunxit ipsum jugularet; atque sic medicamenti opus<text:line-break/>ferro absolvens mori ipsum violenter coegit.</text:span></text:p>
      <text:h text:style-name="Heading_20_2" text:outline-level="2">Cap. XVII.</text:h>
      <text:p text:style-name="P271"><text:span text:style-name="T19">[ Quantum et quando et n , quibus tke-<text:line-break/>istaca</text:span><text:span text:style-name="T6"> sit </text:span><text:span text:style-name="T19">accipienda.j</text:span><text:span text:style-name="T6"> Vides igitur quanium efficaciae </text:span><text:span text:style-name="T6">ad<text:line-break/></text:span><text:span text:style-name="T6">sumam corporis habitudinem conciliandam variae mixtio--<text:line-break/>nis medicamenta obtineant et potissimum theriaca," </text:span><text:span text:style-name="T6">ob</text:span></text:p>
      <text:p text:style-name="P8"><text:span text:style-name="T6">tantam, ut dixi, ferarum facultatem. Caeterum medica-<text:line-break/>mentum hoc meo consilio sumes proba fruitus concoctione<text:line-break/>nec cibis repletus; mensuraque alias alia utens recte fa-<text:line-break/>cies. Interdum enim fabae Aegyptiacae magnitudinem cum<text:line-break/>duobus aquae cyathis capies, ubi exiguum ad concoctio-<text:line-break/>nem ipsius intervallum erit; interdum vero avellanae nu-<text:line-break/>cis magnitudine bibes tribus cyathis temperatum, quum<text:line-break/>plus temporis ad medicamenti distributionem habiturus es-<text:line-break/>Porro inspice et anni tempus et regionem ubi medica-<text:line-break/>mentum assumes. Nam per aestatem neutiquam id capere<text:line-break/>consuluerim, quippe statu aeris calido etiam ex anti-<text:line-break/>doto corpus, longe calidius evadens laeditur, atque hoc<text:line-break/>• mirabilis ille Hippocrates considerans </text:span><text:span text:style-name="T19">medicamenti exhi-<text:line-break/>bitiones ante caniculae ortum et sub eu difstciles ejste tra-<text:line-break/>dit-,</text:span><text:span text:style-name="T6"> quoniam febrem hoc potissimum tempus hominibus<text:line-break/>advehit. Quapropter et aetate florentibus et mullo natu-<text:line-break/>rali calore praeditis neque multum neque saepe exhiberi</text:span></text:p>
      <text:p text:style-name="P9"><text:span text:style-name="T6">medicamentum </text:span><text:span text:style-name="T6">est </text:span><text:span text:style-name="T6">consilium; quemadmodum </text:span><text:span text:style-name="T6">iis </text:span><text:span text:style-name="T6">qui jam<text:line-break/>vita declinant et plurimum et crebro </text:span><text:span text:style-name="T6">non </text:span><text:span text:style-name="T6">ex aqua, fed<text:line-break/>vino magis assnmi profuerit, ut corporis virtus jam emar-<text:line-break/>cefcens et genuinus calor extinctus refocillari accendique<text:line-break/>ipsius possit beneficio. At in pueris </text:span><text:span text:style-name="T6">omnino </text:span><text:span text:style-name="T6">medicamen-<text:line-break/>turn est vitandum; quippe cujus magnitudo illorum vir-<text:line-break/>tute major sit et corpus ex facili dissolvat</text:span><text:span text:style-name="T6">, </text:span><text:span text:style-name="T6">nativum fpi-<text:line-break/>rilum cito extinguat; quemadmodum sane et lucernae<text:line-break/>flammam oleum igne coplosius adhibitum prompte extin-<text:line-break/>guit. Ego itaque ex historia memini puellum aliquando<text:line-break/>ex intempestivo antidoti usu dissolutum. Etenim diuturna<text:line-break/>febre laborabat, gracilis admodum corpore </text:span><text:span text:style-name="T6">et </text:span><text:span text:style-name="T6">viribus im-<text:line-break/>becillis, ut qui vix multa diligentia posset superesse; quae<text:line-break/>quum ego ex medica ratione conspicerem; etiam vehe-<text:line-break/>menter ipsi medicamentum dari prohibebam. Nam qui-<text:line-break/>dam,. ejus curationi praesectus ,. qui videlicet patrem se esse<text:line-break/>diceret et tyrannicam imperandi facultatem potius habe-<text:line-break/>rettquam ex ratione consilium audiret, temere et vio-</text:span></text:p>
      <text:p text:style-name="P9"><text:span text:style-name="T6">lenter admodum </text:span><text:span text:style-name="T6">me </text:span><text:span text:style-name="T6">compulit, ut infanti </text:span><text:span text:style-name="T6">medicamentum<text:line-break/></text:span><text:span text:style-name="T6">exhiberem; quod jam assumptum concoqui non potuit,<text:line-break/>fortius videlicet ejus virtute qui ceperat, verum totum<text:line-break/></text:span><text:span text:style-name="T6">ipsius </text:span><text:span text:style-name="T6">habitum dissolvit alvnmque </text:span><text:span text:style-name="T6">fecit </text:span><text:span text:style-name="T6">profluentem, at-<text:line-break/>que ita proptcr irrationalem medicamenti usum noctu &gt;<text:line-break/>infans periit. Porro, si in calidiore nonnunquam versuris<text:line-break/>regione, , cave medicamento utaris, aeris caliditate illic<text:line-break/>fufficiente, qua de causa etiam hominibus sub primo solis<text:line-break/>ortu calidissimis et multa inde . siccitate praeditis mesiica-<text:line-break/>rnentum esse alihi videtur dissentaneum.</text:span></text:p>
      <text:h text:style-name="Heading_20_2" text:outline-level="2">Cap. XVIII.</text:h>
      <text:p text:style-name="P271"><text:span text:style-name="T6">[De </text:span><text:span text:style-name="T19">sulibus theriuiris.]</text:span><text:span text:style-name="T6"> Praeparantur<text:line-break/></text:span><text:span text:style-name="T6">et sales </text:span><text:span text:style-name="T6">quidam </text:span><text:span text:style-name="T6">ex his </text:span><text:span text:style-name="T6">feris. Nam illorum etiam </text:span><text:span text:style-name="T6">memi-<text:line-break/>nisse </text:span><text:span text:style-name="T6">necessarium mihi vifum est, ut abfolutifsimus hisce<text:line-break/></text:span><text:span text:style-name="T6">de rebus </text:span><text:span text:style-name="T6">tibi </text:span><text:span text:style-name="T6">ferrno </text:span><text:span text:style-name="T6">stati - Faciunt iitlem ad omnia prae-<text:line-break/></text:span><text:span text:style-name="T6">dicta, </text:span><text:span text:style-name="T6">modice quidem longoque temporis spatio praesidium<text:line-break/></text:span><text:span text:style-name="T6">praebere </text:span><text:span text:style-name="T6">habiles, frequenti auteni usu paulatim adjiivan-</text:span></text:p>
      <text:p text:style-name="P9"><text:span text:style-name="T6">tes; quocirca plerique ex iis qui utuntur, ubi non velox<text:line-break/>ab eis praesidium sentiunt, nequaquam posse opitulari ar-<text:line-break/>bitrantur, maxime quia igne corpus ipsorum lu cinerem<text:line-break/>redigitur, dicentes anxiliatrices eorum facultates per nstio-<text:line-break/>nern evanescere. Ego quidem affirmo sales, etsi vim' the-<text:line-break/>riacae </text:span><text:span text:style-name="T6">imparem </text:span><text:span text:style-name="T6">habeant, </text:span><text:span text:style-name="T6">non </text:span><text:span text:style-name="T6">tamen omnino rcbur</text:span><text:span text:style-name="T6">,</text:span><text:span text:style-name="T6">anxi-<text:line-break/>liarium lu eis obliterari. </text:span><text:span text:style-name="T6">Multa </text:span><text:span text:style-name="T6">siquidem ignis commercio<text:line-break/>redduntur meliora; interdum latentem ipsorum naturam<text:line-break/>in apertum edunt, nonnulla vero ad quem volumus usum<text:line-break/>accommoda efficiuntur. Aurum itaque ipso igne explo-<text:line-break/>ratur et adulterum, igne si accendatur, arguitur, atque<text:line-break/>flamma exacte purgalum germanum esse apparet. </text:span><text:span text:style-name="T6">? </text:span><text:span text:style-name="T6">Jam<text:line-break/>ferrum igne mollescit et flexum nobis ad multos vitae<text:line-break/>usus habile esse videtur., Nunquid etiam plurima quae </text:span><text:span text:style-name="T6">in<text:line-break/></text:span><text:span text:style-name="T6">corpus ingeruntur nutriendis nobis ignis beneficio red-<text:line-break/>duntur idonea? Panis fiquidem et reliquorum animalium<text:line-break/>et piscium carnes cruilae adhuc appetitus usui sunt </text:span><text:span text:style-name="T6">in-</text:span></text:p>
      <text:p text:style-name="P9"><text:span text:style-name="T6">utiles, coctae, tunc etiam corporum alimenta fiunt. Jam<text:line-break/>vinum ipsum statim ab uvis expressum crudum incoctum-<text:line-break/>que est, solis autem aestu coctum tunc et Inanissimum<text:line-break/>et maxime potabile redditur. Porro multa in arte medi-,<text:line-break/>camenta quam.diu veterem ipsorum naturam retinent, acer-<text:line-break/>rima esse et corporibus inimica experientia doces; </text:span><text:span text:style-name="T6">do-<text:line-break/></text:span><text:span text:style-name="T6">mita vero ignis necessitate curationi fiunt congrua, lta- </text:span><text:span text:style-name="T26">z<text:line-break/></text:span><text:span text:style-name="T6">que chalcitis cruda quidem corpora contingens facile<text:line-break/>crustas excitat tosta vero cicatricem ulceribus inducit.<text:line-break/>Item lapis Phrygius crudus acerrimus est, ignitus au-<text:line-break/>tem et cum aliis quibusdam tritus praesens fit oculorum<text:line-break/>remedium. Spongiae ustae cinis sanguinis fluxionem<text:line-break/>potenter inhibet; idem mihi etiam in theriacis salibus<text:line-break/>fieri apparet. Omnia enim simul usta ac integrae ac-'<text:line-break/>censae bestiae pravam vim corporibus institam ex ustione<text:line-break/>deponunt et ab igne auxilii symmetriam sortiuntur. Pe-</text:span></text:p>
      <text:p text:style-name="P9"><text:span text:style-name="T6">culiariter mutem et iuaxiiue faltes^medimtiiijuttisiscliluls<text:line-break/>summa 'in cnte obortis, "limeis diesi, lepris llsipctigniique<text:line-break/>agresti; nam superstuitates^nids^fusissitas^crti.qssenijiotisfi-<text:line-break/>rnum tliscntiunt. ‘ Plttrimillgitsse</text:span><text:span text:style-name="T26">n</text:span><text:span text:style-name="T6">ipfos</text:span><text:span text:style-name="T26">r:</text:span><text:span text:style-name="T6">usassdricuitelississiu<text:line-break/>ribus largiter diffiueriteP niorrnpsuhr’ vstiniSift sillistiisitiam,<text:line-break/>ut' pediculos quoque vbdatos ^usisssetusiiijidiaiiiijudx» edr-<text:line-break/></text:span><text:span text:style-name="T6">ruptione </text:span><text:span text:style-name="T6">pioprienasddnsus; quos aleojiiijt* niftiitsicpspMhi-<text:line-break/></text:span><text:span text:style-name="T6">ras </text:span><text:span text:style-name="T6">appellant, iletites' optime-’ abstefguiri et-flaiscidds par-<text:line-break/>tes densant, fluorem ' ipsis ilsassesttemnisprimsilliu'</text:span><text:span text:style-name="T26">1</text:span><text:span text:style-name="T6"> imputres<text:line-break/>fervant, perforari aut erddi ipfds noirisitftrfitluinitrr: -</text:span></text:p>
      <text:p text:style-name="P99"><text:span text:style-name="T6">* </text:span><text:span text:style-name="T6">r r e’.<text:tab/>•<text:tab/>- </text:span><text:span text:style-name="T6">siUiirnntb rnsraaq'lairuiis n--. </text:span><text:span text:style-name="T6">&gt;</text:span></text:p>
      <text:p text:style-name="P7"><text:span text:style-name="T6">QaP,„XlX. [De </text:span><text:span text:style-name="T19">sulinn^saberjacorusu composttione.^<text:line-break/></text:span><text:span text:style-name="T6">Paltc in, modu.m ipsi praeparantur.; copasi^r enim libi<text:line-break/>rursus horum quoque confectionem sermone describere.<text:line-break/>4 Viperas praedictis similes et eodem tempore captas,<text:line-break/>numero quatuor, non biduo plus post venationem, verum</text:span></text:p>
      <text:p text:style-name="P9"><text:span text:style-name="T6">si fieri possit, eodem die quo sunt captae; deinde falis<text:line-break/>ammoniaci, sin </text:span><text:span text:style-name="T6">minus, </text:span><text:span text:style-name="T6">communis colore albi et leniter<text:line-break/>splendespentis.</text:span><text:span text:style-name="T58">!</text:span><text:span text:style-name="T6">modinm .Talicumt</text:span><text:span text:style-name="T58">r</text:span><text:span text:style-name="T6"> tnox cum </text:span><text:span text:style-name="T6">ipsis </text:span><text:span text:style-name="T6">tunde<text:line-break/>minulatim gentianae Creticae, libram unam </text:span><text:span text:style-name="T41">β</text:span><text:span text:style-name="T6">, aristolo-<text:line-break/>chiae rotundae librain unam, </text:span><text:span text:style-name="T41">β, </text:span><text:span text:style-name="T6">.centaurii tenuis comae<text:line-break/>libras 'ip,-. carstamffmi Armeniaci, marrubii, singulorum<text:line-break/>3 vj; fcqriiij mpntanij-apli, chamaedryqs .Creticae libram<text:line-break/>unamjtralae.fativaecseininis liliram j, melle Attico haec<text:line-break/>unita qxcipe, ec. libram fi, mediam ipsorum portionem in<text:line-break/>ollam ex, argilla factam vacuam praemitte et cum. ipsis<text:line-break/>conjice; deinde.quatuor, y i p eras vivas, mox scillas teneras<text:line-break/>et recentissimas quinque lu tenues partes concide; ita re-<text:line-break/>liquam aliorum partem dimidiam adjice-, ac ubi. </text:span><text:span text:style-name="T19">coope-<text:line-break/>rueris</text:span><text:span text:style-name="T6"> ollam, lutoque diligenter obliveris, quatuor ipsam<text:line-break/>foraminibus aperies, ut per ea vapor coctionis modum<text:line-break/>indicet. Nam primum furnus exire videbitur copiosus,<text:line-break/>obscurus admodunique turbidus, notans ignem jam feras<text:line-break/>invasisse; quando te animum quoque diligenter advertere</text:span></text:p>
      <text:p text:style-name="P9"><text:span text:style-name="T6">moneo, ne tandem -liiijiis’ sumi aerem ef viperarum ex-<text:line-break/>halatione infectum' inspires.' Postea ubi vapor cessaverit<text:line-break/>et tenuem qnandam flammam pef suraniina ejVci conspexe-<text:line-break/>ris, </text:span><text:span text:style-name="T6">tunc </text:span><text:span text:style-name="T6">ipsa cocta esse quam optime cenfelo, atque ita<text:line-break/>ollam </text:span><text:span text:style-name="T6">de </text:span><text:span text:style-name="T6">igne tollito;‘</text:span><text:span text:style-name="T26">J;</text:span><text:span text:style-name="T6"> toial die' et ndcte refrigerans.<text:line-break/>Deinde apertos exemptosque carbones diligenter tundito<text:line-break/>et cum hisce mixturis cribrato, rutae agrestis seminis<text:line-break/>3 ix, hyssopi Cretici uncias novem, foeniculi seminis<text:line-break/>agrestis </text:span><text:span text:style-name="T19">3 </text:span><text:span text:style-name="T19">vj, nardi</text:span><text:span text:style-name="T6"> Celticae,' spicae Scythicae, singulorum<text:line-break/>uncias sex, petroselini Macedonici' Uncias quatuor, amo-<text:line-break/>mi uvae uncias tres, origani Heracleotici summitatum un-<text:line-break/>cias novem, hormini suminis torrefacti uncias tres, thymi<text:line-break/>Attici summitatum uncias noveni, malabathri lndici fo-<text:line-break/>liorurn uncias quatuor, baccarum juniperi Laconici carnis<text:line-break/>libras duas, adianti sativi seminis uncias vj, piperis albi<text:line-break/>libr. ij, piperis nigri libras duas, laseris radicis uncias<text:line-break/>decem, zingiberis non forati libras duas, satyrii'seminis</text:span></text:p>
      <text:p text:style-name="P8"><text:span text:style-name="T6">vel, </text:span><text:span text:style-name="T6">radicis 3 vj, pulegii montani 5 vj». sefelis Massaliotici<text:line-break/>rusi </text:span><text:span text:style-name="T48">ξ </text:span><text:span text:style-name="T19">vj.,</text:span><text:span text:style-name="T6"> tordyli, montani seminis 5 scy, . mentae. 5- fur,,<text:line-break/>cassiae,</text:span><text:span text:style-name="T58">(</text:span><text:span text:style-name="T6"> optimae. nucias. duas,, .cinnamomi unciam, unam.,<text:line-break/>Conare autem, ipiiijcpalusa, cxibrataque rursus contundere<text:line-break/>et cribro sreqijeuter incernere,,,ut adamussim fiant laevia;,<text:line-break/>atque sic in vasis .vitreis reposita </text:span><text:span text:style-name="T41">,ηοη </text:span><text:span text:style-name="T6">, </text:span><text:span text:style-name="T6">statim usurpare<text:line-break/>convenit, scd postj ;d</text:span><text:span text:style-name="T26">e&lt;</text:span><text:span text:style-name="T6">icm fere dies. Porro , ego ipsos<text:line-break/>praeparaxi bestiis.nori ullis,, ,sed ipsarum pastillis quem-<text:line-break/>admodum ,iir .theriaca .ostendi confici, miscens ipsos </text:span><text:span text:style-name="T19">quo-<text:line-break/></text:span><text:span text:style-name="T19">que</text:span><text:span text:style-name="T6"> </text:span><text:span text:style-name="T6">iis quae cum bellnis comburuntur, .ut quam habeant<text:line-break/></text:span><text:span text:style-name="T6">iu </text:span><text:span text:style-name="T6">sc amarnlentiam, eam in;.ultione, deponant, tanta pa-<text:line-break/></text:span><text:span text:style-name="T6">stillorum </text:span><text:span text:style-name="T6">mensura adjecta,' quantam quatuor viperarum.<text:line-break/>numerum habere conjecturabam, et.facti funt longe prae-<text:line-break/>stantissimi, nec cinereum ex ustione'gustu referentes, nec<text:line-break/></text:span><text:span text:style-name="T6">colore </text:span><text:span text:style-name="T6">nigri, sed etiam qualitate in usu suavissimi redditi<text:line-break/></text:span><text:span text:style-name="T6">et </text:span><text:span text:style-name="T6">vires, ad quae dixi peculiariter ipsos facere, eviden-<text:line-break/></text:span><text:span text:style-name="T6">tiores </text:span><text:span text:style-name="T6">obtinentes. Hic est de theriaca et- salibus tlieriacis<text:line-break/></text:span><text:span text:style-name="T6">liber, </text:span><text:span text:style-name="T6">diligenter, ut judico, a me examinatus, hac maxime</text:span></text:p>
      <text:p text:style-name="P8"><text:span text:style-name="T6">causa; </text:span><text:span text:style-name="T6">" </text:span><text:span text:style-name="T6">quoniam 'et tu itt Omnes</text:span><text:span text:style-name="T26">1</text:span><text:span text:style-name="T6"> disciplinas studiofe in-<text:line-break/></text:span><text:span text:style-name="T6">cumbis. </text:span><text:span text:style-name="T6">Memini eninr‘te-siquum liturarum Rudiis egre-<text:line-break/>gie luter civiliaadliuc'negotia vacares;- vel legeres quod-<text:line-break/>dam problema judicare oratores nonnunquam ut desinant<text:line-break/></text:span><text:span text:style-name="T6">- </text:span><text:span text:style-name="T6">multas conari .occasiones invenire, atuue hoc agitare. Et-<text:line-break/>enim deos ajebas, dum non vaticinantur, nihil eloqui;<text:line-break/>interdum vero etiam oracula silent. Est quum et mere<text:line-break/>tempestatibus navigatrtrrompi&amp;^T agminaalnvj.i&amp;jnisistun-<text:line-break/>tur et </text:span><text:span text:style-name="T6">paulo </text:span><text:span text:style-name="T6">post rurfus flpere inalpiunL Item terra fru-<text:line-break/>ctus non femperi prdducftri </text:span><text:span text:style-name="T6">' </text:span><text:span text:style-name="T6">Quade tuum ego exemplum<text:line-break/>imitatus, nihil ex his quae de theriaca quaeruntur omisi;<text:line-break/>simulque </text:span><text:span text:style-name="T19">ie</text:span><text:span text:style-name="T6"> adhortor ut libenter’ medicamento utaris,<text:line-break/>quoniam .longaevum vitae usum ipsius exhibere obferva-<text:line-break/>tum est; quod merito ut tibi a diis contingat exopto.</text:span></text:p>
      <text:h text:style-name="P2" text:outline-level="1">GALENI THERIACA AD PAM-<text:line-break/>PHILIANUM</text:h>
      <text:p text:style-name="Standard"><text:span text:style-name="T2">Ti</text:span><text:span text:style-name="T1">b</text:span><text:span text:style-name="T2">i t </text:span><text:span text:style-name="T4">multoties efflagitanti,</text:span><text:span text:style-name="T2"> </text:span>claris<text:span text:style-name="T80">sim</text:span>e Pamphiliane<text:span text:style-name="T2">,<text:line-break/>theriacae antidoti methodum ac usum ex nobis au-,<text:line-break/>dire, quae ex tempore a </text:span><text:span text:style-name="T2">me </text:span><text:span text:style-name="T2">dicta sunt, ea neque te<text:line-break/>in memoriam revocare neque me ipsum satis expli-<text:line-break/>casse arbitror. Nunc vero otium nactus et in me-<text:line-break/>moriam revocans quaecunque dum Romae versarer didici,<text:line-break/>tum ab iis qui nobis enarrarunt eo medicamento pro-</text:span></text:p>
      <text:p text:style-name="P8"><text:span text:style-name="T6">fperrime effici, quaeque ex usu ipfe probe facta conse-<text:line-break/>quutns sum, ea collecta tibi confecranda esse duxi, stmul-<text:line-break/>que praescribere Utendi modum, morborum differentias<text:line-break/>ac tempora, in quibus et quando aliquis ea utens non<text:line-break/></text:span><text:span text:style-name="T26">z</text:span><text:span text:style-name="T6"> </text:span><text:span text:style-name="T6">aberraverit. Ad modum enim rustici cujusdam esse mihi<text:line-break/>videtur aliquid occulture qucd ad salutem conferat, pro<text:line-break/>qua omnes in urbe principe merito vota faciunt; quippe<text:line-break/>quod privatirn beneficiis et publice ornamentis afficiantur<text:line-break/>ex operibus, quae ut toti civitati provideant, ad com-<text:line-break/>munem utilitatem praeparantur. Novi autem tum alias<text:line-break/>urbes omnes Creticas tum tui ingenii dexteritatem in<text:line-break/>omnibus et mansuetudinem non solum venerari, sed etiam<text:line-break/>diligere. Sunt vero tum in Aegypto tum in regia urbe<text:line-break/>Alexandria tot multitudine amici tibi soli Cretensium, qui<text:line-break/>caeleris omnibus non sunt. Quamobrem jure quisplam<text:line-break/>fortunam quoque miraretur cum naturae tum tuis mo-<text:line-break/>ribus consentaneum nomen insigne perinde imposuisse, ac<text:line-break/>si praesagiret te cunctis amabilem fore, ltaque compara-</text:span></text:p>
      <text:p text:style-name="P9"><text:span text:style-name="T6">tlo quidem copiosae hujus antidoti tibi et a multis, arti-,<text:line-break/>ficialis vero usus a nobis nostri in te studii; benevolen- •<text:line-break/>tiaeque monumentum eritr Quo namque modo qui fistulam,,<text:line-break/>lyranr et caetera musica lustrdmenta compararunt, nec his<text:line-break/>uti queunt,hi' pIus. non habent, eodem modo et in anti-<text:line-break/>dotis </text:span><text:span text:style-name="T19">fa res habet,</text:span><text:span text:style-name="T6"> ut etuin caeteris medicis medicamentis,<text:line-break/>nihil juvat eorum comparatio, si intempestivus sit usus.<text:line-break/>Si namque, ut apnd</text:span><text:span text:style-name="T26">r</text:span><text:span text:style-name="T6">plerosquefama praevalescit, adver-<text:line-break/>sus sulos virulentorum ferpen tum morsus et delatoriorum '<text:line-break/>medicamentorum pocula vim habeat antidotus, oportebat<text:line-break/>seu pretiosum aliquod domi repositum circumspicere me-<text:line-break/>ditamentum tempore, usu non postulante, evanescere.<text:line-break/>Quum vero ad -haec et prosperam senectutem et vitae<text:line-break/>diuturnitatem et sensuum integritatem et sanitatis perpe-<text:line-break/>tuitatem polliceatur,' neque solum praesentium morborum<text:line-break/>solutionem, verum etiam imminentium suturorumque </text:span><text:span text:style-name="T19">fore<text:line-break/></text:span><text:span text:style-name="T6">obstaculutu; par, arbitror, et in sanitate eum hujus usum<text:line-break/>haud negligere; qui pluris aestimat per initia </text:span><text:span text:style-name="T19">in</text:span><text:span text:style-name="T6"> morbos</text:span></text:p>
      <text:p text:style-name="P9"><text:span text:style-name="T6">non incidere qtramsvexantium'morborum propulsationem<text:line-break/>moliri'.-- Prolude multi rRomam summatessiprimo </text:span><text:span text:style-name="T19">Annae<text:line-break/></text:span><text:span text:style-name="T6">die</text:span><text:span text:style-name="T26">1</text:span><text:span text:style-name="T6">'hoc medhmmniitum.asilimiiffltmtguiddmnqulutumsdnnae.<text:line-break/>diem eligunt,r, quum .priusdtrilmsiestssiscquernilms diebusr<text:line-break/></text:span><text:span text:style-name="T19">interjectis'</text:span><text:span text:style-name="T6"> coctioni ’ incnluterintijJaei antei atrio levi tus nfah-<text:line-break/></text:span><text:span text:style-name="T19">vendae</text:span><text:span text:style-name="T6"> eiinaiu dederial, clunitexjihorialssentiamnid capiunt<text:line-break/>Graecae, fabae' nragniiutlirteo ecm mellisr cochlearia usio et<text:line-break/>aquae calidae; cyathis duobus, t ncm quo: morbum aliquem<text:line-break/>insestan tem avertant ,&lt; fed, ut arquoounque morbo: itnmuries<text:line-break/>tutique permaneant vj. a, propositi sper-min. decidant. Bo-<text:line-break/>num enim .ipsis theriaca conciliat .sanguinem, nonquod<text:line-break/>eam ' quae lu/eo fertur pravitatem excernatq ofed -.ejus<text:line-break/>contumaciam qualitate praeter- naturam domita in--fami-<text:line-break/>iiaritatem adducat. Caeterum lu profectionibus quum fu-<text:line-break/>spicantur regiones </text:span><text:span text:style-name="T19">qu-ds adeunt</text:span><text:span text:style-name="T6"> aliquas insalubres et aquas<text:line-break/>esse pravas, ea ratione theriacam conferunt, eoque medi-<text:line-break/>camento utentes corporis habitum tanquam armatura<text:line-break/>quadam salutari''muniunt ac illaesi permanent. At meo-</text:span></text:p>
      <text:p text:style-name="P9"><text:span text:style-name="T6">rum praeceptorum vetustissimus, artis si quis alius expe-<text:line-break/>rientia 'etlanimiisaequitate-upraestahs;- Aelianus Meccius,<text:line-break/>afsicmarit' afiquando ftalant reSieneai-a: peste' divexatam<text:line-break/>acutas mortes 1'al pabtupanithominium mnitam'subiisse, in<text:line-break/>aequali vero omnium metup tum ’medicorum tum opti-<text:line-break/>malum virorum et prludipum, se auctorem suisse nt sola<text:line-break/>theriaca uterentur'; i eae teris omnibus auxiliis nihil quic-'<text:line-break/>quam proficientibus; </text:span><text:span text:style-name="T19">ac</text:span><text:span text:style-name="T6"> orum''aegrotantium qui eam af-<text:line-break/>sumpserant</text:span><text:span text:style-name="T26">5</text:span><text:span text:style-name="T6"> quosdam convaluisse, nonnullos quoque inter-<text:line-break/>iisse, qui </text:span><text:span text:style-name="T19">vera</text:span><text:span text:style-name="T6"> hanc-priusquam aegrotarent assumpsissent,<text:line-break/>eos omnes non solum </text:span><text:span text:style-name="T6">i </text:span><text:span text:style-name="T6">vitae'mer-iculum effugisse; verum<text:line-break/>etiam minime morbum expertos fuisse. ' Nam si et letale<text:line-break/>venenum epota theriaca possit evincere, evincet quoque<text:line-break/>contagiosam aeris corruptionem, quae tantam homini vim<text:line-break/>infert. Quod certe et plerosque medicos et privatos<text:line-break/>omnes vulgo latere ne mireris. Succi namque sunt-et<text:line-break/>liqUores et cortices et radices et flores </text:span><text:span text:style-name="T6">et </text:span><text:span text:style-name="T6">femina et car-<text:line-break/>nes ex. quibus conficitur. Quemadmodum igitur unum</text:span></text:p>
      <text:p text:style-name="P9"><text:span text:style-name="T6">horum quodque evanidum efficere tempus,potest, sic </text:span><text:span text:style-name="T19">et<text:line-break/></text:span><text:span text:style-name="T6">totam medicamenti compositionem: idque deprehendentes<text:line-break/>materiales medici praestantissimi hanc admodum i.nyete-<text:line-break/>ratam quibusdam vendunt,, aut </text:span><text:span text:style-name="T19">lloiso</text:span><text:span text:style-name="T6"> largiuntur,</text:span><text:span text:style-name="T58">iti!</text:span><text:span text:style-name="T6">Hi sa-<text:line-break/>tem, usu postulante, efficacissinmect .p.qloherrlino utantur<text:line-break/>medicamento, non. enim his opem. senentibus aberrare li-<text:line-break/>cet. Sed tibi definiam tum alias t.cmpornm. praescriptio-<text:line-break/>nes, tum morborum differentias, in quibus et quum; ali-<text:line-break/>quis ipsa uti voluerit, non frustrabitur. Nam viperarum,<text:line-break/>serpenturn, aspidum et rabidorum canum morsibus, </text:span><text:span text:style-name="T6">ac.<text:line-break/></text:span><text:span text:style-name="T6">universe ab aliquo .venenoso animali comrnorfis aut..pun-<text:line-break/>ctis, aut vehementer admodum refrigeratis, recens potest<text:line-break/>auxiliari, est autem recens ad anuum usque xxxvj</text:span><text:span text:style-name="T6">,.<text:line-break/></text:span><text:span text:style-name="T6">etiam adversus letalia universa. At post id tempus ido-.<text:line-break/>nea est caeleris omnibus affectibus, de quibus commenta-<text:line-break/>rium scribemus,' quum multi ac praedictis numero plu-<text:line-break/>res exissent. Haec sit itaque efficacis ac. inutilis medi-<text:line-break/>camenti probatio. Medicamentum alvum subducens, aut</text:span></text:p>
      <text:p text:style-name="P9"><text:span text:style-name="T6">vomitum concilans, vel elleborum, vel scammonium, _vel<text:line-break/>aliud quod quispiam' voluerit validius, seu purgaturum<text:line-break/>porriget”, nroxque antidotum fabae 'Graecae magnitudine<text:line-break/>exhibeat;'-qui ”assunipserit, is neqtie purgabitur, neque<text:line-break/>ullum purgationis sensum 'percipiet. Secus contingens<text:line-break/>convincit antidoti vices' feinpore concidisse. Datur autem<text:line-break/>medicamentum‘ad letniistmvenenorum pocula et ad virus<text:line-break/>ejaculantium’ animalium ictus, eix vini cyathis tribus nu-<text:line-break/>cis" Ponticae magnitudine, idque post exhibetur, etiam<text:line-break/>ante assumitur, fi quis veneni sufpicionem habeat. Eodem<text:line-break/>pacto his praescribitur, qui ab aliqua causa abdita, ut<text:line-break/>corporis corruptela periclitantur, letalis veneni qualita-<text:line-break/>tem imitante., Auxiliatur quoque tum recenti tum diu-<text:line-break/>turnae tussi et hinc succedenti thoracis, aut pleurae do-<text:line-break/>lori non febricitantibus ex mulso et febricitantibus ex<text:line-break/>mulsa aqua, noctu fabae Aegyptiae magnitudine, exhi-<text:line-break/>beatur. Similiter prodest stomachi inflationibus et ventris<text:line-break/>torminibus, intestinum vel colum dolore cruciantibus, in<text:line-break/>his potus fiat ex aqua; id vero medicamentum detur fa-</text:span></text:p>
      <text:p text:style-name="P9"><text:span text:style-name="T6">bae magnitudine statfm ab ' aurora, </text:span><text:span text:style-name="T6">'* </text:span><text:span text:style-name="T6">Potest et:</text:span><text:span text:style-name="T26">3</text:span><text:span text:style-name="T6"> </text:span><text:span text:style-name="T6">intensam<text:line-break/>orexin, i. ei 'cibi </text:span><text:span text:style-name="T19">appatenttdnsi cdetiiard,</text:span><text:span text:style-name="T6"> ptvj.ectaniqire ex-<text:line-break/>citare, proprium singulis natufaiffunctionibtis modum lu-<text:line-break/>staurans. Potio autem adhaec praedictae aequalis magni-<text:line-break/>tudine</text:span><text:span text:style-name="T6">, </text:span><text:span text:style-name="T6">ex aqua aut diluto® vj.rfsi,’neque aniplisis tribus<text:line-break/>neque minus duobus cyathis. Data quoque vim' habet<text:line-break/>propellendi rigorem, partium extremarum frigus</text:span><text:span text:style-name="T6">’ </text:span><text:span text:style-name="T6">bilio-'<text:line-break/>samque vomitionem in’ febrilibus accessionibus paroxysmis<text:line-break/>assidentem. Si qiiis vero ipsa ante febrium 'significationes<text:line-break/>ter aut quater utatur,' febres penitus obliterat, modo<text:line-break/>servata victus ratio medicamenti utilitati non repugnet.<text:line-break/>Nullum enim est tain potens in medicina remedium quod<text:line-break/>manantem ex eo utilitatem inducere queat, si victus ia-<text:line-break/>tio er repugnet, aut nisi mutuas det operas. Creditur<text:line-break/>etiam mulieribus menstruales purgationes ciere et mortuos<text:line-break/>suetas ejicere, quos ob imbecillitatem non potest natura,<text:line-break/>licet saepe foras protrudere lentaverit. Datur’ autem his</text:span></text:p>
      <text:p text:style-name="P100"><text:span text:style-name="T6">ex passo, aut mulsa; in quibus ferbuerit dictamnum, aut<text:line-break/>ruta, fabaealegyptiae niagnitudine, quidam patrio voca-<text:line-break/>bulo citfa </text:span><text:span text:style-name="T19">et</text:span><text:span text:style-name="T6"> alporinm</text:span><text:span text:style-name="T58">fi</text:span><text:span text:style-name="T6">jycritapt. Utilis est hydropicis et -<text:line-break/>ictericis ex.alarj,<text:tab/>'Hydropicis quidam id solum</text:span></text:p>
      <text:p text:style-name="P11"><text:span text:style-name="T6">medieament|;in d^Iniipnqsim,. ante cibum exhibent; non-<text:line-break/>nullr onyc^nii cyatsio ujjoydilupsitii. tunc, enim sitis magnum<text:line-break/>fit remedium, totum,</text:span><text:span text:style-name="T58">&lt;;</text:span><text:span text:style-name="T6">curporis habitum robustiorem, efficit,<text:line-break/>humorum,., redundantiam ..minuit et naturae statum siccio-<text:line-break/>rem reddit. Facjt. </text:span><text:span text:style-name="T26">e</text:span><text:span text:style-name="T6">t ad ygcis interceptionem cum seor-<text:line-break/>sum pota tum in orecretenta; admixto tragacanthi duplo<text:line-break/>potui ex passo, vel musia datur; sub lingua vero. reti-<text:line-break/>nentibus medicamentum paulatim eliquandum, quomodo<text:line-break/>etiam in arteriacis vocatis uti confueximns. Convenit<text:line-break/>quoque haemoptoicis sanguinem expuentibns sive a tho-<text:line-break/>race, sive a pulmonibus sanguinis fiat eductio; quum re-<text:line-break/>cens est sanguinis rejactio, ex oxycrato exhibetur, quum •<text:line-break/>vero inveterata, ex aquae cyathis tribus. Multo tamen, </text:span><text:span text:style-name="T6">..</text:span></text:p>
      <text:p text:style-name="P9"><text:span text:style-name="T6">praestantius remedium fiet, si aliquam fymphyti lierbae<text:line-break/>appellatae portionem praecoxeris; fed potio vesperi et </text:span><text:span text:style-name="T6">in<text:line-break/></text:span><text:span text:style-name="T6">aurora </text:span><text:span text:style-name="T6">fabae </text:span><text:span text:style-name="T6">Aegyptiae magnitudine. Romae novi meos<text:line-break/>praeceptores in talibus affectibus confecto ex subere me-<text:line-break/>dicamento uti consuevisse, cujus texturam, si ita oporteat,<text:line-break/>opportuniori tempore tibi apponemus, eoque copiofo<text:line-break/>medicamento thoracem et in circuitu et ante, et post cir-<text:line-break/>cumfoventes, ut plurimum hac arte morbum superasse.<text:line-break/>Convenit vero nephriticis et dysentericis et calculo, </text:span><text:span text:style-name="T6">labo-<text:line-break/></text:span><text:span text:style-name="T6">rantibus et aegre spirantibus, scirrhosis hepatis </text:span><text:span text:style-name="T6">et </text:span><text:span text:style-name="T6">lienis<text:line-break/>affectibus, aut alias inveteratum morbum habentibus, </text:span><text:span text:style-name="T6">quod<text:line-break/></text:span><text:span text:style-name="T6">ex aceto mulfo in scirrhosis affectibus datur; acetum </text:span><text:span text:style-name="T6">au-<text:line-break/></text:span><text:span text:style-name="T6">tem mulsum ex favis sumendum; id enim idoneum </text:span><text:span text:style-name="T6">est,<text:line-break/></text:span><text:span text:style-name="T6">quod et. Hippocrates in libro de diaeta acutorum profert;<text:line-break/>aegre vero spirantibus ex aceti scillitici cyatho uno </text:span><text:span text:style-name="T6">et<text:line-break/></text:span><text:span text:style-name="T6">dimidio; calculo laborantibus cum petrofelini, aut </text:span><text:span text:style-name="T6">apii<text:line-break/></text:span><text:span text:style-name="T6">decocto; nephriticis ex mulfo; dysentericis ex rhu </text:span><text:span text:style-name="T6">Sy-<text:line-break/></text:span><text:span text:style-name="T6">riaci decocto; comitialibus, si per habitum sanguinis </text:span><text:span text:style-name="T6">sit</text:span></text:p>
      <text:p text:style-name="P9"><text:span text:style-name="T6">inopia; </text:span><text:span text:style-name="T6">ex aqua mulsa, si vero </text:span><text:span text:style-name="T6">copia </text:span><text:span text:style-name="T6">sanguinis et corpu-<text:line-break/></text:span><text:span text:style-name="T6">I</text:span><text:span text:style-name="T6">entia, ex aceto mulso; his prius quidem illustres medici<text:line-break/>ex sinapi gargarismos praescribunt, deinde </text:span><text:span text:style-name="T6">sub </text:span><text:span text:style-name="T6">noctem<text:line-break/>tantum medicamenti </text:span><text:span text:style-name="T6">ex </text:span><text:span text:style-name="T6">aqua exhibent, quantum Graecae<text:line-break/>fabae complectitur magnitudo. Atque ut in universum<text:line-break/>dicam </text:span><text:span text:style-name="T6">, </text:span><text:span text:style-name="T6">ubi caetera </text:span><text:span text:style-name="T6">omnia </text:span><text:span text:style-name="T6">nihil valuerint, imo vi rnor-<text:line-break/></text:span><text:span text:style-name="T6">borurn </text:span><text:span text:style-name="T6">superata fuerint, his antidotus propinata praeter'<text:line-break/></text:span><text:span text:style-name="T6">valgi </text:span><text:span text:style-name="T6">opinionem summas promit vices. Quamobrem cbo-<text:line-break/>lericis deficientibus et cardiacis in extremis degentibus<text:line-break/></text:span><text:span text:style-name="T6">exhibita, </text:span><text:span text:style-name="T6">tanquam novum </text:span><text:span text:style-name="T6">vitae </text:span><text:span text:style-name="T6">ortum nactis restituit.<text:line-break/></text:span><text:span text:style-name="T6">Sed de </text:span><text:span text:style-name="T6">omnibus scribere neque possibile neque idoneum<text:line-break/></text:span><text:span text:style-name="T6">esu </text:span><text:span text:style-name="T6">Quicunque enim ab iis quae a </text:span><text:span text:style-name="T19">nobis</text:span><text:span text:style-name="T6"> scripta sunt<text:line-break/></text:span><text:span text:style-name="T6">concitatur, </text:span><text:span text:style-name="T6">deducta ratione et in reliquis affectibus ipsa<text:line-break/></text:span><text:span text:style-name="T6">prospero </text:span><text:span text:style-name="T6">successu uti poterit. Jam vero qui magis id me-<text:line-break/>dicamentum laudare student, improbandi funt, quod ipsi<text:line-break/></text:span><text:span text:style-name="T6">non </text:span><text:span text:style-name="T6">medicas</text:span><text:span text:style-name="T6">, </text:span><text:span text:style-name="T6">scd potius </text:span><text:span text:style-name="T6">circulatorias </text:span><text:span text:style-name="T6">pollicitationes at-<text:line-break/></text:span><text:span text:style-name="T6">tribuunt; </text:span><text:span text:style-name="T6">quique ad aurium dolorem, </text:span><text:span text:style-name="T6">audiendi </text:span><text:span text:style-name="T6">dissiculta- </text:span><text:span text:style-name="T6">'<text:line-break/>tem, </text:span><text:span text:style-name="T6">arnblyopias, </text:span><text:span text:style-name="T19">oculorum hebetudines,</text:span><text:span text:style-name="T6"> cionidas et voca-</text:span></text:p>
      <text:p text:style-name="P9"><text:span text:style-name="T6">tas aphthas id conducere proferunt. Ejusmodi namque<text:line-break/>laus calumniam potius medicamento quam cornmendatio-<text:line-break/>nem adferre videtur. Si </text:span><text:span text:style-name="T6">enim </text:span><text:span text:style-name="T6">vili materia, aut remedio<text:line-break/>tales morbi melius fanari queant, cum prolusione minus<text:line-break/>ipsi, finein, consequi supervacaneum </text:span><text:span text:style-name="T6">esc </text:span><text:span text:style-name="T6">At </text:span><text:span text:style-name="T19">sue tsueriacae<text:line-break/></text:span><text:span text:style-name="T6">compositione aliquid dicere'necesse est, quum etiam ipsa<text:line-break/>narrationis quadam sedulitate indigeat. Menecrates, siqui-<text:line-break/>dem de, ea nihil distincte disseruit. Quum autem haec<text:line-break/>hedycbroi medicamentum assumat, aliosque trochiscos, scil-<text:line-break/>liticos, et theriacos., prius horum consectio proserenda esu<text:line-break/></text:span><text:span text:style-name="T19">Hedychroi, confectio.</text:span><text:span text:style-name="T6"> 4 Radicis aspalathi corticis, calami<text:line-break/>aromatici, costi, asari, xylobalsami, phu, amaraci, masti-<text:line-break/>ches, singulorum 5, vj, schoenanthi 5 xij, (quidam 5 xxiv,) .<text:line-break/>cinnamomi 5 xij, amomi, cassiae, rha Pontici, singulorum<text:line-break/>5 xv, nardi Indicae., foliorum malabathri, singulorum<text:line-break/>3 xvj, myrrhae, croci, singulorum 5 xij, excipe haec<text:line-break/>Falerno vino et iufingendo inunge opobalsamo et siccentur<text:line-break/>in umbra, </text:span><text:span text:style-name="T19">Le, pastillis setlljcitis»</text:span><text:span text:style-name="T6"> Orbiculos scilliticos,sic</text:span></text:p>
      <text:p text:style-name="P101"><text:span text:style-name="T41">&gt;<text:tab/>. </text:span><text:span text:style-name="T6">r* r- fu </text:span><text:span text:style-name="T26">r s</text:span><text:span text:style-name="T6"> &lt; tTt .</text:span></text:p>
      <text:p text:style-name="P11"><text:span text:style-name="T6">conficias. Scillam lutu circumline et in flagrantem baI-<text:line-break/>nei caminum mitte, postridie </text:span><text:span text:style-name="T6">quod </text:span><text:span text:style-name="T6">intus est hujus accipe<text:line-break/>5 cxx, ervi farinae </text:span><text:span text:style-name="T6">5 </text:span><text:span text:style-name="T6">lxxx, atque ex his simul tritis<text:line-break/>orbiculos confice. </text:span><text:span text:style-name="T19">Orbiculi theriaci.</text:span><text:span text:style-name="T6"> Orbiculi theriaci<text:line-break/>sic conficiuntur. Viperas, flavas iv, aut quinque accipe, </text:span><text:span text:style-name="T6">,<text:line-break/></text:span><text:span text:style-name="T6">esse recenter captus melius; nam inclusae multo , tempore<text:line-break/>virulentiores habitu sunt; hoc autem </text:span><text:span text:style-name="T6">de </text:span><text:span text:style-name="T6">jejuno homine<text:line-break/>licet conjicere; deinde partis est caput, et ad caudam cu-<text:line-break/>jusque quatuor digitus exime , squamosam </text:span><text:span text:style-name="T6">cutem </text:span><text:span text:style-name="T6">detrahe<text:line-break/>et tota interanea abjice; reliqua coquantur in ollo nova-curn<text:line-break/>anetho; coctae carnes, spinis expurgandae; accurate vero<text:line-break/>carnes ponderandae sunt, ne spina delituerit, ac exami-<text:line-break/>nandae: tum panis puri et aridi par pondus accipiendum<text:line-break/>et conterendum et adjecto opobalsamo orbiculos forma et-.<text:line-break/>sicca lu umbra. </text:span><text:span text:style-name="T6">Haec </text:span><text:span text:style-name="T6">autem antidotus ex Andromacho<text:line-break/>ejus auctore hoc modo componitur et ab- Andromacho<text:line-break/>nominata est galene. Qui vero hunc ab eo acceperunt,<text:line-break/>ut Crito, et ejus coaetanei, quod viperarum carnem con-</text:span></text:p>
      <text:p text:style-name="P9"><text:span text:style-name="T6">tineat, ipsam theriacam nominarunt. Cdiisectiiij </text:span><text:span text:style-name="T19">antidoti,<text:line-break/></text:span><text:span text:style-name="T6">4 Orbiculorum scilliticorum'$ xiviij, pastillorum theria-<text:line-break/>calium 5 xxiv, orbiculorum hedychroi 5 ixiv, “dinnamo-<text:line-break/>mi, piperis nigri, opii, ‘singulorum 5 xxiv, iridis Illyri-<text:line-break/>cae, glycyrrhizae, opobalsami, rosarum aridarum, scordii<text:line-break/>Cretici, seminis rapae agrestis, agarici anu. 3 xij, croci,<text:line-break/>myrrhae, zingiberis, rha Pontici, radicis quinquefolii,<text:line-break/>calaminthes, marrubii, petroselini, stoechados, costi, pi-<text:line-break/>peris albi, singulorum 5 vj, dictamni Cretici, schoenan-<text:line-break/>thi, thuris masculi, terebinthinae Chiae, </text:span><text:span text:style-name="T6">cassiae </text:span><text:span text:style-name="T6">fistulae<text:line-break/>nigrae, nardi Indicae, singulorum 5 vj, siorum, polii Cre-<text:line-break/>tici, styracis, seminum apii, seseleos, thlaspeos, ammeos,<text:line-break/>cbamaedryos, chamaepityos, succi hypocistidos, malaba-<text:line-break/>thri, nardi Celticae, radicis gentianae, anisi, mei, semi-<text:line-break/>num foeniculi, lemnii minii sigillati, chalciteos ustae,<text:line-break/>amomi, acori, fructuum balsami, phu Pontici, hyperici,<text:line-break/>acaciae, cardamomi, gummi singulorum 5 iv, feminum</text:span></text:p>
      <text:p text:style-name="P9"><text:span text:style-name="T6">dauci, galbani, sagapeni, bituminis, opopanacis, eastorii;<text:line-break/>centaurii minoris, aristolochiae </text:span><text:span text:style-name="T6">clematitidis, </text:span><text:span text:style-name="T6">singulorum<text:line-break/></text:span><text:span text:style-name="T6">5. </text:span><text:span text:style-name="T6">ij,. mellis, Attici lib. x, fed alii </text:span><text:span text:style-name="T6">malunt vj, </text:span><text:span text:style-name="T6">alii iv, vini<text:line-break/>Phalerni sextarios ij. In </text:span><text:span text:style-name="T6">pilam </text:span><text:span text:style-name="T6">conjice succum hypoci-<text:line-break/>stidos, rnyrrham, sagapenum, glycyrrhizam, styracem, aca-<text:line-break/>ciam, opopanacem, et paulatim instilla mel; omnia con-<text:line-break/>tunde, dissolve; tum vinum adjice, ut superemineat, et<text:line-break/>macerato dies tres; postea cinnamomum, crocum, cassiam,<text:line-break/>spicam, thlaspi, malabathrnm, sigillum Lemnium, cbalci-<text:line-break/>tim ustam,,, (ipsa namque artificiose usta, nigrum colorem<text:line-break/>medicamento conciliat) amomum, bitumen, castorium<text:line-break/>incisum et cribratum in pilam conjice, alnum affunde et<text:line-break/>sicut sit collyrium, contere; deinde </text:span><text:span text:style-name="T19">remota</text:span><text:span text:style-name="T6"> ex mortario<text:line-break/>his adjice quae lu pila sunt tritis et vino affuso arida<text:line-break/>omnia commisce et massam finge; postea mel, resinam,<text:line-break/>galbanum et opobalsamum in caccabo tepefacta offunde his<text:line-break/>quae in pila sunt et unum forma corpus et </text:span><text:span text:style-name="T6">in </text:span><text:span text:style-name="T6">vafe stan-</text:span></text:p>
      <text:p text:style-name="P9"><text:span text:style-name="T6">neo aut argenteo repone et uterer Crito vero de ea ita<text:line-break/>scripsit, viperas in’veris fine aut vindemia colligendas et,<text:line-break/>ex. his grandiusculas et corpulentas et cum anetho sclo<text:line-break/></text:span><text:span text:style-name="T6">er</text:span><text:span text:style-name="T6">... '' .-A Vv'-.i </text:span><text:span text:style-name="T41">λ.μι|μοοΚ </text:span><text:span text:style-name="T6">,<text:line-break/>este coquendas, carnibus autem viperarum decem admi-<text:line-break/>scendam censet siliginei-- panis unciam unam sicqqe fingen-<text:line-break/>dos pastillos appellatos; scillas denique 'nmssis’/tempore<text:line-break/>colligendas; tunc enim: maxime rigenti</text:span></text:p>
      <text:h text:style-name="P2" text:outline-level="1"><text:bookmark-start text:name="bookmark8"/>GALENI DE REMEDIIS PARABI-<text:line-break/>LIBUS LIBER PRIMUS.<text:bookmark-end text:name="bookmark8"/></text:h>
      <text:h text:style-name="Heading_20_2" text:outline-level="2">Prooemium.</text:h>
      <text:p text:style-name="P271"><text:span text:style-name="T6">[Extra </text:span><text:span text:style-name="T19">urbes, ritra et Jolttana loca<text:line-break/>'incolentibus parabilium medicamentorum usum esae ne~<text:line-break/>cestdrium.\</text:span><text:span text:style-name="T6"> Medicam artem, quae non civitatibus, non<text:line-break/>publicis locis , non opulentis hominibus, nobilibus, 'prin-<text:line-break/>cipibus et potentibus circumscribitur, imo ob amplissi-<text:line-break/>mam erga homines bujusce benevolentiam atque utilitatem<text:line-break/>ad universus mortales longe lateque propagatur, etiam<text:line-break/>adusque rura et solitaria loca suos fines potestate proro-</text:span></text:p>
      <text:p text:style-name="P8"><text:span text:style-name="T6">gat, fed operibus, bb summam' eorum qui illi operam<text:line-break/>navant; negligentiam, e suo splendore decidit,- aequum<text:line-break/>esse duxi pro meis viribus ad eorum subsidium -tradu-<text:line-break/></text:span><text:span text:style-name="T6">- </text:span><text:span text:style-name="T6">cere; tum quia vias moliuntur, tum maxime qui.ruri et<text:line-break/>in locis quibusdam desertis versantur-, </text:span><text:span text:style-name="T19">tibi</text:span><text:span text:style-name="T6"> morbis quidem<text:line-break/>faciles ac repentini in corpora sunt impetus ac imperia,<text:line-break/>nequaquam vero ...etiam facilis ex officinis remedia suppe-<text:line-break/>tunt. Neque enim profusis in omni loco medicamentis<text:line-break/>abundare, neque idoneos ..qui ipsis uti noverint, affluenter<text:line-break/>habere medicos facile est; neque certe circumstantias adesse,<text:line-break/>quae et incrementi et dilationis tempus concedant, ut in<text:line-break/>angina, venenosis medicamentis, animalibus virus ejacu-<text:line-break/>lantibus, haemorrhagia, cholera et his . similibus. Quas<text:line-break/>ob res non accuratam et scientisicam curandi rationem </text:span><text:span text:style-name="T19">et<text:line-break/></text:span><text:span text:style-name="T6">omnibus suis praeceptis absolutam hic explicare mihi pro-<text:line-break/>posui, sed ut quisque etiam plebejus solis ardore, aut<text:line-break/>alia quacunque causa male affectis </text:span><text:span text:style-name="T19">hominibus</text:span><text:span text:style-name="T6"> opem illico<text:line-break/>ferat illis sane usus remediis, quae in paratorum inopia<text:line-break/>paratu facilia suppetant. Supponi justum arbitror, accu-</text:span></text:p>
      <text:p text:style-name="P8"><text:span text:style-name="T6">ratissimam ex' arte: materiae, atque etiam e scientia pro-<text:line-break/>deuntis usus remediorum., quo tempore, tum medicamen-;<text:line-break/>torum et medicorum copia est, tum morbi postulant, </text:span><text:span text:style-name="T19">ad-<text:line-break/></text:span><text:span text:style-name="T6">ministrationem' judieariracalecessariam At ubi praeceps<text:line-break/>occasio est, nec suppetit copiosa remediorum multitudo<text:line-break/>et uberlas, medicamentorum parabilium facultatem quacun-<text:line-break/>que corporis parte laborantibus necessariam </text:span><text:span text:style-name="T6">esse </text:span><text:span text:style-name="T6">mente<text:line-break/>conjeci.' Describam ilaque parabilium remediorum mate-<text:line-break/>riam, quibusdam etiam in locis, quanquam raro exqnisi-.<text:line-break/>tiorum, permultis consuetorum, proindeque facile suppe-<text:line-break/>tentium medicamentorum mentionem sariam, a capite du-<text:line-break/>cto exordio, lpsum enim tanquam arx quaedam corporis,<text:line-break/>est ac domicilium sensuum, qui hominibus pretiosi ma-<text:line-break/>xirneque necessarii sunt;</text:span><text:span text:style-name="T26">5</text:span><text:span text:style-name="T6"> proindeque ab ipso remediorum<text:line-break/>principium faciemus, idonea et manifesta potissimum ag-.<text:line-break/>gredientes. Caput varie afficitur, ab aestu aestuat, a fri-<text:line-break/>gore frigescit, ac vaporibus e ventriculo sublatis repletur;<text:line-break/>et ab externis gravitatem scporosam efficientibus, foetidis.</text:span></text:p>
      <text:p text:style-name="P9"><text:span text:style-name="T6">et caeteris multis. Praeterea vero cutis et capillorum<text:line-break/>deformitatibus 'obsidetur, </text:span><text:span text:style-name="T6">-</text:span><text:span text:style-name="T6">aldpeciir</text:span><text:span text:style-name="T26">1</text:span><text:span text:style-name="T6">; ophiasi, diveriis</text:span><text:span text:style-name="T26">!</text:span><text:span text:style-name="T6">que<text:line-break/>ulceribus. ' Aestus itaque j fiigoris^lai vaporis ali externis<text:line-break/>reous exurgentis idonea signa sunt liae causae evidentes.<text:line-break/>Jam vero ab aestu laborantes conii tataldolonispussatcirius<text:line-break/>totius capitis, quod siderari'videtur, cum </text:span><text:span text:style-name="T19">ignei calonis<text:line-break/></text:span><text:span text:style-name="T6">sensu, vasorum frontis distensio, oculorum rubor, plerum-<text:line-break/>qur etiam vigilia; frigore vero laborantes' stupefaciens<text:line-break/></text:span><text:span text:style-name="T6">gravitas, </text:span><text:span text:style-name="T6">congelatio, vafa fecundum frontem collapsa, si<text:line-break/>cum bumiditate frigeant, etiam veliementior fomnusssat<text:line-break/>vaporibus male affectos dolor pnnctorius, pulsus arteria-<text:line-break/>ium quae circa frontem funi, vertigines, hallucinationes,<text:line-break/>aurium sonitus. - Peraeque quibus ab internis vaporibus<text:line-break/>repletur caput, haec ipsa accidere consuescunt.</text:span></text:p>
      <text:h text:style-name="Heading_20_2" text:outline-level="2">Cap. I.</text:h>
      <text:p text:style-name="P271"><text:span text:style-name="T6">[dd internos </text:span><text:span text:style-name="T19">capitis affectus, </text:span><text:span text:style-name="T19">ne </text:span><text:span text:style-name="T19">primum<text:line-break/>pro capitii dolore ab </text:span><text:span text:style-name="T19">aestu </text:span><text:span text:style-name="T19">foltsi]</text:span><text:span text:style-name="T6"> Dolore capitis ab aestu<text:line-break/>solis </text:span><text:span text:style-name="T19">laborantibus</text:span><text:span text:style-name="T6"> idonea erit embroclre </text:span><text:span text:style-name="T6">ex </text:span><text:span text:style-name="T6">oleo omphacino</text:span></text:p>
      <text:p text:style-name="P9"><text:span text:style-name="T6">frigido; si adaugeatur dolor, ex rosaceo et aceto ; at si<text:line-break/>non adsit rosaceum oleum, omphaeluo utendurn. Olei<text:line-break/>partibus quatuor aceti unam commisceant, si mediocri ter<text:line-break/>refrigerare velint, alloqui plus aceti adjiciendum. Aestuans<text:line-break/>vero vehementer capite commiscendus aceto succus san-<text:line-break/>guinariae, aut, amoglossi, aut portulacae, aut lactucae,<text:line-break/>aut uvae acerbae, aut alio,njus ejusmodi facultatis. Con-<text:line-break/>stat autem quod et liberaliorem et parciorem eorum usum<text:line-break/>tuin ardoris magnitudo', tum corporis praeparatio indica—<text:line-break/>hit.- Sed praestat etiam ipsus aegrotos in frigidiore domo<text:line-break/>decumbere, strata foliis vitis et rubi .et pomi- et aliis<text:line-break/>horum similibus, quae citra veternum refrigerare. value-<text:line-break/>rint. Consimiles ipsi sunt affectus qui ab intemperie<text:line-break/>oboriuntur. Verum ab intemperie tum calidiore quidem<text:line-break/>et sicciore, tum etiamuum a frigidioreet sicciore dolones<text:line-break/>maximi nascuntur, fed minime ab humida intemperie do-<text:line-break/>lores contingunt. Curantur vero etiam ipsi dolores eodem'<text:line-break/>modo, quo qui ab externis causis ortum ducunt per re-<text:line-break/>media affectibus contraria.</text:span></text:p>
      <text:p text:style-name="P8"><text:span text:style-name="T19">[Pro. capitis dolore m suigore.j</text:span><text:span text:style-name="T6"> A. frigore vero caput<text:line-break/>dolentibus medentur emhroehae calidiores.Quod si. mo-<text:line-break/>deratum; fuerit frigus, anethino et rutaceo olec calido uti<text:line-break/>satis erit; si autem intendatur ex vehementi grafiante fri-<text:line-break/>gore, cucumeris agrestis radicem infundere oportet, ac lu-<text:line-break/>terdum enphorbii pauxillum. - Ulendum. quoque irino, oleo,<text:line-break/>aut talium tenuium enarratorum' aliquo; quaedam his in<text:line-break/>ferendo;, scd pauciora, </text:span><text:span text:style-name="T19">aut</text:span><text:span text:style-name="T6"> plura pro ratione exuperantis<text:line-break/>frigoris observando an .commetiendo.</text:span></text:p>
      <text:p text:style-name="P7"><text:span text:style-name="T6">[Pro </text:span><text:span text:style-name="T19">capitis dolore a vaporibus.^</text:span><text:span text:style-name="T6"> Quibus dolores<text:line-break/>capitis a vaporibus excitantur, subducenda est alvus, .iique<text:line-break/>in domos quae ventis magis perflentur, tum tenui aere,<text:line-break/>gaudeant, ducendi sunt; sternutamenta cienda, praesertim<text:line-break/>si febre vacent , injecto et ex praescriptis attracto per na-<text:line-break/>rium meatus aut struthio trito, aut pipere. Vacuatis enim<text:line-break/>vaporibus, facilius discutietur capitis dolor. . Irrigandum<text:line-break/>autem eorum caput est.etiam oleo, cui aceti nonnihil esu,<text:line-break/>fundatur; immoderatus namque ad caput vaporum ascen-</text:span></text:p>
      <text:p text:style-name="P54"><text:span text:style-name="T6">sus reprimetur et quae </text:span><text:span text:style-name="T6">portio </text:span><text:span text:style-name="T6">cerebri </text:span><text:span text:style-name="T6">ventriculis </text:span><text:span text:style-name="T6">insedit,<text:line-break/>discutietur. At dormire </text:span><text:span text:style-name="T41">ήόη </text:span><text:span text:style-name="T6">sinendum est, 'ac potissimum<text:line-break/>luterdiu;</text:span><text:span text:style-name="T26">011</text:span><text:span text:style-name="T6">’^ </text:span><text:span text:style-name="T6">' "'-</text:span><text:span text:style-name="T26">aj</text:span><text:span text:style-name="T6"><text:tab/>-</text:span></text:p>
      <text:p text:style-name="P7"><text:span text:style-name="T6">. o£ppo </text:span><text:span text:style-name="T19">dolore cupitis ab edulUs -crudis ventriculi.]</text:span><text:span text:style-name="T6"> Quod<text:line-break/>si ab 'odtiliiu erudis ‘ventriculo* incunfbentibus per consen-<text:line-break/>sum </text:span><text:span text:style-name="T26">J</text:span><text:span text:style-name="T6">'doleat'alput;aqua</text:span><text:span text:style-name="T26">r</text:span><text:span text:style-name="T6">'tepida liberalius potui exhibenda<text:line-break/>est vbmitusque' imperandus. Multis autem stomachicis<text:line-break/>a surrectione ‘capitis' dolores oriuntur, quos suitirn cibo-<text:line-break/>rum affiimptiones levare consueverunt. Quod fi a vehe-<text:line-break/>menti aliquando dolore capitis derepente- quidam obtu-<text:line-break/>mefcunt; neque causa deprehendatur-, caput aqua calida<text:line-break/>liberalius' perfundere convenit at auribus oleum infunde-<text:line-break/>ie et lanam inserere. ' </text:span><text:span text:style-name="T26">J</text:span><text:span text:style-name="T6">‘‘</text:span></text:p>
      <text:p text:style-name="P7"><text:span text:style-name="T6">[Pro capitis </text:span><text:span text:style-name="T19">dolore ex vino.] </text:span><text:span text:style-name="T6">Quod vina calidiora<text:line-break/>capitis dolores procreent, facileque caput oppleant vapo-<text:line-break/>ribus, iuterdmn etiam humoribus, quodque citra vini po-<text:line-break/>tum ad caput hi prompte efferantur, iisque potissimum<text:line-break/>qui calidiora temperamento capita sortiuntur, omnibus<text:line-break/>manifestum esse arbitror. Proinde scopus curationis ipso-</text:span></text:p>
      <text:p text:style-name="P9"><text:span text:style-name="T6">rum est vacnatio. , Quoniam vero hi vapores . calidiores<text:line-break/>funt caputque repleverunt, egent .remedio ipsos refrige-<text:line-break/>rante. Oleum itaque rosaceum admotum frigidum ad-.<text:line-break/>movendum . est, somnus quoque congruit et-1 quies,. </text:span><text:span text:style-name="T6">et'<text:line-break/></text:span><text:span text:style-name="T6">postea sub vesperam lialnenm et cibi, boni fucci;, . qni ta-<text:line-break/>men non calefaciant. Ejusmodi sunt hordei cremor., ova<text:line-break/>'sorbilia </text:span><text:span text:style-name="T6">absque </text:span><text:span text:style-name="T6">gero, panis aqua maceratus, lactuca et<text:line-break/>brassica, quae vapores exiccando, discutit, aquae potu uten-<text:line-break/>dum. Caeterum quorum os ventriculi aquae potu fub-<text:line-break/>vertitur, iis granatum offerendum, seu malum Punicum,<text:line-break/>aut pyrum, eaque cocta exhibenda sunt. </text:span><text:span text:style-name="T6">• </text:span><text:span text:style-name="T6">Haec autem ita<text:line-break/>coquenda. Primum infusa lu- ollam aqua fervida, deinde<text:line-break/>suspensis in vase his fructibus autumnalibus, sub olla ignem<text:line-break/>succendemus, quoad, vapor elevetur, qui hosce fructus<text:line-break/>coquere queat. Quin et uvae passae stomachum corrobo-<text:line-break/>rant. A palmulis prorsus abstinendum, quod proprietate<text:line-break/>quadam polleant dolores capitis effectrice. Si his peractis</text:span></text:p>
      <text:p text:style-name="P9"><text:span text:style-name="T6">aegri probe dormire nequeant, ad balnea ipsi postridie<text:line-break/>ducendi sunt et in balneo aqua calida saepe </text:span><text:span text:style-name="T6">perfundendi,<text:line-break/></text:span><text:span text:style-name="T6">postea pauxillo temporis 'interjecto denuo similiter la-<text:line-break/>vandi, ad' tandem , ut'prius dictum est, cibandi. Si vero<text:line-break/>aliquando elatorum ad’ caput et vaporum, et. humorum<text:line-break/>nonnihil relinquatur exilibus meatibus impactum, ob idque<text:line-break/>doloris capitis residuum quidpiam permaneat, rosaceo par-<text:line-break/>cendum et caput perfundendum chamaemelino moderate<text:line-break/>calido et postea irino, quod ejusmodi affectibus magnopere<text:line-break/>confert; sed eoruin nulli vino uti </text:span><text:span text:style-name="T6">concedatur.</text:span></text:p>
      <text:p text:style-name="P7"><text:span text:style-name="T19">[Pro dolore capitis ex ictu et casu </text:span><text:span text:style-name="T54">a</text:span><text:span text:style-name="T19">b alto.] Quoniam<text:line-break/></text:span><text:span text:style-name="T6">vero et ob casus quosdam ab alto et ictus dolores capitis,<text:line-break/>obveniunt, utile quoque est ad ea pauca proferre. Con-<text:line-break/>veniet igitur fotus spongia aut molliori lana oleo calido,<text:line-break/>inebriata, praeterea quies, alimenti subtractio, ventris in-<text:line-break/>ferioris vacuatio. Vitanda sunt soli balneum, vini potus,<text:line-break/>clamor et contentio, etiam edulia acria, acida, salsa. Liquet</text:span></text:p>
      <text:p text:style-name="P9"><text:span text:style-name="T6">autem pro diversis morborum'causis efficientibus-, plures<text:line-break/>fore inveniendorum remediorum: indicationes.</text:span></text:p>
      <text:p text:style-name="P7"><text:span text:style-name="T6">[Pro </text:span><text:span text:style-name="T19">dolore capitis a contusione.]</text:span><text:span text:style-name="T6"> Caput-etenim<text:line-break/>etiam contundi accidit, interdum cum vulnere; interdum<text:line-break/>sine vulnere contusionem fieri; adeout ex'his curationis<text:line-break/>fcopi implicentur. Enimvero contusioni propria'remedia<text:line-break/>sunt mitigantia, cujus generis ftmloaquae' oalidae-assufio et<text:line-break/>panniculus oleo inebriatus.’ At divisioni nisi-- casus ali-<text:line-break/></text:span><text:span text:style-name="T6">quis </text:span><text:span text:style-name="T6">conglutinari prohibeat, prius spongia vino madente<text:line-break/>detersae fideritim herbam alligabis. Aliud. Resinam fri-<text:line-break/>ctam ut cataplasma vulneri alligato. </text:span><text:span text:style-name="T19">Aliud.</text:span><text:span text:style-name="T6"> Aloern tritam<text:line-break/>et melli admixtam admove. </text:span><text:span text:style-name="T19">Aliud.</text:span><text:span text:style-name="T6"> Terrae intestina con-<text:line-break/>cisa </text:span><text:span text:style-name="T6">ac </text:span><text:span text:style-name="T6">trita impone. </text:span><text:span text:style-name="T19">Aliud.</text:span><text:span text:style-name="T6"> Ulmi folia virentia contusa<text:line-break/>ac trita applicato. Quin etiam ulmi cortex pro vincuIo<text:line-break/>vulneri circumvolutus idem praestat.</text:span></text:p>
      <text:p text:style-name="P7"><text:span text:style-name="T6">[Ad </text:span><text:span text:style-name="T19">cataphorami]</text:span><text:span text:style-name="T6"> Coagulum hoedi conjice in me-<text:line-break/>racum vinum Aegyptium, daque par pondus et exhibe<text:line-break/>potui jejuno per tres dies.</text:span></text:p>
      <text:p text:style-name="P8"><text:span text:style-name="T19">[Adj iastsuii dolores, ex ebrietate et salis</text:span><text:span text:style-name="T6"> aestu. J Quan-<text:line-break/>doquidem Archigenes capitis doloribus amuleta scripsit,<text:line-break/>haud absurdjim .duxi. haec etiam ad capitis?,dolores ab<text:line-break/>ebrietate et folis aestu obortos: adscribere. Duos polygoni<text:line-break/>ramulos, coronae instar connexos admove. </text:span><text:span text:style-name="T19">Allusu</text:span><text:span text:style-name="T6"> Poly-<text:line-break/>gono trito cum' lactis, cremore caput sub vesperam inunge<text:line-break/>ac leporis pellem superponito adusque auroram, tumque<text:line-break/>pellem tulle et simatus comperietur. </text:span><text:span text:style-name="T19">Aliud.</text:span><text:span text:style-name="T6"> Cichorium<text:line-break/>Romano intybum olus dicitur, laborantis capiti imponet<text:line-break/></text:span><text:span text:style-name="T19">Aliud.</text:span><text:span text:style-name="T6"> Rosarum coronam capiti admove, ex recentibus<text:line-break/>rosarum floribus recenter factam. </text:span><text:span text:style-name="T19">Aliud,</text:span><text:span text:style-name="T6"> Corona caput<text:line-break/>callitrichos,-quod quidam adiautum vocant, nonnullique<text:line-break/>trichomanes. </text:span><text:span text:style-name="T19">Aliud.</text:span><text:span text:style-name="T6"> </text:span><text:span text:style-name="T6">Summopere conferre capitis dolori<text:line-break/>narrat Archigenes verbenam, quam quidam herbam sacram<text:line-break/>vocitant, tum coronae modo impositam tum&gt; ex aceto et<text:line-break/>rosaceo inunctam. </text:span><text:span text:style-name="T6">Aliud. </text:span><text:span text:style-name="T6">Testudinis lacnstris, quam amy-<text:line-break/>da quidam vocitant, </text:span><text:span text:style-name="T6">sanguinem </text:span><text:span text:style-name="T6">instilla sincipiti-, .</text:span></text:p>
      <text:h text:style-name="Heading_20_2" text:outline-level="2">Cap. II.</text:h>
      <text:p text:style-name="P271"><text:span text:style-name="T6">[De </text:span><text:span text:style-name="T19">parabilibus </text:span><text:span text:style-name="T19">ad externos capitis affe-</text:span></text:p>
      <text:p text:style-name="P9"><text:span text:style-name="T19">ctusi primumque ad dejluentesrcapillos.]</text:span><text:span text:style-name="T6"> Ladanum </text:span><text:span text:style-name="T6">ine-<text:line-break/></text:span><text:span text:style-name="T6">briatum vino odorato ac astringenti laevigator,jassundens<text:line-break/>myrteuin et lentitiam factamilline. </text:span><text:span text:style-name="T19">Aliud,</text:span><text:span text:style-name="T19">scsucipesuaces<text:line-break/></text:span><text:span text:style-name="T6">virides adolescere incipientes ecnfractas </text:span><text:span text:style-name="T6">ceuturti^mlni;fex-<text:line-break/></text:span><text:span text:style-name="T6">tarios ij, aluminis liquidi lib, iij, misce ac iiijuie </text:span><text:span text:style-name="T6">inmovum<text:line-break/></text:span><text:span text:style-name="T6">vas testaceum prius irrigatum ne eo.njecturnihjrmorem<text:line-break/>combibat, quod postea accuratissime </text:span><text:span text:style-name="T6">mblitnma </text:span><text:span text:style-name="T6">reponitur </text:span><text:span text:style-name="T6">in<text:line-break/></text:span><text:span text:style-name="T6">domuin salubris aeris diesius </text:span><text:span text:style-name="T6">xl,ect </text:span><text:span text:style-name="T6">postea auseecpt </text:span><text:span text:style-name="T6">oleo<text:line-break/></text:span><text:span text:style-name="T6">utere. </text:span><text:span text:style-name="T19">Aliud.</text:span><text:span text:style-name="T6"> Recipe ladanum et </text:span><text:span text:style-name="T6">absinthiiimretiqpniperi<text:line-break/></text:span><text:span text:style-name="T6">baccas, contere, linteoque</text:span><text:span text:style-name="T6">s</text:span><text:span text:style-name="T6">illigata lu oleuns </text:span><text:span text:style-name="T6">conjiceet<text:line-break/></text:span><text:span text:style-name="T6">post dies </text:span><text:span text:style-name="T6">v </text:span><text:span text:style-name="T6">utitor. </text:span><text:span text:style-name="T19">Vel.</text:span><text:span text:style-name="T6"> Recipe myrti nigrae., aut </text:span><text:span text:style-name="T6">gallae<text:line-break/></text:span><text:span text:style-name="T6">partes ij, ex oleo. Id autem medetur etiam </text:span><text:span text:style-name="T6">eapitis fur-<text:line-break/></text:span><text:span text:style-name="T6">furibus. .</text:span><text:span text:style-name="T19">Aliud.</text:span><text:span text:style-name="T6"> Ladanum laevigatum ex vino dulci </text:span><text:span text:style-name="T6">len-<text:line-break/></text:span><text:span text:style-name="T6">titiam conscquutum illine. Aliud. Anemones-, florem </text:span><text:span text:style-name="T6">lae-<text:line-break/></text:span><text:span text:style-name="T6">vigatum ex oleo illine, id quoque, capillos denigrat. </text:span><text:span text:style-name="T6">Aliud.<text:line-break/></text:span><text:span text:style-name="T6">Verbenarn rectam cum radicibus, desiccatam, deinde </text:span><text:span text:style-name="T6">exacte<text:line-break/></text:span><text:span text:style-name="T6">admodum </text:span><text:span text:style-name="T6">laevigatam misceto oleo, quoad luti </text:span><text:span text:style-name="T6">crassitiem<text:line-break/></text:span><text:span text:style-name="T6">consequatur, sinitoque putrefieri; illine. ,</text:span></text:p>
      <text:p text:style-name="P8"><text:span text:style-name="T19">^Pftdrdapitis sursunibiissp</text:span><text:span text:style-name="T6"> Praefricatum caput betae<text:line-break/>succalscenigieccifarinantnitro aequa'portione contritis<text:line-break/></text:span><text:span text:style-name="T19">deterget</text:span><text:span text:style-name="T31">r</text:span><text:span text:style-name="T19">' </text:span><text:span text:style-name="T19">Aliud,.</text:span><text:span text:style-name="T6"> Terra'Cluiolia'aceto et bubulo felle </text:span><text:span text:style-name="T6">ma-<text:line-break/></text:span><text:span text:style-name="T6">cerata, </text:span><text:span text:style-name="T6">illinatur. </text:span><text:span text:style-name="T19">-Aliudr</text:span><text:span text:style-name="T6"> Anrygdalrs amaris cum oxycrato<text:line-break/>deterge. </text:span><text:span text:style-name="T19">Aliud,</text:span><text:span text:style-name="T6"> Aphrouitri et chalcanthi aequis portioni-<text:line-break/></text:span><text:span text:style-name="T6">bus </text:span><text:span text:style-name="T6">tritisnx vino utere, </text:span><text:span text:style-name="T19">nAliud.</text:span><text:span text:style-name="T6"> Bulbis coctis et cum<text:line-break/>nitro-' tritis'aequrs'partib</text:span><text:span text:style-name="T26">:</text:span><text:span text:style-name="T6">ustdeterger</text:span></text:p>
      <text:p text:style-name="P7"><text:span text:style-name="T6">£Prio </text:span><text:span text:style-name="T19">'capitis pediculisij</text:span><text:span text:style-name="T6"> </text:span><text:span text:style-name="T6">Recipe </text:span><text:span text:style-name="T6">staphidos agrestis </text:span><text:span text:style-name="T6">par-<text:line-break/></text:span><text:span text:style-name="T6">tessij,</text:span><text:span text:style-name="T6">sandarachae partem jp nitri partem j, ex aceto et oleo,<text:line-break/></text:span><text:span text:style-name="T6">caput </text:span><text:span text:style-name="T6">illlueor </text:span><text:span text:style-name="T19">Aliud.</text:span><text:span text:style-name="T6"> Alumine </text:span><text:span text:style-name="T6">‘scissili </text:span><text:span text:style-name="T6">ex oleo'utere.</text:span></text:p>
      <text:p text:style-name="P7"><text:span text:style-name="T6">[Pro </text:span><text:span text:style-name="T19">-a ch oribus et supisstsi</text:span><text:span text:style-name="T6"> Achores manantia cutis<text:line-break/></text:span><text:span text:style-name="T6">capllis </text:span><text:span text:style-name="T6">uleera sunt; abaip su aut em fympturnate </text:span><text:span text:style-name="T6">nomen<text:line-break/></text:span><text:span text:style-name="T6">ducunt;tenuia siquidem foramina prae fe ferunt, per </text:span><text:span text:style-name="T6">quae<text:line-break/></text:span><text:span text:style-name="T6">lenta- </text:span><text:span text:style-name="T6">sanies effluit. Similis ipsi affectus est favus appel-<text:line-break/></text:span><text:span text:style-name="T6">latus-, </text:span><text:span text:style-name="T6">majora habens foramina melleum humorem conti-'<text:line-break/>nentia. Utriusque ortus </text:span><text:span text:style-name="T6">ab </text:span><text:span text:style-name="T6">excrementofo humore ducitur.<text:line-break/></text:span><text:span text:style-name="T6">His </text:span><text:span text:style-name="T6">autem .accidit </text:span><text:span text:style-name="T6">primum </text:span><text:span text:style-name="T6">pruritus, </text:span><text:span text:style-name="T6">postea </text:span><text:span text:style-name="T6">etiam in'tu-<text:line-break/>morem eruptio. Curatio </text:span><text:span text:style-name="T6">sit, </text:span><text:span text:style-name="T6">qtrurn </text:span><text:span text:style-name="T6">magnus est assectus,</text:span></text:p>
      <text:p text:style-name="P8"><text:span text:style-name="T6">purgatio'’quae praecedat, csttapotSs ex fcauionidfaalosi et<text:line-break/>colocynthide; singuiorunivj.ali</text:span><text:span text:style-name="T26">K</text:span><text:span text:style-name="T6">piiij3eresiuohtritii</text:span><text:span text:style-name="T26">iS</text:span><text:span text:style-name="T6">br </text:span><text:span text:style-name="T6">asticae<text:line-break/></text:span><text:span text:style-name="T6">succo excipiuntur, ac formantur’lu pilulas°8fvibmagnitu-<text:line-break/>dinem 'aemulantes:</text:span><text:span text:style-name="T26">1</text:span><text:span text:style-name="T6"> Dantur </text:span><text:span text:style-name="T6">rautem </text:span><text:span text:style-name="T6">robtistioribu^ </text:span><text:span text:style-name="T6">septem-;<text:line-break/></text:span><text:span text:style-name="T6">decim pro 'integi-a dosi si</text:span><text:span text:style-name="T26">!9</text:span><text:span text:style-name="T6">caeteris istronid^efrpimis-analo-<text:line-break/></text:span><text:span text:style-name="T6">giam. </text:span><text:span text:style-name="T6">Sed in parvis assectibtis -</text:span><text:span text:style-name="T26">r</text:span><text:span text:style-name="T6">t&lt;ipidh remedia-sufficiunt.<text:line-break/>Haec autem sunfnimolia </text:span><text:span text:style-name="T6">ex </text:span><text:span text:style-name="T6">acerrimo'-'aceto illita. </text:span><text:span text:style-name="T19">aAlsudi<text:line-break/></text:span><text:span text:style-name="T6">Cretam cum </text:span><text:span text:style-name="T6">aceto acerrimo alline. Similiter quoque </text:span><text:span text:style-name="T6">Sa-<text:line-break/></text:span><text:span text:style-name="T6">mia </text:span><text:span text:style-name="T6">terra et pompholyx admoventur; </text:span><text:span text:style-name="T19">Aliudr</text:span><text:span text:style-name="T6"> Lithargyri<text:line-break/>et </text:span><text:span text:style-name="T6">chartae </text:span><text:span text:style-name="T6">ustae lychno ex aceto utere.' At quibus ulce-<text:line-break/></text:span><text:span text:style-name="T6">ratio dolorem </text:span><text:span text:style-name="T6">excitat, eos aqua calida quotidie-fovere con-<text:line-break/>venit , in qua decocta sit aut myrtus, aut rubus</text:span><text:span text:style-name="T6">, </text:span><text:span text:style-name="T6">aut rno-<text:line-break/></text:span><text:span text:style-name="T19">" </text:span><text:span text:style-name="T19">rus, aut asparagi radix, </text:span><text:span text:style-name="T19">atque illine. Aliud.</text:span><text:span text:style-name="T6"> Salicis </text:span><text:span text:style-name="T6">foliis<text:line-break/></text:span><text:span text:style-name="T6">ex aqua, </text:span><text:span text:style-name="T6">aut lente </text:span><text:span text:style-name="T6">ex </text:span><text:span text:style-name="T6">melle, </text:span><text:span text:style-name="T6">aut </text:span><text:span text:style-name="T6">decocta asparagi radice<text:line-break/>etiam deline, aut betae succo </text:span><text:span text:style-name="T6">foenigraeci </text:span><text:span text:style-name="T6">farina excepto.<text:line-break/>Idonea praeterea </text:span><text:span text:style-name="T6">medicamenta sunt </text:span><text:span text:style-name="T6">pini cortex cum cera<text:line-break/>vel </text:span><text:span text:style-name="T6">cadmia ex oleo, </text:span><text:span text:style-name="T6">aut Iithargyrus, aut cerussa. Proderit</text:span></text:p>
      <text:p text:style-name="P102"><text:span text:style-name="T6">etiam abstergere in balneo-cimolla ex betae succo. </text:span><text:span text:style-name="T6">Con-<text:line-break/></text:span><text:span text:style-name="T6">stat autem</text:span><text:span text:style-name="T6">;</text:span><text:span text:style-name="T6">mollioris., cernis mulieribus haec remedia </text:span><text:span text:style-name="T6">non<text:line-break/></text:span><text:span text:style-name="T69">acetorfqdjvj.no </text:span><text:span text:style-name="T6">illinenda. </text:span><text:span text:style-name="T63">ΎΠ</text:span><text:span text:style-name="T41">}</text:span><text:span text:style-name="T63">ΠΕΠ</text:span><text:span text:style-name="T41">.<text:tab/></text:span><text:span text:style-name="T6">al</text:span></text:p>
      <text:p text:style-name="P7"><text:span text:style-name="T6">[Rr&lt;?,alopeciiijet </text:span><text:span text:style-name="T19">ophiasi,</text:span><text:span text:style-name="T6"> </text:span><text:span text:style-name="T41">ΰ </text:span><text:span text:style-name="T6">e. , areis.] Duplex affectio,<text:line-break/>pilis capitis accidit, altera quidem eorum defectus, altera<text:line-break/>vero in; alienum colorem mutatio. Defectus in </text:span><text:span text:style-name="T6">.calvitie,<text:line-break/></text:span><text:span text:style-name="T6">alienus color in alopecia, et ophiasi, quae inhonestissima<text:line-break/>est piloruin laesio. Est autem iplis et stirpibus </text:span><text:span text:style-name="T6">laesio con-<text:line-break/></text:span><text:span text:style-name="T6">similis. </text:span><text:span text:style-name="T6">: </text:span><text:span text:style-name="T6">Quemadmodum enim illae similem nutrienti bu-<text:line-break/>mido .gpneratipnem , habent;^ similiter quoque,capillis pa-<text:line-break/>theticaec&gt;nstitutio. Interdum enim illae nutrientis humo-<text:line-break/>ris. penuria ’corrumpuntur,.et. intereunt; aut alienatione<text:line-break/>eum qui secundnm naturam est. affectum immutant exuunt-<text:line-break/>que. At alopecla et ophiasis utraque affectiones praeter<text:line-break/>naturam funt, tum quae eandem causam fortiuntur, tum<text:line-break/>communem curationem, diversis ex figura nominibus ap-<text:line-break/>pellatae. Etenim in ophiest persimilis ferpenti figura in</text:span></text:p>
      <text:p text:style-name="P9"><text:span text:style-name="T6">capite conspicitur. Sed alopecia, ut asserunt, appellata<text:line-break/>est, quod haec affectio vuIpfbsis frequenter adnidat-jo quae<text:line-break/></text:span><text:span text:style-name="T6">pilorum est </text:span><text:span text:style-name="T6">denudatio, qua locus affectus exanguis 'apparet<text:line-break/>At nos cur ita nominata sit buridiiusnonirnquirimus,<text:line-break/>fed pravam humorum multituffiflemd naturali fatiocliiatiorie<text:line-break/>generationis causam indagatam surtitF,baleindeps ad cura-<text:line-break/>tiones progrediemur. Sunt autem ipsarum differentiae eo-<text:line-break/></text:span><text:span text:style-name="T6">lore </text:span><text:span text:style-name="T6">plures. Aliae namque albidiores, aliae'pallidiores,<text:line-break/>aliae nigriores. Liquet haec omnia vitiosi aluminis lasse<text:line-break/>propagines. Albidiores siquidem' affectiones 'a vitiosa pituita<text:line-break/>fiunt </text:span><text:span text:style-name="T6">et </text:span><text:span text:style-name="T6">medicamentis pituitam purgantibus et apophleg-<text:line-break/>matismis curantur; pallidiores ipsam pallitlam</text:span><text:span text:style-name="T26">c</text:span><text:span text:style-name="T6">bilem pur-<text:line-break/>gantibus </text:span><text:span text:style-name="T6">et </text:span><text:span text:style-name="T6">nigriores melancholicum humorem ''purgan-<text:line-break/>tibus. Nam ante partis affectae curationem univer-<text:line-break/>sum corpus purgandum est, ne postea ex 'ipso in affectam<text:line-break/>partem pravus humor defluat, atque ita' deinceps in par-<text:line-break/>tern affectam decumbat. Medicamenta autem e capite per<text:line-break/></text:span><text:span text:style-name="T6">os </text:span><text:span text:style-name="T6">pituitam educentia sunt pyrethrum </text:span><text:span text:style-name="T19">et</text:span><text:span text:style-name="T6"> staphis agria;<text:line-break/>ipsorum alterum aut etiam utrumque cum mastiche mi-</text:span></text:p>
      <text:p text:style-name="P9"><text:span text:style-name="T6">sticatur; et sal glebosum cum pulegio aut sinapi contri-<text:line-break/></text:span><text:span text:style-name="T6">tum-ex </text:span><text:span text:style-name="T6">jcxymelite et diutius ore contentum </text:span><text:span text:style-name="T6">ac </text:span><text:span text:style-name="T6">gargari-<text:line-break/></text:span><text:span text:style-name="T6">satamini </text:span><text:span text:style-name="T6">Eniinvero purgantium medicamentorum quodque<text:line-break/></text:span><text:span text:style-name="T6">proprie </text:span><text:span text:style-name="T6">peculiarem sibi .humorem trahit educitque: illud<text:line-break/></text:span><text:span text:style-name="T6">pituinim,vj.oc:,</text:span><text:span text:style-name="T6">flavam ..Jrileni., aliud atram bilem. Atque<text:line-break/></text:span><text:span text:style-name="T6">longum </text:span><text:span text:style-name="T6">esset nnuin quodque algiliatim recensere, quum al-<text:line-break/></text:span><text:span text:style-name="T6">terius idsit </text:span><text:span text:style-name="T6">institutj, </text:span><text:span text:style-name="T6">A.xivnlgo </text:span><text:span text:style-name="T6">alopeciae et ophiasi prod-<text:line-break/></text:span><text:span text:style-name="T6">esse </text:span><text:span text:style-name="T6">^.consueverunt,, primo pilulae ex aloe; hae </text:span><text:span text:style-name="T6">vero </text:span><text:span text:style-name="T6">re-<text:line-break/></text:span><text:span text:style-name="T6">cipiunt </text:span><text:span text:style-name="T6">colocynthidis </text:span><text:span text:style-name="T6">medullae </text:span><text:span text:style-name="T6">partem j, aloes et scamonli<text:line-break/></text:span><text:span text:style-name="T6">partes.</text:span><text:span text:style-name="T6">duas,-succi absinthii.partem j, excipe succo pomo-<text:line-break/></text:span><text:span text:style-name="T6">rum </text:span><text:span text:style-name="T41">ψ </text:span><text:span text:style-name="T6">dato </text:span><text:span text:style-name="T6">pro </text:span><text:span text:style-name="T6">viribus. Deinde paucis , ut septem sere<text:line-break/>interjectis </text:span><text:span text:style-name="T6">diebus, </text:span><text:span text:style-name="T6">utendum hiera diacoloeyntbidi </text:span><text:span text:style-name="T41">ι </text:span><text:span text:style-name="T6">ipsius<text:line-break/>autem compositio </text:span><text:span text:style-name="T6">ita </text:span><text:span text:style-name="T6">se habet. Recipe medullae </text:span><text:span text:style-name="T6">in-<text:line-break/></text:span><text:span text:style-name="T6">terioris coleoynthidos fragilis onc. xvj, chamaepityos<text:line-break/></text:span><text:span text:style-name="T6">unc. </text:span><text:span text:style-name="T6">vj, schoenanthi une. vj', cassiae, cinnamomi </text:span><text:span text:style-name="T6">ana<text:line-break/></text:span><text:span text:style-name="T6">unc. </text:span><text:span text:style-name="T6">vj, spicae nardi; myrrhae ana unc. iv; croci sextulas<text:line-break/></text:span><text:span text:style-name="T6">vij, </text:span><text:span text:style-name="T6">opopanacis unc. iij, piperis longi et nigri ana unc.<text:line-break/></text:span><text:span text:style-name="T6">iij, </text:span><text:span text:style-name="T6">marrubii, stoechados ana unc. vij, gentianae, agarici</text:span></text:p>
      <text:p text:style-name="P9"><text:span text:style-name="T6">ana unc. v, sagapeni unc-r.x., tnia, trini melle stjlico.ex-<text:line-break/>cipe, ac nucis Ponticae magnitudine exhibe, immqua, si<text:line-break/>febricitent; si non, in vluo mulsis Per </text:span><text:span text:style-name="T19">mstsubh</text:span><text:span text:style-name="T6"> initia lliaec.<text:line-break/>curandi ratio plerumque sola fatis est ad perfecta!?}, cura-<text:line-break/>tionem; nam diuturnitate curatu, janr.,difficilis affectus rest-<text:line-break/>ditur, topicisque medicamentis opus habet. Quum igitur,<text:line-break/>ut semel potissimum ante dictum est, purgatione suerit<text:line-break/>jam corpus universum vacuum excrementis, tum jam an-<text:line-break/>dacter partis affectae curationem aggredieris topiecrum<text:line-break/>remediorum'usu. Sunt autem omnia genere-calida et<text:line-break/>discutieutia, hac enim facultate cacocbymiam tum vannant<text:line-break/>tum discutiunt; cujusmodi funi quae sequuntur;, tbapsiae<text:line-break/>succus ourn cerato illitus. </text:span><text:span text:style-name="T19">Aliud</text:span><text:span text:style-name="T6"> Euphorbium, detritum<text:line-break/>ex oleo inunctum. Aliud, Sulphur rivum at nitrum<text:line-break/>Alexandrinum praeparata ex aceto illine. </text:span><text:span text:style-name="T19">Aliud.</text:span><text:span text:style-name="T6"> Lauri-<text:line-break/>num illitum; cardami semen ex oleo. </text:span><text:span text:style-name="T19">Aliud.</text:span><text:span text:style-name="T6"> Erucae se-<text:line-break/>men tritum cum sevo agnino illine. </text:span><text:span text:style-name="T19">Aliud.</text:span><text:span text:style-name="T6"> Alcyonium<text:line-break/>aspernrn ustum ac laevigatum ex aceto, aut cedrino liquore</text:span></text:p>
      <text:p text:style-name="P9"><text:span text:style-name="T6">illine. </text:span><text:span text:style-name="T19">Aliud.</text:span><text:span text:style-name="T6"> Calami radix usta, aut cortex ustus ex<text:line-break/>oleor cedrino, aut pice liquida delinitur, Aliud, Murium<text:line-break/>sterctis:contrkunf ex acetd inunge. </text:span><text:span text:style-name="T19">Aliud.</text:span><text:span text:style-name="T6"> Integra amy-<text:line-break/>gdala-usta'acri'aceto imbuet </text:span><text:span text:style-name="T19">Aliud,</text:span><text:span text:style-name="T6"> Erinacei terrestris<text:line-break/>pellemteurn ipsius </text:span><text:span text:style-name="T19">capite®</text:span><text:span text:style-name="T6">festam et in pulverem tufam ex,<text:line-break/>melle inunge. </text:span><text:span text:style-name="T19">Aliud.</text:span><text:span text:style-name="T6"> 'Caepam vetustam affecto loco, sed<text:line-break/>praefricato panno </text:span><text:span text:style-name="T41">ΗηΟο; </text:span><text:span text:style-name="T6">donet; rubescat, frequenter infrica,<text:line-break/></text:span><text:span text:style-name="T19">Alitid.</text:span><text:span text:style-name="T6"> </text:span><text:span text:style-name="T6">-‘ </text:span><text:span text:style-name="T6">Raphanicorticem ' contritum ex melle </text:span><text:span text:style-name="T6">illinito.<text:line-break/></text:span><text:span text:style-name="T19">AliudJr</text:span><text:span text:style-name="T6"> Laevigatam ferri squamam ex oleo et aceto tri-<text:line-break/>tam-inducito; infricans donec, locus rubescat, </text:span><text:span text:style-name="T19">.Aliud,<text:line-break/></text:span><text:span text:style-name="T6">Hordeum tostum et inucerdam aequali pondere ex -aceto<text:line-break/>illino. Quum antein omnium dictorum medicamentorum<text:line-break/>quaedam 'calidiora sint, quaedam vero imbecilliorem ca-<text:line-break/>lorem sortiantur, manifestum est validis medicamentis lu<text:line-break/>duris corporibus et inveteratis affectibus utendum esse,<text:line-break/>imbecillioribus vero tum in recentibus affectibus; tum </text:span><text:span text:style-name="T6">in<text:line-break/></text:span><text:span text:style-name="T6">pueris, mulieribus et molliori carne donatis. Esse id com-<text:line-break/>mune praeceptum in omnibus remediis. Praefricanda est</text:span></text:p>
      <text:p text:style-name="P9"><text:span text:style-name="T6">pars </text:span><text:span text:style-name="T6">affecta </text:span><text:span text:style-name="T6">panno lineo, neque adeo aspere,' ut corpora<text:line-break/>excorientur, neque adeo leniter, ut non medidcritfer ru-<text:line-break/>bescant ante medicamentorumTocalium uftim.rrCaitis au-<text:line-break/>tem ipsa frequenter- radenda 'est;* qticd si pars'interdum<text:line-break/>his medicamentis ulcere turpant suillo adipe aut anscrino,<text:line-break/>aut rosaceo illinenda. </text:span><text:span text:style-name="T6">nnnilu• veueijf.iHmastni. .mmtnir</text:span></text:p>
      <text:h text:style-name="Heading_20_2" text:outline-level="2">Cap. <text:span text:style-name="T81">III</text:span>.</text:h>
      <text:p text:style-name="P271"><text:span text:style-name="T19">[Ad 'aUninni^dspettds-^-ac primum ad- au-<text:line-break/>rium dolores.]</text:span><text:span text:style-name="T6"> Dolores aurium oboriuntur a frigoribus,<text:line-break/>a ventis frigidis, aut balneo frigido et aquis medicatis in<text:line-break/>aurem-incidentibus;' aut propter inflammationem-,-linter-<text:line-break/>dum ipsius solius meatus auditorii cute, interdum una<text:line-break/>auditorii meatus parte inflammata atque partes disten-<text:line-break/>dente proximas; interdum etram&gt;"a spiritu flatulento exi-<text:line-break/>tum non habente dolor accidit. Dolores etiam efficit </text:span><text:span text:style-name="T6">in<text:line-break/></text:span><text:span text:style-name="T6">ipsis auribus quavis occasione procreata sanies. Itaque<text:line-break/>dolores a solo frigore obortos, celerrime curant calefacien-<text:line-break/>tia Sunt autem haec. Caepam in oleo elixatam in aures<text:line-break/>infunde. </text:span><text:span text:style-name="T19">Aliud</text:span><text:span text:style-name="T6"> Piper curiofe admodum tritum </text:span><text:span text:style-name="T6">ex </text:span><text:span text:style-name="T6">oleo.</text:span></text:p>
      <text:p text:style-name="P103"><text:span text:style-name="T19">Alipst,</text:span><text:span text:style-name="T6"> Nandinnm calidum auri infusum. </text:span><text:span text:style-name="T19">Allusu</text:span><text:span text:style-name="T6"> Ruta in<text:line-break/>oleoaltecala.</text:span><text:span text:style-name="T58">MI</text:span><text:span text:style-name="T6"><text:tab/></text:span><text:span text:style-name="T6">-</text:span></text:p>
      <text:p text:style-name="P11"><text:span text:style-name="T6">.u,, </text:span><text:span text:style-name="T19">[AAmuriufn dfilorps..exsiqusuj</text:span><text:span text:style-name="T6"> ,</text:span><text:span text:style-name="T58">(</text:span><text:span text:style-name="T6">Q,leu.m frequenter in-<text:line-break/>sunde cnlidum, ac molli lana detergendo exuge et iterum<text:line-break/>atquonitecnm infunde. </text:span><text:span text:style-name="T19">.^Alittd.</text:span><text:span text:style-name="T6"> O.vi allio, quo etiam ad<text:line-break/>oculorum inflammationes utimur, aut lacte muliebri tepi-<text:line-break/>do utere..</text:span><text:span text:style-name="T58">;r</text:span><text:span text:style-name="T6">Aliud,&lt;sideps anserinus,mut vulpinus, aut gal-<text:line-break/>linaceus.o </text:span><text:span text:style-name="T58">£</text:span></text:p>
      <text:p text:style-name="P7"><text:span text:style-name="T19">[Ad aurium instamrnationes.J</text:span><text:span text:style-name="T6"> Nardus cum basilico<text:line-break/>medicamento infusa. Quod -si intolerabilis sit. </text:span><text:span text:style-name="T6">dolor, </text:span><text:span text:style-name="T6">ca-<text:line-break/>storio'ex laete muliebri, aut ovi albo tepido utere. </text:span><text:span text:style-name="T19">Aliud.<text:line-break/></text:span><text:span text:style-name="T6">Exigua opii portio eum sapa. Cave vero ne auditorio<text:line-break/>meatui noxa inferatur pro doloris occasione ;• fed is specillo<text:line-break/>molli lana circumvolutu extergendus; atque fovenda est<text:line-break/>auris spongiis mollibus ex aqua cui incocta sit althaea,<text:line-break/>quam arborescentem malvam vocitant; aut furfuribus </text:span><text:span text:style-name="T6">le-<text:line-break/></text:span><text:span text:style-name="T6">nibus. Quod si quod inclusum est flatulentum fuerit et<text:line-break/>obstructio magis quam dolor obsideat, aphronitro ex ace-</text:span></text:p>
      <text:p text:style-name="P104"><text:span text:style-name="T6">to utitor, aut dracontli </text:span><text:span text:style-name="T6">herbae </text:span><text:span text:style-name="T6">succo, aut centaurii, aut<text:line-break/>polii. ' </text:span><text:span text:style-name="T6">'vj.<text:tab/></text:span><text:span text:style-name="T19">.<text:tab/></text:span><text:span text:style-name="T19">d’</text:span><text:span text:style-name="T31">1</text:span><text:span text:style-name="T19">'- </text:span><text:span text:style-name="T19">'</text:span><text:span text:style-name="T6"> rya </text:span><text:span text:style-name="T6">ecq’.' </text:span><text:span text:style-name="T6">*» </text:span><text:span text:style-name="T6">ss ,o.'.rn</text:span></text:p>
      <text:p text:style-name="P105"><text:span text:style-name="T19">[Pro </text:span><text:span text:style-name="T19">aurium incendio^</text:span><text:span text:style-name="T6"> Per' initia ignei</text:span><text:span text:style-name="T26">s:</text:span><text:span text:style-name="T6"> ardoris </text:span><text:span text:style-name="T6">in<text:line-break/></text:span><text:span text:style-name="T6">auditorio meatu oborto fensu citra pulfatorinm dolorem,<text:line-break/>hunc acetum </text:span><text:span text:style-name="T6">cum rosaceo </text:span><text:span text:style-name="T6">j’uvafu consuevit. </text:span><text:span text:style-name="T26">1</text:span><text:span text:style-name="T6"><text:tab/></text:span><text:span text:style-name="T6">-</text:span></text:p>
      <text:p text:style-name="P7"><text:span text:style-name="T6">[Pro </text:span><text:span text:style-name="T19">aurium </text:span><text:span text:style-name="T66">ulceribds.su</text:span><text:span text:style-name="T69"> </text:span><text:span text:style-name="T6">'GIauclum exiecgfB </text:span><text:span text:style-name="T6">'contri-<text:line-break/></text:span><text:span text:style-name="T6">tnm instillato. Quod si permulta ali his defluat </text:span><text:span text:style-name="T6">hsimidi-<text:line-break/></text:span><text:span text:style-name="T6">tas. citra dolores, scoriam ferri </text:span><text:span text:style-name="T26">S</text:span><text:span text:style-name="T6">exaceto accurate laevi-<text:line-break/>gato </text:span><text:span text:style-name="T6">in </text:span><text:span text:style-name="T6">Iole utitor.'</text:span><text:span text:style-name="T26">J</text:span><text:span text:style-name="T6"> </text:span><text:span text:style-name="T6">-nsslo </text:span><text:span text:style-name="T19">on </text:span><text:span text:style-name="T19">,</text:span></text:p>
      <text:p text:style-name="P7"><text:span text:style-name="T6">[Ad </text:span><text:span text:style-name="T19">gravem auditum et iteratos aurium sunitaps.lsulid<text:line-break/></text:span><text:span text:style-name="T6">aurium sonitus '.iepente- obetecet -aeetum^ -cum tuecdino<text:line-break/>infunde. -'Aliud. CUminum-letfalestm</text:span><text:span text:style-name="T26">il</text:span><text:span text:style-name="T6">sicuu mellis </text:span><text:span text:style-name="T6">oralui<text:line-break/></text:span><text:span text:style-name="T6">situdinem adepta infunde. ‘'vAdxosibibis' invj.bimialiqnias<text:line-break/>ex absinthii</text:span><text:span text:style-name="T26">1</text:span><text:span text:style-name="T6">'decocto faetd fotti, otaeetunni et - rufheeum<text:line-break/>instilla; aut iaphanf suceum'</text:span><text:span text:style-name="T26">rti</text:span><text:span text:style-name="T6">misu irbfaceosituaut rver<text:line-break/>ratrum nigrum cum acetot- ‘vel acetum 'acre -per- </text:span><text:span text:style-name="T19">fe</text:span><text:span text:style-name="T6"> </text:span><text:span text:style-name="T6">in- </text:span><text:span text:style-name="T6">:<text:line-break/></text:span><text:span text:style-name="T6">stilla tepidum; aut mel per se; - aut aqua niulsu.; aut<text:line-break/>oxelaeum. </text:span><text:span text:style-name="T19">Aliud.</text:span><text:span text:style-name="T6"> Porri succum cum lacte muliebri • aut<text:line-break/>rosaceo instilla. </text:span><text:span text:style-name="T19">Aliud.</text:span><text:span text:style-name="T6"> Amygdalum amararum oleum </text:span><text:span text:style-name="T6">oleo</text:span></text:p>
      <text:p text:style-name="P106"><text:span text:style-name="T6">misceto, ac. lu caepae corticem injice, ac tepefactum in-<text:line-break/>stilla.^Alnisi. Caepam,, </text:span><text:span text:style-name="T6">allium </text:span><text:span text:style-name="T6">et </text:span><text:span text:style-name="T6">adipem anserinum </text:span><text:span text:style-name="T6">aequa<text:line-break/>pcgtigjyb tsilniet eoliita inisustdiscec </text:span><text:span text:style-name="T19">Aluid.</text:span><text:span text:style-name="T6"> Lectis. decoctum<text:line-break/>cum melle infunde, i ^listf^v^dyrtinum decoctum ex vino<text:line-break/>dnici.immi</text:span><text:span text:style-name="T58">1</text:span><text:span text:style-name="T6">ttjto</text:span><text:span text:style-name="T58">?3</text:span><text:span text:style-name="T6"> (^e.^fgreiiijm ex 'olivae foliis succum<text:line-break/>et.tmiiij. mij</text:span><text:span text:style-name="T58">i</text:span><text:span text:style-name="T6">tgni..sni</text:span><text:span text:style-name="T26">c</text:span><text:span text:style-name="T6">?ss</text:span><text:span text:style-name="T26">u</text:span><text:span text:style-name="T6">gll8?u-^li stfnial Caeparum succo<text:line-break/>expresse cum melle. utera, aliud. , Nasturtium tritum ro-<text:line-break/>saceo dissidve ac utere. </text:span><text:span text:style-name="T19">Vel.</text:span><text:span text:style-name="T6"> Intestina terrae ichori in-<text:line-break/>coque al instilla.,<text:tab/>.• </text:span><text:span text:style-name="T63">Λ(ί</text:span><text:span text:style-name="T41">. </text:span><text:span text:style-name="T6">' </text:span><text:span text:style-name="T6">..</text:span></text:p>
      <text:p text:style-name="P7"><text:span text:style-name="T6">[Ad </text:span><text:span text:style-name="T19">gravent auditum seu audiendi siifstcultatem.suPer<text:line-break/></text:span><text:span text:style-name="T6">initia ventrem pilulis ex eclo.cynthide subducito,, deinde<text:line-break/>apophlegmatismo utere ex pyrethro et mastiche. Ad ipsam<text:line-break/>autem</text:span><text:span text:style-name="T58">B</text:span><text:span text:style-name="T6"> aurem fotu, utere per calamum , absinthio ex aqua<text:line-break/>decocto utere.. </text:span><text:span text:style-name="T19">Post sutum</text:span><text:span text:style-name="T6"> vero aurem elue aceto- albo<text:line-break/>et aqua pari mensura, injecto nitro simul fervefacto.<text:line-break/></text:span><text:span text:style-name="T19">Aliud,</text:span><text:span text:style-name="T6"> Lauri foliis vel baccis similiter coctis utitor.</text:span></text:p>
      <text:p text:style-name="P7"><text:span text:style-name="T19">[Instillationes in mures.]</text:span><text:span text:style-name="T6"> Porri, succum et irinum<text:line-break/>unguentum mixta instillatu. Aliud. Fel bubulum vel ca-</text:span></text:p>
      <text:p text:style-name="P9"><text:span text:style-name="T6">prinum cum' rosaceo mixtum</text:span><text:span text:style-name="T26">1</text:span><text:span text:style-name="T6"> instillato;’ Aliud?"‘Corticis<text:line-break/>raphani succum ex rosaceo subigendo impone.fso </text:span><text:span text:style-name="T6">oct • •</text:span></text:p>
      <text:p text:style-name="P7"><text:span text:style-name="T19">\Ad'~auniitn</text:span><text:span text:style-name="T6"> vermes.] lu quibus autem ftfut</text:span><text:span text:style-name="T26">:</text:span><text:span text:style-name="T6">vermes,<text:line-break/>bubulae cernis inter assandum defluentem liquorem instilla.<text:line-break/>Pel. Aristolochiam tritam •'ceunmplastrinn atlunivesi -*Aat.<text:line-break/>Calaminthein instilla, vel riihi fticcum. Eodem modo ab-<text:line-break/>sinthii succum-instilla.</text:span><text:span text:style-name="T26">1</text:span><text:span text:style-name="T6"> </text:span><text:span text:style-name="T6">lumntl astor non -ale anqo a;:&gt;</text:span></text:p>
      <text:p text:style-name="P7"><text:span text:style-name="T19">[Pro </text:span><text:span text:style-name="T66">parotid.ibus.~su</text:span><text:span text:style-name="T69"> </text:span><text:span text:style-name="T6">Quae lex morbis oriuntur paro<text:line-break/>tidee </text:span><text:span text:style-name="T6">ah inflammationibus alio modo </text:span><text:span text:style-name="T6">procreatis differunt,<text:line-break/>proinde diversam etiam curationem'postulanti nimiis lenim<text:line-break/>quae ob destuxionis decubitum ntscuntur,sunecue</text:span><text:span text:style-name="T26">K</text:span><text:span text:style-name="T6">eopiosus<text:line-break/>qui defluit humor fuerit', iiequemalignus; etiam si, neque<text:line-break/>totum corpus plethorieum existat JT</text:span><text:span text:style-name="T26">r</text:span><text:span text:style-name="T6">sula fpotigia ex pusca<text:line-break/>imposita incipientes inflammationesPdlllifr'&lt; In «parotidibus<text:line-break/>autem ex alio</text:span><text:span text:style-name="T26">1</text:span><text:span text:style-name="T6"> morbo productis contrarium ornolimur q at-<text:line-break/>trahentibus utentes </text:span><text:span text:style-name="T19">remediis</text:span><text:span text:style-name="T6"> etiam cucurbitulam admove-<text:line-break/>mus. Volumus enim, ab alto ad cutim noxium humorem<text:line-break/>attrahere. ’ Quum tamen vehementem ex se impetum de-.</text:span></text:p>
      <text:p text:style-name="P9"><text:span text:style-name="T6">fluens humor habet,-tum nihil eorum nos molimur quod<text:line-break/>naturae opituletur'. Tunc enim si aut cucurbitulam, aut<text:line-break/>medicamentum quod ex alto ad cntim humores attrahat<text:line-break/>admoverimus;, dolor adeo,ingens hominem prehendit, ut<text:line-break/></text:span><text:span text:style-name="T6">eo </text:span><text:span text:style-name="T6">et vigiliaeleoiinitentnr al febres, succedant et </text:span><text:span text:style-name="T6">vires </text:span><text:span text:style-name="T6">prc-<text:line-break/>stemantur. Prninjcle liiijdestierttibus potissimum medicamen-<text:line-break/></text:span><text:span text:style-name="T6">tis </text:span><text:span text:style-name="T6">opus est, non. iis quae humorum fluxum juvant; ca-<text:line-break/>taplasmalis, inquam, ntendum </text:span><text:span text:style-name="T6">est, </text:span><text:span text:style-name="T6">maxime lenientibus, quae<text:line-break/>subsequantur.,,</text:span></text:p>
      <text:p text:style-name="P7"><text:span text:style-name="T6">'Kt&amp;fAdndolorem.fn/erenCei.iparotidar.J Panem cum oleo<text:line-break/>ad suxmamqectaplasinaiis, admove. </text:span><text:span text:style-name="T19">Aliud-,</text:span><text:span text:style-name="T6"> Trihiceamfari-<text:line-break/></text:span><text:span text:style-name="T6">nam </text:span><text:span text:style-name="T6">ucam rfoleo cataplasma admove. </text:span><text:span text:style-name="T19">Aliud., sus.</text:span><text:span text:style-name="T6"> hordeacea<text:line-break/>farina et atxungla. calaplafima admoye», Aliud.u Hyoscya-<text:line-break/></text:span><text:span text:style-name="T6">mum </text:span><text:span text:style-name="T6">herbam- cum butyro admove. Quod si suppurent<text:line-break/>parotides; incisione pus excernendum est et uscus vulgari<text:line-break/>methodo curandum,- aut medicamentis ipsum dlscutere<text:line-break/>lentandum, attrahendi simulque attenuandi facultate prae-<text:line-break/>ditis, iisque bis diebus </text:span><text:span text:style-name="T6">singulis </text:span><text:span text:style-name="T6">renovandis; atque suven-</text:span></text:p>
      <text:p text:style-name="P9"><text:span text:style-name="T6">dum, </text:span><text:span text:style-name="T6">quoad </text:span><text:span text:style-name="T6">sedentur dolores. At,fellatsi-dolore haec </text:span><text:span text:style-name="T6">dis-<text:line-break/></text:span><text:span text:style-name="T6">cntientia aderunt. Ex arnoglosso contuso eruin sale </text:span><text:span text:style-name="T19">fac<text:line-break/></text:span><text:span text:style-name="T6">cataplasma. </text:span><text:span text:style-name="T19">Vel.</text:span><text:span text:style-name="T6"> Cocta rumicis radix ex vino </text:span><text:span text:style-name="T6">admovea-<text:line-break/></text:span><text:span text:style-name="T6">tur. </text:span><text:span text:style-name="T19">Vel.</text:span><text:span text:style-name="T6"> Sulphur vivum et cimolia cum acet» fici </text:span><text:span text:style-name="T6">in<text:line-break/></text:span><text:span text:style-name="T6">muria cocti, subacti, impositi; </text:span><text:span text:style-name="T19">'lspL</text:span><text:span text:style-name="T6"> Marrubium </text:span><text:span text:style-name="T6">cumfale.<text:line-break/></text:span><text:span text:style-name="T19">Vel.</text:span><text:span text:style-name="T6"> Sal tritum cum liutyro scmcida lana admotum </text:span><text:span text:style-name="T6">maxi-<text:line-break/></text:span><text:span text:style-name="T6">me ad incipientes parotidas, piiijssimumque in tenera </text:span><text:span text:style-name="T6">carne<text:line-break/></text:span><text:span text:style-name="T6">donatis. Iu </text:span><text:span text:style-name="T19">parotidibus</text:span><text:span text:style-name="T6"> vero dolore carentibus </text:span><text:span text:style-name="T6">ec indu-<text:line-break/></text:span><text:span text:style-name="T6">ratis stercus caprinum cum aceto admotum. Sed&lt; certe </text:span><text:span text:style-name="T6">,ih<text:line-break/></text:span><text:span text:style-name="T6">quibus </text:span><text:span text:style-name="T6">celeriter </text:span><text:span text:style-name="T6">pus movere volumus </text:span><text:span text:style-name="T58">K</text:span><text:span text:style-name="T6"> </text:span><text:span text:style-name="T6">parotidas aqua </text:span><text:span text:style-name="T6">ca-<text:line-break/></text:span><text:span text:style-name="T6">lida fovebimus et sarina hordeacea oblinemus,</text:span></text:p>
      <text:h text:style-name="Heading_20_2" text:outline-level="2">Cap. lV.</text:h>
      <text:p text:style-name="P271"><text:span text:style-name="T6">[Ad </text:span><text:span text:style-name="T19">narium qstsustioned; prdnumque </text:span><text:span text:style-name="T19">ad<text:line-break/></text:span><text:span text:style-name="T19">ozdenam et polypum.j</text:span><text:span text:style-name="T6"> Narium affectarum curatio, </text:span><text:span text:style-name="T6">-ozaenis<text:line-break/></text:span><text:span text:style-name="T6">et polypis communis-. Primo exiceandnm roborandum-<text:line-break/>que caput est impositis emplastris vel de falinibns, vel </text:span><text:span text:style-name="T6">de<text:line-break/></text:span><text:span text:style-name="T6">anemonite, </text:span><text:span text:style-name="T6">vel </text:span><text:span text:style-name="T6">barbaro, vel de limacibus, cujus haec est<text:line-break/>compositio. </text:span><text:span text:style-name="T6">Recipe myrrhae </text:span><text:span text:style-name="T6">unc. j, thuris unc.j, limaces<text:line-break/>integros </text:span><text:span text:style-name="T6">ij, </text:span><text:span text:style-name="T6">ovorum </text:span><text:span text:style-name="T6">alba </text:span><text:span text:style-name="T6">ij., omnia contusu </text:span><text:span text:style-name="T6">in </text:span><text:span text:style-name="T6">pila mi-</text:span></text:p>
      <text:p text:style-name="P9"><text:span text:style-name="T6">sceantur, linteo excepta </text:span><text:span text:style-name="T6">per dies ix, </text:span><text:span text:style-name="T6">admove. Sicque to-<text:line-break/></text:span><text:span text:style-name="T6">jicis </text:span><text:span text:style-name="T6">utitor. Haec autem sunt. Calaminthes succus na-<text:line-break/></text:span><text:span text:style-name="T6">ribus </text:span><text:span text:style-name="T6">infusus. Vel ipsam</text:span><text:span text:style-name="T26">01</text:span><text:span text:style-name="T6"> arefactam </text:span><text:span text:style-name="T6">ac </text:span><text:span text:style-name="T6">tritam cala-<text:line-break/></text:span><text:span text:style-name="T6">minthem" </text:span><text:span text:style-name="T6">calamo'inspira. </text:span><text:span text:style-name="T26">6</text:span><text:span text:style-name="T6"> </text:span><text:span text:style-name="T19">Aliud.</text:span><text:span text:style-name="T6"> Ranunculi succum cum<text:line-break/></text:span><text:span text:style-name="T6">melle </text:span><text:span text:style-name="T6">supine jacentis naribus infunde et ut attrahat prae-<text:line-break/></text:span><text:span text:style-name="T6">cipe. </text:span><text:span text:style-name="T6">-Alium Mali punitu succum aereo vase decoquito,<text:line-break/></text:span><text:span text:style-name="T6">quoad </text:span><text:span text:style-name="T6">drhssefcat, deinde naribus infundito. </text:span><text:span text:style-name="T19">Aliud.</text:span><text:span text:style-name="T6"> Gallas<text:line-break/></text:span><text:span text:style-name="T19">ac</text:span><text:span text:style-name="T6"> </text:span><text:span text:style-name="T6">myitrham pari</text:span><text:span text:style-name="T26">1</text:span><text:span text:style-name="T6"> portione leqnferitu </text:span><text:span text:style-name="T19">'ac</text:span><text:span text:style-name="T6"> inspirato.</text:span></text:p>
      <text:p text:style-name="P7"><text:span text:style-name="T6">[Ad polypiiiij] Recipe chalcanthi usti lib. </text:span><text:span text:style-name="T19">iv,</text:span><text:span text:style-name="T6"> minii<text:line-break/></text:span><text:span text:style-name="T6">une. jss </text:span><text:span text:style-name="T6">trita calamo inspira. Aliud. Recipe bryoniae ra-<text:line-break/></text:span><text:span text:style-name="T6">dicis </text:span><text:span text:style-name="T6">lissee pulverem; inspirh. Aliud, Recipe chalcanthi<text:line-break/>et sandaracbae paria, </text:span><text:span text:style-name="T6">trita’ </text:span><text:span text:style-name="T6">inspira. </text:span><text:span text:style-name="T19">Aliud</text:span><text:span text:style-name="T6"> Recipe' cor-<text:line-break/></text:span><text:span text:style-name="T6">nucervir 'usti'et </text:span><text:span text:style-name="T6">sandaracires par pondus</text:span><text:span text:style-name="T6">, </text:span><text:span text:style-name="T6">inflato. </text:span><text:span text:style-name="T19">Aliud'.<text:line-break/></text:span><text:span text:style-name="T6">Plumbum </text:span><text:span text:style-name="T6">ustum et </text:span><text:span text:style-name="T6">viniri </text:span><text:span text:style-name="T6">exceptum illine. </text:span><text:span text:style-name="T19">Aliudr</text:span><text:span text:style-name="T6"> Recipe<text:line-break/></text:span><text:span text:style-name="T6">acidi </text:span><text:span text:style-name="T6">mali puniri succunEs, lu aereo </text:span><text:span text:style-name="T6">vase </text:span><text:span text:style-name="T6">doquito, ut mele<text:line-break/></text:span><text:span text:style-name="T6">Iis </text:span><text:span text:style-name="T6">consistentiain sortiatur et </text:span><text:span text:style-name="T6">allinito. </text:span><text:span text:style-name="T6">Aliud. Arsenicum<text:line-break/></text:span><text:span text:style-name="T6">tritum </text:span><text:span text:style-name="T6">stillo applicato. </text:span><text:span text:style-name="T19">Aliud.</text:span><text:span text:style-name="T6"> Arsenicum et calcem pari<text:line-break/></text:span><text:span text:style-name="T6">pondere</text:span><text:span text:style-name="T6">'trita applicato.</text:span></text:p>
      <text:p text:style-name="P7"><text:span text:style-name="T6">[Ad </text:span><text:span text:style-name="T19">sanguinis </text:span><text:span text:style-name="T19">e </text:span><text:span text:style-name="T19">naribus profluvia.]</text:span><text:span text:style-name="T6"> Grumos prius</text:span></text:p>
      <text:p text:style-name="P9"><text:span text:style-name="T6">oris specillo lanam aqua madentem continente absterge,<text:line-break/>lta lycium </text:span><text:span text:style-name="T6">aqua </text:span><text:span text:style-name="T6">dissolutum perfunde, penecilloque </text:span><text:span text:style-name="T6">intor-<text:line-break/></text:span><text:span text:style-name="T6">que ac. impinge. </text:span><text:span text:style-name="T19">Aliud,</text:span><text:span text:style-name="T6"> Linamentum </text:span><text:span text:style-name="T6">tortile </text:span><text:span text:style-name="T6">igne </text:span><text:span text:style-name="T6">accen-<text:line-break/></text:span><text:span text:style-name="T6">sum et polygoni aut porri succo, extluctum; naribus </text:span><text:span text:style-name="T6">inse-<text:line-break/></text:span><text:span text:style-name="T6">rito. </text:span><text:span text:style-name="T6">Aliud. </text:span><text:span text:style-name="T6">Acetum acerrimum coquito/ et, inebriata </text:span><text:span text:style-name="T6">eo<text:line-break/></text:span><text:span text:style-name="T6">spongia </text:span><text:span text:style-name="T6">in </text:span><text:span text:style-name="T6">nares impinge t' ut vero tempestive </text:span><text:span text:style-name="T6">spongiam<text:line-break/></text:span><text:span text:style-name="T6">extrahere queas.,, quum volueris, eam lineo silo </text:span><text:span text:style-name="T6">deligato,<text:line-break/></text:span><text:span text:style-name="T6">ita ut naribus id appendatur. Frontem praeterea </text:span><text:span text:style-name="T6">spongiis<text:line-break/></text:span><text:span text:style-name="T6">refrigera et erectum habere caput impera;' </text:span><text:span text:style-name="T6">manus </text:span><text:span text:style-name="T6">et </text:span><text:span text:style-name="T6">pedes<text:line-break/></text:span><text:span text:style-name="T6">yluculis constringito et aures obturato. </text:span><text:span text:style-name="T19">Aliud.</text:span><text:span text:style-name="T6"> </text:span><text:span text:style-name="T6">Gypso<text:line-break/>aut </text:span><text:span text:style-name="T6">luto figulino fronti admove. </text:span><text:span text:style-name="T19">Aliud</text:span><text:span text:style-name="T6"> Cucurbitulam<text:line-break/>magtram admove, hepati quidem, profluente e dextra </text:span><text:span text:style-name="T6">nare<text:line-break/></text:span><text:span text:style-name="T6">sanguine; </text:span><text:span text:style-name="T6">lieni </text:span><text:span text:style-name="T19">vero,</text:span><text:span text:style-name="T6"> si e linistra, sin </text:span><text:span text:style-name="T6">ex </text:span><text:span text:style-name="T6">utraque </text:span><text:span text:style-name="T6">.nare<text:line-break/></text:span><text:span text:style-name="T6">effluat, utrique visceris regioni. -</text:span></text:p>
      <text:p text:style-name="P7"><text:span text:style-name="T19">\_Ad fanguinis e naribus prostuviumij</text:span><text:span text:style-name="T6"> Ex </text:span><text:span text:style-name="T6">'triticea<text:line-break/></text:span><text:span text:style-name="T6">farina porri succo excepta versatilem turundam </text:span><text:span text:style-name="T6">surm.a,<text:line-break/></text:span><text:span text:style-name="T6">narique sanguinem profundenti inserito. </text:span><text:span text:style-name="T19">Aliud.</text:span><text:span text:style-name="T6"> </text:span><text:span text:style-name="T6">Tortile<text:line-break/></text:span><text:span text:style-name="T6">linamentum aceto acri madens ad lucernam urito </text:span><text:span text:style-name="T6">et nari</text:span></text:p>
      <text:p text:style-name="P8"><text:span text:style-name="T19">infere.- Aliud.</text:span><text:span text:style-name="T6"> Asinini fimi, calentis succum mixtum cum<text:line-break/>aequali aceto et adjecta farina triticea strigmenti crassa-<text:line-break/></text:span><text:span text:style-name="T6">menturn </text:span><text:span text:style-name="T6">efforrna.et illitum eo linamentum impone. Utere<text:line-break/></text:span><text:span text:style-name="T6">vero </text:span><text:span text:style-name="T6">tum pedum tum manuum vinculis</text:span><text:span text:style-name="T6">. </text:span><text:span text:style-name="T6">et caput refri-<text:line-break/></text:span><text:span text:style-name="T6">gera. </text:span><text:span text:style-name="T6">'Usurpa quoque -cucurbitulas hypochondriis assigen-<text:line-break/></text:span><text:span text:style-name="T6">das </text:span><text:span text:style-name="T6">profundente; quidem dextra nare sanguinem, hepatis<text:line-break/></text:span><text:span text:style-name="T6">regioni </text:span><text:span text:style-name="T6">magnam cucurbitulam admove; profluente vero e<text:line-break/></text:span><text:span text:style-name="T6">sinistrat </text:span><text:span text:style-name="T6">sanguine, splenis regioni. De sanguinis </text:span><text:span text:style-name="T6">autem.</text:span><text:span text:style-name="T6">re-<text:line-break/>jectione paulo post dictum est.</text:span></text:p>
      <text:p text:style-name="P7"><text:span text:style-name="T6">[De </text:span><text:span text:style-name="T19">sanguinis profluvio e vulnere.]</text:span><text:span text:style-name="T6"> </text:span><text:span text:style-name="T6">Sed </text:span><text:span text:style-name="T6">si e vulnere<text:line-break/>sanguinis profluvium oriatur, myrrham et thus trita et<text:line-break/>ovi albo excepta partis percussae ratione impone. </text:span><text:span text:style-name="T19">Aliud,<text:line-break/></text:span><text:span text:style-name="T6">Ustae .ranae cinere vulnus obtura; utere quoque exyerato,<text:line-break/></text:span><text:span text:style-name="T6">ut </text:span><text:span text:style-name="T6">eo inebriatos spongias frequenter siccitatis ratione su-<text:line-break/>perponas. </text:span><text:span text:style-name="T19">Aliud,</text:span><text:span text:style-name="T6"> Asininum fimum calidum cataplasmatis<text:line-break/>modo, alliga: quod si </text:span><text:span text:style-name="T6">aridus </text:span><text:span text:style-name="T6">fuerit, aceti pauxillum adjice.</text:span></text:p>
      <text:h text:style-name="Heading_20_2" text:outline-level="2">Cap. V.</text:h>
      <text:p text:style-name="P271"><text:span text:style-name="T6">[dd </text:span><text:span text:style-name="T19">oculorum affectiones.]</text:span><text:span text:style-name="T6"> Omnes sane<text:line-break/>corporis partes in morborum curationibus accuratissimis</text:span></text:p>
      <text:p text:style-name="P8"><text:span text:style-name="T6">gent distinctionibus, </text:span><text:span text:style-name="T6">si </text:span><text:span text:style-name="T6">revera sanitatem adepturae sint.<text:line-break/>Verum </text:span><text:span text:style-name="T6">.oculi </text:span><text:span text:style-name="T6">quo praestantissimum habent usinnyneque<text:line-break/>paululum </text:span><text:span text:style-name="T26">a</text:span><text:span text:style-name="T6">li aliis discrepant, eo accuratissimam.considera-<text:line-break/>tiohem efflagitant, quum frequentes spsu oboriantur </text:span><text:span text:style-name="T6">affe-<text:line-break/></text:span><text:span text:style-name="T6">ctus, qui exvariis </text:span><text:span text:style-name="T6">ac </text:span><text:span text:style-name="T6">discrepantibus causis, cemstiluun</text:span><text:span text:style-name="T6">tur<text:line-break/></text:span><text:span text:style-name="T6">et. exacerbantur. Verum perfectissima </text:span><text:span text:style-name="T19">et</text:span><text:span text:style-name="T6"> accuratissima </text:span><text:span text:style-name="T6">de<text:line-break/></text:span><text:span text:style-name="T6">his oratio alterius est operis; esed quaeopraesens </text:span><text:span text:style-name="T6">proposi-<text:line-break/>tum </text:span><text:span text:style-name="T6">opus respicit, utile quantum polest. edocetsuiAssectus<text:line-break/></text:span><text:span text:style-name="T6">vj.</text:span><text:span text:style-name="T6">igitur oculorum interdum ab aestu ortum habens, </text:span><text:span text:style-name="T6">ninter-<text:line-break/></text:span><text:span text:style-name="T6">dum i frigorent stupente scnsm; interdum etiam ®um </text:span><text:span text:style-name="T6">in-<text:line-break/></text:span><text:span text:style-name="T6">flar.iaiione, ..interdum ritra inflammationemp luterdum<text:line-break/>quoque ab exuperante humorum defluxu, interdum etiam<text:line-break/>citra defluxum; nonnunquam cum gravitate et dolore, .<text:line-break/>nonnunquam etiam .sine his. Equidem leves et fervidas<text:line-break/>oculorum perturbationes abunde, postea reprimit </text:span><text:span text:style-name="T19">,it</text:span><text:span text:style-name="T6">quem-<text:line-break/>admodum ex frigore </text:span><text:span text:style-name="T6">obortos </text:span><text:span text:style-name="T6">spongiis vino albo diluto<text:line-break/></text:span><text:span text:style-name="T6">inebriatis </text:span><text:span text:style-name="T6">fotus. </text:span><text:span text:style-name="T6">At vehementes </text:span><text:span text:style-name="T6">affectus et cum magna<text:line-break/></text:span><text:span text:style-name="T6">gravique inflammatione, </text:span><text:span text:style-name="T6">si frontis </text:span><text:span text:style-name="T6">vasa </text:span><text:span text:style-name="T6">repleta </text:span><text:span text:style-name="T6">ac </text:span><text:span text:style-name="T6">distenta</text:span></text:p>
      <text:p text:style-name="P8"><text:span text:style-name="T6">sint, indeqne .scse prodat sanguinis </text:span><text:span text:style-name="T6">plenitudo </text:span><text:span text:style-name="T6">ni curat pe«<text:line-break/>initia venae' sectio, </text:span><text:span text:style-name="T6">nisi quid </text:span><text:span text:style-name="T6">prohibeat r </text:span><text:span text:style-name="T6">ab alia </text:span><text:span text:style-name="T19">vero<text:line-break/></text:span><text:span text:style-name="T6">causa </text:span><text:span text:style-name="T6">factas atque pfer obstructionem concitatas, Ventris'<text:line-break/></text:span><text:span text:style-name="T6">per </text:span><text:span text:style-name="T6">inferiora vacuatio; pestea insusis utendum est ex</text:span><text:span text:style-name="T26">:</text:span><text:span text:style-name="T6"> foe-<text:line-break/></text:span><text:span text:style-name="T6">nigraecib </text:span><text:span text:style-name="T6">succo pulcherrime praeparato.• 'Quod recte fiet;<text:line-break/></text:span><text:span text:style-name="T6">si lotum! I </text:span><text:span text:style-name="T6">diligenter in aqnatduloi foenumgraecun. leniter<text:line-break/>coquatur, ut;quicquid acie in se habet,, abjiciat; -delutle/<text:line-break/></text:span><text:span text:style-name="T6">rursiis </text:span><text:span text:style-name="T6">alteri aquae incoquatur affusa priore. . Utile etiam<text:line-break/></text:span><text:span text:style-name="T6">est ovi </text:span><text:span text:style-name="T6">candidum an- tenue frequenter: instillatum </text:span><text:span text:style-name="T6">et'</text:span><text:span text:style-name="T6">lac;<text:line-break/>muliebre ex mammis ipsis in oculos emulsuin. Sit </text:span><text:span text:style-name="T6">au.<text:line-break/></text:span><text:span text:style-name="T6">tem .iajc optimi succi.-u-Leniendae porro</text:span><text:span text:style-name="T26">;</text:span><text:span text:style-name="T6"> cataplasmati; </text:span><text:span text:style-name="T6">leni<text:line-break/></text:span><text:span text:style-name="T6">vlbus inflammationes ex ovrtenui luteo, </text:span><text:span text:style-name="T6">meliloto</text:span><text:span text:style-name="T6">, pane<text:line-break/></text:span><text:span text:style-name="T6">et </text:span><text:span text:style-name="T6">rosaceo, </text:span><text:span text:style-name="T6">rf </text:span><text:span text:style-name="T6">Quin utendum "etiam collyriis pro facultate<text:line-break/>idoneis; quae longa experientia prope omnibus innotescunt;,<text:line-break/></text:span><text:span text:style-name="T6">aliis </text:span><text:span text:style-name="T6">alio uti consuetis, liaecque cum tenuissimo </text:span><text:span text:style-name="T6">ovo </text:span><text:span text:style-name="T6">levisti<text:line-break/></text:span><text:span text:style-name="T6">ter. </text:span><text:span text:style-name="T6">et citra laborem adhibenda. Gramiae porro oculis!<text:line-break/>illatae spongia molli ex aqua calida abstergendae, tenuisti<text:line-break/>fimoque victu utendum. </text:span><text:span text:style-name="T6">Quod </text:span><text:span text:style-name="T6">si immoderata fuerit cni</text:span></text:p>
      <text:p text:style-name="P9"><text:span text:style-name="T6">pitis gravitas et capillitium auferendum est et cuchrbitula<text:line-break/>occipitio' afsigenda cum scarificatione, "copiofusque sanguis<text:line-break/>detrahendus. Quum autem vapores caput repleverint,<text:line-break/>ac-pituita pervios meatus obstruat, sternutatori.is mitioribus<text:line-break/>et apophlegrnatismis vacuabimus, stipationemque dissolye-<text:line-break/>mus. Sternutatoriis quidem ex pipere trito utimur, quod<text:line-break/>naribus aegrotos attrahere imperamus; apophlegmatismis<text:line-break/>vero ex sinapi accuratissime, laevigato additis aceto albo<text:line-break/>moderato ut melle et aqua, ita .ut quod liquidum factum:<text:line-break/>est re tineatur, et gargarizetur. Ita enim facile his. per<text:line-break/>nares , et palatum facta evacuatione copiosa capitis obstru-<text:line-break/>ctiones dissolvi queunt. Quod autem primarius praeci-:<text:line-break/>puusque scopus curationis non solum ophtlialmia laboran-<text:line-break/>tium, verum etiam caeterorum prope omnidiu morborum<text:line-break/>in </text:span><text:span text:style-name="T6">accurata </text:span><text:span text:style-name="T6">victus ratione constet, neminem ignorare ar-'<text:line-break/>bitror. Caeterum ad aestivas ophthalmias aridarum rosa-</text:span></text:p>
      <text:p text:style-name="P107"><text:span text:style-name="T6">rum </text:span><text:span text:style-name="T6">decocto </text:span><text:span text:style-name="T6">utimur, eo spongiis inebriatis </text:span><text:span text:style-name="T6">oculorum </text:span><text:span text:style-name="T6">pal-<text:line-break/>pebras </text:span><text:span text:style-name="T6">crebro </text:span><text:span text:style-name="T6">foventes.<text:tab/>.<text:tab/></text:span><text:span text:style-name="T6">.--s.vii.z</text:span></text:p>
      <text:p text:style-name="P108"><text:span text:style-name="T19">[Ad. diuturnai lippitudines.^</text:span><text:span text:style-name="T6"> Mucronem specilli allio<text:line-break/>infertum quoad succo tingatur,' inducimus, .dlind.i Triti-!<text:line-break/></text:span><text:span text:style-name="T6">eum </text:span><text:span text:style-name="T6">.ignitis ferreis laminis incoctum ex vino palpebras<text:line-break/>illinimus. </text:span><text:span text:style-name="T19">Aliud,</text:span><text:span text:style-name="T6"> Vitriolo int melle trito et frcntem et<text:line-break/>palpebras inungimur.<text:tab/>• </text:span><text:span text:style-name="T26">r</text:span></text:p>
      <text:p text:style-name="P7"><text:span text:style-name="T6">[Archigenis </text:span><text:span text:style-name="T19">secreta ex eompositis pro oculorwn stuxio-<text:line-break/>nsuus medicamentis.] std</text:span><text:span text:style-name="T6"> irruentes in oculos fluxiones inpri-<text:line-break/>inis ecndpeuht paucitas tum cibi, tum potus, aquae potus ac<text:line-break/>prae omnibus absoluta a coitu continentia, ventrisinserioris<text:line-break/>subductio; frigidae multae potio, deinde frontis frequens<text:line-break/>irroratio ex aqua aceti pauxillo admixta. Nonnulli chal-<text:line-break/>canthum aqua’ perfundentes 'ad fotum tradunt. Fugiant<text:line-break/>odores aeres; pulverem, fumum et splendorem'tum a’ sole<text:line-break/>tum a lampade prodeuntem. Noctu lana munda ex 'vino,,<text:line-break/>aut sordida'ex aqua frigida; mate vero, ut dictum est,<text:line-break/>abluantur. At si fluxio ingravescat, succedatque-dolor,</text:span></text:p>
      <text:p text:style-name="P9"><text:span text:style-name="T6">convenit venae scctio et summa inedia et sitis, nisi exhau-<text:line-break/>riantur aegri et ingravescat nmrbus. Sit alvj. vellemens<text:line-break/>folutio, aut 'idoneo medicamento purgante, aut yalidio-<text:line-break/>rlbus clysteribus'- Post haec frtniti’ vitis folia viridia con-<text:line-break/>tinue apposita juvant; aut myrti, aut lentisci, </text:span><text:span text:style-name="T19">aut</text:span><text:span text:style-name="T6"> 'lliccus<text:line-break/>rubi vel brassicae, aut vitis folia cum tenui, polenta;<text:line-break/>vel sampsuchi, orel sempervivi,.,vel portulacae, vel co-<text:line-break/>toneornni. Eorum enim quoque folia </text:span><text:span text:style-name="T58">i</text:span><text:span text:style-name="T6">tecera cum vino<text:line-break/>et tenui polenta in cataplasmatis forma, fronti admoyen--<text:line-break/>tur. Ipsis autem oculis munda Iapa ovi.alba imbuta, neo<text:line-break/>non coctum ovi luteum cum .yino.iet tenui polenta, ad<text:line-break/>formam emplestri fronti , aut ad, formam epithematisnipsis<text:line-break/>oculis admovetur. Juvat quoque, eryngii radicem tritam,<text:line-break/>ex aqua et cicutae femen eodem modo comparare. Etiam<text:line-break/>caseus mollis recens cum. apii </text:span><text:span text:style-name="T19">foliis in</text:span><text:span text:style-name="T6"> cataplasmate post-<text:line-break/>tus juvat, et panis ex vitio vel rosaceo subactus micabi-<text:line-break/>liter confert, ln summa adstringentium genus omne et</text:span></text:p>
      <text:p text:style-name="P8"><text:span text:style-name="T6">repellentium,per initia, qualis est cicuta, pfylliurn, apium,<text:line-break/>solanum^lenticulae palustres, serpillum, sampsuchum, fo-<text:line-break/>lia vitis,coriandrum, portulaca, lens aquis innatans. Ho-<text:line-break/>runi quodque ex vino tritum in cataplasmatis forma ad-'<text:line-break/>move</text:span><text:span text:style-name="T6">, </text:span><text:span text:style-name="T6">^psylium ac lenticnlas,,palustres ex .aqua., </text:span><text:span text:style-name="T6">, </text:span><text:span text:style-name="T6">, </text:span><text:span text:style-name="T19">‘r</text:span></text:p>
      <text:p text:style-name="P7"><text:span text:style-name="T19">i </text:span><text:span text:style-name="T19">[Adcicaltdns fluxuideii]</text:span><text:span text:style-name="T6"> Brassica tusa et farina trita<text:line-break/>cum aqua cataplasmate' imponitur. Eodem modo ocimi<text:line-break/>feriat velusampsiichi folia -trita admove.: Sistunt fluxio-<text:line-break/></text:span><text:span text:style-name="T6">nem </text:span><text:span text:style-name="T6">papaveris caput et hyoscyamus cum polenta tenui<text:line-break/>ex vino-, lotumque pri&amp;o; deinde cataplasma admove.<text:line-break/>Quod si duariim palpebrarum distenta sit, linteo butyro<text:line-break/>madens-oculis admove, lu -quibus si gravis sit chymosis<text:line-break/></text:span><text:span text:style-name="T6">(vocatur </text:span><text:span text:style-name="T6">autem chymosis rubra carnofaque corneae oculi<text:line-break/>tunicae inflammatio) ipsi medentur accurate detritae mu-<text:line-break/>rium carnes cum crudo ovi luteo simul subactae, quod<text:line-break/>quum ad cerae conslllentiam pervenerit, ex panno lineo<text:line-break/>lu forma cataplasmatis impone, </text:span><text:span text:style-name="T6">et </text:span><text:span text:style-name="T6">quamprimum Pedat.</text:span></text:p>
      <text:p text:style-name="P109"><text:span text:style-name="T19">[Linimentum oculorum</text:span><text:span text:style-name="T6"> ] Panal purus tostus, acaciae<text:line-break/>et cytino ex aqua mixtus.<text:tab/>'</text:span></text:p>
      <text:p text:style-name="P7"><text:span text:style-name="T6">[Ad </text:span><text:span text:style-name="T19">oculorum dolores.]</text:span><text:span text:style-name="T6"> Rosas aridas aut virides </text:span><text:span text:style-name="T6">in<text:line-break/></text:span><text:span text:style-name="T6">aqua 'dulci maceratas ac laevigalas et cum ovi candidi<text:line-break/>luteo et croci q. f. commixtas in forma eeatapla'smatis<text:line-break/>admove: aut hordeaceam farinam in aqua dnior </text:span><text:span text:style-name="T6">elixam.<text:line-break/></text:span><text:span text:style-name="T6">Quod si gravior fuerit dolor</text:span><text:span text:style-name="T6">, </text:span><text:span text:style-name="T6">.hyoscyami </text:span><text:span text:style-name="T6">• </text:span><text:span text:style-name="T6">folia , aut, car-<text:line-break/>nem vel peponis ; ”vel . cucumeris eum ovo cocto vel ovi<text:line-break/>luteo..et pauco vluo us cataplasma admove. </text:span><text:span text:style-name="T6">m . </text:span><text:span text:style-name="T6">-f-'-</text:span></text:p>
      <text:p text:style-name="P111"><text:span text:style-name="T6">[Cataplasma </text:span><text:span text:style-name="T19">oculorum.] Pulchre- facit</text:span><text:span text:style-name="T6"> </text:span><text:span text:style-name="T6">pini: cortex<text:line-break/></text:span><text:span text:style-name="T6">et farina cum vino.<text:tab/></text:span><text:span text:style-name="T6">inorq. s im-oon<text:tab/>'tu</text:span></text:p>
      <text:p text:style-name="P112"><text:span text:style-name="T6">[Ad </text:span><text:span text:style-name="T19">vehementes oculorum doloresi]</text:span><text:span text:style-name="T6"> Coriandri </text:span><text:span text:style-name="T6">succum<text:line-break/>cum </text:span><text:span text:style-name="T6">muliebri laete </text:span><text:span text:style-name="T6">in </text:span><text:span text:style-name="T6">angulos, instillato. Aut </text:span><text:span text:style-name="T6">platani<text:line-break/></text:span><text:span text:style-name="T6">folia trita cum tenui farina in inodum emplestri </text:span><text:span text:style-name="T6">oculis<text:line-break/></text:span><text:span text:style-name="T6">sursum imposita.<text:tab/></text:span><text:span text:style-name="T6">t . </text:span><text:span text:style-name="T6">qt</text:span></text:p>
      <text:p text:style-name="P7"><text:span text:style-name="T19">[ Ad stuxioncs cataplasmata. ] </text:span><text:span text:style-name="T6">Cupressus viridis </text:span><text:span text:style-name="T6">vel<text:line-break/></text:span><text:span text:style-name="T6">sabina viridis cum </text:span><text:span text:style-name="T6">vino. </text:span><text:span text:style-name="T6">Vel paliuri, folia, </text:span><text:span text:style-name="T19">aut</text:span><text:span text:style-name="T6"> </text:span><text:span text:style-name="T6">portula-<text:line-break/></text:span><text:span text:style-name="T6">cae detrita cum -pinguedine anserina et croco. </text:span><text:span text:style-name="T6">Veli iris</text:span></text:p>
      <text:p text:style-name="P9"><text:span text:style-name="T6">sicca </text:span><text:span text:style-name="T6">cum </text:span><text:span text:style-name="T6">melle. Vel apii folia'cum pulenta juvant. . </text:span><text:span text:style-name="T6">Ad<text:line-break/></text:span><text:span text:style-name="T6">magnas autem fluxiones pulegii recentis femen, ac maxime,<text:line-break/>succum cum aceto iac malagmatis crassitiam redactum fyn-<text:line-break/>cipiti admove,, ac superpone lanam; suaviterque illigato..<text:line-break/>Vel ex’rosis et meliloto cum amylo;,coctis cataplasma ipsis<text:line-break/>oculis admovet Vel amylum cum vino aut ovi albor.</text:span><text:span text:style-name="T6">...= •</text:span></text:p>
      <text:p text:style-name="P7"><text:span text:style-name="T6">(Ad siuxiones oculorum faontalia.J. Limacem cum<text:line-break/>testa contusam a temporibus ad tempora fronti admove.</text:span></text:p>
      <text:p text:style-name="P7"><text:span text:style-name="T19">^Ad haemalapas’ et hyposphngmatn.jrsid</text:span><text:span text:style-name="T6"> illatus oculis<text:line-break/>ictus, </text:span><text:span text:style-name="T6">ac </text:span><text:span text:style-name="T6">proinde oborientes cruentas suffusiones. Quam-<text:line-break/>primum </text:span><text:span text:style-name="T6">ab </text:span><text:span text:style-name="T6">initio ad inflammationes </text:span><text:span text:style-name="T19">prohibendas</text:span><text:span text:style-name="T6"> et dolo-<text:line-break/>rem mitigandum; facit'columbinus sanguis instillatus, po-.<text:line-break/>tissimum ex.tenellis; albis expressus, et ovi album, eodem<text:line-break/>modo </text:span><text:span text:style-name="T6">in </text:span><text:span text:style-name="T6">oculum infusum, deinde lana munda exceptum,<text:line-break/>ac desuper admotum.’ Apte quoque admovetur assum ovi<text:line-break/>luteum et cum vino lu cataplasma essormatum. Praeterea<text:line-break/>rosarum folia et flores per fe aut cum vino simul subacta.</text:span></text:p>
      <text:p text:style-name="P113"><text:span text:style-name="T6">et cum tenui polenta mixta, ad cataplasmatis formam<text:line-break/>admovetur.s: </text:span><text:span text:style-name="T6">--<text:tab/>- - </text:span><text:span text:style-name="T6">' </text:span><text:span text:style-name="T6">.a..<text:tab/>1:1<text:tab/>-</text:span></text:p>
      <text:p text:style-name="P114"><text:span text:style-name="T19">\Ad oculorum tumor esex ictu ebortasij</text:span><text:span text:style-name="T6"> orAdrnodmn<text:line-break/></text:span><text:span text:style-name="T6">conducit </text:span><text:span text:style-name="T6">fotus </text:span><text:span text:style-name="T6">ex </text:span><text:span text:style-name="T6">pofca molli spongia frequenter admotus,</text:span><text:span text:style-name="T6">&lt;<text:line-break/></text:span><text:span text:style-name="T6">deinde spongia 'nova aceto aqua temperatu inebriata et<text:line-break/>admotm<text:tab/></text:span><text:span text:style-name="T6">• • v-u/ir ni,-<text:tab/></text:span><text:span text:style-name="T19">oiv,</text:span></text:p>
      <text:p text:style-name="P115"><text:span text:style-name="T6">[Ad </text:span><text:span text:style-name="T19">oculorum psarophthalfniam pruriginosum scabiem<text:line-break/>a sale et</text:span><text:span text:style-name="T6"> pulvere.] Aqua liberalius; affusa, aestate'frigida,<text:line-break/>hieme calida, </text:span><text:span text:style-name="T6">ac </text:span><text:span text:style-name="T6">fotus spongiis suctus',ex .lentium de-<text:line-break/>cocto congruit. Atque ipsis oculuium angulis -admovei<text:line-break/>vel rubi vel.roIarum succum, quemque figillatim exaqua;<text:line-break/>aut applicare rosas aridas </text:span><text:span text:style-name="T6">ex vino </text:span><text:span text:style-name="T6">subaatas. Quin et illi-<text:line-break/>nantur dormituri oleo veteri et ab- omnibus' tum acribus<text:line-break/>tum acidis abstineant.<text:tab/></text:span><text:span text:style-name="T6">uri -lu. &lt;</text:span></text:p>
      <text:p text:style-name="P7"><text:span text:style-name="T6">[Ad </text:span><text:span text:style-name="T6">inveteratos </text:span><text:span text:style-name="T19">callentesque palpebrarum astsactussp<text:line-break/></text:span><text:span text:style-name="T6">Amurcam coctam </text:span><text:span text:style-name="T19">'et</text:span><text:span text:style-name="T6"> cum oleo subactam illine-</text:span></text:p>
      <text:p text:style-name="P7"><text:span text:style-name="T6">2dd </text:span><text:span text:style-name="T19">ciliis depilatos pilisque carentes palpebras sum-</text:span></text:p>
      <text:p text:style-name="P8"><text:span text:style-name="T6">mopere </text:span><text:span text:style-name="T19">confert, </text:span><text:span text:style-name="T19">pilosque </text:span><text:span text:style-name="T19">producit.']</text:span><text:span text:style-name="T6"> </text:span><text:span text:style-name="T6">Muscerda </text:span><text:span text:style-name="T6">et fimum<text:line-break/>caprinum apari,pondere;et .calami Graeci duplum torre-<text:line-break/>facta ex melle illinuntur. Id quoque vitiligines curat.</text:span></text:p>
      <text:p text:style-name="P7"><text:span text:style-name="T6">uu </text:span><text:span text:style-name="T66">\Adirioxiospilos </text:span><text:span text:style-name="T19">palpebrisndnascentesij llvuifs</text:span><text:span text:style-name="T6"> ra-<text:line-break/></text:span><text:span text:style-name="T6">dicitus; </text:span><text:span text:style-name="T6">ipilis,: nimicisrsangnineltlocum illine et nunquam<text:line-break/>renascentur. Etiam, pedicniircanini sanguis summe juvat.<text:line-break/>Utere vero evulsis radicitus pilis, Pelle hyenae, vel falle<text:line-break/></text:span><text:span text:style-name="T6">hirci sta</text:span><text:span text:style-name="T6">tim ab evulfionesallorum </text:span><text:span text:style-name="T6">y </text:span><text:span text:style-name="T6">illine , vel felle ca-<text:line-break/></text:span><text:span text:style-name="T6">prino </text:span><text:span text:style-name="T6">cum*thrassicaeusucco utere., </text:span><text:span text:style-name="T6">m</text:span></text:p>
      <text:p text:style-name="P7"><text:span text:style-name="T6">[Ad; </text:span><text:span text:style-name="T19">ooaloTunv albitgtnesr]</text:span><text:span text:style-name="T6"> Celeriter his medetur ni-<text:line-break/></text:span><text:span text:style-name="T6">truuri </text:span><text:span text:style-name="T6">accurate contriiuinj ex-ioleo veteri et illitum. Vel<text:line-break/></text:span><text:span text:style-name="T6">lacertae </text:span><text:span text:style-name="T6">fimum illine,; .vel nycticoracis </text:span><text:span text:style-name="T6">ovum </text:span><text:span text:style-name="T6">admove et<text:line-break/></text:span><text:span text:style-name="T6">ipsus </text:span><text:span text:style-name="T6">colorabis. </text:span><text:span text:style-name="T6">. </text:span><text:span text:style-name="T6">itui m v z</text:span></text:p>
      <text:p text:style-name="P7"><text:span text:style-name="T6">[Ad oculorum </text:span><text:span text:style-name="T19">obscurationem, amaurostn.j</text:span><text:span text:style-name="T6"> Omnem<text:line-break/>amaurosin incipienlemque suffusionem curat fel vulturis<text:line-break/>cum marrublifucco et melle Attico: si non suppetat, te-<text:line-break/>nero </text:span><text:span text:style-name="T6">melle </text:span><text:span text:style-name="T6">utere. Esto autem tum succi marrubii, tum<text:line-break/></text:span><text:span text:style-name="T6">mellis </text:span><text:span text:style-name="T6">dupla ad ipsum fel portio. . Aut fel taurinum li-</text:span></text:p>
      <text:p text:style-name="P9"><text:span text:style-name="T6">quidum cum succi foeniculi . aequali pondere et - mellis<text:line-break/>duplo; vel fel ursinum cum aquae </text:span><text:span text:style-name="T6">duplo.</text:span></text:p>
      <text:p text:style-name="P7"><text:span text:style-name="T6">[Ad </text:span><text:span text:style-name="T19">pterygia</text:span><text:span text:style-name="T19">, </text:span><text:span text:style-name="T19">ungues in oculis.j</text:span><text:span text:style-name="T6"> Populi nigrae li-<text:line-break/>quorem cum dupla mellis portione mixtum illine.</text:span></text:p>
      <text:p text:style-name="P116"><text:span text:style-name="T19">[Ad luscitionem, nyctilopui]</text:span><text:span text:style-name="T6"> Jecur hircinum assa,<text:line-break/>interque assandum defluentem saniosum humorem, collectum<text:line-break/>oculis infrica ipfumque jecur edendum praebet Iuvat<text:line-break/>etiam columbae sanguis instillatus </text:span><text:span text:style-name="T6">et </text:span><text:span text:style-name="T6">fel caprae. </text:span><text:span text:style-name="T6">Aut </text:span><text:span text:style-name="T6">ca-<text:line-break/>prae jecur </text:span><text:span text:style-name="T6">decoquens </text:span><text:span text:style-name="T6">praecipe</text:span><text:span text:style-name="T6">, </text:span><text:span text:style-name="T6">ut habentes caput pannis<text:line-break/>circumvolutum teneant intentos in ollam'oculos, fufci-<text:line-break/>piantqne vaporem. Vel expressum ex recenti stercore asse<text:line-break/>nino succum oculis illine. .<text:tab/></text:span><text:span text:style-name="T6">«r </text:span><text:span text:style-name="T6">: u.</text:span></text:p>
      <text:p text:style-name="P117"><text:span text:style-name="T19">[Ad hordea oculis oborientia.]</text:span><text:span text:style-name="T6"> Cera alba foveto.<text:line-break/>Aut muscae reliquum corpus praeciso capite hordeolo, in-<text:line-break/>fricato..<text:tab/></text:span><text:span text:style-name="T19">- </text:span><text:span text:style-name="T19">i </text:span><text:span text:style-name="T19">-<text:tab/></text:span><text:span text:style-name="T19">•<text:tab/></text:span><text:span text:style-name="T19">&lt; </text:span><text:span text:style-name="T19">:<text:tab/>. r _ </text:span><text:span text:style-name="T19">•</text:span></text:p>
      <text:p text:style-name="P7"><text:span text:style-name="T6">[Ad </text:span><text:span text:style-name="T19">sugillatam.]</text:span><text:span text:style-name="T6"> Sugillata quamprimum raphanus<text:line-break/>tritus et impositus tollit; tollit autem ipsa, quum erodere<text:line-break/>incipit. Levat etiam impositus cafeus recens salsus; aut</text:span></text:p>
      <text:p text:style-name="P9"><text:span text:style-name="T6">ceratum cum absinthio veI raphani </text:span><text:span text:style-name="T6">succo </text:span><text:span text:style-name="T6">impositum. Sum-<text:line-break/>inopere confert ad recentia, </text:span><text:span text:style-name="T6">et </text:span><text:span text:style-name="T6">livida sugillata spongia mu-<text:line-break/>riae immersa assidue admota. Praeter haec frequens fotus<text:line-break/>ex aqua calida plurimum facit ad livida sugillata. </text:span><text:span text:style-name="T6">Quibus<text:line-break/></text:span><text:span text:style-name="T6">cruenta.sunt,, aut fubstava,. aut subpallida, muria vitanda<text:line-break/>est, imponendumque cataplasma ex rubo, aut absinthio,<text:line-break/>aut hyssopo j. aut ,origano, aut raphani cortice, aut uva<text:line-break/>passa absque acinis; horum enim quodque singulatim im-<text:line-break/>ponitur; aut ex. melle, aut aceto, aut incocta aqtta. .Nec<text:line-break/>non bulbus, candidus cum . ovo ac melle; aut cyclaminum<text:line-break/>cum juva. passa. At vetustis jam et denigratis sinapi cum<text:line-break/>duplo adipis ovini; vel fabacea farina cum melle mixta,<text:line-break/>aut mansa et cum falina inuncta. Aut ‘cuminum veteri lin-<text:line-break/></text:span><text:span text:style-name="T6">teo </text:span><text:span text:style-name="T6">illigatum </text:span><text:span text:style-name="T6">intinge </text:span><text:span text:style-name="T6">ferventi aquae, oculosque hoc fove.<text:line-break/></text:span><text:span text:style-name="T6">Aut </text:span><text:span text:style-name="T6">hordeaceam farinam cum oxymelite coctam applicato.<text:line-break/>Aut tritum foeniculi .sumen cum cerato.</text:span></text:p>
      <text:p text:style-name="P7"><text:span text:style-name="T19">. </text:span><text:span text:style-name="T19">[Ad. sugillationes 'cum oedemate.]</text:span><text:span text:style-name="T6"> Spongiam aceto,<text:line-break/>'inebriatam impone, et cataplasmate utere ex farina lior-</text:span></text:p>
      <text:p text:style-name="P8"><text:span text:style-name="T6">deacea </text:span><text:span text:style-name="T6">cocta </text:span><text:span text:style-name="T6">cum oxymelite, donec tumor reprimatur; post<text:line-break/>haec apponito coctam lentem et cum mel leniri tam. </text:span><text:span text:style-name="T6">-</text:span></text:p>
      <text:p text:style-name="P118"><text:span text:style-name="T19">[Ad recentia sugillata.]</text:span><text:span text:style-name="T6"> Cicutam ex aqua tritam,<text:line-break/>aut admodum detritam vitis albae radicem ex musso im-<text:line-break/>pone.<text:tab/></text:span><text:span text:style-name="T6">.<text:tab/>.. :<text:tab/>. .uti '. .</text:span></text:p>
      <text:h text:style-name="Heading_20_2" text:outline-level="2">Cap. VI.</text:h>
      <text:p text:style-name="P271"><text:span text:style-name="T19">[De suciet affectibus, prtmumqua de</text:span><text:span text:style-name="T6"> varis.J<text:line-break/>Tumor </text:span><text:span text:style-name="T6">in. </text:span><text:span text:style-name="T6">faciei cute parvus durusque;, voratus varus, nas-:<text:line-break/>citur. Differt autem a ficosis tumoribusrinrmento-prove-<text:line-break/>nientibus </text:span><text:span text:style-name="T6">, </text:span><text:span text:style-name="T6">non solum quod ex crasso humore consistat, ve-<text:line-break/>rum etiam quod participet: tenui qnadamsaniiij- cujus ra-<text:line-break/>tione cito ulceratur, ubi prout deceat, non curatur..-:</text:span></text:p>
      <text:p text:style-name="P7"><text:span text:style-name="T6">[Ad </text:span><text:span text:style-name="T19">varos in </text:span><text:span text:style-name="T19">facie.']</text:span><text:span text:style-name="T6"> </text:span><text:span text:style-name="T6">Acetum acerrimum cnrn melle<text:line-break/>aequali mensura mixtum varis accuratius illine, .digito in-<text:line-break/>fricans. </text:span><text:span text:style-name="T19">Aliud.</text:span><text:span text:style-name="T6"> Ex amygdalis amaris aceto dissolutis </text:span><text:span text:style-name="T6">et<text:line-break/></text:span><text:span text:style-name="T6">accurate </text:span><text:span text:style-name="T6">tritis conformato pestillos, atque in umbra desic-<text:line-break/>cato. In usu; dilutum ex his aliquem aceto varis indu-<text:line-break/>cito et simul </text:span><text:span text:style-name="T6">atque </text:span><text:span text:style-name="T6">aruerit, </text:span><text:span text:style-name="T6">tunc </text:span><text:span text:style-name="T6">sapone abstergito. Fac</text:span></text:p>
      <text:p text:style-name="P119"><text:span text:style-name="T6">hoc ad tumidos </text:span><text:span text:style-name="T6">affectus, </text:span><text:span text:style-name="T6">faciei pruritus et principium ele-<text:line-break/>phantiasis. </text:span><text:span text:style-name="T6">-. </text:span><text:span text:style-name="T6">ri.<text:tab/></text:span><text:span text:style-name="T6">।<text:tab/>'</text:span></text:p>
      <text:p text:style-name="P110"><text:span text:style-name="T19">[Ad sucosus </text:span><text:span text:style-name="T19">in </text:span><text:span text:style-name="T19">mento excrescentias.j</text:span><text:span text:style-name="T6"> Salem fossilem<text:line-break/></text:span><text:span text:style-name="T19">ex</text:span><text:span text:style-name="T6"> acelo, aut squamam aeris et chalcanthiun, aut glutinum<text:line-break/>fabrile'cum rubriearillinfe.<text:tab/></text:span><text:span text:style-name="T6">n</text:span></text:p>
      <text:p text:style-name="P7"><text:span text:style-name="T6">[Ad </text:span><text:span text:style-name="T19">menti impetigines.]</text:span><text:span text:style-name="T6"> Acceptum magna copia tri-<text:line-break/>ticum incudirluipone'; cui</text:span><text:span text:style-name="T26">Ei</text:span><text:span text:style-name="T6">deinde </text:span><text:span text:style-name="T6">applicato </text:span><text:span text:style-name="T6">catidentem la-<text:line-break/>minam aeream, quique effluit </text:span><text:span text:style-name="T6">httmorem etiaxnnum </text:span><text:span text:style-name="T6">calen-<text:line-break/>tem affectui infricti. </text:span><text:span text:style-name="T6">ut</text:span></text:p>
      <text:p text:style-name="P120"><text:span text:style-name="T6">v </text:span><text:span text:style-name="T6">' </text:span><text:span text:style-name="T6">[Ad </text:span><text:span text:style-name="T19">diuturnas impetigines.]</text:span><text:span text:style-name="T6"> Trita capparis folia ex<text:line-break/>aceto acerrimo cum aequali melle imponito; </text:span><text:span text:style-name="T19">Aliud.</text:span><text:span text:style-name="T6"> Ra-<text:line-break/>dicis ramicis corticem ex acelo tritum nitro prius perfri-<text:line-break/>cans illine. </text:span><text:span text:style-name="T19">rAUucL</text:span><text:span text:style-name="T6"> Chamaeleontis radicem in aceto de-<text:line-break/>coctam acblaevigatam fuperdato/ </text:span><text:span text:style-name="T19">Aliud</text:span><text:span text:style-name="T6"> Detritam-ramicis<text:line-break/>radicem et' hordeaceam farinam ex acerrimo aceto ad-<text:line-break/>movet' •- </text:span><text:span text:style-name="T6">-<text:tab/>:<text:tab/></text:span><text:span text:style-name="T6">•' '<text:tab/>•• •<text:tab/>'</text:span></text:p>
      <text:p text:style-name="P121"><text:span text:style-name="T19">[Ad fcabnas impetigines.]</text:span><text:span text:style-name="T6"> Tritis amygdalis amaris<text:line-break/>frequenter ipsas inungito.<text:tab/></text:span><text:span text:style-name="T6">t</text:span></text:p>
      <text:p text:style-name="P122"><text:span text:style-name="T6">[Ad </text:span><text:span text:style-name="T6">impetiginem.) </text:span><text:span text:style-name="T6">Reeipe telephium et allium et<text:line-break/>acetum acre, quibus </text:span><text:span text:style-name="T6">laevigatis </text:span><text:span text:style-name="T6">praefrictam cana aut, pan-<text:line-break/>niculo impetiginem illine.<text:tab/></text:span><text:span text:style-name="T6">.rxatila sspse ci.-,</text:span></text:p>
      <text:p text:style-name="P123"><text:span text:style-name="T6">[Ad </text:span><text:span text:style-name="T19">genarum </text:span><text:span text:style-name="T19">papulas.]</text:span><text:span text:style-name="T6"> .Eerrum candens paliuri ligno<text:line-break/>vocato imponito, acceptumque qui -est hoc desinit hnmo-<text:line-break/>rem illinito;. </text:span><text:span text:style-name="T19">Aliud.</text:span><text:span text:style-name="T6"> </text:span><text:span text:style-name="T6">ContxiUsnmyrti </text:span><text:span text:style-name="T69">bauoececXivj.no<text:line-break/></text:span><text:span text:style-name="T6">inungito.<text:tab/></text:span><text:span text:style-name="T6">alxiximoo. </text:span><text:span text:style-name="T19">iiottt</text:span><text:span text:style-name="T6"> '.snib</text:span></text:p>
      <text:h text:style-name="Heading_20_2" text:outline-level="2">Cap. Vll.</text:h>
      <text:p text:style-name="P271"><text:span text:style-name="T6">[Ad </text:span><text:span text:style-name="T19">dentium ascecUonfs, priniurnque ad<text:line-break/></text:span><text:span text:style-name="T6">dolores.] Collue dentes dolentes calido gallarum-, ex aceto<text:line-break/>decocto,, aut pinguium facularum, aut aherci tum suminum,,<text:line-break/>tum corticum, aut cedrini liquoris, vedrpropoleoectvelsolani;;<text:line-break/>veI capparis vel allii, veI myrti ramulorum in aceto decocto-<text:line-break/>rum, aut calidae vini faecis; aut polii corticis, aut etiam<text:line-break/>ipsiusmet herbae, aut marrubii,: horum unumquodque cum<text:line-break/>aceto juvat. Vel plataui pilulae et rosae aridaedecoctae-<text:line-break/>in vino albo ad tertias usque, quo dentes frequenter 'coI-<text:line-break/>luantur. Idem efficit tum cupatorii radix cocta in vino.</text:span></text:p>
      <text:p text:style-name="P8"><text:span text:style-name="T6">tum pulegium. Aut decoquito cervinum </text:span><text:span text:style-name="T6">cornu </text:span><text:span text:style-name="T6">in oxygaro,<text:line-break/></text:span><text:span text:style-name="T6">saepeque </text:span><text:span text:style-name="T6">os eo abluito.- Aut scillae interiora </text:span><text:span text:style-name="T6">in </text:span><text:span text:style-name="T6">minutas<text:line-break/>lecato-paltsculas; additoqtie aceti sextario- in </text:span><text:span text:style-name="T6">vas </text:span><text:span text:style-name="T6">con jicito,<text:line-break/>sinitoque liaeciiluvfimo asiniuo defossa macerari diebus tri—<text:line-break/>ginta </text:span><text:span text:style-name="T6">eaque </text:span><text:span text:style-name="T6">collutione utere; vel asinino </text:span><text:span text:style-name="T6">laete </text:span><text:span text:style-name="T6">collue; </text:span><text:span text:style-name="T6">id<text:line-break/></text:span><text:span text:style-name="T6">etiam mdtusalentes: eonsutnat. Aut tithymalli 'redicem in<text:line-break/>oxymelitunnid</text:span><text:span text:style-name="T6">0</text:span><text:span text:style-name="T6">medlas inisqtier incoquito;' aut etiam hyo-<text:line-break/>scyamf-radinisrdniortymeKie* decocto dentes collue. Item<text:line-break/>lacte mori commixto probe cum virni, delude tepefacto<text:line-break/>colluet dentes;.; Alitui. Decocto quoque allii, feminis erucae<text:line-break/>etimitri-coltaesses </text:span><text:span text:style-name="T6">anxi altu-</text:span></text:p>
      <text:p text:style-name="P7"><text:span text:style-name="T6">. £De </text:span><text:span text:style-name="T19">sumentii-‘ad'dentium</text:span><text:span text:style-name="T6"> dblores.J Extrinsecus ad.<text:line-break/>dentiunt niclorem conveniunt-fomenta, ex fricto sale, vel<text:line-break/>milio in faceulum conjecto</text:span><text:span text:style-name="T6">, </text:span><text:span text:style-name="T6">aut etiam ex fordidis pan-<text:line-break/>niculis admodum' cajen tihus. At vero dolentis dentis </text:span><text:span text:style-name="T6">fo-<text:line-break/></text:span><text:span text:style-name="T6">mento sic -utendum esu Aridi origani ramulum in fervens<text:line-break/>oleum demissum superne affectu denti applicato. Vel, ri-<text:line-break/>cini . fruticis coliculum -simul cum cera imponito dolenti-<text:line-break/>denti. Aut tange hanc frequenter specilli mucrone vehe-</text:span></text:p>
      <text:p text:style-name="P9"><text:span text:style-name="T6">mentrssime, edente. Sed utere fomentis id genus omnibus<text:line-break/>tam iis quae extrinfecns, quam quae intrinsecus .adhiben-<text:line-break/>tur, aut ante cibum, aut longo post assumptum cibum<text:line-break/>tqmpore.</text:span></text:p>
      <text:p text:style-name="P11"><text:span text:style-name="T6">.n , </text:span><text:span text:style-name="T19">[Apopldegmatismi</text:span><text:span text:style-name="T6"> pro </text:span><text:span text:style-name="T19">dentium</text:span><text:span text:style-name="T6"> dolore.] Apopblegma-<text:line-break/>tismi optimi dentium doloribus -suns', heriajp pedicularis<text:line-break/>masticata aut per se, aut cum pulegio. Vel qirod in galla<text:line-break/>nigrum interius </text:span><text:span text:style-name="T6">.est</text:span><text:span text:style-name="T6">, affectu dente commo/deni/Tantoque<text:line-break/>effluere.' Autquiiique allii nucleos cirm nigraetiiijyjti pau-<text:line-break/>culis ‘ foliis in aceto ad dimidias deeoquitd</text:span><text:span text:style-name="T26">:</text:span><text:span text:style-name="T6"> taedae rude<text:line-break/>assiduo commifcens,. ac eluito"'eo dentes; oreque contine-<text:line-break/>to; post haec: hiato, donee pituitae fatis profluat; demum<text:line-break/>rosaceo qs colluito.</text:span></text:p>
      <text:p text:style-name="P7"><text:span text:style-name="T19">[Infusum in nares pro dentium dolare.] </text:span><text:span text:style-name="T31">1</text:span><text:span text:style-name="T6"> Succum ra-<text:line-break/>dicis betae in nares rufunde et dentium' solves dolorem.</text:span></text:p>
      <text:p text:style-name="P7"><text:span text:style-name="T6">[dd dentes </text:span><text:span text:style-name="T19">deuigratosij</text:span><text:span text:style-name="T6"> Praerigatum melle fossilem<text:line-break/>salem torreto stiper igne </text:span><text:span text:style-name="T6">ex </text:span><text:span text:style-name="T6">sarmentis vitis, teritoque,<text:line-break/></text:span><text:span text:style-name="T19">deinde adjecta</text:span><text:span text:style-name="T6"> paucula myrrha dentibm;infricato.</text:span></text:p>
      <text:p text:style-name="P8"><text:span text:style-name="T19">[Collutio.</text:span><text:span text:style-name="T6"> dentium.] Collutione vini odorati, in, </text:span><text:span text:style-name="T6">quo'<text:line-break/></text:span><text:span text:style-name="T6">iris cocta nit; utere,</text:span></text:p>
      <text:p text:style-name="P7"><text:span text:style-name="T6">[Collutio </text:span><text:span text:style-name="T19">gingivarum.]</text:span><text:span text:style-name="T6"> Gingivas aceto, in quo </text:span><text:span text:style-name="T6">co-<text:line-break/></text:span><text:span text:style-name="T6">ctus sit hyoscyamus, colluito.</text:span></text:p>
      <text:p text:style-name="P7"><text:span text:style-name="T6">[Dentes q </text:span><text:span text:style-name="T19">dolorjbps ^praeservantia.]</text:span><text:span text:style-name="T6"> Lavato dentes<text:line-break/>bis mensisius</text:span><text:span text:style-name="T58">r</text:span><text:span text:style-name="T6"> singulis. yiuo^ su quo ad medias decocta sit<text:line-break/>tithymnili radix,,e</text:span><text:span text:style-name="T58">f</text:span><text:span text:style-name="T6">t</text:span><text:span text:style-name="T58">f</text:span><text:span text:style-name="T6">.</text:span><text:span text:style-name="T58">;</text:span><text:span text:style-name="T6">nunquam</text:span><text:span text:style-name="T58">i</text:span><text:span text:style-name="T6"> delebunt.</text:span></text:p>
      <text:p text:style-name="P7"><text:span text:style-name="T6">[sinbferiiijgjidectifeicia</text:span><text:span text:style-name="T19">. .maxime faciunt ad dentium<text:line-break/>a doleji^-qpfaasprpatsuteni ret. ad cpnstrmandum tam dentes<text:line-break/>quam g.ingsuasy ootsmlpandumqpe dentium</text:span><text:span text:style-name="T6"> candorem.] La-<text:line-break/>nam succidam linteolos alligatam torreto-; 'adjecta deinde<text:line-break/>tertia salis portione, terito omnia simul, et perfricato </text:span><text:span text:style-name="T19">hoc .<text:line-break/>pulvere</text:span><text:span text:style-name="T6"> dantes. Vel usto contritoque leporis capite uti-<text:line-break/>tor. </text:span><text:span text:style-name="T19">Aliud.,</text:span><text:span text:style-name="T6"> Contritum ex melle salem ad cerae crassitiem<text:line-break/>linteoque mundo illigatum, urito; quo delude addita iri-<text:line-break/>doe portiuncula, perfricato dentes.</text:span></text:p>
      <text:p text:style-name="P7"><text:span text:style-name="T6">[Ad oris </text:span><text:span text:style-name="T19">graveolentiam.]</text:span><text:span text:style-name="T6"> Hordeum melle et vino</text:span></text:p>
      <text:p text:style-name="P124"><text:span text:style-name="T6">praemaceratum illigatur chartae^, teritiirque, quo delude<text:line-break/>confricantur gingivae.<text:tab/></text:span><text:span text:style-name="T6">luorp -,tiw</text:span></text:p>
      <text:p text:style-name="P125"><text:span text:style-name="T6">• </text:span><text:span text:style-name="T6">’ </text:span><text:span text:style-name="T6">[Ad motos </text:span><text:span text:style-name="T19">dentes, ut cdnstrmentuese Lesetrrc</text:span><text:span text:style-name="T6"> ex oleo<text:line-break/>vitriolum, quod lana exceptum,®:dentium applicatur'’radi-<text:line-break/>cibus. Vel ulmi corticem iir 'xinbu decoctum die continer,<text:line-break/>confirmat flentes.<text:tab/></text:span><text:span text:style-name="T6">‘ 'mnilululu' orni’ - le<text:tab/></text:span><text:span text:style-name="T6">••</text:span></text:p>
      <text:p text:style-name="P7"><text:span text:style-name="T6">[Ad </text:span><text:span text:style-name="T19">erosas dentes.]</text:span><text:span text:style-name="T6"> Folia capparis luaceto acerrimo<text:line-break/>ad dimidias coquito; ac tepiclo eo lavattialestles^uidem<text:line-break/>et potest cortex. Idem veio’'ei'ad dulorsis’^ssi&amp;rt.</text:span><text:span text:style-name="T26">£</text:span></text:p>
      <text:p text:style-name="P126"><text:span text:style-name="T19">[Aliud expertum.]</text:span><text:span text:style-name="T6"> Nigellam praefriotam;'deinde 'tri-<text:line-break/>tam ex acri aceto, erosioni imponito'; 'sic'eiiftitdnsin am-<text:line-break/>plius erodetur, fed qualis est perdurabit.<text:tab/></text:span><text:span text:style-name="T26">:</text:span></text:p>
      <text:p text:style-name="P7"><text:span text:style-name="T19">[Ad erosas dentes.]</text:span><text:span text:style-name="T6"> Recine fcorpium album, pone<text:line-break/>supra </text:span><text:span text:style-name="T6">carbones, </text:span><text:span text:style-name="T6">terrestre vero operi ciusibulo fictili, ae-<text:line-break/>groturnque fcorpii fumum excipere impera et doloris ex-<text:line-break/>pers </text:span><text:span text:style-name="T6">scmper </text:span><text:span text:style-name="T6">erit.</text:span></text:p>
      <text:h text:style-name="Heading_20_2" text:outline-level="2">Cap. V<text:span text:style-name="T81">III</text:span>.</text:h>
      <text:p text:style-name="P271"><text:span text:style-name="T19">[Ad omnes tam oris, quam columellae.</text:span></text:p>
      <text:p text:style-name="P127"><text:span text:style-name="T6">? </text:span><text:span text:style-name="T41">.* </text:span><text:span text:style-name="T6">z — </text:span><text:span text:style-name="T6">—<text:tab/></text:span><text:span text:style-name="T6">.</text:span></text:p>
      <text:p text:style-name="P128"><text:span text:style-name="T6">ac </text:span><text:span text:style-name="T19">faucium instammationes, caeterosque affectus</text:span><text:span text:style-name="T19">, </text:span><text:span text:style-name="T19">seu ul-<text:line-break/>cera </text:span><text:span text:style-name="T19">suit, seu </text:span><text:span text:style-name="T19">crusta,- </text:span><text:span text:style-name="T19">feu</text:span><text:span text:style-name="T6"> </text:span><text:span text:style-name="T6">putredo.] </text:span><text:span text:style-name="T6">.Commune </text:span><text:span text:style-name="T6">equidem<text:line-break/>praeceptum est, reprimendum repellendumque esse mox.<text:line-break/>ab initio quod e capite defluit. At'ah elapso jam morbi<text:line-break/>luitim» -sdi-ipsum. finem nisque utendum mixto .al/otlam.<text:line-break/>reprimente-- i et . discutiente. Oportet autem eos qui repri-<text:line-break/>mere yohwjjt</text:span><text:span text:style-name="T58">t</text:span><text:span text:style-name="T6">,alti, medicamento de moris appellato. Uteris<text:line-break/>etiam et uvae immaturae fucco, admixto pauxillo melle;<text:line-break/>etalorftm.rftfarmpr aut .ipsarnmmet rosarum siccarum, sicut<text:line-break/>et pinii.gecrticis.</text:span><text:span text:style-name="T58">r</text:span><text:span text:style-name="T6">ex; aqua decocto. At post initia, quum<text:line-break/>adhuc a-capite defluxio ruit, alia difcutiendi ratione esset-<text:line-break/>opus;-Tumf adjice, enixis praedictorum aphronitrum, aut<text:line-break/>nitrum beronicarium nictum, vel incoque in sapa pule-<text:line-break/>gium aut satureiam aut thymum aut calaminthem. Po-<text:line-break/>terit enim-qnivis consertim irruente humore tot copiosa<text:line-break/>remedia nota habere, seu venator erret per agros, seu<text:line-break/>opus rusticum in 'agro sariat, feu etiam viator iter fuum<text:line-break/>medicamentorum indigus, aut rubi succum,, aut dictorum<text:line-break/>etiam quemvis sibi poterit comparare, imo omnia </text:span><text:span text:style-name="T19">fere<text:line-break/></text:span><text:span text:style-name="T6">'<text:tab/>-<text:tab/>t</text:span></text:p>
      <text:p text:style-name="P129"><text:span text:style-name="T6">astringentia, oris iffectibus idonea. Utilissimum tamen ipsis<text:line-break/>oris affectibus medicamentum succus est corticum </text:span><text:span text:style-name="T19">a</text:span><text:span text:style-name="T6"> ucum<text:line-break/>viridium una etim pauco messe coctus. Iltispijaliam ad<text:line-break/>eosdem decoctum cotoneorumi, adjecto mellis pauxillo;<text:line-break/>fed quod ex viridibus nucibus fit, medicamentum, multu<text:line-break/></text:span><text:span text:style-name="T14">est </text:span><text:span text:style-name="T6">utilissimum ad, vehementes,, tonsillarum inflammationes<text:line-break/>et suffocationes. </text:span><text:span text:style-name="T19">Aliud.</text:span><text:span text:style-name="T6"> Recipe dulcis mali punici tusi<text:line-break/>cum fuo cortice expressum colalumque succum,- cujus<text:line-break/>fex partibus addito unam mellis, demuin coquito ad mel-<text:line-break/>lis crassitudinem, ac utitor. </text:span><text:span text:style-name="T58">rj</text:span><text:span text:style-name="T6">siliud. .alusti sextarium de-<text:line-break/>coqurto ad tertias, -adjectis rhu coriarii nimiis, quatuor,<text:line-break/>demum reponito in ufum. </text:span><text:span text:style-name="T19">Aliud.</text:span><text:span text:style-name="T6"> Tusus gallas xxx. de-<text:line-break/>coqne in mellis sextario j, quo utere. </text:span><text:span text:style-name="T6">„ .<text:tab/>&lt;</text:span></text:p>
      <text:p text:style-name="P7"><text:span text:style-name="T19">'[Optimam</text:span><text:span text:style-name="T6"> siomaticum,] Recipe sicrum rosarum<text:line-break/>unc. ij, fructus pini unc. j , tere ex melle, ac utere. .</text:span></text:p>
      <text:p text:style-name="P7"><text:span text:style-name="T6">[Ad </text:span><text:span text:style-name="T19">inflammationes tanstllarum ac coliirntUtie et<text:line-break/>oris putredines.']</text:span><text:span text:style-name="T6"> Recipe fucci mororum aut rubi unc. </text:span><text:span text:style-name="T6">j,</text:span></text:p>
      <text:p text:style-name="P130"><text:span text:style-name="T6">rosarum aridarum unc. j, cum melle mixta et modice</text:span><text:span text:style-name="T26">z<text:line-break/></text:span><text:span text:style-name="T6">cocta illine. </text:span><text:span text:style-name="T19">t^Aiittd.</text:span><text:span text:style-name="T6"> Cotenieninim acerborum succum cum<text:line-break/>aequalli rnellis'portione sioclunf illine. </text:span><text:span text:style-name="T19">Atiud'.</text:span><text:span text:style-name="T6"> Astringens<text:line-break/>malurtf ‘phnicum cum” suo Toriice tusum incoquito passo,<text:line-break/>quo oblatu utitur. 'Aliud. Immittito in sapam pulegium<text:line-break/>aut thymumnaut-alriganhiut aut hyssopum aut calamin-<text:line-break/>them-, ae simulobquilli llissicienter, deinde colatum da ore<text:line-break/>tenenduniiuo </text:span><text:span text:style-name="T6">liuol - </text:span><text:span text:style-name="T6">• -t '<text:tab/>.<text:tab/></text:span><text:span text:style-name="T6">. </text:span><text:span text:style-name="T6">.</text:span></text:p>
      <text:p text:style-name="P7"><text:span text:style-name="T19">• </text:span><text:span text:style-name="T19">•‘^Ad-</text:span><text:span text:style-name="T31">r</text:span><text:span text:style-name="T19">0fi3</text:span><text:span text:style-name="T31">i</text:span><text:span text:style-name="T19">putnedines da cnnstas."]</text:span><text:span text:style-name="T6"> Album canissimum<text:line-break/>(fit autem 'ejtis'</text:span><text:span text:style-name="T26">1</text:span><text:span text:style-name="T6"> canis fimum,' qui solis vescitur ossibus)<text:line-break/>cum luellm illine. • xiur aquam rhu sutorii cum melle ad<text:line-break/>sordium 'crassitudinem decoctum. Aut etiam ustarum<text:line-break/>hirundinum cinerem ex melle illinito.</text:span></text:p>
      <text:p text:style-name="P7"><text:span text:style-name="T6">[Ad </text:span><text:span text:style-name="T19">columellae instammationem </text:span><text:span text:style-name="T19">et </text:span><text:span text:style-name="T19">laxationem.]</text:span><text:span text:style-name="T6"> Pal-<text:line-break/>mularum ex aqua decoctum, adjecto.pauxillo melle, gar-<text:line-break/>garizandum, oreque continendum exhibe. </text:span><text:span text:style-name="T19">Vel</text:span><text:span text:style-name="T6"> </text:span><text:span text:style-name="T6">decoctum<text:line-break/>rosarum, vel capreolorum vitis</text:span><text:span text:style-name="T6">, </text:span><text:span text:style-name="T6">vel rubi, vel rubicanini;<text:line-break/>vel pomorum acerborum, vel sorborum immaturorum, veI</text:span></text:p>
      <text:p text:style-name="P9"><text:span text:style-name="T6">rhoi quo </text:span><text:span text:style-name="T6">iu cibis </text:span><text:span text:style-name="T6">utitur- </text:span><text:span text:style-name="T6">et </text:span><text:span text:style-name="T6">rhoi coriarii, vel fructus<text:line-break/>myricae; horum enim quodque-iigillatim, • aut cuivis: ex<text:line-break/>praedictis adjunctuiu et ex aqua decoctum gargarizatur.'<text:line-break/>Aut ex his siccatum quoddam; id:.pulverem conteritur et<text:line-break/>columellae apponitur, quae sensim ac leniter,; sursum dtt-<text:line-break/>citur: solet autem; is cochleario injectus, itu- columellae<text:line-break/>apponi. Quin-etiam eujusvis praedictorum tam,planta-<text:line-break/>rum, quam. fructuum succus.;'cum pauculo, melle. uvae ili-<text:line-break/>litus juvat. </text:span><text:span text:style-name="T19">Aliud.</text:span><text:span text:style-name="T6"> Ad vulvae inflammationem:consciunt<text:line-break/>triti et ex melle inuncti. Aliud. Palmularum, ossa ac<text:line-break/>nuces tenerae, virides, aridaeqhe; pari portione;utuntur,<text:line-break/>inque.. pulverem comminuuntur, quo&lt; columella tangitur;<text:line-break/>Aliud. Rosas siccas in tenuissimum pollinem laevigantes<text:line-break/></text:span><text:span text:style-name="T6">ex </text:span><text:span text:style-name="T6">melle inducito.</text:span></text:p>
      <text:p text:style-name="P7"><text:span text:style-name="T6">[Ad </text:span><text:span text:style-name="T19">aphthas.j</text:span><text:span text:style-name="T6"> Portulacam, melle madentem mesti-<text:line-break/>cato.. Aut foliorum olivae, ex vino decoctum garga-<text:line-break/>rizato.</text:span></text:p>
      <text:p text:style-name="P7"><text:span text:style-name="T6">[Ad </text:span><text:span text:style-name="T19">aphthas nigras depascentesi]</text:span><text:span text:style-name="T6"> Detersas prius er-<text:line-break/>vi farina ac gallarum ex melle illinito. Aut lycii deco-</text:span></text:p>
      <text:p text:style-name="P11"><text:span text:style-name="T19">/ </text:span><text:span text:style-name="T19">‘</text:span></text:p>
      <text:p text:style-name="P131"><text:span text:style-name="T41">' ,<text:tab/></text:span><text:span text:style-name="T6">' A d"</text:span></text:p>
      <text:p text:style-name="P11"><text:span text:style-name="T6">etnm gargarizato. Aut faece dulcis vini ex melle perfri-<text:line-break/>cato.- Aut tamaricis fractum eum melle tritum infricato.</text:span></text:p>
      <text:p text:style-name="P7"><text:span text:style-name="T6">sifA^cdepafeentas aphthas.] Gallarum .decocto cum<text:line-break/>mellis aequali mensura mixto fervesactoque utitor.</text:span></text:p>
      <text:p text:style-name="P7"><text:span text:style-name="T6">’[Ad'aphthas </text:span><text:span text:style-name="T19">albas.] </text:span><text:span text:style-name="T19">oi</text:span><text:span text:style-name="T6"> </text:span><text:span text:style-name="T6">Pluma oleum in quo chalcitin<text:line-break/>praecoxeris' illine, et coufestiur curabit. Aut detersu nunc,<text:line-break/>mundatoque loco affecto,- tritum tamaricis fructum ex me-<text:line-break/>licrato aut vino pluma.similiter inducito et cito fanabit.</text:span></text:p>
      <text:p text:style-name="P7"><text:span text:style-name="T19">[Adtraphtkas nigras.J Uvam</text:span><text:span text:style-name="T6"> passam sine acinis et<text:line-break/>anisum'tere, locoque affecto ex melle infrica. Aut, pruni<text:line-break/>folia-concisa asinino &gt;lacte rnisecto, osque ex eo colluito..<text:line-break/>Idem possunt marrubii succus et lentis , ac rubi decoctum;<text:line-break/>nec non tritum cornu cervinum, infricatum. .</text:span></text:p>
      <text:p text:style-name="P7"><text:span text:style-name="T6">[Ad aphthas infantium.].. Lentem cum pauco pane<text:line-break/>et cutoheorum succo mixtam. exhibe et rosarum florem;<text:line-break/>quin ipsas etiam rosas aridas; utitor autem oris collutione<text:line-break/>ex rebus mediocriter adstringentibus. Sed oleum aphthis,<text:line-break/>ipsis adversissimum est et vehementer acria;illud quidem.</text:span></text:p>
      <text:p text:style-name="P9"><text:span text:style-name="T6">quod humectet sordidetque, acria vero, quod morsu lae-<text:line-break/>dant.</text:span></text:p>
      <text:h text:style-name="Heading_20_2" text:outline-level="2">Cap. IX.</text:h>
      <text:p text:style-name="P271"><text:span text:style-name="T19">[Ad instrumentorum voci respiratiouique<text:line-break/>deservientium aspectus, et prima ad vocalis arterime asperi-<text:line-break/>taterngj</text:span><text:span text:style-name="T6"> Recipe dulcis radicis unc.' iij,. minutim eas admodum<text:line-break/>contere, delude macerata gumini tragacanthae uncia una<text:line-break/>excipe passo et forma ad fabae magnitudinem pilulas;<text:line-break/>unamque sub Tlugua-.dormituro continendam exhibui </text:span><text:span text:style-name="T6">a /.</text:span></text:p>
      <text:p text:style-name="P7"><text:span text:style-name="T19">[Ad intercisum vocem.]</text:span><text:span text:style-name="T6"> ;Eicus etrleryugiunidprobe<text:line-break/>coque, huicque decoctu adde gumini pauxillum, ala ut<text:line-break/>quam mellis, crassior-sit ipsururn consistentia, et subr. nocte<text:line-break/>exhibeto. </text:span><text:span text:style-name="T19">Aliud.</text:span><text:span text:style-name="T6"> Brassicae succum cum melle decoctum<text:line-break/>lambat; conducit hoc idem ad tussim; </text:span><text:span text:style-name="T19">Aliud.</text:span><text:span text:style-name="T6"> Liniifemen<text:line-break/>tostum ac per cribrum excretum,: uvas passas • pingues<text:line-break/>sine acinis, pineae nucis nucleos frixos, nuces Ponticas<text:line-break/>praepurgatas pari portione trita excipe melle«crudo; da-<text:line-break/>cochlearium unum.</text:span></text:p>
      <text:p text:style-name="P7"><text:span text:style-name="T6">[Eclegma tussiculare,] Recipe nucleorum pineorum</text:span></text:p>
      <text:p text:style-name="P9"><text:span text:style-name="T6">unc. ij, carnem duorum dactylorum, </text:span><text:span text:style-name="T6">admodum </text:span><text:span text:style-name="T6">terito;<text:line-break/>melleque 'crudo excipito.</text:span></text:p>
      <text:p text:style-name="P7"><text:span text:style-name="T6">[Ad </text:span><text:span text:style-name="T19">tustim </text:span><text:span text:style-name="T19">stcccim.j</text:span><text:span text:style-name="T6"> Iridis ex aqua decoctum, cui<text:line-break/>mellis pauxillum adjectum sit;- da frequenter sorbendum.</text:span></text:p>
      <text:p text:style-name="P132"><text:span text:style-name="T6">- 'vj.Adfanguiuis </text:span><text:span text:style-name="T19">resectionem.]</text:span><text:span text:style-name="T6"> Recipe rosarum aridarum<text:line-break/>unc. viij.jrgtimmi tragacanthae, hexagia iij , trita ex aqua<text:line-break/>in pastillos drachmae j;pondere forma ;• propina ex aqua.<text:line-break/></text:span><text:span text:style-name="T19">Aliud.</text:span><text:span text:style-name="T6"> In eucunienis domestici ventrem insundito aquae<text:line-break/>sextarium, coquitoque ad tertias, et..expressum' cremorem<text:line-break/>in forbitione dato. .Aliud. Recipe rubricae Sinopicae<text:line-break/>unc.rij, terrae..'Samiae unc. xij, amyli unc. iij, polygoni<text:line-break/>succo excipe; dato trium obolorum quantitatetn. Aliud.<text:line-break/>Recipe fricti: suminis lini unc. viij ;. gummi tragacanthae<text:line-break/>unc. xij, similiter utere. </text:span><text:span text:style-name="T19">Aliud.</text:span><text:span text:style-name="T6"> Polygoni radices aqua in-<text:line-break/>coquito ad tertias, additoque trito pauco gummi, offerto<text:line-break/>in scrbitionem.<text:tab/></text:span><text:span text:style-name="T6">e<text:tab/></text:span><text:span text:style-name="T6">,</text:span></text:p>
      <text:p text:style-name="P7"><text:span text:style-name="T19">[Ad tabidos et thoracis affectus.]</text:span><text:span text:style-name="T6"> Ireos decoctum<text:line-break/>cum melle potandum dato. Vel sorbendum hyssopi de-<text:line-break/>coetum cum melle dato. Vel coctum marrubii herbae</text:span></text:p>
      <text:p text:style-name="P133"><text:span text:style-name="T6">succutn </text:span><text:span text:style-name="T6">cum </text:span><text:span text:style-name="T6">melle. Vel ervum rufum srixum </text:span><text:span text:style-name="T6">ac </text:span><text:span text:style-name="T6">tritum<text:line-break/>cum viginti partibus mellis </text:span><text:span text:style-name="T6">da </text:span><text:span text:style-name="T6">'ini erlegmate.- '-Vel. "amy-<text:line-break/>gdalas amaras laevigatas cum melle exhibeto/''Aliud.:Re-<text:line-break/>cipe feminum apii -drach. vj, piperis nigri unciiij/ mellis<text:line-break/>lib. j, trita et sensim da cochlearii .mensurae </text:span><text:span text:style-name="T19">Aliitdt</text:span><text:span text:style-name="T6"> 'Mixtum<text:line-break/>cum melle; lentoque igne decoctum; butyrum offerto.<text:line-break/></text:span><text:span text:style-name="T19">Aliud.</text:span><text:span text:style-name="T6"> Apii et piperis cujusque uncia una trita, cum<text:line-break/>mellis libra una, sensim decoque et propina; </text:span><text:span text:style-name="T19">Aliud.</text:span><text:span text:style-name="T6"> Scil-:<text:line-break/>lae crudae expressum succum , eum mellis aequa portietne<text:line-break/>carbonibus: superpositum coquitoal ac dato mystrum ante,<text:line-break/>clbmn et, postnibum. </text:span><text:span text:style-name="T19">AliutLt-</text:span><text:span text:style-name="T6"> Abrotonum , pingeres pasri<text:line-break/>stilas sine acinis,erutae germinapjlu aqua decoquito per-<text:line-break/>colatoque, decocto huic-mel adjice, rursus </text:span><text:span text:style-name="T6">que- </text:span><text:span text:style-name="T6">decoque<text:line-break/>ac utere.</text:span></text:p>
      <text:p text:style-name="P7"><text:span text:style-name="T6">[Ad </text:span><text:span text:style-name="T19">spirandi difstcultatem rernediumij</text:span><text:span text:style-name="T6"> Arfenicum<text:line-break/>suffito ad stercora bubula non a muro exiccata, et’aegro-<text:line-break/>tum suffito per lusundibulum;. hiscat os quantum possit<text:line-break/>et postea da ipsi merum Aegyptium. Quater id effice per</text:span></text:p>
      <text:p text:style-name="P9"><text:span text:style-name="T6">dies iv.</text:span><text:span text:style-name="T58">;</text:span><text:span text:style-name="T41">3,</text:span><text:span text:style-name="T6">Quod si valetudinarius fuerit aeger, id . effice.<text:line-break/>Arfeni'eum</text:span><text:span text:style-name="T58">k</text:span><text:span text:style-name="T6">,fraetnm ac tritum .commisce, mero-,, daque ipsi<text:line-break/>per dies.rv,;jejuno., exhibendum; quumque inveneris ipsum<text:line-break/>saniliustferectenrvspssile ut .praedictum est.</text:span></text:p>
      <text:h text:style-name="Heading_20_2" text:outline-level="2">Cap. X.</text:h>
      <text:p text:style-name="P273"><text:span text:style-name="T6">[</text:span><text:span text:style-name="T19">De stomachi et ventriculi nsaedlbus, eO-<text:line-break/>rumque Atemedlsu]</text:span><text:span text:style-name="T6"> </text:span><text:span text:style-name="T6">ni </text:span><text:span text:style-name="T6">inflammationes eris ventriculi et he-<text:line-break/>patis. astringentium medicamentorum indigent: admixtione.<text:line-break/>Nam ssqui; folis Jaxantihus admotis curationem suscipiant,<text:line-break/>vitae adduc.eut 'discrimen^ idque omnibus empiricis ex-<text:line-break/>perientia edoctis et in artis, .operibus, obscrvautibns. Non<text:line-break/>panni hodiernorum methodicorum innumeris syncopes<text:line-break/>stomaeliicae causam' attulerunt, imo nec paucos etiam he-<text:line-break/>paticos e vita sustulerunt, solis usi laxantibus, quibus<text:line-break/>jecur plerisque dissolvitur. Quare astiingentiurn aliquid<text:line-break/>his scmper adjiciatur, feu oleo affectum locum foveas;seu<text:line-break/>admotu cataplasmate cures;, quale absinthium vel un-<text:line-break/>gueutum nardinum vel aIoe vel cotoneorum tam </text:span><text:span text:style-name="T6">deco-</text:span></text:p>
      <text:p text:style-name="P134"><text:span text:style-name="T6">ctum quam oleum; atque cerato ex aloe, mastiche, cera<text:line-break/>etmardo utendum: ceratum autem ita conficies. Recipe<text:line-break/>cerae unc. j, mastiches unc.iv, aloes unc. ij, nardi quan-<text:line-break/>tum satis. Quod si vehemens adeo fuerit ventriculi im-<text:line-break/>becillitas, ut ue alimentum contineat, adjiciantur his fucci<text:line-break/>uvae immaturae unciae ij, fed si fucci absinthii - fuerit<text:line-break/>facultas, addatur et hujus uncia una, aut oenanthe, aut<text:line-break/>succus rhu.<text:tab/></text:span><text:span text:style-name="T6">..</text:span></text:p>
      <text:p text:style-name="P7"><text:span text:style-name="T19">[Pro calida ventriculi .intemperiei]</text:span><text:span text:style-name="T6"> In calida ventri-<text:line-break/>culi intemperie medicamentum hoc per os exhibendum.<text:line-break/>Recipe mestiches unc. ij, mentae unc. j, excipe succo<text:line-break/>plantaginis et exhibe fabae magnitudinem ex aqua. Si'<text:line-break/>contra ventriculus frigida afficiatur intemperie, dictae con-<text:line-break/>fectioni adjiciendum castorei unc. j, exhibetoque similiter.<text:line-break/>Cognoscetur autem calida </text:span><text:span text:style-name="T19">ventriculi</text:span><text:span text:style-name="T6"> intemperies tum ex<text:line-break/>bilioso vomitu, tum ex sensu morius biliosi in ore veri--<text:line-break/>triculi percepti,- tum quod tangentibus calidum appareat.</text:span></text:p>
      <text:p text:style-name="P48"><text:span text:style-name="T19">[Ad ventriculum refrigeratum.]</text:span><text:span text:style-name="T6"> Ad ventriculum re-<text:line-break/>frigeratum, quique ob pituitae </text:span><text:span text:style-name="T6">in </text:span><text:span text:style-name="T6">ipso haerentis crassitu-<text:line-break/>dluemecpns habet et calefarientibus et incidentibus aptum<text:line-break/>est medicamentum, quod.e.enstat corticis radicis foeniculi<text:line-break/>unciis vj.,, aceti, libra* j; mellis libra una. .Decoquuntur<text:line-break/>prim.nm radices cum aceto, ac coctae tunc exprimuntur<text:line-break/>abjiciunturque ; demum affusu melle incoquitur rursus me-<text:line-break/>dicamentum ad consistentium; propinantur cochlearia tria<text:line-break/>ex aqna.mia,<text:tab/></text:span><text:span text:style-name="T6">.</text:span></text:p>
      <text:p text:style-name="P7"><text:span text:style-name="T6">[Ad eos </text:span><text:span text:style-name="T19">quibus in ventriculo cibus acescit.]</text:span><text:span text:style-name="T6"> Quibus<text:line-break/>assumptus albus acescit,, medicamentum h.oe. accornmoda-<text:line-break/>tum est. Recipe piperis uuo,- j, seminum anethi unc. j,<text:line-break/>cumini.,unc. iv, omnibus diligenter tritis propinatur dor-<text:line-break/>rnituris cochlearium ex aqua vino mixta.</text:span></text:p>
      <text:p text:style-name="P7"><text:span text:style-name="T19">[Ad ventriculi subverstonesdj</text:span><text:span text:style-name="T6"> Ad subversiones </text:span><text:span text:style-name="T6">et </text:span><text:span text:style-name="T6">nau-<text:line-break/>seas ventriculi. Recipe succi mali punici acidi cum suis<text:line-break/>acinis expressi partes iij, succi mentae partem j, mellis<text:line-break/>A,ttici partem j, decoque haec conjecta in vas fictile, as-<text:line-break/>sidue miscendo; quumque crassescunt, sublata reponuntur</text:span></text:p>
      <text:p text:style-name="P9"><text:span text:style-name="T6">in usum. Datur postulante necessitate ante cibum my-<text:line-break/>strurn j, aut unc. ij.</text:span></text:p>
      <text:p text:style-name="P7"><text:span text:style-name="T6">[Ad </text:span><text:span text:style-name="T19">dyfentericos et cibum vomitu rejicientes.^</text:span><text:span text:style-name="T6"> Recipe<text:line-break/>radicis arboris cotoneae Iib. j, decoque in vini myrtei<text:line-break/>sextariis iij, ad tertias usque; expresso deinde cremori<text:line-break/>adde mellis libram dimidiam, coquitoque rursus assidue<text:line-break/>miscendo; tandem reponito lu usum: datur ante cibum<text:line-break/>mystrum.</text:span></text:p>
      <text:p text:style-name="P7"><text:span text:style-name="T6">[Ad </text:span><text:span text:style-name="T19">ventriculi subversionem, coeliacos et dysenteri-<text:line-break/>cos.]</text:span><text:span text:style-name="T6"> Recipe mala cotonea numero iv, integra mala pu-<text:line-break/>nica x, sorba numero viij, lu aquae Italicis sextariis tri-<text:line-break/>bus accurate decoquito; quumque omnia dissoluta jam<text:line-break/>fuerint, liquorem exprimito; demum ejectis crassis fruc-<text:line-break/>tuum partibus, cremorem eum iterum 'coque ad tertias<text:line-break/>ufque; postremo additis generosi mellis libris quatuor,<text:line-break/>rurfumque coquito impositum carbonibus, continuo mis-<text:line-break/>cendo, quumque coctus fuerit, reconde, ac similiter utere.</text:span></text:p>
      <text:p text:style-name="P136"><text:span text:style-name="T6">[Ad choleram.J Si sine febre et intempestiva pur-<text:line-break/>gatione eveniat, da bucellam panis ex vitio diluto, daque<text:line-break/></text:span><text:span text:style-name="T6">'<text:tab/>*<text:tab/>r</text:span></text:p>
      <text:p text:style-name="P9"><text:span text:style-name="T6">potu frigidam et cucurbitulas magnas medio affige ventri.<text:line-break/>Quod si aegrotus bono sit habitu, eum in frigidum lava-<text:line-break/>crum inducito, in quo diutius permaneat, da quoque ci-<text:line-break/>bum astringentem, ut ex autumnalibus fructibus' mala<text:line-break/>tum cotonea, quam punica.</text:span></text:p>
      <text:p text:style-name="P7"><text:span text:style-name="T19">[Immodicam ex nimio ardore sttim extingueniia ca-<text:line-break/>tapotia^</text:span><text:span text:style-name="T6"> Recipe feminum cucumeris domestici unc. viij,<text:line-break/>seminum portulacae unc. viij, tragacanthae unc. iv, dis-<text:line-break/>solve tragacantham recentium crudorum ovorum albis,<text:line-break/>dissblutamque affundito caeleris probe tritis; sormatoque<text:line-break/>ex omnibus mixtis catapotia, iu umbra desicca; tenendum<text:line-break/>ex ipsis unum sub lingua dato, solutusque faliva humor<text:line-break/>paulatim deglutiatur.</text:span></text:p>
      <text:p text:style-name="P7"><text:span text:style-name="T6">[Ad ventriculi </text:span><text:span text:style-name="T19">subversionem, vel fervidos bmlitus.j<text:line-break/></text:span><text:span text:style-name="T6">Recipe anisi unc. ij, apii unc. ij, cumini unc </text:span><text:span text:style-name="T19">j,</text:span><text:span text:style-name="T6"> propinato<text:line-break/>ex his bene laevigatis, jejuno quidem cochlearium ex<text:line-break/>aqua, sub somnum autem aliquando ex vino. </text:span><text:span text:style-name="T19">Aliud.</text:span><text:span text:style-name="T6"> Bi-<text:line-break/>batur tribus continuis diebus absinthii dilutum. </text:span><text:span text:style-name="T6">„</text:span></text:p>
      <text:p text:style-name="P7"><text:span text:style-name="T6">[Ad </text:span><text:span text:style-name="T19">ventriculi refrigerationem et stngultumi]</text:span><text:span text:style-name="T6"> Recipe</text:span></text:p>
      <text:p text:style-name="P8"><text:span text:style-name="T6">piperis unc. iij, castorei unc. </text:span><text:span text:style-name="T6">j, </text:span><text:span text:style-name="T6">mediocris cochlearii quan-<text:line-break/></text:span><text:span text:style-name="T6">• </text:span><text:span text:style-name="T6">titas, ex aqua jejuno datur. </text:span><text:span text:style-name="T6">At </text:span><text:span text:style-name="T6">si </text:span><text:span text:style-name="T6">ex </text:span><text:span text:style-name="T6">calidis succis in<text:line-break/>ipsa ventriculi concoctione corruptis singultus* ortum ha-<text:line-break/>beat, quod ex ventriculi ardore mordicationeque cognosces,<text:line-break/>aqua tepida epotu, jube affatim vomant;et cessabit con-<text:line-break/>festim singultus. Porro sternutamentum in tempore </text:span><text:span text:style-name="T19">fa-<text:line-break/>ctum sedat</text:span><text:span text:style-name="T6"> singultum et acetum in sorbitione acceptum.</text:span></text:p>
      <text:p text:style-name="P7"><text:span text:style-name="T6">(Ad </text:span><text:span text:style-name="T19">aestuantem ventriculwnij</text:span><text:span text:style-name="T6"> Quibus ventriculus<text:line-break/>aestuat cum exoIutione aut animi desectu, nisi febricitent,<text:line-break/>dato- in potu </text:span><text:span text:style-name="T19">frigidae cyathos iij, aut iv,</text:span><text:span text:style-name="T6"> idque per inter-<text:line-break/>valla. Quod si malum mitescat, ipsos reficiendo cibum<text:line-break/>exhibeto; fin vero perduret, adstrictis conjunctisque extre-<text:line-break/>mrs, ei praebeto sorbendum, assidue dilutum vel malorum<text:line-break/>cotoneorum, pyrorumve, aut mespilorum, aut baccarum<text:line-break/>juniperi, -aut pampinorum vitis, aut rosarum, vel succi<text:line-break/>mali punici, veI uvae acerbae: vel dato, quem bibat, tri-<text:line-break/>tum menthae ramulum, aut oenanthem, et sinito quiescere.</text:span></text:p>
      <text:p text:style-name="P7"><text:span text:style-name="T19">\_Ad exuberantem e ventriculo salivam.]</text:span><text:span text:style-name="T6"> Diffiuen-</text:span></text:p>
      <text:p text:style-name="P9"><text:span text:style-name="T6">tes saliva masticent siccatn oryzam. Extrinsecus etiam<text:line-break/>impone ventriculo contrita vitis viridia: soliar aut mala<text:line-break/>cotonea, aut viridem portulacam, aut etiam cucurbitae<text:line-break/>ramentum.</text:span></text:p>
      <text:p text:style-name="P7"><text:span text:style-name="T6">[Ad </text:span><text:span text:style-name="T19">dolorem ventriculi,]</text:span><text:span text:style-name="T6"> Ventriculi ex jactatione aut<text:line-break/>anxietate dolores sedat, ac mitigat potum lac bubulum,,<text:line-break/>aut asininum, cui incocti sint lapilli; aut rosarum deco-<text:line-break/>cturn, aut assum evi luteum cum polenta potatu..</text:span></text:p>
      <text:p text:style-name="P7"><text:span text:style-name="T6">[Ad </text:span><text:span text:style-name="T19">stomachum bilem nigram</text:span><text:span text:style-name="T6"> evomentem.]' Ad ni-<text:line-break/>grarn bilem procreantes et vomentes, ventriculi que flatibus<text:line-break/>distentus, et potissimum inter manducandum, spongias aceto<text:line-break/>acerrimo calido inebriatas ventriculo admove. Aut hede-<text:line-break/>rae folia vino decocta in cataplasma admove. Da quoque<text:line-break/>cibum boni succi. Est autem boni succi cibus, tum qui’<text:line-break/>ex ovis et alica, tum qui ex jusculis fit, quibus aut avi-<text:line-break/>culae, aut extremae porci partes, aut phasiani, aut ju-<text:line-break/>venis pernicis, ornniumque his similium carnes incoctae<text:line-break/>fuerint.</text:span></text:p>
      <text:p text:style-name="P8"><text:span text:style-name="T6">[Ad ventriculi </text:span><text:span text:style-name="T19">inflationerni\</text:span><text:span text:style-name="T6"> Inflato distentoque ven-<text:line-break/>triculo laborantes juvat polii fasciculus foris impositus,<text:line-break/>nec'non potum ejusdem decoctum; aut calaminthae de-<text:line-break/>coctum admixto mellis pauco et piperis drach. j, usurpatur.</text:span></text:p>
      <text:p text:style-name="P7"><text:span text:style-name="T6">[Doloris </text:span><text:span text:style-name="T19">stomachi mitigatorium.]</text:span><text:span text:style-name="T6"> Cuminum assum<text:line-break/>et apii pauxillum potui ex aqua datur; aut abrotoni ac<text:line-break/>thymi, utriusque obolos duos potui dato.</text:span></text:p>
      <text:p text:style-name="P7"><text:span text:style-name="T6">[Ad </text:span><text:span text:style-name="T19">vehementer esurientes in itineribus,]</text:span><text:span text:style-name="T6"> Bulluro la-<text:line-break/>borantes feu in itinere, feu modo alio eos reficimus por-<text:line-break/>rigentes olfaciendum acetum, aut pulegium, aut terram<text:line-break/>aceto madentem, aut poma, aut pyra, aut his similes<text:line-break/>fructus alios obvios; aut etiam panem ex vino eos assa-<text:line-break/>mere cogentes.</text:span></text:p>
      <text:p text:style-name="P7"><text:span text:style-name="T6">[Ad singultientes.] Singultientibus da rutam cuni<text:line-break/>vino in sorbitionem, aut nitrum ex melicrato, vel apium,<text:line-break/>velcestorenm, vel abrotonum, vel aristolochiam, vel cu-</text:span><text:span text:style-name="T26">t<text:line-break/></text:span><text:span text:style-name="T6">minum, vel anisum, vel calaminthem.</text:span></text:p>
      <text:h text:style-name="Heading_20_2" text:outline-level="2">Cap. XI.</text:h>
      <text:p text:style-name="P271"><text:span text:style-name="T6">[Ad </text:span><text:span text:style-name="T19">hepatis aspectus et</text:span><text:span text:style-name="T6"> prluio ad </text:span><text:span text:style-name="T19">obstru-</text:span></text:p>
      <text:p text:style-name="P137"><text:span text:style-name="T19">ctionemi]</text:span><text:span text:style-name="T6"> Recipe amygdalarum amararum </text:span><text:span text:style-name="T6">unc. iij, </text:span><text:span text:style-name="T6">cu-<text:line-break/>mini unc. </text:span><text:span text:style-name="T6">j, </text:span><text:span text:style-name="T6">feminum apii uri e. j, da cochlearium ex vino.<text:line-break/></text:span><text:span text:style-name="T19">Aliud.</text:span><text:span text:style-name="T6"> Recipe radicis panacis unc. iij-, rubiae drach. j,<text:line-break/>apii drach. j, piperis dracb. ij, , aristolochiae draclo j,<text:line-break/>radicis gentianae diligenter tritae cochlearium j, dato ex<text:line-break/>vino. </text:span><text:span text:style-name="T19">Aliud.</text:span><text:span text:style-name="T6"> Becipe baccarum juniperi unc. iij, seminum<text:line-break/>brassicae unc. j, feminum erucae unc, ij, excipe melle<text:line-break/>crudo, daque cochlearium unum. Aliud. Succi cichorii<text:line-break/>cyathum da cum aquae calidae cyathis ij; et mellis coi<text:line-break/>chleariis duobus cum aqua calida exhibeto. Aliud. Succi<text:line-break/>anethi cyathus. cum tribus cyathis aquae mulsae calidae.<text:line-break/>Dictorum autem ipsorum quodque seorsum aridum, tusum,<text:line-break/>aut cibo inspergitur, aut coetum bibitur. </text:span><text:span text:style-name="T19">Aliud,</text:span><text:span text:style-name="T6"> alba-<text:line-break/>maepityos decoctum eum pauxillo melle bibendum exhibe.<text:line-break/></text:span><text:span text:style-name="T19">Aliud.</text:span><text:span text:style-name="T6"> Chamaepityos decocti unc, viij, radicis cichorii<text:line-break/>une, iv, contunde et excipe melle cocto, da avellanae<text:line-break/>magnitudinem ex aqua calida.<text:tab/>,</text:span></text:p>
      <text:p text:style-name="P7"><text:span text:style-name="T19">. [Trochiscus hepaticus.]</text:span><text:span text:style-name="T6"> Recipe anisi, seminum apii,<text:line-break/>ari, amygdalarum amararum mundatarum, absinthii, cu-</text:span></text:p>
      <text:p text:style-name="P8"><text:span text:style-name="T6">jusque' unc. j, forma ex aqua trochiscos drach.-j, conti-<text:line-break/>nentes, exhibe non febricitantibus ex vino diluto, febri-<text:line-break/>citantibus ex mulso. </text:span><text:span text:style-name="T19">Aliud.</text:span><text:span text:style-name="T6"> Senecionis da bibendum deco-<text:line-break/>cturn. </text:span><text:span text:style-name="T19">Aliud.</text:span><text:span text:style-name="T6"> Aristolochiae drachmam dimidiam tritam da<text:line-break/>potui, febrientibus ex' aqua, ex vino non febrientibus.<text:line-break/></text:span><text:span text:style-name="T19">Aliitd.</text:span><text:span text:style-name="T6"> Trisclii herbae ad tertias decoctum dato potui.</text:span></text:p>
      <text:p text:style-name="P7"><text:span text:style-name="T6">[Ad </text:span><text:span text:style-name="T19">aurigine laborantes.]</text:span><text:span text:style-name="T6"> Affectos aurigine lavato<text:line-break/>lu balneo aquae poculentae, totumque eorum corpus oleo<text:line-break/>confricato anethino. Quod fi febre vacet, lu colocynthi-<text:line-break/>dos corio calefactum vinum propinato. </text:span><text:span text:style-name="T19">Aliud.</text:span><text:span text:style-name="T6"> Lanariae<text:line-break/>tritae cochlearium er aqua dato;aut lex mulso liberis a<text:line-break/>febre. </text:span><text:span text:style-name="T19">Aliud.</text:span><text:span text:style-name="T6"> Cichorii succi cyathos tres propinato, fe-<text:line-break/>briensibus quidem per se, non febrientibus vero ex mulso<text:line-break/>mixto; • </text:span><text:span text:style-name="T19">Aliud.</text:span><text:span text:style-name="T6"> Ciceris dicti arietini et foeniculi cocturum<text:line-break/>cremorem exhibeto y febre carentibus cum vino mixto.<text:line-break/></text:span><text:span text:style-name="T19">Aliud.</text:span><text:span text:style-name="T6"> Tenerrima folla tam nasturtii viridis, quam roris<text:line-break/>marinis etiam i viridis teritoj expressoque ex his succo uti-<text:line-break/>, torex mulso, si febre careaut. </text:span><text:span text:style-name="T19">Aliud</text:span><text:span text:style-name="T6"> Elaterium tritum ,</text:span></text:p>
      <text:p text:style-name="P138"><text:span text:style-name="T6">cum lacte muliebri maceratum naribus infundito </text:span><text:span text:style-name="T6">et </text:span><text:span text:style-name="T6">jubeto<text:line-break/>fursium attrahi. </text:span><text:span text:style-name="T19">Aliud.</text:span><text:span text:style-name="T6"> Cyclamini succo aqua diluto, ut<text:line-break/>dictum est, utitor. </text:span><text:span text:style-name="T19">Aliud.</text:span><text:span text:style-name="T6"> Edendum rnbicanini r-tifum<text:line-break/>fructum dato. </text:span><text:span text:style-name="T19">Aliud.</text:span><text:span text:style-name="T6"> Chelidonii herbae succum cum vino<text:line-break/>et aqua mulsa porrigito non febricitantibus. </text:span><text:span text:style-name="T19">Aliud.</text:span><text:span text:style-name="T6"> Hy-<text:line-break/>periri drach. j, propinato ex aqua mulsa, et jejunis dato<text:line-break/></text:span><text:span text:style-name="T6">• </text:span><text:span text:style-name="T6">in cibum amygdalas amaras.<text:tab/></text:span><text:span text:style-name="T6">-m.r</text:span></text:p>
      <text:h text:style-name="Heading_20_2" text:outline-level="2">Cap. Xll.</text:h>
      <text:p text:style-name="P271"><text:span text:style-name="T6">[Ad </text:span><text:span text:style-name="T6">lienosis. </text:span><text:span text:style-name="T6">J Da his potui decoctum<text:line-break/>chamaedryos, vel chamaepityos, vel polii; vel rubiae,<text:line-break/>aiit per se, aut cum oxymelite </text:span><text:span text:style-name="T41">ηού </text:span><text:span text:style-name="T6">febricitantibus. </text:span><text:span text:style-name="T19">Aliud.<text:line-break/></text:span><text:span text:style-name="T6">Albae hederae corymbos numero tres dato devorandos' et<text:line-break/>fuperbibendurn acetum mulsum. </text:span><text:span text:style-name="T19">Aliud.</text:span><text:span text:style-name="T6"> Radicis capparis<text:line-break/>ex oxymelite decoctum non febricitantibus dato. Aliud.<text:line-break/>Tamaricis fructum tritum et cribratum, duo cochlearia<text:line-break/>dato ex oxymelite. </text:span><text:span text:style-name="T19">Aliud.</text:span><text:span text:style-name="T6"> Ferrum ignitum aqua restin-<text:line-break/>guito, quam potui dato non febricitantibus cum vine..</text:span></text:p>
      <text:p text:style-name="P7"><text:span text:style-name="T19">[Epithema splenicumi]</text:span><text:span text:style-name="T6"> Recipe foenigraeci une;</text:span><text:span text:style-name="T26">r</text:span><text:span text:style-name="T6">iy,<text:line-break/>hordeaceae farinae unc. iij, feminum nasturtii unc. iij.</text:span></text:p>
      <text:p text:style-name="P9"><text:span text:style-name="T6">pyrethri unc.ij, thuris unc. </text:span><text:span text:style-name="T19">S,</text:span><text:span text:style-name="T6"> </text:span><text:span text:style-name="T6">sinapi unc. S, caricarum<text:line-break/>pinguium lib.j, verbenacae herbae unc. j, - caricas acerri-<text:line-break/>mo aceto maceratas contundito fortiter in pila; adjiciens<text:line-break/>caetera unito ac utitor. Aliud. Moly herbam etiamnurn<text:line-break/>virentem cum suo femine lu ollam conjicito, in qua di-<text:line-break/>ligentur obturata coquito plurimum lento igni; coctamque<text:line-break/>nunc et in pila tritam imponito lieni, ante tres </text:span><text:span text:style-name="T6">dies </text:span><text:span text:style-name="T6">non<text:line-break/>soluturus.</text:span></text:p>
      <text:p text:style-name="P139"><text:span text:style-name="T6">[Ad </text:span><text:span text:style-name="T19">splenem ] </text:span><text:span text:style-name="T6">Recipe allii segmenta vili, tenuibus<text:line-break/>purgatis pelliculis in i merum projecta in sole, maneque<text:line-break/>jejunus unum sume, contunde ipsum et in cujusque segmenti<text:line-break/>poculo uno assume,, expertum est, continuo effice. Si<text:line-break/>.velis,etiam cataplasma expertum, injice radices capparis<text:line-break/>lu acetum et raphanos silvestres et elixa, postea vero<text:line-break/>hordeaceam farinam et mel adjice aceto et raphanos sil-<text:line-break/>vestres laevigatos. et probe admodum elixos forma cata-<text:line-break/>plasmatis admove.</text:span></text:p>
      <text:h text:style-name="Heading_20_2" text:outline-level="2">Cap. XllI.</text:h>
      <text:p text:style-name="P274"><text:span text:style-name="T19">[Ad alios abdominis .affectui, ac pri~</text:span></text:p>
      <text:p text:style-name="P9"><text:span text:style-name="T19">mwn ad hydropicosi]</text:span><text:span text:style-name="T6"> Recipe foenigraeei unc. j, hordea-<text:line-break/>ceae farinae unc. iij, stercoris columbini unc. iv, frixae<text:line-break/>resinae lib. j, picis lib. j, cerae lib. j, axungiae veteris<text:line-break/></text:span><text:span text:style-name="T6">lil).'</text:span><text:span text:style-name="T6">ij, liquato liquanda, demum addito caetera ex aceto<text:line-break/>trita, ac utitor. </text:span><text:span text:style-name="T19">Aliud.</text:span><text:span text:style-name="T6"> Recipe fimi caprilli ficci lib. ij,<text:line-break/>coque in oxycrato et cataplasma impone.</text:span></text:p>
      <text:p text:style-name="P7"><text:span text:style-name="T6">[Ad </text:span><text:span text:style-name="T19">colicos.]</text:span><text:span text:style-name="T6"> Anethum et cuminum in olei unc. iij,<text:line-break/>coquito et simul exhibeto et injicito. </text:span><text:span text:style-name="T19">Aliud.</text:span><text:span text:style-name="T6"> Rutam co-<text:line-break/>ctarn similiter in pari olei mensura, adjecto resinae tere-<text:line-break/>binthinae cochleario, praebeto.</text:span></text:p>
      <text:p text:style-name="P7"><text:span text:style-name="T6">[Ad </text:span><text:span text:style-name="T19">refrigeratos.]</text:span><text:span text:style-name="T6"> Anethino cui adultum sit triti<text:line-break/>cestorei cochlearium., utere.</text:span></text:p>
      <text:p text:style-name="P141"><text:span text:style-name="T6">• [Ad insiammationes.] Anethino utitor, cui admixta<text:line-break/></text:span><text:span text:style-name="T6">sint </text:span><text:span text:style-name="T6">casei non saliti duo cochlearia- Additur similiter vel<text:line-break/>pinguedo anserina, vel cervi medulla. ,<text:tab/>,<text:tab/></text:span><text:span text:style-name="T6">’ </text:span><text:span text:style-name="T6">v</text:span></text:p>
      <text:p text:style-name="P7"><text:span text:style-name="T6">[Ad </text:span><text:span text:style-name="T19">dyfentericas.']</text:span><text:span text:style-name="T6"> In dysentericis curandis scire ne-<text:line-break/>cessarium est eximium dysenteriae remediuin cibi esse<text:line-break/>paucitatem. Oportet autem </text:span><text:span text:style-name="T6">et </text:span><text:span text:style-name="T6">quae exhibentur, ea quan-</text:span></text:p>
      <text:p text:style-name="P9"><text:span text:style-name="T6">tum licet, levia, minime gravia et concoctu facilia este.<text:line-break/>Porro decoctum malorum punicorum integrorum </text:span><text:span text:style-name="T6">et </text:span><text:span text:style-name="T6">cotu-<text:line-break/>neorurn </text:span><text:span text:style-name="T6">his </text:span><text:span text:style-name="T6">tum ad. scrbendum propinatur, tum per cly-<text:line-break/>sterem injicitur. </text:span><text:span text:style-name="T19">Aliud.</text:span><text:span text:style-name="T6"> Plantaginem herbam </text:span><text:span text:style-name="T6">cum </text:span><text:span text:style-name="T6">oryza'<text:line-break/>exacte decoctam da.lu cibo; quin hujus ipsius succum<text:line-break/>adjecta pinguedine hircina commode subministrabis. Aliud.<text:line-break/>Myrti baccas vino incoquito, si febre careant; fi vero<text:line-break/>febricitent, aquae; ac immittito. </text:span><text:span text:style-name="T19">Aliud.</text:span><text:span text:style-name="T6"> Recipe cochlea-<text:line-break/>rum integrarum ustarum unc. j, cornu cervi usti unc. ij,<text:line-break/>excipe succo plantaginis, exhibetoque fabae magnitudinem,<text:line-break/>febrem carentibus cum vino</text:span><text:span text:style-name="T6">, </text:span><text:span text:style-name="T6">cum aqua febricitantibus.</text:span></text:p>
      <text:p text:style-name="P7"><text:span text:style-name="T19">[Ad coeliacos et dyfentericoii]</text:span><text:span text:style-name="T6"> Recipe baccarum myrti<text:line-break/>siccarum contusarum unc. </text:span><text:span text:style-name="T19">j,</text:span><text:span text:style-name="T6"> rosarum aridarum uhc. j,<text:line-break/>baccas juniperi decem, pyra arida tusa xxiij, silicarum<text:line-break/>contusarum unc. j, corticis </text:span><text:span text:style-name="T19">pini nue. iv,</text:span><text:span text:style-name="T6"> propinato excreti<text:line-break/>ex his pulvisculi aridi-eochlearium”ex vino.. Porro quod<text:line-break/>crassiorum est partium., pinguibus palmulis coactum ven-<text:line-break/>tri imponito. </text:span><text:span text:style-name="T19">Aliud.</text:span><text:span text:style-name="T6"> Potum leporis, tum hinnuli, tum</text:span></text:p>
      <text:p text:style-name="P9"><text:span text:style-name="T6">etiam capreae coagulum ex vino, nec non immissum </text:span><text:span text:style-name="T6">cum<text:line-break/></text:span><text:span text:style-name="T6">oryzae cremore juvat.</text:span></text:p>
      <text:p text:style-name="P7"><text:span text:style-name="T6">[Ad </text:span><text:span text:style-name="T19">diuturnam dyfenteriainij</text:span><text:span text:style-name="T6"> Recipe chartae ustae<text:line-break/>unc. j, calcis vivae unc. </text:span><text:span text:style-name="T6">j, </text:span><text:span text:style-name="T6">uvae immaturae succo exci-<text:line-break/>piens lu pastillos formato, continentes alios drach. iij,<text:line-break/>alios drach. ij, alios drach. j, ut cuique aetati apta sit ad<text:line-break/>manum quantitas. At in ufu unum vino austero dissolve,<text:line-break/>. et adjecto oryzae cremore per clysterem injice. Aliud.<text:line-break/>Cocti anserini ovi putamen minutissime tritum dimidiae<text:line-break/>drachmae quantitate ex vino propinato.</text:span></text:p>
      <text:h text:style-name="Heading_20_2" text:outline-level="2">Cap. XIV.</text:h>
      <text:p text:style-name="P271"><text:span text:style-name="T6">[De </text:span><text:span text:style-name="T19">sudis affectibus ac propriis 'scdi.me-<text:line-break/>dicameniis.j</text:span><text:span text:style-name="T6"> Sedi diversi oboriuntur affectus, rhagades,<text:line-break/>condylomata, aliaeque 'inflammationes. His autem conve-<text:line-break/>niunt quae tenera, mollia,, omnisque morsus expertia<text:line-break/>medicamenta illinuntur.</text:span></text:p>
      <text:p text:style-name="P7"><text:span text:style-name="T6">[Ad </text:span><text:span text:style-name="T19">sudis ex ardore dolores</text:span><text:span text:style-name="T6"> topicum.] Ovi luteum<text:line-break/>ex vino albo tritum et rosaceo cerato exceptum illine,<text:line-break/>emplastrique modo utere. Conveniunt autem his quae</text:span></text:p>
      <text:p text:style-name="P8"><text:span text:style-name="T6">mollia et morsu carentia medicamenta illinuntur. </text:span><text:span text:style-name="T19">Aliud.<text:line-break/></text:span><text:span text:style-name="T6">Recentem anseris adipem inungito et ut empIestro utitor:<text:line-break/>utile his etiam cataplasma ex pane puro soluto coctoque<text:line-break/>lu aqua et rosaceo; quod fuerit efficacius, additis ovorum<text:line-break/>luteis aliquot coctis. </text:span><text:span text:style-name="T19">Aliud.</text:span><text:span text:style-name="T6"> Foenumgraecum elixum tri-<text:line-break/>tumque adjecto butyro ut cataplasma applicato. </text:span><text:span text:style-name="T19">'Aliud.<text:line-break/></text:span><text:span text:style-name="T6">Anserinum adipem inungito. </text:span><text:span text:style-name="T19">Aliud.</text:span><text:span text:style-name="T6"> Recipe rosarum unc.<text:line-break/>iij, coctorum ovorum lutea duo, trita ex vino albo, ro-<text:line-break/>saceoque cerato excepta, illine.</text:span></text:p>
      <text:p text:style-name="P7"><text:span text:style-name="T6">-[Ad </text:span><text:span text:style-name="T19">ani pruritus.]</text:span><text:span text:style-name="T6"> Recipe terram vocatam cimo-<text:line-break/>liam, tritam cum vino, qua ceratu myrteo excepta utere.</text:span></text:p>
      <text:p text:style-name="P7"><text:span text:style-name="T6">[Ad </text:span><text:span text:style-name="T19">procidentem anum.]</text:span><text:span text:style-name="T6"> Recipe recrementi plumbi<text:line-break/>unc. j, rosarum siccarum tunc, iv, accurate admodum trita,<text:line-break/>sicca ano appone, eloto prius vino myrteo. </text:span><text:span text:style-name="T19">Aliud.</text:span><text:span text:style-name="T6"> Cy-<text:line-break/></text:span><text:span text:style-name="T6">- </text:span><text:span text:style-name="T6">clamini succum et mel aequa portione decoque in vase<text:line-break/>aereo, donec cerati habeat crassitudinem, et inunge.</text:span></text:p>
      <text:h text:style-name="Heading_20_2" text:outline-level="2">C<text:span text:style-name="T80">ap</text:span><text:span text:style-name="T53">. </text:span>XV.</text:h>
      <text:p text:style-name="P273"><text:span text:style-name="T6">[De </text:span><text:span text:style-name="T19">renum et vesicae aspectibus.'] [Potio</text:span></text:p>
      <text:p text:style-name="P8"><text:span text:style-name="T19">ad renum et vesicae asuectus instammatiorios et exulcera-<text:line-break/>tiones.]</text:span><text:span text:style-name="T6"> Recipe seminum lini unc. ij, amyli unc. j,- pro-<text:line-break/>pinato ex aqua cochlearium.</text:span></text:p>
      <text:p text:style-name="P7"><text:span text:style-name="T6">[Ad </text:span><text:span text:style-name="T19">vesicam ulceratam et urinae difstcultatemi]</text:span><text:span text:style-name="T6"> Re-<text:line-break/>cipe pinaos nucleos et amygdala ana xx, palmulas xv,<text:line-break/>tragacanthae unc. iv, datu cum aqua.</text:span></text:p>
      <text:p text:style-name="P7"><text:span text:style-name="T19">[_Ad renum obstructionem.']</text:span><text:span text:style-name="T6"> Apii decoctum dato in<text:line-break/>potu febre carentibus ex condito; febrientibus ex aqua.<text:line-break/></text:span><text:span text:style-name="T19">Aliud.</text:span><text:span text:style-name="T6"> Decoctum cicerum arietinorum appellatorum cum<text:line-break/>condito detur in potu.</text:span></text:p>
      <text:p text:style-name="P7"><text:span text:style-name="T6">[Ad </text:span><text:span text:style-name="T19">calculosus.]</text:span><text:span text:style-name="T6"> Lini femen exacte tritum da bi-<text:line-break/>bendum cum condito. Aliud. Recipe seminum cucume-<text:line-break/>ris domestici frixi unc. vj. seminum malvae unc. v, nu-<text:line-break/>cleorum pineorum frixorum unc. vj, seminum apii unc.<text:line-break/>viij, amygdalorum amarorum mundatorum unc. ix, passo<text:line-break/>excipe, da cochlearium, ut ante dictum esu</text:span></text:p>
      <text:h text:style-name="Heading_20_2" text:outline-level="2">Cap. XVI.</text:h>
      <text:p text:style-name="P271"><text:span text:style-name="T19">[Ad ischiades, podagram et arthrtti-<text:line-break/>dem.]</text:span><text:span text:style-name="T6"> Hi morbi ejusdem luter se sunt generis, proinde</text:span></text:p>
      <text:p text:style-name="P9"><text:span text:style-name="T6">eandem fere postulant </text:span><text:span text:style-name="T6">curationem. Hi </text:span><text:span text:style-name="T6">differunt </text:span><text:span text:style-name="T6">efficienti-<text:line-break/>bus ipsos </text:span><text:span text:style-name="T6">fluxionibus, quarum hae </text:span><text:span text:style-name="T6">calidae sunt, illae<text:line-break/>frigidae. Dignoscuntur autem, quod calidiorem fluxionem<text:line-break/>comitentur rubedo, incendium et, fi fuerit inflammatio,<text:line-break/>vehementes dolores. Frigidiorem vero tumor albus, laxus,<text:line-break/>mollis. Porro utriusque curatio haec est, ut calidae re-<text:line-break/>frigerantia, frigidae calefacientia discutientiaque applicen-<text:line-break/>tur. Itaque si copiosus vexans humor fuerit,,purgatione<text:line-break/>primum utendum est vexantis humoris. Quod si corpus<text:line-break/>plethoricum fuerit, omnium primam venae lectionem<text:line-break/>praescribimus, ac repellimus fluxiones oxycrato, etiam<text:line-break/>frigidioribus medicamentis utentes. (De his autem nobis<text:line-break/>abunde scriptum est tum lu meis ad Glauconem curatio-<text:line-break/>nurn libris duobus, tum in caeleris pluribus; prolude,mini<text:line-break/>in parabilibus haud immorandum est de his disserenti.)<text:line-break/>Caeterurn in ischii dearticulatione </text:span><text:span text:style-name="T19">affecta seu ischiade</text:span><text:span text:style-name="T6"> id<text:line-break/>moliri cavemus. Quum enim haec in alto fit, ad eam a<text:line-break/>circumstantibus vasis musculisve sanguis compellitur ve-</text:span></text:p>
      <text:p text:style-name="P9"><text:span text:style-name="T6">hementerque cruciat. Mitigantibus itaque medicamentis<text:line-break/>ntendum esu Nam in ischii' dolore neque magnopere re-<text:line-break/>frigerantium neque vehementer calefacientium usus esu<text:line-break/>Ab his enim fluxiones exacerbantur, quam ipsas quidem<text:line-break/>multus calor attrahat, magisque discuti prohibeat; frigus<text:line-break/>vero concretioni quiddam simile moliatur, fluxionesque<text:line-break/>discussu difficiles efficiat. Sed ifichiadicos juvant magis<text:line-break/>vomitus, qui vacuatiouibus ad superiorem ventrem humo-<text:line-break/>rum deorsum irruentium impetum revellunt. Hi vomitus<text:line-break/>per initia provocandi sunt ab accepto cibo </text:span><text:span text:style-name="T19">spontanei,</text:span><text:span text:style-name="T6"> imo<text:line-break/>etiam postea bulbis vomitoriis et raphanis. Exhibentur<text:line-break/>autem in aqua cocti bulbi cum oxymelite: radicula vero<text:line-break/>ni tenues partes concisa et oxymelile immersa editur. Atque<text:line-break/>his usi quum diuturnam horam intermiserint, ad vomi-<text:line-break/>tum ducendi sunt, posteaque deluceps longo interjecto<text:line-break/>tempore lavandi; rursusque demum ipsi quiescentes quoad<text:line-break/>omnis turbatio desierit, tenui nictu reficiendi sunt.</text:span></text:p>
      <text:p text:style-name="P11"><text:span text:style-name="T6">[Ad </text:span><text:span text:style-name="T19">podagricas uceejstonesij</text:span><text:span text:style-name="T6"> Brassicae foliis decoctis</text:span></text:p>
      <text:p text:style-name="P9"><text:span text:style-name="T6">ac contritis addito aceti faecem, lutea duorum ovorum<text:line-break/>crudorum ac rosacei parum; quae accurate mixta in mo-<text:line-break/>dum cataplasmatis tepida imponito frequenter renovans.<text:line-break/></text:span><text:span text:style-name="T19">Aliud.</text:span><text:span text:style-name="T6"> Cataplasmati vulgari et usitato ex carinis elixo<text:line-break/>adjecta hyoscyami folia incoque et allino ve. </text:span><text:span text:style-name="T26">v</text:span></text:p>
      <text:p text:style-name="P7"><text:span text:style-name="T6">[Ad </text:span><text:span text:style-name="T19">fervidas instarnmationes.y</text:span><text:span text:style-name="T6"> Lenticulam palustrem<text:line-break/>ex aceto et rosaceo imponito. </text:span><text:span text:style-name="T19">Aliud.</text:span><text:span text:style-name="T6"> Ulmi foliis expres-<text:line-break/>sum succum et coctum cum cerato illine.</text:span></text:p>
      <text:p text:style-name="P7"><text:span text:style-name="T6">[Ad </text:span><text:span text:style-name="T19">exuperantes ardores.]</text:span><text:span text:style-name="T6"> Lactucae folia exacte cum<text:line-break/>pane trita applica frequenter iterando. Aliud. Corian-<text:line-break/>drum viride tritum eum polenta admove.</text:span></text:p>
      <text:p text:style-name="P7"><text:span text:style-name="T6">£Ad </text:span><text:span text:style-name="T19">laxas instationesij</text:span><text:span text:style-name="T6"> Salem ex oleo diligenter tri-<text:line-break/>tum fuccidaqne lana exceptum uti cataplasma admove.</text:span></text:p>
      <text:p text:style-name="P7"><text:span text:style-name="T6">[Ad </text:span><text:span text:style-name="T19">ischtadicosrj</text:span><text:span text:style-name="T6"> Alliorum aglitas tres purgatas<text:line-break/>integras deglutiendas. exhibe post coenam, contemperatum<text:line-break/>bibens; id crebro effice, expertum esu </text:span><text:span text:style-name="T19">Aliud.</text:span><text:span text:style-name="T6"> Hirundi-<text:line-break/>nem cape, atque si sit pes dexter quo laboras, dextra</text:span></text:p>
      <text:p text:style-name="P8"><text:span text:style-name="T6">manu alas contere aegrotanti, incide, trahe fangninem </text:span><text:span text:style-name="T14">a<text:line-break/></text:span><text:span text:style-name="T6">siiperiore acetabuli parte adusque talum trahens fangui-<text:line-break/>nem ex tota hirundine et extracta pelle et assa comede<text:line-break/>nihil foras projiciens et consestirn comedens inunge oleo<text:line-break/>usque ad talum per tres dies et miraberis. Expertum est<text:line-break/>admodum.. </text:span><text:span text:style-name="T19">Aliud.</text:span><text:span text:style-name="T6"> Cornicem capies, stude illaesam con-,<text:line-break/>servare, et si dextrae partes affectae sint, parvum digitum<text:line-break/>posteriorem cornicis dextri pedis concisum circumpone,<text:line-break/>unguento vero illitas alas cornicis sinito volare. Si vero<text:line-break/>sinistrae partes aegrotent, sinistri pedis prius declaratum<text:line-break/>digitum concisum admove, . Effice et alia eodem modo, id<text:line-break/>saepe exploratum esu</text:span></text:p>
      <text:h text:style-name="Heading_20_2" text:outline-level="2">Cap. XVII.</text:h>
      <text:p text:style-name="P271"><text:span text:style-name="T19">[De mortiferis medicamentis.']</text:span><text:span text:style-name="T6"> De le-<text:line-break/>talibus medicamentis neque indistincte hic scribere tutum.</text:span></text:p>
      <text:p text:style-name="P11"><text:span text:style-name="T6">, </text:span><text:span text:style-name="T6">est, neque parvi laboris de omnibus singulatim deque ,<text:line-break/>comitantium haec symptomatum curatione disserere. Ejus-<text:line-break/>modi autem tractatio iis malitiae occasionem praeberet</text:span></text:p>
      <text:p text:style-name="P9"><text:span text:style-name="T6">quibus maleficiendi est animus. </text:span><text:span text:style-name="T6">At </text:span><text:span text:style-name="T6">ea scribo </text:span><text:span text:style-name="T6">quae </text:span><text:span text:style-name="T6">vul-<text:line-break/>go creduntur iis opitulari qui letalia medicamenta de-<text:line-break/>voraverint. Quamprimum jube eos vomere, epoto prius<text:line-break/>hydrelaeo </text:span><text:span text:style-name="T6">et </text:span><text:span text:style-name="T6">plurimo et frequenter, </text:span><text:span text:style-name="T6">et </text:span><text:span text:style-name="T6">varia cibaria exhibe,<text:line-break/>a quibus tempestive rursum vomant jubeto: sic enim aut<text:line-break/>simul rejicietur mortiferum medicamentum, aut evictum<text:line-break/>obtusiorem habebit facultatem. Quod si ventriculus a vo-<text:line-break/>mitu aduratur/ aquam tofaceo oleo mixtam potui offerto<text:line-break/>et eos vomere rursus jubeto. Da vero si sit opus et the-<text:line-break/>riacen bibendam ex vino, aut juniperi baccas novem et<text:line-break/>rulae trita viginti folia </text:span><text:span text:style-name="T6">aut </text:span><text:span text:style-name="T6">herbae chamaepityos. A<text:line-break/>somno prorsus arce extrernarnmque partium utitor fri-<text:line-break/>ctione. ,Qnod si malum videatur tibi altius in ventrem<text:line-break/>nunc descendisse, quod ex ventris inferioris irritatione<text:line-break/>cognosces, utendum acribus clysteribus, cujus generis sunt<text:line-break/>qui ex melle copiosiori et aphronitro constant aut alio<text:line-break/>quovis, cui irritandi ventris, sit facultas. At strangulationi<text:line-break/></text:span><text:span text:style-name="T6">a </text:span><text:span text:style-name="T6">devoratis fungis medetur nardus ex oxymelite pota. Idem<text:line-break/>potest gallinarum domesticarum fimum ex oxymelite. Cae-</text:span></text:p>
      <text:p text:style-name="P9"><text:span text:style-name="T6">terum suffocationi ex concreto in ventriculo lacte auxi-<text:line-break/>liatur potum cum viuo coagulum.</text:span></text:p>
      <text:p text:style-name="P7"><text:span text:style-name="T6">Quartus itaque mihi liber, o Glauco, hic.finem'ha-<text:line-break/>beto. Quod si </text:span><text:span text:style-name="T19">pluribus</text:span><text:span text:style-name="T6"> tibi opus sit, ea in eo quod ad<text:line-break/>Salomonem melicorum principem scriptum est opere decla-<text:line-break/>ravi facile, usurpabis et admodum probata admiraberis.</text:span></text:p>
      <text:h text:style-name="P2" text:outline-level="1"><text:bookmark-start text:name="bookmark10"/>GALENI DE REMEDIIS PABABI-<text:line-break/>LIBUS LIBER SECUNDUS.<text:bookmark-end text:name="bookmark10"/></text:h>
      <text:h text:style-name="Heading_20_2" text:outline-level="2">Prooemium.</text:h>
      <text:p text:style-name="P271"><text:span text:style-name="T6">Quia petiisti ut de facile parabi-<text:line-break/>libus rdmediis ad te scriberem, Solon carissime, gratum<text:line-break/>tibi esse' putavi quae mihi per experientiam cognita<text:line-break/>sunt scribere et ad te mittere, a capillis usque ad pedes<text:line-break/>procedens, ut homo facile possit ipsa adipisci, incipiamus<text:line-break/>igitur primo a capillis.</text:span></text:p>
      <text:h text:style-name="Heading_20_2" text:outline-level="2">Cap. I.</text:h>
      <text:p text:style-name="P273"><text:span text:style-name="T19">[Parabilia externis capitis aspectibus curan-<text:line-break/>dis idonea.]</text:span><text:span text:style-name="T6"> [De </text:span><text:span text:style-name="T19">tincturis capillorumgj</text:span><text:span text:style-name="T6"> Unctiones ea-</text:span></text:p>
      <text:p text:style-name="P9"><text:span text:style-name="T6">pillorum, ut etiam cani fiant nigri. Scoriam ferri et<text:line-break/>plumbum coque, in aeeto usque est tertiam, partem et il-<text:line-break/>llue, et oleo tangi capillos prohibe. </text:span><text:span text:style-name="T19">Aliud.</text:span><text:span text:style-name="T6"> Radices cap-<text:line-break/>paris tere et coque in lacte asinae usque ad tertiam</text:span><text:span text:style-name="T58">;</text:span><text:span text:style-name="T6">par-<text:line-break/>tem et utere J hoc ferva, quia prorsus denigrat</text:span><text:span text:style-name="T58">:</text:span><text:span text:style-name="T6"> pilos </text:span><text:span text:style-name="T19">ca-<text:line-break/>pitis. Aliud.</text:span><text:span text:style-name="T6"> Testudinis marinae fel dissolve cum oleo et<text:line-break/>unge capillos. </text:span><text:span text:style-name="T19">Aliud.</text:span><text:span text:style-name="T6"> Racemulos in nucibus pendentes<text:line-break/>lu oleo coque, bitumen, liquidum adde et unge. </text:span><text:span text:style-name="T19">Aliud.<text:line-break/></text:span><text:span text:style-name="T6">Plumbum cum oleo. repone in 'vase plumbeo et eo unge<text:line-break/>capillos. </text:span><text:span text:style-name="T19">Aliud.</text:span><text:span text:style-name="T6"> Eehinum terrestrem combure et cum uleo</text:span><text:span text:style-name="T6">'<text:line-break/></text:span><text:span text:style-name="T6">dissolvens unge capillos et dimitte per totam noctem.<text:line-break/></text:span><text:span text:style-name="T19">Aliud</text:span><text:span text:style-name="T6"> quod ne cani fiant prohibet.. Recipe colocynthi-<text:line-break/>dem et perfora eam et purga ipsam bene ab iis quae sunt<text:line-break/>intus; deinde imple oleo laurino et adde femen hyoscya-<text:line-break/>mi non contritum, dimitte unum diem et unge semel in<text:line-break/>anno. Ad </text:span><text:span text:style-name="T19">dealbandos capillos.</text:span><text:span text:style-name="T6"> Stercus hirundinis terens<text:line-break/>cum felle tauri unge et albi fient. </text:span><text:span text:style-name="T19">Aliud.</text:span><text:span text:style-name="T6"> Verbasci albi</text:span></text:p>
      <text:p text:style-name="P9"><text:span text:style-name="T6">combure florem et extingue aceto et. misce et mixtura<text:line-break/>utere. </text:span><text:span text:style-name="T19">Ut flavi stant cmpiUi.</text:span><text:span text:style-name="T6"> Alumen coque&gt;lu aqua et<text:line-break/>madefacito capillos duobus diebus, et post hoc lava.cmn<text:line-break/>aqua, lu qua est dissoluta faex vini usta. </text:span><text:span text:style-name="T19">Aliud,</text:span><text:span text:style-name="T6"> Decocto<text:line-break/>lupinorum amarorum madefacito capillos; vel </text:span><text:span text:style-name="T19">ipsos</text:span><text:span text:style-name="T6"> lupi-<text:line-break/>nos amaros crudos' terens et permiscens cum aqua illine.<text:line-break/></text:span><text:span text:style-name="T19">Aliud.</text:span><text:span text:style-name="T6"> Faecem vini veteris ustam ac tritam.permisce cum<text:line-break/>oleo balanino ad cerati crassitudinem et unge caput, quando<text:line-break/>vadis dormitum. </text:span><text:span text:style-name="T19">Aliud.</text:span><text:span text:style-name="T6"> Eolia ligustri trita infunde- in<text:line-break/>succo-lanariae et utere hoc diluto. </text:span><text:span text:style-name="T19">Aliud.</text:span><text:span text:style-name="T6"> Rubiam, ssee-<text:line-break/>chadem citrluum, poIytrichum, absinthium et lupinos con-<text:line-break/>jice in aquam, reponens in vafe vitreo, </text:span><text:span text:style-name="T19">et'</text:span><text:span text:style-name="T6"> dimitte, per<text:line-break/>novem dies, movens bis in die; tempore vero Usus acci-<text:line-break/>piens dictae aquae quod sufficit, mitte in eam spongiam<text:line-break/>et dimitte, ut imbibat aquam: et quando fuerint desiccati<text:line-break/>capilli ea aqua prius irrigati, ablue cum aqua calida et<text:line-break/>sapone.</text:span></text:p>
      <text:p text:style-name="P8"><text:span text:style-name="T41">[ 2. </text:span><text:span text:style-name="T19">De capillorum destuvio.j</text:span><text:span text:style-name="T6"> Ad casum capillorum<text:line-break/>ulmi radicem et foliorum manipulum j, macera in iv cya-<text:line-break/>this aquae et unge et post hoc unge cum 'oleo.</text:span><text:span text:style-name="T19">' Aliud.<text:line-break/></text:span><text:span text:style-name="T6">Sambucum combure, ac miice cum cerato liquidissimo et<text:line-break/>unge. </text:span><text:span text:style-name="T19">Aliud.</text:span><text:span text:style-name="T6"> Aloen permisceto cum vino nigro ausiero<text:line-break/>et ungito. Aliud. Myrrham et ladanum illine cum vino<text:line-break/>aut oleo myrtino. </text:span><text:span text:style-name="T19">Aliud</text:span><text:span text:style-name="T6"> Accipe apes mullas et combure<text:line-break/>et misce cum oleo et unge, cavens ne ungas ea quae sunt<text:line-break/>circa. </text:span><text:span text:style-name="T19">Aliud.</text:span><text:span text:style-name="T6"> Recipe nigellam, combure, et tritam miscens<text:line-break/>cum aqua illine; maxime autem confert fuperciliis.</text:span></text:p>
      <text:p text:style-name="P7"><text:span text:style-name="T6">[3. </text:span><text:span text:style-name="T19">Le capillis, qui cadunt iis qui reficiuntur ex<text:line-break/></text:span><text:span text:style-name="T6">morbo.] . Ladanum cum vino et oleo rositceo coquito ad<text:line-break/>crassitudinem cerati et ungito. </text:span><text:span text:style-name="T19">Aliud</text:span><text:span text:style-name="T6"> Radicem mori de-<text:line-break/>cortica et combure et coque, ut dictum esu Aliud. Puli-<text:line-break/>cariae femen terens, pone in lixivio et lava capni; deinde<text:line-break/>coque lentiscum et collue caput. </text:span><text:span text:style-name="T19">Aliud,</text:span><text:span text:style-name="T6"> quo in loco</text:span></text:p>
      <text:p text:style-name="P9"><text:span text:style-name="T6">combusto ab igne .oriantur capilli. Folia ficus terantur et<text:line-break/>in farinam vertantur et apponantur loco.</text:span></text:p>
      <text:p text:style-name="P7"><text:span text:style-name="T6">[4. Psilothra.] Cerebrum vespertilionis terito cum<text:line-break/>laete mulieris et illine. Aliud. Fel thunni misce cum<text:line-break/>lacrima vel gummi hederae et illine. </text:span><text:span text:style-name="T19">Aliud.</text:span><text:span text:style-name="T6"> .Accipe<text:line-break/>fanguinem recentem leporis </text:span><text:span text:style-name="T6">et </text:span><text:span text:style-name="T6">adhibe. Aliud. Sanguinem<text:line-break/>cervi permisce cum aceto et obline. </text:span><text:span text:style-name="T19">Aliud.</text:span><text:span text:style-name="T6"> Semen urti-<text:line-break/>cae silvestris accipe, tere cum oleo et frica ipso'locum.<text:line-break/></text:span><text:span text:style-name="T19">Aliud.</text:span><text:span text:style-name="T6"> Vespertiliones plures vivos pone in bitumine et<text:line-break/>dimitte ut putrefiant et unge quemvis locum.</text:span></text:p>
      <text:p text:style-name="P7"><text:span text:style-name="T6">' [5. Ad alopecia.] Murem combure et tere et puI-<text:line-break/>verem permifce cum adipe ursino et unge, prius fricans<text:line-break/>locum cepa alba. </text:span><text:span text:style-name="T19">Aliud.</text:span><text:span text:style-name="T6"> Cantharidas combure et tere et<text:line-break/>pulverem permisce cum melle et ungito.. </text:span><text:span text:style-name="T19">Aliud.</text:span><text:span text:style-name="T6"> Foliis<text:line-break/>ficulneis frica diligenter, deinde unge cum adipe ursine.<text:line-break/></text:span><text:span text:style-name="T19">Aliud.</text:span><text:span text:style-name="T6"> Spumam maris combure et terens permisce cum<text:line-break/>oleo et unge. </text:span><text:span text:style-name="T19">Aliud.</text:span><text:span text:style-name="T6"> Ranam habentem longa' crura emn-</text:span></text:p>
      <text:p text:style-name="P9"><text:span text:style-name="T6">bure et terens misce cum pice liquida et unge locum prae-<text:line-break/>fricando ipsum. </text:span><text:span text:style-name="T19">Aliud.</text:span><text:span text:style-name="T6"> Equi fluvialis pellem combure et<text:line-break/>unge locum. </text:span><text:span text:style-name="T19">Aliud</text:span><text:span text:style-name="T6"> Sanguine testudinis marinae unge lo-<text:line-break/>cum. Aliud. Accipe muscerdam et tere et permisce cum<text:line-break/>aceto ad mellis crassitudinem et unge praefricato loco.<text:line-break/></text:span><text:span text:style-name="T19">Aliud.</text:span><text:span text:style-name="T6"> Asphodelum tere et permisce cum aceto vel vina,<text:line-break/>et praeradens locum frica foliis, ficus vel panno aspero,<text:line-break/>et illine. </text:span><text:span text:style-name="T19">Aliud.</text:span><text:span text:style-name="T6"> Radicem cannae urito et permisceto cum<text:line-break/>adipe </text:span><text:span text:style-name="T6">ursi, et </text:span><text:span text:style-name="T6">ungito. Aliud. Tithymallum tere et </text:span><text:span text:style-name="T6">unge<text:line-break/></text:span><text:span text:style-name="T6">locum.</text:span></text:p>
      <text:p text:style-name="P7"><text:span text:style-name="T6">[si. De porrigine.] Cimoliae aqua prius maceratae<text:line-break/>misce succum betae et illine et sinito dum inaruerint.;<text:line-break/>deinde lava; post thus masculum tere, permisce cum vluo<text:line-break/>et oleo atque unge, ac sinito quousque desiccetur’; su-<text:line-break/>qnenti vero die herbam •pedicularem 'ex oleo-. illinito,<text:line-break/>aliud.. Accipe nitri, faecis vini, mirobolanorum, singulo-<text:line-break/>rum libram,. herbae pedicularis sesquilibram, permisce</text:span></text:p>
      <text:p text:style-name="P9"><text:span text:style-name="T6">cum oleo antiquo </text:span><text:span text:style-name="T6">et </text:span><text:span text:style-name="T6">unge. </text:span><text:span text:style-name="T6">Aliud. </text:span><text:span text:style-name="T6">Humidas autem por-<text:line-break/>rigines. </text:span><text:span text:style-name="T6">aqua </text:span><text:span text:style-name="T6">salsa vel decocto lupinorum ablue; est<text:line-break/>enim usu probatum. </text:span><text:span text:style-name="T19">Aliud.</text:span><text:span text:style-name="T6"> Lava caput succo portulacae.<text:line-break/></text:span><text:span text:style-name="T19">Aliud.</text:span><text:span text:style-name="T6"> Unge caput succo betae cocto- vel crudo permixto<text:line-break/>cum melle. </text:span><text:span text:style-name="T19">Aliud.</text:span><text:span text:style-name="T6"> Cimoliam permisce cum decocto foe-<text:line-break/>nigraeci et impone. </text:span><text:span text:style-name="T19">Aliud.</text:span><text:span text:style-name="T6"> Radicem cucumeris silvestris<text:line-break/>coque et ejus decocto lavato. </text:span><text:span text:style-name="T19">Aliud.</text:span><text:span text:style-name="T6"> Scillam coque, ubi<text:line-break/>suerit mollis, exprime succum et ei parum olei admisce<text:line-break/>et unge.</text:span></text:p>
      <text:p text:style-name="P7"><text:span text:style-name="T6">[7. De </text:span><text:span text:style-name="T19">psudraaiis et exanthematibus</text:span><text:span text:style-name="T6"> capitis.] Psydra-<text:line-break/>cia sunt parva tubercula facta in capite, similia vesicis<text:line-break/>eminentibus in superficie.- Exanthemata vero sunt ulce-<text:line-break/>rationes factae in summa cutis subrubicundae et asperae.<text:line-break/>Curantur autem utraque remediis ordine subsequenti posi-<text:line-break/>tis- Primum accipe lomeutum et funde in vinum et ap-<text:line-break/>pone ut ceratum. Aliud. Fac ceratum ex ligustro et </text:span><text:span text:style-name="T19">ce-<text:line-break/></text:span><text:span text:style-name="T6">russa et illine. </text:span><text:span text:style-name="T19">Aliud.'</text:span><text:span text:style-name="T6"> Accipe amyli, cerussae, aluminis,<text:line-break/>foliorum viridium rutae, singulorum drachmas quatuor.</text:span></text:p>
      <text:p text:style-name="P9"><text:span text:style-name="T6">permisce Vum aceto et oleo rnyrtino et unge. Aliud.<text:line-break/>Accipe spumae argenti, cerussae, singulorum fesquiunciam,<text:line-break/>salsuris </text:span><text:span text:style-name="T6">- </text:span><text:span text:style-name="T6">ignem </text:span><text:span text:style-name="T41">ηο'η </text:span><text:span text:style-name="T6">experti drachmas octo, dilue oleo<text:line-break/>myrtino et unge.</text:span></text:p>
      <text:p text:style-name="P7"><text:span text:style-name="T6">[ 8. De </text:span><text:span text:style-name="T19">achoribus at favis i]</text:span><text:span text:style-name="T6"> Achor est affectio oriens<text:line-break/>in capite, perforans cutim tenuibus foraminibus, per quae<text:line-break/>exit sanies partim viscosa. Affectio similis est favus, fed<text:line-break/>facit foramina majora continentia humiditatem melli fimi-<text:line-break/>lem. Curantur autem sic. Abrasum caput fove bis aut<text:line-break/>ter </text:span><text:span text:style-name="T6">.aut </text:span><text:span text:style-name="T6">saepius aqua calida decocti myrti aut rubi aut<text:line-break/>lentis aut lupinorum amarorum aut radicis </text:span><text:span text:style-name="T6">asparagi;<text:line-break/></text:span><text:span text:style-name="T6">quum autem eflluet mulla sanies capiti, folia salicis</text:span><text:span text:style-name="T6">\ </text:span><text:span text:style-name="T6">aut<text:line-break/>lentem coctam in aqua imponito: confert' etiam anle ca-<text:line-break/>put sulfure et parietaria et sapone oblinere. </text:span><text:span text:style-name="T19">Aliud.</text:span><text:span text:style-name="T6"> Ac-*<text:line-break/>cipe lithargyri drach. xvj. foliorum rutae drach. viij, her-<text:line-break/>bae pedicularis drach. iv, attramenti sutorii drach. </text:span><text:span text:style-name="T6">ij,<text:line-break/></text:span><text:span text:style-name="T6">aceto et oleo myrtino excipito.</text:span></text:p>
      <text:h text:style-name="P6" text:outline-level="2">Cap. II.</text:h>
      <text:p text:style-name="P271"><text:span text:style-name="T6">[De </text:span><text:span text:style-name="T19">internis capitis affectibus^</text:span><text:span text:style-name="T6"> [t. </text:span><text:span text:style-name="T19">De<text:line-break/>tremore capiti</text:span><text:span text:style-name="T6">s.] Stoechadem da bibendam ex aqua. </text:span><text:span text:style-name="T19">Aliud<text:line-break/></text:span><text:span text:style-name="T6">Artemisiae'succum parva habentis folia permisce cum oleo<text:line-break/>rosaceo et unge nervorum origines. </text:span><text:span text:style-name="T19">Aliud,</text:span><text:span text:style-name="T6"> Spinae albae<text:line-break/>femen bibendum exhibet </text:span><text:span text:style-name="T19">Aliud.</text:span><text:span text:style-name="T6"> Castoreum aqua dilue et<text:line-break/>bibendum praebe.</text:span></text:p>
      <text:p text:style-name="P7"><text:span text:style-name="T6">[ 2. </text:span><text:span text:style-name="T19">De dolore capitis.] Cornu</text:span><text:span text:style-name="T6"> cervi combure et tere<text:line-break/>et permisce cum oleo rosaceo et unge frontem ac tem-<text:line-break/>pora. </text:span><text:span text:style-name="T19">Aliud.</text:span><text:span text:style-name="T6"> Cerebrum vulturis terens illine caput et<text:line-break/>tempora. </text:span><text:span text:style-name="T19">Aliud.</text:span><text:span text:style-name="T6"> Pfyllium suffundens oleo rosaceo per-<text:line-break/>misce et utere; hoc autem confert et ad hemicraniam".<text:line-break/></text:span><text:span text:style-name="T19">Aliud.</text:span><text:span text:style-name="T6"> Styracem liquidam permisce cum oleo et applica.<text:line-break/></text:span><text:span text:style-name="T19">Aliud.</text:span><text:span text:style-name="T6"> Asellos fub hydriis degentes coque in oleo </text:span><text:span text:style-name="T19">et<text:line-break/></text:span><text:span text:style-name="T6">unge caput. </text:span><text:span text:style-name="T19">Aliud,</text:span><text:span text:style-name="T6"> Flores mali punici vel ipsa balausiia<text:line-break/>coque in vino aut aqua marina usque ad consumptionem<text:line-break/>tertiae partis et tere et cum cerato permiscens admove.<text:line-break/></text:span><text:span text:style-name="T19">Aliud.</text:span><text:span text:style-name="T6"> Pulegio et foeniculi radice cum farina hordei Iine</text:span></text:p>
      <text:p text:style-name="P8"><text:span text:style-name="T6">tempora. </text:span><text:span text:style-name="T19">Aliud.</text:span><text:span text:style-name="T6"> Mentem aut sinapi cum aceto permisce<text:line-break/>et madefac tempora bis in die.</text:span></text:p>
      <text:p text:style-name="P7"><text:span text:style-name="T6">[ 3. Ad </text:span><text:span text:style-name="T19">dolorem capitis </text:span><text:span text:style-name="T19">et</text:span><text:span text:style-name="T6"> </text:span><text:span text:style-name="T6">temporum.] Accipe opii<text:line-break/>magnitudinem fabae et pulegii partes fex et lentisci </text:span><text:span text:style-name="T19">et<text:line-break/></text:span><text:span text:style-name="T6">excipe aceto, ac oleo rosaceo et ungito. </text:span><text:span text:style-name="T19">Aliud,</text:span><text:span text:style-name="T6"> Rumi-<text:line-break/>cem acidum et gallam tere er unge tempora et frontem.<text:line-break/>Aliud. Castoreum dissolve cum oleo rosaceo et aceto; unge<text:line-break/>frontem et tempora. </text:span><text:span text:style-name="T19">Aliud.</text:span><text:span text:style-name="T6"> Iridem siccam et cardarno-<text:line-break/>mum minus aceto refolve et line capillos, sicut faciunt<text:line-break/>mulieres qnurn inungunt eos. </text:span><text:span text:style-name="T19">AliuiL.</text:span><text:span text:style-name="T6"> Succum peucedani<text:line-break/>oleo irino diluens imponito. Aliud. Hirundinum nidum<text:line-break/>ne permittas in. terram cadere, et lutum, quod est ster-<text:line-break/>cori mixtum capito, et aceto in vafe ligneo subigito et<text:line-break/>illine frontem. </text:span><text:span text:style-name="T19">Aliud.</text:span><text:span text:style-name="T6"> Gummi hederae aceto et oleo<text:line-break/>Tofaceo diluens ungue tempora. </text:span><text:span text:style-name="T19">Aliud remedium.'</text:span><text:span text:style-name="T6"> Pilulas,<text:line-break/></text:span><text:span text:style-name="T6">- </text:span><text:span text:style-name="T6">hoc est caprinum stercus, ex aceto et oleo rosaceo terito,<text:line-break/>fronti illinito et fascia deligato; id facito mane ac ves-<text:line-break/>peri et caput dolentem sanitati restitues. </text:span><text:span text:style-name="T19">Aliud.</text:span><text:span text:style-name="T6"> Euphor-</text:span></text:p>
      <text:p text:style-name="P8"><text:span text:style-name="T6">bio et atramento scriptorio </text:span><text:span text:style-name="T6">una </text:span><text:span text:style-name="T6">cum aceto detritis fron-<text:line-break/>tem illine. </text:span><text:span text:style-name="T19">Aliud.</text:span><text:span text:style-name="T6"> Puer impubes in limine aegroti ja-<text:line-break/>nuae mingat; tu vero acetum infundito, atque utrumque<text:line-break/>in unum super limen commisceto, donec sordium acquirat<text:line-break/>crassitudinem, ac eadem'illa hora fronti imponito. </text:span><text:span text:style-name="T19">Aliud.<text:line-break/></text:span><text:span text:style-name="T6">Si qua ex partu capitis dolore lentetur, cinerem cum<text:line-break/>aceto admiscens fronti superdato. </text:span><text:span text:style-name="T19">Aliud.</text:span><text:span text:style-name="T6"> Hederae lacri-<text:line-break/></text:span><text:span text:style-name="T6">ma </text:span><text:span text:style-name="T6">cum aceto </text:span><text:span text:style-name="T6">et </text:span><text:span text:style-name="T6">rosaceo mixta tempora 'et frontem obline.<text:line-break/>Epithema ad idem. Nasturtium eum aceto et tofaceo<text:line-break/>misceto ad cerati crassitudinem imponitoque ita, ut a<text:line-break/>tempore ad tempus pertineat; illico dolorem auferes.</text:span></text:p>
      <text:p text:style-name="P142"><text:span text:style-name="T6">[</text:span><text:span text:style-name="T6"><text:tab/></text:span><text:span text:style-name="T6">4. Ad </text:span><text:span text:style-name="T19">eos qui ex altera capitis parte</text:span><text:span text:style-name="T6"> dolent.J Aca-<text:line-break/>ciam rosaceo cerato excipiens utere. </text:span><text:span text:style-name="T19">Aliud.</text:span><text:span text:style-name="T6"> Cichorium im-<text:line-break/>positum et capitis dolores et exustiones a sole factas<text:line-break/>tollit. ,<text:tab/>'</text:span></text:p>
      <text:p text:style-name="P143"><text:span text:style-name="T6">[</text:span><text:span text:style-name="T6"><text:tab/></text:span><text:span text:style-name="T6">5. Ad </text:span><text:span text:style-name="T19">comitialem</text:span><text:span text:style-name="T6"> morbum.] Milvum in olla cre-<text:line-break/>mato viventem cineremque propinato et fanabis. </text:span><text:span text:style-name="T19">Aliud.<text:line-break/></text:span><text:span text:style-name="T6">Ejusdem jecur ustum et tritum ex aqua potui dato. </text:span><text:span text:style-name="T19">Aliud.</text:span></text:p>
      <text:p text:style-name="P9"><text:span text:style-name="T6">Asini </text:span><text:span text:style-name="T6">stercus frictum cochleariorum </text:span><text:span text:style-name="T6">duorum pondere </text:span><text:span text:style-name="T6">quo-<text:line-break/></text:span><text:span text:style-name="T6">tidie exhibeto, atque aegrotus morbo </text:span><text:span text:style-name="T6">liberabitur; id re-<text:line-break/></text:span><text:span text:style-name="T6">medium </text:span><text:span text:style-name="T6">longa experientia cornprbbatum est. </text:span><text:span text:style-name="T19">Aliud.</text:span><text:span text:style-name="T6"> Urina<text:line-break/>verris in fumo arefacta ex oxymelite pola bene facit;<text:line-break/>esto autem urinae portio </text:span><text:span text:style-name="T6">ad </text:span><text:span text:style-name="T6">Aegyptiae fabae magnitudi-<text:line-break/>nem , fed optima est apri. </text:span><text:span text:style-name="T19">Aliud.</text:span><text:span text:style-name="T6"> Hircinum stercus ad<text:line-break/>morbum comitialem proficit, si ex eo quindecim, globuli<text:line-break/>ad summum exhibeantur. </text:span><text:span text:style-name="T6">Aliud. </text:span><text:span text:style-name="T6">Agrestis malvae succum<text:line-break/>aegrotus per triginta dies jejunus bibat et curabitur.<text:line-break/></text:span><text:span text:style-name="T19">Aliud.</text:span><text:span text:style-name="T6"> Mustellae. jecur .aridum ex aqua propinato.; id </text:span><text:span text:style-name="T19">fa-<text:line-break/>cias</text:span><text:span text:style-name="T6"> autem, quum aegrotus mox est caiurns.</text:span><text:span text:style-name="T19">' - Allusu</text:span><text:span text:style-name="T6"> Pa-<text:line-break/>rum olei leporis coagulo infundito et pilulas, facito; ex<text:line-break/>quibus modo unam, modo duas praebeto. </text:span><text:span text:style-name="T19">Aliud,</text:span><text:span text:style-name="T6"> Mu stel-<text:line-break/>lae sanguine,, oblinito ac musiellam pedibus capiteque<text:line-break/>abjectis edendam apponito. Pariter et strumis exhibita<text:line-break/>mustella prodest. Aliud. Murem dissecans, per lunae silen-<text:line-break/>tium jecur ipsius extrahito et assutu aegro, ut’ cumedat,<text:line-break/>exhibeto. Juvat etiam oxymel scilliticum et Juliani et<text:line-break/>theriaca.</text:span></text:p>
      <text:p text:style-name="P8"><text:span text:style-name="T6">fsi» Aliud </text:span><text:span text:style-name="T19">odorabile ad comitialem ajscctum.]</text:span><text:span text:style-name="T6"> Ti-<text:line-break/>thymallum cum aceto et polenta terens placentulas con-<text:line-break/>ficito olsaciendasque laboranti offerto </text:span><text:span text:style-name="T6">et </text:span><text:span text:style-name="T6">non cadet. Con-<text:line-break/>fert etiam odorari peucedanum et picem.</text:span></text:p>
      <text:p text:style-name="P7"><text:span text:style-name="T6">£7. </text:span><text:span text:style-name="T19">Suffimentum comitialem morbum</text:span><text:span text:style-name="T6"> detegens/} La-<text:line-break/>pidem gagatem suffitu, ipsum circumvelans, ne odor dis-<text:line-break/>sipetur, cadetque si re vera comitiali morbo affectus est.</text:span></text:p>
      <text:p text:style-name="P7"><text:span text:style-name="T6">[8. </text:span><text:span text:style-name="T19">Potiones, per quas dignoscitur, utrum comitialis ’<text:line-break/>morbiis sanabilis stt.j</text:span><text:span text:style-name="T6"> Acaciae drachmam aqua diluens bi-<text:line-break/>hendam datu; si vomuerit, insanabile malum, est, sin au-<text:line-break/>tem febricitaverit, potio ipsi prodest.</text:span></text:p>
      <text:p text:style-name="P7"><text:span text:style-name="T6">[9. </text:span><text:span text:style-name="T6">A </text:span><text:span text:style-name="T19">sidere percusuorum curatio.] Asini lotio ipsos<text:line-break/></text:span><text:span text:style-name="T6">consperge et sanescent,</text:span></text:p>
      <text:p text:style-name="P7"><text:span text:style-name="T6">[10. </text:span><text:span text:style-name="T19">Si comitiali morbo humi prostratum consusum<text:line-break/>excitare</text:span><text:span text:style-name="T6"> vij.] Thymum aut pulegium conterens ejus<text:line-break/>naribus admoveto.</text:span></text:p>
      <text:p text:style-name="P7"><text:span text:style-name="T19">[ii. Materiam per nares detrab.entia.~\</text:span><text:span text:style-name="T6"> Anagallidrs</text:span></text:p>
      <text:p text:style-name="P9"><text:span text:style-name="T6">caeruleum habentis . florem succum naribus instillato, ju-<text:line-break/>betoque .supiuum aegrotum spiritum adducere; hoc enim<text:line-break/>omnibus ex capite laborantibus opitulantur. </text:span><text:span text:style-name="T19">Aliud.</text:span><text:span text:style-name="T6"> Suc-<text:line-break/>cum hederae albae naribus instillato. </text:span><text:span text:style-name="T19">Aliud.</text:span><text:span text:style-name="T6"> Nigellae es-<text:line-break/>pressum succum cum mulsa instilla. Ad eundem modum<text:line-break/>et iride veteri oleo admixto utitor. Aliud. Betae radicis<text:line-break/>succum in nares infunde </text:span><text:span text:style-name="T6">et </text:span><text:span text:style-name="T6">caput purgat..</text:span></text:p>
      <text:h text:style-name="Heading_20_2" text:outline-level="2">Cap. III.</text:h>
      <text:p text:style-name="P271"><text:span text:style-name="T19">[Ad aurium affectiones.]</text:span><text:span text:style-name="T6"> [i. </text:span><text:span text:style-name="T19">Ad eas<text:line-break/>quae in auditoriis meatibus stunt.j</text:span><text:span text:style-name="T6"> Vino diluto aut mulsa<text:line-break/>aurem subluito, </text:span><text:span text:style-name="T6">ac </text:span><text:span text:style-name="T6">lycium in ovi putamine macerans in-<text:line-break/>fundito.</text:span></text:p>
      <text:p text:style-name="P7"><text:span text:style-name="T6">p2. </text:span><text:span text:style-name="T19">Ad inflammationes et dolores.] Allii</text:span><text:span text:style-name="T6"> capitula<text:line-break/>contusa cum oleo in olla calefacito, oleumque in </text:span><text:span text:style-name="T6">aurem<text:line-break/></text:span><text:span text:style-name="T6">insundito et dolor sedabitur. ,</text:span></text:p>
      <text:p text:style-name="P7"><text:span text:style-name="T6">[ 3. </text:span><text:span text:style-name="T19">Ad magnum doloremij</text:span><text:span text:style-name="T6"> Anserinum jecur salsum<text:line-break/>cum nardo eliquato et repurgans in amem indito. </text:span><text:span text:style-name="T6">‘</text:span></text:p>
      <text:p text:style-name="P7"><text:span text:style-name="T6">[ 4. </text:span><text:span text:style-name="T19">Ad aures sunie manantes.]</text:span><text:span text:style-name="T6"> Liquidum alumen<text:line-break/>aqua diluens in vitreum vas conde et maceratum instilla.</text:span></text:p>
      <text:p text:style-name="P8"><text:span text:style-name="T41">[5. </text:span><text:span text:style-name="T6">Ad </text:span><text:span text:style-name="T19">aures purulentas et graviter dolentes.']</text:span><text:span text:style-name="T6"> Porri<text:line-break/>fticco melle dilutu utere. </text:span><text:span text:style-name="T19">Aliud. </text:span><text:span text:style-name="T19">_</text:span><text:span text:style-name="T6"> </text:span><text:span text:style-name="T6">.Opinm dulci-vino eli-<text:line-break/>quans ac tepefaciens, in aurem injice. </text:span><text:span text:style-name="T19">Aliud.</text:span><text:span text:style-name="T6"> Cedri<text:line-break/>lacrimam ex pauca nardo immittito. </text:span><text:span text:style-name="T19">Aliud.</text:span><text:span text:style-name="T6"> Mel et oleum<text:line-break/>una, in vasculo, prius tepefacta instillato.</text:span></text:p>
      <text:p text:style-name="P7"><text:span text:style-name="T6">[6. Ad </text:span><text:span text:style-name="T19">teraduies et suniemij</text:span><text:span text:style-name="T6"> Alumen scissile cum<text:line-break/>acetc et dulci, vino elixum ad-mellis crassitudinem lusu-<text:line-break/>fum tam in recentibus quam antiquis vitiis efficax est.</text:span></text:p>
      <text:p text:style-name="P7"><text:span text:style-name="T6">[7. Ad </text:span><text:span text:style-name="T19">sonitus aurium intra scipsus et acres</text:span><text:span text:style-name="T6"> dolores.]<text:line-break/>Cedri lacrimam cum melle mixtam instilla. </text:span><text:span text:style-name="T19">Aliud.</text:span><text:span text:style-name="T6"> Aloen<text:line-break/>jecerariam'cum musso ad iordium,crassitudinem tempera-<text:line-break/>tam infunde.' Aliud, Vulpis adipem eliquatam infunde-<text:line-break/></text:span><text:span text:style-name="T19">Aliud.</text:span><text:span text:style-name="T6"> Nardum tepefactum infundito. </text:span><text:span text:style-name="T19">Aliud.</text:span><text:span text:style-name="T6"> Cassiam ex<text:line-break/>rosaceo injicito. </text:span><text:span text:style-name="T19">Aliud.</text:span><text:span text:style-name="T6"> Blattas domesticas oleo Tofaceo<text:line-break/>infervefactas instilla.</text:span></text:p>
      <text:p text:style-name="P7"><text:span text:style-name="T6">[8&lt;‘ </text:span><text:span text:style-name="T19">Ad </text:span><text:span text:style-name="T19">doloraa paulatim ingruentes^</text:span><text:span text:style-name="T6"> Lanam fucci-<text:line-break/>dam in aeeto fervefactam exprimito et humorem ex ipsa<text:line-break/>lana in aurem impone, superposita lana. </text:span><text:span text:style-name="T19">Aliud.</text:span><text:span text:style-name="T6"> Mali pu-<text:line-break/>nici immaturi succo cum melle utere, aut succo lentisci</text:span></text:p>
      <text:p text:style-name="P144"><text:span text:style-name="T6">aut herbae parietariae''aut ligustri aut-rubi ; horum cu-<text:line-break/>jusque succum aut per se aut melli'‘sidmjsdens et elixans<text:line-break/>utere;' aut plantaginis aut lactucae aut</text:span><text:span text:style-name="T26">1</text:span><text:span text:style-name="T6">'’sanguinalis jsucco<text:line-break/>similiter utere.<text:tab/>' -..<text:tab/>• • </text:span><text:span text:style-name="T58">;</text:span><text:span text:style-name="T6"> </text:span><text:span text:style-name="T6">orr </text:span><text:span text:style-name="T6">: </text:span><text:span text:style-name="T19">.rdrrAt </text:span><text:span text:style-name="T19">/</text:span></text:p>
      <text:p text:style-name="P145"><text:span text:style-name="T6">~ ' i </text:span><text:span text:style-name="T6">[-9* </text:span><text:span text:style-name="T19">Ad dolores^ absque </text:span><text:span text:style-name="T66">uleere.su</text:span><text:span text:style-name="T69"> </text:span><text:span text:style-name="T6">Sulfur ignem misti<text:line-break/>expertum per calamum naribus insuffletur. </text:span><text:span text:style-name="T19">Aliud.</text:span><text:span text:style-name="T6"> Opium<text:line-break/>muliebri lacte temperatum instilla,- </text:span><text:span text:style-name="T6">.atra </text:span><text:span text:style-name="T6">’.<text:tab/>: .</text:span></text:p>
      <text:p text:style-name="P147"><text:span text:style-name="T19">Ad gravem auditumij</text:span><text:span text:style-name="T6"> Absinthium in aqua de-<text:line-break/>coquens aurem decocto eluito. '<text:tab/>•</text:span></text:p>
      <text:p text:style-name="P148"><text:span text:style-name="T6">[11. </text:span><text:span text:style-name="T19">Ad surditatem naturalem</text:span><text:span text:style-name="T6">Caprae nuper jugu-<text:line-break/>latae cornu caprino- lotio impleto et fumum per dies ix,<text:line-break/>suspendito et'utere.<text:tab/>. ' </text:span><text:span text:style-name="T6">- -<text:tab/></text:span><text:span text:style-name="T26">;</text:span></text:p>
      <text:p text:style-name="P7"><text:span text:style-name="T6">[12- Ad </text:span><text:span text:style-name="T19">suniius ex prosundoij</text:span><text:span text:style-name="T6"> Acetum et oleum<text:line-break/>rosaceum, rutam et cuminum cum melle macerans utitor,<text:line-break/>(13. </text:span><text:span text:style-name="T19">Ad tinnitus sunosque repente exortos.]</text:span><text:span text:style-name="T6"> Acetum<text:line-break/>acre tepefactum in aurem demitte. </text:span><text:span text:style-name="T19">Allusu</text:span><text:span text:style-name="T6"> Vitis albae,<text:line-break/>mellis, veratri albi et rosacei olei portionem, in unum<text:line-break/>permiscens, in aurem dato. &lt;</text:span></text:p>
      <text:p text:style-name="P149"><text:span text:style-name="T41">[14, </text:span><text:span text:style-name="T6">Ad aurem </text:span><text:span text:style-name="T19">dolentem et sanie manentem.]</text:span><text:span text:style-name="T6"> </text:span><text:span text:style-name="T6">Acetum,<text:line-break/>mel </text:span><text:span text:style-name="T6">rcfeumque permisce et tepefactis utere,,.<text:tab/></text:span><text:span text:style-name="T6">.,</text:span><text:span text:style-name="T58">e&gt;</text:span><text:span text:style-name="T6">;</text:span></text:p>
      <text:p text:style-name="P7"><text:span text:style-name="T6">[15. </text:span><text:span text:style-name="T19">Ad </text:span><text:span text:style-name="T19">acerbos </text:span><text:span text:style-name="T19">doloresgj</text:span><text:span text:style-name="T6"> Subactam oleo </text:span><text:span text:style-name="T6">adipem<text:line-break/></text:span><text:span text:style-name="T6">infundito et spongia locum occludito; facit </text:span><text:span text:style-name="T6">et </text:span><text:span text:style-name="T6">ad </text:span><text:span text:style-name="T6">nervo-<text:line-break/>rnm </text:span><text:span text:style-name="T6">morbos cum </text:span><text:span text:style-name="T6">vulpino </text:span><text:span text:style-name="T6">adipe atque </text:span><text:span text:style-name="T6">suillo </text:span><text:span text:style-name="T6">aequa </text:span><text:span text:style-name="T6">por-<text:line-break/>tione </text:span><text:span text:style-name="T6">permixta.</text:span></text:p>
      <text:p text:style-name="P7"><text:span text:style-name="T6">[t6. Ad </text:span><text:span text:style-name="T19">dolores aurium ac phlegmonasi]</text:span><text:span text:style-name="T6"> HestuIae<text:line-break/>regiae radicem mundato et in oleum vase </text:span><text:span text:style-name="T6">vitreo </text:span><text:span text:style-name="T6">conten-<text:line-break/>tum demittito et per continuos quadraginta </text:span><text:span text:style-name="T6">dies </text:span><text:span text:style-name="T6">sub </text:span><text:span text:style-name="T6">canis<text:line-break/></text:span><text:span text:style-name="T6">aestu insolato , deinde utitor.</text:span></text:p>
      <text:p text:style-name="P7"><text:span text:style-name="T6">[ 17. Ad </text:span><text:span text:style-name="T19">ulceratas aures et purulentas.^</text:span><text:span text:style-name="T6"> Lacertas<text:line-break/></text:span><text:span text:style-name="T6">pusillas </text:span><text:span text:style-name="T6">venatus mundo oleo eliquato, atque ita in </text:span><text:span text:style-name="T6">aurem<text:line-break/></text:span><text:span text:style-name="T6">demittito et vermes, si in aure fuerint, sanabis.</text:span></text:p>
      <text:p text:style-name="P150"><text:span text:style-name="T6">[1S. </text:span><text:span text:style-name="T6">Ad </text:span><text:span text:style-name="T19">aurium vermiculos et </text:span><text:span text:style-name="T19">ad </text:span><text:span text:style-name="T19">ea quae in </text:span><text:span text:style-name="T19">aurem<text:line-break/></text:span><text:span text:style-name="T19">subierunt.]</text:span><text:span text:style-name="T6"> Caepas et hyssopum in lotio vetere conterens<text:line-break/>instillato. </text:span><text:span text:style-name="T19">AUud,</text:span><text:span text:style-name="T6"> Partis interioris colocynthidis suminum,<text:line-break/>aluminis Aegyptii, pares portiones in </text:span><text:span text:style-name="T6">cedrino </text:span><text:span text:style-name="T6">oleo mace-<text:line-break/></text:span><text:span text:style-name="T6">rans </text:span><text:span text:style-name="T6">infundito.<text:tab/></text:span><text:span text:style-name="T6">'</text:span></text:p>
      <text:p text:style-name="P8"><text:span text:style-name="T6">fl9. Ad </text:span><text:span text:style-name="T19">surdes</text:span><text:span text:style-name="T6"> aurium. educendas.] Lanam unguen-<text:line-break/>taria glande madidam in aurem demitte et lanam sordium<text:line-break/>plenam invenies. </text:span><text:span text:style-name="T19">Aliud.</text:span><text:span text:style-name="T6"> Nitrum tenue in aurem conji-<text:line-break/>cito acetumque instillato; super lana mollis addenda est<text:line-break/>et per noctem relinquenda; sequenti vero </text:span><text:span text:style-name="T6">die </text:span><text:span text:style-name="T6">calida aqua<text:line-break/>et oleo aurem eluito.</text:span></text:p>
      <text:p text:style-name="P151"><text:span text:style-name="T6">[ 20. </text:span><text:span text:style-name="T19">Ad aurem dolentemij</text:span><text:span text:style-name="T6"> Salis flos cum tofaceo<text:line-break/>et aceto infundendus esu </text:span><text:span text:style-name="T6">...<text:tab/></text:span><text:span text:style-name="T6">- </text:span><text:span text:style-name="T58">v</text:span></text:p>
      <text:p text:style-name="P7"><text:span text:style-name="T6">£21. </text:span><text:span text:style-name="T19">Ad suniem </text:span><text:span text:style-name="T19">aurium </text:span><text:span text:style-name="T19">et magnum dolarem.^</text:span><text:span text:style-name="T6"> Nitrum<text:line-break/>rosaceo dilutum in aurem demitte. </text:span><text:span text:style-name="T19">Aliud.</text:span><text:span text:style-name="T6"> Album vera-<text:line-break/>trum ex vino aut aceto cum alumine infunde; radicis<text:line-break/>praeterea calaminthae succus aceto maceratus instilletur.</text:span></text:p>
      <text:p text:style-name="P7"><text:span text:style-name="T6">[22. </text:span><text:span text:style-name="T19">Ad diuturna</text:span><text:span text:style-name="T6"> vitia.] Lycii et mellis aequas por-<text:line-break/>tiones commiscens utere.</text:span></text:p>
      <text:p text:style-name="P7"><text:span text:style-name="T6">[23. Ad </text:span><text:span text:style-name="T19">instammatas aures.]</text:span><text:span text:style-name="T6"> Capitulorum papaveris<text:line-break/>cortices contere et tertiam partem cum hordeacea' farina,<text:line-break/>permisce et in dulci diluto incoque, cataplasmaque<text:line-break/>confice.</text:span></text:p>
      <text:p text:style-name="P8"><text:span text:style-name="T41">[24. </text:span><text:span text:style-name="T6">Ad aures </text:span><text:span text:style-name="T19">faniednanantes et dolentes.]</text:span><text:span text:style-name="T6"> Medullam<text:line-break/>vituli liquefaciens instilla. </text:span><text:span text:style-name="T19">Aliud.</text:span><text:span text:style-name="T6"> Scoriam ferri terens in<text:line-break/>aceto acerrimo instilla.</text:span></text:p>
      <text:p text:style-name="P7"><text:span text:style-name="T6">[2si. Ad </text:span><text:span text:style-name="T19">strumas</text:span><text:span text:style-name="T6"> et parotidas.] Scrophulas communi<text:line-break/>quidem curatione discutiunt ea, quae scirrhos, propria<text:line-break/>vero ita. Farinam lupinorum amarorum eoque in oxyme-<text:line-break/>lite et illine. Aliud. Stercus bovis aut caprae coque in<text:line-break/>aceto et. appone. </text:span><text:span text:style-name="T19">Aliud.</text:span><text:span text:style-name="T6"> Calcem melli aut oleo aut<text:line-break/>adipi porci permisce et appone. </text:span><text:span text:style-name="T19">Aliud.</text:span><text:span text:style-name="T6"> Farinam iridis et<text:line-break/>stercus, columbi coque in vino et adhibe. &lt; Aliud. Accipe<text:line-break/>axungiae veteris, seminis hyoscyami, picis, olei antiqui<text:line-break/>stercoris citrini gallinae singulorum pares portiones, com-<text:line-break/>misce et admove.</text:span></text:p>
      <text:h text:style-name="Heading_20_2" text:outline-level="2">Cap. IV.</text:h>
      <text:p text:style-name="P271"><text:span text:style-name="T19">[Parabilia medicamenta ad oculorum mor-<text:line-break/>bosi}</text:span><text:span text:style-name="T6"> nil. </text:span><text:span text:style-name="T19">Ad oghdialnnmn incipientem.]</text:span><text:span text:style-name="T6"> Succum men-<text:line-break/>thae infunde, resolvit enim; sed melior est sanguis co-<text:line-break/>lumbi., </text:span><text:span text:style-name="T19">Aliud.</text:span><text:span text:style-name="T6"> Foeniculi succum exprime et utere; anti-<text:line-break/>quus autem est melior; permisce autem eum aquae et</text:span></text:p>
      <text:p text:style-name="P9"><text:span text:style-name="T6">utere. Aliud. Ex ruta recente succum exprime et pone lu<text:line-break/>pyxide </text:span><text:span text:style-name="T6">aeris </text:span><text:span text:style-name="T6">rubri et utere. </text:span><text:span text:style-name="T19">Aliud,</text:span><text:span text:style-name="T6"> Ex cotoneis coctis et<text:line-break/>farina hordei et vino albo cataplasma facito. </text:span><text:span text:style-name="T19">Aliud.</text:span><text:span text:style-name="T6"> Folia<text:line-break/>papaveris et cortices granatorum cum polline hordei su-<text:line-break/>perdato. Aliud. Rosas coctas et tritas, ' impone. </text:span><text:span text:style-name="T19">Aliud.<text:line-break/></text:span><text:span text:style-name="T6">Decoctum meliloti infunde. </text:span><text:span text:style-name="T19">Aliud.</text:span><text:span text:style-name="T6"> Ex foliis coctani tritis<text:line-break/>fac cataplasma cum vino </text:span><text:span text:style-name="T6">et </text:span><text:span text:style-name="T6">polenta. </text:span><text:span text:style-name="T6">„</text:span></text:p>
      <text:p text:style-name="P7"><text:span text:style-name="T6">[2. Ad ungulam.] Dicitur ungula, moibus oculi,<text:line-break/>quando cornea aliquando quidem superficie tenus,,aliquando<text:line-break/>vero, lu prosundo pus continet, et, assimilatur parvae un-<text:line-break/>gulae, quare morbus ille vocatur ungula. Ad mediocres<text:line-break/>ergo ungulas confert mulsa et succus foenigraeci et colly-<text:line-break/>rium quod fit ex thure. Ad majores autem accipe aloes,<text:line-break/>myrrhae, croci, singulorum partem j, vini partes iij, mel-<text:line-break/>lis partes vj, disselvas crocum cum modico vini, deinde<text:line-break/>aloen etmyrrham, deinde et ubi crassa fuerint, adjicito mel et</text:span></text:p>
      <text:p text:style-name="P9"><text:span text:style-name="T6">uniens in vase, vitreo reconde et utere bis lu die: expurgat<text:line-break/>enim oculum simul, carnem gignit et solidat.</text:span></text:p>
      <text:p text:style-name="P7"><text:span text:style-name="T6">( 3. </text:span><text:span text:style-name="T19">Ad sugillata.j</text:span><text:span text:style-name="T6"> Sinapin tere et appone cum </text:span><text:span text:style-name="T19">ce-<text:line-break/>rato. Aliud,.</text:span><text:span text:style-name="T6"> Ossa sepiae </text:span><text:span text:style-name="T6">tere </text:span><text:span text:style-name="T6">fubtilissime et permiscens<text:line-break/>aceto illine noctu; tollit enim ea. </text:span><text:span text:style-name="T19">Aliud.</text:span><text:span text:style-name="T6"> Radicem cucu-<text:line-break/>meris agrestis melli commisce et impone.</text:span></text:p>
      <text:p text:style-name="P152"><text:span text:style-name="T6">[ 4. </text:span><text:span text:style-name="T19">De livoribus oculorumi]</text:span><text:span text:style-name="T6"> Hyssopum tritam liga<text:line-break/>in panno et infunde in aqua calida et tange livores, fo-<text:line-break/>mentum faciens. Aliud. Farinam iridis melle admifce et<text:line-break/>adhibe. </text:span><text:span text:style-name="T19">Aliud,</text:span><text:span text:style-name="T6"> Cuminum tritum admifce -lacti mulieris et<text:line-break/>appone; zel origanum appone similiter. </text:span><text:span text:style-name="T19">AliuA,</text:span><text:span text:style-name="T6"> Erucae<text:line-break/>se'inen terens cum felle bubulo imponito.<text:tab/></text:span><text:span text:style-name="T6">.</text:span></text:p>
      <text:p text:style-name="P11"><text:span text:style-name="T6">~ b </text:span><text:span text:style-name="T6">[5. De-pterygiis. ] Pterygium dicitur nervnsa fuper-<text:line-break/>nalae oculo membranae eminentia,- incipiens ab angulis et<text:line-break/>procedens usque ad coronam; quando vero amplius auge-<text:line-break/>tur, cooperit et pupillam. Magna igitur et diuturna pte-<text:line-break/>rygia per chirurgiam inciduntur; recentia vero et mode-</text:span></text:p>
      <text:p text:style-name="P9"><text:span text:style-name="T6">ratae magnitudinis detergentia consumunt, ut aes com-<text:line-break/>bustum veI atramentum sutorium cum felle porcino. </text:span><text:span text:style-name="T19">Aliud<text:line-break/>bonum.</text:span><text:span text:style-name="T6"> Recipe atramenti sutorii partem j, gummi arahici<text:line-break/>partem mediant; uijiuei alno et unget Quidam autem, liepar<text:line-break/>caprae melli msscentus inungunt; Aliud. Accipe lycium<text:line-break/>et ligustrum et cum aqua fac collyrium et illine..</text:span></text:p>
      <text:p text:style-name="P7"><text:span text:style-name="T6">£ 6. </text:span><text:span text:style-name="T19">De cicatricibus oculorum et albuginibus.] Cica-<text:line-break/>trices,</text:span><text:span text:style-name="T6"> quae fiunt in oculis superficie tenus, nebulas nomi-<text:line-break/>nant; quae . vero profundum petunt, albugines. Harum<text:line-break/>autem medelae detergentia et expurgantia dicta funt me-<text:line-break/>dicamenta. Nebulas ergo fuccus anemones expurgat et<text:line-break/>succus centaurii minoris cum melle. Aliud. Recipe anagal-<text:line-break/>lidis caeruleum florem habentis,, aleam cum melle ad-<text:line-break/>move. Diuturnas vero extenuat cedria et aes.ustum su-<text:line-break/>lum dissolutum aqua in modum 'collyrii. Albugines autem<text:line-break/>expurgat nitrum . dissolutum diligenter oleo et illitum.<text:line-break/></text:span><text:span text:style-name="T19">Aliud.</text:span><text:span text:style-name="T6"> Accipe succum dracunculi et misce cum melle crudo<text:line-break/>et unge. Aliud. Felle hirci confrica oculum. </text:span><text:span text:style-name="T19">Aliud.</text:span><text:span text:style-name="T6"> Os</text:span></text:p>
      <text:p text:style-name="P9"><text:span text:style-name="T6">fepiae combure et dissolve cum melle et impone. </text:span><text:span text:style-name="T19">-Aliud.<text:line-break/></text:span><text:span text:style-name="T6">Ex 'stercore lacertae faciens collyrimn cum aqua indito.<text:line-break/></text:span><text:span text:style-name="T19">Aliud:</text:span><text:span text:style-name="T6"> Felle canis marini unge, vel raphani succo, vel<text:line-break/>felle galli. </text:span><text:span text:style-name="T19">Aliud</text:span><text:span text:style-name="T6"> Sumito fuccum malorum granatorum,<text:line-break/>et pone in vafe terreo et contege panno et expone foli,<text:line-break/>donec habeat mellis crassitudinem, et ei rniice mallis tan-<text:line-break/>tandem et serva, quia inveteratum valet magis et quum<text:line-break/>it dormitum patiens, unge oculos. </text:span><text:span text:style-name="T19">Aliud.</text:span><text:span text:style-name="T6"> Fel leonis cum<text:line-break/>melle indito. Si vero puer' parvus habet albuginem, mater<text:line-break/>infantis mandat ammoniacum et insufflet in oculum; simi-<text:line-break/>liter ungat oculum menstruo alicujus de cognatione sua<text:line-break/>et similiter mater ejus incidat parvum digitum suum et<text:line-break/>sanguine qui effluxerit perfundat oculum.</text:span></text:p>
      <text:p text:style-name="P7"><text:span text:style-name="T6">[-7. Ad caliginem </text:span><text:span text:style-name="T19">et nebulas oculorum.J</text:span><text:span text:style-name="T6"> Illine ocu-<text:line-break/>los succo foliorum dracunculi. </text:span><text:span text:style-name="T19">Aliud</text:span><text:span text:style-name="T6"> Succum betonicae<text:line-break/>mixto vino calido instilla.</text:span></text:p>
      <text:p text:style-name="P8"><text:span text:style-name="T6">[,8. ale hordeolo.) Aqua . decoctionis hordei fove<text:line-break/>oculos, vel cera alba. 'Aliud, Accipe muscas </text:span><text:span text:style-name="T19">et</text:span><text:span text:style-name="T6"> abscinde<text:line-break/>capita earum, postea reliquo corpore, frica, hordeolum..</text:span></text:p>
      <text:p text:style-name="P153"><text:span text:style-name="T6">[9. De .madarosi.J Madarosis et, milphosis </text:span><text:span text:style-name="T6">est </text:span><text:span text:style-name="T6">casus<text:line-break/>pilorum palpebrarum. Curantur autem his. Accipe nucleo—<text:line-break/>rum palmularum ustorum drach. iij, spicae 'drach. ij, tere<text:line-break/>et utere- </text:span><text:span text:style-name="T19">Aliud,</text:span><text:span text:style-name="T6"> Stibii assi, piperis ana drach. </text:span><text:span text:style-name="T19">j,</text:span><text:span text:style-name="T6"> spicae<text:line-break/>drach. iij.<text:tab/></text:span><text:span text:style-name="T6">v -<text:tab/>- j </text:span><text:span text:style-name="T6">; </text:span><text:span text:style-name="T6">.p </text:span><text:span text:style-name="T6">-<text:tab/></text:span><text:span text:style-name="T6">tu,</text:span></text:p>
      <text:p text:style-name="P154"><text:span text:style-name="T6">[10. </text:span><text:span text:style-name="T19">Aliud faciens ad casum., pilorum super ciliorum ij<text:line-break/></text:span><text:span text:style-name="T6">Avellanas combure et permisce cnm,, adipe ursi aut caprae<text:line-break/>et unge. r,<text:tab/>....<text:tab/>,<text:tab/>. ,</text:span></text:p>
      <text:p text:style-name="P7"><text:span text:style-name="T6">.[11. </text:span><text:span text:style-name="T19">Aliud quod, etiam confert ad alopeciam barbae.J<text:line-break/></text:span><text:span text:style-name="T6">Alterci drach. ;ij, muscerdae .drach. j, polytrichi drach. ij,<text:line-break/>olei irini cyathos quatuor tere et permisce oleo et prae-<text:line-break/>fovens ungito. </text:span><text:span text:style-name="T19">Aliud.</text:span><text:span text:style-name="T6"> Vernationem anguis combure et<text:line-break/>insperge; facit enim nasci pilos. </text:span><text:span text:style-name="T19">Vel</text:span><text:span text:style-name="T6"> nigellam tere et. fac’<text:line-break/>similiter.</text:span></text:p>
      <text:p text:style-name="P8"><text:span text:style-name="T6">fl2. Ad </text:span><text:span text:style-name="T19">supercilia pilosu.j</text:span><text:span text:style-name="T6"> Origanum combure', tere<text:line-break/>et applica; prius tamen evelle pilos. </text:span><text:span text:style-name="T19">Aliud.</text:span><text:span text:style-name="T6"> Lacertam<text:line-break/>viridem coque in oleo et postquam evulseris pilos, unge-<text:line-break/>locum. </text:span><text:span text:style-name="T19">Aliud.</text:span><text:span text:style-name="T6"> Chamaelecntis seu charnelaeae radicem<text:line-break/>permisce cum sanguine ranae et unge locum.</text:span></text:p>
      <text:p text:style-name="P7"><text:span text:style-name="T6">- [13. </text:span><text:span text:style-name="T19">Ad habentes -oculos glaucos, ut nigros habeant<text:line-break/>pupillas.]</text:span><text:span text:style-name="T6"> . Glaucos mulierum oculos nigros reddit hyoscya-<text:line-break/>mi flos caeruleus siccatus in umbra </text:span><text:span text:style-name="T6">et </text:span><text:span text:style-name="T6">tempore usus per-<text:line-break/>mixtus vino austero et illitus. i .</text:span></text:p>
      <text:p text:style-name="P7"><text:span text:style-name="T6">[14. </text:span><text:span text:style-name="T19">Ad suffusiones.^</text:span><text:span text:style-name="T6"> Therlacam, quae fit ex vipe-<text:line-break/>ris, permisce melle sine fiirno et impone. Conferunt<text:line-break/>etiam caput purgantia et purgatio cum hiera et fomentum<text:line-break/>cum ' decocto foeniculi et sagapenum et helleborus albus<text:line-break/>cum melle appositus, vel mel cmn succo foeniculi.</text:span></text:p>
      <text:p text:style-name="P7"><text:span text:style-name="T6">f 15. Ad aegilopes.J Aegilops est abfcessus parvus<text:line-break/>inter magnum oculi angulum et nares; qui si negligatur,<text:line-break/>fistulatur usque ad os et dicitur anchilops, antequam fistu-</text:span></text:p>
      <text:p text:style-name="P9"><text:span text:style-name="T6">latur. Huic confert glaucium et crocum simul cum fucco<text:line-break/>perdicii appositum; oportet autem frequenter ea permutare.’<text:line-break/></text:span><text:span text:style-name="T19">Aliud.</text:span><text:span text:style-name="T6"> Conchulas cum testis suis tere et appone. Aliqui<text:line-break/>vero miIoent et aloen vel myrrbam.. </text:span><text:span text:style-name="T19">Aliud.</text:span><text:span text:style-name="T6"> Fel porci-<text:line-break/>num sicca et appone. Aliud. Ex perdicio cataplasma fa-,<text:line-break/>cito. Aliud. Ex aegilope herba cataplasma impone. Aliud.<text:line-break/>Portulacam silvestrem et thus masculum appone; prius ta-<text:line-break/>men ea manducabis jejunus. Aliud. Calvariam • hominis<text:line-break/>tere et appone. ,</text:span></text:p>
      <text:p text:style-name="P7"><text:span text:style-name="T6">[16. </text:span><text:span text:style-name="T19">Ad nyctilopasi}</text:span><text:span text:style-name="T6"> Hepar hirci assa et unge liquore,<text:line-break/>qui defluit oculum: juvat enim duodecies illitus.</text:span></text:p>
      <text:p text:style-name="P155"><text:span text:style-name="T6">[17. Ad </text:span><text:span text:style-name="T19">pediculos palpebrarum.]</text:span><text:span text:style-name="T6"> Aqua marina te-<text:line-break/>pida fove.<text:tab/></text:span><text:span text:style-name="T6">,</text:span></text:p>
      <text:h text:style-name="Heading_20_2" text:outline-level="2">Cap. V.</text:h>
      <text:p text:style-name="P271"><text:span text:style-name="T19">[Ad affectus narium parabilia.']</text:span><text:span text:style-name="T6"> [ 1. Ad<text:line-break/></text:span><text:span text:style-name="T19">polypos et</text:span><text:span text:style-name="T6"> ozaenas.J Vitrioluin terens ex aceto illine, aut<text:line-break/>vitriolum melle cocto exceptum illine. </text:span><text:span text:style-name="T19">Aliud.</text:span><text:span text:style-name="T6"> Recipe<text:line-break/>corticum granatorum drach. xvj, sellis tauri, amomi,</text:span></text:p>
      <text:p text:style-name="P9"><text:span text:style-name="T6">myrrhae, calaminthae, marrubii, ana drach. viij, croci<text:line-break/>drach. ij, ellebori albi drach. ij, utere sicdo.</text:span></text:p>
      <text:p text:style-name="P7"><text:span text:style-name="T6">. {si. Ad </text:span><text:span text:style-name="T19">foetorem nariurni]</text:span><text:span text:style-name="T6"> Recipe amomi, myrrhae,<text:line-break/>casiae, rosarum siccarum pares portiones cum oleo nardino<text:line-break/>et unge </text:span><text:span text:style-name="T6">; </text:span><text:span text:style-name="T6">confert autem et unctio cum hedychroe magmate.</text:span></text:p>
      <text:p text:style-name="P7"><text:span text:style-name="T6">[ 3. </text:span><text:span text:style-name="T19">Ad ulcera</text:span><text:span text:style-name="T6"> narium.] Recipe lithargyri dracb, iv,<text:line-break/>rutae recentis, aluminis scissi drach- </text:span><text:span text:style-name="T19">ij,</text:span><text:span text:style-name="T6"> dilue oleo myrtino<text:line-break/>et aceto. </text:span><text:span text:style-name="T19">Aliud.</text:span><text:span text:style-name="T6"> Recipe cerussae drach. j, lithargyri<text:line-break/>drach. iij, scoriae plumbi vel plumbi combusti drach. iij,<text:line-break/>omnia laventur et excipiantur oleo myrtino..</text:span></text:p>
      <text:p text:style-name="P7"><text:span text:style-name="T6">[ 4. Ad </text:span><text:span text:style-name="T19">extrahendum sanguinem - e naribus.]</text:span><text:span text:style-name="T6"> Florem<text:line-break/>graminis impone. Aliud. Rubiam cum oleo accipe et<text:line-break/>unge nares.</text:span></text:p>
      <text:p text:style-name="P7"><text:span text:style-name="T6">£5. Ad </text:span><text:span text:style-name="T19">fluxurn sanguinis e. naribus^</text:span><text:span text:style-name="T6"> .Corticem ovi<text:line-break/>combure et accipe partem unam et gallae partem mediam<text:line-break/>et insuffla. </text:span><text:span text:style-name="T19">Aliud.</text:span><text:span text:style-name="T6"> Lycium impone, • </text:span><text:span text:style-name="T19">Aliud</text:span><text:span text:style-name="T6"> Asini stercus<text:line-break/>comburens insuffla cinerem ejus; aut .exprimens instilla</text:span></text:p>
      <text:p text:style-name="P9"><text:span text:style-name="T6">succum. </text:span><text:span text:style-name="T19">Aliud.</text:span><text:span text:style-name="T6"> Lapidem molarem candentem extingue lu<text:line-break/>aceto et olfaciendum naribus admove vaporem, et sistetur.<text:line-break/></text:span><text:span text:style-name="T19">Aliud.</text:span><text:span text:style-name="T6"> Thus masculum et aloen</text:span><text:span text:style-name="T58">:</text:span><text:span text:style-name="T6"> albo ovi excipe et fac<text:line-break/>linamentum et impone addens pilos ’leporis.' </text:span><text:span text:style-name="T19">Aliud.</text:span><text:span text:style-name="T6"> Cu-<text:line-break/>curbitulam magnam affigito hypochondrio e regione naris<text:line-break/>patientis. Oportet autem et iis quae adstringunt et prohi-<text:line-break/>bere possunt impetum , sanguinis uti.</text:span></text:p>
      <text:p text:style-name="P7"><text:span text:style-name="T6">f6. </text:span><text:span text:style-name="T19">Ad nares ulceratas et polypos et ozaenas.J<text:line-break/></text:span><text:span text:style-name="T6">Spuma nitri attinge nares apertas. Et ad probum spiritus<text:line-break/>odorem conciliandum albae violae florem nondum, ex co-<text:line-break/>liculo delapsum lege tereque ex aqua, donec mellis cras-<text:line-break/>situdo stat; tange ulceratas nares. </text:span><text:span text:style-name="T19">Aliud.</text:span><text:span text:style-name="T6"> Aerugine ex<text:line-break/>melle decocta locum: attinge.</text:span></text:p>
      <text:p text:style-name="P156"><text:span text:style-name="T6">[7- </text:span><text:span text:style-name="T19">Ad interiores phlegmonai.~\</text:span><text:span text:style-name="T6"> Adipe anserino cuin.<text:line-break/></text:span><text:span text:style-name="T6">pprri </text:span><text:span text:style-name="T6">solanique succo aequis portionibus diluto interdiu<text:line-break/>obline.<text:tab/></text:span><text:span text:style-name="T6">"</text:span></text:p>
      <text:p text:style-name="P7"><text:span text:style-name="T19">Ad narium ulcera cum</text:span><text:span text:style-name="T6"> duritie.] Plumbum<text:line-break/>tritum vino puro macera myrteique olei, quod , satis</text:span></text:p>
      <text:p text:style-name="P140"><text:span text:style-name="T6">est adde ad mellis spissitudinem. </text:span><text:span text:style-name="T19">Aliud.</text:span><text:span text:style-name="T6"> Aeris •squama<text:line-break/>ex melle decocta utere.<text:tab/>'</text:span></text:p>
      <text:p text:style-name="P7"><text:span text:style-name="T6">S9. </text:span><text:span text:style-name="T19">Sanguinem per naras cvocantiatj Mentam</text:span><text:span text:style-name="T6"> exci-<text:line-break/>piens melle et collyrium faciens in nares mitte.</text:span></text:p>
      <text:p text:style-name="P157"><text:span text:style-name="T6">[ 10. Ad </text:span><text:span text:style-name="T19">prestuuium sanguinis e naribus.j</text:span><text:span text:style-name="T6"> Rutam<text:line-break/>tritaiu oleo excipito et intra nares 'conjicito. </text:span><text:span text:style-name="T19">Aliud.</text:span><text:span text:style-name="T6"> Gum-<text:line-break/>mi ac thus contrita et aceto liquata in nares da. Altani.<text:line-break/>ClueruIa Cypria cum succo porri temperata utere. </text:span><text:span text:style-name="T19">Aliud<text:line-break/></text:span><text:span text:style-name="T6">Spongiam ustam pici admixtam et arefactam linamento<text:line-break/>inspersam in nares pellito. </text:span><text:span text:style-name="T19">Aliud.</text:span><text:span text:style-name="T6"> Acuti junci florem na-<text:line-break/>ribus imponito. </text:span><text:span text:style-name="T6">e </text:span><text:span text:style-name="T6">-<text:tab/>- </text:span><text:span text:style-name="T6">-<text:tab/>'<text:tab/></text:span><text:span text:style-name="T6">. </text:span><text:span text:style-name="T6">s </text:span><text:span text:style-name="T6">•</text:span></text:p>
      <text:p text:style-name="P7"><text:span text:style-name="T19">[ii- Ad sanguinis eruptiones; quae supprimi ne-<text:line-break/>queunt, praesertim </text:span><text:span text:style-name="T19">cum </text:span><text:span text:style-name="T19">diutius siebricidcrntibus sanguis esu<text:line-break/>funditari]</text:span><text:span text:style-name="T6"> Pyrion imponito nonnunquam aridum, non-<text:line-break/>nunquam linamentum illitum et crassitudinem cavis nasi<text:line-break/>respondentem faciens ita immittito, iisdem et nares, et<text:line-break/>tempora et frontem illinito. </text:span><text:span text:style-name="T19">Aliud.</text:span><text:span text:style-name="T6"> Diphryges ustum -et<text:line-break/>ex aceto tritum superimpone. </text:span><text:span text:style-name="T19">Aliud</text:span><text:span text:style-name="T6"> 'Lanam </text:span><text:span text:style-name="T19">Ovi</text:span><text:span text:style-name="T6"> albo</text:span></text:p>
      <text:p text:style-name="P8"><text:span text:style-name="T6">madentem admove. </text:span><text:span text:style-name="T19">Aliud.</text:span><text:span text:style-name="T6"> Lanam fangulualis aut sillani<text:line-break/>succo imbutam in narcs dato; Aliud. Rutam ex aceto<text:line-break/>tritam impone et suffitu. Utendum - praeterea • est • repri-<text:line-break/>rnere cohibereque .sanguinis impetum valentibus ; nit cicu-<text:line-break/>tam naribus suffito; odoremque' aeger</text:span><text:span text:style-name="T6">' </text:span><text:span text:style-name="T6">attrahito’; unares<text:line-break/>etiam </text:span><text:span text:style-name="T6">digitis </text:span><text:span text:style-name="T6">comprimito; aut cerato, aut allo quopiam<text:line-break/>diligenter occludito; quin etiam penis nxtrem </text:span><text:span text:style-name="T6">mi </text:span><text:span text:style-name="T6">papyro<text:line-break/>deligato, </text:span><text:span text:style-name="T6">in </text:span><text:span text:style-name="T6">mulieribus vero, mammarum papillas- simili-<text:line-break/>ter. Item refrigerare potentibus frontem capntque obli-<text:line-break/>nito et conspergito. ' Praescntissimum remedium est capiti<text:line-break/>cucurbitulam affigere; vel etlam frontis venam ssnsvere.<text:line-break/>Sternutamenta quoque pIeiunque sanguinem revocanti Aut<text:line-break/></text:span><text:span text:style-name="T6">, </text:span><text:span text:style-name="T6">herbam buglosson aut . asini fimum- ex aceto -iu naies</text:span></text:p>
      <text:p text:style-name="P158"><text:span text:style-name="T6">conjice.<text:tab/></text:span><text:span text:style-name="T19">• </text:span><text:span text:style-name="T19">'-i </text:span><text:span text:style-name="T19">•• •<text:tab/>'• -</text:span></text:p>
      <text:p text:style-name="P7"><text:span text:style-name="T6">[12. Ad siertentes.] Anethum capiti clam subjicito;<text:line-break/>id et prosilientibus ex lectulo remedlo esu </text:span><text:span text:style-name="T6">.erusi-v .—rn</text:span></text:p>
      <text:p text:style-name="P7"><text:span text:style-name="T6">S i3. </text:span><text:span text:style-name="T19">Ad puncta et aeram vocatam absque cicatrice</text:span></text:p>
      <text:p text:style-name="P9"><text:span text:style-name="T19">et ulcere.]</text:span><text:span text:style-name="T6"> Nitro locum detergens resinam terebinthinam<text:line-break/>superdato. </text:span><text:span text:style-name="T19">et per</text:span><text:span text:style-name="T6"> dies' quinque dimittito;;, mox: locum.sule<text:line-break/>.vens puncta </text:span><text:span text:style-name="T69">scrip.turi.o_ </text:span><text:span text:style-name="T6">specillo perforato: deinde thus<text:line-break/>nitrum ac--mel pari unddojrnixta, ut cerati crassitudo: .sit,<text:line-break/>impcnitu; post solve et ablue. </text:span><text:span text:style-name="T19">Aliud.</text:span><text:span text:style-name="T6"> Ex .tritu veratro<text:line-break/>,cujm</text:span><text:span text:style-name="T58">;</text:span><text:span text:style-name="T6"> pane aut ex. acido iaote per sc cataplasma facito;<text:line-break/></text:span><text:span text:style-name="T19">Allusu</text:span><text:span text:style-name="T6"> Fici trito ecrficeilline. Aliud. Uvam taminiam<text:line-break/>. in cataplasmatis modum imponito.</text:span></text:p>
      <text:h text:style-name="Heading_20_2" text:outline-level="2">Cap. Vl.</text:h>
      <text:p text:style-name="P271"><text:span text:style-name="T6">fi. </text:span><text:span text:style-name="T19">rAd vitiligines., 'ephelidas; Lentictdns<text:line-break/>et alias id genus faciei affectionesij</text:span><text:span text:style-name="T6"> Cucumeris silvatici<text:line-break/>.radinis tritae, et </text:span><text:span text:style-name="T19">cribratae</text:span><text:span text:style-name="T6"> succo faciem:deterge; </text:span><text:span text:style-name="T19">AliiicL<text:line-break/></text:span><text:span text:style-name="T6">Alcyonio ex vino trito faciem obline. </text:span><text:span text:style-name="T19">Aliud.</text:span><text:span text:style-name="T6"> Vitem sil-<text:line-break/>vestrem contusam et vino-Aegyptio maceratam et in sari-<text:line-break/>nam</text:span><text:span text:style-name="T58">;</text:span><text:span text:style-name="T6"> redactam, superdato,:' </text:span><text:span text:style-name="T19">Aliud.</text:span><text:span text:style-name="T6"> .Erucae agrestis radice<text:line-break/>trita et ovis felle excepta utitor, facie prius nitro, per-<text:line-break/>fEicata.Aliud. y Elaterium ex aceto terens, et ad, mellis<text:line-break/>crassitudinem redigens ceratoque admiscens inunge. </text:span><text:span text:style-name="T19">Aliud.<text:line-break/></text:span><text:span text:style-name="T6">Cinnabari ex melle faciem illine. </text:span><text:span text:style-name="T19">Aliud.</text:span><text:span text:style-name="T6"> Canchrys femine</text:span></text:p>
      <text:p text:style-name="P9"><text:span text:style-name="T6">trito </text:span><text:span text:style-name="T6">ipsas </text:span><text:span text:style-name="T6">lenticulas inunge et arefactum ablue. </text:span><text:span text:style-name="T19">Aliud.<text:line-break/></text:span><text:span text:style-name="T6">Silvatici'cucumeris' radicem ficique summos ramulosuin'<text:line-break/>aceto decoctos tritosque imponito. </text:span><text:span text:style-name="T19">Aliud.</text:span><text:span text:style-name="T6"> Veneris umbi-<text:line-break/>lici radicibus ex melle contritis faciem </text:span><text:span text:style-name="T19">. illine. • .Aliud.<text:line-break/></text:span><text:span text:style-name="T6">Rubia ad maculas a fole contractas et vitiligines bcnefa-<text:line-break/>cit, si 6a trita ex oleo facies inungatur. </text:span><text:span text:style-name="T19">Aliud.</text:span><text:span text:style-name="T6"> Zonchum'<text:line-break/>amarum: terens inx. melle faciei imponito. Aliud. Anethi-<text:line-break/>semen ex vino vetere tritum et ad mellis spissitudinem!,<text:line-break/>redactum faciei obducito, atque ita per integram noctem'<text:line-break/>remaneto; sequenti mane illud removeto' recensque aliud<text:line-break/>reponito. Eodem quoque semine commanducato ephelidas<text:line-break/>et</text:span><text:span text:style-name="T26">:</text:span><text:span text:style-name="T6"> lenticulas utiliter illinito. </text:span><text:span text:style-name="T19">Aliud.</text:span><text:span text:style-name="T6"> Alba viola ex aqua<text:line-break/>ad eadem proficit. </text:span><text:span text:style-name="T19">Aliud.</text:span><text:span text:style-name="T6"> Aphronitrum rtriturn cum ee-</text:span><text:span text:style-name="T26">!<text:line-break/></text:span><text:span text:style-name="T6">rato ex Tyrrhenica cera confecto faciei superdato.</text:span></text:p>
      <text:p text:style-name="P7"><text:span text:style-name="T6">['2. Ad </text:span><text:span text:style-name="T19">vitiligines et album color emsp</text:span><text:span text:style-name="T6"> Alcyonium </text:span><text:span text:style-name="T6">i<text:line-break/></text:span><text:span text:style-name="T6">ustum melliqueadmixtum illitum prodest; eodem quoque<text:line-break/>cnmuervi farina et tritici mixtuquantrmaxime calido fa—'<text:line-break/>ciern detergito. </text:span><text:span text:style-name="T19">Aliud.</text:span><text:span text:style-name="T6"> Amara, amygdala • cortice spoliata<text:line-break/>aceto acri 'excipito-sset- cataplasma fanitu. : .Aliud. -Ocimi</text:span></text:p>
      <text:p text:style-name="P9"><text:span text:style-name="T6">semen cum gallinaceo aut anserino adipe tritum benefacit.<text:line-break/></text:span><text:span text:style-name="T19">Aliud.</text:span><text:span text:style-name="T6"> Eoenurn gyaecum ex aceto tritum fquamulas, si, il-<text:line-break/>linatur,, detrahit.</text:span></text:p>
      <text:p text:style-name="P7"><text:span text:style-name="T6">&gt;["30 Ad </text:span><text:span text:style-name="T19">ephelidas ei</text:span><text:span text:style-name="T6"> lentigines.] Myrrha et crocum<text:line-break/>si aqua macerentur, illita juvant. </text:span><text:span text:style-name="T19">Aliud.</text:span><text:span text:style-name="T6"> Purpuras aut<text:line-break/>bucciua explicatus, in ollulam conjice et. in furnum assan-<text:line-break/>das . mitte, deinde ex melle tritis, utere.</text:span></text:p>
      <text:p text:style-name="P7"><text:span text:style-name="T6">re.; </text:span><text:span text:style-name="T6">£4. Ad </text:span><text:span text:style-name="T19">faciem alsam</text:span><text:span text:style-name="T54">;</text:span><text:span text:style-name="T19"> et extenta cute reddendam»]<text:line-break/></text:span><text:span text:style-name="T6">Cucumeris silvestris radices in frusta divide et refrigera;-<text:line-break/>deinde 'aqua eIixatis ac. tritis in cataplasma utere, ,</text:span></text:p>
      <text:p text:style-name="P7"><text:span text:style-name="T19">....</text:span><text:span text:style-name="T19">.{§. Aliud faciem splendidam residensi]</text:span><text:span text:style-name="T6"> Ex ervo bene<text:line-break/>olente, </text:span><text:span text:style-name="T19">vino</text:span><text:span text:style-name="T6"> macerato, </text:span><text:span text:style-name="T19">ac trito</text:span><text:span text:style-name="T6"> cataplasma facito. </text:span><text:span text:style-name="T19">Aliud,<text:line-break/></text:span><text:span text:style-name="T6">Siliginis..fuceum exprimens htimidiorem partem abjice;<text:line-break/>parti illi autem, quae fubscdit, ovi album commisceto ad<text:line-break/>mellis, spissitudinem;, atque huc faciem perunctam oleo; de-<text:line-break/>terge. A scle autem maculatam faciem frigida multa.-<text:line-break/>lavato et per unum. diem, saries coloratior redditur., Eu-,<text:line-break/>cum elixans parum aluminis. injice;, delude lixivium ad-</text:span></text:p>
      <text:p text:style-name="P9"><text:span text:style-name="T6">miscens ac terens utere multo inungens oleo: sic enim<text:line-break/>facies grati coloris bonique odoris os spicans efficitur.<text:line-break/>Cupressi atque ilicis ramenta una fervefaciens decocto<text:line-break/>corpus totum madefacito. </text:span><text:span text:style-name="T19">Aliud.</text:span><text:span text:style-name="T6"> Thuris et paederotis<text:line-break/>aequas portiones misce et ex melle tere; ita faciem inunge,-<text:line-break/>atque integrum diem sic dimitte, deinde ablue. </text:span><text:span text:style-name="T19">Aliud.<text:line-break/></text:span><text:span text:style-name="T6">Lini faecem melli admiscens sub sole iter facturus cor-<text:line-break/>pus inungito; eo tamen prius nitro perfricto.</text:span></text:p>
      <text:p text:style-name="P7"><text:span text:style-name="T6">[6. </text:span><text:span text:style-name="T19">Ad impediendum salis exustionem et exustam fa-<text:line-break/>ciem sunandam.j</text:span><text:span text:style-name="T6"> Bulbo candido tritu ex melle inungito.<text:line-break/>Quod si facies citra phlegmonem tumefacta suerit, nigram<text:line-break/>terram ex aqua conterens superdato. Aliud, Alcyonio et<text:line-break/>nardo Celtica, simul tritis utere.</text:span></text:p>
      <text:p text:style-name="P7"><text:span text:style-name="T41">Γ </text:span><text:span text:style-name="T6">7. Ad panum et lentigines.} Dracunculi radicem<text:line-break/>cum melle in cataplasma redige: vel nigellam cum aceto,<text:line-break/>vel pentaphylli semen.</text:span></text:p>
      <text:p text:style-name="P7"><text:span text:style-name="T6">[8- Ad </text:span><text:span text:style-name="T19">faciendam faciem rubicundam.]</text:span><text:span text:style-name="T6"> Rubiam tere<text:line-break/>et permisce 'cum oleo et unge. </text:span><text:span text:style-name="T19">Aliud.</text:span><text:span text:style-name="T6"> Bulbum amarum<text:line-break/>terens permisce cum melle et unget </text:span><text:span text:style-name="T19">Aliud.</text:span><text:span text:style-name="T6"> Accipe cicer</text:span></text:p>
      <text:p text:style-name="P159"><text:span text:style-name="T6">rrs, rubiae, thuris, myrrhae ana drach. ij, excipe adipe<text:line-break/>vituli et oleo mestiehino et unge: et post spatium absterge<text:line-break/>spongia calida. </text:span><text:span text:style-name="T19"><text:s/></text:span><text:span text:style-name="T19">'A </text:span><text:span text:style-name="T19">'<text:tab/></text:span><text:span text:style-name="T19">-.r. </text:span><text:span text:style-name="T19">r.'--.</text:span><text:span text:style-name="T6"><text:tab/></text:span><text:span text:style-name="T6">a</text:span></text:p>
      <text:h text:style-name="Heading_20_2" text:outline-level="2">Cap. VII.</text:h>
      <text:p text:style-name="P271"><text:span text:style-name="T6">[.dd oris vitiant </text:span><text:span text:style-name="T19">primo ad labiorum </text:span><text:span text:style-name="T19">Ase<text:line-break/></text:span><text:span text:style-name="T19">mas.]</text:span><text:span text:style-name="T6"> Immaturam gallam tritam accipito et resinam te-<text:line-break/>rebinthinam cum hyssopo et melle atque his perunge.</text:span></text:p>
      <text:p text:style-name="P160"><text:span text:style-name="T6">[2. Ad </text:span><text:span text:style-name="T19">altiores jcigsuras.j</text:span><text:span text:style-name="T6"> Caprino adipe mundato<text:line-break/>illine. </text:span><text:span text:style-name="T19">Aliud.</text:span><text:span text:style-name="T6"> Adeps anseris et mel et terebinthina ae-<text:line-break/>quis portionibus, addito flore rosarum, hyssopo arido et<text:line-break/>mastiche fiat inunctiot </text:span><text:span text:style-name="T6">/<text:tab/></text:span><text:span text:style-name="T6">'</text:span></text:p>
      <text:p text:style-name="P161"><text:span text:style-name="T6">£3. Ad </text:span><text:span text:style-name="T19">suavitatem odoris ori concillundam.] </text:span><text:span text:style-name="T6">Vino<text:line-break/>vetere bene olente, in quo iris maduerit, os collue ad-<text:line-break/>fidueqne in ore brevi tempore contine.. </text:span><text:span text:style-name="T19">Aliud.</text:span><text:span text:style-name="T6"> Vino pau-<text:line-break/>lifper os sublue, in quo serpillum maduerit. .<text:tab/></text:span><text:span text:style-name="T6">' </text:span><text:span text:style-name="T26">1</text:span><text:span text:style-name="T6"> </text:span><text:span text:style-name="T6">' ’ </text:span><text:span text:style-name="T6">' </text:span><text:span text:style-name="T6">&lt;</text:span></text:p>
      <text:p text:style-name="P7"><text:span text:style-name="T6">[ </text:span><text:span text:style-name="T6">4. </text:span><text:span text:style-name="T19">Ad oris ‘ tetros absque Acere</text:span><text:span text:style-name="T6"> odores.] Nonnulli<text:line-break/>meraco vino, spui myrrha admixta sit',’ os eluunt, atque<text:line-break/>odoratum juncum terentes partes oris internas perfricant</text:span></text:p>
      <text:p text:style-name="P162"><text:span text:style-name="T26">;</text:span><text:span text:style-name="T6">et'eimollam cum sale tritam affricant; perinde et marmore<text:line-break/>nsso dum' anisio utuntur: ita et hordeo- cum sale et mellei<text:line-break/>Quidam- et linteolum cremant et vino injiciunt, atque' ita<text:line-break/>trito utuntur et pumice</text:span><text:span text:style-name="T26">1</text:span><text:span text:style-name="T6"> et nardo et myrrha ex melle. Sili-<text:line-break/>ginem quidam et irin eum melle miscentes comburunt<text:line-break/>atque ita utuntur, et ex ostreis purpura et buccino cum<text:line-break/>myrrha quum cubitum , eunt aceto- acerrimo colluunt.<text:line-break/>Commanducant autem </text:span><text:span text:style-name="T26">:</text:span><text:span text:style-name="T6"> nonnulli domum egressuri piceae<text:line-break/>folia et aqua os subluunt; Quidam praeterea al anisum<text:line-break/>aut dulcem radicem aut irin idque genus alia aliqui iter<text:line-break/>facturi commanducant.<text:tab/>- • </text:span><text:span text:style-name="T6">• _ ,</text:span></text:p>
      <text:p text:style-name="P7"><text:span text:style-name="T6">(5. </text:span><text:span text:style-name="T6">dd </text:span><text:span text:style-name="T19">oris ulcera et putredinesi]-</text:span><text:span text:style-name="T6"> MelaUterra contufa<text:line-break/>-prodest. Ad eadem benefacit oleum immaturum per se<text:line-break/>aut eum melle prepluatuni. Prodest etiam glaucuris- vo-<text:line-break/>eata contusa, ejus succum ex melle </text:span><text:span text:style-name="T19">ei</text:span><text:span text:style-name="T6"> aqna paribus por-<text:line-break/>tionibus ad gargarizandum exhibeto.</text:span></text:p>
      <text:p text:style-name="P7"><text:span text:style-name="T6">(6. </text:span><text:span text:style-name="T19">Ad stuxum sungnirtis ab orc.J '</text:span><text:span text:style-name="T6"> Colluatur os ex<text:line-break/>decoctione rosarum in posca, postniram- erit - frigida iet de-</text:span></text:p>
      <text:p text:style-name="P9"><text:span text:style-name="T6">glutiatur. </text:span><text:span text:style-name="T6">Aliud. Gargarizet </text:span><text:span text:style-name="T6">patiens </text:span><text:span text:style-name="T19">et</text:span><text:span text:style-name="T6"> colluat decoctione<text:line-break/>'rosarum frigida aut extremitatum vitis aut foliorum len-<text:line-break/>tisci </text:span><text:span text:style-name="T6">aut </text:span><text:span text:style-name="T6">rubi aut cydoniorum aut vinariorum aut mali<text:line-break/>punicu </text:span><text:span text:style-name="T19">Aliud. Seuien</text:span><text:span text:style-name="T6"> rosae cuin mastiche da ex vino<text:line-break/>astringente bibendum vel ex vino decoctionis rubi, aut<text:line-break/>rosarum.</text:span></text:p>
      <text:p text:style-name="P7"><text:span text:style-name="T6">[7. </text:span><text:span text:style-name="T19">Ad </text:span><text:span text:style-name="T19">oris ulcera.]</text:span><text:span text:style-name="T6"> Gallam in vino coquens coI-<text:line-break/>lue os, deinde appone gallam tritam permixtam cum<text:line-break/>melle aut florem rosurum; collue etiam os decoctione<text:line-break/>foliorum oleae.</text:span></text:p>
      <text:h text:style-name="Heading_20_2" text:outline-level="2">Cap. VIII.</text:h>
      <text:p text:style-name="P271"><text:span text:style-name="T6">[1. </text:span><text:span text:style-name="T6">Ad </text:span><text:span text:style-name="T19">dealbandos dentes aliaque eo-<text:line-break/>rum vitia fanandae</text:span><text:span text:style-name="T6"> Utuntur autem et hujusmodi qui-<text:line-break/>busdam dentifriciis, quae una et gingivis profunt et den-<text:line-break/></text:span><text:span text:style-name="T19">tes-</text:span><text:span text:style-name="T6"> candidos firmioresque reddunt. . Terram . eretriada vo-<text:line-break/>catam ustam tritamque adbibent;,, hoc valde bene'splen-<text:line-break/>didos dentes redditi Earina ervi lotio subactam illine.<text:line-break/></text:span><text:span text:style-name="T19">AUusi.</text:span><text:span text:style-name="T6"> - Cuniculi caput, ustum cum foeniculo quam albissi-<text:line-break/>mo scprae tritis ossibqs admifecns utere-. </text:span><text:span text:style-name="T19">Aliud.</text:span><text:span text:style-name="T6"> Cornu cer-</text:span></text:p>
      <text:p text:style-name="P8"><text:span text:style-name="T6">vino usto tritoquerutitor; hoc et dentium dolores tollit<text:line-break/>et ex rosaceo impositum capitis dolores sedati </text:span><text:span text:style-name="T19">Aliud*<text:line-break/></text:span><text:span text:style-name="T6">Pulegio et sale fricto mixtis ad eadem tritis utere. </text:span><text:span text:style-name="T19">Aliud.<text:line-break/></text:span><text:span text:style-name="T6">Ovillo talo usto ad similia utitor. </text:span><text:span text:style-name="T19">Aliud.</text:span><text:span text:style-name="T6"> Hordeo- tosto<text:line-break/>et sale mixtis'tritisque utere.</text:span></text:p>
      <text:p text:style-name="P163"><text:span text:style-name="T6">- • </text:span><text:span text:style-name="T6">[2. </text:span><text:span text:style-name="T19">Lavatio ad ulcera et dentes titubantes instrmosqueij<text:line-break/></text:span><text:span text:style-name="T6">Alycacabi radicem una cum malicorio crassiore elixam<text:line-break/>imponito. </text:span><text:span text:style-name="T19">Aliud.</text:span><text:span text:style-name="T6"> Recipe albae populi aut verbenacae<text:line-break/>radicem aut eryngii radicem vel ipsum eryngium aut<text:line-break/>polii radicem terens apponito. .<text:tab/>-</text:span><text:span text:style-name="T6">.<text:tab/></text:span><text:span text:style-name="T19">r,</text:span></text:p>
      <text:p text:style-name="P7"><text:span text:style-name="T6">[ 3. </text:span><text:span text:style-name="T19">Ad cencujsas dentes et dolentesi\.</text:span><text:span text:style-name="T6"> Asini ungulam<text:line-break/></text:span><text:span text:style-name="T6">./ </text:span><text:span text:style-name="T6">ustam tritarnque aceto excipe et orbiculos faciens reponet<text:line-break/>ad usum aceto orbiculum unum liquato .datoque ore con-<text:line-break/>linendum, illico enim dolorem sedattollitque. Aliud,<text:line-break/>Nigri chamaeleonis decoctu si foveas,, dolorem dentium<text:line-break/>curabis; id </text:span><text:span text:style-name="T19">et</text:span><text:span text:style-name="T6">. mures necat; </text:span><text:span text:style-name="T19">Aliud.</text:span><text:span text:style-name="T6"> Betae </text:span><text:span text:style-name="T19">succo</text:span><text:span text:style-name="T6"> sifiat<text:line-break/>collutio, confestiin dolor dentium finitur. Aliud. Alterer<text:line-break/>radicis calidiore decocto' si foveas jdolorquiescit. Aliud.</text:span></text:p>
      <text:p text:style-name="P9"><text:span text:style-name="T6">Rutam, hyssopum et myrrham ex vino tritas ore conti-:<text:line-break/>neto. </text:span><text:span text:style-name="T19">Aliud.</text:span><text:span text:style-name="T6"> Si ex aceto, posca aut vio,-ubi verbasci ra-<text:line-break/>dix incocta sit, os colluatur, bene facit. </text:span><text:span text:style-name="T19">Aliud.</text:span><text:span text:style-name="T6"> Ex nitro<text:line-break/>cum oleo facta collutio dolorem pellit. Aliud. Cupressi<text:line-break/>baccis ex vino et rofa elixis os fove. Qtiodsi dentes omnes<text:line-break/>doluerint, cedri liquore os si collues, protinus dolori suc-<text:line-break/>curres. Aliud. Dens molaris' si doleat; malvae unicuni<text:line-break/>habentis• cauliculum radice si tangas, dolor abibit. Dep-'<text:line-break/>tes dolentibus herbae muralis radicem quum balneas</text:span><text:span text:style-name="T6">’lu-<text:line-break/></text:span><text:span text:style-name="T6">grediuntur commanducandam praebeto,' quam sub molari<text:line-break/>dente, quoad ex balneis egrediantur retineto et • dolor<text:line-break/>evahefcet. </text:span><text:span text:style-name="T19">Aliud.</text:span><text:span text:style-name="T6"> Pyrethri radrcala commanducata eodem<text:line-break/>die fugat dolorem. </text:span><text:span text:style-name="T19">Aliud.</text:span><text:span text:style-name="T6"> Herbae poutidis vocatae 'radix<text:line-break/>manducata dolorem finit.</text:span></text:p>
      <text:p text:style-name="P11"><text:span text:style-name="T6">'</text:span><text:span text:style-name="T26">::£:</text:span><text:span text:style-name="T6"> </text:span><text:span text:style-name="T6">[ 4. </text:span><text:span text:style-name="T19">Suffimentum dentes dolentibusQ</text:span><text:span text:style-name="T6"> Alcyonii suffitu<text:line-break/>quem pj imum dolor-tollitur. </text:span><text:span text:style-name="T19">Aliud</text:span><text:span text:style-name="T6"> Altercr semen suf-<text:line-break/>fitum dolori medetur.</text:span></text:p>
      <text:p text:style-name="P11"><text:span text:style-name="T6">* " ' Tsi. </text:span><text:span text:style-name="T19">Ut dentesscene oleanti]</text:span><text:span text:style-name="T6"> Cimoliam cum-sale terito</text:span></text:p>
      <text:p text:style-name="P9"><text:span text:style-name="T6">dentesque fricato. </text:span><text:span text:style-name="T6">( </text:span><text:span text:style-name="T19">Aliud.</text:span><text:span text:style-name="T6"> Dentem canis accipito et </text:span><text:span text:style-name="T6">in,<text:line-break/></text:span><text:span text:style-name="T6">ignem conjice fuffitumque facito; dum enim crematur;<text:line-break/>simul dentes consumat.</text:span></text:p>
      <text:p text:style-name="P11"><text:span text:style-name="T6">in </text:span><text:span text:style-name="T6">[6. Ad </text:span><text:span text:style-name="T19">exesas dentes.]</text:span><text:span text:style-name="T6"> Ad exesos autem dentes vi-<text:line-break/>traolo tritor permixtum..piper accipito aut gallam. Aut<text:line-break/>ex melle fissum alumen in cavum dentis inserito 'et dolo-<text:line-break/>rem- levabis. • </text:span><text:span text:style-name="T19">Aliud,</text:span><text:span text:style-name="T6"> Limacis lapidem in frustula_ spsami<text:line-break/>magnitudinem aequantia confringe i et in. dentis foramen<text:line-break/>immitte, illico. dolorem' fedat</text:span><text:span text:style-name="T6">, </text:span><text:span text:style-name="T6">sed ex cera.operculum </text:span><text:span text:style-name="T19">far,<text:line-break/></text:span><text:span text:style-name="T6">cito. </text:span><text:span text:style-name="T19">Aliud.</text:span><text:span text:style-name="T6"> Taurinum jecur lento igne frictum dentique<text:line-break/>impositum, fimulatque tetigit,, dolorem discutit. </text:span><text:span text:style-name="T19">Aliud.<text:line-break/></text:span><text:span text:style-name="T6">Testudinis unguis in maxillaris dentis exesi foramen con-<text:line-break/>jectus multum proficit. </text:span><text:span text:style-name="T19">Aliud.</text:span><text:span text:style-name="T6"> </text:span><text:span text:style-name="T6">Eel ursi impofitum illico<text:line-break/>dolorem levat; curat autem etiam quoquo modo illi-,<text:line-break/>natur*.</text:span></text:p>
      <text:p text:style-name="P11"><text:span text:style-name="T19">- </text:span><text:span text:style-name="T19">risc7. Ad dentes mnotos et labantesij</text:span><text:span text:style-name="T6"> Testudinis sah-<text:line-break/>guis diu ore contentus, dentes roborat. </text:span><text:span text:style-name="T19">Aliud.</text:span><text:span text:style-name="T6"> Alcyonio<text:line-break/>Indico ex vino trito si os colluatur.; i motes sistitur,</text:span></text:p>
      <text:p text:style-name="P164"><text:span text:style-name="T19">r“</text:span><text:span text:style-name="T6"> </text:span><text:span text:style-name="T6">18. Ad </text:span><text:span text:style-name="T19">dentes ex ictu concujsas.]</text:span><text:span text:style-name="T6"> Corallium impoe<text:line-break/>nito et satis diu contineto. .<text:tab/>..</text:span></text:p>
      <text:p text:style-name="P7"><text:span text:style-name="T6">[9. </text:span><text:span text:style-name="T19">Ad </text:span><text:span text:style-name="T19">dentium stuporerni]</text:span><text:span text:style-name="T6"> Aegrotus portulacam<text:line-break/>mandito. Aut . oleo, omphacino perungito aut amurca<text:line-break/>olei in vase aeneo ad mellis consistentium cocta; haec enim<text:line-break/>vetusta inuncta valde prodest.</text:span></text:p>
      <text:p text:style-name="P7"><text:span text:style-name="T6">"</text:span><text:span text:style-name="T26">:i</text:span><text:span text:style-name="T6">-rtlO. </text:span><text:span text:style-name="T19">Ad-dentes eximendos fine ferramento et absque<text:line-break/>dolore.]</text:span><text:span text:style-name="T6"> Fermentum denti circumdato et paulisper relin-<text:line-break/>quito; mox dentem lacertae sanguine circumfundito et ex-<text:line-break/>cidet.. </text:span><text:span text:style-name="T6">. . . v </text:span><text:span text:style-name="T6">• . </text:span><text:span text:style-name="T6">o&gt;&gt;</text:span></text:p>
      <text:p text:style-name="P7"><text:span text:style-name="T6">[11. </text:span><text:span text:style-name="T19">Ut fponte deris excidat.]</text:span><text:span text:style-name="T6"> Pyrethrum aceto mole<text:line-break/>litum saleque per triginta dies maceratum denti prius<text:line-break/>mundo facto circumponito. </text:span><text:span text:style-name="T19">Aliud.</text:span><text:span text:style-name="T6"> Artemisiam herbam ex<text:line-break/>aceto tritam obline. </text:span><text:span text:style-name="T19">Aliud</text:span><text:span text:style-name="T6"> Dentem circumsuffodiens ver-<text:line-break/>miculis, quas campas vocant, in fummis brassicarum<text:line-break/>aliarumque herbarum foliis repertis illine., ab aliis' denti-<text:line-break/>bus .cavens. Quod si iuferiores dentes eximere voles, illis<text:line-break/>vermiculis utere; -qui in inferiore partu illarum herbarum '</text:span></text:p>
      <text:p text:style-name="P165"><text:span text:style-name="T6">reperiuntur. </text:span><text:span text:style-name="T19">Aliud.</text:span><text:span text:style-name="T6"> Sandaracham ex aceto tritam siccari<text:line-break/>permitte et sicca utiliter utitor, prius sanguinem ciccum<text:line-break/>dentem eliciens ; sic enim paulisper dimittens digitis ipsum<text:line-break/>eximes. Aut agrestis cucurbitulae radicem in foramen<text:line-break/>dentis conjice. </text:span><text:span text:style-name="T19">Aliud.</text:span><text:span text:style-name="T6"> Moedi immaturi radicem in umbra<text:line-break/>arefactam ,. tritam e; cretam radicibus dentis circumda et<text:line-break/>panio post digitis apprehende, sequetur enim; aut Aethio-r<text:line-break/>picae oleae lacrima affectum dentem tangito. </text:span><text:span text:style-name="T19">Aliud.</text:span><text:span text:style-name="T6"> La-<text:line-break/>certam agrestem arefactam , dissectam contritamque repone;<text:line-break/>quum dentem circum purgaveris., imponito et paulo post<text:line-break/>attrahito et sequetur. Aliud. Urticae semina cum galbano<text:line-break/>mixta affecto denti circumline et protinus excidetr </text:span><text:span text:style-name="T6">&gt;<text:tab/>&gt;</text:span></text:p>
      <text:p text:style-name="P166"><text:span text:style-name="T6">[12. </text:span><text:span text:style-name="T19">Ad eximendas fine dolore dentes.']</text:span><text:span text:style-name="T6"> Herbae lap-<text:line-break/>pae radix calefacta et denti apposita facit, ut statim digi-<text:line-break/>tis tollatur.<text:tab/>.. '<text:tab/>.<text:tab/>' </text:span><text:span text:style-name="T6">'</text:span></text:p>
      <text:p text:style-name="P7"><text:span text:style-name="T6">• </text:span><text:span text:style-name="T6">-[13. </text:span><text:span text:style-name="T19">Ut dentes- digitis evellantur.] </text:span><text:span text:style-name="T6">Silvestres cucur-<text:line-break/>bitulas contunde et aceto macera ad mellis spissitudinem,<text:line-break/>deinde ferramentum' ad scalpendos dentes lu medicamen-</text:span></text:p>
      <text:p text:style-name="P9"><text:span text:style-name="T6">tum </text:span><text:span text:style-name="T6">demitte, eoque dentem circum fcarifica atque os<text:line-break/>paulisper clausum haberi praecipe; delude apprehende di-<text:line-break/>gitis flentem et attrahe.; absque dolore sequitur, </text:span><text:span text:style-name="T6">r </text:span><text:span text:style-name="T19">Aliud.<text:line-break/></text:span><text:span text:style-name="T6">Farinam ex lacte tithymalli admove et hederacea solla su-<text:line-break/>perimpone, per horamque dimitte; frangetur enim sine,<text:line-break/>dolore.</text:span></text:p>
      <text:p text:style-name="P7"><text:span text:style-name="T6">: . [14. Ad dealbationem dentium.] Nitrum,, os simiae<text:line-break/>et os palmularum terens utere.. . Aliud </text:span><text:span text:style-name="T19">bonum.</text:span><text:span text:style-name="T6"> Corallium<text:line-break/>rubrum, pumicem; ossa, palmularum, ossa sepiae et salem<text:line-break/>assum terens utere,</text:span></text:p>
      <text:p text:style-name="P7"><text:span text:style-name="T6">[15. Ad </text:span><text:span text:style-name="T19">dolorem'dentium^</text:span><text:span text:style-name="T6"> Oleo lentisci non anti-<text:line-break/>quo colluantur dentes. </text:span><text:span text:style-name="T19">Aliud.</text:span><text:span text:style-name="T6"> Colluatur os cum foliis<text:line-break/>rutae coctis ex- oxymelite ;vel’ colluaturcnm aceto, srilli-.<text:line-break/>tico; veI eliquatur-lu aceto pyrethrum et hyssopum</text:span><text:span text:style-name="T19">:• opor-<text:line-break/></text:span><text:span text:style-name="T6">tet autem liumiditatem.et humor.em evacuare.</text:span></text:p>
      <text:h text:style-name="Heading_20_2" text:outline-level="2">Cap. IX.</text:h>
      <text:p text:style-name="P271"><text:span text:style-name="T19">[Ad gingivarum affectus.] [ir. Ad. gin-<text:line-break/>givas corrosusQ'-</text:span><text:span text:style-name="T6"> Recipe. florum,rosarum drach. viij, gal-<text:line-break/>larumulrach, iv, myrrhae drach. ij,- commisce et appone.<text:line-break/></text:span><text:span text:style-name="T19">AliwL</text:span><text:span text:style-name="T6"> Lacte asinae, gingivas collue. </text:span><text:span text:style-name="T19">Aliud.</text:span><text:span text:style-name="T6"> Poliorum oleae</text:span></text:p>
      <text:p text:style-name="P9"><text:span text:style-name="T6">decocto os collue. </text:span><text:span text:style-name="T19">Aliud.</text:span><text:span text:style-name="T6"> Aceto scillitico gingivas ablue.<text:line-break/></text:span><text:span text:style-name="T19">Aliud,</text:span><text:span text:style-name="T6"> Rubiginem ferri et balaustia sicca appone.</text:span></text:p>
      <text:p text:style-name="P7"><text:span text:style-name="T6">[ 2. </text:span><text:span text:style-name="T19">Ad. gingivas tumidas et carnis incrementum,~\<text:line-break/></text:span><text:span text:style-name="T6">Confert succus portulacae ore detentus vel aqua salita<text:line-break/>olivarum colymbadum vel oleum ex immaturis olivis<text:line-break/>expressum calidum vel lentiscinum vel de cotoneis aut<text:line-break/>amurca. Sicca vero, quae prosunt, sunt rubigo ferri,<text:line-break/>aut aeris, radix aristolochiae, semen plantaginis, atra-<text:line-break/>mentum sutorium assatum et balaustia.</text:span></text:p>
      <text:p text:style-name="P167"><text:span text:style-name="T6">[<text:tab/>3. </text:span><text:span text:style-name="T19">Ad inflammationem</text:span><text:span text:style-name="T6"> gingivarum.] Collue deco-<text:line-break/>cto foliorum oleae et appone gallam. </text:span><text:span text:style-name="T19">Aliud.</text:span><text:span text:style-name="T6"> Coque in<text:line-break/>sapa sulia oleae et gallam. , </text:span><text:span text:style-name="T6">s<text:tab/></text:span><text:span text:style-name="T6">-</text:span></text:p>
      <text:p text:style-name="P168"><text:span text:style-name="T6">[<text:tab/>4. </text:span><text:span text:style-name="T19">Ad gingivas denigratas et putridas.]</text:span><text:span text:style-name="T6"> Confert<text:line-break/>fricatio ex faece vini usia; abstergit enim, mundat deal-<text:line-break/>hatque. </text:span><text:span text:style-name="T6">..</text:span></text:p>
      <text:p text:style-name="P169"><text:span text:style-name="T6">[<text:tab/>5. Ad </text:span><text:span text:style-name="T19">gingivas cruentasst\</text:span><text:span text:style-name="T6"> Confert missio sanguinis<text:line-break/>e cephalia et «scarificatio gingivarum,; confert etiam succus<text:line-break/>hyoscyami vel ejus decoctum ex sapa aut cum palma-</text:span><text:span text:style-name="T26">7</text:span></text:p>
      <text:p text:style-name="P9"><text:span text:style-name="T6">rum stillamento calidum ore retentunr. Aliud. Camulos<text:line-break/>lentisci et balaustia coque in posca et collue. Aliud. Ra-<text:line-break/>dicem rubi coque in vino et os collue; vel rhun et gal-<text:line-break/>lam coque in vino et utere similiter.</text:span></text:p>
      <text:h text:style-name="Heading_20_2" text:outline-level="2">Cap. X.</text:h>
      <text:p text:style-name="P271"><text:span text:style-name="T6">[Ad </text:span><text:span text:style-name="T19">columellae morbos.] Gallam</text:span><text:span text:style-name="T6"> tritam<text:line-break/>per se admoveto, digito oleo intincto aut in cochlearium<text:line-break/>injiciens applica; </text:span><text:span text:style-name="T19">Aliud.</text:span><text:span text:style-name="T6"> Spinae Aegyptiae semen tritum<text:line-break/>atque aridum appone. </text:span><text:span text:style-name="T19">Aliud.</text:span><text:span text:style-name="T6"> Caricas eum oleae foliis<text:line-break/>esui dato. Aliud. Succum Cyrenaicum cum sale arefactum<text:line-break/>apponito, prius gargarizatione ex aqua calida facta. Aut<text:line-break/>fissum alumen ustum 'diligenter admotum juvat. Aut stel-<text:line-break/>lionem viteis lignis crematum imponito, et bene facit.<text:line-break/></text:span><text:span text:style-name="T19">Aliud.</text:span><text:span text:style-name="T6"> Rubi cauliculos ex melle et pice liquida maceratos<text:line-break/>admove. Aliud. Lapidis agerati florem admixtum gargari-,<text:line-break/>zandum da. Aut brassicae succo admixtum alumen fissum<text:line-break/>et gargarizatum recte prodest.</text:span></text:p>
      <text:p text:style-name="P7"><text:span text:style-name="T6">[ Ustorium columellae apponendum.] Mify et calcem</text:span></text:p>
      <text:p text:style-name="P9"><text:span text:style-name="T6">vivam aequis portionibus resina terebinthina excipe et<text:line-break/>subde retinendamque permitte: intra horas tres aufert.<text:line-break/>Itum proficit ad uvae affectum picis recrementum, quod ex<text:line-break/>Cilicia advehitur, cochleario exceptum et subditum. Et<text:line-break/>uvae acerbae succus ex melle aut praedulci vino. Dicitur<text:line-break/>autem incolumem servare columellam, si quis uvae acinos<text:line-break/>quotannis jejunus devoret; et nunquam ejus partis affectu<text:line-break/>vexabitur, lisdem praeterea gargarismatis in vulvae vitiis<text:line-break/>utendum est, quae ad tonsillas affectas describentur. Pri-<text:line-break/>mum atque inter luitia jube aqua calida os fovere; deinde<text:line-break/>frigida gargarizare aut posca aut mali puniei dulcis<text:line-break/>fucco ad mellis crassitudinem decocto et oxymelite eli-<text:line-break/>quato; aut posca aut dracunculi succo gargarizet et opti-<text:line-break/>me proficient.</text:span></text:p>
      <text:p text:style-name="P7"><text:span text:style-name="T6">[Ad </text:span><text:span text:style-name="T19">vulvam pklegmonem patientem^</text:span><text:span text:style-name="T6"> Fiat gargari-<text:line-break/>zatio cum succo mali punici ex mulsa vel cum aqua de-<text:line-break/>coctionis rosarum, vel cum dlambron ex aqua calida.<text:line-break/>Confert etiam glycyrrhizae succus cum melle appositus et</text:span></text:p>
      <text:p text:style-name="P8"><text:span text:style-name="T6">terra sigillata et fructus spinae Aegyptiacae. Mitiora autem<text:line-break/>sunt haec, gummi Arabicum, tragacanthum, sarcocolla<text:line-break/></text:span><text:span text:style-name="T6">apposita. </text:span><text:span text:style-name="T19">Aliud.</text:span><text:span text:style-name="T6"> </text:span><text:span text:style-name="T6">Fructum </text:span><text:span text:style-name="T6">spinae Aegyptiae et succum ap-<text:line-break/></text:span><text:span text:style-name="T6">st </text:span><text:span text:style-name="T6">pone; </text:span><text:span text:style-name="T6">vel cauliculos rubi terens illine cum melle.'..</text:span></text:p>
      <text:h text:style-name="Heading_20_2" text:outline-level="2">Cap. XI.</text:h>
      <text:p text:style-name="P272"><text:span text:style-name="T6">[Ad </text:span><text:span text:style-name="T19">instammationes tonsillarum </text:span><text:span text:style-name="T19">et </text:span><text:span text:style-name="T19">angi-<text:line-break/>nas.</text:span><text:span text:style-name="T6"> </text:span><text:span text:style-name="T6">Id </text:span><text:span text:style-name="T6">vero benefacit in tonsillarum inflammationibus.<text:line-break/>Myrteas baccas praeparantes melle et absinthium et dra-<text:line-break/>cnnculum inungere consueverunt; hoc autem medicamen-<text:line-break/>tum illitum </text:span><text:span text:style-name="T6">aut </text:span><text:span text:style-name="T6">cum aliquo gargarizatum mirum in- mo-:<text:line-break/>dum prodest. Quod si aliquae phlegmonis reliquiae su-<text:line-break/></text:span><text:span text:style-name="T6">er </text:span><text:span text:style-name="T6">sint </text:span><text:span text:style-name="T6">tonsili </text:span><text:span text:style-name="T6">aeque exasperatae sint, lacte plane calido<text:line-break/></text:span><text:span text:style-name="T6">per </text:span><text:span text:style-name="T19">fe</text:span><text:span text:style-name="T6"> </text:span><text:span text:style-name="T6">aut </text:span><text:span text:style-name="T6">cum suprapositorum aliquo utendum est. Aut<text:line-break/>sursuribus aqua elixis aut mulsa aut furfurum diluto./<text:line-break/></text:span><text:span text:style-name="T6">Aut </text:span><text:span text:style-name="T6">tragi acinos aut orizae aqua calida farinam subigens<text:line-break/></text:span><text:span text:style-name="T6">bis </text:span><text:span text:style-name="T6">aut ter succo utere. Aut gallinae hoedive jusculo;<text:line-break/></text:span><text:span text:style-name="T6">aut </text:span><text:span text:style-name="T6">hordeum cortice liberatum una cum pallulis decoque;<text:line-break/>aut malvae succo vel decocto per </text:span><text:span text:style-name="T6">se </text:span><text:span text:style-name="T6">utere; aut una cum<text:line-break/>melle malvam elixa aut cum lupluis et passo et utitor.</text:span></text:p>
      <text:p text:style-name="P8"><text:span text:style-name="T19">[Ad tonsillarum</text:span><text:span text:style-name="T6"> tumores </text:span><text:span text:style-name="T6">et anginas.] Dulcis radicis<text:line-break/>succum </text:span><text:span text:style-name="T6">eliquans </text:span><text:span text:style-name="T6">utere. Quod si crustae saetae sint, ad<text:line-break/>has removendas mulsa gargarizandum est; aut lentis 'de-<text:line-break/></text:span><text:span text:style-name="T6">cocto </text:span><text:span text:style-name="T6">per fe </text:span><text:span text:style-name="T6">aut </text:span><text:span text:style-name="T6">hyssopo aut iride. Vel etiam oliva-<text:line-break/>rum salsarum aqua gargarizetur. Aut croci parum et<text:line-break/>myrrhae cum modico passi infervescant, Aut </text:span><text:span text:style-name="T6">ficis </text:span><text:span text:style-name="T6">elixis<text:line-break/>hordei farinam permisce Iuccumque exprimens </text:span><text:span text:style-name="T6">ij </text:span><text:span text:style-name="T6">ercola<text:line-break/>et succo utere. Aut ficorum decocto sinapis modicum ad-<text:line-break/>jiciens gargarizandum propina; pituitam </text:span><text:span text:style-name="T6">namque </text:span><text:span text:style-name="T6">detrahit,<text:line-break/>et </text:span><text:span text:style-name="T6">phlegmonem </text:span><text:span text:style-name="T6">folviti</text:span></text:p>
      <text:p text:style-name="P7"><text:span text:style-name="T6">. £Ad </text:span><text:span text:style-name="T19">abscejsas in, tonstllisso</text:span><text:span text:style-name="T6"> Aliquod ex iis quae .supra<text:line-break/>comprehensa Iunt proficit. Item aphronitro 'contrito </text:span><text:span text:style-name="T6">locum,<text:line-break/></text:span><text:span text:style-name="T6">tange; interdum autem et florem nitri adjunge;' 'separat<text:line-break/>enim crustas et abscessus attenuat, si per collutionem de-<text:line-break/>tur. ' Ex lixivio percolato marrubii succus dilutus utiliter<text:line-break/>exhibetur j aut ipsum marrubium in mulsa. coctum; aut<text:line-break/>rutae decoctum cum marrubio aut per se aut'lu mulsa<text:line-break/>- elixum, subsidio est. Item et succus gargarizatur et erxi</text:span></text:p>
      <text:p text:style-name="P9"><text:span text:style-name="T6">decoctum similiter prodest,- aut misy cum galla immatura<text:line-break/>mixtum. Aut myrtum liquido alumini ac melli paribus<text:line-break/>portionibus tritam miscens illine; hoc remedium non cru-<text:line-break/>stas solum abjicit, verum etiam antiadas glandulas miri-<text:line-break/>sice dissipati Aut porcelli crnore manus imbuens ter la-<text:line-break/>borantis collum attinge. </text:span><text:span text:style-name="T19">Aliud,</text:span><text:span text:style-name="T6"> Cochleas testa nudatas<text:line-break/>in ollam injice, deinde torreas et in cinerem redigens<text:line-break/>puro melle ac leni excipe atque perunge; vis ejus incre-<text:line-break/>dibilis esu</text:span></text:p>
      <text:h text:style-name="Heading_20_2" text:outline-level="2">Cap. XII.</text:h>
      <text:p text:style-name="P271"><text:span text:style-name="T6">[Ad </text:span><text:span text:style-name="T19">gutturis et faucium ajsuctusi]</text:span><text:span text:style-name="T6"> [t. </text:span><text:span text:style-name="T19">Ad<text:line-break/>interruptam subrnisuamque vocem.]</text:span><text:span text:style-name="T6"> Bulbos duos crudos<text:line-break/>ex melle esui dato. Auxiliatur et sici decoctum cum<text:line-break/>thure et myrrha gargarizatum. Ad idem facit et sulfur<text:line-break/>ignem non expertum in ovis devoratum ad cochlearis<text:line-break/>duo aut tria. </text:span><text:span text:style-name="T19">Aliud.</text:span><text:span text:style-name="T6"> Accipe amygdalas amaras xx, semi-<text:line-break/>nis lini assi drach. iv, tragacanthae aqua maceratae drach. ij,<text:line-break/>nucleos pini triginta; melle excipe et utere. </text:span><text:span text:style-name="T19">Aliud.</text:span><text:span text:style-name="T6"> Pu-</text:span></text:p>
      <text:p text:style-name="P9"><text:span text:style-name="T6">Iegii drach. iv, feminis lini, piperis, calaminthi ana drach.<text:line-break/>ij, petroselini drachmam j, mellis libram j.</text:span></text:p>
      <text:p text:style-name="P170"><text:span text:style-name="T6">[2. </text:span><text:span text:style-name="T19">Ad eos qui prope suffocanturij</text:span><text:span text:style-name="T6"> Humanum ster-<text:line-break/>cus in panniculo deligatum et crematum potui datu; hoc<text:line-break/>his qui jam strangulantur opem. fert. </text:span><text:span text:style-name="T19">Aliud.</text:span><text:span text:style-name="T6"> Et caprinum<text:line-break/>stercus cum melle et liquida pice illitum angina laboran-<text:line-break/>tibus summe prodest. Aut rutae succo et lacte per cly-<text:line-break/>sterem. transmissio laborantis fauces collue; multam enim,<text:line-break/>lacrimam detrahit et malum levat. </text:span><text:span text:style-name="T19">Aliud,</text:span><text:span text:style-name="T6"> Urina assidue<text:line-break/>gargarizata sanitatem restituit; una vero et succum bras-<text:line-break/>sicae gargarizare oportet.<text:tab/>-<text:tab/>:</text:span></text:p>
      <text:p text:style-name="P7"><text:span text:style-name="T6">[3. </text:span><text:span text:style-name="T19">Ad puerorum crustas in faucibusij</text:span><text:span text:style-name="T6"> Crustas in<text:line-break/>faucibus saetas prius inungito ;• deinde vinum, iu quo ari-<text:line-break/>stolochia decocta fuerit, gargarizetur; citissime curabitur.</text:span></text:p>
      <text:p text:style-name="P7"><text:span text:style-name="T6">[4. </text:span><text:span text:style-name="T19">Ad offa devorata aliaque oinnia ex gutture<text:line-break/>excutienda.]</text:span><text:span text:style-name="T6"> Aquae et olei parem modum in os sundens<text:line-break/>contineto, quo ad rem devoratam ejiciat. Si quis come-<text:line-break/>dens aliquid devoraverit et suffocetur, ex eadem re, quam</text:span></text:p>
      <text:p text:style-name="P9"><text:span text:style-name="T6">comedebat particulam utrique auri superimponat ac su-<text:line-break/>per caput; res enim devorata strangulansque descendet.</text:span></text:p>
      <text:p text:style-name="P7"><text:span text:style-name="T6">[ 5. Ad .hirudines- ex </text:span><text:span text:style-name="T19">gutturd ejiciendas.j</text:span><text:span text:style-name="T6"> Marina<text:line-break/>aqua gargarizetur. Aliud.. Oleum aut succus . Cyrenaicus<text:line-break/>ad, magnitudinem ervi ex vino puro calidus potui detur.<text:line-break/>Aut succum; anagallidis aut acetum acre cum ., thymo<text:line-break/>propina ; postea calenti aqua gargarizetur. ... .</text:span></text:p>
      <text:h text:style-name="Heading_20_2" text:outline-level="2">Cap. X<text:span text:style-name="T81">III</text:span>.</text:h>
      <text:p text:style-name="P271"><text:span text:style-name="T6">[Ad </text:span><text:span text:style-name="T19">thoracis ac pulmonum affectus,<text:line-break/>prlmumque ad destuxioncsdj</text:span><text:span text:style-name="T6"> Caseus antiquus in cibum<text:line-break/>sumptus jpvat p ipsas enim resiccat. Oleo veteri nares<text:line-break/>assidue perunge; aut sulsure et myrrha contritu cum vino<text:line-break/>et melle et oleo.</text:span></text:p>
      <text:p text:style-name="P7"><text:span text:style-name="T6">[Ad.tussies.]. Fici puro vino madefacti et in cibum<text:line-break/>sumpti bene faciunt. </text:span><text:span text:style-name="T19">Aliud.</text:span><text:span text:style-name="T6"> Resina terebinthina in 'melle<text:line-break/>cocta linctui detur; postea vinum dilutum dulci sorben-<text:line-break/>dum exhibeatur,, </text:span><text:span text:style-name="T6">i in </text:span><text:span text:style-name="T6">. ‘ ,</text:span></text:p>
      <text:p text:style-name="P7"><text:span text:style-name="T19">[Aliud pueris magis commodum~j</text:span><text:span text:style-name="T6"> Coagulum purum<text:line-break/>cocto melle comprehende et exhibe. </text:span><text:span text:style-name="T19">Aliud.</text:span><text:span text:style-name="T6"> Canem licur-</text:span></text:p>
      <text:p text:style-name="P171"><text:span text:style-name="T6">gum vocatum excoriatum epulandum appone. </text:span><text:span text:style-name="T19">Aliud,</text:span><text:span text:style-name="T6"> Al-<text:line-break/>lium ex melle decoctum succurrit tussientibus. Aliud.<text:line-break/>Scillam accipito et ejus fummum exacuato; in cavo con-<text:line-break/>jice ovum locumque creta obtege et tostum edendum<text:line-break/>exhibe.<text:tab/>'<text:tab/>'<text:tab/></text:span><text:span text:style-name="T6">• </text:span><text:span text:style-name="T6">•</text:span></text:p>
      <text:p text:style-name="P172"><text:span text:style-name="T6">[Ad </text:span><text:span text:style-name="T19">tufstentes astldue.J</text:span><text:span text:style-name="T6"> Hyssopi fasciculum lu aqua<text:line-break/>ad tertias decoquens jejuno per triginta dies calidam pur<text:line-break/>tui dato; pueris vero, etiam cum caricis. </text:span><text:span text:style-name="T19">Aliud</text:span><text:span text:style-name="T6"> Pernam<text:line-break/>contundens et instar farinae in potione spargens juvat.<text:line-break/>Hoc idem et sanguinis ex ore ejectioni succurrit egre-<text:line-break/>gie. </text:span><text:span text:style-name="T19">Aliud.</text:span><text:span text:style-name="T6"> Sinapi tusum tritumque cochlearii mensura<text:line-break/>cum vini cyathis duobus deinceps per dies tres 'biben-<text:line-break/>dum dato.<text:tab/></text:span><text:span text:style-name="T6">, ,r ,</text:span></text:p>
      <text:p text:style-name="P7"><text:span text:style-name="T6">[Ad </text:span><text:span text:style-name="T19">nocturnas tujsusuj</text:span><text:span text:style-name="T6"> Mentham tritam in acetum<text:line-break/>conjice et sorbendum praebe.</text:span></text:p>
      <text:p text:style-name="P7"><text:span text:style-name="T19">[ Sufsitus ad tustimij</text:span><text:span text:style-name="T6"> S tyracis, mastiches, piperis, pe-<text:line-break/>troselini, ana dracb. j, sandarachae drach. vj, baccam<text:line-break/>lauri unam impone carbonibus accensis et per calamum<text:line-break/>aeger furnum excipiat.</text:span></text:p>
      <text:p text:style-name="P8"><text:span text:style-name="T6">[Ad </text:span><text:span text:style-name="T19">asthmaticos i. e. suspiriosassp</text:span><text:span text:style-name="T6"> Vinum aut mul-<text:line-break/>sam , </text:span><text:span text:style-name="T6">ubi </text:span><text:span text:style-name="T6">scilla </text:span><text:span text:style-name="T6">decocta fuerit, </text:span><text:span text:style-name="T6">propinato; Facit et pulmo<text:line-break/>' vulpis siccatus' et incisus ex </text:span><text:span text:style-name="T19">vina</text:span><text:span text:style-name="T6"> nigro potui datus.<text:line-break/>Aliud;"Nasturtium album tusum et melli mixtum lingen-<text:line-break/>dum exhibeto.</text:span></text:p>
      <text:p text:style-name="P7"><text:span text:style-name="T19">Ad spiritus difficultatem.]</text:span><text:span text:style-name="T6"> Ovium pilos qui cir-<text:line-break/>cum anum Iunt accipe, hosque ustos ac tritos in passo<text:line-break/>propinato. Aliud- Sulfur ignem non expertum e-x-vini<text:line-break/>cyathis quatuor potui dato.</text:span></text:p>
      <text:p text:style-name="P173"><text:span text:style-name="T19">- [_Ad recta cervice sptrantasij</text:span><text:span text:style-name="T6"> Struthiurn ex aqua<text:line-break/>calida propinato. Aliud. Sedum ex melle tritum linctui<text:line-break/></text:span><text:span text:style-name="T19">dato;</text:span><text:span text:style-name="T6"> aut bulbum aut abrotonum aut halicam ex mulsa<text:line-break/>aut hyssopum in mulsa coctum aut herbam •cstoecliada<text:line-break/>aut castoreum ex dulci vino aut scillae intranea ex aceto<text:line-break/>mulso.<text:tab/></text:span><text:span text:style-name="T6">si</text:span></text:p>
      <text:p text:style-name="P7"><text:span text:style-name="T6">[Ad </text:span><text:span text:style-name="T19">sanguinem spuentes.J</text:span><text:span text:style-name="T6"> Symphyti radici quanta<text:line-break/>potest vescatur, eodernque die acetum ne gusiato. </text:span><text:span text:style-name="T19">Aliud.<text:line-break/></text:span><text:span text:style-name="T6">Terram Samiam -alato interdum cum succo sanguinalis,<text:line-break/>i iterdum per se. Dicebat autem Hippio Centaurius r ad</text:span></text:p>
      <text:p text:style-name="P146"><text:span text:style-name="T6">sanguinem .spuentes iuagnifice proficit urticae fu cetis ex<text:line-break/>vini cyathis tribus epotus. ' Juvat </text:span><text:span text:style-name="T19">praeterea</text:span><text:span text:style-name="T6"> acetum ab-<text:line-break/>sorptum praecipue scillinum, item et menthae succus </text:span><text:span text:style-name="T6">.</text:span><text:span text:style-name="T6">et<text:line-break/>tragacanthaeefub lingua contentus.<text:tab/></text:span><text:span text:style-name="T6">-• •in</text:span></text:p>
      <text:p text:style-name="P7"><text:span text:style-name="T6">[ Ad eos </text:span><text:span text:style-name="T19">quibus ex aliqua</text:span><text:span text:style-name="T6"> vi </text:span><text:span text:style-name="T19">interior sanguis erupit.j<text:line-break/></text:span><text:span text:style-name="T6">Accipe vitis cinerem aceto , exstinctum plusque’ aceti' fu-<text:line-break/>perfundens madefacito et per panniculum excola; id mo-<text:line-break/>dica aqua temperatum propina cochleariorum fex; mensu-<text:line-break/>ra; hoc et loeum fanguinem fundentem estringit et con-<text:line-break/>cretum sanguinem devoratum excernit et cruoris profln-<text:line-break/>viurn compescit; nam sanguinis in interioribus locis ex-<text:line-break/>itum coercet.</text:span></text:p>
      <text:p text:style-name="P7"><text:span text:style-name="T6">[Ad omne </text:span><text:span text:style-name="T19">fanguinis profluvium.]</text:span><text:span text:style-name="T6"> Symphyton ex<text:line-break/>aceto faciei fuperdato, si ex naribus sanguis decurrat;<text:line-break/>si ex thorace feratur, ossi pectoris; si ex vesica aut utero<text:line-break/>aut renibus-; coxendicibus imponito.'</text:span></text:p>
      <text:p text:style-name="P7"><text:span text:style-name="T6">[Ad </text:span><text:span text:style-name="T19">sanguineum sputam et'</text:span><text:span text:style-name="T31">!</text:span><text:span text:style-name="T19"> tabem vel phthistm.j<text:line-break/></text:span><text:span text:style-name="T6">Gummi .partem nigram passo elixam exhibe sub lingua</text:span></text:p>
      <text:p text:style-name="P9"><text:span text:style-name="T6">continendam, </text:span><text:span text:style-name="T6">ac, </text:span><text:span text:style-name="T6">devorandam; ad sputum enim sanguinis<text:line-break/></text:span><text:span text:style-name="T6">et </text:span><text:span text:style-name="T6">tussim gummi nigra pars vehementer facit, </text:span><text:span text:style-name="T19">'d</text:span></text:p>
      <text:p text:style-name="P7"><text:span text:style-name="T19">Ad phthisem non perfectam sanandam.]</text:span><text:span text:style-name="T6"> Pulmo </text:span><text:span text:style-name="T6">cerri<text:line-break/></text:span><text:span text:style-name="T6">calamo extractus </text:span><text:span text:style-name="T6">et </text:span><text:span text:style-name="T6">arefactus conteraturpipsius cochlearia<text:line-break/>tria ex mellis cyathis tribus exhibeantur; deinde paucis<text:line-break/>diebus,interpositis iterum propinetur.</text:span></text:p>
      <text:p text:style-name="P7"><text:span text:style-name="T6">[.id </text:span><text:span text:style-name="T19">phthisicos et. purulenta sunguineaque sputa reji-<text:line-break/>cientes.]</text:span><text:span text:style-name="T6"> Utimur salsamento, cum pane esui dantes, </text:span><text:span text:style-name="T6">ipsum<text:line-break/></text:span><text:span text:style-name="T6">ita colluentes aqua,.ter' et quater, donec aqua salsa </text:span><text:span text:style-name="T6">non<text:line-break/></text:span><text:span text:style-name="T6">reddatur; ipsum deinde charta involventes cremamus,<text:line-break/>damusque.- sine oleo exiguum mulsi infundentes. </text:span><text:span text:style-name="T6">Hero-<text:line-break/></text:span><text:span text:style-name="T6">philus autem salsamentum cum pane exhibet ; postea </text:span><text:span text:style-name="T6">vero<text:line-break/></text:span><text:span text:style-name="T6">aquam potare jubet,--dicene, • quum sal in salsamento </text:span><text:span text:style-name="T6">al--<text:line-break/></text:span><text:span text:style-name="T6">vum perturbat, vinum quidem datum, solvit. Utimur et<text:line-break/>sicilla tosta cum salsamento lu ipsa et vehementer </text:span><text:span text:style-name="T6">pur-<text:line-break/></text:span><text:span text:style-name="T6">gantur; item et porro, cum pane. Postea quum diligenter<text:line-break/>purgati esse videbuntur,, si infirmiores suerint, ipsos car-<text:line-break/>nibus et aliis id genus reficimus. Eadem ratione utimur</text:span></text:p>
      <text:p text:style-name="P175"><text:span text:style-name="T6">lu iis, </text:span><text:span text:style-name="T6">quae ad purgationem attinent, ubi abscessus </text:span><text:span text:style-name="T6">eru—<text:line-break/></text:span><text:span text:style-name="T6">perint. Herba quoque piscis vocata cum axungia non<text:line-break/></text:span><text:span text:style-name="T6">falita esui data </text:span><text:span text:style-name="T6">sanguinem rejicientes ac tussientes </text:span><text:span text:style-name="T6">mirifice<text:line-break/>adjuvat.<text:tab/></text:span><text:span text:style-name="T6">'<text:tab/></text:span><text:span text:style-name="T6">- -</text:span></text:p>
      <text:p text:style-name="P7"><text:span text:style-name="T6">’&gt; [Ad </text:span><text:span text:style-name="T19">sputum sanguinis.</text:span><text:span text:style-name="T19">] </text:span><text:span text:style-name="T6">Juvat </text:span><text:span text:style-name="T6">etiam terra sigillata<text:line-break/></text:span><text:span text:style-name="T6">et </text:span><text:span text:style-name="T6">trochisci ex electro </text:span><text:span text:style-name="T6">et </text:span><text:span text:style-name="T6">trochisci ex coralio et theriaca<text:line-break/>data </text:span><text:span text:style-name="T6">in </text:span><text:span text:style-name="T6">lecto.</text:span></text:p>
      <text:h text:style-name="Heading_20_2" text:outline-level="2">Cap. XIV.</text:h>
      <text:p text:style-name="P271"><text:span text:style-name="T6">[1. Ad pleuriticos. </text:span><text:span text:style-name="T6">J </text:span><text:span text:style-name="T6">Radicis corticem<text:line-break/></text:span><text:span text:style-name="T6">in </text:span><text:span text:style-name="T6">.potum exhibe. </text:span><text:span text:style-name="T6">Cuminum, in obsoniis utimur, in </text:span><text:span text:style-name="T6">aquam<text:line-break/></text:span><text:span text:style-name="T6">injice et </text:span><text:span text:style-name="T6">bibendum praebe. Aliud. </text:span><text:span text:style-name="T6">Rutae </text:span><text:span text:style-name="T6">coliculos quin-<text:line-break/>que contritos quotidie dato; aut herbae stoecbadis </text:span><text:span text:style-name="T6">qaan-<text:line-break/>tum </text:span><text:span text:style-name="T6">tribus digitis </text:span><text:span text:style-name="T6">capi </text:span><text:span text:style-name="T6">poteit. </text:span><text:span text:style-name="T6">Item trifolii semen </text:span><text:span text:style-name="T6">aut<text:line-break/>panacis radicem aut ajugam </text:span><text:span text:style-name="T6">similiter potui </text:span><text:span text:style-name="T6">dato.</text:span></text:p>
      <text:p text:style-name="P7"><text:span text:style-name="T6">[2. </text:span><text:span text:style-name="T6">Ad </text:span><text:span text:style-name="T19">pleuriti </text:span><text:span text:style-name="T19">dem. ] </text:span><text:span text:style-name="T6">Si quidem usque ad clavicu-<text:line-break/>lam </text:span><text:span text:style-name="T6">pervenerit </text:span><text:span text:style-name="T6">dolor ipsis mittendus, </text:span><text:span text:style-name="T6">sanguis est; </text:span><text:span text:style-name="T6">si </text:span><text:span text:style-name="T6">vero<text:line-break/></text:span><text:span text:style-name="T6">ad hypochondrium descendat, corpus est purgandum </text:span><text:span text:style-name="T6">et<text:line-break/></text:span><text:span text:style-name="T6">utendum alysteribus valentibus. </text:span><text:span text:style-name="T6">Si dolor fuerit modera-<text:line-break/></text:span><text:span text:style-name="T6">tus, post clysteres danda est aqua mulsa et </text:span><text:span text:style-name="T6">ptisanae cre-</text:span></text:p>
      <text:p text:style-name="P9"><text:span text:style-name="T6">mor aut chondri; in processu vero morbi permiscendum<text:line-break/>sorbitioni calamentum, vel marrubium; confert etiam'fe-<text:line-break/>men urticae cum melle. Ad fortiores autem dolores post<text:line-break/>vacnationern lenientibus utendum est, sacculis e milio et<text:line-break/>furfure vel fomentis ex aqua calida aut oleo lu vesica<text:line-break/>posito vel lana succida perfusa oleo et vino habente sal.<text:line-break/>Cicca vero quartum diem sorbitionibus cum pauco melle<text:line-break/>nutrito- Post Ieptinium vero diem et emplastro dicto<text:line-break/>rutaceo ad locos dolentes utemur. Multoties autem bulbi<text:line-break/>cum axungia suffecerunt- Dandum est et eclegma, quod fit<text:line-break/>ex nucleis pineis et amygdalis amaris et semine lini et amylo.</text:span></text:p>
      <text:p text:style-name="P7"><text:span text:style-name="T6">[3, </text:span><text:span text:style-name="T19">Unguentum</text:span><text:span text:style-name="T6"> bonum.] Accipe bdellium, costum,<text:line-break/>cauliculos brassicae ustos et redactos in cinerem, , permisce<text:line-break/>cum adipe; hoc enim medicamentum praeclare discutit.</text:span></text:p>
      <text:h text:style-name="Heading_20_2" text:outline-level="2">Cap. XV.</text:h>
      <text:p text:style-name="P271"><text:span text:style-name="T6">[Ad mammarum ajfecius.] [1. Ad<text:line-break/></text:span><text:span text:style-name="T19">extollendas distendendasque mammas pendulas ac stacui—<text:line-break/></text:span><text:span text:style-name="T6">das.] Recipe terram pictorum et cum melle elixam pan-<text:line-break/>niculo illitam imponito a summo mane usque ad vespe-</text:span></text:p>
      <text:p text:style-name="P176"><text:span text:style-name="T41">χ<text:tab/></text:span><text:span text:style-name="T6">•</text:span></text:p>
      <text:p text:style-name="P9"><text:span text:style-name="T6">ram; </text:span><text:span text:style-name="T6">deinde </text:span><text:span text:style-name="T6">fponglam ex olla superpone, quoad cata-<text:line-break/>plasma abduxeris!; hoc autem et </text:span><text:span text:style-name="T6">erectas </text:span><text:span text:style-name="T6">et, turgidas mam-<text:line-break/>mas facit; crassius autem cataplasma imponas, si vis ipfum<text:line-break/>efficacius reddere, gallae </text:span><text:span text:style-name="T6">acerbae </text:span><text:span text:style-name="T6">uncia una misceatur.</text:span></text:p>
      <text:p text:style-name="P7"><text:span text:style-name="T6">[2.. Ut </text:span><text:span text:style-name="T19">mammae plures annos molles</text:span><text:span text:style-name="T6"> sint.] Ex ci-<text:line-break/>cuta caristia cataplasma facito.</text:span></text:p>
      <text:p text:style-name="P7"><text:span text:style-name="T6">[3. Ut </text:span><text:span text:style-name="T19">mammae majores non stanti]</text:span><text:span text:style-name="T6"> Porcellum &lt;lii-<text:line-break/>secans cruore mammas obline; amplius non augescent.</text:span></text:p>
      <text:p text:style-name="P7"><text:span text:style-name="T6">[4. </text:span><text:span text:style-name="T19">Ad lac</text:span><text:span text:style-name="T6"> siccandum.] Cretarium aceto macera-<text:line-break/>tum;, illitum et impositum lac arefacit.</text:span></text:p>
      <text:p text:style-name="P7"><text:span text:style-name="T6">[5. Ad </text:span><text:span text:style-name="T19">phlegmonem suu abscestsurn mammarum. J<text:line-break/></text:span><text:span text:style-name="T6">Cimoliam, thus et oleum rofatum permisce et appone.<text:line-break/></text:span><text:span text:style-name="T19">dliiid.</text:span><text:span text:style-name="T6"> Principio infunde spongiam mollem in posca tepi-<text:line-break/>da et exprime et appone et superIiga. </text:span><text:span text:style-name="T19">Aliud.</text:span><text:span text:style-name="T6"> Palmulas<text:line-break/>et micam panis tere, permisce cum posca et appone tepi-<text:line-break/>dum. </text:span><text:span text:style-name="T19">Aliud.</text:span><text:span text:style-name="T6"> Coriandrum, alumen et psyllium cum cerato<text:line-break/>appone. </text:span><text:span text:style-name="T19">Aliud.</text:span><text:span text:style-name="T6"> Panem et herbam muralem viridem cum </text:span><text:span text:style-name="T6">.<text:line-break/></text:span><text:span text:style-name="T6">cerato imponito per diem. Aliud. Panem cum aqua mulla</text:span></text:p>
      <text:p text:style-name="P9"><text:span text:style-name="T6">veI melle et vino admoveto; si vero non tolerant gravi-<text:line-break/>tatem mammae, perfunde oleo calido et lana succida<text:line-break/>molli, fovendum vero ipsas decoctione foenigraeci vel<text:line-break/>althaeae vel seminis lini.</text:span></text:p>
      <text:p text:style-name="P7"><text:span text:style-name="T6">[6. Ad </text:span><text:span text:style-name="T19">attrahendum lac.']</text:span><text:span text:style-name="T6"> Raphanum cum furfuri-<text:line-break/>bus in vino coque, cola et. propina. </text:span><text:span text:style-name="T19">Aliusu</text:span><text:span text:style-name="T6"> Sesamum .ex<text:line-break/>vino dulci da potui. </text:span><text:span text:style-name="T19">Aliud.</text:span><text:span text:style-name="T6"> Anethum vel semen ejus<text:line-break/>coque cum carnibus vel cum facientibus lactis copiam.<text:line-break/></text:span><text:span text:style-name="T19">Aliud.</text:span><text:span text:style-name="T6"> Furfures cum radicibus foeniculi coque in aqua et<text:line-break/>da potui. </text:span><text:span text:style-name="T19">Aliud.</text:span><text:span text:style-name="T6"> Nigellae drach. j, pone in mulsa et<text:line-break/>propina. </text:span><text:span text:style-name="T19">Aliud,</text:span><text:span text:style-name="T6"> Porrum coque in aqua et da bibendum<text:line-break/>ejus decoctum. Vel porrum tere et cola et da aquam<text:line-break/>potui. </text:span><text:span text:style-name="T19">Aliud.</text:span><text:span text:style-name="T6"> Succum foeniculi da bibendum. </text:span><text:span text:style-name="T19">Aliud.<text:line-break/></text:span><text:span text:style-name="T6">Radicem foeniculi et hordeum -assum • coque • in aqua et<text:line-break/>permisce butyrum et da bibendum. • </text:span><text:span text:style-name="T19">Aliud.</text:span><text:span text:style-name="T6"> Decoctum </text:span><text:span text:style-name="T19">er-<text:line-break/>ratici</text:span><text:span text:style-name="T6"> foeniculi da bibendum: da etiam esui ipsum foeni-<text:line-break/>culum, Aliud. Cardatnomum cum vino da potui. </text:span><text:span text:style-name="T19">Aliud.<text:line-break/></text:span><text:span text:style-name="T6">Semen viticis da cum vino bibendum. </text:span><text:span text:style-name="T19">Aliud.</text:span><text:span text:style-name="T6"> Succum<text:line-break/></text:span><text:span text:style-name="T6">. </text:span><text:span text:style-name="T6">/</text:span></text:p>
      <text:p text:style-name="P9"><text:span text:style-name="T6">betae da </text:span><text:span text:style-name="T6">bibendum. </text:span><text:span text:style-name="T6">Oportet autem abstinere ab acribus<text:line-break/>et salsis et </text:span><text:span text:style-name="T6">acidis </text:span><text:span text:style-name="T6">et oleribus crudis.</text:span></text:p>
      <text:p text:style-name="P7"><text:span text:style-name="T6">[7. Ad </text:span><text:span text:style-name="T19">prohibendum lac.]</text:span><text:span text:style-name="T6"> Fove mammas ex aqua<text:line-break/>marina et eis admove astringentia et siccantia.</text:span></text:p>
      <text:p text:style-name="P7"><text:span text:style-name="T6">[8. </text:span><text:span text:style-name="T19">Mammas conservantia; quibus hae remanent ten-,<text:line-break/>sue diu.]</text:span><text:span text:style-name="T6"> Cicutam mammae imponito, per dies novem<text:line-break/>spongiamque posca madentem superdato. </text:span><text:span text:style-name="T19">Aliud.</text:span><text:span text:style-name="T6"> Cumi-<text:line-break/>num terens impone cum aqua, deinde spongiam perfusam<text:line-break/>posca superappone et liga; post tres autem dies aufer<text:line-break/>cuminum </text:span><text:span text:style-name="T6">et </text:span><text:span text:style-name="T6">tege mammillas cum radice lilii et melle et<text:line-break/>dimitte tribus diebus et hoc fac ter in rnenfe.</text:span></text:p>
      <text:h text:style-name="Heading_20_2" text:outline-level="2">Cap. XVI.</text:h>
      <text:p text:style-name="P271"><text:span text:style-name="T19">[ Ad foetidos sudores et axillarum tetros<text:line-break/>odores. ] </text:span><text:span text:style-name="T6">Asaro axillas subline a balneo et summo mane<text:line-break/>quotidie. Aut alumine liquido perunge quotidie. Aut<text:line-break/>ocimi femine ex vino et melle illinito; hoc odores<text:line-break/>foedos axillarum discutit.' Aut pulverem tenuem admove.<text:line-break/>Aliud. Plumbaginem ustam et vino odoro . extinctam cum</text:span></text:p>
      <text:p text:style-name="P9"><text:span text:style-name="T6">extinctam cum vino terito, modica myrrha adjecta, donec<text:line-break/>strigmenti tia fiat crassitudo, et utitor. •</text:span></text:p>
      <text:h text:style-name="Heading_20_2" text:outline-level="2">Cap. XVII.</text:h>
      <text:p text:style-name="P271"><text:span text:style-name="T6">[1.- Ad </text:span><text:span text:style-name="T19">vitio stomachi laborantes.]<text:line-break/></text:span><text:span text:style-name="T6">Cedri liquoris cochlearia duo, olei immaturi cyathum in<text:line-break/>unum miscens forbendum dato; id omnem dolorem fun-<text:line-break/>ditus tollit: est autem "id Serapionis exploratissimum.<text:line-break/></text:span><text:span text:style-name="T19">Aliud</text:span><text:span text:style-name="T6"> Anisum in panniculo succi plenum deligato et in<text:line-break/>aquam calidam conjicito et sorbere jubeto.</text:span></text:p>
      <text:p text:style-name="P7"><text:span text:style-name="T6">[2. Ad </text:span><text:span text:style-name="T19">imbecillos et nauseantes/]</text:span><text:span text:style-name="T6"> Menthae coliculos<text:line-break/>duos aut tres mali punici dulcis fiucco, atque aceto in-<text:line-break/>fervefaciens forptui dato. </text:span><text:span text:style-name="T19">Aliud.</text:span><text:span text:style-name="T6"> Sambuci tenera folia<text:line-break/>ex munda aqua bibantur, probatissimum esu</text:span></text:p>
      <text:p text:style-name="P7"><text:span text:style-name="T6">[3. Ad </text:span><text:span text:style-name="T19">morsus ventriculi sine bilis vomitu.]</text:span><text:span text:style-name="T6"> Tragori-<text:line-break/>ganum in aqua pari pondere macerans sorbendum exhibeto,<text:line-break/>lactis faciens temperaturam.</text:span></text:p>
      <text:p text:style-name="P7"><text:span text:style-name="T6">[4. Ad </text:span><text:span text:style-name="T19">stomachi imbecillitates. 2</text:span><text:span text:style-name="T6"> Sluapi frictum ex<text:line-break/>aqua tritum potui dato,</text:span></text:p>
      <text:p text:style-name="P7"><text:span text:style-name="T6">[ 5. </text:span><text:span text:style-name="T19">Epithema ad stomachi hypochondriorumque vitio</text:span></text:p>
      <text:p text:style-name="P9"><text:span text:style-name="T19">laborantes,]</text:span><text:span text:style-name="T6"> Faecem aridam cerato myrteo aut rosaceo<text:line-break/>excipe et utere.</text:span></text:p>
      <text:p text:style-name="P7"><text:span text:style-name="T6">[6, </text:span><text:span text:style-name="T19">Ad </text:span><text:span text:style-name="T19">singultum.']</text:span><text:span text:style-name="T6"> </text:span><text:span text:style-name="T6">Quain semel singultum sensit,<text:line-break/>digitum tuum sinistrae munus salutatorium ter ore eontia<text:line-break/>neto; aut acetum ei sorbendum dato aut cuminnin et<text:line-break/>alicam; aut vomat; et singultus sudabitur; aut spici tum<text:line-break/>contineat; aut sternutatione utatur, aut rutam ex vino<text:line-break/>bibat</text:span><text:span text:style-name="T6">; </text:span><text:span text:style-name="T6">aut micam panis aceto madentem bibito; ant por-<text:line-break/>celli ossiculum manu atterito.' Singultus quoque terror<text:line-break/>incussus sinit.</text:span></text:p>
      <text:p text:style-name="P7"><text:span text:style-name="T19">Ad dolorem stomachi.]</text:span><text:span text:style-name="T6"> Castoreum da hlbendutn<text:line-break/>cum posca et si est status causa’, coque in' oleo' cuminum<text:line-break/>et semen dauci et petro felinum et unge, et si est frigus,<text:line-break/>coque in oleo baccas lauri et rutam et nigellam et semen<text:line-break/>foeniculi. In moderatis autem doloribus fac fomentum cutn<text:line-break/>milio. Confert etiam cucurbitula magna umbilico itnpostta.</text:span></text:p>
      <text:p text:style-name="P7"><text:span text:style-name="T6">[ 8« • </text:span><text:span text:style-name="T19">Ad debilitatem stomdclii.</text:span><text:span text:style-name="T6"> J Confert oleum de<text:line-break/>succo cotoneorunj. </text:span><text:span text:style-name="T19">Aliud.</text:span><text:span text:style-name="T6"> Seffien sinapis ustulatum tere</text:span></text:p>
      <text:p text:style-name="P177"><text:span text:style-name="T6">et ex aqua propina. Aliud. Recipe mastiches, aloes, sty-<text:line-break/>racis ana partes ij, absinthii, oenanthes ana partes tres,<text:line-break/>olei melini partes quatuor, vini quod sufficit, rosarum<text:line-break/>partes duas; haec trita et mixta assume ex purpura aut<text:line-break/>lana et appone stomacho. Quidam addunt cyphi vocatum;<text:line-break/>quidam apponunt ceram et ceratum faciunt. </text:span><text:span text:style-name="T19">Aliud.</text:span><text:span text:style-name="T6"> Men-<text:line-break/>thae ramos </text:span><text:span text:style-name="T6">duos </text:span><text:span text:style-name="T6">vel tres coque in succo punici dulcis<text:line-break/>et aceto ac potui dato.<text:tab/>_ '</text:span></text:p>
      <text:h text:style-name="Heading_20_2" text:outline-level="2">Cap. XV<text:span text:style-name="T82">III</text:span>.</text:h>
      <text:p text:style-name="P271"><text:span text:style-name="T6">[Ad </text:span><text:span text:style-name="T19">choleram et vomitum et volvulum<text:line-break/>et vomitum stercoris. ] </text:span><text:span text:style-name="T6">Vinum olbinum in cholera ex usu<text:line-break/>est; stomacho enim commodat et ad ventrem bene facit.</text:span></text:p>
      <text:p text:style-name="P7"><text:span text:style-name="T6">[2. Ad vomitum </text:span><text:span text:style-name="T19">sudandum.']</text:span><text:span text:style-name="T6"> Sanguinalis succo ci-<text:line-break/>lios inficito. Aliud- Absinthium in aqua ad tertias deco-<text:line-break/>ctum potui dato, habitum aegroti considerans. Centau-<text:line-break/>rium praeterea aut thymum aut nigras myrti baccas<text:line-break/>similiter exhibeto.</text:span></text:p>
      <text:p text:style-name="P7"><text:span text:style-name="T6">[3. Ut </text:span><text:span text:style-name="T19">facilis stt vomitus.]</text:span><text:span text:style-name="T6"> Sampsuci folia esui dato.<text:line-break/>Aliud. Lixivio percolato oras poculi oblinito.</text:span></text:p>
      <text:p text:style-name="P11"><text:span text:style-name="T14">-t.</text:span></text:p>
      <text:p text:style-name="P8"><text:span text:style-name="T41">[4. </text:span><text:span text:style-name="T6">Ad volvulum mirum </text:span><text:span text:style-name="T19">auxilium et ad stercus vo-<text:line-break/>mentes.']</text:span><text:span text:style-name="T6"> Ita facito. Oleum, in quo anethum decoctum<text:line-break/>sit, propinato; quoad autem elixetur, aegrotum in calidum .<text:line-break/>aquam demitte et ab olei potu calidas micas esui conce-<text:line-break/>dito ; servabitur enim etiamsi jam stranguletur. Hoc ego<text:line-break/>principem lu nostra Asia servavi.</text:span></text:p>
      <text:p text:style-name="P7"><text:span text:style-name="T6">(5. </text:span><text:span text:style-name="T19">Ad eos qui crebro vomunt,]</text:span><text:span text:style-name="T6"> Rhun et'cuminulu<text:line-break/>. in unum contundens da ex aceti mulsi cyathis sex un-<text:line-break/>ciam </text:span><text:span text:style-name="T19">j,</text:span><text:span text:style-name="T6"> in potum.</text:span></text:p>
      <text:p text:style-name="P7"><text:span text:style-name="T6">. [ 6. </text:span><text:span text:style-name="T19">Ad cholera vexatos valde efstcax. ] </text:span><text:span text:style-name="T6">Mentha<text:line-break/>ex vino sumpta, si febris absit, herba quinquefolia arida<text:line-break/>trita ex vini cyathis feptem aut ex aquae calentis<text:line-break/>cyathis duobus pota statim dolorem levat. </text:span><text:span text:style-name="T19">Aliud.</text:span><text:span text:style-name="T6"> Co-<text:line-break/>chlea cum testa, contusa potui danda esu</text:span></text:p>
      <text:p text:style-name="P7"><text:span text:style-name="T6">[7. </text:span><text:span text:style-name="T19">Ad supprimendum vomitum.]</text:span><text:span text:style-name="T6"> Foliorum et capreo-i<text:line-break/>lorum vitis succus cum polenta jejuno in potum detur ex<text:line-break/>aqua cochlearii mensura. </text:span><text:span text:style-name="T19">Aliud.</text:span><text:span text:style-name="T6"> Panacis obolum ex vino<text:line-break/>et oleo calido propinato.</text:span></text:p>
      <text:h text:style-name="P6" text:outline-level="2">Cap. XIX.</text:h>
      <text:p text:style-name="P271"><text:span text:style-name="T6">[Ad hepaticos.] Petroselini feminis<text:line-break/>cochleario mentha inspersa et epota proficit. </text:span><text:span text:style-name="T19">Aliud.</text:span><text:span text:style-name="T6"> Her-<text:line-break/>ba fumaria voeata in succum stoluta et in pestillos red-<text:line-break/>acta aridaque indolentiam praebet; ter autem ex aqua<text:line-break/>pota liberat. </text:span><text:span text:style-name="T19">Aliud.</text:span><text:span text:style-name="T6"> Lupi jecur denarii pondere ex passi<text:line-break/>sextario exhibitum bene facit, </text:span><text:span text:style-name="T19">AliisoL</text:span><text:span text:style-name="T6"> - Piperis albi grana<text:line-break/>novem et myrrhae quod avellanae magnitudinem aequat,<text:line-break/>omnia una contusa sereno caelo alternis exhibeto ter aut<text:line-break/>quater.. Aliud. Equi jecur penu cedrino reponito; deinde<text:line-break/>Chio vluo et aqua dilutum exhibeto; quibus enim jecur<text:line-break/>ulceratum est, ne amplius exedatur, efficitur. </text:span><text:span text:style-name="T19">Aliud,<text:line-break/></text:span><text:span text:style-name="T6">Malvae succus, ex melle potus hepaticis medetur. </text:span><text:span text:style-name="T19">Aliud.<text:line-break/></text:span><text:span text:style-name="T6">Hastulae regiae radix pota jecinoris dolores levat, </text:span><text:span text:style-name="T19">Aliud,<text:line-break/></text:span><text:span text:style-name="T6">Alba viola pota eonsestim hepaticos dolore liberat,</text:span></text:p>
      <text:p text:style-name="P7"><text:span text:style-name="T19">[Epithema hepaticis carnmodirm.~\</text:span><text:span text:style-name="T6"> Laserpitium con-<text:line-break/>tusum veteri axungia comprehende et linteolo illitum<text:line-break/>superimpone. Aliud. Fico in mulsa decocto et trito ahsin-</text:span></text:p>
      <text:p text:style-name="P9"><text:span text:style-name="T6">thium contusum quamplurimum admisceto et utitor. Aliud.<text:line-break/>Brassica cruda superdata hepaticis celeriter opitulatur.</text:span></text:p>
      <text:h text:style-name="Heading_20_2" text:outline-level="2">Cap. XX.</text:h>
      <text:p text:style-name="P271"><text:span text:style-name="T19">[Ad</text:span><text:span text:style-name="T6"> arquatos.] Radices acanthi, quod<text:line-break/>Romani tricardumaeam vocant, virides tres aut aridas<text:line-break/>quatuor in aqua decoquito ,, donec dimidium relictum, sit<text:line-break/>et expressis radicibus aquam potui dato.</text:span></text:p>
      <text:p text:style-name="P7"><text:span text:style-name="T6">[ Ad </text:span><text:span text:style-name="T19">auriginem valde efstcax medicamentum et lon-<text:line-break/>go experientia comprobatum.]</text:span><text:span text:style-name="T6"> Raphanos virides cum </text:span><text:span text:style-name="T19">fo-<text:line-break/>llis</text:span><text:span text:style-name="T6"> contunde et unius duorumve succum ex vini cyatho<text:line-break/>uno exhibeto, ante balneum vero,, si jejunus fuerit, pro-<text:line-break/>pinato et in calidum folium descendere jubeto, videbis<text:line-break/>enim auriginem aquae supernatantem. Quod si contuma-<text:line-break/>cior morbus fuerit, succum propina. Aut anchnfae radi-<text:line-break/>cis aridae cochlearia duo accipiens ex aquae cyathis tri-<text:line-break/>bus potandam dato,. Aut falsuris ignem non experti<text:line-break/>cochlearia quatuor ex vino. Aut herbae fahinae unciam<text:line-break/>ex mulso. Ego sane et hoc utor vehementer faciente.<text:line-break/>Recipe aphrouitri uncias ij, in vini Aminaei cyathis duo-</text:span></text:p>
      <text:p text:style-name="P9"><text:span text:style-name="T6">bus macerans fusi dioque noctem integram exponens do<text:line-break/>jejuno potandum; idquefacio per tres aut quatuor con-<text:line-break/>tinuos dies et sanitatem restituo. Aliud. Herbam hypericon<text:line-break/>et adianton aquae -incoctam potandam offeras. </text:span><text:span text:style-name="T19">Aliud.<text:line-break/></text:span><text:span text:style-name="T6">Myricam ex aceto tritam potui da, arquatos curat. Icte-<text:line-break/>rum in balneum abducens et in solium descendere jubens<text:line-break/>junci odorati uncias duas ex vini mulsi cyathis tribus<text:line-break/>potui exhibe; discutiet longam auriginem et liberabit.<text:line-break/></text:span><text:span text:style-name="T19">Aliud.</text:span><text:span text:style-name="T6"> Herba rubia utere in quotidiano victu absque carne<text:line-break/>suilla</text:span><text:span text:style-name="T6">; </text:span><text:span text:style-name="T6">ipsam contundens et cribrans da usque in sextum<text:line-break/>diem cochlearium unum ex vini iv, cochleariis, deinde<text:line-break/>semper subtrahens dato vini cochlearia novem, deinde<text:line-break/>octo, deinde septem, postea sex, possea quinque, deinde<text:line-break/>quatuor ,- deinde tria: - quod si trigesimo die fuerint ali-<text:line-break/>quae morbi reliquiae, eandem exhibeto similem ordinem<text:line-break/>servans. </text:span><text:span text:style-name="T19">Aliud.</text:span><text:span text:style-name="T6"> Chamaemelum ex aqna potum icterum<text:line-break/>pellit et jecinorosis vehementer auxiliatur. </text:span><text:span text:style-name="T19">Aliud.</text:span><text:span text:style-name="T6"> Radi-<text:line-break/>cula ex melle st lacte pota medetur. </text:span><text:span text:style-name="T19">Aliud.</text:span><text:span text:style-name="T6"> Aselli fusi</text:span></text:p>
      <text:p text:style-name="P9"><text:span text:style-name="T6">aquariis vasis reperti, triti, ex mulfo poti regio morbo<text:line-break/>liberant. </text:span><text:span text:style-name="T19">Aliud.</text:span><text:span text:style-name="T6"> Serpillum aquae incoctum et potui da-<text:line-break/>tum auriginem submovet.. </text:span><text:span text:style-name="T19">Aliud.</text:span><text:span text:style-name="T6"> Sulfur ignem non ex-<text:line-break/>pertum mensura unius cochlearii aut duorum ex vino<text:line-break/>potum arquatum curat. </text:span><text:span text:style-name="T19">Aliud.</text:span><text:span text:style-name="T6"> Ferri aerugo cito liberat.<text:line-break/>Aliud. Capreae 'stercus aridum tritum cribratum .cochlea-<text:line-break/>rii mensura' es vini odorati cyathis quatuor jejuno et loto<text:line-break/>exhibe; febricitantibus autem ex aqua eandem portionem.<text:line-break/></text:span><text:span text:style-name="T19">Allusu</text:span><text:span text:style-name="T6"> Ursini fellis quantum Graecam fabam aequat, ex-<text:line-break/>hibeto, deinde aquam fuperbibito. </text:span><text:span text:style-name="T19">Aliud.</text:span><text:span text:style-name="T6"> Sabinae cya-<text:line-break/>thus ex mulfo potus hoc morbo liberat.. </text:span><text:span text:style-name="T19">Aliud.</text:span><text:span text:style-name="T6"> Thus<text:line-break/>aquae incoctum propinato. </text:span><text:span text:style-name="T19">Aliud.</text:span><text:span text:style-name="T6"> Terrestrem lumbricum<text:line-break/>tritum potui dato. </text:span><text:span text:style-name="T19">Aliud.</text:span><text:span text:style-name="T6"> Aristolochiam ea aqua mulsa<text:line-break/>exhibeto. Aliud. Cichorii succi cyathos quatuor si biberit,<text:line-break/>sanabitur. </text:span><text:span text:style-name="T19">Aliud.</text:span><text:span text:style-name="T6"> In medium balnei conclave descendere<text:line-break/>jubeto, nt Indet, </text:span><text:span text:style-name="T19">et</text:span><text:span text:style-name="T6"> egressus sanus erit. Aliud. Stercoris<text:line-break/>canini albi, quod genubeos vocant, cochlearium ex vini<text:line-break/>optimi cyathis tribus per dies decem propinato. Hoc idem<text:line-break/>ad colicos dolores et inflationes pariter proficit. </text:span><text:span text:style-name="T19">- </text:span><text:span text:style-name="T19">d</text:span></text:p>
      <text:p text:style-name="P8"><text:span text:style-name="T6">S </text:span><text:span text:style-name="T19">Medicamentum ad </text:span><text:span text:style-name="T19">morbum </text:span><text:span text:style-name="T19">regium, </text:span><text:span text:style-name="T19">quod in nares<text:line-break/>fundi </text:span><text:span text:style-name="T19">debet.]</text:span><text:span text:style-name="T6"> Elaterii </text:span><text:span text:style-name="T6">quantum fabae Graecae amplitutli-<text:line-break/>nem aequat muliebri laete liquatum in nares fundatur.<text:line-break/></text:span><text:span text:style-name="T19">Aliud,</text:span><text:span text:style-name="T6"> Nigella aquae incocta in nares conjecta in balneo<text:line-break/>auriginem de trahi ti</text:span></text:p>
      <text:h text:style-name="Heading_20_2" text:outline-level="2">Cap. XX<text:span text:style-name="T81">I</text:span>.</text:h>
      <text:p text:style-name="P271"><text:span text:style-name="T6">[Ad lienofas.] Rumicis agrestis radix<text:line-break/>tundatur lu pila et tritae fueeus exprimatur et per tres<text:line-break/>dies singuli eyathi bibantur. </text:span><text:span text:style-name="T19">Aliud.</text:span><text:span text:style-name="T6"> Panacis radix contusa<text:line-break/>cochlearii mensura jejuno ex aqua calidae cyathis tribus<text:line-break/>exhibeatur.</text:span></text:p>
      <text:p text:style-name="P7"><text:span text:style-name="T6">S Ad </text:span><text:span text:style-name="T19">lienofas cum praeduro tumore, ] </text:span><text:span text:style-name="T6">Capparis ra-<text:line-break/>dicis corticis unc. ij, accipe, aceti sextarium sumis, aquae<text:line-break/>sextarium j, decoque ad tertias; propina a cibi perfecta<text:line-break/>concoctione cyathum unum duosve et hoc per intervalla<text:line-break/>facito. </text:span><text:span text:style-name="T19">Aliud.</text:span><text:span text:style-name="T6"> Hederae foliorum aceto incoctorum et con-<text:line-break/>tusorum succus expressus robustis purus potui detur; sed<text:line-break/>delicatioribus aqua dilutus; antequam bibant autem,, ipsos<text:line-break/>concitatius ambulare cogitu. Aliud. Centauri tenuioris,<text:line-break/>quod jam consenuerit, lu pila contusi cochlearium felire</text:span></text:p>
      <text:p text:style-name="P9"><text:span text:style-name="T6">carentibus dato. Aliud. Leporinus lien recens ita devo-<text:line-break/>ratus, ut ne dentibus attingatur, lienosos fanat; ignoret<text:line-break/>autem laborans, quid devoraverit, oculis fascia velatis. Idem<text:line-break/>facit et catellorum nondum vifium adeptorum lien similiter<text:line-break/>in ventriculum transmissus. Aliud. Venatorii canis catu-<text:line-break/>lum aridum tritum modico nardo adjectui jejuno exhibe.<text:line-break/>Dicebat autem Mareellus id quoque ad lienosos vehemen-<text:line-break/>ter facere, si eardamomi cochlearium unum aut .duo ex<text:line-break/>aceti scillini cyatho uno duobusve jejuno dentur; idque<text:line-break/>per ij, dies continuos facito. Aliud- Radices hederae mol-<text:line-break/>les elixae ex vino bibantur: aut crudae contusae ex vino<text:line-break/>itidem. </text:span><text:span text:style-name="T19">Aliud.</text:span><text:span text:style-name="T6"> Asini stercus aridum </text:span><text:span text:style-name="T19">aceto</text:span><text:span text:style-name="T6"> dissolve et per<text:line-break/>linteolum excelatum potui dato. </text:span><text:span text:style-name="T19">Aliud.</text:span><text:span text:style-name="T6"> Raphani succus<text:line-break/>ex oxymelite maceratus per tres dies accipiatur, singulis<text:line-break/>diebus cyathi bini; lienem attenuat. </text:span><text:span text:style-name="T19">Aliud.</text:span><text:span text:style-name="T6"> Eerrr recre-<text:line-break/>menti cochlearium ex posca potui dato,. Aliud. Irin lon-<text:line-break/>gam aceto incoque et acetum propinato. Aliud. Elooro- .<text:line-break/>dani ccr potui efnique exhibeto. </text:span><text:span text:style-name="T19">Aliud,</text:span><text:span text:style-name="T6"> Muxin e?, aqua</text:span></text:p>
      <text:p text:style-name="P9"><text:span text:style-name="T6">elixum si aridum sit, succum propinato; muxlu vero<text:line-break/>dicitur lingua -Cappadocica. Aliud. Stoechadis triti co- ,<text:line-break/>chlearium ex vini lentiscini cyatho bibatur. </text:span><text:span text:style-name="T19">Aliud.</text:span><text:span text:style-name="T6"> Am-<text:line-break/>moniacam guttam ex aceto tritam jejuno exhibe cyathi<text:line-break/>mensura. </text:span><text:span text:style-name="T19">Aliud,</text:span><text:span text:style-name="T6"> Muris lienem et piperis grana-septem in<text:line-break/>sico torreas et clam epulanda exhibe.</text:span></text:p>
      <text:p text:style-name="P7"><text:span text:style-name="T19">Epithema ad lienosas. J</text:span><text:span text:style-name="T6"> Lapidem asiarn in vesicam<text:line-break/>bubulam conjicito et aceto acri madefactam lieni super-<text:line-break/>imponito; ipsum comminues. • </text:span><text:span text:style-name="T19">Aliud,</text:span><text:span text:style-name="T6"> Myrobalanum ex<text:line-break/>aceto maceratum et-ad cerati crassitudinem redactum im-<text:line-break/>ponito. Aliud. Vulpis lienis super locum alligatus lie-<text:line-break/>nofos morbo liberat. Aliud. Hoedi lienis impositus lienem<text:line-break/>digerit. </text:span><text:span text:style-name="T19">Aliud.</text:span><text:span text:style-name="T6"> Silvestris brassica si ex ea cataplasma fiat,<text:line-break/>lienosis medetur. Aliud. Persici arboris folia eodem rno-<text:line-break/>do imposita bene faciunt. </text:span><text:span text:style-name="T19">Aliud.</text:span><text:span text:style-name="T6"> Myricae semen aceto in-<text:line-break/>coctum, tritum atque superdatum juvat. </text:span><text:span text:style-name="T19">Aliud.</text:span><text:span text:style-name="T6"> Amrno-<text:line-break/>niacarn guttam aceto maceratam linteolo illitam impone.<text:line-break/></text:span><text:span text:style-name="T19">Aliud.</text:span><text:span text:style-name="T6"> Crocomagma aceto maceratum et ad cerati crassi-</text:span></text:p>
      <text:p text:style-name="P9"><text:span text:style-name="T6">tudinem redactum imponito; non amovetur, quoad ex<text:line-break/>toto sanaverit. Aliud. Capparis radix curiofe trita et<text:line-break/>linteolo illita ac loco imposita eodem die opem tulit.</text:span></text:p>
      <text:p text:style-name="P7"><text:span text:style-name="T19">\Ad lienosus.2</text:span><text:span text:style-name="T6"> Radicis capparis corticem in aquae<text:line-break/>libra et aceti femilibra incoquito usque ad . tertias et<text:line-break/>potandam praebe fesquiunciam. </text:span><text:span text:style-name="T19">Aliud.</text:span><text:span text:style-name="T6"> Hederacea folia<text:line-break/>aceto infervefacta contunde et humorem exprime . ac ro-<text:line-break/>hnstioribus ipsum praebeto; delicatioribus autem' aquam<text:line-break/>admisceto</text:span><text:span text:style-name="T6">; </text:span><text:span text:style-name="T6">fed prius ipse ambulato atque ita bibito. </text:span><text:span text:style-name="T19">Aliud.<text:line-break/></text:span><text:span text:style-name="T6">Capparis radicem tusam et aceto mulfo incoctam jejuno<text:line-break/>potandam praebeto.</text:span></text:p>
      <text:p text:style-name="P7"><text:span text:style-name="T6">[ Ad splenem.) Accipe cypressi baccas et valde con-<text:line-break/>teras’; et ervi farinam quam tenuissimam in acetum mitte<text:line-break/>et usque ad emplastri consistentiam decoque; lienique per<text:line-break/>triduum impone ; post tertium diem solve et emplastrum<text:line-break/>aquae plenum invenies. </text:span><text:span text:style-name="T19">Aliud.</text:span><text:span text:style-name="T6"> Ammoniacam guttam .lu<text:line-break/>scillino aceto per triduum demersam ac laevigatam panni-<text:line-break/>culo illine atque impone, neque amove, quoad emplesttum</text:span></text:p>
      <text:p text:style-name="P9"><text:span text:style-name="T6">decidat. Aliud. Eolia fycamini mori viridia refrigerata et<text:line-break/>arefacta in umbra terito, et aridum medicamentum facito<text:line-break/>fcrupulorum quatuor pondere et cum pauco pipere et ca-<text:line-break/>riophyllis et ex vino mero calido, quum descendit in<text:line-break/>balneum, potui praebeto.</text:span></text:p>
      <text:h text:style-name="Heading_20_2" text:outline-level="2">Cap. XXII.</text:h>
      <text:p text:style-name="P271"><text:span text:style-name="T6">[Ad </text:span><text:span text:style-name="T19">hydropicos potio, ut humor inclu-<text:line-break/>sus per lotium ejiciatur.j</text:span><text:span text:style-name="T6"> Recipe aeris usti quantum fa-<text:line-break/>bam Aegyptiam aequat, fimi columbini unc. </text:span><text:span text:style-name="T19">j,</text:span><text:span text:style-name="T6"> vini cya-<text:line-break/>thos iij, exhibe; esto autem una potio. Aliud nobis lu<text:line-break/>multis usu comprobatum. Tithymalli characiae, radicem<text:line-break/>pro aegroti viribus esui dato; statim enim evacuat. Aliud.<text:line-break/>Granum Cnidium tufum et cribratum melle comprehende,<text:line-break/>ut forsiium crassitudo fiat, et cochlearium plenum ex vini<text:line-break/>mulsi cyathis tribus et modico aquae calidae ad lactis<text:line-break/>cohsistentiam aut ex ovo sorbili propinato; plurimum<text:line-break/>enim aquae dejicit. Aliud. Hehuli radicum succi cyathi<text:line-break/>duo, vini cyathi duo in unum mixti et exhibiti liberant<text:line-break/>absque stomachi subversione. Aliud. Graminis decoctum<text:line-break/>potui datum urinam citat. Aliud, Solani succi cyathi</text:span></text:p>
      <text:p text:style-name="P8"><text:span text:style-name="T41">/</text:span></text:p>
      <text:p text:style-name="P11"><text:span text:style-name="T6">quatuor, mellis oyathi scxdecim in potum sumpti benefa-<text:line-break/>ciunt. </text:span><text:span text:style-name="T19">'Aliud.</text:span><text:span text:style-name="T6"> Hyssopum et hirci lotium ex passo potum<text:line-break/>minam movet; perinde et si caprini copiam habueris. '</text:span></text:p>
      <text:p text:style-name="P7"><text:span text:style-name="T6">[ Epithema ad hydropicos.] Hederam crematam di-<text:line-break/>ligenter in modum cataplasmatis impone. Aliud- Rapha-<text:line-break/>nor aquae incoctos quoad teneritate flaccescant, accipe;<text:line-break/>deinde hordeacea farina adjecta rnisce, decoque et cata-<text:line-break/>plasma facito.</text:span></text:p>
      <text:h text:style-name="Heading_20_2" text:outline-level="2">Cap. XX<text:span text:style-name="T82">II</text:span>I.</text:h>
      <text:p text:style-name="P271"><text:span text:style-name="T6">[Ad </text:span><text:span text:style-name="T19">umbilici prolapsum.']</text:span><text:span text:style-name="T6"> Quidam<text:line-break/>medicamentis ad naturalem statum ita reversi sunt. Gallas<text:line-break/>ure vel tere et permisce cum cortice thuris et albo ovi<text:line-break/>et appone. </text:span><text:span text:style-name="T19">Aliud.</text:span><text:span text:style-name="T6"> Recipe aluminis scissi drach. v, faecis<text:line-break/>vini Rhodii drach. x, gallarum omphacinaium drach ij,<text:line-break/>vino diluta et ad mellis crassitudinem redacta impone,<text:line-break/>extriufecnsque spongiolam posca imbutam superpone et<text:line-break/>fascia deliga. </text:span><text:span text:style-name="T19">Aliud.</text:span><text:span text:style-name="T6"> Recipe corticum fabae fresae, gal-<text:line-break/>Iarum, balaustii ana aequales partes in aqua coquito. Ubi<text:line-break/>vero dissoluta fuerint, diligenter trini imponito cum fpon-</text:span></text:p>
      <text:p text:style-name="P9"><text:span text:style-name="T6">gia, ut dictum esu Recipe ramenti plumbi dracb. xvj,<text:line-break/>cicutae, mannae thuris, cerulae, fucci hypocystidis ana<text:line-break/>drach. j, vino dissoluta utere ut dictum esu</text:span></text:p>
      <text:h text:style-name="Heading_20_2" text:outline-level="2">Cap. XXIV.</text:h>
      <text:p text:style-name="P271"><text:span text:style-name="T6">[(Ad ventris </text:span><text:span text:style-name="T19">affectus ad primum ad<text:line-break/>tormina et ventris dolores.] Aristolochiae</text:span><text:span text:style-name="T6"> radicem in vino<text:line-break/>potui datu: ad tormina, singultum, capitis dolorem et par-<text:line-break/>tus difficultatem bene facit. Sternutatio ad tormina et<text:line-break/>omnes internas affectiones proficit. Aliud. Lychnitidis<text:line-break/>radix lota, dulci vino incocta, deinde percolata et pota<text:line-break/>magnifice prodest; sin minus autem, cibis tuis adjice mo-<text:line-break/>dicum cassiae et olyrae non contusae.</text:span></text:p>
      <text:p text:style-name="P7"><text:span text:style-name="T6">[Ad </text:span><text:span text:style-name="T19">tormina intestinorum et</text:span><text:span text:style-name="T6"> ventris.] Cumini fricti<text:line-break/>et contriti cochlearium unum, duo ve ex aquae cyathis<text:line-break/>tribus potandum esu Et adversus inflationes acetum </text:span><text:span text:style-name="T19">fer-<text:line-break/>vefacito</text:span><text:span text:style-name="T6"> ac refrigerato; postea apii femen tusum admisceto<text:line-break/>ac iterum acetum fervefacito, ex eoque potionem datu.<text:line-break/>Aliud. Irionem herbam ex aqua tritam potandam dato.<text:line-break/>Aliud. Ex lampro quod satis est tritum ex aceto jejuno</text:span></text:p>
      <text:p text:style-name="P178"><text:span text:style-name="T6">exhibe. Aliud. Laurum commanducans jejunus, fuccum<text:line-break/>devorato ppartem’ commanducatam umbilico imponito;. illico<text:line-break/>termina finientur.'<text:tab/></text:span><text:span text:style-name="T6">int </text:span><text:span text:style-name="T6">. </text:span><text:span text:style-name="T6">me.-.oiioq oe</text:span></text:p>
      <text:p text:style-name="P179"><text:span text:style-name="T19">[ Medicamentum ‘ano immittendum alvi purgatorium'-^<text:line-break/></text:span><text:span text:style-name="T6">lu fel tauri lanae hapsum intingito/anoque immittito.<text:line-break/></text:span><text:span text:style-name="T19">Aliud.</text:span><text:span text:style-name="T6"> Gallicum .saponem lana involutum submittito', aut<text:line-break/>liquidum alumen potissimum.<text:tab/></text:span><text:span text:style-name="T26">z</text:span><text:span text:style-name="T6"> .&lt;-•</text:span></text:p>
      <text:p text:style-name="P7"><text:span text:style-name="T6">£Ad ,intrfuecri^orormina.].?Uentem -teneram con-<text:line-break/>tusam cum rubi radice elixam, imponito ac , esui dato;<text:line-break/>Aliud. Flores mali punicae; domesticae, acido lacti incoctos<text:line-break/>contere et oleum eodem modo infunde et edendos appone.<text:line-break/></text:span><text:span text:style-name="T19">Allud.</text:span><text:span text:style-name="T6"> In milium contusum elixum vitulinum adipem lu-<text:line-break/>funde et quam pinguissimum calidissimumque.- sorbendum,<text:line-break/>exhibe, postea gelidissimam aquam forbetc et conscstim<text:line-break/>erit incolumis. </text:span><text:span text:style-name="T19">Aliud.</text:span><text:span text:style-name="T6"> Gallae interiorem partem tritam<text:line-break/>ac laevigatarn accipito farinaque • admixta et ovi albo<text:line-break/>pestillos effingito atque asses frangito, .vinoque simplici<text:line-break/>madefacito et alui dato.</text:span></text:p>
      <text:p text:style-name="P8"><text:span text:style-name="T48">[ </text:span><text:span text:style-name="T19">Linctus ad dysentericos, coeliacos et lienteriam. ]<text:line-break/></text:span><text:span text:style-name="T6">Laserpitii </text:span><text:span text:style-name="T6">ramenta </text:span><text:span text:style-name="T6">melli commiscens linctui dato. </text:span><text:span text:style-name="T19">Aliud.<text:line-break/></text:span><text:span text:style-name="T6">Ovum, mel, vinum, mali panici putamina pari portlotre<text:line-break/>in unum miscens, frigito et piperis modicum inspergito<text:line-break/>ac potionem dato; vehementer facit. </text:span><text:span text:style-name="T19">Aliud.</text:span><text:span text:style-name="T6"> Ova tria ac-<text:line-break/>cipiehs. in aceto conjicito ae ita per triduum macerari<text:line-break/>sinito.; deinde similaginis modicum capiens cum tribus<text:line-break/>ovis subigito; mox assans et meraco vino madefaciens ex—<text:line-break/>hibeto.</text:span></text:p>
      <text:p text:style-name="P7"><text:span text:style-name="T19">[Potionas ad dysentericos, •coeliacos et lientericos.]<text:line-break/></text:span><text:span text:style-name="T6">Vluum estringens, cui rhus obsoniorum usque ad tertias<text:line-break/>incoctus sit, potandum jubeto quibus ventriculus male<text:line-break/>fe 'habet. Aliud. Vinum austerum cui galla incocta - iit<text:line-break/>illis potui pro 'viribus concedito-, qnorum ventriculus<text:line-break/>fluxione vexatur.</text:span></text:p>
      <text:p text:style-name="P7"><text:span text:style-name="T6">£Ad tortiones et </text:span><text:span text:style-name="T19">dolores</text:span><text:span text:style-name="T6"> ventris. J Da euminum man-<text:line-break/>dendum et devorandum. Aliud. Cnicnm et foeuumgrae-<text:line-break/>cum tere et eoque et da decoctum bibendum. </text:span><text:span text:style-name="T19">Aliud.<text:line-break/></text:span><text:span text:style-name="T6">Baccas lauri siccas et exeorticatas tere </text:span><text:span text:style-name="T6">et </text:span><text:span text:style-name="T6">da bibenda co-<text:line-break/>chlearia novem. Aliud. Serpyllum terens da cum vino</text:span></text:p>
      <text:p text:style-name="P9"><text:span text:style-name="T6">bibendum. Aliud- Decoctum sampfuci da cum vino in<text:line-break/>potum. </text:span><text:span text:style-name="T19">Aliud.</text:span><text:span text:style-name="T6"> Eryngii radicem da cum vino , potui vel<text:line-break/>decoctum spicae vel castoreum. Ad dolorem autem dysr<text:line-break/>entericorum coton.ea cum cerato roseo aut myrteo ae-<text:line-break/>quis portionibus, ventri impone.</text:span></text:p>
      <text:p text:style-name="P7"><text:span text:style-name="T19">\_Ad colicam, ] </text:span><text:span text:style-name="T6">Spolium serpentis in vnse aenee, fri-<text:line-break/>gens </text:span><text:span text:style-name="T6">cum </text:span><text:span text:style-name="T6">oleo; quousque comburatur , dissolve ipsum lu<text:line-break/>illo oleo et unge ex ec cuin tuo digitus </text:span><text:span text:style-name="T19">Aliud, </text:span><text:span text:style-name="T66">Gi.andn.-r<text:line-break/></text:span><text:span text:style-name="T6">lam opio in sue.co lactucae liquato obIiue et ano indito.</text:span></text:p>
      <text:p text:style-name="P7"><text:span text:style-name="T6">[Ad tientrif </text:span><text:span text:style-name="T19">profluviam.']</text:span><text:span text:style-name="T6"> - Gallitrichi ex aqua decec<text:line-break/>ctum potui dato. </text:span><text:span text:style-name="T19">AliucL</text:span><text:span text:style-name="T6"> Stoehen, qua ad testaceavafa<text:line-break/>.uti solent,., spinis asperam/in pila .contundito'et aquae<text:line-break/>incoquito et. aquam in dolore ventris absqu,e vine pro-<text:line-break/>pinato quum febrem habent </text:span><text:span text:style-name="T6">5 </text:span><text:span text:style-name="T6">quum febre vacant , vinum<text:line-break/>commisceto. </text:span><text:span text:style-name="T19">Aliud.</text:span><text:span text:style-name="T6"> Nucum putamen, quod nucleos iu-<text:line-break/>cludit tritum , ex aqua potui dato cochleariorum trium<text:line-break/>mensum. </text:span><text:span text:style-name="T19">Aliud.,</text:span><text:span text:style-name="T6"> Cornu cervinum mollius jasturn . cum</text:span></text:p>
      <text:p text:style-name="P8"><text:span text:style-name="T6">gallae-pari portionelin potum dato. </text:span><text:span text:style-name="T19">Aliud.</text:span><text:span text:style-name="T6"> </text:span><text:span text:style-name="T69">Rumicis.se-<text:line-break/></text:span><text:span text:style-name="T6">men </text:span><text:span text:style-name="T6">contritum et potioni cibove inspersum optime saciti<text:line-break/></text:span><text:span text:style-name="T6">Aliud. </text:span><text:span text:style-name="T6">Nucum internum illud, quod instar columellae est,<text:line-break/>et capitum papaveris, quod' veluti operculum est, pari<text:line-break/>portione ex vino exhibeantur. Aliud. Queriias glandes<text:line-break/>contusas 'et diutius cribratas ut polentam in vinum a uste-<text:line-break/></text:span><text:span text:style-name="T6">b </text:span><text:span text:style-name="T6">rum spargito potionemque concedito’.:' </text:span><text:span text:style-name="T19">• Aliud.</text:span><text:span text:style-name="T6"> Carabi<text:line-break/>testas frictas et tritas ex aqua porrigitor Aliud Struo<text:line-break/>thiocameli ventriculus- </text:span><text:span text:style-name="T19">et</text:span><text:span text:style-name="T6"> gallinarum similiter ' cochlea-<text:line-break/>riorum duum mensura ex vino potus febri'absente, prae-<text:line-break/>sente vero ex aqua. </text:span><text:span text:style-name="T19">AUud.</text:span><text:span text:style-name="T6"> Thuris grumus fabae rnagni-<text:line-break/>tudinis in' vini nigri cyatho uno, solani succi cyathis<text:line-break/>duobus eliquatus in potum detur. </text:span><text:span text:style-name="T19">Aliud.</text:span><text:span text:style-name="T6"> Gummi albi<text:line-break/>contusi unciam ex vini nigri cyathis sex bibito, ad idem<text:line-break/>ano impositum facit. </text:span><text:span text:style-name="T19">Aliud.</text:span><text:span text:style-name="T6"> Cochleam Africanam sumens<text:line-break/>in eam liquidam picem infunde et calefactae carnem exime<text:line-break/>et in 'anum bis aut ter immitte. Aliud. Serpentis senium<text:line-break/>in vafe aeneo ex oleo frigens quoad -lu carbonem verta-<text:line-break/>tur contere et digito in oleum intincto anum perunge.<text:line-break/>Aliud. Herba facra inferius foveto, aquam ne attingito.</text:span></text:p>
      <text:p text:style-name="P180"><text:span text:style-name="T19">Aliud.</text:span><text:span text:style-name="T6"> Beta ex aceto contusa </text:span><text:span text:style-name="T6">et </text:span><text:span text:style-name="T6">cataplasmatis more a<text:line-break/>superioribus ad inferiora usque imposita dyfentericis<text:line-break/>maguisice prodeit. </text:span><text:span text:style-name="T19">Aliud.</text:span><text:span text:style-name="T6"> Cornorum ossa contusa ventri<text:line-break/>illinito. •<text:tab/>,<text:tab/>,&gt;</text:span></text:p>
      <text:p text:style-name="P181"><text:span text:style-name="T19">- - [• Ad dolores dysentericarum. ] </text:span><text:span text:style-name="T6">Malum cotonenm af-<text:line-break/></text:span><text:span text:style-name="T6">furn cum cerati rosei pari portione impositum illico-do-</text:span><text:span text:style-name="T26">:<text:line-break/></text:span><text:span text:style-name="T6">lorern levat.<text:tab/>-<text:tab/></text:span><text:span text:style-name="T6">. ' </text:span><text:span text:style-name="T6">,’liim</text:span></text:p>
      <text:p text:style-name="P11"><text:span text:style-name="T6">[ Ad </text:span><text:span text:style-name="T19">colicis - doloribus vexatos!</text:span><text:span text:style-name="T6"> 1 </text:span><text:span text:style-name="T6">, </text:span><text:span text:style-name="T6">Ostreorum testae<text:line-break/></text:span><text:span text:style-name="T26">1</text:span><text:span text:style-name="T6"> </text:span><text:span text:style-name="T6">’• .</text:span></text:p>
      <text:p text:style-name="P11"><text:span text:style-name="T6">crematae et tritae potui flentur cochlearia duo ex calentis<text:line-break/>aquae cyathis tribus. </text:span><text:span text:style-name="T19">Aliud.</text:span><text:span text:style-name="T6"> . Thymum Cretense aquae<text:line-break/>usque ad tertias incoctum ex Attico melle propinetur.;<text:line-break/></text:span><text:span text:style-name="T19">Aliud.</text:span><text:span text:style-name="T6"> Sacram radicem tenuem eon tusam in aquam mitte<text:line-break/>et ad dimidias elixa;- decoctum per quinque dies potni<text:line-break/>detur et morbo Jibefat: hoc in multis probatum esu </text:span><text:span text:style-name="T19">Aliud.<text:line-break/></text:span><text:span text:style-name="T6">Viridis menta elixa per triduum exhibeatur et nunquam<text:line-break/>dolebit. </text:span><text:span text:style-name="T19">Alludi</text:span><text:span text:style-name="T6"> 'Lauri summitates, tenerae, ligneae esae per<text:line-break/>triduum liberant, </text:span><text:span text:style-name="T58">c</text:span><text:span text:style-name="T6">ollula vero,, ubi mentha incocta sit,<text:line-break/>cave ne per triduum illud terram attingat. </text:span><text:span text:style-name="T6">m</text:span></text:p>
      <text:p text:style-name="P8"><text:span text:style-name="T6">[Ad inteiseptum.] Fraxini ligni ramentorum cya-<text:line-break/>thus triduum potui datus sanitatem restituit. </text:span><text:span text:style-name="T19">Aliud ad<text:line-break/>multa faciens.</text:span><text:span text:style-name="T6"> Colocynthidem Alexandrinam excavatam<text:line-break/>non ferro et expurgatam in vini Coi sextarium mitte et<text:line-break/>fervefacito ; vinum postea ad temperatum calorem rever-<text:line-break/>sum bibito et deambulato, et dolore solutus eris; Detra-<text:line-break/>hit multa excrementa haec potio; salem autem, ne nau-<text:line-break/>scet, ore eontineto. Bene facit et </text:span><text:span text:style-name="T6">ad </text:span><text:span text:style-name="T6">coxendicis dolores.</text:span></text:p>
      <text:p text:style-name="P182"><text:span text:style-name="T19">[ Medicamentum ad </text:span><text:span text:style-name="T19">coli </text:span><text:span text:style-name="T19">dolores ano immittendum, 2<text:line-break/></text:span><text:span text:style-name="T6">Opium Hispanum lactuca excipe et in pessum redactum<text:line-break/>fiedi immitte. Aliud. Allii nucleolum lixivio calefactum<text:line-break/>lu anum indito et arido stercore detracto sanefcit. </text:span><text:span text:style-name="T19">Aliud.<text:line-break/></text:span><text:span text:style-name="T6">Si coli dolore lentatus dormientem canem expergefecerit<text:line-break/>et-in locum ubi canis dormiebat rnejerit, statim dolore<text:line-break/>levabitur </text:span><text:span text:style-name="T6">et </text:span><text:span text:style-name="T6">canis moritur»<text:tab/>,<text:tab/></text:span><text:span text:style-name="T6">, </text:span><text:span text:style-name="T6">:,;,q</text:span></text:p>
      <text:p text:style-name="P183"><text:span text:style-name="T6">te </text:span><text:span text:style-name="T6">( Epithema </text:span><text:span text:style-name="T19">colicis et instatis, "j</text:span><text:span text:style-name="T6"> Cerato ligustrino la-<text:line-break/>ferpitrum comprehende et impone; ego vero et modicum<text:line-break/>castorei admlsceo et efficacius redditur.<text:tab/></text:span><text:span text:style-name="T6">,,</text:span></text:p>
      <text:p text:style-name="P11"><text:span text:style-name="T19">' </text:span><text:span text:style-name="T19">* •</text:span></text:p>
      <text:p text:style-name="P8"><text:span text:style-name="T6">[Ad tormina.) Graecum cuminum 'manducato ac<text:line-break/>devorato. </text:span><text:span text:style-name="T19">Aliud.</text:span><text:span text:style-name="T6"> Cnici contusi et foenigraeci elixi succum<text:line-break/>potui offer. </text:span><text:span text:style-name="T19">Aliud.</text:span><text:span text:style-name="T6"> Pectinem in aqua calida madefactum<text:line-break/>et ablutum propina. </text:span><text:span text:style-name="T19">Aliud.</text:span><text:span text:style-name="T6"> Baccarum lauri aridarum cor-<text:line-break/>tinis cochlearia' novem in potuen dato. </text:span><text:span text:style-name="T19">Aliud.</text:span><text:span text:style-name="T6"> Serpillum<text:line-break/>tritum cum mero da potui.</text:span></text:p>
      <text:p text:style-name="P7"><text:span text:style-name="T6">[Ad </text:span><text:span text:style-name="T19">omnes intestinos dolores. ] </text:span><text:span text:style-name="T6">Ex intestinis dolenti<text:line-break/>si quis pedes laverrt et ex aqua ea potui dederit, dolor<text:line-break/>confestim evanescit.</text:span></text:p>
      <text:p text:style-name="P7"><text:span text:style-name="T6">[Ad </text:span><text:span text:style-name="T19">intestinorum [cijsuram.J</text:span><text:span text:style-name="T6"> Aegyptiae spluae radi-<text:line-break/>cem et carnes hoedi capraeve cum pilis et corio capiens<text:line-break/>terito et similagini commixtas caepas vino temperatas<text:line-break/>potionem sarito., Eadem radix' et phlegmone pulmonum<text:line-break/>laborantibus 'in potu auxiliatur. Eadem suspensa tertiana,<text:line-break/>febre et quotidiana liberat et. ex oleo pota vulneribus me-<text:line-break/>detur.</text:span></text:p>
      <text:p text:style-name="P7"><text:span text:style-name="T6">,(Ad </text:span><text:span text:style-name="T19">renum et coxendicis dolores.]</text:span><text:span text:style-name="T6"> Accipe farinam<text:line-break/>iridis et acetum potens, permisce eis resinam pini et- lur</text:span></text:p>
      <text:p text:style-name="P184"><text:span text:style-name="T41">,<text:tab/>/<text:tab/></text:span><text:span text:style-name="T41">’<text:tab/></text:span><text:span text:style-name="T41">- </text:span><text:span text:style-name="T6">c</text:span></text:p>
      <text:p text:style-name="P11"><text:span text:style-name="T6">pinos et pyrethrum et terebinthinam etr fulfur et nitrum<text:line-break/>'et baccas lauri; mifcens omnia cum melle appone. </text:span><text:span text:style-name="T26">1</text:span><text:span text:style-name="T6"> </text:span><text:span text:style-name="T6">u</text:span></text:p>
      <text:p text:style-name="P7"><text:span text:style-name="T6">[Ad </text:span><text:span text:style-name="T19">coxendicis dolores</text:span><text:span text:style-name="T6"> purgatorium,] Tithymalli<text:line-break/>succi guttas quinque </text:span><text:span text:style-name="T6">in </text:span><text:span text:style-name="T6">ficum instillato et esui dato; purgat.</text:span></text:p>
      <text:p text:style-name="P185"><text:span text:style-name="T19">[ Epithema </text:span><text:span text:style-name="T54">r</text:span><text:span text:style-name="T19">ventris salutiuiirn.j</text:span><text:span text:style-name="T6"> Granum Cnidium<text:line-break/>cortice liberatum cerato comprehende et ventri puerorum<text:line-break/>• super umbilicum imponito. qAliud. Felle tauri umbilicum<text:line-break/>perungito. </text:span><text:span text:style-name="T19">Aliud.</text:span><text:span text:style-name="T6"> Suillus talus ustus tritusque ex aqua<text:line-break/>potui detur. - Aliud: </text:span><text:span text:style-name="T41">ί</text:span><text:span text:style-name="T6">-Herbam chamaemelum ex oleo terito<text:line-break/>et lu ungito;-statim; dolor finietur, i </text:span><text:span text:style-name="T19">ARuL</text:span><text:span text:style-name="T6"> Reticulum<text:line-break/>'cujusmodi volueris de mulieris capite detractum capiti<text:line-break/>laborantis imponitivj. sanitatem ei restitues;' melius fuerit<text:line-break/>autem, si prius calefactum reticulum imposueris. </text:span><text:span text:style-name="T19">Aliud.<text:line-break/></text:span><text:span text:style-name="T6">Coriandrum ustum, oleo maceratum; : umbilico superim-<text:line-break/>ponito et </text:span><text:span text:style-name="T6">lana </text:span><text:span text:style-name="T6">contegito.<text:tab/></text:span><text:span text:style-name="T6">, </text:span><text:span text:style-name="T6">&gt;.n di</text:span></text:p>
      <text:h text:style-name="Heading_20_2" text:outline-level="2">Cap. XXV.</text:h>
      <text:p text:style-name="P271"><text:span text:style-name="T19">msuAd urinae distsuultatem et calculos.']<text:line-break/></text:span><text:span text:style-name="T6">Scorpii usti edantur; .illis' autem, qui forsitan abhorrerent,<text:line-break/></text:span><text:span text:style-name="T6">- </text:span><text:span text:style-name="T41">ί</text:span></text:p>
      <text:p text:style-name="P9"><text:span text:style-name="T6">cum adipe, mixti testique clam et citra suspicionem ex-<text:line-break/>liibeantur'; mirifice prosunt. Calculus etiam urina reddi-<text:line-break/>tus olivae nucleo similis, contritus et igne candens si hi-.<text:line-break/>batur</text:span><text:span text:style-name="T6">, </text:span><text:span text:style-name="T6">eos qui in vesica sunt calculos exerit. Felis jecur<text:line-break/>ustum tfiturnque ita, ut bibi possit, 'calculosis remedio esu<text:line-break/>Iaspis quoque lapillus potui datus vesicae calculos dissipat.<text:line-break/></text:span><text:span text:style-name="T19">Aliud.</text:span><text:span text:style-name="T6"> Umbilici verris radix elixa. et trita unciae pondere<text:line-break/>in diem ex' diluto vino bibatur: ad renum calculos ve-<text:line-break/>bementer proficit. </text:span><text:span text:style-name="T19">Aliud.</text:span><text:span text:style-name="T6"> Succi uvae immaturae </text:span><text:span text:style-name="T6">et </text:span><text:span text:style-name="T6">rufae<text:line-break/>hederae corymborum par modus ex albo vino teratur,<text:line-break/>fiucco- illluilo mictus difficultate male habitos.</text:span></text:p>
      <text:p text:style-name="P7"><text:span text:style-name="T19">[ Topicum • calculosis imponendum.] </text:span><text:span text:style-name="T6">Urina reddita<text:line-break/>butyro veteri remollito penem oblinito et. cubitum eunti<text:line-break/>lana apponatur per, triduum.</text:span></text:p>
      <text:p text:style-name="P7"><text:span text:style-name="T66">\siEpithemci </text:span><text:span text:style-name="T19">urinam proritans} prodest et: calculosis<text:line-break/>renibus.']</text:span><text:span text:style-name="T6"> Calamintham cum aceto et pipere cerato colli-<text:line-break/>gito et umbilico superdato. </text:span><text:span text:style-name="T19">Aliud.</text:span><text:span text:style-name="T6"> In fampsuci decocto</text:span></text:p>
      <text:p text:style-name="P9"><text:span text:style-name="T6">lesideat. </text:span><text:span text:style-name="T19">Aliud.</text:span><text:span text:style-name="T6"> Herbam parietariam oleo, faeoctam super<text:line-break/>locum vesicae imponitoillico urinadecurretrrr, </text:span><text:span text:style-name="T6">ssisbsu</text:span></text:p>
      <text:p text:style-name="P7"><text:span text:style-name="T6">[Ad </text:span><text:span text:style-name="T19">calculosus.] </text:span><text:span text:style-name="T6">Montana, trixago .mulsae: </text:span><text:span text:style-name="T6">incocta<text:line-break/></text:span><text:span text:style-name="T6">potanda offeratur;.hoc remediu-Samius-Priecus'alebatur.<text:line-break/></text:span><text:span text:style-name="T19">Aliud</text:span><text:span text:style-name="T6"> Albae hederae’ corymbLexuvluojipeti । fani </text:span><text:span text:style-name="T6">lies; .ecnr<text:line-break/></text:span><text:span text:style-name="T6">fringunt. </text:span><text:span text:style-name="T19">Aliud.</text:span><text:span text:style-name="T6"> Salicis folia tusa ex vino ausiero </text:span><text:span text:style-name="T6">tam-<text:line-break/></text:span><text:span text:style-name="T6">tisper accipiatur, </text:span><text:span text:style-name="T6">dum </text:span><text:span text:style-name="T6">sanitas restituatur.</text:span></text:p>
      <text:p text:style-name="P7"><text:span text:style-name="T6">[Ad eos qui </text:span><text:span text:style-name="T19">nolentes urinam</text:span><text:span text:style-name="T6"> reddunt.] Galli </text:span><text:span text:style-name="T6">guttur<text:line-break/></text:span><text:span text:style-name="T6">ustum cochlearii mensura jejuno ex aqua propinato. Aliud.<text:line-break/>Leucanthemi flores septem tritos ex aqua potui </text:span><text:span text:style-name="T6">- </text:span><text:span text:style-name="T6">dato-<text:line-break/></text:span><text:span text:style-name="T19">Aliud.</text:span><text:span text:style-name="T6"> </text:span><text:span text:style-name="T6">Leporis testiculum aridum rninutatim concisum </text:span><text:span text:style-name="T6">ex<text:line-break/></text:span><text:span text:style-name="T6">vino odorato potandum praebe.. Aliud. Cimices tres </text:span><text:span text:style-name="T6">coni-<text:line-break/></text:span><text:span text:style-name="T6">tusos ex vino austero propinato per novem dies. </text:span><text:span text:style-name="T19">Aliud.<text:line-break/></text:span><text:span text:style-name="T6">Calamintham et myrrham ex aqua ante eoenam potui dani.<text:line-break/></text:span><text:span text:style-name="T19">Aliud.</text:span><text:span text:style-name="T6"> Anserinas linguas per triduum, quoque die </text:span><text:span text:style-name="T6">unam,<text:line-break/></text:span><text:span text:style-name="T6">edendas apponito. </text:span><text:span text:style-name="T19">Aliud.</text:span><text:span text:style-name="T6"> Rutae silvaticae femen per tri-<text:line-break/>duum esui dato. </text:span><text:span text:style-name="T19">Aliud.</text:span><text:span text:style-name="T6"> Ipsius penis cimolia ex muralis<text:line-break/>herbae succo oblinatur-<text:line-break/></text:span><text:span text:style-name="T6">/</text:span></text:p>
      <text:p text:style-name="P8"><text:span text:style-name="T6">[Ad </text:span><text:span text:style-name="T19">difficultatem mingendL]</text:span><text:span text:style-name="T6"> Rhum et corymbos<text:line-break/>hederae rubrae tere ex vino albo et unge partes, quae<text:line-break/>sunt sub umbilico patientium dysuriam.</text:span></text:p>
      <text:p text:style-name="P7"><text:span text:style-name="T6">[Ad </text:span><text:span text:style-name="T19">sistendam exuberantiam urinae exeuntis. J Accipe<text:line-break/></text:span><text:span text:style-name="T6">pelliculas, quae sirnt in ventre gallinarum et sicca in sole<text:line-break/>et sume ex eis drachmam. Aliud. Recipe thuris masculi<text:line-break/>et glandis </text:span><text:span text:style-name="T6">siccae </text:span><text:span text:style-name="T6">et floris punici silvestris et gallarum ana<text:line-break/>drach. iij, </text:span><text:span text:style-name="T6">tere </text:span><text:span text:style-name="T6">et da ex eis jejuno cum melle rosaceo ex<text:line-break/>aqua frigida.</text:span></text:p>
      <text:h text:style-name="Heading_20_2" text:outline-level="2">Cap. XXVI.</text:h>
      <text:p text:style-name="P271"><text:span text:style-name="T6">[</text:span><text:span text:style-name="T19">Ad foeminarurn affectiones.] [i. Ad con-<text:line-break/>ceptum.] Caricas jejunae</text:span><text:span text:style-name="T6"> cum oleae foliis esui dato. </text:span><text:span text:style-name="T19">Aliud.<text:line-break/></text:span><text:span text:style-name="T6">Ruminantis pecudis spumam digito sumens ex vino in po-<text:line-break/>tum exhibe. </text:span><text:span text:style-name="T19">Aliud.</text:span><text:span text:style-name="T6"> Nasturtium tritum ex aceto per quatri-<text:line-break/>duum edito past purgatiunenr. </text:span><text:span text:style-name="T19">Aliud.</text:span><text:span text:style-name="T6"> Vulpinum stercus in<text:line-break/>pesso apponatur et loci muliebres sublinantur, atque ita </text:span><text:span text:style-name="T19">ve-<text:line-break/>nere</text:span><text:span text:style-name="T6"> utatur. </text:span><text:span text:style-name="T19">Aliud.</text:span><text:span text:style-name="T6"> Artemisiam tritam apponito et concipiet.-<text:line-break/>Inunge autem muliebre pudendum gummi, quum a pur-<text:line-break/>gatione menstrua tertius fuerit dies et concipiet. .</text:span></text:p>
      <text:p text:style-name="P8"><text:span text:style-name="T6">F.2. </text:span><text:span text:style-name="T6">Ad </text:span><text:span text:style-name="T19">coneiptiorsem.</text:span><text:span text:style-name="T6">] . Uterum 'leporis sicca et </text:span><text:span text:style-name="T6">tere<text:line-break/></text:span><text:span text:style-name="T6">et-da </text:span><text:span text:style-name="T6">motui quando</text:span><text:span text:style-name="T6">‘a </text:span><text:span text:style-name="T6">menstruis fueritvpurgata.</text:span></text:p>
      <text:p text:style-name="P7"><text:span text:style-name="T6">[3. </text:span><text:span text:style-name="T19">Ut mulier-marem generet.</text:span><text:span text:style-name="T31">1</text:span><text:span text:style-name="T19">]'; Alba, fascia'puei<text:line-break/></text:span><text:span text:style-name="T6">rili ’ dextrum pedem ligato/etcosiur</text:span></text:p>
      <text:p text:style-name="P7"><text:span text:style-name="T6">£ 4. </text:span><text:span text:style-name="T19">Ut feminam.</text:span><text:span text:style-name="T6">Nigra fascia sinistrum pedem.</text:span></text:p>
      <text:p text:style-name="P186"><text:span text:style-name="T6">5,</text:span><text:span text:style-name="T6"><text:tab/></text:span><text:span text:style-name="T6">Notae </text:span><text:span text:style-name="T19">maris et sminae in utero.]</text:span><text:span text:style-name="T6"> Apium<text:line-break/>inscia muliere super caput imponito quodque primum voce<text:line-break/>protulerit,, aut marem, aut feminam, illud pariet; cem-<text:line-break/>probatum esu • </text:span><text:span text:style-name="T19">Aliud.</text:span><text:span text:style-name="T6"> Gravidae mulieris urinam accipiens<text:line-break/>duas 'foveolas facito •, in unam hordeum ,, in alteram tri-<text:line-break/>ticum conjicito; deinde urina, conspergito atque ita de-'<text:line-break/>mum rerram superjacito; si prius triticum expulIulaverit,<text:line-break/>mas pariet; sin vero hordeum, femina. </text:span><text:span text:style-name="T6">........ r</text:span></text:p>
      <text:p text:style-name="P7"><text:span text:style-name="T6">[si. Ut </text:span><text:span text:style-name="T19">mas concipiatur.]</text:span><text:span text:style-name="T6"> Anserino 'adipe et resina<text:line-break/>terebinthi loci perungantur per biduum;’ tertio die. cum<text:line-break/>viro conjungatur et marem concipiet, i </text:span><text:span text:style-name="T19">Aliud.</text:span><text:span text:style-name="T6"> Vir sinistro<text:line-break/>teste ligato venere utatur; </text:span><text:span text:style-name="T6">. </text:span><text:span text:style-name="T6">ut femina 'dextrot; :. </text:span><text:span text:style-name="T6">ogmruf</text:span></text:p>
      <text:p text:style-name="P7"><text:span text:style-name="T6">[7. Ut </text:span><text:span text:style-name="T19">suetus retineatur.</text:span><text:span text:style-name="T6"> J - Lapis Actitesfappenda-</text:span></text:p>
      <text:p text:style-name="P9"><text:span text:style-name="T6">tur. Foetum quoque et Iapis ille retinet, qui in pirastro<text:line-break/>adnalus' inhaerefieit, </text:span><text:span text:style-name="T26">u</text:span><text:span text:style-name="T6"> </text:span><text:span text:style-name="T6">iste' </text:span><text:span text:style-name="T6">' </text:span><text:span text:style-name="T6">similiter” pensilis gestetur. --Et<text:line-break/>tnaivae agrestis radix, quam epiboscou nominant, appensa.<text:line-break/>Rdtdodihs etiam lapis- retinet foetus</text:span><text:span text:style-name="T26">1</text:span><text:span text:style-name="T6">’ usque </text:span><text:span text:style-name="T6">-• </text:span><text:span text:style-name="T6">in finem ;' </text:span><text:span text:style-name="T19">ven-<text:line-break/>tri</text:span><text:span text:style-name="T6"> mitem' eum deligare</text:span><text:span text:style-name="T6">t </text:span><text:span text:style-name="T6">oportet. Est herba quoque sideri-:<text:line-break/>tisp 'cnitfs appensu' foetus tmstodiuntur. </text:span><text:span text:style-name="T6">innit. . aloen<text:line-break/></text:span><text:span text:style-name="T6">[8« </text:span><text:span text:style-name="T6">Ad </text:span><text:span text:style-name="T19">difstaultactam gnrtiis.]</text:span><text:span text:style-name="T6"> Ajuganr et -.bitumen:<text:line-break/>potle super 'carbones </text:span><text:span text:style-name="T6">et; </text:span><text:span text:style-name="T6">suffumiga vel ipsa appone.</text:span></text:p>
      <text:p text:style-name="P62"><text:span text:style-name="T6">-ott </text:span><text:span text:style-name="T6">jbga Ad </text:span><text:span text:style-name="T19">extraheitdum suetum mortuum.j</text:span><text:span text:style-name="T6"> Eellis- tauri<text:line-break/>magnitudinem amygdalae- dissiilvecs ini vino aquato da<text:line-break/>cochlearia ij,-potui et emittet confestitui </text:span><text:span text:style-name="T19">t*'Aliitdi’</text:span><text:span text:style-name="T6"> Lycium<text:line-break/>crudum trito caule junge </text:span><text:span text:style-name="T26">:</text:span><text:span text:style-name="T6"> cum cedria'et calefacias et: da'<text:line-break/>bibendum </text:span><text:span text:style-name="T6">r </text:span><text:span text:style-name="T6">jejuno;' </text:span><text:span text:style-name="T19">'ALiiidr</text:span><text:span text:style-name="T6"> Artemisiam rcoque</text:span><text:span text:style-name="T26">:</text:span><text:span text:style-name="T6"> </text:span><text:span text:style-name="T6">in </text:span><text:span text:style-name="T6">mulfa et<text:line-break/>propina. </text:span><text:span text:style-name="T19">--</text:span><text:span text:style-name="T19">Aliud.</text:span><text:span text:style-name="T6"> Super ; lapidem, </text:span><text:span text:style-name="T6">a </text:span><text:span text:style-name="T6">quem'-mordet canis/<text:line-break/>quando, projicitur in eum, positum lu sole" transeat mulier<text:line-break/>quae&gt; patitur difficultatem partus.<text:tab/></text:span><text:span text:style-name="T6">sllaii. </text:span><text:span text:style-name="T6">. • .n</text:span></text:p>
      <text:p text:style-name="P7"><text:span text:style-name="T6">[10, Ad </text:span><text:span text:style-name="T19">educenda menstrua.']</text:span><text:span text:style-name="T6"> Marrubium, nepetam.</text:span></text:p>
      <text:p text:style-name="P187"><text:span text:style-name="T6">rutam, corticem capparis, ana drachmas iij, coque in vino<text:line-break/>aut aqua et da bibenda. </text:span><text:span text:style-name="T19">Aliiid.,</text:span><text:span text:style-name="T6"> De aqua-, qua dissolvitur<text:line-break/>fermentum vetus quando fit panis'potui 'dato- </text:span><text:span text:style-name="T6">-<text:tab/></text:span><text:span text:style-name="T19">- </text:span><text:span text:style-name="T19">rm,</text:span></text:p>
      <text:p text:style-name="P11"><text:span text:style-name="T19">r </text:span><text:span text:style-name="T19">.</text:span><text:span text:style-name="T6"> </text:span><text:span text:style-name="T69">scf.fi. </text:span><text:span text:style-name="T19">dolores uteri.]</text:span><text:span text:style-name="T6"> Paeoniae radicem propina;<text:line-break/>vel radicem iridis vel feminis paeoniae granula xv,., vel<text:line-break/>pulicariae aut urticae succum appone vel folia apiestri<text:line-break/>cocta </text:span><text:span text:style-name="T6">in </text:span><text:span text:style-name="T6">vino. </text:span><text:span text:style-name="T19">Aliud.</text:span><text:span text:style-name="T6"> Accipe rutam viridem et tere et<text:line-break/>eum butyro et adipe porci,fac unguentum.</text:span></text:p>
      <text:p text:style-name="P7"><text:span text:style-name="T6">[12. Ut </text:span><text:span text:style-name="T19">tnuiier. violata appareat virgo.]</text:span><text:span text:style-name="T6"> Accipe<text:line-break/>gallarum immaturarum, ligusiri, xylocasiae, rosarum sic-<text:line-break/>carum; piperis albi, grani gnidii. ana exagium unum;<text:line-break/>tere et prius lotae vulvae apponat ista. Confert autem<text:line-break/>et semen rumicis acidi tritum et appositum.</text:span></text:p>
      <text:p text:style-name="P7"><text:span text:style-name="T6">£ 13. </text:span><text:span text:style-name="T19">Ut partus</text:span><text:span text:style-name="T6"> acceleretur.] </text:span><text:span text:style-name="T6">Bulbi </text:span><text:span text:style-name="T6">amari triti ex<text:line-break/>vino dulci potui dentur, illico parieti-. </text:span><text:span text:style-name="T6">Aliud. </text:span><text:span text:style-name="T6">Dictamnum<text:line-break/>ex vino aut aqua propinatum idem facit. </text:span><text:span text:style-name="T19">Aliud.</text:span><text:span text:style-name="T6"> </text:span><text:span text:style-name="T6">Suil-.<text:line-break/>lurn lac ex melle bibitum. </text:span><text:span text:style-name="T19">Aliud.</text:span><text:span text:style-name="T6"> Galbanum </text:span><text:span text:style-name="T6">ex </text:span><text:span text:style-name="T6">aqua<text:line-break/>tritum potumque coufestim educit foetum.</text:span></text:p>
      <text:p text:style-name="P188"><text:span text:style-name="T6">t-14. </text:span><text:span text:style-name="T19">Suffitus: ad aegre patientes.]</text:span><text:span text:style-name="T6"> </text:span><text:span text:style-name="T6">Ajuga </text:span><text:span text:style-name="T6">super<text:line-break/>carbones posita aut bituminis,</text:span><text:span text:style-name="T6">. </text:span><text:span text:style-name="T6">quo fabri ferrarii utuntur,<text:line-break/>duplum Carbonibus injectum .mirifice prodest. Aliud. Pu-<text:line-break/>legii fasciculum in aquam .calidam mittito , iu eaque inu-.<text:line-break/>lierem desidere .jubeto, ipsique in aurem dicito Chy. ca.<text:line-break/>mi. dus. </text:span><text:span text:style-name="T19">Aliud.</text:span><text:span text:style-name="T6"> Oleum manibus continens ejus ilia per-<text:line-break/>fricato atque ita dicito: secundae sistite eorpus, quoniam<text:line-break/>praecipit vobis magna dei genitrix. </text:span><text:span text:style-name="T6">t ;<text:tab/>' </text:span><text:span text:style-name="T58">f</text:span></text:p>
      <text:p text:style-name="P189"><text:span text:style-name="T6">[15. </text:span><text:span text:style-name="T19">Ad lac attrahendum et</text:span><text:span text:style-name="T6"> creandum.] Radiculas<text:line-break/></text:span><text:span text:style-name="T6">cum </text:span><text:span text:style-name="T6">tritico vipo -incoctas percola et vinum potui offeras.<text:line-break/></text:span><text:span text:style-name="T19">Aliud.</text:span><text:span text:style-name="T6"> </text:span><text:span text:style-name="T6">-Aquam,, cui; </text:span><text:span text:style-name="T6">furfures . eum foeniculi radicibus in-<text:line-break/>coctusestnu,-</text:span><text:span text:style-name="T6">propinato. </text:span><text:span text:style-name="T19">Ai£udr_</text:span><text:span text:style-name="T6"> Nigellae drachmam in mulsa<text:line-break/></text:span><text:span text:style-name="T6">mixtam- </text:span><text:span text:style-name="T6">da? potui. Ahudi AInisa hederae </text:span><text:span text:style-name="T19">folia</text:span><text:span text:style-name="T6"> contusa ha-<text:line-break/>bens potui </text:span><text:span text:style-name="T6">detumuit </text:span><text:span text:style-name="T6">in. nm.lo orut<text:tab/>Minn-t </text:span><text:span text:style-name="T19">r •-</text:span></text:p>
      <text:p text:style-name="P7"><text:span text:style-name="T6">ze[«t-sin </text:span><text:span text:style-name="T19">Ad lac restccandum.j ,</text:span><text:span text:style-name="T6"> Aqua maris foveto ,et.<text:line-break/></text:span><text:span text:style-name="T6">astringere: </text:span><text:span text:style-name="T6">siccareque valentia superimponito. </text:span><text:span text:style-name="T19">Aliud</text:span><text:span text:style-name="T6"> Mu-<text:line-break/>riam dalidam spongiis exprimens et thuris. pulvisculum<text:line-break/>inspergens deligato- et chartas eodem modo.</text:span></text:p>
      <text:p text:style-name="P11"><text:span text:style-name="T6">" ' </text:span><text:span text:style-name="T6">[17. </text:span><text:span text:style-name="T19">Quodst mammae durae infidrnmataeque suerint.^</text:span></text:p>
      <text:p text:style-name="P9"><text:span text:style-name="T6">Lini semine aceto mulso incocto illine </text:span><text:span text:style-name="T19">f</text:span><text:span text:style-name="T6"> </text:span><text:span text:style-name="T6">'• </text:span><text:span text:style-name="T6">aut; foenogiaeco.<text:line-break/>sirnililer</text:span><text:span text:style-name="T26">!</text:span><text:span text:style-name="T6"> elixo aut-susamo non loto refrigerato, tritu'et<text:line-break/>melli -admixtb aut ex ficis cataplasma' facito. </text:span><text:span text:style-name="T19">Aliud.<text:line-break/></text:span><text:span text:style-name="T6">Cuminum tritum mulso temperatum ad- cerati crassitudinem<text:line-break/>linteolo illitum impone.</text:span></text:p>
      <text:p text:style-name="P7"><text:span text:style-name="T6">EtS. </text:span><text:span text:style-name="T31">z</text:span><text:span text:style-name="T19"> </text:span><text:span text:style-name="T19">Potio suetum mortuum aut non ritu naturali<text:line-break/></text:span><text:span text:style-name="T6">exeuntem </text:span><text:span text:style-name="T19">ejiciens. ] </text:span><text:span text:style-name="T6">Eellis tauri quanta est nux amygdala,<text:line-break/>vini veteris diluti ligulis duabus temperatum potandum<text:line-break/>offeras; - statim foetum excludit. </text:span><text:span text:style-name="T19">Aliud.</text:span><text:span text:style-name="T6"> Ovum crudum<text:line-break/>cedri lacryma illinito’;’, 'calefacito et jejunae sorbendum<text:line-break/>dato. </text:span><text:span text:style-name="T19">Aliud.</text:span><text:span text:style-name="T6"> Mulsam artemisiam incoctam habentem pro-<text:line-break/>pinato. Aliud. Lapis phoenicites vocatus illitu foetum<text:line-break/>detrahit. Item lapis demorsus a cane foetum nondum<text:line-break/>perfectum evocat, si praegnans mulier super ipsum<text:line-break/>transeat; nam quod in ventre est valde cito expellit.</text:span></text:p>
      <text:p text:style-name="P7"><text:span text:style-name="T6">[19. </text:span><text:span text:style-name="T19">Ut-cognoscatur, mulier </text:span><text:span text:style-name="T19">an </text:span><text:span text:style-name="T19">abortum suceritrj<text:line-break/></text:span><text:span text:style-name="T6">Mammae gracilescentes abortum significanti</text:span></text:p>
      <text:p text:style-name="P7"><text:span text:style-name="T6">[20. </text:span><text:span text:style-name="T19">Cataplasma ad abortum impellens.]</text:span><text:span text:style-name="T6"> Fabae<text:line-break/>fresae-mundae cyathi duo. in ollula ex aceto deecquan-</text:span></text:p>
      <text:p text:style-name="P9"><text:span text:style-name="T6">tur-; </text:span><text:span text:style-name="T6">quum </text:span><text:span text:style-name="T6">ad dimidium consumptum fuerit, aloes uncia<text:line-break/>adjiciatur, ut malagmatis 'instar reddatur; delude illinito<text:line-break/>ab umbilico ad pectinem usque et adalligato.</text:span></text:p>
      <text:p text:style-name="P7"><text:span text:style-name="T6">[ </text:span><text:span text:style-name="T6">21. </text:span><text:span text:style-name="T19">Cataplasma ad necandum foetum citra noxam<text:line-break/>ullarnque suspicionis notam.</text:span><text:span text:style-name="T6"> J Cupressi foliorum partem<text:line-break/>aqua elixam curiose terito ad malagmatis temperaturam<text:line-break/>atque umbilico et abdomini imponito fasciaque deligato;<text:line-break/>deinde supinam jacere jubeto aut in sella sedere, qua<text:line-break/>in partu mulieres uti solent: et' sopita sine dolore foetum<text:line-break/>emittet.</text:span></text:p>
      <text:p text:style-name="P7"><text:span text:style-name="T6">[22. </text:span><text:span text:style-name="T19">Medicamentum periculi expers, ut trimestris<text:line-break/>aut ' quadrimestris foetus ejiciatur.sp</text:span><text:span text:style-name="T6"> Opopanacis obolum<text:line-break/>accipe et collyrium fac et locis muliebribus submitte;<text:line-break/>tutum est atque multis expertum. . </text:span><text:span text:style-name="T19">Aliud.</text:span><text:span text:style-name="T6"> Radiculam trlu<text:line-break/>tam melle exceptam pessis illine parris et eos, .mulieris<text:line-break/>genitalibus impone ; educit hoc fecundas et menstrua pur-i<text:line-break/>gamenta. </text:span><text:span text:style-name="T19">Aliud.</text:span><text:span text:style-name="T6"> Artemisiae folia, teras ex roseo et: for-<text:line-break/>dium crassitudinem faciens appone; menses citat. </text:span><text:span text:style-name="T19">Aliud.<text:line-break/></text:span><text:span text:style-name="T6">Caricas duas et scmissem, nitri, obolum accipe; messum</text:span></text:p>
      <text:p text:style-name="P9"><text:span text:style-name="T6">fanito et submitte. </text:span><text:span text:style-name="T19">Aliud.</text:span><text:span text:style-name="T6"> Artemisiam tritam impone.<text:line-break/>Aliud. Rutae agrestis semen immitte. Aliud. Gagates la-<text:line-break/>pis suffitus non purgatis mulieribus menses ducit.</text:span></text:p>
      <text:p text:style-name="P7"><text:span text:style-name="T6">[23. Ad mulierem, </text:span><text:span text:style-name="T19">quae a partu non</text:span><text:span text:style-name="T6"> </text:span><text:span text:style-name="T41">ρ </text:span><text:span text:style-name="T6">urgetur. J<text:line-break/>Ari femen tritum ex vino albo jejuna bibito.</text:span></text:p>
      <text:p text:style-name="P7"><text:span text:style-name="T6">£ 24. Ad </text:span><text:span text:style-name="T19">pallorem mulieris a partui]</text:span><text:span text:style-name="T6"> Panacis radi-<text:line-break/>ces contusae ex dulci vluo a jejuna potae pallorem difcu-<text:line-break/>tiunt. Aliud. Flores mali puuici domesticae odorato oleo<text:line-break/>incocti potui dentur. Aliud. Accipe faecem vini antiqui<text:line-break/>et radicem lilii et allia et lenias et unge faciem vespere<text:line-break/>et mane lava et hoc quousque facies rubefiat.</text:span></text:p>
      <text:p text:style-name="P7"><text:span text:style-name="T6">[25. Ad </text:span><text:span text:style-name="T19">ventris, mammarum, femorum coxendi-<text:line-break/>cumque fcijsuras.j</text:span><text:span text:style-name="T6"> Murinam cochleam oblongum eremato<text:line-break/>et conterito, deinde ovi albo aut asinino lacte adjecto<text:line-break/>illinito. </text:span><text:span text:style-name="T19">Aliud.</text:span><text:span text:style-name="T6"> Lapidem diaphanes contere contritumque<text:line-break/>in ingressu balnei, antequam inungatur, illinito et vice-<text:line-break/>simo die scissurae evanescent.</text:span></text:p>
      <text:p text:style-name="P7"><text:span text:style-name="T6">[26. Ad </text:span><text:span text:style-name="T19">sudores ventris, bypochondriorum, ferno-</text:span></text:p>
      <text:p text:style-name="P9"><text:span text:style-name="T19">rumque a partu.]</text:span><text:span text:style-name="T6"> Cimoliae et pulveris thuris par modus<text:line-break/>ovi albo exceptus cum ligustrino cerato illinatur.</text:span></text:p>
      <text:p text:style-name="P7"><text:span text:style-name="T6">[27. </text:span><text:span text:style-name="T6">Ad </text:span><text:span text:style-name="T19">inflationes ip. coxendicibus. ] </text:span><text:span text:style-name="T6">Panis me-,<text:line-break/>dullam et rnelanteriam </text:span><text:span text:style-name="T6">una </text:span><text:span text:style-name="T6">subigito et imponito; bene<text:line-break/>facit. </text:span><text:span text:style-name="T6">,</text:span></text:p>
      <text:p text:style-name="P7"><text:span text:style-name="T6">[28. Ad </text:span><text:span text:style-name="T19">prominentes umbilicos,']</text:span><text:span text:style-name="T6"> Gallas usias tri-'<text:line-break/>tasque ex aqua superdato.</text:span></text:p>
      <text:p text:style-name="P7"><text:span text:style-name="T6">[29. </text:span><text:span text:style-name="T19">Ut umbilicus a partu magnus ac elegans stati}<text:line-break/></text:span><text:span text:style-name="T6">Operculum urcei chartaceum sumens panniculo involve,<text:line-break/>deinde thuris pulvisculum ovi albo comprehendens illine<text:line-break/>et in umbilicum mitte tenaciterque alligato. .</text:span></text:p>
      <text:p text:style-name="P7"><text:span text:style-name="T6">[30. </text:span><text:span text:style-name="T19">Ad uteri strangulatus.']</text:span><text:span text:style-name="T6"> Testudinis terrestris<text:line-break/>jecur tritum lu pesse naturalibus imponito; perpetuo re-<text:line-break/>spondet, cuiquam ne communices.</text:span></text:p>
      <text:p text:style-name="P7"><text:span text:style-name="T6">[31.. </text:span><text:span text:style-name="T19">Potio ad uteri dolorem.]</text:span><text:span text:style-name="T6"> Leporis cor aridum<text:line-break/>et rn ramenta concisum potui detur.</text:span></text:p>
      <text:p text:style-name="P7"><text:span text:style-name="T6">E 32. Ad </text:span><text:span text:style-name="T19">tormina uteri a partu, corruptiones et </text:span><text:span text:style-name="T19">,</text:span></text:p>
      <text:p text:style-name="P8"><text:span text:style-name="T19">ltspngulatus.']</text:span><text:span text:style-name="T6"> Leptofphaeros accipito </text:span><text:span text:style-name="T6">ad </text:span><text:span text:style-name="T6">oboli semissem,<text:line-break/></text:span><text:span text:style-name="T6">: </text:span><text:span text:style-name="T6">oresinema vocant, tribus digitis et ex dulci bibito.</text:span></text:p>
      <text:p text:style-name="P7"><text:span text:style-name="T6">[33- Ad uteri dolores.] Mali puniei dulcis radicem<text:line-break/>ex vino propinato.</text:span></text:p>
      <text:p text:style-name="P7"><text:span text:style-name="T6">[34. Ad uteri duritias.] Cuminum tritum </text:span><text:span text:style-name="T6">et </text:span><text:span text:style-name="T6">rutae<text:line-break/>folia pice liquida excepta et butyro in pessu ex lana<text:line-break/>facto impone.</text:span></text:p>
      <text:p text:style-name="P7"><text:span text:style-name="T6">[35. </text:span><text:span text:style-name="T19">Alia potio dd mulieres in utero laborantes.]<text:line-break/></text:span><text:span text:style-name="T6">Castoreum cum anifo propina. </text:span><text:span text:style-name="T19">Alia.</text:span><text:span text:style-name="T6"> Cuminum tritum<text:line-break/>et nigellae semissem ex aceto mulso propina.</text:span></text:p>
      <text:p text:style-name="P7"><text:span text:style-name="T6">[ 36. </text:span><text:span text:style-name="T19">Potio ad muliebre prostuvium.J</text:span><text:span text:style-name="T6"> Peucedani<text:line-break/>radicis et cupressi baccarum pares portiones ex vino albo<text:line-break/>potentur. </text:span><text:span text:style-name="T19">Alia.</text:span><text:span text:style-name="T6"> Uvae nigrae acinorum, arida sumina ex<text:line-break/>vino nigro austero potui dentur. </text:span><text:span text:style-name="T19">Alia.</text:span><text:span text:style-name="T6"> Hoedi coagulum<text:line-break/>acerrimo aceto maceratum jejuno propinato. </text:span><text:span text:style-name="T19">Alia. Co-<text:line-break/>rallium.</text:span><text:span text:style-name="T6"> ex nigro vino dato et confestim supprimetur pro-<text:line-break/>fluviuni. • </text:span><text:span text:style-name="T19">Alia.</text:span><text:span text:style-name="T6"> Ferulae cinerem et papaveris pulverem<text:line-break/>ex aqua pauxillum exhibeto; quodsi largis effluat, spon-</text:span></text:p>
      <text:p text:style-name="P190"><text:span text:style-name="T6">giae combustae drachmas iij exhibeto. Alia. Cornu </text:span><text:span text:style-name="T6">eci<text:line-break/></text:span><text:span text:style-name="T6">vinum ustum potui dato,<text:tab/></text:span><text:span text:style-name="T6">;<text:tab/></text:span><text:span text:style-name="T6">•</text:span></text:p>
      <text:p text:style-name="P7"><text:span text:style-name="T6">[37. </text:span><text:span text:style-name="T19">Medicamenta naturalibus imponenda.']</text:span><text:span text:style-name="T6"> Malum<text:line-break/>punicum in lana more cataplasmatis appone. Aut mali<text:line-break/>punici coria elixa in lunaque trita in pesso apponenda<text:line-break/>suut. </text:span><text:span text:style-name="T19">• Aliud.</text:span><text:span text:style-name="T6"> Gallae interiora et thuris tantundem in<text:line-break/>pesso accipiens ex aqua appone.. Aliud. Pulegium tritum<text:line-break/>lana munda comprehendens naturalibus' impone. Opitu-<text:line-break/>latur etiam spongia ferventi aceto madida et mediocriter<text:line-break/>expressa; femorum praeterea coitio, extremorum deligatio<text:line-break/>atque in caput decubitus.</text:span></text:p>
      <text:p text:style-name="P7"><text:span text:style-name="T6">[38. Ut </text:span><text:span text:style-name="T19">mulierum naturalia in concubitu non hu-<text:line-break/></text:span><text:span text:style-name="T6">mescant.] Gallae immaturae .grana quatuor, cinerulae,<text:line-break/>qua in oculorum vitiis uti consueverunt, mystra duo te-<text:line-break/>rito, in unum misceto et in nitido ut vitreo vasc reponito;<text:line-break/>ex hoc mystrum sumens veteri vino dilutum eo primis<text:line-break/>diebus nupta naturalia sublinat, ac per totam vitam lo-</text:span></text:p>
      <text:p text:style-name="P9"><text:span text:style-name="T6">eorum illorum humiditatem non praecipiet. </text:span><text:span text:style-name="T19">Aliud.</text:span><text:span text:style-name="T6"> Gal-<text:line-break/>las per </text:span><text:span text:style-name="T6">octo </text:span><text:span text:style-name="T6">dies in </text:span><text:span text:style-name="T6">aqua </text:span><text:span text:style-name="T6">macerato; deinde lanam mol-<text:line-break/>lem falsure suffumigatam aqua illa madefacito et non<text:line-break/>expressam siccescere sinito; ex lana pessum </text:span><text:span text:style-name="T6">sariens </text:span><text:span text:style-name="T6">natu-<text:line-break/>ralibus immittito; </text:span><text:span text:style-name="T6">in </text:span><text:span text:style-name="T6">congressu venereo virgo' putabitur;<text:line-break/>deinde lanam tollito exsiccatoque atque iterum, si lu-<text:line-break/>bet, utitor. </text:span><text:span text:style-name="T19">Aliud.</text:span><text:span text:style-name="T6"> Acidi rumicis femen tritum submit-<text:line-break/>tendum exhibeto et erit ut virgo. Aliud. Gallas contu-<text:line-break/>sas in aquam demitte, ex qua subluantur mulierum na-<text:line-break/>turalia: angustiora enim reddentur. </text:span><text:span text:style-name="T19">Aliud.</text:span><text:span text:style-name="T6"> Panniculos te-<text:line-break/>nues in aquam alumen liquatum. habentem demergito et<text:line-break/>exsiccato; deinde quadrati junci, cassiae, gallarum, finguI.<text:line-break/>parem modum ex vino veteri conterito, donec mellis<text:line-break/>crassitudo fiat; in hoc. panniculos madefaciens reficcato<text:line-break/>utque imponant concedito, atque' ita per duas horas re-<text:line-break/>tineant vel prout requirit necessitas; et cum venere uti<text:line-break/>volent, eximant. </text:span><text:span text:style-name="T19">Aliud.</text:span><text:span text:style-name="T6"> Melle et nitro usque ad putem<text:line-break/>naturalia oblinito atque ita concubito.</text:span></text:p>
      <text:h text:style-name="Heading_20_2" text:outline-level="2">Cap. XXV<text:span text:style-name="T81">II</text:span>.</text:h>
      <text:p text:style-name="P271"><text:span text:style-name="T41">[Ϊ. </text:span><text:span text:style-name="T19">Ut </text:span><text:span text:style-name="T19">ne </text:span><text:span text:style-name="T19">cui penis arrigi postsit, j</text:span></text:p>
      <text:p text:style-name="P9"><text:span text:style-name="T6">Buccrnum ustum lotio bovis castrati extinguito; hoc'in<text:line-break/>cibis aut potionibus utitor; quod remanet, in vafe repo-<text:line-break/></text:span><text:span text:style-name="T6">nito. </text:span><text:span text:style-name="T19">Aliud.</text:span><text:span text:style-name="T6"> </text:span><text:span text:style-name="T6">Parvulum lignum appendito, et 'desinit. </text:span><text:span text:style-name="T19">ALiud.<text:line-break/></text:span><text:span text:style-name="T6">Acutus juncus impositus, ut in figuram eyrici redactus il-<text:line-break/>lius qui cito femen excernit, sub stragulis vestibus posi-<text:line-break/>tus, impetum in venerem cohibet. </text:span><text:span text:style-name="T19">Aliud.</text:span><text:span text:style-name="T6"> Coriandrum<text:line-break/>aut pulegium si frequentius edatur, penem flaccidum red-<text:line-break/>dit. Aliud. Fel torpedinis si quis potui det, genitale<text:line-break/>membrum minime rigebit. </text:span><text:span text:style-name="T19">Aliud.</text:span><text:span text:style-name="T6"> Lucernae sponte exstin-<text:line-break/>ctae scintillam adhuc vivam si in poculum conjeceris et<text:line-break/>potui dederis, per totam noctem penis arrigi non poterit.</text:span></text:p>
      <text:p text:style-name="P7"><text:span text:style-name="T6">[2. Ad/ </text:span><text:span text:style-name="T19">arrectionem pudendi, j</text:span><text:span text:style-name="T6"> Pudendum inten-<text:line-break/>dunt et movent ad coitum ista: nucum'pinearum, pipe-<text:line-break/>ris, petroselini, scobis pudendi cervini aridi, terebin-<text:line-break/>thinae , singulorum partes aequales excipe melle: et ex-<text:line-break/>vino bibendas praebe. Aliud. Recipe cicerum crudorum,<text:line-break/>nucum pinearum singulorum unc. ij, seminum erucae,<text:line-break/>piperis albi ana unc. j, mellis quod sufficit.; da dracb. ij</text:span></text:p>
      <text:p text:style-name="P9"><text:span text:style-name="T6">cum vino. </text:span><text:span text:style-name="T19">Aliud.</text:span><text:span text:style-name="T6"> Unge pudendum melle antequam coeas.<text:line-break/></text:span><text:span text:style-name="T19">Aliud.</text:span><text:span text:style-name="T6"> Semen erucae bibendum exhibeto cum melle.<text:line-break/></text:span><text:span text:style-name="T19">Aliud.</text:span><text:span text:style-name="T6"> Succi erucae cyathos ij, cum pipere albo quod suf-<text:line-break/>ficit da tribus diebus alternis diebus. Vel succi erucae et<text:line-break/>piperis albi da cochlear unum jejuno. 'Confert etiam testa<text:line-break/>marini erinacei bibita et lac bubulum hihitum. </text:span><text:span text:style-name="T19">Aliud,<text:line-break/></text:span><text:span text:style-name="T6">Sanguinalis herbae femen et carnem piscium fluvialium<text:line-break/>siccam terens bibendam praebe; tentiginem enim facit.<text:line-break/>Similiter semen portulaceae coctum cum lacte bubulo mire<text:line-break/>prodest. Item ova perdicis si comedantur. </text:span><text:span text:style-name="T19">Aliud.</text:span><text:span text:style-name="T6"> Semen<text:line-break/>porri cum vino mero albendum exhibe. </text:span><text:span text:style-name="T19">Aliud.</text:span><text:span text:style-name="T6"> Succus<text:line-break/>sanguinalis herbae bibitus facit promptiores ad coctum.<text:line-break/></text:span><text:span text:style-name="T19">Aliud.</text:span><text:span text:style-name="T6"> Aquam, in qua exstinguitur ferrum, bibe cum vino.<text:line-break/></text:span><text:span text:style-name="T19">Aliud.</text:span><text:span text:style-name="T6"> Testiculi vulpis sicci bibe cochlear unum. </text:span><text:span text:style-name="T19">Aliud.<text:line-break/></text:span><text:span text:style-name="T6">Succum expressum e radice hastulae regiae da bibendum.<text:line-break/></text:span><text:span text:style-name="T19">Aliud.</text:span><text:span text:style-name="T6"> Quando taurus, postquam coiverit, minxerit, </text:span><text:span text:style-name="T19">ter-<text:line-break/>ram commisce et</text:span><text:span text:style-name="T6"> luto, quod fit ex urina, unge puden-<text:line-break/>dum. Aliud. Stercore bovis recenti unge pudendum..</text:span></text:p>
      <text:p text:style-name="P9"><text:span text:style-name="T19">.Alluso</text:span><text:span text:style-name="T6"> Granum gnidium tere et permisce cum oleo io-<text:line-break/>. saceo et unge. </text:span><text:span text:style-name="T19">Aliud.</text:span><text:span text:style-name="T6"> Succo verbenacae' unge pu-<text:line-break/>dendum.</text:span></text:p>
      <text:p text:style-name="P7"><text:span text:style-name="T6">[3. Ad </text:span><text:span text:style-name="T19">fomnum sonciliandum.j</text:span><text:span text:style-name="T6"> Lauri folia inscripta<text:line-break/>capiti clanculum subjicito; nominans concophon brache-<text:line-break/>reon.</text:span></text:p>
      <text:p text:style-name="P7"><text:span text:style-name="T6">[4. Ad eos, qui </text:span><text:span text:style-name="T19">coire nequeunt.]</text:span><text:span text:style-name="T6"> Scammoniam ex<text:line-break/>aqua illinito.</text:span></text:p>
      <text:p text:style-name="P13"><text:span text:style-name="T6">x, </text:span><text:span text:style-name="T6">Cap, XXVHI. [Ad </text:span><text:span text:style-name="T19">morsum venenosarum anima-<text:line-break/>lium.]</text:span><text:span text:style-name="T6"> Ad morsum venenosorum animalium fraxini' folia<text:line-break/>tere et succi da cochlearia tria non febricitantibus cum<text:line-break/>tribus cyathis vini. </text:span><text:span text:style-name="T19">Aliud.</text:span><text:span text:style-name="T6"> Corticem arboris’ glandis vel<text:line-break/>erucam, quae in oleribus nascitur, vel ajugam, vel al- '<text:line-break/>lium, unum ex his terens da cum vino non aquato jejuno<text:line-break/>bibendum. </text:span><text:span text:style-name="T19">Aliud.</text:span><text:span text:style-name="T6"> Sanguis anatis adversatur' omnibus<text:line-break/>venenosis et mortiferis. Hoc idem etiam faciunt carnes<text:line-break/>gallinae nuper occisae, si morsibus imponantur; obsistunt<text:line-break/>enim omnibus venenosis et medentur praeter aspidis</text:span></text:p>
      <text:p text:style-name="P8"><text:span text:style-name="T6">morsum. </text:span><text:span text:style-name="T19">Aliud.</text:span><text:span text:style-name="T6"> Rutam da cum vino bibendam. </text:span><text:span text:style-name="T19">Aliud.<text:line-break/></text:span><text:span text:style-name="T6">Cerebrum gallinae bibitum juvat.</text:span></text:p>
      <text:p text:style-name="P7"><text:span text:style-name="T19">[ Intinctio ad morsus viperae,</text:span><text:span text:style-name="T6"> j Galbanum cum </text:span><text:span text:style-name="T19">cy-<text:line-break/>prino</text:span><text:span text:style-name="T6"> unge. Aliud. Serpyllum cum aceto similiter illine.</text:span></text:p>
      <text:p text:style-name="P7"><text:span text:style-name="T19">[ Suffitus fugantes venenosa animalia,]</text:span><text:span text:style-name="T6"> Pyrethrum<text:line-break/>et sulsur incende et fugient. </text:span><text:span text:style-name="T19">Aliud.</text:span><text:span text:style-name="T6"> Cornu cervi et ejus<text:line-break/>pinguedo idem facit; pellis etiam et pedes dextri si in-<text:line-break/>figantur januae, prohibent ingressum cuiuslibet venenosi;<text:line-break/>Pulmo asini si fumigetur, omne venenosum fugat.</text:span></text:p>
      <text:p text:style-name="P7"><text:span text:style-name="T19">[ Ut vipera non mordeat. ] </text:span><text:span text:style-name="T6">Dracunculum tere et<text:line-break/>obline manum et non mordeberis. Semen vero ipsior<text:line-break/>herbae tritum cum aqua et positum in aquis peregrluan-<text:line-break/>tium fugat eas. </text:span><text:span text:style-name="T19">Aliud.</text:span><text:span text:style-name="T6"> Ex succo solani manus illine.</text:span></text:p>
      <text:p text:style-name="P7"><text:span text:style-name="T19">[ Epithema in morsts a vipera.</text:span><text:span text:style-name="T6"> J Viperae caput ab-<text:line-break/>scindens applica partem cruentam loco demorso, liga et<text:line-break/>dimitte sic.</text:span></text:p>
      <text:p text:style-name="P11"><text:span text:style-name="T6">*</text:span></text:p>
      <text:p text:style-name="P8"><text:span text:style-name="T19">[Fomentum ad morsum vip erae et muris aranei.]</text:span><text:span text:style-name="T6"> Tri-<text:line-break/>folium bituminosum coque et decocto calido locum de-<text:line-break/>morsum fove. Nullus autem fomento illo utatur, qui<text:line-break/>non patitur: transit enim affectus in eum, ut putet fe a<text:line-break/>vipera vel araneo mure demorsum.</text:span></text:p>
      <text:h text:style-name="P2" text:outline-level="1"><text:bookmark-start text:name="bookmark12"/>GALENI DE REMEDIIS PARABI-<text:line-break/>LIBUS LIBER TERTIUS AD-<text:line-break/>SCRIPTITIUS.<text:bookmark-end text:name="bookmark12"/></text:h>
      <text:p text:style-name="P7"><text:span text:style-name="T19">[ De uvae affectibus curandis. ] </text:span><text:span text:style-name="T6">Sic uvam laboran-<text:line-break/>tem curaveris: per inflammationis initia victus tenuis et<text:line-break/>boni fucci instituatur; forbitiones et gargarismata fiant ex<text:line-break/>mulfo vel ex mulsa vel sapa tepida vel aceto mulso<text:line-break/>quod gargarizetur et effundatur nec sorbeatur. Mandu-<text:line-break/>cetur autem pyrethrum vel piper vel staphisagria, quae</text:span></text:p>
      <text:p text:style-name="P9"><text:span text:style-name="T6">cum sale et nitro trita, palato uvaeque affricta phlegmo-<text:line-break/>nem sedat</text:span><text:span text:style-name="T6">; </text:span><text:span text:style-name="T6">ea itidem exterius apposita et </text:span><text:span text:style-name="T6">id </text:span><text:span text:style-name="T6">genui alia<text:line-break/>calefacientia et phlegmonem mitigantia doloremque sedan-<text:line-break/>tia; epithemata vero et cataplasmata idonea </text:span><text:span text:style-name="T6">sunt.</text:span></text:p>
      <text:p text:style-name="P7"><text:span text:style-name="T6">[Ad </text:span><text:span text:style-name="T19">pendentem uvam.]</text:span><text:span text:style-name="T6"> Hyssopi radicem et carica-<text:line-break/>rurn succum simul mixta gargarizato; ita etiam ad tonsil-<text:line-break/>las , columellam, palmulas et lentem simul fervefactas<text:line-break/>gargarizato.</text:span></text:p>
      <text:p text:style-name="P7"><text:span text:style-name="T19">[ Ut diu stne</text:span><text:span text:style-name="T6"> siti </text:span><text:span text:style-name="T19">quis surdetur. ] </text:span><text:span text:style-name="T6">Radicis dulcis suc-<text:line-break/>cum bibat aut portulacae cyathum devoret. </text:span><text:span text:style-name="T19">Aliud.</text:span><text:span text:style-name="T6"> Re-<text:line-break/>eipe anisi unc. j, fucci radicis dulcis unc, -ij, tragacan-<text:line-break/>thae madefactae unc. ij, ex his trochiscos confice eosque<text:line-break/>in uinbra exsicca et trochiscum unum sub lingua con-<text:line-break/>tineat succumque ejus devoret nec sitiet,</text:span></text:p>
      <text:p text:style-name="P7"><text:span text:style-name="T6">[Ad </text:span><text:span text:style-name="T19">gravem auditum et surditatem.]</text:span><text:span text:style-name="T6"> Fel caprinum<text:line-break/>recens cum pari portione mellis sine fumo cocti mixtum<text:line-break/>in aures tepidum instillato. Aliud. Leporis fel recens cum</text:span></text:p>
      <text:p text:style-name="P9"><text:span text:style-name="T6">mellis </text:span><text:span text:style-name="T6">portione </text:span><text:span text:style-name="T6">pari in </text:span><text:span text:style-name="T6">cortice caepae </text:span><text:span text:style-name="T6">tepefactum in aures<text:line-break/>instillato, hoc enim eis etiam </text:span><text:span text:style-name="T6">qui </text:span><text:span text:style-name="T6">nihil prorsus audiunt,<text:line-break/>auditum ' restituit. </text:span><text:span text:style-name="T19">Aliud.</text:span><text:span text:style-name="T6"> Domestici suis fel cum melle<text:line-break/>non fumoso ad pares portiones mixtum tepidum in aures<text:line-break/>instillato; aut scillae succum cum rosaceo mixtum in usu<text:line-break/>sit. Aliud. Ervi succum instilla et stuppam rosaceo imbu-<text:line-break/>tam desuper appone.</text:span></text:p>
      <text:p text:style-name="P7"><text:span text:style-name="T6">[Ad </text:span><text:span text:style-name="T19">coeliacos.]</text:span><text:span text:style-name="T6"> Myrteas baccas virides, rosus aridas,<text:line-break/>malicoria, balaustia, gallas v, </text:span><text:span text:style-name="T6">mulso </text:span><text:span text:style-name="T6">subactas in ventricu-<text:line-break/>lum demitte; vel fabae cortices </text:span><text:span text:style-name="T6">in </text:span><text:span text:style-name="T6">vino fervefactas cly-<text:line-break/>steri supponito; vel lentis infervefactae succum tepidum<text:line-break/>per clysserem imponito; simili modo et oryzae non pur-<text:line-break/>gatae vel sideritis herbae succum vel acaciae pariter suc-<text:line-break/>cum injice, vel cerusam </text:span><text:span text:style-name="T6">et </text:span><text:span text:style-name="T6">argenti spumam tritam ex<text:line-break/>melle et vino per clysteres impone.</text:span></text:p>
      <text:p text:style-name="P7"><text:span text:style-name="T6">[Ad ventris </text:span><text:span text:style-name="T19">tormina.]</text:span><text:span text:style-name="T6"> Cuminum ex melle esui dato<text:line-break/>et miraberis; vel calami radicem ustam potui dato ex vino<text:line-break/>calicis unius mensura.</text:span></text:p>
      <text:p text:style-name="P7"><text:span text:style-name="T6">[Ad </text:span><text:span text:style-name="T19">sistendum alvi</text:span><text:span text:style-name="T6"> prosiuvium.J. Aquam in qua</text:span></text:p>
      <text:p text:style-name="P9"><text:span text:style-name="T6">luerit incoctum origanum bibendam dato. </text:span><text:span text:style-name="T19">Aliud.</text:span><text:span text:style-name="T6"> Sepiae<text:line-break/>testam et capillamentum usta et trita ex veteri </text:span><text:span text:style-name="T6">vino </text:span><text:span text:style-name="T6">da<text:line-break/>potui. Vel fructus rubi cum foliis ad tertias decoctos<text:line-break/>potui dato. </text:span><text:span text:style-name="T19">Aliud.</text:span><text:span text:style-name="T6"> Cuminum Graecum et gallam non</text:span><text:span text:style-name="T6">'<text:line-break/></text:span><text:span text:style-name="T6">tritam urito et ex veteri vino bibendum dato per tri-<text:line-break/>duum; prius tamen ad tertias redigito.</text:span></text:p>
      <text:p text:style-name="P7"><text:span text:style-name="T6">[Ad </text:span><text:span text:style-name="T19">internas eminentias, sisuras stcosque in fede.j<text:line-break/></text:span><text:span text:style-name="T6">Auripigmenti fissi, unc. iij, cariei quercus unc. iv, ex his.<text:line-break/>simul tritis aridum medicamentum confice, quum vero<text:line-break/>usus occasio ingruerit, nrlua pueri impubis locum deter-<text:line-break/>gito ac medicamentum inspergito.</text:span></text:p>
      <text:p text:style-name="P191"><text:span text:style-name="T6">[ Ad eminentias </text:span><text:span text:style-name="T19">tam internas quam externas.</text:span><text:span text:style-name="T6"> J </text:span><text:span text:style-name="T6">La-<text:line-break/></text:span><text:span text:style-name="T6">scrpitii radicem tusum et tritam in modum cataplasmatis </text:span><text:span text:style-name="T6">i<text:line-break/></text:span><text:span text:style-name="T6">apponito.<text:tab/>, '<text:tab/></text:span><text:span text:style-name="T6">z</text:span></text:p>
      <text:p text:style-name="P7"><text:span text:style-name="T6">[Aridum </text:span><text:span text:style-name="T19">medicamentum ad gingivas corrosus et la-<text:line-break/>bantes dentes. ] </text:span><text:span text:style-name="T6">Mastiches unc. j, thuris unc. ij, myrrhae,<text:line-break/>rosarum aridarum, utri usque unc. iij, sarcocollae, galla-<text:line-break/>rnrn utriusque unc. iv, omnia simul terito et gingivas<text:line-break/>conspergito; eas tamen prius decocto sedi aut myrti<text:line-break/>aut lentisci aut viticis aut foliorum oleae tepido colluito.</text:span></text:p>
      <text:p text:style-name="P8"><text:span text:style-name="T6">[Ad </text:span><text:span text:style-name="T19">dentiurn dolores.]</text:span><text:span text:style-name="T6"> Aceto cui incoctum fuerit<text:line-break/>hyssopum aut origanum colluat; aut pyrethrum et piper<text:line-break/>et zemma et mastichem pari pondere data commanducet.<text:line-break/></text:span><text:span text:style-name="T19">Aliud.</text:span><text:span text:style-name="T6"> Uvae taminiae grana iv, mastiches grana viij, offer,,<text:line-break/>manducanda.</text:span></text:p>
      <text:p text:style-name="P7"><text:span text:style-name="T6">[Ad </text:span><text:span text:style-name="T19">dentes ab ictu decidentes.]</text:span><text:span text:style-name="T6"> Passulis oleo luco-<text:line-break/>ctis locum </text:span><text:span text:style-name="T6">foveto </text:span><text:span text:style-name="T6">ac deinde aceto, dolore nimirum in-<text:line-break/>gravescente, post triduum id ipsum sarito et iterum re-<text:line-break/>nascentur dentes,</text:span></text:p>
      <text:p text:style-name="P7"><text:span text:style-name="T6">[Ad </text:span><text:span text:style-name="T19">corrosus gingivas.]</text:span><text:span text:style-name="T6"> Aristolochia cum melle trita<text:line-break/>gingivas inspergito; aut cornu cervinum ustum quoad al-<text:line-break/>bum reddatur et cerussam et argenti spumam et, nardum<text:line-break/>et pumicem cerato excipe' et illine 5 aut testam testudinis<text:line-break/>exustam et tritam et oleo mixtam in gingivam instillato..<text:line-break/></text:span><text:span text:style-name="T19">Aliud.</text:span><text:span text:style-name="T6"> Erucae femen cum succo et fel caprae aut nigel-<text:line-break/>lam eodem modo cum melle illinito.</text:span></text:p>
      <text:p text:style-name="P7"><text:span text:style-name="T6">[Ad </text:span><text:span text:style-name="T19">dolores oculorum.J</text:span><text:span text:style-name="T6"> Medulla, caprina illinito<text:line-break/>et curabitur, aut caprinam ovillarnve adipem aqua calida</text:span></text:p>
      <text:p text:style-name="P192"><text:span text:style-name="T6">madentem admove aut fuccum seminis lini aut lae.mu-<text:line-break/>Iisbre illine.<text:tab/>,<text:tab/></text:span><text:span text:style-name="T6">-rnva</text:span></text:p>
      <text:p text:style-name="P7"><text:span text:style-name="T6">[Ad oculorum </text:span><text:span text:style-name="T19">albuginem;, reteres cicatrices cursu-<text:line-break/></text:span><text:span text:style-name="T6">das ; </text:span><text:span text:style-name="T19">idem etiam </text:span><text:span text:style-name="T19">visum mirifice acuit, ] </text:span><text:span text:style-name="T6">Aeruginis, rasae<text:line-break/>unc. iv, guttae ammoniaci unc. iv, perustae une. ij; ‘gum-<text:line-break/>ini unc. j. Sit ' auteul ' liquidum medicamentum ; ssiceus<text:line-break/>radicis cucumeris silvestris. Aliud. Recipe baccarum liniri<text:line-break/>mundatarum laevigatarumque gummi quod satis fii, ex<text:line-break/>eis </text:span><text:span text:style-name="T6">permixtis </text:span><text:span text:style-name="T6">confice collyria, at ubi eis uls volueris<text:line-break/>terito et ex lotio pueri impubis illinito, medicamentum<text:line-break/>probatum est.</text:span></text:p>
      <text:p text:style-name="P7"><text:span text:style-name="T6">[Ad </text:span><text:span text:style-name="T19">acgilopas L e. oculorum </text:span><text:span text:style-name="T48">ββαΐάΐ.^</text:span><text:span text:style-name="T41"> </text:span><text:span text:style-name="T6">Recipe fimi<text:line-break/>columbini aridi unc. iv, tritas cum thure masculo'insper-<text:line-break/>gito, quoad morbus tollatur; experientia comprobatum 'est.</text:span></text:p>
      <text:p text:style-name="P7"><text:span text:style-name="T6">[Ad </text:span><text:span text:style-name="T19">albugines medicamentum comprobatum, qttbd<text:line-break/>multos juvit.]-</text:span><text:span text:style-name="T6"> </text:span><text:span text:style-name="T26">-</text:span><text:span text:style-name="T6"> Perdicis masculi , felle . ex melle uillinito.<text:line-break/>Aliud.,;Recipe ladani uner ij,/terito ex optimo, </text:span><text:span text:style-name="T19">vino'</text:span><text:span text:style-name="T6"> et<text:line-break/>oleo quantum fit satis et oculos illinito.</text:span></text:p>
      <text:p text:style-name="P8"><text:span text:style-name="T6">[Ad </text:span><text:span text:style-name="T19">suffusiones admirabile, </text:span><text:span text:style-name="T19">quod </text:span><text:span text:style-name="T19">consustim visum<text:line-break/>restituit.']</text:span><text:span text:style-name="T6"> Sanguinem muris; galli fel et muliebre ,lac<text:line-break/>paribus </text:span><text:span text:style-name="T6">portionibus misce et </text:span><text:span text:style-name="T6">tritis utere; probatum est<text:line-break/>et mirum in modum profuit.</text:span></text:p>
      <text:p text:style-name="P193"><text:span text:style-name="T6">•[Aliud </text:span><text:span text:style-name="T19">ad sujsustones</text:span><text:span text:style-name="T19">, </text:span><text:span text:style-name="T19">novas veteresque, ad visus etiam<text:line-break/>hebetudinem </text:span><text:span text:style-name="T19">et ad </text:span><text:span text:style-name="T19">omnia tandem, quae visum obtene-<text:line-break/>brant.^</text:span><text:span text:style-name="T6"> Recipe baccas lauri a cortice mundatas numero<text:line-break/>decem, gummi unc. ij., ex aqua pluviali </text:span><text:span text:style-name="T19">facito</text:span><text:span text:style-name="T6"> collyria, et<text:line-break/>illine</text:span><text:span text:style-name="T6">; </text:span><text:span text:style-name="T6">suffusos quidem ex urina pueri nondum experti<text:line-break/>venerea; quibus autem hebes est visus, </text:span><text:span text:style-name="T41">βχ </text:span><text:span text:style-name="T6">aqua plu-<text:line-break/>viali.<text:tab/>. </text:span><text:span text:style-name="T6">-<text:tab/>,</text:span></text:p>
      <text:p text:style-name="P7"><text:span text:style-name="T6">[Ad </text:span><text:span text:style-name="T19">oculorum</text:span><text:span text:style-name="T6"> dolores et vigilias. ] Mulsam facito<text:line-break/>ovumque a cortice mundatum et lu duas partes disperti-<text:line-break/>tum,, in ea madefacito </text:span><text:span text:style-name="T19">ac</text:span><text:span text:style-name="T6"> super oculum deligato, a sonum<text:line-break/>corripieto.</text:span></text:p>
      <text:p text:style-name="P194"><text:span text:style-name="T6">2Ad </text:span><text:span text:style-name="T19">oculorum totiusque corporis carbunculos.^</text:span><text:span text:style-name="T6"> Pariet.<text:line-break/>tariam herbam cum panis minis prius posca madefactis<text:line-break/>terito ac utitor. . '<text:tab/></text:span><text:span text:style-name="T19">' </text:span><text:span text:style-name="T19">t,o</text:span><text:span text:style-name="T6"> </text:span><text:span text:style-name="T6">'• . t<text:tab/>. -io</text:span></text:p>
      <text:p text:style-name="P195"><text:span text:style-name="T48">[ </text:span><text:span text:style-name="T19">Medicamentum quod visum acuit, ] </text:span><text:span text:style-name="T6">Foeniculi cau-<text:line-break/>lem probe ex mellealyearir noni cocto sine fumo terito<text:line-break/>et illinito.<text:tab/></text:span><text:span text:style-name="T6"><text:tab/> .</text:span></text:p>
      <text:p text:style-name="P196"><text:span text:style-name="T6">... [Ad </text:span><text:span text:style-name="T19">ordeolot in palpebris exortos.]</text:span><text:span text:style-name="T6"><text:tab/>Acacia cum</text:span></text:p>
      <text:p text:style-name="P197"><text:span text:style-name="T6">viuo inunge.<text:tab/>,<text:tab/></text:span><text:span text:style-name="T6">: . . .r ..<text:tab/>,</text:span></text:p>
      <text:p text:style-name="P198"><text:span text:style-name="T6">[sid </text:span><text:span text:style-name="T19">oculorum satxiones,</text:span><text:span text:style-name="T6"> ] , Oculi fluxione laboranti-<text:line-break/>bus inter initia confert parcitas cibi, aquae potus, ab-<text:line-break/>stinentia a venere,, alvus cieatur primumque multa fri-<text:line-break/>gida pauco permixto aceto assiduo facies lavetur, eam<text:line-break/>etiam </text:span><text:span text:style-name="T6">in </text:span><text:span text:style-name="T6">lectule olfaciat, a pulvere; fumo, folis lucer-<text:line-break/>naeque,splendore caveat;.,rcfas deinde virides </text:span><text:span text:style-name="T19">auf</text:span><text:span text:style-name="T6"> aridas<text:line-break/>passo madefactas terito nrixtasque ovi vitello ut . cata-<text:line-break/>plasma. imponito aut e^c. farina licrdni ex passe cocta </text:span><text:span text:style-name="T19">far-<text:line-break/>cito</text:span><text:span text:style-name="T6"> cataplasma. AT iiijdolor maximus, suerit, altercum<text:line-break/>quoque admisceto, , </text:span><text:span text:style-name="T6">. </text:span><text:span text:style-name="T6">in i.</text:span><text:span text:style-name="T6">itui',?. - <text:tab/>leci.</text:span></text:p>
      <text:p text:style-name="P11"><text:span text:style-name="T6">. </text:span><text:span text:style-name="T6">. I Cateplaima ad capat siuxiune</text:span><text:span text:style-name="T58">t</text:span><text:span text:style-name="T6">pecatum. ] Haec<text:line-break/>compositio; cappt a flmtlone-fervatj.eculqs etiam ab /axi<text:line-break/>injuria. Recipe cimoliae, nitri, padicis bryoniae aridae,<text:line-break/>cucumeris, silvestris-radicis, farinae fabarum singulorum</text:span></text:p>
      <text:p text:style-name="P9"><text:span text:style-name="T6">uno. ij, his simul-tritis et ad-surdium crassitudinem-de-<text:line-break/>ductis in balneo utere, praestantissimum remedium esu</text:span></text:p>
      <text:p text:style-name="P7"><text:span text:style-name="T66">\_Apopsilegmaiirnms </text:span><text:span text:style-name="T19">puditam, a‘ insute detraliens.^<text:line-break/></text:span><text:span text:style-name="T6">Staphisagriam cum mastiche manducandam exhibe; vel<text:line-break/>mastichem et zingiber; quod fi dura mastiche fit, cerae<text:line-break/>modicum admisceto.</text:span></text:p>
      <text:p text:style-name="P7"><text:span text:style-name="T6">[Ad </text:span><text:span text:style-name="T19">capitis dolor em.'j</text:span><text:span text:style-name="T31">1</text:span><text:span text:style-name="T6"> Ruta probe trita ex aceto<text:line-break/>et rosaceo frontem illinito.</text:span></text:p>
      <text:p text:style-name="P7"><text:span text:style-name="T6">[Ad </text:span><text:span text:style-name="T19">hemicraniam.</text:span><text:span text:style-name="T65">Λ</text:span><text:span text:style-name="T41"> </text:span><text:span text:style-name="T6">Porri caput cum coma decoquito<text:line-break/>eoque caput imbuito,-istatim namque dolor sedatur. - </text:span><text:span text:style-name="T19">Ascud.<text:line-break/></text:span><text:span text:style-name="T6">Hederae summitatibus -oleo- -incoctis caput pertundito et<text:line-break/>miraberis. Aliud. Amaris amygdalis tritis frontem delinito.</text:span></text:p>
      <text:p text:style-name="P7"><text:span text:style-name="T6">[Probatum ad claves, si etiam </text:span><text:span text:style-name="T19">in capite stntsp</text:span><text:span text:style-name="T6"> Re-<text:line-break/>cipe sundarachae, aluminis scissi, atramenti sutorii, mifyos,<text:line-break/>calcis vivae, saponis, eaeterorum omniumparem modum,<text:line-break/>calcis tantummodo duplum </text:span><text:span text:style-name="T6">ex </text:span><text:span text:style-name="T6">primo faponis- jure laevi-<text:line-break/>gatu et utere. Admirabile' est.</text:span></text:p>
      <text:p text:style-name="P7"><text:span text:style-name="T6">[Ad hemierdnstim;'] Accipe feminis </text:span><text:span text:style-name="T19">eisuiiad"trnce iij.</text:span></text:p>
      <text:p text:style-name="P9"><text:span text:style-name="T6">rutae viridis unc. vij, piperis grana’ xxxj, albumina ovo-<text:line-break/>rum trium, aceti quod satis sit,, misce et locum illine.</text:span></text:p>
      <text:p text:style-name="P7"><text:span text:style-name="T41">Ϊ </text:span><text:span text:style-name="T19">Pastillus celebris Socratis ad capitis dolorem et he-<text:line-break/>micraniam; adi omnesqae capitis 'affectus ax </text:span><text:span text:style-name="T19">stuxione </text:span><text:span text:style-name="T19">obor-<text:line-break/>tos mirabilis.']</text:span><text:span text:style-name="T6"> -Recipe euphorhii draebriv, fucci thapsiae<text:line-break/>drach. vj, zingiberis drach. j, opii draoh. iij, opopanacis<text:line-break/>drach..ij, ornnla simul ex- aceto dissolvito, indeque pastil-<text:line-break/>los, fingito, qunin. lu usum ducere volueris, aceto excipe<text:line-break/>et frontem delinito; potest praeterea suffiri et partibus<text:line-break/>fluxioni obnoxiis mirum in modum confert.</text:span></text:p>
      <text:p text:style-name="P7"><text:span text:style-name="T6">... [Ad </text:span><text:span text:style-name="T19">clauos et verrucas </text:span><text:span text:style-name="T19">i., </text:span><text:span text:style-name="T19">e. surmicas.]</text:span><text:span text:style-name="T6"> Clavos nn-<text:line-break/>mera totidemque formicas accipe easque in linteo deliga<text:line-break/>atque cum his cochleam unam ac urito-'et ex aceto te-<text:line-break/>ritui /atque illinito </text:span><text:span text:style-name="T19">;r.</text:span><text:span text:style-name="T6"> vel accipe fimum bubulum- cum aceto<text:line-break/>laevigatum, per triduumque apponito.,, quia cadent elayi..-.<text:line-break/></text:span><text:span text:style-name="T6">nir </text:span><text:span text:style-name="T6">{Ad </text:span><text:span text:style-name="T19">clavos et. formicantes. verrucas.]</text:span><text:span text:style-name="T6"> Palmularum<text:line-break/>ossa usta tritaque eum sale et ammoniacr gutta in sole<text:line-break/>mixta imponito et curabis.</text:span></text:p>
      <text:p text:style-name="P199"><text:span text:style-name="T6">[Ad hemicranium dolorem </text:span><text:span text:style-name="T19">celebre medicamentum.]<text:line-break/></text:span><text:span text:style-name="T6">Accipe terrestres lumbricos xv, piperis grana xv, aceti<text:line-break/>quod sufficiat;'simul tritis oblinito..-<text:tab/></text:span><text:span text:style-name="T6">, •<text:tab/>....</text:span></text:p>
      <text:p text:style-name="P200"><text:span text:style-name="T6">f </text:span><text:span text:style-name="T6">Ad </text:span><text:span text:style-name="T19">morsus </text:span><text:span text:style-name="T19">et </text:span><text:span text:style-name="T19">ictus ferarum venenosarum.']</text:span><text:span text:style-name="T6"> Morsus<text:line-break/>surarum venenosarum rabidorum que .canum sanat interio-<text:line-break/>rum cancri cinis ex aqua semel aut bis pota, quantum<text:line-break/>manus una capere-potest.,<text:tab/></text:span><text:span text:style-name="T19">•</text:span><text:span text:style-name="T19">'• </text:span><text:span text:style-name="T19">r ' </text:span><text:span text:style-name="T31">r</text:span><text:span text:style-name="T19"> </text:span><text:span text:style-name="T19">. </text:span><text:span text:style-name="T19">.-:rr .</text:span></text:p>
      <text:p text:style-name="P201"><text:span text:style-name="T6">[Ad </text:span><text:span text:style-name="T19">dolorem capidis ex vini potu. J</text:span><text:span text:style-name="T6"> Sertum ex<text:line-break/>duobus coliculis sanguinalis herbae -contextum imponito<text:line-break/>capiti.<text:tab/>- .<text:tab/></text:span><text:span text:style-name="T6">•.<text:tab/></text:span><text:span text:style-name="T19">' 'i .</text:span></text:p>
      <text:p text:style-name="P7"><text:span text:style-name="T6">,[Ad </text:span><text:span text:style-name="T19">hemicranium dolorem.]</text:span><text:span text:style-name="T6"> Nasturtii semen tritum<text:line-break/>albumineque ovi exceptum fronti adhibeto., stupa, desuper<text:line-break/>apposita; aut os capitis aquilae appende simile simili, eodem<text:line-break/>modo et vulturis.’ </text:span><text:span text:style-name="T19">Aliud.</text:span><text:span text:style-name="T6"> Lapilli quii incapite lupi piscis<text:line-break/>reperiuntur , capitis dolorem sanant; appensique hemicra-<text:line-break/>nlae feonferunt,: dexter parti, dextrae etsinister sinistrae.</text:span></text:p>
      <text:p text:style-name="P7"><text:span text:style-name="T19">' ~ [ Ad captUos. tum ei- capite tum e barba destuentes.j<text:line-break/></text:span><text:span text:style-name="T6">Betam cum myrteo oleo et polytrichis capillis illinito;<text:line-break/>vel </text:span><text:span text:style-name="T6">adiantum </text:span><text:span text:style-name="T6">et ladanum paribus portionibus trita ex oleo</text:span></text:p>
      <text:p text:style-name="P8"><text:span text:style-name="T6">immaturo vel myrteo vel lentiscino illinito. </text:span><text:span text:style-name="T19">Aliud.<text:line-break/></text:span><text:span text:style-name="T6">Ladanum ex Aminaeo vino et oleo myrteo terito ad fpif-<text:line-break/>situdinem mellis oaputque in balneo inungito. Sed adian-<text:line-break/>tum, quod polytrichurn quidam vocant, melius est, si ejus<text:line-break/></text:span><text:span text:style-name="T6">pars </text:span><text:span text:style-name="T6">septima ladano adjiciatur et inungatur.</text:span></text:p>
      <text:p text:style-name="P202"><text:span text:style-name="T19">- . [Ad profluvium capillorum et ut plures</text:span><text:span text:style-name="T6"> siuborianiurij<text:line-break/></text:span><text:span text:style-name="T6">Accipito muris sterdoris drach. </text:span><text:span text:style-name="T6">iij, </text:span><text:span text:style-name="T6">cannarum</text:span><text:span text:style-name="T6">, </text:span><text:span text:style-name="T6">quas cona-<text:line-break/>telos vocant, ustarum drach. iv, amygdala amara lxxij, fueci<text:line-break/>balsami, ladani utriusque dracb. </text:span><text:span text:style-name="T6">iv, -</text:span><text:span text:style-name="T6">pulytrichi drach. vij,<text:line-break/>nardi Gallici</text:span><text:span text:style-name="T6">' </text:span><text:span text:style-name="T6">drach. j, immersum "ladanum in picem liqui-<text:line-break/>dain vinumque et oleum laevigato; arida vero trita in<text:line-break/>pulverem redigito et cum liquidis 'misceto et utere quo-<text:line-break/></text:span><text:span text:style-name="T6">tidie </text:span><text:span text:style-name="T6">inungens; mihi quidem visum est etiam calvis capil-<text:line-break/></text:span><text:span text:style-name="T6">les </text:span><text:span text:style-name="T6">restituisse medicamentum. </text:span><text:span text:style-name="T6">.-</text:span><text:span text:style-name="T6">&gt;<text:tab/>•</text:span></text:p>
      <text:p text:style-name="P7"><text:span text:style-name="T19">[Ad tusum varia remediat]</text:span><text:span text:style-name="T6"> Fructus juniperi co-<text:line-break/>mestus et potus valet; aut bdellium potu sumptum; aut<text:line-break/>daucus Creticus ex vino potus; aut radix draeuneuli elixa<text:line-break/></text:span><text:span text:style-name="T6">et </text:span><text:span text:style-name="T6">ex melle trita; aut helenii aut* herbae perdieialis suc-<text:line-break/>cns tepidus ante cibum potus ex aqua; Aut succus her-</text:span></text:p>
      <text:p text:style-name="P8"><text:span text:style-name="T6">hae' sanguinalis eodem ,tnodo' acceptus. .niAnt. personatae<text:line-break/>, herbae iradix. . Aut: nuclei pineae ex.iaquaijhibif*.:; Aut<text:line-break/>propolis suffita. Aut resina pota et terebinthina suffita.<text:line-break/>Aut arsenicum, scissile • cum galbano suffitum', et fumus - de-<text:line-break/>voratus; </text:span><text:span text:style-name="T6">,, </text:span><text:span text:style-name="T6">.'Aut bitumen.'.,, thus, styrax, cuminum, haec<text:line-break/>omnia .-suffita. Aut cluamomum ex tepido melle potume<text:line-break/>Aut. cupressi bac.eae .tritae eum passo- et myrrha . jejuno ex- </text:span><text:span text:style-name="T6">-<text:line-break/></text:span><text:span text:style-name="T6">hibeantur., ;Aut foeniculi radix et. semen: ex vino, </text:span><text:span text:style-name="T19">deeocta<text:line-break/></text:span><text:span text:style-name="T6">etrliibitu. Aut deecctinu viridis scrulaeeexi vino bibitum.<text:line-break/>Autnriganum cum melle decoctum .et potui datume Aut<text:line-break/>flos myricae cum foliis .et fructu ex vino elixus et bibi-<text:line-break/>tus., .-Aut. piceaecortex -exi aqua'bibi tus.- Aut populi </text:span><text:span text:style-name="T6">ale<text:line-break/></text:span><text:span text:style-name="T6">bae folia et ramuli ex aqua aut vino bibantur. Aut<text:line-break/>verbasci radix,, ex.’ vino bibita lu ...balneo.- Aut al-<text:line-break/>liuin crudum vel elixum comestum. Aut lanariae herbae<text:line-break/>radix accepta ex melle pessime tsse.etos liberat. Leporis<text:line-break/>stercus tritum et ex vino calido potu assumptum prodest<text:line-break/>affectibus gurgulionis, arteriae ac - difficile spirantibus,</text:span></text:p>
      <text:p text:style-name="P9"><text:span text:style-name="T6">Magnopere prodest lingua aquilae appensa collo; aut iiu-<text:line-break/>deus pineus 'integer ustus, tritus, cum pauco pipere mel-<text:line-break/>leque exceptus detur ad 'cochlearium ’laboranti.</text:span></text:p>
      <text:p text:style-name="P11"><text:span text:style-name="T6">.•sr </text:span><text:span text:style-name="T6">rpAd - veterem </text:span><text:span text:style-name="T19">-tujstmcj - </text:span><text:span text:style-name="T6">Sulfur' 'ignem inexpertum<text:line-break/>prdber terito</text:span><text:span text:style-name="T26">1</text:span><text:span text:style-name="T6"> </text:span><text:span text:style-name="T19">ac</text:span><text:span text:style-name="T6"> ovo</text:span><text:span text:style-name="T26">1</text:span><text:span text:style-name="T6"> injectum in balneo sorbeto. Aut<text:line-break/>sinapi, tritum cum' melle'</text:span><text:span text:style-name="T26">1</text:span><text:span text:style-name="T6"> misce et 'da tres Jaculos. Aut '<text:line-break/>tritum nasturtii femen eunti dormitum da potui ex aqua.<text:line-break/>Aut summo mane thus tritum cum melle lingendum dato<text:line-break/>velrehnti cubitum. Aut raphani succus ex melle- diluculo<text:line-break/>sorbeatur. • </text:span><text:span text:style-name="T19">Aliud.</text:span><text:span text:style-name="T6"> Juniperi baccae quinque aut septem ex<text:line-break/>melle bibantur. </text:span><text:span text:style-name="T19">Aliud.</text:span><text:span text:style-name="T6"> Recipe piperis drach. iv, nucum<text:line-break/>dracb .ij, nueleorunr pinearum, hyssopi; utriusque drach. j;<text:line-break/>pulegii drach. iv, iridis draclo iv, feminis urticae drach. iv;<text:line-break/>mellis quod satis fit, detur cochlearium unum. </text:span><text:span text:style-name="T19">Altud.<text:line-break/></text:span><text:span text:style-name="T6">Sinapi; cuminum, nigella,; nasturtium stmul puribus por-<text:line-break/>tiouibus terantur, ex vino excipiantur' et offerantur.<text:line-break/></text:span><text:span text:style-name="T19">Aliud.</text:span><text:span text:style-name="T6"> Pulegium adsidue commanducetur; praeterea vere<text:line-break/>tritum' ex Vino potui detur. </text:span><text:span text:style-name="T19">Aliud.</text:span><text:span text:style-name="T6"> Recipe cumini fricti</text:span></text:p>
      <text:p text:style-name="P9"><text:span text:style-name="T6">drach. j, nigellae drach. j, piperis grana xl, haec simul<text:line-break/>trita et melle, fermentata jejuno -,et cubitum eunti dato.</text:span></text:p>
      <text:p text:style-name="P203"><text:span text:style-name="T19">-</text:span><text:span text:style-name="T19"><text:tab/></text:span><text:span text:style-name="T19">[ Suffimentum.]</text:span><text:span text:style-name="T6"> Accipe auripigmentum scissum, pi-</text:span></text:p>
      <text:p text:style-name="P11"><text:span text:style-name="T6">per, marrubium, farinam hordei, trissaginem, corticem<text:line-break/>radicum vitis;,, chamaeleucen, mastichen, costum</text:span><text:span text:style-name="T6">, </text:span><text:span text:style-name="T6">ovorum<text:line-break/>droccum, omnia simul misce et collyria confice, </text:span><text:span text:style-name="T6">quibus<text:line-break/></text:span><text:span text:style-name="T6">fuffumigato ante elbum et quum cubitum iturus esu. Aliud.<text:line-break/>Accipe piper., nuces,; auripigmentum scissile eaque </text:span><text:span text:style-name="T6">una<text:line-break/></text:span><text:span text:style-name="T6">terito, </text:span><text:span text:style-name="T19">ac</text:span><text:span text:style-name="T6"> melli immisceto et potui dato. Aliud. Butyrum<text:line-break/>adipem anseris, resinam, omnia simul .trita ex melle </text:span><text:span text:style-name="T6">da<text:line-break/></text:span><text:span text:style-name="T6">jejuno et cubitum ituro.. Aliud. Virgulam foeniculi </text:span><text:span text:style-name="T6">se-<text:line-break/></text:span><text:span text:style-name="T6">rneuque et, piper una trita et ex melle fermentata exhis<text:line-break/></text:span><text:span text:style-name="T19">lleto. .Aliud.</text:span><text:span text:style-name="T6"> Herbam vesicariam una cum radicibus elixam<text:line-break/>potui dato.</text:span></text:p>
      <text:p text:style-name="P204"><text:span text:style-name="T6">-</text:span><text:span text:style-name="T6"><text:tab/></text:span><text:span text:style-name="T6">. </text:span><text:span text:style-name="T6">[Ad </text:span><text:span text:style-name="T19">tusum et sunguinis resectionem.]</text:span><text:span text:style-name="T6"> Recipe </text:span><text:span text:style-name="T6">costi,<text:line-break/></text:span><text:span text:style-name="T6">cinnamomi, rhabarbari, singulorum, drach., j, simul, </text:span><text:span text:style-name="T6">omnia<text:line-break/></text:span><text:span text:style-name="T6">contrita et in unum redacta ex vino tepido bibenda<text:line-break/>praebeto.</text:span></text:p>
      <text:p text:style-name="P205"><text:span text:style-name="T19">£</text:span><text:span text:style-name="T19"><text:tab/></text:span><text:span text:style-name="T19">Aliud, quod et i tabescentibus, benefacit.]</text:span><text:span text:style-name="T6"> Thuris,</text:span></text:p>
      <text:p text:style-name="P9"><text:span text:style-name="T6">piperis, auripigmenti scissilis, cariophylli </text:span><text:span text:style-name="T6">par </text:span><text:span text:style-name="T6">pondus,<text:line-break/>omnia sintus mixta ; trita et cum melle fermentata exhibe<text:line-break/>jejuno' et cubitum eunti. Aut, auripigmentum scissile pro<text:line-break/>side in ovum: injicito et sorbendum praebeto- Aut auri-<text:line-break/>pigmentum - tritum ex vino tepido</text:span><text:span text:style-name="T26">1</text:span><text:span text:style-name="T6"> bibat in balneo- Aut<text:line-break/>auripigmento scissili cum croco trito </text:span><text:span text:style-name="T19">'ei</text:span><text:span text:style-name="T6"> cum ovo mixto<text:line-break/>bornbicem imbue -et-per cichondm. fuffumigato. </text:span><text:span text:style-name="T6">er </text:span><text:span text:style-name="T6">Quum<text:line-break/>vero qui suffumigatur deficere videbitur, da illi devoran-<text:line-break/>dum butyrum quanta est nux avellana.; ac deinde iterum<text:line-break/>suffumigato idque septies faciendum elli </text:span><text:span text:style-name="T19">Aliud.</text:span><text:span text:style-name="T6"> Styracem<text:line-break/>optimum et brassicae succum simul terito et fermentatum<text:line-break/>da jejuno et domitum ituro: aut oleum laurinum et vinum<text:line-break/>optimum accipe utrinsque dracb. iij tmisce et tepidum-<text:line-break/>lu balneo bibendum dato at vino oleoque mixtis et </text:span><text:span text:style-name="T19">in<text:line-break/></text:span><text:span text:style-name="T6">olla calefactis' stomachum foveto; </text:span><text:span text:style-name="T6">,</text:span><text:span text:style-name="T6">ne dato oenoleum bi-<text:line-break/>bendum ^phthisico; sed oenoleum probe paratum calefacito<text:line-break/>et</text:span><text:span text:style-name="T26">7</text:span><text:span text:style-name="T6"> spongia madefacta stomachum foveto. </text:span><text:span text:style-name="T19">Aliud.</text:span><text:span text:style-name="T6"> Lupino-<text:line-break/>rum decocto inyrrhatn stactem macerato tussientisque </text:span><text:span text:style-name="T19">pe-<text:line-break/>des foveto</text:span><text:span text:style-name="T6"> et spongia detersus butyro illinito iteruniqne</text:span></text:p>
      <text:p text:style-name="P206"><text:span text:style-name="T41">- ' ’<text:tab/> </text:span><text:span text:style-name="T39">1</text:span><text:span text:style-name="T41"> • </text:span><text:span text:style-name="T41">1</text:span></text:p>
      <text:p text:style-name="P11"><text:span text:style-name="T6">foveto ; • hoc </text:span><text:span text:style-name="T6">ter </text:span><text:span text:style-name="T6">factu curabitur. Aliud. - Hederae granis<text:line-break/>aut lignis aut foliis suffumigato. tussientein.u </text:span><text:span text:style-name="T6">Aut </text:span><text:span text:style-name="T6">resina<text:line-break/>ex veteri, vino laevigaturn ante cibum bibita:; aut canabis<text:line-break/>silvestris, femen' tritutn-.et ex., aqua po tum Ini aut liquorem<text:line-break/>eedri, pularij jejuno datum aut hyssopus et pulegium' ex<text:line-break/>posca cocta bibenda dentur; </text:span><text:span text:style-name="T6">aut </text:span><text:span text:style-name="T6">berouicen melle subactam<text:line-break/>edendam praebe. Veli-raphani tosti quum, rnan e ac vespere<text:line-break/>eduntur;,conferunt.</text:span><text:span text:style-name="T6">,v </text:span><text:span text:style-name="T6">Chamaeleuce quoque, suffita.... Aliud.<text:line-break/>Lauri baccas. cum pipere, pineos etiani nucleos-cuinanelle<text:line-break/>dato mane et cubitum eunti.</text:span></text:p>
      <text:p text:style-name="P7"><text:span text:style-name="T6">[Ad , </text:span><text:span text:style-name="T19">insuentes, arteriae asperitate laborantes, voce<text:line-break/>captos ct sunguinem. expuentes:sp</text:span><text:span text:style-name="T6"> Recipe tragacanthae,<text:line-break/>gmnmi;,: ulriusque drach. j, myrrhae optiinae drach. </text:span><text:span text:style-name="T19">j,<text:line-break/>succi .radicis dulcis et</text:span><text:span text:style-name="T6"> passi quantum satis sit, omnia edu-<text:line-break/>tere simul et ubi fuerint laevigata; arida eum aliis misce.</text:span></text:p>
      <text:p text:style-name="P7"><text:span text:style-name="T6">[Aliud ad </text:span><text:span text:style-name="T19">tufstm at. exulceratam ailerinrm]</text:span><text:span text:style-name="T6"> Recipe<text:line-break/>terebinthinae; gummi, mellis optimi, singulorum draeh. j,<text:line-break/>mel et terebinthinam simul coquito, mox gummi indito</text:span></text:p>
      <text:p text:style-name="P207"><text:span text:style-name="T6">et praebe oleae magnitudinem ore continendam. Aliud.<text:line-break/>Recipe gummi y iycii.utriusque unc. iv; ea in aquam injice<text:line-break/>donec liquescant',' postea adde- heminam passi Cretici et<text:line-break/>coque quoad acceperit sordium spissitudinem, et delingendo<text:line-break/>fumatur. </text:span><text:span text:style-name="T6">•<text:tab/>~<text:tab/>.</text:span></text:p>
      <text:p text:style-name="P7"><text:span text:style-name="T6">f</text:span><text:span text:style-name="T19">Aliud ad tusticulas, raucedines et sanguinis reje—<text:line-break/>•ctumem:]</text:span><text:span text:style-name="T6"> Recipe tragacanthae drach. ij, feminis lini fri-<text:line-break/>cti drach. iy, amygdala decorticata decem, nucleorum pi-<text:line-break/>neorum adipi incoctorum drach. iij, tragacantham aqua<text:line-break/>calida macerato ac caetera misceto passumque infundito<text:line-break/>ef laevigato; ad abscissam vero vocem fanguinisque screa-<text:line-break/>tum pro passo melle utere. </text:span><text:span text:style-name="T19">Aliud.</text:span><text:span text:style-name="T6"> Raphanum in ta-<text:line-break/>leas rotundas^ concidito et super prunas torreto et jejuno<text:line-break/>comedendum ex melle praebeto. </text:span><text:span text:style-name="T6">'</text:span></text:p>
      <text:p text:style-name="P7"><text:span text:style-name="T6">-f </text:span><text:span text:style-name="T19">Ad tustbn diuturnam.]</text:span><text:span text:style-name="T6"> Recipe piperis drach. j; fa-<text:line-break/>rinae </text:span><text:span text:style-name="T6">.</text:span><text:span text:style-name="T6">lupinorum unc. iij, mellis cochlearium unum, sor-<text:line-break/>bendum praebeto. </text:span><text:span text:style-name="T19">.Aliud.,</text:span><text:span text:style-name="T6"> Os perforatum auriculae .porci<text:line-break/>collo appensum a </text:span><text:span text:style-name="T6">• </text:span><text:span text:style-name="T6">tussi praeservat.</text:span></text:p>
      <text:p text:style-name="P7"><text:span text:style-name="T19">[ Medicamentum quod tujsi et columellae affectibus</text:span></text:p>
      <text:p text:style-name="P208"><text:span text:style-name="T19">et inflammationi tonstllarum</text:span><text:span text:style-name="T6"> medetur.] Lapilli, qui re-<text:line-break/>periuntur </text:span><text:span text:style-name="T6">in nidis </text:span><text:span text:style-name="T6">pullorum hirundinum appensi a tussi<text:line-break/>tuentur. ,<text:tab/></text:span><text:span text:style-name="T6">, .J;• </text:span><text:span text:style-name="T6">•</text:span></text:p>
      <text:p text:style-name="P7"><text:span text:style-name="T6">[ Ad </text:span><text:span text:style-name="T19">tujsientes et uvae radice laborantes et ad de-<text:line-break/>stillationes.'] .</text:span><text:span text:style-name="T6"> Recipe zingiberis, galbani, opii,, styracis,<text:line-break/>singulorum drach. j</text:span><text:span text:style-name="T6">, </text:span><text:span text:style-name="T6">eaque passo excepta lu globulos ervi<text:line-break/>magnitudine redigito et ex, his duos loco catapotiorum da<text:line-break/>dormituro; forbeat etiam passum dilutum. </text:span><text:span text:style-name="T19">Aliud.</text:span><text:span text:style-name="T6"> Recipe<text:line-break/>zingiberis drach. iv, styracis draclo iv, excipe passo et fae<text:line-break/>orobia et ex his tres cubitum eunti da pro catapotiis, qui<text:line-break/>surbeat passum dilutum.</text:span></text:p>
      <text:p text:style-name="P209"><text:span text:style-name="T19">[Ad destillationem et tujstm probatum,]</text:span><text:span text:style-name="T6"> Recipe opii<text:line-break/>drach. ij, castorii drach. j, </text:span><text:span text:style-name="T6">* </text:span><text:span text:style-name="T6">confice trochiscos ervi magni-<text:line-break/>tudiue, et pro viribus dormituro exhibe.<text:tab/></text:span></text:p>
      <text:p text:style-name="P7"><text:span text:style-name="T6">[Aliud </text:span><text:span text:style-name="T19">quo usus est supientistlmus</text:span><text:span text:style-name="T6"> Alexander.] Re-<text:line-break/>cipe pyrethri draclo ij, cosse drach. </text:span><text:span text:style-name="T6">j, </text:span><text:span text:style-name="T6">terito et cribratu;<text:line-break/>in usu jube nares tangere </text:span><text:span text:style-name="T19">ac</text:span><text:span text:style-name="T6"> stati m constringe., ,</text:span></text:p>
      <text:p text:style-name="P7"><text:span text:style-name="T6">[ Ad </text:span><text:span text:style-name="T19">eof quibus in arteriam spuit catarrhus at ad</text:span></text:p>
      <text:p text:style-name="P210"><text:span text:style-name="T19">tustientes.~\</text:span><text:span text:style-name="T6"> Recipe styracis drach. viij, castorii draclo iv,<text:line-break/></text:span><text:span text:style-name="T6">zingiberis </text:span><text:span text:style-name="T6">drach. </text:span><text:span text:style-name="T6">iv, </text:span><text:span text:style-name="T6">galbani drach.iv, ex his unitis saritu<text:line-break/>pilulas ad ervi formam; duas autem vel tres eunti<text:line-break/>dormitum praebe neque statim post bibat; juvabitur<text:line-break/>etenim.<text:tab/></text:span><text:span text:style-name="T6">... itvr. ..<text:tab/>...it</text:span></text:p>
      <text:p text:style-name="P211"><text:span text:style-name="T19">‘<text:tab/></text:span><text:span text:style-name="T19">[ Pulvis cephalicus rheuma sedans."]</text:span><text:span text:style-name="T6"> Recipe hyperici,</text:span></text:p>
      <text:p text:style-name="P11"><text:span text:style-name="T6">junci odorati , iridis , ligni balsami , singulorum drach. j;<text:line-break/>trita--et cribrata .calvariae insperge. </text:span><text:span text:style-name="T6">r &gt; </text:span><text:span text:style-name="T6">sc . </text:span><text:span text:style-name="T6">-</text:span></text:p>
      <text:p text:style-name="P212"><text:span text:style-name="T6">£ Alius qui </text:span><text:span text:style-name="T19">caput exstccatAj</text:span><text:span text:style-name="T6"> Recipe costi; foliurum<text:line-break/>malabathri, gallarum; spicae nardi, iridis, nardi Celtici,<text:line-break/>rosarum aridarum, singulorum drach/ j, </text:span><text:span text:style-name="T19">ea</text:span><text:span text:style-name="T6"> trita et cti-<text:line-break/>brata infperge. </text:span><text:span text:style-name="T6">a </text:span><text:span text:style-name="T19">..sud. .<text:tab/>• .</text:span></text:p>
      <text:p text:style-name="P213"><text:span text:style-name="T19">'•[Alius puluissc]</text:span><text:span text:style-name="T6"> Recipe ericae fructus, gallarum, junci<text:line-break/>odorati; sampsuchi, costi, iridis, ligni balsami, singulorum<text:line-break/>draclo j, trita et cribrata capiti inspergitoi<text:tab/></text:span><text:span text:style-name="T6">• </text:span><text:span text:style-name="T6">lu</text:span></text:p>
      <text:p text:style-name="P7"><text:span text:style-name="T6">’ [j </text:span><text:span text:style-name="T19">Apopblegmatirrmts hiemascit']</text:span><text:span text:style-name="T6"> Recipe hyssopi draclo<text:line-break/>iv, origanidrach. </text:span><text:span text:style-name="T19">iv,-</text:span><text:span text:style-name="T6">pulegii draclo ij, calaminthae drach.j,<text:line-break/>staphisagriae drach. j, pyrethri drach, ij; marrubii'drach, j,'</text:span></text:p>
      <text:p text:style-name="P9"><text:span text:style-name="T6">sinapis drach. j, sapae sextarium j, aceti sextarium j, omnia<text:line-break/>simul ad tertias coquito et gargarizet...-, </text:span><text:span text:style-name="T6">.i. ........ .ra</text:span></text:p>
      <text:p text:style-name="P7"><text:span text:style-name="T19">. [ Apophlegmatismus vernus.]</text:span><text:span text:style-name="T6"> Recipe hyssopi unc.,av,<text:line-break/>origani unc. iij, pulegii unc.ij, calaminthae unc. j, sapae<text:line-break/>sextarium, aceti sextarios tres.</text:span></text:p>
      <text:p text:style-name="P7"><text:span text:style-name="T19">[ sipopUegmtitismiis aestivus et autumnalis. J</text:span><text:span text:style-name="T6"> Recipe<text:line-break/>hyssopi unc. iv,, origani nnc. iij, pulegii unc.ij, calamin-<text:line-break/></text:span><text:span text:style-name="T6">thae </text:span><text:span text:style-name="T6">unc. j, spicaenardi une.i j, caryophyllorum unc. j,<text:line-break/>cinnamomi unc. iij, marrubii unc, iv, iridis unci iij, cy-<text:line-break/>peri unc. ij; pyrethri Une. j, sapae sextarium j, aceti, fexv<text:line-break/>tarium j, ad tertias, coquito et gargarizandum praebeto.</text:span></text:p>
      <text:p text:style-name="P214"><text:span text:style-name="T6">[Ad </text:span><text:span text:style-name="T19">destillationem.']</text:span><text:span text:style-name="T6"> Recipe origani, fasciculos,</text:span><text:span text:style-name="T6">ij;<text:line-break/></text:span><text:span text:style-name="T6">pulegii fasciculum j, injice in ollam mundam cum aceto’<text:line-break/>et adjicito caricas vj et passulas xij, decoquito, ad. tertias<text:line-break/>et deinde percolato ac id in calicem conjectum gargariza.<text:line-break/><text:tab/> [ Ad </text:span><text:span text:style-name="T19">' humores 'tn pectore residentes, 2 </text:span><text:span text:style-name="T65">γ</text:span><text:span text:style-name="T41"> </text:span><text:span text:style-name="T6">Urticae, fclia<text:line-break/>ptisanae incocta offerto; discutit inflationes et quae lu<text:line-break/>pectore sunt educit.</text:span></text:p>
      <text:p text:style-name="P8"><text:span text:style-name="T6">[Ad </text:span><text:span text:style-name="T19">tufstm et spirandi difficultatem a </text:span><text:span text:style-name="T19">stomacho </text:span><text:span text:style-name="T19">et<text:line-break/>sanguinis excreationes. </text:span><text:span text:style-name="T19">] </text:span><text:span text:style-name="T6">Acceptam spongiam </text:span><text:span text:style-name="T6">albam </text:span><text:span text:style-name="T6">no-<text:line-break/>vamque urito et terito</text:span><text:span text:style-name="T6">, </text:span><text:span text:style-name="T6">cluerem illum cum melle misceto<text:line-break/>et piperis quod satis sit adjicito indeque linctum compo-<text:line-break/>nito , atque sero a coena ' quantum tribus digitis capi<text:line-break/>potest assumito.</text:span></text:p>
      <text:p text:style-name="P7"><text:span text:style-name="T6">[Ad anginam.] Collum felle bovis masculi obline.</text:span></text:p>
      <text:p text:style-name="P7"><text:span text:style-name="T19">[Exsiccato</text:span><text:span text:style-name="T19">rium </text:span><text:span text:style-name="T19">ad tusum.j</text:span><text:span text:style-name="T6"> Eoenum graecum ad ter-<text:line-break/>tias elixa </text:span><text:span text:style-name="T6">to </text:span><text:span text:style-name="T6">jusculumque id summo mane cum melle ex-<text:line-break/>hibeto.</text:span></text:p>
      <text:p text:style-name="P7"><text:span text:style-name="T6">[.Pastillus </text:span><text:span text:style-name="T19">tufst commodus, in quibus stuxio ad pectus<text:line-break/>destillat: ] </text:span><text:span text:style-name="T6">Recipe pulegii, hyssopi, piperis, nasturtii sin-<text:line-break/>gulorum drach. , j, ex his melle exceptis confice pastillos<text:line-break/>pendentes singulos drachmam et eis utere.</text:span></text:p>
      <text:p text:style-name="P173"><text:span text:style-name="T6">[Ad tonsillarum </text:span><text:span text:style-name="T19">vitia.]</text:span><text:span text:style-name="T6"> Salicis folia et fructus plu-<text:line-break/>rimum ex aqua decocta gargarizentur; hoc medicamentum<text:line-break/>crassam pituitam maxime a pelle evellit; probe etiam<text:line-break/>facit ad, anginam. </text:span><text:span text:style-name="T19">Aliud.</text:span><text:span text:style-name="T6"> Decoctum myrti et lenticulae<text:line-break/>gargarizandum praebe.<text:tab/>- '</text:span></text:p>
      <text:p text:style-name="P8"><text:span text:style-name="T41">£ </text:span><text:span text:style-name="T6">Ad </text:span><text:span text:style-name="T6">anginam.] Caprinum stercus gargarizetur aut<text:line-break/></text:span><text:span text:style-name="T6">ore </text:span><text:span text:style-name="T6">hianti fauces fucco rutae illinito.</text:span></text:p>
      <text:p text:style-name="P7"><text:span text:style-name="T6">[Ad </text:span><text:span text:style-name="T19">destillationem.] </text:span><text:span text:style-name="T6">Hyssopum, ficus, mel et ruta<text:line-break/>ex aqua coquantur, id decoctum gargarizetur.</text:span></text:p>
      <text:p text:style-name="P7"><text:span text:style-name="T6">[Ad </text:span><text:span text:style-name="T19">claristcandam</text:span><text:span text:style-name="T6"> vocem.] Tragacantha vino mace-<text:line-break/>rata et epotd vocem claram praestat.</text:span></text:p>
      <text:p text:style-name="P7"><text:span text:style-name="T19">[Ad abfcijsum vocem.]</text:span><text:span text:style-name="T6"> Styracem aqua macerato,<text:line-break/>catapotia 'fingito ciceris magnitudine, ex illis tria dato,<text:line-break/>statim loquetur.</text:span></text:p>
      <text:p text:style-name="P215"><text:span text:style-name="T6">[Ad </text:span><text:span text:style-name="T19">inflammationem erysipelatis.] </text:span><text:span text:style-name="T6">Anchusae folia<text:line-break/></text:span><text:span text:style-name="T6">lu </text:span><text:span text:style-name="T6">cataplasma redacta curn polenta imposita. Aut portu-<text:line-break/>lacae folia etiam cum polenta. Aut brassicae aut cani-<text:line-break/>narum virentia folia trita et imposita. Aut rubi aut<text:line-break/>rhamni et rosarum folia in modum cataplasmatis im-<text:line-break/>posita. </text:span><text:span text:style-name="T6">'<text:tab/>'<text:tab/></text:span><text:span text:style-name="T6">,</text:span></text:p>
      <text:p text:style-name="P7"><text:span text:style-name="T6">£ Ad lumbricos.] Polypodir radicem </text:span><text:span text:style-name="T6">cum sapa </text:span><text:span text:style-name="T6">mistam<text:line-break/>edat. Aut raphani semen ex aqua bibat. </text:span><text:span text:style-name="T6">Aut </text:span><text:span text:style-name="T6">allium</text:span></text:p>
      <text:p text:style-name="P9"><text:span text:style-name="T6">rodat. Aut ulmi radicem ex mulsa epota. Aut eortex<text:line-break/>radicis sycamini ex aqua decocta et epota valet. Aut<text:line-break/>nigella in potu accepta et lu cataplasmate, administrata.<text:line-break/>Aut brassicae femen ex aqua bibitum. Aut sirceus men-<text:line-break/>thae epotus. Aut nasturtium cuin mentha potum.</text:span></text:p>
      <text:p text:style-name="P7"><text:span text:style-name="T6">[Proprium experimentum.] Semen cannabis aridum<text:line-break/>tritum cretumque et aqua mistum ut fucci habeat spissi-<text:line-break/>tudinem ac Iiuleo mundo percolatum potui detur. Aut/<text:line-break/>fimum bubulum aridum et tritum potandum dato pondere<text:line-break/>drachm. j, ex vino.</text:span></text:p>
      <text:p text:style-name="P7"><text:span text:style-name="T19">[Ad lumbricos latos et</text:span><text:span text:style-name="T6"> teretes.3 Recipenitri, nastur- .<text:line-break/>tii, cardamomi, piperis, ana nue. j, lu pulyerem redigito,<text:line-break/>da cochlearium ex vino.</text:span></text:p>
      <text:p text:style-name="P135"><text:span text:style-name="T6">£Ad </text:span><text:span text:style-name="T19">proritandos sudores stnscndamque subrem.]</text:span><text:span text:style-name="T6"> Se-<text:line-break/>men canchryos ex oleo illitum benefacit.' Item pyrethrum<text:line-break/>ex oleo calefactum er per horam </text:span><text:span text:style-name="T19">ante</text:span><text:span text:style-name="T6"> invasionem in-<text:line-break/>nnctum.<text:tab/>.</text:span></text:p>
      <text:p text:style-name="P7"><text:span text:style-name="T19">[Aliud ad subrem probatum,]</text:span><text:span text:style-name="T6"> Oleum cinnainomet</text:span></text:p>
      <text:p text:style-name="P9"><text:span text:style-name="T6">laeum</text:span><text:span text:style-name="T41">, </text:span><text:span text:style-name="T6">chamaemelinum</text:span><text:span text:style-name="T41">, </text:span><text:span text:style-name="T6">acetum, nitrum cum lauri foliis<text:line-break/>coquito et febricitantem illinito probeque tegito, ssetim<text:line-break/>enim sudabit.</text:span></text:p>
      <text:p text:style-name="P7"><text:span text:style-name="T19">[ Illitus ad febricitantes.']</text:span><text:span text:style-name="T6"> Recipe butyri partes duas,<text:line-break/>mellis partem unam, misce et tepido utere. Aliud. Re-<text:line-break/>cipe succi foliorum lactucae partem unam, olei communis<text:line-break/>partes duas, misce et eis probe agitatis universum cor-<text:line-break/>pus illine, probatum est medicamentum. </text:span><text:span text:style-name="T19">Aliud.</text:span><text:span text:style-name="T6"> Artemi-<text:line-break/>siae partem unam, rosacei partes duas misce et utere. .</text:span></text:p>
      <text:p text:style-name="P7"><text:span text:style-name="T19">[Ad hemicranium</text:span><text:span text:style-name="T6"> dolorem.] Solani succus cum oleo<text:line-break/>illitus plurimum confert. </text:span><text:span text:style-name="T19">Aliud</text:span><text:span text:style-name="T6"> Ex sinapis semine et<text:line-break/>melle confectum cataplasma administra. </text:span><text:span text:style-name="T19">Aliud.</text:span><text:span text:style-name="T6"> Ruta do-<text:line-break/>mestica ex aceto et rufaceo cocta et illita valet.</text:span></text:p>
      <text:p text:style-name="P7"><text:span text:style-name="T19">_Ad canis morsum.]</text:span><text:span text:style-name="T6"> Urticae femen in modum </text:span><text:span text:style-name="T19">Ca-<text:line-break/>taplasmatis</text:span><text:span text:style-name="T6"> appositum confert. Aut folia nigri marrubii.<text:line-break/>Aut apiastri folia-, ex vino pota et morsibus apposita. Aut<text:line-break/>allia in cataplasmatis modum apposita atque etiam tosta,<text:line-break/>comesta et bibita.</text:span></text:p>
      <text:p text:style-name="P8"><text:span text:style-name="T6">(Ad </text:span><text:span text:style-name="T19">timentesrctmem irruentem.^</text:span><text:span text:style-name="T6"> Radicem nerii collo -<text:line-break/>appendito et liber evadet;, id vero si experiri volueris,<text:line-break/>furenti cani radicem circumponito, illico enim furor mi-<text:line-break/>tescet.</text:span></text:p>
      <text:p text:style-name="P7"><text:span text:style-name="T6">[Ad </text:span><text:span text:style-name="T19">morsus rabidi</text:span><text:span text:style-name="T6"> canis. ] Vulneribus ex morsu<text:line-break/>rabidi canis factis folia brassicae cum lassere et aceto trita<text:line-break/>apponito: brassica enim per fe valet ad morsus rabidi<text:line-break/>canis ejusque decoctum in potu acceptum. Elixa etiam<text:line-break/>brassica si estur ante alios cibos, phthisicos sanat; etiam<text:line-break/>affectus arteriae curat. Sed et contusa et in modum ca-<text:line-break/>taplasmatis lieni apposita ipsum attenuat.</text:span></text:p>
      <text:p text:style-name="P7"><text:span text:style-name="T6">[ Ad </text:span><text:span text:style-name="T19">anginam collique dolores.]</text:span><text:span text:style-name="T6"> Populus alba, arida<text:line-break/>et. ex melle trita et cervici illita. Aut nesturtii semen<text:line-break/>cum columbino fimo ex melle appofiturn aut tepidum<text:line-break/>cum melle gargarizatum. Aut canino stercore albo ex<text:line-break/>aceto illine collum.</text:span></text:p>
      <text:p text:style-name="P7"><text:span text:style-name="T6">[Ad </text:span><text:span text:style-name="T19">foetidos narium odores.] Valet</text:span><text:span text:style-name="T6"> succus folio-<text:line-break/>rum hederae tepidus naribus instillatus. Aut calaminthae</text:span></text:p>
      <text:p text:style-name="P9"><text:span text:style-name="T6">succus simili .modo tepidus instillatus. Aut myrrha ex<text:line-break/>muliebri lacte laevigata et infusa.</text:span></text:p>
      <text:p text:style-name="P7"><text:span text:style-name="T6">[Ad </text:span><text:span text:style-name="T19">ptostuvia sanguinis e naribus.]</text:span><text:span text:style-name="T6"> Acacia ex ateto<text:line-break/>laevigata naribus infundatur. </text:span><text:span text:style-name="T19">Aliud.</text:span><text:span text:style-name="T6"> Accipe acetum cuni<text:line-break/>sale idque in ollam aut mortarium mittito lanamque ac-<text:line-break/>ceptam illis imbuito tepefactamque quantum laborans<text:line-break/>ferre potest capiti imponito, pluribus deinde vestibus<text:line-break/>statiin tegi jubeto.</text:span></text:p>
      <text:p text:style-name="P216"><text:span text:style-name="T19">[ Medicamentum nares expurgans. ] </text:span><text:span text:style-name="T6">Thymum et ori-<text:line-break/>ganurn melle excepta lu pastillos redigito et eos comman-<text:line-break/>durandos exhibeto.<text:tab/>,</text:span></text:p>
      <text:p text:style-name="P11"><text:span text:style-name="T6">*- </text:span><text:span text:style-name="T6">[Ad pleuriticos.] Bdellium ex vino potum valet;<text:line-break/>itemque ex aqua. Aut fructus balsami ex aqua bibrtus<text:line-break/>aut delinctus ex melle. Aut radix aristolochiae ex aqua<text:line-break/>epota. Aut ruta ex mulsa etiam pora.</text:span></text:p>
      <text:p text:style-name="P7"><text:span text:style-name="T6">[Ad </text:span><text:span text:style-name="T19">acutam febrem.]</text:span><text:span text:style-name="T6"> Confert succus peponis illi-<text:line-break/>tus. Aut succus ramentorum cucurbitae inunctus. Aut<text:line-break/>rosa ex oleo aut cataplasma ex plantagine appositum.</text:span></text:p>
      <text:p text:style-name="P8"><text:span text:style-name="T19">[Praesagium in febricitantibus.']</text:span><text:span text:style-name="T6"> Rosaceo inunge<text:line-break/>primum, mox semen apii tritum impone stuppamque. ro-<text:line-break/>tundarn iu modum rotae cordi impone ovique luteum<text:line-break/>uffunde et reticulo contegito; si fiat ovi dissipatio., mor-<text:line-break/>tem instare noveris; nam anima hoc facere dicitur.</text:span></text:p>
      <text:p text:style-name="P216"><text:span text:style-name="T6">[Ad vulnera </text:span><text:span text:style-name="T19">conglutinanda.’]</text:span><text:span text:style-name="T6"> Radix graminis trita<text:line-break/>ut aridum medicamentum imponatur. Aut sideritidis her-<text:line-break/>bae folia suspendentur.<text:tab/></text:span><text:span text:style-name="T6">-</text:span></text:p>
      <text:p text:style-name="P7"><text:span text:style-name="T6">[Curatio </text:span><text:span text:style-name="T19">dolorum auris.J</text:span><text:span text:style-name="T6"> Amygdalinum oleum in<text:line-break/>aures instiilatum confert. Aut- oleum ex nucibus confe-<text:line-break/>ctum; item instillatum. Aut laurinum aut balsaminum<text:line-break/>oleum. Aut succus fructus dracontii herbae infusus. Aut<text:line-break/>succus herbae perdiciadis cum rosaceo tepidus lu- aures<text:line-break/>instillatus. Aut oleum in quo ruta incocta sit tepidum<text:line-break/>instillatum. Aut myrrha et mel tepefacta et instillata.<text:line-break/>Aut rutam cum lacte muliebri ejus quae masculum pepe-<text:line-break/>rerit tepidam instillato. Aut expressum ex allio succum<text:line-break/>in aures instillato. Aut porri succum vel ejusdem deco-</text:span></text:p>
      <text:p text:style-name="P9"><text:span text:style-name="T6">cturn tepidum;) Aut porri succum cum melle.mixtum in-<text:line-break/>stillato. Aut ore assumptum oleum • in aures insufflato.<text:line-break/>Aut. cucurbitae succum cum rosaceo infundito. </text:span><text:span text:style-name="T6">,</text:span></text:p>
      <text:p text:style-name="P217"><text:span text:style-name="T6">[dd </text:span><text:span text:style-name="T19">scabiem et pruritum.j</text:span><text:span text:style-name="T6"> Ulmi folia arida trita<text:line-break/>in balneo inspergantur. Aut , sulsure ignem non experto,<text:line-break/>uva tamrnia, arsenico, et fandaracha ex aceto et oleo inunga-<text:line-break/>tur in balneo. Aliud. Myrrha ex muliebri lacte illinito.<text:line-break/>Aut radicis dulcis succum ex passo potui dato.. Aut gal-<text:line-break/>linae, ova integra'in acetum acerrimum injice per diem<text:line-break/>et noctem, sint autem ova tria, ea in eodem aceto cum<text:line-break/>putaminibus trila,. quibus deinde adde fulsuris ignem non<text:line-break/>experti unc. j, arsenici scissilis unc. j, uvae tarniniae<text:line-break/>unc. </text:span><text:span text:style-name="T19">j, cerussae unc. j,</text:span><text:span text:style-name="T6"> spumae argenti unc. j, succi nerii<text:line-break/>unc. j, olei veteris quod sit fatis;, his,omnibus tritis obline<text:line-break/>in</text:span><text:span text:style-name="T26">1</text:span><text:span text:style-name="T6"> balneo,<text:tab/>•<text:tab/>,</text:span></text:p>
      <text:p text:style-name="P218"><text:span text:style-name="T6">- Q </text:span><text:span text:style-name="T19">Cataplasma stomachicis.]</text:span><text:span text:style-name="T6"> Ex calaminthae tritis fo-<text:line-break/>liis viridibus cum hordeacea . farina cataplasma factum<text:line-break/>apponito,<text:tab/>,</text:span></text:p>
      <text:p text:style-name="P8"><text:span text:style-name="T41">. , </text:span><text:span text:style-name="T6">[Ad ventriculi cruditatem </text:span><text:span text:style-name="T19">instationefnque; quisquis<text:line-break/>enim eousus </text:span><text:span text:style-name="T19">derisu statim </text:span><text:span text:style-name="T19">sumescetd]</text:span><text:span text:style-name="T6"> Recipe anisorum<text:line-break/>draeh. xij</text:span><text:span text:style-name="T6">, </text:span><text:span text:style-name="T6">piperis albi drach. vj, libystici dracb. vj, am-<text:line-break/>meos, petroselini, foeniculi ana drach. </text:span><text:span text:style-name="T19">vj,-</text:span><text:span text:style-name="T6"> haec omnia con-<text:line-break/>tusi et creta excipe cocto melle; exhibe drach. j.</text:span></text:p>
      <text:p text:style-name="P219"><text:span text:style-name="T6">[Ad </text:span><text:span text:style-name="T19">aestuantem ventriculum neccibum</text:span><text:span text:style-name="T6"> continentem.]<text:line-break/>Succum lactucae da bibendum ex passo, </text:span><text:span text:style-name="T6">nec </text:span><text:span text:style-name="T6">amplius<text:line-break/>evomet.<text:tab/></text:span><text:span text:style-name="T6">-</text:span></text:p>
      <text:p text:style-name="P7"><text:span text:style-name="T6">[Ad </text:span><text:span text:style-name="T19">ventriculi</text:span><text:span text:style-name="T6"> dolorem.] Lac lu quo querni sint<text:line-break/>extincti laboranti potui </text:span><text:span text:style-name="T6">dato.</text:span></text:p>
      <text:p text:style-name="P7"><text:span text:style-name="T6">[Ad acorem </text:span><text:span text:style-name="T19">ventriculi.</text:span><text:span text:style-name="T6"> Trisago,, si ex vluo biba-<text:line-break/>tur, acorem removet.</text:span></text:p>
      <text:p text:style-name="P7"><text:span text:style-name="T6">[Ad </text:span><text:span text:style-name="T19">inflationem ventriculi.]</text:span><text:span text:style-name="T6"> Recipe piper, baccas<text:line-break/>lauri, euminum, anisum paribus portionibus, eaque trita<text:line-break/>et creta ex vino temperato dato ad unum cochlearium<text:line-break/>per tres dies. Aut anisum commanducatu jejunus.</text:span></text:p>
      <text:p text:style-name="P7"><text:span text:style-name="T6">• [Ad </text:span><text:span text:style-name="T19">oculos stuxione laborantes."j</text:span><text:span text:style-name="T6"> Foeniculi succus<text:line-break/>per tres dies impositus confert. Aut 'thus ex melle et</text:span></text:p>
      <text:p text:style-name="P9"><text:span text:style-name="T6">lacte illitus. Aut eentaurii succus </text:span><text:span text:style-name="T6">ex </text:span><text:span text:style-name="T6">melle illitus. Aut<text:line-break/>quinquefolii herbae folia trita ex melle apposita. </text:span><text:span text:style-name="T6">' -<text:line-break/></text:span><text:span text:style-name="T19">- </text:span><text:span text:style-name="T19">[Ad </text:span><text:span text:style-name="T19">caliginem oculorum.] Ramentorum</text:span><text:span text:style-name="T6"> cucurbitae<text:line-break/>fuccus appositus valet.</text:span></text:p>
      <text:p text:style-name="P7"><text:span text:style-name="T6">[Ad </text:span><text:span text:style-name="T19">albuginesm]</text:span><text:span text:style-name="T6"> Alterni folia cum polenta iinpo-<text:line-break/>nilo. </text:span><text:span text:style-name="T6">Aut </text:span><text:span text:style-name="T6">lignum balsumi ex muliebri lactei illitum. Aut<text:line-break/>ruta, </text:span><text:span text:style-name="T6">viridis </text:span><text:span text:style-name="T6">in modum cataplasmatis imposita. Aut puli-t<text:line-break/>caris herba </text:span><text:span text:style-name="T6">ex </text:span><text:span text:style-name="T6">muliebri </text:span><text:span text:style-name="T6">lacte </text:span><text:span text:style-name="T6">illita. Aut connarum fo-<text:line-break/>liorum succus illitus.</text:span></text:p>
      <text:p text:style-name="P7"><text:span text:style-name="T19">[Ad </text:span><text:span text:style-name="T19">oculorum </text:span><text:span text:style-name="T19">vertiginem tollendam,</text:span><text:span text:style-name="T6"> j Accipe folia<text:line-break/>olivae et contunde, suecoque ex eis expresso inunge et<text:line-break/>miraberis.</text:span></text:p>
      <text:p text:style-name="P7"><text:span text:style-name="T19">[Ad oculorum stuxionern</text:span><text:span text:style-name="T6"> cataplanna.] Portulacam<text:line-break/>cum eroco terito et anserino adipe. Aut folia apii cum<text:line-break/>polenta. In magnis autem fluxionibus cataplasma ex rosis<text:line-break/>et meliloto elixis cum amylo oculis apponito.</text:span></text:p>
      <text:p text:style-name="P7"><text:span text:style-name="T6">[Ad </text:span><text:span text:style-name="T19">dolorem</text:span><text:span text:style-name="T6"> dentium.] Nigella ex aceto, si os col-<text:line-break/>luatur, juvat. Aut gallae in oleo immaturo incoctae.</text:span></text:p>
      <text:p text:style-name="P9"><text:span text:style-name="T6">Aut platani fructus aceto incocti, si eo os colluatur. Aut<text:line-break/>decoctum radicis quinquefolii ex aceto, si os colluatur.<text:line-break/>Aut radix peucedani usta et trita imposita. Aut malicorii<text:line-break/>rosarumque decocto fiat collutio.</text:span></text:p>
      <text:p text:style-name="P7"><text:span text:style-name="T19">[Ad dentium vulnus.^</text:span><text:span text:style-name="T6"> Recipe nitri, testae sepiae,<text:line-break/>myrrhae singulorum drachmam j, tritis utere,</text:span></text:p>
      <text:p text:style-name="P7"><text:span text:style-name="T19">[ </text:span><text:span text:style-name="T19">Aridum </text:span><text:span text:style-name="T19">medicamentum ad humidurn cruenturnque<text:line-break/>os</text:span><text:span text:style-name="T6"> detergendum,'.carnem gingivarum </text:span><text:span text:style-name="T19">instaurandam et den-<text:line-break/>tes dealbandos. ] </text:span><text:span text:style-name="T6">Recipe nitri usti unc. j, myrrhae tro-<text:line-break/>glodyticae unc. j, testae sepiae unc. j, rosarum aridarum<text:line-break/>drach. iv, his tritis et eretis utitor; fed si addideris un-<text:line-break/>ciam iridis, miraberis.</text:span></text:p>
      <text:p text:style-name="P7"><text:span text:style-name="T6">[Ad </text:span><text:span text:style-name="T19">lateris dolorem.]</text:span><text:span text:style-name="T6"> Viridis brassicae caulem cum<text:line-break/>radicibus ustum excipe adipe suillo et utere; id remedium<text:line-break/>mirabile est. Aut semen apri ad tertias decocti lu potum<text:line-break/>exhibeto; efficax remedium est.</text:span></text:p>
      <text:p text:style-name="P7"><text:span text:style-name="T6">[Ad internos ani tumores.]' Amarantum aqua made-<text:line-break/>factum bibendum dato mune et vesperi.</text:span></text:p>
      <text:p text:style-name="P8"><text:span text:style-name="T48">( </text:span><text:span text:style-name="T19">Cataplasma ad lienem </text:span><text:span text:style-name="T19">praestans</text:span><text:span text:style-name="T6"> admodum.] Accipe<text:line-break/></text:span><text:span text:style-name="T6">apium, sinapi</text:span><text:span text:style-name="T6">, </text:span><text:span text:style-name="T6">lauri baccas </text:span><text:span text:style-name="T6">bene </text:span><text:span text:style-name="T6">contritas; deinde nuces<text:line-break/>novas dempto cortice parum tundito, postea ea omnia in<text:line-break/>pilam conjecta. valide contundito et extractu in acetum<text:line-break/>acre demergito per tres dies, quae ubi in unum redacta<text:line-break/>fuerint, succo tiberiadis incoquito, donec factum sit ca-<text:line-break/>taplasma, quod lieni, superpositum a summo mane usque<text:line-break/>ad horam octavam, prius tamen alvus excernat: effectum<text:line-break/>micaberis.</text:span></text:p>
      <text:p text:style-name="P7"><text:span text:style-name="T6">{Aliud ad </text:span><text:span text:style-name="T19">lienem experientia'</text:span><text:span text:style-name="T6"> probatum. J Corticem<text:line-break/>ficus viridem a nova arbore decorticatum cum cinere misce-<text:line-break/>to, et calefacito.</text:span></text:p>
      <text:p text:style-name="P7"><text:span text:style-name="T6">[Ad </text:span><text:span text:style-name="T19">subrem tertiatum.]</text:span><text:span text:style-name="T6"> Mel semel cum scarn-<text:line-break/>mouio potum sanat.</text:span></text:p>
      <text:p text:style-name="P7"><text:span text:style-name="T6">£ Ad </text:span><text:span text:style-name="T19">quartanam. ] </text:span><text:span text:style-name="T6">Accipe </text:span><text:span text:style-name="T6">tritum piper, lauri bac-<text:line-break/>cas, cuminum, mastichem; myrrham, thus purum, singula<text:line-break/>separatim terito et in unum deinde redigito mellisque<text:line-break/>quod satis sit adjicito ac' per quatriduum imponito.</text:span></text:p>
      <text:p text:style-name="P7"><text:span text:style-name="T19">[Aa sanguinem e naribus profluentem.']</text:span><text:span text:style-name="T6"> . Ovi puta-</text:span></text:p>
      <text:p text:style-name="P9"><text:span text:style-name="T6">men integrum urito, liquorem facito et cum arsenico scis-<text:line-break/>sili mixtum in nares aegrotantis injicito; quod si arseni-<text:line-break/>cum non sit, solo liquore ex ovi confecto utitor. </text:span><text:span text:style-name="T19">Aliud.<text:line-break/></text:span><text:span text:style-name="T6">Caprae foeminae villos ustos terito pariterque et myr-<text:line-break/>rham tritam et cum pilis caprinis mistam naribus insuf-<text:line-break/>flato; si viri suerit; cum charta, si foemellae, cum alio<text:line-break/>quopiam; qua autem parte sanguis effluit, strictissime<text:line-break/>ligato,</text:span></text:p>
      <text:p text:style-name="P7"><text:span text:style-name="T6">[Ad </text:span><text:span text:style-name="T19">sanguinis violentas eruptiones. ] </text:span><text:span text:style-name="T6">Gallas in mola<text:line-break/>tusas, corticem mali punici ejusdemque grana tusa et<text:line-break/>mista cum oleo scissili, melle subacta, exhibe mane et<text:line-break/>vesperi, ut meI gallarum.</text:span></text:p>
      <text:p text:style-name="P7"><text:span text:style-name="T6">[Ad </text:span><text:span text:style-name="T19">ventris tormina et</text:span><text:span text:style-name="T6"> insiationes.J Recipe rusae,<text:line-break/>piperis, zingiberis pares portiones, terito et ex aqua ca-<text:line-break/>lida propinato. Aut artemisiam tusam et cretam exhibeto.<text:line-break/>Aut nitrum ustum et tritum ex humore aliquo praebeto.</text:span></text:p>
      <text:p text:style-name="P7"><text:span text:style-name="T6">[Ut ne </text:span><text:span text:style-name="T19">boves aegrotent,]</text:span><text:span text:style-name="T6"> Cornu cervi super panis,<text:line-break/>dei sacellum imponito et desuper candelam accendito et</text:span></text:p>
      <text:p text:style-name="P14"><text:span text:style-name="T41">ὲ </text:span><text:span text:style-name="T6">ne </text:span><text:span text:style-name="T6">interdiu illam accensum oblivioni </text:span><text:span text:style-name="T6">traditu et in tem-<text:line-break/>pore sanctum </text:span><text:span text:style-name="T6">Demufarim </text:span><text:span text:style-name="T6">invocato </text:span><text:span text:style-name="T6">et </text:span><text:span text:style-name="T6">Arium j armenta et<text:line-break/>tuam custodient vitam.</text:span></text:p>
      <text:p text:style-name="P7"><text:span text:style-name="T6">[ Ut </text:span><text:span text:style-name="T19">porci non </text:span><text:span text:style-name="T19">aegrotent.</text:span><text:span text:style-name="T19">] </text:span><text:span text:style-name="T6">Rhamni radicem tritam<text:line-break/>lu aquam ubi se proluunt, projicito.</text:span></text:p>
      <text:p text:style-name="P7"><text:span text:style-name="T19">[Ad carnem conglutinandam.J</text:span><text:span text:style-name="T6"> Vermes terrae frixos<text:line-break/>et tritos inspergito.</text:span></text:p>
      <text:p text:style-name="P7"><text:span text:style-name="T6">[ </text:span><text:span text:style-name="T6">Curatio </text:span><text:span text:style-name="T19">plagarum,</text:span><text:span text:style-name="T6"> </text:span><text:span text:style-name="T6">j Myrrham et aloen tritas in-<text:line-break/></text:span><text:span text:style-name="T6">* </text:span><text:span text:style-name="T6">spergito. Aut resinam piceam vel mastichen et hederae<text:line-break/>lacrimam emplastro ex his facto imponito. Aut hircina<text:line-break/>axungia plagam illinito cornuque caprae nigrae insper-<text:line-break/>gito. </text:span><text:span text:style-name="T19">Aliud.</text:span><text:span text:style-name="T6"> Costum, spicam, cinnamomum, xingiber, cu-<text:line-break/>minum singulorum parem pensionem terito et pice sub-<text:line-break/>actam imponito. Aut aridam crustam panis vino oleoque<text:line-break/>Iubactam imponito, eam- quotidie per vices immutato.</text:span></text:p>
      <text:p text:style-name="P7"><text:span text:style-name="T6">[ Ad </text:span><text:span text:style-name="T19">scabiem equorum. ] </text:span><text:span text:style-name="T6">Anguem discindito et adipe<text:line-break/>ejus oras ungularum ligno inungito.</text:span></text:p>
      <text:p text:style-name="P7"><text:span text:style-name="T6">£Ad </text:span><text:span text:style-name="T19">sumnurn</text:span><text:span text:style-name="T6"> conciliandum. J • Eoliis lauri infra scri-</text:span></text:p>
      <text:p text:style-name="P9"><text:span text:style-name="T41">/ </text:span><text:span text:style-name="T41">.</text:span></text:p>
      <text:p text:style-name="P11"><text:span text:style-name="T6">pta elementa inscribito et cubantis stragulis eo ignorante<text:line-break/></text:span><text:span text:style-name="T6">supponito, </text:span><text:span text:style-name="T41">ξστ. χστστ. φθ.</text:span></text:p>
      <text:p text:style-name="P7"><text:span text:style-name="T19">[ Ut </text:span><text:span text:style-name="T19">noctu homo non sumnlet."}</text:span><text:span text:style-name="T6"> </text:span><text:span text:style-name="T6">Rutae semen cervi-<text:line-break/>cali ipso nesciente suspendito, nec dormiens ullas ridebit<text:line-break/>imagines.</text:span></text:p>
      <text:p text:style-name="P7"><text:span text:style-name="T6">[Ad pectus.</text:span><text:span text:style-name="T6">j Ovo </text:span><text:span text:style-name="T6">arsenicum </text:span><text:span text:style-name="T6">scissile misceto et pi-<text:line-break/>per </text:span><text:span text:style-name="T6">et </text:span><text:span text:style-name="T6">farinam hordeaceam et 'lauri baccas nucleosque<text:line-break/>pineos adhibeto. </text:span><text:span text:style-name="T19">Aliud.</text:span><text:span text:style-name="T6"> Allii nucleos septem, arfenici<text:line-break/>scissilis, piperis utriusque grana xiij, barnhacem, pineos<text:line-break/>nucleos, cerae parum </text:span><text:span text:style-name="T6">misce </text:span><text:span text:style-name="T6">et saepe cum ovi luteo<text:line-break/>accipe.</text:span></text:p>
      <text:p text:style-name="P7"><text:span text:style-name="T6">• [Ad </text:span><text:span text:style-name="T19">corrosus</text:span><text:span text:style-name="T6"> dentes.] Arsenicum, piper, caseum,-cal-<text:line-break/>cem vivam cum aceto fermentata apponito.</text:span></text:p>
      <text:p text:style-name="P7"><text:span text:style-name="T6">[Ad renum </text:span><text:span text:style-name="T19">affectus clyster.']</text:span><text:span text:style-name="T6"> Accipe pulegium, ori-<text:line-break/>ganum, sampsuchum, serpillum, chamaemelum, absinthium,<text:line-break/>centaurium et lauri folia, cucumerem silvestrem, peponem,<text:line-break/>prius contusa simul decoquito ex aqua et melle et hujus<text:line-break/>decocti quantum satis sit cum oleo et sale injicitu.</text:span></text:p>
      <text:p text:style-name="P8"><text:span text:style-name="T48">[ </text:span><text:span text:style-name="T19">Clyster qui benefacit coxendicis doloribus.</text:span><text:span text:style-name="T6"> J </text:span><text:span text:style-name="T6">Cucu-<text:line-break/>meris silvestris radices, folia lauri, rutae folia, absinthium,<text:line-break/>plantaginem', trissaginem, marrubium, calamintham, pu-<text:line-break/>legium, origanum, thymum, lactucam, euphorbium, ane-<text:line-break/>thum , pyrethrum, uvam taminiarn </text:span><text:span text:style-name="T6">; </text:span><text:span text:style-name="T6">haec omnia ex aqua<text:line-break/>decoquito et cum melle, oleo et sale misceto, in clyste-<text:line-break/>rem adhibeto.</text:span></text:p>
      <text:p text:style-name="P7"><text:span text:style-name="T6">[Ad </text:span><text:span text:style-name="T19">dentes putridos et nigros dealbandos,'}</text:span><text:span text:style-name="T6"> Recipe<text:line-break/>salis triti partem j, ropi partem j, testae sepiae partem j,<text:line-break/>his simul tritis frica dentes, sed collue prius aceto puro.</text:span></text:p>
      <text:p text:style-name="P7"><text:span text:style-name="T19">[ Cataplasma ad capitis stuxionern •, idem etiam prae-<text:line-break/>stat , ne caput a fluxione</text:span><text:span text:style-name="T6"> unquam lentetur </text:span><text:span text:style-name="T19">oculumque ab<text:line-break/>omni injuria</text:span><text:span text:style-name="T6"> tuetur.] Recipe rnestiches unc. j, myrrhae</text:span><text:span text:style-name="T26">-<text:line-break/></text:span><text:span text:style-name="T6">unc. j, sarcocollae unc. j, thuris unc. j, ladani unc. j, nitri<text:line-break/>unc. j, cerussae unc. j, cimoliae Unc.j, styracis unc. j,<text:line-break/>rosarum aridarum unc. j, saponis sanci lib. j, mellis lib. j,<text:line-break/>decocti amarorum lupinorum quod sit satis; his in unum<text:line-break/>mixtis, pro sapone, in balueo utitor.</text:span></text:p>
      <text:p text:style-name="P220"><text:span text:style-name="T48">[ </text:span><text:span text:style-name="T19">Pastillus </text:span><text:span text:style-name="T19">ex</text:span><text:span text:style-name="T6"> </text:span><text:span text:style-name="T6">feminibus </text:span><text:span text:style-name="T19">ad tuststentesij</text:span><text:span text:style-name="T6"> Recipe aniso-<text:line-break/>rum amarorum unc. </text:span><text:span text:style-name="T6">j, </text:span><text:span text:style-name="T6">seminum sceniculi, feminis ammeos,<text:line-break/>seminis alterci, singulorum drach. </text:span><text:span text:style-name="T19">j,</text:span><text:span text:style-name="T6"> seminis </text:span><text:span text:style-name="T6">apii </text:span><text:span text:style-name="T6">drach. iij,<text:line-break/>opii dracb. </text:span><text:span text:style-name="T19">j, omnia</text:span><text:span text:style-name="T6"> terito , paulatim tepidam aquam in-<text:line-break/>stillando donec .sordium spissitudinem assequatur, pestil-<text:line-break/>losque-conficito fabae magnitudine, unum exhibeto, tus-<text:line-break/>sientibus confert. .<text:tab/></text:span><text:span text:style-name="T6">' • •• . ;</text:span></text:p>
      <text:p text:style-name="P7"><text:span text:style-name="T19">[Medicamenta experientia selecta ad jecoris ajstectusi}<text:line-break/></text:span><text:span text:style-name="T6">Gallarum elixataruni cum capitibus .papaveris jus in bal-<text:line-break/>neo bibendum dato , et </text:span><text:span text:style-name="T6">sit </text:span><text:span text:style-name="T6">tectus ac • in affectum latus<text:line-break/>decumbat.- Aut decoctum radicis hederae ex vino elixa-<text:line-break/>tae potui dato. </text:span><text:span text:style-name="T19">Aliud.</text:span><text:span text:style-name="T6"> Lauri baccas vij, piperis grana<text:line-break/>xx, trita in potum, ex vino praebeto. </text:span><text:span text:style-name="T19">Aliud:</text:span><text:span text:style-name="T6"> Recipe<text:line-break/>aloes drach. iv, asari, </text:span><text:span text:style-name="T6">costi, </text:span><text:span text:style-name="T6">eupatorir, edyfari, meliloti,<text:line-break/>mastiches, croci, seminis ocimi, singulorum drach, ij,<text:line-break/>omnia, tusa et creta, exhibe ex vluo temperato.</text:span></text:p>
      <text:p text:style-name="P7"><text:span text:style-name="T19">[Aliud ad jecur </text:span><text:span text:style-name="T19">efstcaod </text:span><text:span text:style-name="T19">et ventriculo commodum.]<text:line-break/></text:span><text:span text:style-name="T6">Recipe baccarum lauri, cinnamomi optimi, caryophyllorum,<text:line-break/>aloes, hedysari, costi, singulorum drach. </text:span><text:span text:style-name="T19">j,</text:span><text:span text:style-name="T6"> haec omnia</text:span></text:p>
      <text:p text:style-name="P9"><text:span text:style-name="T6">trita melleque excepta in potum ex veteri, vino dato.<text:line-break/></text:span><text:span text:style-name="T19">Aliud.</text:span><text:span text:style-name="T6"> Acori drach. </text:span><text:span text:style-name="T6">j, </text:span><text:span text:style-name="T6">seminis lini drach, j, zingiberis<text:line-break/>dracb; j, anisi drach. iv, rutae mollium foliorum drach. j<text:line-break/>-ex mulsa bibendum praebeto. </text:span><text:span text:style-name="T19">Aliud.</text:span><text:span text:style-name="T6"> Ex melle et pane<text:line-break/>-cataplasma imponito in modum emplastri. Aut absinthii<text:line-break/>cochlearium j mixtum cum melle temperato potui detur;<text:line-break/>deinde super jecur aegrotus decumbat.</text:span></text:p>
      <text:p text:style-name="P7"><text:span text:style-name="T6">[Ad </text:span><text:span text:style-name="T19">stuxionem linguae.']</text:span><text:span text:style-name="T6"> Foliis cinarae ex melle<text:line-break/>-tritis linguam illine. Aut vena ejus partis unde fluit<text:line-break/>humor Iecetur; conferet.</text:span></text:p>
      <text:p text:style-name="P7"><text:span text:style-name="T19">[ Ad oris ariditatem. ] </text:span><text:span text:style-name="T6">Ficus in palmularum decocto<text:line-break/>. elixato et penna illinito et contineto in ore.</text:span></text:p>
      <text:p text:style-name="P7"><text:span text:style-name="T6">[Ad labia sicisia.J Lini femen cum melle tritum<text:line-break/>imponito.</text:span></text:p>
      <text:p text:style-name="P7"><text:span text:style-name="T6">[.Ad eos quibus menti pili decidunt, </text:span><text:span text:style-name="T19">quos spanopo-<text:line-break/>gonas</text:span><text:span text:style-name="T6"> vocant.] Recipe piperis, euphorbii, pyrethri, ana<text:line-break/>unc. j, fuccum foliorum tenerorum, cannarum, stercoris<text:line-break/>muris, oleum per combustionem expressum; ea omnia simul<text:line-break/>trita affrica et assidue rade.</text:span></text:p>
      <text:p text:style-name="P8"><text:span text:style-name="T48">[ </text:span><text:span text:style-name="T19">Medicamentum vomitorium</text:span><text:span text:style-name="T19">, quod mystri mensura<text:line-break/>accipitur.]</text:span><text:span text:style-name="T6"> Aphronitrum album in aquam tepidam inje-<text:line-break/>ctum </text:span><text:span text:style-name="T6">donec </text:span><text:span text:style-name="T6">fuerit dissolutum, adjecto aliquantulum olei,<text:line-break/>bibendum exhibeatur.</text:span></text:p>
      <text:p text:style-name="P7"><text:span text:style-name="T6">[ Reprimentia vomitum. ] Menta trita et creta rosa-<text:line-break/>ceoque misse nares et pectus inungito. - Aliud. Palmulas<text:line-break/>Thehaicas </text:span><text:span text:style-name="T6">et </text:span><text:span text:style-name="T6">menthae ramulos duobus aquae scyphis in-<text:line-break/>coquito quoad fordium spissitudinem habeat; hujus partem<text:line-break/>mediam bibendam dato. </text:span><text:span text:style-name="T19">Aliud.</text:span><text:span text:style-name="T6"> </text:span><text:span text:style-name="T6">Palmulas quod satis sit<text:line-break/>tundito, paulatim vinum myrteurn instillans,: deinde </text:span><text:span text:style-name="T6">exce-<text:line-break/></text:span><text:span text:style-name="T6">ptas ex mulso et aquae hemina praebeto.</text:span></text:p>
      <text:p text:style-name="P7"><text:span text:style-name="T6">[Ad </text:span><text:span text:style-name="T19">sanguinem</text:span><text:span text:style-name="T6"> vomentes.-] Florem junci odorati<text:line-break/>aquae incoctum potui dato.</text:span></text:p>
      <text:p text:style-name="P221"><text:span text:style-name="T19">^Vomitorium pituitam detrahens.'}</text:span><text:span text:style-name="T6"> Mentha' viridis<text:line-break/>vel arida ex aqua temperata bibatur. Ut facile autem<text:line-break/>vomat, sampsuchi folia bibat, femen vero raphani eome-<text:line-break/>dat; multam evomet pituitam. .<text:tab/>-</text:span></text:p>
      <text:p text:style-name="P7"><text:span text:style-name="T19">[Compositio granorum purgantium pituitam pacuan-</text:span></text:p>
      <text:p text:style-name="P9"><text:span text:style-name="T6">tium ]' Recipe aloes unc. vj. rnestiches unc. ij; absinthii<text:line-break/>fucci unc. ij, • colocynthidis- une. iv, dentur&gt;xxix grana.</text:span></text:p>
      <text:p text:style-name="P222"><text:span text:style-name="T6">[Ad </text:span><text:span text:style-name="T19">cardiacos.J</text:span><text:span text:style-name="T6"> Lentem cum passis palmulis vino<text:line-break/>Mendesio incoctam potui dato. •<text:tab/></text:span><text:span text:style-name="T6">-- -•</text:span></text:p>
      <text:p text:style-name="P7"><text:span text:style-name="T6">[Ad </text:span><text:span text:style-name="T19">eos autem qui dolent</text:span><text:span text:style-name="T6"> cor.J Sanguinariam probe<text:line-break/>tritam vel mala vel cotonea ex aceto cocta tritaque et<text:line-break/>cerato rosaceo excepta, ponantur in modum cataplasmatis.<text:line-break/>Aut portulacam cerato rosaceo vel myrteo exceptam im-<text:line-break/>ponito.</text:span></text:p>
      <text:p text:style-name="P223"><text:span text:style-name="T6">[ Aliud admirabile </text:span><text:span text:style-name="T19">experientia probatum. ]<text:tab/></text:span><text:span text:style-name="T6">. Recipe</text:span></text:p>
      <text:p text:style-name="P11"><text:span text:style-name="T6">. lini feminis heminas iv, aquae heminas vij, simul coquito et<text:line-break/>utere. Medicamentum hoc fanitatem facit; non enim ae-<text:line-break/>grotus in deterius labetur, scd </text:span><text:span text:style-name="T6">in </text:span><text:span text:style-name="T6">melius mutabitur.</text:span></text:p>
      <text:p text:style-name="P7"><text:span text:style-name="T19">[ Pastillus dyspnoea laborantibus </text:span><text:span text:style-name="T19">diuque </text:span><text:span text:style-name="T19">tuststentibus<text:line-break/>suffitus prodest.]</text:span><text:span text:style-name="T6"> Recipe nasturtii unc. j; sinapis unc. j,<text:line-break/>abrotoni unc. j, rutae silvestris unc. j, fandarachae unc. j,<text:line-break/>terito et ex aqua in pastillos redigito -; eis sedulo utitor.</text:span></text:p>
      <text:p text:style-name="P7"><text:span text:style-name="T19">[Ad difstcilem respirationem </text:span><text:span text:style-name="T19">et </text:span><text:span text:style-name="T19">sanguinis rejectionem-]</text:span></text:p>
      <text:p text:style-name="P224"><text:span text:style-name="T6">Thymum cum pipere tusum et tritum, in.eclegma </text:span><text:span text:style-name="T6">cum<text:line-break/></text:span><text:span text:style-name="T6">melle redactum, sedulo. delingendum offerto; praestans re-<text:line-break/>medium esu </text:span><text:span text:style-name="T19">Aliud.</text:span><text:span text:style-name="T6"> Porrorum capita melli incocta den-<text:line-break/>tur jejuno comedenda. Aut rutae siccae unc. iv, menthae<text:line-break/>unc. iv, ex melle terito, hujus duo ceratia .accipiat itu-<text:line-break/>rus cubitum ex aqua temperata. Spirantes aegre juvant<text:line-break/>et pistacia si edantur.<text:tab/></text:span><text:span text:style-name="T6">,<text:tab/>.<text:tab/>,</text:span></text:p>
      <text:p text:style-name="P7"><text:span text:style-name="T6">[Ad </text:span><text:span text:style-name="T19">eos qui sanguinem spuunt.j</text:span><text:span text:style-name="T6"> Recipe fymphyti<text:line-break/>drach. iv; mastiches russae drach. iv, sigilli lemniidrach. iv,<text:line-break/>balaustiorum drach. ij, trita et creta da bibendum ad co-<text:line-break/>chlearium unum ex aceto, mulso.</text:span></text:p>
      <text:p text:style-name="P7"><text:span text:style-name="T19">[Aliud 'experientia probatum. ] </text:span><text:span text:style-name="T6">Recipe sigilli'lemnii<text:line-break/>unc.j, terrae stellaris unc. ij,' corallii unc. ij, ex his dato<text:line-break/>heminam ex aceto mulso puro mane et vespere, hoc utere.<text:line-break/></text:span><text:span text:style-name="T19">Aliud.</text:span><text:span text:style-name="T6"> Acaciae russae, amyli medicinalis pares portiones<text:line-break/>terito et potui datu cochlearia v ex aqua temperata</text:span></text:p>
      <text:p text:style-name="P7"><text:span text:style-name="T19">. {Ad eos qui ardente febre tenentur. ] </text:span><text:span text:style-name="T6">Recipe. sem-<text:line-break/>pervivi et anisi folia v vel vij, et ea fac ut in oleo rosa-<text:line-break/>ceo ferveant, ac deinde a capite, usque ad pedis vestigium</text:span></text:p>
      <text:p text:style-name="P9"><text:span text:style-name="T6">inungito </text:span><text:span text:style-name="T6">et </text:span><text:span text:style-name="T6">mirabere. - Aut radice pyrethri trita' ex oleo<text:line-break/>inunge. Hoc medicamentum sudores excitat, veteres ri-<text:line-break/>gores tollit, partes corporis refrigeratas refolutasve fanat.<text:line-break/>Aliud. Lauri 'baccas et thymum ex vino terito et illinito.<text:line-break/>vestibusque contegito, quia sudabit. </text:span><text:span text:style-name="T6">ui </text:span><text:span text:style-name="T6">'</text:span></text:p>
      <text:p text:style-name="P225"><text:span text:style-name="T19">[Ad vim genitalium et veteres affectus.']</text:span><text:span text:style-name="T6"> Recipe ca-<text:line-break/>lamintham eamque tufam et </text:span><text:span text:style-name="T6">cretam </text:span><text:span text:style-name="T6">projice in pilam,<text:line-break/>rnelleque exceptam dicoque ad confistentiam cataplasmatis,<text:line-break/>id linteolo illitum tenui imponito et fascia deligato ; hoc<text:line-break/>a mullis expertum est.<text:tab/>,</text:span></text:p>
      <text:p text:style-name="P7"><text:span text:style-name="T19">[_Aliud ad robur genitalium et renum; sed neminem<text:line-break/>curato, nist prius mercede accepta; expertum enim est in<text:line-break/>quampsurcmis.j</text:span><text:span text:style-name="T6"> Recipe zingiberis drach. iv, herbae fabiu<text:line-break/>nae, piperis albi drach. j, exhibe cum mulfo. </text:span><text:span text:style-name="T19">Aliud.<text:line-break/></text:span><text:span text:style-name="T6">Recipe picis aridae, telephii, colophoniae, mastiches, nitri<text:line-break/>albi,' portiones pares, laeviga et effice aridum medicamen-<text:line-break/>tum; locum prius lavato et calido adhuc, permanente in-<text:line-break/>unge liquida pice; deinde aridum medicamentum infper-<text:line-break/>gito superque 'imponito et probe obligato.</text:span></text:p>
      <text:p text:style-name="P8"><text:span text:style-name="T6">[Ad </text:span><text:span text:style-name="T19">discutiendas genuum' fluxiones. ] </text:span><text:span text:style-name="T6">Caprifici tritae<text:line-break/>succo fricetur aut ejus radicis succo perfricetur in bala<text:line-break/>neo. Aut sal et fimum columbinum tritum ex oleo illine.</text:span></text:p>
      <text:p text:style-name="P7"><text:span text:style-name="T19">[ Cataplasma ad pedum laborem ex ojscnstone vel<text:line-break/>ex casu vel aliquo alio acri doloresp</text:span><text:span text:style-name="T6"> Recipe falis . tosti,<text:line-break/>origani, cineris sarmentorum' vitis pares portiones, ovo-<text:line-break/>rum vitellos ij aut iij, ornnia cum vino mixta imponito.<text:line-break/></text:span><text:span text:style-name="T19">• - [Ad,-scabros ungues remedium divinijstmumt ]</text:span><text:span text:style-name="T6"> Un-<text:line-break/>guibus ex casu revulsis et 'lu- ’ reduviam delapsis fachar<text:line-break/>laevigatum et-in aridum medicamentum redactum insper-<text:line-break/>gito. Scabros vero ungues mundabis, imposito sulfure<text:line-break/>ignem non experto et croco</text:span><text:span text:style-name="T26">;</text:span><text:span text:style-name="T6"> aequis partibus, .'idque cum<text:line-break/>vitello 'ovi mixtis ex aceto impones.</text:span></text:p>
      <text:p text:style-name="P226"><text:span text:style-name="T6">[Ad </text:span><text:span text:style-name="T19">ambusta.] </text:span><text:span text:style-name="T6">Recipe argenti spumae unc.'ij, croci<text:line-break/>unc. </text:span><text:span text:style-name="T19">ij,</text:span><text:span text:style-name="T6"> ovorum tostorum vitellos ponderis unc. iv, rosacei<text:line-break/>quantum satis sit. Aliud. Cinere usti linteoli oleo mixto,<text:line-break/>addita cera et anchusa utere, </text:span><text:span text:style-name="T6">t i.o<text:tab/>. l</text:span></text:p>
      <text:p text:style-name="P7"><text:span text:style-name="T6">[.Ad </text:span><text:span text:style-name="T19">sanguinis eruptionem undecunque fluat.]</text:span><text:span text:style-name="T6"> Re-</text:span></text:p>
      <text:p text:style-name="P227"><text:span text:style-name="T6">crpe foreos, atramenti sutorii, aluminis, chalcitidis, mifyos,<text:line-break/>gypsi, fluimus, singulorum ‘drachrviij,’tritisutere&gt;;spraestans<text:line-break/>remedium est, experientia /probatum. </text:span><text:span text:style-name="T19">Aliud;</text:span><text:span text:style-name="T6"> Ghaloitidis<text:line-break/>drach. vj,.' resinae frictae drach. iv, mannae dtacsuij, arido<text:line-break/>utere. •<text:tab/>• </text:span><text:span text:style-name="T6">, .al. -<text:tab/>,</text:span></text:p>
      <text:p text:style-name="P228"><text:span text:style-name="T6">:[Ad </text:span><text:span text:style-name="T19">impetiginem probatum.]</text:span><text:span text:style-name="T6"> . Recipe thuris masculi,<text:line-break/>zingiberis, aloes, sulsuris ignem inexperti; ana drach. ij,<text:line-break/>aceto excipito et loco- priusrpanniculo-perfricato' illine.<text:line-break/></text:span><text:span text:style-name="T19">Aliud ’</text:span><text:span text:style-name="T6"> Guttae ammonlaci, alcyonii, fulfuris ignem non<text:line-break/>experti pares portiones &lt;tere et utere. , </text:span><text:span text:style-name="T6">? </text:span><text:span text:style-name="T6">•.<text:tab/></text:span><text:span text:style-name="T19">: -r.</text:span></text:p>
      <text:p text:style-name="P7"><text:span text:style-name="T19">[ Ad dealbandam . suciarnsc]</text:span><text:span text:style-name="T6"> Alcyonio usto et trito<text:line-break/>cum fnelleec farina mixto faciem deterge. </text:span><text:span text:style-name="T19">Aliud.</text:span><text:span text:style-name="T6"> Lysto-<text:line-break/>mumudou-lere ex aceto etrilline .lu sole. </text:span><text:span text:style-name="T19">Aliud,</text:span><text:span text:style-name="T6"> Florem<text:line-break/>ollarum ex aceto terito locumque panno, prius donec rn-<text:line-break/>befcat affricato, deinde in sole illinito.</text:span></text:p>
      <text:p text:style-name="P7"><text:span text:style-name="T6">(Ad </text:span><text:span text:style-name="T19">faciem mundam ejsiciendamso</text:span><text:span text:style-name="T6"> Illine butyro cum<text:line-break/>sapone mixtal r,</text:span></text:p>
      <text:p text:style-name="P7"><text:span text:style-name="T6">[Ad </text:span><text:span text:style-name="T19">dolorem uteri remedium sanctorum argentum<text:line-break/>non deserentium."]</text:span><text:span text:style-name="T6"> Asarum cum </text:span><text:span text:style-name="T6">pulegio </text:span><text:span text:style-name="T6">potui dato.</text:span></text:p>
      <text:p text:style-name="P8"><text:span text:style-name="T19">[Bifc&amp;ctus panis purgatorias, j</text:span><text:span text:style-name="T6"> Recipe scammoniae<text:line-break/>drach. ij aut iij, mastiches drach. iv, feminis apii drach. ij,<text:line-break/>polypodii drach. iv, cinnamomi drach. j, fermenti mundi<text:line-break/>libram j, arida permisce et curiose subige.</text:span></text:p>
      <text:p text:style-name="P11"><text:span text:style-name="T6">. • </text:span><text:span text:style-name="T41">-Ί </text:span><text:span text:style-name="T6">[ </text:span><text:span text:style-name="T19">•Adrrneeamlos culicessp</text:span><text:span text:style-name="T6"> Sussito nigellam cum atra-<text:line-break/>mento sutorio.</text:span></text:p>
      <text:p text:style-name="P7"><text:span text:style-name="T19">£ Ad fugandos serpentes. J</text:span><text:span text:style-name="T6"> Galbanum,t cerni cornu,<text:line-break/>ungulas caprae et lilii radicem suffito.' Ad serpentis vero<text:line-break/>morsus benefacit cataplasma ex porro et sale.</text:span></text:p>
      <text:p text:style-name="P7"><text:span text:style-name="T6">£• Ad fugandos pulices; J Folia cucumeris siIvestris<text:line-break/>coquito, et domum conspergito., </text:span><text:span text:style-name="T58">Z1</text:span></text:p>
      <text:p text:style-name="P7"><text:span text:style-name="T6">£Ad </text:span><text:span text:style-name="T19">'difficultatem urinae jumentorum.']</text:span><text:span text:style-name="T6"> Salsarum<text:line-break/>alivarmn. luterior pars lignea conteratur et per quinque<text:line-break/>dies tecta suffumigetur..</text:span></text:p>
      <text:p text:style-name="P7"><text:span text:style-name="T6">• [Ad </text:span><text:span text:style-name="T19">ictum calami.]</text:span><text:span text:style-name="T6"> Radicis cannae ustae cinerem<text:line-break/>super apponito.</text:span></text:p>
      <text:p text:style-name="P7"><text:span text:style-name="T6">.[Ad </text:span><text:span text:style-name="T19">comitiales praestantifstmum remedium.]</text:span><text:span text:style-name="T6"> Cotur-<text:line-break/>nicum cerebrum ex myrteo unguento tritum repone in</text:span></text:p>
      <text:p text:style-name="P9"><text:span text:style-name="T6">vas stanneum et quum- videris cadentem aliquem ex cb-<text:line-break/>mitiali morbo, faciem oblinito, rniraberisque hujus natu-<text:line-break/>ralis remedii efficaciam; nam statim aegrotus assurget.</text:span></text:p>
      <text:p text:style-name="P7"><text:span text:style-name="T6">[Ad eos qui </text:span><text:span text:style-name="T19">cibum non appetunt, j</text:span><text:span text:style-name="T6"> Myrrham-, thus,<text:line-break/>ammoniacum, mastichem cum albumine ovi terito diutius,<text:line-break/>pectusque et viscera illinito, ‘ stupam supra addito, </text:span><text:span text:style-name="T6">i</text:span></text:p>
      <text:p text:style-name="P229"><text:span text:style-name="T19">[Ad devoratas hirudines.</text:span><text:span text:style-name="T6">J Qui hirudines devorave-<text:line-break/>rit, ad solem constituatur locumque ubi affixae fuut ani-<text:line-break/>madvertito garumque instillato, nam statim ab eo loco<text:line-break/>cadent et expuentur. Aut in butyrum aceto mixtum can-<text:line-break/>dens ex igne ferrum exstinguito et potui dato; ille enim<text:line-break/>hirudines rejiciet. Aut eum qui hirudines devoraverit, in<text:line-break/>aquam calidam mento tenus demergito, phialam vero fri-<text:line-break/>gidae ori admove ejus manibus nec illi potui dato; egre-<text:line-break/>dietur namque hirudo. Aliud. Acetum calidum absor-<text:line-break/>ptum hirudines educit. Aut succus lyriacus bibitus. Aut<text:line-break/>(ussiri cimices.<text:tab/></text:span><text:span text:style-name="T6">-<text:tab/></text:span><text:span text:style-name="T6">...</text:span></text:p>
      <text:p text:style-name="P230"><text:span text:style-name="T41">[ </text:span><text:span text:style-name="T6">Ad ictus -apum.] Malvae succus ictos ab apibus a<text:line-break/>dolore liberat.<text:tab/></text:span><text:span text:style-name="T6">’— . r-r. ’</text:span></text:p>
      <text:p text:style-name="P7"><text:span text:style-name="T6">[ Ad' ictus </text:span><text:span text:style-name="T19">ferpentum. ] </text:span><text:span text:style-name="T6">Cornu caprinum ustum ex<text:line-break/>aceto terito et in modum cataplasmatis imponito. Aut<text:line-break/>furni suliginem ex melle illinito. Aut radices cannarum,<text:line-break/>cicer, baccas cupressi et cornu cerni, omnia usta </text:span><text:span text:style-name="T6">et </text:span><text:span text:style-name="T6">trita<text:line-break/>simulque mista, bibenda dato cum aceto et porro.</text:span></text:p>
      <text:p text:style-name="P7"><text:span text:style-name="T19">[ Ad </text:span><text:span text:style-name="T19">inflammationes a </text:span><text:span text:style-name="T19">sectore venae </text:span><text:span text:style-name="T19">suqtas humero-<text:line-break/>rumque </text:span><text:span text:style-name="T19">durities et </text:span><text:span text:style-name="T19">sanguinis </text:span><text:span text:style-name="T19">grumos. </text:span><text:span text:style-name="T19">J</text:span><text:span text:style-name="T6"> Fermentum' triti-<text:line-break/>ceum cum axungia diligenter subige ac utere, probatum<text:line-break/>remedium esu</text:span></text:p>
      <text:p text:style-name="P7"><text:span text:style-name="T6">[Ad </text:span><text:span text:style-name="T19">kydnopicosl]</text:span><text:span text:style-name="T6"> Recipe stercus bovis et siquidem<text:line-break/>vir sit qui laboret, masculi, sin foemina, foeminae et in<text:line-break/>ollam injice, atque operi, luto illinens operculum, ne<text:line-break/>perspiret; ollam autem imponito super cinerem non exstin-<text:line-break/>ctam per dies septem, dctava vero olla aperta exime<text:line-break/>stercus et ex eo facto arido medicamento serva in vitreo<text:line-break/>vase; quum vero usurus es, da tria cochlearia ex vino</text:span></text:p>
      <text:p text:style-name="P11"><text:span text:style-name="T6">' </text:span><text:span text:style-name="T6">/</text:span></text:p>
      <text:p text:style-name="P9"><text:span text:style-name="T6">ad dies </text:span><text:span text:style-name="T6">septem; </text:span><text:span text:style-name="T6">sit autem vinum </text:span><text:span text:style-name="T6">in </text:span><text:span text:style-name="T6">quo tuta fervefacta<text:line-break/>fuerit. Valet </text:span><text:span text:style-name="T6">haec, </text:span><text:span text:style-name="T6">potio, </text:span><text:span text:style-name="T6">etiamsi </text:span><text:span text:style-name="T6">adsint tumores </text:span><text:span text:style-name="T6">et oe-<text:line-break/></text:span><text:span text:style-name="T6">demata: exsiccat etenim et </text:span><text:span text:style-name="T6">per </text:span><text:span text:style-name="T6">urinam evacuat ; aegrotus<text:line-break/>vero non bibat per totum </text:span><text:span text:style-name="T6">diem, </text:span><text:span text:style-name="T6">nisi ter tantum;' proba-<text:line-break/>tum namque est.</text:span></text:p>
      <text:p text:style-name="P231"><text:span text:style-name="T19">[ Ut vinum odio </text:span><text:span text:style-name="T19">stc </text:span><text:span text:style-name="T19">et ad cavendam ebrietatem. ] </text:span><text:span text:style-name="T6">Si<text:line-break/></text:span><text:span text:style-name="T6">anguilla vino suffocata sit vinumque id detur potui, effi-<text:line-break/>cit odium vini. Simili nrodo ex usu est uva infervefacta.<text:line-break/>Si tutus ab ebrietate et morbo este volueris, folia rutae<text:line-break/>edito; tollunt etiam dolorem capitis ex ebrietate;, idem et<text:line-break/>acorus comesta facit et palmula Thebaica. Ebrietatem non<text:line-break/>subit, </text:span><text:span text:style-name="T6">qui </text:span><text:span text:style-name="T6">amara amygdala scptem numero praecornederit<text:line-break/>vel. novem vel undecim. Qui etiam jejunus pulmonem<text:line-break/>oris elixum comederit, quantumvis bibat, nulli erit ebrie-<text:line-break/>tati obnoxius.<text:tab/></text:span><text:span text:style-name="T19">r. •. ni</text:span><text:span text:style-name="T19"><text:tab/></text:span><text:span text:style-name="T6">.. </text:span><text:span text:style-name="T6">nus. .• </text:span><text:span text:style-name="T6">•</text:span></text:p>
      <text:p text:style-name="P7"><text:span text:style-name="T6">[ Ut </text:span><text:span text:style-name="T19">quis vel uno vini poculo hausto ebrius evadat, ]<text:line-break/></text:span><text:span text:style-name="T6">Sarmentorum vitis aut aridae vitis parum, comburens<text:line-break/>exstinguito in phlala ubi vinium est, statim ebrius erit.</text:span></text:p>
      <text:p text:style-name="P7"><text:span text:style-name="T6">[ Ad ‘ </text:span><text:span text:style-name="T19">lenticulas in facie,</text:span><text:span text:style-name="T6"> ] . Quod interius est lauri</text:span></text:p>
      <text:p text:style-name="P9"><text:span text:style-name="T6">baccarum tritum ex melle illinito. Aut nucleum pini<text:line-break/>melli, incoctum illinitur oculos.</text:span></text:p>
      <text:p text:style-name="P7"><text:span text:style-name="T6">[Ad procidentem anum in pueris.] • Aqua fabrorum<text:line-break/>qua ferrum exstinguunt-calida ablue, deinde cochleam<text:line-break/>urito et pulvisculum facito, et inspergito.</text:span></text:p>
      <text:p text:style-name="P7"><text:span text:style-name="T6">£ Ad </text:span><text:span text:style-name="T19">puerorum gingivas et dentes exorientes.</text:span><text:span text:style-name="T6"> J Ro-<text:line-break/>sarum floribus tritis ex melle illine;' aut cerebro ovis ex<text:line-break/>melle, aut butyro et melle illine.</text:span></text:p>
      <text:p text:style-name="P7"><text:span text:style-name="T6">[ Ad </text:span><text:span text:style-name="T19">lac plurimum gignendum. ] </text:span><text:span text:style-name="T6">Sesami femen tri-<text:line-break/>tum et ex passo potum; aut ptisanae cum foeniculo elixa<text:line-break/>et absorpta; aut nasturtium cum brassica potum.</text:span></text:p>
      <text:p text:style-name="P7"><text:span text:style-name="T6">[Ad </text:span><text:span text:style-name="T19">exustiones per</text:span><text:span text:style-name="T6"> hiemem.] Muria locum foveto<text:line-break/>et cataplasma ex lenticula cum micis panis elixa confectum<text:line-break/>imponito.</text:span></text:p>
      <text:p text:style-name="P7"><text:span text:style-name="T6">[Ad </text:span><text:span text:style-name="T19">aquosum</text:span><text:span text:style-name="T6"> ramicem,] Plumbagine cum fulfure, et<text:line-break/>aceto modico et oleo elixa locum illinito. </text:span><text:span text:style-name="T19">Aliud.</text:span><text:span text:style-name="T6"> Nuces<text:line-break/>veteres putridas in mortario terito et illinet </text:span><text:span text:style-name="T19">Aliud.</text:span><text:span text:style-name="T6"> Ace-</text:span></text:p>
      <text:p text:style-name="P8"><text:span text:style-name="T6">tum bibat et cervinum cornu ustum in cataplasma </text:span><text:span text:style-name="T6">reda-<text:line-break/></text:span><text:span text:style-name="T6">ctum imponito. </text:span><text:span text:style-name="T6">Aut argenti </text:span><text:span text:style-name="T6">spuma cum </text:span><text:span text:style-name="T6">aceto </text:span><text:span text:style-name="T6">et </text:span><text:span text:style-name="T6">oleo<text:line-break/></text:span><text:span text:style-name="T6">mixta inunge ad solem. ’</text:span></text:p>
      <text:p text:style-name="P7"><text:span text:style-name="T6">[Ad </text:span><text:span text:style-name="T19">vulnus incurabile in quavis parte corporis.</text:span><text:span text:style-name="T6"> J<text:line-break/>Buglossum herbam evellito,' radices.vero bene lotas con-<text:line-break/>tundito, illisque suillam axungiam adjicito, probeque<text:line-break/>emollitam vulneri imponito.</text:span></text:p>
      <text:p text:style-name="P7"><text:span text:style-name="T6">[Ad vomitum.] Recipe apii radices v, sueniculi ra-<text:line-break/>dices teneras iv, anisi drach. j, acetum, mel et 'crocum<text:line-break/>verum; omnia praeter crocum decoquantur et facta de-<text:line-break/>coctione injiciatur deturque phialae dimidium.</text:span></text:p>
      <text:p text:style-name="P232"><text:span text:style-name="T6">, -<text:tab/>[ Ad </text:span><text:span text:style-name="T19">aphthas i. e. oris ulcera.]</text:span><text:span text:style-name="T6"> Olivae molles man-</text:span></text:p>
      <text:p text:style-name="P7"><text:span text:style-name="T6">ducentur; aut silvestrium passularum decocto ex aceto os<text:line-break/>colluatur.</text:span></text:p>
      <text:p text:style-name="P7"><text:span text:style-name="T6">[Ad </text:span><text:span text:style-name="T19">capitis tumores,</text:span><text:span text:style-name="T6"> talpas </text:span><text:span text:style-name="T19">vocatos.]</text:span><text:span text:style-name="T6"> Eas primum<text:line-break/>mulso lavato, deinde fel horis cum leporino stercore in-<text:line-break/>jice. Aut consectum ex sapone medicamentum. Aut suc-<text:line-break/>cum rutae instilla in foramina; aut trita aristolochia fo-<text:line-break/>rannna in ipsis cum aceto' impleto.</text:span></text:p>
      <text:p text:style-name="P8"><text:span text:style-name="T41">[ </text:span><text:span text:style-name="T6">De ruta.J Ruta primum quidem comesta et bibita<text:line-break/>visum acuit, venerem arcet, capitis dolorem sanat, si te-<text:line-break/>neris ejus foliis capitis </text:span><text:span text:style-name="T6">offa </text:span><text:span text:style-name="T6">contegas; succus rutae cum<text:line-break/>foeniculi succo et melle mixtus et inunctus hebetudinem<text:line-break/>visus tollit; hoc idem praestat et feminis rhamni ex melle<text:line-break/>illitus. Mentha etiam </text:span><text:span text:style-name="T6">facto </text:span><text:span text:style-name="T6">cum polenta cataplasmate<text:line-break/>abscessibus medetur.</text:span></text:p>
      <text:p text:style-name="P7"><text:span text:style-name="T6">[Ad </text:span><text:span text:style-name="T19">sistendum sanguinem.]</text:span><text:span text:style-name="T6"> Beronicern mellis sine<text:line-break/>fumo costi plenam comedendam offerto. Brassicae et oci-<text:line-break/>mi semen utrinsqne grana sex terito 'et ex vino potui<text:line-break/>mulieri dato multi sanguinis profluvio laboranti.</text:span></text:p>
      <text:p text:style-name="P7"><text:span text:style-name="T6">f</text:span><text:span text:style-name="T19">Praesagium de aegrotante.] Teneris</text:span><text:span text:style-name="T6"> salicis foliis<text:line-break/>tritis inungito,. Quod si rofeus reddatur, rivet: sin viridis,<text:line-break/>obibit.</text:span></text:p>
      <text:p text:style-name="P7"><text:span text:style-name="T19">[ Ut quis nequeat uti venereis. ] </text:span><text:span text:style-name="T6">Eruca sacerdotes<text:line-break/>vescuntur, rutaque et vitice. Erucae igitur femen cum<text:line-break/>foenograeco illitum jejuno facit ut arrigi non possit.</text:span></text:p>
      <text:p text:style-name="P8"><text:span text:style-name="T6">fAd </text:span><text:span text:style-name="T19">dolorem </text:span><text:span text:style-name="T19">oculorum.]</text:span><text:span text:style-name="T6"> </text:span><text:span text:style-name="T6">Crocum tritum fermenta-<text:line-break/>tum cum liquore a rosis destillante illinito.</text:span></text:p>
      <text:p text:style-name="P233"><text:span text:style-name="T19">\_De humani capitis dolore.']</text:span><text:span text:style-name="T6"> Si haec signa assuerint,<text:line-break/>oculorum obtenebratio, dolor ipsius capitis, aurium stre-<text:line-break/>pitus, narium obstructio oculique illacrimaverint fumrno<text:line-break/>mane, fed et nonnullis caligant oculi; qulbns itaque<text:line-break/>haec omnia adsunt, hoc modo caput purgato, origano,<text:line-break/>hyssopo, fale nares fricato, nec amplius caput dolebiti<text:line-break/>Sed fi negligens fueris, hi morbi fequentur: visus obtu-<text:line-break/>sus, aurium strepitus, capillorum defluxus et dentium<text:line-break/>dolor, </text:span><text:span text:style-name="T6">e<text:tab/>&gt;<text:tab/></text:span><text:span text:style-name="T6">•<text:tab/></text:span><text:span text:style-name="T6">...</text:span></text:p>
      <text:p text:style-name="P7"><text:span text:style-name="T19">[De pectore humano."\</text:span><text:span text:style-name="T6"> Quum affectus aliquis pectus,<text:line-break/>occupaturus est, primum videtur humiditatem habere in<text:line-break/>sc </text:span><text:span text:style-name="T41">ίρΐο; </text:span><text:span text:style-name="T6">crudos praetere ad costas habet humores, aestua-<text:line-break/>tionem fitimqne, linguam asperam, spuma redundantem,<text:line-break/>singulis horis expuit Potest autem is a prandio evomere<text:line-break/>aut ‘summo mane stomachum purgare, praesumptis tenuibus<text:line-break/>raphani radicibus aut finapi viridi aut eruca aut na-</text:span></text:p>
      <text:p text:style-name="P9"><text:span text:style-name="T6">sturtio ex aqua tepida: </text:span><text:span text:style-name="T6">quum enim </text:span><text:span text:style-name="T6">vomuerit, statim sanus<text:line-break/>evadet; quod si id neglexerit, a spiritus difficultate cor-<text:line-break/>ripietur laterisque doloribus, acutis febribus, omninoque<text:line-break/>scmno. carebit.</text:span></text:p>
      <text:p text:style-name="P7"><text:span text:style-name="T6">. (De </text:span><text:span text:style-name="T19">ventre.]</text:span><text:span text:style-name="T6"> Quotiescunque autem affectus quispiam<text:line-break/>ventri superventurus est, primum in ipso suboriuntur<text:line-break/>tormina doloresque circa ipsum ventriculum, alvi praeter-<text:line-break/>ea adstrictio et excretio, cibi etiam in ipso potusque per-<text:line-break/>turbantur et amari videntur, gravitas in genibus, in lum-<text:line-break/>bis ac renlbus dolor et omnino febricitabit. Igitur qui<text:line-break/>sic se habuerint, purgandi sunt medicamentis sitnplicibns.<text:line-break/>Itaque accipe cnictun tritum et aqua calida dissolutum,<text:line-break/>potui dato. Aut brassicae aut betae succum melle con-<text:line-break/>ditum, pauco adjecto sale,, lu potum dabis et miraberis.<text:line-break/>Quod si id neglexerit, superveniet dyfenteria, tenesmi et<text:line-break/>humerorum dolores.</text:span></text:p>
      <text:p text:style-name="P7"><text:span text:style-name="T6">[Ad </text:span><text:span text:style-name="T19">gravem auditum et aurium</text:span><text:span text:style-name="T6"> fanitus.J Spumam<text:line-break/>nitri in acetum conjice et oleum rosaceum vinumque in-</text:span></text:p>
      <text:p text:style-name="P9"><text:span text:style-name="T6">stillato et his occiput oblinito. </text:span><text:span text:style-name="T6">Aliud. </text:span><text:span text:style-name="T6">Nigri veratri ra-<text:line-break/>dicem in aures imponito et sanus erit: probatum enim esu<text:line-break/>[Ad </text:span><text:span text:style-name="T19">custodiendam vitem. ] </text:span><text:span text:style-name="T6">Decocto centaurii vitis<text:line-break/>palmites conspergito: hoc canes, vulpes caelique volucres<text:line-break/>fugat. .</text:span></text:p>
      <text:p text:style-name="P7"><text:span text:style-name="T6">[ Ad </text:span><text:span text:style-name="T19">strangulatus uteri. ] </text:span><text:span text:style-name="T6">Os quod cervus in corde<text:line-break/>Habet, terito et mulieri potandum dato et ridebis glo-<text:line-break/>riam dei.</text:span></text:p>
      <text:p text:style-name="P7"><text:span text:style-name="T6">£Ad </text:span><text:span text:style-name="T19">lumbricos remedium mirabilesc</text:span><text:span text:style-name="T6"> Nigellam tritam<text:line-break/>cum garo bibendam datui</text:span></text:p>
      <text:p text:style-name="P7"><text:span text:style-name="T6">[Ad </text:span><text:span text:style-name="T19">cognoscendum </text:span><text:span text:style-name="T19">uter, </text:span><text:span text:style-name="T19">masculusne aut sueminn<text:line-break/>sterilis stt.j -</text:span><text:span text:style-name="T6"> Lentem in utriusque urinam feorsim con-<text:line-break/>jice et utrius lens germinabit, ille filios creare potest;<text:line-break/>cujus vero non germinabit, sterilis erit.</text:span></text:p>
      <text:p text:style-name="P7"><text:span text:style-name="T6">[Ad </text:span><text:span text:style-name="T19">rigorem.]</text:span><text:span text:style-name="T6"> Scribe in tribus malis .vel pepolis<text:line-break/>sic, aut ita dicas, sanus, dravus, danonus, danabius, et<text:line-break/>esui dato.</text:span></text:p>
      <text:p text:style-name="P7"><text:span text:style-name="T19">[ Consuetio gari sonchi Martyropolitae-j</text:span><text:span text:style-name="T6"> Recipe</text:span></text:p>
      <text:p text:style-name="P9"><text:span text:style-name="T6">frustuli </text:span><text:span text:style-name="T6">panis </text:span><text:span text:style-name="T41">ηοη </text:span><text:span text:style-name="T6">fermentati, </text:span><text:span text:style-name="T6">non </text:span><text:span text:style-name="T6">conditi, </text:span><text:span text:style-name="T6">putrefacti<text:line-break/></text:span><text:span text:style-name="T6">lib. j,. </text:span><text:span text:style-name="T6">nigellae tziaricam </text:span><text:span text:style-name="T19">j,</text:span><text:span text:style-name="T6"> semicontufae menthae, cala-<text:line-break/>minthae, bunisae aridae, singulorum semilibram; rutae,<text:line-break/>thymbrae silvestris</text:span><text:span text:style-name="T6">, </text:span><text:span text:style-name="T6">foeniculi, singulorum trarnia quadra-<text:line-break/>ginta, anisi tramia triginta, nanachuam trarnia xl, uva-<text:line-break/>rum passarum, pinguium maurarum semilibram, paImula-'<text:line-break/>rum mundatarum tziaricam </text:span><text:span text:style-name="T6">j, </text:span><text:span text:style-name="T6">mellis veri, hilari rnelisii<text:line-break/>semilibram</text:span><text:span text:style-name="T6">, </text:span><text:span text:style-name="T6">sacchari cantii tziaricam j, rosarum siccarum<text:line-break/>aut liquoris ab eis per ignem extracti trarnia c. haec in<text:line-break/>dolio ponenda sunt cum </text:span><text:span text:style-name="T6">aqua </text:span><text:span text:style-name="T6">et per xl dies soli expo-<text:line-break/>nenda; ipsa praeterea dejicienda sunt in linteo mundo<text:line-break/>deligata ligni aloes tramia v, fpicae tramia vij, i caryo-<text:line-break/>phyllorurn tramia ij, croci tramia iij, rnestiches tramia x,<text:line-break/>thuris trarnia x, corticis struthii tramia xv, musci tra-<text:line-break/>mium j, ambrae trarnium j, haec omnia linteolo inclusa<text:line-break/>in dolioli medium succum demittito et per xl dies quo-<text:line-break/>tidie terito et exprimito, suspendens videlicet in dolio<text:line-break/>in medio succo, et post quadragesimum diem aquam succo</text:span></text:p>
      <text:p text:style-name="P9"><text:span text:style-name="T6">supernatantem projice in </text:span><text:span text:style-name="T6">aliud vas et </text:span><text:span text:style-name="T6">succo aquam alte-<text:line-break/>ram </text:span><text:span text:style-name="T6">impone atque utraque </text:span><text:span text:style-name="T6">illa </text:span><text:span text:style-name="T6">iterum </text:span><text:span text:style-name="T6">soli </text:span><text:span text:style-name="T6">expone;<text:line-break/>postquam autem totum jus </text:span><text:span text:style-name="T6">coactum </text:span><text:span text:style-name="T6">fuerit, imponito in<text:line-break/>altero vase, in cacaboque nitido, aut olla decoquito ad<text:line-break/>tertias maturisque cotoneis impleto, neque ex medio garo<text:line-break/>Unquam linteolum eximas, </text:span><text:span text:style-name="T6">sic </text:span><text:span text:style-name="T6">enim optimum garum ha-<text:line-break/>beas et omnibus hominibus utile.</text:span></text:p>
      <text:p text:style-name="P7"><text:span text:style-name="T6">,[Ad </text:span><text:span text:style-name="T19">capitis dolorem </text:span><text:span text:style-name="T19">Barlamae </text:span><text:span text:style-name="T19">.monachi.</text:span><text:span text:style-name="T6"> J Recipe<text:line-break/>fabaceae farinae pugillum, </text:span><text:span text:style-name="T6">mastiches </text:span><text:span text:style-name="T6">parum cum modico<text:line-break/>etiam cumino; </text:span><text:span text:style-name="T6">haec </text:span><text:span text:style-name="T6">in unum miscenda fiunt indeqtie<text:line-break/>cum succo malorum cotoneorum emplastrum, faciendum<text:line-break/>est, quod membranae illitum fronti apponendum esu</text:span></text:p>
      <text:p text:style-name="P7"><text:span text:style-name="T6">[Ad </text:span><text:span text:style-name="T19">dysuriam.']</text:span><text:span text:style-name="T6"> Optimum unguentum injice in uri-<text:line-break/>narium meatum et statim minget; aut mel cum canabi .<text:line-break/>silvestri in unum mixtum perinaeo impone: aut muscum<text:line-break/>impone urinario meatui.-</text:span></text:p>
      <text:p text:style-name="P7"><text:span text:style-name="T19">[ Ad sanguinem e naribus prostuentem.j •</text:span><text:span text:style-name="T6"> Canabis so-<text:line-break/>lia arida et trita in narem insufflato. Aut lineum pan-<text:line-break/>num ustum et ex acri </text:span><text:span text:style-name="T6">aceto </text:span><text:span text:style-name="T6">tritum in nares insufflato.</text:span></text:p>
      <text:p text:style-name="P234"><text:span text:style-name="T6">[ Ad muliebres </text:span><text:span text:style-name="T19">uteros.</text:span><text:span text:style-name="T6"> ] Obfonium ex jusculo et ve-~<text:line-break/>rurn amanetarium et cardid ustum ex vino veteri biben-<text:line-break/>dum dato.<text:tab/>-</text:span></text:p>
      <text:p text:style-name="P7"><text:span text:style-name="T19">[ Ut fructus arbor non amittatsif</text:span><text:span text:style-name="T6"> Lilii radicem<text:line-break/></text:span><text:span text:style-name="T6">• </text:span><text:span text:style-name="T6">arbori suspendito fructusque flebilis manebit nec de- </text:span><text:span text:style-name="T6">-<text:line-break/></text:span><text:span text:style-name="T6">cideti</text:span></text:p>
      <text:p text:style-name="P7"><text:span text:style-name="T6">[Ad vulnus </text:span><text:span text:style-name="T19">dulce. ] </text:span><text:span text:style-name="T6">Cor cum pelle et cornu cervi<text:line-break/>comburito et ex, oleo illinito.</text:span></text:p>
      <text:p text:style-name="P7"><text:span text:style-name="T6">[Ad siomachum.J Rutam et thymbram cum ovo et<text:line-break/>cuminum et menthae radices potui datu.</text:span></text:p>
      <text:p text:style-name="P7"><text:span text:style-name="T6">[Ad </text:span><text:span text:style-name="T19">impetigines.</text:span><text:span text:style-name="T6"> Piper ex muliebri lacte terito et<text:line-break/>illinito, curabitur etenim.</text:span></text:p>
      <text:p text:style-name="P7"><text:span text:style-name="T6">[Ad </text:span><text:span text:style-name="T19">dolores</text:span><text:span text:style-name="T6"> dentium.] Oxi putamina, sepiae te-<text:line-break/>starn et'oleum simul misceto et ad tertias decocta tepida<text:line-break/>dolenti loco apponito.</text:span></text:p>
      <text:p text:style-name="P7"><text:span text:style-name="T6">[Ad lumbricos.] Cornu cerni ramenta ex vino </text:span><text:span text:style-name="T19">ve-<text:line-break/>teri a</text:span><text:span text:style-name="T6"> balneo potui dato.</text:span></text:p>
      <text:p text:style-name="P8"><text:span text:style-name="T6">[Ad urinae </text:span><text:span text:style-name="T19">difficultatem. ] </text:span><text:span text:style-name="T6">Coriandrum mentham-<text:line-break/>que ex aqua et melle ad tertias decoque et bibenda dato.</text:span></text:p>
      <text:p text:style-name="P7"><text:span text:style-name="T6">[Ad </text:span><text:span text:style-name="T19">vulnus ' dulce,</text:span><text:span text:style-name="T6"> J Suillum stercus cum oleo et<text:line-break/>aceto acri misceto et locum panno fetaceo excoriatum<text:line-break/>prius illinito;</text:span></text:p>
      <text:p text:style-name="P11"><text:span text:style-name="T19">* </text:span><text:span text:style-name="T19">£Ad laterum dolores.]</text:span><text:span text:style-name="T6"> Paliuri radicem donec tertia<text:line-break/>pars remaneat ex vino coctam a balneo bibendam dato.</text:span></text:p>
      <text:p text:style-name="P7"><text:span text:style-name="T6">[Ad </text:span><text:span text:style-name="T19">jecur et stomachum.sp</text:span><text:span text:style-name="T6"> Aloes et spicae' nirius-<text:line-break/>que miliarium unum ex vino potandum exhibeto a bal-<text:line-break/>neo et curabis.</text:span></text:p>
      <text:p text:style-name="P7"><text:span text:style-name="T19">[Ad famnum conciliandum.</text:span><text:span text:style-name="T6">Luto facto ex stercore<text:line-break/>caprae et trisagine faciem illine.</text:span></text:p>
      <text:p text:style-name="P7"><text:span text:style-name="T6">[Ad tussim.] Semen raphani foeniculique ex melle<text:line-break/>potui dato.</text:span></text:p>
      <text:p text:style-name="P7"><text:span text:style-name="T6">[Ad </text:span><text:span text:style-name="T19">cordis dolorem.J</text:span><text:span text:style-name="T6"> Rutam, lini femen et foeni-<text:line-break/>culi cordi imponito.</text:span></text:p>
      <text:p text:style-name="P7"><text:span text:style-name="T6">[Ad </text:span><text:span text:style-name="T19">lumbricos.j</text:span><text:span text:style-name="T6"> Lupinos, baccas lauri et fel tauri<text:line-break/>simul mixta umbilico imponito. .</text:span></text:p>
      <text:p text:style-name="P8"><text:span text:style-name="T19">f_Ad haemorrhoidas.']</text:span><text:span text:style-name="T6"> Testudinis testam suffito.</text:span></text:p>
      <text:p text:style-name="P7"><text:span text:style-name="T6">[Ad </text:span><text:span text:style-name="T19">exustionem.</text:span><text:span text:style-name="T6"> </text:span><text:span text:style-name="T6">Vitellos ovorum tostos in farta-<text:line-break/>gine lu modum emplastri impone.</text:span></text:p>
      <text:p text:style-name="P7"><text:span text:style-name="T19">[ Ad pruritum. ] </text:span><text:span text:style-name="T6">Gero </text:span><text:span text:style-name="T6">et </text:span><text:span text:style-name="T6">sulsure ignem non experto<text:line-break/>et oleo illinito et miraberis.</text:span></text:p>
      <text:p text:style-name="P7"><text:span text:style-name="T6">[Ad </text:span><text:span text:style-name="T19">morbum</text:span><text:span text:style-name="T6"> regium.] Chrysolachani semen, mel<text:line-break/>et crocum confundito et lectulo cubantem illinito, bene<text:line-break/>faciet.</text:span></text:p>
      <text:p text:style-name="P7"><text:span text:style-name="T6">[Ad </text:span><text:span text:style-name="T19">vermes. ] </text:span><text:span text:style-name="T6">Chamaeleontis radicem tritam adje-<text:line-break/>ctis summitatibus urticae tritis imponito.</text:span></text:p>
      <text:p text:style-name="P235"><text:span text:style-name="T19">[Ad tustim.j</text:span><text:span text:style-name="T6"> Foeniculi radices tritas da per novem’<text:line-break/>dies jejuno bibendas et mirabere.<text:tab/></text:span><text:span text:style-name="T6">,</text:span></text:p>
      <text:p text:style-name="P7"><text:span text:style-name="T6">[Ad comam.] Malvam et salviae radicem diligenter<text:line-break/>tritas cum vino optimo in vas conjice, post ablutionem<text:line-break/>comam illinito.</text:span></text:p>
      <text:p text:style-name="P7"><text:span text:style-name="T19">[Ad aurium dolores,]</text:span><text:span text:style-name="T6"> Rubi expressus succus, tepe-<text:line-break/>factus, in aurem instillatus dolorem sedat.</text:span></text:p>
      <text:p text:style-name="P7"><text:span text:style-name="T19">[Ad regium morbum.]</text:span><text:span text:style-name="T6"> Recipe chrysolachani triti</text:span></text:p>
      <text:p text:style-name="P8"><text:span text:style-name="T6">cochlearium j, mellis cochlearium j, da jejuno calidum ex<text:line-break/>vino.</text:span></text:p>
      <text:p text:style-name="P236"><text:span text:style-name="T6">[Aliud </text:span><text:span text:style-name="T19">admodum bonnm.J</text:span><text:span text:style-name="T6"> Tenuem venam auriculae<text:line-break/>dextrae decumbentis fucato et sanguine effluente, effectum<text:line-break/>mrrabere; quod si lien male habeat, idem facito in sini-<text:line-break/>stra aure.<text:tab/>'</text:span></text:p>
      <text:p text:style-name="P7"><text:span text:style-name="T6">[Ad </text:span><text:span text:style-name="T19">hepaticos, lienosus et stomachicos remedium<text:line-break/>quod non sallit. ] </text:span><text:span text:style-name="T6">Viticis grana in potum et in cibum<text:line-break/>dentur cum vino mane et vesperi. </text:span><text:span text:style-name="T19">Aliud.</text:span><text:span text:style-name="T6"> Apii et petro-<text:line-break/>selini' macedonini semen et cicer et viticis grana omnia<text:line-break/>trita ex vino calido dentur bibenda,</text:span></text:p>
      <text:p text:style-name="P7"><text:span text:style-name="T19">[Remedium ad renum vitia.]</text:span><text:span text:style-name="T6"> Erucae semen, nastur-<text:line-break/>tii semen,, raphani semen trita simul in unum misce et<text:line-break/>cum melle Attico exhibe drach. </text:span><text:span text:style-name="T19">j ex</text:span><text:span text:style-name="T6"> vino veteri.</text:span></text:p>
      <text:p text:style-name="P7"><text:span text:style-name="T19">[ Bastlii icti</text:span><text:span text:style-name="T6"> melitinoti </text:span><text:span text:style-name="T19">victus ratio ad notarium Re-<text:line-break/>gis-' Grammaticum. Confectio </text:span><text:span text:style-name="T19">vini </text:span><text:span text:style-name="T19">perspicui et coccini. ]<text:line-break/></text:span><text:span text:style-name="T6">Dolium quod viginti mensuras capiat vino reple et ex<text:line-break/>eo exime mensuras duas et in ollam lapideam injice et</text:span></text:p>
      <text:p text:style-name="P9"><text:span text:style-name="T6">adde seminum foeniculi, apii, utriusque miliaria centum,<text:line-break/>anisi miliaria 1, postea vero oportet ut </text:span><text:span text:style-name="T6">ferveat </text:span><text:span text:style-name="T6">bene, deinde<text:line-break/>ut coletur </text:span><text:span text:style-name="T6">et </text:span><text:span text:style-name="T6">quum sextarium fuerit, in dolium infunde,<text:line-break/>deinde accipe tripfidii miliaria e, caryophillorum milia-<text:line-break/>ria v, eroci miliarium j, mastiches miliaria iij, cyperi, mi-<text:line-break/>liaria v, ligni aloes miliaria </text:span><text:span text:style-name="T6">v, </text:span><text:span text:style-name="T6">trita omnia simul et creta<text:line-break/>impone in lineum, linteolum </text:span><text:span text:style-name="T6">et </text:span><text:span text:style-name="T6">in medio dolio collocato<text:line-break/>et utere.</text:span></text:p>
      <text:p text:style-name="P7"><text:span text:style-name="T19">[Ejusdem ad roborandum ventriculum pituita refer-<text:line-break/>tum et capiti dolarem afferente.]</text:span><text:span text:style-name="T6"> Oportet ut mellis ro-<text:line-break/>sacei quotidie accipias miliaria xx, seminiis apii milia-<text:line-break/>rium, anisi seminis miliarium sumis et usque ad meridiem<text:line-break/>a cibo te contineas, deinde comedas, nam sic te facere<text:line-break/>instituimus, quia rosa stomachum roborat, rnestiche cale-<text:line-break/>facit, foeniculum et apium si in jecore aut liene repere-<text:line-break/>rint copiam atrorum humorum, detrahunt ac per lotium<text:line-break/>vacuant absque ulla molestia, anisum, quia e ventre fla-<text:line-break/>tus propellit atque stomachum firmat et propterea jussi-</text:span></text:p>
      <text:p text:style-name="P9"><text:span text:style-name="T6">mus ut a cibo ad meridiem se contineat, ne morbus quis-<text:line-break/>piarn alius appareat et ut herbarum vis in ventriculo per-<text:line-break/>maneat: postquam autem decem pertransierint dies, eun-<text:line-break/>dem ordinem servato assidue cum rosaceo sacchara, ut ro-<text:line-break/>bur'stomacho addatur et fine dolore vivas. Sed et ali-<text:line-break/>menti' rationem in lnmc definivimus modum.</text:span></text:p>
      <text:p text:style-name="P7"><text:span text:style-name="T6">[.Ratio </text:span><text:span text:style-name="T19">victus in cibo et jejunioij</text:span><text:span text:style-name="T6"> Primo die amy-<text:line-break/>gdala amara decem comedas cum pane et vino quantum<text:line-break/>sit satis, . oportet. Secundo vero die comede mel cum<text:line-break/>pane et vino quantum satis est. Tertio die agni aniculi<text:line-break/>carnem comedito ejusque scapulam elixam igne torreto,,<text:line-break/>cum biscocto pane et vino quod satis sit edito. Quarto<text:line-break/>die</text:span><text:span text:style-name="T26">:</text:span><text:span text:style-name="T6"> oryzam soli aquae incoctam apposito melle comede<text:line-break/>cum pane et vino quantum sit satis. Quinto die -grana<text:line-break/>mali punici, amygdala, allium cum dauco, ficis aridis<text:line-break/>et passis uvis melleque coquito et cum pane et vino<text:line-break/>quantum sufficiat comede. Sexto.die eodem modo anlou-</text:span></text:p>
      <text:p text:style-name="P9"><text:span text:style-name="T6">lam carnem </text:span><text:span text:style-name="T6">in </text:span><text:span text:style-name="T6">sartagine </text:span><text:span text:style-name="T6">cum dauco coque et </text:span><text:span text:style-name="T6">cum </text:span><text:span text:style-name="T6">pane<text:line-break/></text:span><text:span text:style-name="T6">comede vin.oque quantum satia </text:span><text:span text:style-name="T6">sit, ut </text:span><text:span text:style-name="T6">videlicet puniri<text:line-break/>mali .facultas reprimatur, </text:span><text:span text:style-name="T6">quae </text:span><text:span text:style-name="T6">frigida est et propterea<text:line-break/>institutum est, ut administraretur malum punicum, ut ea<text:line-break/>refrigerarentur quae prioribus quinque diebus funt assum-<text:line-break/></text:span><text:span text:style-name="T6">pta </text:span><text:span text:style-name="T6">: erant enim revera calida. Die Ieptimo carnem mi-<text:line-break/>nutim concisam cum ciceribus et condimentis coque et<text:line-break/>quantum videatur satis comede. Octavo die carnem cum<text:line-break/>aceto, caricis, amygdalis, nucibus fyriacis, croco, dauco,<text:line-break/>uva passa, cum aliis carnibus concisis coquito ex melle<text:line-break/>sufficienti quantitate et comedito cum ea vini portione<text:line-break/>quae sit satis. Sed decimo die in esu carnium et jejunio<text:line-break/>ea sit ratio, ut mali punici grana quemadmodum et prae-<text:line-break/>dicta decoquas et edas cum vino quae sint tibi fatis.<text:line-break/>Haec fit nictus ratio quantum ad sumendos cibos pertinet<text:line-break/>In hora coenae utere mentha ex melle, ut cibos conco-<text:line-break/>quas, ne multa in ventriculo gignatur pituita. Eum au-<text:line-break/>tem sanus degis, ne citra affectum venam sedes. At quum<text:line-break/>morbus aliquis caput invadit, venam secato cephalicam et</text:span></text:p>
      <text:p text:style-name="P9"><text:span text:style-name="T6">detrahes </text:span><text:span text:style-name="T6">sanguinem ad miliaria </text:span><text:span text:style-name="T6">decem, </text:span><text:span text:style-name="T6">quod sane bis </text:span><text:span text:style-name="T6">fe-<text:line-break/>ceris, </text:span><text:span text:style-name="T6">mense videlicet </text:span><text:span text:style-name="T6">Aprili et Septembri, atque per tres<text:line-break/>dies antea </text:span><text:span text:style-name="T6">et per </text:span><text:span text:style-name="T6">tres postea abstinentiam institue au-<text:line-break/>xiliurnque assumito bis praedictis mensibus. Utere prae-<text:line-break/>terea propter fomnum capitibus papaveris et a venere te<text:line-break/>contineto, nisi forte semel in hebdomada; si ita valueris,<text:line-break/>et post mediam noctem. Julio autem mense et Augusto<text:line-break/>per duos dies ciendus est vomitus, et utrumque, quia<text:line-break/>unico die non videtur stomachus posse purgari: quum<text:line-break/>vero vomueris, cave ne ante neve post aquam bibas.<text:line-break/>Quum etiam vomis, oculos vela et deliga, stansque ex<text:line-break/>loco edito aut fuper flumen vomitu, si vomitu si sitias,<text:line-break/>sitim tolera et jejuna. Oportet autem a mense Aprili<text:line-break/>usque ad Novembrem universum balneo utaris; mensibus<text:line-break/>autem quibus id vetatur, a balneo abstineto; quod si la-<text:line-break/>vari volueris, id in hebdomada semel fiat, semper vero<text:line-break/>jejunus lavator. Sed si filias, temperatam aquam bibito,<text:line-break/>atque postquam exieris/ caput oleo vel lacte muliebri</text:span></text:p>
      <text:p text:style-name="P9"><text:span text:style-name="T6">quae foemellam, pepererit, </text:span><text:span text:style-name="T6">pedes vero per noctem </text:span><text:span text:style-name="T6">aqua<text:line-break/>calefacta cum furfuribus ablue.</text:span></text:p>
      <text:p text:style-name="P7"><text:span text:style-name="T6">[Ad. capitis dolorem.) </text:span><text:span text:style-name="T6">Recipe amygdalarum </text:span><text:span text:style-name="T6">lib. iij,<text:line-break/>seminis cucurbitae lib. j, </text:span><text:span text:style-name="T19">et </text:span><text:span text:style-name="T19">oleo </text:span><text:span text:style-name="T19">ex</text:span><text:span text:style-name="T6"> utrisque expresso<text:line-break/>inunge capitis verticem, nares, manus et pedes.</text:span></text:p>
      <text:p text:style-name="P7"><text:span text:style-name="T6">[Ad </text:span><text:span text:style-name="T19">vini; noxam remedium.]</text:span><text:span text:style-name="T6"> Recipe cotonea mala<text:line-break/>matura dulcia et mundata et </text:span><text:span text:style-name="T6">succum </text:span><text:span text:style-name="T6">ex ipsis expressum<text:line-break/>viho inde.</text:span></text:p>
      <text:p text:style-name="P7"><text:span text:style-name="T19">[Inunctio experta ad artuum dolores et Intertrimenta<text:line-break/>manuum pedumque et corruptiones, adustiones hiemis et<text:line-break/></text:span><text:span text:style-name="T6">venti </text:span><text:span text:style-name="T19">manus pedesque laedentis,, qui lingua Saracenica<text:line-break/>didtur Tlen. Confectio su habet in hunc modum.</text:span><text:span text:style-name="T6"> Re-<text:line-break/>cipe anserini adipis partes ij, medullam cervi juvenis et<text:line-break/>martasancem raparum et mel coctum fine fumo et perco-<text:line-break/>laturn, eaque in lapideam sartaginem imposita fervefacito,<text:line-break/>quoad praedicta pinguia liquescant, quibus adhuc calidis<text:line-break/>martasancem injice, et ubi prorsus refrixerint, mel addito '<text:line-break/>et perinde ac malagmata subigito-,, </text:span><text:span text:style-name="T6">ad </text:span><text:span text:style-name="T6">ignemque aut in</text:span></text:p>
      <text:p text:style-name="P9"><text:span text:style-name="T6">furno </text:span><text:span text:style-name="T6">inungito </text:span><text:span text:style-name="T6">et </text:span><text:span text:style-name="T6">bene perfricato; inungito autem donec<text:line-break/></text:span><text:span text:style-name="T6">dolor abierit.</text:span></text:p>
      <text:p text:style-name="P7"><text:span text:style-name="T6">. ,[Ad </text:span><text:span text:style-name="T19">aegilopas i. e. ststulas angulorum</text:span><text:span text:style-name="T6"> oculi.] Fel,<text:line-break/>bovis et </text:span><text:span text:style-name="T6">picem </text:span><text:span text:style-name="T6">liquidanf cum </text:span><text:span text:style-name="T6">aceto </text:span><text:span text:style-name="T6">in unum misceto, fac<text:line-break/>emplastrum et imponito. Aut folia rutae cum chorygio<text:line-break/></text:span><text:span text:style-name="T6">in </text:span><text:span text:style-name="T6">foramina imponito.</text:span></text:p>
      <text:p text:style-name="P7"><text:span text:style-name="T6">(Ad </text:span><text:span text:style-name="T19">vulnera </text:span><text:span text:style-name="T19">incurabilia.']</text:span><text:span text:style-name="T6"> Ariorepanii radicem in<text:line-break/>vinum dulce imponito et bibendum dato aegrotanti.</text:span></text:p>
      <text:p text:style-name="P7"><text:span text:style-name="T6">[ </text:span><text:span text:style-name="T6">Ad </text:span><text:span text:style-name="T19">pulmonum </text:span><text:span text:style-name="T19">inflammationes. </text:span><text:span text:style-name="T19">] </text:span><text:span text:style-name="T6">Terito xv grana<text:line-break/>piperis, totidemque </text:span><text:span text:style-name="T6">micas </text:span><text:span text:style-name="T6">salis </text:span><text:span text:style-name="T6">et </text:span><text:span text:style-name="T6">teapben addito, simulque<text:line-break/>cum fimo gallinaceo flavo ex oleo illinito. Aut dauci fe-<text:line-break/>men et nigellam et porrum omnia trita in potum dato.</text:span></text:p>
      <text:p text:style-name="P7"><text:span text:style-name="T6">[Ad </text:span><text:span text:style-name="T19">talpas.]</text:span><text:span text:style-name="T6"> Recipe trisaginern </text:span><text:span text:style-name="T19">et</text:span><text:span text:style-name="T6"> hordeaceam fari-,<text:line-break/>nam et haec cum melle fermentata illine et cataplasma<text:line-break/>impone.</text:span></text:p>
      <text:p text:style-name="P7"><text:span text:style-name="T6">[Ad dolorem </text:span><text:span text:style-name="T19">ventris et stomachi.']</text:span><text:span text:style-name="T6"> Conjice thus in<text:line-break/>cacabum cum vino antiquo, idque decoquito donec tertia<text:line-break/>pars reliqua sit, quod bibendum in balneo dato. Aut oleum<text:line-break/>et vinum eodem modo coquito et in balneo propinato.</text:span></text:p>
      <text:p text:style-name="P8"><text:span text:style-name="T6">f </text:span><text:span text:style-name="T6">Ad siomachieos.] Cuminum </text:span><text:span text:style-name="T6">et cinnamomum con-<text:line-break/>terito et myrrharn, </text:span><text:span text:style-name="T6">mastichen et </text:span><text:span text:style-name="T6">blyscunae modicum adji-<text:line-break/>cito, </text:span><text:span text:style-name="T6">deinde </text:span><text:span text:style-name="T6">cocta et </text:span><text:span text:style-name="T6">mixta </text:span><text:span text:style-name="T6">potui offerto. Aut menthae<text:line-break/>ramulos tres et grana punici mali et palmulas propinato.</text:span></text:p>
      <text:p text:style-name="P7"><text:span text:style-name="T6">[Ad </text:span><text:span text:style-name="T19">debilitatem </text:span><text:span text:style-name="T19">genuum.] </text:span><text:span text:style-name="T19">Lini semen et</text:span><text:span text:style-name="T6"> mel in<text:line-break/>aqua fervefacito ef cordi </text:span><text:span text:style-name="T6">cataplasma </text:span><text:span text:style-name="T6">imponito.</text:span></text:p>
      <text:p text:style-name="P7"><text:span text:style-name="T19">[ Ad dolorem litteris.]</text:span><text:span text:style-name="T6"> Ex cumino, triticea farina<text:line-break/>et vino veteri cataplasma facito et cordi superdato.</text:span></text:p>
      <text:p text:style-name="P7"><text:span text:style-name="T6">[Ad </text:span><text:span text:style-name="T19">lienosus.] Brassicae</text:span><text:span text:style-name="T6"> folia, ammoniacurn, aere<text:line-break/>acetum misceto, conterito et locum per triduum obli-<text:line-break/>nito. Aut platani folia aquae incoquito, quoad tertia pars<text:line-break/>superfit, et potui dato. Aut brassicae folia igne torreto et<text:line-break/>trita ex igne propinato.</text:span></text:p>
      <text:p text:style-name="P7"><text:span text:style-name="T6">[Ad prosiuvium fanguinis </text:span><text:span text:style-name="T19">muliebre.]</text:span><text:span text:style-name="T6"> Taurini cornu<text:line-break/>ramenta ex aqua pota sanguinis profluvium sanant. Aut<text:line-break/>lulacem et brassicae femina et scammoniam in unum mi-<text:line-break/>sceto et potanda exhibeto.</text:span></text:p>
      <text:p text:style-name="P7"><text:span text:style-name="T6">[Ad </text:span><text:span text:style-name="T19">stomachi comprejsionem.^</text:span><text:span text:style-name="T6"> Recipe gallas tritas</text:span></text:p>
      <text:p text:style-name="P9"><text:span text:style-name="T6">et rhoi </text:span><text:span text:style-name="T6">flores aut malicoria et usque </text:span><text:span text:style-name="T6">ad tertiam partem<text:line-break/></text:span><text:span text:style-name="T6">decocta potui dato. Aut foenigraeci melli incocti </text:span><text:span text:style-name="T6">jus<text:line-break/>potui dato.</text:span></text:p>
      <text:p text:style-name="P7"><text:span text:style-name="T19">[Ad coeliacos </text:span><text:span text:style-name="T19">i. </text:span><text:span text:style-name="T19">ei ventriculosus.']</text:span><text:span text:style-name="T6"> Nesturtii semen<text:line-break/>in novam ollam 'conjice </text:span><text:span text:style-name="T6">et </text:span><text:span text:style-name="T6">decoque, deinde ovum separa-<text:line-break/>tim elixa et ejus putamen detrahito et ipsum diligenter<text:line-break/>conterito et nesturtii semini elixo adjicito et una ferve-<text:line-break/>facito atque, si velit aegrolans, edito; si id non possit,<text:line-break/>aquam potato. Aut. taurinos renes frictos potui dato. Aut<text:line-break/>veterem caseum acri aceto incoctum jejuno esui dato.</text:span></text:p>
      <text:p text:style-name="P7"><text:span text:style-name="T6">[Ad urinae </text:span><text:span text:style-name="T19">difficultatem. ] </text:span><text:span text:style-name="T6">Pagurum fluviatilem<text:line-break/>conterito et panniculo expressum potui exhibeto. Aut foe-<text:line-break/>niculi radices ad tertiam partem decoctas laboranti propinatoA</text:span></text:p>
      <text:p text:style-name="P7"><text:span text:style-name="T6">[Ad </text:span><text:span text:style-name="T19">exterius prominentes ani</text:span><text:span text:style-name="T6"> tumores.] Vivam cali-<text:line-break/>cem et recens arsenicum in unum mixta imponito.</text:span></text:p>
      <text:p text:style-name="P7"><text:span text:style-name="T6">[Ad artuum dolores.] Quinquenerviurn et scorpi-<text:line-break/>dium et acetum modicum misceto et locum oblinito- Aut<text:line-break/>sinapi et earicas in unum conterito et in balneo superdato.</text:span></text:p>
      <text:p text:style-name="P237"><text:span text:style-name="T19">[Ad </text:span><text:span text:style-name="T19">dolorem</text:span><text:span text:style-name="T6"> </text:span><text:span text:style-name="T6">genuum.] ' Malvam, </text:span><text:span text:style-name="T6">hordei </text:span><text:span text:style-name="T6">farinam,<text:line-break/>lini semen una contere et in-sartagine cum oleo fricta<text:line-break/>loco impone.<text:tab/></text:span><text:span text:style-name="T6">; </text:span><text:span text:style-name="T6">.. </text:span><text:span text:style-name="T6">i. -:!</text:span></text:p>
      <text:p text:style-name="P11"><text:span text:style-name="T6">u -. </text:span><text:span text:style-name="T6">[Ad </text:span><text:span text:style-name="T19">offa fracta. J</text:span><text:span text:style-name="T6"> Recipe picem, thuris pulverem,<text:line-break/>palmulas, malvae florem, ovi album, mixta imponito et<text:line-break/>stup/superaddita, calamis ac fascia deligato, sanabitur.</text:span></text:p>
      <text:p text:style-name="P238"><text:span text:style-name="T6">[Ad </text:span><text:span text:style-name="T19">quartanam</text:span><text:span text:style-name="T6"> aliud.] Vinum vetus trisaginem in-<text:line-break/>coctam hhbens ter potui </text:span><text:span text:style-name="T6">dato-<text:tab/></text:span><text:span text:style-name="T6">f</text:span></text:p>
      <text:p text:style-name="P7"><text:span text:style-name="T6">[Ad </text:span><text:span text:style-name="T19">morsum suorpHr\</text:span><text:span text:style-name="T6"> Testam igne candentem im-<text:line-break/>pone. Aut alam ex melle potui , dato. Aut humum re-<text:line-break/>spiciens, quem lapidem premebas ,' eum; imponito. </text:span><text:span text:style-name="T6">• lu</text:span></text:p>
      <text:p text:style-name="P7"><text:span text:style-name="T6">[Ad </text:span><text:span text:style-name="T19">venestcia et praesagia.] </text:span><text:span text:style-name="T6">Caridion et latum cu-<text:line-break/>minurn et zociiij. radicem ad tertiam partem decoque et<text:line-break/>ex vino vetere potui da. Gestet et glauorum ossa; haec<text:line-break/>enim suffita daemonas abigunt.</text:span></text:p>
      <text:p text:style-name="P7"><text:span text:style-name="T6">[ Ut </text:span><text:span text:style-name="T19">mulier concipiat.] Leporis uterum</text:span><text:span text:style-name="T6"> frige tri-<text:line-break/>tumque assidue propina; habeat autem et leporis sangui-</text:span></text:p>
      <text:p text:style-name="P239"><text:span text:style-name="T6">nem.. • Aut vulpis stercus cnrn sevo bubulo misce et mu-<text:line-break/>liebris virique genitalia inunge.<text:tab/></text:span><text:span text:style-name="T6">.</text:span></text:p>
      <text:p text:style-name="P7"><text:span text:style-name="T6">{Ad </text:span><text:span text:style-name="T19">foetum in utero moriuuni.] .Muliebre</text:span><text:span text:style-name="T6"> lac cum<text:line-break/>melle et radicibus amaranthi potui, dato et exibit.</text:span></text:p>
      <text:p text:style-name="P7"><text:span text:style-name="T6">f </text:span><text:span text:style-name="T19">Ut lac abundet,</text:span><text:span text:style-name="T6"> j FoenicuIum et anethum cum<text:line-break/>melle et vino decoque et quctidie mammas obline; lacte<text:line-break/>mulier affluet.</text:span></text:p>
      <text:p text:style-name="P11"><text:span text:style-name="T19">~'ri</text:span><text:span text:style-name="T6"> </text:span><text:span text:style-name="T6">[Ad uteros.J Gallinam jugulato et. festucam lineo<text:line-break/>panniculo involutam intra avem condito atque ita elixam<text:line-break/>et jus potui dato;, suito vero anis oculos et manetarem<text:line-break/>verum et caridion ure </text:span><text:span text:style-name="T19">ei</text:span><text:span text:style-name="T6"> propina.</text:span></text:p>
      <text:p text:style-name="P7"><text:span text:style-name="T6">[ De </text:span><text:span text:style-name="T19">involuntario mictuJJ</text:span><text:span text:style-name="T6"> Gallinae gulam gutturi an-<text:line-break/>nexam conterito et urito ac iterum diligenter terito et<text:line-break/>ex vino vetere potui dato.</text:span></text:p>
      <text:p text:style-name="P7"><text:span text:style-name="T6">[Ad </text:span><text:span text:style-name="T19">roborandum penem.J</text:span><text:span text:style-name="T6"> Rapi semen tritum melli<text:line-break/>admisceto et panniculo attrito illitum peni circundato.</text:span></text:p>
      <text:p text:style-name="P240"><text:span text:style-name="T41">„ </text:span><text:span text:style-name="T6">.<text:tab/>•<text:tab/></text:span><text:span text:style-name="T6">• </text:span><text:span text:style-name="T6">•<text:tab/></text:span><text:span text:style-name="T6">. '<text:tab/>'.t </text:span><text:span text:style-name="T6">Ililu</text:span></text:p>
      <text:p text:style-name="P7"><text:span text:style-name="T6">[Ad </text:span><text:span text:style-name="T19">-scabiem </text:span><text:span text:style-name="T19">unguium, </text:span><text:span text:style-name="T19">J</text:span><text:span text:style-name="T6"> Sinapi menthamque ex<text:line-break/>aceto coctam imponito.</text:span></text:p>
      <text:p text:style-name="P241"><text:span text:style-name="T6">[Ad intertrigines. ]<text:tab/>Muscum, marinum aquae' mari-</text:span></text:p>
      <text:p text:style-name="P11"><text:span text:style-name="T6">nae incoquito et expresso humore imponito.</text:span></text:p>
      <text:p text:style-name="P242"><text:span text:style-name="T6">(Ad podagram.] Accipe myrrharn mur vocatam,<text:line-break/>herbamque pulicarem aut pyzuroatum niystri mensura, ex<text:line-break/>aceto, pedes illinito. ,<text:tab/><text:tab/></text:span></text:p>
      <text:p text:style-name="P7"><text:span text:style-name="T6">• [ Ad roborandum </text:span><text:span text:style-name="T19">stomachum. ] </text:span><text:span text:style-name="T6">Accipe lignum aloes,<text:line-break/>acorum, cyperum ; masticbem</text:span><text:span text:style-name="T6">, </text:span><text:span text:style-name="T6">thus, nigellam, foeniculnm<text:line-break/>et fpantos, valde conterito et lu unum corpus redigito- et<text:line-break/>ex succo punici mali et melle super carbones cocto,, potui<text:line-break/>jejuno offeras., ,</text:span></text:p>
      <text:p text:style-name="P7"><text:span text:style-name="T6">[Ad jputilm.] Rosaceum . zupha aut hyssopi, quod<text:line-break/>ad tussim facit'et angustiam et dolorem pectoris; compo-<text:line-break/>sitio haec est. Recipe manusiaconrrn drach. </text:span><text:span text:style-name="T19">ij, .</text:span><text:span text:style-name="T6"> unapia<text:line-break/>vel , zinzipha xx, zepistania vel myxia' xx, ficos aspr.:<text:line-break/>dulces xv, aut duleem radicem semitritam mensura drach. j,<text:line-break/>chaschasis contusi vel papaveris capitulorum drach. </text:span><text:span text:style-name="T19">v.</text:span></text:p>
      <text:p text:style-name="P9"><text:span text:style-name="T6">paresaufa vel polytrichi drach. ij, anesuen' vel dul-<text:line-break/>cis anisi drach. iij ,:; . toiiije caraus vel .- apii suminis<text:line-break/>drach. </text:span><text:span text:style-name="T6">ij, </text:span><text:span text:style-name="T6">uvas passas, </text:span><text:span text:style-name="T6">grana bona </text:span><text:span text:style-name="T6">logarices S. zu-s<text:line-break/>pha vel hyssopi drach. iij, rhazani vel feminis foeniculi<text:line-break/>drach. ij, uvas passas granaque mixta lavato'.et emoscha-<text:line-break/>sum ex aqua refrigera per diem unum et .siimmo mane;<text:line-break/>et elixatum cum'praedicto videlicet logaricyon unc. iv.et<text:line-break/>tantisper decoquatur, </text:span><text:span text:style-name="T6">donec aquae </text:span><text:span text:style-name="T6">remaneat logarica una<text:line-break/>ef ferius; et tunc percoletur; ut certe sciatur inj ipsa<text:line-break/>nullam remanere materiam, deinde sacchari logaricam unam<text:line-break/>addito.' ut zulapion fiat; et quotidie-unum' potato </text:span><text:span text:style-name="T19">per:<text:line-break/></text:span><text:span text:style-name="T6">dies viij et oleum amygdalinum instillato.</text:span></text:p>
      <text:p text:style-name="P7"><text:span text:style-name="T6">£Ad </text:span><text:span text:style-name="T19">vomitum biliosum.j</text:span><text:span text:style-name="T6"> Bilem vomentibus cata-<text:line-break/>plasma. adhibendum est, quod ex his constat: palmulis,<text:line-break/>ficis, gallis lu vino aut posca incoctis et pane exceptis;<text:line-break/>acacia praeterea, hypocystis </text:span><text:span text:style-name="T6">et </text:span><text:span text:style-name="T6">balaustia et rhus cataplas-<text:line-break/>mati adjiciantur; item.cucurbitula magna cum multa flam-<text:line-break/>ma stomacho si affigatur, benefacit;' cibus pancus et cre—<text:line-break/>..ro exhibendus est; .verum ad atram bilem vomentes e't</text:span></text:p>
      <text:p text:style-name="P9"><text:span text:style-name="T6">stomachum </text:span><text:span text:style-name="T6">inflatum spongias </text:span><text:span text:style-name="T6">aceto </text:span><text:span text:style-name="T6">acerrimo calido, imbui<text:line-break/>tas adhibeto, aut ex hederae soliis vino incoctis cata-<text:line-break/>plasma facito.</text:span></text:p>
      <text:p text:style-name="P7"><text:span text:style-name="T19">[ De singultu. ] </text:span><text:span text:style-name="T6">Singultus aut ex repletione aut ex<text:line-break/>inanitate aut ob acres humores stomachum mordentes<text:line-break/>excitatur, quibus vomitu rejectis desinit. Plerique autem<text:line-break/>ss compositione ex tribus piperibus devorata mox vinum<text:line-break/>liberius, singultire solent. Cibo praeterea immordacem<text:line-break/>qualitatem corrupto quidam singultiunt; vomitum sane ob<text:line-break/>plenitudinem aut morsum singultientibus remedio esse lu-<text:line-break/>venimus; caliditatem iis, qui ex refrigeratione; si vero<text:line-break/>ex humorum copia singultus fiat, evacuare vehementius<text:line-break/>oportet: id sternutatio praestabit; si ab evacuatione fingul-<text:line-break/>tus sternutatio non curat. Singultientibus autem ruta ex<text:line-break/>vino danda est aut nitrum ex mulsa aut seseli aut dau-<text:line-break/>cum , aut cuminum', aut zingiber, aut calamintha, aut<text:line-break/>nardum Gallicum; haec singultibus ex cibi corruptela; aut<text:line-break/>ex frigore aut ex multitudine ciborum auxilia sunt. Ad<text:line-break/>eos vero qui ob frigidorum aut crassorum succoruurmul-</text:span></text:p>
      <text:p text:style-name="P9"><text:span text:style-name="T6">titudinem singultiunt; cestorium ex posca potui datum be-<text:line-break/>nefacit; cuti quoque ex oleo vetere cucumerino illitum<text:line-break/>prodest, scillinum quoque aut mulsum acetum potum ju-<text:line-break/>vat: item spiritus . retentio magnifice singultum' discutit. </text:span><text:span text:style-name="T6">•*"</text:span></text:p>
      <text:p text:style-name="P7"><text:span text:style-name="T6">[Ad </text:span><text:span text:style-name="T19">pedum</text:span><text:span text:style-name="T6"> insiationes, </text:span><text:span text:style-name="T19">scijsturas et perniones.']</text:span><text:span text:style-name="T6"> Ru-<text:line-break/>bricae vel . synopidis et cimoliae paribus portionibus ex<text:line-break/>caprifici succo illinito. </text:span><text:span text:style-name="T19">Aliud.</text:span><text:span text:style-name="T6"> Hederam, calamintham et salem<text:line-break/>in aqua simul incoquito diligenter ac pedes semel atque<text:line-break/>ileruin lavato et sanitatem recuperant. </text:span><text:span text:style-name="T19">Aliud.</text:span><text:span text:style-name="T6"> Muriam crus-<text:line-break/>sam calidae aquae admisceto, ex ea pedes ac perniones fo-<text:line-break/>veto tertium, fal, cuminum oleumque misceantur et prius<text:line-break/>inunctos pedes illinito curiose; nam materia elabitur per<text:line-break/>insensiles meatus.</text:span></text:p>
      <text:p text:style-name="P243"><text:span text:style-name="T6"><text:tab/> [Ad podagram.] Sempervivi succum diligenter coque<text:line-break/>et utere. </text:span><text:span text:style-name="T19">Aliud.</text:span><text:span text:style-name="T6"> Vini succum asinini lacti ac passo mis-<text:line-break/>ceto &gt; et illinito. </text:span><text:span text:style-name="T19">Aliud.</text:span><text:span text:style-name="T6"> Phocae aut leonis aut Iupi aut<text:line-break/>vulpis corium, si quis elaboret et calceos gestet, pedes non<text:line-break/>delenit. </text:span><text:span text:style-name="T19">Aliud.</text:span><text:span text:style-name="T6"> Tres vespertiliones pluviali aquae luco-</text:span></text:p>
      <text:p text:style-name="P8"><text:span text:style-name="T6">quito et deinde huic aquae sic imponito, lini seminis<text:line-break/>triti unc. iv, rova cruda iij, olei cyathum unum, bubuli<text:line-break/>stercoris uncaj,: cerae unc. iv, omnia in unum corpus re-<text:line-break/>dacta subigito et eunti cubitum semel atque iterum ap-<text:line-break/>plicato. </text:span><text:span text:style-name="T6">-ii'‘i- y </text:span><text:span text:style-name="T6">• </text:span><text:span text:style-name="T6">•</text:span></text:p>
      <text:p text:style-name="P7"><text:span text:style-name="T19">[Confectio aceti scillini ex . Galeno. ] </text:span><text:span text:style-name="T6">Salubre ac<text:line-break/>optimum est quod a Pythagora de scilla scriptum est, quo<text:line-break/>lmperatores omnes usi sunt. Ab auctore fertur diutur-<text:line-break/>nain iis vitam reddere qui illud assumunt, eorumque ex-<text:line-break/>trema integra ad finem usque perduratura. Et ipie quidem<text:line-break/>senex Samiusj neque enim ignoras quanto’ ille tempore<text:line-break/>vixerit,., imsuo de hac re libro narravit, </text:span><text:span text:style-name="T6">sc </text:span><text:span text:style-name="T6">suos conge-<text:line-break/>neres hujus medicamenti participes fecisse; quumque hoc<text:line-break/>medicamento uti coepit, quinquagefimum agebat annum<text:line-break/>et ad centesimum decimum septimum pervenit integer et<text:line-break/></text:span><text:span text:style-name="T6">' </text:span><text:span text:style-name="T6">absque moisioa </text:span><text:span text:style-name="T6">- </text:span><text:span text:style-name="T6">Haecque auctor medicamenti, qui vir<text:line-break/>philosophus erat et mentiri nescius. Nos autem de h«-<text:line-break/>jusce viri fide facto periculo affirmamus facultatem hujus</text:span></text:p>
      <text:p text:style-name="P9"><text:span text:style-name="T6">medicamenti'sumam esse et quae minime: fallat. Oportet<text:line-break/>itaque scillam montanam ponderis librae unius accipere<text:line-break/>duraque circumcidere, mollia vero minutimiconcidere at-<text:line-break/>que in vitreum vas injicere aceti acerrimi sextarios octo,<text:line-break/>et id obturare et ita per triginta dies canicularibus ca-<text:line-break/>loribus macerari sinere. Deinde vero exemptam scillam<text:line-break/>exprimito, ex hoc parum mane sorbeto. Hoc enim asse-<text:line-break/>queris, ut faucium et oris partes nunquam molles red-<text:line-break/>dantur, et ut os ventriculi bene valeat utque respiratio<text:line-break/>facilis sit; bene etiam vox habebit, oculi acutissime cer-<text:line-break/>nent auresque audient; nullus flatuosus spiritus ,in ventre,<text:line-break/>consistet ; viscera non habebis suspensa; bene spirans boni-<text:line-break/>qne coloris eris; ad civilia negotia semper bene affectus;<text:line-break/>non acidum ructabis, non salsum ; si jejunus aliquid aceti<text:line-break/>acceperit quispiam, eumque restitueris ut septem stadia<text:line-break/>perambulet, nam sic dissolvetur. Qui praeterea eo usus<text:line-break/>fuerit, ea abutatur victus licentia quam voluerit, nam<text:line-break/>omnia conficiet, ut a nullo unquam laedatur; ad nimiam</text:span></text:p>
      <text:p text:style-name="P9"><text:span text:style-name="T6">plenitudinem nunquam deveniet </text:span><text:span text:style-name="T6">, </text:span><text:span text:style-name="T6">sed in </text:span><text:span text:style-name="T6">melius semper<text:line-break/></text:span><text:span text:style-name="T6">tendet; nullum in corpore excrementum acervabit, non<text:line-break/>flatum, non bilem, non stercus, non lotium. Id enim<text:line-break/>omnia ad excretionem et eductionem prompta reddit, al-<text:line-break/>vus: omnino lubrica evadit; est enim hoc medicamentum<text:line-break/>corporis purgatorium , quamvis ossibus sordes infixae sint.<text:line-break/>Saepe vidimus phthisicos ab omnibus destitutos ' hoc </text:span><text:span text:style-name="T19">me-<text:line-break/>dicamento</text:span><text:span text:style-name="T6"> pristinae valetudini restitutos ; comitiales prae-<text:line-break/>terea morbos diuturnos non parum juvit, ut nonnisi per<text:line-break/>longa intervalla invadant; incipientes autem et novos per- •<text:line-break/>fecte curat; hominem etiam ab hoc morbo, tuetur; poda-<text:line-break/>gras quoque et articulares dolores, jecoris lienisque duri-<text:line-break/>tias tollit. Particulares, effectus hujusce aceti hi sane<text:line-break/>sunt; communes vero plurimi unde commoti sumus, ut<text:line-break/>hujus medicamenti te faceremus participem, sanitatis ni-<text:line-break/>micurn ac integritatis gratia.</text:span></text:p>
      <text:p text:style-name="P7"><text:span text:style-name="T19">[Confectio vini suillini ex Galeno.]</text:span><text:span text:style-name="T6"> Vinum hoc<text:line-break/>epotum omnem sanitatem elargitur; attenuat enim humo-<text:line-break/>res, praecipue vero pituitam, quam nec lu stomacho</text:span></text:p>
      <text:p text:style-name="P9"><text:span text:style-name="T6">neque in ventre neque in capite neque in jecore aut<text:line-break/>liene neque, in ossibus nervisve consistere permittit, ne-<text:line-break/>que alium praeterea viscidum humorem, qui obstructio-<text:line-break/>nes possit efficere; imo omnia solvit et alvum mollit et<text:line-break/>subducit; sed et lotia ciet et per ipsa causas attenuat et<text:line-break/>educit; sic etiam caput purgat, ut. nares hnmiditate ca-<text:line-break/>reant; confert podagricis, arthriticis, epilepticis et tan-<text:line-break/>dem omnis sanitatis elargitor est; consicitur autem hoc<text:line-break/>pacto. Accipe scillam albam montanam circa cunis ortum<text:line-break/>librae pondere et per dies decem in umbra refrigera; deinde<text:line-break/>refrigerata folia in vas. vitreum conjice, desuperque vini<text:line-break/>albi veteris siextaria duodecim infunde, suspensumque vas<text:line-break/>per dies xl, servato, mox scillam extrahe ex vino et ab-<text:line-break/>jice vinoque ad jam enarrata utere, et vim ejus percipies,<text:line-break/>quotidie ante cibum assumptis nnciis duabus vini hujus;<text:line-break/>sin a cibo, uneiam mediam: . quod si velis ipsum gratius<text:line-break/>ad bibendum parare, ut magis delectet; sextarios duos<text:line-break/>aut tres mellis addito, ,</text:span></text:p>
      <text:p text:style-name="P8"><text:span text:style-name="T19">[seargarlimus</text:span><text:span text:style-name="T48">, </text:span><text:span text:style-name="T19">quo' qui sumptus e stomacho pituitam<text:line-break/>gargarizatas e capite detrahit.^</text:span><text:span text:style-name="T6"> Origanum, gummi, hys-<text:line-break/>sopum,: sampfUcum, pulegium, thymum, haec omnia un-<text:line-break/>ciis- tribus passi incoquito quatenus una remaneat et gar-<text:line-break/>garizandum dato ; si manducetur, materias e pulmone ex-<text:line-break/>cutit: quotidie id facito, probatum enim esu</text:span></text:p>
      <text:p text:style-name="P7"><text:span text:style-name="T6">[Ad </text:span><text:span text:style-name="T19">eos qui urinandi difstcultate laborant aut etiam<text:line-break/>eam reddere nequeunti]</text:span><text:span text:style-name="T6"> Lectuli cimices terito et eis uri-<text:line-break/>narium meatum illine, statim urinam reddet; id ipsum<text:line-break/>pueris mingere nequeuntibus .confert.</text:span></text:p>
      <text:p text:style-name="P7"><text:span text:style-name="T6">[ Ad </text:span><text:span text:style-name="T19">calculosus et lotium ciendum celebre. ] </text:span><text:span text:style-name="T6">Lauri<text:line-break/>baccas et piper aequis portionibus terito, et cribrato at-<text:line-break/>que ex mensura una mulsae • praebeto ; sit vero mulsa ca-<text:line-break/>lida.</text:span></text:p>
      <text:p text:style-name="P7"><text:span text:style-name="T19">[ Aliud quod lapides atterit, mulieribus ac viris uri-<text:line-break/>nam</text:span><text:span text:style-name="T6"> provocat.] Lauri corticem aquae incoctum et sub-<text:line-break/>actum sorbendum exhibeto; efficax; remedium est;</text:span></text:p>
      <text:p text:style-name="P7"><text:span text:style-name="T6">•in </text:span><text:span text:style-name="T6">[ </text:span><text:span text:style-name="T19">Ad sanguinis mictum.</text:span><text:span text:style-name="T6"> ] Recipe zingiberis drach. ij.</text:span></text:p>
      <text:p text:style-name="P9"><text:span text:style-name="T6">seminis brassicae draclo iv, papaveris drach. j, haec succo<text:line-break/>excipe et facito catapotia et da: laboranti.</text:span></text:p>
      <text:p text:style-name="P7"><text:span text:style-name="T6">[Ad </text:span><text:span text:style-name="T19">urinae stillicidium.</text:span><text:span text:style-name="T6">J Thymi et foeniculi aequa-<text:line-break/>les partes terito et ex aqua .temperata calida potui dato. •</text:span></text:p>
      <text:p text:style-name="P244"><text:span text:style-name="T6">(Ad </text:span><text:span text:style-name="T19">dolorem urinarii meatus, urinae et spirandi disu<text:line-break/>stcultateni, mictum sanguinis et</text:span><text:span text:style-name="T6"> calculos.] Recipe asari,<text:line-break/>misyos, nardi Celticae . pares portiones et melle. Attico<text:line-break/>cocto et despumatu excipe et magnitudinem nucis Ponti-<text:line-break/>cae exhibe; nam et seniores convalescere facit, quibus<text:line-break/>etiam siccior sit effluxus,. validiorem efficit.-, . .<text:tab/></text:span><text:span text:style-name="T6">. — ••</text:span></text:p>
      <text:p text:style-name="P7"><text:span text:style-name="T6">[Ad </text:span><text:span text:style-name="T19">eos </text:span><text:span text:style-name="T19">qui mingunt involuntarie.^</text:span><text:span text:style-name="T6"> Lilii radicem<text:line-break/>elixam da potui. Aut alterci succum vel fructum in vino<text:line-break/>et lacte ' maceratum inde in corium cervi dextroque fe-<text:line-break/>mori alligato et effectum miraberis. </text:span><text:span text:style-name="T19">Aliud,</text:span><text:span text:style-name="T6"> Apri ungulas<text:line-break/>ustas ex vino bibendas dato. Aut galli </text:span><text:span text:style-name="T19">testem’</text:span><text:span text:style-name="T6"> tostum dato<text:line-break/>edendum.. Aliud. Cochleam cum testa ustam et tritam<text:line-break/>potui exhibe eunti cubitum.</text:span></text:p>
      <text:p text:style-name="P7"><text:span text:style-name="T6">[Ad </text:span><text:span text:style-name="T19">difficultatem urinae et calculum.]-</text:span><text:span text:style-name="T6"> Liniscmen,</text:span></text:p>
      <text:p text:style-name="P245"><text:span text:style-name="T6">piper ., petroselinum, tusa et cribrata ex condito accipe<text:line-break/>cochlearium; unum.<text:tab/></text:span><text:span text:style-name="T6">al». r ' •</text:span></text:p>
      <text:p text:style-name="P246"><text:span text:style-name="T19">;<text:tab/></text:span><text:span text:style-name="T19">[Expertum ad exterendos calculos.']</text:span><text:span text:style-name="T6"> Scorpiones inae</text:span></text:p>
      <text:p text:style-name="P247"><text:span text:style-name="T6">rluos tres integros parvos urito et cinerem ex conditu in<text:line-break/>potum dato.<text:tab/></text:span><text:span text:style-name="T6">ins'<text:tab/>'d<text:tab/>v-</text:span></text:p>
      <text:p text:style-name="P7"><text:span text:style-name="T6">[Ad </text:span><text:span text:style-name="T19">sistendam alvum.]</text:span><text:span text:style-name="T6"> Rhurn oryzamque vluo in-<text:line-break/>coquito ’ est tertias et per clysteres immittito.: Aut jecur<text:line-break/>hirci ex vino austero coctum in potum datur Aut gal-<text:line-break/>las ustas probe terito et adipem suillam : commisceto fri-<text:line-break/>xasque ex aceto laboranti da edendas :• vel recipe piperis<text:line-break/>draclo j, farinae lupinorum drach. iij, mellis cochlearium.</text:span></text:p>
      <text:p text:style-name="P7"><text:span text:style-name="T6">[Ad </text:span><text:span text:style-name="T19">sudores ciendos et subrern tolLendarnstj</text:span><text:span text:style-name="T6"> Cachryos<text:line-break/>femen ex oleo inunctum. Aut pyrethrum ex oleo cale-<text:line-break/>factum et. inunctum post horam unam insultus accessionis.<text:line-break/></text:span><text:span text:style-name="T6">; </text:span><text:span text:style-name="T6">fAd </text:span><text:span text:style-name="T19">morsum</text:span><text:span text:style-name="T6"> canis.] Urticae femen cataplasmate,<text:line-break/>appositum. Aut nigri marrubii folia cataplasmate apposita.<text:line-break/>Aut apiastrum ex vluo potum vel morsibus impofitum.</text:span></text:p>
      <text:p text:style-name="P9"><text:span text:style-name="T6">Aut allia </text:span><text:span text:style-name="T6">cataplasmate imposita </text:span><text:span text:style-name="T6">aut assa esui potuique<text:line-break/>datus .</text:span></text:p>
      <text:p text:style-name="P7"><text:span text:style-name="T6">[Ad </text:span><text:span text:style-name="T19">morsus </text:span><text:span text:style-name="T19">rabidi </text:span><text:span text:style-name="T19">canis.]</text:span><text:span text:style-name="T6"> </text:span><text:span text:style-name="T6">Vulneribus a rabido .'cane<text:line-break/>illatis imponito folia brassicae trita cum lassere et aceto;<text:line-break/>nam et,,ea per se .conserunt morsui rabiosi canis, et ejus<text:line-break/>praeterea decoctum bibitum; sed et elixa et aliis cibis<text:line-break/>praeassumpta phthisicos, curat fanatque affectus arteriae;<text:line-break/>trita vero et facto ex ea ernplestro lienique imposita il-<text:line-break/>lum extenuat. '</text:span></text:p>
      <text:p text:style-name="P7"><text:span text:style-name="T19">[ Ad anginam et colli</text:span><text:span text:style-name="T6"> dolorem. ] Alba populus ari-<text:line-break/>da en melle trita,-ex-illita confert. Aut nesturtii semen<text:line-break/>et.fimum columbinum ex melle imponito.</text:span></text:p>
      <text:p text:style-name="P7"><text:span text:style-name="T6">[Ad </text:span><text:span text:style-name="T19">internas mni prominentias.']</text:span><text:span text:style-name="T6"> Amarantum aqua<text:line-break/>maceratum coque et'summo mane bibendum offer.</text:span></text:p>
      <text:p text:style-name="P11"><text:span text:style-name="T6">. : [Ad </text:span><text:span text:style-name="T19">lienem. cataplasma valde, bonum.]</text:span><text:span text:style-name="T6"> Inulam, sina-<text:line-break/>pr, baccas lauri fecundum proportionem accipe et terej<text:line-break/>ac deinde exime corticem novae nucis et parum </text:span><text:span text:style-name="T19">contun--<text:line-break/></text:span><text:span text:style-name="T6">dito.; deinde lu pilam -conjice et validius contunde ac</text:span></text:p>
      <text:p text:style-name="P9"><text:span text:style-name="T6">extractum in aceto per ..triduum macerandum ponito,; at-,<text:line-break/>que in unum cum succo herbae tiberiadis. redige et coque<text:line-break/>quoad fiat cataplasma et lieni impone summo mane per<text:line-break/>dies octo, corpore prius evacuato, </text:span><text:span text:style-name="T19">'et</text:span><text:span text:style-name="T6"> intrahere.</text:span></text:p>
      <text:p text:style-name="P7"><text:span text:style-name="T6">f Aliud ad attenuandum lienem.) Capparis radicum<text:line-break/>unc. ili, cascis vivae unc. iv contunde et cribra et ea<text:line-break/>cum aceto mixta appone lieni, nec .ultra horam sinito,<text:line-break/>universum lienem absumet. </text:span><text:span text:style-name="T19">Aliud.</text:span><text:span text:style-name="T6"> Decoctum brassicae<text:line-break/>solum ex aceto mulso da jejuno bibendum. Aut rubitra-<text:line-break/>dicem usquequo tertia pars remaneat decoquito et de-<text:line-break/>coctum per triduum dato. </text:span><text:span text:style-name="T19">Aliud.</text:span><text:span text:style-name="T6"> Corticem nucis et aceto<text:line-break/>et melle coctum jejuno potui dato. Aut candens ferrum<text:line-break/>in mulsum extinguito et potui dato et micabere.</text:span></text:p>
      <text:p text:style-name="P248"><text:span text:style-name="T6">[Ad </text:span><text:span text:style-name="T19">dentes nigr.os.J</text:span><text:span text:style-name="T6"> Palmularum ossa, mastichen et<text:line-break/>mel terito et dentes per dies feptem fricato et candidi<text:line-break/>reddentur.<text:tab/></text:span><text:span text:style-name="T6">•&gt; </text:span><text:span text:style-name="T6">’ </text:span><text:span text:style-name="T6">ii</text:span></text:p>
      <text:p text:style-name="P7"><text:span text:style-name="T6">[Ad </text:span><text:span text:style-name="T19">alvi</text:span><text:span text:style-name="T6"> lumbricos.] Lupinos, lauri folia et fel<text:line-break/>tauri miseeto et umbilico imponito, nam proderit.</text:span></text:p>
      <text:p text:style-name="P8"><text:span text:style-name="T19">[Ad interiores et exteriores ani prominentias.] haiv-<text:line-break/></text:span><text:span text:style-name="T6">lum, picem et aquam fervefacito donec tertia pars relin-<text:line-break/>quatur et per dies septem potui dato.</text:span></text:p>
      <text:p text:style-name="P7"><text:span text:style-name="T6">[Ad dentiunt </text:span><text:span text:style-name="T19">dolorem.</text:span><text:span text:style-name="T6">J Vitis racemum in sartagine<text:line-break/>frigito ex oleo et in aurem instillatu et bene habebit. </text:span><text:span text:style-name="T6">’</text:span></text:p>
      <text:p text:style-name="P7"><text:span text:style-name="T6">[Ad hirudines.] Aristolochiam tritam infperge.</text:span></text:p>
      <text:p text:style-name="P7"><text:span text:style-name="T6">[Ad </text:span><text:span text:style-name="T19">calculosus diuretica.]</text:span><text:span text:style-name="T6"> Baccarum lauri et pipe-<text:line-break/>ris partes aequales misceto et ex eis da mystrum unum<text:line-break/>ex mulsa.</text:span></text:p>
      <text:p text:style-name="P7"><text:span text:style-name="T6">[Aliud </text:span><text:span text:style-name="T19">quod calculos suangitij</text:span><text:span text:style-name="T6"> Corticem lauri aquae<text:line-break/>incoque donec ad tertiam partem deveniat et sorbendum<text:line-break/>exhibe. </text:span><text:span text:style-name="T19">Aliud simile..</text:span><text:span text:style-name="T6"> Turturis' avis 'stercus ustum ex<text:line-break/>mulsa praebeto ; calculos/enim per urinam ejicit.</text:span></text:p>
      <text:p text:style-name="P11"><text:span text:style-name="T6">;. </text:span><text:span text:style-name="T6">[Aliud </text:span><text:span text:style-name="T19">expertum ad calculosas.^</text:span><text:span text:style-name="T6"> Recipe -struthii,<text:line-break/>rheu pontici, capparis; ana drach. j et ex his dato quo-<text:line-break/>tidie drach. j ex vino albo et minget fedimentum lapido-;<text:line-break/>sum. </text:span><text:span text:style-name="T19">Aliud.</text:span><text:span text:style-name="T6"> Origanum ad tertias decoquito ex aqua, ex<text:line-break/>eo decocto lu potum dato cyathum unum. •</text:span></text:p>
      <text:p text:style-name="P249"><text:span text:style-name="T6">[Ad urinae </text:span><text:span text:style-name="T19">stillicidium,</text:span><text:span text:style-name="T6"> </text:span><text:span text:style-name="T6">j </text:span><text:span text:style-name="T6">Foeniculi semen, </text:span><text:span text:style-name="T6">palmulas<text:line-break/>Thebaieas ad portiones </text:span><text:span text:style-name="T6">pares </text:span><text:span text:style-name="T6">conterito et ex aqua, tem-<text:line-break/>perata calida bibenda dato.<text:tab/></text:span><text:span text:style-name="T6"><text:tab/>: </text:span><text:span text:style-name="T6">-or</text:span></text:p>
      <text:p text:style-name="P250"><text:span text:style-name="T6">[Ad urinae' </text:span><text:span text:style-name="T19">difficultatem ei stillicidium.']</text:span><text:span text:style-name="T6"> t-.Recipe<text:line-break/>costi; mellis ; aquae cyathos ix, ex his in potum da cra.-<text:line-break/>terem, rnercede .tamen' prius expetita. </text:span><text:span text:style-name="T6">Aliud. </text:span><text:span text:style-name="T6">Cyperi<text:line-break/>Asiatici’ tritii cochlearium </text:span><text:span text:style-name="T19">j</text:span><text:span text:style-name="T6"> ex vino meraco aut ex melle<text:line-break/>exhibe: probatum esu<text:tab/>• r - </text:span><text:span text:style-name="T6">- \<text:tab/>'</text:span><text:span text:style-name="T6">-"rt</text:span></text:p>
      <text:p text:style-name="P251"><text:span text:style-name="T6">[Ad </text:span><text:span text:style-name="T19">urinae difficultatem, j</text:span><text:span text:style-name="T6"> Petruselini . Macedonici<text:line-break/>triti da cochlearium,:<text:tab/></text:span><text:span text:style-name="T6">.<text:tab/>.</text:span></text:p>
      <text:p text:style-name="P11"><text:span text:style-name="T6">.eu </text:span><text:span text:style-name="T6">[Ad </text:span><text:span text:style-name="T19">stillicidium. ] </text:span><text:span text:style-name="T6">Cucurbitam-aridam tritam instar<text:line-break/>farinae da ex aqua quantitate cochlearii parvi ad bibendum.</text:span></text:p>
      <text:p text:style-name="P7"><text:span text:style-name="T6">[Ad mingentes in </text:span><text:span text:style-name="T19">stragulis.']</text:span><text:span text:style-name="T6"> Leporis cerebrum- ex<text:line-break/>vino bibat. </text:span><text:span text:style-name="T19">Aliud.</text:span><text:span text:style-name="T6"> Vesicam .assam comedendam dato per<text:line-break/>triduum. Aut cyperum tritum bibendum dato, vel testem<text:line-break/>leporis ex vino odorato tepido motui dato. </text:span><text:span text:style-name="T6">&gt;&gt;, s</text:span></text:p>
      <text:p text:style-name="P7"><text:span text:style-name="T6">[Ad </text:span><text:span text:style-name="T19">stillicidium,]</text:span><text:span text:style-name="T6"> Arborem thuris diutius fervefacito<text:line-break/>in vino et per triduum potui dato. Accipe raphrda ma-<text:line-break/>rinum pisciculum, urito et cinerem bibendum offerto. </text:span><text:span text:style-name="T6">u</text:span></text:p>
      <text:p text:style-name="P252"><text:span text:style-name="T41"><text:tab/> . </text:span><text:span text:style-name="T41"><text:tab/></text:span><text:span text:style-name="T6">J</text:span></text:p>
      <text:p text:style-name="P7"><text:span text:style-name="T41">[Ἀἀ </text:span><text:span text:style-name="T6">impetigines.] Cernu cerni ramenta ad tertias<text:line-break/>ex acerrimo </text:span><text:span text:style-name="T6">aceto </text:span><text:span text:style-name="T6">coquito </text:span><text:span text:style-name="T6">ac </text:span><text:span text:style-name="T6">illinito.</text:span></text:p>
      <text:p text:style-name="P253"><text:span text:style-name="T6">[Ad </text:span><text:span text:style-name="T19">ferinas impetigines. ] </text:span><text:span text:style-name="T6">Hordeaceam farinain acri<text:line-break/>aceto misce et illine. Aut hastulae regiae radicem ex<text:line-break/>aceto terito et inungito frequenter. Aut linteum lineum<text:line-break/>urito super ferro candenti et illinito. Aut folia virentis<text:line-break/>nucis coquito et factu </text:span><text:span text:style-name="T6">cataplasmate </text:span><text:span text:style-name="T6">apponito'; hoc valet<text:line-break/>etiam ad scabiem. • -<text:tab/></text:span><text:span text:style-name="T6">......<text:tab/></text:span><text:span text:style-name="T6">r.</text:span></text:p>
      <text:p text:style-name="P7"><text:span text:style-name="T6">• [Ad </text:span><text:span text:style-name="T19">dolorem et inflammationem penis."j</text:span><text:span text:style-name="T6"> Cumiunm '<text:line-break/>et ovi sputamina plurimumdecoquito et foveto, et rnirabere.<text:line-break/></text:span><text:span text:style-name="T6">•v </text:span><text:span text:style-name="T6">[Ad impetigines.) Allium et theaphen, aqnanret<text:line-break/>oleum simul misce- it illine. </text:span><text:span text:style-name="T6">..i • </text:span><text:span text:style-name="T6">• </text:span><text:span text:style-name="T6">• </text:span><text:span text:style-name="T6">, </text:span><text:span text:style-name="T6">•</text:span></text:p>
      <text:p text:style-name="P11"><text:span text:style-name="T6">vi </text:span><text:span text:style-name="T19">[Cataplasma ad recentia vulnera ex ense vel ligno.J<text:line-break/></text:span><text:span text:style-name="T6">Salicis folia trita imponito et sanguinem reprimes et vul-<text:line-break/>nera conglutinabis, fanitateinque restitues. Aut fimum ovil-<text:line-break/>lum ex oleo tritum in modum cataplasmatis imponito,</text:span></text:p>
      <text:p text:style-name="P7"><text:span text:style-name="T6">[Ad medicamenta perniciofa.J Rutam, ficum et nu-<text:line-break/>cern terito </text:span><text:span text:style-name="T6">et </text:span><text:span text:style-name="T6">ex vino da </text:span><text:span text:style-name="T6">in </text:span><text:span text:style-name="T6">potum. Aut fulicae sanguis</text:span></text:p>
      <text:p text:style-name="P254"><text:span text:style-name="T41">ύ<text:tab/></text:span><text:span text:style-name="T6">. su<text:tab/></text:span><text:span text:style-name="T26">z</text:span><text:span text:style-name="T6"> -a.a</text:span></text:p>
      <text:p text:style-name="P9"><text:span text:style-name="T6">liquidus cum oleo bibitus eos fervat qui medicamentum<text:line-break/>venenosum auferunt et eos quos momordit vipera.</text:span></text:p>
      <text:p text:style-name="P7"><text:span text:style-name="T6">[Ad </text:span><text:span text:style-name="T19">fluxionem. gutturis.]</text:span><text:span text:style-name="T6"> Hirundinis nidum ex aceto<text:line-break/>terito et illinito..,, </text:span><text:span text:style-name="T19">r,</text:span></text:p>
      <text:p text:style-name="P255"><text:span text:style-name="T6">[Ad tumores mammarum </text:span><text:span text:style-name="T19">mulierum.]</text:span><text:span text:style-name="T6"> Si caprinum<text:line-break/>stercus aridum teras ex vino meraco et imponas, 'inflam-<text:line-break/>mationem solves. •<text:tab/></text:span><text:span text:style-name="T26">1</text:span></text:p>
      <text:p text:style-name="P11"><text:span text:style-name="T6">a; </text:span><text:span text:style-name="T6">[Ad </text:span><text:span text:style-name="T19">lupinum capitis</text:span><text:span text:style-name="T6"> dolorem.] Stercus suillum uri-<text:line-break/>to cineremque cum melle misceto, et caput prius rasum<text:line-break/>illinito, appositis desuper brassicae foliis.</text:span></text:p>
      <text:p text:style-name="P7"><text:span text:style-name="T19">[Ad tujstrn .et febrem hecticarn.j</text:span><text:span text:style-name="T6"> Styracem et bras-<text:line-break/>sicae succum simul terito et ea fermentata jejuno et eunti<text:line-break/>cubitum exhibeto. Aut recipe olei laurini et optimi vini<text:line-break/>utriusque drach. iij et misce et tepefac in balneo interius,<text:line-break/>et vinum oleumque calidum temperato et stomachum fo-<text:line-break/>veto. • </text:span><text:span text:style-name="T19">Aliud.</text:span><text:span text:style-name="T6"> Lixivio collato calido pedes foveto et spon-<text:line-break/>gia detersos illinito et foveto; hoc tusses curati</text:span></text:p>
      <text:p text:style-name="P7"><text:span text:style-name="T6">[Ad tiisies. ] Resinam tritam ex vino veteri jejuno</text:span></text:p>
      <text:p text:style-name="P256"><text:span text:style-name="T41">. </text:span><text:span text:style-name="T6">oibendam dato. Et decoctum pulegii ex pofca bibatur. Et<text:line-break/>beronicem cum melle fermentatam edendam dato. Aut<text:line-break/>raphanirrn tostum comedendum offerto mane et vesperi.<text:line-break/>Aut butyrum line sale quantitate nucis avellanae devoret,<text:line-break/></text:span><text:span text:style-name="T58">L</text:span><text:span text:style-name="T6">Ad humores </text:span><text:span text:style-name="T19">sin pectore</text:span><text:span text:style-name="T6"> detentos.] Urticae folia<text:line-break/>ptisanae incocta potui dato;. scd ad inflationes benefaciunt<text:line-break/>materiamque' ex pectore educunt.<text:tab/>. .</text:span></text:p>
      <text:p text:style-name="P7"><text:span text:style-name="T6">[Ad tusies.] Foenum graecurn decoctum quousque<text:line-break/>tertia pars supersit et ejus jusculum summo mane ex melle<text:line-break/>bibat.</text:span></text:p>
      <text:p text:style-name="P7"><text:span text:style-name="T19">[ Ut vox canora stat.y</text:span><text:span text:style-name="T6"> Tragacantha vino madefacta<text:line-break/></text:span><text:span text:style-name="T6">et </text:span><text:span text:style-name="T6">epota vocem claram efficit.</text:span></text:p>
      <text:p text:style-name="P257"><text:span text:style-name="T6">.r, [Ad amisiam vocem.] Styracem terito, ex qua ca-<text:line-break/></text:span><text:span text:style-name="T6">tapotia ex aqua formato magnitudine, ciceris et ter dato,<text:line-break/>statimqne loquetur.<text:tab/>-</text:span></text:p>
      <text:p text:style-name="P7"><text:span text:style-name="T6">[Ad </text:span><text:span text:style-name="T19">augendos capillos </text:span><text:span text:style-name="T19">et </text:span><text:span text:style-name="T19">barbam, </text:span><text:span text:style-name="T48">β </text:span><text:span text:style-name="T19">decidant.J</text:span><text:span text:style-name="T6"> Be-<text:line-break/>tam cum oleo myrteo et polytrichum misce et illine ca-e<text:line-break/>pillos. Aut adiantum et ladanum paribus, portionibus te-</text:span></text:p>
      <text:p text:style-name="P9"><text:span text:style-name="T6">rrto ex immaturo oleo vel myrtino vel lentiscino et<text:line-break/>illine. </text:span><text:span text:style-name="T19">Aliud.</text:span><text:span text:style-name="T6"> Ladanum madefactum in vino Aminaeo et<text:line-break/>oleo myrtino terito ambo ad mellis spissitudinem,- et,in<text:line-break/>balneo caput illinito; melius autem- est ladiantum, quod<text:line-break/>nonnulli polytrichum vocant,’ si feptimam partem ladano<text:line-break/>indideris et inunxeris.</text:span></text:p>
      <text:p text:style-name="P7"><text:span text:style-name="T6">[Ad </text:span><text:span text:style-name="T19">dolorem</text:span><text:span text:style-name="T6"> renum.] Pulegium cum farinae fur-<text:line-break/>furibus decoquito et in jus collatum demissa ac imbuta<text:line-break/>spongia foveto.</text:span></text:p>
      <text:h text:style-name="P2" text:outline-level="1"><text:bookmark-start text:name="bookmark14"/>GALENI DE SOPHISMATIS SEU<text:line-break/>CAPTIONIBUS PENES<text:line-break/>DICTIONEM.<text:bookmark-end text:name="bookmark14"/></text:h>
      <text:h text:style-name="Heading_20_2" text:outline-level="2">Cap. I.</text:h>
      <text:p text:style-name="P271"><text:span text:style-name="T6">[&lt;Sex </text:span><text:span text:style-name="T19">modis saphhrnaui in dictione contin-<text:line-break/>gere , Aristotelis ductoritate.j</text:span><text:span text:style-name="T6"> .Aristoteles philosuphus do-<text:line-break/>cens nos in libro de sophisticis elenchis </text:span><text:span text:style-name="T19">(captiosis argu-<text:line-break/>mentii)</text:span><text:span text:style-name="T6"> quot modis in dictione sophismata feu captiones<text:line-break/>contingant, modos sex quidem numero este asserit, eosque<text:line-break/>ita. exponit: in aequivocatione, in ambiguitate, in accentu,<text:line-break/>in compositione, in divisione, in dictionis figura. So-</text:span></text:p>
      <text:p text:style-name="P9"><text:span text:style-name="T6">phismata in aequivocatione vocat, ubi nomina in oratione<text:line-break/>posita plura significant, ut canem venatus sum: plura enim<text:line-break/>haec oratio significat oli id vocabulum, canem. Sophi-<text:line-break/>smata </text:span><text:span text:style-name="T19">vero</text:span><text:span text:style-name="T6"> in ambiguitate, quum orationi ipsi in fe du-<text:line-break/>plex sensus est,- ut haec fe habet, hunc licet capere me:<text:line-break/>hic nominum quidem nullum ambiguum, fed oratio ipsa<text:line-break/>per fe capere et capi significat. At in accentu, quurn<text:line-break/>duplex contingit, ut hac in dictione, </text:span><text:span text:style-name="T41">Ορος ἕστηκε, </text:span><text:span text:style-name="T6">mons<text:line-break/>aut terminus stabat; ipsum' enim nomen duplex.oh dupli-<text:line-break/>cem accentum, qui in principio ponitur aut tollitur. So-<text:line-break/>phisma autem in compositione </text:span><text:span text:style-name="T6">et </text:span><text:span text:style-name="T6">divisione quum ipsae<text:line-break/>significationis differentiam faciunt, ut</text:span></text:p>
      <text:p text:style-name="P7"><text:span text:style-name="T19">Quinquaginta virum centenos liquit Achilles.</text:span></text:p>
      <text:p text:style-name="P11"><text:span text:style-name="T6">Differentia namque est dictioni, virum, aut compositae<text:line-break/>cutn quinquaginta aut a quinquaginta divisae. Denique<text:line-break/>in dictionis figura quum aliud </text:span><text:span text:style-name="T19">.dictio</text:span><text:span text:style-name="T6"> vere' significat, aliud<text:line-break/>vero propter speciem et figuram significare videtur , ut</text:span></text:p>
      <text:p text:style-name="P9"><text:span text:style-name="T6">verbum audio : est quidem passionis cum actionis esse vi-<text:line-break/>deatur, propter prolationem, id est figuram similem iis<text:line-break/>quae verborum actionis sunt, ut curro et intelligo. Tra-<text:line-break/>het enim ad utramque partem sophisticus </text:span><text:span text:style-name="T19">homo;</text:span><text:span text:style-name="T6"> ad pul-<text:line-break/>sionem, quoniam </text:span><text:span text:style-name="T19">ita</text:span><text:span text:style-name="T6"> est; ad actionem,'quia ita videtur.<text:line-break/>His vero sex enumeratis modis deinceps ostendit nullum<text:line-break/>esse ab eo praetermissum, neque posse aliquod lu verbo<text:line-break/>sophisma extra </text:span><text:span text:style-name="T19">modos</text:span><text:span text:style-name="T6"> propositos cadere. Verba vere,<text:line-break/>quibus id ostendit, haec sunt; Hujus rei fides est et ea,<text:line-break/>quae per inductionem fit et' syllogismus et si alius aliquis<text:line-break/>sumatur et quod tot modis, nominibus iisdem et .oratio-<text:line-break/>nibus non eandem rem significamus. Ea igitur, quae de<text:line-break/>inductione loquitur, contextus pars manifesta est: si. enim<text:line-break/>singula in verbo sophismata percurras fumasque nec ul-<text:line-break/>lum horum appareat extra praedictos modos cadere, per-<text:line-break/>spicuum jam ita est, nullum praetermissum esse modum s<text:line-break/>quod vero sequitur, omnino- obscurum est quid velit quum<text:line-break/>dicit et syllogismus et fi alius aliquis sumatur et quod tot</text:span></text:p>
      <text:p text:style-name="P9"><text:span text:style-name="T6">modis, nominibus iisdem et orationibus non eandem rem<text:line-break/>significamus, siquidem .nec quonam modo alium aliquent<text:line-break/>fumamus syllogismum dictum, est: id vero et quod tot<text:line-break/>modis,, nominibus iisdem et orationibus non eandem rem<text:line-break/>significamus, syllogismi conclufioni magis fimile est quam<text:line-break/>syllogismo: consueta vero est haec huic philosopho dicendi<text:line-break/>brevitas et veluti per signa expromere multa, quia ad<text:line-break/>hos qui jam adiverant, scribebantur. Qui igitur eum ex-<text:line-break/>posuenrnt, alii haec accurate tractare, quod decebat ne<text:line-break/>tentarunt quidem:, alii non, consequuti sunt:, nos vero tenr<text:line-break/>ternus non Aristotelis causa, neque ut orationi ejus opem<text:line-break/>feramus, scd causa nostra. Philosophi enim est non so-<text:line-break/>lum assumptis propositionibus ratiocinari., ut multorum mos<text:line-break/>est, scd etiam conclusione posita propositiones ipsas con-<text:line-break/>struere.</text:span></text:p>
      <text:h text:style-name="Heading_20_2" text:outline-level="2">Cap. ll.</text:h>
      <text:p text:style-name="P274"><text:span text:style-name="T72">[</text:span><text:span text:style-name="T19">Penes ipsum duplex omnia in. dictione so-<text:line-break/>phismata accidere.]</text:span><text:span text:style-name="T6"> Quoniam vero monstrare propositum<text:line-break/>est, tot modis in verbo sophismata fieri, quae penes<text:line-break/>ipsum duplex sunt, quot modis Aristoteles dixit, patet duo</text:span></text:p>
      <text:p text:style-name="P9"><text:span text:style-name="T6">naec a nobis demonstranda esse, -alterum, omnia in verbo<text:line-break/></text:span><text:span text:style-name="T19">fopflismata penes</text:span><text:span text:style-name="T6"> ipsum duplex' esse, alterum tot esse<text:line-break/>numero ’penes, ipsum duplex. </text:span><text:span text:style-name="T6">1 </text:span><text:span text:style-name="T6">Perspicuumque illudi omnis<text:line-break/>bus est, omnia in verbo sophismata ex vitio hujus </text:span><text:span text:style-name="T19">con-<text:line-break/>tingere</text:span><text:span text:style-name="T6"> necesse esse: hoc enim tafiquam principiumife-<text:line-break/>quentes suphistae decipiunt in ea re minus versatos et<text:line-break/>qui captionis fraudem non animadvertunt. </text:span><text:span text:style-name="T6">Si </text:span><text:span text:style-name="T6">vero rectu<text:line-break/>volumus quot in verbo sophismata contingunt accipere,<text:line-break/>quot’vitia funt, sumendum est: quod cognoveris, si vir-<text:line-break/>tutem sumas unicam esse aut' pluresr error enim </text:span><text:span text:style-name="T6">a </text:span><text:span text:style-name="T6">vir-<text:line-break/>tute esse vitium videtur; qua recte cognita statim hoc<text:line-break/>quoque cognoscitur. Quoniam vere, ut alibi demonstra-<text:line-break/>ium est, ipfum bonnm'virtusque in eo est, ad quod nata<text:line-break/>aut facta res est, ut hominis in vivendo, gladii in sciu-<text:line-break/>dendo, idcirco ad qued nata aut facta est dictio sumen-<text:line-break/>dum est: manifestum vero </text:span><text:span text:style-name="T6">est </text:span><text:span text:style-name="T6">ad’'unum hoc, ut :significet.<text:line-break/>Patet igitur, in lioc- et bonum et vitium esse; patet quo-<text:line-break/>que solam e virtutibus hanc in dictione esse-per-fe? reli-</text:span></text:p>
      <text:p text:style-name="P9"><text:span text:style-name="T6">quas vero per. accidens, extrinsecusque esse, nec rei ipsius,<text:line-break/>ut concinnitas et aptu liturarum formatioqbaec eniinet<text:line-break/>si: quibusdam</text:span><text:span text:style-name="T58">;</text:span><text:span text:style-name="T6"> fe.bqna ostendant; non tamen flecut^um, rem<text:line-break/>se habent: scd perinde ac si ensis,manubrio eburneo sit<text:line-break/>aut fucatus oculus:, haec etenim his extrinfeca sunt: quae<text:line-break/>vero sunt per. fe, ea in scindendo et in cernendo sunt.<text:line-break/>Si igitur uniuscujusque </text:span><text:span text:style-name="T19">rei</text:span><text:span text:style-name="T6"> virtus est,-sive ut dicitur lu<text:line-break/>eo posita est, ad quod nata res aut factu est, patet quod<text:line-break/>et virtutum numerum' hinc quis noverit quantus sit; si<text:line-break/>enim ad multa res genita sit, plores illae.suntr si ad unum,<text:line-break/>una virtus esu Apparet sanie dictio ad unum nata, hoc<text:line-break/>est ad significandum.,,.sii igitur bonum ipsum in hoc po--<text:line-break/>situm est ; hoc ipsurn non, significare .aut non recte signi-,<text:line-break/>sicare, vitium eiit i t uam considerandum videtur, an, quae<text:line-break/>pon. significat ea nictio statuenda sit:; non enim tibicen<text:line-break/>is: est, qui;tibia natura non aptus est nilo modo canere,<text:line-break/>nec malus igitur tibicen est; .sic nec dictio est, quae non<text:line-break/>est ad.signisicandtim,apta:, quare nec villum dictionis'erit<text:line-break/>non significatio. ffoc vero protinus signum, sciam eam</text:span></text:p>
      <text:p text:style-name="P9"><text:span text:style-name="T6">quae nunc a </text:span><text:span text:style-name="T6">nobis </text:span><text:span text:style-name="T6">dicta </text:span><text:span text:style-name="T6">est, </text:span><text:span text:style-name="T6">virtutem esse dictionis per<text:line-break/>fe: in quo enim unaquaeque res esse habet, in </text:span><text:span text:style-name="T6">hoc </text:span><text:span text:style-name="T6">ipsa<text:line-break/>virtus est: dictio autem habet in significando esse, eoque<text:line-break/>corrupto, neque dictio' est: igitur lu hoc ipso virtus est.<text:line-break/>Quare haec una cum significatione deperditur, reliquae<text:line-break/>vero, propterea quod non secundum rem ipsam sunt, non<text:line-break/>impediuntur circa hanc esse, quae non significat, ut con-<text:line-break/>cinnitas' et apta scriptura. Has ob res, quae linguae bar-<text:line-break/>barae sunt, earum atteram meliorem altera dicimus, ut<text:line-break/>Persicam Aethiopica, quanquam nihil nobis significantem:<text:line-break/>causa vero est</text:span><text:span text:style-name="T6">, </text:span><text:span text:style-name="T6">quia potius vox est quam dictio; , sed etsi<text:line-break/>vitium videatur, non significatio, cum propter similitudi-<text:line-break/>nem, nominis decipiantur, ' patet non propter hoc vitium<text:line-break/>Sophisma contingere. Quis enim est, qui consentiat aut<text:line-break/>quis est, qui proponat dictionem significatione privatam et<text:line-break/>ignotam? Restat igitur, ut propterea contingat sophisma,<text:line-break/>quia non recta significatio sic: haec vero talis est, quia<text:line-break/>duplex; lu hoc enim folo dictio habet quidem quod<text:line-break/>significet, verum non recte: canis enim nomen aliquid<text:line-break/>significat, non tamen hoc aliquid, neque definitum quid-</text:span></text:p>
      <text:p text:style-name="P9"><text:span text:style-name="T6">quam, quod erat recte significare. Illud vero recte a Pla-<text:line-break/>tone dicitur, quaecunque proprio vitio corrupta sunt, </text:span><text:span text:style-name="T6">lio-<text:line-break/></text:span><text:span text:style-name="T6">rurn omnium dictionem corrumpit: ducit enim in obscu-<text:line-break/>ram significationem quodammodo, scd </text:span><text:span text:style-name="T19">non</text:span><text:span text:style-name="T6"> .simpliciter, ut<text:line-break/>ea quae nihil significant: obscura vero significatio prius<text:line-break/>dicta est perfecta esse dictionis corruptio: quapropter io-<text:line-break/>lum "vitium est . ipsum duplex: nisi quis ea. quoque vitia<text:line-break/>putet, defectum, longitudinem, superfluitatem dicendi: la-<text:line-break/>tere autem hunc arbitror deceptum-et ignarum, nullum<text:line-break/>horum </text:span><text:span text:style-name="T6">esse </text:span><text:span text:style-name="T6">simpliciter dictionis vitium., nisi obscuritatem<text:line-break/>aut duplicitatem efficiat: si vero: solum hoc dictionis vi-<text:line-break/>tium. est et recte supra dictum est omnia, quae in verbo<text:line-break/>supliismata </text:span><text:span text:style-name="T19">fani,</text:span><text:span text:style-name="T6"> ex ejus vitio fieri, propter ipsum duplex<text:line-break/>erunt omnia,: quae lu verbo sophismata contingunt.</text:span></text:p>
      <text:h text:style-name="Heading_20_2" text:outline-level="2">Cap. <text:span text:style-name="T80">III.</text:span></text:h>
      <text:p text:style-name="P274"><text:span text:style-name="T72">[</text:span><text:span text:style-name="T19">lpsum duplex sux tantum modis in di-<text:line-break/>ctione steri. Quid stt oratio.]</text:span><text:span text:style-name="T6"> Post vero demonstrandum<text:line-break/>est; propter quid tot modis ipsum duplex accidat, quot<text:line-break/>Aristoteles scribit: id vero si .recte inveniri debet, sumen-</text:span></text:p>
      <text:p text:style-name="P9"><text:span text:style-name="T6">dum prius est, quid sit. oratio et ex orationibus orationem<text:line-break/>esse, etenim et ipsae propositiones orationes sunt: herum<text:line-break/>alicui' aut aliquibus quaerimus ipsum ’ duplex. Oratio<text:line-break/>sane erit, quod in praesenti dicere sat est, nominum com-<text:line-break/>positio ; voco vero nomina, etsi verba sint significentque<text:line-break/>omnino aliquid, propterea, quod sicnotius vocabulum est;<text:line-break/>necesse est ipsum duplex aut in aliquo horum nominum<text:line-break/>esse, aut ;in oratione ipsa.: nullum enim habemus tertium<text:line-break/>quomodo constituatur: quemadmodum neque in lapidibus<text:line-break/>praeter aut singulos feorfum aut illorum simul compost-,<text:line-break/>tionem</text:span><text:span text:style-name="T6">, </text:span><text:span text:style-name="T6">eamque aut actu </text:span><text:span text:style-name="T6">aut </text:span><text:span text:style-name="T6">potentia .aut apparentia ni-,<text:line-break/>hiI aliquis excogitare potest: praeter haec enim nihil est,<text:line-break/>quod esse aut dici quispiam inveniat,nt alibi' demonstra-<text:line-break/>tum esu Omnia .vero, haec .comprehendentes modi prae-,<text:line-break/>dicti habent. Ipsum enim actu duplex, modus habet, et<text:line-break/>qui fecundum ..aequivocationem est et qninsecnnd0m.am-.<text:line-break/>biguitatem ; scd in nomine duplicitatem is . habet qui se-,<text:line-break/>cuudum aequivocationem, est, in oratione qui. secundum'</text:span></text:p>
      <text:p text:style-name="P9"><text:span text:style-name="T6">ambiguitatem: actu vero </text:span><text:span text:style-name="T6">esse </text:span><text:span text:style-name="T6">dicuntur, quoniam revera<text:line-break/>res duas , significant. Potentis vero,, dum accentu duplices<text:line-break/>fiunt;, compositioneque et-divisione; hi enim non plura </text:span><text:span text:style-name="T6">q<text:line-break/></text:span><text:span text:style-name="T6">significant, fed prorsus'unum: propterea. vero quod ad<text:line-break/>utrumque verti, licet duplices dicuntur: quare hos.poten-<text:line-break/>tia . dicimus t tale- enim est. hoc ipsum potentia esse.. Id<text:line-break/>ipsum vero rursus, ut supra quoque divisum est,.vel in<text:line-break/>nominibus vel in oratione est: in nominibus accentus du-<text:line-break/>plicitatem efficit</text:span><text:span text:style-name="T41">ι </text:span><text:span text:style-name="T6">trahit: enim ad utramque- partem nomen-<text:line-break/>accentus,, ut in oratione, hoc </text:span><text:span text:style-name="T48">Ορας</text:span><text:span text:style-name="T41"> ἕστηκεν, </text:span><text:span text:style-name="T6">• hoc: est mons<text:line-break/></text:span><text:span text:style-name="T19">vel,</text:span><text:span text:style-name="T6"> terminus stabat, accentus aspiratus, facit, in principio<text:line-break/>cum aut ponitur .aut abesu In. oratione vero compositio<text:line-break/>et divisio duplicitatem facit: in compositis quoque nomi-<text:line-break/>nihus eandem facere potest, quia orationi . similia- sunt, ut<text:line-break/>lu nomine Neapolis et </text:span><text:span text:style-name="T41">καλὸς </text:span><text:span text:style-name="T48">χφγαϋος,</text:span><text:span text:style-name="T41"> </text:span><text:span text:style-name="T6">id est probus, mu-<text:line-break/>taret ea quis loco simplicium non in nomen, • hoc enim<text:line-break/>sulus accentus facit; scd: in orationem ut lu hac voce av-<text:line-break/></text:span><text:span text:style-name="T41">λητρὶς </text:span><text:span text:style-name="T6">videlicet, id. est tibicina </text:span><text:span text:style-name="T6">; </text:span><text:span text:style-name="T6">sicut trurfus et ipsam<text:line-break/>orationem in nomen componeret, ut est in proposito: no-<text:line-break/>mine; videbitur, autem nihilominus absurdum fortassis id,</text:span></text:p>
      <text:p text:style-name="P9"><text:span text:style-name="T6">quod propter accentum compositionemque et divisionem<text:line-break/>fophismata contingere dicamus: siquidem haec propter<text:line-break/>ipsum duplex, ut supra dictum est, contingunt: accentus<text:line-break/>vero et quae ejus: generis sunt ipsum duplex iis quae<text:line-break/>facultate duplicia sunt eripiunt i etenim ut haec alterum<text:line-break/>signisicent efficiuntsed tamen nihilominus vere dicuntur<text:line-break/>propter haec sophismata contingere i quia enim oratio per<text:line-break/>eadem haec - ipsum duplex accipit, alterum in principio<text:line-break/>sophistae sumunt, alterum concludunt',' orationem per ea<text:line-break/>ipsa mutantes, . prorsus enim non aliter sophisma contin-<text:line-break/>geret, ratioeluantee vero tanquam idem accipientes i quale<text:line-break/>est unum quid rationale nomen 'este proprium hominis<text:line-break/>est ipsum rationale: igitur unum proprium hominis esu<text:line-break/>Praeterea fi </text:span><text:span text:style-name="T41">ὸρος, </text:span><text:span text:style-name="T6">hoc est terminus, hic flebat is qui agros<text:line-break/>separat, </text:span><text:span text:style-name="T41">ἄρος </text:span><text:span text:style-name="T6">autem, hoc est .mons, hic non stabat? sed<text:line-break/>neminem lateret id quod sic adulterinum esti verum ut<text:line-break/>ubique etiam ad minimum apta oratio fit sophistae'sur-<text:line-break/>dent:. 'nam et in. iis, quae actu duplicis sunt, hi illud<text:line-break/>idem faciunt, ut aliud sumentes aliud concludentes ratio-.</text:span></text:p>
      <text:p text:style-name="P9"><text:span text:style-name="T6">cluentur: sied ibi obscurius, quoniam quicquid significet<text:line-break/>scrmo,;ipse sibi consentiat:-hic vero manifeste: quare suis,<text:line-break/>nominibus et orationibus Aristoteles dixit-: Etenim iit sio-,<text:line-break/>phistae funt, qui speciem violant.. Cum jam habeamus<text:line-break/>id-ipsum, quod actu dicitur , itemque quod potentia, quod-<text:line-break/>reliquum, est, ad apparentiam attinet: quae secundum figu-.<text:line-break/>ram dictionis est, ut est supra dictum i ostenditur enim,<text:line-break/>ipsum nomen, similiterque oratio, non aliud duplex adeo<text:line-break/>habere, nec in singulis, quae praedicta sunt; adeo quis<text:line-break/>exempla ex Eudemo ex aliisve caperet. Cum igitur jam<text:line-break/>collectos modos omnes, habeamus, quibus duplex ipsum<text:line-break/>fieri possit, habemus omnia lu dictione contingentia so-<text:line-break/>phismata:’haec enim penes ipsum duplex sunti sequitur<text:line-break/>vero, id., quod tot modis nominibus ipsis et orationibus<text:line-break/>non eandem rem significamus i nam aut actu aut potentia,<text:line-break/>aut apparentia id facimus: manifestum vero est et- syllo-',<text:line-break/>gismi modum, modo habita divisio sit, fieri posse, utrum-.<text:line-break/></text:span><text:span text:style-name="T19">vis</text:span><text:span text:style-name="T6"> quis eligat, aut e directo aut ad- impossibile ducen-<text:line-break/>tem i si enim possibile est alium haberi modum, is erit ne-.</text:span></text:p>
      <text:p text:style-name="P9"><text:span text:style-name="T6">que in nomine neque lu oratione neque actu neque po-<text:line-break/>tentia neque apparentia: praeter haec autem nihil sermo<text:line-break/>ostendit: secundum igitur ipsum definitum sit in hunc<text:line-break/>modum: quod vero non ex ejus divisione invenimus, non<text:line-break/>enim Aristotelis gratia nunc fcribimus, scd omnia haec<text:line-break/>methodo scripta sunt, perspicuum est: nam aut in nomine<text:line-break/>aut in oratione ipfum duplex esse oportere aperte ipse<text:line-break/>dixit, cum dixit, quod ipsis nominibus et orationibus:<text:line-break/>ipsirm vero actu esse aut potentia aut apparentia notum<text:line-break/>ex ipso ordine est: scripta igitur separatim sunt in singu-<text:line-break/>lis. generibus, quae ejusdem sunt generis, primaque quae<text:line-break/>ad actum attinet: secunda quae ad potentiam: tertio loco<text:line-break/>quae ad apparentium, ut decuit; aut cur haec non fuere<text:line-break/>confusa ? sed fortasse ridiculum est his fidem aliam afferre<text:line-break/>cenari, quam eam quae a re deducitur: etenim si sic se<text:line-break/>habent, ut Ars, qualis Medicina est, artisque sunt, divisio-<text:line-break/>nem ullam fortuito aut casu factam non reciperent. Sed<text:line-break/>de his fatis haec in praesenti sint.</text:span></text:p>
      <text:h text:style-name="P6" text:outline-level="2">Cap. IV.</text:h>
      <text:p text:style-name="P271"><text:span text:style-name="T6">[Ambiguitatis et reliquorum </text:span><text:span text:style-name="T19">sophismatum<text:line-break/>modi.] Dictum</text:span><text:span text:style-name="T6"> </text:span><text:span text:style-name="T6">quoque </text:span><text:span text:style-name="T6">a stoicis aliquid est </text:span><text:span text:style-name="T6">de </text:span><text:span text:style-name="T6">partitio-<text:line-break/></text:span><text:span text:style-name="T6">nis dignitate, nosse, </text:span><text:span text:style-name="T6">si </text:span><text:span text:style-name="T6">quis </text:span><text:span text:style-name="T6">modus extra propositos cadat<text:line-break/>lentantibus: erit enim inductio fides </text:span><text:span text:style-name="T6">haec. </text:span><text:span text:style-name="T6">Et alias ae-<text:line-break/>quum est nullam probatorum virorum </text:span><text:span text:style-name="T6">opinionem </text:span><text:span text:style-name="T6">obiter<text:line-break/>poneret ambiguitatis igitur definitionem, quanquam cum<text:line-break/>multis </text:span><text:span text:style-name="T6">nostris </text:span><text:span text:style-name="T6">pugnare </text:span><text:span text:style-name="T6">videtur, </text:span><text:span text:style-name="T6">su praesentia tamen prae-<text:line-break/>termittemus </text:span><text:span text:style-name="T6">i </text:span><text:span text:style-name="T6">de his </text:span><text:span text:style-name="T6">enim </text:span><text:span text:style-name="T6">considerare alterius negotii </text:span><text:span text:style-name="T6">est;<text:line-break/></text:span><text:span text:style-name="T6">quae vero ambiguitates dicuntur, harum differentiae sumen-<text:line-break/>dae </text:span><text:span text:style-name="T6">sunt. Sunt </text:span><text:span text:style-name="T6">quidem apud graviores'viros numero </text:span><text:span text:style-name="T6">octo.<text:line-break/></text:span><text:span text:style-name="T6">Una </text:span><text:span text:style-name="T6">est, </text:span><text:span text:style-name="T6">quam communem </text:span><text:span text:style-name="T6">et </text:span><text:span text:style-name="T6">ei </text:span><text:span text:style-name="T6">quod </text:span><text:span text:style-name="T6">dictum est et divi-<text:line-break/>sibili nominant, qualis est, quae </text:span><text:span text:style-name="T41">ἀύλητρὶς, </text:span><text:span text:style-name="T19">id</text:span><text:span text:style-name="T6"> est tibicina,<text:line-break/>puella existens, communis enim haee et ipsius </text:span><text:span text:style-name="T41">αύλητρὶς<text:line-break/></text:span><text:span text:style-name="T6">nominis est atque </text:span><text:span text:style-name="T19">ejus</text:span><text:span text:style-name="T6"> quod nictum esu Altera, quae lu<text:line-break/>simplicibus est, ut virilis: aut enim tunica aut homo. Ter-<text:line-break/>tia vero ad ipfarn in compositis aequivoeationem attinet,<text:line-break/>ut homo esti ambiguus enim scrmo est, utrum substantiam<text:line-break/>an casum esse significat. Quarta ex desectu est, ut tui</text:span></text:p>
      <text:p text:style-name="P258"><text:span text:style-name="T6">est: decst enim quod ad medium locum attinet, ut domini<text:line-break/>aut patris. Quinta ex superabundantia, quale est, ei ut<text:line-break/></text:span><text:span text:style-name="T41">ηόη </text:span><text:span text:style-name="T6">navigaret denegavit: adjecta enim ea negatio, non,<text:line-break/>ambiguam orationem facit, utrum navigare 'negavit an<text:line-break/>non navigare. Sextam esse dicunt eam, quae haud notum<text:line-break/>facit, quae cum .qua significatione carens pars ordinata<text:line-break/>sit, ut illud est, et nunc et non appulit: pars enim ea<text:line-break/>non disjunctiva esse potest. Septima est, quae ignotum<text:line-break/>reliquit, quae cum qua significativa pars constructa sit,<text:line-break/>quale est:<text:tab/>•</text:span></text:p>
      <text:p text:style-name="P7"><text:span text:style-name="T19">Quinquaginta virum centenos liquit Achilles.</text:span></text:p>
      <text:p text:style-name="P11"><text:span text:style-name="T6">Octava est, quae non declarat quid ad quid referatur, quale<text:line-break/>est, Dion Theon est; incertum enim est, utrum ad utrius-<text:line-break/>que existentiarn verbum, est, referatur, an ad id, ut Dion<text:line-break/>sit Theon i aut contra. Hi, fiunt a gravissimis viris nume-<text:line-break/>rati modi. Quicunque vero non obiter, quae supra dicta<text:line-break/>funt audivit, manifestum est ei, eos omnes in hos cadere</text:span></text:p>
      <text:p text:style-name="P9"><text:span text:style-name="T6">modos, qui a nobis numerati sunt: carercque-methodo et<text:line-break/>arte perspicuum est: neque enim ex iis, quae dicta sunt,<text:line-break/>demonstrationem quis ceperit, nullum alium modum am-<text:line-break/>biguum constitui posse: in connexisque aequivocationem<text:line-break/>contingere dicere, hominis est in nominis intelligentia<text:line-break/>parum versati: non ineptum vero est generalibus differen-<text:line-break/>tiis speciales enumerare, ut ea, quae ad divisionem attinet,<text:line-break/>per partem significatione .carentem et per significantem<text:line-break/>dividatur; sic enim quis speciales differentias plures-acci-<text:line-break/>peret : quin etiam ad hunc modum quis aequivocationis<text:line-break/>differentias speciales dictas plures faceret: quia ille secun-<text:line-break/>dum id, quod a fortuna : hae vero secundum analogiam<text:line-break/>aut similitudinem , aut alium aliquem modum constituan-<text:line-break/>tur: quin et aequivocationis ejus, quam ipsi in oratione<text:line-break/>dicunt plures modi casibus similibus appositis fiunt, quale<text:line-break/>illud est, futurum est Socratem vincere: caeteri vero modi<text:line-break/>minores sunt, ld vero dubitatione dignum est, quo modo<text:line-break/>quae ad apparentiam attinent duplicia sunt: magisque</text:span></text:p>
      <text:p text:style-name="P9"><text:span text:style-name="T6">quo modo qnae ad accentum: qui enim secundum com-<text:line-break/>positionem duplex ponunt, quo modo non secundum ac-<text:line-break/>centum? ut illa per continuationem totius et per silen-<text:line-break/>tium ad ipsum duplex trahi potest, sic ipsum nomen per<text:line-break/>accentum: quemadmodum orationis extrinsecum, inane<text:line-break/>tempus cum sit, nec ejus pars, eam tamen facere duplicem<text:line-break/>potest, sic accentus quoque: itemque sophistae ut illo, sic<text:line-break/>hoc ad contentiones utunturj et quis fecum cogitans, quem-<text:line-break/>admodurn fecundum compositionem et divisionem conten-<text:line-break/>dunt, sic secundum etiam accentum idem fieri posse </text:span><text:span text:style-name="T19">co-<text:line-break/>gnoscet.</text:span><text:span text:style-name="T6"> Manifestum </text:span><text:span text:style-name="T19">vero</text:span><text:span text:style-name="T6"> lu scriptis orationibus est, cum<text:line-break/>non adjecta funt dividentia puncta: ut enim his egent ad<text:line-break/>divisionem, sic accentu quoque, non semper tamen etiam<text:line-break/>propter hunc duplex oratio fuerit.</text:span></text:p>
      <text:h text:style-name="P2" text:outline-level="1"><text:bookmark-start text:name="bookmark16"/>GALENI DE PRAENOTIONE AD<text:line-break/>POSTHUMUM LIBER.<text:bookmark-end text:name="bookmark16"/></text:h>
      <text:h text:style-name="Heading_20_2" text:outline-level="2">Cap. I.</text:h>
      <text:p text:style-name="P271"><text:span text:style-name="T6">Ut sane vulgus medicorum est, o Posthu-<text:line-break/>me, nemo potest ea, quae aegris per singulos morbos eve-‘<text:line-break/>niunt, praenoscere. Ex quo enim ii, qui videri potius<text:line-break/>quam esse docti non in medica tantum, fed etiam aliis ar-<text:line-break/>tibus studuerant, numero vicere, optima quaeque artium<text:line-break/>neglecta sunt: ea vero in usu habita, unde aliquis sermone</text:span></text:p>
      <text:p text:style-name="P9"><text:span text:style-name="T6">hominum celebretur; nempe apud vulgus dicere aliquid<text:line-break/>et facere ad gratiam: item adulari blande, opulentos ac<text:line-break/>potentes in civitatibus quotidie salutare et simul cum eis<text:line-break/>incedere ac domum redeuntes deducere, lu coenis latus<text:line-break/>eorum cingere et scurriliter nugari. , Quidam ipsorum non<text:line-break/>haec modo, scd etiam vestium et annulorurn sumptu, eo-<text:line-break/>minim multitudine et vascnrm argenteorum apparatu idio-<text:line-break/>tis persuadent, magni se pretii esse homines et imitatio-'<text:line-break/>ne dignos. Ex his, igitur omnibus partim allicientes par-<text:line-break/>tim attonitos reddentes homines veri in rebus judicii lur-<text:line-break/>peritos, ut quidem hi existimant, multis bonis fruuntur:<text:line-break/>ut autem ego dixerim, quum vere bona non sint, ipsi<text:line-break/>falso opinantur. Quum itaque tales existant, praeter alia<text:line-break/>contra leges facere non dubitant brevissirnoque tempore<text:line-break/>artes se docturos polliciti complures discipulos comparant,<text:line-break/>a quibus etiam ipsi potestatem in civitatibus, in quibus<text:line-break/>degunt, accipiunt. Haec, igitur communis omnium artium<text:line-break/>infelicitas praefentem vitam occupavit Medicinae autem</text:span></text:p>
      <text:p text:style-name="P8"><text:span text:style-name="T6">varia quidem est,, scd unum aliquod ex iis, quae in illa<text:line-break/></text:span><text:span text:style-name="T6">• </text:span><text:span text:style-name="T6">accidunt, statur promere, ut quod ad me potissimum per-</text:span></text:p>
      <text:p text:style-name="P7"><text:span text:style-name="T6">tineat. Quando enim medicus aliquis ex iis, qui legitime'<text:line-break/>eam didicerunt, aut delirium futurum in aegrotante, aut<text:line-break/>rigorem, aut cataphoram, aut sanguinis profluvium, aut<text:line-break/>parotidas, aut abfcessurn aliquem in quacunque.parte, aut<text:line-break/>vomitum, aut sudorem, aut aIvi perturbationem, aut syn-<text:line-break/>copen, aut aliud quid hujusmodi praedixerit, et peregri-<text:line-break/>num • et monstrum prae dissuetudine idiotis apparet i ac<text:line-break/>tantum abest, ut qui praedixerit in admirationem apud<text:line-break/>illos veniat, ut bene actum fecum putaverit, si non etiam<text:line-break/>praestigiator aliquis esse rideatur. Pauci autem quidam<text:line-break/>ipsorum hujusmodi speculationem 'non, damnant quidem,<text:line-break/>ceu quae.haberi nequeat: sed interrogant statim </text:span><text:span text:style-name="T6">et </text:span><text:span text:style-name="T6">ipsum,<text:line-break/>qui praedixit et alios medicos,, num etiam tale-quid , a<text:line-break/>majoribus inventum fit, an solum ipsius -praedicentis sit<text:line-break/>inventio?. Hinc itaque necessarium est quosdam sane me-<text:line-break/>dicos inscitiam suam occultantes, forsan, autem nonnul-</text:span></text:p>
      <text:p text:style-name="P9"><text:span text:style-name="T6">los etiam vere </text:span><text:span text:style-name="T6">ignorantes, dicere, </text:span><text:span text:style-name="T6">a nullo </text:span><text:span text:style-name="T6">majorum </text:span><text:span text:style-name="T6">tale<text:line-break/>quid esse proditum</text:span><text:span text:style-name="T6">: </text:span><text:span text:style-name="T6">fed praestigiatorem esse, qui hujus-<text:line-break/>modi praedictionem ostendit. ' Ipse vero praedicens neque<text:line-break/>quod a pluribus majoribus scriptum sit et praefertiiu ab<text:line-break/>Hippocrate, omnium nobis bonorum auctore et duce, au-<text:line-break/>det fateri, metu simul praesentium medicorum etrodii<text:line-break/>suspicione, neque quod ipfe invenerit: mentiretur enim<text:line-break/>ita et magis odiu ab ipsis haberetur. Quaestionem isaque<text:line-break/>sustinens, ad quam quid prorsius respondere, debeat, am-<text:line-break/>bigit, si detrectet et deliberandum cenfeat, meo judicio<text:line-break/>augebit fane praestigii suspicionem in futurum: postremo<text:line-break/>autem invidiam in se concitabit, ut insidias ab iis expe-<text:line-break/>riaturr primum sane per pharmaca, deinde quibus Quin- .<text:line-break/>tus captus fuerat, praestanti Annus quidem fui temporis<text:line-break/>medicorum, urbe autem ejectus, tanquam aegrotantes in-<text:line-break/>terimeret. Quare necesse est ut ei, qui artem philofo-<text:line-break/>phice et ut Asclepiadis dignum est exercet, alterutrum<text:line-break/>contingat, aut ut Quinto similiter in exilium relegatus<text:line-break/>praeclara sensus praemia reportet: aut calumnias sustinens</text:span></text:p>
      <text:p text:style-name="P9"><text:span text:style-name="T6">et manifesto, siquidem timidior fuerit, partim respondens<text:line-break/>partim subticens leporis vitam degat, femper tremens et<text:line-break/>ut pariatus aliquid exspectans, praeterquam quod praesti-<text:line-break/>gi i </text:span><text:span text:style-name="T58">&amp;</text:span><text:span text:style-name="T6"> </text:span><text:span text:style-name="T6">suspicionem augeat. Sin autem animosior cominus<text:line-break/>procedat solusque cum multis versutis hominibus ac lu<text:line-break/>plerisque-improbatissimis fraudum generibus exercitatis de-<text:line-break/>certet, ipse eruditione et disciplinis fretus ac talium ma-.<text:line-break/>lignitatum imperitus vel omnino victus obtemperet in<text:line-break/>posterum ad omnia illa, in quibus illo uti voluerint: et<text:line-break/>si diutius resistat certetque, mirabili quadam fortuna usus<text:line-break/>femper certe bellum longe deterrimum, quod intestinum<text:line-break/>nominant, gerere cogetur, cum effugere non- possit. Ac-<text:line-break/>cidet igitur necessario; multos ita fraudibus oppressos et<text:line-break/>alios qui veritatem sincere non propter aliquod exterius,<text:line-break/>sed ipsam propter fe honorant, ubi semel iniquitatum<text:line-break/>praesentis seculi fuerint experti noverintque manifesto,<text:line-break/>quam nulli sint mortalium commodo futuri, ex vulgi con-<text:line-break/>sortio discedere, tanqnam in tempestate magna et agita-</text:span></text:p>
      <text:p text:style-name="P9"><text:span text:style-name="T6">tione ventorum fe ipsus saltem servare conantes. Hi sane<text:line-break/>vulgo quidem incogniti, noti vero et amici maxime qui-<text:line-break/>deni et primum diis ipsts, . deinde hominum praestantissi-<text:line-break/>mis in quiete vitam agentibus, permittentes fraudulentis<text:line-break/>istis gloriam apud vulgus aucupari et inclarescere. Omnium<text:line-break/>horum causa hominibus divitum in urbibus et pc.tentum<text:line-break/>deliciae existant; qui voluptatem virtuti praeponentes in<text:line-break/>nullo honore habent eos, qui aliquid honesti. noverunt<text:line-break/>quique alios docere quid possunt.. Toti autem illis dediti<text:line-break/>sunt, qui voluptates suppeditant, hos ditant, hos adnii-<text:line-break/>rantur et in coelum efferunt, nec non histrionum et<text:line-break/>adulatorum . imagines ' deorum statuis asseclas constituunt<text:line-break/>eruditos autem tanti faciunt, quantum opera ipsorum in-<text:line-break/>digenti Nam in unoquoque honestum non.respiciunt, ne-<text:line-break/>que peritos ipsos festinent,, sed geometriam quidem et<text:line-break/>arithmeticen, quantum ad impensarum rationem et domus<text:line-break/>constructionem attinet, estronomiam vero et drvinatoriam,<text:line-break/>quantum ad praenoscendum quorum . heredes futuri</text:span></text:p>
      <text:p text:style-name="P9"><text:span text:style-name="T6">sint opus est, usurpant;.quemadmodum.et' musicen,; quate—<text:line-break/>nus auditum oblectare velint. Philosophiae autem,; quae<text:line-break/>horulir''omnium praecipuum continet, demonstratoriae spe—<text:line-break/>cuIatidnis nullam habent rationem, nisi quantum usus-<text:line-break/>cogit; quosdam rhetoricorum virorum instrumento subdito<text:line-break/>lophistiea dicta speculatione utre Philosophiae enim ipsius<text:line-break/>nulla mentio, scd omnium disciplinarum inutilissimam,<text:line-break/>hanc instar milii perforati arbitrantur. Hi igitur funt,<text:line-break/>qui etiam medicinae usum necessarium- vident duntaxat,<text:line-break/>neque hunc recte, scd, ut Plato alibi dicit, si de medico et<text:line-break/>coquo a puero aut stultis hominibus sententia ferri debeat,<text:line-break/>coquus utique non paulo plus laudis reportabit.</text:span></text:p>
      <text:h text:style-name="Heading_20_2" text:outline-level="2">Cap. II.</text:h>
      <text:p text:style-name="P271"><text:span text:style-name="T6">Haec igitur ego ignorans in priori meo,<text:line-break/>Romam adventu nihilque suspicans indicari non verbis-<text:line-break/>nudis, scd operibus futurorum praenotionem curationemque;',<text:line-break/>donec tale quippiam accideret, ut tu novisti,- qui potissi-<text:line-break/>mum per totius morbi Euderni peripatetici philosophi</text:span></text:p>
      <text:p text:style-name="P9"><text:span text:style-name="T6">curriculum adfuisti. Itaqne die quodam nonnulla ipsum<text:line-break/>invasit inaequalitas, horror autem ab hora octava;,, pro-<text:line-break/>pter quem </text:span><text:span text:style-name="T6">a </text:span><text:span text:style-name="T6">cibo abstinere coactus, postridie inculpate<text:line-break/>agens, putavit tutius esse eum post octavam horam dif-<text:line-break/>ferre. Quum autem nihil eadem hora molestum occurre-<text:line-break/>ret inedia uso usque ad nonam, ac ulterius nulla permu-<text:line-break/>tatio appareret', lotus et modico cibo assumpto tertio die<text:line-break/>pro consuetudine nobiscum versabatur. Securi latis'autem<text:line-break/>gratia visum ei est etiam in illo die cibum post horas<text:line-break/>suspectas differre. Lavit itaque post octavam et cibo as-,<text:line-break/>sumpto leni credidit nihil ei molestum accessurum. Quarto<text:line-break/>die, quo nobiscum versatus ad balneum discessit, ridens<text:line-break/>simul et respiciens te: utrum, inquit, in hoc quarto die<text:line-break/>tutius est octavam horam inedia excedere, an balneo uten-<text:line-break/>dum jam est? Tu igitur tanquam nihil molesti futurum<text:line-break/>esset, lavacrum accedere jussisti aliique omnes qui, ade-<text:line-break/>rant, ego autem solus fubticebam. Roganti vero ipsi cur</text:span></text:p>
      <text:p text:style-name="P9"><text:span text:style-name="T6">tacerem, respondi, non omnino nie citra suspicionem esse,<text:line-break/>initium quarti circuitus secundum primi diei rationem,<text:line-break/>quo me pulsum tangere jussisti, accidisse. Quum autem<text:line-break/>praenovissem naturalem tuum pulsum qualis erat, sine quo<text:line-break/>non licet exiguas, ipsius mutationes in, statum praeter na-<text:line-break/>tnrarn deprehendere, manifesto nihil pronuntiavi; quem-t<text:line-break/>admodum neque nunc magis possum aliquid de suspicione<text:line-break/>tunc mihi oborta proferre. Lavit igitur ex facili et rne-<text:line-break/>diocriter nutritus est. Deinde cum circa vesperam vocas-<text:line-break/>fet me ac rurins pulsum ejus tangere jussisset, idem quod<text:line-break/>ante balneum pronuntiari audivit; ac magis adhuc coufi-'<text:line-break/>dentlus quam tunc. Iccirco visum est sequentem diem,<text:line-break/>qui septimus ab initio futurus erat, quartus autem ab illo,<text:line-break/>exactius observare: ac cum domi fuisset commoratus, lavit<text:line-break/>cibosque assumpsit, quum plures, ut nosti,, omnino absque<text:line-break/>febri ipfum esse dicerent. Ego igitur quaerenti tibi, me-<text:line-break/>ministi enim omnino et hoc, suspicionem mihi nunc esse</text:span></text:p>
      <text:p text:style-name="P9"><text:span text:style-name="T6">dixi, minimae follicet cujusdam quartanae circuitionis ini-<text:line-break/>tium ei oboriri. Discessi igitur visitaturus quendam circa<text:line-break/>vesperam aegrotum non prope habitantem. Interim la-<text:line-break/>vatus Eudemus statim quendam' cibum sumpsit, non multo<text:line-break/>post calorem per totum corpus sensit, quem ex </text:span><text:span text:style-name="T6">potu<text:line-break/></text:span><text:span text:style-name="T6">hausto provenisse ratus, vinum enim vetus postridie as--<text:line-break/>sumpferat, hoc ipsum consuetis medicis recensuit: quum-'<text:line-break/>que et illi statim vinum causarentur, nihil hic adhuc:<text:line-break/>rnolesti in quarto </text:span><text:span text:style-name="T6">. </text:span><text:span text:style-name="T6">die post - calorem obortum fore ratus,<text:line-break/>lavit et consueto more cibo usus est, manifesto autem fe-<text:line-break/>bricitare ' orsus, persuasum - habuit quartanae esse - circui-<text:line-break/>tum,- Me vero solum inde commendavit, tanquam exacte<text:line-break/>pulsum priore tempore tangentem, persuasus mihi soli,<text:line-break/>habitum esse in philosophica speculatione mentione dignum,<text:line-break/>medicinae vero obiter, rationem habuisse. Etenim audi e-<text:line-break/>rat quum pater me ad philosophiam duceret,» injunctam<text:line-break/>ei per somnia evj.dentia, ut me medicinam edoceret , non.<text:line-break/>ut superfluam quandam disciplinam mihi futuram. Con-</text:span></text:p>
      <text:p text:style-name="P9"><text:span text:style-name="T6">tigit etiam tunc forte fortuna, ut novisti et ipse, labo-<text:line-break/>rante quodam homine per initia autumni morbo acuto,<text:line-break/>deinde. per tempus refectionis, cicca horam quintam fe-»<text:line-break/>bricitare exorsu, pronuntiasse me tibi praesenti, quum<text:line-break/>hominem illum vidissem, manifestissimum esse quartani<text:line-break/>circuitus infuItum. Quum enim juxta proportionem per<text:line-break/>quartum diem repetitio fieret, Eudemus factam praedictio-<text:line-break/>nem abs te audiens multo magis attendere mihi persua-<text:line-break/>sus 'estt quare cum secundum circuitum accessio in magni-<text:line-break/>tudinem procederet, convocatis praestantissimis quibusque<text:line-break/>urbis medicis de morbi curatione considerandum censuit.<text:line-break/>Ego autem sponte relictus sum, ut qui nollem verbis cum<text:line-break/>ipsis contendere. Quum vero •celeberrimis ipsorum the-<text:line-break/>riacen aegro propinare visum esset mane eo die, quo<text:line-break/>accessio quarto repetens futura exspectaretur j digressis il-<text:line-break/>lis., ut nosti, te praesente interrogabat me quam spem de<text:line-break/>medicamenti usu haberem. Nosti igitur quomodo ei re-<text:line-break/>sponderim, nihil ambigens, medicamentum scilicet hon</text:span></text:p>
      <text:p text:style-name="P9"><text:span text:style-name="T6">inodo nihil praesidii illaturum, scd etiam duplicem effe-<text:line-break/>cturum quartanam. Ac quum ipse causam quaereret cur ita<text:line-break/>responderem, crudum adhuc esse morbum dixi; ac medi-<text:line-break/>camentum hoc adhiberi, quatenus vitiosum humorem cru-<text:line-break/>dum, praesertim per hiemis initia, perturbare possit, non<text:line-break/>tamen vel persecte concoquere vel discutere. Haec igitur<text:line-break/>ego Eudemo respondi. Snbsequenti die mane venientes<text:line-break/>ad ipsum medici, nobis nondum praesentibus, medicamen-<text:line-break/>tum propinarunt reverito narrare eis, quae ego ipsi dixe-<text:line-break/>ram:, ut qui simul omnes medicos discedentes confiden-<text:line-break/>ter promittere videret, medicamentum assumtum non pa-<text:line-break/>rum ipsi prosuturum. Quum autem eadem hora accessio<text:line-break/>invaderet, dicebant ita nonnunquam accidere in prima<text:line-break/>potione, ut morbus moveretur agitareturque, sccundo au-<text:line-break/>tem potu in totum discuti, fl die, quo accessio quarto<text:line-break/>repetens futura expeclatur, similiter mane ex eo assume-<text:line-break/>ret. Illi quidem ita locuti- cum bona (pe discesserunt. At</text:span></text:p>
      <text:p text:style-name="P9"><text:span text:style-name="T6">quartana, non exspectato-proximo circuitu, praeter opi-<text:line-break/>nionem hora octava invasit-, idque fortior quam die primo<text:line-break/>sperat. Venientibus itaque mane medicis, ut nosti, ite-<text:line-break/>rutn ex medicamento propinare visum, esu Quumque pro<text:line-break/>proportione prioris accessionis exhibuissent, discesserunt;<text:line-break/>ac quae secundo post ipsam supervenit accessio priori in<text:line-break/>ipsa respondebat; cujus rei gratia circa vesperam me ro-<text:line-break/>gabat, quid exspectarem futurum. Ego, ut nosti, arte-<text:line-break/>riarum motum ipfius explorans, nunc sane, dicebam, re-<text:line-break/>spondere tibi quippiain ad quaestionem tuto non possum;<text:line-break/>mane autem forsan potero, intuitus omnem quae noctu<text:line-break/>redditur urinam.. Reversus itaque sub auroram intui tusque<text:line-break/>lotium, sinere, jussi, ac rediturum me dixi circiter horam<text:line-break/>quartam, si quid interea mingeret. Ac sane jam eo profectus,<text:line-break/>postquam urinas inspexissem pulsumque diutius tetigissem,<text:line-break/>pronuntiavi ei tertiam quartanae accessionem circiter eandem<text:line-break/>horam adfuturam, quo dicto jam difcefln Paulo post</text:span></text:p>
      <text:p text:style-name="P9"><text:span text:style-name="T6">Sergius et Paulus, qui non multo post urbis praefectus<text:line-break/>creatus est, et Flavius consularis, jam et ipse in Aristote-<text:line-break/>lis philosophia exercitatus, sicut et Paulus Eudemum<text:line-break/>visitatum venerunt: quibus ille omnia, quae a me audie-<text:line-break/>rat, recensens tristitia sc afficere dicebat suctam de </text:span><text:span text:style-name="T19">fa-<text:line-break/>tura accessione</text:span><text:span text:style-name="T6"> praedictionem, observare autem- quomodo<text:line-break/>eveniret. Quum jam et illa circa eandem- horam ut prae-<text:line-break/>teritae accideret, Eudemns sane admirabatur et inviscn-.<text:line-break/>tibiis ipsum omnibus meas praedictiones indicabat. Erant<text:line-break/>autem hi prope omnes, qui Romae et dignitate et eru-<text:line-break/>ditione praecellebant. Quum igitur Boethus lu . anatomica<text:line-break/>speculatione me summe esse exercitatum audivisset, roga-<text:line-break/>bat jam me, ut aliquid de voce et respiratione, quomodo<text:line-break/>fieret et per quae instrumenta, ostenderem.. Ut igitur<text:line-break/>cognovit nomen meum, etiam hoc' ipsum Paulo narravit,<text:line-break/>qui et ipse postquam innotuisset, me rogabat ut etiam<text:line-break/>sibi quid ostenderem; dicebat enim omnino se speculatione</text:span></text:p>
      <text:p text:style-name="P9"><text:span text:style-name="T6">eorum</text:span><text:span text:style-name="T41">, </text:span><text:span text:style-name="T6">quae in dissectionibus, apparent, indigeresSimi-,<text:line-break/>literret Barbarus avunculus regis, Lucii, qui Mesopotamiae<text:line-break/>dictae praeerat; ipse, quoque sicut Paulus disciplinam'de-‘<text:line-break/>siderabat. Postea et Severus consulatum tunc gerens, in<text:line-break/>Aristotelis philosophis etiam versatus. Quomodor igitur<text:line-break/>dissectiones successerint quum ipse fcias, paucis comme-;<text:line-break/>morare opus erit et breviter paulo post repetemus.</text:span></text:p>
      <text:h text:style-name="Heading_20_2" text:outline-level="2">Cap. <text:span text:style-name="T82">II</text:span>I.</text:h>
      <text:p text:style-name="P272"><text:span text:style-name="T6">Nunc autem ad Eudernum revertor. Quum<text:line-break/>enim tribus quartanis laboraret, medici de ejus salute, de-<text:line-break/>sperarunt, </text:span><text:span text:style-name="T26">£</text:span><text:span text:style-name="T6">- hiemei jam fere medis. Ego' vero primum<text:line-break/>tanquam praeceptori meo, deinde quod </text:span><text:span text:style-name="T19">forte</text:span><text:span text:style-name="T6"> fortuna prope<text:line-break/>ipsum habitabam; necesse habui obtemperare bis die- </text:span><text:span text:style-name="T19">vo-<text:line-break/>canti. At</text:span><text:span text:style-name="T6"> Antigenes me </text:span><text:span text:style-name="T19">'eo</text:span><text:span text:style-name="T6"> tempore deridebat, unus ex<text:line-break/>Quinti discipulis, qui et Marino convixerat principatum-<text:line-break/>que inter medicos obtinere creditus omnes potentes me-<text:line-break/>dicabatur; haud scio qua opinione ductus laudantibus- me<text:line-break/>ridensto dicebat, paulo post i pios cognituros quem com-<text:line-break/>mendarent, eum Eudemum efferri viderint. Atque- haec</text:span></text:p>
      <text:p text:style-name="P9"><text:span text:style-name="T6">ad.‘praesentes idiotas dicens, nonnunquam sermone. aversu<text:line-break/>respiciensque ad medicos ajebat, Eudemurn sexagesimum et<text:line-break/>tertium annum agentem, tribus laborantem quartanis lu<text:line-break/>media hieme Galenus ie curaturum promittit. Tu igitur,<text:line-break/>Posthume carissime, et praedictiones de eo postea factas et<text:line-break/>curationem novi quanto praeconio extuleris; mihi autem<text:line-break/>primum tunc invidiae initium obortum est, ut qui tum<text:line-break/>propter gravitatem vitae tum artis opera essem admira-<text:line-break/>tioni. Etenim ex tribus quartanis quum primam , quidem<text:line-break/>exorsam hoc finitum iri die praefagiissem, visus sum<text:line-break/>admirabilis; quum autem et fecundae statum solutionis<text:line-break/>tempus vere protulissem, omnes sane fuerunt attoniti; in<text:line-break/>tertia certe deos precabantur ut successu frustrarer. Cum<text:line-break/>autem et illa in. die a me praedicto cessaret, non ob prae-<text:line-break/>dictiones tantum, sed etiam curationem, haud mediocrem<text:line-break/>gloriam sum consecutus. Antigenes igitur fere in terram<text:line-break/>se coram me dimisit propter temerarias ipsius in me oblo-.<text:line-break/>curiones habitas;similiter et Martianus, qui ipse quoque'</text:span></text:p>
      <text:p text:style-name="P9"><text:span text:style-name="T6">tum per illud tempus 'tum antea adhuc ceu maximus<text:line-break/>anatomicus in magno honore et gloria apud adolescentes<text:line-break/>medicos extitit. Legebantur autem duo ejus libri de disse-<text:line-break/>ctionibus scriptu Is ipsc quoque dolore affectus, eo quod<text:line-break/>Eudernus non modo jure in omnibus laudari me oportere,<text:line-break/>fed etiam pro miraculo haberi dicebat; non ex medicina<text:line-break/>praedictiones,' fed ex vaticinatoris has </text:span><text:span text:style-name="T19">a me fieri calumnia-<text:line-break/>batur. At</text:span><text:span text:style-name="T6"> vaticinatoriam quam tandem diceret quum<text:line-break/>nonnulli quaererent, interim auguratricem dicebat, inte-<text:line-break/>rim e sacrificio petitam, aliquando fymbolicarn aut ma-'<text:line-break/>thematicam. Postremo tale quid apud Eudemurn accidit,<text:line-break/>tertiae quartanae die instante, qua perfecte eum' libera-<text:line-break/>tum </text:span><text:span text:style-name="T19">iri dixeram.</text:span><text:span text:style-name="T6"> Martianus hora nona ad Eudemum pro-<text:line-break/>fectus praesentem accessionem non paulo, fed etiam multo<text:line-break/>vehementiorem praeterita esse dixit ac statim abit vultu<text:line-break/>laeto, manifesto indicans sc gaudere, tanquam praedictio<text:line-break/>non successerit. Eudernus autem sentiens facilitatem morbi</text:span></text:p>
      <text:p text:style-name="P9"><text:span text:style-name="T6">tolerandi, qualem necdum antea perceperat, quin etiam<text:line-break/>confidens mihi tanquam non erraturo in praedictione,- ex-<text:line-break/>spectans dum alius etiam quidam medicus accederet; quum-<text:line-break/>que non unus tandem adveniret, scd duo et tres (obscr-<text:line-break/>vahant enim omnes quomodo praedictio succederet, optan.-.<text:line-break/>tes saltem in tertia quartana frustrari me et praedictione<text:line-break/>et curatione ipsius),</text:span><text:span text:style-name="T58">:</text:span><text:span text:style-name="T6"> Eudernus sane voluit et illos pronun-<text:line-break/>tiare quam ipsi de morbo, fuo ' opinionem haberent.<text:line-break/>Quumque eandem responsionem audivisset, quam Martia-<text:line-break/>nus protulerat, et attendens similiter etiam illis ceu </text:span><text:span text:style-name="T19">lae-<text:line-break/>tioribus</text:span><text:span text:style-name="T6"> Martiano redditis, intellexit sane et ipse gaudere<text:line-break/>illos quasi et praedictio et curatio improspere successerit.<text:line-break/>Quoniam autem diutius morabar praeter consuetudinem<text:line-break/>in visitando quodam occupatus, . misit continue ad me<text:line-break/>juxta habitantem, ut dixi, cupiens, ut de ' facilitate ipsuts,<text:line-break/>quam habebat, ferrem judicium. Ut igitur accessi, ne sedere<text:line-break/>quidem me permittens manum exporrexit, jubens ut pul-<text:line-break/>stim tangerem. Quum autem explorassem studiose, quae-.</text:span></text:p>
      <text:p text:style-name="P9"><text:span text:style-name="T6">rebat quidnam nuntiarem. Ac </text:span><text:span text:style-name="T6">ego </text:span><text:span text:style-name="T6">ridens, quid aliud,<text:line-break/>inquam, quam bona? qualia, </text:span><text:span text:style-name="T19">ait,</text:span><text:span text:style-name="T6"> haec particulatim’.mihi<text:line-break/>edicito. Ego rursus, non satis, inquam, erit tibi fum-<text:line-break/>mam ipsam univerfim audienti, gaudere ob ea, quae su-<text:line-break/>tura sunt. Nequaquam, inquit; audire enim desidero<text:line-break/>particulatim. Audito jam. Hac nocte tota dispositione<text:line-break/>morbosa persecte liberaberis ; quibus factis etiam sympto-<text:line-break/>matum omnium et supervenientium et futurorum solutio<text:line-break/>comitabitur. Atque hoc dicebam nuper mihi </text:span><text:span text:style-name="T6">ex </text:span><text:span text:style-name="T6">pulsibus<text:line-break/>' indicasse naturam, quae corpus tuum dispensat, excitatam<text:line-break/>jam motarnque, ut omnem humorum corporis pravitatem<text:line-break/>ex corpore tuo, expellat. Quomodo igitur jam </text:span><text:span text:style-name="T19">a</text:span><text:span text:style-name="T6"> natura<text:line-break/>hoc tibi indicatum esse dicis? non enim loquens haec]tibi<text:line-break/>dixit; responde. Omnino- enim novisti me quae dices<text:line-break/>intellectu magis assecuturum quam omnes hos miserabiles<text:line-break/>medicos. Quoniam motum, dixi, arteriarum elatius, ex-<text:line-break/>tulit quam ad alteram dimensionem: quod femper facere<text:line-break/>consuevit, ubi id quod noxium est excernere e corpore</text:span></text:p>
      <text:p text:style-name="P9"><text:span text:style-name="T6">nititur. Post haec dicta Eudemus iterato sermone intulit.<text:line-break/>Verum quia multae excretionrs viae a natura distributae<text:line-break/>sunt (etenim vomitus, alvus profluens, forsan et urina-<text:line-break/>nnn copia, sudorum multorum eruptiones, sanguinis pro-<text:line-break/>fluvium et consueta haemorrhois adaperta vacuatienem<text:line-break/>subitam efficit) proprium artis tuae munus sueritrjvaetia-<text:line-break/>tionis speciem interpretari.• Sanguinis igitur profluvium<text:line-break/>futurum'haec et illa signa praecedunt, quemadmodum etiam<text:line-break/>sudores’ haec. Adjeci autem inter dicendum </text:span><text:span text:style-name="T6">et </text:span><text:span text:style-name="T6">ea quae<text:line-break/>vomitus praecedunt. At vacuationis per ventrem fiubitae<text:line-break/>crisin fatentis nullum peculiare eximium signum habemus.<text:line-break/>Verum fi nullum excalfis adsit, reliquum est ut spere-<text:line-break/>mus in te hoc futurum. Dialectice, inquit, collegisti ejus<text:line-break/>quod fiet inventionem. Haec sane cum advesperasceret<text:line-break/>jam inter nos disserebamus. Quum itaque mane accede-<text:line-break/>rem, tu ' ipse audivisti summam praedictionis a philoso-<text:line-break/>pho, qui non sustinebat moderate loqui, ut consueverat;<text:line-break/>fed vociferabatur ad omnes nos ingredientes amicos, Py-</text:span></text:p>
      <text:p text:style-name="P9"><text:span text:style-name="T6">thium Apollinem per Galeni os voluisse oracula aegro-<text:line-break/>tantibus dicere nec non curare ipsus liberareque in totum<text:line-break/>die praedicto. Nam cum factam morbifolutionem (per-<text:line-break/>suasum enim habeo jam ex totu me esse fanum) longo<text:line-break/>tempore antea praenuntiasset et curationem et. praedictio-<text:line-break/>nenrfum consecutus. Liberavit autem me tribus quartanis,<text:line-break/>in quas ex intempestivo theriacae medicamenti potione in-<text:line-break/>cidi; -quando tempus ipsius’ esset non illis eloquentibus5<text:line-break/>hic propinans me liberavit, derisius ab iis, quod senem<text:line-break/>hiberno tempore laborantem tribus quartanis levaturum<text:line-break/>fe putaret.</text:span></text:p>
      <text:h text:style-name="Heading_20_2" text:outline-level="2">Cap. IV.</text:h>
      <text:p text:style-name="P271"><text:span text:style-name="T6">Imperiti pane artis medicae quumliaec<text:line-break/>audirent, commune bonum me Romae degentibus futurum<text:line-break/>existimantes omnes gaudebant. At Martianus, qui non<text:line-break/>medicum modo, Ied etiam amicum esse fe testabatur,<text:line-break/>quum audivisset, quid superiori die pronuntiassem de ar-<text:line-break/>teriarum Emotu, quem illi turbulentum, non decretorium<text:line-break/>nominantes extimuerunt, etsi Eudemum secundum natu-</text:span></text:p>
      <text:p text:style-name="P9"><text:span text:style-name="T6">ram prorsus habere offenderent, ne verbo' quidem uno<text:line-break/>laudari me. sustinebat; Digressus autem in Sandalarium<text:line-break/>forte mihi.occurrit ab statim neque salutans, utifolebat,<text:line-break/>rogavit, num fecundum Hippocratis Prorrheticorum librum<text:line-break/>legissem, an omnino mihi esset incognitus. Ac deinde<text:line-break/>niii audivisset me legisse, </text:span><text:span text:style-name="T6">ac </text:span><text:span text:style-name="T6">mihi ridentur, inquit,tnon—<text:line-break/>nulli medicorum recte ac * convenienter pronuntiasse nx<text:line-break/>germanis Hippocratis libris ipsum non esse/ Omnino . igi-<text:line-break/>tur novisti, inquit, quae in eo scripta sunt? Ego vero<text:line-break/>hujusmodi non vaticinor ; quorsum .autem hoc nunc'dictum<text:line-break/>ab eo esset quaesivi. Quod </text:span><text:span text:style-name="T6">cum </text:span><text:span text:style-name="T6">ab Eudemo te admirante<text:line-break/>digressus esses, ajehat; heri vefperi ex pulsus tactu prae-<text:line-break/>dixeris axcretionem per alvum futuram, . postquam non<text:line-break/>amplius febricitaret. Quae ubi ipse protulisset, ego tan-<text:line-break/>tum respondens, ab Eudemo haec audivisti, non a me,,<text:line-break/>statim discessi; profectusque est Eudemum quid accidisset<text:line-break/>nunciayi, demirabarqUe medicorum .in Romanorum urbe<text:line-break/>celebrium malevolentium. Ille fecundum rationem hoc</text:span></text:p>
      <text:p text:style-name="P9"><text:span text:style-name="T6">mihi accidere dixit, conferens cum patriae nostrae medicis<text:line-break/>eos,:;;:qui in hac urbe verianturi, pluribus de causis ad<text:line-break/>summum malitiae tendentes ; ac deinde mihi omnes in hunc<text:line-break/>modum recensuit. Ne arbitreris bonos viros hac in urbe<text:line-break/>fieri: malos, scd qui mali jam sunt, rerum materiam hic,<text:line-break/></text:span><text:span text:style-name="T69">etvj.ua</text:span><text:span text:style-name="T6">essem multo uberiorem quam ii, qui in externis urvi<text:line-break/>bibusiagunt; inveniunt. Ac- dum multos ipsis similes lo-<text:line-break/>cupletatos vident, actiones eorum varias imitantur atque,<text:line-break/>hinc ex pluribus causis in extremam pravitatem de-;<text:line-break/>labuntur. Dicam autem'tibi nonnullas ipsorum pravilates<text:line-break/>ceu longo tempore expertus. Non enim solum natura,<text:line-break/>neque quaestuosarum rerum materia malitiam eorum, qui<text:line-break/>natura pravi sunt, adauxit;* scd etiam disciplina viarum<text:line-break/>imposturae secnta est, quas quotidie a sui: similibus iuiri,<text:line-break/>conspiciebant: deinde in his imitandis tunc versantur. Et<text:line-break/>si ab aliquo .maleficii arguantur, ad alios ignotos, trans-<text:line-break/>grediuntur; quibus illa, quae prima experientia perperam<text:line-break/>facere sunt deprehensi, tutius offeruntur; id quod non</text:span></text:p>
      <text:p text:style-name="P9"><text:span text:style-name="T6">purum </text:span><text:span text:style-name="T6">eos </text:span><text:span text:style-name="T6">movet ut nunquam </text:span><text:span text:style-name="T6">a </text:span><text:span text:style-name="T6">maleficiis desistant. Qui<text:line-break/>autem parvas urbes inhabitant, neque magnitudine quaestus<text:line-break/>alliciuntur, quemadmodum hujus incolae, cognofcunturque<text:line-break/>facile a civibus, et si etiam parum deliquerint, inexercita-<text:line-break/>tam habent speculationem. Hic autem et quod non ab<text:line-break/>omnibus cognoscantur, quae frequenter maleficis moliun-<text:line-break/>tur, naturae ipsorum malignitatem auget. Nam ingerunt<text:line-break/>se ignorantibus ex improviso, et praesertim iis, qui pro-<text:line-break/>pter animi simplicitatem ipfos contra mordere nequeunt,<text:line-break/>sicut ipsi se invicem conviciis lacerant, si quam, etiam<text:line-break/>parvam injuriam intulerint. Ut igitur latrones apud nos,<text:line-break/>ob- maleficium aliquod fe mutuo juvant fibique pereunt,<text:line-break/>eodem modo qui hic agunt adversus nos conjurati sola<text:line-break/>hac re a latronibus differunt, quod in urbe, non in monti<text:line-break/>tibus, facinora sua perpetrent. Sed jam quod proposueram,<text:line-break/>ajebam, saepe • audivisti: quare quamprimum seditio ac.<text:line-break/>belli- tumultus in patria mea cessaverit, conspicies me ex<text:line-break/>hac urbe discessurum et brevem adeo luo moram factu-</text:span></text:p>
      <text:p text:style-name="P9"><text:span text:style-name="T6">rum; quo citius, ah. improbis istis nebulonibus liberer'.<text:line-break/>Sed ignorant, Eudemus ait, hoc tibi institutum esse et<text:line-break/>si noverint, quemadmodum ipsi mentiuntur, omnes te simi-<text:line-break/>liter ut ipsus mentiri censebunt. Et quemadmodum ipsi<text:line-break/>rerum indigi et imperiti quum in patria manere nequeant,<text:line-break/>eo quod praeter alia, quae dixi, vafritiam subdolam im-&gt;<text:line-break/>probamque exercere cognoscuntur, in hanc urbem mrgra-<text:line-break/>runt, ita quoque alios huc profectos arbitrantur et nolle<text:line-break/>prius discedere quam pecuniam acervaverint. Et si a<text:line-break/>ciribus genus tuum possessionemque audiant, quod non fis<text:line-break/>ex eorum numero, qui rerum inopia laborent, effictum<text:line-break/>omnino abs te esse dicent, ut auditoribus imponas; quae<text:line-break/>enim ipsi fecerint, ea de omnibus suspicanto. Quum<text:line-break/>igitur haec aliaque id genus Eudemus dixisset, addidisset-<text:line-break/>que eos, nisi improba vafritle Uos laedere potuerint, ad<text:line-break/>insidias per pharmaca descendunt; quumque retulisset idem<text:line-break/>inter narrandum, adolescentem quendam ante annos cir-<text:line-break/>citer decem in hanc urbem profectum, qui operibus simi--</text:span></text:p>
      <text:p text:style-name="P9"><text:span text:style-name="T6">liter ac ego tractationem artis ludicabat, pharmacis fuisse<text:line-break/>sublatum cum famulis duobus, qui una cum ipso adve-.<text:line-break/>nerant. Gratiam tibi habeo, dixi, praeceptor carissime,<text:line-break/>qui omnem ipsorum pravitatem mihi recensueris. . Ego<text:line-break/>enim secure me ipsum tuebor, digressus ab eis procul;<text:line-break/>claraque inscitia eorum facta, a magna hac et populosa<text:line-break/>civitate in parvam paucorurnque hominum migrabo,, ubi<text:line-break/>omnes inter nos novimus ex quibus orti simus, quam<text:line-break/>eruditionem habeamus, possessionem et mores, quamque vitae<text:line-break/>rationem ineamus. Eo igitur animum convertens lusci-<text:line-break/>tiam ipforum et vafritiem redarguere non studui.</text:span></text:p>
      <text:h text:style-name="Heading_20_2" text:outline-level="2">Cap. V.</text:h>
      <text:p text:style-name="P271"><text:span text:style-name="T6">Sed commemoratum adolescentem, ad quem<text:line-break/>profectus primo statim die dixi quartanae febris accessio-<text:line-break/>nis infultum fore, ubi accepissem curavi, statum morbi<text:line-break/>solutionis tempus, ut in Eudemo, praefatus; quumque a<text:line-break/>te vocatus essem, ut hominem quendam inviserem Chari-<text:line-break/>lampi cubicularium quidem, ut omnes nunc Graecinomi-<text:line-break/>nant, corporis vero custodem, quemadmodum et ii qui</text:span></text:p>
      <text:p text:style-name="P8"><text:span text:style-name="T6">perperam Atticos imitantur, in 'nervo vulneratum persa-<text:line-break/>navi, id quod nullus aulicorum medicorum praestare po-<text:line-break/>tuerit. Ac post ipsum in Sandalario Diomedem rhetorem,<text:line-break/>cujus nec ipsius quoque morbi affectionem celeberrimi in-<text:line-break/>ter aulicos medicos inveniebant, fed etiam secus quam<text:line-break/>decens erat curationem moliebantur, pannis diebus quum<text:line-break/>l morbum admodum: diuturnum praenovissem,- restitui. </text:span><text:span text:style-name="T26">;</text:span><text:span text:style-name="T6"> Ac<text:line-break/>aestate appetente in primatibus Romae et praedictiones,<text:line-break/>ut curationes magna laude dignas molitus sum; ac in<text:line-break/>multo honore et gloria</text:span><text:span text:style-name="T26">1</text:span><text:span text:style-name="T6"> </text:span><text:span text:style-name="T6">apud </text:span><text:span text:style-name="T6">omnes eram, ut scis; nomen-<text:line-break/>que-Galeni celebre. Ac cum gloria crescebat invidia eo-<text:line-break/>rum, qui et ipsi putabantur esse aliquid, tanquarn lu omni<text:line-break/>artis' parte a me vincerentur, adhibebantque urbem circum-<text:line-break/>currentes alius aliam -calumniam; liie, quod casu illum<text:line-break/>curaverim, periculoso curationis modo usus; ille, quod e<text:line-break/>vaticinatrice; non ex medica speculatione praedictiones fie-<text:line-break/>rent. Accessit etiam his' quaestio, quam cum Stoicis et<text:line-break/>Peripateticis habebam,, quos Boethus ipse convocabat.</text:span></text:p>
      <text:p text:style-name="P9"><text:span text:style-name="T6">Adde quae </text:span><text:span text:style-name="T6">in </text:span><text:span text:style-name="T6">Iusti uxore fecerim, quam contabescentem<text:line-break/>citra ullius partis affectum evidentem non folum amare<text:line-break/>deprehendi; fed etiam quem amaret;' et paulo post quo-<text:line-break/>modo invenerim • aperiam. Sed primum certaminis, quod<text:line-break/>cum Stoicis et Peripateticis gessi, praefentihus etiam aliis<text:line-break/>simul cum ipsis et medicis et philofophis, mentionem<text:line-break/>Ium facturus, simulatque unde incepit, percensuero, ut si<text:line-break/>etiam alicui ex </text:span><text:span text:style-name="T6">iis, </text:span><text:span text:style-name="T6">qui hujusmodi sermonum communica-<text:line-break/>tione digni funt, librum hunc voles impertire, omnem<text:line-break/>jam factorum ordinem habeas; </text:span><text:span text:style-name="T6">et </text:span><text:span text:style-name="T6">ne femper narrando<text:line-break/>occuperis, quae in artis </text:span><text:span text:style-name="T6">medicae </text:span><text:span text:style-name="T6">operibus dissectionibusque<text:line-break/>et in disputationibus ipsorum fecerim, innidos et medicos<text:line-break/>et philofophos redarguens. Quuin enim provocarer ab<text:line-break/>eis; ad hoc descendi, Homerum,imitatus , qui, me do-<text:line-break/>cuerit</text:span></text:p>
      <text:p text:style-name="P13"><text:span text:style-name="T19">Hominem vicistim impetere, quum quis prior mo~<text:line-break/>lestut suerit.</text:span></text:p>
      <text:p text:style-name="P11"><text:span text:style-name="T6">Tale igitur initium conversatio cum eis habuit. Flavius</text:span></text:p>
      <text:p text:style-name="P8"><text:span text:style-name="T6">Boethus, vir consularis, quam fuerit et honesti studiosus -et do-<text:line-break/></text:span><text:span text:style-name="T6">- </text:span><text:span text:style-name="T6">ctrinae cupidus, tu quoque nosti. Utebatur autem praeceptore</text:span></text:p>
      <text:p text:style-name="P7"><text:span text:style-name="T6">Iectae Peripateticae Alexandro Damasceno; qui.quidem et<text:line-break/>Platonis. sirita noverat , scd Aristotelicis magis adhaerens.<text:line-break/>Quum igitur rogasset me. ut per pectiones' docerem quo-<text:line-break/>modo respiratio et vox fieret, - comparavit et hoedos et<text:line-break/>porcos complures; simias enim- dicebam non desiderare<text:line-break/>dissectionem, quum non foIum haec animalia similem ha- -<text:line-break/>beant constructionem, scd etiam pedestria, fere omnia, quae<text:line-break/>autem magnam edunt vocem, -aptiora exili voce praeditis<text:line-break/>esse, quae.sumptiones demonstratorias ad, fidem de re pro-<text:line-break/>posita faciendam praebeant. Advenerant spectatum’ quae<text:line-break/>ostensurus essem cum alii quidamtum et Adrianus rhetor,<text:line-break/>nondum rhetoricas institutiones docens, fed cum Boetho<text:line-break/>adhuc agens; item Demetrius Alexandreus, Favorini sa-<text:line-break/>miliaris, quotidie publice exponens ea, quae secundum<text:line-break/>Favorini dictionis speciem proponebantur. Quum autem<text:line-break/>ego ante dissectionem dicerem; me quidem ea, quae in</text:span></text:p>
      <text:p text:style-name="P8"><text:span text:style-name="T6">dissectione apparerent, ostensurum,-i quae vero inde-se-<text:line-break/>quantur, non meum esse tantum colligere,</text:span><text:span text:style-name="T26">3</text:span><text:span text:style-name="T6"> </text:span><text:span text:style-name="T6">sed efiain<text:line-break/>omnium praeceptorem Alexandrum magis posse sperare;<text:line-break/>omnes' sane reliqui tanquam modestum sermonem recepe-<text:line-break/>runt, honorem Alexandro deserentes; ac simul adhorta-<text:line-break/>bantur eum ut toti negotio citra contentionem incumbe-<text:line-break/>ret. Quippe non latet- te, Alexandrum hod affectu :ab<text:line-break/>omnibus nosci, quemadmodum </text:span><text:span text:style-name="T19">et</text:span><text:span text:style-name="T6"> tunc manifesto indicavit.<text:line-break/>Quum enim ostensurum me pollicerer nervulorum tenuis-<text:line-break/>simorum , quasi capillarem conjugationem quandam guttu-<text:line-break/>ris musculis inseri, aliis ex sinistris partibus, aliis ex<text:line-break/>dextris,'ob quos funiculo interceptos vel sectos animal<text:line-break/>mutum redditur, ita at nec vita neque actio ipsius of-<text:line-break/>fendatur; Alexander' commodum respondens priusquam<text:line-break/>offendatur, hoc primum; inquit, utique tibi concedetur,<text:line-break/>sed iis, quae sensu apparent, credere ,nos oportetr Quae<text:line-break/>ubi ego audivissem-, relidis ipsis discessi, unum hoc locu-<text:line-break/>tus; errasse me, qui putarem ad rusticos Pyrrhoneos me</text:span></text:p>
      <text:p text:style-name="P11"><text:span text:style-name="T14">• </text:span><text:span text:style-name="T14">I </text:span><text:span text:style-name="T14">A-</text:span></text:p>
      <text:p text:style-name="P9"><text:span text:style-name="T41">ηοή-χ</text:span><text:span text:style-name="T6">venire, aut certe non venturum fuisse. Postquam<text:line-break/>jam'discessissem , cum alii Alexandrum increpabant, tum<text:line-break/>Adrianus Demetriusque </text:span><text:span text:style-name="T6">,t </text:span><text:span text:style-name="T6">male femper erga contentionem </text:span><text:span text:style-name="T6">•<text:line-break/></text:span><text:span text:style-name="T6">affecti, probabilem occasionem habebant, qua vehementer<text:line-break/>eum&gt; corriperent. Quum’vero studiosi etiam omnes, - qui<text:line-break/>in urbe,Romanorum erant, et Severus Paulusquo etBarba-<text:line-break/>rus id resciverunt, omnes certe graviter ipsum accusarunt;<text:line-break/>volueruritque praescntibus ipsis fieri ' dissectiones, congre-,<text:line-break/>gatis ad lroc aliis universis, qui in medimna et philoso-<text:line-break/>phia erant celebres. Durante igitur, conventu pluribus<text:line-break/>diebus, ossendi inspirationem fieri thorace dilatato, exspi-<text:line-break/>rationern vero contracto;, praeterea musculos indicavi,<text:line-break/>a quibus dilatatur; ad haec nervos, qui in 'ipsos inseruu-<text:line-break/>tursi ex spinali medulla proficisci; insuper quomodo nou<text:line-break/>coacta spiritus foras dilatio exipirationem. fine strepitu ef-<text:line-break/>ficiat; violentam vero esse diversam ab ea cum strepitu<text:line-break/>accidentem , quam efflationem nominamus. Quum autem</text:span></text:p>
      <text:p text:style-name="P9"><text:span text:style-name="T6">monstrassem etiam talem solam, dum per.arteriam afpe-<text:line-break/>ram exit, </text:span><text:span text:style-name="T19">a</text:span><text:span text:style-name="T6"> cartilaginibus ictam, vocem efficere et a mu-<text:line-break/>sculis has moveri; nervosque hos moventes affectos vocis<text:line-break/>abolitionem moliri'; et oblocutoribus haec ubi indicassem,<text:line-break/>omnibus convictis, Boethus rogavit me ut eorum com-<text:line-break/>mentaria sibi darem. Ac cum misisset ipse, qui notis ce-<text:line-break/>leritei scribere noverunt, dictavi omnia et ostensa a me<text:line-break/>et dicta, non praevidens, an ea multis esset communica-<text:line-break/>turus. Et- hactenus, 0 Posthume, nemo ausus est refra-<text:line-break/>gari, quindecim interea annis praeteritis; 'quamvis multi<text:line-break/>contradicere nitantur, ut hoc solum apud vulgus audiant,<text:line-break/>nempe Galeno se contradixisse, non tamen audent scripta<text:line-break/>ad. doctorum hominum judicium referre.</text:span></text:p>
      <text:h text:style-name="Heading_20_2" text:outline-level="2">Cap. V<text:span text:style-name="T81">I</text:span>.</text:h>
      <text:p text:style-name="P271"><text:span text:style-name="T6">Reliquum igitur, quod pollicitus sum, dein-<text:line-break/>ceps tibi enarrabo, </text:span><text:span text:style-name="T19">modo et hoc</text:span><text:span text:style-name="T6"> apponere sermoni prae-<text:line-break/>senti oporteat; praesertim quum et- sophistarum medicorum<text:line-break/>nonnulli, ignorantes qua ratione Erasistratus adolescentis</text:span></text:p>
      <text:p text:style-name="P9"><text:span text:style-name="T6">erga ancillam patris cognovit amorem, fcribant arterias<text:line-break/>pulsus juvenis amatorios edentibus ipsum invenisse, nunc<text:line-break/>autem non amplius, ut quis ex pulsibus inventum esse<text:line-break/>dicat, sustinent; Ego sane quomodo Erafistratus id de-<text:line-break/>prehenderit, dicere non possum; quomodo autem ipse co-<text:line-break/>gnoverirn, jam tibi aperiam. Vocatus sum ad mulierem<text:line-break/>invisendam, quae noctu vigiliis torquebatur et alias in<text:line-break/>aliam decubitus figuram se transmutabat. Hanc dum febri<text:line-break/>carentem invenio, rogo de singulis particulatim </text:span><text:span text:style-name="T6">ei </text:span><text:span text:style-name="T6">obortis,<text:line-break/>unde vigilias accidere deprehendimus. Ipsa autem vix<text:line-break/>aut nequaquam respondebat, ceu frustra interrogaretur in-<text:line-break/>dicans ; denique vultu aversio vestimentis superinjectis uni-<text:line-break/>verso corpori, totam se contegit, ac alteri cuipiam exiguo<text:line-break/>pulvino caput inclinabat, quemadmodum ii, qui somno in-<text:line-break/>digent. Digressus itaque ego, inde aIterutrum ipsam pati<text:line-break/>existimabam, aut melancholice animo torqueri, </text:span><text:span text:style-name="T6">aut </text:span><text:span text:style-name="T6">qua<text:line-break/>tristitia afficeretur,,, nolle fateri. </text:span><text:span text:style-name="T6">&gt; </text:span><text:span text:style-name="T6">Differebam itaque in<text:line-break/>sub sequentem diem exactius de ipsa considerare, </text:span><text:span text:style-name="T6">ac </text:span><text:span text:style-name="T6">quum</text:span></text:p>
      <text:p text:style-name="P9"><text:span text:style-name="T6">venissem, primum audivi- abmncilla assente fieri non posse<text:line-break/>ut ipfam viderem. Iterum reversus postquam idem audi-<text:line-break/>vissem, tertio redii ;iac cum famula mihi diceret utjdis-<text:line-break/>cederem, nolle enim mulierem molestari, quumque novss-<text:line-break/>sem,- ipsam me egresso </text:span><text:span text:style-name="T19">et</text:span><text:span text:style-name="T6"> lotam et solita assumpiisse, </text:span><text:span text:style-name="T6">veni<text:line-break/></text:span><text:span text:style-name="T6">postridie; ac solus cum ancilla multifariam disserens co-<text:line-break/>gnovi manifesto tristitia quadam affectam, quam casu lu-<text:line-break/>•veni; ut etiam Erasistrato accidisse puto. Nam cum cer-<text:line-break/>tus essem nullum lu corpore affectum existere, sed ani-<text:line-break/>mali quadam molestla mulierem torqueri, contigit eodem<text:line-break/>tempore, quo ipsam invssebam., id confirmari, adventante<text:line-break/>quodam ex theatro et nuntiante fe Pyladem vidisse sal-<text:line-break/>tantem: mutatus enim ipsius vssus est et. faciei color:<text:line-break/></text:span><text:span text:style-name="T6">quod </text:span><text:span text:style-name="T6">ego contemplatus manu mulieris brachiali injecta<text:line-break/>pulsum depreliendj inaequalem, subito </text:span><text:span text:style-name="T19">ac</text:span><text:span text:style-name="T6"> multis modis<text:line-break/>agitatum, qui-animam turbatam esse indicati idem igitur<text:line-break/></text:span><text:span text:style-name="T6">et de </text:span><text:span text:style-name="T6">re quadam contendentibus obvenit. Postridie dixi</text:span></text:p>
      <text:p text:style-name="P9"><text:span text:style-name="T6">cuidam ex iis, qui loquebantur me, quum mulierem visi-<text:line-break/>tutum accederem, ut-paulo post adveniens nuntiaret mihi.<text:line-break/>MorpIrurn hodie saliare; id ubi. factum est,, pulsum-'nihil<text:line-break/>offendi mutatum. ; Similiter et sequenti-die quurn curas-<text:line-break/>scm ut de tertio saltatore nuntiaretur, similiter pulsus<text:line-break/>haud mutatus est; Quarta rem diligenter examinavi noctej<text:line-break/>qua observans pulsum, quum Pylades saltare nuntiaretur,<text:line-break/>turbatum ipsum multifariam ipsum videns, deprehendi ita<text:line-break/>mulierem Pyladem amare,, atque hoc exacte observatum<text:line-break/>diebus snbseqnentibiis confirmatum </text:span><text:span text:style-name="T6">est. </text:span><text:span text:style-name="T6">Quemadmodum<text:line-break/>etiam divitis cujusdam fervus oeconomus similiter cognitus<text:line-break/>est mihi aegrotare. Quum enim angeretur de reddendis<text:line-break/>rationibus eorum , quae dispensaret, in' quibus non parum<text:line-break/>argenti desiderari fciens, </text:span><text:span text:style-name="T6">prae </text:span><text:span text:style-name="T6">curis vigilabat et tristitia<text:line-break/>contabescebat. Quum autenr. praedixissem domino, ipsius<text:line-break/>nullum esse, affectum corporeum feni, inspicere consului,<text:line-break/>qui timeret, quum ipse. rationes eorum, quae administra-</text:span></text:p>
      <text:p text:style-name="P9"><text:span text:style-name="T6">vit, </text:span><text:span text:style-name="T6">esset repetiturus, nam </text:span><text:span text:style-name="T6">idcirco tristitia afficiebatur,<text:line-break/>quod sciret non exiguum in eis desideratum iri.-. Quo-<text:line-break/>niarn recte conjecisti hoe, inquit, consului firmae agni-<text:line-break/>tionis causa ut ei diceret quantam haberet famulus re-<text:line-break/>positam pecuniam, hanc postularet, ne derepente ecr m.er-<text:line-break/>tuo periret, dispensatione lu alium domesticum,translata,<text:line-break/>quem nondum esset expertus; ab illo enim non desidera-<text:line-break/>ret rationes. Postquam dominus haec, fervo dixisset, is<text:line-break/>persuasus sc non examinatum iri postea, eoque evadens<text:line-break/>laetior, tertio die naturalem corporis habitum recupera-<text:line-break/>vit. Curnam igitur priores medicos et praedictam mulie-<text:line-break/>rem praedictumque famulum visitantes haec latebant? Nam<text:line-break/>ex communibus ratiocinationibus hujusmodi inveniuntur;<text:line-break/>etiam si exiguam speculationis medicae scientiam habeant.<text:line-break/>Ego' fane puto, eo quod nullam habent cognitionem eorum,<text:line-break/>quae corpus propter animi </text:span><text:span text:style-name="T6">affectus </text:span><text:span text:style-name="T6">pati consuevit; forsan<text:line-break/>etiam, quod neque ob contentiones et metus subito ani-<text:line-break/>mum turbantes pulsus mutari cognoscunt. Quod Erasistra-</text:span></text:p>
      <text:p text:style-name="P9"><text:span text:style-name="T6">tus intelligens, quando mulier in eadem domo cum aegro-<text:line-break/>tante esset, facilius invenit, ut quae ab adolescente fre-<text:line-break/>quentius videri' poterat, non pluribus diebus quemadmo-<text:line-break/>dum --Pylades, qui‘neque tunc apparens, sed auditus tan-'<text:line-break/>tum'mulierem turbaret. Nugae igitur sunt pulsus amatorie<text:line-break/>moti^eoium qui ignorant nullum quidem pulsum amo-<text:line-break/>iis esse indicem, sed anima turbata ob quamcunque rem<text:line-break/>pulsus alterari, neque naturalem aequalitatem neque or-<text:line-break/>dinem conservantes.’</text:span></text:p>
      <text:h text:style-name="Heading_20_2" text:outline-level="2">Cap. VII.</text:h>
      <text:p text:style-name="P271"><text:span text:style-name="T6">[ </text:span><text:span text:style-name="T19">Quibus artibus CyrUlum Boethi stliurn<text:line-break/>clam cibum sumere deprehendit.']</text:span><text:span text:style-name="T6"> Itaque quum unum<text:line-break/>adhuc adjecere, ob quod statim sane obstupuit Boethus,<text:line-break/>ubi autem quomodo esset inventum audisset, admirari non<text:line-break/>amplius se dicebat, sed ignorantes speculationem tanquam<text:line-break/>indoctos damnare, ad aliud quid digrediar. Quum itaque<text:line-break/>alter filiorum ipsius aegrotasset,, deinde convaluisset, quum-<text:line-break/>que, mox recidivam inorbns fecisset itermnque cessasset<text:line-break/>.et _ post haec rursus puer febricitasset, dixi eum clancu-</text:span></text:p>
      <text:p text:style-name="P9"><text:span text:style-name="T6">lum comedere. Nam quae manifesto ei dabantur, praeter- ’<text:line-break/>quam quod qualitatibus essent idonea, etiam quantitate<text:line-break/>moderata suerant,- Quapropter matrem pueri, ubi diligen-.<text:line-break/>ter fe ipsum observaturam promitteret, constituit custodem,<text:line-break/>quae toto die assideret, prohiberetque demum illam ingre-<text:line-break/>dientes, in qua ipse dormiebat, occlusam interius ah ipsa<text:line-break/>exacte. Posteaquam quatuor jam diebus ita observaretur,<text:line-break/>noctu incaluit; ob quod Boethus mihi indignatus ,et ac-<text:line-break/>ceptum domum suam.deduxit ad puerum; sequuti. autem<text:line-break/>sunt ipsum etiam qui in via occurrebant, inter quos et<text:line-break/>tu eras. Puerum deprehendi ex cubiculo- una cum matre<text:line-break/>ad aliud domicilium digressum, ubi etiam lectus erat in<text:line-break/>quo mater pueri decumbebat; lectica vero quaedam exigua<text:line-break/>inter duos lectos inferius, juncta, in quam puerum </text:span><text:span text:style-name="T19">col-<text:line-break/>locans</text:span><text:span text:style-name="T6"> observabat ne quis eum accederet. Porro sedile<text:line-break/>unum lecticae mediocre ad cervicem ejus habebatur. E<text:line-break/>regione juxta superiores' lecti terminos duo ordine sedilia</text:span></text:p>
      <text:p text:style-name="P8"><text:span text:style-name="T6">vicina erant: fu per quae Boethus nos collocans^ ipse uxori<text:line-break/>assidens, adduxi Galenum</text:span><text:span text:style-name="T6">, </text:span><text:span text:style-name="T6">inquit, hunc, ut audiat abs te<text:line-break/>qsiaiu diligenter hisce'diebus puerum custodieris, ne qni.c-<text:line-break/>- qsidniin victus ratione peecaretur, yideatqueinum revera<text:line-break/>noicle febrieitarit:,. an tus quum calidiorem -ipsum factum<text:line-break/>esse diceres , desipueris prae timore,</text:span><text:span text:style-name="T6">..</text:span><text:span text:style-name="T6">quae puteris febrem<text:line-break/>esse calorem oli .aliam forte causam .obortum; .ut deinde,<text:line-break/>quomodo habeat manifesto nobis indicet,, simulque omnem<text:line-break/>ipsius nictus rationem, te doceat. Qtjurn itaque, arteriam<text:line-break/>pueri lu brachiali tetigissem, absque febri ipsum esse, dixi,<text:line-break/>scd praebere me conviciorum. occasionem, iis, qui </text:span><text:span text:style-name="T19">me var<text:line-break/></text:span><text:span text:style-name="T6">ticinatorem appellant. Interloquens itaque Boethus - ait:<text:line-break/>et ego apud ..illos te vocare, u.t. nosti, , .consuevi vatem,-<text:line-break/>quum hujusmodi diceres,, quale hostes tui fieri </text:span><text:span text:style-name="T41">ηού </text:span><text:span text:style-name="T6">posse<text:line-break/>dictitante ut. ex medicinae: fpeculationrbus cognofcatur.<text:line-break/>Atqui hactenus omnia (dicebam) ossendi tibi talia ex spe-<text:line-break/>culatione medica inveniri et .quosdam medicorum ea feri-.</text:span></text:p>
      <text:p text:style-name="P9"><text:span text:style-name="T6">pfisse. Dicere igitur*jam vaticinium omnes mihi jussistis;<text:line-break/>ac ego precatus vos-semel adhuc ut permitteretis mihi<text:line-break/>pueri pulsum tangere, posteaquam'hoc fecissem, testabe-<text:line-break/>ris, dixi, o Boethe, nullum mihi proficiscenti tecum,<text:line-break/>quum tota via nos dissereremus accessisse, qui futurum va-<text:line-break/>ticinium praedicaverit. Postquam itaque ipse dixisset se<text:line-break/>attestaturum, Novisti, inquam, quomodo ridens ego adver-<text:line-break/>tere et audire vos jussi vatis oraculum, tale quoddam esse<text:line-break/>loquntus. Cyrillo huic in domo ista aliquid ex esculentis<text:line-break/>occultatum est, quod quum mater ipsius </text:span><text:span text:style-name="T6">ad </text:span><text:span text:style-name="T6">balneum pro-<text:line-break/>ficiscens domum- clauserit, deinde securitatis gratia clavi<text:line-break/>serae injecta obsignaverit, hoc enim audio ipsam frequen-<text:line-break/>ter facere, absconsum filius accipiens, ita ingerat. Post-<text:line-break/>quam hoc Boethus audivisset, statim prosiliens ad pueruin<text:line-break/>corripit spinm et in lectum transferens lecticamque sterni-.<text:line-break/>jubens sperabat occultatum quamprimum appariturum. Ubi<text:line-break/>operimenta omnia et substernicnla excussa essent, pannum</text:span></text:p>
      <text:p text:style-name="P9"><text:span text:style-name="T6">deinde perscrutatus est. Postea sedili ’ fublato observabat<text:line-break/>num aliquid sub eo occultatum appareret. Quum autem<text:line-break/>nihil'ita apparuisset, translato puero, a lecto ad lecticam,<text:line-break/>lectum totum iterum sterni jussit; ac in risum solutus,<text:line-break/>quid, ait, vaticinator dicit? Ego autem admiratus quod<text:line-break/>nihili invenisset, usii occultatum putabatur, id quod folum<text:line-break/>indiscussum remanserat, tanquam nullo quod quaerebatur<text:line-break/>in eo contineri inspicante, in aItum attollens commove-<text:line-break/>ham; erat autem hoc exiguum matris ipsius velamentum<text:line-break/>sedili impositum,, quo discusso pars panis in eo contenta<text:line-break/>in terram decidit, ac vos omnes altissime clamastis, una<text:line-break/>cum Boetho ridentes, vaticinatoriamque commendantes.<text:line-break/>Boethus vero supra omnes ridens admirabatur; quomodo<text:line-break/>pulsus esculentum reconditum indicare possit. Sed quid<text:line-break/>puer facturus esset, matre lavante, indicari'; dixiqne prae—<text:line-break/>terea, o vir acerrime, pulsibus hoc non indicantibus, </text:span><text:span text:style-name="T19">Ga-<text:line-break/>lenus</text:span><text:span text:style-name="T6"> conjecit. .Nam ostio exacte olauso puerum sine metu</text:span></text:p>
      <text:p text:style-name="P9"><text:span text:style-name="T6">comedere potuisse, haud </text:span><text:span text:style-name="T6">erat difficile </text:span><text:span text:style-name="T6">conjectu. Imo etiam<text:line-break/>quod aliquid occultatum esset, idque esculentum, pulsus<text:line-break/>sane non indicavit.; verum turbatum ipfmn puerum con-<text:line-break/>spicatus intellexi ut in muliere amante et fervo timente,<text:line-break/>turbationem ex animali quodam affectu" obortam, quum<text:line-break/>puer omnino febri vacaret. Rogabis igitur forsan, unde<text:line-break/>id quod occultatum erat esculentum esse conjecerint. Audi<text:line-break/>jam de hoc quoque turbationem animi. Quum puer, ner<text:line-break/>que causam esset dicturus in judicio, nec luctaturus ne-<text:line-break/>que certamen folemne initurus, aut denique </text:span><text:span text:style-name="T19">a</text:span><text:span text:style-name="T6"> quoquam<text:line-break/>reprehensus, fuisset,, ob rem corpoream magis quam ani-<text:line-break/>malem turbari eum ratio indicat. Quae quum audivisset<text:line-break/>Boethus, per deos, inquit, mirandum est tam nota medi-<text:line-break/>carnenta nullum medicorum cognovisse. Unde clere con-<text:line-break/>stat at ipsos hujusmodi opus nunquam ostendisse; acte<text:line-break/>omnia aliunde potius quam ex medicina facere dictitant.<text:line-break/>Videntur autem, ajebat, non modo ignorare qualis sit con-<text:line-break/>tendentium pulsus, scd neque si forte aliquis ipsorum no-</text:span></text:p>
      <text:p text:style-name="P9"><text:span text:style-name="T6">vit, </text:span><text:span text:style-name="T6">quae tu </text:span><text:span text:style-name="T6">ratione disquisieris, posse disquirere: </text:span><text:span text:style-name="T6">eo </text:span><text:span text:style-name="T6">quod<text:line-break/>nec natura prudentes, </text:span><text:span text:style-name="T6">nec </text:span><text:span text:style-name="T6">disciplina mentem exercuerunt.<text:line-break/></text:span><text:span text:style-name="T6">.At </text:span><text:span text:style-name="T6">in malignitatis, ajebam, operibus et exercitati et sa-<text:line-break/>pientes sunt.</text:span></text:p>
      <text:h text:style-name="Heading_20_2" text:outline-level="2">Cap.<text:span text:style-name="T53"> </text:span>VIII.</text:h>
      <text:p text:style-name="P275"><text:span text:style-name="T19">[ Boethi uxorem uteri profluvio laboran-<text:line-break/>tem praeter spem aliorum sanat.</text:span><text:span text:style-name="T6"> ] Horum igitur, o Posthu-<text:line-break/>me, teipsum testem habeo; aliorum autem multorujn, quae .<text:line-break/>in prima profectione omnia </text:span><text:span text:style-name="T6">a </text:span><text:span text:style-name="T6">me gesta sunt, alios. . Au-<text:line-break/>divisti autem ea ab illis, qui a me sunt curati. Unum<text:line-break/>igitur revera mirabile, non tantum me praeter omnium<text:line-break/>opinionem dicentem, ut antea plerique medicorum no-.<text:line-break/>minabant, sed etiam praeter opinionem facientem, ap-<text:line-break/>pelIari effecit. Nam Boethi uxor fluore muliebri ut ap-<text:line-break/>pellant infestata, quum per initia celebres medicos, e<text:line-break/>quorum numero et ego jam unus esse omnibus videbar,<text:line-break/>revereretur, consuetis obstetricibus optimis quibusque in<text:line-break/>urbe feipfem concredidit. Postquam vero nihil juvaretur,<text:line-break/>Boethus congregatos nos omnes consulebat quid esset fa-</text:span></text:p>
      <text:p text:style-name="P9"><text:span text:style-name="T6">ciendum. Quum, itaque inter nos convenisset ut secun-<text:line-break/>dum scriptam ab Hippocrate et praestantissimis post ipsum<text:line-break/>curationem universa fierent, quumque ipse Boethus cu-.<text:line-break/>peret me frequenter famulantibus ipsi mulieribus adesse,<text:line-break/>ac materias particularium praesidiorum universalem sco-<text:line-break/>pum respicientium intueri, quae huc potissimum specta-<text:line-break/>bant, ut siccarent quidem non modo uteri regiones, fed<text:line-break/>etiam totum corpus, ita ut et unctiones astrictoriae<text:line-break/>muliebribus locis adscrrentur, sic faciebam. Verum quum<text:line-break/>haec agendo dispositio deterior fieri appareret, dubitatio<text:line-break/>ut verisimile est, omnes nos invasit; ac quaerentibus aliam<text:line-break/>curationis rationem ad quam digrederemur, non ex ratione<text:line-break/>aliquis invenit, neque ab experientia suggerebat meliorem<text:line-break/>ea, quae apud optimos medicos in confesso esu Interea<text:line-break/>et tumor aliquis in ventre visus est similis ei, qui gravi-<text:line-break/>dis accidit, quem nonnullae mulieres ex iis, quae ipsi<text:line-break/>inserviebant, existimarunt revera ob conceptum accidisse,<text:line-break/>non tamen aliorum medicorum quisquam arbitrabatur.</text:span></text:p>
      <text:p text:style-name="P9"><text:span text:style-name="T6">Nam muliebris fluxus notae, quae quotidie excernebantur,<text:line-break/>opinioni huic repugnabant. Quum itaque mulier eam<text:line-break/>obfervans, quam praestantissimam esse crediderat, tum alia<text:line-break/>faceret, ut in gravida tum quotidie lavaret, accidit in<text:line-break/>prima balnei domo ut vehementissime dolore oborto, quales<text:line-break/>parientibus accidere consueverunt, aqueus humor evacua-<text:line-break/>retur tantus, ut animo defecto mulier e balneo exporta-<text:line-break/>retur. Dum autem famulae ipsius lugerent clamarentque<text:line-break/>omnes, nulla vero nec pedes nec manus nec os ventri-<text:line-break/>culi, quod sane et stomachum consueto vocabulo appel-<text:line-break/>lant, perfricaret, . ego forte fortuna ante externum'balnei<text:line-break/>ostium stans clamore exaudito insilii; ac intuitus ipsam<text:line-break/>perfrixisse, nardino unguento in manus fuinpto stomachum<text:line-break/>fricui, jussique praesentibus ne: frustra vociferantes otio-<text:line-break/>sae consisterent, sed aliae pedes excalesacerent, aliae ma-<text:line-break/>nus, nonnullae odoramenta naribus offerrent, atque his<text:line-break/>tunc statim ipsam recollegimus. Laetabatur autem miri-<text:line-break/>fice obstetrix,, ventre, ob evacuationem compresso, non adeo</text:span></text:p>
      <text:p text:style-name="P9"><text:span text:style-name="T6">quod falsa esset quae parere ipsam, opinaretur, sed quod<text:line-break/>dispositioni nobis non credentibus contradixerit, ceu rem.<text:line-break/>scientifice noscens. Porro dum ambigimus quid faciendum;<text:line-break/>esset, similine, ut prius, scopo mulierem medicari audere-<text:line-break/>mus, an ad alium transire, solicito mihi per noctem tale-<text:line-break/>quid in mentem venit: ac memini, deliquio animi ut di-<text:line-break/>cebam orto, quando etiam mulieres nihil quidem auxiliari<text:line-break/>dicebam, astare autem plorantes, ego vero unguento nar-,<text:line-break/>dino in manus sumpto os ventriculi et praecordia per-,<text:line-break/>fricarem, tantam-in his regionibus mollitiem musculorum<text:line-break/>per praecordia invenisse, ut quum per initia violentius ea<text:line-break/>infricare statuissem, timens postea ne carne.pressa partem<text:line-break/>quandam lividam efficerem, a violentia destitu Ut enim<text:line-break/>quis per summa voluerit assimilare omnia praecordiorum<text:line-break/>loca, • similia lacti sane in casei generationem coalescenti,,<text:line-break/>non tamen jam concreto mihi apparuerunt. Itaque imino--<text:line-break/>deratarn affectus casei modo aquosi humiditatem siccare<text:line-break/>omnes statuimus,, ac. curationis modum invenire, ex ma-</text:span></text:p>
      <text:p text:style-name="P9"><text:span text:style-name="T6">terie quae non tantum siccet, sed etiam calefaciat ne<text:line-break/>corpus contabescat frigida temperie immoderate praeditum;<text:line-break/>praesertim quum aestivo tempore contrarium tunc nos<text:line-break/>moliamur'maritimae arenae calidae eam immittentes. Ra-<text:line-break/>tiocinatus- autem etiam aliud quoddam communius pecca-<text:line-break/>tum in plerisque affectibus frequenter a medicis committi,<text:line-break/>qui superfluum quidem inaniunt, ut autem inanito simile<text:line-break/>generetur, dicere omittunt; cogitavi victus rationis consi-</text:span><text:span text:style-name="T6">_<text:line-break/></text:span><text:span text:style-name="T6">lium instituere ex potione paucissima, tutius corporis fri-<text:line-break/>ctione, praeterea unctione ita praeparata, non ex pice et<text:line-break/>resina, sed ex melle solo largius quidem cocto, sed refri-<text:line-break/>gerato tantum, ut aquae fontanae aestivis horis sit persi-<text:line-break/>mile. At quemadmodum satius esse novi superfluam hu-<text:line-break/>militatem per cutem dissipare, eodem modo urinam mo-<text:line-break/>ventibus medicamentis ipsam ad vesicam deducere; caele-<text:line-break/>rurn ut alvus subducatur cura habenda esu’ Facto autem<text:line-break/>diebus post subitam excretionem circiter septem subsequen-</text:span></text:p>
      <text:p text:style-name="P7"><text:span text:style-name="T6">s</text:span></text:p>
      <text:p text:style-name="P9"><text:span text:style-name="T19">i<text:line-break/></text:span><text:span text:style-name="T6">tibus experimento , fecundum quos Boethus omnes nos et<text:line-break/>privatirn et communiter rogabat, ut aliquem curationis<text:line-break/>modum prospiceremus, abduxi tum eum a praesentibus et<text:line-break/>familiaribus et amicis in domo seorstm ac cum eo dis-<text:line-break/>serui, lu nullo, inquiens, ne in uno quidem opere me-<text:line-break/>dico hactenus errasse me quum scias, tu considerato apud<text:line-break/>te. an decem in totum diebus permissurus sic ea quae<text:line-break/>circa uxorem tuam facere instituor, et si melius habere<text:line-break/>.quolibet die videatur, postea aliis totidem diebus aliquid<text:line-break/>ei facere concedes; sin minus, tunc et ego prorsus ab ea<text:line-break/>discedam. Quod quum prompte ille annuisset, primum<text:line-break/>sane medicamento aquam ducente per alvum evacuavi;<text:line-break/>postea bibere aquam, in qua decoctum sit asarum et apium.<text:line-break/>Ubi vero primis diebus duobus his administratis nihil ex<text:line-break/>fluore apparuisset, tertio rursus exhibui, non copiose per<text:line-break/>alvum evacuans id quod prius in uterum vergebat, non<text:line-break/>modo per urinas, fed etiam per ventrem inferiorem deri-<text:line-break/>vare cupiens. Post haec corpus melle singulis diebus il-</text:span></text:p>
      <text:p text:style-name="P9"><text:span text:style-name="T6">leni ac perfricui, primum sane linteis mollissimis, deinde<text:line-break/>durissimis; dediqne carnes avium montanarum et pisces<text:line-break/>saxatiles exhibui. Postquam vero his remediis quintode-<text:line-break/>cimo curationis die adveniente nulla prorsus / affectus<text:line-break/>nota appareret, Boethus intelligens plus a me quam essem<text:line-break/>pollicitus praestitum, rogabat ut in totum dispositionem<text:line-break/>persanarem, praeceptiones durem lu reliquum tempus ne<text:line-break/>amplius similiter aegrotaret. Quoniam vero mense corn-<text:line-break/>pleto colorata exacte erat, ut nihil plane a naturali ha-<text:line-break/>bitu desideraretur, nihil quoque ex fluore conspiceretur,<text:line-break/>quadringentos aureos ad me misit, auxitque generosorum<text:line-break/>horum medicorum invidiam, inde quod me laudibus ex-<text:line-break/>tolleret. Quin etiam ipse quemadmodum et Severus opera<text:line-break/>a me gesta haud detrectabat indicere Romanorum urbis im-<text:line-break/>peratori Marco Aurelio Antonino. Lucius enim ab urbe<text:line-break/>discesserat Parthici belli gratia, quod a Bologeso ortum<text:line-break/>erat.</text:span></text:p>
      <text:h text:style-name="P6" text:outline-level="2">Cap. IX.</text:h>
      <text:p text:style-name="P271"><text:span text:style-name="T19">[Galeni </text:span><text:span text:style-name="T19">reditus </text:span><text:span text:style-name="T19">in patriam, </text:span><text:span text:style-name="T19">ejusque ab<text:line-break/></text:span><text:span text:style-name="T19">imperatoribus revocatio. ] </text:span><text:span text:style-name="T6">Ac ego intellecta ipsorum<text:line-break/>prompta voluntate, ac veritus ne dum hoc illi agerent a<text:line-break/>reditu lu Asiam impedirent, rogavi eos ut pauco tempore<text:line-break/>id differrent. Ego enim dicebam me lempus ipsis nuncia-<text:line-break/>turum, quum hoc in gratiam meam fieri vellem. Quando<text:line-break/>igitur bellum cessasse intellexi, statim' ex Romanorum urbe<text:line-break/>discessi, ceu nimirum in Campaniam iturus, famulo vide,<text:line-break/>licet uno relicto, qui domum obfervaret; cui injunxi ut<text:line-break/>navigio ex iis quae 'lu Asiam proficiscuntur investigato,<text:line-break/>una die adducto quodam institorio ex Bebura emptore </text:span><text:span text:style-name="T19">ven-<text:line-break/>deret ea,</text:span><text:span text:style-name="T6"> quae in domo haberentur, exiretque protinus<text:line-break/>urbem et navim ingressus Siciliam adiret, inde in patriam<text:line-break/>reverteretur. Haec igitur paulo post gesta sunt. Ego </text:span><text:span text:style-name="T19">au-<text:line-break/>tem.</text:span><text:span text:style-name="T6"> per Campaniam profectus illinc postea ad Brundu-<text:line-break/>sium contendi; quo perveniens statui prima quaque navi,<text:line-break/>sive lu Dyrrhachium sive in Graeciam navigaret, permeare;<text:line-break/>veritus ne qnis praepotentum virorum vel etiam impera-</text:span></text:p>
      <text:p text:style-name="P8"><text:span text:style-name="T6">tbr, cognito </text:span><text:span text:style-name="T6">discessu, tanquam </text:span><text:span text:style-name="T6">fugitivi, </text:span><text:span text:style-name="T6">militem </text:span><text:span text:style-name="T6">mitteret,<text:line-break/>quo me Romam juberet reverti. Ego itaque post unum<text:line-break/>diem Cassiopen navigavi. </text:span><text:span text:style-name="T6">Amici' </text:span><text:span text:style-name="T6">autem- Romae .dumime<text:line-break/>quaererent et </text:span><text:span text:style-name="T19">a</text:span><text:span text:style-name="T6"> famulo relicto sciscitarentur ubinam es-<text:line-break/>-sem, audirent autem me in Campania agere, primum.sane<text:line-break/>id quod factum erat suspicabantur</text:span><text:span text:style-name="T6">; </text:span><text:span text:style-name="T6">at procedente tem-<text:line-break/>pore, quum neque me neque famulum meum Romae vi-<text:line-break/></text:span><text:span text:style-name="T6">, </text:span><text:span text:style-name="T6">derent, intellexerunt ea quae ab initio dicebam esse facta;</text:span></text:p>
      <text:p text:style-name="P7"><text:span text:style-name="T6">atque tunc vix perfuasum habebant omnes qui prius non<text:line-break/>credebant, </text:span><text:span text:style-name="T19">revera</text:span><text:span text:style-name="T6"> mihi institutum fuisse Romam relinquere,<text:line-break/>quoniam non fasso., sed vere id dicebam. Haud multo<text:line-break/>tempore post Lucius reversus est, fed alterius belli, quod<text:line-break/>contra Germanos fusceptum erat, initium constitutum.<text:line-break/>-Porro ubi mentio de his, qui operibus, non verbis medi-<text:line-break/>'cinarn philosophiamque ostenderent, fieret, haud pauci ex<text:line-break/>familiaribus ipsius talem ine esse nominabunt. Egressi igi-<text:line-break/>tur jam ex uibe ad bellum statuentesque per hiemem lu</text:span></text:p>
      <text:p text:style-name="P11"><text:span text:style-name="T6">&lt;</text:span></text:p>
      <text:p text:style-name="P8"><text:span text:style-name="T6">Aquilela degere, ac praeparato maturatoque exercitu mit-<text:line-break/>tunt ad me,-jubentes ut ad ipfos venirem. Verum .quum<text:line-break/>Lucius media hieme fatis concessisset, frater ipsius corpore<text:line-break/></text:span><text:span text:style-name="T6">L </text:span><text:span text:style-name="T6">Romam translato, factisque ei justis , profectionem ad</text:span></text:p>
      <text:p text:style-name="P11"><text:span text:style-name="T6">Germanos suscepit, injungens et me ipsum comitari. Quo-<text:line-break/>niam autem- benignus erat et humanus, potui, ut nosti, ab<text:line-break/>eo impetrare ut Romae manerem, quia statim erat redi-<text:line-break/>turus. Toto igitur quo ipse aberat tempore, memor ego<text:line-break/>consuetae urbis medicorum et philosophorum improbitatis,<text:line-break/>decrevi inde recedere alias in alium locum, ubicunque<text:line-break/>filius ipsius Commodus esset, qui a Pitholao educabatur;<text:line-break/>cui imperator ipse Antoninus injunxerat ut, si quando puer<text:line-break/>aegrotaret, me ad curationem ejus accederet. Quum au-<text:line-break/>tem ipfe diutius in bello Germanico quam putarat mo-<text:line-break/>raretur, universo hoc tempore multa opera conscripsi et<text:line-break/>philosophica et medica, quae rege Romam reversu amicis<text:line-break/>petentibus exhibui, sperans ipfa apnd solos illos sure.</text:span></text:p>
      <text:p text:style-name="P259"><text:span text:style-name="T41">,.<text:tab/></text:span><text:span text:style-name="T41">.<text:tab/>.<text:tab/></text:span><text:span text:style-name="T41">.<text:tab/></text:span><text:span text:style-name="T41">. </text:span><text:span text:style-name="T41">...<text:tab/></text:span><text:span text:style-name="T41">...<text:tab/>,'Ι</text:span></text:p>
      <text:p text:style-name="P11"><text:span text:style-name="T6">Nam si indignis communicatum ici. scivissem, ne illis qui-<text:line-break/>dem dedissem. Voco autem indignos, qui animo pravi<text:line-break/>non ut discant aliquid ad lectionem fe conferunt, scd ut<text:line-break/>quaedam ex ipsis possint calumniari. In his igitur libris<text:line-break/>tota speculatio praenotionis ex pulsibus et aliorum praesa-<text:line-break/>giendi modorum tradita 'esu Quam igitur praenotionem<text:line-break/>in altero Quintiliani filio molitus sum, si inde voles discere,<text:line-break/>ex qua speculatione facta fit, facilis et perfpicna tibi erit,<text:line-break/>quum opus de crisibus perlegeris ingeniumque a puero<text:line-break/>exercueris in geometria et dialectica. At vulgares .hi me-<text:line-break/>dici , qui ab operum exercitio destiterunt, ad imposturas<text:line-break/>autem converfi, artem in eis exercuere, neque intelligere<text:line-break/>quippianr ex'iis quae sunt scripta possunt, nec audire.</text:span></text:p>
      <text:h text:style-name="Heading_20_2" text:outline-level="2">Cap. X.</text:h>
      <text:p text:style-name="P272"><text:span text:style-name="T6">[Recidivae </text:span><text:span text:style-name="T19">febris praenotio et illius per<text:line-break/>sudarem dispesas.</text:span><text:span text:style-name="T6"> Sextus igitur Antonini silius acutif-<text:line-break/>fime coepit laborare, ut septimum diem citra crisin egredi</text:span></text:p>
      <text:p text:style-name="P9"><text:span text:style-name="T6">non posset. </text:span><text:span text:style-name="T6">Quae vero </text:span><text:span text:style-name="T6">hujus ipsius praenotio sit, </text:span><text:span text:style-name="T6">com-<text:line-break/></text:span><text:span text:style-name="T6">mentariis </text:span><text:span text:style-name="T6">de crisi </text:span><text:span text:style-name="T6">proditum est; </text:span><text:span text:style-name="T6">quibus </text:span><text:span text:style-name="T6">etiam </text:span><text:span text:style-name="T6">crisin </text:span><text:span text:style-name="T6">fre-<text:line-break/>quenter antevertere </text:span><text:span text:style-name="T6">ac • </text:span><text:span text:style-name="T6">praerumpi, ' dum </text:span><text:span text:style-name="T6">non </text:span><text:span text:style-name="T6">expectat<text:line-break/>diein fideliter decernentem, ostendimus. </text:span><text:span text:style-name="T41">ΗοΟ </text:span><text:span text:style-name="T6">autem quum<text:line-break/>Sexto posset accidere, statui in quarto die ceu praedicere<text:line-break/>Pitholao, roganti quid de futuris augurarer. Interrogabat<text:line-break/>autem hic, quum praesciret me multa ex his quae ia-<text:line-break/>pientissimi medici fieri non posse arbitrantur, praesagiisse;<text:line-break/>Respondi igitur ipsi ridens, extra scpthuum quidem diem<text:line-break/>morbum progredi non posse, scd omnino aut sexto aut-<text:line-break/>septimo crisin experturum. Quod si igitur sexto fuerit<text:line-break/>judicatus,- recidivam ejus esse timendam; sin autem septi-<text:line-break/>mo, firmam habiturum crisin-, eamque fore necessario </text:span><text:span text:style-name="T19">per<text:line-break/>[adorem.</text:span><text:span text:style-name="T6"> Postquam vero . sexto die crisin ita expertus<text:line-break/>esset Sextus,.natura admodum contentiosus, ut me corri-<text:line-break/>peret, recidiva non facta, lavabat Iane quotidie, neque </text:span><text:span text:style-name="T19">vi-<text:line-break/>num</text:span><text:span text:style-name="T6"> bibebat neque aliquid praeter ptisanae cremorem<text:line-break/>vel solum vel cum micis panis assumebat; frequenter et</text:span></text:p>
      <text:p text:style-name="P9"><text:span text:style-name="T6">pane ipso in aqua maceratu contentus erat,— His ad duo-<text:line-break/>decimum usque diem factis jactitabat in eo praenotionem<text:line-break/>meam fe vicisse. Bibit autem tertiodecimo die' hora ter-.<text:line-break/></text:span><text:span text:style-name="T19">tia</text:span><text:span text:style-name="T6"> vini aquosi jjauxillulum, necnon totam victus rationem<text:line-break/>pleniorem paulo priori instituit, servans tamen adhuc te-<text:line-break/>nuem. Sequenti die </text:span><text:span text:style-name="T19">a</text:span><text:span text:style-name="T6"> primo decubitu quartodecimo fe-<text:line-break/>bricitare orsus jussit ut nemo mihi indicaret, putans ne-<text:line-break/>que vehementem fore febrem neque die. diutius uno du-<text:line-break/>raturam. Ubi vero procedente die femper etiam magis<text:line-break/>lucrudesceret, Claudius Severus revertens in suam ipsius<text:line-break/>domum illi ricinam, quum audiret ipsum febricitare, ad<text:line-break/>ipsum profectus est, ac vehementer jam affligi offendens,<text:line-break/>primum fane rogabat quam sententiam ego de ortae febris<text:line-break/>initio nunc habere ,ei viderer, auditaque ab ipsu veritate,<text:line-break/>quod ob contentionem noluerit quenquam ad rne qui in-<text:line-break/>diceret accedere, Claudius ipse jussit ut Sextum invise-<text:line-break/>iem ac postea ad ipsum accederem. Quibus factis roga-</text:span></text:p>
      <text:p text:style-name="P9"><text:span text:style-name="T6">bat quid mihi de morbi recidiva videretur. Respondi igi-<text:line-break/>tur ei quod et Sexto praedixeram, post tres dies accessio-<text:line-break/>nem hanc solutum iri, febri in ipsis admodum calida red-<text:line-break/>dita ; deinde crisin septimodecimo post initia die expertura.<text:line-break/>Sextus igitur libenter audiens solutionem brevi futuram,<text:line-break/>prompte credidit: quod enim nimirum unusquisque cupit,<text:line-break/></text:span><text:span text:style-name="T6">id </text:span><text:span text:style-name="T6">etiam suturum putat. Severus autem quod quidem non<text:line-break/>errassem in Sexto servando, fidem </text:span><text:span text:style-name="T6">mihi </text:span><text:span text:style-name="T6">adhibuit; verun-<text:line-break/>tamen diem quo prorsus a morbo liberaretur non credi-<text:line-break/>dit, difficile esse autumans ut non expectato vel sequenti<text:line-break/>die certi aliquid de his, quae quarto die futura erant,<text:line-break/>pronunciarem. Atque sic .affectus misit multo mane ad<text:line-break/>domum Sexti, dicens se expectare ut me vocet, quo post-<text:line-break/>quam illum invisissem ad se venirem. </text:span><text:span text:style-name="T6">Ut </text:span><text:span text:style-name="T6">igitur invisi<text:line-break/>Sextum, ad ipsum Ium profectus. Contradices, inquit, iis<text:line-break/>quae heri protulisti? aut lu iisdem persistes ? Postquam<text:line-break/>vero nunc magis quam heri eadem ac consentanea priori-</text:span></text:p>
      <text:p text:style-name="P9"><text:span text:style-name="T6">bus pronunciare me dixissem, a prandio rursus advocatum<text:line-break/>interrogabat denuo, an firmiter crisin Sexto futuram per-<text:line-break/>suasum haberem. Audivit igitur me. id magis quam heri<text:line-break/>affirmare, ltem fecundo die rogabat, eandemne senten-<text:line-break/>tiam cum praedictis servarem, an aliquid ex prolatis im-<text:line-break/>mutarem; imo, inquam, tantum abest ut quid ex illis im-<text:line-break/>mutem, ut etiam nonnihil commemoratis adjiciam. Quo<text:line-break/>audito ille quaerebat quid id esset; dixi, nocte septima-<text:line-break/>decima praeterita sudorem circa horam secundam noctis<text:line-break/>incepturum. Num igitur haec quoque narrasti Pitholao,<text:line-break/>ait? Respondi et me dixisse et illum habere persuasum<text:line-break/>nihil </text:span><text:span text:style-name="T19">a me vel in</text:span><text:span text:style-name="T6"> praedictione vel curatione esse erra-<text:line-break/>tum. Omnino igitur, inquit ille, etiam imperatori Pi-<text:line-break/>tholaus haec indicavit? Ad quod ego respondi, pro ar-<text:line-break/>bitrio Pitholaus agat, gloriam ex hujusmodi non admodum:<text:line-break/>venor; quippe non obambulo praenotiones meas ac cu-<text:line-break/>rationes praeconio efferens, quo magis tum medici tum,<text:line-break/>philosophi me odio prosequantur, praestigiatorem et vatem'</text:span></text:p>
      <text:p text:style-name="P9"><text:span text:style-name="T6">appellantes, aliaque id genus convrtia in nomen meum<text:line-break/>proclamantes. Vobis autem amicis, qui artem medicam<text:line-break/>ex horum inscitia damnastis, ostendo fune eam et Apolline<text:line-break/>et Aesculapio dignam, medicos autem hos ipsam dehone-.<text:line-break/>flare; sicut etiam philosophos philosophiam, qui quum<text:line-break/>ne ullo quidem idiota incorruptius vivant, venerando phi-<text:line-break/>losophiae nomine fe appellari patiuntur. Haec quidem<text:line-break/>Severo dixh Tu autem, o. Posthume, medicorum sere<text:line-break/>omnium malitiam novisti, qui me successu prospero frustrari<text:line-break/>manifesto optant, mittuutque toto die qui quid accidat in-<text:line-break/>dipiscantur eisque nuncient Non enim sciverant me<text:line-break/>Severo et Pitholao praedixisse vesperi, crisis suturum<text:line-break/>principium conspectum iri. Postquam autem circa fepti-<text:line-break/>mam horam accessionem Sextum invasisse intellexerunt, in<text:line-break/>cachinnos Ioluti; palam que gavisi omnibus qui occurre-<text:line-break/>bant convitiosc dixerunt mirandam Galeni divinationem<text:line-break/>contrario modo evenisse. Oborta </text:span><text:span text:style-name="T19">vero</text:span><text:span text:style-name="T6"> crisi, ut praedixe-<text:line-break/>ram pridie, vice versa omnes pudore suffusi, sunt; quum</text:span></text:p>
      <text:p text:style-name="P9"><text:span text:style-name="T6">tamen haec praenotio nihil haberet admiratione dignum,<text:line-break/>ut ostendi tibi cum lu commentariis </text:span><text:span text:style-name="T58">:</text:span><text:span text:style-name="T6">lu primum de morr<text:line-break/>bis publice grassantilins, tum praeterea in opere de crisi-<text:line-break/>bus. At hi medici non modo quae a veteribus scripta<text:line-break/>funt ignorant, scd ne dies quidem adhuc post septimum<text:line-break/>numerare possunt,; praesertim si aeger a, febri immunis<text:line-break/>rursus ex recidiva febricitet. Attamen Hippocrates </text:span><text:span text:style-name="T19">in<text:line-break/></text:span><text:span text:style-name="T6">Epidemiorum libris omnes dies in singulis aegrotantibus<text:line-break/>adusque solutionem extremam, non solum eam quae qnar-<text:line-break/>todecimo die, sed etiam quae sexagesimo aut octogesimo<text:line-break/>accidit, memoriae prodidit. , Haec igitur praedictio, ut<text:line-break/>dixi, tamquam admiranda etiam vulgaribus istis medicis<text:line-break/>putabatur, sed talis ' revera mon erat ; sicut nec curatio<text:line-break/>pueri ipsius Commodi,, quae iis qui aderant consciis, pere-<text:line-break/>gre illo agente </text:span><text:span text:style-name="T19">fuit administrata.</text:span></text:p>
      <text:h text:style-name="Heading_20_2" text:outline-level="2">Cap. XI.</text:h>
      <text:p text:style-name="P271"><text:span text:style-name="T6">f Pentriouli </text:span><text:span text:style-name="T19">laborantis ab invasione febris<text:line-break/></text:span><text:span text:style-name="T6">dignotio.] Illa porro vere admirabilis., quae in ipso Rege<text:line-break/>accidit-; dum ipse quidem ipsiusque medici qui cum eo</text:span></text:p>
      <text:p text:style-name="P9"><text:span text:style-name="T6">peregrinati fuerant; accessionem qnandarn febrilem</text:span><text:span text:style-name="T26">1</text:span><text:span text:style-name="T6"> luce..<text:line-break/>piffe opinarentur; errarent autem omnes et in fecnndo et<text:line-break/>•tertlo die, mane 'et</text:span><text:span text:style-name="T26">1</text:span><text:span text:style-name="T6"> circa horam ' octavam. Sumpserat<text:line-break/>pridie medicamentum ex aloe amarum horamrima, deinde<text:line-break/>Theriacen, ut 'consuevit quotidie assumere. Ac quum circa<text:line-break/>horam sextam ingessisset, mox sole occiduo lavisset, cibo- .<text:line-break/>que usus esset modico, oborta sunt tota nocte tormina<text:line-break/>necnon aIvi- inanitio; eoque ipse febri correptus est. Quod<text:line-break/>quum medici ipsius vidissent, conquiescere jusserunt, deinde<text:line-break/>forbitione ad horam nonam aluerunt;' post illa ego voca-<text:line-break/>tus sum ut et ipse in Palatio dormirem; quo facto ecce<text:line-break/>venit aliquis qui nos lucernis accensis jussu Imperatoris<text:line-break/>acceriivit. Jam circiter tribus praefentlbua, qui in dilu-<text:line-break/>culo ipsium inviserant explorarantque pulsum, luititun quod-<text:line-break/>dam accessionis omnibus esse apparebat; ego autem taci-<text:line-break/>tus astabam. Intuitus me Imperator,- primum interrogabat,<text:line-break/>cur aliis pulsum tangentibus ego solus non tangerem. Re-<text:line-break/>spondi igitur tunc in hunc modum. Quum hi siis jam</text:span></text:p>
      <text:p text:style-name="P260"><text:span text:style-name="T6">.<text:tab/>• </text:span><text:span text:style-name="T6">•- </text:span><text:span text:style-name="T41">ίΛύ</text:span></text:p>
      <text:p text:style-name="P9"><text:span text:style-name="T6">tetigerint et forte jam pulsuum tuorum proprietatem usu<text:line-break/>ac experientia cognitam habeant, ut qui tecum peregrinati<text:line-break/>fuerint,, magis ipsos spero affectionem praescntern modo<text:line-break/>agnofcere. Quae quum dixissem, jussissetque ipfe me pul-<text:line-break/>sum tangere, isque appareret juxta communem omnis et<text:line-break/>aetatis et naturae mensuram , plurimum abesse ab eo qui<text:line-break/>accessionis initium indicaret pronunciavi; invasionem qui-<text:line-break/>dem nullam esse febris, sed stomachum assumpto alimento<text:line-break/>comprimi, quod in pituitam versum esset, antequam ex-<text:line-break/>cerneretur. Quaealignotio quum laudem aliquam merere--<text:line-break/>tur, ipsis his verbis ter ordine Imperator dixit, ipsum est,<text:line-break/>hoc ipsum quod dixisti est, fentio enim </text:span><text:span text:style-name="T19">a</text:span><text:span text:style-name="T6"> frigidiore ali-<text:line-break/>mento me gravari. Rogabat igitur quid esset faciundum.<text:line-break/>Ego sane respondi quae sensi, dixique ad eum: quod si<text:line-break/>alius quispiam ita esset affectus, darem er quemadmodum<text:line-break/>consuevi, vinum potui,; cni piper esset inspersum. In vo-<text:line-break/>bis, autem regibus, quum medici praesidiis securissimis<text:line-break/>uti soleant; abunde est lanam potius nardino unguento</text:span></text:p>
      <text:p text:style-name="P9"><text:span text:style-name="T6">calido imbutam ventriculi orificio imponere. Ille alioquin<text:line-break/>etiam sibi consuetudinem esse dixit, quum aliquando de<text:line-break/>stomacho conquereretur, nardinum unguentum calidum<text:line-break/>purpurea lana exceptum applicare. Quod quum Pitbolao<text:line-break/>facere jussisset ac nos dimitteret, impolita ea et pedibus<text:line-break/>-manuum calidarum confricatu excalfactis, vinum Sabinum<text:line-break/>postulavit pipereque injecto bibit; ac post potionem Pi-<text:line-break/>tholao dicebat, se medicum unum, eumque admodum<text:line-break/>liberum habere, ac nunquam sicut et tu' novisti me prae-<text:line-break/>dicare destitit; primum sane medicorum esse, philosopho-<text:line-break/>rum autem solum; quippe expertus erat jam multos non<text:line-break/>modo pecuniae studiosus, sed </text:span><text:span text:style-name="T19">etiam</text:span><text:span text:style-name="T6"> contentiosos, gloriae<text:line-break/>cupidos, invidos et malignos. Quod igitur ego dixi, hac<text:line-break/>investigatione nullam puto mihi magis admirabilem obti-<text:line-break/>gisse. Quum enim quaeratur ab omnibus, qui optime in<text:line-break/>pulsuum arte exercitati sunt, quorum unus etiam Archi-<text:line-break/>genes, extitit, signum aliquod accessionis peculiare; et in</text:span></text:p>
      <text:p text:style-name="P9"><text:span text:style-name="T6">quibusdam per initia arteriae systolen inveniri ipsi dicant,<text:line-break/>nonnulli vero neutiquam sensibilem esse systolen, ego bona<text:line-break/>quadam fortuna,, quid enim aliud dixeris, cui tactus etiam<text:line-break/>lu exigua pulsuum disterentia , percipienda exactissimus con-<text:line-break/>tigerit? Medjcorum aliquos adeo aberrantes sum exper-<text:line-break/>tus; ut qui accessionem habere inciperent, relegarent lu -<text:line-break/>balneum, aut- eibum assumere juberent, </text:span><text:span text:style-name="T6">ego </text:span><text:span text:style-name="T6">prohibui.<text:line-break/>Perpetuo igitur exacte expertus me cognoscere accessionis<text:line-break/>initium, praecipitantius forsan, attamen ausus sum asse-<text:line-break/>veranter Regi dicere ex primo pulsus tactu aliam fenten-.<text:line-break/>tiam, quam et ipse apud se opinabatur et a medicis au-<text:line-break/>dierat. Quod porro-in Commodo praestiti , maxime ajuut<text:line-break/>mirandum esse, at revera permultum ab hoc abest.</text:span></text:p>
      <text:h text:style-name="Heading_20_2" text:outline-level="2">Cap. XII.</text:h>
      <text:p text:style-name="P271"><text:span text:style-name="T19">[Faucium inflammationem ex pulsu.co-<text:line-break/>gnoscit.]</text:span><text:span text:style-name="T6"> Nam a palaestra reversum,. ante cibum ingestum,,<text:line-break/>hora octava febris admodum calida invasit; mihi autem<text:line-break/>pulsu explorato pars quaedam inflammationem sustinere<text:line-break/>-videbatur. Quibus auditis Pitholaus admirari se dixit, si</text:span></text:p>
      <text:p text:style-name="P9"><text:span text:style-name="T6">tonsillarum inflammatio pueri pulsum immutaret’; nulla<text:line-break/>enim alia ipsius pars inflammatione tentabatur</text:span><text:span text:style-name="T6">; </text:span><text:span text:style-name="T6">atque in-<text:line-break/>turea </text:span><text:span text:style-name="T19">ore</text:span><text:span text:style-name="T6"> ripsius adaperto inspicere jubet.- Ubi jam loci<text:line-break/>apparerent asperi multtimque' rubentes, non tamen ma-<text:line-break/>gnum haberet inflammatio tumorem, rogabam quis cou-<text:line-break/>fricuerit eam medicamento stomatice, quod vehementio-<text:line-break/>rem quam puero conveniat astrictionem repraesentat. Ubi<text:line-break/>seipsum respondit -fricuisse ex melle et rhu medicamento;<text:line-break/>jussi ut ad iuulfam, in qua rusae decoctae essent,' digre-<text:line-break/>deretur, </text:span><text:span text:style-name="T6">• </text:span><text:span text:style-name="T6">atque hae fola uteretur </text:span><text:span text:style-name="T6">’ </text:span><text:span text:style-name="T6">nocte et sequenti die<text:line-break/>tuto frequenter simul et nocte succedanea. Tertio die ma-<text:line-break/>ne postquam inflammatio cessasset, ac- puer paulo minus<text:line-break/>tota febri careret, persuasi Pitholao, ut eum in balneas<text:line-break/>vicinas cubiculo, ' lu'quo decumbebat, introduceret, ita<text:line-break/>ut folii: aqua copiofe uteretur; qua omnes quidem aliae<text:line-break/>partes irrigarentur, solum - autem caput superfunderetur<text:line-break/>abunde.</text:span><text:span text:style-name="T26">;</text:span><text:span text:style-name="T6"> Caeterum cibo ad horam tertiam assumpto, Ania<text:line-break/>Faustina cognata Imperatori e proximo accessit, excusans</text:span></text:p>
      <text:p text:style-name="P9"><text:span text:style-name="T6">sc; quod altero die ipsum, non inviferity.heri inquiens de<text:line-break/>febri oborta certior saeta funi;; atque hia adhuc adjiciebat,<text:line-break/>manifestum • esse, hos octavam horam; qua 'invadebat ac-<text:line-break/>cessio, egredi deberer Ridens igitur Pitholaus ait, quidni<text:line-break/>Thessalicam diatritunteramus egressuri;? - Verum Galenus<text:line-break/>hic,. inquit, speculatus mane gracilem siccnmque puerum<text:line-break/>dixit non febricitaturum; quin etiam rursus lu : bai- -<text:line-break/>neum deducere vespernjussit, coenamque praebere, quali<text:line-break/>famis utebatur. Haec audiens Fausiina paulifper ibi .mo-<text:line-break/>reta,iimanu me prehendens, medicumquendam ex his qui<text:line-break/>ejim eraut comitati; Methodicum. secunKaduxit, jocansque<text:line-break/>Galenum inquit, rihnnc novisti non verbis;: fed operibus<text:line-break/>cum vobis Methodicis, pugnare. Frequenter; enim jam.mule<text:line-break/>tos -febricitare incipientes lavit vinumque potui, dedit;<text:line-break/>nonnullos etiam 'primo, quosdam tertio die ad consueta<text:line-break/>munia relegavit, in quo omnes'vos primis diebus duobus<text:line-break/>inediam praescribitis, a'c Iu spectas horas egredi decuniben-</text:span></text:p>
      <text:p text:style-name="P9"><text:span text:style-name="T6">tes observatis. Acmunuoideo, .inquiti, scsientiae certitudo<text:line-break/>indicatur in regio?puero, qui patre'peregre agenti inpfi-<text:line-break/>mis duobus diebus vehementer febricitavit si ut- etiam vos<text:line-break/>heri .audivistis;tertie die non' differre tribum, ut vos prae-<text:line-break/>cipitis, post horam octavam sustinuit , scd jam lavit' nu-<text:line-break/>trivitque;.et educator ipsius Pitholaus lu hujusmodi rebus<text:line-break/>exactissimus, ut diligentia ipsius timiditas sit,, eo quod viri<text:line-break/>artem , prius esset expertus, persuasus est ut et lavaret<text:line-break/>puerum et ante choram suspectam aleret. Hujusmodi, sane<text:line-break/>'dicebat usque ad vehiculum pergens.,, ego vero quum illa<text:line-break/>esset ipsum: conscensura, recedens dixi: fecisti </text:span><text:span text:style-name="T6">me </text:span><text:span text:style-name="T6">multo<text:line-break/>magis quam antra atrnedicis odio haberi; ac digressus Pis<text:line-break/>tholao ipfie narraxi. </text:span><text:span text:style-name="T6">" </text:span><text:span text:style-name="T6">.Quinetilam propter, hujusmodi medi-<text:line-break/>cos opera, conscripsi,. Junurn de febrium differentiis, alte-<text:line-break/>rnm de diebus decretoriis ac tertium de , crisibus; osten-<text:line-break/>dens ab Hippocrate traditam </text:span><text:span text:style-name="T6">esse </text:span><text:span text:style-name="T6">speculationem, </text:span><text:span text:style-name="T6">ex </text:span><text:span text:style-name="T6">qua<text:line-break/>quis ea quae aegrotis supervenient praenoscit. ' Hi autem</text:span></text:p>
      <text:p text:style-name="P9"><text:span text:style-name="T6">tam sunt </text:span><text:span text:style-name="T6">male </text:span><text:span text:style-name="T6">nati uc rudes, ut ne mea quidem exposi-<text:line-break/>tione adjuti eat possint intelligerer: .Nam tu ipfe nostij<text:line-break/>Posthume carissime, conscripta </text:span><text:span text:style-name="T6">a </text:span><text:span text:style-name="T6">me de his omnibus; quae<text:line-break/>vidisti me praedicere, fateri ab Hippocrate esse indicata,<text:line-break/>praeter solam pulsuum fpeculationemsp quam etiam unam<text:line-break/>non elaboravit; .sicut qui eum aetate sequutr sunt,:alius<text:line-break/>aliud ei adjiciens, ad hunc usque diem exornarunt,Et-<text:line-break/>enim corporis affectuum cognitio ex speculatione petitur;<text:line-break/>sicut. ;ruisus ex accurata horum cognitione, futurorum<text:line-break/>praecognitio.</text:span></text:p>
      <text:h text:style-name="Heading_20_2" text:outline-level="2">Cap. XllI.</text:h>
      <text:p text:style-name="P276"><text:span text:style-name="T74">[</text:span><text:span text:style-name="T75">F</text:span><text:span text:style-name="T19">ut</text:span><text:span text:style-name="T75">u</text:span><text:span text:style-name="T19">rae arists per sanguinis stuxum e<text:line-break/>naribus praenotio.</text:span><text:span text:style-name="T13">] </text:span><text:span text:style-name="T6">Jam quod te, praescnte factum est in<text:line-break/></text:span><text:span text:style-name="T19">juvene' quodam,</text:span><text:span text:style-name="T6"> quum nonnulli medicorum, qui Romae<text:line-break/>principatum obtinent, de sanguinis missione .considerarent,<text:line-break/>commentariis quae conscripsi indicatur; ab Hippocrate ab-<text:line-break/>solutissime ostensum Etenim quintum jam diem morbi ju-<text:line-break/>venis. agebat, videbaturque medicis venae sectionis praefi-</text:span></text:p>
      <text:p text:style-name="P9"><text:span text:style-name="T6">dium esse assumendum, quum affectus in principio eam<text:line-break/>fecundo, aut tertio, ant .saltem quarto die fieri desidera-<text:line-break/>reti Deinde quum neque anni tempus, neque aegrotaiitis<text:line-break/>aetas, quemadmodum neque facnltatis vitalrs imbecillitas;<text:line-break/>neque praecedens victus'ratio indicationem morbo eon-<text:line-break/>trariam; praeberet, omnia vero inter fe. consentirent; </text:span><text:span text:style-name="T19">fan-t<text:line-break/></text:span><text:span text:style-name="T6">guinis. missionem indicantis, consuluerunt .medici .venam<text:line-break/>incidere , ut par est fapientes. Ego autem omnibus quae<text:line-break/>apparent, .exacte consideratis ab Hippocrate proditis lutli-<text:line-break/>ciis, eorum quibus sanguis erumpet. Recte dixi .ipsus<text:line-break/>fangninis detractionem' definire, fed naturam eo impelli,<text:line-break/>coactam id quod fe gravat excernere,-atque'hoc statim adeo<text:line-break/>suturum. esse, etiamsi nos non faciamus. . Medici his au-<text:line-break/>ditis admirabantur .nimirum. Ubi vero aegrotus in lecto.<text:line-break/>insurrexisset sanquam vellet exi lice , ' rogatus autem qua<text:line-break/>de caufa exiliret, quum nihil adesset metuendum, dixit<text:line-break/>rubrum serpentem ex legula irrepentem, </text:span><text:span text:style-name="T19">fe</text:span><text:span text:style-name="T6"> videntem ti-</text:span></text:p>
      <text:p text:style-name="P9"><text:span text:style-name="T6">mere;ne aberrans super ipfum dilaberetur, atque ideo<text:line-break/>locum lu quo decumbebat. His sane medicis id nihil con-<text:line-break/>ferre ad futuram </text:span><text:span text:style-name="T26">1</text:span><text:span text:style-name="T6"> Ianguinis eruptionem videbatur; mihi<text:line-break/>autem cum alia omnia speculato, 'tum in dextra nasi parte<text:line-break/>usque ad malas obscuram tunc.rubedinem, multo nunc<text:line-break/>factam illustriorem, credibile propemodum jam videbatur<text:line-break/>ex dextra nare sanguinem profluxurum manifesto. Ac<text:line-break/>nonnulli ex his qui aderant aegroti famulis clanculum in-<text:line-break/>junxi vas lu promptu haberet subvesse,'sanguini exciplen-<text:line-break/>do idoneum; ac deinde omnibus medicis audientibus lo-<text:line-break/>quutus; si pauxillulunnimanserimus, hominem ex dextra<text:line-break/>nare? sanguinem fundentem conspiciemus. At quum illi<text:line-break/>riderent, quod in praedicendo adjecerim dextram narem;<text:line-break/>atqui, dicebam, aut ambo oportet fieri, aut in altero me<text:line-break/>errare. Nam a speculatione utraque-praenotionem habent,<text:line-break/>tum quod aeger sanguinem fundet', tum quod ex dextra<text:line-break/>nare,' a quo me conjecisse advertendum consului. Quum</text:span></text:p>
      <text:p text:style-name="P9"><text:span text:style-name="T6">igitur riderem </text:span><text:span text:style-name="T6">aegrum indicem </text:span><text:span text:style-name="T6">digitum tauquam prurien-<text:line-break/>tem nafo demittere, famulo' </text:span><text:span text:style-name="T6">vas </text:span><text:span text:style-name="T6">occultanti mentem ei quod<text:line-break/>accideret advertere jussi, ut quum sanguinem e nare erum-:<text:line-break/>pentern videret, accurrens vas supponeret. Simulatque<text:line-break/>igitur haec dicebam, digitum </text:span><text:span text:style-name="T6">e </text:span><text:span text:style-name="T6">mare,cruentum extraxit,<text:line-break/>famulusque accurrens vas ei subjecit;; propter quod maxi-<text:line-break/>mo, ut nosti, clamore orto omnes niediciausugerunt. Ego<text:line-break/>autem roganti .tibi; praenotionis speculationem indicavi<text:line-break/>universam, ex inis quae Hippocrates .memoriae prodidit<text:line-break/>edoctus;' </text:span><text:span text:style-name="T19">praeterea</text:span><text:span text:style-name="T6"> ,hbc adjeci, vehementem sanguinis, eruo<text:line-break/>ptionem esse expectandam. Etenim </text:span><text:span text:style-name="T58">:</text:span><text:span text:style-name="T6"> impetus naturae; va-<text:line-break/>lens est et morbus non coetus; eujnsmodi-causas imm.ode-<text:line-break/>ratae sanguinis .vacuationes comitari, consueverunt. Quare<text:line-break/>morari aliquandiu.apud aegrotum satius esse ratus, puerum<text:line-break/>me comitantem misi; qui adferret cucurbitam, inagnain<text:line-break/>multis insciis; ac quum subito ? copiosiis sianguis lu.vaste<text:line-break/>colligeretur, aliud pestulavi; ac accipiens sanguinem ac<text:line-break/>pondus, nidi evacuati- libras quatuor . et dimidias, aegrum-</text:span></text:p>
      <text:p text:style-name="P9"><text:span text:style-name="T6">que sublimem figuravi, </text:span><text:span text:style-name="T6">ac </text:span><text:span text:style-name="T6">frigidam poscam nare haurire<text:line-break/>jussi, imposuique fronti spongiam frigida mulsa imbutam,<text:line-break/>ac artubus deligatis, quum nihil haec omnino proficerent,<text:line-break/>cucurbitula in dextris praesixa praecordiis statim fangui-<text:line-break/>nis fluorem cohibui; quod et ipsum lex Hippocratis arte<text:line-break/>sumi tibi indicari, atque a me idcirco tum haec , tum alia<text:line-break/>omnia quae in ipsis operibus ostendi conscripta fnnt. Ete-<text:line-break/>nim rigorem suturum quomodo praenoscere oporteat, tra-<text:line-break/>didi; alni profluvium, vomitum, copiam urinarum immo-<text:line-break/>deratam aut retentionem, sudores, parotidasque eventu-<text:line-break/>ras; humorum decubitus, delirium,' mentis, alienationem<text:line-break/>aliaque omnia accidentia; quibusdam autem, ut dixi; antea<text:line-break/>cognitis, haec praeterea apud fe consideret, quemadmo-<text:line-break/>dum ego in Boethi filio ratione collegi, </text:span><text:span text:style-name="T6">ac in </text:span><text:span text:style-name="T6">amante<text:line-break/>muliere et servo: ex metu tristi .ac delente. ,</text:span></text:p>
      <text:h text:style-name="Heading_20_2" text:outline-level="2">Cap. XIV.</text:h>
      <text:p text:style-name="P271"><text:span text:style-name="T6">[Intermittentis, </text:span><text:span text:style-name="T19">fed naturalis. pulsus<text:line-break/>digndtiat]</text:span><text:span text:style-name="T6"> 'Nuper, ut,nosti, </text:span><text:span text:style-name="T6">e </text:span><text:span text:style-name="T6">etiam quum tale quippiam</text:span></text:p>
      <text:p text:style-name="P9"><text:span text:style-name="T6">praedicerem, vulgares istos attonitos reddidit praenotio.<text:line-break/>Nam oeconomus quidam' omnia domini negotia recte ad-<text:line-break/>ministrans ac: ideo in precio habitus, quum aliii medici<text:line-break/>ipsum curarent, crisin per sudorem scptimo die expertus<text:line-break/>esu Postridie pulsum ipsius deficientem invenientes ma-<text:line-break/>lignam in corpore dispositionem latitare opinati sunt, ma-<text:line-break/>gno errore; deinde adolescente una cum domino domum<text:line-break/>egresso, casu mihi occurrerunt, narratis symptomatis quae<text:line-break/>praecesserant et in praesentia urgerent, .quidnam id. quod<text:line-break/>praeter rationem in pulsu evenerat,, indicaret, postulabant<text:line-break/>discere. Ac ego audiens domum, in qua decubuerat, esse<text:line-break/>in propinquo, cum ipsis ingressus sum, tetigique, adole-<text:line-break/>suentis’ pulsum. Nam in ipsa sensibili' difpofitione fre-<text:line-break/>quenter etiam illustrium medicorum nonnulli haud medio-<text:line-break/>criter, ut dixi tibi, errant, dum pulsum Uon magnum cena<text:line-break/>sent magnum,. quemadmodum interim et citatum non<text:line-break/>citatum vel tardum non tardum. /Pari modo in .langui-<text:line-break/>dis et vehementibus, duris et mollibus .pulsibus .digno-</text:span></text:p>
      <text:p text:style-name="P8"><text:span text:style-name="T6">scendis falluntur, ac magis adhuc in ordinatis et inordi—<text:line-break/>natis, aequalibus et inaequalibus; tum..in collectione tum<text:line-break/>in una diastole, propter quos ego etiam quatuor-de pni-<text:line-break/>suum diguotione libros conscripsi, alios praecedentes qua-,<text:line-break/>tuor, qui de pulsuum causis titulum habent. Requirit<text:line-break/>enim utrosque commentarios opus de praenotione Jex pul-<text:line-break/>sibus et ipsum in quatuor libros' distinctum, propter quod<text:line-break/>etiam commemorata duo' existnnti Atrqunm qnae ihruno<text:line-break/>pulsu consistit inaequalitas, maximum utinstensum 'est usum<text:line-break/>afferat, vehemeutiori' exercitio ad dignotionem sui ludi-<text:line-break/>get, ut-'quae mullas habeat differentias. Pulsus autem et<text:line-break/>. qui una actione et qui lu pIuribus ordine fubsequentibus<text:line-break/>inaequalis est, nihil' habet' 'praeter naturam aliud, prae-<text:line-break/>terquam hoc solum,:quod per intermissionem accidit. Hn-<text:line-break/>jusmodi igitur symptoma ab origine esse, scire convenit;<text:line-break/>sed quod difficillime dignosci queat;' imo non potest', nisi<text:line-break/>omnes pulsuum differentias exacte sentias. Intuitus igitur<text:line-break/>hominem ita habentem consului medicis, ut refeetoria v-i-</text:span></text:p>
      <text:p text:style-name="P9"><text:span text:style-name="T6">ctus </text:span><text:span text:style-name="T6">ratione- </text:span><text:span text:style-name="T6">eum fecure erisin expertum alerent,, addens<text:line-break/>quod quum, jam egreditur et. consueta obit niunia,</text:span><text:span text:style-name="T58">:</text:span><text:span text:style-name="T6"> .pulsu<text:line-break/>ipsius tunc explorato,, deficientem invenirent, quemadrno-<text:line-break/>dum etiamnum.. Hoc enim- ei -matura accidisse non ex<text:line-break/>coiucidentealiqua cansa morbosa, statim id quod dixeram<text:line-break/>ipsis incredibile videbatur; toto autem subfequenti tein-<text:line-break/>pore desicientenr in.uno ictu pulsum alias im alio numero,<text:line-break/>inventuros affirmavi. Postea aliquando, accedentes </text:span><text:span text:style-name="T19">me<text:line-break/></text:span><text:span text:style-name="T6">postulabant audire quo signo adolescentis naturam,talem,<text:line-break/>cognovissem; respondi igitur' ipsis quod Isccratem rheto-<text:line-break/>reur discipulo, cuidam suo quandoque dixisse audivi; </text:span><text:span text:style-name="T6">, </text:span><text:span text:style-name="T6">qni<text:line-break/>quum rogaret an tribus annis exercitatus posset de una-<text:line-break/>quaque re proposita dicere, ut: lsocratetn orantem videbat,<text:line-break/>respondisse, virum adolescenti, serunt: , te .sane,[ o , puer,<text:line-break/>optarem etiam uno, die posse diseere. quod quaeris; verum<text:line-break/>pro ingenii infelicitate pluribus . ad discendum opus esu<text:line-break/>Caeterum cognoscetis., . dixiomnes praeter naturam pul-<text:line-break/>suum'differentias hoc libro perlecto.. Erat autem primus</text:span></text:p>
      <text:p text:style-name="P9"><text:span text:style-name="T6">qui </text:span><text:span text:style-name="T6">. </text:span><text:span text:style-name="T6">de omnibus pulsuum differentiis dignoscendis tractat<text:line-break/>eorum qui introducuntur exercitii viam tradens, quatuor<text:line-break/>libris comprehensus. Inde namque vos eas discere potestis,<text:line-break/>quoties ex nostro sensu depromptus descriptasque pulsuum<text:line-break/>differentias agnoscere 'volueritis. Hoc igitur, o Posthume,<text:line-break/>medicae praenotionis opus est memoratu dignum, sicut et<text:line-break/>id quod in imperatore ostendi, cui accessionem ipfum in-<text:line-break/>vasisse ridebatur; reliquorum, autem quae vulgares isti me-<text:line-break/>dici admirantur, nullum vel prope simile esu His enim<text:line-break/>admiranda esse apparent propter multorum ignorantiam,<text:line-break/>non iis, qui quae in arte difficilem habent praenotionem<text:line-break/>propter fe legitime exercuerunt. </text:span><text:span text:style-name="T6">L</text:span></text:p>
      <text:h text:style-name="P2" text:outline-level="1"><text:bookmark-start text:name="bookmark18"/>GALENO ASCRIPTA INTRODU-<text:line-break/>CTIO SEU MEDICUS.<text:bookmark-end text:name="bookmark18"/></text:h>
      <text:h text:style-name="Heading_20_2" text:outline-level="2">Cap. I.</text:h>
      <text:p text:style-name="P271"><text:span text:style-name="T6">I </text:span><text:span text:style-name="T19">Quomodo </text:span><text:span text:style-name="T19">inventa</text:span><text:span text:style-name="T6"> </text:span><text:span text:style-name="T6">sit medicina.] Inven-<text:line-break/>tiones artium Graeci vel deorum filiis vel quibusdam<text:line-break/>eorum propinquis, quibus dii artem primi communicave-<text:line-break/>runt omnem, referunt acceptas; hac igitur ratione medi-<text:line-break/>cluam primum Aesculapium ab Apolline patre didicisse<text:line-break/>et hominibus tradidisse dicunt et ideo primus ejus videtur<text:line-break/>inventor; porro ante illum nondum inter ,homines erat<text:line-break/>medicina, fed veteres medicamentorum et herbarum ex-</text:span></text:p>
      <text:p text:style-name="P9"><text:span text:style-name="T6">perientiam quandam habuere, qualem apud Graecos Chi-<text:line-break/>ron Centaurus et ab eo heroes eruditi noverant, quae<text:line-break/>Aristeo, Melampudi et Polyeido adscribuntur. Apud Ae-<text:line-break/>gyptios sane praeter herbas aliam quoque medicamento-<text:line-break/>rum rationem in usu fuisse Homerus hunc in modum•<text:line-break/>testatur:</text:span></text:p>
      <text:p text:style-name="P11"><text:span text:style-name="T19">Fertilis Aegyptus rerum , medicamina mixta.<text:line-break/>Optima multa, stniul deterrima plurima, gignit.</text:span></text:p>
      <text:p text:style-name="P11"><text:span text:style-name="T6">Porro ex cadaverum dissectione,, quam in condiendis iis<text:line-break/>habere moris erat, multa </text:span><text:span text:style-name="T19">etiam,</text:span><text:span text:style-name="T6"> quae manu administran-<text:line-break/>tur, apud primos medicos inventa esse videntur. Quae-<text:line-break/>dam dicuntur ex casu observata fuisse, ut suffusus pungere,<text:line-break/>inde quod capra quaepiam ex suffusione male habens,<text:line-break/>junco aculeato in oculum impacto, vifurn receperit. Quin<text:line-break/>et clysteris usum ab ibi profectum esse scribunt. Haec,<text:line-break/>enim colli cute tanquam clysteris .utre marina Nilique<text:line-break/>aqua impleta, rostro eam sibi ipsi per anum indit. Scribit ,<text:line-break/>etiam Herodotus historicus quondam aegris per compita</text:span></text:p>
      <text:p text:style-name="P277"><text:span text:style-name="T6">expositis, illos qui iisdem aliquando morbis laboraverant,<text:line-break/>referre solitos quibus - unusquisque usus sanitatem recu-<text:line-break/>perasset: </text:span><text:span text:style-name="T6">atque </text:span><text:span text:style-name="T6">hoc modo, </text:span><text:span text:style-name="T6">ex </text:span><text:span text:style-name="T6">multorum usu ac experi-<text:line-break/>mentis rem medicam conflatam esse. Sed haec quidem<text:line-break/>experientia ratione vacua nondumque rationalis fuit. Cae-<text:line-break/>terum persectam medicinam es omnibus numeris suis ab-<text:line-break/>solutam nimirum divinam aio, Aesculapius folus'invenit,<text:line-break/>illam vero quae inter homines versatur, hujus successores<text:line-break/>Asclepiadae posteris acceptam tradiderunt, maxime Hippo-<text:line-break/>crates, </text:span><text:span text:style-name="T6">qui </text:span><text:span text:style-name="T6">omnibus facile praecelluit pritnusque perfe-<text:line-break/>ctam apud Graecos, medicinam in lucem protulit.</text:span></text:p>
      <text:h text:style-name="Heading_20_2" text:outline-level="2">Cap. ll.</text:h>
      <text:p text:style-name="P276"><text:span text:style-name="T19">[ Quae medicinae principia. ] </text:span><text:span text:style-name="T6">Principia<text:line-break/>medicinae tria funi, unum inventionis, alterum constitu-<text:line-break/>tionis, tertium interpretationis. Inventionis igitur medi-<text:line-break/>cinae, ut simpliciter dicam, vetustissimum plane citraque<text:line-break/>rationem principium experientia est, quemadmodum apud<text:line-break/>Aegyptios et reliquos omnes barbaros. Redigendi vero in<text:line-break/>artis constitutionem, sicut Afclepiadarum medicinam, ratio</text:span></text:p>
      <text:p text:style-name="P9"><text:span text:style-name="T6">et experientia. Interpretationis, </text:span><text:span text:style-name="T6">ut </text:span><text:span text:style-name="T6">scribit </text:span><text:span text:style-name="T6">Athenaeus, vel<text:line-break/></text:span><text:span text:style-name="T6">traditionis, quemadmodum quidam dicunt, initium natu-<text:line-break/>ralis est speculatio. Enimvero simpliciter et Hippocrates”<text:line-break/>dixit. </text:span><text:span text:style-name="T19">Medicinae rationis initium primum natura est;</text:span><text:span text:style-name="T6"> nam<text:line-break/>a naturae inspectione dogmatici auspicantur,- quoniam ex<text:line-break/>iis</text:span><text:span text:style-name="T6">, </text:span><text:span text:style-name="T6">quae secundum naturam sunt et illa quae contra ha- &lt;<text:line-break/>bent, possunt cognoscere, at fine naturalium cognitione<text:line-break/>illa, quae a naturali habitu recedunt, scire nemo potest.<text:line-break/>Quin etiam in curando naturae speculationem similiter re-<text:line-break/>quirunt; quandoquidem ex naturali admovendorum auxi-<text:line-break/>liorum potentia, quae cuilibet morbo idonea sunt, acci-’<text:line-break/>piunt. Qui vero ex aliis sectis naturae contemplationem<text:line-break/>aspernantur, utrique </text:span><text:span text:style-name="T6">a </text:span><text:span text:style-name="T6">quibus praesidia afferendi habitum<text:line-break/>finxere, incipiunt. Methodici ex communitatum indica-<text:line-break/>tione, empirici ex observatione experimentali. Qua enim<text:line-break/>ratione dogmaticis medicae rationis natura, eadem empi-<text:line-break/>ricis experientia plerumque et fere femper in iisdem et<text:line-break/>pari modo contingens principium existit. Ab hac siqui-<text:line-break/>dern historiam quoque suam exordiuntur et fecundum hanc</text:span></text:p>
      <text:p text:style-name="P261"><text:span text:style-name="T6">ab. alio ad aliud simile transeunti </text:span><text:span text:style-name="T6">Sed </text:span><text:span text:style-name="T6">methodicis eviden- '<text:line-break/>tinm similitudinis infpectio , vel communitatum apparen-<text:line-break/>tium cognitio principium dicitur.<text:tab/>, ,</text:span></text:p>
      <text:h text:style-name="Heading_20_2" text:outline-level="2">Cap. lll.</text:h>
      <text:p text:style-name="P271"><text:span text:style-name="T19">[ Quot suctae medicorum, quaeque earum<text:line-break/>notae,]</text:span><text:span text:style-name="T6"> Sectae medicorum tres sunt, rationalis, empirica<text:line-break/>et methodica. Rationalis naturae rationem praebet, mor-<text:line-break/>borum causas inquirit et signis ad illarum inventionem<text:line-break/>utitur, curationem capit a contrario, prout causae exi-<text:line-break/>gunt. Nam contrariorum contraria sunt remedia. Quatuor<text:line-break/>ergo sunt, quae rationalem sectam designant, naturae in-<text:line-break/>spectio, causarum ratio ac signorum aestimatio, et quar-<text:line-break/>tum , neinpe quod causae ipsis curationem dictant. Em-<text:line-break/>pirica ad assidentium accidentium concursus, quae aegris<text:line-break/>adfunt, - respicit et convenientem accidentibus curationem<text:line-break/>observat, idque nec morbo cognito, nec causa inquisita.<text:line-break/>Contenta est autem observatione in accidentibus, per eo-<text:line-break/>rum quae admoventur experientiam facta et historia prius"<text:line-break/>expertorum utitur</text:span><text:span text:style-name="T6">: </text:span><text:span text:style-name="T6">tum </text:span><text:span text:style-name="T6">a </text:span><text:span text:style-name="T6">compertis ad incomperta, sed</text:span></text:p>
      <text:p text:style-name="P9"><text:span text:style-name="T6">similia fecundum apparentem speciem transit. Quae enim<text:line-break/>ipfimet usu ac experientia in multis et saepissime ac fem-<text:line-break/>per in iisdem et pari modo' experti sunt, aut quae cafu<text:line-break/>quopiam observarunt, eaque sernper atque eodem modo<text:line-break/>habentia, haec- confidenter usurpant, non adeo curicse' </text:span><text:span text:style-name="T19">fa-<text:line-break/>cultates</text:span><text:span text:style-name="T6"> ex eorum qualitatibus disquirentes. Credunt et<text:line-break/>vetustissimis, qui rerum per experimenta sibi observatarum<text:line-break/>historiam, quam vocant, memoriae prodiderant. Utuntur<text:line-break/>etiam </text:span><text:span text:style-name="T19">a</text:span><text:span text:style-name="T6"> simili transitu ad ea, quae nondum explorarunt;<text:line-break/>quum similia speciei, quae ad manum est, apparent, ut<text:line-break/>malva, blitum., beta et lapathum. Itidem in cerealibus;<text:line-break/>ut alica et oryza. Rursus in arborum fructibus, ut pyrum<text:line-break/>et malum cotoneum. Notant igitur empiricam haeresim<text:line-break/>est concursus symptomatum, non ad morbum, neque ad<text:line-break/>causas, refpectus: deinde in concursibus medicaminum<text:line-break/>congruentium per usum observatio: tertio, expertorum<text:line-break/>ante historia: quarto -a simili transitus. Methodica com-</text:span></text:p>
      <text:p text:style-name="P8"><text:span text:style-name="T6">munitatibus </text:span><text:span text:style-name="T6">et </text:span><text:span text:style-name="T6">similis </text:span><text:span text:style-name="T6">speculationi adhaeret. </text:span><text:span text:style-name="T6">Omnes enim<text:line-break/>particulares affectus </text:span><text:span text:style-name="T6">ad generales </text:span><text:span text:style-name="T6">duos reducunt, astrictum<text:line-break/>et fluentem, quas communitates vocant. Cognoscunt eas<text:line-break/>per obortas circa corpus affectiones in utroque evidenter<text:line-break/>conspicuas. Quare notas </text:span><text:span text:style-name="T6">non </text:span><text:span text:style-name="T6">desiderant, exempli gratia<text:line-break/>astrictum inde oriri,, quod totum corpus densatum sic et<text:line-break/>profluvium ipsius fistatur, omnisque evidens excretio im-<text:line-break/>pediatur.; fluentem vero lude, quod summa corporis cutis<text:line-break/>rara evaserit et cujusque corporis partis excretiones sen-<text:line-break/>sibiles intensae fint. Duplicem igitur curationis speciem<text:line-break/>generales duo corporis morbi ipfis indicant; nempe si cor-<text:line-break/>pus astrictum est, laxandum esse: fi profluvio laborat,<text:line-break/>comprimendum: si vitium mixtum habet, occurrendum ei<text:line-break/>quod urget. Caeterum communitates omnes nominant evi-.<text:line-break/>dentes: harum autem alias passivas, ut estrictum et fluens:<text:line-break/>alias curati vas, ut resolvere et tenere: quasdam tempora-’<text:line-break/>ales, initium, incrementum, vigorem seu statum et incli-</text:span></text:p>
      <text:p text:style-name="P7"><text:span text:style-name="T6">nationem. Porro medicinae, quae manu medetur com-</text:span></text:p>
      <text:p text:style-name="P9"><text:span text:style-name="T6">munitates, in ejus ablatione, quod alienum est, consistunt.<text:line-break/>Duplex autem alienum est, vel extrinsecus, vel in cor-<text:line-break/>pore. Quod extrinsecus, simplex quidem: illius vero quod<text:line-break/>in corpore 'est, tres numerantur species. Atqui extrinse-<text:line-break/>cus, ut spiculum, telum, quodcunque aliud id genus existit<text:line-break/>persectam eductionem ostendit. Eorum quae in corpore<text:line-break/>fiunt, aliud loco alienum, ut suffusio, luxatio et fractura,<text:line-break/>quae transpositionem vel restitutionem in proprium locum<text:line-break/>indicant. Aliud magnitudine, ut abscessus omnes, scroti<text:line-break/>tumores, pensiles verrucae, phymata et condylomata: quo-<text:line-break/>rum nonnulla divisionem solam requirunt, nonnulla per-<text:line-break/>sectam superfluorum' praecisionem demonstrant. Aliud de-<text:line-break/>fectu alienum; non ut supervacaneum, sed veluti deficiens<text:line-break/>dicitur, cujusmodi mutila et curta omnia, sicut in labris<text:line-break/>oculisque cernitur. Unde quidam leporinos oculos et le-<text:line-break/>porina labra habentes nominantur. Pari modo etiam fe<text:line-break/>habent fistulae et vilia profunda, sinus, ulcera aliaque<text:line-break/>hujusmodi omnia, quae ex desectu repletionem desiderant</text:span></text:p>
      <text:p text:style-name="P9"><text:span text:style-name="T6">atque indicant. </text:span><text:span text:style-name="T6">Jam </text:span><text:span text:style-name="T6">vero praeter quatuor chirurgorum<text:line-break/>communitates est et fpecies quam praescrvatricem appel-<text:line-break/>lanl. Apponitur autem et ipsa, ut communitas, in dele-<text:line-break/>teriis et toxicis bestiisque omnibus quae virus emittunt,<text:line-break/>tum venenosis volatilibus </text:span><text:span text:style-name="T6">et </text:span><text:span text:style-name="T6">terrestribus, aquatilibusque.<text:line-break/>Nam commune omnium genus, ut sint exitialia, non ta-<text:line-break/>men ad astrictum et fluens referuntur, fed aliud est prae-<text:line-break/>ler haec genus. Quare et curatoria ipsorum communitas<text:line-break/>alia praeter illam habetur, dicta praescrvatrix. Methodi-<text:line-break/>cam quoque sectam primum designat similis in evidentibus<text:line-break/>consideratio, sed non in latentibus feu abditis, quemad-<text:line-break/>modum in rationali secta. Hoc unum intercedit discrimi-<text:line-break/>nis, quod in illa quoque similium inspectio, sed in ob-<text:line-break/>scuris consistit: secundum ex simili in evidentibus, affectus,<text:line-break/>auxilia, tempora, particularia omnia generalia reducit.<text:line-break/>Attamen non evidentia, tantum empiricorum more animad-<text:line-break/>vertunt, sed particularibus, nullo generali cognito, insistunt.<text:line-break/>Tertium est ex communitatum indicatione curationem ac- •</text:span></text:p>
      <text:p text:style-name="P9"><text:span text:style-name="T6">cipere: nec causas, ut rationalibus in nsu est, exponere,<text:line-break/>neque facta in concursibus observatione eorum quae per<text:line-break/>experientiam conveniunt, ut empirici faciunt, conten-<text:line-break/>tos esse.</text:span></text:p>
      <text:h text:style-name="Heading_20_2" text:outline-level="2">Cap. IV.</text:h>
      <text:p text:style-name="P271"><text:span text:style-name="T19">[ Qdi trium sectarum principes extiterlnt.J<text:line-break/></text:span><text:span text:style-name="T6">Rationalis fectae et auctor et princeps Hippocrates Cous<text:line-break/>fuit. Post hunc Diocles Carystius, Praxagoras Cous, lle-<text:line-break/>ropbilus Chalcedonius, Erasistratus Chius, Mnesitheus </text:span><text:span text:style-name="T6">;<text:line-break/></text:span><text:span text:style-name="T6">Atheniensis</text:span><text:span text:style-name="T6">,. </text:span><text:span text:style-name="T6">Asclepiades Bithynus, Cianus, qui et Prusias<text:line-break/>dictus esu Empiricae praefuit Philinus Cous, qui primus<text:line-break/>eam a rationali feparavit, occafione ab - Herophilo suo<text:line-break/>praeceptore accepta. Quum autem suam vellent sectam<text:line-break/>antiquiorem fingere, Aeronem Agrigentinum, quo rationali<text:line-break/>esset antiquior, </text:span><text:span text:style-name="T19">ei</text:span><text:span text:style-name="T6"> dedisse initium dixerunt. A Philino'<text:line-break/>Serapion Alexandrinus ea secta floruit: dein Apollonii duo,<text:line-break/>pater et filius, Antiocheni: hos secuti Menodotus et Sex-<text:line-break/>tus eam plane stabilierunt. Methodicen Themison Laodi-</text:span></text:p>
      <text:p text:style-name="P9"><text:span text:style-name="T6">ceus Syrius incepit, qui ab Asclepiade rationali occasio-<text:line-break/>rnes nactus ad methodicae sectae inventionem se contulit.<text:line-break/>Thessalus Trallianus eam abfolviL Post hos Mnascas, Dio-<text:line-break/>nysius, Proclus, Antipater. In ea autem de quibusdam<text:line-break/>dissenserunt Olympiacus Milesius, Menemachus Aphro-<text:line-break/>diseus et Soranus Ephesius. - Fuerunt nonnulli etiam ad-<text:line-break/>juncti, ut Leonides Alexandrinus: quidam delecti, ut Ar-<text:line-break/>chigenes Apameus Syrius.</text:span></text:p>
      <text:h text:style-name="Heading_20_2" text:outline-level="2">Cap. V.</text:h>
      <text:p text:style-name="P271"><text:span text:style-name="T19">[ Medicina scientiane</text:span><text:span text:style-name="T6"> sit, </text:span><text:span text:style-name="T19">an ars,] </text:span><text:span text:style-name="T6">Ratio-<text:line-break/>nales aliqui, e quorum numero est etiam Erafistratus, me-<text:line-break/>dicinam partim scientiam, cujusmodi est causarum notitia,<text:line-break/>item naturae inspectio: partim conjecturam, ut curationem<text:line-break/>et signa habere censuerunt. Methodici et in universum<text:line-break/>scientiam ipsam esse praedicant, sed utrique a vero, ma-<text:line-break/>ximeque methodici aberrarunt. Scientia enim est conve-<text:line-break/>niens, 'firma et nunquam a ratione ddclinans cognitio:<text:line-break/>eam neque apud philosophos, praesertim dum rerum na-</text:span></text:p>
      <text:p text:style-name="P9"><text:span text:style-name="T6">turas perscrutantur, invenias: multo sane minus lu re<text:line-break/>medica: imo ut verbo expediam, ne ad homines quidem-<text:line-break/>venit. Quamobrem medicina ars merito dici potest: si<text:line-break/>quidem artis nomine comprehensionum et opinionum ad<text:line-break/>finem quendam vitae utilem spectantium collectionem certa<text:line-break/>qualitate et quantitate commeditatam intelligimus. Com-<text:line-break/>prehensiones igitur humanas et quae numero constitutionem;<text:line-break/>quandam procreare queant, alioquin .et commeditatas, hoc<text:line-break/>est sibi concordes ac con.fonas cohaerentesque, medicina<text:line-break/>habet: quo fit ut artis vocabulum, cujus definitio ei con-<text:line-break/>venit, optimo jure commereatur, comprehensionesque in<text:line-break/>ea ad vitae commoditatem pertinent. Quippe ut servaret<text:line-break/>homines ac sanos tueretur, in vilem prodiit. Sed artium<text:line-break/>duplex est doctrina: quaedam enim finem.suum femper<text:line-break/>consequuntur, ut fabrilis, navium compactoria, aedificato-<text:line-break/>ria. Quaedam finem suum, ceu scopum appetunt, con-<text:line-break/>tingunt autem non femper, fed plurimum. Unde conje-<text:line-break/>cturales quoque dicuntur: exi quarum numero medicina</text:span></text:p>
      <text:p text:style-name="P9"><text:span text:style-name="T6">fuerit: quemadmodum rhetorica, gubernatoria et sagittandi<text:line-break/>ars. Est et </text:span><text:span text:style-name="T6">alia </text:span><text:span text:style-name="T6">doctrina </text:span><text:span text:style-name="T6">et </text:span><text:span text:style-name="T6">ipsa duplex: quoniam aliquae,<text:line-break/>dum fiunt, sunt et simul atque </text:span><text:span text:style-name="T6">ah </text:span><text:span text:style-name="T6">actione destiterint,-nihil<text:line-break/>quod perfecerint ostenditur, cujusmodi saltatoria,; cithari-<text:line-break/>stica, palaestrica et quaevis alia ars musica. Nonnullae in<text:line-break/>actione evidens opus plane nullum habent, scd tanquam<text:line-break/>futuri cujusdam praeparatoriae existunt; ubi vero a fun-<text:line-break/>ctione cessaverim, tunc quid effecerint apparet: qualis<text:line-break/>statuaria, pictura et fabrilis, tum aliae, quarum opera post<text:line-break/>actionem perdurant. Inter </text:span><text:span text:style-name="T6">has </text:span><text:span text:style-name="T6">medicinam quoque numeres<text:line-break/>licet. In medendo enim nondum ejus finis innotescit,<text:line-break/>quippe quae adversus morbos semper laboret: at, ubi cu-<text:line-break/>rationem absolverit, tunc homini sanitatem, restituisse eam<text:line-break/>videre esu</text:span></text:p>
      <text:h text:style-name="Heading_20_2" text:outline-level="2">Cap. VI.</text:h>
      <text:p text:style-name="P271"><text:span text:style-name="T19">[ Quid stt medicina.] Definitionibus</text:span><text:span text:style-name="T6"> ra-<text:line-break/>tionales usi sunt et descriptionibus empirici: de quibus<text:line-break/>quaestionem lustituere philosophis solum convenit; enim-<text:line-break/>vero veteres etiam medici hoc modo medicinam simplici-</text:span></text:p>
      <text:p text:style-name="P9"><text:span text:style-name="T6">ter- </text:span><text:span text:style-name="T6">vel definierunt, veI descripferunt. Medicina est, ex<text:line-break/>Hippocratis sententia, adjectio et detractio. Adjectio qui-<text:line-break/>dem deficientis</text:span><text:span text:style-name="T6">, </text:span><text:span text:style-name="T6">detractio autem superantis in hominum<text:line-break/>corporibus. Quam enim definitionem medicinae nonnulli<text:line-break/>putaverunt, revera non est; aegros videlicet morbis non<text:line-break/>prorsus liberare, dolores-lenire morbique vehementiam<text:line-break/>retundere, malo victis manum non admoliri. Non enim<text:line-break/>ex iis, quae artes non possunt, scd ex his quae possunt<text:line-break/>ipsarum definitiones sunt, quae enim ipsa non potest dicit;<text:line-break/>non quae ipsi insunt definit-. Recentiores hujusmodi de-<text:line-break/>finitionem usurparunt. Medicina est scientia'sanitatis con-<text:line-break/>servatrix, morborum depultrix. Non recte habet:, non<text:line-break/>enim ipsa haec efficit, sed ex,illis quae efficit,, haec pro-,<text:line-break/>veniunt, idque non semper. Quapropter non ex his, sed<text:line-break/>illis, quae ab ea semper accipiuntur, constituta est. Haec<text:line-break/>autem sunt adjectio et detractio. Proinde quae capit me-<text:line-break/>dicina, haec ipsam esse dixit Hippocrates, quibus et in<text:line-break/>fanis utitur, cum secundam ipsorum valetudinem conser-</text:span></text:p>
      <text:p text:style-name="P9"><text:span text:style-name="T6">vat et in aegrotis, ut morbis liberet, Quae igitur femper<text:line-break/>facit, ea </text:span><text:span text:style-name="T6">ipsam </text:span><text:span text:style-name="T6">constituunt, non illa, quae ab his efficiun-<text:line-break/></text:span><text:span text:style-name="T14">tur. </text:span><text:span text:style-name="T6">Aliud namque ars, aliud ejus finis esu Quod enim<text:line-break/>appetit, id aliud ab ipsa est, idque non perpetuo'fecum<text:line-break/>habet. Quo fit, ut quatenus ipsum non contingit-, neque<text:line-break/>sinis ejus, sed scopus dicatur i quum autem contigerit, finis.<text:line-break/>Ita gubernatoria </text:span><text:span text:style-name="T6">et </text:span><text:span text:style-name="T6">sagittandi ars non a sine, quem non<text:line-break/>semper contingunt, sed ab aliis, quibus constitutae sunt<text:line-break/>et per quae, ut finem assequantur, functiones obeunt,<text:line-break/>definitionem sortiuntur. Porro definitio haec omnibus fere<text:line-break/>post Hippocratem proba esse videtur. Herophile medi-<text:line-break/>cina lest scientia salubrium</text:span><text:span text:style-name="T6">, </text:span><text:span text:style-name="T6">insalubrium et neutrorum.<text:line-break/>Trium enim horum cognitionem habet. Salubrium , quae<text:line-break/>corporis humani constitutionem ita praeparant, ut ex eis<text:line-break/>pulchre invicem aptatis sanitas concilietur: insalubrium,<text:line-break/>quae salubrem convenientiam dissolvunt. Neutrorum omnis<text:line-break/>sunt auxilia, quae aegris afferuntur et eorum materia.</text:span></text:p>
      <text:p text:style-name="P9"><text:span text:style-name="T6">Haec enim prius quam </text:span><text:span text:style-name="T19">a medico excepta</text:span><text:span text:style-name="T6"> sint, neutra, nec<text:line-break/>salubria nec insalubria sunt.</text:span></text:p>
      <text:h text:style-name="Heading_20_2" text:outline-level="2">Cap. VI<text:span text:style-name="T83">I</text:span>.</text:h>
      <text:p text:style-name="P271"><text:span text:style-name="T19">[ Quot partes medicinae.]</text:span><text:span text:style-name="T6"> Partes me-<text:line-break/>dicinae principes sunt physiologia, aetiologia, patbologia,<text:line-break/>diaeta sanorum; femeiotice, therapeutice. Athenaeus pro</text:span><text:span text:style-name="T58">z<text:line-break/></text:span><text:span text:style-name="T6">semeiotice materiam constituit, quae in therapeutice repe-<text:line-break/>titur, nam sine materia curatio fieri non potest. Semeio-<text:line-break/>tice et ad curationem quidem necessaria, non tamen ipsa<text:line-break/>est curatio: materiae enim beneficio curatio absolvitur et<text:line-break/>materia quidem sine -curatione nihil aliud confert. Se-<text:line-break/>meiotice etiam et sine curatione necessaria, ut quae cura-<text:line-break/>bilia quaeque sive incurabilia.cognuscamus, ut in iis hae-<text:line-break/>reamus, ne quum susceperimus impossibilia, halluci nemur.<text:line-break/>Jam vero quinque partium medicinae cujusque subdivisio<text:line-break/>quaedam esu Physiologia igitur pars quidem illius est, in<text:line-break/>qua de hominis natura disserimus: dividitur autem in tra-<text:line-break/>ctationem elementorum , quibus homo componitur, tum' in<text:line-break/>eam, quae de generatione et formatione foetus, tertio in</text:span></text:p>
      <text:p text:style-name="P9"><text:span text:style-name="T6">interiorum </text:span><text:span text:style-name="T6">et </text:span><text:span text:style-name="T6">exteriorum corporis </text:span><text:span text:style-name="T6">partium speculationem,<text:line-break/></text:span><text:span text:style-name="T6">cum cadavera dissecamus ossiumque rationes perfcrutamur</text:span><text:span text:style-name="T6">:<text:line-break/></text:span><text:span text:style-name="T6">aetiologia quae et pathologla, in qua quae praeter naturam<text:line-break/>sunt inquirimus et </text:span><text:span text:style-name="T6">morborum </text:span><text:span text:style-name="T6">causas investigamus et sym-<text:line-break/>ptomatum concursus, affectuum status diligenter indagamus.<text:line-break/>His enim incognitis nemo </text:span><text:span text:style-name="T6">recte </text:span><text:span text:style-name="T6">noverit, quomodo morbos<text:line-break/>curare conveniat: medicinae </text:span><text:span text:style-name="T6">pars ea quae diaeta </text:span><text:span text:style-name="T6">sanorum<text:line-break/>dividitur </text:span><text:span text:style-name="T6">in </text:span><text:span text:style-name="T6">eam quae </text:span><text:span text:style-name="T6">sanitatem </text:span><text:span text:style-name="T6">tuetur et </text:span><text:span text:style-name="T6">in </text:span><text:span text:style-name="T6">eam quae<text:line-break/>morbos arcet praecavendo, </text:span><text:span text:style-name="T6">ac in </text:span><text:span text:style-name="T6">eam quae </text:span><text:span text:style-name="T19">a</text:span><text:span text:style-name="T6"> morbis sur-<text:line-break/>gentes reficit. Semeiotice in </text:span><text:span text:style-name="T6">tres partes </text:span><text:span text:style-name="T6">dirimitur, </text:span><text:span text:style-name="T6">in praete-<text:line-break/></text:span><text:span text:style-name="T6">ritorum cognitionem, in praesentium luspectlonem </text:span><text:span text:style-name="T6">et </text:span><text:span text:style-name="T6">sutu-<text:line-break/>rorum providentiam. Similiter et </text:span><text:span text:style-name="T6">ipsa </text:span><text:span text:style-name="T6">therapeutice in tres<text:line-break/>partes dividitur, in diaetam, </text:span><text:span text:style-name="T6">chirurgiam et pharmacram.</text:span></text:p>
      <text:h text:style-name="Heading_20_2" text:outline-level="2">Cap. VIII.</text:h>
      <text:p text:style-name="P271"><text:span text:style-name="T6">[An </text:span><text:span text:style-name="T19">medicinae </text:span><text:span text:style-name="T19">divisio in </text:span><text:span text:style-name="T19">quinque </text:span><text:span text:style-name="T19">partes<text:line-break/>neceffaria</text:span><text:span text:style-name="T6"> sit.] Tractare igitur res quidem naturales ne-<text:line-break/>cessarium </text:span><text:span text:style-name="T6">est, quoniam </text:span><text:span text:style-name="T6">haud </text:span><text:span text:style-name="T6">possibile </text:span><text:span text:style-name="T6">est </text:span><text:span text:style-name="T6">quae praeter </text:span><text:span text:style-name="T6">na-<text:line-break/>turam sunt, illum cognoscere, qui non prius noverit ea</text:span></text:p>
      <text:p text:style-name="P9"><text:span text:style-name="T6">quae </text:span><text:span text:style-name="T6">sunt fecundum naturam: nam </text:span><text:span text:style-name="T6">praeter </text:span><text:span text:style-name="T6">illotum natu-<text:line-break/>ram </text:span><text:span text:style-name="T6">morbi </text:span><text:span text:style-name="T6">consistunt. De causis autem et morbis agere<text:line-break/></text:span><text:span text:style-name="T6">necessarium </text:span><text:span text:style-name="T6">quoque est, cum’ ut affectuum causas, quibus<text:line-break/>resistere convenit, inlelligamus: tum ut etiam ipsus af-<text:line-break/>fectus </text:span><text:span text:style-name="T6">a </text:span><text:span text:style-name="T6">veteribus appellatos eorumque status cognosca-<text:line-break/></text:span><text:span text:style-name="T6">mus. . </text:span><text:span text:style-name="T6">Utilis sane et symptomatum quae affectus comitan-<text:line-break/>tur cognitio est, nam ab horum congressu, quem empirici<text:line-break/>concursu vocant, corporis’ vitia speciem nanciscuntur.<text:line-break/>Quanquarn iidem empirici in concursibus, quae cuique<text:line-break/>accidenti conveniant, observarunt. Methodicis autem cu-,<text:line-break/>rationem affectus indicant, quemadmodum rationalibus<text:line-break/>causae, licet ipsi .nihilominus turm affectus tum concursus<text:line-break/>inquirant.' Totum autem causis attribuunt, quarum non-<text:line-break/>nullae evidentes, aliae continentes, quaedam, coadjuvantes,<text:line-break/>aliquae concausae, reliquae antecedentes dicuntur. Evi-<text:line-break/>dentes sunt quae ubi adversam valetudinem crearunt, se-<text:line-break/>parantur, ut frigus, labor, sulis exustio, cruditas. Conti-<text:line-break/>nentes, cum praesentes sunt et morbi quoque adsunt:</text:span></text:p>
      <text:p text:style-name="P9"><text:span text:style-name="T6">cum tolluntur, morbi etiam discedunt, ut spina et telum.<text:line-break/>Concaufae, quae affectum sua vi possunt generare: gene-<text:line-break/>rant vero et alteri cohaerentes, ut Iapis in vesica et in-<text:line-break/>flammatio. Nam ambae urinae suppressionis causae sunt,<text:line-break/>etsi per se utraque illam generare possit. Coadjutrices<text:line-break/>causarum partes quae sua virtute morbum efficere non pos-<text:line-break/>sunt, sed alteri auxiliantur, ut libido articularem mor-<text:line-break/>bum promovet et remigatio sanguinis eruptionem. Ante-<text:line-break/>cedentes, quae ab evidentibus vel praeparantur vel coad-<text:line-break/>juvantur, ut sanguinis abundantia, alimenti coplae suboles<text:line-break/>esu Praecedit autem Erasistrati coincidentiam, quae omnium<text:line-break/>morborum causa est conjuncta,- verum </text:span><text:span text:style-name="T19">citra</text:span><text:span text:style-name="T6"> anteceden-<text:line-break/>tem non accidit. Porro </text:span><text:span text:style-name="T19">diaeta</text:span><text:span text:style-name="T6"> sanorum non solum ut<text:line-break/>pars medicinae, sed tanquarn potior ea, quae medetur, ei<text:line-break/>praeponitur. Multo enim praestat morbum prorsus non<text:line-break/>admittere quam morbo liberare: quemadmodum et guber- -<text:line-break/>naturi longe praestabilius est, ante quam in tempestatem<text:line-break/>incidat, iter absolvere, quam eum jactatus periclitatusque</text:span></text:p>
      <text:p text:style-name="P9"><text:span text:style-name="T6">fuerit evadere. , Atqui differunt rursus in salubri diaeta<text:line-break/>sanitatem tueri et morbos incessentes longius arcere. Ete-<text:line-break/>nim primum consueta victus ratione administratur: alte-<text:line-break/>rum jam indiget curatoriis auxiliis, ut morbum, qui con-<text:line-break/>flari debet, supprimat ac dissolvere anticipet-: siquidem<text:line-break/>quae jam ortis affectibus medentur, eadem 'quoque prius<text:line-break/>quam oriantur prohibent illos consistere. Similiter pars'<text:line-break/>qiranr refectricem appellant, differentiae cum illis nonni-<text:line-break/>hil habet. Qui enim recreat vires recolligitque, ut non<text:line-break/>amplius praeter naturam, ita secundum naturam- sc<text:line-break/>nondum habet , sed ab eo </text:span><text:span text:style-name="T6">, </text:span><text:span text:style-name="T6">qui praeter naturam,<text:line-break/>est, nuper habitu solutus ad naturalem migrat. Quam-<text:line-break/>•obrern aliam victus rationem desiderat, nec curato-<text:line-break/>riam, non enim aegrotat: nec eam, qua sani utuntur, ut<text:line-break/>qui nondum absoluta fnratur sanitate. Quo fit ut nec<text:line-break/>qualitate nec quantitate paria'sanis possit assumere: quae<text:line-break/>autem pars medicinae semeiotice dicitur, curationi mor-<text:line-break/>borum per victum summe est necessaria: nam praeterita</text:span></text:p>
      <text:p text:style-name="P9"><text:span text:style-name="T6">et praesentia symptomata </text:span><text:span text:style-name="T6">ad </text:span><text:span text:style-name="T6">morbi causam inveniendam<text:line-break/>diligenter inspicimus. Insuper maxima ejus necessitas est<text:line-break/>ad praesagiendum, mors, an salus expec.tanda sit. Pari<text:line-break/>modo medicina, quae manu medetur, tum illa, quae me-<text:line-break/>dicamentis auxiliatur, fine indiciorum observatione non<text:line-break/>absolvitur: quippe praesagia eodem modo desiderant, qui-<text:line-break/>bus scias, quae curationem non admittunt, quaeque eam<text:line-break/>recipiunt quidem, sed vehementer aut offendunt aegrum,<text:line-break/>si enrentur, aut e medio tollunt. Quum vero therapeutice<text:line-break/>dividatur in diaetam, -pharmaciam et chirurgiam, diaeta<text:line-break/>auxiliorum, quae digerendi, apponendi et concoquendi<text:line-break/>facultatem habent, est administratio: quae omnibus qui-<text:line-break/>deru aegrotis, fed praecipue febrientibus in usu est. Chi-<text:line-break/>rurgia pars curatoriae est: ea incisionibus, ustionibus et<text:line-break/>ossium in suam sedem deductione homines curat. Pbar-<text:line-break/>macia nudis medicamentis interiores affectus et exterior<text:line-break/>res sanat: victus, enim convenientem rationem, quandoque<text:line-break/>vero manuum opus requirit, quemadmodum chirurgia et<text:line-break/>victus ratio medicatione utuntur. Itaque </text:span><text:span text:style-name="T19">a</text:span><text:span text:style-name="T6"> rerum naturae</text:span></text:p>
      <text:p text:style-name="P9"><text:span text:style-name="T6">contemplatione altius auspicabimurquoniam nec in sanis<text:line-break/>sceundam valetudinem tueri, nec in aegris morbi causam<text:line-break/>cognoscere, nec signis quid deprehendere, nec curare recte,<text:line-break/>possis, ignorans quibus homo elementis constet et. quo-<text:line-break/>rnodo his immutatis a natura quam obtinebant prius morbi<text:line-break/>nascuntur.</text:span></text:p>
      <text:h text:style-name="Heading_20_2" text:outline-level="2"><text:span text:style-name="T80">C</text:span>ap. IX.</text:h>
      <text:p text:style-name="P276"><text:span text:style-name="T19">[De elementis hominem constituentibus i].<text:line-break/></text:span><text:span text:style-name="T6">Constat igitur homo, quemadmodum docuit Hippocrates in<text:line-break/>libro de natura humana, ex primis mundi elementis:- ex<text:line-break/>igne, </text:span><text:span text:style-name="T19">aere ,</text:span><text:span text:style-name="T6"> aqua, terra, non quod ex his ipsis, sed pro-<text:line-break/>portione ipsis 'respondentibus homo constituatur. Atqui<text:line-break/>ex ipsius Hippocratis sententia, dum dissolvitur,- lu haec<text:line-break/>prima resolvitur et unumquodque rursus in suam ipsius<text:line-break/>naturam, homine vita defuncto,; redire necesse est, siccum<text:line-break/>in siccum, frigidum in frigidum, calidum in calidum,<text:line-break/>humidum in humidum. Hujusmodi tum animantium tum<text:line-break/>aliorum univerforum natura est: omnia similiter oriuntur</text:span></text:p>
      <text:p text:style-name="P9"><text:span text:style-name="T6">et desinunt similiter': conflatur enim ex his praedictis eo-t<text:line-break/>rum natura et ex praedictis in eadem' finit. Unde singula<text:line-break/>originem nacta sunt; eo quoque revertuntur, quemadmo-<text:line-break/>dum Homerus inquit.</text:span></text:p>
      <text:p text:style-name="P7"><text:span text:style-name="T19">Vos aqua, vos tellus cunctos aliquando tenebit.</text:span></text:p>
      <text:p text:style-name="P11"><text:span text:style-name="T6">innuens dissolutionem in haec futuram. Caeterum horni- .<text:line-break/>nem velut ex fecundis et humanae naturae vicinis qua-<text:line-break/>tuor humoribus, sanguine, pituita, bile tum flava tum .<text:line-break/>atra constitutum esse physici pronuntiant; quoniam foetus<text:line-break/>in prima fui formatione ex genitura et sanguine, qui e<text:line-break/>matre per urachum influit, auspicium coepit: in his au-<text:line-break/>tem quatuor humores erant. Hi vero ex tribus et com-<text:line-break/>positis hominem jam genitum, ex hisce tribus constare<text:line-break/>affirinant, hurnidis, ficcis et spiritibus, quae. Hippocrates<text:line-break/>continentia, contenta et impetum </text:span><text:span text:style-name="T19">facientia</text:span><text:span text:style-name="T6"> appellat. Con-'<text:line-break/>tinentia igitur sunt solida omnia, ut ossa, nervi, venae,</text:span></text:p>
      <text:p text:style-name="P9"><text:span text:style-name="T6">arteriae, ex quibus et musculi et carnes tutaque 'cor-<text:line-break/>poris moles compacta est, ad'haec interiorum exteriorum-<text:line-break/>que concretiones. Contenta vero humida sunt, quae lu<text:line-break/>vasis per totum corpus dispersa seruntur. Atque haec<text:line-break/>quatuor praedictos .humores vocat Hippocrates. Impetum<text:line-break/>facientia spiritus sunt, quos veteres duos; animalem et<text:line-break/>naturalem numerant; Stoici tertium invehunt, quem hecti-<text:line-break/>cum nominant. Erafistratus'vasa triplicia, nervos, venas,<text:line-break/>arterias, omissis spiritibus et hurnidis, tanquam initiaret<text:line-break/>totius corporis elementa constituit. </text:span><text:span text:style-name="T19">Nam'</text:span><text:span text:style-name="T6"> duplici materia<text:line-break/>regi animal affirmat, sanguine tanquam alimento', spiritu<text:line-break/>fanquam naturae functionibus obeundis coadjutore: non<text:line-break/>autem ea ut principia accipit. Multae sane aliae cor-<text:line-break/>porum species non ex tribus illis compositae inveniuntur,<text:line-break/>ut verbi gratia cerebrum, medulla atque ossa Jomnia.<text:line-break/>Cerebrum igitur vel medullam nutrimenti affusionem au-<text:line-break/>det appellare, sicut adipem, jecinoris, lienis et pulmonis<text:line-break/>consistentium. At ossa neque nutrimenti affusionem neque</text:span></text:p>
      <text:p text:style-name="P9"><text:span text:style-name="T6">ex praedictis vasis triplicibus comp sita esse dicere possit.<text:line-break/>Asclepiadi hominis elementa, funf corpuscula , manantis,<text:line-break/>fragiliaque; et invisibilis foramina. Secundum Athenaei<text:line-break/>fententiam non,quatuor illa prima corpora, ignis, aer,<text:line-break/>aqua, terra, fed eorum qualitates, calidum, frigidum, sic-<text:line-break/>cum et humidum. </text:span><text:span text:style-name="T6">li </text:span><text:span text:style-name="T6">Ex ; quibus duo causarum efficientium<text:line-break/>munere fungi, pusa calidum et frigidnm.r-duo materialium,<text:line-break/>siccum et humidum' s</text:span><text:span text:style-name="T26">u</text:span><text:span text:style-name="T6">pponit.,: Quintum vero ex Stoico-<text:line-break/>rum opinione introducit spiritum cuncta penetrantem; a<text:line-break/>quo omnia contineantur, et gubernentur. Hippocrates cum<text:line-break/>trifariam hominis elementa divisisset,.in continentia, con-<text:line-break/>tenta et ea quae impetum faciunt,, quibus omnia post<text:line-break/>-ipfum:• elementis comprehendit, </text:span><text:span text:style-name="T19">nec</text:span><text:span text:style-name="T6"> non. naturae elemen-<text:line-break/>tarum tractationem, eorum quae praeter naturam sunt<text:line-break/>causas, haud scio quomodo fuccessores ejus unam illam<text:line-break/>re. vera divinam Aesculapii medicinam in tres partus sibi<text:line-break/>cohaerentes distribuerint atque divulserint. Alii enim<text:line-break/>hurnidis tum eorum, quae secundum naturam habent, con-</text:span></text:p>
      <text:p text:style-name="P262"><text:span text:style-name="T6">stituti</text:span><text:span text:style-name="T74">o</text:span><text:span text:style-name="T6">nem, tum causam eorum, quae praeter naturam, sti-<text:line-break/>lis ,attribuere, ut Praxagoras, et Herophiles: alii solidis<text:line-break/>corporibus &gt;initia. </text:span><text:span text:style-name="T19">et elementa attribuentes, ex</text:span><text:span text:style-name="T6"> his; tum<text:line-break/>quae natura consistunt, tum morborum causas inde capiunt,<text:line-break/>ut Erasistratus et Asclepiades.; Athenaeus vero et .Archi-<text:line-break/>genes spiritu folo. ea penetrante tum naturalia consistere<text:line-break/>ac gubernari,, tum morbos .universus hoe prius offenso<text:line-break/>creari dixerunt. Unde et spiritales, veluti qui omnia .spi-<text:line-break/>ritihus attribuant, nuncupantur.<text:tab/></text:span><text:span text:style-name="T6">•</text:span></text:p>
      <text:h text:style-name="Heading_20_2" text:outline-level="2">Cap. X.</text:h>
      <text:p text:style-name="P276"><text:span text:style-name="T78">[</text:span><text:span text:style-name="T68">E</text:span><text:span text:style-name="T66">xteriorum </text:span><text:span text:style-name="T19">iaorporis partium appellatio-<text:line-break/>nes. ] </text:span><text:span text:style-name="T6">De, externis corporis &gt; partibus seu particulis et<text:line-break/>quae earum nomina sint, primus Aristoteles docuisse, simul<text:line-break/>ac conscripsisse creditus esu Temporis autem processu me-<text:line-break/>dicis quoque ipsis posterioribus de iisdem tractare neces-<text:line-break/>sarium visum ,est, ne manu allata quamque partem aut<text:line-break/>particulam ostenderent, sed ex appellatione sufficientem<text:line-break/>earum notitiam haberent: quorum lu numero id maxime</text:span></text:p>
      <text:p text:style-name="P9"><text:span text:style-name="T6">fuerunt Erasistrati sectatores aemulati, ut Apollonius Mem-<text:line-break/>pliiles et hoc prior Xenophon. Dividunt igitur totum<text:line-break/>corpus Aegyptii medici quadrifariam, lu caput, manus,<text:line-break/>thoracem et crura. Alii has quatuor partes in plures 'di-<text:line-break/>ducunt, nempe in alias totius partes, non ut illarum par-<text:line-break/>ficulas. Capitis igitur tuta • latitudo pars ipsius corporis'<text:line-break/>dicetur. • Hujus particulaesunt hae. Anterior superposita<text:line-break/>fuperciliis, pilis nuda, inter utramque aurem sita frons<text:line-break/>nominatur; Hac superior capillis intecta sinciput. Par-<text:line-break/>tem ab utroque sincipitis latere supra aures sitam tem-<text:line-break/>pora appellamus. In media capitis regione sinciput fu-<text:line-break/>perante est vertex: unde, velut a centro circulus capil-<text:line-break/>lorum' exortus incipere videtur. Post verticem a poste-<text:line-break/>riore capitis parte,ad usque tensiones, occiput defcendit.<text:line-break/>A priore sub tota fronte, auribus, oculis, nafo et ore ad<text:line-break/>mentum usque circumscripta, a'superciliis incipiens, facies<text:line-break/>dicitur... Ubi enim frons: a superioribus descendens desi-<text:line-break/>nit, supercilia ceu termini ejus eminenlea et pilis con-</text:span></text:p>
      <text:p text:style-name="P9"><text:span text:style-name="T6">siti eam excipiunt Qua autem frons </text:span><text:span text:style-name="T6">ad </text:span><text:span text:style-name="T6">tempora porrigi-<text:line-break/>tur, in ipsius terminis aures sitae sunt, quarum pars aper-<text:line-break/>ta ala dicitur, refracta ab anteriori in posterius ipsis<text:line-break/>summitatibus inflexis cubiformis, fusi qua semicirculus ro-<text:line-break/>tundus in mucronem exurgens scalper appellatur. Hujus<text:line-break/>acumini concavum, quod subjacet, conchula. In hujus<text:line-break/>medio rotundum foramen meatus auditorius vocatur, sub<text:line-break/>quo particula pinguis ab aure suspensa lobus est seu au-<text:line-break/>ricula, superior pinna. Oculi superciliis fubjaeent, quae<text:line-break/>et lumina dicuntur, nempe tota figura cum ipsis particulis.<text:line-break/>Superius luseriusque interiores tunicas contegentes palo<text:line-break/>pebrae appellantur, haec inferior, illa superior. Commit-<text:line-break/>tuntur invicem crebro et extremo tactu ad visus recrea-<text:line-break/>tionem et ad prohibendum, ne quid extrinsecus violenter<text:line-break/>oculis incidat: maxime vero, quemadmodum in (omnis,<text:line-break/>risoriae virtutis avertendae graiia, quo melius homo con-<text:line-break/>quiescat. Partes autem juxta oculos totos sitae, qua pali<text:line-break/>pebrae invicem committuntur, tarsi nominantur: unde pili</text:span></text:p>
      <text:p text:style-name="P11"><text:span text:style-name="T19">* J</text:span></text:p>
      <text:p text:style-name="P9"><text:span text:style-name="T6">proveniunt, quos cilia nuncupant, a quibus oria sunt,<text:line-break/>ducto nomine. Eacti autem in hoc sunt pili isti, ut vi-<text:line-break/>forium spiritum vel, ut quidam ajunt, radios interiore<text:line-break/>parte effusos perspiciendi gratia dirigant. His itaque<text:line-break/>elapsis vel retortis, nequaquam animans similiter in re-<text:line-break/>ctum vel in longum videre potest. Interiores oculi ter-<text:line-break/>mini, ubi palpebrae coalescunt, anguli dicuntur, qui qui-<text:line-break/>dem ad nasum magnus, qui ad aures parvus. Quod in<text:line-break/>horum medio consistit, oculi candidum. Hujus rurfus<text:line-break/>medium iris circulus coloribus varius occupat t unde et<text:line-break/>a similitudine, quam cum caelesti illa Iride habet, nomen<text:line-break/>accepit. Hujus rursus media pars, per quam visus pera-,<text:line-break/>gitur, pupilla est. Naius inter oculos situs </text:span><text:span text:style-name="T19">eft:</text:span><text:span text:style-name="T6"> ejus par-<text:line-break/>tes utrinque silae neres vocantur, quibus animalia respi-<text:line-break/>rant et-olsaciunti Exteriores autem narium partes pin-<text:line-break/>nulae sive </text:span><text:span text:style-name="T6">alae </text:span><text:span text:style-name="T6">nominantur, </text:span><text:span text:style-name="T6">quod </text:span><text:span text:style-name="T6">autem eas. diseriminat,<text:line-break/>interfeptum vocamus. In utraque nasi parte, quae pro-<text:line-break/>prie concava sunt sub oculis sita, concava nuncupamus:</text:span></text:p>
      <text:p text:style-name="P9"><text:span text:style-name="T6">unde quidam concavi nominantur. Per morbum autem<text:line-break/>haec attolluntur ob hominis cruditatem vel displicentem<text:line-break/>dispositionem. His autem superiores inter- nasum et aures<text:line-break/>malae, quae bene coloratis et ingenuis pudore suffusis ru-<text:line-break/>bent. Hinc maxillae ad mentum usque descendunt et hac<text:line-break/>in mucronem desinunt. Mentum id omne est, quod, labro<text:line-break/>inferiori longa orbiculari figura subjacet. Superior pars<text:line-break/>labri sub naribus mystax Homero hypene appellatur. Quod<text:line-break/>intra labra describitur et ab eis constituitur et continetur,<text:line-break/>os est. Videntur enim haec quasi connata, post diductu os<text:line-break/>efficere : quare etiam velati nuper divisa apparent. Quod<text:line-break/>caput excipit et ad humeros usque pertinet, id. totum<text:line-break/>cervix dicitur ; hujus posteriores partes proprie tendines<text:line-break/>appellantur. Dein sub cervice humeri utrinque prominent<text:line-break/>quorum verticem summum humerum 'nominant, quod ab<text:line-break/>hoc prorsum vergit, claviculae existunt, inter quas jugu-<text:line-break/>lum habetur. Ab humeris manus incipiunt, utraque ex</text:span></text:p>
      <text:p text:style-name="P9"><text:span text:style-name="T6">suo latere propensa: herum pars ab humero ad cubitum<text:line-break/>usque pertendens brachium vocatur: cubitus autem qua<text:line-break/>tota manus flectitur i cujus exteriorem partem corona et<text:line-break/>olecranum nominatur. Dein cubitus, quo et homines me-<text:line-break/>tiuntur. Ubi hic desinit et cum' summa manu articulum<text:line-break/>facit, carpus dicitur. Succedens huic pars metacarpium.<text:line-break/>lude nodi, a quibus digiti incipiunt. Digitorum maximus,<text:line-break/>pollex est, quod toti summae manui cooperans aeqnipol-<text:line-break/>leat. Post hunc index, nomen ab usu, ut apparet, sorti-<text:line-break/>tus : dein medius-i hunc medio, proximus sequitur, medicis<text:line-break/>dicatus, atque ab iis nomen sortitus. Postremus parvus<text:line-break/>dicitur, quod omnibus sit inferior. . Itaque </text:span><text:span text:style-name="T19">a</text:span><text:span text:style-name="T6"> carpo summa<text:line-break/>manus dicitur i cujus supinae pars juxta pollicem assur-<text:line-break/>gens vola nominatur, huic pars opposita fubvola vocatur.<text:line-break/>Verum unde digiti procedunt, pectus manus esu Quod<text:line-break/>medium horum omnium est, manus concavum dicitur.<text:line-break/>Supra vero thorax ea pars appellatur, quae a collo toto</text:span></text:p>
      <text:p text:style-name="P9"><text:span text:style-name="T6">ad </text:span><text:span text:style-name="T6">ilia usque </text:span><text:span text:style-name="T6">ex anteriore parte protenditur. Hujus pars,<text:line-break/>quae sub claviculis utrinque et manibus habetur, costae<text:line-break/>sunt: ex quibus et latus utrumque dicitur. In harum me-<text:line-break/>dio pectus. Hujus rursus medium, usque ad cartilaginem,<text:line-break/>sub qua ventriculi os delitefcit, sternum: idem locus etiam<text:line-break/>extrinsecus ita appellatur. Hinc epigestrium oritur. . Quae<text:line-break/>sub ventriculi ore ad partem exteriorem </text:span><text:span text:style-name="T19">appareat,</text:span><text:span text:style-name="T6"> hypo-<text:line-break/>chondria nominamus, quoniam fecundum rectitudinem, iuli<text:line-break/>cartilagine veluti post ipsam habentur’. Sunt autem mu-<text:line-break/>sculi, qui expansi peritonaeo subjacent: extrinsecus• vero<text:line-break/>cute conteguntur. </text:span><text:span text:style-name="T6">*• </text:span><text:span text:style-name="T6">Aequivoco autem eum his vocabulo-<text:line-break/>etiam interiora , viscera vocamus hypochondria : quoniam -<text:line-break/>et ipfa fub cartilaginibus notharum costarum ab interiore<text:line-break/>parte existunt: sed exteriora proprio. Quod ante ilia<text:line-break/>hypochondria comprehendit, abdomen est: quod utrinque<text:line-break/>est, ilia. Ilium medium occupat umbilicus. Sub hoc sui<text:line-break/>meu. Postea pubes sequitur, quae et aqualiculus dicitur,<text:line-break/>in quem thorax finit: ubi et masculorum pudenda consti-</text:span></text:p>
      <text:p text:style-name="P9"><text:span text:style-name="T6">tuta fmrt : tum foeminarum ad femoris utriusqu</text:span><text:span text:style-name="T6">e </text:span><text:span text:style-name="T6">oxor-<text:line-break/>trinarius sub hoc occultentur- Maris pars prominens co-<text:line-break/>les vocatur, summitas ejus glans: qua foramen habet ad<text:line-break/>excretionem, urethra ab usu nuncupatur. Cutis quae<text:line-break/>eam contegit, praeputium dicitur. Inferior pars colis in<text:line-break/>longitudinem ejus vergens sutura vocata esu Quae vero<text:line-break/>adusque sedem producitur, taurus. Testiculi duplici nos<text:line-break/>mine didymi et testes, intus et foris appellantur. Quod<text:line-break/>testiculos ambit, scrotum vocanti Muliebris autem pu-<text:line-break/>dendi (sic enim ipsum' nominaverunt antiqui) sinus ipsis<text:line-break/>pecten vocatur. At quae sinum ambiunt, alae vocantur,<text:line-break/>inter has autem caruncula ad fissuram exorta, nympha<text:line-break/>quam, quod multo promineat, Aegyptii in virginibus ex-<text:line-break/>cidere consueverunt. Porro recti intestini orificium per<text:line-break/>sedem prodiens, quo exeretionem, quum lubet, retinemus;<text:line-break/>annulus </text:span><text:span text:style-name="T19">a</text:span><text:span text:style-name="T6"> figura, ab officio sphincter vocatus esu Cae--<text:line-break/>terum posteriores corporis partes, quae collo subjacent.</text:span></text:p>
      <text:p text:style-name="P9"><text:span text:style-name="T6">hunc situm et appellationem habent: totum </text:span><text:span text:style-name="T6">dorsum voca-<text:line-break/>tur: </text:span><text:span text:style-name="T6">inde utroque </text:span><text:span text:style-name="T6">in latere fcapulae habentur. Medla<text:line-break/>ipsarum pars </text:span><text:span text:style-name="T6">inter </text:span><text:span text:style-name="T6">fcapulium, cui etiam </text:span><text:span text:style-name="T6">stomachus intus<text:line-break/>subjacet. </text:span><text:span text:style-name="T6">Rursus media totius dorsi sedes superne lad clu-<text:line-break/></text:span><text:span text:style-name="T6">nes </text:span><text:span text:style-name="T6">usque Ipsua dicitur. Hujus partem, quae recto tra-<text:line-break/></text:span><text:span text:style-name="T6">mite sub dorso habetur </text:span><text:span text:style-name="T6">inscalptam Homerus nominavit,<text:line-break/></text:span><text:span text:style-name="T6">manifesto aliis </text:span><text:span text:style-name="T6">dictionibus </text:span><text:span text:style-name="T6">exponens,</text:span></text:p>
      <text:p text:style-name="P11"><text:span text:style-name="T41">— </text:span><text:span text:style-name="T41">κατ’ ἄκνηστιν </text:span><text:span text:style-name="T41">μέσα </text:span><text:span text:style-name="T41">νῶτα,</text:span></text:p>
      <text:p text:style-name="P11"><text:span text:style-name="T6">quoniam et juxta rectitudinem longitudinis media sunt<text:line-break/>dorsi, mediumque </text:span><text:span text:style-name="T6">est </text:span><text:span text:style-name="T6">intericapnlii et lumbi. Spinam<text:line-break/>lumbi, qui ilium ossa nominati funt, qua cingimur, exci-<text:line-break/>piunt. Hi in os facrum terminantur: in cujus utraque<text:line-break/>parte coxae funt: in quibus nates, quoniam quae his<text:line-break/>subjiciuntur, maxima ossa sunt. Inde cannula ipsis cor-<text:line-break/>pora substrata sunt. Quorum gibbae partes, quod orbicu-<text:line-break/>lares sunt, globosae natium partes nominantur. Inde cor-<text:line-break/>pus unum in duos exit processus.’ Nam in duo crura</text:span></text:p>
      <text:p text:style-name="P9"><text:span text:style-name="T6">nominale bipartitur, quorum divisionem veteres bisulcam<text:line-break/>nominant: atque haec tota ad extrema </text:span><text:span text:style-name="T6">usque </text:span><text:span text:style-name="T6">crura di-<text:line-break/>cuntur: </text:span><text:span text:style-name="T6">quae </text:span><text:span text:style-name="T6">vero a coxis itatim incipiunt, femora: ubi<text:line-break/>vero artus postea committuntur inferioribus articulumque<text:line-break/>efficiunt, genua nominamus. Eorum partes retrorfum spe-<text:line-break/>ctantes, poplites vel ancyle: inde ad ima maximi artus<text:line-break/>tibiae: quarum anterior pars ocrea, posterior sura nomi-<text:line-break/>nantur. Postremum ossium tibiae in utrumque latus exce-<text:line-break/>deus talus est: 'ab hoc profecti</text:span><text:span text:style-name="T6">, </text:span><text:span text:style-name="T6">pedes proprie appellan-<text:line-break/>tur: quibus etiam mensuram sibi aliam homines attollentes<text:line-break/>pedem invenerunt. Penis pars posterior calx: prior a talo<text:line-break/>usque ad digitos tarsus vocatur. Interior autem quasi<text:line-break/>pedibus invicem fe aspicientibus ab interiore talo, versus<text:line-break/>magnum digitum procedens, pedium appellatur. Quod fub<text:line-break/>hac statim in .medio- imi pedis habetur, concavum dicitur.<text:line-break/>Infimum, quo terram, contingimus et ambulamus, planta<text:line-break/>vocatur. Quod post concavum ad digitos assurgit, pectus</text:span></text:p>
      <text:p text:style-name="P263"><text:span text:style-name="T6">pedis nuncupatur. Deinde digiti numero manuum digitis<text:line-break/>pares. Non autem eadem sortiti nomina, quoniam nec<text:line-break/>eosdem praestant usus, quauquam magnitudine aut situs<text:line-break/>ordine conveniant.<text:tab/>- -</text:span></text:p>
      <text:h text:style-name="Heading_20_2" text:outline-level="2">Cap. XI.</text:h>
      <text:p text:style-name="P271"><text:span text:style-name="T19">[_ Partium interiorum anatome.]</text:span><text:span text:style-name="T6"> Anatome<text:line-break/>abusive quidem dicitur etiam exteriorum corporis partium<text:line-break/>et particularum commemoratio, quae verbis uniuscujusque<text:line-break/>ipsiorum naturalem situm, ordinem, ufum , quem animanti<text:line-break/>praebent, propriam - cuique illorum appellationem, de qui-<text:line-break/>bus jam retulimus, percenset: proprie' vero anatome in-<text:line-break/>teriorum cum scrrnone explicatio dicitur. Siquidem ocu-<text:line-break/>lis eas indicatas esse, anatome non est/ sed cunisque no-<text:line-break/>titiam ex sermone ac verbis accepisse et naturales actiones,<text:line-break/>quomodo ipsas obeant, didicisse, praeterea quam invicem<text:line-break/>communionem vifcera aliaeque corporis partes per venas<text:line-break/>habeam. Cerebrum itaque ex nullo eorum, -quae praedu-<text:line-break/>ximus; principali vafe compositum esse videtur Erasistratu,<text:line-break/>eoque nutrimenti affusio ipsi esse videtur. Est autem cor-</text:span></text:p>
      <text:p text:style-name="P9"><text:span text:style-name="T6">pus simplex, atque ob id omnium, quae humano </text:span><text:span text:style-name="T6">conti-<text:line-break/></text:span><text:span text:style-name="T6">nentur corpore et praecipuum e.t princeps. Quapropter<text:line-break/>Plato et Hippocrates animi principatum in eo constituunt. .<text:line-break/>Comprehenditur sane membranis duabus: una contigua<text:line-break/>ef' assimili, ' quae choroeides appellatur venofiorque est:<text:line-break/>altera, quae huic fuperiacet, calvariae quibusdam partibus<text:line-break/>magis adhaerescit. Sed haec nervosiori existit. Ex supe-<text:line-break/>riore igitur parte venae nutrimentum </text:span><text:span text:style-name="T19">a</text:span><text:span text:style-name="T6"> corde juxta eum -<text:line-break/>locum, qui torcular dicitur, ex arteriis, quae ad basin<text:line-break/>lunt, acceptum fn id derivant, inde et nervi exortus<text:line-break/>principium ex eo capiunt, unde et animales functiones<text:line-break/>universo corpori communicant. Nervorum autem species<text:line-break/>duae firnt, uqa mutuos, ossinm connexus colligat continet-<text:line-break/>que, altera sentiendi movendiqne pro arbitrio facultatem<text:line-break/>toti corpori transmittit, Atque hinc etiam musculorum<text:line-break/>proventus est. Oculorum meatus, et ipsi ab ima cerebri<text:line-break/>parte proveniunt et per eos visorins spiritus oculis im-<text:line-break/>pertitur, Inde vero nares etiam processus habent, per</text:span></text:p>
      <text:p text:style-name="P264"><text:span text:style-name="T6">quos et-olfacimus etecrebrum expurgatur. </text:span><text:span text:style-name="T6">Ad </text:span><text:span text:style-name="T6">aures pro-<text:line-break/>cessus non funt,,. verum </text:span><text:span text:style-name="T6">a </text:span><text:span text:style-name="T6">posteriore parte‘tenuis membra-),<text:line-break/>na, quam meningenr vocant, perforata est, atque in ver-<text:line-break/>mis speciem prccessiun habet; per quam similiter.ipsae<text:line-break/>repurgantur.. In., illius principio cerebri pars coniformis<text:line-break/>appellata, sedem</text:span><text:span text:style-name="T58">;</text:span><text:span text:style-name="T6"> liabeti Jam vero illine et spinalis-me-<text:line-break/>dulla incipit. Caeterum duos habet cerebrum ventriculos,<text:line-break/>fecundum aliquos vero unum, ubi .animi principatus resi—<text:line-break/>det. At calvariae </text:span><text:span text:style-name="T19">osta'</text:span><text:span text:style-name="T6"> superiore, parte sub cute, membra-,<text:line-break/>oa, quae per futuras </text:span><text:span text:style-name="T19">e</text:span><text:span text:style-name="T6"> meningibus prodiit, pericranium<text:line-break/>appellata, conteguntur. Estqne haec srigo membranae<text:line-break/>costas succingentis et septi., trans versi- et peritonaei et<text:line-break/>omnis membranae nervosae; Oeniusr-ex Hippocratis sen-<text:line-break/>tenti a 'habet duas tunicas ,</text:span><text:span text:style-name="T58">:</text:span><text:span text:style-name="T6">qjias ^Hippocrates ...meningas,<text:line-break/>quod ex illis provenerint, appellat. Recentiores, tres po-<text:line-break/>nunt, nonnulli . quatuor.<text:tab/>Ex tquibns prinrasiexiecigri est</text:span></text:p>
      <text:p text:style-name="P11"><text:span text:style-name="T6">cornea vocata. Ea reliqua fui paule.alba, est, pupillae loco<text:line-break/>extecnatur, .perspicuumque subjectum colorem reddit; -qaa-</text:span></text:p>
      <text:p text:style-name="P9"><text:span text:style-name="T6">tenus niger </text:span><text:span text:style-name="T6">vel </text:span><text:span text:style-name="T6">caesius vel fulvus apparet. Secunda,<text:line-break/>qua pupilla est,- modico foramine concava, </text:span><text:span text:style-name="T6">quae </text:span><text:span text:style-name="T6">quod<text:line-break/>parte interiore sit acino uvae similis, nominatur. Tertia<text:line-break/>retis modo sinum habens, retiformis nuncupaturi perinde<text:line-break/>quasi in spmmo quartam tunicam a nonnullis invectam<text:line-break/>excipiat,' quam minus apparentem vocant. Est etenim<text:line-break/>membrana minima simul et tenuissima, scd prima et secun-<text:line-break/>da firmae membranae-crassaeque tunicae funt: tertia vero<text:line-break/>et quarta tenuissimae. Quare et Hippocrates priores sclas<text:line-break/>cognovit , oculus, inquiens, membranas duas habet. Porro<text:line-break/>triplicem liae tunicae continent humorem. </text:span><text:span text:style-name="T26">;</text:span><text:span text:style-name="T6"> Hunc ab aquae<text:line-break/>similitudine aqueum vocant. Illum vitreum, quod vitro<text:line-break/>quiddam simile referat. Tertium crystallinum. Palpebra-<text:line-break/>rurn iuteriores partes carnosae: mediae cartilaginosae, ex-<text:line-break/>teriores cute teguntur.-; At quoniam cartilago media dura<text:line-break/>est, -adeps' subjecta est lenimenti, malagmatisve instar, quae<text:line-break/>frequenter exuperans vesiculas aqua plenas pariti Lingua<text:line-break/>maxime' earnnsa est, lu quam duplex nervorum genus ab</text:span></text:p>
      <text:p text:style-name="P9"><text:span text:style-name="T6">ima parte cerebri prodiens inseritur. Alii molles appel-<text:line-break/>lati, gestandi sensum, ad principium; :alii duri, motum ar-<text:line-break/>bitrarium ad ipsam deducunt. Ad hujus 'radicem exigua<text:line-break/>inhaeret epiglottis, quae cum deglutirnus, recurrens ar-<text:line-break/>teriam claudit, ne quid ex solidioribus aut hurnidis in<text:line-break/>ipsam delabatur. Cujus rei quoque causa tonsillae numero<text:line-break/>quatuor creatae sunt: duae ad linguae radicem ,utrlu que<text:line-break/>conspicuae: duae his proximae, penitiores. Nominantur<text:line-break/>eaedem etiam paristlimia, quoniam locus ad quem sitae<text:line-break/>funt, isthmo, praesertim cum per inflammationem intumue-<text:line-break/>runt,'eoque transitum hunc arctum nimis reddunt, figura,<text:line-break/>relpondent. Porro quum duabus animal materiis gubernet.<text:line-break/>tur,- 'alimento et spiritu ; ad hunc quidem percipiendum<text:line-break/>nares, os, fauces, aspera arteria et pulmo, partes funt<text:line-break/>aptissimae. Nares sane et os respirationi serviunt: gurgu-<text:line-break/>lio'; </text:span><text:span text:style-name="T6">ne </text:span><text:span text:style-name="T6">frigidus, in fauces aer cumulatim irrumpatmspeca<text:line-break/>arteria, ut eundem in pulmonem deducat cujus in pectore<text:line-break/>siedes est: per hunc et omnis sit respiratio, submittentem</text:span></text:p>
      <text:p text:style-name="P9"><text:span text:style-name="T6">quidem te, ut spiritus emittatur, attollentem </text:span><text:span text:style-name="T6">vero, </text:span><text:span text:style-name="T6">ut idem<text:line-break/>recipiatur Quare actione similitudinem quandam cum fa-<text:line-break/>brorum follibus habere videtur, figuram vero, ungulae bu-<text:line-break/>bulae servat. Porro ex spiritu; lu pulmone elaborate<text:line-break/>qnicqnid maxime necessarium est,,ad sinistrum cordis ven-<text:line-break/>triculum defertur,, qnicqurd inutile est, illac, qua inspira-<text:line-break/>vimus, efflatur.. Nutrimenti vasa ad excipiendum et in-<text:line-break/>stramenta ad elaborationem instituta -haec sunt., os </text:span><text:span text:style-name="T6">, </text:span><text:span text:style-name="T6">den-<text:line-break/>les,. stomachus, ventriculus, jejunum et tenuia intestina,, </text:span><text:span text:style-name="T19">sua<text:line-break/></text:span><text:span text:style-name="T6">quidem et dentes cibum extenuant moluntque. Stomachus<text:line-break/>appetit et deglutfcti appensus autem asperae arteriae </text:span><text:span text:style-name="T19">ad<text:line-break/></text:span><text:span text:style-name="T6">ieptum usque transversum porrigitur. ..Ventriculus omnis<text:line-break/>est: ad concoctionem, incipit velut a media cartilagine, ubi<text:line-break/>ventris os situm dicitur, fubsidet leviter jecinori, latitudi-<text:line-break/>-ne sigma literarn referens et altero; extremo in sinistram<text:line-break/>partem vergit; ubi est et pylorus, quoniam portae modo,<text:line-break/>ne nutrimentum .ex </text:span><text:span text:style-name="T19">eo</text:span><text:span text:style-name="T6"> confertim delabatur, prohibet. Je-<text:line-break/>jumnn et tenue intestinum digestioni dicatum est, in sinus</text:span></text:p>
      <text:p text:style-name="P9"><text:span text:style-name="T6">multos implicitum: committitur autem mesaraeo seu me-<text:line-break/>le nterio, quod venae in id descendentes intertexunt, per<text:line-break/>quas digestio plurima, fit ad portas hepatis. Ei vero </text:span><text:span text:style-name="T19">te-<text:line-break/>nuius</text:span><text:span text:style-name="T6"> intestinum est ita connexum,, ut pars ejus, esse vi-<text:line-break/>deatur, quippe jejuno explicato persimile esu. </text:span><text:span text:style-name="T19">Differt ta-<text:line-break/>men quod nec vacuum stt, nec vasorum copiam habeat.<text:line-break/></text:span><text:span text:style-name="T6">Deinde caecum intestinum alimento recipiendo accommo-<text:line-break/>datum. Huic adhaerescit laxius intestinum, quod excre-<text:line-break/>menta ex distributione segregata suscipit. Pertendens au-<text:line-break/>tem in dextram supra umbilicum inter jecur et lienem,<text:line-break/>deorsum rursus fertur, totumque amplexum abdomen in<text:line-break/>rectum intestinum desinit. Quum igitur duo meatus a lato<text:line-break/>oris spatio incipiant, alterum juxta priorem colli partem<text:line-break/>bronchum vel asperam arteriam nominamus-: alterum<text:line-break/>stomachum. Unde vero initium capit arteria et ubi ape-<text:line-break/>ritur, pharyngem vel laryngem vocant. Caeterum totus<text:line-break/>meatus ex cartilaginibus annuli inodo vel circuli compoti-<text:line-break/>tis constat, quo firmus continuae animantis refpiraticni</text:span></text:p>
      <text:p text:style-name="P9"><text:span text:style-name="T6">maneat nec comprimatur, quare" etiam ostium ejus sem-<text:line-break/>per patescit. Nam cibi abstinentiam-tolerare potes diu-<text:line-break/>tissime, non inspirare, ne minimum quidem temporis potes.<text:line-break/>Hujus rei gratia purum hunc spiritui transitum natura de-<text:line-break/>dit, ne impedimenti quid sentiat. Enimvero si quid vel<text:line-break/>cibi vel potus in arteriam imprudentibus delebitur, stran-<text:line-break/>giilationes et tusses statim excitantur donec </text:span><text:span text:style-name="T6">a </text:span><text:span text:style-name="T6">spiritus im-<text:line-break/>petu excussum efferatur. Jam vero aspera arteria spiritum<text:line-break/>pulmoni transmittit, .desinitque in ejusdem arterias asperas,<text:line-break/>quas ipfas quoque bronchia nominant. Stomachus inte-'<text:line-break/>rius quam arteria existens, cervicis vertebris annexus,<text:line-break/>longissime cum aspera' arteria porrigitur. Sed bronchus<text:line-break/>illr adpinetus, eum cibum deglutimus, recurrens, exacte<text:line-break/>ipsum 'lingula cooperit,-quae ex linguae radice trahit ori-<text:line-break/>ginem; Porro haec-lingula non modo os claudit, sed etiam<text:line-break/>cibum a lingua velut ventilabro purgatum et arteriae ori-<text:line-break/>ficio superimpositum ad stomachum, pontis modo dejicit.<text:line-break/>Stomachus pro naturali functione appetendi facultatem</text:span></text:p>
      <text:p text:style-name="P9"><text:span text:style-name="T6">habet. Dum </text:span><text:span text:style-name="T6">appetit </text:span><text:span text:style-name="T6">quidem, se-attollit et quae offerun-<text:line-break/>tur deglutiti dum autem accepta quasi elidit et ad subje-<text:line-break/>ctas partes expellit, </text:span><text:span text:style-name="T6">ac </text:span><text:span text:style-name="T6">ventriculi orificio contiguo per<text:line-break/>transversum septum tradit, submittitur. Per quem angu-<text:line-break/>stum existentem meatum in ventrem alimenta descendunt;<text:line-break/>Ventriculi naturale officium est, ut alimentum </text:span><text:span text:style-name="T69">sibr.com-<text:line-break/></text:span><text:span text:style-name="T6">missum concoquat,, quod </text:span><text:span text:style-name="T6">a </text:span><text:span text:style-name="T6">concoctione primum ptissanae<text:line-break/>cremori persimile e sit: verum per eum quem pylorum ap-<text:line-break/>pellari diximus, qui adhuc arctior est, alimentum jejuno<text:line-break/>instillatur, quod cum tenue sic intestinum, in flexuoiissi-<text:line-break/>mos orbes natura implicavit, ne ex facili videlicet disse-<text:line-break/>caretur divellereturque. Mefaraeum : seu mesenterium'<text:line-break/>amfractus et orbes ejus amplectitur, atque ipsos sustentat:<text:line-break/>quamquam id non folum himc praestat usum,, scd etiam<text:line-break/>venas duas sub ‘jecinore emergentes </text:span><text:span text:style-name="T19">fulcit,</text:span><text:span text:style-name="T6"> quae post in<text:line-break/>diversas paries diducuntur et mesaraeo inseruntur, quo et<text:line-break/>miae, sunt, enim tenues; ruptionis periculum effugiant..<text:line-break/>Sustinentur autem-.ab.intexto eidem.fulcimento, huic in-</text:span></text:p>
      <text:p text:style-name="P9"><text:span text:style-name="T6">nitentes et veluti substrato allevatae finiunt. ' Atque hoc<text:line-break/>pacto in singulis, amfractibus ad hirudinum similitudinem<text:line-break/>compositis, aperto ore jejuno inhiantes, omnem lu eo ali-<text:line-break/>moniam in succum conversam exugunt. Simul autem in-<text:line-break/>ter exugendum protinus ipsum in sanguinem mutant, qui<text:line-break/>succus antea erat, dum in jejuno esset. Non enim aliunde<text:line-break/>vel pituitae vel sanguinis vel alterius cujusdam vas esse<text:line-break/>natura indicati Rursus igitur duae factae ex multis venae)<text:line-break/>a rnefaraeo acceptum, ad hepar per dictas ejus portas di-<text:line-break/>gerunt. In jecinore quum sanguinis naturam nutrimen-<text:line-break/>tum induit, recrementa singula pariter secernuntur. Flava<text:line-break/>hilis ad vesicam ei inhaerentem defertur: atra ad lienetn.<text:line-break/>Jam vero ah hepate versum in sanguinem alimentum in<text:line-break/>dextrum cordis ventriculum distribuitur, A corde sanguis<text:line-break/>per jugulares venas ad superiores corporis partes derivat.<text:line-break/>Per cavam autem venam in universum corpus diffunditur.<text:line-break/>Ab hac rami duo, sanguine jam a sero discreto, ad renes<text:line-break/>perreptant, qui lumbis sub clunium carnibus, per quas</text:span></text:p>
      <text:p text:style-name="P9"><text:span text:style-name="T6">urina destillat, inhaerent. Ad vesicam autem per ureteras<text:line-break/>proficiscitur. Vesica corpore suo urinam recipit et per<text:line-break/>colem foras excernit; testiculi vero substantia glandulosi<text:line-break/>sunt, conceptacula et officinae seminis, quod per crema-<text:line-break/>steres ad eos fertur. In quos etiam alia vasa ipsus nu-<text:line-break/>trientia descendunt. Caeterum duabus tunicis contegun-<text:line-break/>tur, quarum tenuiorem erythroidern, valentiorem dartum<text:line-break/>appellant. Ab bis est, quod scrotum dicitur. Foeminis<text:line-break/>autem vulva scroti conversi similitudinem refert. Venae in<text:line-break/>partem . ejus interiorem quam plurimae aperiuntur, per<text:line-break/>quas sanguis expurgatur: qui in conceptibus retinetur, ce-<text:line-break/>ditque in alimentum foetur et formationem. Nam a venis,<text:line-break/>quae fecundas implicant,‘binae aliae prodeuntes venae, ah<text:line-break/>arteriis ibidem sitis binae arteriae et a nervis unus ner-<text:line-break/>vus mutuo in unum congressu urachum appellatum ah-<text:line-break/>folvunt, qui infantis umbilico inferitur, ex quo et ena-<text:line-break/>fcitnr et suspensus esu Ah umbilico autem venae ad je-</text:span></text:p>
      <text:p text:style-name="P9"><text:span text:style-name="T6">cinoris portas sanguinem </text:span><text:span text:style-name="T6">in </text:span><text:span text:style-name="T6">foetibus transmittunt: arte-<text:line-break/>riae vero juxta vesicam, crassiori arteriae; nervus hic<text:line-break/>spinae inseritur.</text:span></text:p>
      <text:h text:style-name="Heading_20_2" text:outline-level="2">Cap. X<text:span text:style-name="T83">II</text:span>.</text:h>
      <text:p text:style-name="P271"><text:span text:style-name="T19">[De osteolqgia.J</text:span><text:span text:style-name="T6"> Ossium duplex compo-<text:line-break/>sitio, una ad motum accommodata pomen articuli habet:<text:line-break/>altera ad stabilitatem, synarthrosis appellatur.' Hujus au-<text:line-break/>tem. tres sunt species, sirtura, symphysis et gomphosis;<text:line-break/>Suturis igitur capitis ossa constant, inveniuntur autem<text:line-break/>suturae in plurimis quinque. Prima per sinciput,, coro-<text:line-break/>nalis. Altera per verticem sagittalis. Tertia per occipi-<text:line-break/>tium, lambdoidea littera. Duae temporales, in utroque<text:line-break/>temporum una. Ossa calvariae septem numerantur, occi-.<text:line-break/>pitis unum, verticis duo, temporum item duo, frontis<text:line-break/>unum, multiformis unum. Cerebrum duos ab utraque<text:line-break/>cerebelli parte processus obtinet quae coronae vocantur,<text:line-break/>qui in primae vertebrae cavitates'rnfintiantur, in quavelut<text:line-break/>centro, secundae vertebrae caput in latera movetur, annuit;<text:line-break/>renuitque,. deinde ossei dicti processus duo, paululum .in-</text:span></text:p>
      <text:p text:style-name="P9"><text:span text:style-name="T6">vicem dissidentes, per quos tendines et nervi deorsum fe-<text:line-break/>runtur. Post alia duo ossa super foramina, per quae fa-<text:line-break/>cultas audiendi est, emergunt, jugalia appellata. Sub his.<text:line-break/>rursus alia duo petrosa. Priore capitis parte processus<text:line-break/>sunt stiliforrnes. Facti autem sunt ad faucium divisionem.<text:line-break/>Ubi summae eorum partes cartilagine committuntur, os<text:line-break/>hyoeideum appellatur. Quae vero super his sunt, nomen<text:line-break/>desideranti Quorum in priore-parte situm est os multi-<text:line-break/>forme. Porro superioris maxillae ossa symphysi constant.<text:line-break/>Facies item iympbyfes novem habet. Prima in lato utro-<text:line-break/>que oculorum spatio situm obtinet: duae a latere narium<text:line-break/>utroque; alia medias nares recta interfecat. Malae quoque<text:line-break/>singulas habent. Duae rursus obliquae palatum secant,<text:line-break/>unaque in rectum idem palatum dividit. Communes au-<text:line-break/>tem faciei et capiti funt in ossibus jugalibus. Jam qui-<text:line-break/>dem faciei duodecim ossa funt, narium duo, oculorum<text:line-break/>quoque totidem, malarum singula, palati quatuor, dentium<text:line-break/>receptaculorum duo, alis similia. Maxilla inferior quo-.</text:span></text:p>
      <text:p text:style-name="P9"><text:span text:style-name="T6">rundam lententia diio in mento connata habet ossa, non-’</text:span><text:span text:style-name="T26">1<text:line-break/></text:span><text:span text:style-name="T6">nullorum unum. Caeterum dentes gomphosi junguntur,<text:line-break/>quippe alveolis infixi sunt. Sunt autem numero triginta<text:line-break/>duo. Ex his quaterni primi in superiore atque inferiore<text:line-break/>maxilla, quia secant, inciscres nominantur: canini quatuor,<text:line-break/>maxillares seu molares viginti sunt. Reliquorum ossium<text:line-break/>claviculae ad summum humerum coeuntes deligantur:, ad<text:line-break/>pectus autem articuli et symphyseos mixtionem facere vi-<text:line-break/>dentur et Romanae IiteraeS, ejusque simplicis figuram offen-<text:line-break/>dunt. Dein costae duodecim utroque latere habentur.<text:line-break/>Septem , ex eis cum spinae vertebris, cumque osse pectorali<text:line-break/>utrinque coeunti Reliquae quinque a posteriori parte spi-<text:line-break/>nae inseruntur, parte anteriori in sesc invicem resupina-<text:line-break/>tae, cartilagine colligantur. Vertebrae vero omnes qua-<text:line-break/>tuor et viginti sunt. Septem in cervice, dorsi duodecim,<text:line-break/>quinque lumborum: post omnes os sacrum, quod ex ver-<text:line-break/>tebris invicem symphysi junctis conflere videtur. Quin<text:line-break/>et pectus similiter ex septem ossibus symphysi conjunctis</text:span></text:p>
      <text:p text:style-name="P9"><text:span text:style-name="T6">ensis figura structum </text:span><text:span text:style-name="T6">esse </text:span><text:span text:style-name="T6">apparet. At brachium utrumque<text:line-break/>cum humero conjungitur articulo. Porro suo ipsius ca-<text:line-break/>pite oblique in scapularum sinum immittitur, Caeretum<text:line-break/>scapulae musculis qui posteriore parte costis substernun- .<text:line-break/>tur. incumbunt. Cubitus </text:span><text:span text:style-name="T6">et </text:span><text:span text:style-name="T6">radius ' symphysi quidem sese<text:line-break/>contingunt, articulo vero alteri brachii capiti committun-<text:line-break/>tur. Tribus enim sui condylis brachium in cubiti sigmoei-<text:line-break/>dem cavitatem inseritur. Quarto jam condylo radius ve-<text:line-break/>luti circa axem volvitur. Carpi ossa tria mutua symphysi<text:line-break/>deligata sunt: </text:span><text:span text:style-name="T19">ad</text:span><text:span text:style-name="T6"> cubitum tamen et radium articulum<text:line-break/>apte faciunt. Metacarpiiquinque ossa videre licet; arti-<text:line-break/>culum cum carpi ossibus, quibus connata sunt, explentia.<text:line-break/>Carpi ossa invicem et metacarpi ossibus symphysi jungun-<text:line-break/>tur continenturque. Caeterum eum primis digitorum in-<text:line-break/>termediis articulo junguntur: digitorum vere internodia<text:line-break/>singulorum tria, quae articulo componuntur, femoris os<text:line-break/>unum est, cujus caput leniter reflexum in coxae profun-<text:line-break/>dum sinum conjicitur. Quam commissuram nervus, qui e</text:span></text:p>
      <text:p text:style-name="P9"><text:span text:style-name="T6">medio sinu prodit et </text:span><text:span text:style-name="T19">ia</text:span><text:span text:style-name="T6"> medium femoris caput inseritur,<text:line-break/>continet. Coxae, quae duo sunt ossa a posteriore parte,<text:line-break/>cum osse sacro; priore inter </text:span><text:span text:style-name="T6">se </text:span><text:span text:style-name="T6">coalescentiam habent: ubi<text:line-break/>et pubis ossa vel. pectinis nominantur. Tibiae utriusque<text:line-break/>ossa duo, nempe tibiae et fibulae: non pervenit autem<text:line-break/>fibula ad genu articulum, verum sola tibiae 'summitas<text:line-break/>quatuor in se superficiales sinus obtinens,’ quibus duos<text:line-break/>femoris nodos excipit. His incumbit ab anteriore parte<text:line-break/>parvum os rotundum, sublatum, scuti brevis instar, com-<text:line-break/>missuram eorum continens, quod in summo coarctetur.<text:line-break/>Fibulae superior extremitas anteriori tibiae parti sub in-<text:line-break/>scrtione connectitur: juxta malleolos autem, qua desinunt<text:line-break/>utraque tibiae ossa, ligamento nerveo cartilaginosoque<text:line-break/>invicem colligantur: caeterum intus talo, incumbit intra<text:line-break/>se ossa continens. Talus, juxta pedis longitudinem situs,<text:line-break/>fibulae insidet eique firmiter coaptatus esu Caeterum ti-</text:span></text:p>
      <text:p text:style-name="P9"><text:span text:style-name="T6">biae ossibus, tum navilormi, lu anteriore ipsius parte ar-<text:line-break/>ticulo committitur. Rursus naviforme, ubi cum talo coit,<text:line-break/>excavatum est,'ut scaphae speciem referre videatur. E<text:line-break/>regione gibbum calles tres habet, quibus ossa clialcoeidea,<text:line-break/>quae tria funt, .inferuntur: porro cuboides extrinfecus<text:line-break/>situm est: coarctaturn est autem naviformi ossi et calci*.<text:line-break/>Processum quoque ex luseriori ad priorem partem obtinet,<text:line-break/>quam plantae os retinendi ipsius gratia subiit. Deinde<text:line-break/>os dictum metatarsus et ipsum quinque constat ossibus.<text:line-break/>Tum deinde quinque pedis digiti habentur, ex tribus<text:line-break/>omnes internodiis, similiter iis, qui in manu funt, com-<text:line-break/>positis, si magnum excipias: is enim Iolus duobus constat.<text:line-break/>Contrahunt autem horum juncturas membranofa quaedam<text:line-break/>ligamenta: talum et calcem valida admodum et quaedam<text:line-break/>ex iis rotunda, simul et nervea cartilaginosaque.</text:span></text:p>
      <text:h text:style-name="Heading_20_2" text:outline-level="2">Cap. XllI.</text:h>
      <text:p text:style-name="P272"><text:span text:style-name="T6">[De </text:span><text:span text:style-name="T19">humoribus, facultatibus, morbis.</text:span></text:p>
      <text:p text:style-name="P9"><text:span text:style-name="T19">eorum differentiis, causts ac curationibus,^</text:span><text:span text:style-name="T6"> Humores<text:line-break/>corporis ex prima.generatione quatuor, commixti invicem<text:line-break/>et contemperati funt corpori. Exuperat autem alius in<text:line-break/>alio magis loco, fanguis in corde,- pituita in capite; flava<text:line-break/>bilis in jecinore, atra in liene. Caeterum. duplex spiritus<text:line-break/>innati species, alius -naturalis, alius animalis. Non desunt<text:line-break/>tamen qui et tertium hecticum introducant. • Hecticus<text:line-break/>igitur est .spiritus, qui lapides continet. Naturalis ani-<text:line-break/>mantia et stirpes 'nutrit. AnimaIis sentiendi omnisque<text:line-break/>motus facultatem animanti exhibet; situs autem est in ani-<text:line-break/>mantibus : nam his tribus animalium natura constat. Ita-<text:line-break/>que animalis lu capite fedem habet, naturalis in corde:<text:line-break/>hecticus in toto corpore verfatur. Naturae actiones funt,<text:line-break/>a prima generatione impraegnatio foetusque formatio: in<text:line-break/>editis appetitus, cibi deglutitio; in ventriculo concoctio,<text:line-break/>digestio, in fanguiuem alteratio, fegregatio, nutritio et actio.<text:line-break/>Excernuntur autem in corpore stercus, pituita., utraque</text:span></text:p>
      <text:p text:style-name="P9"><text:span text:style-name="T6">bilis, urina, sudores, muci, saliva et </text:span><text:span text:style-name="T6">lac. </text:span><text:span text:style-name="T6">Animalis vero<text:line-break/>facultates, sensus et voluntas. Sensus quidem funt quin-,<text:line-break/>que ,. quibus animantia per corporis instrumenta fungun-<text:line-break/>tur, visus, auditus, gustus, odoratus et tactus. Eligit an-'<text:line-break/>tem anima quaedam fi;ie corpore, ut quum ratiocinatur<text:line-break/>vel reminiscitur. Cuin corpore vero, ubi id ad qnorun-<text:line-break/>dam receptionem vel excretionem vel ad loca movet.<text:line-break/>Respiratio composita quaedam actio esse videtur, partim.<text:line-break/>ex arbitrio, partim fponle et naturaliter, ut in fomitis<text:line-break/>facta. Sanus igitur horno est, primis, unde constat, elev<text:line-break/>mentis et secundis, unde formatus est, quatuor hninori-<text:line-break/>bus, tum quantitate, tum qualitate mediocriter invicem<text:line-break/>contemperatis: solidis autem partibus, ex quibus compo-<text:line-break/>situs est, nec divisis, nec condensatis, nec e loco suo<text:line-break/>motisr spiritibus nec intensis nimium, ut in phreniticis,<text:line-break/>nec dissolutis, ut in lethargicis; vel in iis, qui cardiaco<text:line-break/>affectu tenentur. His enim hecticus spiritus refolvi vide-</text:span></text:p>
      <text:p text:style-name="P9"><text:span text:style-name="T6">tur. Sanus autem homo conservandus est consuetis exer-<text:line-break/>citiis et cibis patriis quolibet anni tempore observatis, co-<text:line-break/>pia eorum solum vitanda est, </text:span><text:span text:style-name="T19">ex</text:span><text:span text:style-name="T6"> qua eruditates oriuntur,<text:line-break/>quae morbos pariuut. Praecavendi morbi sunt, vel qui<text:line-break/>jam imminent, vel futuri funt. Si exi plenitudine pro-<text:line-break/>veniant, </text:span><text:span text:style-name="T6">inedia </text:span><text:span text:style-name="T6">vel purgatione’ vel venae incisione cu-<text:line-break/>randi sunt. </text:span><text:span text:style-name="T6">Si </text:span><text:span text:style-name="T6">ex labore et indigentia, quieti corpus<text:line-break/>dare et nutrire convenit. Verum universi morbi ex Hip-<text:line-break/>pocratis fententia partim extrinsecus ex aere ' nos am-<text:line-break/>biente, partim intrinsecus ex cibis et potu proficiscuntur:<text:line-break/>a quibus humorum aliquis vel abundat, vel deficit, veI<text:line-break/>qualitatem commutat, alb his etiam spiritus insiti nunc<text:line-break/>intenduntur nimis, nunc plus aequo relaxantur. Solida-<text:line-break/>vero corpora foris et intrinsecus multas causas habent<text:line-break/>plures affectus sustinendi. Erafistratus autem et Asclepia-<text:line-break/>des in universum unam omni morbo causam tribuunt:<text:line-break/>hic sanguinis in arterias coincidentiam, ille corporeae</text:span></text:p>
      <text:p text:style-name="P9"><text:span text:style-name="T6">molis in raritate extensionem. Plenitudinis morbum facien-<text:line-break/>tis notae sunt vaforum tumor, faciei rubor, totius corpo-<text:line-break/>ris tumor et pulsuum magnitudo eum robore. Indigen-<text:line-break/>tiae signa, molis corporeae concidentia, gracilitas in facie<text:line-break/>et exiguus pulsus cum imbecillitate. Itaque febrim veteres<text:line-break/>ipsam per fe affectum arbitrantur. Erasistratus et </text:span><text:span text:style-name="T19">recen-<text:line-break/></text:span><text:span text:style-name="T6">tiorum nonnulli symptoma. Febris igitur est nativi calo-<text:line-break/>ris in ardentiorem conversio, eo quod intro aversus per-<text:line-break/>spirare prohibeatur. Indicia febricitantium colligimus ex<text:line-break/>calore intenso et intolerabili; tum in accessionis principio,<text:line-break/>ex. languido, inaequali et crebro pulsuum motu; in statu,<text:line-break/>ex vehementissime motu elato et veloci admodum. Ju-<text:line-break/>niores calorem naturali magis ardentem, mordacem, acrem<text:line-break/>et constantem, cum pulsuum frequentia et duritie, ex alto<text:line-break/>venientem, febrem esse definiunt. Sunt autem duae ejus<text:line-break/>species ex omnium mente continua et intermittens. Cori-<text:line-break/>tinua est quae non ad integritatem prius quam morbus -</text:span></text:p>
      <text:p text:style-name="P9"><text:span text:style-name="T6">ex toto solutus </text:span><text:span text:style-name="T6">sit </text:span><text:span text:style-name="T6">venit. </text:span><text:span text:style-name="T6">Intermittentis </text:span><text:span text:style-name="T6">rursum </text:span><text:span text:style-name="T6">sex </text:span><text:span text:style-name="T6">spe-‘<text:line-break/>cies invenimus apud veteres, - quotidianam, tertianam,<text:line-break/>quartanam, quintanam, septimanam et nonanam. Quoti-<text:line-break/>diana est, quae singulis diebus aut noctibus accessionem<text:line-break/>vel decessionem </text:span><text:span text:style-name="T19">facit.</text:span><text:span text:style-name="T6"> Tertiana unum diem praestat inte-<text:line-break/>grum, tertio restiti Quartana duos dies intermittit, deinde<text:line-break/>revertitur. Quintana tres: septimana quinque. Nonana<text:line-break/>feptem. Nam semitertiana modo inter continuas,-modo<text:line-break/>inter intermittentes ponitur. Jam vero reliquorum mor-<text:line-break/>borum duo genera sunt; vel cum febribus, vel sine febri-<text:line-break/>bus. Quidam enim acuti, quidam longi sunt. Acuti qui-<text:line-break/>dem hi, phrenitis, febris ardens, angina, pleuritis, peri-<text:line-break/>pneumonia, cardiacus affectus, regius morbus, cholera, vol-<text:line-break/>vulus, colicus dolor, apoplexia, tetanus, opisthotonos, em-<text:line-break/>prosthotoniis. Acuti igitur a sanguine fere et flava bile,<text:line-break/>in nonnullis corporis partibus, quas </text:span><text:span text:style-name="T6">ii </text:span><text:span text:style-name="T6">male habent bu-<text:line-break/>rnores, superfluis et in deterius versis constituuntur. Longi<text:line-break/>a pituita et atra bile, similiter vel copiosioribus quam</text:span></text:p>
      <text:p text:style-name="P9"><text:span text:style-name="T6">naturae modus exigit, vel in acerrimam qualitatem immu-<text:line-break/>tatis. Qui jam ex copia laborant, victus ratione vel<text:line-break/>inedia vel purgatione vel venae incisione curandi funt.<text:line-break/>Qui ex abstinentia in morbum incidere, alimentis eos re-<text:line-break/>stituere convenit. Quibus incoctio et humorum acrimo-<text:line-break/>nia morbi causam fecerunt, iis fomentis et cataplasmatis<text:line-break/>concoctio paranda esu Acria contemperanda sunt et cibis<text:line-break/>boni fucci atque humeclantibus uti oportet. Caeterum<text:line-break/>quatuor in toto morbo particularibusque accessionibus<text:line-break/>tempora auxiliis afferendis dicata funt, initium, incre-<text:line-break/>mentum, vigor et inclinatio. Principio totius morbi inedia<text:line-break/>triduana convenit, quibus et in totum abstinere triduo<text:line-break/>conducit. Venae iectionem in initio recentiores ad ter-<text:line-break/>tium usque diem statuunt: veteres etiam post tertium diem<text:line-break/>praecipiunt, si vires suppetant et morbus postulet. Nutri-<text:line-break/>menti tempus a triduo juniores: antiqui non omnibus,<text:line-break/>fed iis, qui copia laborant, tum junioribus tum feniori-<text:line-break/>bus instituunt. Pueros statim morbo invadente nutriunt.</text:span></text:p>
      <text:p text:style-name="P9"><text:span text:style-name="T6">Praeterea illos, quibus hujusmodi consuetudo est, vel lori<text:line-break/>vel aeris circumflui gratia. Aute cibum, post triduum<text:line-break/>primum</text:span><text:span text:style-name="T6">, </text:span><text:span text:style-name="T6">perfusiones capitis et praecordiorum ex usu funt;<text:line-break/>sequentibus diebus cataplasmata et clysteres. Perfusiones<text:line-break/>igitur in praecordiis calidas femper assumere oportet et<text:line-break/>simplices ex cumini vel xyIanethi decoctor ad caput<text:line-break/>calefacientes quidem in lethargo et in omni grani sopore:<text:line-break/>refrigerantes autem in phrenitide et quavis acutq febre<text:line-break/>conveniunt. Cataplasmata quaedam folo melle et oleo con-<text:line-break/>ficiuntnr, vocanturque emollientia. Quaedam ex aqua,<text:line-break/>cui oleum sit adjectum, fiunt, quae crudam dilutionem<text:line-break/>nominant. Alia his insperguntur, veluti pollen, lini fe-<text:line-break/>men et foenumgraecum. Clysteres hydrelaeo, melle, sale et<text:line-break/>nitro modico praeparantur. Tempus eorum ante cibum<text:line-break/>est, dum accessiones remittuntur et inclinant. In continuis<text:line-break/>morbis diluculum. Phrenitis est mentis alienatio. Notae<text:line-break/>funt, insania vehemens, temeraria manuum gesticulatio,</text:span></text:p>
      <text:p text:style-name="P9"><text:span text:style-name="T6">floccorum </text:span><text:span text:style-name="T6">et </text:span><text:span text:style-name="T6">festucarum collectio et </text:span><text:span text:style-name="T6">febris </text:span><text:span text:style-name="T6">acuta. Causam<text:line-break/>habet magna ex parte bilem. Constituitur </text:span><text:span text:style-name="T6">in </text:span><text:span text:style-name="T6">cerebro vel<text:line-break/>ejus membranis vel in septo transverso, quod diaphragma<text:line-break/>nominatur. Curatio haec convenit. Initio si praescius<text:line-break/>fueris, venae incisio, cucurbitulae conveniunt, subtractio<text:line-break/>et clyster et abstinentia conveniens: instante autem morbo<text:line-break/>perfusiones foporiserae, inunctiones, quibus somnus accer-<text:line-break/>situr et bumectantes cibi conducunt. Caufus febris fpe-<text:line-break/>cies ab .Hippocrate quidem inter acutos, ut quartana in-<text:line-break/>ter longos morbos refertur, a recentioribus non </text:span><text:span text:style-name="T19">'item.<text:line-break/></text:span><text:span text:style-name="T6">Oritur ex bile non nimis sicca, circa venas quae ad jecur<text:line-break/>sunt. Curatur in principio sanguinis missione: in statu<text:line-break/>frigidae tum aliorum, </text:span><text:span text:style-name="T6">quae </text:span><text:span text:style-name="T6">refrigerandi vim obtinent,,<text:line-break/>potio confert, vel epithema cujusmodi ex ferventi hydre- </text:span><text:span text:style-name="T6">,<text:line-break/></text:span><text:span text:style-name="T6">laeo praeparatur. Angina est </text:span><text:span text:style-name="T6">circa </text:span><text:span text:style-name="T6">cervicem inflammatio.<text:line-break/>Ejus speciem unam cynanchen appellant, quae in interiore<text:line-break/>ipsius, parte orta subito strangulat: alteram synanchen:<text:line-break/>haec in exteriorem partem incumbit, eoque minus </text:span><text:span text:style-name="T19">stran-,</text:span></text:p>
      <text:p text:style-name="P11"><text:span text:style-name="T6">•</text:span></text:p>
      <text:p text:style-name="P9"><text:span text:style-name="T6">gulat mrnusque periculosa esu Uterque affectus vel a bile<text:line-break/>vel’ a pituita falsa nascitur, idque nonnunquam cum febre<text:line-break/>acuta, nonnunquam fine febri. Remedium et generosissi-<text:line-break/>mum et praesentissimurn estsianguinis statim in principio<text:line-break/>missio: deinde medicamenta pituitam per os educentia et<text:line-break/>cerata foris imposita. Asclepiades ultimum auxilium po-<text:line-break/>fuit lu iis qui maxime suffocantur laryngem incidere.<text:line-break/>Pleuritis lateris ab interiore parte inflammatio esu Huic<text:line-break/>febris acula, dolor vehemens et tussis accedit: </text:span><text:span text:style-name="T19">a</text:span><text:span text:style-name="T6"> bile po-<text:line-break/>tissimum generatur. Praefidio est in initio adbibita venae<text:line-break/>incisio: deinde cataplasmata et sicca fomenta, nempe, mi-<text:line-break/>lii et salis: postremo medicamenta intrinsecus purgantia,<text:line-break/>quae pleuritica nominantur. Cavenda vero , in his funt<text:line-break/>ventris profluvia. Peripneumonia , nonnullis auctoribus<text:line-break/>inflammatio gravis est circa pulmonem, idque gravitate<text:line-break/>ostenditur. Quibusdam pulmo inflammationem pati non<text:line-break/>posse videtur, fed vicina ejus loca, cum in dispositione<text:line-break/>ejusmodi funt, ea ut ita .nominetur faciunt. Habet au-</text:span></text:p>
      <text:p text:style-name="P9"><text:span text:style-name="T6">tem hic morbus febrem acutam comitein. Eadem ipsius<text:line-break/>causa, quae pleuritidem concitat, secundum alios tamen<text:line-break/>pituita. Remedium fere huic cum superiore malo com-<text:line-break/>mune esu Cordis affectus nominatur, non quod in corde<text:line-break/>.affectus fit, fed quoniam stomachum veteres cor appella-<text:line-break/>bant, quo in febri acula refoluto, aegrotus immodice dii-<text:line-break/>folvi contingit. Accidit fere ex immodica abstinentia vel<text:line-break/>parum tempestiva venarum sectione vel cum aliquid prae-<text:line-break/>ter rationem corpori adimitur. Quare alimento, quod fa-<text:line-break/>cile distribui queat et recalsacere, succurrendum estr quem-<text:line-break/>admodum ex vino ac nive : cibo qui ex valentiore </text:span><text:span text:style-name="T19">ma-<text:line-break/>teria</text:span><text:span text:style-name="T6"> est et stomachum corroborare potest Est cum yifce-<text:line-break/>ribus inflammatis, potissimum jecniore, hic morbus </text:span><text:span text:style-name="T19">eve-<text:line-break/></text:span><text:span text:style-name="T6">niat: cum e contrario ablatione et cataplasmatis inflam-<text:line-break/>mationi dicatis opus est. Regius morbus est hilis -in<text:line-break/>furnmam cutem redundantia. Interirn cum febri acuta<text:line-break/>oboritur, interirn sine illa, cum interiorum adustione et<text:line-break/>stomachi vitio. Si praeconiis inflammantur, cataplasmata</text:span></text:p>
      <text:p text:style-name="P9"><text:span text:style-name="T6">primum desiderant; si copia subsit, venae sectionem: sin<text:line-break/>minus, medicamenta, quae bilem evacuant aut ventris<text:line-break/>ductione et intestinorum, aut per urinas aut per sudores<text:line-break/>aut per nares. Cholera duplex est secundum Hippocra-<text:line-break/>tem : altera humida, in qua, uti omnes norunt, vehemens<text:line-break/>est excretio, bilis supra infraqne erumpit, intestina gra-<text:line-break/>viter torquentur. Accedunt convulsiones, saepe etiam<text:line-break/>crurum surae contrahuntur.. Remedlo contractionibus sunt<text:line-break/>perfusiones calidae in iis, quae contrahuntur, baIneum post<text:line-break/>expurgationem, tum alimenta, quae ex facili dssponuntur<text:line-break/>digerunturque et stomachum adjuvant. Alteram siccam<text:line-break/>choleram vocat Hippocrates, ab eadem provenientem causia<text:line-break/>ac circa eadem consistentem, at citra ventris fluorem et<text:line-break/>vomitum. Ideoque remissionem praecedentem et per ca-<text:line-break/>taplasmata requirit, nec cibi ingestione, fed contra inedia<text:line-break/>opus est. Volvulus et colicus dolor intestinorum inflam-<text:line-break/>mationes funt, quorum alter tenuioris, alter plenioris.<text:line-break/>Quare dejectiones includuntur et flatus intestinis involuti.</text:span></text:p>
      <text:p text:style-name="P9"><text:span text:style-name="T19">eo quod</text:span><text:span text:style-name="T6"> exitum non habent, dolores vehementes et tor-<text:line-break/>mina concitant. Volvulus autem dispositione et accidenti-<text:line-break/>hus acutior, magisque periculosus est. Alterutro autem<text:line-break/>morbo extreme laborantibus vomitus concitantur. Auxilium<text:line-break/>est volvuli maxime sanguinis missio per initium, plerum-<text:line-break/>que abstinentia et cataplasmata mitigantia et inflammatio-<text:line-break/>nem dlleutientia. Efficacius juvant medicamenta, quae<text:line-break/>colica nominant, intro per sedem immissa. Nam dolores<text:line-break/>auferunt, somnum conciliant et alvum movent. Apoplexia<text:line-break/>ex humorum crassorum copia generatur; qui capitiis vasa,<text:line-break/>unde corpori sentiendi movendique facultas advenit, ob-<text:line-break/>struunt. Quamobrem apoplexia correpti sensu, voce et<text:line-break/>motu privantur, Hippocrates de hoc vitio scribit, </text:span><text:span text:style-name="T19">Apo-<text:line-break/>plexiam,</text:span><text:span text:style-name="T6"> inquiens, </text:span><text:span text:style-name="T19">validam scivere non licet, imbecillem<text:line-break/>haud facile.</text:span><text:span text:style-name="T6"> Sanguis mittendus statim jam oppressis, si<text:line-break/>modo et aetas consentiat et vires sustineant. Tetanus,<text:line-break/>opisthotonus et emprosthotonus, nervorum morbi existunt:<text:line-break/>verum utraque species est convulsionis nervorum, qui </text:span><text:span text:style-name="T19">a</text:span></text:p>
      <text:p text:style-name="P9"><text:span text:style-name="T6">capite descendentes corpori motum distribuunt. Nam si<text:line-break/>viscosi humores eos obstruant, affectio talis oritur. • Quae<text:line-break/>si scapulis qaput annectat, quo minus possit annuere,<text:line-break/>opisthotonum: quum mentum pectori contrahit, ut renuere<text:line-break/>nequeas, emprosthotonum: quum rectam et immobilem<text:line-break/>cervicem tendit, tetanum appellant. Sanat venae sectio,<text:line-break/>si copia fubest: ut videre licet apud Hippocratem in illo,<text:line-break/>qui prolapsus vulnus in caput acceperat. Medetur enim<text:line-break/>eis et frigidae copiosae infusio, si aestas sit, praefertim si<text:line-break/>non gracilis, sed quadratus existat aeger: nam caloris </text:span><text:span text:style-name="T19">re-<text:line-break/>vocationem molitur.</text:span><text:span text:style-name="T6"> Multi fane ceratis modice recalfa-<text:line-break/>cientibus et relaxantibus utuntur, ad haec inunctionibus<text:line-break/>similibus, uecnon lanis oleo imbutis, atque impositis et<text:line-break/>fomentis et cataplasmatis calidis. Longi morbi interiori-<text:line-break/>bus accidunt hi, cephalaea, morbus comitialis-, vertigines,<text:line-break/>oculorum caligationes, insania, melancholia, lethargus, di-<text:line-break/>stillatio, 'raucitas; gravedo, sanguinis eruptio, suppuratio<text:line-break/>in thorace, tabes, abscessus in medio latere, abscessus in</text:span></text:p>
      <text:p text:style-name="P9"><text:span text:style-name="T6">claviculis, jecinoris </text:span><text:span text:style-name="T6">affectus, </text:span><text:span text:style-name="T6">tenesmus, dysenteria, lum-<text:line-break/></text:span><text:span text:style-name="T6">brici </text:span><text:span text:style-name="T6">lati, lumbrici </text:span><text:span text:style-name="T6">rotundi, </text:span><text:span text:style-name="T6">ascarides: coxarum dolor, ar-<text:line-break/>ticularis morbus, </text:span><text:span text:style-name="T6">podagra, </text:span><text:span text:style-name="T6">elephantiasis ad exteriores par-<text:line-break/>tes spectare videntur. Ex longis morbis cephalaea inter-<text:line-break/>nus capitis dolor est, qui in circuitu, interdum affligit a--<text:line-break/>pituita nascens: inierint unam capitis partem infestat: tunc<text:line-break/></text:span><text:span text:style-name="T6">heterocraniarn </text:span><text:span text:style-name="T6">nominanti Auxilium utriusque est sangui-<text:line-break/>nis detractio, vel cucurbitulae occipitio impositae, eductio<text:line-break/>pituitae </text:span><text:span text:style-name="T6">per </text:span><text:span text:style-name="T6">os, </text:span><text:span text:style-name="T6">per </text:span><text:span text:style-name="T6">alvum purgatio </text:span><text:span text:style-name="T6">et </text:span><text:span text:style-name="T6">epithemata, quae<text:line-break/>inter </text:span><text:span text:style-name="T6">cataplasmata </text:span><text:span text:style-name="T6">vel malagmata vel illitus inscribuntur,<text:line-break/>postremo </text:span><text:span text:style-name="T6">causa </text:span><text:span text:style-name="T6">ejus sinapismo resiccatur. Morbus comitia-<text:line-break/>lis, quem </text:span><text:span text:style-name="T6">et sacrum vocant, </text:span><text:span text:style-name="T6">circa nervorum, qui a capite<text:line-break/></text:span><text:span text:style-name="T6">descendentes sensum </text:span><text:span text:style-name="T6">motumque universo corpori distri-<text:line-break/>buunt,. originem consistit. Causam ejus Plato et Hippo-<text:line-break/></text:span><text:span text:style-name="T6">crates </text:span><text:span text:style-name="T6">pituitam et bilem atram indicant. Homo concidit,<text:line-break/></text:span><text:span text:style-name="T6">qui </text:span><text:span text:style-name="T6">hoc malo detinetur, quoniam ei sentiendi movendique<text:line-break/>meatus obturantur, spuma iis os ob humorum commotio-<text:line-break/>nem, quae a nervorum convulsione provenit. Qua de</text:span></text:p>
      <text:p text:style-name="P9"><text:span text:style-name="T6">causa interim urina sine voluntate prorumpit. Praesidium<text:line-break/>affert pueris impuberibus natura circa pubertatem efflore-<text:line-break/>scens et morbum humoribus nativo calore exiccatis ter-,<text:line-break/>miuat. Qui pubertatem excesserunt, aegre aut nunquam<text:line-break/>sanantur. Caligines oculis offusae, et vertigines cognata<text:line-break/>funt vitia morbo comitiali, ab eisdemque causis prodeunt,<text:line-break/>atque easdem ledes occupant. Hoc tamen intercedit discri-<text:line-break/>minis, quod illae in superficie corporis, non intus acci-<text:line-break/>dant,'ob quod facilius, quam hic, curantur alvi ductione,<text:line-break/>praesertim per hieram, administrata, deinde apophlegma-<text:line-break/>tismis et vomitibus per circuitum partim a coena, partim<text:line-break/>jejunis adhuc excitatis. Omnium maxime veratro succur-<text:line-break/>ritur. Mentis alienatio duplici specie insigni constat: ma-<text:line-break/>nia et melancholia. Complures vero et harum existunt<text:line-break/>differentiae, nominum adhuc indigae. Constituitur itaque<text:line-break/>mentis alienatio circa totum caput. Caput insaniae ssava<text:line-break/>bilis esu Ob hoc qui tali vitio laborant, tumultuosi, prae-<text:line-break/>cspiies, manu prompti contumeIiosique fiunt. Melancholia</text:span></text:p>
      <text:p text:style-name="P265"><text:span text:style-name="T6">nascitur ex atra bile, humore frigido et tenehrofo. Unde<text:line-break/>melancholici tenebriones ac lucifugae tristesque appa-<text:line-break/>rent, de omnibus suspiciosi, hominum consuetudinem<text:line-break/>oderunt, folitudinibus gaudent, quemadmodum Bellero-<text:line-break/>phontes a Poeta describitur.<text:tab/>*<text:tab/>»</text:span></text:p>
      <text:p text:style-name="P7"><text:span text:style-name="T19">Qui miser in campis errabat salus Aleis, .</text:span></text:p>
      <text:p text:style-name="P7"><text:span text:style-name="T19">Ipfe suum cor edens, hominum vestigia vitans. </text:span><text:span text:style-name="T19">p<text:line-break/></text:span><text:span text:style-name="T6">Medetur per ventrem purgatio et maxime, quae per </text:span><text:span text:style-name="T19">vo-<text:line-break/>mitum</text:span><text:span text:style-name="T6"> excitatur : adhuc his magis utrumque veratrum sol-<text:line-break/>vit. Lethargus morbus est phrenitidi contrarius; est enim,<text:line-break/>profunda in somnum delatio et inexcitabilis. Hoc vitio<text:line-break/>correpti omnium quae dicuntur obliviscuntur, atque haec<text:line-break/>in febri ipsos comitantur. Locus igitur affectionis caput<text:line-break/>est; nam in membranis cerebri constituitur. Causa ipsius </text:span><text:span text:style-name="T6">.<text:line-break/></text:span><text:span text:style-name="T6">pituita est, humor frigidus,frigiditate ac humiditate fornnum<text:line-break/>inducens. Curatio conveniens ea est, quae contraria ei<text:line-break/>quae phrenitidi. Frictis superiorum corporis partium per<text:line-break/>acria quaedam et pungentia et admotio rerum fuaveolen-</text:span></text:p>
      <text:p text:style-name="P9"><text:span text:style-name="T6">tium. Cibi similiter discutientes fecantesque pituitam<text:line-break/>perfusiones capiti admoventur, quae exiccandi vinr obti-<text:line-break/>nent et cataplasma aliquando praecordiis. Crebro namque<text:line-break/>haec inflammatione vexata nervorum quoque in capite<text:line-break/>prinnipium constringunt gravautque. Gravedo, raucitas<text:line-break/></text:span><text:span text:style-name="T6">et </text:span><text:span text:style-name="T6">catarrhus funt affectus qui fiunt ab humore qui ab op-<text:line-break/>pleto cerebro decumbit; quum in neres, vocatur gravedo,<text:line-break/>quum in asiperam arteriam, raucitas nominatur, quum in<text:line-break/>thoracem </text:span><text:span text:style-name="T6">,, </text:span><text:span text:style-name="T6">catarrhus appellaturi Gravedini itaque facile<text:line-break/>et brevi succurritur, deinde raucitati modico sane et cali-<text:line-break/>do victu, qui frumentacei generis existat. Destillatio lu<text:line-break/>thoracem non ex facili curatur, imo saepe immedicabilis<text:line-break/>esu Nam ab ea acri et salsa partibus exesis, sanguinis<text:line-break/>eductio sequitur: cujus tres causae referuntur. Vel enim<text:line-break/></text:span><text:span text:style-name="T19">vafa</text:span><text:span text:style-name="T6"> erosionem passa funt, icleoque sanguis lu asperam </text:span><text:span text:style-name="T19">ar-<text:line-break/>teriam</text:span><text:span text:style-name="T6"> descendens per os rejicitur: vel rupta sunt violen-<text:line-break/>ter: vel ob imbecillitatem non continent, sed adapertu<text:line-break/>oscula eum transmittunt. Differunt sanguinis excretio et</text:span></text:p>
      <text:p text:style-name="P9"><text:span text:style-name="T6">pejectio. Haec etenim vel a pulmone vel aspera arteria<text:line-break/>provenit: jjla a.stomacho et sanguis apparet nigrior.-, Qui<text:line-break/></text:span><text:span text:style-name="T19">ex</text:span><text:span text:style-name="T6"> thorace rejicitur, flavus magis </text:span><text:span text:style-name="T19">et</text:span><text:span text:style-name="T6"> spurcans: deinde hic<text:line-break/>cum tusse, alter fine illa fpuitnr. Saepecumero etiam </text:span><text:span text:style-name="T6">a<text:line-break/></text:span><text:span text:style-name="T6">capite per palati sorainina in os defertur fanguis.praebetque<text:line-break/>educiionis falsam imaginem. Loci, ex quibus proprie san-<text:line-break/>guis educitur; tres sunt. Primus fauces, unde..minore<text:line-break/>cum pericule sanguis rejicitur, faciliusque sistitur. - Secuti- •<text:line-break/>dns aspera arteria, atque hic morbus curationem disticul-!<text:line-break/>ter accipit, plenusqne periculi est. Tertius pulmo, ubi<text:line-break/>minus omnibus praesidii, plus periculi affectus habet.<text:line-break/>Comiletur enim maxime suppuratio et tabes, ut ait Hip-<text:line-break/>pocrates </text:span><text:span text:style-name="T6">;;r</text:span><text:span text:style-name="T6">ecjus verba haec sunt. </text:span><text:span text:style-name="T19">Sanguinis spuitionem<text:line-break/>puris fpuitio, soujiis spuitionem. tabes, tabem mors sequitur.<text:line-break/></text:span><text:span text:style-name="T6">Nonnulli etiam ex latere </text:span><text:span text:style-name="T26">r</text:span><text:span text:style-name="T6"> </text:span><text:span text:style-name="T6">sanguinem educi arbitrantur. At<text:line-break/>hoc ambiguum esu Salus vitii hujus est, sanguinem re-<text:line-break/>prinrere vel. venae'sectione alio ducentem, idque potissi-<text:line-break/>mujn in juvenibus, vel posca sistentem vel inedia copiam</text:span></text:p>
      <text:p text:style-name="P9"><text:span text:style-name="T6">ejus imminuentem; vel simplici quodam medicamento, ut<text:line-break/>acacia, hypocistide, balaustio, plantaginis succo, atque id<text:line-break/>genus aliis. Suppurationis: praesidium vetusr sunt ferra-<text:line-break/>menta candentia, quae thoracem exiccent, stuoremque in<text:line-break/>exteriores partes dirigant. Recentiores consueverunt rni-<text:line-break/>tigare cataplasmatis et delingendis medicaminibus, deinde<text:line-break/>cito repurgare medicamentis per os assumptis' prius, quam<text:line-break/>corpus exedatur. Inscribuntur autem proprie medicamenta<text:line-break/>ad purulentos. Quae suppurationes medio latere consti-<text:line-break/>tuuntur, relectae" proprie ad linamentum, humoris excre—<text:line-break/>tionem habent: quae si universum fiat, hominem interis<text:line-break/>miti Accidunt vero suppurationes quoque sub transverfo<text:line-break/>septo ,‘quae:fe intus occultantes abscessus nominantur, non<text:line-break/>ex aequo periculosi, nec curationi resistentes, plerumque<text:line-break/>intus rupti hac excernuntur, vel partibus exterioribus di-<text:line-break/>visis. Diocles memorat- etiam thoracis supputationes erum-<text:line-break/>pentes interim lu arteriam, quae </text:span><text:span text:style-name="T6">ad </text:span><text:span text:style-name="T6">renes-ac vesicam<text:line-break/>tendit, simul cum urinis excerni. q Tabes proprie: dicitur</text:span></text:p>
      <text:p text:style-name="P9"><text:span text:style-name="T6">in pulmone, vel in thorace, corporis ob suppurationes<text:line-break/>c'ulliquatio'1 difficilis ejus Talus est aut nulla. Lactis usus<text:line-break/>potui datur, dum consistit: loca sicciora conveniunt. Su-<text:line-break/>perior Aegyptus et Libya maxime huic malo medentur.<text:line-break/>Hippocrates tabis cujusdam coxendicum meminit, ischia-<text:line-break/>dicam vocans, qua lu suppurationibus circa os saerurn ac-<text:line-break/>cidentibus corpora colliquescunt. Similiter alterius renum<text:line-break/>nephriticae. Porro jecinoris et lienis inflammationes fi in<text:line-break/>pus vertuntur et ipsae mediocriter corpus consumunt. At<text:line-break/>hae suppurationes multo citius curantur, minusque peri-<text:line-break/>culosae sunt, quam quae pulmonem affligunt. Verum si<text:line-break/>minus in suppurationes mutantur inflammationes,.sed. cru-<text:line-break/>dae et lu fcicrhi natura permanserint, malum habitum<text:line-break/>corpori afferentes, tandem aquam inter cutem afferunt.<text:line-break/>Quatenus autem simplices extiterint, lu jeeinore, febres<text:line-break/>continuas afferunt: in liene, quartanas magna ex parte:<text:line-break/>nam hujus speciei causa bilis atra est, quae in liene tan-<text:line-break/>quam vase continetur. Unde quartanae auxilium est, ante</text:span></text:p>
      <text:p text:style-name="P9"><text:span text:style-name="T6">rigorem fumrnas partes .propter humoris frigiditatem fo-<text:line-break/>mentis tueri. </text:span><text:span text:style-name="T6">In </text:span><text:span text:style-name="T6">intermissionibus eductio per vomitum.<text:line-break/>Hydropis tres sunt species ex sententia neotericorum, asci-<text:line-break/>tes, tympanites </text:span><text:span text:style-name="T6">et </text:span><text:span text:style-name="T6">anasarca. Hippocrates duas statuit, nam<text:line-break/>tympanites et aficites sunt ejusdem speciei, quoniam in<text:line-break/>utraque nutrimentum in aquam redactum inter intestina<text:line-break/>et peritonaeum transfunditur. Sed in- hac aquae plus,<text:line-break/>quam spiritus, lu unum lutus contrahitur: in, illa copio-<text:line-break/>sior .spiritus, minor hurniditas est: in reliqua solidae to-<text:line-break/>tius corporis partes in aquae naturam transeunti hanc et<text:line-break/>Hippocrates, medicabilem esse scribit, vocatur autem et leu-<text:line-break/>cophlegmatia. Causa vero cujusque hydropis est, aucture<text:line-break/>Erafistrato, inflammatio jecinoris vel lienis, temporis lpa-<text:line-break/>tio in scirrhi;m indurata. ^Nam quum alimenti in his<text:line-break/>visceribus consectionem atque lu .totum corpus digestio-<text:line-break/>nem impediat, in aquae substantia ipsum commutat, quod<text:line-break/>ita refrigeratum inter intestina et peritonaeum transntit-<text:line-break/>titur. Hoc quoque malum Hippocrati salutis spem, nullam</text:span></text:p>
      <text:p text:style-name="P9"><text:span text:style-name="T6">habet. Quod si vel absque inflammatione hydrops, prae-<text:line-break/>sertim anasarca eveniat, calore genuino refrigerato, nec<text:line-break/>alimentum lu venis amplius edomante, . sanguis caloris<text:line-break/>inops aquae naturam induit et ex venis, ceu oleum ex<text:line-break/>utribus desinit. Quousque enim sanguis exactus in venis<text:line-break/>est, ab earum corpore continetur. Ubi vero in eo pin-<text:line-break/>gue exuperaverit, ut in obesis, sanguis eflufus adipem </text:span><text:span text:style-name="T19">ge-<text:line-break/>nerat</text:span><text:span text:style-name="T6"> , aut in aquam verfus, aut dum non continetur, dis-<text:line-break/>flnit in locum qui medius est ’ inter intestina et perito-<text:line-break/>naenm, aut per univerinm corpus effunditur. Tolluntur<text:line-break/>duo alii (hydropes vel ex malagmatis exiccantibus, vel nie-<text:line-break/>dicamentis urinas cientibus, vel hypelatis purgandi facul-<text:line-break/>tate praeditis. Renes affecti dolores magnos pariunt. Lo-<text:line-break/>cus autem male, habens non ex facili potest discerni, quod<text:line-break/>exterioribus partibus cohaereat et colon ipsis incumbat,<text:line-break/>quare, dum in eis est abscessus, veI inflamma tinnis partium<text:line-break/>externarum vel colici doloris fpeciem praebent. Non<text:line-break/>raro eodem affecto intestino renes consentientes dolent.</text:span></text:p>
      <text:p text:style-name="P9"><text:span text:style-name="T6">Affectus autem, qui in eis consistunt; hi sunt, inflamma-<text:line-break/>tio, exulceratio, calculi, imbecillitas. Quum inflammatio<text:line-break/>renes exercet, </text:span><text:span text:style-name="T6">nihil, </text:span><text:span text:style-name="T6">per urinam innotescit,' fed dolores<text:line-break/>excitantur potius, non exacte locum primum dolentem<text:line-break/>ostendentes, ob eam, quam dixi, rationem, verum intole-<text:line-break/>rabiles: quippe qui n</text:span><text:span text:style-name="T58">z</text:span><text:span text:style-name="T6">ec cataplasmatis cedant,mec detra-, •<text:line-break/>-ctione per cucurbitulas facta remittantur: sola medicamenta<text:line-break/>nephritica intus accepta praesidio sunt. Si exulceratio eos<text:line-break/>infestat, interdum purulenta per urinas excernuntur; in-<text:line-break/>terdum cruenta. Quum inest calculus, aliquando cruenta,<text:line-break/>partibus videlicet ab eo exasperatis, ejiciuntur, aliquando<text:line-break/>arenulae, </text:span><text:span text:style-name="T6">in, urina </text:span><text:span text:style-name="T6">subsident, si friabilis fit lapis </text:span><text:span text:style-name="T6">vel </text:span><text:span text:style-name="T6">etiam<text:line-break/>recens </text:span><text:span text:style-name="T6">modo </text:span><text:span text:style-name="T6">.nascatur. - In imbecillitate sanguinolenta<text:line-break/>.urina redditur, quasi nondum segregata. Vesicae affectus<text:line-break/>hi funt, imbecillitas, furfuratio, calculus, exulceratio, circa<text:line-break/>collum maxime. His accedit urinae suppressio ejusque<text:line-break/>difficultas et stillicidium. Ex his vero aliisque causis pro-</text:span></text:p>
      <text:p text:style-name="P9"><text:span text:style-name="T6">ficiscuntur. Inflammationis netae sunt circa pubem dolo-<text:line-break/>res, urinae excernendae difficultas. Solvitur cataplasmatis,<text:line-break/>perfusionibus et a cibo abstinentia. Quod si excedat, san-<text:line-break/>guinem quoque per venam mittere convenit. Exulcera-<text:line-break/>tionis indicia sunt, sanguinolenta excretio interdum, in-<text:line-break/>terdum purulenta, nonnunquam mucosi et </text:span><text:span text:style-name="T19">circa pubem<text:line-break/>dolores.</text:span><text:span text:style-name="T6"> Auxiliantur epithemata, maximeque dulcis bo-<text:line-break/>nique succi alimentum ad haec:, quae intus adhibentur<text:line-break/>adversus ulcerationem vesicae et Byssini medicamentum.<text:line-break/>Imbecillitatem vesicae innuit et urina, cum citra rnejeu-<text:line-break/>tis voluntatem effluit. Difficilem morbus curationem, aut<text:line-break/>nullam recipit. Lapidem in vesica esse, digiti in rectum<text:line-break/>intestinum per sedem immissi exquisitissime deprehendunt,<text:line-break/>sed </text:span><text:span text:style-name="T19">ita,</text:span><text:span text:style-name="T6"> ut index ad medium in fnmmo reflectatur, atque<text:line-break/>in priorem vesicae partem, ubi et lapidem innatantem<text:line-break/>contingunt, referuntque in vesicae cervicem. Calculorum ,<text:line-break/>differentiae plures sunt,- quidam enim illorum adnati funt,<text:line-break/>alii possunt auferri. Rurius aliqui facile frangi possunt.</text:span></text:p>
      <text:p text:style-name="P9"><text:span text:style-name="T6">nonnulli </text:span><text:span text:style-name="T41">ηοη </text:span><text:span text:style-name="T6">possunt. Itaque magna ex parte adnati<text:line-break/>difficulter curantur, alii qui facile franguntur, alii qui dif-<text:line-break/>ficile; itaque vix sanabiles funt ut plurimum adnatu Ex<text:line-break/>aliis autem, qui facile franguntur, dissolventibus medica-<text:line-break/>mentis excerni possunt. Duros vero et vix suluhiles chi-<text:line-break/>rurgi tollunt, carunculam dividentes vesicae cervicis, lschu-<text:line-break/>ria sirrnma est urinarum retentio: stranguria urinae stillici-<text:line-break/>dium: dysuria urinae difficultas. Atque haec .multis e<text:line-break/>causis proveniunt, aliquando calculo vesicae cervici impa-<text:line-break/>cto, ac meatum in tutum obstruente, </text:span><text:span text:style-name="T19">vel</text:span><text:span text:style-name="T6"> si lutus qnip-<text:line-break/>piam relictum sit hut vesicae innatet. Urinae retentio<text:line-break/>propter vesicae inflammationem nimiam aut repletionem<text:line-break/>immodicam accidit, vesica scilicet ad excretionem imbe-<text:line-break/>cilla, aut cervice vehementer ex urinarum acrimonia per<text:line-break/>morsum contracta, aut ex grumis sanguinis iter occluden-<text:line-break/>tibus, aut ex urinarum adhaerentium crassitie. Coctis igi-<text:line-break/>tur iis quae excernuntur, ejusmodi crassitiem trahere opor- '<text:line-break/>tet, grumum vero medicamentis liquefaciendi vim haben-</text:span></text:p>
      <text:p text:style-name="P9"><text:span text:style-name="T6">tibus dissolvere. Plenitudinem vacuare ferramento, quod<text:line-break/>Erasistratus catheterem nominat Romanae literae S simili.<text:line-break/>Stomachus ventris et intestinorum principium est, sive na-<text:line-break/>turaliter, sive praeter naturam afficiantur. Stomachi igi- ,<text:line-break/>tur vitia sunt, inflammatio, exulceratio, sanguinis eductio,<text:line-break/>inflatio, humiditas flaccida, cibi fastidium, ingestorum ci-<text:line-break/>horum incontinentia. ' Inflammationem ergo notat dolor<text:line-break/>incumbens. Succurritur perfusionibus et cataplasmatis, ali-<text:line-break/>mentis frumentariis et quae facile possint digeri. Exul-<text:line-break/>cerationem in stomacho notant proprie putredo, mordica-<text:line-break/>tio, deglutiendi difficultas. Auxiliantur his extrinsecus<text:line-break/>imposita, cibique probe succulenti. Sanguinis e stomacho<text:line-break/>eductio iisdem medicamentis sistitur, qnlbus ex thorace:<text:line-break/>ejusdem rejectio, iis quae superius adnotata sunt. Iufla-<text:line-break/>tionern dissolvunt discutientia et quae ructus movent. Hu-<text:line-break/>miditatem siccorum esus et absinthii potio tollunt. Cibi<text:line-break/>fastidium aut ex pituita adjacente oritur, ideoque exiccare<text:line-break/>illam ex usu est: aut a bile fupernatante, unde .stomachus</text:span></text:p>
      <text:p text:style-name="P9"><text:span text:style-name="T6">purgandus est: aut non potente naturali functione appeti-<text:line-break/>tum reddere. Nam oculi quoque propter spiritus visorii<text:line-break/>imbecillitatem siallucinantur. Adversum cibi fastidium hu-<text:line-break/>jusmodi adhibenda sunt, quae appetitum provocentysup-<text:line-break/>peditentque. Stomachus autem non continet accepta pro-<text:line-break/>pter humiditatem, maxime vero ob impotentiam ac im-<text:line-break/>becillitatem, sicut dimissa manus non continet, quae attingit.<text:line-break/>Expedit igitur-corroborare, fortioremque ipsum reddere,<text:line-break/>tum universum corpus reficere. Ventrem multa vitia sto-<text:line-break/>macho communia infestant, praeterquam appetentiae pra-<text:line-break/>vitas. Sed concoctionis male obita functio ventriculo<text:line-break/>propria tribuitur, ut quae potissimum in eo administretur:<text:line-break/>quem affectum diarrhoea sequitur. Reliqua igitur pari<text:line-break/>modo cum iis, quae stomachum cruciant, curabis. Fluxus<text:line-break/>exacte disquirendus est, cur alimento incocto accidat: et<text:line-break/>si inflammatio eam pepererit, cataplasmatis et profusioni-<text:line-break/>bus occurretur. Si pituita humiditatis illius flaccidae pa-<text:line-break/>rens , nictus ratione exiccanda est. Si bilis exuperet, eam</text:span></text:p>
      <text:p text:style-name="P9"><text:span text:style-name="T6">purgare ntile esu Si. ex imbecillitate provenit, ut infir-<text:line-break/>mis-, robur corpori faciendum esu Si : ab ipsa qualitate<text:line-break/>eorum, quae . concoctu difficilia assumpta sunt vel quae<text:line-break/>prompte corrumpuntur vel quid'alienum habent, post-ec-<text:line-break/>rationem talia: oportet. interdicere., </text:span><text:span text:style-name="T19">-r- Dysenteria</text:span><text:span text:style-name="T6"> intesti-<text:line-break/>norum est affectus generatus in ventris profluvio, humoris<text:line-break/>bus corruptis iinmorantibus , erodentibus et exulcerantibus<text:line-break/>intestina.- Fit etiam sine fluxu, primum ab humore acri<text:line-break/>intestina intus' exedenti. Est cum in morbi decessioue dys-<text:line-break/>enteria contingat, quam curari Hippocrates prohibet,'ne<text:line-break/>suppressio alium quempiam morbum majorem accersat, 11-<text:line-break/>lam quae ex:fluore nata est, reprimentibus et sistentibus<text:line-break/>fluorem medicatus: aliam, cujus origo ex acris cuiusdam<text:line-break/>humoris rosione est, -dulcorantibus et quae mitigare pos-<text:line-break/>sint; abluendo ipsa exulcerata, similibus. Diuturno tamen<text:line-break/>morbo depasta ulceris ramenta et putrida folent dejici,<text:line-break/>tum pressunt immissi' pastilli ex sandaracha, calce, auris<text:line-break/>pigmento., atque id genus aliis compositi. Ubi vero non</text:span></text:p>
      <text:p text:style-name="P9"><text:span text:style-name="T6">sit ramentosa uleeris dejectio, non. his utendum est, quo-<text:line-break/>niam convulsionem -faciunt. Quod' si talis intestinorum<text:line-break/>exulceratio lu superiore quoque parte consistat, neque sic<text:line-break/>pastillorum usus est: non enim statim ad affectos locos<text:line-break/>perveniunt: namubi sanos .ecntingunt;, perniciem eis, fa-<text:line-break/>ciunt:, verum medicamentis utendum, est, quae fuperiori-<text:line-break/>bus locis, conveniunt; quorumque titulus est adveifus dys-<text:line-break/>enteriam inditus. Ex dyscnteria intestinorum laevitas<text:line-break/>oritur, ubi. ex magna ulceratione multae cicatrices inte-<text:line-break/>siluis oboriuntur, propter quas cibum non retinent: unde<text:line-break/>eix intestinorum saevitate vocata est leienteria. Quamobrem<text:line-break/>talis est insanabilis</text:span><text:span text:style-name="T19">, cicatrices namque non</text:span><text:span text:style-name="T6"> sanescunt. Si<text:line-break/>vero ex intestini imbecillitate contigerit,.., 'tum. quoque<text:line-break/>gravis est, nec ex facili tollitur..' Remedium autem erit,<text:line-break/>si moliaris robur universu corpori ac intestinis adjungere.<text:line-break/>Caeterum causa .etiam morbi pituita.-est,.:intestinis Iubri—<text:line-break/>citatem illuendo 'generans. Succurrit, inedia resiccando et<text:line-break/>cibi pituitae contrarii. Tenesmus proprie morbus est re-</text:span></text:p>
      <text:p text:style-name="P9"><text:span text:style-name="T6">cti'intestini. Hoc enim inflammatione-laborans, crebrae<text:line-break/>inanesque egerendi cupiditates et impettis exercent. Pro-<text:line-break/>sunt ni fomenta parti inferiori adhibita, stringentia, tum<text:line-break/>alimentum </text:span><text:span text:style-name="T6">ex </text:span><text:span text:style-name="T6">frumentacea materia et reprimens. Quod si<text:line-break/>perseveret nihilque imminuatur, enematibus ex ptisanae<text:line-break/>cremore et hircina adipe utendum </text:span><text:span text:style-name="T19">-esu -</text:span><text:span text:style-name="T6"> Lumbricorum • qui<text:line-break/>intestina excruciant triplex est species. • Quidam enim<text:line-break/>tenetes, palmi longitudine vel etiam majore, ad stomachum<text:line-break/>usque proserpuut. Quidam breves et minusculis vermibus<text:line-break/>similes, ascarides appellantur; circa rectum verb. iutestlutim<text:line-break/>generantur nonnulli lati et-oblongi adeo ut in. totum ex-<text:line-break/>porrigantur intestinum</text:span><text:span text:style-name="T6">: </text:span><text:span text:style-name="T6">quos fafcias vocant, quod similes<text:line-break/>fasciis sint. ' Teretes itaque ad remedia faciles,* maxime<text:line-break/>autem in pueris: ascarides in iis,- qui-fusi pubertatem sunt;<text:line-break/>abundant: aegre praesidiis 'cedunt et excernuntur; nisi ci-<text:line-break/>bis acrioribus et medicamentis ex hiera compositis et he-<text:line-break/>lenio maxima ex parte injectis. Ischias, arthritis vitia et<text:line-break/>podagrae sola inter se magnitudine differunt: caeterum</text:span></text:p>
      <text:p text:style-name="P9"><text:span text:style-name="T6">capsis «et locis, qui affectum priinum: fentiunt, iisdem<text:line-break/>constant;; a pituita; namque plerumque fiunt:? circa nervos<text:line-break/>consistunt, quibus articuli ecnferUn tui, motumque recipiunt.<text:line-break/>Ac..,ischias in ipsius coxae, articulo ortus </text:span><text:span text:style-name="T19">ad</text:span><text:span text:style-name="T6"> talos usque<text:line-break/>non raro extenditur. Praesidio erit sanguis ex talo mis-<text:line-break/>sus, cucurbitulae coris, admotae, clysteres acres, quique<text:line-break/>intestinorum tormina .quodammodo faciunt. . Et, foris ca-<text:line-break/>taplasmata acopa et malagmata adhibita profunt.. Podagra<text:line-break/>fnios, pedes affligit,- lu statu quidem febrilis dolor inten-<text:line-break/>datur;; &gt; eoque refrigerantibus opus, esu </text:span><text:span text:style-name="T6">a </text:span><text:span text:style-name="T6">In declinatione<text:line-break/>torpor- cum frigore hominem, occupat, ob quod calefacien-<text:line-break/>jtia ecmlucunt. At arthritis vera- praedictis similis asse-<text:line-break/>curs est, circa articulos omnes ecnsisten.sf medicamenta<text:line-break/>curatoria, mitigantia ceromata et victus, rationem aptam<text:line-break/>stesiderant. Elephantiasis affectus est, qui </text:span><text:span text:style-name="T6">ab </text:span><text:span text:style-name="T6">elephanti<text:line-break/>similitudine nomen . fortitus esu </text:span><text:span text:style-name="T58">:</text:span><text:span text:style-name="T6"> Nam qui hoc vitio la-.<text:line-break/>bqrant, initem crassam, duram, elephantorum modo aspe-<text:line-break/>ratiurbhabeut.. Originem mali excitat pituita ..crassa </text:span><text:span text:style-name="T19">et atra<text:line-break/></text:span><text:span text:style-name="T19">i</text:span><text:span text:style-name="T6"> - -j </text:span><text:span text:style-name="T6">a</text:span></text:p>
      <text:p text:style-name="P266"><text:span text:style-name="T41">β<text:tab/>'</text:span><text:span text:style-name="T41">'</text:span><text:span text:style-name="T41"><text:tab/> </text:span><text:span text:style-name="T41">.<text:tab/>• ' </text:span><text:span text:style-name="T41">*•<text:tab/></text:span><text:span text:style-name="T6">f</text:span></text:p>
      <text:p text:style-name="P11"><text:span text:style-name="T6">bilis vel mucosa, maxitne, disseminata. Hi enim humores,<text:line-break/>ferinum ipfum deuunciant. Quare solum veratrum live<text:line-break/>nigrum, sive album, praeiens elephantiasis est remedium.<text:line-break/>Quidam ex veterioribus affectum illum lu sex </text:span><text:span text:style-name="T19">'saries</text:span><text:span text:style-name="T6"> di-&gt;<text:line-break/>vidnnt,. in elephantiasin,. ieontiafin, opliiasin, alopeciam,<text:line-break/>et mutilationem. Elephantiasin igitur’appellant affectumt<text:line-break/>in: cute et. pedibus elephanti similem., hi enim crassos pe-l<text:line-break/>des habent qui scilicet hoc morbo corripiuntur non secas!,<text:line-break/>ac illi.’ Leontiasi vero laborare dicunt eos qui tumentes,<text:line-break/>eruptiones habent, aut oedematosas et qui leonum instar'<text:line-break/>fulvi sunt. Opliiasin autem </text:span><text:span text:style-name="T19">vocant</text:span><text:span text:style-name="T6"> affectum, quo scorrepti<text:line-break/>palle ut serpentes exuuntur. Alopeciam vero deducta me-&gt;<text:line-break/>tapbora ab 'illis animalibus. Mutilationem, quae summa<text:line-break/>manuum et pedum labefacit, privatos quoque ejusmodi:<text:line-break/>partibus, .nintilatos appellamus. Lepram quae culem ex:-t<text:line-break/>asperat, quemadmodum -in leprosis fieri videmus. Impetigo:<text:line-break/>vero et ipsa cutis affectus esu ' Impetiginis duae-species'.</text:span></text:p>
      <text:p text:style-name="P9"><text:span text:style-name="T6">sunt, quae </text:span><text:span text:style-name="T6">cutem </text:span><text:span text:style-name="T6">molestant:, </text:span><text:span text:style-name="T6">una </text:span><text:span text:style-name="T6">tolerabilis mitiorque.<text:line-break/>est:- altera effera, quae difficilius tollitur. Squamulae in<text:line-break/>his ex cute abscedunt, fub quibus locus rubicundior fere-<text:line-break/>que . exulceratus apparet. Gignitur affectus a pituita fassa-<text:line-break/>et flava bile: unde, ceu in salsugine vasis fictilibus, ex<text:line-break/>cute secedunt Iquainae. Succurritur medicamentis pitui-<text:line-break/>tam . moventibus et quae extrinsecus corpori illinuntur.<text:line-break/>Lepra quoque cutis vitium est, sed magis subalbidum<text:line-break/>aspefiusque apparet. Ea vero asperitas est veluti pfydra-<text:line-break/>ciorum erumpentium. Piora vero exulcerata magis esu<text:line-break/>Pituita salsa utrumque malum proprie producit. Medica-<text:line-break/>menta pituitam cientia, tum quae extrinsecus illinuntur,<text:line-break/>quibus ad lepram et scabiem titulus est, iisdem succur-<text:line-break/>runt. Vitiligo duas habet species, albam et nigram. Haec,<text:line-break/>ab atra bile generatur, ob quod magna ex partu medica-<text:line-break/>mina melancholiae dicata conveniunt: alba a pituita non<text:line-break/>salia. Leuce habet quiddam simile vitiligini albae, sed<text:line-break/>magis </text:span><text:span text:style-name="T6">colore </text:span><text:span text:style-name="T6">terram </text:span><text:span text:style-name="T6">albissimam </text:span><text:span text:style-name="T6">refert: a lepra variat,</text:span></text:p>
      <text:p text:style-name="P174"><text:span text:style-name="T6">quod lenior huic cutis minusque aspera' quam in illa su.<text:line-break/>Omnia hujusmodi curant medicamenta pituitae trahendae<text:line-break/>idonea, tum smegmata foris adhibita. </text:span><text:span text:style-name="T19">: </text:span><text:span text:style-name="T19">n </text:span><text:span text:style-name="T19">'</text:span><text:span text:style-name="T6"><text:tab/>•-'i'</text:span></text:p>
      <text:h text:style-name="Heading_20_2" text:outline-level="2">Cap. XIV.</text:h>
      <text:p text:style-name="P271"><text:span text:style-name="T6">[De </text:span><text:span text:style-name="T19">optimae purgationis composttvonesp<text:line-break/></text:span><text:span text:style-name="T6">Componitur autem ad internos humores purgans medsca-</text:span><text:span text:style-name="T26">r<text:line-break/></text:span><text:span text:style-name="T6">mentum ex deobstraentibus, incidemtibus, attenuantibus,:<text:line-break/>vias reserantibus, impellentibus, purgantibus et edomanti-'<text:line-break/>bus vitium medicamentis et stomacho utilibus et immode-<text:line-break/>ratum profluvium compescentibus. Deohstruetitia inique»<text:line-break/>sunt quaecunque laxant et corpora meabilia efficiunt. Iu-.<text:line-break/>cidentia vero; quae humores incidunt et alios quidem in—<text:line-break/>crassando, alios vero attenuando concoquunt.. Vias autem<text:line-break/>reserantia sunt, quae deducunt ac praemittunt : medica-<text:line-break/>menta in quas volumus partes, ut ad hepar'quum purgare<text:line-break/>volumus, sandala, ad lienem veno scolopendrium; ad re-<text:line-break/>nes vero et ischia centaurium et thlaspi; ad posteriorem<text:line-break/>capitis partem paeonia et-stoechas; ad anteriorem:-veroet'<text:line-break/>sampsuchus et similia; ad sternum et pulmonem et thora-</text:span></text:p>
      <text:p text:style-name="P9"><text:span text:style-name="T6">cem et cor et metaphrenum et intestina glycirrhiza, styrax.,<text:line-break/>femen scenugraeci, amygdala,- crocus et femen mercuria-<text:line-break/>lis ; ad commissuras et articulos uterque hermodactylus et<text:line-break/>ad-alias partes alia,, quae.ex dictis conjicienda funt Im-<text:line-break/>pellentia siint quaecunque medicamenta movent ac impel--<text:line-break/>lunt, -ut agaricum, eris, rheum Indicum, stachys, interior<text:line-break/>pars colocynthidis, tragacantha</text:span><text:span text:style-name="T6">, </text:span><text:span text:style-name="T6">fcamonium, aloe vel suc-<text:line-break/>eus brassicae vel rosarum vel semina; similiter saI fossile,<text:line-break/>epithymum, quemadmodum euphorbium , bdellium et hel-<text:line-break/>leborus, radiculae femen, lurpetum, chryfobalanus et my-<text:line-break/>robalana, bryonia et eIaterion sal, quibus quidem an-<text:line-break/>numeramus pytyusae radicem, liermodactylum rotundum<text:line-break/>et aliis;peraeque similibus, qua'e in libris de optima com-<text:line-break/>positione fecundum, partes declaravimus; ac quae desunt<text:line-break/>inde ducenda funt. - Purgantia vero funt quaecunque hic<text:line-break/>purgant et quae:in opere de simplicibus medicamentis a<text:line-break/>nobis scripta sunt. Edomantia autem malitiam funt quae-<text:line-break/>cunque medicamentorum; noxis adversantur proprie, ut</text:span></text:p>
      <text:p text:style-name="P267"><text:span text:style-name="T6">agarici noxae Zingiber, fucci icammoniae, mastiche vel<text:line-break/>gummi Arabicum vel capliura vel malorum cotoneornm<text:line-break/>succus, colocynthidis vero amygdalinum oleum; turpeti<text:line-break/>autem synapium; ut hellebori casturium veI mulsa et; eu-<text:line-break/>phorbii cinnamomum. Aloes vero mastiche, quemadmo-<text:line-break/>dum ipsam promovet fmyrnium et.caetera quae a nobis<text:line-break/>in opere de optima compositione dietumresu.. Eustomacha<text:line-break/>• sive quae stomachum roborant, ephectica quae immodera-<text:line-break/>tam medicamentorum vacuationem reprimunt, quae robo-<text:line-break/>rant ac continent et suscitant naturales facultates. Sed<text:line-break/>in particulari, ut ea quae modum excedunt eximant, jam<text:line-break/>a nobis demonstratum esu<text:tab/></text:span><text:span text:style-name="T6">.</text:span></text:p>
      <text:h text:style-name="Heading_20_2" text:outline-level="2">Cap. XV.</text:h>
      <text:p text:style-name="P271"><text:span text:style-name="T6">[De </text:span><text:span text:style-name="T19">curationis per .medicamenta divt-<text:line-break/></text:span><text:span text:style-name="T6">sione.] Pharmacia duplex esu Prima., interior es. morbos<text:line-break/>curat, qua potissimum victus ratione sanans utitur: altera<text:line-break/>exteriores, citraque illam' manu nihil peragitur. .Medica-<text:line-break/>minum ad interiora pertinentium species duodecim existunt.<text:line-break/>Quaedam capitis affectibus dicata medicamina: quaedam</text:span></text:p>
      <text:p text:style-name="P9"><text:span text:style-name="T6">oris vitiis accommoda dicuntur. /Alia concoquunt: alia<text:line-break/>bechica; </text:span><text:span text:style-name="T6">Alia </text:span><text:span text:style-name="T6">anodyna, alia alexipharmaca sunt: alia pur-<text:line-break/>gant. Nonnulla proprie hepatica, sic splenica, nephritica.<text:line-break/>Sunt quae adversus vesicae calculos 'et ulcera nomen ha-<text:line-break/>hent, similiter ad vulvam. Jam </text:span><text:span text:style-name="T6">vero </text:span><text:span text:style-name="T6">stomatica sunt, quae<text:line-break/>ad gingivas cruentas, putridas, erosas et dentes faciunt.<text:line-break/>Eodem referantur,:quae aphthas et crustas, tum quae uvam<text:line-break/>descendentem sanant. Quae concoquunt, partim ad stoma-<text:line-break/>chi vel ventriculi imbecillitatem conducunt, partim ad<text:line-break/>horum inflammationem </text:span><text:span text:style-name="T6">, </text:span><text:span text:style-name="T6">quaedam ad sanguinis rejectionem<text:line-break/>e pectore. • Quaedam ad pleuriticos vel peripneumonicos:<text:line-break/>alia ad tabidos, alia ad asthmaticos vel qui. orthopnoici<text:line-break/>vocantur.' Aliqua ex his asperitatem arieriae et vocis ah-<text:line-break/>scissionem auferunt. Porro-anodyna nunc, renum affectus<text:line-break/>sedant, nunc: ventris profluvia:, alias dyfenterias, alias co-<text:line-break/>licum dolorem, coli et -ileum., id est communiter omnia<text:line-break/>quemvis dolorem mitigant extrnguntque. Alexipharmaca<text:line-break/>simplicia, alia ad aliud venenum usurpamus: theriace ad-</text:span></text:p>
      <text:p text:style-name="P9"><text:span text:style-name="T6">versus omnla et prius et post sumitur. Inter purgantia<text:line-break/>quaedam per .superiores corporis partes agunt, quemad-<text:line-break/>modum quae veratro constant., vomitumque. cientia dmnia.<text:line-break/>Per inferiores, quae ex scammonia, aloe, elaterio, colo-<text:line-break/>cynthide, euphorbio; cocco gnidio atque </text:span><text:span text:style-name="T19">his similibus.<text:line-break/>Tertio</text:span><text:span text:style-name="T6"> ordine ab his ponantur quae lumbricos latos </text:span><text:span text:style-name="T19">re-<text:line-break/>pellant</text:span><text:span text:style-name="T6"> : cujusmodi medicamentum est quod cerri cornu,<text:line-break/>menta et pipere praeparatur. Est et quarta species caput<text:line-break/>tantum per os atque neres purgantium, quae in capitis<text:line-break/>oculorumque affectibus proprie sumuntur. Ad haec quae<text:line-break/>in arquatu crebro in usu sunt Convenit autem per su-<text:line-break/>periora purgatio morbis longis demoliendis.. Tempus hu-<text:line-break/>jus est, cum morbi intermittunt. Inferiori parte adbibita,<text:line-break/>acutis, ut pleuritidi et peripneumoniae» Tempus vero<text:line-break/>universae est particularium accessionum remissio. Exterio-<text:line-break/>rum remedia .undecim species continent, alia discutiunt,<text:line-break/>alia concoquunt, alia cruentis statim imponuntur, alia pus<text:line-break/>movent, alia repurgant, alia implent, alia reprimunt, alia</text:span></text:p>
      <text:p text:style-name="P8"><text:span text:style-name="T6">cicatricem </text:span><text:span text:style-name="T6">inducunt, alia oculis, </text:span><text:span text:style-name="T6">alia univerfo corpori'<text:line-break/>adhibentur, alia adurunt, </text:span><text:span text:style-name="T6">erysipelatis, </text:span><text:span text:style-name="T6">herpetibus carbun-<text:line-break/>culis idonea. Alia funt, quae illinuntur, acopa et excal-<text:line-break/>facientia, quae ad nervorum resolutiones faciunt, articu-<text:line-break/>lorum morbos, podagras, tetanos;opisthotonos ornnemque<text:line-break/>nervorum morbum;. Alia pistulas summa cute orientes<text:line-break/></text:span><text:span text:style-name="T6">, </text:span><text:span text:style-name="T6">leucen, alphum, impetiginem et lepram abstergunt. Quae<text:line-break/>digerant et concoquunt, phymatis et cuilibet id genus<text:line-break/>abscessui auxilio funt. Digerentia funt omnia, quae con-:<text:line-break/>stant (ale et' quaecunque etiam nitro, ut Ctesiphontis com-<text:line-break/>positio testatur.. Concoquentia, resina, galbano, amrnoniaco.<text:line-break/>thymiamate. Quae eruentis imponuntur pbarmaca, fusci<text:line-break/>coloris, ad recentia corporis vulnera valent. Quae pro-<text:line-break/>prie viridia et nigra funt, ut barbarum, capitis mala et<text:line-break/>canum morsus fananti In ulceribus, partim pus educen—<text:line-break/>tibus in his, quae laborant inflammatione, utendum est,<text:line-break/>ut tetrapharmaco: in sordidis vero repurgantibus, ut vi-<text:line-break/>ridi diluto:, lu cavis replentibus: in carne supercrescenti</text:span></text:p>
      <text:p text:style-name="P9"><text:span text:style-name="T6">reprimentibus, ut quae ex rnssy et fquama cohficiuiitur;<text:line-break/>lu vehementi quoque sanguinis fluore sistendo non parum<text:line-break/>efficacibus. Adurentibus 'inierim </text:span><text:span text:style-name="T19">su diducendis partibus<text:line-break/>ac</text:span><text:span text:style-name="T6"> aperiendis utimur, velet in abscessuum comprehensione;<text:line-break/>iuterim in palpebris quum-summa cutis relaxatur et pro-<text:line-break/>cidit vice suturae pilis mediocriter ablatis, partem relaxa-<text:line-break/>tam retrahimus. Aliquando lu cephalaea per altas-erui- .<text:line-break/>stas humores, in exteriorem educentes assumimus. Adni<text:line-break/>rentinm materia, /lixivium, calx viva; -auripigmentum,<text:line-break/>sandaracha, faecula,-atque id. genus alia. Ex cephalicis<text:line-break/>medicamentis, ad aohoras, capitis furfures ec eruptiones<text:line-break/>valent alia: est capitis dolorem et heterocraniain• alia.'<text:line-break/>Aurium remedia partim earum inflammationem, partim<text:line-break/>exulcerationem, partim puris effluxum, partim difficilem<text:line-break/>auditum, partim contusionem juvanti Oculorum pharmaca’<text:line-break/>septem species, habent. Quaedam enim ad incipientes lip-<text:line-break/>pitudines, ut quae ex glaucio et ex croco et cycnarla in-<text:line-break/>scribuntur. Quaedam ad eorum dispositiones, ut nardina</text:span></text:p>
      <text:p text:style-name="P268"><text:span text:style-name="T6">et </text:span><text:span text:style-name="T6">theodotia </text:span><text:span text:style-name="T6">appellata. Quaedam </text:span><text:span text:style-name="T6">ad </text:span><text:span text:style-name="T6">fluorem, quae ex thure,<text:line-break/>acacia et , ericae fructu, </text:span><text:span text:style-name="T6">'componuntur. </text:span><text:span text:style-name="T6">Quaedam, ad sca-<text:line-break/>britiem , ut ex metallis confecta, nempe usto aere, chaIsi<text:line-break/>nitide et aeris fquama. Quinta’ad siccam lippitudinem et<text:line-break/>scabiosam collyriornm species est, tum siccorum oxyderci-<text:line-break/>con; ejusdem cum fuperiorlbus materiae. Sexta hurnido-<text:line-break/>rum, quae ad suffusiones inscribuntur, ex fellis generibus<text:line-break/>hyaenaeque potissimum composita. Septima cataplasmatum<text:line-break/>species in oculis vehementer inflammatis et circundolenti-<text:line-break/>bns usurpatur, </text:span><text:span text:style-name="T19">ex</text:span><text:span text:style-name="T6"> meliloto, passo,,.foenngraeco. similibus-<text:line-break/>que materiis confectas Oblinimus palpebras, initio repela<text:line-break/>lentibus et cujusmddi; funt quae ex glaucio, et croco: me*<text:line-break/>dicamina; •• etrami isulo.ripso </text:span><text:span text:style-name="T19">glaucio.;</text:span><text:span text:style-name="T6"> Interius affectis<text:line-break/>exiecantia lenientiaque admovemus, ut nardina, theodotia.<text:line-break/>Quaqvero ad /colorem decoremque formae, conciliandi</text:span><text:span text:style-name="T6">rte<text:line-break/></text:span><text:span text:style-name="T6">illinuntur, qualia hedychroo </text:span><text:span text:style-name="T6">et </text:span><text:span text:style-name="T6">sandice constituuntur; non<text:line-break/>medicinae, sed artis cultui ac elegantiae dicatae </text:span><text:span text:style-name="T19">sunt<text:line-break/>propria.<text:tab/>....<text:tab/>-</text:span></text:p>
      <text:h text:style-name="P6" text:outline-level="2">Cap. XVI.</text:h>
      <text:p text:style-name="P271"><text:span text:style-name="T19">_[ </text:span><text:span text:style-name="T19">De oculorum astectibus.j</text:span><text:span text:style-name="T6"> Affectus,<text:line-break/>qui totum oculum exercent, hi sunt, perturbatio,. lippitur-<text:line-break/>do, epiphora, inflammatio, oedema, inflatio,, durities, cliy-<text:line-break/>mofis, carbunculus,, strabismus,..convulsio, palpitatio, </text:span><text:span text:style-name="T6">myo-<text:line-break/></text:span><text:span text:style-name="T6">piasis, gangraena, putredo, ulcusfistula c xerophthalmia,<text:line-break/>psorophthalmia, sclerophthalmia,. procidentia, atrophla..Iu<text:line-break/>membranis hi consistunt,, ruptura,, exesto,. distentio, anasto-<text:line-break/>mofis, crassities, densitas, corrugatio, extensio,‘raritas.<text:line-break/>Interiores palpebrarum partes infestant, aspritudo, ecassi-<text:line-break/>ties; sycosis-, tylosis, durities, chalazosis, pladaroles, iny-.<text:line-break/>desis,. farcofis, poriasis. Exteriores hydatides; litbiasis,<text:line-break/>phthiriasis, meliceris, gangraena, phymata, colobomata,<text:line-break/>ln corona crithe, pesthia, trichiasis, • distichia, tristichia/<text:line-break/>phalangofis, pyrosis, plilosis, psoriasis, madarctes, paraly-<text:line-break/>sis. Communes toti, palpebrae paralysis</text:span><text:span text:style-name="T6">, </text:span><text:span text:style-name="T6">procidentia, in-<text:line-break/>versio.. Angulis .hi accidunt, encanthis, ancyle, ptery-<text:line-break/>gi on,, rhoeas, prosphyiis. Extrinsecus aegilops, an ehilops.</text:span></text:p>
      <text:p text:style-name="P9"><text:span text:style-name="T6">Album affligunt psydraciou ulcus, hyposphagma, abscef-<text:line-break/>sus, chemosis, coeloma, plerygion'; phacosis, icterus, to-"<text:line-break/>phus. Iridern oculi infestant, argernon, nepheliou, adilysi<text:line-break/>ep i cauma, ulcus, bothrioii, phIyctis,</text:span><text:span text:style-name="T26">1</text:span><text:span text:style-name="T6"> myocephalon, sta-<text:line-break/>phyloma, hypopyon, iuptura, cicatrix, leucoma, coeloma,<text:line-break/>proptoma, unguis, pyosis, exulceratio. ' In pupilla esse<text:line-break/>solent effusio, 'glaucosis, mydriasis; phthisis, synchysis;<text:line-break/>platycoriasis, amaurosis, rhytidoiiiij nyctalops, hameralops,'<text:line-break/>mvopiasis, diapyes. Meatus exercent aporrhexis, parem-<text:line-break/>ptosis, symptosis, helcosis;anthracosis. Perturbatio igitur-<text:line-break/>est, quum oculus leviter ac mediocriter commotus </text:span><text:span text:style-name="T19">tan-<text:line-break/>dem-</text:span><text:span text:style-name="T6"> rubicundior evadit. • Ophthalmia vero est quum al-&gt;<text:line-break/>burn rubescit et palpebrae attolluntur; cum dolore conni-<text:line-break/>vent aegreque manus admotas ferunt. • Inflammatione<text:line-break/>oculorum rubor intenditur;' palpebrae magis -elevantur, ut<text:line-break/>non nisi magno negotio queas suspicere.' Epiphora' tum-<text:line-break/>inflammationis magnae universo illatae corpori, tum'<text:line-break/>largae fluxioni commune nomen est: proprie vero de -octtri</text:span></text:p>
      <text:p text:style-name="P9"><text:span text:style-name="T6">lis </text:span><text:span text:style-name="T6">effertur, ubi </text:span><text:span text:style-name="T6">cum maxima inflammatione etiam humo-<text:line-break/>ris copia influxerit. Oedema nominant, quum elevatus<text:line-break/>apparet oculus et colorem amisit, vel etiam aegre move-<text:line-break/>tur; interim album quoque supra nigrum attollitur. In-<text:line-break/>flatio dicitur, cum subito tumefcens oculus decolor fit,<text:line-break/>exuperante pituita:, ut plerumque lenibus aestate potissi-<text:line-break/>mum solet accidere. Scicrofis ex inflammationis diuturnae<text:line-break/>vehementia oritur, canre increscente et sublivida. Rheu-<text:line-break/>matismo laborat oculus, cum non solum rubet, sed inul-<text:line-break/>tas quoque lachrymas excernit. Xerophthalmia est, cum<text:line-break/>anguli ulcera et aspritudinem pruritumque contraxerunt,<text:line-break/>palpebrae rubent et lacrima salsa et nitrosa profluit.'<text:line-break/>Sclerophthalmia est cum palpebrae duriores sunt, oculi' '<text:line-break/>rubent et cum disticullate quadam moventur. Proptofis<text:line-break/>appellatur ubi cum inflammatione moti sede sua proci-<text:line-break/>dunt. Atrophiam nominant, cum ex longa imbecillitate,<text:line-break/>vel alia quadam latente causa paululum quasi propulsus,<text:line-break/>deinde cavatus ad radicem cum dolore minor evadit, ob-</text:span></text:p>
      <text:p text:style-name="P9"><text:span text:style-name="T6">scureque aut nihil omnino nideti Asperae dicuntur pal-<text:line-break/>pebrae, cum eversae sanguinolentiores apparent et magis<text:line-break/>asperae carnosaeqne et fici acinis similes. Crassae vocan-<text:line-break/>itur, </text:span><text:span text:style-name="T19">ubi</text:span><text:span text:style-name="T6"> eversae duriores iis, quae naturaliter se habent,<text:line-break/>existunt et scabris magis cernofae. Sycosis </text:span><text:span text:style-name="T19">accidit,</text:span><text:span text:style-name="T6"> cum<text:line-break/>in palpebrarum parte interiore carni quid simile enatum<text:line-break/>fuerit, quod emineat et oculus totus aegre moveatur. Ty-<text:line-break/>losis est, cum in palpebris aspritudines ex senectute cras-<text:line-break/>siores, albidiores et parum sensiles extilerint, eoque mi-<text:line-break/>nus deteri possunt, sieleriafis est tumor palpebrae cum<text:line-break/>rubore doloreque, difficulter aboletur: durat magis quam<text:line-break/>inflammatio. Chalazia vel chalazofis orbicularia quaedam<text:line-break/>intra palpebras tubercula sunt circumscripta: nomen a simi-<text:line-break/>litudine grandinis acceperunt, PladarOtes sunt mollia vel-<text:line-break/>uti corpona vetusta, decolora, palpebrarum parte interna<text:line-break/>nondum aspredinem habentia, propterea pladarotes voca-<text:line-break/>tui'. Mydefis commune nomen est partium, quae ex pu-</text:span></text:p>
      <text:p text:style-name="P9"><text:span text:style-name="T6">trefactione corrumpuntur. Palpebrae quoque eadem labo-<text:line-break/>rant, ubi et tumentiores apparent et assidue diffluunt, adi-<text:line-break/>pem paulo copiosiorem sortitae. Crithe, quae et posthia<text:line-break/>dicitur, quum parte interna palpebrarum ni ambitu sup-<text:line-break/>puratum oblongum, figura hordeo simile fit, unde appel-<text:line-break/>latum est. Generantur alia quoque majora in mediis pal-<text:line-break/>.pebris eodem appellata nomine. Lithiasis, albida quaedam<text:line-break/>et crassa, callis lapillisque similia, quae oculum pungunt<text:line-break/>in palpebris retortis oflendit Phthiriasim vocamus, quum<text:line-break/>palpebrarum pilos multi, lati exiguique pediculi infestant.<text:line-break/>Ditrichiasi laborat oculus, quum pilis naturalibus alii fub-<text:line-break/>nascentes ipsum pungunt fluoremque concitant. Ptilosis<text:line-break/>est, quum alii quidem sijbnascuntur, naturales autem co|-<text:line-break/>japsi fractique stimulant ac pungunt. Phalangofis, quum<text:line-break/>pilorum fubnascentium duplex triplexve acies vel in su-<text:line-break/>periore vel in inferiore palpebra provenit. Resolutus ocu-<text:line-break/>lus dicitur, ubi naturali motu destitutus, neque sursum</text:span></text:p>
      <text:p text:style-name="P9"><text:span text:style-name="T6">neque deorsum intendi potest, verum sentiendi expers con-<text:line-break/>sistit: frequenter hoc mali partibus etiam oculi accidit.<text:line-break/>Inverti autem dicuntur palpebrae, quum ex ulceratis ocu-<text:line-break/>Iis plus extra feruntur. Encanthis, ubi ex ulcere caro<text:line-break/>in angulis juxta nares supercreverit; nautae ac piscatores<text:line-break/>hoc vitii peculiare habent. Unguis vero est in albo oculi<text:line-break/>praeter modum exulcerato, carneque oppleto membranula<text:line-break/>tenuis et nervosa: quae orta ab angulorum aliquo ad'ni-<text:line-break/>grum et verticem ejus pervenit. Rhoeas, cum angulus ex<text:line-break/>latente quadam causa secesserit, aut prava curatione sub-<text:line-break/>latus fuerit, ut - lacrimas continere non amplius possit,<text:line-break/>fed humorem dimittat. Cohaerescunt palpebrae cum albo<text:line-break/>oculi vel nigro ex ulceratione. Et si nigro cohaereant,<text:line-break/>visus omnino prohibetur: sin albo, minus. Hoc malum<text:line-break/>angylosirn appellanti ^egilops vel anchilops abscessus qui-<text:line-break/>dam est ad angulum, qui naribus propior est, pus con-<text:line-break/>tinens, quod erumpens aut os exedit aut ad angulum</text:span></text:p>
      <text:p text:style-name="P9"><text:span text:style-name="T6">vel usque </text:span><text:span text:style-name="T6">ad nares </text:span><text:span text:style-name="T6">dissiliat. Pfydracion communi voca-<text:line-break/>bnlo circa corpus totum et </text:span><text:span text:style-name="T6">circa </text:span><text:span text:style-name="T6">album oculi fit. Est au-<text:line-break/>tem vellit pustula in summo rubicundum. Ulcus oritur<text:line-break/>in albo vel nigro, quum cuticula divila lunae figuram<text:line-break/>vel rotundam cavam, similis 'coloris vel subalbidi accepe-<text:line-break/>rit. Hyposphagma vocant, quum vasis in prima tunica<text:line-break/>ruptis ab ictu sanguis intra albi spatium et interiorem<text:line-break/>tunicam coierit, atque oculi color statim cruentus, post<text:line-break/>lividus exisset. Chemofis ex inflammatione vehementiore<text:line-break/>utrasque palpebras in exteriorem partem detorquet, ne to-<text:line-break/>tum oculum contegant. Proprie vero chemofis dicitur,<text:line-break/>quum album utraque iridis parte inflammatione afficitur,<text:line-break/>juxta irim autem cavum hlatularum similitudine apparet.<text:line-break/>Coelomata funtrotunda et cava ulcera, bothriis latiora, quae<text:line-break/>in oculis circa irim nascuntur.- Argemon, in iridis cir-<text:line-break/>culo vel in albo, interdum etiam nigro, ulcus rotundum<text:line-break/>et subalbidum oritur. Nephelion summae cutis ulcus paulo</text:span></text:p>
      <text:p text:style-name="P9"><text:span text:style-name="T6">niajus argemo et albidam. AcliIys est circa totum nigrum<text:line-break/>a fuperficiaria ulceratione cicatricula tenuissima, agri ca-<text:line-break/>Iiginoso assimilis. Epicauma, quum-lu superficie cuticula<text:line-break/>adusta uIcus contraxerit vel etiam paulo' profundior fiat ex<text:line-break/>epiphora magna originem habens. Bbthrion est ulcus ca-<text:line-break/>vum, purum, angustum, puncturis rotundis simile, ulcu-<text:line-break/>sculo altius. PhIyctaenam vocant, tibi per exulceratio-<text:line-break/>nem vel etiam fine hac exterior corneae tunicae membra-<text:line-break/>na tenuissima et sublimis, elata intra fe humorem collegerit,<text:line-break/>aut lub tunicae spatio'' crassior humor currens phlyctaenam<text:line-break/>pariat. Myocephalon morbus est, quum tunica priore<text:line-break/>jnxta irim, exulceratio his vitio exesa, fecunda prociderit,<text:line-break/>ut ceu inuris caput referre videatur. StaphyIoma dicitur,<text:line-break/>qnapdo oculi pupilla cum inflammatione et dolore attol-<text:line-break/>litur et album colore et acino uvae simile redditur. Hy-<text:line-break/>popyon univerfam irim pure occupat, vel ejus dimidium.</text:span></text:p>
      <text:p text:style-name="P9"><text:span text:style-name="T6">Rhexis est exulceratio </text:span><text:span text:style-name="T6">ab </text:span><text:span text:style-name="T6">ictu vel alia quadam 'causa<text:line-break/>in alto totas subinde membranas dividens, ut etiam humo-<text:line-break/>res, quibus videndi facultas administratur, effundat. Cica-<text:line-break/>trix appellatur, ubf nigro oculi ex alto ulcere membranae<text:line-break/>crassities supervenit et color albior apparet; accidit quoque<text:line-break/>alba? membranae dictae, scd non perfpicitur. Albugo<text:line-break/>nihil a cicatrice differt, nisi quod ex ulcere major cicatrix.<text:line-break/>simul et crassior, in iride nascitur,- quam albuginem no-<text:line-break/>minant. Clavus est carnosus nigri excessus folidus, cum<text:line-break/>levi albaque velut cicatrice, frequenter etiam in albo ni-<text:line-break/>gro cohaerenti consurgens. Suffusionem quidam interpre-<text:line-break/>tantur, quum humor quidam in pupillam destillaverit,<text:line-break/>concreveritque 'saepe adeo, ut. visum offendat vel in ap-<text:line-break/>parenlibus hebetet. Glaucosis est humoris crystallini' in<text:line-break/>album atque aqueum colorem mutatio, cujus gratia visus<text:line-break/>impeditur. Mydriasic dicitur, quum pupilla quidem nihil</text:span></text:p>
      <text:p text:style-name="P9"><text:span text:style-name="T6">colore variat, dilatatur autem magis quam natura poscat,<text:line-break/>ut iridis circulo fiat proxima et visioni noceat. Phthisis<text:line-break/>appellatur, dum pupilla arcte coit vel stimulo assimilis fit;<text:line-break/>tum rugosior aut ex imbecillitate periculosa</text:span><text:span text:style-name="T6">, </text:span><text:span text:style-name="T6">aut ex ca-<text:line-break/>pitis dolore vehementi. Confusio, dum humores oculorum<text:line-break/>suo loco non consistunt;proprium ordinem servantes, fed<text:line-break/>huc 'illucque seruntur. Hebetudo summa visionis sine causa<text:line-break/>evidenti offensio. Nyctalopes vocantur qui die vident<text:line-break/>obtusius, sole occiduo acrius, nocte magis adhuc: vel con-<text:line-break/>tra die paruin, vesperi aut nocte prorsus nihil. Myopes<text:line-break/>vicina vident, remota non item. Suppuratio humor exiguus<text:line-break/>in pupilla collectus, qui difficulter evaporat </text:span><text:span text:style-name="T19">ac</text:span><text:span text:style-name="T6"> discuti-<text:line-break/>tur, suffusione sicciori Abruptio est, quando meatus, a ce-<text:line-break/>rebro et meninge in oculum defcendens ex ictu capitis<text:line-break/>vel casu ex alto diruptus est ita ut absolutam caecilatem<text:line-break/>afferat. Coincidentia, ubi in meatum, qui a basi cerebri</text:span></text:p>
      <text:p text:style-name="P9"><text:span text:style-name="T6">veniens oculo videndi facultatem tribuit, humor adaperto<text:line-break/>vel rupto vafe incidit, obturatque eum : unde cum dolore<text:line-break/>visus offenditur. Symptosis accidit, quum meatus ex atro-<text:line-break/>phia vel resolutione sit arctior conciditque. Quod vitium<text:line-break/>ut rarum est, sic remediis </text:span><text:span text:style-name="T6">aegre </text:span><text:span text:style-name="T6">cedit. Carbunculus cru-<text:line-break/>stosum est ulcus, depascens cum fluore et bubone, ali-<text:line-break/>quando etiam cum febribus, interdum in toto corpore,<text:line-break/>interdum in oculis factum.</text:span></text:p>
      <text:h text:style-name="Heading_20_2" text:outline-level="2">Cap. XV.</text:h>
      <text:p text:style-name="P271"><text:span text:style-name="T6">ssi </text:span><text:span text:style-name="T19">[De exterioribus capitis aspectibus.]<text:line-break/></text:span><text:span text:style-name="T6">Circa capitis exteriores partes consistunt ii, qni inter loii-<text:line-break/>gos • ascripti non sunt. Calvariae autem fracturarum dif-<text:line-break/>ferentiae quinque existunt, rhogme, engiforna, ecpiesrna,<text:line-break/>apechema et camarosis, distensio futurarum, hydrocepha-<text:line-break/>lon, achores, pityriasis, meliceris, atheroma, favus. Porro<text:line-break/>eam partem, quae capillo tegitur et mentum occupant<text:line-break/>alopecia, .ophiasis; calvities, madarosis. Pili omnes fluunt,</text:span></text:p>
      <text:p text:style-name="P8"><text:span text:style-name="T6">extenuantur, quassantur, scinduntur, squallescunt, lu pul-<text:line-break/>verem rediguntur, subflavescunt, canescunt. Oculorum<text:line-break/>morbi separarim- conscripti funt. Aurium contusio, pte-<text:line-break/>rygornata, fractura cartilaginis, fordium vel exuperantia<text:line-break/>vel- desectus, gravis auditus, surditas, puris fluor;' fluxus<text:line-break/>graveolens. Nares excruciant ozaeua, polypus, ulcus,<text:line-break/>fractura; perverfib, compressio; simitas. Os infestat gingi-<text:line-break/>varum putredo, deiitium erosio; eorumque dolor et cum<text:line-break/>sede sua excidunt, abscessus lu lingua, epulis, parulrs,<text:line-break/>aphthae, crustae\ tonsillae, uva, ficus. Faciem occupant<text:line-break/>ephelis, vari, lentigo, ossium fractura, distentio commis-<text:line-break/>surarum , luxationes'maxillae inferioris a, superiore gena.<text:line-break/>Cervicem habent synanche; cynanche, strangulatio', verte-<text:line-break/>hrarum expulsio, strumae, steatomata. Humeros male ha-<text:line-break/>bet verticis ipsornin fractura, distentio. Juncturam cubiti<text:line-break/>occupant meliceris, atheroma, steatoma, humor aqueus.<text:line-break/>Carpum ganglia. Digitos manus et ecdis chirnethla, red-</text:span></text:p>
      <text:p text:style-name="P9"><text:span text:style-name="T6">uvia. Quamcunque corporis partem inflammatio,’ oedema,<text:line-break/>inflatio, durities; abscessus, ulcus purum, ulcus sordidum;<text:line-break/>caium</text:span><text:span text:style-name="T6">, </text:span><text:span text:style-name="T6">cerne supercrescens , crustosum, siccum , fluens,<text:line-break/>fubpascens, callosum, fistulosum, mydesis, phyma, dothierr,<text:line-break/>therminthes, phygethlon, chalaza, phagedaena; phlyctides,<text:line-break/>carbunculi, epinyctides, erysipelas, herpetes. Mammillas<text:line-break/>peculiariter, tum naturaliter 'flexus utriusque vexdht.car-.<text:line-break/>cinomata. Quamlibet corporis partem impetunt caicino-<text:line-break/>ma occultum, carcinoma ulceratum, therioma. Inguina<text:line-break/>bubones .simplices; phymata purulenta • invadunt. Genti<text:line-break/>gonyalgiae, rheumatismi, tophi. Poplites steatomata, ah-<text:line-break/>kyle. Tibiam varices. Suram’ scirrhoma, chironia ul-<text:line-break/>cera. Summam pedis partem nigredines, necrosis, po- -<text:line-break/>dagra, fistulae. Calcem fquainae.</text:span></text:p>
      <text:h text:style-name="Heading_20_2" text:outline-level="2">Cap. XVIll.</text:h>
      <text:p text:style-name="P271"><text:span text:style-name="T19">[ De cutis affectibus. ] </text:span><text:span text:style-name="T6">Cutem' Totius-<text:line-break/>que corporis partes exagitant lepra, plora, alphus albus,<text:line-break/>• alphus niger, leuce, impetigo simplex, impetigo sera, ira-</text:span></text:p>
      <text:p text:style-name="P8"><text:span text:style-name="T6">contiasis, </text:span><text:span text:style-name="T6">acrochordones</text:span><text:span text:style-name="T6">, </text:span><text:span text:style-name="T6">thymi, mynneclae, clavi, calli.<text:line-break/></text:span><text:span text:style-name="T6">Quaedam horum </text:span><text:span text:style-name="T6">ex podagra et articulari morbo, quaedam<text:line-break/></text:span><text:span text:style-name="T6">ex fele oriuntur. Sedem </text:span><text:span text:style-name="T6">afficiunt </text:span><text:span text:style-name="T6">haemorrhoides caecae,<text:line-break/>fissurae, procidentia, condylomata, pylides. Advenit etiam<text:line-break/>tuti vulvae procidentia, cum in exteriora procidit. Scro-<text:line-break/>tum habent enterocele, ciriocele, epiplocele, farcocele,<text:line-break/>porocele, steatocele. Totius corporis ossa patiuntur cariem,<text:line-break/>fphacelum, fracturam sine vulnere vel cum vulnere, ec-<text:line-break/>byrfosin. Fracturarum differentiae quinque funt. Prima<text:line-break/>fchidacedon facta, per rectitudinem; altera per transver-<text:line-break/>sum , cauledon. Tertia raphani in morem, raphanedon.<text:line-break/>Quarta caryedon, in modum nucis. Postremo alphitedon<text:line-break/>in speciem farinae. Nigrescunt interdum ossa in fracturis<text:line-break/>interdum fine his. Articulis omnibus accidunt paragoge,<text:line-break/>e sede propria motio, luxatio, intertrigo; colligatio, poro-<text:line-break/>fis, rheumatismi, distentio commissurarum.</text:span></text:p>
      <text:h text:style-name="Heading_20_2" text:outline-level="2">Cap. XIX.</text:h>
      <text:p text:style-name="P271"><text:span text:style-name="T19">[De chirurgiae speciebus.j</text:span><text:span text:style-name="T6"> Chirurgia<text:line-break/>est alieni, ut proprie vocant, </text:span><text:span text:style-name="T6">per </text:span><text:span text:style-name="T6">incisiones concinnatio-<text:line-break/>nesque cum via quadam et ratione ablatio: ad haec vul- </text:span><text:span text:style-name="T6">.</text:span></text:p>
      <text:p text:style-name="P8"><text:span text:style-name="T6">nerum atque ulcerum curatio: quae in corpore humano<text:line-break/>administratur. Primariae ejus actiones duae funt, com-<text:line-break/>positio et divisio. Harum rursus multae funt species.<text:line-break/>Compositionis quidem fractorum ossium synthetifmus et<text:line-break/>deligatio, arthrembolum luxatorum, intestinorum quae pro-<text:line-break/>ciderunt taxis, ad haec vulvae et recti intestini. Gestror-<text:line-break/>raphia. Curtorum epagoge, ut in naribus, labris atque<text:line-break/>auribus. Diaerescos fpecies, simplex incisio, periaeresis,<text:line-break/>hypospathifrnus, periscythifinus , angeiologia, eccope, ad-<text:line-break/>ustio, rasio, limatio, sectio per serram. Simplici sectione<text:line-break/>in abscessibus universis utimur. Dividendum vero mem-<text:line-break/>brum est recta linea, non transversa. Periaeresi locus est<text:line-break/>in alis, inguinibus, naribus et ano instar myrti adhibi-<text:line-break/>tae. Hypufpathismo in fronte, cum oculi fluunt. Peri-<text:line-break/>scythismo in sincipite et colis pellicula, quam praeputium<text:line-break/>vocant, nigricante, Eccope in membris nigrescentibus et<text:line-break/>capitis fracturis. In omnibus autem, quae ad osta perti-<text:line-break/>nent, aliisque'multis ustio, rasio, limatio, ferrae usus utiles</text:span></text:p>
      <text:p text:style-name="P8"><text:span text:style-name="T6">sunt. Ustio candentia </text:span><text:span text:style-name="T6">ferramenta requirit, proprie in </text:span><text:span text:style-name="T6">iis<text:line-break/>jam'malis omnibus, quae </text:span><text:span text:style-name="T6">depascuntur </text:span><text:span text:style-name="T6">et oculis rheumati-<text:line-break/>cis-, coxis vel etiam interioribus. Etenim in tabidis can-<text:line-break/>dentia ferramenta assumuntur et in lienosis: tum in bra-<text:line-break/>chiis, quae in alam, excidere consueverunt: insuper in<text:line-break/>aegilope, in nigricantibus vel iis quae resecantur, propter-<text:line-break/>_ea quod aperiuntur vasa: postremo in aliis sanguinis'pro-<text:line-break/>fluxionibus. Haec itaque in capite consistunt, quibus ma-<text:line-break/>nus auxiliantur. Fracturarum autem capitis genera sunt<text:line-break/>quinque: rhogme, engifoma, ecpiesiua, apocherna et cama-<text:line-break/>rosis. Nonnullorum sententia additur et lexta, trichiasis,<text:line-break/>per summa ossium iusculptio. Hydrocephalon quatuor<text:line-break/>species obtineri- </text:span><text:span text:style-name="T19">unam</text:span><text:span text:style-name="T6"> cum intra cerebrum et meningem<text:line-break/>humor sublidet: alteram, cum inter meningem et ossa:<text:line-break/>tertiam, cum intra os et pericranium i reliquam ubi os et<text:line-break/>cutem interlaceti Cicca cutem oriuntur meliceris, athe-<text:line-break/>roma et extrinsecus alopeciasis. Itaque alopecias laniamus :<text:line-break/>meliceridas et atheromata myrti modo vel simpliciter surn-</text:span></text:p>
      <text:p text:style-name="P11"><text:span text:style-name="T19">i •</text:span></text:p>
      <text:p text:style-name="P9"><text:span text:style-name="T6">mam cutem dividentes, deinde tunicas digitis avellentes,<text:line-break/>cum ipsis humoribus, </text:span><text:span text:style-name="T6">qui </text:span><text:span text:style-name="T6">infunt, </text:span><text:span text:style-name="T6">auferimus. \ </text:span><text:span text:style-name="T6">Hydroce-<text:line-break/>phalon fub cute et pericranio duabus vel tribus rectis<text:line-break/>lineis incidentes evacuamus. Quod fub ossibus est, exci-<text:line-break/>dimus. Quod tandem intra meningem cerebrumque in-<text:line-break/>cidit, insanabile est. Omnis fracturarum calvariae species,<text:line-break/>excisione administratur, exciforibus id, quod in ossibus<text:line-break/>fractum est, auferentibus. Veteres igitur modiolis per<text:line-break/>circumversionem secantes ipsa excidebant. Posteri iere-.<text:line-break/>bris usi sunt, aegros in fedile, tum sectores collocantes.<text:line-break/>Hac' tempestate exciforibus tantum sedem exhibent. Ex<text:line-break/>oculorum vitiis haec manus praesidium expetunt, trichia-<text:line-break/>sis, hydatides, encanthides, ungues, staphylomata, fuffu-<text:line-break/>siones, fluores diuturni et excedentes, palpebrarum calculi,<text:line-break/>coagmentatio oculos ambientium in idem, aegilops. Pal-'<text:line-break/>pebras itaque relaxatas consuimus, fasciolam ah ipsis au-<text:line-break/>ferentes, quantam commenfuratio juxta palpebrarum figu-<text:line-break/>rain postulat. In palpebris ncn relaxatis pilos per acum</text:span></text:p>
      <text:p text:style-name="P9"><text:span text:style-name="T41">Λ </text:span><text:span text:style-name="T41">- /<text:line-break/></text:span><text:span text:style-name="T6">illaqueamus. Hydatidas singulatlui tollimus. Encanthides,<text:line-break/>ungues et stapbylomata praecidimus, et auferimus. Sta-<text:line-break/>pbylomata quidem filo transmisso ablaqueantes. Ungues<text:line-break/>et encanthidas vel Iino vel hamulo attrahimus. Suffu-<text:line-break/>siones deducimus pungentes circa irim ex minori angulo,<text:line-break/>donec acus penetrari! et loco vacuo excipiatur; deinde<text:line-break/>per obliquum ad iridem perducentes fumma ejus parte<text:line-break/>compactum circa pupillam humorem deducimus, deligan-<text:line-break/>tes et stringentes, ut non aspiciat. Hypospathilmus, pe-<text:line-break/>rifcythifmus et angeiologia fluorem sistunt. Hypofpathifmus<text:line-break/>itaque tribus fit supra frontem divisionibus. Deinde lato<text:line-break/>specillo per corpora quae interlucent transmisso. Periscy-<text:line-break/>thismus est, quum transversis lineis, coronae modo frons<text:line-break/>secatur. Altera ipsius parte paulo Iuperius</text:span><text:span text:style-name="T6">, </text:span><text:span text:style-name="T6">quam tem-<text:line-break/>pora sunt, quaedam triangula amputantur,- litterae </text:span><text:span text:style-name="T19">A</text:span><text:span text:style-name="T6"> suni-'<text:line-break/>lia. Angeiologia perficitur vasis latentibus a tempore ad</text:span></text:p>
      <text:p text:style-name="P9"><text:span text:style-name="T6">tempus in profundum divisis. PaIpebrarum calculis me-<text:line-break/></text:span><text:span text:style-name="T6">dernur </text:span><text:span text:style-name="T6">magna ipsarum divisione, qua lapides integre aufe-<text:line-break/>rimus. Concinnatas palpebras scalpello aperientes subjectis<text:line-break/>linamentis diducimus. Aegilopas ad os usque excidentes<text:line-break/>ferramentis candentibus adurimus. Sunt autem qui loco<text:line-break/>ferramentorum candentium terebra os ferant usque ad<text:line-break/>nares. Polypum, qui in naribus nascitur, angusto spe-<text:line-break/>cillulo ab osse resolvimus et raforio cultello postea radi-<text:line-break/>ces abradimus; Ozaenae raro ad sanitatem perducuntur:<text:line-break/>curatio vero earum lu iisdem versatur. In ore epulidas<text:line-break/>et parulidas dividimus,'ubi suppuratio fe ostenderit. Uvas<text:line-break/>demissas sive collapsas nimium incidimus, volsella pre-<text:line-break/>hehsientes. Dentes eximimus scarificatione circa eos facta.<text:line-break/>Adeuas excedentes naturam in tonsillis adversis planis<text:line-break/>amputamus. In cervice steatomata et strumas, cute divifa<text:line-break/>et digitis avulsa, tum vasorum complexu dissoluto tolle-<text:line-break/>mus. Ganglia, quae in metacarpiis magna ex parte eve-<text:line-break/>niunt et mulieribus lana victum quaeritantibus, plerumque</text:span></text:p>
      <text:p text:style-name="P9"><text:span text:style-name="T6">extendimus, inierim ceratis mollita curamus. In aliis<text:line-break/>phymata et flrurnas praecidimus: similiter in luguinlbus.<text:line-break/>Abscessus in spatio intercostali dividentes non universim,<text:line-break/>fed moderate- paulatimque puris excretionem molimur.<text:line-break/>Sunt et qui medicamentis aridis, scindant simul et adurant<text:line-break/>eos. Carcinomata in multis corporis partibus, maxime<text:line-break/>circa mammas oriuntur. Praecidimus ubicunque fuerint<text:line-break/>et ferramentis peruruntur non admodum ignitis. Non de-<text:line-break/>sunt qui raforiis ferramentis ignitis simul locantibus et<text:line-break/>adurentibus utuntur. Exomphali omnes quibus umbilicus<text:line-break/>exuberat, appellantur. Differentia triplici comprehendun-<text:line-break/>tur, quidam enim pneumatomphali. Alii , enteromphali.<text:line-break/>Reliqui hydromphali. Omnes differentiae manu sanantur,<text:line-break/>lino duplici per acum immisso et umbilico circumstrictu.<text:line-break/>Hydropicos paululum sub umbilico a sinistris pungimus,<text:line-break/>ferro instar myrti facto , donec inania penetraverit. Ap-<text:line-break/>pellatum duplex curatio, horum, qui intrinsecus excorian-</text:span></text:p>
      <text:p text:style-name="P9"><text:span text:style-name="T6">tur, illorum, qni extrinfecus orbiculatim in summa cute<text:line-break/>dividuntur; ut praeputium intus attrahatur. Qui per an-<text:line-break/>gustias praeputii exerere glandem nequeunt, summa ejus<text:line-break/>pellicula quantum licet retracta, dein callis,, qui in con-<text:line-break/>spectum prodeunt, scaIpello per summa avulsis curantur.<text:line-break/>Hypofpadei sunt, qui ex generatione minae iter inferius<text:line-break/>sub dicto cane habent: curantur autem suinma glande<text:line-break/>perforata et canaliculo immisso. Qui dicuntur atreti, sive<text:line-break/>foramen habeant tenue, sive nullum omnino, auxilium<text:line-break/>capiunt hoc pacto: acuto specilli immisso adaperimus, deinde<text:line-break/>digitum submittentes undique absolvimus. Lapides in ve-<text:line-break/>sica habentes secamus, calculum in vesicae collum adigen-<text:line-break/>tes, qui rei incidendae supponitur, lapide utentes, IemeI<text:line-break/>superjacentes particulas dividimus et instrumento Iapidi<text:line-break/>excipiendo idoneo calculum auferimus. Quoquo modo<text:line-break/>factos rhyadicos, fi magnus callus fuerit, praecidendo<text:line-break/>ipsum curamus. Quibus urina propter copiam non reddi-</text:span></text:p>
      <text:p text:style-name="P9"><text:span text:style-name="T6">tur, vesica distenta, ut remittere se nequeat, per cathetera<text:line-break/>urinam elicimus. Porro huic instrumento ad Romanae Ii-<text:line-break/>terae S figuram facto, quod in urinae iter usque ad ve-<text:line-break/>sicam demittitur, inditur filum, quod in summo habens<text:line-break/>lanae paululum procumbens, urina madefactum, deinde<text:line-break/>foras extrahitur, quod urina tanquam ducem viae sequito.<text:line-break/>Tumorum qui scroto accidunt septem species sunt, hy-<text:line-break/>drocele, porocele, steatocele, sarcocele, epiplocele, cirso-<text:line-break/>cele, enterocele. A quibusdam hae complicatae adduntur,<text:line-break/>hydrenterocele, sarcoepiplocele. In his qui hydrocele la-<text:line-break/>borant, scrotum diducendum est et ubi maxime venosum<text:line-break/>est, inventaque tunica, humorem ea comprehensum </text:span><text:span text:style-name="T19">eva-<text:line-break/>cuare</text:span><text:span text:style-name="T6"> oportet et tunicae supervacanea auferre: in quibus<text:line-break/>sine tunica est, excernere humores sufficit. Steatocelas et<text:line-break/>porocelas similiter sinistra manu scrotum extendentes se-<text:line-break/>care convenit, postea in fuperficie diducere, 'donec adipi<text:line-break/>vel callo vel alii cuicunque incidamus et hoc. auferamus.</text:span></text:p>
      <text:p text:style-name="P9"><text:span text:style-name="T6">Pari modo farcocelici tractantur. Oportet autem subja-<text:line-break/>centem carnem albicantem praecidere, rubram excoriare<text:line-break/>et detrahere, ac tunc reliquias adimere expedit. In cir-<text:line-break/>socelis extendes varicem hamulo </text:span><text:span text:style-name="T6">in </text:span><text:span text:style-name="T6">superficie divisum, ex-<text:line-break/>ceptumque avelles, relicta ceu digiti parvi latitudine, re-<text:line-break/>liquum extensum abieca. Cura vero non mediocris adhi-<text:line-break/>benda est in illis complicatis cremesteribus • et testiculis.<text:line-break/>Enterocelicos et epiplocelicos </text:span><text:span text:style-name="T6">ita </text:span><text:span text:style-name="T6">secamus,'reprimentes in-<text:line-break/>testinum vel omentum diligenter, mox seminarium rnea-<text:line-break/>tum auferemus quam fieri poterit commode: sic minus<text:line-break/>peritonaeum attrahentes et-laqueo excipientes praecidimus.<text:line-break/>Haemorrhoides lino duplici per ipsarum bales traducentes<text:line-break/>constrlugentesque post horas duas abscindimus. Fistula-<text:line-break/>rum nonnullae perforatae non sunt, os tantum habentes.<text:line-break/>Quaedam perforatae vel intus in anum vel extrinsecus.<text:line-break/>In perforatis in anum specillum immittes, mox digitum<text:line-break/>in sudem inferes, intestinum attrahes mucrone specilli,</text:span></text:p>
      <text:p text:style-name="P9"><text:span text:style-name="T6">idque amputabis, ab inferiore loco incipiens, similiter </text:span><text:span text:style-name="T6">et<text:line-break/></text:span><text:span text:style-name="T6">in exterioribus ani. In non perforatis specilli acumine<text:line-break/>omnes sanas particulas penetrare convenit. Sunt qui loco<text:line-break/>recisicnis praecisionisque partium foramina interjacentium<text:line-break/>lino byssino in summitate specilli converso divisa avellunt,<text:line-break/>intermedias partes quotidie circumtendentes fila amputant<text:line-break/>et callum mollientes medicamento Aegyptio cicatricem </text:span><text:span text:style-name="T6">in-<text:line-break/></text:span><text:span text:style-name="T6">ducunt. Hic. modus primum ab Hippocrate conscriptus<text:line-break/>esu Varices in cruribus primum extrinsecus incisuris per<text:line-break/>totum insignitos, deinde inclinantes summa cute prehensa,<text:line-break/>ipsam primam dividimus et mox hamulo attractum vari-<text:line-break/>cem illigamus, quo post omnes divisiones facto vel vari-<text:line-break/>cum extractorio instrumento eximimus summa discinden-<text:line-break/>tes. vel bicipiti specillo exceptum lino per ipsius ventri-<text:line-break/>culum secundum eversionem extrahimus. Dracontis vari-<text:line-break/>cibus similia funt, magnum vero dolorem, dum paululum<text:line-break/></text:span><text:span text:style-name="T6">prominentes </text:span><text:span text:style-name="T6">moventur, concitant. Oportet autem divisu.</text:span></text:p>
      <text:p text:style-name="P9"><text:span text:style-name="T6">ut </text:span><text:span text:style-name="T6">varicibus, summam cutem detrahere </text:span><text:span text:style-name="T6">sicque praecidere.<text:line-break/>Clavos, callos;acrochordonas, thymos, myrmecias excin-<text:line-break/>dentes adurimus vel pscrico illinimus. Curta in naribus,<text:line-break/>auribus, oculis hoc modo ad naturalem habitum resti-<text:line-break/>tuuntur: labra scalpello undique deradentes cruentamus,<text:line-break/>deinde adducentes densius suimus</text:span><text:span text:style-name="T6">: </text:span><text:span text:style-name="T6">juxta maxillas autem<text:line-break/>ex utroque labrorum extremo, qua invicem coeunt, intus<text:line-break/>et extrinsecus dividimus distendimusque volsellis, ne caro ’<text:line-break/>inde relaxetur. Quae auribus vel naribus curta accidunt,<text:line-break/>quum fuerit cartilago divisa, producere aliam convenit,<text:line-break/>sicque consuere lanae filo.</text:span></text:p>
      <text:h text:style-name="Heading_20_2" text:outline-level="2">Cap. XX.</text:h>
      <text:p text:style-name="P271"><text:span text:style-name="T19">[ De artubus confractis partibusque </text:span><text:span text:style-name="T48">α<text:line-break/></text:span><text:span text:style-name="T19">suo articulo dimotis.] Fracti</text:span><text:span text:style-name="T6"> artus ex distentione qui-<text:line-break/>dem in rectum restituuntur: ex deligatura callo obducun-<text:line-break/>tur. Calvariae ergo fractiones quot modis accidant et<text:line-break/>quomodo curentur, diximus. Et si in faciem fractura<text:line-break/>contingat, ut in capite fanare convenit, osse quod asse-</text:span></text:p>
      <text:p text:style-name="P9"><text:span text:style-name="T6">ctum est exciso. Sciendum autem est quae osta fracta<text:line-break/>curationem non recipiant. Si igitur nares confractae<text:line-break/>sunt, non recte possunt restitui. Aurem etiam frangi scri-<text:line-break/>bit Hippocrates, quoniam et cartilago imitatur os, aeger-<text:line-break/>rirneque in pristinam figuram reducitur. Verum si ex pa-<text:line-break/>lato fracturam accipiant nares, simae, ut inquit, evadunt<text:line-break/>et insanabiles; Porro si clavicula frangatur vel jugulum<text:line-break/>vel costa aliqua, et haec frequenter resarciri non possunt.<text:line-break/>Epithemata in jugulo adhibenda sunt, ipfumqne ah ala<text:line-break/>ad alam deligandum est. Caeterum si quod majorum<text:line-break/>membrorum fractum sit vel minorum partium aliqua, ut<text:line-break/>digitorum nodi vel ossa cerpi vel metacarpir vel tersi,<text:line-break/>omnia quidem in magna fnrsta cauledon vel raphanedon<text:line-break/>et schidacedon franguntur: in minuta caryedon veI alphi-<text:line-break/>tedon. Omnia ergo fracta deligantes extendentesque ad-<text:line-break/>modum vehementer et valide diducere et multum invi-<text:line-break/>cem feparare oportet, ut justum situm pristinamque figu-<text:line-break/>ram recipiant. Non autem in rectum omnia restitui de-</text:span></text:p>
      <text:p text:style-name="P9"><text:span text:style-name="T6">bent, sed ad proximi cui cohaerent membri figuram.<text:line-break/>At si os rectum sit, in rectum:-si obliquum vel alio quo-<text:line-break/></text:span><text:span text:style-name="T19">vis</text:span><text:span text:style-name="T6"> modo curvum, simili modos Modus autem deligatio-<text:line-break/>nis ad omnia praeparandae hic esu Fascia est linteis ve-<text:line-break/>teribus facienda, quae tum latitudine, tum magnitudine<text:line-break/>membro respondeat. Latitudine quidem in maximis digi-<text:line-break/>torum quatuor vel quinque, lu tenuioribus non minus<text:line-break/>digitorum trium. Delibationis haec ratio. Prima fascia<text:line-break/>ter nobis in fractura' sursum versus fertur, ut plurimum.<text:line-break/>Altera dimidio longior ab eodem loco incipit, evarianti-<text:line-break/>bus deligationihus deorsum quidem tribuitur, fed ad supe-<text:line-break/>riora reducitur: irrigari hydrelaeo vel oenelaeo vel gly-<text:line-break/>celaeo adusque triduum expedit; post ceratu diluto et li-<text:line-break/>quido, ut oleum crassum rideatur. Verum fascia ita pare-<text:line-break/>tur ut non nimium premat, ne membrum emoriatur, fed<text:line-break/>quoad adjacet apteque adhaereat; neque sit laxa, ut con-<text:line-break/>tineat et repellat influxus, ne oboriatur inflammatio. Post<text:line-break/>splenia triplicia quadnipliciaque adhibeantur, quae artus</text:span></text:p>
      <text:p text:style-name="P9"><text:span text:style-name="T6">crassitiem </text:span><text:span text:style-name="T6">impleant: </text:span><text:span text:style-name="T6">quo nec </text:span><text:span text:style-name="T6">sibi </text:span><text:span text:style-name="T6">mutuo incidant., nec dif-<text:line-break/>fidentes intervallum relinquant. </text:span><text:span text:style-name="T6">Ab </text:span><text:span text:style-name="T6">his fascis convenit<text:line-break/>triplex, quae a fractura </text:span><text:span text:style-name="T6">deorsum </text:span><text:span text:style-name="T6">veniens sursum feratur,<text:line-break/>ibique finiat. Solutiones membri primae - tertio - quoque<text:line-break/>die faciendae: post feptimnm vero diebus intermissis plu-<text:line-break/>ribus, prout necessitas exiget. Inde licebit ferulas circum-<text:line-break/>ponere; fed ita ut ad ultimam fasciam lana apponatur et<text:line-break/>ex intervallis ferulae collocentur, quum membrum ab in-<text:line-break/>flammatione est prorsus immune, curva ipsarum parte ex-<text:line-break/>trinsecus sublata, leni autem intus deligatione injecta;<text:line-break/>quibus fuperligabuntur vel chordulae vel nauticum filum.<text:line-break/>In fracturis cum vulnere pro his omnibus splenia dupli-<text:line-break/>cia vel triplicia facientes per fingula crassitiem membri<text:line-break/>circularim implebimus, ut termini ipsius invicem incum-<text:line-break/>bentes separentur, totumque .membrum his contineatur.<text:line-break/>Primum sane ex praedictis imposita madida esse convenit i<text:line-break/>deinde lanas propofitas et fascias post lanas habere per<text:line-break/>subjectum sedem canalis aperti. Maxime is modus deli-</text:span></text:p>
      <text:p text:style-name="P9"><text:span text:style-name="T6">gationis confert iis, quae </text:span><text:span text:style-name="T6">alphitedon </text:span><text:span text:style-name="T6">fracta </text:span><text:span text:style-name="T6">funt cum vul-<text:line-break/>neribus et multa contusioneonuscuIorum, in quibus etiam<text:line-break/>linamenta liquoribus competentibus madentia imponenda<text:line-break/>funt. Linamentorum sunt .quinque species, aliud flexile,<text:line-break/>aliud rasile, aliud vulloriumr aliud lucernarium, aliud<text:line-break/>priapsscotum appellant, ;.in luxatis vero distentione qui-<text:line-break/>dem antecedente opus est:- repositio pro quolibet membro<text:line-break/>propria assumitur': omnia lu Hippoeratico fubsellio resti-<text:line-break/>tuuntur, simul es tensa :et commissa-. Caput luxatur, nam<text:line-break/>prima cervicis vertebra icbarctatur ad fecundam. Maxilla<text:line-break/>inferior ex jugali-, quod esu ad malas, excidit j solis.autem<text:line-break/>manibus in sedem fuam, compellitur, hinc illincque ad<text:line-break/>superiorem adducta. Humerus lu alam tantum excidit,<text:line-break/>capitulo rotundo et leniter rcavo, cum distensione in se-<text:line-break/>dem reducitur. Sunt et j aliae </text:span><text:span text:style-name="T19">inferiores,</text:span><text:span text:style-name="T6"> quas palaestricas<text:line-break/>nominant. Quatuor sunt excisionum cubiti differentiae;<text:line-break/>una ad intra, altera ad extra, tertia ad anteriora, quarta<text:line-break/>ad posteriora. Cubitus in</text:span><text:span text:style-name="T26">;</text:span><text:span text:style-name="T6"> omnes quatuor partes excidere</text:span></text:p>
      <text:p text:style-name="P269"><text:span text:style-name="T6">"A*<text:tab/></text:span><text:span text:style-name="T6">-<text:tab/>s a. </text:span><text:span text:style-name="T41">1ί&gt; </text:span><text:span text:style-name="T69">it.it<text:tab/></text:span><text:span text:style-name="T48">Ί</text:span></text:p>
      <text:p text:style-name="P11"><text:span text:style-name="T6">potest: si' in exteriorem"interioremve, cum distensione<text:line-break/>dimota assa sic reponimus ; fi ineptiorem vel posteriorem,<text:line-break/>flue distensione restituimus; namthaec ex subita inflexione'<text:line-break/>quodam imposito flexurae cubiti consistit: illa extensione<text:line-break/>vehementiori.- Carpus et-metacarpimn, ad haec digiti lu-<text:line-break/>xati,. modica distenfione feponuntur.. Quaevis spinae </text:span><text:span text:style-name="T6">per-<text:line-break/></text:span><text:span text:style-name="T6">versio, curvitas et inclinatio </text:span><text:span text:style-name="T6">;et: </text:span><text:span text:style-name="T6">distorsio instaurari non<text:line-break/>possunt.. Eemur ad coxas vel, lutro ad peritonaeum, ut<text:line-break/>extra ad oppositam partem prolatatur, retro ad clunes et<text:line-break/>ante in inguina, atque hae quasuor differentiae immedica-<text:line-break/>biles. Genu quoque crebro in exteriorem partem prola-<text:line-break/>bitur.et facile ex flexura restituitur : minus in interiora<text:line-break/>excidit, redi tque multo rarius in .posteriora, in anteriora<text:line-break/>nunquam: • quippe ossa propter, patellam, quae continet<text:line-break/>(nisi et ipsa fracta fuerit) nullo tempore elabuntur. Talus<text:line-break/>modice prolapsus aegre restituitur. Si magna fit luxatio<text:line-break/>et violenta, ne sustinet quidem instaurationem. Periculosa</text:span></text:p>
      <text:p text:style-name="P270"><text:span text:style-name="T6">V<text:tab/></text:span><text:span text:style-name="T6">*</text:span></text:p>
      <text:p text:style-name="P9"><text:span text:style-name="T6">enim nimis et si cum vulnere accidit. In digitis nihil<text:line-break/>ultra fieri' debet quam quod in iis, qui funt in manu,<text:line-break/>positum esu Omnes vero coagmentationum eorum sepa-<text:line-break/>rationes, ut in facie, cubito et radio, tibia et fura, me-<text:line-break/>tacarpio, tarfo, in veterem figuram restituuntur. Porro<text:line-break/>quae membra nigrescunt veL depascuntur, sive ex fractu-<text:line-break/>ris sive violenta astrictione, tota saepe resecamus. Simi-<text:line-break/>liter in iis facimus, quos venenatae serae momorderunt,<text:line-break/>mox: ferramentis prope candentibus pastionem sistimus, post<text:line-break/>ferramenta, porro viridi cum sale illinimus. Deinde ubi<text:line-break/>crustae ablatae fuerint, tanquam ulcera curamus. Vene-<text:line-break/>natorum morsus neque cito ad cicatricem ducimus, sed<text:line-break/>frequentius ulcera diu stillare in iis curam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4</dc:title>
    <meta:initial-creator>Galien</meta:initial-creator>
    <dc:date>2021-10-31T15:08:31.766642823</dc:date>
    <meta:editing-duration>PT7M52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797" meta:paragraph-count="2084" meta:word-count="106717" meta:character-count="747880" meta:non-whitespace-character-count="643229"/>
  </office:meta>
</office:document-meta>
</file>